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Verdana" svg:font-family="Verdana"/>
    <style:font-face style:name="Tahoma" svg:font-family="Tahoma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Arial" style:font-name-asian="Arial" style:font-name-complex="Arial" fo:font-size="8pt" style:font-size-asian="8pt" style:font-size-complex="8pt"/>
    </style:style>
    <style:style style:name="ce3" style:family="table-cell" style:parent-style-name="Default" style:data-style-name="N0">
      <style:table-cell-properties fo:background-color="transparent"/>
      <style:text-properties style:font-name="Arial" style:font-name-asian="Arial" style:font-name-complex="Arial" fo:font-size="8pt" style:font-size-asian="8pt" style:font-size-complex="8pt"/>
    </style:style>
    <style:style style:name="ce4" style:family="table-cell" style:parent-style-name="Komma" style:data-style-name="N36">
      <style:text-properties style:font-name="Arial" style:font-name-asian="Arial" style:font-name-complex="Arial" fo:font-size="8pt" style:font-size-asian="8pt" style:font-size-complex="8pt"/>
    </style:style>
    <style:style style:name="ce5" style:family="table-cell" style:parent-style-name="Default" style:data-style-name="N0">
      <style:table-cell-properties fo:border-top="2pt solid #000000" fo:border-bottom="none" fo:border-left="2pt solid #000000" fo:border-right="2pt solid #000000"/>
      <style:text-properties style:font-name="Arial" style:font-name-asian="Arial" style:font-name-complex="Arial" fo:font-size="8pt" style:font-size-asian="8pt" style:font-size-complex="8pt"/>
    </style:style>
    <style:style style:name="ce6" style:family="table-cell" style:parent-style-name="Standaard_32_2" style:data-style-name="N0">
      <style:table-cell-properties fo:border-top="2pt solid #000000" fo:border-bottom="2pt solid #000000" fo:border-left="2pt solid #000000" fo:border-right="none" style:vertical-align="automatic" fo:wrap-option="wrap" fo:background-color="#D8D8D8"/>
      <style:text-properties style:font-name="Arial" style:font-name-asian="Arial" style:font-name-complex="Arial" fo:font-size="8pt" style:font-size-asian="8pt" style:font-size-complex="8pt"/>
    </style:style>
    <style:style style:name="ce7" style:family="table-cell" style:parent-style-name="Default" style:data-style-name="N0">
      <style:table-cell-properties fo:border-top="2pt solid #000000" fo:border-bottom="2pt solid #000000" fo:border-left="none" fo:border-right="none" style:vertical-align="automatic" fo:wrap-option="wrap" fo:background-color="#D8D8D8"/>
      <style:text-properties style:font-name="Arial" style:font-name-asian="Arial" style:font-name-complex="Arial" fo:font-size="8pt" style:font-size-asian="8pt" style:font-size-complex="8pt"/>
    </style:style>
    <style:style style:name="ce8" style:family="table-cell" style:parent-style-name="Komma" style:data-style-name="N36">
      <style:table-cell-properties fo:border-top="2pt solid #000000" fo:border-bottom="2pt solid #000000" fo:border-left="none" fo:border-right="2pt solid #000000" style:vertical-align="automatic" fo:wrap-option="wrap" fo:background-color="#D8D8D8" style:repeat-content="false"/>
      <style:paragraph-properties fo:text-align="end" fo:margin-right="0cm"/>
      <style:text-properties style:font-name="Arial" style:font-name-asian="Arial" style:font-name-complex="Arial" fo:font-size="8pt" style:font-size-asian="8pt" style:font-size-complex="8pt"/>
    </style:style>
    <style:style style:name="ce9" style:family="table-cell" style:parent-style-name="Standaard_32_2" style:data-style-name="N0">
      <style:table-cell-properties fo:border-top="none" fo:border-bottom="2pt solid #000000" fo:border-left="2pt solid #000000" fo:border-right="none" style:vertical-align="automatic" fo:wrap-option="wrap" fo:background-color="#D8D8D8" style:repeat-content="false"/>
      <style:paragraph-properties fo:text-align="end" fo:margin-right="0cm"/>
      <style:text-properties style:font-name="Arial" style:font-name-asian="Arial" style:font-name-complex="Arial" fo:font-size="8pt" style:font-size-asian="8pt" style:font-size-complex="8pt"/>
    </style:style>
    <style:style style:name="ce10" style:family="table-cell" style:parent-style-name="Standaard_32_2" style:data-style-name="N0">
      <style:table-cell-properties fo:border-top="none" fo:border-bottom="2pt solid #000000" fo:border-left="none" fo:border-right="none" style:vertical-align="automatic" fo:wrap-option="wrap" fo:background-color="#D8D8D8" style:repeat-content="false"/>
      <style:paragraph-properties fo:text-align="end" fo:margin-right="0cm"/>
      <style:text-properties style:font-name="Arial" style:font-name-asian="Arial" style:font-name-complex="Arial" fo:font-size="8pt" style:font-size-asian="8pt" style:font-size-complex="8pt"/>
    </style:style>
    <style:style style:name="ce11" style:family="table-cell" style:parent-style-name="Default" style:data-style-name="N0">
      <style:table-cell-properties fo:border-top="none" fo:border-bottom="2pt solid #000000" fo:border-left="none" fo:border-right="none" style:vertical-align="automatic" fo:wrap-option="wrap" fo:background-color="#D8D8D8" style:repeat-content="false"/>
      <style:paragraph-properties fo:text-align="end" fo:margin-right="0cm"/>
      <style:text-properties style:font-name="Arial" style:font-name-asian="Arial" style:font-name-complex="Arial" fo:font-size="8pt" style:font-size-asian="8pt" style:font-size-complex="8pt"/>
    </style:style>
    <style:style style:name="ce12" style:family="table-cell" style:parent-style-name="Default" style:data-style-name="N0">
      <style:table-cell-properties fo:border-top="none" fo:border-bottom="2pt solid #000000" fo:border-left="none" fo:border-right="2pt solid #000000" style:vertical-align="automatic" fo:wrap-option="wrap" fo:background-color="#D8D8D8" style:repeat-content="false"/>
      <style:paragraph-properties fo:text-align="end" fo:margin-right="0cm"/>
      <style:text-properties style:font-name="Arial" style:font-name-asian="Arial" style:font-name-complex="Arial" fo:font-size="8pt" style:font-size-asian="8pt" style:font-size-complex="8pt"/>
    </style:style>
    <style:style style:name="ce13" style:family="table-cell" style:parent-style-name="Default" style:data-style-name="N0">
      <style:table-cell-properties fo:border-top="none" fo:border-bottom="2pt solid #000000" fo:border-left="2pt solid #000000" fo:border-right="none" style:vertical-align="automatic" fo:wrap-option="wrap" fo:background-color="#D8D8D8" style:repeat-content="false"/>
      <style:paragraph-properties fo:text-align="end" fo:margin-right="0cm"/>
      <style:text-properties style:font-name="Arial" style:font-name-asian="Arial" style:font-name-complex="Arial" fo:font-size="8pt" style:font-size-asian="8pt" style:font-size-complex="8pt"/>
    </style:style>
    <style:style style:name="ce14" style:family="table-cell" style:parent-style-name="Default" style:data-style-name="N0">
      <style:table-cell-properties fo:border-top="none" fo:border-bottom="2pt solid #000000" fo:border-left="2pt solid #000000" fo:border-right="2pt solid #000000" style:vertical-align="automatic" fo:wrap-option="wrap" fo:background-color="#D8D8D8" style:repeat-content="false"/>
      <style:paragraph-properties fo:text-align="end" fo:margin-right="0cm"/>
      <style:text-properties style:font-name="Arial" style:font-name-asian="Arial" style:font-name-complex="Arial" fo:font-size="8pt" style:font-size-asian="8pt" style:font-size-complex="8pt"/>
    </style:style>
    <style:style style:name="ce15" style:family="table-cell" style:parent-style-name="Default" style:data-style-name="N0">
      <style:table-cell-properties style:vertical-align="automatic" fo:wrap-option="wrap"/>
    </style:style>
    <style:style style:name="ce16" style:family="table-cell" style:parent-style-name="Default" style:data-style-name="N0">
      <style:table-cell-properties fo:border-top="2pt solid #000000" fo:border-bottom="none" fo:border-left="2pt solid #000000" fo:border-right="none"/>
      <style:text-properties style:font-name="Arial" style:font-name-asian="Arial" style:font-name-complex="Arial" fo:font-size="8pt" style:font-size-asian="8pt" style:font-size-complex="8pt"/>
    </style:style>
    <style:style style:name="ce17" style:family="table-cell" style:parent-style-name="Default" style:data-style-name="N0">
      <style:table-cell-properties fo:border-top="2pt solid #000000" fo:border-bottom="none" fo:border-left="none" fo:border-right="none"/>
      <style:text-properties style:font-name="Arial" style:font-name-asian="Arial" style:font-name-complex="Arial" fo:font-size="8pt" style:font-size-asian="8pt" style:font-size-complex="8pt"/>
    </style:style>
    <style:style style:name="ce18" style:family="table-cell" style:parent-style-name="Standaard_32_2" style:data-style-name="N0">
      <style:table-cell-properties fo:border-top="2pt solid #000000" fo:border-bottom="none" fo:border-left="none" fo:border-right="none" style:vertical-align="automatic" fo:background-color="transparent"/>
      <style:text-properties style:font-name="Arial" style:font-name-asian="Arial" style:font-name-complex="Arial" fo:font-size="8pt" style:font-size-asian="8pt" style:font-size-complex="8pt"/>
    </style:style>
    <style:style style:name="ce19" style:family="table-cell" style:parent-style-name="Komma" style:data-style-name="N36">
      <style:table-cell-properties fo:border-top="2pt solid #000000" fo:border-bottom="none" fo:border-left="none" fo:border-right="2pt solid #000000" fo:background-color="transparent"/>
      <style:text-properties style:font-name="Arial" style:font-name-asian="Arial" style:font-name-complex="Arial" fo:font-size="8pt" style:font-size-asian="8pt" style:font-size-complex="8pt"/>
    </style:style>
    <style:style style:name="ce20" style:family="table-cell" style:parent-style-name="Komma" style:data-style-name="N37">
      <style:table-cell-properties fo:border-top="none" fo:border-bottom="none" fo:border-left="2pt solid #000000" fo:border-right="none"/>
      <style:text-properties style:font-name="Arial" style:font-name-asian="Arial" style:font-name-complex="Arial" fo:font-size="8pt" style:font-size-asian="8pt" style:font-size-complex="8pt"/>
    </style:style>
    <style:style style:name="ce21" style:family="table-cell" style:parent-style-name="Komma" style:data-style-name="N37">
      <style:text-properties style:font-name="Arial" style:font-name-asian="Arial" style:font-name-complex="Arial" fo:font-size="8pt" style:font-size-asian="8pt" style:font-size-complex="8pt"/>
    </style:style>
    <style:style style:name="ce22" style:family="table-cell" style:parent-style-name="Komma" style:data-style-name="N37">
      <style:table-cell-properties fo:background-color="#D8D8D8"/>
      <style:text-properties style:font-name="Arial" style:font-name-asian="Arial" style:font-name-complex="Arial" fo:font-size="8pt" style:font-size-asian="8pt" style:font-size-complex="8pt"/>
    </style:style>
    <style:style style:name="ce23" style:family="table-cell" style:parent-style-name="Komma" style:data-style-name="N37">
      <style:table-cell-properties fo:border-top="none" fo:border-bottom="none" fo:border-left="none" fo:border-right="2pt solid #000000" fo:background-color="#D8D8D8"/>
      <style:text-properties style:font-name="Arial" style:font-name-asian="Arial" style:font-name-complex="Arial" fo:font-size="8pt" style:font-size-asian="8pt" style:font-size-complex="8pt"/>
    </style:style>
    <style:style style:name="ce24" style:family="table-cell" style:parent-style-name="Komma" style:data-style-name="N37">
      <style:table-cell-properties fo:background-color="transparent"/>
      <style:text-properties style:font-name="Arial" style:font-name-asian="Arial" style:font-name-complex="Arial" fo:font-size="8pt" style:font-size-asian="8pt" style:font-size-complex="8pt"/>
    </style:style>
    <style:style style:name="ce25" style:family="table-cell" style:parent-style-name="Komma" style:data-style-name="N37">
      <style:table-cell-properties fo:border-top="none" fo:border-bottom="none" fo:border-left="2pt solid #000000" fo:border-right="2pt solid #000000" fo:background-color="#D8D8D8"/>
      <style:text-properties style:font-name="Arial" style:font-name-asian="Arial" style:font-name-complex="Arial" fo:font-size="8pt" style:font-size-asian="8pt" style:font-size-complex="8pt"/>
    </style:style>
    <style:style style:name="ce26" style:family="table-cell" style:parent-style-name="Default" style:data-style-name="N0">
      <style:table-cell-properties fo:border-top="none" fo:border-bottom="none" fo:border-left="2pt solid #000000" fo:border-right="none"/>
      <style:text-properties style:font-name="Arial" style:font-name-asian="Arial" style:font-name-complex="Arial" fo:font-size="8pt" style:font-size-asian="8pt" style:font-size-complex="8pt"/>
    </style:style>
    <style:style style:name="ce27" style:family="table-cell" style:parent-style-name="Standaard_32_2" style:data-style-name="N0">
      <style:table-cell-properties style:vertical-align="automatic" fo:background-color="transparent"/>
      <style:text-properties style:font-name="Arial" style:font-name-asian="Arial" style:font-name-complex="Arial" fo:font-size="8pt" style:font-size-asian="8pt" style:font-size-complex="8pt"/>
    </style:style>
    <style:style style:name="ce28" style:family="table-cell" style:parent-style-name="Komma" style:data-style-name="N36">
      <style:table-cell-properties fo:border-top="none" fo:border-bottom="none" fo:border-left="none" fo:border-right="2pt solid #000000" fo:background-color="transparent"/>
      <style:text-properties style:font-name="Arial" style:font-name-asian="Arial" style:font-name-complex="Arial" fo:font-size="8pt" style:font-size-asian="8pt" style:font-size-complex="8pt"/>
    </style:style>
    <style:style style:name="ce29" style:family="table-cell" style:parent-style-name="Default" style:data-style-name="N0">
      <style:table-cell-properties fo:border-top="none" fo:border-bottom="none" fo:border-left="2pt solid #000000" fo:border-right="none" fo:background-color="transparent"/>
      <style:text-properties style:font-name="Arial" style:font-name-asian="Arial" style:font-name-complex="Arial" fo:font-size="8pt" style:font-size-asian="8pt" style:font-size-complex="8pt"/>
    </style:style>
    <style:style style:name="ce30" style:family="table-cell" style:parent-style-name="Standaard_32_2" style:data-style-name="N0">
      <style:table-cell-properties fo:border-top="none" fo:border-bottom="none" fo:border-left="2pt solid #000000" fo:border-right="none" style:vertical-align="automatic" fo:background-color="transparent"/>
      <style:text-properties style:font-name="Arial" style:font-name-asian="Arial" style:font-name-complex="Arial" fo:font-size="8pt" style:font-size-asian="8pt" style:font-size-complex="8pt"/>
    </style:style>
    <style:style style:name="ce31" style:family="table-cell" style:parent-style-name="Default" style:data-style-name="N0">
      <style:table-cell-properties fo:border-top="none" fo:border-bottom="2pt solid #000000" fo:border-left="2pt solid #000000" fo:border-right="none"/>
      <style:text-properties style:font-name="Arial" style:font-name-asian="Arial" style:font-name-complex="Arial" fo:font-size="8pt" style:font-size-asian="8pt" style:font-size-complex="8pt"/>
    </style:style>
    <style:style style:name="ce32" style:family="table-cell" style:parent-style-name="Default" style:data-style-name="N0">
      <style:table-cell-properties fo:border-top="none" fo:border-bottom="2pt solid #000000" fo:border-left="none" fo:border-right="none"/>
      <style:text-properties style:font-name="Arial" style:font-name-asian="Arial" style:font-name-complex="Arial" fo:font-size="8pt" style:font-size-asian="8pt" style:font-size-complex="8pt"/>
    </style:style>
    <style:style style:name="ce33" style:family="table-cell" style:parent-style-name="Standaard_32_2" style:data-style-name="N0">
      <style:table-cell-properties fo:border-top="none" fo:border-bottom="2pt solid #000000" fo:border-left="none" fo:border-right="none" style:vertical-align="automatic" fo:background-color="transparent"/>
      <style:text-properties style:font-name="Arial" style:font-name-asian="Arial" style:font-name-complex="Arial" fo:font-size="8pt" style:font-size-asian="8pt" style:font-size-complex="8pt"/>
    </style:style>
    <style:style style:name="ce34" style:family="table-cell" style:parent-style-name="Komma" style:data-style-name="N36">
      <style:table-cell-properties fo:border-top="none" fo:border-bottom="2pt solid #000000" fo:border-left="none" fo:border-right="2pt solid #000000" fo:background-color="transparent"/>
      <style:text-properties style:font-name="Arial" style:font-name-asian="Arial" style:font-name-complex="Arial" fo:font-size="8pt" style:font-size-asian="8pt" style:font-size-complex="8pt"/>
    </style:style>
    <style:style style:name="ce35" style:family="table-cell" style:parent-style-name="Komma" style:data-style-name="N37">
      <style:table-cell-properties fo:border-top="none" fo:border-bottom="2pt solid #000000" fo:border-left="2pt solid #000000" fo:border-right="none"/>
      <style:text-properties style:font-name="Arial" style:font-name-asian="Arial" style:font-name-complex="Arial" fo:font-size="8pt" style:font-size-asian="8pt" style:font-size-complex="8pt"/>
    </style:style>
    <style:style style:name="ce36" style:family="table-cell" style:parent-style-name="Komma" style:data-style-name="N37">
      <style:table-cell-properties fo:border-top="none" fo:border-bottom="2pt solid #000000" fo:border-left="none" fo:border-right="none"/>
      <style:text-properties style:font-name="Arial" style:font-name-asian="Arial" style:font-name-complex="Arial" fo:font-size="8pt" style:font-size-asian="8pt" style:font-size-complex="8pt"/>
    </style:style>
    <style:style style:name="ce37" style:family="table-cell" style:parent-style-name="Komma" style:data-style-name="N37">
      <style:table-cell-properties fo:border-top="none" fo:border-bottom="2pt solid #000000" fo:border-left="none" fo:border-right="none" fo:background-color="#D8D8D8"/>
      <style:text-properties style:font-name="Arial" style:font-name-asian="Arial" style:font-name-complex="Arial" fo:font-size="8pt" style:font-size-asian="8pt" style:font-size-complex="8pt"/>
    </style:style>
    <style:style style:name="ce38" style:family="table-cell" style:parent-style-name="Komma" style:data-style-name="N37">
      <style:table-cell-properties fo:border-top="none" fo:border-bottom="2pt solid #000000" fo:border-left="none" fo:border-right="2pt solid #000000" fo:background-color="#D8D8D8"/>
      <style:text-properties style:font-name="Arial" style:font-name-asian="Arial" style:font-name-complex="Arial" fo:font-size="8pt" style:font-size-asian="8pt" style:font-size-complex="8pt"/>
    </style:style>
    <style:style style:name="ce39" style:family="table-cell" style:parent-style-name="Komma" style:data-style-name="N37">
      <style:table-cell-properties fo:border-top="none" fo:border-bottom="2pt solid #000000" fo:border-left="none" fo:border-right="none" fo:background-color="transparent"/>
      <style:text-properties style:font-name="Arial" style:font-name-asian="Arial" style:font-name-complex="Arial" fo:font-size="8pt" style:font-size-asian="8pt" style:font-size-complex="8pt"/>
    </style:style>
    <style:style style:name="ce40" style:family="table-cell" style:parent-style-name="Komma" style:data-style-name="N37">
      <style:table-cell-properties fo:border-top="none" fo:border-bottom="2pt solid #000000" fo:border-left="2pt solid #000000" fo:border-right="2pt solid #000000" fo:background-color="#D8D8D8"/>
      <style:text-properties style:font-name="Arial" style:font-name-asian="Arial" style:font-name-complex="Arial" fo:font-size="8pt" style:font-size-asian="8pt" style:font-size-complex="8pt"/>
    </style:style>
    <style:style style:name="ce41" style:family="table-cell" style:parent-style-name="Komma" style:data-style-name="N36">
      <style:table-cell-properties fo:border-top="none" fo:border-bottom="none" fo:border-left="none" fo:border-right="2pt solid #000000"/>
      <style:text-properties style:font-name="Arial" style:font-name-asian="Arial" style:font-name-complex="Arial" fo:font-size="8pt" style:font-size-asian="8pt" style:font-size-complex="8pt"/>
    </style:style>
    <style:style style:name="ce42" style:family="table-cell" style:parent-style-name="Default" style:data-style-name="N0">
      <style:table-cell-properties fo:border-top="none" fo:border-bottom="2pt solid #000000" fo:border-left="2pt solid #000000" fo:border-right="none" fo:background-color="transparent"/>
      <style:text-properties style:font-name="Arial" style:font-name-asian="Arial" style:font-name-complex="Arial" fo:font-size="8pt" style:font-size-asian="8pt" style:font-size-complex="8pt"/>
    </style:style>
    <style:style style:name="ce43" style:family="table-cell" style:parent-style-name="Komma" style:data-style-name="N36">
      <style:table-cell-properties fo:border-top="2pt solid #000000" fo:border-bottom="none" fo:border-left="none" fo:border-right="2pt solid #000000"/>
      <style:text-properties style:font-name="Arial" style:font-name-asian="Arial" style:font-name-complex="Arial" fo:font-size="8pt" style:font-size-asian="8pt" style:font-size-complex="8pt"/>
    </style:style>
    <style:style style:name="ce44" style:family="table-cell" style:parent-style-name="Standaard_32_2" style:data-style-name="N0">
      <style:table-cell-properties fo:border-top="none" fo:border-bottom="2pt solid #000000" fo:border-left="2pt solid #000000" fo:border-right="none" style:vertical-align="automatic" fo:background-color="transparent"/>
      <style:text-properties style:font-name="Arial" style:font-name-asian="Arial" style:font-name-complex="Arial" fo:font-size="8pt" style:font-size-asian="8pt" style:font-size-complex="8pt"/>
    </style:style>
    <style:style style:name="ce45" style:family="table-cell" style:parent-style-name="Komma" style:data-style-name="N36">
      <style:table-cell-properties fo:border-top="none" fo:border-bottom="2pt solid #000000" fo:border-left="none" fo:border-right="2pt solid #000000"/>
      <style:text-properties style:font-name="Arial" style:font-name-asian="Arial" style:font-name-complex="Arial" fo:font-size="8pt" style:font-size-asian="8pt" style:font-size-complex="8pt"/>
    </style:style>
    <style:style style:name="ce46" style:family="table-cell" style:parent-style-name="Default" style:data-style-name="N37">
      <style:table-cell-properties fo:background-color="#D8D8D8"/>
      <style:text-properties style:font-name="Arial" style:font-name-asian="Arial" style:font-name-complex="Arial" fo:font-size="8pt" style:font-size-asian="8pt" style:font-size-complex="8pt"/>
    </style:style>
    <style:style style:name="ce47" style:family="table-cell" style:parent-style-name="Komma" style:data-style-name="N1">
      <style:table-cell-properties fo:border-top="none" fo:border-bottom="none" fo:border-left="none" fo:border-right="2pt solid #000000"/>
      <style:text-properties style:font-name="Arial" style:font-name-asian="Arial" style:font-name-complex="Arial" fo:font-size="8pt" style:font-size-asian="8pt" style:font-size-complex="8pt"/>
    </style:style>
    <style:style style:name="ce48" style:family="table-cell" style:parent-style-name="Standaard_32_2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8pt" style:font-size-asian="8pt" style:font-size-complex="8pt"/>
    </style:style>
    <style:style style:name="ce49" style:family="table-cell" style:parent-style-name="Standaard_32_2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8pt" style:font-size-asian="8pt" style:font-size-complex="8pt"/>
    </style:style>
    <style:style style:name="ce50" style:family="table-cell" style:parent-style-name="Standaard_32_2" style:data-style-name="N0">
      <style:table-cell-properties fo:border-top="none" fo:border-bottom="2pt solid #000000" fo:border-left="none" fo:border-right="none" style:vertical-align="automatic" fo:background-color="transparent"/>
      <style:text-properties fo:color="#000000" style:font-name="Arial" style:font-name-asian="Arial" style:font-name-complex="Arial" fo:font-size="8pt" style:font-size-asian="8pt" style:font-size-complex="8pt"/>
    </style:style>
    <style:style style:name="ce51" style:family="table-cell" style:parent-style-name="Standaard_32_2" style:data-style-name="N0">
      <style:table-cell-properties fo:border-top="none" fo:border-bottom="2pt solid #000000" fo:border-left="none" fo:border-right="none" style:vertical-align="automatic" fo:background-color="transparent"/>
      <style:text-properties fo:color="#000000" style:font-name="Arial" style:font-name-asian="Arial" style:font-name-complex="Arial" fo:font-size="8pt" style:font-size-asian="8pt" style:font-size-complex="8pt"/>
    </style:style>
    <style:style style:name="ce52" style:family="table-cell" style:parent-style-name="Komma" style:data-style-name="N40">
      <style:text-properties fo:color="#000000" style:font-name="Arial" style:font-name-asian="Arial" style:font-name-complex="Arial" fo:font-size="8pt" style:font-size-asian="8pt" style:font-size-complex="8pt"/>
    </style:style>
    <style:style style:name="ce53" style:family="table-cell" style:parent-style-name="Komma" style:data-style-name="N40">
      <style:table-cell-properties fo:border-top="none" fo:border-bottom="2pt solid #000000" fo:border-left="none" fo:border-right="none"/>
      <style:text-properties fo:color="#000000" style:font-name="Arial" style:font-name-asian="Arial" style:font-name-complex="Arial" fo:font-size="8pt" style:font-size-asian="8pt" style:font-size-complex="8pt"/>
    </style:style>
    <style:style style:name="ce54" style:family="table-cell" style:parent-style-name="Komma" style:data-style-name="N40">
      <style:table-cell-properties fo:background-color="#D8D8D8"/>
      <style:text-properties fo:color="#000000" style:font-name="Arial" style:font-name-asian="Arial" style:font-name-complex="Arial" fo:font-size="8pt" style:font-size-asian="8pt" style:font-size-complex="8pt"/>
    </style:style>
    <style:style style:name="ce55" style:family="table-cell" style:parent-style-name="Komma" style:data-style-name="N40">
      <style:table-cell-properties fo:border-top="none" fo:border-bottom="2pt solid #000000" fo:border-left="none" fo:border-right="none" fo:background-color="#D8D8D8"/>
      <style:text-properties fo:color="#000000" style:font-name="Arial" style:font-name-asian="Arial" style:font-name-complex="Arial" fo:font-size="8pt" style:font-size-asian="8pt" style:font-size-complex="8pt"/>
    </style:style>
    <style:style style:name="ce56" style:family="table-cell" style:parent-style-name="Komma" style:data-style-name="N40">
      <style:table-cell-properties fo:background-color="transparent"/>
      <style:text-properties fo:color="#000000" style:font-name="Arial" style:font-name-asian="Arial" style:font-name-complex="Arial" fo:font-size="8pt" style:font-size-asian="8pt" style:font-size-complex="8pt"/>
    </style:style>
    <style:style style:name="ce57" style:family="table-cell" style:parent-style-name="Komma" style:data-style-name="N40">
      <style:table-cell-properties fo:border-top="none" fo:border-bottom="2pt solid #000000" fo:border-left="none" fo:border-right="none" fo:background-color="transparent"/>
      <style:text-properties fo:color="#000000" style:font-name="Arial" style:font-name-asian="Arial" style:font-name-complex="Arial" fo:font-size="8pt" style:font-size-asian="8pt" style:font-size-complex="8pt"/>
    </style:style>
    <style:style style:name="ce58" style:family="table-cell" style:parent-style-name="Komma" style:data-style-name="N41">
      <style:table-cell-properties fo:border-top="2pt solid #000000" fo:border-bottom="none" fo:border-left="none" fo:border-right="2pt solid #000000" fo:background-color="#D8D8D8"/>
      <style:text-properties fo:color="#000000" style:font-name="Arial" style:font-name-asian="Arial" style:font-name-complex="Arial" fo:font-size="8pt" style:font-size-asian="8pt" style:font-size-complex="8pt"/>
    </style:style>
    <style:style style:name="ce59" style:family="table-cell" style:parent-style-name="Komma" style:data-style-name="N41">
      <style:table-cell-properties fo:border-top="none" fo:border-bottom="none" fo:border-left="none" fo:border-right="2pt solid #000000" fo:background-color="#D8D8D8"/>
      <style:text-properties fo:color="#000000" style:font-name="Arial" style:font-name-asian="Arial" style:font-name-complex="Arial" fo:font-size="8pt" style:font-size-asian="8pt" style:font-size-complex="8pt"/>
    </style:style>
    <style:style style:name="ce60" style:family="table-cell" style:parent-style-name="Komma" style:data-style-name="N41">
      <style:table-cell-properties fo:border-top="none" fo:border-bottom="2pt solid #000000" fo:border-left="none" fo:border-right="2pt solid #000000" fo:background-color="#D8D8D8"/>
      <style:text-properties fo:color="#000000" style:font-name="Arial" style:font-name-asian="Arial" style:font-name-complex="Arial" fo:font-size="8pt" style:font-size-asian="8pt" style:font-size-complex="8pt"/>
    </style:style>
    <style:style style:name="ce61" style:family="table-cell" style:parent-style-name="Komma" style:data-style-name="N40">
      <style:table-cell-properties fo:border-top="2pt solid #000000" fo:border-bottom="none" fo:border-left="none" fo:border-right="2pt solid #000000" fo:background-color="#D8D8D8"/>
      <style:text-properties fo:color="#000000" style:font-name="Arial" style:font-name-asian="Arial" style:font-name-complex="Arial" fo:font-size="8pt" style:font-size-asian="8pt" style:font-size-complex="8pt"/>
    </style:style>
    <style:style style:name="ce62" style:family="table-cell" style:parent-style-name="Komma" style:data-style-name="N40">
      <style:table-cell-properties fo:border-top="none" fo:border-bottom="none" fo:border-left="none" fo:border-right="2pt solid #000000" fo:background-color="#D8D8D8"/>
      <style:text-properties fo:color="#000000" style:font-name="Arial" style:font-name-asian="Arial" style:font-name-complex="Arial" fo:font-size="8pt" style:font-size-asian="8pt" style:font-size-complex="8pt"/>
    </style:style>
    <style:style style:name="ce63" style:family="table-cell" style:parent-style-name="Komma" style:data-style-name="N40">
      <style:table-cell-properties fo:border-top="none" fo:border-bottom="2pt solid #000000" fo:border-left="none" fo:border-right="2pt solid #000000" fo:background-color="#D8D8D8"/>
      <style:text-properties fo:color="#000000" style:font-name="Arial" style:font-name-asian="Arial" style:font-name-complex="Arial" fo:font-size="8pt" style:font-size-asian="8pt" style:font-size-complex="8pt"/>
    </style:style>
    <style:style style:name="ce64" style:family="table-cell" style:parent-style-name="Komma" style:data-style-name="N40">
      <style:text-properties fo:color="#000000" style:font-name="Arial" style:font-name-asian="Arial" style:font-name-complex="Arial" fo:font-size="8pt" style:font-size-asian="8pt" style:font-size-complex="8pt"/>
    </style:style>
    <style:style style:name="ce65" style:family="table-cell" style:parent-style-name="Komma" style:data-style-name="N40">
      <style:table-cell-properties fo:background-color="#D8D8D8"/>
      <style:text-properties fo:color="#000000" style:font-name="Arial" style:font-name-asian="Arial" style:font-name-complex="Arial" fo:font-size="8pt" style:font-size-asian="8pt" style:font-size-complex="8pt"/>
    </style:style>
    <style:style style:name="ce66" style:family="table-cell" style:parent-style-name="Default" style:data-style-name="N0">
      <style:text-properties fo:color="#000000" style:font-name="Arial" style:font-name-asian="Arial" style:font-name-complex="Arial" fo:font-size="8pt" style:font-size-asian="8pt" style:font-size-complex="8pt"/>
    </style:style>
    <style:style style:name="ce67" style:family="table-cell" style:parent-style-name="Komma" style:data-style-name="N40">
      <style:table-cell-properties fo:border-top="2pt solid #000000" fo:border-bottom="none" fo:border-left="2pt solid #000000" fo:border-right="2pt solid #000000" fo:background-color="#D8D8D8"/>
      <style:text-properties fo:color="#000000" style:font-name="Arial" style:font-name-asian="Arial" style:font-name-complex="Arial" fo:font-size="8pt" style:font-size-asian="8pt" style:font-size-complex="8pt"/>
    </style:style>
    <style:style style:name="ce68" style:family="table-cell" style:parent-style-name="Komma" style:data-style-name="N40">
      <style:table-cell-properties fo:border-top="none" fo:border-bottom="none" fo:border-left="2pt solid #000000" fo:border-right="2pt solid #000000" fo:background-color="#D8D8D8"/>
      <style:text-properties fo:color="#000000" style:font-name="Arial" style:font-name-asian="Arial" style:font-name-complex="Arial" fo:font-size="8pt" style:font-size-asian="8pt" style:font-size-complex="8pt"/>
    </style:style>
    <style:style style:name="ce69" style:family="table-cell" style:parent-style-name="Komma" style:data-style-name="N40">
      <style:table-cell-properties fo:border-top="none" fo:border-bottom="2pt solid #000000" fo:border-left="2pt solid #000000" fo:border-right="2pt solid #000000" fo:background-color="#D8D8D8"/>
      <style:text-properties fo:color="#000000" style:font-name="Arial" style:font-name-asian="Arial" style:font-name-complex="Arial" fo:font-size="8pt" style:font-size-asian="8pt" style:font-size-complex="8pt"/>
    </style:style>
    <style:style style:name="ce70" style:family="table-cell" style:parent-style-name="Default" style:data-style-name="N0">
      <style:text-properties fo:color="#000000" style:font-name="Arial" style:font-name-asian="Arial" style:font-name-complex="Arial" fo:font-size="8pt" style:font-size-asian="8pt" style:font-size-complex="8pt"/>
    </style:style>
    <style:style style:name="ce71" style:family="table-cell" style:parent-style-name="Standaard_32_2" style:data-style-name="N0">
      <style:table-cell-properties fo:border-top="none" fo:border-bottom="2pt solid #000000" fo:border-left="2pt solid #000000" fo:border-right="none" style:vertical-align="automatic" fo:background-color="transparent"/>
      <style:text-properties fo:color="#000000" style:font-name="Arial" style:font-name-asian="Arial" style:font-name-complex="Arial" fo:font-size="8pt" style:font-size-asian="8pt" style:font-size-complex="8pt"/>
    </style:style>
    <style:style style:name="ce72" style:family="table-cell" style:parent-style-name="Komma" style:data-style-name="N40">
      <style:table-cell-properties fo:border-top="none" fo:border-bottom="2pt solid #000000" fo:border-left="none" fo:border-right="none"/>
      <style:text-properties fo:color="#000000" style:font-name="Arial" style:font-name-asian="Arial" style:font-name-complex="Arial" fo:font-size="8pt" style:font-size-asian="8pt" style:font-size-complex="8pt"/>
    </style:style>
    <style:style style:name="ce73" style:family="table-cell" style:parent-style-name="Komma" style:data-style-name="N40">
      <style:table-cell-properties fo:border-top="none" fo:border-bottom="2pt solid #000000" fo:border-left="none" fo:border-right="none" fo:background-color="#D8D8D8"/>
      <style:text-properties fo:color="#000000" style:font-name="Arial" style:font-name-asian="Arial" style:font-name-complex="Arial" fo:font-size="8pt" style:font-size-asian="8pt" style:font-size-complex="8pt"/>
    </style:style>
    <style:style style:name="ce74" style:family="table-cell" style:parent-style-name="Komma" style:data-style-name="N40">
      <style:table-cell-properties fo:border-top="none" fo:border-bottom="2pt solid #000000" fo:border-left="none" fo:border-right="2pt solid #000000" fo:background-color="#D8D8D8"/>
      <style:text-properties fo:color="#000000" style:font-name="Arial" style:font-name-asian="Arial" style:font-name-complex="Arial" fo:font-size="8pt" style:font-size-asian="8pt" style:font-size-complex="8pt"/>
    </style:style>
    <style:style style:name="ce75" style:family="table-cell" style:parent-style-name="Komma" style:data-style-name="N40">
      <style:table-cell-properties fo:border-top="none" fo:border-bottom="2pt solid #000000" fo:border-left="2pt solid #000000" fo:border-right="none"/>
      <style:text-properties fo:color="#000000" style:font-name="Arial" style:font-name-asian="Arial" style:font-name-complex="Arial" fo:font-size="8pt" style:font-size-asian="8pt" style:font-size-complex="8pt"/>
    </style:style>
    <style:style style:name="ce76" style:family="table-cell" style:parent-style-name="Komma" style:data-style-name="N40">
      <style:table-cell-properties fo:border-top="none" fo:border-bottom="2pt solid #000000" fo:border-left="none" fo:border-right="none" fo:background-color="transparent"/>
      <style:text-properties fo:color="#000000" style:font-name="Arial" style:font-name-asian="Arial" style:font-name-complex="Arial" fo:font-size="8pt" style:font-size-asian="8pt" style:font-size-complex="8pt"/>
    </style:style>
    <style:style style:name="ce77" style:family="table-cell" style:parent-style-name="Komma" style:data-style-name="N41">
      <style:table-cell-properties fo:border-top="none" fo:border-bottom="2pt solid #000000" fo:border-left="none" fo:border-right="2pt solid #000000" fo:background-color="#D8D8D8"/>
      <style:text-properties fo:color="#000000" style:font-name="Arial" style:font-name-asian="Arial" style:font-name-complex="Arial" fo:font-size="8pt" style:font-size-asian="8pt" style:font-size-complex="8pt"/>
    </style:style>
    <style:style style:name="ce78" style:family="table-cell" style:parent-style-name="Komma" style:data-style-name="N40">
      <style:table-cell-properties fo:border-top="none" fo:border-bottom="2pt solid #000000" fo:border-left="2pt solid #000000" fo:border-right="2pt solid #000000" fo:background-color="#D8D8D8"/>
      <style:text-properties fo:color="#000000" style:font-name="Arial" style:font-name-asian="Arial" style:font-name-complex="Arial" fo:font-size="8pt" style:font-size-asian="8pt" style:font-size-complex="8pt"/>
    </style:style>
    <style:style style:name="ce79" style:family="table-cell" style:parent-style-name="Neutraal" style:data-style-name="N0">
      <style:table-cell-properties fo:border="2pt solid #000000" style:vertical-align="automatic" fo:background-color="#FFEB9C" style:repeat-content="false"/>
      <style:paragraph-properties fo:text-align="center"/>
      <style:text-properties fo:color="#9C6500" style:font-name="Arial" style:font-name-asian="Arial" style:font-name-complex="Arial" fo:font-size="8pt" style:font-size-asian="8pt" style:font-size-complex="8pt"/>
    </style:style>
    <style:style style:name="ce80" style:family="table-cell" style:parent-style-name="Default" style:data-style-name="N0">
      <style:table-cell-properties fo:border="2pt solid #000000" style:vertical-align="automatic" fo:background-color="#FFC000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/>
    </style:style>
    <style:style style:name="ce81" style:family="table-cell" style:parent-style-name="Default" style:data-style-name="N0">
      <style:table-cell-properties fo:border-top="2pt solid #000000" fo:border-bottom="none" fo:border-left="2pt solid #000000" fo:border-right="2pt solid #000000" style:vertical-align="automatic" fo:background-color="#538ED5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/>
    </style:style>
    <style:style style:name="ce82" style:family="table-cell" style:parent-style-name="Default" style:data-style-name="N0">
      <style:table-cell-properties fo:border-top="2pt solid #000000" fo:border-bottom="none" fo:border-left="2pt solid #000000" fo:border-right="2pt solid #000000" style:vertical-align="automatic" fo:background-color="#C5D9F1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/>
    </style:style>
    <style:style style:name="T1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67229166666667cm" style:use-optimal-column-width="true"/>
    </style:style>
    <style:style style:name="co2" style:family="table-column">
      <style:table-column-properties fo:break-before="auto" style:column-width="0.820208333333333cm" style:use-optimal-column-width="true"/>
    </style:style>
    <style:style style:name="co3" style:family="table-column">
      <style:table-column-properties fo:break-before="auto" style:column-width="0.820208333333333cm"/>
    </style:style>
    <style:style style:name="co4" style:family="table-column">
      <style:table-column-properties fo:break-before="auto" style:column-width="2.24895833333333cm"/>
    </style:style>
    <style:style style:name="co5" style:family="table-column">
      <style:table-column-properties fo:break-before="auto" style:column-width="1.905cm"/>
    </style:style>
    <style:style style:name="ro1" style:family="table-row">
      <style:table-row-properties style:row-height="11.2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34.5pt" style:use-optimal-row-height="true" fo:break-before="auto"/>
    </style:style>
    <style:style style:name="ro4" style:family="table-row">
      <style:table-row-properties style:row-height="12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 draw:auto-grow-width="false" draw:auto-grow-height="false"/>
    </style:style>
    <style:style style:family="graphic" style:name="a1">
      <style:graphic-properties draw:auto-grow-width="false" draw:auto-grow-height="false"/>
    </style:style>
  </office:automatic-styles>
  <office:body>
    <office:spreadsheet>
      <table:calculation-settings table:case-sensitive="false" table:search-criteria-must-apply-to-whole-cell="false"/>
      <table:table table:name="Open_data_agentschappen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4"/>
        <table:table-column table:style-name="co4" table:number-columns-repeated="13" table:default-cell-style-name="ce2"/>
        <table:table-column table:style-name="co4" table:number-columns-repeated="3" table:default-cell-style-name="ce3"/>
        <table:table-column table:style-name="co4" table:number-columns-repeated="20" table:default-cell-style-name="ce2"/>
        <table:table-column table:style-name="co5" table:number-columns-repeated="16344" table:default-cell-style-name="ce1"/>
        <table:table-row table:style-name="ro1">
          <table:table-cell office:value-type="string" table:style-name="ce2">
            <text:p>Onderstaande bedragen zijn verkregen uit departementale jaarrekeningen. Bedragen in miljoenen euro.</text:p>
          </table:table-cell>
          <table:table-cell table:number-columns-repeated="15" table:style-name="ce2"/>
          <table:table-cell table:number-columns-repeated="3" table:style-name="ce3"/>
          <table:table-cell table:number-columns-repeated="16365" table:style-name="ce2"/>
        </table:table-row>
        <table:table-row table:style-name="ro1">
          <table:table-cell office:value-type="string" table:style-name="ce2">
            <text:p>Aan onderstaande gegevens kunnen geen rechten worden ontleend. De data als gepubliceerd in de departementale jaarrekeningen geldt.</text:p>
          </table:table-cell>
          <table:table-cell table:number-columns-repeated="15" table:style-name="ce2"/>
          <table:table-cell table:number-columns-repeated="3" table:style-name="ce3"/>
          <table:table-cell table:number-columns-repeated="16365" table:style-name="ce2"/>
        </table:table-row>
        <table:table-row table:style-name="ro1">
          <table:table-cell office:value-type="string" table:style-name="ce2">
            <text:p>Onderstaande data is niet bedoeld als vervanging van de gegevens als opgenomen in de departementale jaarrekeningen.<text:s/></text:p>
          </table:table-cell>
          <table:table-cell table:number-columns-repeated="15" table:style-name="ce2"/>
          <table:table-cell table:number-columns-repeated="3" table:style-name="ce3"/>
          <table:table-cell table:number-columns-repeated="16365" table:style-name="ce2"/>
        </table:table-row>
        <table:table-row table:style-name="ro2">
          <table:table-cell table:number-columns-repeated="3" table:style-name="ce2"/>
          <table:table-cell table:style-name="ce4"/>
          <table:table-cell table:number-columns-repeated="13" table:style-name="ce2"/>
          <table:table-cell table:number-columns-repeated="3" table:style-name="ce3"/>
          <table:table-cell table:number-columns-repeated="20" table:style-name="ce2"/>
          <table:table-cell table:number-columns-repeated="16344"/>
        </table:table-row>
        <table:table-row table:style-name="ro2">
          <table:table-cell table:number-columns-repeated="3" table:style-name="ce2"/>
          <table:table-cell table:style-name="ce4"/>
          <table:table-cell office:value-type="string" table:number-columns-spanned="17" table:number-rows-spanned="1" table:style-name="ce79">
            <text:p>Balans</text:p>
          </table:table-cell>
          <table:covered-table-cell table:number-columns-repeated="16"/>
          <table:table-cell office:value-type="string" table:number-columns-spanned="19" table:number-rows-spanned="1" table:style-name="ce80">
            <text:p>Staat van Baten en Lasten</text:p>
          </table:table-cell>
          <table:covered-table-cell table:number-columns-repeated="18"/>
          <table:table-cell table:number-columns-repeated="16344"/>
        </table:table-row>
        <table:table-row table:style-name="ro2">
          <table:table-cell table:number-columns-repeated="3" table:style-name="ce2"/>
          <table:table-cell table:style-name="ce4"/>
          <table:table-cell office:value-type="string" table:number-columns-spanned="9" table:number-rows-spanned="1" table:style-name="ce81">
            <text:p>Activa</text:p>
          </table:table-cell>
          <table:covered-table-cell table:number-columns-repeated="8"/>
          <table:table-cell office:value-type="string" table:number-columns-spanned="8" table:number-rows-spanned="1" table:style-name="ce82">
            <text:p>Passiva</text:p>
          </table:table-cell>
          <table:covered-table-cell table:number-columns-repeated="7"/>
          <table:table-cell office:value-type="string" table:number-columns-spanned="9" table:number-rows-spanned="1" table:style-name="ce81">
            <text:p>Baten</text:p>
          </table:table-cell>
          <table:covered-table-cell table:number-columns-repeated="8"/>
          <table:table-cell office:value-type="string" table:number-columns-spanned="9" table:number-rows-spanned="1" table:style-name="ce82">
            <text:p>Lasten</text:p>
          </table:table-cell>
          <table:covered-table-cell table:number-columns-repeated="8"/>
          <table:table-cell table:style-name="ce5"/>
          <table:table-cell table:number-columns-repeated="16344"/>
        </table:table-row>
        <table:table-row table:style-name="ro3">
          <table:table-cell office:value-type="string" table:style-name="ce6">
            <text:p>Agentschap</text:p>
          </table:table-cell>
          <table:table-cell office:value-type="string" table:style-name="ce7">
            <text:p>Jaar</text:p>
          </table:table-cell>
          <table:table-cell office:value-type="string" table:style-name="ce7">
            <text:p>Dep.</text:p>
          </table:table-cell>
          <table:table-cell office:value-type="string" table:style-name="ce8">
            <text:p>FTE (in aantallen)</text:p>
          </table:table-cell>
          <table:table-cell office:value-type="string" table:style-name="ce9">
            <text:p><text:s/>Immateriële vaste activa</text:p>
          </table:table-cell>
          <table:table-cell office:value-type="string" table:style-name="ce10">
            <text:p><text:s/>Materiële vaste activa</text:p>
          </table:table-cell>
          <table:table-cell office:value-type="string" table:style-name="ce10">
            <text:p>Financiële vaste activa</text:p>
          </table:table-cell>
          <table:table-cell office:value-type="string" table:style-name="ce11">
            <text:p>Vaste activa</text:p>
          </table:table-cell>
          <table:table-cell office:value-type="string" table:style-name="ce10">
            <text:p>Voorraden + OHW</text:p>
          </table:table-cell>
          <table:table-cell office:value-type="string" table:style-name="ce10">
            <text:p>Debiteuren + Nog te ontvangen</text:p>
          </table:table-cell>
          <table:table-cell office:value-type="string" table:style-name="ce10">
            <text:p>Liquide middelen</text:p>
          </table:table-cell>
          <table:table-cell office:value-type="string" table:style-name="ce11">
            <text:p>Vlottende activa</text:p>
          </table:table-cell>
          <table:table-cell office:value-type="string" table:style-name="ce12">
            <text:p>Totaal activa</text:p>
          </table:table-cell>
          <table:table-cell office:value-type="string" table:style-name="ce10">
            <text:p>Exploitatie reserve</text:p>
          </table:table-cell>
          <table:table-cell office:value-type="string" table:style-name="ce10">
            <text:p>Verplichte / Bestemmings-reserve</text:p>
          </table:table-cell>
          <table:table-cell office:value-type="string" table:style-name="ce10">
            <text:p>Onverdeeld resultaat</text:p>
          </table:table-cell>
          <table:table-cell office:value-type="string" table:style-name="ce11">
            <text:p>Eigen vermogen</text:p>
          </table:table-cell>
          <table:table-cell office:value-type="string" table:style-name="ce10">
            <text:p>Voorzieningen</text:p>
          </table:table-cell>
          <table:table-cell office:value-type="string" table:style-name="ce10">
            <text:p>Leningen FIN</text:p>
          </table:table-cell>
          <table:table-cell office:value-type="string" table:style-name="ce10">
            <text:p>Crediteuren + Kortlopende schulden</text:p>
          </table:table-cell>
          <table:table-cell office:value-type="string" table:style-name="ce12">
            <text:p>Totaal passiva</text:p>
          </table:table-cell>
          <table:table-cell office:value-type="string" table:style-name="ce11">
            <text:p>Omzet moeder departement</text:p>
          </table:table-cell>
          <table:table-cell office:value-type="string" table:style-name="ce11">
            <text:p>Omzet overige departementen</text:p>
          </table:table-cell>
          <table:table-cell office:value-type="string" table:style-name="ce11">
            <text:p>Omzet derden</text:p>
          </table:table-cell>
          <table:table-cell office:value-type="string" table:style-name="ce11">
            <text:p>Omzet</text:p>
          </table:table-cell>
          <table:table-cell office:value-type="string" table:style-name="ce11">
            <text:p>Diverse opbrengsten</text:p>
          </table:table-cell>
          <table:table-cell office:value-type="string" table:style-name="ce11">
            <text:p>Rentebaten</text:p>
          </table:table-cell>
          <table:table-cell office:value-type="string" table:style-name="ce11">
            <text:p>Vrijval voorzieningen</text:p>
          </table:table-cell>
          <table:table-cell office:value-type="string" table:style-name="ce11">
            <text:p>Bijzondere baten</text:p>
          </table:table-cell>
          <table:table-cell office:value-type="string" table:style-name="ce11">
            <text:p>Baten</text:p>
          </table:table-cell>
          <table:table-cell office:value-type="string" table:style-name="ce13">
            <text:p>Personele kosten</text:p>
          </table:table-cell>
          <table:table-cell office:value-type="string" table:style-name="ce11">
            <text:p>Materiële kosten</text:p>
          </table:table-cell>
          <table:table-cell office:value-type="string" table:style-name="ce11">
            <text:p>Apparaats-uitgaven</text:p>
          </table:table-cell>
          <table:table-cell office:value-type="string" table:style-name="ce11">
            <text:p>Afschrijving<text:s/></text:p>
          </table:table-cell>
          <table:table-cell office:value-type="string" table:style-name="ce11">
            <text:p>Diverse lasten</text:p>
          </table:table-cell>
          <table:table-cell office:value-type="string" table:style-name="ce11">
            <text:p>Dotatie voorzieningen</text:p>
          </table:table-cell>
          <table:table-cell office:value-type="string" table:style-name="ce11">
            <text:p>Rentelasten</text:p>
          </table:table-cell>
          <table:table-cell office:value-type="string" table:style-name="ce11">
            <text:p>Bijzondere lasten</text:p>
          </table:table-cell>
          <table:table-cell office:value-type="string" table:style-name="ce12">
            <text:p>Lasten</text:p>
          </table:table-cell>
          <table:table-cell office:value-type="string" table:style-name="ce14">
            <text:p>Resultaat</text:p>
          </table:table-cell>
          <table:table-cell table:number-columns-repeated="16344" table:style-name="ce15"/>
        </table:table-row>
        <table:table-row table:style-name="ro4">
          <table:table-cell office:value-type="string" table:style-name="ce16">
            <text:p>DPC</text:p>
          </table:table-cell>
          <table:table-cell office:value-type="float" office:value="2009" table:style-name="ce17">
            <text:p>2009</text:p>
          </table:table-cell>
          <table:table-cell office:value-type="string" table:style-name="ce18">
            <text:p>AZ</text:p>
          </table:table-cell>
          <table:table-cell office:value-type="float" office:value="159.5" table:style-name="ce19">
            <text:p><text:s/>160<text:s/></text:p>
          </table:table-cell>
          <table:table-cell table:style-name="ce20"/>
          <table:table-cell table:number-columns-repeated="2" table:style-name="ce21"/>
          <table:table-cell office:value-type="float" office:value="0" table:style-name="ce22">
            <text:p><text:s/>-00<text:s/></text:p>
          </table:table-cell>
          <table:table-cell office:value-type="float" office:value="8.0229999999999997" table:style-name="ce21">
            <text:p><text:s/>8,023<text:s/></text:p>
          </table:table-cell>
          <table:table-cell office:value-type="float" office:value="16.7" table:style-name="ce21">
            <text:p><text:s/>16,700<text:s/></text:p>
          </table:table-cell>
          <table:table-cell office:value-type="float" office:value="0.158" table:style-name="ce21">
            <text:p><text:s/>0,158<text:s/></text:p>
          </table:table-cell>
          <table:table-cell office:value-type="float" office:value="24.881" table:style-name="ce22">
            <text:p><text:s/>24,881<text:s/></text:p>
          </table:table-cell>
          <table:table-cell office:value-type="float" office:value="24.881" table:style-name="ce23">
            <text:p><text:s/>24,881<text:s/></text:p>
          </table:table-cell>
          <table:table-cell office:value-type="float" office:value="4.6929999999999996" table:style-name="ce21">
            <text:p><text:s/>4,693<text:s/></text:p>
          </table:table-cell>
          <table:table-cell table:style-name="ce21"/>
          <table:table-cell office:value-type="float" office:value="-0.94" table:style-name="ce21">
            <text:p><text:s/>-0,940<text:s/></text:p>
          </table:table-cell>
          <table:table-cell office:value-type="float" office:value="3.7529999999999997" table:style-name="ce22">
            <text:p><text:s/>3,753<text:s/></text:p>
          </table:table-cell>
          <table:table-cell office:value-type="float" office:value="1.026" table:style-name="ce24">
            <text:p><text:s/>1,026<text:s/></text:p>
          </table:table-cell>
          <table:table-cell table:style-name="ce24"/>
          <table:table-cell office:value-type="float" office:value="20.102" table:style-name="ce24">
            <text:p><text:s/>20,102<text:s/></text:p>
          </table:table-cell>
          <table:table-cell office:value-type="float" office:value="24.881" table:style-name="ce23">
            <text:p><text:s/>24,881<text:s/></text:p>
          </table:table-cell>
          <table:table-cell office:value-type="float" office:value="7.391" table:style-name="ce21">
            <text:p><text:s/>7,391<text:s/></text:p>
          </table:table-cell>
          <table:table-cell office:value-type="float" office:value="49.317999999999998" table:style-name="ce21">
            <text:p><text:s/>49,318<text:s/></text:p>
          </table:table-cell>
          <table:table-cell office:value-type="float" office:value="0.499" table:style-name="ce21">
            <text:p><text:s/>0,499<text:s/></text:p>
          </table:table-cell>
          <table:table-cell office:value-type="float" office:value="57.207999999999998" table:style-name="ce22">
            <text:p><text:s/>57,208<text:s/></text:p>
          </table:table-cell>
          <table:table-cell table:number-columns-repeated="2" table:style-name="ce21"/>
          <table:table-cell office:value-type="float" office:value="0.127" table:style-name="ce21">
            <text:p><text:s/>0,127<text:s/></text:p>
          </table:table-cell>
          <table:table-cell table:style-name="ce21"/>
          <table:table-cell office:value-type="float" office:value="57.335000000000001" table:style-name="ce22">
            <text:p><text:s/>57,335<text:s/></text:p>
          </table:table-cell>
          <table:table-cell office:value-type="float" office:value="10.401999999999999" table:style-name="ce20">
            <text:p><text:s/>10,402<text:s/></text:p>
          </table:table-cell>
          <table:table-cell office:value-type="float" office:value="46.953000000000003" table:style-name="ce21">
            <text:p><text:s/>46,953<text:s/></text:p>
          </table:table-cell>
          <table:table-cell office:value-type="float" office:value="57.355000000000004" table:style-name="ce22">
            <text:p><text:s/>57,355<text:s/></text:p>
          </table:table-cell>
          <table:table-cell office:value-type="float" office:value="7.0000000000000001E-3" table:style-name="ce21">
            <text:p><text:s/>0,007<text:s/></text:p>
          </table:table-cell>
          <table:table-cell table:number-columns-repeated="2" table:style-name="ce21"/>
          <table:table-cell office:value-type="float" office:value="6.9000000000000006E-2" table:style-name="ce21">
            <text:p><text:s/>0,069<text:s/></text:p>
          </table:table-cell>
          <table:table-cell office:value-type="float" office:value="0.84399999999999997" table:style-name="ce21">
            <text:p><text:s/>0,844<text:s/></text:p>
          </table:table-cell>
          <table:table-cell office:value-type="float" office:value="58.275000000000006" table:style-name="ce23">
            <text:p><text:s/>58,275<text:s/></text:p>
          </table:table-cell>
          <table:table-cell office:value-type="float" office:value="-0.94000000000000483" table:style-name="ce25">
            <text:p><text:s/>-0,940<text:s/></text:p>
          </table:table-cell>
          <table:table-cell table:number-columns-repeated="16344"/>
        </table:table-row>
        <table:table-row table:style-name="ro4">
          <table:table-cell office:value-type="string" table:style-name="ce26">
            <text:p>CBI</text:p>
          </table:table-cell>
          <table:table-cell office:value-type="float" office:value="2009" table:style-name="ce2">
            <text:p>2009</text:p>
          </table:table-cell>
          <table:table-cell office:value-type="string" table:style-name="ce27">
            <text:p>BuZa</text:p>
          </table:table-cell>
          <table:table-cell office:value-type="float" office:value="16" table:style-name="ce28">
            <text:p><text:s/>16<text:s/></text:p>
          </table:table-cell>
          <table:table-cell table:style-name="ce20"/>
          <table:table-cell office:value-type="float" office:value="0.81855600000000006" table:style-name="ce21">
            <text:p><text:s/>0,819<text:s/></text:p>
          </table:table-cell>
          <table:table-cell table:style-name="ce21"/>
          <table:table-cell office:value-type="float" office:value="0.81855600000000006" table:style-name="ce22">
            <text:p><text:s/>0,819<text:s/></text:p>
          </table:table-cell>
          <table:table-cell table:style-name="ce21"/>
          <table:table-cell office:value-type="float" office:value="0.28881499999999999" table:style-name="ce21">
            <text:p><text:s/>0,289<text:s/></text:p>
          </table:table-cell>
          <table:table-cell office:value-type="float" office:value="1.8920570000000001" table:style-name="ce21">
            <text:p><text:s/>1,892<text:s/></text:p>
          </table:table-cell>
          <table:table-cell office:value-type="float" office:value="2.1808719999999999" table:style-name="ce22">
            <text:p><text:s/>2,181<text:s/></text:p>
          </table:table-cell>
          <table:table-cell office:value-type="float" office:value="2.999428" table:style-name="ce23">
            <text:p><text:s/>2,999<text:s/></text:p>
          </table:table-cell>
          <table:table-cell office:value-type="float" office:value="0.49013000000000001" table:style-name="ce21">
            <text:p><text:s/>0,490<text:s/></text:p>
          </table:table-cell>
          <table:table-cell table:style-name="ce21"/>
          <table:table-cell office:value-type="float" office:value="0.78298999999999996" table:style-name="ce21">
            <text:p><text:s/>0,783<text:s/></text:p>
          </table:table-cell>
          <table:table-cell office:value-type="float" office:value="1.27312" table:style-name="ce22">
            <text:p><text:s/>1,273<text:s/></text:p>
          </table:table-cell>
          <table:table-cell table:style-name="ce24"/>
          <table:table-cell office:value-type="float" office:value="0.01" table:style-name="ce24">
            <text:p><text:s/>0,010<text:s/></text:p>
          </table:table-cell>
          <table:table-cell office:value-type="float" office:value="1.7163079999999999" table:style-name="ce24">
            <text:p><text:s/>1,716<text:s/></text:p>
          </table:table-cell>
          <table:table-cell office:value-type="float" office:value="2.999428" table:style-name="ce23">
            <text:p><text:s/>2,999<text:s/></text:p>
          </table:table-cell>
          <table:table-cell office:value-type="float" office:value="17.040686000000001" table:style-name="ce21">
            <text:p><text:s/>17,041<text:s/></text:p>
          </table:table-cell>
          <table:table-cell table:style-name="ce21"/>
          <table:table-cell office:value-type="float" office:value="0.14923900000000001" table:style-name="ce21">
            <text:p><text:s/>0,149<text:s/></text:p>
          </table:table-cell>
          <table:table-cell office:value-type="float" office:value="17.189925000000002" table:style-name="ce22">
            <text:p><text:s/>17,190<text:s/></text:p>
          </table:table-cell>
          <table:table-cell table:style-name="ce21"/>
          <table:table-cell office:value-type="float" office:value="2.0739999999999999E-3" table:style-name="ce21">
            <text:p><text:s/>0,002<text:s/></text:p>
          </table:table-cell>
          <table:table-cell table:number-columns-repeated="2" table:style-name="ce21"/>
          <table:table-cell office:value-type="float" office:value="17.191999000000003" table:style-name="ce22">
            <text:p><text:s/>17,192<text:s/></text:p>
          </table:table-cell>
          <table:table-cell office:value-type="float" office:value="1.375945" table:style-name="ce20">
            <text:p><text:s/>1,376<text:s/></text:p>
          </table:table-cell>
          <table:table-cell office:value-type="float" office:value="14.643053999999999" table:style-name="ce21">
            <text:p><text:s/>14,643<text:s/></text:p>
          </table:table-cell>
          <table:table-cell office:value-type="float" office:value="16.018999000000001" table:style-name="ce22">
            <text:p><text:s/>16,019<text:s/></text:p>
          </table:table-cell>
          <table:table-cell office:value-type="float" office:value="0.389714" table:style-name="ce21">
            <text:p><text:s/>0,390<text:s/></text:p>
          </table:table-cell>
          <table:table-cell table:number-columns-repeated="2" table:style-name="ce21"/>
          <table:table-cell office:value-type="float" office:value="2.9599999999999998E-4" table:style-name="ce21">
            <text:p><text:s/>0,000<text:s/></text:p>
          </table:table-cell>
          <table:table-cell table:style-name="ce21"/>
          <table:table-cell office:value-type="float" office:value="16.409009000000001" table:style-name="ce23">
            <text:p><text:s/>16,409<text:s/></text:p>
          </table:table-cell>
          <table:table-cell office:value-type="float" office:value="0.78299000000000163" table:style-name="ce25">
            <text:p><text:s/>0,783<text:s/></text:p>
          </table:table-cell>
          <table:table-cell table:number-columns-repeated="16344"/>
        </table:table-row>
        <table:table-row table:style-name="ro4">
          <table:table-cell office:value-type="string" table:style-name="ce26">
            <text:p>BPR</text:p>
          </table:table-cell>
          <table:table-cell office:value-type="float" office:value="2009" table:style-name="ce2">
            <text:p>2009</text:p>
          </table:table-cell>
          <table:table-cell office:value-type="string" table:style-name="ce27">
            <text:p>BZK</text:p>
          </table:table-cell>
          <table:table-cell office:value-type="float" office:value="87" table:style-name="ce28">
            <text:p><text:s/>87<text:s/></text:p>
          </table:table-cell>
          <table:table-cell office:value-type="float" office:value="2.125" table:style-name="ce20">
            <text:p><text:s/>2,125<text:s/></text:p>
          </table:table-cell>
          <table:table-cell office:value-type="float" office:value="3.4529999999999998" table:style-name="ce21">
            <text:p><text:s/>3,453<text:s/></text:p>
          </table:table-cell>
          <table:table-cell table:style-name="ce21"/>
          <table:table-cell office:value-type="float" office:value="5.5779999999999994" table:style-name="ce22">
            <text:p><text:s/>5,578<text:s/></text:p>
          </table:table-cell>
          <table:table-cell table:style-name="ce21"/>
          <table:table-cell office:value-type="float" office:value="6.6450000000000005" table:style-name="ce21">
            <text:p><text:s/>6,645<text:s/></text:p>
          </table:table-cell>
          <table:table-cell office:value-type="float" office:value="59.097999999999999" table:style-name="ce21">
            <text:p><text:s/>59,098<text:s/></text:p>
          </table:table-cell>
          <table:table-cell office:value-type="float" office:value="65.742999999999995" table:style-name="ce22">
            <text:p><text:s/>65,743<text:s/></text:p>
          </table:table-cell>
          <table:table-cell office:value-type="float" office:value="71.320999999999998" table:style-name="ce23">
            <text:p><text:s/>71,321<text:s/></text:p>
          </table:table-cell>
          <table:table-cell office:value-type="float" office:value="5.1619999999999999" table:style-name="ce21">
            <text:p><text:s/>5,162<text:s/></text:p>
          </table:table-cell>
          <table:table-cell table:number-columns-repeated="2" table:style-name="ce21"/>
          <table:table-cell office:value-type="float" office:value="5.1619999999999999" table:style-name="ce22">
            <text:p><text:s/>5,162<text:s/></text:p>
          </table:table-cell>
          <table:table-cell table:style-name="ce24"/>
          <table:table-cell office:value-type="float" office:value="1.389" table:style-name="ce24">
            <text:p><text:s/>1,389<text:s/></text:p>
          </table:table-cell>
          <table:table-cell office:value-type="float" office:value="64.77" table:style-name="ce24">
            <text:p><text:s/>64,770<text:s/></text:p>
          </table:table-cell>
          <table:table-cell office:value-type="float" office:value="71.320999999999998" table:style-name="ce23">
            <text:p><text:s/>71,321<text:s/></text:p>
          </table:table-cell>
          <table:table-cell office:value-type="float" office:value="25.21" table:style-name="ce21">
            <text:p><text:s/>25,210<text:s/></text:p>
          </table:table-cell>
          <table:table-cell table:style-name="ce21"/>
          <table:table-cell office:value-type="float" office:value="81.546000000000006" table:style-name="ce21">
            <text:p><text:s/>81,546<text:s/></text:p>
          </table:table-cell>
          <table:table-cell office:value-type="float" office:value="106.756" table:style-name="ce22">
            <text:p><text:s/>106,756<text:s/></text:p>
          </table:table-cell>
          <table:table-cell table:style-name="ce21"/>
          <table:table-cell office:value-type="float" office:value="0.35599999999999998" table:style-name="ce21">
            <text:p><text:s/>0,356<text:s/></text:p>
          </table:table-cell>
          <table:table-cell table:number-columns-repeated="2" table:style-name="ce21"/>
          <table:table-cell office:value-type="float" office:value="107.11199999999999" table:style-name="ce22">
            <text:p><text:s/>107,112<text:s/></text:p>
          </table:table-cell>
          <table:table-cell office:value-type="float" office:value="8.08" table:style-name="ce20">
            <text:p><text:s/>8,080<text:s/></text:p>
          </table:table-cell>
          <table:table-cell office:value-type="float" office:value="83.947000000000003" table:style-name="ce21">
            <text:p><text:s/>83,947<text:s/></text:p>
          </table:table-cell>
          <table:table-cell office:value-type="float" office:value="92.027000000000001" table:style-name="ce22">
            <text:p><text:s/>92,027<text:s/></text:p>
          </table:table-cell>
          <table:table-cell office:value-type="float" office:value="4.5270000000000001" table:style-name="ce21">
            <text:p><text:s/>4,527<text:s/></text:p>
          </table:table-cell>
          <table:table-cell office:value-type="float" office:value="10.169" table:style-name="ce21">
            <text:p><text:s/>10,169<text:s/></text:p>
          </table:table-cell>
          <table:table-cell table:style-name="ce21"/>
          <table:table-cell office:value-type="float" office:value="0.29499999999999998" table:style-name="ce21">
            <text:p><text:s/>0,295<text:s/></text:p>
          </table:table-cell>
          <table:table-cell office:value-type="float" office:value="9.4E-2" table:style-name="ce21">
            <text:p><text:s/>0,094<text:s/></text:p>
          </table:table-cell>
          <table:table-cell office:value-type="float" office:value="107.11199999999999" table:style-name="ce23">
            <text:p><text:s/>107,112<text:s/></text:p>
          </table:table-cell>
          <table:table-cell office:value-type="float" office:value="0" table:style-name="ce25">
            <text:p><text:s/>-00<text:s/></text:p>
          </table:table-cell>
          <table:table-cell table:number-columns-repeated="16344"/>
        </table:table-row>
        <table:table-row table:style-name="ro4">
          <table:table-cell office:value-type="string" table:style-name="ce26">
            <text:p>CAS</text:p>
          </table:table-cell>
          <table:table-cell office:value-type="float" office:value="2009" table:style-name="ce2">
            <text:p>2009</text:p>
          </table:table-cell>
          <table:table-cell office:value-type="string" table:style-name="ce27">
            <text:p>BZK</text:p>
          </table:table-cell>
          <table:table-cell office:value-type="float" office:value="70.5" table:style-name="ce28">
            <text:p><text:s/>71<text:s/></text:p>
          </table:table-cell>
          <table:table-cell table:style-name="ce20"/>
          <table:table-cell office:value-type="float" office:value="1.0750000000000002" table:style-name="ce21">
            <text:p><text:s/>1,075<text:s/></text:p>
          </table:table-cell>
          <table:table-cell table:style-name="ce21"/>
          <table:table-cell office:value-type="float" office:value="1.0750000000000002" table:style-name="ce22">
            <text:p><text:s/>1,075<text:s/></text:p>
          </table:table-cell>
          <table:table-cell office:value-type="float" office:value="4.1000000000000002E-2" table:style-name="ce21">
            <text:p><text:s/>0,041<text:s/></text:p>
          </table:table-cell>
          <table:table-cell office:value-type="float" office:value="0.71599999999999997" table:style-name="ce21">
            <text:p><text:s/>0,716<text:s/></text:p>
          </table:table-cell>
          <table:table-cell office:value-type="float" office:value="0.51700000000000002" table:style-name="ce21">
            <text:p><text:s/>0,517<text:s/></text:p>
          </table:table-cell>
          <table:table-cell office:value-type="float" office:value="1.274" table:style-name="ce22">
            <text:p><text:s/>1,274<text:s/></text:p>
          </table:table-cell>
          <table:table-cell office:value-type="float" office:value="2.3490000000000002" table:style-name="ce23">
            <text:p><text:s/>2,349<text:s/></text:p>
          </table:table-cell>
          <table:table-cell office:value-type="float" office:value="0.19400000000000001" table:style-name="ce21">
            <text:p><text:s/>0,194<text:s/></text:p>
          </table:table-cell>
          <table:table-cell table:style-name="ce21"/>
          <table:table-cell office:value-type="float" office:value="-0.27700000000000002" table:style-name="ce21">
            <text:p><text:s/>-0,277<text:s/></text:p>
          </table:table-cell>
          <table:table-cell office:value-type="float" office:value="-8.3000000000000018E-2" table:style-name="ce22">
            <text:p><text:s/>-0,083<text:s/></text:p>
          </table:table-cell>
          <table:table-cell table:style-name="ce24"/>
          <table:table-cell office:value-type="float" office:value="0.42199999999999999" table:style-name="ce24">
            <text:p><text:s/>0,422<text:s/></text:p>
          </table:table-cell>
          <table:table-cell office:value-type="float" office:value="2.0100000000000002" table:style-name="ce24">
            <text:p><text:s/>2,010<text:s/></text:p>
          </table:table-cell>
          <table:table-cell office:value-type="float" office:value="2.3490000000000002" table:style-name="ce23">
            <text:p><text:s/>2,349<text:s/></text:p>
          </table:table-cell>
          <table:table-cell office:value-type="float" office:value="4.3220000000000001" table:style-name="ce21">
            <text:p><text:s/>4,322<text:s/></text:p>
          </table:table-cell>
          <table:table-cell office:value-type="float" office:value="5.3970000000000002" table:style-name="ce21">
            <text:p><text:s/>5,397<text:s/></text:p>
          </table:table-cell>
          <table:table-cell table:style-name="ce21"/>
          <table:table-cell office:value-type="float" office:value="9.7190000000000012" table:style-name="ce22">
            <text:p><text:s/>9,719<text:s/></text:p>
          </table:table-cell>
          <table:table-cell table:number-columns-repeated="3" table:style-name="ce21"/>
          <table:table-cell office:value-type="float" office:value="0.13400000000000001" table:style-name="ce21">
            <text:p><text:s/>0,134<text:s/></text:p>
          </table:table-cell>
          <table:table-cell office:value-type="float" office:value="9.8530000000000015" table:style-name="ce22">
            <text:p><text:s/>9,853<text:s/></text:p>
          </table:table-cell>
          <table:table-cell office:value-type="float" office:value="6.3860000000000001" table:style-name="ce20">
            <text:p><text:s/>6,386<text:s/></text:p>
          </table:table-cell>
          <table:table-cell office:value-type="float" office:value="2.944" table:style-name="ce21">
            <text:p><text:s/>2,944<text:s/></text:p>
          </table:table-cell>
          <table:table-cell office:value-type="float" office:value="9.33" table:style-name="ce22">
            <text:p><text:s/>9,330<text:s/></text:p>
          </table:table-cell>
          <table:table-cell office:value-type="float" office:value="0.28899999999999998" table:style-name="ce21">
            <text:p><text:s/>0,289<text:s/></text:p>
          </table:table-cell>
          <table:table-cell office:value-type="float" office:value="0.47199999999999998" table:style-name="ce21">
            <text:p><text:s/>0,472<text:s/></text:p>
          </table:table-cell>
          <table:table-cell table:style-name="ce21"/>
          <table:table-cell office:value-type="float" office:value="3.9E-2" table:style-name="ce21">
            <text:p><text:s/>0,039<text:s/></text:p>
          </table:table-cell>
          <table:table-cell table:style-name="ce21"/>
          <table:table-cell office:value-type="float" office:value="10.129999999999999" table:style-name="ce23">
            <text:p><text:s/>10,130<text:s/></text:p>
          </table:table-cell>
          <table:table-cell office:value-type="float" office:value="-0.27699999999999747" table:style-name="ce25">
            <text:p><text:s/>-0,277<text:s/></text:p>
          </table:table-cell>
          <table:table-cell table:number-columns-repeated="16344"/>
        </table:table-row>
        <table:table-row table:style-name="ro4">
          <table:table-cell office:value-type="string" table:style-name="ce26">
            <text:p>CFI</text:p>
          </table:table-cell>
          <table:table-cell office:value-type="float" office:value="2009" table:style-name="ce2">
            <text:p>2009</text:p>
          </table:table-cell>
          <table:table-cell office:value-type="string" table:style-name="ce27">
            <text:p>BZK</text:p>
          </table:table-cell>
          <table:table-cell office:value-type="float" office:value="384" table:style-name="ce28">
            <text:p><text:s/>384<text:s/></text:p>
          </table:table-cell>
          <table:table-cell table:style-name="ce20"/>
          <table:table-cell office:value-type="float" office:value="2.3079999999999998" table:style-name="ce21">
            <text:p><text:s/>2,308<text:s/></text:p>
          </table:table-cell>
          <table:table-cell table:style-name="ce21"/>
          <table:table-cell office:value-type="float" office:value="2.3079999999999998" table:style-name="ce22">
            <text:p><text:s/>2,308<text:s/></text:p>
          </table:table-cell>
          <table:table-cell table:style-name="ce21"/>
          <table:table-cell office:value-type="float" office:value="1.01" table:style-name="ce21">
            <text:p><text:s/>1,010<text:s/></text:p>
          </table:table-cell>
          <table:table-cell office:value-type="float" office:value="24.745999999999999" table:style-name="ce21">
            <text:p><text:s/>24,746<text:s/></text:p>
          </table:table-cell>
          <table:table-cell office:value-type="float" office:value="25.756" table:style-name="ce22">
            <text:p><text:s/>25,756<text:s/></text:p>
          </table:table-cell>
          <table:table-cell office:value-type="float" office:value="28.064" table:style-name="ce23">
            <text:p><text:s/>28,064<text:s/></text:p>
          </table:table-cell>
          <table:table-cell office:value-type="float" office:value="1.6890000000000001" table:style-name="ce21">
            <text:p><text:s/>1,689<text:s/></text:p>
          </table:table-cell>
          <table:table-cell table:style-name="ce21"/>
          <table:table-cell office:value-type="float" office:value="-0.46100000000000002" table:style-name="ce21">
            <text:p><text:s/>-0,461<text:s/></text:p>
          </table:table-cell>
          <table:table-cell office:value-type="float" office:value="1.228" table:style-name="ce22">
            <text:p><text:s/>1,228<text:s/></text:p>
          </table:table-cell>
          <table:table-cell office:value-type="float" office:value="1.8979999999999999" table:style-name="ce24">
            <text:p><text:s/>1,898<text:s/></text:p>
          </table:table-cell>
          <table:table-cell office:value-type="float" office:value="2.2000000000000002" table:style-name="ce24">
            <text:p><text:s/>2,200<text:s/></text:p>
          </table:table-cell>
          <table:table-cell office:value-type="float" office:value="22.738" table:style-name="ce24">
            <text:p><text:s/>22,738<text:s/></text:p>
          </table:table-cell>
          <table:table-cell office:value-type="float" office:value="28.064" table:style-name="ce23">
            <text:p><text:s/>28,064<text:s/></text:p>
          </table:table-cell>
          <table:table-cell office:value-type="float" office:value="62.118000000000002" table:style-name="ce21">
            <text:p><text:s/>62,118<text:s/></text:p>
          </table:table-cell>
          <table:table-cell office:value-type="float" office:value="0.17799999999999999" table:style-name="ce21">
            <text:p><text:s/>0,178<text:s/></text:p>
          </table:table-cell>
          <table:table-cell office:value-type="float" office:value="1.19" table:style-name="ce21">
            <text:p><text:s/>1,190<text:s/></text:p>
          </table:table-cell>
          <table:table-cell office:value-type="float" office:value="63.485999999999997" table:style-name="ce22">
            <text:p><text:s/>63,486<text:s/></text:p>
          </table:table-cell>
          <table:table-cell table:style-name="ce21"/>
          <table:table-cell office:value-type="float" office:value="2.5999999999999999E-2" table:style-name="ce21">
            <text:p><text:s/>0,026<text:s/></text:p>
          </table:table-cell>
          <table:table-cell table:style-name="ce21"/>
          <table:table-cell office:value-type="float" office:value="1.169" table:style-name="ce21">
            <text:p><text:s/>1,169<text:s/></text:p>
          </table:table-cell>
          <table:table-cell office:value-type="float" office:value="64.680999999999997" table:style-name="ce22">
            <text:p><text:s/>64,681<text:s/></text:p>
          </table:table-cell>
          <table:table-cell office:value-type="float" office:value="27.454000000000001" table:style-name="ce20">
            <text:p><text:s/>27,454<text:s/></text:p>
          </table:table-cell>
          <table:table-cell office:value-type="float" office:value="35.094000000000001" table:style-name="ce21">
            <text:p><text:s/>35,094<text:s/></text:p>
          </table:table-cell>
          <table:table-cell office:value-type="float" office:value="62.548000000000002" table:style-name="ce22">
            <text:p><text:s/>62,548<text:s/></text:p>
          </table:table-cell>
          <table:table-cell office:value-type="float" office:value="1.516" table:style-name="ce21">
            <text:p><text:s/>1,516<text:s/></text:p>
          </table:table-cell>
          <table:table-cell table:style-name="ce21"/>
          <table:table-cell office:value-type="float" office:value="2E-3" table:style-name="ce21">
            <text:p><text:s/>0,002<text:s/></text:p>
          </table:table-cell>
          <table:table-cell office:value-type="float" office:value="0.189" table:style-name="ce21">
            <text:p><text:s/>0,189<text:s/></text:p>
          </table:table-cell>
          <table:table-cell office:value-type="float" office:value="0.88700000000000001" table:style-name="ce21">
            <text:p><text:s/>0,887<text:s/></text:p>
          </table:table-cell>
          <table:table-cell office:value-type="float" office:value="65.141999999999996" table:style-name="ce23">
            <text:p><text:s/>65,142<text:s/></text:p>
          </table:table-cell>
          <table:table-cell office:value-type="float" office:value="-0.46099999999999852" table:style-name="ce25">
            <text:p><text:s/>-0,461<text:s/></text:p>
          </table:table-cell>
          <table:table-cell table:number-columns-repeated="16344"/>
        </table:table-row>
        <table:table-row table:style-name="ro4">
          <table:table-cell office:value-type="string" table:style-name="ce26">
            <text:p>KLPD</text:p>
          </table:table-cell>
          <table:table-cell office:value-type="float" office:value="2009" table:style-name="ce2">
            <text:p>2009</text:p>
          </table:table-cell>
          <table:table-cell office:value-type="string" table:style-name="ce27">
            <text:p>BZK</text:p>
          </table:table-cell>
          <table:table-cell office:value-type="float" office:value="4959.7" table:style-name="ce28">
            <text:p><text:s/>4.960<text:s/></text:p>
          </table:table-cell>
          <table:table-cell table:style-name="ce20"/>
          <table:table-cell office:value-type="float" office:value="204.24" table:style-name="ce21">
            <text:p><text:s/>204,240<text:s/></text:p>
          </table:table-cell>
          <table:table-cell table:style-name="ce21"/>
          <table:table-cell office:value-type="float" office:value="204.24" table:style-name="ce22">
            <text:p><text:s/>204,240<text:s/></text:p>
          </table:table-cell>
          <table:table-cell table:style-name="ce21"/>
          <table:table-cell office:value-type="float" office:value="13.944000000000001" table:style-name="ce21">
            <text:p><text:s/>13,944<text:s/></text:p>
          </table:table-cell>
          <table:table-cell office:value-type="float" office:value="67.007000000000005" table:style-name="ce21">
            <text:p><text:s/>67,007<text:s/></text:p>
          </table:table-cell>
          <table:table-cell office:value-type="float" office:value="80.951000000000008" table:style-name="ce22">
            <text:p><text:s/>80,951<text:s/></text:p>
          </table:table-cell>
          <table:table-cell office:value-type="float" office:value="285.19100000000003" table:style-name="ce23">
            <text:p><text:s/>285,191<text:s/></text:p>
          </table:table-cell>
          <table:table-cell office:value-type="float" office:value="13.782999999999999" table:style-name="ce21">
            <text:p><text:s/>13,783<text:s/></text:p>
          </table:table-cell>
          <table:table-cell table:style-name="ce21"/>
          <table:table-cell office:value-type="float" office:value="2.145" table:style-name="ce21">
            <text:p><text:s/>2,145<text:s/></text:p>
          </table:table-cell>
          <table:table-cell office:value-type="float" office:value="15.927999999999999" table:style-name="ce22">
            <text:p><text:s/>15,928<text:s/></text:p>
          </table:table-cell>
          <table:table-cell office:value-type="float" office:value="6.6589999999999998" table:style-name="ce24">
            <text:p><text:s/>6,659<text:s/></text:p>
          </table:table-cell>
          <table:table-cell office:value-type="float" office:value="118.339" table:style-name="ce24">
            <text:p><text:s/>118,339<text:s/></text:p>
          </table:table-cell>
          <table:table-cell office:value-type="float" office:value="144.26499999999999" table:style-name="ce24">
            <text:p><text:s/>144,265<text:s/></text:p>
          </table:table-cell>
          <table:table-cell office:value-type="float" office:value="285.19099999999997" table:style-name="ce23">
            <text:p><text:s/>285,191<text:s/></text:p>
          </table:table-cell>
          <table:table-cell office:value-type="float" office:value="564.35199999999998" table:style-name="ce21">
            <text:p><text:s/>564,352<text:s/></text:p>
          </table:table-cell>
          <table:table-cell office:value-type="float" office:value="24.728999999999999" table:style-name="ce21">
            <text:p><text:s/>24,729<text:s/></text:p>
          </table:table-cell>
          <table:table-cell office:value-type="float" office:value="13.872999999999999" table:style-name="ce21">
            <text:p><text:s/>13,873<text:s/></text:p>
          </table:table-cell>
          <table:table-cell office:value-type="float" office:value="602.95400000000006" table:style-name="ce22">
            <text:p><text:s/>602,954<text:s/></text:p>
          </table:table-cell>
          <table:table-cell table:style-name="ce21"/>
          <table:table-cell office:value-type="float" office:value="8.4000000000000005E-2" table:style-name="ce21">
            <text:p><text:s/>0,084<text:s/></text:p>
          </table:table-cell>
          <table:table-cell table:style-name="ce21"/>
          <table:table-cell office:value-type="float" office:value="6.0549999999999997" table:style-name="ce21">
            <text:p><text:s/>6,055<text:s/></text:p>
          </table:table-cell>
          <table:table-cell office:value-type="float" office:value="609.09299999999996" table:style-name="ce22">
            <text:p><text:s/>609,093<text:s/></text:p>
          </table:table-cell>
          <table:table-cell office:value-type="float" office:value="396.108" table:style-name="ce20">
            <text:p><text:s/>396,108<text:s/></text:p>
          </table:table-cell>
          <table:table-cell office:value-type="float" office:value="165.209" table:style-name="ce21">
            <text:p><text:s/>165,209<text:s/></text:p>
          </table:table-cell>
          <table:table-cell office:value-type="float" office:value="561.31700000000001" table:style-name="ce22">
            <text:p><text:s/>561,317<text:s/></text:p>
          </table:table-cell>
          <table:table-cell office:value-type="float" office:value="36.253" table:style-name="ce21">
            <text:p><text:s/>36,253<text:s/></text:p>
          </table:table-cell>
          <table:table-cell table:style-name="ce21"/>
          <table:table-cell office:value-type="float" office:value="3.431" table:style-name="ce21">
            <text:p><text:s/>3,431<text:s/></text:p>
          </table:table-cell>
          <table:table-cell office:value-type="float" office:value="3.464" table:style-name="ce21">
            <text:p><text:s/>3,464<text:s/></text:p>
          </table:table-cell>
          <table:table-cell office:value-type="float" office:value="2.4830000000000001" table:style-name="ce21">
            <text:p><text:s/>2,483<text:s/></text:p>
          </table:table-cell>
          <table:table-cell office:value-type="float" office:value="606.94800000000009" table:style-name="ce23">
            <text:p><text:s/>606,948<text:s/></text:p>
          </table:table-cell>
          <table:table-cell office:value-type="float" office:value="2.1449999999998681" table:style-name="ce25">
            <text:p><text:s/>2,145<text:s/></text:p>
          </table:table-cell>
          <table:table-cell table:number-columns-repeated="16344"/>
        </table:table-row>
        <table:table-row table:style-name="ro4">
          <table:table-cell office:value-type="string" table:style-name="ce26">
            <text:p>LFR</text:p>
          </table:table-cell>
          <table:table-cell office:value-type="float" office:value="2009" table:style-name="ce2">
            <text:p>2009</text:p>
          </table:table-cell>
          <table:table-cell office:value-type="string" table:style-name="ce27">
            <text:p>BZK</text:p>
          </table:table-cell>
          <table:table-cell office:value-type="float" office:value="41" table:style-name="ce28">
            <text:p><text:s/>41<text:s/></text:p>
          </table:table-cell>
          <table:table-cell table:style-name="ce20"/>
          <table:table-cell office:value-type="float" office:value="0.34599999999999997" table:style-name="ce21">
            <text:p><text:s/>0,346<text:s/></text:p>
          </table:table-cell>
          <table:table-cell table:style-name="ce21"/>
          <table:table-cell office:value-type="float" office:value="0.34599999999999997" table:style-name="ce22">
            <text:p><text:s/>0,346<text:s/></text:p>
          </table:table-cell>
          <table:table-cell table:style-name="ce21"/>
          <table:table-cell office:value-type="float" office:value="2.7649999999999997" table:style-name="ce21">
            <text:p><text:s/>2,765<text:s/></text:p>
          </table:table-cell>
          <table:table-cell office:value-type="float" office:value="0.26900000000000002" table:style-name="ce21">
            <text:p><text:s/>0,269<text:s/></text:p>
          </table:table-cell>
          <table:table-cell office:value-type="float" office:value="3.0339999999999998" table:style-name="ce22">
            <text:p><text:s/>3,034<text:s/></text:p>
          </table:table-cell>
          <table:table-cell office:value-type="float" office:value="3.38" table:style-name="ce23">
            <text:p><text:s/>3,380<text:s/></text:p>
          </table:table-cell>
          <table:table-cell office:value-type="float" office:value="0.78800000000000003" table:style-name="ce21">
            <text:p><text:s/>0,788<text:s/></text:p>
          </table:table-cell>
          <table:table-cell table:style-name="ce21"/>
          <table:table-cell office:value-type="float" office:value="-0.40400000000000003" table:style-name="ce21">
            <text:p><text:s/>-0,404<text:s/></text:p>
          </table:table-cell>
          <table:table-cell office:value-type="float" office:value="0.38400000000000001" table:style-name="ce22">
            <text:p><text:s/>0,384<text:s/></text:p>
          </table:table-cell>
          <table:table-cell office:value-type="float" office:value="5.0999999999999997E-2" table:style-name="ce24">
            <text:p><text:s/>0,051<text:s/></text:p>
          </table:table-cell>
          <table:table-cell table:style-name="ce24"/>
          <table:table-cell office:value-type="float" office:value="2.9449999999999998" table:style-name="ce24">
            <text:p><text:s/>2,945<text:s/></text:p>
          </table:table-cell>
          <table:table-cell office:value-type="float" office:value="3.38" table:style-name="ce23">
            <text:p><text:s/>3,380<text:s/></text:p>
          </table:table-cell>
          <table:table-cell office:value-type="float" office:value="24.143000000000001" table:style-name="ce21">
            <text:p><text:s/>24,143<text:s/></text:p>
          </table:table-cell>
          <table:table-cell office:value-type="float" office:value="4.0000000000000001E-3" table:style-name="ce21">
            <text:p><text:s/>0,004<text:s/></text:p>
          </table:table-cell>
          <table:table-cell office:value-type="float" office:value="1.599" table:style-name="ce21">
            <text:p><text:s/>1,599<text:s/></text:p>
          </table:table-cell>
          <table:table-cell office:value-type="float" office:value="25.746000000000002" table:style-name="ce22">
            <text:p><text:s/>25,746<text:s/></text:p>
          </table:table-cell>
          <table:table-cell table:style-name="ce21"/>
          <table:table-cell office:value-type="float" office:value="2E-3" table:style-name="ce21">
            <text:p><text:s/>0,002<text:s/></text:p>
          </table:table-cell>
          <table:table-cell table:number-columns-repeated="2" table:style-name="ce21"/>
          <table:table-cell office:value-type="float" office:value="25.748000000000001" table:style-name="ce22">
            <text:p><text:s/>25,748<text:s/></text:p>
          </table:table-cell>
          <table:table-cell office:value-type="float" office:value="4.8129999999999997" table:style-name="ce20">
            <text:p><text:s/>4,813<text:s/></text:p>
          </table:table-cell>
          <table:table-cell office:value-type="float" office:value="21.873999999999999" table:style-name="ce21">
            <text:p><text:s/>21,874<text:s/></text:p>
          </table:table-cell>
          <table:table-cell office:value-type="float" office:value="26.686999999999998" table:style-name="ce22">
            <text:p><text:s/>26,687<text:s/></text:p>
          </table:table-cell>
          <table:table-cell office:value-type="float" office:value="0.121" table:style-name="ce21">
            <text:p><text:s/>0,121<text:s/></text:p>
          </table:table-cell>
          <table:table-cell table:style-name="ce21"/>
          <table:table-cell office:value-type="float" office:value="-0.68" table:style-name="ce21">
            <text:p><text:s/>-0,680<text:s/></text:p>
          </table:table-cell>
          <table:table-cell office:value-type="float" office:value="2.4E-2" table:style-name="ce21">
            <text:p><text:s/>0,024<text:s/></text:p>
          </table:table-cell>
          <table:table-cell table:style-name="ce21"/>
          <table:table-cell office:value-type="float" office:value="26.151999999999997" table:style-name="ce23">
            <text:p><text:s/>26,152<text:s/></text:p>
          </table:table-cell>
          <table:table-cell office:value-type="float" office:value="-0.40399999999999636" table:style-name="ce25">
            <text:p><text:s/>-0,404<text:s/></text:p>
          </table:table-cell>
          <table:table-cell table:number-columns-repeated="16344"/>
        </table:table-row>
        <table:table-row table:style-name="ro4">
          <table:table-cell office:value-type="string" table:style-name="ce26">
            <text:p>P-Direkt</text:p>
          </table:table-cell>
          <table:table-cell office:value-type="float" office:value="2009" table:style-name="ce2">
            <text:p>2009</text:p>
          </table:table-cell>
          <table:table-cell office:value-type="string" table:style-name="ce27">
            <text:p>BZK</text:p>
          </table:table-cell>
          <table:table-cell office:value-type="float" office:value="93" table:style-name="ce28">
            <text:p><text:s/>93<text:s/></text:p>
          </table:table-cell>
          <table:table-cell office:value-type="float" office:value="93.501000000000005" table:style-name="ce20">
            <text:p><text:s/>93,501<text:s/></text:p>
          </table:table-cell>
          <table:table-cell office:value-type="float" office:value="0.156" table:style-name="ce21">
            <text:p><text:s/>0,156<text:s/></text:p>
          </table:table-cell>
          <table:table-cell table:style-name="ce21"/>
          <table:table-cell office:value-type="float" office:value="93.657000000000011" table:style-name="ce22">
            <text:p><text:s/>93,657<text:s/></text:p>
          </table:table-cell>
          <table:table-cell table:style-name="ce21"/>
          <table:table-cell office:value-type="float" office:value="6.5090000000000003" table:style-name="ce21">
            <text:p><text:s/>6,509<text:s/></text:p>
          </table:table-cell>
          <table:table-cell office:value-type="float" office:value="22.173999999999999" table:style-name="ce21">
            <text:p><text:s/>22,174<text:s/></text:p>
          </table:table-cell>
          <table:table-cell office:value-type="float" office:value="28.683" table:style-name="ce22">
            <text:p><text:s/>28,683<text:s/></text:p>
          </table:table-cell>
          <table:table-cell office:value-type="float" office:value="122.34" table:style-name="ce23">
            <text:p><text:s/>122,340<text:s/></text:p>
          </table:table-cell>
          <table:table-cell office:value-type="float" office:value="5.3999999999999999E-2" table:style-name="ce21">
            <text:p><text:s/>0,054<text:s/></text:p>
          </table:table-cell>
          <table:table-cell table:style-name="ce21"/>
          <table:table-cell office:value-type="float" office:value="3.2000000000000001E-2" table:style-name="ce21">
            <text:p><text:s/>0,032<text:s/></text:p>
          </table:table-cell>
          <table:table-cell office:value-type="float" office:value="8.5999999999999993E-2" table:style-name="ce22">
            <text:p><text:s/>0,086<text:s/></text:p>
          </table:table-cell>
          <table:table-cell office:value-type="float" office:value="0.14899999999999999" table:style-name="ce24">
            <text:p><text:s/>0,149<text:s/></text:p>
          </table:table-cell>
          <table:table-cell office:value-type="float" office:value="93.897000000000006" table:style-name="ce24">
            <text:p><text:s/>93,897<text:s/></text:p>
          </table:table-cell>
          <table:table-cell office:value-type="float" office:value="28.208000000000002" table:style-name="ce24">
            <text:p><text:s/>28,208<text:s/></text:p>
          </table:table-cell>
          <table:table-cell office:value-type="float" office:value="122.34" table:style-name="ce23">
            <text:p><text:s/>122,340<text:s/></text:p>
          </table:table-cell>
          <table:table-cell office:value-type="float" office:value="2.278" table:style-name="ce21">
            <text:p><text:s/>2,278<text:s/></text:p>
          </table:table-cell>
          <table:table-cell office:value-type="float" office:value="48.399000000000001" table:style-name="ce21">
            <text:p><text:s/>48,399<text:s/></text:p>
          </table:table-cell>
          <table:table-cell table:style-name="ce21"/>
          <table:table-cell office:value-type="float" office:value="50.677" table:style-name="ce22">
            <text:p><text:s/>50,677<text:s/></text:p>
          </table:table-cell>
          <table:table-cell table:style-name="ce21"/>
          <table:table-cell office:value-type="float" office:value="1.6E-2" table:style-name="ce21">
            <text:p><text:s/>0,016<text:s/></text:p>
          </table:table-cell>
          <table:table-cell table:style-name="ce21"/>
          <table:table-cell office:value-type="float" office:value="3.5859999999999999" table:style-name="ce21">
            <text:p><text:s/>3,586<text:s/></text:p>
          </table:table-cell>
          <table:table-cell office:value-type="float" office:value="54.278999999999996" table:style-name="ce22">
            <text:p><text:s/>54,279<text:s/></text:p>
          </table:table-cell>
          <table:table-cell office:value-type="float" office:value="12.054" table:style-name="ce20">
            <text:p><text:s/>12,054<text:s/></text:p>
          </table:table-cell>
          <table:table-cell office:value-type="float" office:value="1.8089999999999999" table:style-name="ce21">
            <text:p><text:s/>1,809<text:s/></text:p>
          </table:table-cell>
          <table:table-cell office:value-type="float" office:value="13.863" table:style-name="ce22">
            <text:p><text:s/>13,863<text:s/></text:p>
          </table:table-cell>
          <table:table-cell office:value-type="float" office:value="4.8630000000000004" table:style-name="ce21">
            <text:p><text:s/>4,863<text:s/></text:p>
          </table:table-cell>
          <table:table-cell office:value-type="float" office:value="32.347000000000001" table:style-name="ce21">
            <text:p><text:s/>32,347<text:s/></text:p>
          </table:table-cell>
          <table:table-cell table:style-name="ce21"/>
          <table:table-cell office:value-type="float" office:value="3.1739999999999999" table:style-name="ce21">
            <text:p><text:s/>3,174<text:s/></text:p>
          </table:table-cell>
          <table:table-cell table:style-name="ce21"/>
          <table:table-cell office:value-type="float" office:value="54.247" table:style-name="ce23">
            <text:p><text:s/>54,247<text:s/></text:p>
          </table:table-cell>
          <table:table-cell office:value-type="float" office:value="3.1999999999996476E-2" table:style-name="ce25">
            <text:p><text:s/>0,032<text:s/></text:p>
          </table:table-cell>
          <table:table-cell table:number-columns-repeated="16344"/>
        </table:table-row>
        <table:table-row table:style-name="ro4">
          <table:table-cell office:value-type="string" table:style-name="ce26">
            <text:p>RGD</text:p>
          </table:table-cell>
          <table:table-cell office:value-type="float" office:value="2009" table:style-name="ce2">
            <text:p>2009</text:p>
          </table:table-cell>
          <table:table-cell office:value-type="string" table:style-name="ce27">
            <text:p>BZK</text:p>
          </table:table-cell>
          <table:table-cell office:value-type="float" office:value="966" table:style-name="ce28">
            <text:p><text:s/>966<text:s/></text:p>
          </table:table-cell>
          <table:table-cell table:style-name="ce20"/>
          <table:table-cell office:value-type="float" office:value="5693.6559999999999" table:style-name="ce21">
            <text:p><text:s/>5.693,656<text:s/></text:p>
          </table:table-cell>
          <table:table-cell office:value-type="float" office:value="882.24900000000002" table:style-name="ce21">
            <text:p><text:s/>882,249<text:s/></text:p>
          </table:table-cell>
          <table:table-cell office:value-type="float" office:value="6575.9049999999997" table:style-name="ce22">
            <text:p><text:s/>6.575,905<text:s/></text:p>
          </table:table-cell>
          <table:table-cell office:value-type="float" office:value="60.594000000000001" table:style-name="ce21">
            <text:p><text:s/>60,594<text:s/></text:p>
          </table:table-cell>
          <table:table-cell office:value-type="float" office:value="100.52700000000002" table:style-name="ce21">
            <text:p><text:s/>100,527<text:s/></text:p>
          </table:table-cell>
          <table:table-cell office:value-type="float" office:value="597.96900000000005" table:style-name="ce21">
            <text:p><text:s/>597,969<text:s/></text:p>
          </table:table-cell>
          <table:table-cell office:value-type="float" office:value="759.09" table:style-name="ce22">
            <text:p><text:s/>759,090<text:s/></text:p>
          </table:table-cell>
          <table:table-cell office:value-type="float" office:value="7334.9949999999999" table:style-name="ce23">
            <text:p><text:s/>7.334,995<text:s/></text:p>
          </table:table-cell>
          <table:table-cell office:value-type="float" office:value="243.917" table:style-name="ce21">
            <text:p><text:s/>243,917<text:s/></text:p>
          </table:table-cell>
          <table:table-cell table:style-name="ce21"/>
          <table:table-cell office:value-type="float" office:value="-5.7169999999999996" table:style-name="ce21">
            <text:p><text:s/>-5,717<text:s/></text:p>
          </table:table-cell>
          <table:table-cell office:value-type="float" office:value="238.2" table:style-name="ce22">
            <text:p><text:s/>238,200<text:s/></text:p>
          </table:table-cell>
          <table:table-cell office:value-type="float" office:value="80.716999999999999" table:style-name="ce24">
            <text:p><text:s/>80,717<text:s/></text:p>
          </table:table-cell>
          <table:table-cell office:value-type="float" office:value="6134.9859999999999" table:style-name="ce24">
            <text:p><text:s/>6.134,986<text:s/></text:p>
          </table:table-cell>
          <table:table-cell office:value-type="float" office:value="881.09199999999998" table:style-name="ce24">
            <text:p><text:s/>881,092<text:s/></text:p>
          </table:table-cell>
          <table:table-cell office:value-type="float" office:value="7334.9949999999999" table:style-name="ce23">
            <text:p><text:s/>7.334,995<text:s/></text:p>
          </table:table-cell>
          <table:table-cell office:value-type="float" office:value="98.989000000000004" table:style-name="ce21">
            <text:p><text:s/>98,989<text:s/></text:p>
          </table:table-cell>
          <table:table-cell office:value-type="float" office:value="1382.0930000000001" table:style-name="ce21">
            <text:p><text:s/>1.382,093<text:s/></text:p>
          </table:table-cell>
          <table:table-cell office:value-type="float" office:value="11.778" table:style-name="ce21">
            <text:p><text:s/>11,778<text:s/></text:p>
          </table:table-cell>
          <table:table-cell office:value-type="float" office:value="1492.8600000000001" table:style-name="ce22">
            <text:p><text:s/>1.492,860<text:s/></text:p>
          </table:table-cell>
          <table:table-cell office:value-type="float" office:value="38.886000000000003" table:style-name="ce21">
            <text:p><text:s/>38,886<text:s/></text:p>
          </table:table-cell>
          <table:table-cell office:value-type="float" office:value="2.8010000000000002" table:style-name="ce21">
            <text:p><text:s/>2,801<text:s/></text:p>
          </table:table-cell>
          <table:table-cell table:number-columns-repeated="2" table:style-name="ce21"/>
          <table:table-cell office:value-type="float" office:value="1534.547" table:style-name="ce22">
            <text:p><text:s/>1.534,547<text:s/></text:p>
          </table:table-cell>
          <table:table-cell office:value-type="float" office:value="58.811999999999998" table:style-name="ce20">
            <text:p><text:s/>58,812<text:s/></text:p>
          </table:table-cell>
          <table:table-cell office:value-type="float" office:value="19.603999999999999" table:style-name="ce21">
            <text:p><text:s/>19,604<text:s/></text:p>
          </table:table-cell>
          <table:table-cell office:value-type="float" office:value="78.415999999999997" table:style-name="ce22">
            <text:p><text:s/>78,416<text:s/></text:p>
          </table:table-cell>
          <table:table-cell office:value-type="float" office:value="313.45800000000003" table:style-name="ce21">
            <text:p><text:s/>313,458<text:s/></text:p>
          </table:table-cell>
          <table:table-cell office:value-type="float" office:value="816.41299999999978" table:style-name="ce21">
            <text:p><text:s/>816,413<text:s/></text:p>
          </table:table-cell>
          <table:table-cell office:value-type="float" office:value="43.307000000000002" table:style-name="ce21">
            <text:p><text:s/>43,307<text:s/></text:p>
          </table:table-cell>
          <table:table-cell office:value-type="float" office:value="288.67" table:style-name="ce21">
            <text:p><text:s/>288,670<text:s/></text:p>
          </table:table-cell>
          <table:table-cell table:style-name="ce21"/>
          <table:table-cell office:value-type="float" office:value="1540.2639999999999" table:style-name="ce23">
            <text:p><text:s/>1.540,264<text:s/></text:p>
          </table:table-cell>
          <table:table-cell office:value-type="float" office:value="-5.7169999999998709" table:style-name="ce25">
            <text:p><text:s/>-5,717<text:s/></text:p>
          </table:table-cell>
          <table:table-cell table:number-columns-repeated="16344"/>
        </table:table-row>
        <table:table-row table:style-name="ro4">
          <table:table-cell office:value-type="string" table:style-name="ce29">
            <text:p>UBR</text:p>
          </table:table-cell>
          <table:table-cell office:value-type="float" office:value="2009" table:style-name="ce2">
            <text:p>2009</text:p>
          </table:table-cell>
          <table:table-cell office:value-type="string" table:style-name="ce27">
            <text:p>BZK</text:p>
          </table:table-cell>
          <table:table-cell office:value-type="float" office:value="516" table:style-name="ce28">
            <text:p><text:s/>516<text:s/></text:p>
          </table:table-cell>
          <table:table-cell office:value-type="float" office:value="0.97599999999999998" table:style-name="ce20">
            <text:p><text:s/>0,976<text:s/></text:p>
          </table:table-cell>
          <table:table-cell office:value-type="float" office:value="1.51" table:style-name="ce21">
            <text:p><text:s/>1,510<text:s/></text:p>
          </table:table-cell>
          <table:table-cell table:style-name="ce21"/>
          <table:table-cell office:value-type="float" office:value="2.4859999999999998" table:style-name="ce22">
            <text:p><text:s/>2,486<text:s/></text:p>
          </table:table-cell>
          <table:table-cell office:value-type="float" office:value="0.32900000000000001" table:style-name="ce21">
            <text:p><text:s/>0,329<text:s/></text:p>
          </table:table-cell>
          <table:table-cell office:value-type="float" office:value="19.018999999999998" table:style-name="ce21">
            <text:p><text:s/>19,019<text:s/></text:p>
          </table:table-cell>
          <table:table-cell office:value-type="float" office:value="20.533000000000001" table:style-name="ce21">
            <text:p><text:s/>20,533<text:s/></text:p>
          </table:table-cell>
          <table:table-cell office:value-type="float" office:value="39.881" table:style-name="ce22">
            <text:p><text:s/>39,881<text:s/></text:p>
          </table:table-cell>
          <table:table-cell office:value-type="float" office:value="42.366999999999997" table:style-name="ce23">
            <text:p><text:s/>42,367<text:s/></text:p>
          </table:table-cell>
          <table:table-cell office:value-type="float" office:value="1.41" table:style-name="ce21">
            <text:p><text:s/>1,410<text:s/></text:p>
          </table:table-cell>
          <table:table-cell office:value-type="float" office:value="1.0940000000000001" table:style-name="ce21">
            <text:p><text:s/>1,094<text:s/></text:p>
          </table:table-cell>
          <table:table-cell office:value-type="float" office:value="3.4620000000000002" table:style-name="ce21">
            <text:p><text:s/>3,462<text:s/></text:p>
          </table:table-cell>
          <table:table-cell office:value-type="float" office:value="5.9660000000000002" table:style-name="ce22">
            <text:p><text:s/>5,966<text:s/></text:p>
          </table:table-cell>
          <table:table-cell table:style-name="ce24"/>
          <table:table-cell office:value-type="float" office:value="0.45200000000000001" table:style-name="ce24">
            <text:p><text:s/>0,452<text:s/></text:p>
          </table:table-cell>
          <table:table-cell office:value-type="float" office:value="35.948999999999998" table:style-name="ce24">
            <text:p><text:s/>35,949<text:s/></text:p>
          </table:table-cell>
          <table:table-cell office:value-type="float" office:value="42.366999999999997" table:style-name="ce23">
            <text:p><text:s/>42,367<text:s/></text:p>
          </table:table-cell>
          <table:table-cell office:value-type="float" office:value="43.643999999999998" table:style-name="ce21">
            <text:p><text:s/>43,644<text:s/></text:p>
          </table:table-cell>
          <table:table-cell office:value-type="float" office:value="66.484999999999999" table:style-name="ce21">
            <text:p><text:s/>66,485<text:s/></text:p>
          </table:table-cell>
          <table:table-cell office:value-type="float" office:value="5.9610000000000003" table:style-name="ce21">
            <text:p><text:s/>5,961<text:s/></text:p>
          </table:table-cell>
          <table:table-cell office:value-type="float" office:value="116.08999999999999" table:style-name="ce22">
            <text:p><text:s/>116,090<text:s/></text:p>
          </table:table-cell>
          <table:table-cell table:style-name="ce21"/>
          <table:table-cell office:value-type="float" office:value="0.21" table:style-name="ce21">
            <text:p><text:s/>0,210<text:s/></text:p>
          </table:table-cell>
          <table:table-cell table:style-name="ce21"/>
          <table:table-cell office:value-type="float" office:value="5.5990000000000002" table:style-name="ce21">
            <text:p><text:s/>5,599<text:s/></text:p>
          </table:table-cell>
          <table:table-cell office:value-type="float" office:value="121.89899999999999" table:style-name="ce22">
            <text:p><text:s/>121,899<text:s/></text:p>
          </table:table-cell>
          <table:table-cell office:value-type="float" office:value="67.399000000000001" table:style-name="ce20">
            <text:p><text:s/>67,399<text:s/></text:p>
          </table:table-cell>
          <table:table-cell office:value-type="float" office:value="48.874000000000002" table:style-name="ce21">
            <text:p><text:s/>48,874<text:s/></text:p>
          </table:table-cell>
          <table:table-cell office:value-type="float" office:value="116.273" table:style-name="ce22">
            <text:p><text:s/>116,273<text:s/></text:p>
          </table:table-cell>
          <table:table-cell office:value-type="float" office:value="0.34399999999999997" table:style-name="ce21">
            <text:p><text:s/>0,344<text:s/></text:p>
          </table:table-cell>
          <table:table-cell table:number-columns-repeated="2" table:style-name="ce21"/>
          <table:table-cell office:value-type="float" office:value="0.38600000000000001" table:style-name="ce21">
            <text:p><text:s/>0,386<text:s/></text:p>
          </table:table-cell>
          <table:table-cell office:value-type="float" office:value="2.7" table:style-name="ce21">
            <text:p><text:s/>2,700<text:s/></text:p>
          </table:table-cell>
          <table:table-cell office:value-type="float" office:value="119.70299999999999" table:style-name="ce23">
            <text:p><text:s/>119,703<text:s/></text:p>
          </table:table-cell>
          <table:table-cell office:value-type="float" office:value="2.195999999999998" table:style-name="ce25">
            <text:p><text:s/>2,196<text:s/></text:p>
          </table:table-cell>
          <table:table-cell table:number-columns-repeated="16344"/>
        </table:table-row>
        <table:table-row table:style-name="ro4">
          <table:table-cell office:value-type="string" table:style-name="ce26">
            <text:p>DTO</text:p>
          </table:table-cell>
          <table:table-cell office:value-type="float" office:value="2009" table:style-name="ce2">
            <text:p>2009</text:p>
          </table:table-cell>
          <table:table-cell office:value-type="string" table:style-name="ce27">
            <text:p>DEF</text:p>
          </table:table-cell>
          <table:table-cell office:value-type="float" office:value="2178" table:style-name="ce28">
            <text:p><text:s/>2.178<text:s/></text:p>
          </table:table-cell>
          <table:table-cell office:value-type="float" office:value="3.532" table:style-name="ce20">
            <text:p><text:s/>3,532<text:s/></text:p>
          </table:table-cell>
          <table:table-cell office:value-type="float" office:value="108.61599999999999" table:style-name="ce21">
            <text:p><text:s/>108,616<text:s/></text:p>
          </table:table-cell>
          <table:table-cell table:style-name="ce21"/>
          <table:table-cell office:value-type="float" office:value="112.14799999999998" table:style-name="ce22">
            <text:p><text:s/>112,148<text:s/></text:p>
          </table:table-cell>
          <table:table-cell office:value-type="float" office:value="3.6040000000000001" table:style-name="ce21">
            <text:p><text:s/>3,604<text:s/></text:p>
          </table:table-cell>
          <table:table-cell office:value-type="float" office:value="92.525000000000006" table:style-name="ce21">
            <text:p><text:s/>92,525<text:s/></text:p>
          </table:table-cell>
          <table:table-cell office:value-type="float" office:value="15.023999999999999" table:style-name="ce21">
            <text:p><text:s/>15,024<text:s/></text:p>
          </table:table-cell>
          <table:table-cell office:value-type="float" office:value="111.15300000000001" table:style-name="ce22">
            <text:p><text:s/>111,153<text:s/></text:p>
          </table:table-cell>
          <table:table-cell office:value-type="float" office:value="223.30099999999999" table:style-name="ce23">
            <text:p><text:s/>223,301<text:s/></text:p>
          </table:table-cell>
          <table:table-cell office:value-type="float" office:value="12.064" table:style-name="ce21">
            <text:p><text:s/>12,064<text:s/></text:p>
          </table:table-cell>
          <table:table-cell table:style-name="ce21"/>
          <table:table-cell office:value-type="float" office:value="-12.833" table:style-name="ce21">
            <text:p><text:s/>-12,833<text:s/></text:p>
          </table:table-cell>
          <table:table-cell office:value-type="float" office:value="-0.76900000000000013" table:style-name="ce22">
            <text:p><text:s/>-0,769<text:s/></text:p>
          </table:table-cell>
          <table:table-cell office:value-type="float" office:value="5.89" table:style-name="ce24">
            <text:p><text:s/>5,890<text:s/></text:p>
          </table:table-cell>
          <table:table-cell office:value-type="float" office:value="78.677999999999997" table:style-name="ce24">
            <text:p><text:s/>78,678<text:s/></text:p>
          </table:table-cell>
          <table:table-cell office:value-type="float" office:value="139.50200000000001" table:style-name="ce24">
            <text:p><text:s/>139,502<text:s/></text:p>
          </table:table-cell>
          <table:table-cell office:value-type="float" office:value="223.30099999999999" table:style-name="ce23">
            <text:p><text:s/>223,301<text:s/></text:p>
          </table:table-cell>
          <table:table-cell office:value-type="float" office:value="359.86700000000002" table:style-name="ce21">
            <text:p><text:s/>359,867<text:s/></text:p>
          </table:table-cell>
          <table:table-cell office:value-type="float" office:value="44.52" table:style-name="ce21">
            <text:p><text:s/>44,520<text:s/></text:p>
          </table:table-cell>
          <table:table-cell table:style-name="ce21"/>
          <table:table-cell office:value-type="float" office:value="404.387" table:style-name="ce22">
            <text:p><text:s/>404,387<text:s/></text:p>
          </table:table-cell>
          <table:table-cell table:style-name="ce21"/>
          <table:table-cell office:value-type="float" office:value="0.20599999999999999" table:style-name="ce21">
            <text:p><text:s/>0,206<text:s/></text:p>
          </table:table-cell>
          <table:table-cell table:number-columns-repeated="2" table:style-name="ce21"/>
          <table:table-cell office:value-type="float" office:value="404.59300000000002" table:style-name="ce22">
            <text:p><text:s/>404,593<text:s/></text:p>
          </table:table-cell>
          <table:table-cell office:value-type="float" office:value="229.06899999999999" table:style-name="ce20">
            <text:p><text:s/>229,069<text:s/></text:p>
          </table:table-cell>
          <table:table-cell office:value-type="float" office:value="135.58199999999999" table:style-name="ce21">
            <text:p><text:s/>135,582<text:s/></text:p>
          </table:table-cell>
          <table:table-cell office:value-type="float" office:value="364.65099999999995" table:style-name="ce22">
            <text:p><text:s/>364,651<text:s/></text:p>
          </table:table-cell>
          <table:table-cell office:value-type="float" office:value="44.022999999999996" table:style-name="ce21">
            <text:p><text:s/>44,023<text:s/></text:p>
          </table:table-cell>
          <table:table-cell table:style-name="ce21"/>
          <table:table-cell office:value-type="float" office:value="3.0550000000000002" table:style-name="ce21">
            <text:p><text:s/>3,055<text:s/></text:p>
          </table:table-cell>
          <table:table-cell office:value-type="float" office:value="5.6970000000000001" table:style-name="ce21">
            <text:p><text:s/>5,697<text:s/></text:p>
          </table:table-cell>
          <table:table-cell table:style-name="ce21"/>
          <table:table-cell office:value-type="float" office:value="417.42599999999999" table:style-name="ce23">
            <text:p><text:s/>417,426<text:s/></text:p>
          </table:table-cell>
          <table:table-cell office:value-type="float" office:value="-12.83299999999997" table:style-name="ce25">
            <text:p><text:s/>-12,833<text:s/></text:p>
          </table:table-cell>
          <table:table-cell table:number-columns-repeated="16344"/>
        </table:table-row>
        <table:table-row table:style-name="ro4">
          <table:table-cell office:value-type="string" table:style-name="ce26">
            <text:p>DVD</text:p>
          </table:table-cell>
          <table:table-cell office:value-type="float" office:value="2009" table:style-name="ce2">
            <text:p>2009</text:p>
          </table:table-cell>
          <table:table-cell office:value-type="string" table:style-name="ce27">
            <text:p>DEF</text:p>
          </table:table-cell>
          <table:table-cell office:value-type="float" office:value="1412" table:style-name="ce28">
            <text:p><text:s/>1.412<text:s/></text:p>
          </table:table-cell>
          <table:table-cell table:style-name="ce20"/>
          <table:table-cell office:value-type="float" office:value="169.04599999999999" table:style-name="ce21">
            <text:p><text:s/>169,046<text:s/></text:p>
          </table:table-cell>
          <table:table-cell table:style-name="ce21"/>
          <table:table-cell office:value-type="float" office:value="169.04599999999999" table:style-name="ce22">
            <text:p><text:s/>169,046<text:s/></text:p>
          </table:table-cell>
          <table:table-cell office:value-type="float" office:value="14.885" table:style-name="ce21">
            <text:p><text:s/>14,885<text:s/></text:p>
          </table:table-cell>
          <table:table-cell office:value-type="float" office:value="31.257999999999999" table:style-name="ce21">
            <text:p><text:s/>31,258<text:s/></text:p>
          </table:table-cell>
          <table:table-cell office:value-type="float" office:value="32.362000000000002" table:style-name="ce21">
            <text:p><text:s/>32,362<text:s/></text:p>
          </table:table-cell>
          <table:table-cell office:value-type="float" office:value="78.504999999999995" table:style-name="ce22">
            <text:p><text:s/>78,505<text:s/></text:p>
          </table:table-cell>
          <table:table-cell office:value-type="float" office:value="247.55099999999999" table:style-name="ce23">
            <text:p><text:s/>247,551<text:s/></text:p>
          </table:table-cell>
          <table:table-cell office:value-type="float" office:value="10.103" table:style-name="ce21">
            <text:p><text:s/>10,103<text:s/></text:p>
          </table:table-cell>
          <table:table-cell table:style-name="ce21"/>
          <table:table-cell office:value-type="float" office:value="3.036" table:style-name="ce21">
            <text:p><text:s/>3,036<text:s/></text:p>
          </table:table-cell>
          <table:table-cell office:value-type="float" office:value="13.138999999999999" table:style-name="ce22">
            <text:p><text:s/>13,139<text:s/></text:p>
          </table:table-cell>
          <table:table-cell office:value-type="float" office:value="11.395" table:style-name="ce24">
            <text:p><text:s/>11,395<text:s/></text:p>
          </table:table-cell>
          <table:table-cell office:value-type="float" office:value="163.60900000000001" table:style-name="ce24">
            <text:p><text:s/>163,609<text:s/></text:p>
          </table:table-cell>
          <table:table-cell office:value-type="float" office:value="59.408000000000001" table:style-name="ce24">
            <text:p><text:s/>59,408<text:s/></text:p>
          </table:table-cell>
          <table:table-cell office:value-type="float" office:value="247.55099999999999" table:style-name="ce23">
            <text:p><text:s/>247,551<text:s/></text:p>
          </table:table-cell>
          <table:table-cell office:value-type="float" office:value="120.935" table:style-name="ce21">
            <text:p><text:s/>120,935<text:s/></text:p>
          </table:table-cell>
          <table:table-cell office:value-type="float" office:value="0.51700000000000002" table:style-name="ce21">
            <text:p><text:s/>0,517<text:s/></text:p>
          </table:table-cell>
          <table:table-cell office:value-type="float" office:value="5.7000000000000002E-2" table:style-name="ce21">
            <text:p><text:s/>0,057<text:s/></text:p>
          </table:table-cell>
          <table:table-cell office:value-type="float" office:value="121.509" table:style-name="ce22">
            <text:p><text:s/>121,509<text:s/></text:p>
          </table:table-cell>
          <table:table-cell office:value-type="float" office:value="160.18800000000002" table:style-name="ce21">
            <text:p><text:s/>160,188<text:s/></text:p>
          </table:table-cell>
          <table:table-cell office:value-type="float" office:value="5.0000000000000001E-3" table:style-name="ce21">
            <text:p><text:s/>0,005<text:s/></text:p>
          </table:table-cell>
          <table:table-cell office:value-type="float" office:value="3.6539999999999999" table:style-name="ce21">
            <text:p><text:s/>3,654<text:s/></text:p>
          </table:table-cell>
          <table:table-cell office:value-type="float" office:value="0.55600000000000005" table:style-name="ce21">
            <text:p><text:s/>0,556<text:s/></text:p>
          </table:table-cell>
          <table:table-cell office:value-type="float" office:value="285.91199999999998" table:style-name="ce22">
            <text:p><text:s/>285,912<text:s/></text:p>
          </table:table-cell>
          <table:table-cell office:value-type="float" office:value="99.45" table:style-name="ce20">
            <text:p><text:s/>99,450<text:s/></text:p>
          </table:table-cell>
          <table:table-cell office:value-type="float" office:value="13.4" table:style-name="ce21">
            <text:p><text:s/>13,400<text:s/></text:p>
          </table:table-cell>
          <table:table-cell office:value-type="float" office:value="112.85000000000001" table:style-name="ce22">
            <text:p><text:s/>112,850<text:s/></text:p>
          </table:table-cell>
          <table:table-cell office:value-type="float" office:value="3.976" table:style-name="ce21">
            <text:p><text:s/>3,976<text:s/></text:p>
          </table:table-cell>
          <table:table-cell office:value-type="float" office:value="150.55699999999999" table:style-name="ce21">
            <text:p><text:s/>150,557<text:s/></text:p>
          </table:table-cell>
          <table:table-cell office:value-type="float" office:value="4.694" table:style-name="ce21">
            <text:p><text:s/>4,694<text:s/></text:p>
          </table:table-cell>
          <table:table-cell office:value-type="float" office:value="7.548" table:style-name="ce21">
            <text:p><text:s/>7,548<text:s/></text:p>
          </table:table-cell>
          <table:table-cell office:value-type="float" office:value="3.2509999999999999" table:style-name="ce21">
            <text:p><text:s/>3,251<text:s/></text:p>
          </table:table-cell>
          <table:table-cell office:value-type="float" office:value="282.87599999999998" table:style-name="ce23">
            <text:p><text:s/>282,876<text:s/></text:p>
          </table:table-cell>
          <table:table-cell office:value-type="float" office:value="3.0360000000000014" table:style-name="ce25">
            <text:p><text:s/>3,036<text:s/></text:p>
          </table:table-cell>
          <table:table-cell table:number-columns-repeated="16344"/>
        </table:table-row>
        <table:table-row table:style-name="ro4">
          <table:table-cell office:value-type="string" table:style-name="ce26">
            <text:p>Paresto</text:p>
          </table:table-cell>
          <table:table-cell office:value-type="float" office:value="2009" table:style-name="ce2">
            <text:p>2009</text:p>
          </table:table-cell>
          <table:table-cell office:value-type="string" table:style-name="ce27">
            <text:p>DEF</text:p>
          </table:table-cell>
          <table:table-cell office:value-type="float" office:value="1285" table:style-name="ce28">
            <text:p><text:s/>1.285<text:s/></text:p>
          </table:table-cell>
          <table:table-cell table:style-name="ce20"/>
          <table:table-cell office:value-type="float" office:value="1.847" table:style-name="ce21">
            <text:p><text:s/>1,847<text:s/></text:p>
          </table:table-cell>
          <table:table-cell table:style-name="ce21"/>
          <table:table-cell office:value-type="float" office:value="1.847" table:style-name="ce22">
            <text:p><text:s/>1,847<text:s/></text:p>
          </table:table-cell>
          <table:table-cell office:value-type="float" office:value="5.4690000000000003" table:style-name="ce21">
            <text:p><text:s/>5,469<text:s/></text:p>
          </table:table-cell>
          <table:table-cell office:value-type="float" office:value="18.112000000000002" table:style-name="ce21">
            <text:p><text:s/>18,112<text:s/></text:p>
          </table:table-cell>
          <table:table-cell office:value-type="float" office:value="8.4109999999999996" table:style-name="ce21">
            <text:p><text:s/>8,411<text:s/></text:p>
          </table:table-cell>
          <table:table-cell office:value-type="float" office:value="31.992000000000004" table:style-name="ce22">
            <text:p><text:s/>31,992<text:s/></text:p>
          </table:table-cell>
          <table:table-cell office:value-type="float" office:value="33.839000000000006" table:style-name="ce23">
            <text:p><text:s/>33,839<text:s/></text:p>
          </table:table-cell>
          <table:table-cell office:value-type="float" office:value="4.9119999999999999" table:style-name="ce21">
            <text:p><text:s/>4,912<text:s/></text:p>
          </table:table-cell>
          <table:table-cell table:style-name="ce21"/>
          <table:table-cell office:value-type="float" office:value="0.72299999999999998" table:style-name="ce21">
            <text:p><text:s/>0,723<text:s/></text:p>
          </table:table-cell>
          <table:table-cell office:value-type="float" office:value="5.6349999999999998" table:style-name="ce22">
            <text:p><text:s/>5,635<text:s/></text:p>
          </table:table-cell>
          <table:table-cell office:value-type="float" office:value="8.7520000000000007" table:style-name="ce24">
            <text:p><text:s/>8,752<text:s/></text:p>
          </table:table-cell>
          <table:table-cell office:value-type="float" office:value="0.78200000000000003" table:style-name="ce24">
            <text:p><text:s/>0,782<text:s/></text:p>
          </table:table-cell>
          <table:table-cell office:value-type="float" office:value="18.670000000000002" table:style-name="ce24">
            <text:p><text:s/>18,670<text:s/></text:p>
          </table:table-cell>
          <table:table-cell office:value-type="float" office:value="33.838999999999999" table:style-name="ce23">
            <text:p><text:s/>33,839<text:s/></text:p>
          </table:table-cell>
          <table:table-cell office:value-type="float" office:value="112.974" table:style-name="ce21">
            <text:p><text:s/>112,974<text:s/></text:p>
          </table:table-cell>
          <table:table-cell table:style-name="ce21"/>
          <table:table-cell office:value-type="float" office:value="0.77500000000000002" table:style-name="ce21">
            <text:p><text:s/>0,775<text:s/></text:p>
          </table:table-cell>
          <table:table-cell office:value-type="float" office:value="113.74900000000001" table:style-name="ce22">
            <text:p><text:s/>113,749<text:s/></text:p>
          </table:table-cell>
          <table:table-cell office:value-type="float" office:value="3.3740000000000001" table:style-name="ce21">
            <text:p><text:s/>3,374<text:s/></text:p>
          </table:table-cell>
          <table:table-cell office:value-type="float" office:value="0.185" table:style-name="ce21">
            <text:p><text:s/>0,185<text:s/></text:p>
          </table:table-cell>
          <table:table-cell table:number-columns-repeated="2" table:style-name="ce21"/>
          <table:table-cell office:value-type="float" office:value="117.30800000000001" table:style-name="ce22">
            <text:p><text:s/>117,308<text:s/></text:p>
          </table:table-cell>
          <table:table-cell office:value-type="float" office:value="66.156999999999996" table:style-name="ce20">
            <text:p><text:s/>66,157<text:s/></text:p>
          </table:table-cell>
          <table:table-cell office:value-type="float" office:value="48.360999999999997" table:style-name="ce21">
            <text:p><text:s/>48,361<text:s/></text:p>
          </table:table-cell>
          <table:table-cell office:value-type="float" office:value="114.518" table:style-name="ce22">
            <text:p><text:s/>114,518<text:s/></text:p>
          </table:table-cell>
          <table:table-cell office:value-type="float" office:value="1.0269999999999999" table:style-name="ce21">
            <text:p><text:s/>1,027<text:s/></text:p>
          </table:table-cell>
          <table:table-cell table:style-name="ce21"/>
          <table:table-cell office:value-type="float" office:value="0.97" table:style-name="ce21">
            <text:p><text:s/>0,970<text:s/></text:p>
          </table:table-cell>
          <table:table-cell office:value-type="float" office:value="7.0000000000000007E-2" table:style-name="ce21">
            <text:p><text:s/>0,070<text:s/></text:p>
          </table:table-cell>
          <table:table-cell table:style-name="ce21"/>
          <table:table-cell office:value-type="float" office:value="116.58499999999999" table:style-name="ce23">
            <text:p><text:s/>116,585<text:s/></text:p>
          </table:table-cell>
          <table:table-cell office:value-type="float" office:value="0.72300000000001319" table:style-name="ce25">
            <text:p><text:s/>0,723<text:s/></text:p>
          </table:table-cell>
          <table:table-cell table:number-columns-repeated="16344"/>
        </table:table-row>
        <table:table-row table:style-name="ro4">
          <table:table-cell office:value-type="string" table:style-name="ce26">
            <text:p>AID</text:p>
          </table:table-cell>
          <table:table-cell office:value-type="float" office:value="2009" table:style-name="ce2">
            <text:p>2009</text:p>
          </table:table-cell>
          <table:table-cell office:value-type="string" table:style-name="ce27">
            <text:p>EZ</text:p>
          </table:table-cell>
          <table:table-cell office:value-type="float" office:value="529" table:style-name="ce28">
            <text:p><text:s/>529<text:s/></text:p>
          </table:table-cell>
          <table:table-cell office:value-type="float" office:value="3.3210000000000002" table:style-name="ce20">
            <text:p><text:s/>3,321<text:s/></text:p>
          </table:table-cell>
          <table:table-cell office:value-type="float" office:value="9.4550000000000001" table:style-name="ce21">
            <text:p><text:s/>9,455<text:s/></text:p>
          </table:table-cell>
          <table:table-cell table:style-name="ce21"/>
          <table:table-cell office:value-type="float" office:value="12.776" table:style-name="ce22">
            <text:p><text:s/>12,776<text:s/></text:p>
          </table:table-cell>
          <table:table-cell table:style-name="ce21"/>
          <table:table-cell office:value-type="float" office:value="1.2290000000000001" table:style-name="ce21">
            <text:p><text:s/>1,229<text:s/></text:p>
          </table:table-cell>
          <table:table-cell office:value-type="float" office:value="9.1489999999999991" table:style-name="ce21">
            <text:p><text:s/>9,149<text:s/></text:p>
          </table:table-cell>
          <table:table-cell office:value-type="float" office:value="10.378" table:style-name="ce22">
            <text:p><text:s/>10,378<text:s/></text:p>
          </table:table-cell>
          <table:table-cell office:value-type="float" office:value="23.154" table:style-name="ce23">
            <text:p><text:s/>23,154<text:s/></text:p>
          </table:table-cell>
          <table:table-cell office:value-type="float" office:value="-5.0000000000000001E-3" table:style-name="ce21">
            <text:p><text:s/>-0,005<text:s/></text:p>
          </table:table-cell>
          <table:table-cell office:value-type="float" office:value="3.32" table:style-name="ce21">
            <text:p><text:s/>3,320<text:s/></text:p>
          </table:table-cell>
          <table:table-cell office:value-type="float" office:value="1.4930000000000001" table:style-name="ce21">
            <text:p><text:s/>1,493<text:s/></text:p>
          </table:table-cell>
          <table:table-cell office:value-type="float" office:value="4.8079999999999998" table:style-name="ce22">
            <text:p><text:s/>4,808<text:s/></text:p>
          </table:table-cell>
          <table:table-cell office:value-type="float" office:value="0.10100000000000001" table:style-name="ce24">
            <text:p><text:s/>0,101<text:s/></text:p>
          </table:table-cell>
          <table:table-cell office:value-type="float" office:value="8.5459999999999994" table:style-name="ce24">
            <text:p><text:s/>8,546<text:s/></text:p>
          </table:table-cell>
          <table:table-cell office:value-type="float" office:value="9.6989999999999998" table:style-name="ce24">
            <text:p><text:s/>9,699<text:s/></text:p>
          </table:table-cell>
          <table:table-cell office:value-type="float" office:value="23.153999999999996" table:style-name="ce23">
            <text:p><text:s/>23,154<text:s/></text:p>
          </table:table-cell>
          <table:table-cell office:value-type="float" office:value="70.66" table:style-name="ce21">
            <text:p><text:s/>70,660<text:s/></text:p>
          </table:table-cell>
          <table:table-cell table:style-name="ce21"/>
          <table:table-cell office:value-type="float" office:value="0.57499999999999996" table:style-name="ce21">
            <text:p><text:s/>0,575<text:s/></text:p>
          </table:table-cell>
          <table:table-cell office:value-type="float" office:value="71.234999999999999" table:style-name="ce22">
            <text:p><text:s/>71,235<text:s/></text:p>
          </table:table-cell>
          <table:table-cell table:style-name="ce21"/>
          <table:table-cell office:value-type="float" office:value="1.2E-2" table:style-name="ce21">
            <text:p><text:s/>0,012<text:s/></text:p>
          </table:table-cell>
          <table:table-cell table:number-columns-repeated="2" table:style-name="ce21"/>
          <table:table-cell office:value-type="float" office:value="71.247" table:style-name="ce22">
            <text:p><text:s/>71,247<text:s/></text:p>
          </table:table-cell>
          <table:table-cell office:value-type="float" office:value="46.637" table:style-name="ce20">
            <text:p><text:s/>46,637<text:s/></text:p>
          </table:table-cell>
          <table:table-cell office:value-type="float" office:value="19.786999999999999" table:style-name="ce21">
            <text:p><text:s/>19,787<text:s/></text:p>
          </table:table-cell>
          <table:table-cell office:value-type="float" office:value="66.424000000000007" table:style-name="ce22">
            <text:p><text:s/>66,424<text:s/></text:p>
          </table:table-cell>
          <table:table-cell office:value-type="float" office:value="2.9380000000000002" table:style-name="ce21">
            <text:p><text:s/>2,938<text:s/></text:p>
          </table:table-cell>
          <table:table-cell table:number-columns-repeated="2" table:style-name="ce21"/>
          <table:table-cell office:value-type="float" office:value="0.39200000000000002" table:style-name="ce21">
            <text:p><text:s/>0,392<text:s/></text:p>
          </table:table-cell>
          <table:table-cell table:style-name="ce21"/>
          <table:table-cell office:value-type="float" office:value="69.754000000000005" table:style-name="ce23">
            <text:p><text:s/>69,754<text:s/></text:p>
          </table:table-cell>
          <table:table-cell office:value-type="float" office:value="1.492999999999995" table:style-name="ce25">
            <text:p><text:s/>1,493<text:s/></text:p>
          </table:table-cell>
          <table:table-cell table:number-columns-repeated="16344"/>
        </table:table-row>
        <table:table-row table:style-name="ro4">
          <table:table-cell office:value-type="string" table:style-name="ce26">
            <text:p>AT</text:p>
          </table:table-cell>
          <table:table-cell office:value-type="float" office:value="2009" table:style-name="ce2">
            <text:p>2009</text:p>
          </table:table-cell>
          <table:table-cell office:value-type="string" table:style-name="ce27">
            <text:p>EZ</text:p>
          </table:table-cell>
          <table:table-cell office:value-type="float" office:value="266" table:style-name="ce28">
            <text:p><text:s/>266<text:s/></text:p>
          </table:table-cell>
          <table:table-cell office:value-type="float" office:value="8.0000000000000002E-3" table:style-name="ce20">
            <text:p><text:s/>0,008<text:s/></text:p>
          </table:table-cell>
          <table:table-cell office:value-type="float" office:value="8.5239999999999991" table:style-name="ce21">
            <text:p><text:s/>8,524<text:s/></text:p>
          </table:table-cell>
          <table:table-cell table:style-name="ce21"/>
          <table:table-cell office:value-type="float" office:value="8.5319999999999983" table:style-name="ce22">
            <text:p><text:s/>8,532<text:s/></text:p>
          </table:table-cell>
          <table:table-cell table:style-name="ce21"/>
          <table:table-cell office:value-type="float" office:value="9.9939999999999998" table:style-name="ce21">
            <text:p><text:s/>9,994<text:s/></text:p>
          </table:table-cell>
          <table:table-cell office:value-type="float" office:value="5.8440000000000003" table:style-name="ce21">
            <text:p><text:s/>5,844<text:s/></text:p>
          </table:table-cell>
          <table:table-cell office:value-type="float" office:value="15.838000000000001" table:style-name="ce22">
            <text:p><text:s/>15,838<text:s/></text:p>
          </table:table-cell>
          <table:table-cell office:value-type="float" office:value="24.369999999999997" table:style-name="ce23">
            <text:p><text:s/>24,370<text:s/></text:p>
          </table:table-cell>
          <table:table-cell office:value-type="float" office:value="1.4530000000000001" table:style-name="ce21">
            <text:p><text:s/>1,453<text:s/></text:p>
          </table:table-cell>
          <table:table-cell table:style-name="ce21"/>
          <table:table-cell office:value-type="float" office:value="0.77600000000000002" table:style-name="ce21">
            <text:p><text:s/>0,776<text:s/></text:p>
          </table:table-cell>
          <table:table-cell office:value-type="float" office:value="2.2290000000000001" table:style-name="ce22">
            <text:p><text:s/>2,229<text:s/></text:p>
          </table:table-cell>
          <table:table-cell office:value-type="float" office:value="1.2909999999999999" table:style-name="ce24">
            <text:p><text:s/>1,291<text:s/></text:p>
          </table:table-cell>
          <table:table-cell office:value-type="float" office:value="3.0760000000000001" table:style-name="ce24">
            <text:p><text:s/>3,076<text:s/></text:p>
          </table:table-cell>
          <table:table-cell office:value-type="float" office:value="17.774000000000001" table:style-name="ce24">
            <text:p><text:s/>17,774<text:s/></text:p>
          </table:table-cell>
          <table:table-cell office:value-type="float" office:value="24.37" table:style-name="ce23">
            <text:p><text:s/>24,370<text:s/></text:p>
          </table:table-cell>
          <table:table-cell office:value-type="float" office:value="11.885" table:style-name="ce21">
            <text:p><text:s/>11,885<text:s/></text:p>
          </table:table-cell>
          <table:table-cell office:value-type="float" office:value="0.625" table:style-name="ce21">
            <text:p><text:s/>0,625<text:s/></text:p>
          </table:table-cell>
          <table:table-cell office:value-type="float" office:value="19.132999999999999" table:style-name="ce21">
            <text:p><text:s/>19,133<text:s/></text:p>
          </table:table-cell>
          <table:table-cell office:value-type="float" office:value="31.643000000000001" table:style-name="ce22">
            <text:p><text:s/>31,643<text:s/></text:p>
          </table:table-cell>
          <table:table-cell table:style-name="ce21"/>
          <table:table-cell office:value-type="float" office:value="3.9E-2" table:style-name="ce21">
            <text:p><text:s/>0,039<text:s/></text:p>
          </table:table-cell>
          <table:table-cell office:value-type="float" office:value="0.27500000000000002" table:style-name="ce21">
            <text:p><text:s/>0,275<text:s/></text:p>
          </table:table-cell>
          <table:table-cell office:value-type="float" office:value="0.13800000000000001" table:style-name="ce21">
            <text:p><text:s/>0,138<text:s/></text:p>
          </table:table-cell>
          <table:table-cell office:value-type="float" office:value="32.094999999999999" table:style-name="ce22">
            <text:p><text:s/>32,095<text:s/></text:p>
          </table:table-cell>
          <table:table-cell office:value-type="float" office:value="19.501999999999999" table:style-name="ce20">
            <text:p><text:s/>19,502<text:s/></text:p>
          </table:table-cell>
          <table:table-cell office:value-type="float" office:value="9.1329999999999991" table:style-name="ce21">
            <text:p><text:s/>9,133<text:s/></text:p>
          </table:table-cell>
          <table:table-cell office:value-type="float" office:value="28.634999999999998" table:style-name="ce22">
            <text:p><text:s/>28,635<text:s/></text:p>
          </table:table-cell>
          <table:table-cell office:value-type="float" office:value="2.0999999999999996" table:style-name="ce21">
            <text:p><text:s/>2,100<text:s/></text:p>
          </table:table-cell>
          <table:table-cell table:style-name="ce21"/>
          <table:table-cell office:value-type="float" office:value="0.53100000000000003" table:style-name="ce21">
            <text:p><text:s/>0,531<text:s/></text:p>
          </table:table-cell>
          <table:table-cell office:value-type="float" office:value="5.2999999999999999E-2" table:style-name="ce21">
            <text:p><text:s/>0,053<text:s/></text:p>
          </table:table-cell>
          <table:table-cell table:style-name="ce21"/>
          <table:table-cell office:value-type="float" office:value="31.318999999999999" table:style-name="ce23">
            <text:p><text:s/>31,319<text:s/></text:p>
          </table:table-cell>
          <table:table-cell office:value-type="float" office:value="0.7759999999999998" table:style-name="ce25">
            <text:p><text:s/>0,776<text:s/></text:p>
          </table:table-cell>
          <table:table-cell table:number-columns-repeated="16344"/>
        </table:table-row>
        <table:table-row table:style-name="ro4">
          <table:table-cell office:value-type="string" table:style-name="ce26">
            <text:p>Dictu</text:p>
          </table:table-cell>
          <table:table-cell office:value-type="float" office:value="2009" table:style-name="ce2">
            <text:p>2009</text:p>
          </table:table-cell>
          <table:table-cell office:value-type="string" table:style-name="ce27">
            <text:p>EZ</text:p>
          </table:table-cell>
          <table:table-cell office:value-type="float" office:value="297" table:style-name="ce28">
            <text:p><text:s/>297<text:s/></text:p>
          </table:table-cell>
          <table:table-cell office:value-type="float" office:value="19.503" table:style-name="ce20">
            <text:p><text:s/>19,503<text:s/></text:p>
          </table:table-cell>
          <table:table-cell office:value-type="float" office:value="10.448" table:style-name="ce21">
            <text:p><text:s/>10,448<text:s/></text:p>
          </table:table-cell>
          <table:table-cell table:style-name="ce21"/>
          <table:table-cell office:value-type="float" office:value="29.951000000000001" table:style-name="ce22">
            <text:p><text:s/>29,951<text:s/></text:p>
          </table:table-cell>
          <table:table-cell table:style-name="ce21"/>
          <table:table-cell office:value-type="float" office:value="15.091999999999999" table:style-name="ce21">
            <text:p><text:s/>15,092<text:s/></text:p>
          </table:table-cell>
          <table:table-cell office:value-type="float" office:value="4.8630000000000004" table:style-name="ce21">
            <text:p><text:s/>4,863<text:s/></text:p>
          </table:table-cell>
          <table:table-cell office:value-type="float" office:value="19.954999999999998" table:style-name="ce22">
            <text:p><text:s/>19,955<text:s/></text:p>
          </table:table-cell>
          <table:table-cell office:value-type="float" office:value="49.905999999999999" table:style-name="ce23">
            <text:p><text:s/>49,906<text:s/></text:p>
          </table:table-cell>
          <table:table-cell office:value-type="float" office:value="-14.994999999999999" table:style-name="ce21">
            <text:p><text:s/>-14,995<text:s/></text:p>
          </table:table-cell>
          <table:table-cell office:value-type="float" office:value="15.901999999999999" table:style-name="ce21">
            <text:p><text:s/>15,902<text:s/></text:p>
          </table:table-cell>
          <table:table-cell office:value-type="float" office:value="0.23200000000000001" table:style-name="ce21">
            <text:p><text:s/>0,232<text:s/></text:p>
          </table:table-cell>
          <table:table-cell office:value-type="float" office:value="1.139" table:style-name="ce22">
            <text:p><text:s/>1,139<text:s/></text:p>
          </table:table-cell>
          <table:table-cell office:value-type="float" office:value="0.38700000000000001" table:style-name="ce24">
            <text:p><text:s/>0,387<text:s/></text:p>
          </table:table-cell>
          <table:table-cell office:value-type="float" office:value="19.995999999999999" table:style-name="ce24">
            <text:p><text:s/>19,996<text:s/></text:p>
          </table:table-cell>
          <table:table-cell office:value-type="float" office:value="28.384" table:style-name="ce24">
            <text:p><text:s/>28,384<text:s/></text:p>
          </table:table-cell>
          <table:table-cell office:value-type="float" office:value="49.905999999999999" table:style-name="ce23">
            <text:p><text:s/>49,906<text:s/></text:p>
          </table:table-cell>
          <table:table-cell office:value-type="float" office:value="112.065" table:style-name="ce21">
            <text:p><text:s/>112,065<text:s/></text:p>
          </table:table-cell>
          <table:table-cell table:style-name="ce21"/>
          <table:table-cell office:value-type="float" office:value="2.2629999999999999" table:style-name="ce21">
            <text:p><text:s/>2,263<text:s/></text:p>
          </table:table-cell>
          <table:table-cell office:value-type="float" office:value="114.328" table:style-name="ce22">
            <text:p><text:s/>114,328<text:s/></text:p>
          </table:table-cell>
          <table:table-cell table:number-columns-repeated="4" table:style-name="ce21"/>
          <table:table-cell office:value-type="float" office:value="114.328" table:style-name="ce22">
            <text:p><text:s/>114,328<text:s/></text:p>
          </table:table-cell>
          <table:table-cell office:value-type="float" office:value="71.287000000000006" table:style-name="ce20">
            <text:p><text:s/>71,287<text:s/></text:p>
          </table:table-cell>
          <table:table-cell office:value-type="float" office:value="33.640999999999998" table:style-name="ce21">
            <text:p><text:s/>33,641<text:s/></text:p>
          </table:table-cell>
          <table:table-cell office:value-type="float" office:value="104.928" table:style-name="ce22">
            <text:p><text:s/>104,928<text:s/></text:p>
          </table:table-cell>
          <table:table-cell office:value-type="float" office:value="7.64" table:style-name="ce21">
            <text:p><text:s/>7,640<text:s/></text:p>
          </table:table-cell>
          <table:table-cell table:style-name="ce21"/>
          <table:table-cell office:value-type="float" office:value="0.38700000000000001" table:style-name="ce21">
            <text:p><text:s/>0,387<text:s/></text:p>
          </table:table-cell>
          <table:table-cell office:value-type="float" office:value="1.141" table:style-name="ce21">
            <text:p><text:s/>1,141<text:s/></text:p>
          </table:table-cell>
          <table:table-cell table:style-name="ce21"/>
          <table:table-cell office:value-type="float" office:value="114.096" table:style-name="ce23">
            <text:p><text:s/>114,096<text:s/></text:p>
          </table:table-cell>
          <table:table-cell office:value-type="float" office:value="0.23199999999999932" table:style-name="ce25">
            <text:p><text:s/>0,232<text:s/></text:p>
          </table:table-cell>
          <table:table-cell table:number-columns-repeated="16344"/>
        </table:table-row>
        <table:table-row table:style-name="ro4">
          <table:table-cell office:value-type="string" table:style-name="ce26">
            <text:p>DLG</text:p>
          </table:table-cell>
          <table:table-cell office:value-type="float" office:value="2009" table:style-name="ce2">
            <text:p>2009</text:p>
          </table:table-cell>
          <table:table-cell office:value-type="string" table:style-name="ce27">
            <text:p>EZ</text:p>
          </table:table-cell>
          <table:table-cell office:value-type="float" office:value="1352" table:style-name="ce28">
            <text:p><text:s/>1.352<text:s/></text:p>
          </table:table-cell>
          <table:table-cell office:value-type="float" office:value="10.113" table:style-name="ce20">
            <text:p><text:s/>10,113<text:s/></text:p>
          </table:table-cell>
          <table:table-cell office:value-type="float" office:value="5.452" table:style-name="ce21">
            <text:p><text:s/>5,452<text:s/></text:p>
          </table:table-cell>
          <table:table-cell table:style-name="ce21"/>
          <table:table-cell office:value-type="float" office:value="15.565" table:style-name="ce22">
            <text:p><text:s/>15,565<text:s/></text:p>
          </table:table-cell>
          <table:table-cell table:style-name="ce21"/>
          <table:table-cell office:value-type="float" office:value="15.712999999999999" table:style-name="ce21">
            <text:p><text:s/>15,713<text:s/></text:p>
          </table:table-cell>
          <table:table-cell office:value-type="float" office:value="3.32" table:style-name="ce21">
            <text:p><text:s/>3,320<text:s/></text:p>
          </table:table-cell>
          <table:table-cell office:value-type="float" office:value="19.032999999999998" table:style-name="ce22">
            <text:p><text:s/>19,033<text:s/></text:p>
          </table:table-cell>
          <table:table-cell office:value-type="float" office:value="34.597999999999999" table:style-name="ce23">
            <text:p><text:s/>34,598<text:s/></text:p>
          </table:table-cell>
          <table:table-cell office:value-type="float" office:value="-4.0019999999999998" table:style-name="ce21">
            <text:p><text:s/>-4,002<text:s/></text:p>
          </table:table-cell>
          <table:table-cell office:value-type="float" office:value="10.07" table:style-name="ce21">
            <text:p><text:s/>10,070<text:s/></text:p>
          </table:table-cell>
          <table:table-cell office:value-type="float" office:value="7.0999999999999994E-2" table:style-name="ce21">
            <text:p><text:s/>0,071<text:s/></text:p>
          </table:table-cell>
          <table:table-cell office:value-type="float" office:value="6.1390000000000002" table:style-name="ce22">
            <text:p><text:s/>6,139<text:s/></text:p>
          </table:table-cell>
          <table:table-cell office:value-type="float" office:value="0.81799999999999995" table:style-name="ce24">
            <text:p><text:s/>0,818<text:s/></text:p>
          </table:table-cell>
          <table:table-cell office:value-type="float" office:value="8.0139999999999993" table:style-name="ce24">
            <text:p><text:s/>8,014<text:s/></text:p>
          </table:table-cell>
          <table:table-cell office:value-type="float" office:value="19.626999999999999" table:style-name="ce24">
            <text:p><text:s/>19,627<text:s/></text:p>
          </table:table-cell>
          <table:table-cell office:value-type="float" office:value="34.597999999999999" table:style-name="ce23">
            <text:p><text:s/>34,598<text:s/></text:p>
          </table:table-cell>
          <table:table-cell office:value-type="float" office:value="111.94" table:style-name="ce21">
            <text:p><text:s/>111,940<text:s/></text:p>
          </table:table-cell>
          <table:table-cell office:value-type="float" office:value="6.4550000000000001" table:style-name="ce21">
            <text:p><text:s/>6,455<text:s/></text:p>
          </table:table-cell>
          <table:table-cell office:value-type="float" office:value="21.158999999999999" table:style-name="ce21">
            <text:p><text:s/>21,159<text:s/></text:p>
          </table:table-cell>
          <table:table-cell office:value-type="float" office:value="139.554" table:style-name="ce22">
            <text:p><text:s/>139,554<text:s/></text:p>
          </table:table-cell>
          <table:table-cell table:style-name="ce21"/>
          <table:table-cell office:value-type="float" office:value="1.2999999999999999E-2" table:style-name="ce21">
            <text:p><text:s/>0,013<text:s/></text:p>
          </table:table-cell>
          <table:table-cell office:value-type="float" office:value="0.498" table:style-name="ce21">
            <text:p><text:s/>0,498<text:s/></text:p>
          </table:table-cell>
          <table:table-cell table:style-name="ce21"/>
          <table:table-cell office:value-type="float" office:value="140.065" table:style-name="ce22">
            <text:p><text:s/>140,065<text:s/></text:p>
          </table:table-cell>
          <table:table-cell office:value-type="float" office:value="89.846999999999994" table:style-name="ce20">
            <text:p><text:s/>89,847<text:s/></text:p>
          </table:table-cell>
          <table:table-cell office:value-type="float" office:value="43.625999999999998" table:style-name="ce21">
            <text:p><text:s/>43,626<text:s/></text:p>
          </table:table-cell>
          <table:table-cell office:value-type="float" office:value="133.47299999999998" table:style-name="ce22">
            <text:p><text:s/>133,473<text:s/></text:p>
          </table:table-cell>
          <table:table-cell office:value-type="float" office:value="5.6050000000000004" table:style-name="ce21">
            <text:p><text:s/>5,605<text:s/></text:p>
          </table:table-cell>
          <table:table-cell table:style-name="ce21"/>
          <table:table-cell office:value-type="float" office:value="0.16200000000000001" table:style-name="ce21">
            <text:p><text:s/>0,162<text:s/></text:p>
          </table:table-cell>
          <table:table-cell office:value-type="float" office:value="0.754" table:style-name="ce21">
            <text:p><text:s/>0,754<text:s/></text:p>
          </table:table-cell>
          <table:table-cell table:style-name="ce21"/>
          <table:table-cell office:value-type="float" office:value="139.99399999999997" table:style-name="ce23">
            <text:p><text:s/>139,994<text:s/></text:p>
          </table:table-cell>
          <table:table-cell office:value-type="float" office:value="7.1000000000026375E-2" table:style-name="ce25">
            <text:p><text:s/>0,071<text:s/></text:p>
          </table:table-cell>
          <table:table-cell table:number-columns-repeated="16344"/>
        </table:table-row>
        <table:table-row table:style-name="ro4">
          <table:table-cell office:value-type="string" table:style-name="ce26">
            <text:p>DR</text:p>
          </table:table-cell>
          <table:table-cell office:value-type="float" office:value="2009" table:style-name="ce2">
            <text:p>2009</text:p>
          </table:table-cell>
          <table:table-cell office:value-type="string" table:style-name="ce27">
            <text:p>EZ</text:p>
          </table:table-cell>
          <table:table-cell office:value-type="float" office:value="1081" table:style-name="ce28">
            <text:p><text:s/>1.081<text:s/></text:p>
          </table:table-cell>
          <table:table-cell office:value-type="float" office:value="40.085999999999999" table:style-name="ce20">
            <text:p><text:s/>40,086<text:s/></text:p>
          </table:table-cell>
          <table:table-cell office:value-type="float" office:value="2.46" table:style-name="ce21">
            <text:p><text:s/>2,460<text:s/></text:p>
          </table:table-cell>
          <table:table-cell table:style-name="ce21"/>
          <table:table-cell office:value-type="float" office:value="42.545999999999999" table:style-name="ce22">
            <text:p><text:s/>42,546<text:s/></text:p>
          </table:table-cell>
          <table:table-cell table:style-name="ce21"/>
          <table:table-cell office:value-type="float" office:value="14.036" table:style-name="ce21">
            <text:p><text:s/>14,036<text:s/></text:p>
          </table:table-cell>
          <table:table-cell office:value-type="float" office:value="23.181999999999999" table:style-name="ce21">
            <text:p><text:s/>23,182<text:s/></text:p>
          </table:table-cell>
          <table:table-cell office:value-type="float" office:value="37.217999999999996" table:style-name="ce22">
            <text:p><text:s/>37,218<text:s/></text:p>
          </table:table-cell>
          <table:table-cell office:value-type="float" office:value="79.763999999999996" table:style-name="ce23">
            <text:p><text:s/>79,764<text:s/></text:p>
          </table:table-cell>
          <table:table-cell office:value-type="float" office:value="-39.636000000000003" table:style-name="ce21">
            <text:p><text:s/>-39,636<text:s/></text:p>
          </table:table-cell>
          <table:table-cell office:value-type="float" office:value="40.085999999999999" table:style-name="ce21">
            <text:p><text:s/>40,086<text:s/></text:p>
          </table:table-cell>
          <table:table-cell office:value-type="float" office:value="3.2909999999999999" table:style-name="ce21">
            <text:p><text:s/>3,291<text:s/></text:p>
          </table:table-cell>
          <table:table-cell office:value-type="float" office:value="3.7409999999999957" table:style-name="ce22">
            <text:p><text:s/>3,741<text:s/></text:p>
          </table:table-cell>
          <table:table-cell table:style-name="ce24"/>
          <table:table-cell office:value-type="float" office:value="27.192" table:style-name="ce24">
            <text:p><text:s/>27,192<text:s/></text:p>
          </table:table-cell>
          <table:table-cell office:value-type="float" office:value="48.831000000000003" table:style-name="ce24">
            <text:p><text:s/>48,831<text:s/></text:p>
          </table:table-cell>
          <table:table-cell office:value-type="float" office:value="79.763999999999996" table:style-name="ce23">
            <text:p><text:s/>79,764<text:s/></text:p>
          </table:table-cell>
          <table:table-cell office:value-type="float" office:value="155.768" table:style-name="ce21">
            <text:p><text:s/>155,768<text:s/></text:p>
          </table:table-cell>
          <table:table-cell office:value-type="float" office:value="4.2939999999999996" table:style-name="ce21">
            <text:p><text:s/>4,294<text:s/></text:p>
          </table:table-cell>
          <table:table-cell office:value-type="float" office:value="17.013000000000002" table:style-name="ce21">
            <text:p><text:s/>17,013<text:s/></text:p>
          </table:table-cell>
          <table:table-cell office:value-type="float" office:value="177.07500000000002" table:style-name="ce22">
            <text:p><text:s/>177,075<text:s/></text:p>
          </table:table-cell>
          <table:table-cell table:style-name="ce21"/>
          <table:table-cell office:value-type="float" office:value="0.15" table:style-name="ce21">
            <text:p><text:s/>0,150<text:s/></text:p>
          </table:table-cell>
          <table:table-cell table:number-columns-repeated="2" table:style-name="ce21"/>
          <table:table-cell office:value-type="float" office:value="177.22500000000002" table:style-name="ce22">
            <text:p><text:s/>177,225<text:s/></text:p>
          </table:table-cell>
          <table:table-cell office:value-type="float" office:value="84.613" table:style-name="ce20">
            <text:p><text:s/>84,613<text:s/></text:p>
          </table:table-cell>
          <table:table-cell office:value-type="float" office:value="72.793999999999997" table:style-name="ce21">
            <text:p><text:s/>72,794<text:s/></text:p>
          </table:table-cell>
          <table:table-cell office:value-type="float" office:value="157.40699999999998" table:style-name="ce22">
            <text:p><text:s/>157,407<text:s/></text:p>
          </table:table-cell>
          <table:table-cell office:value-type="float" office:value="15.105" table:style-name="ce21">
            <text:p><text:s/>15,105<text:s/></text:p>
          </table:table-cell>
          <table:table-cell table:number-columns-repeated="2" table:style-name="ce21"/>
          <table:table-cell office:value-type="float" office:value="1.4219999999999999" table:style-name="ce21">
            <text:p><text:s/>1,422<text:s/></text:p>
          </table:table-cell>
          <table:table-cell table:style-name="ce21"/>
          <table:table-cell office:value-type="float" office:value="173.93399999999997" table:style-name="ce23">
            <text:p><text:s/>173,934<text:s/></text:p>
          </table:table-cell>
          <table:table-cell office:value-type="float" office:value="3.2910000000000537" table:style-name="ce25">
            <text:p><text:s/>3,291<text:s/></text:p>
          </table:table-cell>
          <table:table-cell table:number-columns-repeated="16344"/>
        </table:table-row>
        <table:table-row table:style-name="ro4">
          <table:table-cell office:value-type="string" table:style-name="ce26">
            <text:p>EVD</text:p>
          </table:table-cell>
          <table:table-cell office:value-type="float" office:value="2009" table:style-name="ce2">
            <text:p>2009</text:p>
          </table:table-cell>
          <table:table-cell office:value-type="string" table:style-name="ce27">
            <text:p>EZ</text:p>
          </table:table-cell>
          <table:table-cell office:value-type="float" office:value="479" table:style-name="ce28">
            <text:p><text:s/>479<text:s/></text:p>
          </table:table-cell>
          <table:table-cell table:style-name="ce20"/>
          <table:table-cell office:value-type="float" office:value="3.0179999999999998" table:style-name="ce21">
            <text:p><text:s/>3,018<text:s/></text:p>
          </table:table-cell>
          <table:table-cell table:style-name="ce21"/>
          <table:table-cell office:value-type="float" office:value="3.0179999999999998" table:style-name="ce22">
            <text:p><text:s/>3,018<text:s/></text:p>
          </table:table-cell>
          <table:table-cell table:style-name="ce21"/>
          <table:table-cell office:value-type="float" office:value="13.157999999999999" table:style-name="ce21">
            <text:p><text:s/>13,158<text:s/></text:p>
          </table:table-cell>
          <table:table-cell office:value-type="float" office:value="12.301" table:style-name="ce21">
            <text:p><text:s/>12,301<text:s/></text:p>
          </table:table-cell>
          <table:table-cell office:value-type="float" office:value="25.459" table:style-name="ce22">
            <text:p><text:s/>25,459<text:s/></text:p>
          </table:table-cell>
          <table:table-cell office:value-type="float" office:value="28.477" table:style-name="ce23">
            <text:p><text:s/>28,477<text:s/></text:p>
          </table:table-cell>
          <table:table-cell office:value-type="float" office:value="2.8839999999999999" table:style-name="ce21">
            <text:p><text:s/>2,884<text:s/></text:p>
          </table:table-cell>
          <table:table-cell table:style-name="ce21"/>
          <table:table-cell office:value-type="float" office:value="0.45600000000000002" table:style-name="ce21">
            <text:p><text:s/>0,456<text:s/></text:p>
          </table:table-cell>
          <table:table-cell office:value-type="float" office:value="3.34" table:style-name="ce22">
            <text:p><text:s/>3,340<text:s/></text:p>
          </table:table-cell>
          <table:table-cell office:value-type="float" office:value="1.5229999999999999" table:style-name="ce24">
            <text:p><text:s/>1,523<text:s/></text:p>
          </table:table-cell>
          <table:table-cell table:style-name="ce24"/>
          <table:table-cell office:value-type="float" office:value="23.614000000000001" table:style-name="ce24">
            <text:p><text:s/>23,614<text:s/></text:p>
          </table:table-cell>
          <table:table-cell office:value-type="float" office:value="28.477" table:style-name="ce23">
            <text:p><text:s/>28,477<text:s/></text:p>
          </table:table-cell>
          <table:table-cell office:value-type="float" office:value="57.548000000000002" table:style-name="ce21">
            <text:p><text:s/>57,548<text:s/></text:p>
          </table:table-cell>
          <table:table-cell office:value-type="float" office:value="18.616" table:style-name="ce21">
            <text:p><text:s/>18,616<text:s/></text:p>
          </table:table-cell>
          <table:table-cell office:value-type="float" office:value="1.1399999999999999" table:style-name="ce21">
            <text:p><text:s/>1,140<text:s/></text:p>
          </table:table-cell>
          <table:table-cell office:value-type="float" office:value="77.304000000000002" table:style-name="ce22">
            <text:p><text:s/>77,304<text:s/></text:p>
          </table:table-cell>
          <table:table-cell table:style-name="ce21"/>
          <table:table-cell office:value-type="float" office:value="3.3000000000000002E-2" table:style-name="ce21">
            <text:p><text:s/>0,033<text:s/></text:p>
          </table:table-cell>
          <table:table-cell office:value-type="float" office:value="0.252" table:style-name="ce21">
            <text:p><text:s/>0,252<text:s/></text:p>
          </table:table-cell>
          <table:table-cell table:style-name="ce21"/>
          <table:table-cell office:value-type="float" office:value="77.588999999999999" table:style-name="ce22">
            <text:p><text:s/>77,589<text:s/></text:p>
          </table:table-cell>
          <table:table-cell office:value-type="float" office:value="32.912999999999997" table:style-name="ce20">
            <text:p><text:s/>32,913<text:s/></text:p>
          </table:table-cell>
          <table:table-cell office:value-type="float" office:value="42.45" table:style-name="ce21">
            <text:p><text:s/>42,450<text:s/></text:p>
          </table:table-cell>
          <table:table-cell office:value-type="float" office:value="75.363" table:style-name="ce22">
            <text:p><text:s/>75,363<text:s/></text:p>
          </table:table-cell>
          <table:table-cell office:value-type="float" office:value="0.91200000000000003" table:style-name="ce21">
            <text:p><text:s/>0,912<text:s/></text:p>
          </table:table-cell>
          <table:table-cell table:style-name="ce21"/>
          <table:table-cell office:value-type="float" office:value="0.85799999999999998" table:style-name="ce21">
            <text:p><text:s/>0,858<text:s/></text:p>
          </table:table-cell>
          <table:table-cell table:number-columns-repeated="2" table:style-name="ce21"/>
          <table:table-cell office:value-type="float" office:value="77.13300000000001" table:style-name="ce23">
            <text:p><text:s/>77,133<text:s/></text:p>
          </table:table-cell>
          <table:table-cell office:value-type="float" office:value="0.45599999999998886" table:style-name="ce25">
            <text:p><text:s/>0,456<text:s/></text:p>
          </table:table-cell>
          <table:table-cell table:number-columns-repeated="16344"/>
        </table:table-row>
        <table:table-row table:style-name="ro4">
          <table:table-cell office:value-type="string" table:style-name="ce26">
            <text:p>Octr. Centrum</text:p>
          </table:table-cell>
          <table:table-cell office:value-type="float" office:value="2009" table:style-name="ce2">
            <text:p>2009</text:p>
          </table:table-cell>
          <table:table-cell office:value-type="string" table:style-name="ce27">
            <text:p>EZ</text:p>
          </table:table-cell>
          <table:table-cell office:value-type="float" office:value="119" table:style-name="ce28">
            <text:p><text:s/>119<text:s/></text:p>
          </table:table-cell>
          <table:table-cell office:value-type="float" office:value="4.2000000000000003E-2" table:style-name="ce20">
            <text:p><text:s/>0,042<text:s/></text:p>
          </table:table-cell>
          <table:table-cell office:value-type="float" office:value="0.49299999999999999" table:style-name="ce21">
            <text:p><text:s/>0,493<text:s/></text:p>
          </table:table-cell>
          <table:table-cell table:style-name="ce21"/>
          <table:table-cell office:value-type="float" office:value="0.53500000000000003" table:style-name="ce22">
            <text:p><text:s/>0,535<text:s/></text:p>
          </table:table-cell>
          <table:table-cell table:style-name="ce21"/>
          <table:table-cell office:value-type="float" office:value="1.853" table:style-name="ce21">
            <text:p><text:s/>1,853<text:s/></text:p>
          </table:table-cell>
          <table:table-cell office:value-type="float" office:value="1.6890000000000001" table:style-name="ce21">
            <text:p><text:s/>1,689<text:s/></text:p>
          </table:table-cell>
          <table:table-cell office:value-type="float" office:value="3.5419999999999998" table:style-name="ce22">
            <text:p><text:s/>3,542<text:s/></text:p>
          </table:table-cell>
          <table:table-cell office:value-type="float" office:value="4.077" table:style-name="ce23">
            <text:p><text:s/>4,077<text:s/></text:p>
          </table:table-cell>
          <table:table-cell office:value-type="float" office:value="0.70199999999999996" table:style-name="ce21">
            <text:p><text:s/>0,702<text:s/></text:p>
          </table:table-cell>
          <table:table-cell table:style-name="ce21"/>
          <table:table-cell office:value-type="float" office:value="0.38900000000000001" table:style-name="ce21">
            <text:p><text:s/>0,389<text:s/></text:p>
          </table:table-cell>
          <table:table-cell office:value-type="float" office:value="1.091" table:style-name="ce22">
            <text:p><text:s/>1,091<text:s/></text:p>
          </table:table-cell>
          <table:table-cell office:value-type="float" office:value="0.64500000000000002" table:style-name="ce24">
            <text:p><text:s/>0,645<text:s/></text:p>
          </table:table-cell>
          <table:table-cell table:style-name="ce24"/>
          <table:table-cell office:value-type="float" office:value="2.3410000000000002" table:style-name="ce24">
            <text:p><text:s/>2,341<text:s/></text:p>
          </table:table-cell>
          <table:table-cell office:value-type="float" office:value="4.077" table:style-name="ce23">
            <text:p><text:s/>4,077<text:s/></text:p>
          </table:table-cell>
          <table:table-cell office:value-type="float" office:value="16.553000000000001" table:style-name="ce21">
            <text:p><text:s/>16,553<text:s/></text:p>
          </table:table-cell>
          <table:table-cell table:style-name="ce21"/>
          <table:table-cell office:value-type="float" office:value="0.13500000000000001" table:style-name="ce21">
            <text:p><text:s/>0,135<text:s/></text:p>
          </table:table-cell>
          <table:table-cell office:value-type="float" office:value="16.688000000000002" table:style-name="ce22">
            <text:p><text:s/>16,688<text:s/></text:p>
          </table:table-cell>
          <table:table-cell table:style-name="ce21"/>
          <table:table-cell office:value-type="float" office:value="0.04" table:style-name="ce21">
            <text:p><text:s/>0,040<text:s/></text:p>
          </table:table-cell>
          <table:table-cell table:style-name="ce21"/>
          <table:table-cell office:value-type="float" office:value="1E-3" table:style-name="ce21">
            <text:p><text:s/>0,001<text:s/></text:p>
          </table:table-cell>
          <table:table-cell office:value-type="float" office:value="16.729000000000003" table:style-name="ce22">
            <text:p><text:s/>16,729<text:s/></text:p>
          </table:table-cell>
          <table:table-cell office:value-type="float" office:value="9.0869999999999997" table:style-name="ce20">
            <text:p><text:s/>9,087<text:s/></text:p>
          </table:table-cell>
          <table:table-cell office:value-type="float" office:value="6.8970000000000002" table:style-name="ce21">
            <text:p><text:s/>6,897<text:s/></text:p>
          </table:table-cell>
          <table:table-cell office:value-type="float" office:value="15.984" table:style-name="ce22">
            <text:p><text:s/>15,984<text:s/></text:p>
          </table:table-cell>
          <table:table-cell office:value-type="float" office:value="0.30100000000000005" table:style-name="ce21">
            <text:p><text:s/>0,301<text:s/></text:p>
          </table:table-cell>
          <table:table-cell table:style-name="ce21"/>
          <table:table-cell office:value-type="float" office:value="5.5E-2" table:style-name="ce21">
            <text:p><text:s/>0,055<text:s/></text:p>
          </table:table-cell>
          <table:table-cell table:number-columns-repeated="2" table:style-name="ce21"/>
          <table:table-cell office:value-type="float" office:value="16.34" table:style-name="ce23">
            <text:p><text:s/>16,340<text:s/></text:p>
          </table:table-cell>
          <table:table-cell office:value-type="float" office:value="0.3890000000000029" table:style-name="ce25">
            <text:p><text:s/>0,389<text:s/></text:p>
          </table:table-cell>
          <table:table-cell table:number-columns-repeated="16344"/>
        </table:table-row>
        <table:table-row table:style-name="ro4">
          <table:table-cell office:value-type="string" table:style-name="ce26">
            <text:p>PD</text:p>
          </table:table-cell>
          <table:table-cell office:value-type="float" office:value="2009" table:style-name="ce2">
            <text:p>2009</text:p>
          </table:table-cell>
          <table:table-cell office:value-type="string" table:style-name="ce27">
            <text:p>EZ</text:p>
          </table:table-cell>
          <table:table-cell office:value-type="float" office:value="105.73963636363636" table:style-name="ce28">
            <text:p><text:s/>106<text:s/></text:p>
          </table:table-cell>
          <table:table-cell office:value-type="float" office:value="0.93400000000000005" table:style-name="ce20">
            <text:p><text:s/>0,934<text:s/></text:p>
          </table:table-cell>
          <table:table-cell office:value-type="float" office:value="2.2090000000000001" table:style-name="ce21">
            <text:p><text:s/>2,209<text:s/></text:p>
          </table:table-cell>
          <table:table-cell table:style-name="ce21"/>
          <table:table-cell office:value-type="float" office:value="3.1430000000000002" table:style-name="ce22">
            <text:p><text:s/>3,143<text:s/></text:p>
          </table:table-cell>
          <table:table-cell table:style-name="ce21"/>
          <table:table-cell office:value-type="float" office:value="2.7719999999999998" table:style-name="ce21">
            <text:p><text:s/>2,772<text:s/></text:p>
          </table:table-cell>
          <table:table-cell office:value-type="float" office:value="4.3719999999999999" table:style-name="ce21">
            <text:p><text:s/>4,372<text:s/></text:p>
          </table:table-cell>
          <table:table-cell office:value-type="float" office:value="7.1440000000000001" table:style-name="ce22">
            <text:p><text:s/>7,144<text:s/></text:p>
          </table:table-cell>
          <table:table-cell office:value-type="float" office:value="10.287000000000001" table:style-name="ce23">
            <text:p><text:s/>10,287<text:s/></text:p>
          </table:table-cell>
          <table:table-cell office:value-type="float" office:value="-0.69399999999999995" table:style-name="ce21">
            <text:p><text:s/>-0,694<text:s/></text:p>
          </table:table-cell>
          <table:table-cell office:value-type="float" office:value="0.93400000000000005" table:style-name="ce21">
            <text:p><text:s/>0,934<text:s/></text:p>
          </table:table-cell>
          <table:table-cell office:value-type="float" office:value="0.14799999999999999" table:style-name="ce21">
            <text:p><text:s/>0,148<text:s/></text:p>
          </table:table-cell>
          <table:table-cell office:value-type="float" office:value="0.38800000000000012" table:style-name="ce22">
            <text:p><text:s/>0,388<text:s/></text:p>
          </table:table-cell>
          <table:table-cell office:value-type="float" office:value="1.9079999999999999" table:style-name="ce24">
            <text:p><text:s/>1,908<text:s/></text:p>
          </table:table-cell>
          <table:table-cell office:value-type="float" office:value="2.11" table:style-name="ce24">
            <text:p><text:s/>2,110<text:s/></text:p>
          </table:table-cell>
          <table:table-cell office:value-type="float" office:value="5.8810000000000002" table:style-name="ce24">
            <text:p><text:s/>5,881<text:s/></text:p>
          </table:table-cell>
          <table:table-cell office:value-type="float" office:value="10.287000000000001" table:style-name="ce23">
            <text:p><text:s/>10,287<text:s/></text:p>
          </table:table-cell>
          <table:table-cell office:value-type="float" office:value="22.654" table:style-name="ce21">
            <text:p><text:s/>22,654<text:s/></text:p>
          </table:table-cell>
          <table:table-cell table:style-name="ce21"/>
          <table:table-cell office:value-type="float" office:value="2.601" table:style-name="ce21">
            <text:p><text:s/>2,601<text:s/></text:p>
          </table:table-cell>
          <table:table-cell office:value-type="float" office:value="25.254999999999999" table:style-name="ce22">
            <text:p><text:s/>25,255<text:s/></text:p>
          </table:table-cell>
          <table:table-cell table:style-name="ce21"/>
          <table:table-cell office:value-type="float" office:value="3.3000000000000002E-2" table:style-name="ce21">
            <text:p><text:s/>0,033<text:s/></text:p>
          </table:table-cell>
          <table:table-cell table:number-columns-repeated="2" table:style-name="ce21"/>
          <table:table-cell office:value-type="float" office:value="25.288" table:style-name="ce22">
            <text:p><text:s/>25,288<text:s/></text:p>
          </table:table-cell>
          <table:table-cell office:value-type="float" office:value="12.696999999999999" table:style-name="ce20">
            <text:p><text:s/>12,697<text:s/></text:p>
          </table:table-cell>
          <table:table-cell office:value-type="float" office:value="10.859" table:style-name="ce21">
            <text:p><text:s/>10,859<text:s/></text:p>
          </table:table-cell>
          <table:table-cell office:value-type="float" office:value="23.555999999999997" table:style-name="ce22">
            <text:p><text:s/>23,556<text:s/></text:p>
          </table:table-cell>
          <table:table-cell office:value-type="float" office:value="1.0289999999999999" table:style-name="ce21">
            <text:p><text:s/>1,029<text:s/></text:p>
          </table:table-cell>
          <table:table-cell table:style-name="ce21"/>
          <table:table-cell office:value-type="float" office:value="0.40799999999999997" table:style-name="ce21">
            <text:p><text:s/>0,408<text:s/></text:p>
          </table:table-cell>
          <table:table-cell office:value-type="float" office:value="0.14699999999999999" table:style-name="ce21">
            <text:p><text:s/>0,147<text:s/></text:p>
          </table:table-cell>
          <table:table-cell table:style-name="ce21"/>
          <table:table-cell office:value-type="float" office:value="25.139999999999997" table:style-name="ce23">
            <text:p><text:s/>25,140<text:s/></text:p>
          </table:table-cell>
          <table:table-cell office:value-type="float" office:value="0.14800000000000324" table:style-name="ce25">
            <text:p><text:s/>0,148<text:s/></text:p>
          </table:table-cell>
          <table:table-cell table:number-columns-repeated="16344"/>
        </table:table-row>
        <table:table-row table:style-name="ro4">
          <table:table-cell office:value-type="string" table:style-name="ce26">
            <text:p>Senter/Novem</text:p>
          </table:table-cell>
          <table:table-cell office:value-type="float" office:value="2009" table:style-name="ce2">
            <text:p>2009</text:p>
          </table:table-cell>
          <table:table-cell office:value-type="string" table:style-name="ce27">
            <text:p>EZ</text:p>
          </table:table-cell>
          <table:table-cell office:value-type="float" office:value="1765" table:style-name="ce28">
            <text:p><text:s/>1.765<text:s/></text:p>
          </table:table-cell>
          <table:table-cell office:value-type="float" office:value="0.754" table:style-name="ce20">
            <text:p><text:s/>0,754<text:s/></text:p>
          </table:table-cell>
          <table:table-cell office:value-type="float" office:value="12.08" table:style-name="ce21">
            <text:p><text:s/>12,080<text:s/></text:p>
          </table:table-cell>
          <table:table-cell table:style-name="ce21"/>
          <table:table-cell office:value-type="float" office:value="12.834" table:style-name="ce22">
            <text:p><text:s/>12,834<text:s/></text:p>
          </table:table-cell>
          <table:table-cell table:style-name="ce21"/>
          <table:table-cell office:value-type="float" office:value="6.7130000000000001" table:style-name="ce21">
            <text:p><text:s/>6,713<text:s/></text:p>
          </table:table-cell>
          <table:table-cell office:value-type="float" office:value="33.597999999999999" table:style-name="ce21">
            <text:p><text:s/>33,598<text:s/></text:p>
          </table:table-cell>
          <table:table-cell office:value-type="float" office:value="40.311" table:style-name="ce22">
            <text:p><text:s/>40,311<text:s/></text:p>
          </table:table-cell>
          <table:table-cell office:value-type="float" office:value="53.144999999999996" table:style-name="ce23">
            <text:p><text:s/>53,145<text:s/></text:p>
          </table:table-cell>
          <table:table-cell office:value-type="float" office:value="6.5069999999999997" table:style-name="ce21">
            <text:p><text:s/>6,507<text:s/></text:p>
          </table:table-cell>
          <table:table-cell table:style-name="ce21"/>
          <table:table-cell office:value-type="float" office:value="4.9210000000000003" table:style-name="ce21">
            <text:p><text:s/>4,921<text:s/></text:p>
          </table:table-cell>
          <table:table-cell office:value-type="float" office:value="11.428000000000001" table:style-name="ce22">
            <text:p><text:s/>11,428<text:s/></text:p>
          </table:table-cell>
          <table:table-cell office:value-type="float" office:value="7.2949999999999999" table:style-name="ce24">
            <text:p><text:s/>7,295<text:s/></text:p>
          </table:table-cell>
          <table:table-cell office:value-type="float" office:value="0.67100000000000004" table:style-name="ce24">
            <text:p><text:s/>0,671<text:s/></text:p>
          </table:table-cell>
          <table:table-cell office:value-type="float" office:value="33.752000000000002" table:style-name="ce24">
            <text:p><text:s/>33,752<text:s/></text:p>
          </table:table-cell>
          <table:table-cell office:value-type="float" office:value="53.146000000000001" table:style-name="ce23">
            <text:p><text:s/>53,146<text:s/></text:p>
          </table:table-cell>
          <table:table-cell office:value-type="float" office:value="91.513000000000005" table:style-name="ce21">
            <text:p><text:s/>91,513<text:s/></text:p>
          </table:table-cell>
          <table:table-cell office:value-type="float" office:value="72.293999999999997" table:style-name="ce21">
            <text:p><text:s/>72,294<text:s/></text:p>
          </table:table-cell>
          <table:table-cell office:value-type="float" office:value="4.8479999999999999" table:style-name="ce21">
            <text:p><text:s/>4,848<text:s/></text:p>
          </table:table-cell>
          <table:table-cell office:value-type="float" office:value="168.65500000000003" table:style-name="ce22">
            <text:p><text:s/>168,655<text:s/></text:p>
          </table:table-cell>
          <table:table-cell table:style-name="ce21"/>
          <table:table-cell office:value-type="float" office:value="3.6999999999999998E-2" table:style-name="ce21">
            <text:p><text:s/>0,037<text:s/></text:p>
          </table:table-cell>
          <table:table-cell office:value-type="float" office:value="5" table:style-name="ce21">
            <text:p><text:s/>5,000<text:s/></text:p>
          </table:table-cell>
          <table:table-cell table:style-name="ce21"/>
          <table:table-cell office:value-type="float" office:value="173.69200000000004" table:style-name="ce22">
            <text:p><text:s/>173,692<text:s/></text:p>
          </table:table-cell>
          <table:table-cell office:value-type="float" office:value="137.696" table:style-name="ce20">
            <text:p><text:s/>137,696<text:s/></text:p>
          </table:table-cell>
          <table:table-cell office:value-type="float" office:value="20.219000000000001" table:style-name="ce21">
            <text:p><text:s/>20,219<text:s/></text:p>
          </table:table-cell>
          <table:table-cell office:value-type="float" office:value="157.91499999999999" table:style-name="ce22">
            <text:p><text:s/>157,915<text:s/></text:p>
          </table:table-cell>
          <table:table-cell office:value-type="float" office:value="2.21" table:style-name="ce21">
            <text:p><text:s/>2,210<text:s/></text:p>
          </table:table-cell>
          <table:table-cell office:value-type="float" office:value="0.77600000000000002" table:style-name="ce21">
            <text:p><text:s/>0,776<text:s/></text:p>
          </table:table-cell>
          <table:table-cell office:value-type="float" office:value="2.6040000000000001" table:style-name="ce21">
            <text:p><text:s/>2,604<text:s/></text:p>
          </table:table-cell>
          <table:table-cell table:style-name="ce21"/>
          <table:table-cell office:value-type="float" office:value="5.266" table:style-name="ce21">
            <text:p><text:s/>5,266<text:s/></text:p>
          </table:table-cell>
          <table:table-cell office:value-type="float" office:value="168.77100000000002" table:style-name="ce23">
            <text:p><text:s/>168,771<text:s/></text:p>
          </table:table-cell>
          <table:table-cell office:value-type="float" office:value="4.9210000000000207" table:style-name="ce25">
            <text:p><text:s/>4,921<text:s/></text:p>
          </table:table-cell>
          <table:table-cell table:number-columns-repeated="16344"/>
        </table:table-row>
        <table:table-row table:style-name="ro4">
          <table:table-cell office:value-type="string" table:style-name="ce26">
            <text:p>VWA</text:p>
          </table:table-cell>
          <table:table-cell office:value-type="float" office:value="2009" table:style-name="ce2">
            <text:p>2009</text:p>
          </table:table-cell>
          <table:table-cell office:value-type="string" table:style-name="ce27">
            <text:p>EZ</text:p>
          </table:table-cell>
          <table:table-cell office:value-type="float" office:value="200" table:style-name="ce28">
            <text:p><text:s/>200<text:s/></text:p>
          </table:table-cell>
          <table:table-cell office:value-type="float" office:value="3.7949999999999999" table:style-name="ce20">
            <text:p><text:s/>3,795<text:s/></text:p>
          </table:table-cell>
          <table:table-cell office:value-type="float" office:value="13.866" table:style-name="ce21">
            <text:p><text:s/>13,866<text:s/></text:p>
          </table:table-cell>
          <table:table-cell table:style-name="ce21"/>
          <table:table-cell office:value-type="float" office:value="17.661000000000001" table:style-name="ce22">
            <text:p><text:s/>17,661<text:s/></text:p>
          </table:table-cell>
          <table:table-cell office:value-type="float" office:value="1.411" table:style-name="ce21">
            <text:p><text:s/>1,411<text:s/></text:p>
          </table:table-cell>
          <table:table-cell office:value-type="float" office:value="16.948" table:style-name="ce21">
            <text:p><text:s/>16,948<text:s/></text:p>
          </table:table-cell>
          <table:table-cell office:value-type="float" office:value="36.012" table:style-name="ce21">
            <text:p><text:s/>36,012<text:s/></text:p>
          </table:table-cell>
          <table:table-cell office:value-type="float" office:value="54.371000000000002" table:style-name="ce22">
            <text:p><text:s/>54,371<text:s/></text:p>
          </table:table-cell>
          <table:table-cell office:value-type="float" office:value="72.032000000000011" table:style-name="ce23">
            <text:p><text:s/>72,032<text:s/></text:p>
          </table:table-cell>
          <table:table-cell office:value-type="float" office:value="3.8370000000000002" table:style-name="ce21">
            <text:p><text:s/>3,837<text:s/></text:p>
          </table:table-cell>
          <table:table-cell office:value-type="float" office:value="3.258" table:style-name="ce21">
            <text:p><text:s/>3,258<text:s/></text:p>
          </table:table-cell>
          <table:table-cell office:value-type="float" office:value="-1.4019999999999999" table:style-name="ce21">
            <text:p><text:s/>-1,402<text:s/></text:p>
          </table:table-cell>
          <table:table-cell office:value-type="float" office:value="5.6930000000000005" table:style-name="ce22">
            <text:p><text:s/>5,693<text:s/></text:p>
          </table:table-cell>
          <table:table-cell office:value-type="float" office:value="22.393999999999998" table:style-name="ce24">
            <text:p><text:s/>22,394<text:s/></text:p>
          </table:table-cell>
          <table:table-cell office:value-type="float" office:value="9.7579999999999991" table:style-name="ce24">
            <text:p><text:s/>9,758<text:s/></text:p>
          </table:table-cell>
          <table:table-cell office:value-type="float" office:value="34.186999999999998" table:style-name="ce24">
            <text:p><text:s/>34,187<text:s/></text:p>
          </table:table-cell>
          <table:table-cell office:value-type="float" office:value="72.031999999999996" table:style-name="ce23">
            <text:p><text:s/>72,032<text:s/></text:p>
          </table:table-cell>
          <table:table-cell office:value-type="float" office:value="46.228000000000002" table:style-name="ce21">
            <text:p><text:s/>46,228<text:s/></text:p>
          </table:table-cell>
          <table:table-cell office:value-type="float" office:value="81.563999999999993" table:style-name="ce21">
            <text:p><text:s/>81,564<text:s/></text:p>
          </table:table-cell>
          <table:table-cell office:value-type="float" office:value="58.59" table:style-name="ce21">
            <text:p><text:s/>58,590<text:s/></text:p>
          </table:table-cell>
          <table:table-cell office:value-type="float" office:value="186.38200000000001" table:style-name="ce22">
            <text:p><text:s/>186,382<text:s/></text:p>
          </table:table-cell>
          <table:table-cell table:style-name="ce21"/>
          <table:table-cell office:value-type="float" office:value="0.4" table:style-name="ce21">
            <text:p><text:s/>0,400<text:s/></text:p>
          </table:table-cell>
          <table:table-cell table:number-columns-repeated="2" table:style-name="ce21"/>
          <table:table-cell office:value-type="float" office:value="186.78200000000001" table:style-name="ce22">
            <text:p><text:s/>186,782<text:s/></text:p>
          </table:table-cell>
          <table:table-cell office:value-type="float" office:value="121.783" table:style-name="ce20">
            <text:p><text:s/>121,783<text:s/></text:p>
          </table:table-cell>
          <table:table-cell office:value-type="float" office:value="58.101999999999997" table:style-name="ce21">
            <text:p><text:s/>58,102<text:s/></text:p>
          </table:table-cell>
          <table:table-cell office:value-type="float" office:value="179.88499999999999" table:style-name="ce22">
            <text:p><text:s/>179,885<text:s/></text:p>
          </table:table-cell>
          <table:table-cell office:value-type="float" office:value="6.6559999999999997" table:style-name="ce21">
            <text:p><text:s/>6,656<text:s/></text:p>
          </table:table-cell>
          <table:table-cell table:style-name="ce21"/>
          <table:table-cell office:value-type="float" office:value="0.81200000000000006" table:style-name="ce21">
            <text:p><text:s/>0,812<text:s/></text:p>
          </table:table-cell>
          <table:table-cell office:value-type="float" office:value="0.83099999999999996" table:style-name="ce21">
            <text:p><text:s/>0,831<text:s/></text:p>
          </table:table-cell>
          <table:table-cell table:style-name="ce21"/>
          <table:table-cell office:value-type="float" office:value="188.184" table:style-name="ce23">
            <text:p><text:s/>188,184<text:s/></text:p>
          </table:table-cell>
          <table:table-cell office:value-type="float" office:value="-1.4019999999999868" table:style-name="ce25">
            <text:p><text:s/>-1,402<text:s/></text:p>
          </table:table-cell>
          <table:table-cell table:number-columns-repeated="16344"/>
        </table:table-row>
        <table:table-row table:style-name="ro4">
          <table:table-cell office:value-type="string" table:style-name="ce26">
            <text:p>DRZ</text:p>
          </table:table-cell>
          <table:table-cell office:value-type="float" office:value="2009" table:style-name="ce2">
            <text:p>2009</text:p>
          </table:table-cell>
          <table:table-cell office:value-type="string" table:style-name="ce27">
            <text:p>FIN</text:p>
          </table:table-cell>
          <table:table-cell office:value-type="float" office:value="88" table:style-name="ce28">
            <text:p><text:s/>88<text:s/></text:p>
          </table:table-cell>
          <table:table-cell office:value-type="float" office:value="3.9E-2" table:style-name="ce20">
            <text:p><text:s/>0,039<text:s/></text:p>
          </table:table-cell>
          <table:table-cell office:value-type="float" office:value="2.4500000000000002" table:style-name="ce21">
            <text:p><text:s/>2,450<text:s/></text:p>
          </table:table-cell>
          <table:table-cell table:style-name="ce21"/>
          <table:table-cell office:value-type="float" office:value="2.4890000000000003" table:style-name="ce22">
            <text:p><text:s/>2,489<text:s/></text:p>
          </table:table-cell>
          <table:table-cell table:style-name="ce21"/>
          <table:table-cell office:value-type="float" office:value="1.4950000000000001" table:style-name="ce21">
            <text:p><text:s/>1,495<text:s/></text:p>
          </table:table-cell>
          <table:table-cell office:value-type="float" office:value="4.867" table:style-name="ce21">
            <text:p><text:s/>4,867<text:s/></text:p>
          </table:table-cell>
          <table:table-cell office:value-type="float" office:value="6.3620000000000001" table:style-name="ce22">
            <text:p><text:s/>6,362<text:s/></text:p>
          </table:table-cell>
          <table:table-cell office:value-type="float" office:value="8.8510000000000009" table:style-name="ce23">
            <text:p><text:s/>8,851<text:s/></text:p>
          </table:table-cell>
          <table:table-cell office:value-type="float" office:value="0.98699999999999999" table:style-name="ce21">
            <text:p><text:s/>0,987<text:s/></text:p>
          </table:table-cell>
          <table:table-cell office:value-type="float" office:value="0.03" table:style-name="ce21">
            <text:p><text:s/>0,030<text:s/></text:p>
          </table:table-cell>
          <table:table-cell office:value-type="float" office:value="1.109" table:style-name="ce21">
            <text:p><text:s/>1,109<text:s/></text:p>
          </table:table-cell>
          <table:table-cell office:value-type="float" office:value="2.1259999999999999" table:style-name="ce22">
            <text:p><text:s/>2,126<text:s/></text:p>
          </table:table-cell>
          <table:table-cell office:value-type="float" office:value="3.931" table:style-name="ce24">
            <text:p><text:s/>3,931<text:s/></text:p>
          </table:table-cell>
          <table:table-cell office:value-type="float" office:value="0.40899999999999997" table:style-name="ce24">
            <text:p><text:s/>0,409<text:s/></text:p>
          </table:table-cell>
          <table:table-cell office:value-type="float" office:value="2.3849999999999998" table:style-name="ce24">
            <text:p><text:s/>2,385<text:s/></text:p>
          </table:table-cell>
          <table:table-cell office:value-type="float" office:value="8.8509999999999991" table:style-name="ce23">
            <text:p><text:s/>8,851<text:s/></text:p>
          </table:table-cell>
          <table:table-cell office:value-type="float" office:value="0.40600000000000003" table:style-name="ce21">
            <text:p><text:s/>0,406<text:s/></text:p>
          </table:table-cell>
          <table:table-cell office:value-type="float" office:value="10.935" table:style-name="ce21">
            <text:p><text:s/>10,935<text:s/></text:p>
          </table:table-cell>
          <table:table-cell office:value-type="float" office:value="3.6629999999999998" table:style-name="ce21">
            <text:p><text:s/>3,663<text:s/></text:p>
          </table:table-cell>
          <table:table-cell office:value-type="float" office:value="15.004000000000001" table:style-name="ce22">
            <text:p><text:s/>15,004<text:s/></text:p>
          </table:table-cell>
          <table:table-cell table:style-name="ce21"/>
          <table:table-cell office:value-type="float" office:value="8.8999999999999996E-2" table:style-name="ce21">
            <text:p><text:s/>0,089<text:s/></text:p>
          </table:table-cell>
          <table:table-cell table:style-name="ce21"/>
          <table:table-cell office:value-type="float" office:value="0.75700000000000001" table:style-name="ce21">
            <text:p><text:s/>0,757<text:s/></text:p>
          </table:table-cell>
          <table:table-cell office:value-type="float" office:value="15.850000000000001" table:style-name="ce22">
            <text:p><text:s/>15,850<text:s/></text:p>
          </table:table-cell>
          <table:table-cell office:value-type="float" office:value="4.75" table:style-name="ce20">
            <text:p><text:s/>4,750<text:s/></text:p>
          </table:table-cell>
          <table:table-cell office:value-type="float" office:value="8.2899999999999991" table:style-name="ce21">
            <text:p><text:s/>8,290<text:s/></text:p>
          </table:table-cell>
          <table:table-cell office:value-type="float" office:value="13.04" table:style-name="ce22">
            <text:p><text:s/>13,040<text:s/></text:p>
          </table:table-cell>
          <table:table-cell office:value-type="float" office:value="0.45800000000000002" table:style-name="ce21">
            <text:p><text:s/>0,458<text:s/></text:p>
          </table:table-cell>
          <table:table-cell table:style-name="ce21"/>
          <table:table-cell office:value-type="float" office:value="1.222" table:style-name="ce21">
            <text:p><text:s/>1,222<text:s/></text:p>
          </table:table-cell>
          <table:table-cell office:value-type="float" office:value="1.7000000000000001E-2" table:style-name="ce21">
            <text:p><text:s/>0,017<text:s/></text:p>
          </table:table-cell>
          <table:table-cell office:value-type="float" office:value="4.0000000000000001E-3" table:style-name="ce21">
            <text:p><text:s/>0,004<text:s/></text:p>
          </table:table-cell>
          <table:table-cell office:value-type="float" office:value="14.740999999999998" table:style-name="ce23">
            <text:p><text:s/>14,741<text:s/></text:p>
          </table:table-cell>
          <table:table-cell office:value-type="float" office:value="1.1090000000000035" table:style-name="ce25">
            <text:p><text:s/>1,109<text:s/></text:p>
          </table:table-cell>
          <table:table-cell table:number-columns-repeated="16344"/>
        </table:table-row>
        <table:table-row table:style-name="ro4">
          <table:table-cell office:value-type="string" table:style-name="ce26">
            <text:p>RVOB</text:p>
          </table:table-cell>
          <table:table-cell office:value-type="float" office:value="2009" table:style-name="ce2">
            <text:p>2009</text:p>
          </table:table-cell>
          <table:table-cell office:value-type="string" table:style-name="ce27">
            <text:p>FIN</text:p>
          </table:table-cell>
          <table:table-cell office:value-type="float" office:value="238" table:style-name="ce28">
            <text:p><text:s/>238<text:s/></text:p>
          </table:table-cell>
          <table:table-cell office:value-type="float" office:value="4.7E-2" table:style-name="ce20">
            <text:p><text:s/>0,047<text:s/></text:p>
          </table:table-cell>
          <table:table-cell office:value-type="float" office:value="0.91300000000000003" table:style-name="ce21">
            <text:p><text:s/>0,913<text:s/></text:p>
          </table:table-cell>
          <table:table-cell table:style-name="ce21"/>
          <table:table-cell office:value-type="float" office:value="0.96000000000000008" table:style-name="ce22">
            <text:p><text:s/>0,960<text:s/></text:p>
          </table:table-cell>
          <table:table-cell table:style-name="ce21"/>
          <table:table-cell office:value-type="float" office:value="0.83400000000000007" table:style-name="ce21">
            <text:p><text:s/>0,834<text:s/></text:p>
          </table:table-cell>
          <table:table-cell office:value-type="float" office:value="4.234" table:style-name="ce21">
            <text:p><text:s/>4,234<text:s/></text:p>
          </table:table-cell>
          <table:table-cell office:value-type="float" office:value="5.0679999999999996" table:style-name="ce22">
            <text:p><text:s/>5,068<text:s/></text:p>
          </table:table-cell>
          <table:table-cell office:value-type="float" office:value="6.0279999999999996" table:style-name="ce23">
            <text:p><text:s/>6,028<text:s/></text:p>
          </table:table-cell>
          <table:table-cell office:value-type="float" office:value="0.95199999999999996" table:style-name="ce21">
            <text:p><text:s/>0,952<text:s/></text:p>
          </table:table-cell>
          <table:table-cell table:style-name="ce21"/>
          <table:table-cell office:value-type="float" office:value="2.1309999999999998" table:style-name="ce21">
            <text:p><text:s/>2,131<text:s/></text:p>
          </table:table-cell>
          <table:table-cell office:value-type="float" office:value="3.0829999999999997" table:style-name="ce22">
            <text:p><text:s/>3,083<text:s/></text:p>
          </table:table-cell>
          <table:table-cell office:value-type="float" office:value="2.14" table:style-name="ce24">
            <text:p><text:s/>2,140<text:s/></text:p>
          </table:table-cell>
          <table:table-cell office:value-type="float" office:value="0.29599999999999999" table:style-name="ce24">
            <text:p><text:s/>0,296<text:s/></text:p>
          </table:table-cell>
          <table:table-cell office:value-type="float" office:value="0.50900000000000001" table:style-name="ce24">
            <text:p><text:s/>0,509<text:s/></text:p>
          </table:table-cell>
          <table:table-cell office:value-type="float" office:value="6.0280000000000005" table:style-name="ce23">
            <text:p><text:s/>6,028<text:s/></text:p>
          </table:table-cell>
          <table:table-cell office:value-type="float" office:value="20.765999999999998" table:style-name="ce21">
            <text:p><text:s/>20,766<text:s/></text:p>
          </table:table-cell>
          <table:table-cell office:value-type="float" office:value="0.42" table:style-name="ce21">
            <text:p><text:s/>0,420<text:s/></text:p>
          </table:table-cell>
          <table:table-cell office:value-type="float" office:value="0.63200000000000001" table:style-name="ce21">
            <text:p><text:s/>0,632<text:s/></text:p>
          </table:table-cell>
          <table:table-cell office:value-type="float" office:value="21.818000000000001" table:style-name="ce22">
            <text:p><text:s/>21,818<text:s/></text:p>
          </table:table-cell>
          <table:table-cell table:style-name="ce21"/>
          <table:table-cell office:value-type="float" office:value="1.0999999999999999E-2" table:style-name="ce21">
            <text:p><text:s/>0,011<text:s/></text:p>
          </table:table-cell>
          <table:table-cell table:number-columns-repeated="2" table:style-name="ce21"/>
          <table:table-cell office:value-type="float" office:value="21.829000000000001" table:style-name="ce22">
            <text:p><text:s/>21,829<text:s/></text:p>
          </table:table-cell>
          <table:table-cell office:value-type="float" office:value="13.875" table:style-name="ce20">
            <text:p><text:s/>13,875<text:s/></text:p>
          </table:table-cell>
          <table:table-cell office:value-type="float" office:value="5.7859999999999996" table:style-name="ce21">
            <text:p><text:s/>5,786<text:s/></text:p>
          </table:table-cell>
          <table:table-cell office:value-type="float" office:value="19.661000000000001" table:style-name="ce22">
            <text:p><text:s/>19,661<text:s/></text:p>
          </table:table-cell>
          <table:table-cell office:value-type="float" office:value="0.39800000000000002" table:style-name="ce21">
            <text:p><text:s/>0,398<text:s/></text:p>
          </table:table-cell>
          <table:table-cell table:style-name="ce21"/>
          <table:table-cell office:value-type="float" office:value="-0.38800000000000001" table:style-name="ce21">
            <text:p><text:s/>-0,388<text:s/></text:p>
          </table:table-cell>
          <table:table-cell office:value-type="float" office:value="2.7E-2" table:style-name="ce21">
            <text:p><text:s/>0,027<text:s/></text:p>
          </table:table-cell>
          <table:table-cell table:style-name="ce21"/>
          <table:table-cell office:value-type="float" office:value="19.698" table:style-name="ce23">
            <text:p><text:s/>19,698<text:s/></text:p>
          </table:table-cell>
          <table:table-cell office:value-type="float" office:value="2.1310000000000002" table:style-name="ce25">
            <text:p><text:s/>2,131<text:s/></text:p>
          </table:table-cell>
          <table:table-cell table:number-columns-repeated="16344"/>
        </table:table-row>
        <table:table-row table:style-name="ro4">
          <table:table-cell office:value-type="string" table:style-name="ce30">
            <text:p>ILT</text:p>
          </table:table-cell>
          <table:table-cell office:value-type="float" office:value="2009" table:style-name="ce2">
            <text:p>2009</text:p>
          </table:table-cell>
          <table:table-cell office:value-type="string" table:style-name="ce27">
            <text:p>IenM</text:p>
          </table:table-cell>
          <table:table-cell office:value-type="float" office:value="916.6" table:style-name="ce28">
            <text:p><text:s/>917<text:s/></text:p>
          </table:table-cell>
          <table:table-cell office:value-type="float" office:value="2.5349460000000001" table:style-name="ce20">
            <text:p><text:s/>2,535<text:s/></text:p>
          </table:table-cell>
          <table:table-cell office:value-type="float" office:value="5.1680950000000001" table:style-name="ce21">
            <text:p><text:s/>5,168<text:s/></text:p>
          </table:table-cell>
          <table:table-cell table:style-name="ce21"/>
          <table:table-cell office:value-type="float" office:value="7.7030410000000007" table:style-name="ce22">
            <text:p><text:s/>7,703<text:s/></text:p>
          </table:table-cell>
          <table:table-cell office:value-type="float" office:value="0.41384300000000002" table:style-name="ce21">
            <text:p><text:s/>0,414<text:s/></text:p>
          </table:table-cell>
          <table:table-cell office:value-type="float" office:value="2.7496650000000002" table:style-name="ce21">
            <text:p><text:s/>2,750<text:s/></text:p>
          </table:table-cell>
          <table:table-cell office:value-type="float" office:value="55.828454999999998" table:style-name="ce21">
            <text:p><text:s/>55,828<text:s/></text:p>
          </table:table-cell>
          <table:table-cell office:value-type="float" office:value="58.991962999999998" table:style-name="ce22">
            <text:p><text:s/>58,992<text:s/></text:p>
          </table:table-cell>
          <table:table-cell office:value-type="float" office:value="66.695003999999997" table:style-name="ce23">
            <text:p><text:s/>66,695<text:s/></text:p>
          </table:table-cell>
          <table:table-cell office:value-type="float" office:value="-5.7491219999999998" table:style-name="ce21">
            <text:p><text:s/>-5,749<text:s/></text:p>
          </table:table-cell>
          <table:table-cell office:value-type="float" office:value="5.7491219999999998" table:style-name="ce21">
            <text:p><text:s/>5,749<text:s/></text:p>
          </table:table-cell>
          <table:table-cell office:value-type="float" office:value="4.1345890000000001" table:style-name="ce21">
            <text:p><text:s/>4,135<text:s/></text:p>
          </table:table-cell>
          <table:table-cell office:value-type="float" office:value="4.1345890000000001" table:style-name="ce22">
            <text:p><text:s/>4,135<text:s/></text:p>
          </table:table-cell>
          <table:table-cell office:value-type="float" office:value="4.6299650000000003" table:style-name="ce24">
            <text:p><text:s/>4,630<text:s/></text:p>
          </table:table-cell>
          <table:table-cell office:value-type="float" office:value="4.7451949999999998" table:style-name="ce24">
            <text:p><text:s/>4,745<text:s/></text:p>
          </table:table-cell>
          <table:table-cell office:value-type="float" office:value="53.185254999999998" table:style-name="ce24">
            <text:p><text:s/>53,185<text:s/></text:p>
          </table:table-cell>
          <table:table-cell office:value-type="float" office:value="66.695003999999997" table:style-name="ce23">
            <text:p><text:s/>66,695<text:s/></text:p>
          </table:table-cell>
          <table:table-cell office:value-type="float" office:value="93.206999999999994" table:style-name="ce21">
            <text:p><text:s/>93,207<text:s/></text:p>
          </table:table-cell>
          <table:table-cell table:style-name="ce21"/>
          <table:table-cell office:value-type="float" office:value="19.181999999999999" table:style-name="ce21">
            <text:p><text:s/>19,182<text:s/></text:p>
          </table:table-cell>
          <table:table-cell office:value-type="float" office:value="112.389" table:style-name="ce22">
            <text:p><text:s/>112,389<text:s/></text:p>
          </table:table-cell>
          <table:table-cell table:style-name="ce21"/>
          <table:table-cell office:value-type="float" office:value="0.53600000000000003" table:style-name="ce21">
            <text:p><text:s/>0,536<text:s/></text:p>
          </table:table-cell>
          <table:table-cell table:style-name="ce21"/>
          <table:table-cell office:value-type="float" office:value="0.34799999999999998" table:style-name="ce21">
            <text:p><text:s/>0,348<text:s/></text:p>
          </table:table-cell>
          <table:table-cell office:value-type="float" office:value="113.273" table:style-name="ce22">
            <text:p><text:s/>113,273<text:s/></text:p>
          </table:table-cell>
          <table:table-cell office:value-type="float" office:value="78.094999999999999" table:style-name="ce20">
            <text:p><text:s/>78,095<text:s/></text:p>
          </table:table-cell>
          <table:table-cell office:value-type="float" office:value="22.806999999999999" table:style-name="ce21">
            <text:p><text:s/>22,807<text:s/></text:p>
          </table:table-cell>
          <table:table-cell office:value-type="float" office:value="100.902" table:style-name="ce22">
            <text:p><text:s/>100,902<text:s/></text:p>
          </table:table-cell>
          <table:table-cell office:value-type="float" office:value="2.4329999999999998" table:style-name="ce21">
            <text:p><text:s/>2,433<text:s/></text:p>
          </table:table-cell>
          <table:table-cell table:style-name="ce21"/>
          <table:table-cell office:value-type="float" office:value="3.9159999999999999" table:style-name="ce21">
            <text:p><text:s/>3,916<text:s/></text:p>
          </table:table-cell>
          <table:table-cell office:value-type="float" office:value="0.11700000000000001" table:style-name="ce21">
            <text:p><text:s/>0,117<text:s/></text:p>
          </table:table-cell>
          <table:table-cell office:value-type="float" office:value="1.77" table:style-name="ce21">
            <text:p><text:s/>1,770<text:s/></text:p>
          </table:table-cell>
          <table:table-cell office:value-type="float" office:value="109.13800000000001" table:style-name="ce23">
            <text:p><text:s/>109,138<text:s/></text:p>
          </table:table-cell>
          <table:table-cell office:value-type="float" office:value="4.1349999999999909" table:style-name="ce25">
            <text:p><text:s/>4,135<text:s/></text:p>
          </table:table-cell>
          <table:table-cell table:number-columns-repeated="16344"/>
        </table:table-row>
        <table:table-row table:style-name="ro4">
          <table:table-cell office:value-type="string" table:style-name="ce26">
            <text:p>KNMI</text:p>
          </table:table-cell>
          <table:table-cell office:value-type="float" office:value="2009" table:style-name="ce2">
            <text:p>2009</text:p>
          </table:table-cell>
          <table:table-cell office:value-type="string" table:style-name="ce27">
            <text:p>IenM</text:p>
          </table:table-cell>
          <table:table-cell office:value-type="float" office:value="485" table:style-name="ce28">
            <text:p><text:s/>485<text:s/></text:p>
          </table:table-cell>
          <table:table-cell table:style-name="ce20"/>
          <table:table-cell office:value-type="float" office:value="5.6899999999999995" table:style-name="ce21">
            <text:p><text:s/>5,690<text:s/></text:p>
          </table:table-cell>
          <table:table-cell table:style-name="ce21"/>
          <table:table-cell office:value-type="float" office:value="5.6899999999999995" table:style-name="ce22">
            <text:p><text:s/>5,690<text:s/></text:p>
          </table:table-cell>
          <table:table-cell office:value-type="float" office:value="1.698" table:style-name="ce21">
            <text:p><text:s/>1,698<text:s/></text:p>
          </table:table-cell>
          <table:table-cell office:value-type="float" office:value="7.0369999999999999" table:style-name="ce21">
            <text:p><text:s/>7,037<text:s/></text:p>
          </table:table-cell>
          <table:table-cell office:value-type="float" office:value="8.02" table:style-name="ce21">
            <text:p><text:s/>8,020<text:s/></text:p>
          </table:table-cell>
          <table:table-cell office:value-type="float" office:value="16.754999999999999" table:style-name="ce22">
            <text:p><text:s/>16,755<text:s/></text:p>
          </table:table-cell>
          <table:table-cell office:value-type="float" office:value="22.445" table:style-name="ce23">
            <text:p><text:s/>22,445<text:s/></text:p>
          </table:table-cell>
          <table:table-cell office:value-type="float" office:value="1.39" table:style-name="ce21">
            <text:p><text:s/>1,390<text:s/></text:p>
          </table:table-cell>
          <table:table-cell table:style-name="ce21"/>
          <table:table-cell office:value-type="float" office:value="-4.1000000000000002E-2" table:style-name="ce21">
            <text:p><text:s/>-0,041<text:s/></text:p>
          </table:table-cell>
          <table:table-cell office:value-type="float" office:value="1.349" table:style-name="ce22">
            <text:p><text:s/>1,349<text:s/></text:p>
          </table:table-cell>
          <table:table-cell office:value-type="float" office:value="1.8959999999999999" table:style-name="ce24">
            <text:p><text:s/>1,896<text:s/></text:p>
          </table:table-cell>
          <table:table-cell office:value-type="float" office:value="4.0309999999999997" table:style-name="ce24">
            <text:p><text:s/>4,031<text:s/></text:p>
          </table:table-cell>
          <table:table-cell office:value-type="float" office:value="15.169" table:style-name="ce24">
            <text:p><text:s/>15,169<text:s/></text:p>
          </table:table-cell>
          <table:table-cell office:value-type="float" office:value="22.445" table:style-name="ce23">
            <text:p><text:s/>22,445<text:s/></text:p>
          </table:table-cell>
          <table:table-cell office:value-type="float" office:value="37.933" table:style-name="ce21">
            <text:p><text:s/>37,933<text:s/></text:p>
          </table:table-cell>
          <table:table-cell office:value-type="float" office:value="1.2929999999999999" table:style-name="ce21">
            <text:p><text:s/>1,293<text:s/></text:p>
          </table:table-cell>
          <table:table-cell office:value-type="float" office:value="18.425999999999998" table:style-name="ce21">
            <text:p><text:s/>18,426<text:s/></text:p>
          </table:table-cell>
          <table:table-cell office:value-type="float" office:value="57.652000000000001" table:style-name="ce22">
            <text:p><text:s/>57,652<text:s/></text:p>
          </table:table-cell>
          <table:table-cell table:style-name="ce21"/>
          <table:table-cell office:value-type="float" office:value="3.0000000000000001E-3" table:style-name="ce21">
            <text:p><text:s/>0,003<text:s/></text:p>
          </table:table-cell>
          <table:table-cell table:style-name="ce21"/>
          <table:table-cell office:value-type="float" office:value="0.26900000000000002" table:style-name="ce21">
            <text:p><text:s/>0,269<text:s/></text:p>
          </table:table-cell>
          <table:table-cell office:value-type="float" office:value="57.923999999999999" table:style-name="ce22">
            <text:p><text:s/>57,924<text:s/></text:p>
          </table:table-cell>
          <table:table-cell office:value-type="float" office:value="34.418999999999997" table:style-name="ce20">
            <text:p><text:s/>34,419<text:s/></text:p>
          </table:table-cell>
          <table:table-cell office:value-type="float" office:value="21.466999999999999" table:style-name="ce21">
            <text:p><text:s/>21,467<text:s/></text:p>
          </table:table-cell>
          <table:table-cell office:value-type="float" office:value="55.885999999999996" table:style-name="ce22">
            <text:p><text:s/>55,886<text:s/></text:p>
          </table:table-cell>
          <table:table-cell office:value-type="float" office:value="1.8129999999999999" table:style-name="ce21">
            <text:p><text:s/>1,813<text:s/></text:p>
          </table:table-cell>
          <table:table-cell table:style-name="ce21"/>
          <table:table-cell office:value-type="float" office:value="0.125" table:style-name="ce21">
            <text:p><text:s/>0,125<text:s/></text:p>
          </table:table-cell>
          <table:table-cell office:value-type="float" office:value="0.14000000000000001" table:style-name="ce21">
            <text:p><text:s/>0,140<text:s/></text:p>
          </table:table-cell>
          <table:table-cell table:style-name="ce21"/>
          <table:table-cell office:value-type="float" office:value="57.963999999999999" table:style-name="ce23">
            <text:p><text:s/>57,964<text:s/></text:p>
          </table:table-cell>
          <table:table-cell office:value-type="float" office:value="-3.9999999999999147E-2" table:style-name="ce25">
            <text:p><text:s/>-0,040<text:s/></text:p>
          </table:table-cell>
          <table:table-cell table:number-columns-repeated="16344"/>
        </table:table-row>
        <table:table-row table:style-name="ro4">
          <table:table-cell office:value-type="string" table:style-name="ce26">
            <text:p>NEA</text:p>
          </table:table-cell>
          <table:table-cell office:value-type="float" office:value="2009" table:style-name="ce2">
            <text:p>2009</text:p>
          </table:table-cell>
          <table:table-cell office:value-type="string" table:style-name="ce27">
            <text:p>IenM</text:p>
          </table:table-cell>
          <table:table-cell office:value-type="float" office:value="43" table:style-name="ce28">
            <text:p><text:s/>43<text:s/></text:p>
          </table:table-cell>
          <table:table-cell office:value-type="float" office:value="0.13800000000000001" table:style-name="ce20">
            <text:p><text:s/>0,138<text:s/></text:p>
          </table:table-cell>
          <table:table-cell office:value-type="float" office:value="2.8000000000000001E-2" table:style-name="ce21">
            <text:p><text:s/>0,028<text:s/></text:p>
          </table:table-cell>
          <table:table-cell table:style-name="ce21"/>
          <table:table-cell office:value-type="float" office:value="0.16600000000000001" table:style-name="ce22">
            <text:p><text:s/>0,166<text:s/></text:p>
          </table:table-cell>
          <table:table-cell office:value-type="float" office:value="8.0000000000000002E-3" table:style-name="ce21">
            <text:p><text:s/>0,008<text:s/></text:p>
          </table:table-cell>
          <table:table-cell office:value-type="float" office:value="1E-3" table:style-name="ce21">
            <text:p><text:s/>0,001<text:s/></text:p>
          </table:table-cell>
          <table:table-cell office:value-type="float" office:value="1.1930000000000001" table:style-name="ce21">
            <text:p><text:s/>1,193<text:s/></text:p>
          </table:table-cell>
          <table:table-cell office:value-type="float" office:value="1.202" table:style-name="ce22">
            <text:p><text:s/>1,202<text:s/></text:p>
          </table:table-cell>
          <table:table-cell office:value-type="float" office:value="1.3679999999999999" table:style-name="ce23">
            <text:p><text:s/>1,368<text:s/></text:p>
          </table:table-cell>
          <table:table-cell office:value-type="float" office:value="0.42799999999999999" table:style-name="ce21">
            <text:p><text:s/>0,428<text:s/></text:p>
          </table:table-cell>
          <table:table-cell office:value-type="float" office:value="0.126" table:style-name="ce21">
            <text:p><text:s/>0,126<text:s/></text:p>
          </table:table-cell>
          <table:table-cell office:value-type="float" office:value="-0.317" table:style-name="ce21">
            <text:p><text:s/>-0,317<text:s/></text:p>
          </table:table-cell>
          <table:table-cell office:value-type="float" office:value="0.23700000000000004" table:style-name="ce22">
            <text:p><text:s/>0,237<text:s/></text:p>
          </table:table-cell>
          <table:table-cell table:number-columns-repeated="2" table:style-name="ce24"/>
          <table:table-cell office:value-type="float" office:value="1.131" table:style-name="ce24">
            <text:p><text:s/>1,131<text:s/></text:p>
          </table:table-cell>
          <table:table-cell office:value-type="float" office:value="1.3680000000000001" table:style-name="ce23">
            <text:p><text:s/>1,368<text:s/></text:p>
          </table:table-cell>
          <table:table-cell office:value-type="float" office:value="5.3490000000000002" table:style-name="ce21">
            <text:p><text:s/>5,349<text:s/></text:p>
          </table:table-cell>
          <table:table-cell table:number-columns-repeated="2" table:style-name="ce21"/>
          <table:table-cell office:value-type="float" office:value="5.3490000000000002" table:style-name="ce22">
            <text:p><text:s/>5,349<text:s/></text:p>
          </table:table-cell>
          <table:table-cell table:style-name="ce21"/>
          <table:table-cell office:value-type="float" office:value="2E-3" table:style-name="ce21">
            <text:p><text:s/>0,002<text:s/></text:p>
          </table:table-cell>
          <table:table-cell table:number-columns-repeated="2" table:style-name="ce21"/>
          <table:table-cell office:value-type="float" office:value="5.351" table:style-name="ce22">
            <text:p><text:s/>5,351<text:s/></text:p>
          </table:table-cell>
          <table:table-cell office:value-type="float" office:value="3.7040000000000002" table:style-name="ce20">
            <text:p><text:s/>3,704<text:s/></text:p>
          </table:table-cell>
          <table:table-cell office:value-type="float" office:value="1.6919999999999999" table:style-name="ce21">
            <text:p><text:s/>1,692<text:s/></text:p>
          </table:table-cell>
          <table:table-cell office:value-type="float" office:value="5.3959999999999999" table:style-name="ce22">
            <text:p><text:s/>5,396<text:s/></text:p>
          </table:table-cell>
          <table:table-cell office:value-type="float" office:value="0.26400000000000001" table:style-name="ce21">
            <text:p><text:s/>0,264<text:s/></text:p>
          </table:table-cell>
          <table:table-cell table:number-columns-repeated="2" table:style-name="ce21"/>
          <table:table-cell office:value-type="float" office:value="8.0000000000000002E-3" table:style-name="ce21">
            <text:p><text:s/>0,008<text:s/></text:p>
          </table:table-cell>
          <table:table-cell table:style-name="ce21"/>
          <table:table-cell office:value-type="float" office:value="5.6680000000000001" table:style-name="ce23">
            <text:p><text:s/>5,668<text:s/></text:p>
          </table:table-cell>
          <table:table-cell office:value-type="float" office:value="-0.31700000000000017" table:style-name="ce25">
            <text:p><text:s/>-0,317<text:s/></text:p>
          </table:table-cell>
          <table:table-cell table:number-columns-repeated="16344"/>
        </table:table-row>
        <table:table-row table:style-name="ro4">
          <table:table-cell office:value-type="string" table:style-name="ce26">
            <text:p>RWS</text:p>
          </table:table-cell>
          <table:table-cell office:value-type="float" office:value="2009" table:style-name="ce2">
            <text:p>2009</text:p>
          </table:table-cell>
          <table:table-cell office:value-type="string" table:style-name="ce27">
            <text:p>IenM</text:p>
          </table:table-cell>
          <table:table-cell office:value-type="float" office:value="9202" table:style-name="ce28">
            <text:p><text:s/>9.202<text:s/></text:p>
          </table:table-cell>
          <table:table-cell office:value-type="float" office:value="2.1459999999999999" table:style-name="ce20">
            <text:p><text:s/>2,146<text:s/></text:p>
          </table:table-cell>
          <table:table-cell office:value-type="float" office:value="279.42899999999997" table:style-name="ce21">
            <text:p><text:s/>279,429<text:s/></text:p>
          </table:table-cell>
          <table:table-cell office:value-type="float" office:value="125.48699999999999" table:style-name="ce21">
            <text:p><text:s/>125,487<text:s/></text:p>
          </table:table-cell>
          <table:table-cell office:value-type="float" office:value="407.06200000000001" table:style-name="ce22">
            <text:p><text:s/>407,062<text:s/></text:p>
          </table:table-cell>
          <table:table-cell table:style-name="ce21"/>
          <table:table-cell office:value-type="float" office:value="76.721000000000004" table:style-name="ce21">
            <text:p><text:s/>76,721<text:s/></text:p>
          </table:table-cell>
          <table:table-cell office:value-type="float" office:value="307.71699999999998" table:style-name="ce21">
            <text:p><text:s/>307,717<text:s/></text:p>
          </table:table-cell>
          <table:table-cell office:value-type="float" office:value="384.43799999999999" table:style-name="ce22">
            <text:p><text:s/>384,438<text:s/></text:p>
          </table:table-cell>
          <table:table-cell office:value-type="float" office:value="791.5" table:style-name="ce23">
            <text:p><text:s/>791,500<text:s/></text:p>
          </table:table-cell>
          <table:table-cell office:value-type="float" office:value="21.745999999999999" table:style-name="ce21">
            <text:p><text:s/>21,746<text:s/></text:p>
          </table:table-cell>
          <table:table-cell office:value-type="float" office:value="7.0999999999999994E-2" table:style-name="ce21">
            <text:p><text:s/>0,071<text:s/></text:p>
          </table:table-cell>
          <table:table-cell office:value-type="float" office:value="37.662999999999997" table:style-name="ce21">
            <text:p><text:s/>37,663<text:s/></text:p>
          </table:table-cell>
          <table:table-cell office:value-type="float" office:value="59.48" table:style-name="ce22">
            <text:p><text:s/>59,480<text:s/></text:p>
          </table:table-cell>
          <table:table-cell office:value-type="float" office:value="2.1680000000000001" table:style-name="ce24">
            <text:p><text:s/>2,168<text:s/></text:p>
          </table:table-cell>
          <table:table-cell office:value-type="float" office:value="223.34" table:style-name="ce24">
            <text:p><text:s/>223,340<text:s/></text:p>
          </table:table-cell>
          <table:table-cell office:value-type="float" office:value="506.512" table:style-name="ce24">
            <text:p><text:s/>506,512<text:s/></text:p>
          </table:table-cell>
          <table:table-cell office:value-type="float" office:value="791.5" table:style-name="ce23">
            <text:p><text:s/>791,500<text:s/></text:p>
          </table:table-cell>
          <table:table-cell office:value-type="float" office:value="2322.9380000000001" table:style-name="ce21">
            <text:p><text:s/>2.322,938<text:s/></text:p>
          </table:table-cell>
          <table:table-cell office:value-type="float" office:value="28.085000000000001" table:style-name="ce21">
            <text:p><text:s/>28,085<text:s/></text:p>
          </table:table-cell>
          <table:table-cell office:value-type="float" office:value="91.355000000000004" table:style-name="ce21">
            <text:p><text:s/>91,355<text:s/></text:p>
          </table:table-cell>
          <table:table-cell office:value-type="float" office:value="2442.3780000000002" table:style-name="ce22">
            <text:p><text:s/>2.442,378<text:s/></text:p>
          </table:table-cell>
          <table:table-cell table:style-name="ce21"/>
          <table:table-cell office:value-type="float" office:value="1.3680000000000001" table:style-name="ce21">
            <text:p><text:s/>1,368<text:s/></text:p>
          </table:table-cell>
          <table:table-cell table:style-name="ce21"/>
          <table:table-cell office:value-type="float" office:value="22.704999999999998" table:style-name="ce21">
            <text:p><text:s/>22,705<text:s/></text:p>
          </table:table-cell>
          <table:table-cell office:value-type="float" office:value="2466.451" table:style-name="ce22">
            <text:p><text:s/>2.466,451<text:s/></text:p>
          </table:table-cell>
          <table:table-cell office:value-type="float" office:value="759.02800000000002" table:style-name="ce20">
            <text:p><text:s/>759,028<text:s/></text:p>
          </table:table-cell>
          <table:table-cell office:value-type="float" office:value="330.03100000000001" table:style-name="ce21">
            <text:p><text:s/>330,031<text:s/></text:p>
          </table:table-cell>
          <table:table-cell office:value-type="float" office:value="1089.059" table:style-name="ce22">
            <text:p><text:s/>1.089,059<text:s/></text:p>
          </table:table-cell>
          <table:table-cell office:value-type="float" office:value="47.548000000000002" table:style-name="ce21">
            <text:p><text:s/>47,548<text:s/></text:p>
          </table:table-cell>
          <table:table-cell office:value-type="float" office:value="1281.6849999999999" table:style-name="ce21">
            <text:p><text:s/>1.281,685<text:s/></text:p>
          </table:table-cell>
          <table:table-cell office:value-type="float" office:value="3.1629999999999998" table:style-name="ce21">
            <text:p><text:s/>3,163<text:s/></text:p>
          </table:table-cell>
          <table:table-cell office:value-type="float" office:value="9.2319999999999993" table:style-name="ce21">
            <text:p><text:s/>9,232<text:s/></text:p>
          </table:table-cell>
          <table:table-cell office:value-type="float" office:value="2.294" table:style-name="ce21">
            <text:p><text:s/>2,294<text:s/></text:p>
          </table:table-cell>
          <table:table-cell office:value-type="float" office:value="2432.9809999999998" table:style-name="ce23">
            <text:p><text:s/>2.432,981<text:s/></text:p>
          </table:table-cell>
          <table:table-cell office:value-type="float" office:value="33.470000000000255" table:style-name="ce25">
            <text:p><text:s/>33,470<text:s/></text:p>
          </table:table-cell>
          <table:table-cell table:number-columns-repeated="16344"/>
        </table:table-row>
        <table:table-row table:style-name="ro4">
          <table:table-cell office:value-type="string" table:style-name="ce26">
            <text:p>NA</text:p>
          </table:table-cell>
          <table:table-cell office:value-type="float" office:value="2009" table:style-name="ce2">
            <text:p>2009</text:p>
          </table:table-cell>
          <table:table-cell office:value-type="string" table:style-name="ce27">
            <text:p>OCW</text:p>
          </table:table-cell>
          <table:table-cell office:value-type="float" office:value="133.4" table:style-name="ce28">
            <text:p><text:s/>133<text:s/></text:p>
          </table:table-cell>
          <table:table-cell table:style-name="ce20"/>
          <table:table-cell office:value-type="float" office:value="7.5229999999999997" table:style-name="ce21">
            <text:p><text:s/>7,523<text:s/></text:p>
          </table:table-cell>
          <table:table-cell table:style-name="ce21"/>
          <table:table-cell office:value-type="float" office:value="7.5229999999999997" table:style-name="ce22">
            <text:p><text:s/>7,523<text:s/></text:p>
          </table:table-cell>
          <table:table-cell office:value-type="float" office:value="6.6000000000000003E-2" table:style-name="ce21">
            <text:p><text:s/>0,066<text:s/></text:p>
          </table:table-cell>
          <table:table-cell office:value-type="float" office:value="1.7850000000000001" table:style-name="ce21">
            <text:p><text:s/>1,785<text:s/></text:p>
          </table:table-cell>
          <table:table-cell office:value-type="float" office:value="13.355" table:style-name="ce21">
            <text:p><text:s/>13,355<text:s/></text:p>
          </table:table-cell>
          <table:table-cell office:value-type="float" office:value="15.206000000000001" table:style-name="ce22">
            <text:p><text:s/>15,206<text:s/></text:p>
          </table:table-cell>
          <table:table-cell office:value-type="float" office:value="22.728999999999999" table:style-name="ce23">
            <text:p><text:s/>22,729<text:s/></text:p>
          </table:table-cell>
          <table:table-cell office:value-type="float" office:value="0.94" table:style-name="ce21">
            <text:p><text:s/>0,940<text:s/></text:p>
          </table:table-cell>
          <table:table-cell table:style-name="ce21"/>
          <table:table-cell office:value-type="float" office:value="-0.376" table:style-name="ce21">
            <text:p><text:s/>-0,376<text:s/></text:p>
          </table:table-cell>
          <table:table-cell office:value-type="float" office:value="0.56399999999999995" table:style-name="ce22">
            <text:p><text:s/>0,564<text:s/></text:p>
          </table:table-cell>
          <table:table-cell office:value-type="float" office:value="0.30199999999999999" table:style-name="ce24">
            <text:p><text:s/>0,302<text:s/></text:p>
          </table:table-cell>
          <table:table-cell office:value-type="float" office:value="0.33700000000000002" table:style-name="ce24">
            <text:p><text:s/>0,337<text:s/></text:p>
          </table:table-cell>
          <table:table-cell office:value-type="float" office:value="21.524999999999999" table:style-name="ce24">
            <text:p><text:s/>21,525<text:s/></text:p>
          </table:table-cell>
          <table:table-cell office:value-type="float" office:value="22.727999999999998" table:style-name="ce23">
            <text:p><text:s/>22,728<text:s/></text:p>
          </table:table-cell>
          <table:table-cell office:value-type="float" office:value="22.82" table:style-name="ce21">
            <text:p><text:s/>22,820<text:s/></text:p>
          </table:table-cell>
          <table:table-cell office:value-type="float" office:value="0.66500000000000004" table:style-name="ce21">
            <text:p><text:s/>0,665<text:s/></text:p>
          </table:table-cell>
          <table:table-cell office:value-type="float" office:value="2.464" table:style-name="ce21">
            <text:p><text:s/>2,464<text:s/></text:p>
          </table:table-cell>
          <table:table-cell office:value-type="float" office:value="25.948999999999998" table:style-name="ce22">
            <text:p><text:s/>25,949<text:s/></text:p>
          </table:table-cell>
          <table:table-cell table:style-name="ce21"/>
          <table:table-cell office:value-type="float" office:value="4.3999999999999997E-2" table:style-name="ce21">
            <text:p><text:s/>0,044<text:s/></text:p>
          </table:table-cell>
          <table:table-cell table:style-name="ce21"/>
          <table:table-cell office:value-type="float" office:value="-1.258" table:style-name="ce21">
            <text:p><text:s/>-1,258<text:s/></text:p>
          </table:table-cell>
          <table:table-cell office:value-type="float" office:value="24.734999999999999" table:style-name="ce22">
            <text:p><text:s/>24,735<text:s/></text:p>
          </table:table-cell>
          <table:table-cell office:value-type="float" office:value="10.548" table:style-name="ce20">
            <text:p><text:s/>10,548<text:s/></text:p>
          </table:table-cell>
          <table:table-cell office:value-type="float" office:value="13.899999999999999" table:style-name="ce21">
            <text:p><text:s/>13,900<text:s/></text:p>
          </table:table-cell>
          <table:table-cell office:value-type="float" office:value="24.448" table:style-name="ce22">
            <text:p><text:s/>24,448<text:s/></text:p>
          </table:table-cell>
          <table:table-cell office:value-type="float" office:value="0.48599999999999999" table:style-name="ce21">
            <text:p><text:s/>0,486<text:s/></text:p>
          </table:table-cell>
          <table:table-cell table:style-name="ce21"/>
          <table:table-cell office:value-type="float" office:value="1.7000000000000001E-2" table:style-name="ce21">
            <text:p><text:s/>0,017<text:s/></text:p>
          </table:table-cell>
          <table:table-cell office:value-type="float" office:value="2.7E-2" table:style-name="ce21">
            <text:p><text:s/>0,027<text:s/></text:p>
          </table:table-cell>
          <table:table-cell office:value-type="float" office:value="0.13300000000000001" table:style-name="ce21">
            <text:p><text:s/>0,133<text:s/></text:p>
          </table:table-cell>
          <table:table-cell office:value-type="float" office:value="25.111000000000001" table:style-name="ce23">
            <text:p><text:s/>25,111<text:s/></text:p>
          </table:table-cell>
          <table:table-cell office:value-type="float" office:value="-0.37600000000000122" table:style-name="ce25">
            <text:p><text:s/>-0,376<text:s/></text:p>
          </table:table-cell>
          <table:table-cell table:number-columns-repeated="16344"/>
        </table:table-row>
        <table:table-row table:style-name="ro4">
          <table:table-cell office:value-type="string" table:style-name="ce26">
            <text:p>ASZW</text:p>
          </table:table-cell>
          <table:table-cell office:value-type="float" office:value="2009" table:style-name="ce2">
            <text:p>2009</text:p>
          </table:table-cell>
          <table:table-cell office:value-type="string" table:style-name="ce27">
            <text:p>SZW</text:p>
          </table:table-cell>
          <table:table-cell office:value-type="float" office:value="133" table:style-name="ce28">
            <text:p><text:s/>133<text:s/></text:p>
          </table:table-cell>
          <table:table-cell office:value-type="float" office:value="6.2E-2" table:style-name="ce20">
            <text:p><text:s/>0,062<text:s/></text:p>
          </table:table-cell>
          <table:table-cell office:value-type="float" office:value="2.1000000000000001E-2" table:style-name="ce21">
            <text:p><text:s/>0,021<text:s/></text:p>
          </table:table-cell>
          <table:table-cell table:style-name="ce21"/>
          <table:table-cell office:value-type="float" office:value="8.3000000000000004E-2" table:style-name="ce22">
            <text:p><text:s/>0,083<text:s/></text:p>
          </table:table-cell>
          <table:table-cell table:style-name="ce21"/>
          <table:table-cell office:value-type="float" office:value="1.4460000000000002" table:style-name="ce21">
            <text:p><text:s/>1,446<text:s/></text:p>
          </table:table-cell>
          <table:table-cell office:value-type="float" office:value="3.9649999999999999" table:style-name="ce21">
            <text:p><text:s/>3,965<text:s/></text:p>
          </table:table-cell>
          <table:table-cell office:value-type="float" office:value="5.4109999999999996" table:style-name="ce22">
            <text:p><text:s/>5,411<text:s/></text:p>
          </table:table-cell>
          <table:table-cell office:value-type="float" office:value="5.4939999999999998" table:style-name="ce23">
            <text:p><text:s/>5,494<text:s/></text:p>
          </table:table-cell>
          <table:table-cell office:value-type="float" office:value="1.847" table:style-name="ce21">
            <text:p><text:s/>1,847<text:s/></text:p>
          </table:table-cell>
          <table:table-cell office:value-type="float" office:value="6.2E-2" table:style-name="ce21">
            <text:p><text:s/>0,062<text:s/></text:p>
          </table:table-cell>
          <table:table-cell office:value-type="float" office:value="0.30499999999999999" table:style-name="ce21">
            <text:p><text:s/>0,305<text:s/></text:p>
          </table:table-cell>
          <table:table-cell office:value-type="float" office:value="2.214" table:style-name="ce22">
            <text:p><text:s/>2,214<text:s/></text:p>
          </table:table-cell>
          <table:table-cell office:value-type="float" office:value="4.2999999999999997E-2" table:style-name="ce24">
            <text:p><text:s/>0,043<text:s/></text:p>
          </table:table-cell>
          <table:table-cell table:style-name="ce24"/>
          <table:table-cell office:value-type="float" office:value="3.2370000000000001" table:style-name="ce24">
            <text:p><text:s/>3,237<text:s/></text:p>
          </table:table-cell>
          <table:table-cell office:value-type="float" office:value="5.4939999999999998" table:style-name="ce23">
            <text:p><text:s/>5,494<text:s/></text:p>
          </table:table-cell>
          <table:table-cell office:value-type="float" office:value="12.026" table:style-name="ce21">
            <text:p><text:s/>12,026<text:s/></text:p>
          </table:table-cell>
          <table:table-cell office:value-type="float" office:value="1.268" table:style-name="ce21">
            <text:p><text:s/>1,268<text:s/></text:p>
          </table:table-cell>
          <table:table-cell office:value-type="float" office:value="5.2589999999999995" table:style-name="ce21">
            <text:p><text:s/>5,259<text:s/></text:p>
          </table:table-cell>
          <table:table-cell office:value-type="float" office:value="18.553000000000001" table:style-name="ce22">
            <text:p><text:s/>18,553<text:s/></text:p>
          </table:table-cell>
          <table:table-cell table:style-name="ce21"/>
          <table:table-cell office:value-type="float" office:value="2.4E-2" table:style-name="ce21">
            <text:p><text:s/>0,024<text:s/></text:p>
          </table:table-cell>
          <table:table-cell office:value-type="float" office:value="0.45200000000000001" table:style-name="ce21">
            <text:p><text:s/>0,452<text:s/></text:p>
          </table:table-cell>
          <table:table-cell table:style-name="ce21"/>
          <table:table-cell office:value-type="float" office:value="19.029000000000003" table:style-name="ce22">
            <text:p><text:s/>19,029<text:s/></text:p>
          </table:table-cell>
          <table:table-cell office:value-type="float" office:value="14.343999999999999" table:style-name="ce20">
            <text:p><text:s/>14,344<text:s/></text:p>
          </table:table-cell>
          <table:table-cell office:value-type="float" office:value="4.1859999999999999" table:style-name="ce21">
            <text:p><text:s/>4,186<text:s/></text:p>
          </table:table-cell>
          <table:table-cell office:value-type="float" office:value="18.53" table:style-name="ce22">
            <text:p><text:s/>18,530<text:s/></text:p>
          </table:table-cell>
          <table:table-cell office:value-type="float" office:value="0.17099999999999999" table:style-name="ce21">
            <text:p><text:s/>0,171<text:s/></text:p>
          </table:table-cell>
          <table:table-cell table:style-name="ce21"/>
          <table:table-cell office:value-type="float" office:value="2.3E-2" table:style-name="ce21">
            <text:p><text:s/>0,023<text:s/></text:p>
          </table:table-cell>
          <table:table-cell table:number-columns-repeated="2" table:style-name="ce21"/>
          <table:table-cell office:value-type="float" office:value="18.724" table:style-name="ce23">
            <text:p><text:s/>18,724<text:s/></text:p>
          </table:table-cell>
          <table:table-cell office:value-type="float" office:value="0.30500000000000327" table:style-name="ce25">
            <text:p><text:s/>0,305<text:s/></text:p>
          </table:table-cell>
          <table:table-cell table:number-columns-repeated="16344"/>
        </table:table-row>
        <table:table-row table:style-name="ro4">
          <table:table-cell office:value-type="string" table:style-name="ce26">
            <text:p>IWI</text:p>
          </table:table-cell>
          <table:table-cell office:value-type="float" office:value="2009" table:style-name="ce2">
            <text:p>2009</text:p>
          </table:table-cell>
          <table:table-cell office:value-type="string" table:style-name="ce27">
            <text:p>SZW</text:p>
          </table:table-cell>
          <table:table-cell office:value-type="float" office:value="156.30000000000001" table:style-name="ce28">
            <text:p><text:s/>156<text:s/></text:p>
          </table:table-cell>
          <table:table-cell office:value-type="float" office:value="0.34699999999999998" table:style-name="ce20">
            <text:p><text:s/>0,347<text:s/></text:p>
          </table:table-cell>
          <table:table-cell office:value-type="float" office:value="0.184" table:style-name="ce21">
            <text:p><text:s/>0,184<text:s/></text:p>
          </table:table-cell>
          <table:table-cell table:style-name="ce21"/>
          <table:table-cell office:value-type="float" office:value="0.53099999999999992" table:style-name="ce22">
            <text:p><text:s/>0,531<text:s/></text:p>
          </table:table-cell>
          <table:table-cell office:value-type="float" office:value="4.53" table:style-name="ce21">
            <text:p><text:s/>4,530<text:s/></text:p>
          </table:table-cell>
          <table:table-cell office:value-type="float" office:value="3.1349999999999998" table:style-name="ce21">
            <text:p><text:s/>3,135<text:s/></text:p>
          </table:table-cell>
          <table:table-cell office:value-type="float" office:value="15.194000000000001" table:style-name="ce21">
            <text:p><text:s/>15,194<text:s/></text:p>
          </table:table-cell>
          <table:table-cell office:value-type="float" office:value="22.859000000000002" table:style-name="ce22">
            <text:p><text:s/>22,859<text:s/></text:p>
          </table:table-cell>
          <table:table-cell office:value-type="float" office:value="23.39" table:style-name="ce23">
            <text:p><text:s/>23,390<text:s/></text:p>
          </table:table-cell>
          <table:table-cell office:value-type="float" office:value="0.64" table:style-name="ce21">
            <text:p><text:s/>0,640<text:s/></text:p>
          </table:table-cell>
          <table:table-cell office:value-type="float" office:value="0.34699999999999998" table:style-name="ce21">
            <text:p><text:s/>0,347<text:s/></text:p>
          </table:table-cell>
          <table:table-cell office:value-type="float" office:value="2E-3" table:style-name="ce21">
            <text:p><text:s/>0,002<text:s/></text:p>
          </table:table-cell>
          <table:table-cell office:value-type="float" office:value="0.98899999999999999" table:style-name="ce22">
            <text:p><text:s/>0,989<text:s/></text:p>
          </table:table-cell>
          <table:table-cell office:value-type="float" office:value="13.081" table:style-name="ce24">
            <text:p><text:s/>13,081<text:s/></text:p>
          </table:table-cell>
          <table:table-cell table:style-name="ce24"/>
          <table:table-cell office:value-type="float" office:value="9.32" table:style-name="ce24">
            <text:p><text:s/>9,320<text:s/></text:p>
          </table:table-cell>
          <table:table-cell office:value-type="float" office:value="23.39" table:style-name="ce23">
            <text:p><text:s/>23,390<text:s/></text:p>
          </table:table-cell>
          <table:table-cell office:value-type="float" office:value="16.600000000000001" table:style-name="ce21">
            <text:p><text:s/>16,600<text:s/></text:p>
          </table:table-cell>
          <table:table-cell table:number-columns-repeated="2" table:style-name="ce21"/>
          <table:table-cell office:value-type="float" office:value="16.600000000000001" table:style-name="ce22">
            <text:p><text:s/>16,600<text:s/></text:p>
          </table:table-cell>
          <table:table-cell table:style-name="ce21"/>
          <table:table-cell office:value-type="float" office:value="0.112" table:style-name="ce21">
            <text:p><text:s/>0,112<text:s/></text:p>
          </table:table-cell>
          <table:table-cell office:value-type="float" office:value="0.33700000000000002" table:style-name="ce21">
            <text:p><text:s/>0,337<text:s/></text:p>
          </table:table-cell>
          <table:table-cell office:value-type="float" office:value="5.6360000000000001" table:style-name="ce21">
            <text:p><text:s/>5,636<text:s/></text:p>
          </table:table-cell>
          <table:table-cell office:value-type="float" office:value="22.684999999999999" table:style-name="ce22">
            <text:p><text:s/>22,685<text:s/></text:p>
          </table:table-cell>
          <table:table-cell office:value-type="float" office:value="12.96" table:style-name="ce20">
            <text:p><text:s/>12,960<text:s/></text:p>
          </table:table-cell>
          <table:table-cell office:value-type="float" office:value="3.79" table:style-name="ce21">
            <text:p><text:s/>3,790<text:s/></text:p>
          </table:table-cell>
          <table:table-cell office:value-type="float" office:value="16.75" table:style-name="ce22">
            <text:p><text:s/>16,750<text:s/></text:p>
          </table:table-cell>
          <table:table-cell office:value-type="float" office:value="7.6999999999999999E-2" table:style-name="ce21">
            <text:p><text:s/>0,077<text:s/></text:p>
          </table:table-cell>
          <table:table-cell table:style-name="ce21"/>
          <table:table-cell office:value-type="float" office:value="5.8280000000000003" table:style-name="ce21">
            <text:p><text:s/>5,828<text:s/></text:p>
          </table:table-cell>
          <table:table-cell office:value-type="float" office:value="2.8000000000000001E-2" table:style-name="ce21">
            <text:p><text:s/>0,028<text:s/></text:p>
          </table:table-cell>
          <table:table-cell table:style-name="ce21"/>
          <table:table-cell office:value-type="float" office:value="22.683" table:style-name="ce23">
            <text:p><text:s/>22,683<text:s/></text:p>
          </table:table-cell>
          <table:table-cell office:value-type="float" office:value="1.9999999999988916E-3" table:style-name="ce25">
            <text:p><text:s/>0,002<text:s/></text:p>
          </table:table-cell>
          <table:table-cell table:number-columns-repeated="16344"/>
        </table:table-row>
        <table:table-row table:style-name="ro4">
          <table:table-cell office:value-type="string" table:style-name="ce26">
            <text:p>CJIB</text:p>
          </table:table-cell>
          <table:table-cell office:value-type="float" office:value="2009" table:style-name="ce2">
            <text:p>2009</text:p>
          </table:table-cell>
          <table:table-cell office:value-type="string" table:style-name="ce27">
            <text:p>VenJ</text:p>
          </table:table-cell>
          <table:table-cell office:value-type="float" office:value="913" table:style-name="ce28">
            <text:p><text:s/>913<text:s/></text:p>
          </table:table-cell>
          <table:table-cell office:value-type="float" office:value="9.6539999999999999" table:style-name="ce20">
            <text:p><text:s/>9,654<text:s/></text:p>
          </table:table-cell>
          <table:table-cell office:value-type="float" office:value="13.669" table:style-name="ce21">
            <text:p><text:s/>13,669<text:s/></text:p>
          </table:table-cell>
          <table:table-cell table:style-name="ce21"/>
          <table:table-cell office:value-type="float" office:value="23.323" table:style-name="ce22">
            <text:p><text:s/>23,323<text:s/></text:p>
          </table:table-cell>
          <table:table-cell table:style-name="ce21"/>
          <table:table-cell office:value-type="float" office:value="21.276" table:style-name="ce21">
            <text:p><text:s/>21,276<text:s/></text:p>
          </table:table-cell>
          <table:table-cell office:value-type="float" office:value="-0.217" table:style-name="ce21">
            <text:p><text:s/>-0,217<text:s/></text:p>
          </table:table-cell>
          <table:table-cell office:value-type="float" office:value="21.059000000000001" table:style-name="ce22">
            <text:p><text:s/>21,059<text:s/></text:p>
          </table:table-cell>
          <table:table-cell office:value-type="float" office:value="44.382000000000005" table:style-name="ce23">
            <text:p><text:s/>44,382<text:s/></text:p>
          </table:table-cell>
          <table:table-cell office:value-type="float" office:value="-6.79" table:style-name="ce21">
            <text:p><text:s/>-6,790<text:s/></text:p>
          </table:table-cell>
          <table:table-cell office:value-type="float" office:value="9.6539999999999999" table:style-name="ce21">
            <text:p><text:s/>9,654<text:s/></text:p>
          </table:table-cell>
          <table:table-cell office:value-type="float" office:value="-2.4430000000000001" table:style-name="ce21">
            <text:p><text:s/>-2,443<text:s/></text:p>
          </table:table-cell>
          <table:table-cell office:value-type="float" office:value="0.42099999999999982" table:style-name="ce22">
            <text:p><text:s/>0,421<text:s/></text:p>
          </table:table-cell>
          <table:table-cell office:value-type="float" office:value="0.51" table:style-name="ce24">
            <text:p><text:s/>0,510<text:s/></text:p>
          </table:table-cell>
          <table:table-cell office:value-type="float" office:value="27.100999999999999" table:style-name="ce24">
            <text:p><text:s/>27,101<text:s/></text:p>
          </table:table-cell>
          <table:table-cell office:value-type="float" office:value="16.350000000000001" table:style-name="ce24">
            <text:p><text:s/>16,350<text:s/></text:p>
          </table:table-cell>
          <table:table-cell office:value-type="float" office:value="44.382000000000005" table:style-name="ce23">
            <text:p><text:s/>44,382<text:s/></text:p>
          </table:table-cell>
          <table:table-cell office:value-type="float" office:value="88.655000000000001" table:style-name="ce21">
            <text:p><text:s/>88,655<text:s/></text:p>
          </table:table-cell>
          <table:table-cell office:value-type="float" office:value="6.3440000000000003" table:style-name="ce21">
            <text:p><text:s/>6,344<text:s/></text:p>
          </table:table-cell>
          <table:table-cell office:value-type="float" office:value="15.143000000000001" table:style-name="ce21">
            <text:p><text:s/>15,143<text:s/></text:p>
          </table:table-cell>
          <table:table-cell office:value-type="float" office:value="110.142" table:style-name="ce22">
            <text:p><text:s/>110,142<text:s/></text:p>
          </table:table-cell>
          <table:table-cell table:style-name="ce21"/>
          <table:table-cell office:value-type="float" office:value="0.188" table:style-name="ce21">
            <text:p><text:s/>0,188<text:s/></text:p>
          </table:table-cell>
          <table:table-cell table:number-columns-repeated="2" table:style-name="ce21"/>
          <table:table-cell office:value-type="float" office:value="110.33" table:style-name="ce22">
            <text:p><text:s/>110,330<text:s/></text:p>
          </table:table-cell>
          <table:table-cell office:value-type="float" office:value="52.378" table:style-name="ce20">
            <text:p><text:s/>52,378<text:s/></text:p>
          </table:table-cell>
          <table:table-cell office:value-type="float" office:value="30.742000000000001" table:style-name="ce21">
            <text:p><text:s/>30,742<text:s/></text:p>
          </table:table-cell>
          <table:table-cell office:value-type="float" office:value="83.12" table:style-name="ce22">
            <text:p><text:s/>83,120<text:s/></text:p>
          </table:table-cell>
          <table:table-cell office:value-type="float" office:value="10.414999999999999" table:style-name="ce21">
            <text:p><text:s/>10,415<text:s/></text:p>
          </table:table-cell>
          <table:table-cell office:value-type="float" office:value="17.818000000000001" table:style-name="ce21">
            <text:p><text:s/>17,818<text:s/></text:p>
          </table:table-cell>
          <table:table-cell office:value-type="float" office:value="2E-3" table:style-name="ce21">
            <text:p><text:s/>0,002<text:s/></text:p>
          </table:table-cell>
          <table:table-cell office:value-type="float" office:value="1.4179999999999999" table:style-name="ce21">
            <text:p><text:s/>1,418<text:s/></text:p>
          </table:table-cell>
          <table:table-cell table:style-name="ce21"/>
          <table:table-cell office:value-type="float" office:value="112.773" table:style-name="ce23">
            <text:p><text:s/>112,773<text:s/></text:p>
          </table:table-cell>
          <table:table-cell office:value-type="float" office:value="-2.4429999999999978" table:style-name="ce25">
            <text:p><text:s/>-2,443<text:s/></text:p>
          </table:table-cell>
          <table:table-cell table:number-columns-repeated="16344"/>
        </table:table-row>
        <table:table-row table:style-name="ro4">
          <table:table-cell office:value-type="string" table:style-name="ce26">
            <text:p>DJI</text:p>
          </table:table-cell>
          <table:table-cell office:value-type="float" office:value="2009" table:style-name="ce2">
            <text:p>2009</text:p>
          </table:table-cell>
          <table:table-cell office:value-type="string" table:style-name="ce27">
            <text:p>VenJ</text:p>
          </table:table-cell>
          <table:table-cell office:value-type="float" office:value="17221" table:style-name="ce28">
            <text:p><text:s/>17.221<text:s/></text:p>
          </table:table-cell>
          <table:table-cell table:style-name="ce20"/>
          <table:table-cell office:value-type="float" office:value="204.50099999999998" table:style-name="ce21">
            <text:p><text:s/>204,501<text:s/></text:p>
          </table:table-cell>
          <table:table-cell table:style-name="ce21"/>
          <table:table-cell office:value-type="float" office:value="204.50099999999998" table:style-name="ce22">
            <text:p><text:s/>204,501<text:s/></text:p>
          </table:table-cell>
          <table:table-cell office:value-type="float" office:value="3.4249999999999998" table:style-name="ce21">
            <text:p><text:s/>3,425<text:s/></text:p>
          </table:table-cell>
          <table:table-cell office:value-type="float" office:value="134.62899999999999" table:style-name="ce21">
            <text:p><text:s/>134,629<text:s/></text:p>
          </table:table-cell>
          <table:table-cell office:value-type="float" office:value="109.66500000000001" table:style-name="ce21">
            <text:p><text:s/>109,665<text:s/></text:p>
          </table:table-cell>
          <table:table-cell office:value-type="float" office:value="247.71899999999999" table:style-name="ce22">
            <text:p><text:s/>247,719<text:s/></text:p>
          </table:table-cell>
          <table:table-cell office:value-type="float" office:value="452.21999999999997" table:style-name="ce23">
            <text:p><text:s/>452,220<text:s/></text:p>
          </table:table-cell>
          <table:table-cell office:value-type="float" office:value="14.551" table:style-name="ce21">
            <text:p><text:s/>14,551<text:s/></text:p>
          </table:table-cell>
          <table:table-cell table:style-name="ce21"/>
          <table:table-cell office:value-type="float" office:value="48.253999999999998" table:style-name="ce21">
            <text:p><text:s/>48,254<text:s/></text:p>
          </table:table-cell>
          <table:table-cell office:value-type="float" office:value="62.805" table:style-name="ce22">
            <text:p><text:s/>62,805<text:s/></text:p>
          </table:table-cell>
          <table:table-cell office:value-type="float" office:value="139.16900000000001" table:style-name="ce24">
            <text:p><text:s/>139,169<text:s/></text:p>
          </table:table-cell>
          <table:table-cell office:value-type="float" office:value="53.741" table:style-name="ce24">
            <text:p><text:s/>53,741<text:s/></text:p>
          </table:table-cell>
          <table:table-cell office:value-type="float" office:value="196.50500000000002" table:style-name="ce24">
            <text:p><text:s/>196,505<text:s/></text:p>
          </table:table-cell>
          <table:table-cell office:value-type="float" office:value="452.22" table:style-name="ce23">
            <text:p><text:s/>452,220<text:s/></text:p>
          </table:table-cell>
          <table:table-cell office:value-type="float" office:value="2266.59" table:style-name="ce21">
            <text:p><text:s/>2.266,590<text:s/></text:p>
          </table:table-cell>
          <table:table-cell table:style-name="ce21"/>
          <table:table-cell office:value-type="float" office:value="69.417000000000002" table:style-name="ce21">
            <text:p><text:s/>69,417<text:s/></text:p>
          </table:table-cell>
          <table:table-cell office:value-type="float" office:value="2336.0070000000001" table:style-name="ce22">
            <text:p><text:s/>2.336,007<text:s/></text:p>
          </table:table-cell>
          <table:table-cell table:number-columns-repeated="3" table:style-name="ce21"/>
          <table:table-cell office:value-type="float" office:value="11.266999999999999" table:style-name="ce21">
            <text:p><text:s/>11,267<text:s/></text:p>
          </table:table-cell>
          <table:table-cell office:value-type="float" office:value="2347.2739999999999" table:style-name="ce22">
            <text:p><text:s/>2.347,274<text:s/></text:p>
          </table:table-cell>
          <table:table-cell office:value-type="float" office:value="1049.799" table:style-name="ce20">
            <text:p><text:s/>1.049,799<text:s/></text:p>
          </table:table-cell>
          <table:table-cell office:value-type="float" office:value="1147.3219999999999" table:style-name="ce21">
            <text:p><text:s/>1.147,322<text:s/></text:p>
          </table:table-cell>
          <table:table-cell office:value-type="float" office:value="2197.1210000000001" table:style-name="ce22">
            <text:p><text:s/>2.197,121<text:s/></text:p>
          </table:table-cell>
          <table:table-cell office:value-type="float" office:value="57.601999999999997" table:style-name="ce21">
            <text:p><text:s/>57,602<text:s/></text:p>
          </table:table-cell>
          <table:table-cell table:style-name="ce21"/>
          <table:table-cell office:value-type="float" office:value="41.216000000000001" table:style-name="ce21">
            <text:p><text:s/>41,216<text:s/></text:p>
          </table:table-cell>
          <table:table-cell office:value-type="float" office:value="3.081" table:style-name="ce21">
            <text:p><text:s/>3,081<text:s/></text:p>
          </table:table-cell>
          <table:table-cell table:style-name="ce21"/>
          <table:table-cell office:value-type="float" office:value="2299.02" table:style-name="ce23">
            <text:p><text:s/>2.299,020<text:s/></text:p>
          </table:table-cell>
          <table:table-cell office:value-type="float" office:value="48.253999999999905" table:style-name="ce25">
            <text:p><text:s/>48,254<text:s/></text:p>
          </table:table-cell>
          <table:table-cell table:number-columns-repeated="16344"/>
        </table:table-row>
        <table:table-row table:style-name="ro4">
          <table:table-cell office:value-type="string" table:style-name="ce26">
            <text:p>GDI</text:p>
          </table:table-cell>
          <table:table-cell office:value-type="float" office:value="2009" table:style-name="ce2">
            <text:p>2009</text:p>
          </table:table-cell>
          <table:table-cell office:value-type="string" table:style-name="ce27">
            <text:p>VenJ</text:p>
          </table:table-cell>
          <table:table-cell office:value-type="float" office:value="162" table:style-name="ce28">
            <text:p><text:s/>162<text:s/></text:p>
          </table:table-cell>
          <table:table-cell table:style-name="ce20"/>
          <table:table-cell office:value-type="float" office:value="5.5640000000000001" table:style-name="ce21">
            <text:p><text:s/>5,564<text:s/></text:p>
          </table:table-cell>
          <table:table-cell table:style-name="ce21"/>
          <table:table-cell office:value-type="float" office:value="5.5640000000000001" table:style-name="ce22">
            <text:p><text:s/>5,564<text:s/></text:p>
          </table:table-cell>
          <table:table-cell table:style-name="ce21"/>
          <table:table-cell office:value-type="float" office:value="3.887" table:style-name="ce21">
            <text:p><text:s/>3,887<text:s/></text:p>
          </table:table-cell>
          <table:table-cell office:value-type="float" office:value="7.3680000000000003" table:style-name="ce21">
            <text:p><text:s/>7,368<text:s/></text:p>
          </table:table-cell>
          <table:table-cell office:value-type="float" office:value="11.255000000000001" table:style-name="ce22">
            <text:p><text:s/>11,255<text:s/></text:p>
          </table:table-cell>
          <table:table-cell office:value-type="float" office:value="16.819000000000003" table:style-name="ce23">
            <text:p><text:s/>16,819<text:s/></text:p>
          </table:table-cell>
          <table:table-cell office:value-type="float" office:value="1.9770000000000001" table:style-name="ce21">
            <text:p><text:s/>1,977<text:s/></text:p>
          </table:table-cell>
          <table:table-cell table:style-name="ce21"/>
          <table:table-cell office:value-type="float" office:value="2.13" table:style-name="ce21">
            <text:p><text:s/>2,130<text:s/></text:p>
          </table:table-cell>
          <table:table-cell office:value-type="float" office:value="4.1070000000000002" table:style-name="ce22">
            <text:p><text:s/>4,107<text:s/></text:p>
          </table:table-cell>
          <table:table-cell office:value-type="float" office:value="0.30499999999999999" table:style-name="ce24">
            <text:p><text:s/>0,305<text:s/></text:p>
          </table:table-cell>
          <table:table-cell office:value-type="float" office:value="5.8090000000000002" table:style-name="ce24">
            <text:p><text:s/>5,809<text:s/></text:p>
          </table:table-cell>
          <table:table-cell office:value-type="float" office:value="6.5980000000000008" table:style-name="ce24">
            <text:p><text:s/>6,598<text:s/></text:p>
          </table:table-cell>
          <table:table-cell office:value-type="float" office:value="16.819000000000003" table:style-name="ce23">
            <text:p><text:s/>16,819<text:s/></text:p>
          </table:table-cell>
          <table:table-cell office:value-type="float" office:value="35.854999999999997" table:style-name="ce21">
            <text:p><text:s/>35,855<text:s/></text:p>
          </table:table-cell>
          <table:table-cell office:value-type="float" office:value="2.6629999999999998" table:style-name="ce21">
            <text:p><text:s/>2,663<text:s/></text:p>
          </table:table-cell>
          <table:table-cell table:style-name="ce21"/>
          <table:table-cell office:value-type="float" office:value="38.517999999999994" table:style-name="ce22">
            <text:p><text:s/>38,518<text:s/></text:p>
          </table:table-cell>
          <table:table-cell table:style-name="ce21"/>
          <table:table-cell office:value-type="float" office:value="2E-3" table:style-name="ce21">
            <text:p><text:s/>0,002<text:s/></text:p>
          </table:table-cell>
          <table:table-cell table:style-name="ce21"/>
          <table:table-cell office:value-type="float" office:value="4.5999999999999999E-2" table:style-name="ce21">
            <text:p><text:s/>0,046<text:s/></text:p>
          </table:table-cell>
          <table:table-cell office:value-type="float" office:value="38.565999999999995" table:style-name="ce22">
            <text:p><text:s/>38,566<text:s/></text:p>
          </table:table-cell>
          <table:table-cell office:value-type="float" office:value="20.23" table:style-name="ce20">
            <text:p><text:s/>20,230<text:s/></text:p>
          </table:table-cell>
          <table:table-cell office:value-type="float" office:value="12.728999999999999" table:style-name="ce21">
            <text:p><text:s/>12,729<text:s/></text:p>
          </table:table-cell>
          <table:table-cell office:value-type="float" office:value="32.959000000000003" table:style-name="ce22">
            <text:p><text:s/>32,959<text:s/></text:p>
          </table:table-cell>
          <table:table-cell office:value-type="float" office:value="3.1819999999999999" table:style-name="ce21">
            <text:p><text:s/>3,182<text:s/></text:p>
          </table:table-cell>
          <table:table-cell table:number-columns-repeated="2" table:style-name="ce21"/>
          <table:table-cell office:value-type="float" office:value="0.157" table:style-name="ce21">
            <text:p><text:s/>0,157<text:s/></text:p>
          </table:table-cell>
          <table:table-cell office:value-type="float" office:value="0.13800000000000001" table:style-name="ce21">
            <text:p><text:s/>0,138<text:s/></text:p>
          </table:table-cell>
          <table:table-cell office:value-type="float" office:value="36.436" table:style-name="ce23">
            <text:p><text:s/>36,436<text:s/></text:p>
          </table:table-cell>
          <table:table-cell office:value-type="float" office:value="2.1299999999999955" table:style-name="ce25">
            <text:p><text:s/>2,130<text:s/></text:p>
          </table:table-cell>
          <table:table-cell table:number-columns-repeated="16344"/>
        </table:table-row>
        <table:table-row table:style-name="ro4">
          <table:table-cell office:value-type="string" table:style-name="ce26">
            <text:p>IND</text:p>
          </table:table-cell>
          <table:table-cell office:value-type="float" office:value="2009" table:style-name="ce2">
            <text:p>2009</text:p>
          </table:table-cell>
          <table:table-cell office:value-type="string" table:style-name="ce27">
            <text:p>VenJ</text:p>
          </table:table-cell>
          <table:table-cell office:value-type="float" office:value="3199" table:style-name="ce28">
            <text:p><text:s/>3.199<text:s/></text:p>
          </table:table-cell>
          <table:table-cell office:value-type="float" office:value="33.491999999999997" table:style-name="ce20">
            <text:p><text:s/>33,492<text:s/></text:p>
          </table:table-cell>
          <table:table-cell office:value-type="float" office:value="24.78" table:style-name="ce21">
            <text:p><text:s/>24,780<text:s/></text:p>
          </table:table-cell>
          <table:table-cell table:style-name="ce21"/>
          <table:table-cell office:value-type="float" office:value="58.271999999999998" table:style-name="ce22">
            <text:p><text:s/>58,272<text:s/></text:p>
          </table:table-cell>
          <table:table-cell office:value-type="float" office:value="1.3089999999999999" table:style-name="ce21">
            <text:p><text:s/>1,309<text:s/></text:p>
          </table:table-cell>
          <table:table-cell office:value-type="float" office:value="18.533999999999999" table:style-name="ce21">
            <text:p><text:s/>18,534<text:s/></text:p>
          </table:table-cell>
          <table:table-cell office:value-type="float" office:value="12.26" table:style-name="ce21">
            <text:p><text:s/>12,260<text:s/></text:p>
          </table:table-cell>
          <table:table-cell office:value-type="float" office:value="32.103000000000002" table:style-name="ce22">
            <text:p><text:s/>32,103<text:s/></text:p>
          </table:table-cell>
          <table:table-cell office:value-type="float" office:value="90.375" table:style-name="ce23">
            <text:p><text:s/>90,375<text:s/></text:p>
          </table:table-cell>
          <table:table-cell office:value-type="float" office:value="-33.491999999999997" table:style-name="ce21">
            <text:p><text:s/>-33,492<text:s/></text:p>
          </table:table-cell>
          <table:table-cell office:value-type="float" office:value="33.491999999999997" table:style-name="ce21">
            <text:p><text:s/>33,492<text:s/></text:p>
          </table:table-cell>
          <table:table-cell office:value-type="float" office:value="-34.975999999999999" table:style-name="ce21">
            <text:p><text:s/>-34,976<text:s/></text:p>
          </table:table-cell>
          <table:table-cell office:value-type="float" office:value="-34.975999999999999" table:style-name="ce22">
            <text:p><text:s/>-34,976<text:s/></text:p>
          </table:table-cell>
          <table:table-cell office:value-type="float" office:value="4.72" table:style-name="ce24">
            <text:p><text:s/>4,720<text:s/></text:p>
          </table:table-cell>
          <table:table-cell office:value-type="float" office:value="60.701000000000001" table:style-name="ce24">
            <text:p><text:s/>60,701<text:s/></text:p>
          </table:table-cell>
          <table:table-cell office:value-type="float" office:value="59.93" table:style-name="ce24">
            <text:p><text:s/>59,930<text:s/></text:p>
          </table:table-cell>
          <table:table-cell office:value-type="float" office:value="90.375" table:style-name="ce23">
            <text:p><text:s/>90,375<text:s/></text:p>
          </table:table-cell>
          <table:table-cell office:value-type="float" office:value="291.005" table:style-name="ce21">
            <text:p><text:s/>291,005<text:s/></text:p>
          </table:table-cell>
          <table:table-cell table:style-name="ce21"/>
          <table:table-cell office:value-type="float" office:value="44.183" table:style-name="ce21">
            <text:p><text:s/>44,183<text:s/></text:p>
          </table:table-cell>
          <table:table-cell office:value-type="float" office:value="335.18799999999999" table:style-name="ce22">
            <text:p><text:s/>335,188<text:s/></text:p>
          </table:table-cell>
          <table:table-cell table:number-columns-repeated="4" table:style-name="ce21"/>
          <table:table-cell office:value-type="float" office:value="335.18799999999999" table:style-name="ce22">
            <text:p><text:s/>335,188<text:s/></text:p>
          </table:table-cell>
          <table:table-cell office:value-type="float" office:value="228.45500000000001" table:style-name="ce20">
            <text:p><text:s/>228,455<text:s/></text:p>
          </table:table-cell>
          <table:table-cell office:value-type="float" office:value="131.59899999999999" table:style-name="ce21">
            <text:p><text:s/>131,599<text:s/></text:p>
          </table:table-cell>
          <table:table-cell office:value-type="float" office:value="360.05399999999997" table:style-name="ce22">
            <text:p><text:s/>360,054<text:s/></text:p>
          </table:table-cell>
          <table:table-cell office:value-type="float" office:value="8.532" table:style-name="ce21">
            <text:p><text:s/>8,532<text:s/></text:p>
          </table:table-cell>
          <table:table-cell table:number-columns-repeated="2" table:style-name="ce21"/>
          <table:table-cell office:value-type="float" office:value="1.579" table:style-name="ce21">
            <text:p><text:s/>1,579<text:s/></text:p>
          </table:table-cell>
          <table:table-cell table:style-name="ce21"/>
          <table:table-cell office:value-type="float" office:value="370.16499999999996" table:style-name="ce23">
            <text:p><text:s/>370,165<text:s/></text:p>
          </table:table-cell>
          <table:table-cell office:value-type="float" office:value="-34.976999999999975" table:style-name="ce25">
            <text:p><text:s/>-34,977<text:s/></text:p>
          </table:table-cell>
          <table:table-cell table:number-columns-repeated="16344"/>
        </table:table-row>
        <table:table-row table:style-name="ro4">
          <table:table-cell office:value-type="string" table:style-name="ce26">
            <text:p>Justis</text:p>
          </table:table-cell>
          <table:table-cell office:value-type="float" office:value="2009" table:style-name="ce2">
            <text:p>2009</text:p>
          </table:table-cell>
          <table:table-cell office:value-type="string" table:style-name="ce27">
            <text:p>VenJ</text:p>
          </table:table-cell>
          <table:table-cell office:value-type="float" office:value="219" table:style-name="ce28">
            <text:p><text:s/>219<text:s/></text:p>
          </table:table-cell>
          <table:table-cell office:value-type="float" office:value="0.81799999999999995" table:style-name="ce20">
            <text:p><text:s/>0,818<text:s/></text:p>
          </table:table-cell>
          <table:table-cell office:value-type="float" office:value="0.33200000000000002" table:style-name="ce21">
            <text:p><text:s/>0,332<text:s/></text:p>
          </table:table-cell>
          <table:table-cell table:style-name="ce21"/>
          <table:table-cell office:value-type="float" office:value="1.1499999999999999" table:style-name="ce22">
            <text:p><text:s/>1,150<text:s/></text:p>
          </table:table-cell>
          <table:table-cell table:style-name="ce21"/>
          <table:table-cell office:value-type="float" office:value="6.024" table:style-name="ce21">
            <text:p><text:s/>6,024<text:s/></text:p>
          </table:table-cell>
          <table:table-cell office:value-type="float" office:value="2.7530000000000001" table:style-name="ce21">
            <text:p><text:s/>2,753<text:s/></text:p>
          </table:table-cell>
          <table:table-cell office:value-type="float" office:value="8.777000000000001" table:style-name="ce22">
            <text:p><text:s/>8,777<text:s/></text:p>
          </table:table-cell>
          <table:table-cell office:value-type="float" office:value="9.9270000000000014" table:style-name="ce23">
            <text:p><text:s/>9,927<text:s/></text:p>
          </table:table-cell>
          <table:table-cell office:value-type="float" office:value="1.004" table:style-name="ce21">
            <text:p><text:s/>1,004<text:s/></text:p>
          </table:table-cell>
          <table:table-cell office:value-type="float" office:value="0.81799999999999995" table:style-name="ce21">
            <text:p><text:s/>0,818<text:s/></text:p>
          </table:table-cell>
          <table:table-cell office:value-type="float" office:value="1.919" table:style-name="ce21">
            <text:p><text:s/>1,919<text:s/></text:p>
          </table:table-cell>
          <table:table-cell office:value-type="float" office:value="3.7410000000000001" table:style-name="ce22">
            <text:p><text:s/>3,741<text:s/></text:p>
          </table:table-cell>
          <table:table-cell office:value-type="float" office:value="0.46200000000000002" table:style-name="ce24">
            <text:p><text:s/>0,462<text:s/></text:p>
          </table:table-cell>
          <table:table-cell office:value-type="float" office:value="0.247" table:style-name="ce24">
            <text:p><text:s/>0,247<text:s/></text:p>
          </table:table-cell>
          <table:table-cell office:value-type="float" office:value="5.4770000000000003" table:style-name="ce24">
            <text:p><text:s/>5,477<text:s/></text:p>
          </table:table-cell>
          <table:table-cell office:value-type="float" office:value="9.9269999999999996" table:style-name="ce23">
            <text:p><text:s/>9,927<text:s/></text:p>
          </table:table-cell>
          <table:table-cell office:value-type="float" office:value="7.3860000000000001" table:style-name="ce21">
            <text:p><text:s/>7,386<text:s/></text:p>
          </table:table-cell>
          <table:table-cell table:style-name="ce21"/>
          <table:table-cell office:value-type="float" office:value="19.456" table:style-name="ce21">
            <text:p><text:s/>19,456<text:s/></text:p>
          </table:table-cell>
          <table:table-cell office:value-type="float" office:value="26.841999999999999" table:style-name="ce22">
            <text:p><text:s/>26,842<text:s/></text:p>
          </table:table-cell>
          <table:table-cell table:style-name="ce21"/>
          <table:table-cell office:value-type="float" office:value="0.01" table:style-name="ce21">
            <text:p><text:s/>0,010<text:s/></text:p>
          </table:table-cell>
          <table:table-cell table:number-columns-repeated="2" table:style-name="ce21"/>
          <table:table-cell office:value-type="float" office:value="26.852" table:style-name="ce22">
            <text:p><text:s/>26,852<text:s/></text:p>
          </table:table-cell>
          <table:table-cell office:value-type="float" office:value="14.044" table:style-name="ce20">
            <text:p><text:s/>14,044<text:s/></text:p>
          </table:table-cell>
          <table:table-cell office:value-type="float" office:value="10.712999999999999" table:style-name="ce21">
            <text:p><text:s/>10,713<text:s/></text:p>
          </table:table-cell>
          <table:table-cell office:value-type="float" office:value="24.756999999999998" table:style-name="ce22">
            <text:p><text:s/>24,757<text:s/></text:p>
          </table:table-cell>
          <table:table-cell office:value-type="float" office:value="0.16" table:style-name="ce21">
            <text:p><text:s/>0,160<text:s/></text:p>
          </table:table-cell>
          <table:table-cell table:number-columns-repeated="2" table:style-name="ce21"/>
          <table:table-cell office:value-type="float" office:value="1.6E-2" table:style-name="ce21">
            <text:p><text:s/>0,016<text:s/></text:p>
          </table:table-cell>
          <table:table-cell table:style-name="ce21"/>
          <table:table-cell office:value-type="float" office:value="24.932999999999996" table:style-name="ce23">
            <text:p><text:s/>24,933<text:s/></text:p>
          </table:table-cell>
          <table:table-cell office:value-type="float" office:value="1.919000000000004" table:style-name="ce25">
            <text:p><text:s/>1,919<text:s/></text:p>
          </table:table-cell>
          <table:table-cell table:number-columns-repeated="16344"/>
        </table:table-row>
        <table:table-row table:style-name="ro4">
          <table:table-cell office:value-type="string" table:style-name="ce26">
            <text:p>NFI</text:p>
          </table:table-cell>
          <table:table-cell office:value-type="float" office:value="2009" table:style-name="ce2">
            <text:p>2009</text:p>
          </table:table-cell>
          <table:table-cell office:value-type="string" table:style-name="ce27">
            <text:p>VenJ</text:p>
          </table:table-cell>
          <table:table-cell office:value-type="float" office:value="516" table:style-name="ce28">
            <text:p><text:s/>516<text:s/></text:p>
          </table:table-cell>
          <table:table-cell table:style-name="ce20"/>
          <table:table-cell office:value-type="float" office:value="17.007000000000001" table:style-name="ce21">
            <text:p><text:s/>17,007<text:s/></text:p>
          </table:table-cell>
          <table:table-cell table:style-name="ce21"/>
          <table:table-cell office:value-type="float" office:value="17.007000000000001" table:style-name="ce22">
            <text:p><text:s/>17,007<text:s/></text:p>
          </table:table-cell>
          <table:table-cell office:value-type="float" office:value="5.2999999999999999E-2" table:style-name="ce21">
            <text:p><text:s/>0,053<text:s/></text:p>
          </table:table-cell>
          <table:table-cell office:value-type="float" office:value="3.8920000000000003" table:style-name="ce21">
            <text:p><text:s/>3,892<text:s/></text:p>
          </table:table-cell>
          <table:table-cell office:value-type="float" office:value="5.7919999999999998" table:style-name="ce21">
            <text:p><text:s/>5,792<text:s/></text:p>
          </table:table-cell>
          <table:table-cell office:value-type="float" office:value="9.7370000000000001" table:style-name="ce22">
            <text:p><text:s/>9,737<text:s/></text:p>
          </table:table-cell>
          <table:table-cell office:value-type="float" office:value="26.744" table:style-name="ce23">
            <text:p><text:s/>26,744<text:s/></text:p>
          </table:table-cell>
          <table:table-cell office:value-type="float" office:value="3.02" table:style-name="ce21">
            <text:p><text:s/>3,020<text:s/></text:p>
          </table:table-cell>
          <table:table-cell table:style-name="ce21"/>
          <table:table-cell office:value-type="float" office:value="-1.0640000000000001" table:style-name="ce21">
            <text:p><text:s/>-1,064<text:s/></text:p>
          </table:table-cell>
          <table:table-cell office:value-type="float" office:value="1.956" table:style-name="ce22">
            <text:p><text:s/>1,956<text:s/></text:p>
          </table:table-cell>
          <table:table-cell office:value-type="float" office:value="0.42799999999999999" table:style-name="ce24">
            <text:p><text:s/>0,428<text:s/></text:p>
          </table:table-cell>
          <table:table-cell office:value-type="float" office:value="14.864000000000001" table:style-name="ce24">
            <text:p><text:s/>14,864<text:s/></text:p>
          </table:table-cell>
          <table:table-cell office:value-type="float" office:value="9.4959999999999987" table:style-name="ce24">
            <text:p><text:s/>9,496<text:s/></text:p>
          </table:table-cell>
          <table:table-cell office:value-type="float" office:value="26.744" table:style-name="ce23">
            <text:p><text:s/>26,744<text:s/></text:p>
          </table:table-cell>
          <table:table-cell office:value-type="float" office:value="68.941000000000003" table:style-name="ce21">
            <text:p><text:s/>68,941<text:s/></text:p>
          </table:table-cell>
          <table:table-cell table:style-name="ce21"/>
          <table:table-cell office:value-type="float" office:value="4.032" table:style-name="ce21">
            <text:p><text:s/>4,032<text:s/></text:p>
          </table:table-cell>
          <table:table-cell office:value-type="float" office:value="72.972999999999999" table:style-name="ce22">
            <text:p><text:s/>72,973<text:s/></text:p>
          </table:table-cell>
          <table:table-cell table:style-name="ce21"/>
          <table:table-cell office:value-type="float" office:value="8.5999999999999993E-2" table:style-name="ce21">
            <text:p><text:s/>0,086<text:s/></text:p>
          </table:table-cell>
          <table:table-cell table:number-columns-repeated="2" table:style-name="ce21"/>
          <table:table-cell office:value-type="float" office:value="73.058999999999997" table:style-name="ce22">
            <text:p><text:s/>73,059<text:s/></text:p>
          </table:table-cell>
          <table:table-cell office:value-type="float" office:value="37.514000000000003" table:style-name="ce20">
            <text:p><text:s/>37,514<text:s/></text:p>
          </table:table-cell>
          <table:table-cell office:value-type="float" office:value="31.152000000000001" table:style-name="ce21">
            <text:p><text:s/>31,152<text:s/></text:p>
          </table:table-cell>
          <table:table-cell office:value-type="float" office:value="68.665999999999997" table:style-name="ce22">
            <text:p><text:s/>68,666<text:s/></text:p>
          </table:table-cell>
          <table:table-cell office:value-type="float" office:value="4.6900000000000004" table:style-name="ce21">
            <text:p><text:s/>4,690<text:s/></text:p>
          </table:table-cell>
          <table:table-cell table:style-name="ce21"/>
          <table:table-cell office:value-type="float" office:value="0.10299999999999999" table:style-name="ce21">
            <text:p><text:s/>0,103<text:s/></text:p>
          </table:table-cell>
          <table:table-cell office:value-type="float" office:value="0.66400000000000003" table:style-name="ce21">
            <text:p><text:s/>0,664<text:s/></text:p>
          </table:table-cell>
          <table:table-cell table:style-name="ce21"/>
          <table:table-cell office:value-type="float" office:value="74.12299999999999" table:style-name="ce23">
            <text:p><text:s/>74,123<text:s/></text:p>
          </table:table-cell>
          <table:table-cell office:value-type="float" office:value="-1.063999999999993" table:style-name="ce25">
            <text:p><text:s/>-1,064<text:s/></text:p>
          </table:table-cell>
          <table:table-cell table:number-columns-repeated="16344"/>
        </table:table-row>
        <table:table-row table:style-name="ro4">
          <table:table-cell office:value-type="string" table:style-name="ce26">
            <text:p>ACBG</text:p>
          </table:table-cell>
          <table:table-cell office:value-type="float" office:value="2009" table:style-name="ce2">
            <text:p>2009</text:p>
          </table:table-cell>
          <table:table-cell office:value-type="string" table:style-name="ce27">
            <text:p>VWS</text:p>
          </table:table-cell>
          <table:table-cell office:value-type="float" office:value="185" table:style-name="ce28">
            <text:p><text:s/>185<text:s/></text:p>
          </table:table-cell>
          <table:table-cell office:value-type="float" office:value="2.4409999999999998" table:style-name="ce20">
            <text:p><text:s/>2,441<text:s/></text:p>
          </table:table-cell>
          <table:table-cell office:value-type="float" office:value="0.32700000000000001" table:style-name="ce21">
            <text:p><text:s/>0,327<text:s/></text:p>
          </table:table-cell>
          <table:table-cell table:style-name="ce21"/>
          <table:table-cell office:value-type="float" office:value="2.7679999999999998" table:style-name="ce22">
            <text:p><text:s/>2,768<text:s/></text:p>
          </table:table-cell>
          <table:table-cell table:style-name="ce21"/>
          <table:table-cell office:value-type="float" office:value="8.4640000000000004" table:style-name="ce21">
            <text:p><text:s/>8,464<text:s/></text:p>
          </table:table-cell>
          <table:table-cell office:value-type="float" office:value="14.202" table:style-name="ce21">
            <text:p><text:s/>14,202<text:s/></text:p>
          </table:table-cell>
          <table:table-cell office:value-type="float" office:value="22.666" table:style-name="ce22">
            <text:p><text:s/>22,666<text:s/></text:p>
          </table:table-cell>
          <table:table-cell office:value-type="float" office:value="25.434000000000001" table:style-name="ce23">
            <text:p><text:s/>25,434<text:s/></text:p>
          </table:table-cell>
          <table:table-cell office:value-type="float" office:value="0.193" table:style-name="ce21">
            <text:p><text:s/>0,193<text:s/></text:p>
          </table:table-cell>
          <table:table-cell office:value-type="float" office:value="2.4409999999999998" table:style-name="ce21">
            <text:p><text:s/>2,441<text:s/></text:p>
          </table:table-cell>
          <table:table-cell office:value-type="float" office:value="-0.66800000000000004" table:style-name="ce21">
            <text:p><text:s/>-0,668<text:s/></text:p>
          </table:table-cell>
          <table:table-cell office:value-type="float" office:value="1.9659999999999997" table:style-name="ce22">
            <text:p><text:s/>1,966<text:s/></text:p>
          </table:table-cell>
          <table:table-cell table:number-columns-repeated="2" table:style-name="ce24"/>
          <table:table-cell office:value-type="float" office:value="23.468" table:style-name="ce24">
            <text:p><text:s/>23,468<text:s/></text:p>
          </table:table-cell>
          <table:table-cell office:value-type="float" office:value="25.434000000000001" table:style-name="ce23">
            <text:p><text:s/>25,434<text:s/></text:p>
          </table:table-cell>
          <table:table-cell office:value-type="float" office:value="0.17799999999999999" table:style-name="ce21">
            <text:p><text:s/>0,178<text:s/></text:p>
          </table:table-cell>
          <table:table-cell office:value-type="float" office:value="0.61399999999999999" table:style-name="ce21">
            <text:p><text:s/>0,614<text:s/></text:p>
          </table:table-cell>
          <table:table-cell office:value-type="float" office:value="36.191000000000003" table:style-name="ce21">
            <text:p><text:s/>36,191<text:s/></text:p>
          </table:table-cell>
          <table:table-cell office:value-type="float" office:value="36.983000000000004" table:style-name="ce22">
            <text:p><text:s/>36,983<text:s/></text:p>
          </table:table-cell>
          <table:table-cell table:style-name="ce21"/>
          <table:table-cell office:value-type="float" office:value="0.05" table:style-name="ce21">
            <text:p><text:s/>0,050<text:s/></text:p>
          </table:table-cell>
          <table:table-cell table:style-name="ce21"/>
          <table:table-cell office:value-type="float" office:value="0.08" table:style-name="ce21">
            <text:p><text:s/>0,080<text:s/></text:p>
          </table:table-cell>
          <table:table-cell office:value-type="float" office:value="37.113" table:style-name="ce22">
            <text:p><text:s/>37,113<text:s/></text:p>
          </table:table-cell>
          <table:table-cell office:value-type="float" office:value="19.213999999999999" table:style-name="ce20">
            <text:p><text:s/>19,214<text:s/></text:p>
          </table:table-cell>
          <table:table-cell office:value-type="float" office:value="15.884" table:style-name="ce21">
            <text:p><text:s/>15,884<text:s/></text:p>
          </table:table-cell>
          <table:table-cell office:value-type="float" office:value="35.097999999999999" table:style-name="ce22">
            <text:p><text:s/>35,098<text:s/></text:p>
          </table:table-cell>
          <table:table-cell office:value-type="float" office:value="1.738" table:style-name="ce21">
            <text:p><text:s/>1,738<text:s/></text:p>
          </table:table-cell>
          <table:table-cell office:value-type="float" office:value="0.60799999999999998" table:style-name="ce21">
            <text:p><text:s/>0,608<text:s/></text:p>
          </table:table-cell>
          <table:table-cell table:number-columns-repeated="2" table:style-name="ce21"/>
          <table:table-cell office:value-type="float" office:value="0.33700000000000002" table:style-name="ce21">
            <text:p><text:s/>0,337<text:s/></text:p>
          </table:table-cell>
          <table:table-cell office:value-type="float" office:value="37.780999999999999" table:style-name="ce23">
            <text:p><text:s/>37,781<text:s/></text:p>
          </table:table-cell>
          <table:table-cell office:value-type="float" office:value="-0.66799999999999926" table:style-name="ce25">
            <text:p><text:s/>-0,668<text:s/></text:p>
          </table:table-cell>
          <table:table-cell table:number-columns-repeated="16344"/>
        </table:table-row>
        <table:table-row table:style-name="ro4">
          <table:table-cell office:value-type="string" table:style-name="ce26">
            <text:p>Almata</text:p>
          </table:table-cell>
          <table:table-cell office:value-type="float" office:value="2009" table:style-name="ce2">
            <text:p>2009</text:p>
          </table:table-cell>
          <table:table-cell office:value-type="string" table:style-name="ce27">
            <text:p>VWS</text:p>
          </table:table-cell>
          <table:table-cell office:value-type="float" office:value="235" table:style-name="ce28">
            <text:p><text:s/>235<text:s/></text:p>
          </table:table-cell>
          <table:table-cell office:value-type="float" office:value="3.9E-2" table:style-name="ce20">
            <text:p><text:s/>0,039<text:s/></text:p>
          </table:table-cell>
          <table:table-cell office:value-type="float" office:value="1.867" table:style-name="ce21">
            <text:p><text:s/>1,867<text:s/></text:p>
          </table:table-cell>
          <table:table-cell table:style-name="ce21"/>
          <table:table-cell office:value-type="float" office:value="1.9059999999999999" table:style-name="ce22">
            <text:p><text:s/>1,906<text:s/></text:p>
          </table:table-cell>
          <table:table-cell office:value-type="float" office:value="0.14000000000000001" table:style-name="ce21">
            <text:p><text:s/>0,140<text:s/></text:p>
          </table:table-cell>
          <table:table-cell office:value-type="float" office:value="0.84799999999999998" table:style-name="ce21">
            <text:p><text:s/>0,848<text:s/></text:p>
          </table:table-cell>
          <table:table-cell office:value-type="float" office:value="7.3079999999999998" table:style-name="ce21">
            <text:p><text:s/>7,308<text:s/></text:p>
          </table:table-cell>
          <table:table-cell office:value-type="float" office:value="8.2959999999999994" table:style-name="ce22">
            <text:p><text:s/>8,296<text:s/></text:p>
          </table:table-cell>
          <table:table-cell office:value-type="float" office:value="10.202" table:style-name="ce23">
            <text:p><text:s/>10,202<text:s/></text:p>
          </table:table-cell>
          <table:table-cell office:value-type="float" office:value="0.71799999999999997" table:style-name="ce21">
            <text:p><text:s/>0,718<text:s/></text:p>
          </table:table-cell>
          <table:table-cell table:style-name="ce21"/>
          <table:table-cell office:value-type="float" office:value="0.21199999999999999" table:style-name="ce21">
            <text:p><text:s/>0,212<text:s/></text:p>
          </table:table-cell>
          <table:table-cell office:value-type="float" office:value="0.92999999999999994" table:style-name="ce22">
            <text:p><text:s/>0,930<text:s/></text:p>
          </table:table-cell>
          <table:table-cell office:value-type="float" office:value="1.413" table:style-name="ce24">
            <text:p><text:s/>1,413<text:s/></text:p>
          </table:table-cell>
          <table:table-cell office:value-type="float" office:value="1.52" table:style-name="ce24">
            <text:p><text:s/>1,520<text:s/></text:p>
          </table:table-cell>
          <table:table-cell office:value-type="float" office:value="6.3390000000000004" table:style-name="ce24">
            <text:p><text:s/>6,339<text:s/></text:p>
          </table:table-cell>
          <table:table-cell office:value-type="float" office:value="10.202" table:style-name="ce23">
            <text:p><text:s/>10,202<text:s/></text:p>
          </table:table-cell>
          <table:table-cell office:value-type="float" office:value="23.835000000000001" table:style-name="ce21">
            <text:p><text:s/>23,835<text:s/></text:p>
          </table:table-cell>
          <table:table-cell office:value-type="float" office:value="0.622" table:style-name="ce21">
            <text:p><text:s/>0,622<text:s/></text:p>
          </table:table-cell>
          <table:table-cell office:value-type="float" office:value="5.0000000000000001E-3" table:style-name="ce21">
            <text:p><text:s/>0,005<text:s/></text:p>
          </table:table-cell>
          <table:table-cell office:value-type="float" office:value="24.462" table:style-name="ce22">
            <text:p><text:s/>24,462<text:s/></text:p>
          </table:table-cell>
          <table:table-cell table:style-name="ce21"/>
          <table:table-cell office:value-type="float" office:value="1E-3" table:style-name="ce21">
            <text:p><text:s/>0,001<text:s/></text:p>
          </table:table-cell>
          <table:table-cell table:style-name="ce21"/>
          <table:table-cell office:value-type="float" office:value="3.4000000000000002E-2" table:style-name="ce21">
            <text:p><text:s/>0,034<text:s/></text:p>
          </table:table-cell>
          <table:table-cell office:value-type="float" office:value="24.497" table:style-name="ce22">
            <text:p><text:s/>24,497<text:s/></text:p>
          </table:table-cell>
          <table:table-cell office:value-type="float" office:value="14.927" table:style-name="ce20">
            <text:p><text:s/>14,927<text:s/></text:p>
          </table:table-cell>
          <table:table-cell office:value-type="float" office:value="7.48" table:style-name="ce21">
            <text:p><text:s/>7,480<text:s/></text:p>
          </table:table-cell>
          <table:table-cell office:value-type="float" office:value="22.407" table:style-name="ce22">
            <text:p><text:s/>22,407<text:s/></text:p>
          </table:table-cell>
          <table:table-cell office:value-type="float" office:value="0.99399999999999999" table:style-name="ce21">
            <text:p><text:s/>0,994<text:s/></text:p>
          </table:table-cell>
          <table:table-cell table:style-name="ce21"/>
          <table:table-cell office:value-type="float" office:value="0.80900000000000005" table:style-name="ce21">
            <text:p><text:s/>0,809<text:s/></text:p>
          </table:table-cell>
          <table:table-cell office:value-type="float" office:value="7.4999999999999997E-2" table:style-name="ce21">
            <text:p><text:s/>0,075<text:s/></text:p>
          </table:table-cell>
          <table:table-cell table:style-name="ce21"/>
          <table:table-cell office:value-type="float" office:value="24.285" table:style-name="ce23">
            <text:p><text:s/>24,285<text:s/></text:p>
          </table:table-cell>
          <table:table-cell office:value-type="float" office:value="0.21199999999999974" table:style-name="ce25">
            <text:p><text:s/>0,212<text:s/></text:p>
          </table:table-cell>
          <table:table-cell table:number-columns-repeated="16344"/>
        </table:table-row>
        <table:table-row table:style-name="ro4">
          <table:table-cell office:value-type="string" table:style-name="ce26">
            <text:p>CIBG</text:p>
          </table:table-cell>
          <table:table-cell office:value-type="float" office:value="2009" table:style-name="ce2">
            <text:p>2009</text:p>
          </table:table-cell>
          <table:table-cell office:value-type="string" table:style-name="ce27">
            <text:p>VWS</text:p>
          </table:table-cell>
          <table:table-cell office:value-type="float" office:value="206" table:style-name="ce28">
            <text:p><text:s/>206<text:s/></text:p>
          </table:table-cell>
          <table:table-cell office:value-type="float" office:value="2.7240000000000002" table:style-name="ce20">
            <text:p><text:s/>2,724<text:s/></text:p>
          </table:table-cell>
          <table:table-cell office:value-type="float" office:value="0.70099999999999996" table:style-name="ce21">
            <text:p><text:s/>0,701<text:s/></text:p>
          </table:table-cell>
          <table:table-cell table:style-name="ce21"/>
          <table:table-cell office:value-type="float" office:value="3.4250000000000003" table:style-name="ce22">
            <text:p><text:s/>3,425<text:s/></text:p>
          </table:table-cell>
          <table:table-cell office:value-type="float" office:value="0.30599999999999999" table:style-name="ce21">
            <text:p><text:s/>0,306<text:s/></text:p>
          </table:table-cell>
          <table:table-cell office:value-type="float" office:value="4.8949999999999996" table:style-name="ce21">
            <text:p><text:s/>4,895<text:s/></text:p>
          </table:table-cell>
          <table:table-cell office:value-type="float" office:value="18.792999999999999" table:style-name="ce21">
            <text:p><text:s/>18,793<text:s/></text:p>
          </table:table-cell>
          <table:table-cell office:value-type="float" office:value="23.994" table:style-name="ce22">
            <text:p><text:s/>23,994<text:s/></text:p>
          </table:table-cell>
          <table:table-cell office:value-type="float" office:value="27.419" table:style-name="ce23">
            <text:p><text:s/>27,419<text:s/></text:p>
          </table:table-cell>
          <table:table-cell office:value-type="float" office:value="-1.42" table:style-name="ce21">
            <text:p><text:s/>-1,420<text:s/></text:p>
          </table:table-cell>
          <table:table-cell office:value-type="float" office:value="2.7240000000000002" table:style-name="ce21">
            <text:p><text:s/>2,724<text:s/></text:p>
          </table:table-cell>
          <table:table-cell office:value-type="float" office:value="0.93700000000000006" table:style-name="ce21">
            <text:p><text:s/>0,937<text:s/></text:p>
          </table:table-cell>
          <table:table-cell office:value-type="float" office:value="2.2410000000000005" table:style-name="ce22">
            <text:p><text:s/>2,241<text:s/></text:p>
          </table:table-cell>
          <table:table-cell office:value-type="float" office:value="0.26" table:style-name="ce24">
            <text:p><text:s/>0,260<text:s/></text:p>
          </table:table-cell>
          <table:table-cell office:value-type="float" office:value="1.284" table:style-name="ce24">
            <text:p><text:s/>1,284<text:s/></text:p>
          </table:table-cell>
          <table:table-cell office:value-type="float" office:value="23.634" table:style-name="ce24">
            <text:p><text:s/>23,634<text:s/></text:p>
          </table:table-cell>
          <table:table-cell office:value-type="float" office:value="27.419" table:style-name="ce23">
            <text:p><text:s/>27,419<text:s/></text:p>
          </table:table-cell>
          <table:table-cell office:value-type="float" office:value="41.774999999999999" table:style-name="ce21">
            <text:p><text:s/>41,775<text:s/></text:p>
          </table:table-cell>
          <table:table-cell table:style-name="ce21"/>
          <table:table-cell office:value-type="float" office:value="3.2589999999999999" table:style-name="ce21">
            <text:p><text:s/>3,259<text:s/></text:p>
          </table:table-cell>
          <table:table-cell office:value-type="float" office:value="45.033999999999999" table:style-name="ce22">
            <text:p><text:s/>45,034<text:s/></text:p>
          </table:table-cell>
          <table:table-cell table:style-name="ce21"/>
          <table:table-cell office:value-type="float" office:value="3.2000000000000001E-2" table:style-name="ce21">
            <text:p><text:s/>0,032<text:s/></text:p>
          </table:table-cell>
          <table:table-cell table:style-name="ce21"/>
          <table:table-cell office:value-type="float" office:value="0.27300000000000002" table:style-name="ce21">
            <text:p><text:s/>0,273<text:s/></text:p>
          </table:table-cell>
          <table:table-cell office:value-type="float" office:value="45.338999999999999" table:style-name="ce22">
            <text:p><text:s/>45,339<text:s/></text:p>
          </table:table-cell>
          <table:table-cell office:value-type="float" office:value="23.114999999999998" table:style-name="ce20">
            <text:p><text:s/>23,115<text:s/></text:p>
          </table:table-cell>
          <table:table-cell office:value-type="float" office:value="19.945" table:style-name="ce21">
            <text:p><text:s/>19,945<text:s/></text:p>
          </table:table-cell>
          <table:table-cell office:value-type="float" office:value="43.06" table:style-name="ce22">
            <text:p><text:s/>43,060<text:s/></text:p>
          </table:table-cell>
          <table:table-cell office:value-type="float" office:value="1.1930000000000001" table:style-name="ce21">
            <text:p><text:s/>1,193<text:s/></text:p>
          </table:table-cell>
          <table:table-cell table:number-columns-repeated="2" table:style-name="ce21"/>
          <table:table-cell office:value-type="float" office:value="0.10199999999999999" table:style-name="ce21">
            <text:p><text:s/>0,102<text:s/></text:p>
          </table:table-cell>
          <table:table-cell office:value-type="float" office:value="4.7E-2" table:style-name="ce21">
            <text:p><text:s/>0,047<text:s/></text:p>
          </table:table-cell>
          <table:table-cell office:value-type="float" office:value="44.401999999999994" table:style-name="ce23">
            <text:p><text:s/>44,402<text:s/></text:p>
          </table:table-cell>
          <table:table-cell office:value-type="float" office:value="0.93700000000000472" table:style-name="ce25">
            <text:p><text:s/>0,937<text:s/></text:p>
          </table:table-cell>
          <table:table-cell table:number-columns-repeated="16344"/>
        </table:table-row>
        <table:table-row table:style-name="ro4">
          <table:table-cell office:value-type="string" table:style-name="ce26">
            <text:p>Lindenhorst</text:p>
          </table:table-cell>
          <table:table-cell office:value-type="float" office:value="2009" table:style-name="ce2">
            <text:p>2009</text:p>
          </table:table-cell>
          <table:table-cell office:value-type="string" table:style-name="ce27">
            <text:p>VWS</text:p>
          </table:table-cell>
          <table:table-cell office:value-type="float" office:value="112" table:style-name="ce28">
            <text:p><text:s/>112<text:s/></text:p>
          </table:table-cell>
          <table:table-cell table:style-name="ce20"/>
          <table:table-cell office:value-type="float" office:value="0.33700000000000002" table:style-name="ce21">
            <text:p><text:s/>0,337<text:s/></text:p>
          </table:table-cell>
          <table:table-cell table:style-name="ce21"/>
          <table:table-cell office:value-type="float" office:value="0.33700000000000002" table:style-name="ce22">
            <text:p><text:s/>0,337<text:s/></text:p>
          </table:table-cell>
          <table:table-cell table:style-name="ce21"/>
          <table:table-cell office:value-type="float" office:value="0.97899999999999998" table:style-name="ce21">
            <text:p><text:s/>0,979<text:s/></text:p>
          </table:table-cell>
          <table:table-cell office:value-type="float" office:value="0.27300000000000002" table:style-name="ce21">
            <text:p><text:s/>0,273<text:s/></text:p>
          </table:table-cell>
          <table:table-cell office:value-type="float" office:value="1.252" table:style-name="ce22">
            <text:p><text:s/>1,252<text:s/></text:p>
          </table:table-cell>
          <table:table-cell office:value-type="float" office:value="1.589" table:style-name="ce23">
            <text:p><text:s/>1,589<text:s/></text:p>
          </table:table-cell>
          <table:table-cell office:value-type="float" office:value="0.26500000000000001" table:style-name="ce21">
            <text:p><text:s/>0,265<text:s/></text:p>
          </table:table-cell>
          <table:table-cell table:style-name="ce21"/>
          <table:table-cell office:value-type="float" office:value="-9.1999999999999998E-2" table:style-name="ce21">
            <text:p><text:s/>-0,092<text:s/></text:p>
          </table:table-cell>
          <table:table-cell office:value-type="float" office:value="0.17300000000000001" table:style-name="ce22">
            <text:p><text:s/>0,173<text:s/></text:p>
          </table:table-cell>
          <table:table-cell table:style-name="ce24"/>
          <table:table-cell office:value-type="float" office:value="0.40100000000000002" table:style-name="ce24">
            <text:p><text:s/>0,401<text:s/></text:p>
          </table:table-cell>
          <table:table-cell office:value-type="float" office:value="1.014" table:style-name="ce24">
            <text:p><text:s/>1,014<text:s/></text:p>
          </table:table-cell>
          <table:table-cell office:value-type="float" office:value="1.5880000000000001" table:style-name="ce23">
            <text:p><text:s/>1,588<text:s/></text:p>
          </table:table-cell>
          <table:table-cell office:value-type="float" office:value="8.5060000000000002" table:style-name="ce21">
            <text:p><text:s/>8,506<text:s/></text:p>
          </table:table-cell>
          <table:table-cell table:style-name="ce21"/>
          <table:table-cell office:value-type="float" office:value="0.252" table:style-name="ce21">
            <text:p><text:s/>0,252<text:s/></text:p>
          </table:table-cell>
          <table:table-cell office:value-type="float" office:value="8.7580000000000009" table:style-name="ce22">
            <text:p><text:s/>8,758<text:s/></text:p>
          </table:table-cell>
          <table:table-cell table:number-columns-repeated="4" table:style-name="ce21"/>
          <table:table-cell office:value-type="float" office:value="8.7580000000000009" table:style-name="ce22">
            <text:p><text:s/>8,758<text:s/></text:p>
          </table:table-cell>
          <table:table-cell office:value-type="float" office:value="5.5650000000000004" table:style-name="ce20">
            <text:p><text:s/>5,565<text:s/></text:p>
          </table:table-cell>
          <table:table-cell office:value-type="float" office:value="3.16" table:style-name="ce21">
            <text:p><text:s/>3,160<text:s/></text:p>
          </table:table-cell>
          <table:table-cell office:value-type="float" office:value="8.7250000000000014" table:style-name="ce22">
            <text:p><text:s/>8,725<text:s/></text:p>
          </table:table-cell>
          <table:table-cell office:value-type="float" office:value="0.109" table:style-name="ce21">
            <text:p><text:s/>0,109<text:s/></text:p>
          </table:table-cell>
          <table:table-cell table:number-columns-repeated="2" table:style-name="ce21"/>
          <table:table-cell office:value-type="float" office:value="1.6E-2" table:style-name="ce21">
            <text:p><text:s/>0,016<text:s/></text:p>
          </table:table-cell>
          <table:table-cell table:style-name="ce21"/>
          <table:table-cell office:value-type="float" office:value="8.8500000000000014" table:style-name="ce23">
            <text:p><text:s/>8,850<text:s/></text:p>
          </table:table-cell>
          <table:table-cell office:value-type="float" office:value="-9.2000000000000526E-2" table:style-name="ce25">
            <text:p><text:s/>-0,092<text:s/></text:p>
          </table:table-cell>
          <table:table-cell table:number-columns-repeated="16344"/>
        </table:table-row>
        <table:table-row table:style-name="ro4">
          <table:table-cell office:value-type="string" table:style-name="ce26">
            <text:p>NVI</text:p>
          </table:table-cell>
          <table:table-cell office:value-type="float" office:value="2009" table:style-name="ce2">
            <text:p>2009</text:p>
          </table:table-cell>
          <table:table-cell office:value-type="string" table:style-name="ce27">
            <text:p>VWS</text:p>
          </table:table-cell>
          <table:table-cell office:value-type="float" office:value="397" table:style-name="ce28">
            <text:p><text:s/>397<text:s/></text:p>
          </table:table-cell>
          <table:table-cell office:value-type="float" office:value="8.016" table:style-name="ce20">
            <text:p><text:s/>8,016<text:s/></text:p>
          </table:table-cell>
          <table:table-cell office:value-type="float" office:value="39.808999999999997" table:style-name="ce21">
            <text:p><text:s/>39,809<text:s/></text:p>
          </table:table-cell>
          <table:table-cell table:style-name="ce21"/>
          <table:table-cell office:value-type="float" office:value="47.824999999999996" table:style-name="ce22">
            <text:p><text:s/>47,825<text:s/></text:p>
          </table:table-cell>
          <table:table-cell office:value-type="float" office:value="40.143999999999998" table:style-name="ce21">
            <text:p><text:s/>40,144<text:s/></text:p>
          </table:table-cell>
          <table:table-cell office:value-type="float" office:value="45.055" table:style-name="ce21">
            <text:p><text:s/>45,055<text:s/></text:p>
          </table:table-cell>
          <table:table-cell office:value-type="float" office:value="34.820999999999998" table:style-name="ce21">
            <text:p><text:s/>34,821<text:s/></text:p>
          </table:table-cell>
          <table:table-cell office:value-type="float" office:value="120.02" table:style-name="ce22">
            <text:p><text:s/>120,020<text:s/></text:p>
          </table:table-cell>
          <table:table-cell office:value-type="float" office:value="167.845" table:style-name="ce23">
            <text:p><text:s/>167,845<text:s/></text:p>
          </table:table-cell>
          <table:table-cell office:value-type="float" office:value="24.646999999999998" table:style-name="ce21">
            <text:p><text:s/>24,647<text:s/></text:p>
          </table:table-cell>
          <table:table-cell office:value-type="float" office:value="8.016" table:style-name="ce21">
            <text:p><text:s/>8,016<text:s/></text:p>
          </table:table-cell>
          <table:table-cell office:value-type="float" office:value="-2.347" table:style-name="ce21">
            <text:p><text:s/>-2,347<text:s/></text:p>
          </table:table-cell>
          <table:table-cell office:value-type="float" office:value="30.315999999999995" table:style-name="ce22">
            <text:p><text:s/>30,316<text:s/></text:p>
          </table:table-cell>
          <table:table-cell office:value-type="float" office:value="1.4159999999999999" table:style-name="ce24">
            <text:p><text:s/>1,416<text:s/></text:p>
          </table:table-cell>
          <table:table-cell office:value-type="float" office:value="40.542000000000002" table:style-name="ce24">
            <text:p><text:s/>40,542<text:s/></text:p>
          </table:table-cell>
          <table:table-cell office:value-type="float" office:value="95.570999999999998" table:style-name="ce24">
            <text:p><text:s/>95,571<text:s/></text:p>
          </table:table-cell>
          <table:table-cell office:value-type="float" office:value="167.845" table:style-name="ce23">
            <text:p><text:s/>167,845<text:s/></text:p>
          </table:table-cell>
          <table:table-cell office:value-type="float" office:value="36.581000000000003" table:style-name="ce21">
            <text:p><text:s/>36,581<text:s/></text:p>
          </table:table-cell>
          <table:table-cell table:style-name="ce21"/>
          <table:table-cell office:value-type="float" office:value="129.25800000000001" table:style-name="ce21">
            <text:p><text:s/>129,258<text:s/></text:p>
          </table:table-cell>
          <table:table-cell office:value-type="float" office:value="165.839" table:style-name="ce22">
            <text:p><text:s/>165,839<text:s/></text:p>
          </table:table-cell>
          <table:table-cell table:number-columns-repeated="3" table:style-name="ce21"/>
          <table:table-cell office:value-type="float" office:value="1.353" table:style-name="ce21">
            <text:p><text:s/>1,353<text:s/></text:p>
          </table:table-cell>
          <table:table-cell office:value-type="float" office:value="167.19200000000001" table:style-name="ce22">
            <text:p><text:s/>167,192<text:s/></text:p>
          </table:table-cell>
          <table:table-cell office:value-type="float" office:value="27.187999999999999" table:style-name="ce20">
            <text:p><text:s/>27,188<text:s/></text:p>
          </table:table-cell>
          <table:table-cell office:value-type="float" office:value="137.203" table:style-name="ce21">
            <text:p><text:s/>137,203<text:s/></text:p>
          </table:table-cell>
          <table:table-cell office:value-type="float" office:value="164.39099999999999" table:style-name="ce22">
            <text:p><text:s/>164,391<text:s/></text:p>
          </table:table-cell>
          <table:table-cell office:value-type="float" office:value="3.49" table:style-name="ce21">
            <text:p><text:s/>3,490<text:s/></text:p>
          </table:table-cell>
          <table:table-cell table:number-columns-repeated="2" table:style-name="ce21"/>
          <table:table-cell office:value-type="float" office:value="1.6579999999999999" table:style-name="ce21">
            <text:p><text:s/>1,658<text:s/></text:p>
          </table:table-cell>
          <table:table-cell table:style-name="ce21"/>
          <table:table-cell office:value-type="float" office:value="169.53899999999999" table:style-name="ce23">
            <text:p><text:s/>169,539<text:s/></text:p>
          </table:table-cell>
          <table:table-cell office:value-type="float" office:value="-2.34699999999998" table:style-name="ce25">
            <text:p><text:s/>-2,347<text:s/></text:p>
          </table:table-cell>
          <table:table-cell table:number-columns-repeated="16344"/>
        </table:table-row>
        <table:table-row table:style-name="ro2">
          <table:table-cell office:value-type="string" table:style-name="ce31">
            <text:p>RIVM</text:p>
          </table:table-cell>
          <table:table-cell office:value-type="float" office:value="2009" table:style-name="ce32">
            <text:p>2009</text:p>
          </table:table-cell>
          <table:table-cell office:value-type="string" table:style-name="ce33">
            <text:p>VWS</text:p>
          </table:table-cell>
          <table:table-cell office:value-type="float" office:value="1378.4" table:style-name="ce34">
            <text:p><text:s/>1.378<text:s/></text:p>
          </table:table-cell>
          <table:table-cell office:value-type="float" office:value="1.3540000000000001" table:style-name="ce35">
            <text:p><text:s/>1,354<text:s/></text:p>
          </table:table-cell>
          <table:table-cell office:value-type="float" office:value="8.1709999999999994" table:style-name="ce36">
            <text:p><text:s/>8,171<text:s/></text:p>
          </table:table-cell>
          <table:table-cell table:style-name="ce36"/>
          <table:table-cell office:value-type="float" office:value="9.5249999999999986" table:style-name="ce37">
            <text:p><text:s/>9,525<text:s/></text:p>
          </table:table-cell>
          <table:table-cell office:value-type="float" office:value="20.239999999999998" table:style-name="ce36">
            <text:p><text:s/>20,240<text:s/></text:p>
          </table:table-cell>
          <table:table-cell office:value-type="float" office:value="62.286000000000001" table:style-name="ce36">
            <text:p><text:s/>62,286<text:s/></text:p>
          </table:table-cell>
          <table:table-cell office:value-type="float" office:value="59.88" table:style-name="ce36">
            <text:p><text:s/>59,880<text:s/></text:p>
          </table:table-cell>
          <table:table-cell office:value-type="float" office:value="142.40600000000001" table:style-name="ce37">
            <text:p><text:s/>142,406<text:s/></text:p>
          </table:table-cell>
          <table:table-cell office:value-type="float" office:value="151.93100000000001" table:style-name="ce38">
            <text:p><text:s/>151,931<text:s/></text:p>
          </table:table-cell>
          <table:table-cell office:value-type="float" office:value="8.6850000000000005" table:style-name="ce36">
            <text:p><text:s/>8,685<text:s/></text:p>
          </table:table-cell>
          <table:table-cell table:style-name="ce36"/>
          <table:table-cell office:value-type="float" office:value="-0.52900000000000003" table:style-name="ce36">
            <text:p><text:s/>-0,529<text:s/></text:p>
          </table:table-cell>
          <table:table-cell office:value-type="float" office:value="8.1560000000000006" table:style-name="ce37">
            <text:p><text:s/>8,156<text:s/></text:p>
          </table:table-cell>
          <table:table-cell office:value-type="float" office:value="15.087" table:style-name="ce39">
            <text:p><text:s/>15,087<text:s/></text:p>
          </table:table-cell>
          <table:table-cell table:style-name="ce39"/>
          <table:table-cell office:value-type="float" office:value="128.68799999999999" table:style-name="ce39">
            <text:p><text:s/>128,688<text:s/></text:p>
          </table:table-cell>
          <table:table-cell office:value-type="float" office:value="151.93099999999998" table:style-name="ce38">
            <text:p><text:s/>151,931<text:s/></text:p>
          </table:table-cell>
          <table:table-cell office:value-type="float" office:value="164.76400000000001" table:style-name="ce36">
            <text:p><text:s/>164,764<text:s/></text:p>
          </table:table-cell>
          <table:table-cell office:value-type="float" office:value="58.539000000000001" table:style-name="ce36">
            <text:p><text:s/>58,539<text:s/></text:p>
          </table:table-cell>
          <table:table-cell office:value-type="float" office:value="144.66" table:style-name="ce36">
            <text:p><text:s/>144,660<text:s/></text:p>
          </table:table-cell>
          <table:table-cell office:value-type="float" office:value="367.96299999999997" table:style-name="ce37">
            <text:p><text:s/>367,963<text:s/></text:p>
          </table:table-cell>
          <table:table-cell table:style-name="ce36"/>
          <table:table-cell office:value-type="float" office:value="1.038" table:style-name="ce36">
            <text:p><text:s/>1,038<text:s/></text:p>
          </table:table-cell>
          <table:table-cell office:value-type="float" office:value="2.1520000000000001" table:style-name="ce36">
            <text:p><text:s/>2,152<text:s/></text:p>
          </table:table-cell>
          <table:table-cell table:style-name="ce36"/>
          <table:table-cell office:value-type="float" office:value="371.15299999999996" table:style-name="ce37">
            <text:p><text:s/>371,153<text:s/></text:p>
          </table:table-cell>
          <table:table-cell office:value-type="float" office:value="116.129" table:style-name="ce35">
            <text:p><text:s/>116,129<text:s/></text:p>
          </table:table-cell>
          <table:table-cell office:value-type="float" office:value="247.05699999999999" table:style-name="ce36">
            <text:p><text:s/>247,057<text:s/></text:p>
          </table:table-cell>
          <table:table-cell office:value-type="float" office:value="363.18599999999998" table:style-name="ce37">
            <text:p><text:s/>363,186<text:s/></text:p>
          </table:table-cell>
          <table:table-cell office:value-type="float" office:value="5.226" table:style-name="ce36">
            <text:p><text:s/>5,226<text:s/></text:p>
          </table:table-cell>
          <table:table-cell table:style-name="ce36"/>
          <table:table-cell office:value-type="float" office:value="2.83" table:style-name="ce36">
            <text:p><text:s/>2,830<text:s/></text:p>
          </table:table-cell>
          <table:table-cell office:value-type="float" office:value="0.44" table:style-name="ce36">
            <text:p><text:s/>0,440<text:s/></text:p>
          </table:table-cell>
          <table:table-cell table:style-name="ce36"/>
          <table:table-cell office:value-type="float" office:value="371.68199999999996" table:style-name="ce38">
            <text:p><text:s/>371,682<text:s/></text:p>
          </table:table-cell>
          <table:table-cell office:value-type="float" office:value="-0.52899999999999636" table:style-name="ce40">
            <text:p><text:s/>-0,529<text:s/></text:p>
          </table:table-cell>
          <table:table-cell table:number-columns-repeated="16344"/>
        </table:table-row>
        <table:table-row table:style-name="ro4">
          <table:table-cell office:value-type="string" table:style-name="ce26">
            <text:p>DPC</text:p>
          </table:table-cell>
          <table:table-cell office:value-type="float" office:value="2010" table:style-name="ce2">
            <text:p>2010</text:p>
          </table:table-cell>
          <table:table-cell office:value-type="string" table:style-name="ce27">
            <text:p>AZ</text:p>
          </table:table-cell>
          <table:table-cell office:value-type="float" office:value="136.5" table:style-name="ce28">
            <text:p><text:s/>137<text:s/></text:p>
          </table:table-cell>
          <table:table-cell table:style-name="ce20"/>
          <table:table-cell table:number-columns-repeated="2" table:style-name="ce21"/>
          <table:table-cell office:value-type="float" office:value="0" table:style-name="ce22">
            <text:p><text:s/>-00<text:s/></text:p>
          </table:table-cell>
          <table:table-cell office:value-type="float" office:value="0.56499999999999995" table:style-name="ce21">
            <text:p><text:s/>0,565<text:s/></text:p>
          </table:table-cell>
          <table:table-cell office:value-type="float" office:value="16.835000000000001" table:style-name="ce21">
            <text:p><text:s/>16,835<text:s/></text:p>
          </table:table-cell>
          <table:table-cell office:value-type="float" office:value="10.542" table:style-name="ce21">
            <text:p><text:s/>10,542<text:s/></text:p>
          </table:table-cell>
          <table:table-cell office:value-type="float" office:value="27.942" table:style-name="ce22">
            <text:p><text:s/>27,942<text:s/></text:p>
          </table:table-cell>
          <table:table-cell office:value-type="float" office:value="27.942" table:style-name="ce23">
            <text:p><text:s/>27,942<text:s/></text:p>
          </table:table-cell>
          <table:table-cell office:value-type="float" office:value="6.7530000000000001" table:style-name="ce21">
            <text:p><text:s/>6,753<text:s/></text:p>
          </table:table-cell>
          <table:table-cell table:style-name="ce21"/>
          <table:table-cell office:value-type="float" office:value="-1.306" table:style-name="ce21">
            <text:p><text:s/>-1,306<text:s/></text:p>
          </table:table-cell>
          <table:table-cell office:value-type="float" office:value="5.4470000000000001" table:style-name="ce22">
            <text:p><text:s/>5,447<text:s/></text:p>
          </table:table-cell>
          <table:table-cell office:value-type="float" office:value="3.9369999999999998" table:style-name="ce24">
            <text:p><text:s/>3,937<text:s/></text:p>
          </table:table-cell>
          <table:table-cell table:style-name="ce24"/>
          <table:table-cell office:value-type="float" office:value="18.558" table:style-name="ce24">
            <text:p><text:s/>18,558<text:s/></text:p>
          </table:table-cell>
          <table:table-cell office:value-type="float" office:value="27.942" table:style-name="ce23">
            <text:p><text:s/>27,942<text:s/></text:p>
          </table:table-cell>
          <table:table-cell office:value-type="float" office:value="15.305" table:style-name="ce21">
            <text:p><text:s/>15,305<text:s/></text:p>
          </table:table-cell>
          <table:table-cell office:value-type="float" office:value="35.500999999999998" table:style-name="ce21">
            <text:p><text:s/>35,501<text:s/></text:p>
          </table:table-cell>
          <table:table-cell table:style-name="ce21"/>
          <table:table-cell office:value-type="float" office:value="50.805999999999997" table:style-name="ce22">
            <text:p><text:s/>50,806<text:s/></text:p>
          </table:table-cell>
          <table:table-cell table:style-name="ce21"/>
          <table:table-cell office:value-type="float" office:value="0.19600000000000001" table:style-name="ce21">
            <text:p><text:s/>0,196<text:s/></text:p>
          </table:table-cell>
          <table:table-cell office:value-type="float" office:value="0.68" table:style-name="ce21">
            <text:p><text:s/>0,680<text:s/></text:p>
          </table:table-cell>
          <table:table-cell office:value-type="float" office:value="0.13300000000000001" table:style-name="ce21">
            <text:p><text:s/>0,133<text:s/></text:p>
          </table:table-cell>
          <table:table-cell office:value-type="float" office:value="51.814999999999998" table:style-name="ce22">
            <text:p><text:s/>51,815<text:s/></text:p>
          </table:table-cell>
          <table:table-cell office:value-type="float" office:value="10.819000000000001" table:style-name="ce20">
            <text:p><text:s/>10,819<text:s/></text:p>
          </table:table-cell>
          <table:table-cell office:value-type="float" office:value="38.363" table:style-name="ce21">
            <text:p><text:s/>38,363<text:s/></text:p>
          </table:table-cell>
          <table:table-cell office:value-type="float" office:value="49.182000000000002" table:style-name="ce22">
            <text:p><text:s/>49,182<text:s/></text:p>
          </table:table-cell>
          <table:table-cell table:number-columns-repeated="2" table:style-name="ce21"/>
          <table:table-cell office:value-type="float" office:value="3.9169999999999998" table:style-name="ce21">
            <text:p><text:s/>3,917<text:s/></text:p>
          </table:table-cell>
          <table:table-cell office:value-type="float" office:value="8.0000000000000002E-3" table:style-name="ce21">
            <text:p><text:s/>0,008<text:s/></text:p>
          </table:table-cell>
          <table:table-cell office:value-type="float" office:value="1.4E-2" table:style-name="ce21">
            <text:p><text:s/>0,014<text:s/></text:p>
          </table:table-cell>
          <table:table-cell office:value-type="float" office:value="53.121000000000009" table:style-name="ce23">
            <text:p><text:s/>53,121<text:s/></text:p>
          </table:table-cell>
          <table:table-cell office:value-type="float" office:value="-1.3060000000000116" table:style-name="ce25">
            <text:p><text:s/>-1,306<text:s/></text:p>
          </table:table-cell>
          <table:table-cell table:number-columns-repeated="16344"/>
        </table:table-row>
        <table:table-row table:style-name="ro4">
          <table:table-cell office:value-type="string" table:style-name="ce26">
            <text:p>CBI</text:p>
          </table:table-cell>
          <table:table-cell office:value-type="float" office:value="2010" table:style-name="ce2">
            <text:p>2010</text:p>
          </table:table-cell>
          <table:table-cell office:value-type="string" table:style-name="ce27">
            <text:p>BuZa</text:p>
          </table:table-cell>
          <table:table-cell office:value-type="float" office:value="15" table:style-name="ce28">
            <text:p><text:s/>15<text:s/></text:p>
          </table:table-cell>
          <table:table-cell table:style-name="ce20"/>
          <table:table-cell office:value-type="float" office:value="0.92100000000000004" table:style-name="ce21">
            <text:p><text:s/>0,921<text:s/></text:p>
          </table:table-cell>
          <table:table-cell table:style-name="ce21"/>
          <table:table-cell office:value-type="float" office:value="0.92100000000000004" table:style-name="ce22">
            <text:p><text:s/>0,921<text:s/></text:p>
          </table:table-cell>
          <table:table-cell table:style-name="ce21"/>
          <table:table-cell office:value-type="float" office:value="0.27400000000000002" table:style-name="ce21">
            <text:p><text:s/>0,274<text:s/></text:p>
          </table:table-cell>
          <table:table-cell office:value-type="float" office:value="2.4969999999999999" table:style-name="ce21">
            <text:p><text:s/>2,497<text:s/></text:p>
          </table:table-cell>
          <table:table-cell office:value-type="float" office:value="2.7709999999999999" table:style-name="ce22">
            <text:p><text:s/>2,771<text:s/></text:p>
          </table:table-cell>
          <table:table-cell office:value-type="float" office:value="3.6920000000000002" table:style-name="ce23">
            <text:p><text:s/>3,692<text:s/></text:p>
          </table:table-cell>
          <table:table-cell office:value-type="float" office:value="1.891" table:style-name="ce21">
            <text:p><text:s/>1,891<text:s/></text:p>
          </table:table-cell>
          <table:table-cell table:number-columns-repeated="2" table:style-name="ce21"/>
          <table:table-cell office:value-type="float" office:value="1.891" table:style-name="ce22">
            <text:p><text:s/>1,891<text:s/></text:p>
          </table:table-cell>
          <table:table-cell table:number-columns-repeated="2" table:style-name="ce24"/>
          <table:table-cell office:value-type="float" office:value="1.8009999999999999" table:style-name="ce24">
            <text:p><text:s/>1,801<text:s/></text:p>
          </table:table-cell>
          <table:table-cell office:value-type="float" office:value="3.6920000000000002" table:style-name="ce23">
            <text:p><text:s/>3,692<text:s/></text:p>
          </table:table-cell>
          <table:table-cell office:value-type="float" office:value="28.577000000000002" table:style-name="ce21">
            <text:p><text:s/>28,577<text:s/></text:p>
          </table:table-cell>
          <table:table-cell table:style-name="ce21"/>
          <table:table-cell office:value-type="float" office:value="1.2390000000000001" table:style-name="ce21">
            <text:p><text:s/>1,239<text:s/></text:p>
          </table:table-cell>
          <table:table-cell office:value-type="float" office:value="29.816000000000003" table:style-name="ce22">
            <text:p><text:s/>29,816<text:s/></text:p>
          </table:table-cell>
          <table:table-cell table:number-columns-repeated="4" table:style-name="ce21"/>
          <table:table-cell office:value-type="float" office:value="29.816000000000003" table:style-name="ce22">
            <text:p><text:s/>29,816<text:s/></text:p>
          </table:table-cell>
          <table:table-cell office:value-type="float" office:value="0.21199999999999999" table:style-name="ce20">
            <text:p><text:s/>0,212<text:s/></text:p>
          </table:table-cell>
          <table:table-cell office:value-type="float" office:value="28.675000000000001" table:style-name="ce21">
            <text:p><text:s/>28,675<text:s/></text:p>
          </table:table-cell>
          <table:table-cell office:value-type="float" office:value="28.887" table:style-name="ce22">
            <text:p><text:s/>28,887<text:s/></text:p>
          </table:table-cell>
          <table:table-cell office:value-type="float" office:value="0.48899999999999999" table:style-name="ce21">
            <text:p><text:s/>0,489<text:s/></text:p>
          </table:table-cell>
          <table:table-cell table:number-columns-repeated="4" table:style-name="ce21"/>
          <table:table-cell office:value-type="float" office:value="29.376000000000001" table:style-name="ce23">
            <text:p><text:s/>29,376<text:s/></text:p>
          </table:table-cell>
          <table:table-cell office:value-type="float" office:value="0.44000000000000128" table:style-name="ce25">
            <text:p><text:s/>0,440<text:s/></text:p>
          </table:table-cell>
          <table:table-cell table:number-columns-repeated="16344"/>
        </table:table-row>
        <table:table-row table:style-name="ro4">
          <table:table-cell office:value-type="string" table:style-name="ce26">
            <text:p>BPR</text:p>
          </table:table-cell>
          <table:table-cell office:value-type="float" office:value="2010" table:style-name="ce2">
            <text:p>2010</text:p>
          </table:table-cell>
          <table:table-cell office:value-type="string" table:style-name="ce27">
            <text:p>BZK</text:p>
          </table:table-cell>
          <table:table-cell office:value-type="float" office:value="81" table:style-name="ce28">
            <text:p><text:s/>81<text:s/></text:p>
          </table:table-cell>
          <table:table-cell table:style-name="ce20"/>
          <table:table-cell office:value-type="float" office:value="1.3089999999999999" table:style-name="ce21">
            <text:p><text:s/>1,309<text:s/></text:p>
          </table:table-cell>
          <table:table-cell table:style-name="ce21"/>
          <table:table-cell office:value-type="float" office:value="1.3089999999999999" table:style-name="ce22">
            <text:p><text:s/>1,309<text:s/></text:p>
          </table:table-cell>
          <table:table-cell table:style-name="ce21"/>
          <table:table-cell office:value-type="float" office:value="4.9560000000000004" table:style-name="ce21">
            <text:p><text:s/>4,956<text:s/></text:p>
          </table:table-cell>
          <table:table-cell office:value-type="float" office:value="42.917999999999999" table:style-name="ce21">
            <text:p><text:s/>42,918<text:s/></text:p>
          </table:table-cell>
          <table:table-cell office:value-type="float" office:value="47.874000000000002" table:style-name="ce22">
            <text:p><text:s/>47,874<text:s/></text:p>
          </table:table-cell>
          <table:table-cell office:value-type="float" office:value="49.183" table:style-name="ce23">
            <text:p><text:s/>49,183<text:s/></text:p>
          </table:table-cell>
          <table:table-cell office:value-type="float" office:value="5.1619999999999999" table:style-name="ce21">
            <text:p><text:s/>5,162<text:s/></text:p>
          </table:table-cell>
          <table:table-cell table:number-columns-repeated="2" table:style-name="ce21"/>
          <table:table-cell office:value-type="float" office:value="5.1619999999999999" table:style-name="ce22">
            <text:p><text:s/>5,162<text:s/></text:p>
          </table:table-cell>
          <table:table-cell table:number-columns-repeated="2" table:style-name="ce24"/>
          <table:table-cell office:value-type="float" office:value="44.021000000000001" table:style-name="ce24">
            <text:p><text:s/>44,021<text:s/></text:p>
          </table:table-cell>
          <table:table-cell office:value-type="float" office:value="49.183" table:style-name="ce23">
            <text:p><text:s/>49,183<text:s/></text:p>
          </table:table-cell>
          <table:table-cell office:value-type="float" office:value="30.234000000000002" table:style-name="ce21">
            <text:p><text:s/>30,234<text:s/></text:p>
          </table:table-cell>
          <table:table-cell table:style-name="ce21"/>
          <table:table-cell office:value-type="float" office:value="77.933999999999997" table:style-name="ce21">
            <text:p><text:s/>77,934<text:s/></text:p>
          </table:table-cell>
          <table:table-cell office:value-type="float" office:value="108.16800000000001" table:style-name="ce22">
            <text:p><text:s/>108,168<text:s/></text:p>
          </table:table-cell>
          <table:table-cell table:style-name="ce21"/>
          <table:table-cell office:value-type="float" office:value="7.9000000000000001E-2" table:style-name="ce21">
            <text:p><text:s/>0,079<text:s/></text:p>
          </table:table-cell>
          <table:table-cell table:number-columns-repeated="2" table:style-name="ce21"/>
          <table:table-cell office:value-type="float" office:value="108.247" table:style-name="ce22">
            <text:p><text:s/>108,247<text:s/></text:p>
          </table:table-cell>
          <table:table-cell office:value-type="float" office:value="7.3289999999999997" table:style-name="ce20">
            <text:p><text:s/>7,329<text:s/></text:p>
          </table:table-cell>
          <table:table-cell office:value-type="float" office:value="86.518000000000001" table:style-name="ce21">
            <text:p><text:s/>86,518<text:s/></text:p>
          </table:table-cell>
          <table:table-cell office:value-type="float" office:value="93.846999999999994" table:style-name="ce22">
            <text:p><text:s/>93,847<text:s/></text:p>
          </table:table-cell>
          <table:table-cell office:value-type="float" office:value="4.4219999999999997" table:style-name="ce21">
            <text:p><text:s/>4,422<text:s/></text:p>
          </table:table-cell>
          <table:table-cell table:number-columns-repeated="2" table:style-name="ce21"/>
          <table:table-cell office:value-type="float" office:value="9.4E-2" table:style-name="ce21">
            <text:p><text:s/>0,094<text:s/></text:p>
          </table:table-cell>
          <table:table-cell table:style-name="ce21"/>
          <table:table-cell office:value-type="float" office:value="98.362999999999985" table:style-name="ce23">
            <text:p><text:s/>98,363<text:s/></text:p>
          </table:table-cell>
          <table:table-cell office:value-type="float" office:value="9.8840000000000146" table:style-name="ce25">
            <text:p><text:s/>9,884<text:s/></text:p>
          </table:table-cell>
          <table:table-cell table:number-columns-repeated="16344"/>
        </table:table-row>
        <table:table-row table:style-name="ro4">
          <table:table-cell office:value-type="string" table:style-name="ce26">
            <text:p>CAS</text:p>
          </table:table-cell>
          <table:table-cell office:value-type="float" office:value="2010" table:style-name="ce2">
            <text:p>2010</text:p>
          </table:table-cell>
          <table:table-cell office:value-type="string" table:style-name="ce27">
            <text:p>BZK</text:p>
          </table:table-cell>
          <table:table-cell office:value-type="float" office:value="70.3" table:style-name="ce28">
            <text:p><text:s/>70<text:s/></text:p>
          </table:table-cell>
          <table:table-cell table:style-name="ce20"/>
          <table:table-cell office:value-type="float" office:value="1.9450000000000001" table:style-name="ce21">
            <text:p><text:s/>1,945<text:s/></text:p>
          </table:table-cell>
          <table:table-cell table:style-name="ce21"/>
          <table:table-cell office:value-type="float" office:value="1.9450000000000001" table:style-name="ce22">
            <text:p><text:s/>1,945<text:s/></text:p>
          </table:table-cell>
          <table:table-cell office:value-type="float" office:value="5.1999999999999998E-2" table:style-name="ce21">
            <text:p><text:s/>0,052<text:s/></text:p>
          </table:table-cell>
          <table:table-cell office:value-type="float" office:value="1.3479999999999999" table:style-name="ce21">
            <text:p><text:s/>1,348<text:s/></text:p>
          </table:table-cell>
          <table:table-cell office:value-type="float" office:value="7.0999999999999994E-2" table:style-name="ce21">
            <text:p><text:s/>0,071<text:s/></text:p>
          </table:table-cell>
          <table:table-cell office:value-type="float" office:value="1.4709999999999999" table:style-name="ce22">
            <text:p><text:s/>1,471<text:s/></text:p>
          </table:table-cell>
          <table:table-cell office:value-type="float" office:value="3.4159999999999999" table:style-name="ce23">
            <text:p><text:s/>3,416<text:s/></text:p>
          </table:table-cell>
          <table:table-cell office:value-type="float" office:value="-8.3000000000000004E-2" table:style-name="ce21">
            <text:p><text:s/>-0,083<text:s/></text:p>
          </table:table-cell>
          <table:table-cell table:style-name="ce21"/>
          <table:table-cell office:value-type="float" office:value="-0.188" table:style-name="ce21">
            <text:p><text:s/>-0,188<text:s/></text:p>
          </table:table-cell>
          <table:table-cell office:value-type="float" office:value="-0.27100000000000002" table:style-name="ce22">
            <text:p><text:s/>-0,271<text:s/></text:p>
          </table:table-cell>
          <table:table-cell table:style-name="ce24"/>
          <table:table-cell office:value-type="float" office:value="1.1559999999999999" table:style-name="ce24">
            <text:p><text:s/>1,156<text:s/></text:p>
          </table:table-cell>
          <table:table-cell office:value-type="float" office:value="2.5309999999999997" table:style-name="ce24">
            <text:p><text:s/>2,531<text:s/></text:p>
          </table:table-cell>
          <table:table-cell office:value-type="float" office:value="3.4159999999999995" table:style-name="ce23">
            <text:p><text:s/>3,416<text:s/></text:p>
          </table:table-cell>
          <table:table-cell office:value-type="float" office:value="3.4860000000000002" table:style-name="ce21">
            <text:p><text:s/>3,486<text:s/></text:p>
          </table:table-cell>
          <table:table-cell office:value-type="float" office:value="6.75" table:style-name="ce21">
            <text:p><text:s/>6,750<text:s/></text:p>
          </table:table-cell>
          <table:table-cell table:style-name="ce21"/>
          <table:table-cell office:value-type="float" office:value="10.236000000000001" table:style-name="ce22">
            <text:p><text:s/>10,236<text:s/></text:p>
          </table:table-cell>
          <table:table-cell table:number-columns-repeated="3" table:style-name="ce21"/>
          <table:table-cell office:value-type="float" office:value="0.315" table:style-name="ce21">
            <text:p><text:s/>0,315<text:s/></text:p>
          </table:table-cell>
          <table:table-cell office:value-type="float" office:value="10.551" table:style-name="ce22">
            <text:p><text:s/>10,551<text:s/></text:p>
          </table:table-cell>
          <table:table-cell office:value-type="float" office:value="7.0350000000000001" table:style-name="ce20">
            <text:p><text:s/>7,035<text:s/></text:p>
          </table:table-cell>
          <table:table-cell office:value-type="float" office:value="3.0419999999999998" table:style-name="ce21">
            <text:p><text:s/>3,042<text:s/></text:p>
          </table:table-cell>
          <table:table-cell office:value-type="float" office:value="10.077" table:style-name="ce22">
            <text:p><text:s/>10,077<text:s/></text:p>
          </table:table-cell>
          <table:table-cell office:value-type="float" office:value="0.372" table:style-name="ce21">
            <text:p><text:s/>0,372<text:s/></text:p>
          </table:table-cell>
          <table:table-cell table:number-columns-repeated="2" table:style-name="ce21"/>
          <table:table-cell office:value-type="float" office:value="5.0999999999999997E-2" table:style-name="ce21">
            <text:p><text:s/>0,051<text:s/></text:p>
          </table:table-cell>
          <table:table-cell office:value-type="float" office:value="0.23899999999999999" table:style-name="ce21">
            <text:p><text:s/>0,239<text:s/></text:p>
          </table:table-cell>
          <table:table-cell office:value-type="float" office:value="10.739000000000001" table:style-name="ce23">
            <text:p><text:s/>10,739<text:s/></text:p>
          </table:table-cell>
          <table:table-cell office:value-type="float" office:value="-0.18800000000000061" table:style-name="ce25">
            <text:p><text:s/>-0,188<text:s/></text:p>
          </table:table-cell>
          <table:table-cell table:number-columns-repeated="16344"/>
        </table:table-row>
        <table:table-row table:style-name="ro4">
          <table:table-cell office:value-type="string" table:style-name="ce26">
            <text:p>DHC</text:p>
          </table:table-cell>
          <table:table-cell office:value-type="float" office:value="2010" table:style-name="ce2">
            <text:p>2010</text:p>
          </table:table-cell>
          <table:table-cell office:value-type="string" table:style-name="ce27">
            <text:p>BZK</text:p>
          </table:table-cell>
          <table:table-cell office:value-type="float" office:value="62" table:style-name="ce28">
            <text:p><text:s/>62<text:s/></text:p>
          </table:table-cell>
          <table:table-cell office:value-type="float" office:value="3.609" table:style-name="ce20">
            <text:p><text:s/>3,609<text:s/></text:p>
          </table:table-cell>
          <table:table-cell office:value-type="float" office:value="0.36199999999999999" table:style-name="ce21">
            <text:p><text:s/>0,362<text:s/></text:p>
          </table:table-cell>
          <table:table-cell table:style-name="ce21"/>
          <table:table-cell office:value-type="float" office:value="3.9710000000000001" table:style-name="ce22">
            <text:p><text:s/>3,971<text:s/></text:p>
          </table:table-cell>
          <table:table-cell office:value-type="float" office:value="3.6640000000000001" table:style-name="ce21">
            <text:p><text:s/>3,664<text:s/></text:p>
          </table:table-cell>
          <table:table-cell office:value-type="float" office:value="0.28000000000000003" table:style-name="ce21">
            <text:p><text:s/>0,280<text:s/></text:p>
          </table:table-cell>
          <table:table-cell office:value-type="float" office:value="3.34" table:style-name="ce21">
            <text:p><text:s/>3,340<text:s/></text:p>
          </table:table-cell>
          <table:table-cell office:value-type="float" office:value="7.2839999999999998" table:style-name="ce22">
            <text:p><text:s/>7,284<text:s/></text:p>
          </table:table-cell>
          <table:table-cell office:value-type="float" office:value="11.254999999999999" table:style-name="ce23">
            <text:p><text:s/>11,255<text:s/></text:p>
          </table:table-cell>
          <table:table-cell office:value-type="float" office:value="1" table:style-name="ce21">
            <text:p><text:s/>1,000<text:s/></text:p>
          </table:table-cell>
          <table:table-cell table:style-name="ce21"/>
          <table:table-cell office:value-type="float" office:value="-0.59399999999999997" table:style-name="ce21">
            <text:p><text:s/>-0,594<text:s/></text:p>
          </table:table-cell>
          <table:table-cell office:value-type="float" office:value="0.40600000000000003" table:style-name="ce22">
            <text:p><text:s/>0,406<text:s/></text:p>
          </table:table-cell>
          <table:table-cell office:value-type="float" office:value="1.59" table:style-name="ce24">
            <text:p><text:s/>1,590<text:s/></text:p>
          </table:table-cell>
          <table:table-cell table:style-name="ce24"/>
          <table:table-cell office:value-type="float" office:value="9.2590000000000003" table:style-name="ce24">
            <text:p><text:s/>9,259<text:s/></text:p>
          </table:table-cell>
          <table:table-cell office:value-type="float" office:value="11.255000000000001" table:style-name="ce23">
            <text:p><text:s/>11,255<text:s/></text:p>
          </table:table-cell>
          <table:table-cell office:value-type="float" office:value="17.007999999999999" table:style-name="ce21">
            <text:p><text:s/>17,008<text:s/></text:p>
          </table:table-cell>
          <table:table-cell table:style-name="ce21"/>
          <table:table-cell office:value-type="float" office:value="0.32200000000000001" table:style-name="ce21">
            <text:p><text:s/>0,322<text:s/></text:p>
          </table:table-cell>
          <table:table-cell office:value-type="float" office:value="17.329999999999998" table:style-name="ce22">
            <text:p><text:s/>17,330<text:s/></text:p>
          </table:table-cell>
          <table:table-cell table:number-columns-repeated="2" table:style-name="ce21"/>
          <table:table-cell office:value-type="float" office:value="1.1850000000000001" table:style-name="ce21">
            <text:p><text:s/>1,185<text:s/></text:p>
          </table:table-cell>
          <table:table-cell office:value-type="float" office:value="4.1219999999999999" table:style-name="ce21">
            <text:p><text:s/>4,122<text:s/></text:p>
          </table:table-cell>
          <table:table-cell office:value-type="float" office:value="22.636999999999997" table:style-name="ce22">
            <text:p><text:s/>22,637<text:s/></text:p>
          </table:table-cell>
          <table:table-cell office:value-type="float" office:value="11.119" table:style-name="ce20">
            <text:p><text:s/>11,119<text:s/></text:p>
          </table:table-cell>
          <table:table-cell office:value-type="float" office:value="5.3890000000000002" table:style-name="ce21">
            <text:p><text:s/>5,389<text:s/></text:p>
          </table:table-cell>
          <table:table-cell office:value-type="float" office:value="16.507999999999999" table:style-name="ce22">
            <text:p><text:s/>16,508<text:s/></text:p>
          </table:table-cell>
          <table:table-cell office:value-type="float" office:value="0.72100000000000009" table:style-name="ce21">
            <text:p><text:s/>0,721<text:s/></text:p>
          </table:table-cell>
          <table:table-cell table:style-name="ce21"/>
          <table:table-cell office:value-type="float" office:value="0.60299999999999998" table:style-name="ce21">
            <text:p><text:s/>0,603<text:s/></text:p>
          </table:table-cell>
          <table:table-cell office:value-type="float" office:value="3.1E-2" table:style-name="ce21">
            <text:p><text:s/>0,031<text:s/></text:p>
          </table:table-cell>
          <table:table-cell office:value-type="float" office:value="5.3680000000000003" table:style-name="ce21">
            <text:p><text:s/>5,368<text:s/></text:p>
          </table:table-cell>
          <table:table-cell office:value-type="float" office:value="23.231000000000002" table:style-name="ce23">
            <text:p><text:s/>23,231<text:s/></text:p>
          </table:table-cell>
          <table:table-cell office:value-type="float" office:value="-0.59400000000000475" table:style-name="ce25">
            <text:p><text:s/>-0,594<text:s/></text:p>
          </table:table-cell>
          <table:table-cell table:number-columns-repeated="16344"/>
        </table:table-row>
        <table:table-row table:style-name="ro4">
          <table:table-cell office:value-type="string" table:style-name="ce26">
            <text:p>FMH</text:p>
          </table:table-cell>
          <table:table-cell office:value-type="float" office:value="2010" table:style-name="ce2">
            <text:p>2010</text:p>
          </table:table-cell>
          <table:table-cell office:value-type="string" table:style-name="ce27">
            <text:p>BZK</text:p>
          </table:table-cell>
          <table:table-cell office:value-type="float" office:value="206" table:style-name="ce28">
            <text:p><text:s/>206<text:s/></text:p>
          </table:table-cell>
          <table:table-cell table:style-name="ce20"/>
          <table:table-cell office:value-type="float" office:value="13.571" table:style-name="ce21">
            <text:p><text:s/>13,571<text:s/></text:p>
          </table:table-cell>
          <table:table-cell table:style-name="ce21"/>
          <table:table-cell office:value-type="float" office:value="13.571" table:style-name="ce22">
            <text:p><text:s/>13,571<text:s/></text:p>
          </table:table-cell>
          <table:table-cell table:style-name="ce21"/>
          <table:table-cell office:value-type="float" office:value="2.7279999999999998" table:style-name="ce21">
            <text:p><text:s/>2,728<text:s/></text:p>
          </table:table-cell>
          <table:table-cell office:value-type="float" office:value="14.747" table:style-name="ce21">
            <text:p><text:s/>14,747<text:s/></text:p>
          </table:table-cell>
          <table:table-cell office:value-type="float" office:value="17.475000000000001" table:style-name="ce22">
            <text:p><text:s/>17,475<text:s/></text:p>
          </table:table-cell>
          <table:table-cell office:value-type="float" office:value="31.045999999999999" table:style-name="ce23">
            <text:p><text:s/>31,046<text:s/></text:p>
          </table:table-cell>
          <table:table-cell table:number-columns-repeated="2" table:style-name="ce21"/>
          <table:table-cell office:value-type="float" office:value="1.8109999999999999" table:style-name="ce21">
            <text:p><text:s/>1,811<text:s/></text:p>
          </table:table-cell>
          <table:table-cell office:value-type="float" office:value="1.8109999999999999" table:style-name="ce22">
            <text:p><text:s/>1,811<text:s/></text:p>
          </table:table-cell>
          <table:table-cell office:value-type="float" office:value="5.8999999999999997E-2" table:style-name="ce24">
            <text:p><text:s/>0,059<text:s/></text:p>
          </table:table-cell>
          <table:table-cell office:value-type="float" office:value="10.781000000000001" table:style-name="ce24">
            <text:p><text:s/>10,781<text:s/></text:p>
          </table:table-cell>
          <table:table-cell office:value-type="float" office:value="18.395000000000003" table:style-name="ce24">
            <text:p><text:s/>18,395<text:s/></text:p>
          </table:table-cell>
          <table:table-cell office:value-type="float" office:value="31.046000000000003" table:style-name="ce23">
            <text:p><text:s/>31,046<text:s/></text:p>
          </table:table-cell>
          <table:table-cell table:style-name="ce21"/>
          <table:table-cell office:value-type="float" office:value="44.884" table:style-name="ce21">
            <text:p><text:s/>44,884<text:s/></text:p>
          </table:table-cell>
          <table:table-cell table:style-name="ce21"/>
          <table:table-cell office:value-type="float" office:value="44.884" table:style-name="ce22">
            <text:p><text:s/>44,884<text:s/></text:p>
          </table:table-cell>
          <table:table-cell table:number-columns-repeated="2" table:style-name="ce21"/>
          <table:table-cell office:value-type="float" office:value="1.4999999999999999E-2" table:style-name="ce21">
            <text:p><text:s/>0,015<text:s/></text:p>
          </table:table-cell>
          <table:table-cell office:value-type="float" office:value="1.33" table:style-name="ce21">
            <text:p><text:s/>1,330<text:s/></text:p>
          </table:table-cell>
          <table:table-cell office:value-type="float" office:value="46.228999999999999" table:style-name="ce22">
            <text:p><text:s/>46,229<text:s/></text:p>
          </table:table-cell>
          <table:table-cell office:value-type="float" office:value="9.3629999999999995" table:style-name="ce20">
            <text:p><text:s/>9,363<text:s/></text:p>
          </table:table-cell>
          <table:table-cell office:value-type="float" office:value="30.253" table:style-name="ce21">
            <text:p><text:s/>30,253<text:s/></text:p>
          </table:table-cell>
          <table:table-cell office:value-type="float" office:value="39.616" table:style-name="ce22">
            <text:p><text:s/>39,616<text:s/></text:p>
          </table:table-cell>
          <table:table-cell office:value-type="float" office:value="2.6970000000000001" table:style-name="ce21">
            <text:p><text:s/>2,697<text:s/></text:p>
          </table:table-cell>
          <table:table-cell office:value-type="float" office:value="1.839" table:style-name="ce21">
            <text:p><text:s/>1,839<text:s/></text:p>
          </table:table-cell>
          <table:table-cell table:style-name="ce21"/>
          <table:table-cell office:value-type="float" office:value="0.26600000000000001" table:style-name="ce21">
            <text:p><text:s/>0,266<text:s/></text:p>
          </table:table-cell>
          <table:table-cell table:style-name="ce21"/>
          <table:table-cell office:value-type="float" office:value="44.417999999999999" table:style-name="ce23">
            <text:p><text:s/>44,418<text:s/></text:p>
          </table:table-cell>
          <table:table-cell office:value-type="float" office:value="1.8109999999999999" table:style-name="ce25">
            <text:p><text:s/>1,811<text:s/></text:p>
          </table:table-cell>
          <table:table-cell table:number-columns-repeated="16344"/>
        </table:table-row>
        <table:table-row table:style-name="ro4">
          <table:table-cell office:value-type="string" table:style-name="ce26">
            <text:p>KLPD</text:p>
          </table:table-cell>
          <table:table-cell office:value-type="float" office:value="2010" table:style-name="ce2">
            <text:p>2010</text:p>
          </table:table-cell>
          <table:table-cell office:value-type="string" table:style-name="ce27">
            <text:p>BZK</text:p>
          </table:table-cell>
          <table:table-cell office:value-type="float" office:value="4933" table:style-name="ce28">
            <text:p><text:s/>4.933<text:s/></text:p>
          </table:table-cell>
          <table:table-cell table:style-name="ce20"/>
          <table:table-cell office:value-type="float" office:value="189.804" table:style-name="ce21">
            <text:p><text:s/>189,804<text:s/></text:p>
          </table:table-cell>
          <table:table-cell table:style-name="ce21"/>
          <table:table-cell office:value-type="float" office:value="189.804" table:style-name="ce22">
            <text:p><text:s/>189,804<text:s/></text:p>
          </table:table-cell>
          <table:table-cell table:style-name="ce21"/>
          <table:table-cell office:value-type="float" office:value="12.29" table:style-name="ce21">
            <text:p><text:s/>12,290<text:s/></text:p>
          </table:table-cell>
          <table:table-cell office:value-type="float" office:value="57.911000000000001" table:style-name="ce21">
            <text:p><text:s/>57,911<text:s/></text:p>
          </table:table-cell>
          <table:table-cell office:value-type="float" office:value="70.200999999999993" table:style-name="ce22">
            <text:p><text:s/>70,201<text:s/></text:p>
          </table:table-cell>
          <table:table-cell office:value-type="float" office:value="260.005" table:style-name="ce23">
            <text:p><text:s/>260,005<text:s/></text:p>
          </table:table-cell>
          <table:table-cell office:value-type="float" office:value="15.928000000000001" table:style-name="ce21">
            <text:p><text:s/>15,928<text:s/></text:p>
          </table:table-cell>
          <table:table-cell table:style-name="ce21"/>
          <table:table-cell office:value-type="float" office:value="0.95099999999999996" table:style-name="ce21">
            <text:p><text:s/>0,951<text:s/></text:p>
          </table:table-cell>
          <table:table-cell office:value-type="float" office:value="16.879000000000001" table:style-name="ce22">
            <text:p><text:s/>16,879<text:s/></text:p>
          </table:table-cell>
          <table:table-cell office:value-type="float" office:value="16.513000000000002" table:style-name="ce24">
            <text:p><text:s/>16,513<text:s/></text:p>
          </table:table-cell>
          <table:table-cell office:value-type="float" office:value="112.02500000000001" table:style-name="ce24">
            <text:p><text:s/>112,025<text:s/></text:p>
          </table:table-cell>
          <table:table-cell office:value-type="float" office:value="114.58799999999999" table:style-name="ce24">
            <text:p><text:s/>114,588<text:s/></text:p>
          </table:table-cell>
          <table:table-cell office:value-type="float" office:value="260.005" table:style-name="ce23">
            <text:p><text:s/>260,005<text:s/></text:p>
          </table:table-cell>
          <table:table-cell office:value-type="float" office:value="574.09699999999998" table:style-name="ce21">
            <text:p><text:s/>574,097<text:s/></text:p>
          </table:table-cell>
          <table:table-cell office:value-type="float" office:value="17.425999999999998" table:style-name="ce21">
            <text:p><text:s/>17,426<text:s/></text:p>
          </table:table-cell>
          <table:table-cell office:value-type="float" office:value="14.954000000000001" table:style-name="ce21">
            <text:p><text:s/>14,954<text:s/></text:p>
          </table:table-cell>
          <table:table-cell office:value-type="float" office:value="606.47699999999998" table:style-name="ce22">
            <text:p><text:s/>606,477<text:s/></text:p>
          </table:table-cell>
          <table:table-cell table:number-columns-repeated="3" table:style-name="ce21"/>
          <table:table-cell office:value-type="float" office:value="3.9969999999999999" table:style-name="ce21">
            <text:p><text:s/>3,997<text:s/></text:p>
          </table:table-cell>
          <table:table-cell office:value-type="float" office:value="610.47399999999993" table:style-name="ce22">
            <text:p><text:s/>610,474<text:s/></text:p>
          </table:table-cell>
          <table:table-cell office:value-type="float" office:value="389.86500000000001" table:style-name="ce20">
            <text:p><text:s/>389,865<text:s/></text:p>
          </table:table-cell>
          <table:table-cell office:value-type="float" office:value="159.12299999999999" table:style-name="ce21">
            <text:p><text:s/>159,123<text:s/></text:p>
          </table:table-cell>
          <table:table-cell office:value-type="float" office:value="548.98800000000006" table:style-name="ce22">
            <text:p><text:s/>548,988<text:s/></text:p>
          </table:table-cell>
          <table:table-cell office:value-type="float" office:value="42.442" table:style-name="ce21">
            <text:p><text:s/>42,442<text:s/></text:p>
          </table:table-cell>
          <table:table-cell table:style-name="ce21"/>
          <table:table-cell office:value-type="float" office:value="11.007999999999999" table:style-name="ce21">
            <text:p><text:s/>11,008<text:s/></text:p>
          </table:table-cell>
          <table:table-cell office:value-type="float" office:value="4.8410000000000002" table:style-name="ce21">
            <text:p><text:s/>4,841<text:s/></text:p>
          </table:table-cell>
          <table:table-cell office:value-type="float" office:value="2.2440000000000002" table:style-name="ce21">
            <text:p><text:s/>2,244<text:s/></text:p>
          </table:table-cell>
          <table:table-cell office:value-type="float" office:value="609.52300000000014" table:style-name="ce23">
            <text:p><text:s/>609,523<text:s/></text:p>
          </table:table-cell>
          <table:table-cell office:value-type="float" office:value="0.95099999999979445" table:style-name="ce25">
            <text:p><text:s/>0,951<text:s/></text:p>
          </table:table-cell>
          <table:table-cell table:number-columns-repeated="16344"/>
        </table:table-row>
        <table:table-row table:style-name="ro4">
          <table:table-cell office:value-type="string" table:style-name="ce26">
            <text:p>LFR</text:p>
          </table:table-cell>
          <table:table-cell office:value-type="float" office:value="2010" table:style-name="ce2">
            <text:p>2010</text:p>
          </table:table-cell>
          <table:table-cell office:value-type="string" table:style-name="ce27">
            <text:p>BZK</text:p>
          </table:table-cell>
          <table:table-cell office:value-type="float" office:value="47" table:style-name="ce28">
            <text:p><text:s/>47<text:s/></text:p>
          </table:table-cell>
          <table:table-cell table:style-name="ce20"/>
          <table:table-cell office:value-type="float" office:value="0.28199999999999997" table:style-name="ce21">
            <text:p><text:s/>0,282<text:s/></text:p>
          </table:table-cell>
          <table:table-cell table:style-name="ce21"/>
          <table:table-cell office:value-type="float" office:value="0.28199999999999997" table:style-name="ce22">
            <text:p><text:s/>0,282<text:s/></text:p>
          </table:table-cell>
          <table:table-cell office:value-type="float" office:value="0.11700000000000001" table:style-name="ce21">
            <text:p><text:s/>0,117<text:s/></text:p>
          </table:table-cell>
          <table:table-cell office:value-type="float" office:value="2.2400000000000002" table:style-name="ce21">
            <text:p><text:s/>2,240<text:s/></text:p>
          </table:table-cell>
          <table:table-cell office:value-type="float" office:value="2.7370000000000001" table:style-name="ce21">
            <text:p><text:s/>2,737<text:s/></text:p>
          </table:table-cell>
          <table:table-cell office:value-type="float" office:value="5.0940000000000003" table:style-name="ce22">
            <text:p><text:s/>5,094<text:s/></text:p>
          </table:table-cell>
          <table:table-cell office:value-type="float" office:value="5.3760000000000003" table:style-name="ce23">
            <text:p><text:s/>5,376<text:s/></text:p>
          </table:table-cell>
          <table:table-cell office:value-type="float" office:value="0.76500000000000001" table:style-name="ce21">
            <text:p><text:s/>0,765<text:s/></text:p>
          </table:table-cell>
          <table:table-cell table:style-name="ce21"/>
          <table:table-cell office:value-type="float" office:value="-0.76500000000000001" table:style-name="ce21">
            <text:p><text:s/>-0,765<text:s/></text:p>
          </table:table-cell>
          <table:table-cell office:value-type="float" office:value="0" table:style-name="ce22">
            <text:p><text:s/>-00<text:s/></text:p>
          </table:table-cell>
          <table:table-cell office:value-type="float" office:value="7.6999999999999999E-2" table:style-name="ce24">
            <text:p><text:s/>0,077<text:s/></text:p>
          </table:table-cell>
          <table:table-cell table:style-name="ce24"/>
          <table:table-cell office:value-type="float" office:value="5.2989999999999995" table:style-name="ce24">
            <text:p><text:s/>5,299<text:s/></text:p>
          </table:table-cell>
          <table:table-cell office:value-type="float" office:value="5.3759999999999994" table:style-name="ce23">
            <text:p><text:s/>5,376<text:s/></text:p>
          </table:table-cell>
          <table:table-cell office:value-type="float" office:value="14.978999999999999" table:style-name="ce21">
            <text:p><text:s/>14,979<text:s/></text:p>
          </table:table-cell>
          <table:table-cell table:style-name="ce21"/>
          <table:table-cell office:value-type="float" office:value="1.224" table:style-name="ce21">
            <text:p><text:s/>1,224<text:s/></text:p>
          </table:table-cell>
          <table:table-cell office:value-type="float" office:value="16.202999999999999" table:style-name="ce22">
            <text:p><text:s/>16,203<text:s/></text:p>
          </table:table-cell>
          <table:table-cell table:number-columns-repeated="2" table:style-name="ce21"/>
          <table:table-cell office:value-type="float" office:value="9.6000000000000002E-2" table:style-name="ce21">
            <text:p><text:s/>0,096<text:s/></text:p>
          </table:table-cell>
          <table:table-cell office:value-type="float" office:value="8.5000000000000006E-2" table:style-name="ce21">
            <text:p><text:s/>0,085<text:s/></text:p>
          </table:table-cell>
          <table:table-cell office:value-type="float" office:value="16.384" table:style-name="ce22">
            <text:p><text:s/>16,384<text:s/></text:p>
          </table:table-cell>
          <table:table-cell office:value-type="float" office:value="3.8" table:style-name="ce20">
            <text:p><text:s/>3,800<text:s/></text:p>
          </table:table-cell>
          <table:table-cell office:value-type="float" office:value="13.122" table:style-name="ce21">
            <text:p><text:s/>13,122<text:s/></text:p>
          </table:table-cell>
          <table:table-cell office:value-type="float" office:value="16.922000000000001" table:style-name="ce22">
            <text:p><text:s/>16,922<text:s/></text:p>
          </table:table-cell>
          <table:table-cell office:value-type="float" office:value="7.4999999999999997E-2" table:style-name="ce21">
            <text:p><text:s/>0,075<text:s/></text:p>
          </table:table-cell>
          <table:table-cell table:style-name="ce21"/>
          <table:table-cell office:value-type="float" office:value="0.14299999999999999" table:style-name="ce21">
            <text:p><text:s/>0,143<text:s/></text:p>
          </table:table-cell>
          <table:table-cell table:style-name="ce21"/>
          <table:table-cell office:value-type="float" office:value="8.9999999999999993E-3" table:style-name="ce21">
            <text:p><text:s/>0,009<text:s/></text:p>
          </table:table-cell>
          <table:table-cell office:value-type="float" office:value="17.149000000000001" table:style-name="ce23">
            <text:p><text:s/>17,149<text:s/></text:p>
          </table:table-cell>
          <table:table-cell office:value-type="float" office:value="-0.76500000000000057" table:style-name="ce25">
            <text:p><text:s/>-0,765<text:s/></text:p>
          </table:table-cell>
          <table:table-cell table:number-columns-repeated="16344"/>
        </table:table-row>
        <table:table-row table:style-name="ro4">
          <table:table-cell office:value-type="string" table:style-name="ce26">
            <text:p>Logius</text:p>
          </table:table-cell>
          <table:table-cell office:value-type="float" office:value="2010" table:style-name="ce2">
            <text:p>2010</text:p>
          </table:table-cell>
          <table:table-cell office:value-type="string" table:style-name="ce27">
            <text:p>BZK</text:p>
          </table:table-cell>
          <table:table-cell office:value-type="float" office:value="82" table:style-name="ce28">
            <text:p><text:s/>82<text:s/></text:p>
          </table:table-cell>
          <table:table-cell table:style-name="ce20"/>
          <table:table-cell office:value-type="float" office:value="0.99" table:style-name="ce21">
            <text:p><text:s/>0,990<text:s/></text:p>
          </table:table-cell>
          <table:table-cell table:style-name="ce21"/>
          <table:table-cell office:value-type="float" office:value="0.99" table:style-name="ce22">
            <text:p><text:s/>0,990<text:s/></text:p>
          </table:table-cell>
          <table:table-cell table:style-name="ce21"/>
          <table:table-cell office:value-type="float" office:value="5.1989999999999998" table:style-name="ce21">
            <text:p><text:s/>5,199<text:s/></text:p>
          </table:table-cell>
          <table:table-cell office:value-type="float" office:value="12.420999999999999" table:style-name="ce21">
            <text:p><text:s/>12,421<text:s/></text:p>
          </table:table-cell>
          <table:table-cell office:value-type="float" office:value="17.619999999999997" table:style-name="ce22">
            <text:p><text:s/>17,620<text:s/></text:p>
          </table:table-cell>
          <table:table-cell office:value-type="float" office:value="18.609999999999996" table:style-name="ce23">
            <text:p><text:s/>18,610<text:s/></text:p>
          </table:table-cell>
          <table:table-cell table:number-columns-repeated="3" table:style-name="ce21"/>
          <table:table-cell office:value-type="float" office:value="0" table:style-name="ce22">
            <text:p><text:s/>-00<text:s/></text:p>
          </table:table-cell>
          <table:table-cell table:style-name="ce24"/>
          <table:table-cell office:value-type="float" office:value="0.46700000000000003" table:style-name="ce24">
            <text:p><text:s/>0,467<text:s/></text:p>
          </table:table-cell>
          <table:table-cell office:value-type="float" office:value="18.143000000000001" table:style-name="ce24">
            <text:p><text:s/>18,143<text:s/></text:p>
          </table:table-cell>
          <table:table-cell office:value-type="float" office:value="18.61" table:style-name="ce23">
            <text:p><text:s/>18,610<text:s/></text:p>
          </table:table-cell>
          <table:table-cell office:value-type="float" office:value="45.86" table:style-name="ce21">
            <text:p><text:s/>45,860<text:s/></text:p>
          </table:table-cell>
          <table:table-cell office:value-type="float" office:value="10.801" table:style-name="ce21">
            <text:p><text:s/>10,801<text:s/></text:p>
          </table:table-cell>
          <table:table-cell office:value-type="float" office:value="2.1920000000000002" table:style-name="ce21">
            <text:p><text:s/>2,192<text:s/></text:p>
          </table:table-cell>
          <table:table-cell office:value-type="float" office:value="58.853000000000002" table:style-name="ce22">
            <text:p><text:s/>58,853<text:s/></text:p>
          </table:table-cell>
          <table:table-cell table:number-columns-repeated="4" table:style-name="ce21"/>
          <table:table-cell office:value-type="float" office:value="58.853000000000002" table:style-name="ce22">
            <text:p><text:s/>58,853<text:s/></text:p>
          </table:table-cell>
          <table:table-cell office:value-type="float" office:value="22.071000000000002" table:style-name="ce20">
            <text:p><text:s/>22,071<text:s/></text:p>
          </table:table-cell>
          <table:table-cell office:value-type="float" office:value="36.460999999999999" table:style-name="ce21">
            <text:p><text:s/>36,461<text:s/></text:p>
          </table:table-cell>
          <table:table-cell office:value-type="float" office:value="58.531999999999996" table:style-name="ce22">
            <text:p><text:s/>58,532<text:s/></text:p>
          </table:table-cell>
          <table:table-cell office:value-type="float" office:value="0.49299999999999999" table:style-name="ce21">
            <text:p><text:s/>0,493<text:s/></text:p>
          </table:table-cell>
          <table:table-cell table:number-columns-repeated="2" table:style-name="ce21"/>
          <table:table-cell office:value-type="float" office:value="6.3E-2" table:style-name="ce21">
            <text:p><text:s/>0,063<text:s/></text:p>
          </table:table-cell>
          <table:table-cell office:value-type="float" office:value="4.3999999999999997E-2" table:style-name="ce21">
            <text:p><text:s/>0,044<text:s/></text:p>
          </table:table-cell>
          <table:table-cell office:value-type="float" office:value="59.131999999999998" table:style-name="ce23">
            <text:p><text:s/>59,132<text:s/></text:p>
          </table:table-cell>
          <table:table-cell office:value-type="float" office:value="-0.27899999999999636" table:style-name="ce25">
            <text:p><text:s/>-0,279<text:s/></text:p>
          </table:table-cell>
          <table:table-cell table:number-columns-repeated="16344"/>
        </table:table-row>
        <table:table-row table:style-name="ro4">
          <table:table-cell office:value-type="string" table:style-name="ce26">
            <text:p>P-Direkt</text:p>
          </table:table-cell>
          <table:table-cell office:value-type="float" office:value="2010" table:style-name="ce2">
            <text:p>2010</text:p>
          </table:table-cell>
          <table:table-cell office:value-type="string" table:style-name="ce27">
            <text:p>BZK</text:p>
          </table:table-cell>
          <table:table-cell office:value-type="float" office:value="377" table:style-name="ce28">
            <text:p><text:s/>377<text:s/></text:p>
          </table:table-cell>
          <table:table-cell office:value-type="float" office:value="99.522000000000006" table:style-name="ce20">
            <text:p><text:s/>99,522<text:s/></text:p>
          </table:table-cell>
          <table:table-cell office:value-type="float" office:value="0.13100000000000001" table:style-name="ce21">
            <text:p><text:s/>0,131<text:s/></text:p>
          </table:table-cell>
          <table:table-cell table:style-name="ce21"/>
          <table:table-cell office:value-type="float" office:value="99.653000000000006" table:style-name="ce22">
            <text:p><text:s/>99,653<text:s/></text:p>
          </table:table-cell>
          <table:table-cell table:style-name="ce21"/>
          <table:table-cell office:value-type="float" office:value="1.508" table:style-name="ce21">
            <text:p><text:s/>1,508<text:s/></text:p>
          </table:table-cell>
          <table:table-cell office:value-type="float" office:value="24.253" table:style-name="ce21">
            <text:p><text:s/>24,253<text:s/></text:p>
          </table:table-cell>
          <table:table-cell office:value-type="float" office:value="25.760999999999999" table:style-name="ce22">
            <text:p><text:s/>25,761<text:s/></text:p>
          </table:table-cell>
          <table:table-cell office:value-type="float" office:value="125.414" table:style-name="ce23">
            <text:p><text:s/>125,414<text:s/></text:p>
          </table:table-cell>
          <table:table-cell office:value-type="float" office:value="8.5999999999999993E-2" table:style-name="ce21">
            <text:p><text:s/>0,086<text:s/></text:p>
          </table:table-cell>
          <table:table-cell table:style-name="ce21"/>
          <table:table-cell office:value-type="float" office:value="4.9000000000000002E-2" table:style-name="ce21">
            <text:p><text:s/>0,049<text:s/></text:p>
          </table:table-cell>
          <table:table-cell office:value-type="float" office:value="0.13500000000000001" table:style-name="ce22">
            <text:p><text:s/>0,135<text:s/></text:p>
          </table:table-cell>
          <table:table-cell table:style-name="ce24"/>
          <table:table-cell office:value-type="float" office:value="93.947000000000003" table:style-name="ce24">
            <text:p><text:s/>93,947<text:s/></text:p>
          </table:table-cell>
          <table:table-cell office:value-type="float" office:value="31.332000000000001" table:style-name="ce24">
            <text:p><text:s/>31,332<text:s/></text:p>
          </table:table-cell>
          <table:table-cell office:value-type="float" office:value="125.41400000000002" table:style-name="ce23">
            <text:p><text:s/>125,414<text:s/></text:p>
          </table:table-cell>
          <table:table-cell office:value-type="float" office:value="6.5329999999999995" table:style-name="ce21">
            <text:p><text:s/>6,533<text:s/></text:p>
          </table:table-cell>
          <table:table-cell office:value-type="float" office:value="70.155000000000001" table:style-name="ce21">
            <text:p><text:s/>70,155<text:s/></text:p>
          </table:table-cell>
          <table:table-cell table:style-name="ce21"/>
          <table:table-cell office:value-type="float" office:value="76.688000000000002" table:style-name="ce22">
            <text:p><text:s/>76,688<text:s/></text:p>
          </table:table-cell>
          <table:table-cell table:number-columns-repeated="2" table:style-name="ce21"/>
          <table:table-cell office:value-type="float" office:value="0.14899999999999999" table:style-name="ce21">
            <text:p><text:s/>0,149<text:s/></text:p>
          </table:table-cell>
          <table:table-cell table:style-name="ce21"/>
          <table:table-cell office:value-type="float" office:value="76.837000000000003" table:style-name="ce22">
            <text:p><text:s/>76,837<text:s/></text:p>
          </table:table-cell>
          <table:table-cell office:value-type="float" office:value="41.064999999999998" table:style-name="ce20">
            <text:p><text:s/>41,065<text:s/></text:p>
          </table:table-cell>
          <table:table-cell office:value-type="float" office:value="22.72" table:style-name="ce21">
            <text:p><text:s/>22,720<text:s/></text:p>
          </table:table-cell>
          <table:table-cell office:value-type="float" office:value="63.784999999999997" table:style-name="ce22">
            <text:p><text:s/>63,785<text:s/></text:p>
          </table:table-cell>
          <table:table-cell office:value-type="float" office:value="8.7539999999999996" table:style-name="ce21">
            <text:p><text:s/>8,754<text:s/></text:p>
          </table:table-cell>
          <table:table-cell table:number-columns-repeated="2" table:style-name="ce21"/>
          <table:table-cell office:value-type="float" office:value="4.2489999999999997" table:style-name="ce21">
            <text:p><text:s/>4,249<text:s/></text:p>
          </table:table-cell>
          <table:table-cell table:style-name="ce21"/>
          <table:table-cell office:value-type="float" office:value="76.787999999999997" table:style-name="ce23">
            <text:p><text:s/>76,788<text:s/></text:p>
          </table:table-cell>
          <table:table-cell office:value-type="float" office:value="4.9000000000006594E-2" table:style-name="ce25">
            <text:p><text:s/>0,049<text:s/></text:p>
          </table:table-cell>
          <table:table-cell table:number-columns-repeated="16344"/>
        </table:table-row>
        <table:table-row table:style-name="ro4">
          <table:table-cell office:value-type="string" table:style-name="ce26">
            <text:p>RGD</text:p>
          </table:table-cell>
          <table:table-cell office:value-type="float" office:value="2010" table:style-name="ce2">
            <text:p>2010</text:p>
          </table:table-cell>
          <table:table-cell office:value-type="string" table:style-name="ce27">
            <text:p>BZK</text:p>
          </table:table-cell>
          <table:table-cell office:value-type="float" office:value="927" table:style-name="ce28">
            <text:p><text:s/>927<text:s/></text:p>
          </table:table-cell>
          <table:table-cell office:value-type="float" office:value="746.30799999999999" table:style-name="ce20">
            <text:p><text:s/>746,308<text:s/></text:p>
          </table:table-cell>
          <table:table-cell office:value-type="float" office:value="6230.6779999999999" table:style-name="ce21">
            <text:p><text:s/>6.230,678<text:s/></text:p>
          </table:table-cell>
          <table:table-cell office:value-type="float" office:value="198.208" table:style-name="ce21">
            <text:p><text:s/>198,208<text:s/></text:p>
          </table:table-cell>
          <table:table-cell office:value-type="float" office:value="7175.1939999999995" table:style-name="ce22">
            <text:p><text:s/>7.175,194<text:s/></text:p>
          </table:table-cell>
          <table:table-cell office:value-type="float" office:value="53.924999999999997" table:style-name="ce21">
            <text:p><text:s/>53,925<text:s/></text:p>
          </table:table-cell>
          <table:table-cell office:value-type="float" office:value="68.307000000000002" table:style-name="ce21">
            <text:p><text:s/>68,307<text:s/></text:p>
          </table:table-cell>
          <table:table-cell office:value-type="float" office:value="448.82" table:style-name="ce21">
            <text:p><text:s/>448,820<text:s/></text:p>
          </table:table-cell>
          <table:table-cell office:value-type="float" office:value="571.05200000000002" table:style-name="ce22">
            <text:p><text:s/>571,052<text:s/></text:p>
          </table:table-cell>
          <table:table-cell office:value-type="float" office:value="7746.2459999999992" table:style-name="ce23">
            <text:p><text:s/>7.746,246<text:s/></text:p>
          </table:table-cell>
          <table:table-cell office:value-type="float" office:value="207.95" table:style-name="ce21">
            <text:p><text:s/>207,950<text:s/></text:p>
          </table:table-cell>
          <table:table-cell table:style-name="ce21"/>
          <table:table-cell office:value-type="float" office:value="2.3340000000000001" table:style-name="ce21">
            <text:p><text:s/>2,334<text:s/></text:p>
          </table:table-cell>
          <table:table-cell office:value-type="float" office:value="210.28399999999999" table:style-name="ce22">
            <text:p><text:s/>210,284<text:s/></text:p>
          </table:table-cell>
          <table:table-cell office:value-type="float" office:value="84.516999999999996" table:style-name="ce24">
            <text:p><text:s/>84,517<text:s/></text:p>
          </table:table-cell>
          <table:table-cell office:value-type="float" office:value="6625.9089999999997" table:style-name="ce24">
            <text:p><text:s/>6.625,909<text:s/></text:p>
          </table:table-cell>
          <table:table-cell office:value-type="float" office:value="825.53599999999994" table:style-name="ce24">
            <text:p><text:s/>825,536<text:s/></text:p>
          </table:table-cell>
          <table:table-cell office:value-type="float" office:value="7746.2460000000001" table:style-name="ce23">
            <text:p><text:s/>7.746,246<text:s/></text:p>
          </table:table-cell>
          <table:table-cell office:value-type="float" office:value="23.088000000000001" table:style-name="ce21">
            <text:p><text:s/>23,088<text:s/></text:p>
          </table:table-cell>
          <table:table-cell office:value-type="float" office:value="1394.4739999999999" table:style-name="ce21">
            <text:p><text:s/>1.394,474<text:s/></text:p>
          </table:table-cell>
          <table:table-cell office:value-type="float" office:value="12.021000000000001" table:style-name="ce21">
            <text:p><text:s/>12,021<text:s/></text:p>
          </table:table-cell>
          <table:table-cell office:value-type="float" office:value="1429.5829999999999" table:style-name="ce22">
            <text:p><text:s/>1.429,583<text:s/></text:p>
          </table:table-cell>
          <table:table-cell table:style-name="ce21"/>
          <table:table-cell office:value-type="float" office:value="3.5710000000000002" table:style-name="ce21">
            <text:p><text:s/>3,571<text:s/></text:p>
          </table:table-cell>
          <table:table-cell table:style-name="ce21"/>
          <table:table-cell office:value-type="float" office:value="32.402999999999999" table:style-name="ce21">
            <text:p><text:s/>32,403<text:s/></text:p>
          </table:table-cell>
          <table:table-cell office:value-type="float" office:value="1465.5569999999998" table:style-name="ce22">
            <text:p><text:s/>1.465,557<text:s/></text:p>
          </table:table-cell>
          <table:table-cell office:value-type="float" office:value="796.89300000000003" table:style-name="ce20">
            <text:p><text:s/>796,893<text:s/></text:p>
          </table:table-cell>
          <table:table-cell table:style-name="ce21"/>
          <table:table-cell office:value-type="float" office:value="796.89300000000003" table:style-name="ce22">
            <text:p><text:s/>796,893<text:s/></text:p>
          </table:table-cell>
          <table:table-cell office:value-type="float" office:value="326.76299999999998" table:style-name="ce21">
            <text:p><text:s/>326,763<text:s/></text:p>
          </table:table-cell>
          <table:table-cell table:style-name="ce21"/>
          <table:table-cell office:value-type="float" office:value="27.321999999999999" table:style-name="ce21">
            <text:p><text:s/>27,322<text:s/></text:p>
          </table:table-cell>
          <table:table-cell office:value-type="float" office:value="283.91500000000002" table:style-name="ce21">
            <text:p><text:s/>283,915<text:s/></text:p>
          </table:table-cell>
          <table:table-cell office:value-type="float" office:value="28.33" table:style-name="ce21">
            <text:p><text:s/>28,330<text:s/></text:p>
          </table:table-cell>
          <table:table-cell office:value-type="float" office:value="1463.2229999999997" table:style-name="ce23">
            <text:p><text:s/>1.463,223<text:s/></text:p>
          </table:table-cell>
          <table:table-cell office:value-type="float" office:value="2.33400000000006" table:style-name="ce25">
            <text:p><text:s/>2,334<text:s/></text:p>
          </table:table-cell>
          <table:table-cell table:number-columns-repeated="16344"/>
        </table:table-row>
        <table:table-row table:style-name="ro4">
          <table:table-cell office:value-type="string" table:style-name="ce26">
            <text:p>UBR</text:p>
          </table:table-cell>
          <table:table-cell office:value-type="float" office:value="2010" table:style-name="ce2">
            <text:p>2010</text:p>
          </table:table-cell>
          <table:table-cell office:value-type="string" table:style-name="ce27">
            <text:p>BZK</text:p>
          </table:table-cell>
          <table:table-cell office:value-type="float" office:value="639" table:style-name="ce28">
            <text:p><text:s/>639<text:s/></text:p>
          </table:table-cell>
          <table:table-cell office:value-type="float" office:value="1.5569999999999999" table:style-name="ce20">
            <text:p><text:s/>1,557<text:s/></text:p>
          </table:table-cell>
          <table:table-cell office:value-type="float" office:value="2.2440000000000002" table:style-name="ce21">
            <text:p><text:s/>2,244<text:s/></text:p>
          </table:table-cell>
          <table:table-cell table:style-name="ce21"/>
          <table:table-cell office:value-type="float" office:value="3.8010000000000002" table:style-name="ce22">
            <text:p><text:s/>3,801<text:s/></text:p>
          </table:table-cell>
          <table:table-cell office:value-type="float" office:value="0.183" table:style-name="ce21">
            <text:p><text:s/>0,183<text:s/></text:p>
          </table:table-cell>
          <table:table-cell office:value-type="float" office:value="17.594999999999999" table:style-name="ce21">
            <text:p><text:s/>17,595<text:s/></text:p>
          </table:table-cell>
          <table:table-cell office:value-type="float" office:value="16.920999999999999" table:style-name="ce21">
            <text:p><text:s/>16,921<text:s/></text:p>
          </table:table-cell>
          <table:table-cell office:value-type="float" office:value="34.698999999999998" table:style-name="ce22">
            <text:p><text:s/>34,699<text:s/></text:p>
          </table:table-cell>
          <table:table-cell office:value-type="float" office:value="38.5" table:style-name="ce23">
            <text:p><text:s/>38,500<text:s/></text:p>
          </table:table-cell>
          <table:table-cell office:value-type="float" office:value="5.8479999999999999" table:style-name="ce21">
            <text:p><text:s/>5,848<text:s/></text:p>
          </table:table-cell>
          <table:table-cell table:style-name="ce21"/>
          <table:table-cell office:value-type="float" office:value="-0.71599999999999997" table:style-name="ce21">
            <text:p><text:s/>-0,716<text:s/></text:p>
          </table:table-cell>
          <table:table-cell office:value-type="float" office:value="5.1319999999999997" table:style-name="ce22">
            <text:p><text:s/>5,132<text:s/></text:p>
          </table:table-cell>
          <table:table-cell table:style-name="ce24"/>
          <table:table-cell office:value-type="float" office:value="0.29299999999999998" table:style-name="ce24">
            <text:p><text:s/>0,293<text:s/></text:p>
          </table:table-cell>
          <table:table-cell office:value-type="float" office:value="33.076000000000001" table:style-name="ce24">
            <text:p><text:s/>33,076<text:s/></text:p>
          </table:table-cell>
          <table:table-cell office:value-type="float" office:value="38.500999999999998" table:style-name="ce23">
            <text:p><text:s/>38,501<text:s/></text:p>
          </table:table-cell>
          <table:table-cell office:value-type="float" office:value="53.616" table:style-name="ce21">
            <text:p><text:s/>53,616<text:s/></text:p>
          </table:table-cell>
          <table:table-cell office:value-type="float" office:value="74.293999999999997" table:style-name="ce21">
            <text:p><text:s/>74,294<text:s/></text:p>
          </table:table-cell>
          <table:table-cell office:value-type="float" office:value="1.6830000000000001" table:style-name="ce21">
            <text:p><text:s/>1,683<text:s/></text:p>
          </table:table-cell>
          <table:table-cell office:value-type="float" office:value="129.59299999999999" table:style-name="ce22">
            <text:p><text:s/>129,593<text:s/></text:p>
          </table:table-cell>
          <table:table-cell table:style-name="ce21"/>
          <table:table-cell office:value-type="float" office:value="3.0000000000000001E-3" table:style-name="ce21">
            <text:p><text:s/>0,003<text:s/></text:p>
          </table:table-cell>
          <table:table-cell table:style-name="ce21"/>
          <table:table-cell office:value-type="float" office:value="0.71599999999999997" table:style-name="ce21">
            <text:p><text:s/>0,716<text:s/></text:p>
          </table:table-cell>
          <table:table-cell office:value-type="float" office:value="130.31199999999998" table:style-name="ce22">
            <text:p><text:s/>130,312<text:s/></text:p>
          </table:table-cell>
          <table:table-cell office:value-type="float" office:value="71.572999999999993" table:style-name="ce20">
            <text:p><text:s/>71,573<text:s/></text:p>
          </table:table-cell>
          <table:table-cell office:value-type="float" office:value="58.106999999999999" table:style-name="ce21">
            <text:p><text:s/>58,107<text:s/></text:p>
          </table:table-cell>
          <table:table-cell office:value-type="float" office:value="129.68" table:style-name="ce22">
            <text:p><text:s/>129,680<text:s/></text:p>
          </table:table-cell>
          <table:table-cell office:value-type="float" office:value="0.65800000000000003" table:style-name="ce21">
            <text:p><text:s/>0,658<text:s/></text:p>
          </table:table-cell>
          <table:table-cell table:style-name="ce21"/>
          <table:table-cell office:value-type="float" office:value="0.307" table:style-name="ce21">
            <text:p><text:s/>0,307<text:s/></text:p>
          </table:table-cell>
          <table:table-cell office:value-type="float" office:value="0.14599999999999999" table:style-name="ce21">
            <text:p><text:s/>0,146<text:s/></text:p>
          </table:table-cell>
          <table:table-cell office:value-type="float" office:value="0.23699999999999999" table:style-name="ce21">
            <text:p><text:s/>0,237<text:s/></text:p>
          </table:table-cell>
          <table:table-cell office:value-type="float" office:value="131.02799999999996" table:style-name="ce23">
            <text:p><text:s/>131,028<text:s/></text:p>
          </table:table-cell>
          <table:table-cell office:value-type="float" office:value="-0.71599999999997976" table:style-name="ce25">
            <text:p><text:s/>-0,716<text:s/></text:p>
          </table:table-cell>
          <table:table-cell table:number-columns-repeated="16344"/>
        </table:table-row>
        <table:table-row table:style-name="ro4">
          <table:table-cell office:value-type="string" table:style-name="ce26">
            <text:p>DTO</text:p>
          </table:table-cell>
          <table:table-cell office:value-type="float" office:value="2010" table:style-name="ce2">
            <text:p>2010</text:p>
          </table:table-cell>
          <table:table-cell office:value-type="string" table:style-name="ce27">
            <text:p>DEF</text:p>
          </table:table-cell>
          <table:table-cell office:value-type="float" office:value="2181" table:style-name="ce28">
            <text:p><text:s/>2.181<text:s/></text:p>
          </table:table-cell>
          <table:table-cell office:value-type="float" office:value="5.4240000000000004" table:style-name="ce20">
            <text:p><text:s/>5,424<text:s/></text:p>
          </table:table-cell>
          <table:table-cell office:value-type="float" office:value="93.570999999999998" table:style-name="ce21">
            <text:p><text:s/>93,571<text:s/></text:p>
          </table:table-cell>
          <table:table-cell table:style-name="ce21"/>
          <table:table-cell office:value-type="float" office:value="98.995000000000005" table:style-name="ce22">
            <text:p><text:s/>98,995<text:s/></text:p>
          </table:table-cell>
          <table:table-cell office:value-type="float" office:value="4.1180000000000003" table:style-name="ce21">
            <text:p><text:s/>4,118<text:s/></text:p>
          </table:table-cell>
          <table:table-cell office:value-type="float" office:value="78.864999999999995" table:style-name="ce21">
            <text:p><text:s/>78,865<text:s/></text:p>
          </table:table-cell>
          <table:table-cell office:value-type="float" office:value="33.268999999999998" table:style-name="ce21">
            <text:p><text:s/>33,269<text:s/></text:p>
          </table:table-cell>
          <table:table-cell office:value-type="float" office:value="116.25199999999998" table:style-name="ce22">
            <text:p><text:s/>116,252<text:s/></text:p>
          </table:table-cell>
          <table:table-cell office:value-type="float" office:value="215.24699999999999" table:style-name="ce23">
            <text:p><text:s/>215,247<text:s/></text:p>
          </table:table-cell>
          <table:table-cell table:number-columns-repeated="2" table:style-name="ce21"/>
          <table:table-cell office:value-type="float" office:value="20.411999999999999" table:style-name="ce21">
            <text:p><text:s/>20,412<text:s/></text:p>
          </table:table-cell>
          <table:table-cell office:value-type="float" office:value="20.411999999999999" table:style-name="ce22">
            <text:p><text:s/>20,412<text:s/></text:p>
          </table:table-cell>
          <table:table-cell office:value-type="float" office:value="6.32" table:style-name="ce24">
            <text:p><text:s/>6,320<text:s/></text:p>
          </table:table-cell>
          <table:table-cell office:value-type="float" office:value="63.872" table:style-name="ce24">
            <text:p><text:s/>63,872<text:s/></text:p>
          </table:table-cell>
          <table:table-cell office:value-type="float" office:value="124.643" table:style-name="ce24">
            <text:p><text:s/>124,643<text:s/></text:p>
          </table:table-cell>
          <table:table-cell office:value-type="float" office:value="215.24700000000001" table:style-name="ce23">
            <text:p><text:s/>215,247<text:s/></text:p>
          </table:table-cell>
          <table:table-cell office:value-type="float" office:value="364.12099999999998" table:style-name="ce21">
            <text:p><text:s/>364,121<text:s/></text:p>
          </table:table-cell>
          <table:table-cell office:value-type="float" office:value="43.531999999999996" table:style-name="ce21">
            <text:p><text:s/>43,532<text:s/></text:p>
          </table:table-cell>
          <table:table-cell office:value-type="float" office:value="0.20899999999999999" table:style-name="ce21">
            <text:p><text:s/>0,209<text:s/></text:p>
          </table:table-cell>
          <table:table-cell office:value-type="float" office:value="407.86199999999997" table:style-name="ce22">
            <text:p><text:s/>407,862<text:s/></text:p>
          </table:table-cell>
          <table:table-cell table:style-name="ce21"/>
          <table:table-cell office:value-type="float" office:value="7.6999999999999999E-2" table:style-name="ce21">
            <text:p><text:s/>0,077<text:s/></text:p>
          </table:table-cell>
          <table:table-cell office:value-type="float" office:value="4.2999999999999997E-2" table:style-name="ce21">
            <text:p><text:s/>0,043<text:s/></text:p>
          </table:table-cell>
          <table:table-cell table:style-name="ce21"/>
          <table:table-cell office:value-type="float" office:value="407.98199999999997" table:style-name="ce22">
            <text:p><text:s/>407,982<text:s/></text:p>
          </table:table-cell>
          <table:table-cell office:value-type="float" office:value="212.768" table:style-name="ce20">
            <text:p><text:s/>212,768<text:s/></text:p>
          </table:table-cell>
          <table:table-cell office:value-type="float" office:value="126.86499999999999" table:style-name="ce21">
            <text:p><text:s/>126,865<text:s/></text:p>
          </table:table-cell>
          <table:table-cell office:value-type="float" office:value="339.63299999999998" table:style-name="ce22">
            <text:p><text:s/>339,633<text:s/></text:p>
          </table:table-cell>
          <table:table-cell office:value-type="float" office:value="37.885000000000005" table:style-name="ce21">
            <text:p><text:s/>37,885<text:s/></text:p>
          </table:table-cell>
          <table:table-cell table:style-name="ce21"/>
          <table:table-cell office:value-type="float" office:value="2.145" table:style-name="ce21">
            <text:p><text:s/>2,145<text:s/></text:p>
          </table:table-cell>
          <table:table-cell office:value-type="float" office:value="4.2590000000000003" table:style-name="ce21">
            <text:p><text:s/>4,259<text:s/></text:p>
          </table:table-cell>
          <table:table-cell office:value-type="float" office:value="3.6480000000000001" table:style-name="ce21">
            <text:p><text:s/>3,648<text:s/></text:p>
          </table:table-cell>
          <table:table-cell office:value-type="float" office:value="387.57" table:style-name="ce23">
            <text:p><text:s/>387,570<text:s/></text:p>
          </table:table-cell>
          <table:table-cell office:value-type="float" office:value="20.411999999999978" table:style-name="ce25">
            <text:p><text:s/>20,412<text:s/></text:p>
          </table:table-cell>
          <table:table-cell table:number-columns-repeated="16344"/>
        </table:table-row>
        <table:table-row table:style-name="ro4">
          <table:table-cell office:value-type="string" table:style-name="ce26">
            <text:p>DVD</text:p>
          </table:table-cell>
          <table:table-cell office:value-type="float" office:value="2010" table:style-name="ce2">
            <text:p>2010</text:p>
          </table:table-cell>
          <table:table-cell office:value-type="string" table:style-name="ce27">
            <text:p>DEF</text:p>
          </table:table-cell>
          <table:table-cell office:value-type="float" office:value="1408" table:style-name="ce28">
            <text:p><text:s/>1.408<text:s/></text:p>
          </table:table-cell>
          <table:table-cell table:style-name="ce20"/>
          <table:table-cell office:value-type="float" office:value="196.04300000000001" table:style-name="ce21">
            <text:p><text:s/>196,043<text:s/></text:p>
          </table:table-cell>
          <table:table-cell table:style-name="ce21"/>
          <table:table-cell office:value-type="float" office:value="196.04300000000001" table:style-name="ce22">
            <text:p><text:s/>196,043<text:s/></text:p>
          </table:table-cell>
          <table:table-cell office:value-type="float" office:value="17.79" table:style-name="ce21">
            <text:p><text:s/>17,790<text:s/></text:p>
          </table:table-cell>
          <table:table-cell office:value-type="float" office:value="55.350999999999999" table:style-name="ce21">
            <text:p><text:s/>55,351<text:s/></text:p>
          </table:table-cell>
          <table:table-cell office:value-type="float" office:value="3.222" table:style-name="ce21">
            <text:p><text:s/>3,222<text:s/></text:p>
          </table:table-cell>
          <table:table-cell office:value-type="float" office:value="76.362999999999985" table:style-name="ce22">
            <text:p><text:s/>76,363<text:s/></text:p>
          </table:table-cell>
          <table:table-cell office:value-type="float" office:value="272.40600000000001" table:style-name="ce23">
            <text:p><text:s/>272,406<text:s/></text:p>
          </table:table-cell>
          <table:table-cell office:value-type="float" office:value="13.138999999999999" table:style-name="ce21">
            <text:p><text:s/>13,139<text:s/></text:p>
          </table:table-cell>
          <table:table-cell table:style-name="ce21"/>
          <table:table-cell office:value-type="float" office:value="-4.8479999999999999" table:style-name="ce21">
            <text:p><text:s/>-4,848<text:s/></text:p>
          </table:table-cell>
          <table:table-cell office:value-type="float" office:value="8.2910000000000004" table:style-name="ce22">
            <text:p><text:s/>8,291<text:s/></text:p>
          </table:table-cell>
          <table:table-cell office:value-type="float" office:value="7.9870000000000001" table:style-name="ce24">
            <text:p><text:s/>7,987<text:s/></text:p>
          </table:table-cell>
          <table:table-cell office:value-type="float" office:value="190.613" table:style-name="ce24">
            <text:p><text:s/>190,613<text:s/></text:p>
          </table:table-cell>
          <table:table-cell office:value-type="float" office:value="65.515000000000001" table:style-name="ce24">
            <text:p><text:s/>65,515<text:s/></text:p>
          </table:table-cell>
          <table:table-cell office:value-type="float" office:value="272.40600000000001" table:style-name="ce23">
            <text:p><text:s/>272,406<text:s/></text:p>
          </table:table-cell>
          <table:table-cell office:value-type="float" office:value="255.30999999999997" table:style-name="ce21">
            <text:p><text:s/>255,310<text:s/></text:p>
          </table:table-cell>
          <table:table-cell office:value-type="float" office:value="0.80200000000000005" table:style-name="ce21">
            <text:p><text:s/>0,802<text:s/></text:p>
          </table:table-cell>
          <table:table-cell office:value-type="float" office:value="2.9000000000000001E-2" table:style-name="ce21">
            <text:p><text:s/>0,029<text:s/></text:p>
          </table:table-cell>
          <table:table-cell office:value-type="float" office:value="256.14099999999996" table:style-name="ce22">
            <text:p><text:s/>256,141<text:s/></text:p>
          </table:table-cell>
          <table:table-cell office:value-type="float" office:value="2.9039999999999999" table:style-name="ce21">
            <text:p><text:s/>2,904<text:s/></text:p>
          </table:table-cell>
          <table:table-cell table:style-name="ce21"/>
          <table:table-cell office:value-type="float" office:value="0.68200000000000005" table:style-name="ce21">
            <text:p><text:s/>0,682<text:s/></text:p>
          </table:table-cell>
          <table:table-cell office:value-type="float" office:value="0.83799999999999997" table:style-name="ce21">
            <text:p><text:s/>0,838<text:s/></text:p>
          </table:table-cell>
          <table:table-cell office:value-type="float" office:value="260.565" table:style-name="ce22">
            <text:p><text:s/>260,565<text:s/></text:p>
          </table:table-cell>
          <table:table-cell office:value-type="float" office:value="97.954999999999998" table:style-name="ce20">
            <text:p><text:s/>97,955<text:s/></text:p>
          </table:table-cell>
          <table:table-cell office:value-type="float" office:value="161.23220000000003" table:style-name="ce21">
            <text:p><text:s/>161,232<text:s/></text:p>
          </table:table-cell>
          <table:table-cell office:value-type="float" office:value="259.18720000000002" table:style-name="ce22">
            <text:p><text:s/>259,187<text:s/></text:p>
          </table:table-cell>
          <table:table-cell office:value-type="float" office:value="4.3250000000000002" table:style-name="ce21">
            <text:p><text:s/>4,325<text:s/></text:p>
          </table:table-cell>
          <table:table-cell table:style-name="ce21"/>
          <table:table-cell office:value-type="float" office:value="0.498" table:style-name="ce21">
            <text:p><text:s/>0,498<text:s/></text:p>
          </table:table-cell>
          <table:table-cell office:value-type="float" office:value="0.22500000000000001" table:style-name="ce21">
            <text:p><text:s/>0,225<text:s/></text:p>
          </table:table-cell>
          <table:table-cell office:value-type="float" office:value="1.1778" table:style-name="ce21">
            <text:p><text:s/>1,178<text:s/></text:p>
          </table:table-cell>
          <table:table-cell office:value-type="float" office:value="265.41300000000001" table:style-name="ce23">
            <text:p><text:s/>265,413<text:s/></text:p>
          </table:table-cell>
          <table:table-cell office:value-type="float" office:value="-4.8480000000000132" table:style-name="ce25">
            <text:p><text:s/>-4,848<text:s/></text:p>
          </table:table-cell>
          <table:table-cell table:number-columns-repeated="16344"/>
        </table:table-row>
        <table:table-row table:style-name="ro4">
          <table:table-cell office:value-type="string" table:style-name="ce26">
            <text:p>Paresto</text:p>
          </table:table-cell>
          <table:table-cell office:value-type="float" office:value="2010" table:style-name="ce2">
            <text:p>2010</text:p>
          </table:table-cell>
          <table:table-cell office:value-type="string" table:style-name="ce27">
            <text:p>DEF</text:p>
          </table:table-cell>
          <table:table-cell office:value-type="float" office:value="1195" table:style-name="ce28">
            <text:p><text:s/>1.195<text:s/></text:p>
          </table:table-cell>
          <table:table-cell table:style-name="ce20"/>
          <table:table-cell office:value-type="float" office:value="2.1560000000000001" table:style-name="ce21">
            <text:p><text:s/>2,156<text:s/></text:p>
          </table:table-cell>
          <table:table-cell table:style-name="ce21"/>
          <table:table-cell office:value-type="float" office:value="2.1560000000000001" table:style-name="ce22">
            <text:p><text:s/>2,156<text:s/></text:p>
          </table:table-cell>
          <table:table-cell office:value-type="float" office:value="4.3170000000000002" table:style-name="ce21">
            <text:p><text:s/>4,317<text:s/></text:p>
          </table:table-cell>
          <table:table-cell office:value-type="float" office:value="9.1810000000000009" table:style-name="ce21">
            <text:p><text:s/>9,181<text:s/></text:p>
          </table:table-cell>
          <table:table-cell office:value-type="float" office:value="16.260000000000002" table:style-name="ce21">
            <text:p><text:s/>16,260<text:s/></text:p>
          </table:table-cell>
          <table:table-cell office:value-type="float" office:value="29.758000000000003" table:style-name="ce22">
            <text:p><text:s/>29,758<text:s/></text:p>
          </table:table-cell>
          <table:table-cell office:value-type="float" office:value="31.914000000000001" table:style-name="ce23">
            <text:p><text:s/>31,914<text:s/></text:p>
          </table:table-cell>
          <table:table-cell office:value-type="float" office:value="5.6349999999999998" table:style-name="ce21">
            <text:p><text:s/>5,635<text:s/></text:p>
          </table:table-cell>
          <table:table-cell table:style-name="ce21"/>
          <table:table-cell office:value-type="float" office:value="2.3039999999999998" table:style-name="ce21">
            <text:p><text:s/>2,304<text:s/></text:p>
          </table:table-cell>
          <table:table-cell office:value-type="float" office:value="7.9390000000000001" table:style-name="ce22">
            <text:p><text:s/>7,939<text:s/></text:p>
          </table:table-cell>
          <table:table-cell office:value-type="float" office:value="9.0289999999999999" table:style-name="ce24">
            <text:p><text:s/>9,029<text:s/></text:p>
          </table:table-cell>
          <table:table-cell office:value-type="float" office:value="0.38300000000000001" table:style-name="ce24">
            <text:p><text:s/>0,383<text:s/></text:p>
          </table:table-cell>
          <table:table-cell office:value-type="float" office:value="14.563000000000001" table:style-name="ce24">
            <text:p><text:s/>14,563<text:s/></text:p>
          </table:table-cell>
          <table:table-cell office:value-type="float" office:value="31.914000000000001" table:style-name="ce23">
            <text:p><text:s/>31,914<text:s/></text:p>
          </table:table-cell>
          <table:table-cell office:value-type="float" office:value="108.93899999999999" table:style-name="ce21">
            <text:p><text:s/>108,939<text:s/></text:p>
          </table:table-cell>
          <table:table-cell table:style-name="ce21"/>
          <table:table-cell office:value-type="float" office:value="0.79500000000000004" table:style-name="ce21">
            <text:p><text:s/>0,795<text:s/></text:p>
          </table:table-cell>
          <table:table-cell office:value-type="float" office:value="109.73399999999999" table:style-name="ce22">
            <text:p><text:s/>109,734<text:s/></text:p>
          </table:table-cell>
          <table:table-cell office:value-type="float" office:value="3.44" table:style-name="ce21">
            <text:p><text:s/>3,440<text:s/></text:p>
          </table:table-cell>
          <table:table-cell office:value-type="float" office:value="4.2000000000000003E-2" table:style-name="ce21">
            <text:p><text:s/>0,042<text:s/></text:p>
          </table:table-cell>
          <table:table-cell table:number-columns-repeated="2" table:style-name="ce21"/>
          <table:table-cell office:value-type="float" office:value="113.21599999999999" table:style-name="ce22">
            <text:p><text:s/>113,216<text:s/></text:p>
          </table:table-cell>
          <table:table-cell office:value-type="float" office:value="60.776000000000003" table:style-name="ce20">
            <text:p><text:s/>60,776<text:s/></text:p>
          </table:table-cell>
          <table:table-cell office:value-type="float" office:value="47.753" table:style-name="ce21">
            <text:p><text:s/>47,753<text:s/></text:p>
          </table:table-cell>
          <table:table-cell office:value-type="float" office:value="108.529" table:style-name="ce22">
            <text:p><text:s/>108,529<text:s/></text:p>
          </table:table-cell>
          <table:table-cell office:value-type="float" office:value="0.89600000000000002" table:style-name="ce21">
            <text:p><text:s/>0,896<text:s/></text:p>
          </table:table-cell>
          <table:table-cell table:style-name="ce21"/>
          <table:table-cell office:value-type="float" office:value="1.3720000000000001" table:style-name="ce21">
            <text:p><text:s/>1,372<text:s/></text:p>
          </table:table-cell>
          <table:table-cell office:value-type="float" office:value="0.115" table:style-name="ce21">
            <text:p><text:s/>0,115<text:s/></text:p>
          </table:table-cell>
          <table:table-cell table:style-name="ce21"/>
          <table:table-cell office:value-type="float" office:value="110.91199999999999" table:style-name="ce23">
            <text:p><text:s/>110,912<text:s/></text:p>
          </table:table-cell>
          <table:table-cell office:value-type="float" office:value="2.304000000000002" table:style-name="ce25">
            <text:p><text:s/>2,304<text:s/></text:p>
          </table:table-cell>
          <table:table-cell table:number-columns-repeated="16344"/>
        </table:table-row>
        <table:table-row table:style-name="ro4">
          <table:table-cell office:value-type="string" table:style-name="ce26">
            <text:p>AGNL</text:p>
          </table:table-cell>
          <table:table-cell office:value-type="float" office:value="2010" table:style-name="ce2">
            <text:p>2010</text:p>
          </table:table-cell>
          <table:table-cell office:value-type="string" table:style-name="ce27">
            <text:p>EZ</text:p>
          </table:table-cell>
          <table:table-cell office:value-type="float" office:value="2451.5" table:style-name="ce28">
            <text:p><text:s/>2.452<text:s/></text:p>
          </table:table-cell>
          <table:table-cell office:value-type="float" office:value="1.2709999999999999" table:style-name="ce20">
            <text:p><text:s/>1,271<text:s/></text:p>
          </table:table-cell>
          <table:table-cell office:value-type="float" office:value="17.434999999999999" table:style-name="ce21">
            <text:p><text:s/>17,435<text:s/></text:p>
          </table:table-cell>
          <table:table-cell table:style-name="ce21"/>
          <table:table-cell office:value-type="float" office:value="18.706" table:style-name="ce22">
            <text:p><text:s/>18,706<text:s/></text:p>
          </table:table-cell>
          <table:table-cell table:style-name="ce21"/>
          <table:table-cell office:value-type="float" office:value="15.681999999999999" table:style-name="ce21">
            <text:p><text:s/>15,682<text:s/></text:p>
          </table:table-cell>
          <table:table-cell office:value-type="float" office:value="56.722999999999999" table:style-name="ce21">
            <text:p><text:s/>56,723<text:s/></text:p>
          </table:table-cell>
          <table:table-cell office:value-type="float" office:value="72.405000000000001" table:style-name="ce22">
            <text:p><text:s/>72,405<text:s/></text:p>
          </table:table-cell>
          <table:table-cell office:value-type="float" office:value="91.111000000000004" table:style-name="ce23">
            <text:p><text:s/>91,111<text:s/></text:p>
          </table:table-cell>
          <table:table-cell office:value-type="float" office:value="13.308" table:style-name="ce21">
            <text:p><text:s/>13,308<text:s/></text:p>
          </table:table-cell>
          <table:table-cell table:style-name="ce21"/>
          <table:table-cell office:value-type="float" office:value="-1.595" table:style-name="ce21">
            <text:p><text:s/>-1,595<text:s/></text:p>
          </table:table-cell>
          <table:table-cell office:value-type="float" office:value="11.712999999999999" table:style-name="ce22">
            <text:p><text:s/>11,713<text:s/></text:p>
          </table:table-cell>
          <table:table-cell office:value-type="float" office:value="8.9039999999999999" table:style-name="ce24">
            <text:p><text:s/>8,904<text:s/></text:p>
          </table:table-cell>
          <table:table-cell table:style-name="ce24"/>
          <table:table-cell office:value-type="float" office:value="70.494" table:style-name="ce24">
            <text:p><text:s/>70,494<text:s/></text:p>
          </table:table-cell>
          <table:table-cell office:value-type="float" office:value="91.11099999999999" table:style-name="ce23">
            <text:p><text:s/>91,111<text:s/></text:p>
          </table:table-cell>
          <table:table-cell office:value-type="float" office:value="179.864" table:style-name="ce21">
            <text:p><text:s/>179,864<text:s/></text:p>
          </table:table-cell>
          <table:table-cell office:value-type="float" office:value="93.403999999999996" table:style-name="ce21">
            <text:p><text:s/>93,404<text:s/></text:p>
          </table:table-cell>
          <table:table-cell office:value-type="float" office:value="7.4809999999999999" table:style-name="ce21">
            <text:p><text:s/>7,481<text:s/></text:p>
          </table:table-cell>
          <table:table-cell office:value-type="float" office:value="280.74900000000002" table:style-name="ce22">
            <text:p><text:s/>280,749<text:s/></text:p>
          </table:table-cell>
          <table:table-cell table:number-columns-repeated="2" table:style-name="ce21"/>
          <table:table-cell office:value-type="float" office:value="6.0999999999999999E-2" table:style-name="ce21">
            <text:p><text:s/>0,061<text:s/></text:p>
          </table:table-cell>
          <table:table-cell table:style-name="ce21"/>
          <table:table-cell office:value-type="float" office:value="280.81" table:style-name="ce22">
            <text:p><text:s/>280,810<text:s/></text:p>
          </table:table-cell>
          <table:table-cell office:value-type="float" office:value="275.84100000000001" table:style-name="ce20">
            <text:p><text:s/>275,841<text:s/></text:p>
          </table:table-cell>
          <table:table-cell table:style-name="ce21"/>
          <table:table-cell office:value-type="float" office:value="275.84100000000001" table:style-name="ce22">
            <text:p><text:s/>275,841<text:s/></text:p>
          </table:table-cell>
          <table:table-cell office:value-type="float" office:value="4.2839999999999998" table:style-name="ce21">
            <text:p><text:s/>4,284<text:s/></text:p>
          </table:table-cell>
          <table:table-cell table:style-name="ce21"/>
          <table:table-cell office:value-type="float" office:value="2.2589999999999999" table:style-name="ce21">
            <text:p><text:s/>2,259<text:s/></text:p>
          </table:table-cell>
          <table:table-cell office:value-type="float" office:value="2.1000000000000001E-2" table:style-name="ce21">
            <text:p><text:s/>0,021<text:s/></text:p>
          </table:table-cell>
          <table:table-cell table:style-name="ce21"/>
          <table:table-cell office:value-type="float" office:value="282.40500000000003" table:style-name="ce23">
            <text:p><text:s/>282,405<text:s/></text:p>
          </table:table-cell>
          <table:table-cell office:value-type="float" office:value="-1.5950000000000273" table:style-name="ce25">
            <text:p><text:s/>-1,595<text:s/></text:p>
          </table:table-cell>
          <table:table-cell table:number-columns-repeated="16344"/>
        </table:table-row>
        <table:table-row table:style-name="ro4">
          <table:table-cell office:value-type="string" table:style-name="ce26">
            <text:p>AID</text:p>
          </table:table-cell>
          <table:table-cell office:value-type="float" office:value="2010" table:style-name="ce2">
            <text:p>2010</text:p>
          </table:table-cell>
          <table:table-cell office:value-type="string" table:style-name="ce27">
            <text:p>EZ</text:p>
          </table:table-cell>
          <table:table-cell office:value-type="float" office:value="504.72581818181817" table:style-name="ce28">
            <text:p><text:s/>505<text:s/></text:p>
          </table:table-cell>
          <table:table-cell office:value-type="float" office:value="3.9670000000000001" table:style-name="ce20">
            <text:p><text:s/>3,967<text:s/></text:p>
          </table:table-cell>
          <table:table-cell office:value-type="float" office:value="9.8610000000000007" table:style-name="ce21">
            <text:p><text:s/>9,861<text:s/></text:p>
          </table:table-cell>
          <table:table-cell table:style-name="ce21"/>
          <table:table-cell office:value-type="float" office:value="13.828000000000001" table:style-name="ce22">
            <text:p><text:s/>13,828<text:s/></text:p>
          </table:table-cell>
          <table:table-cell table:style-name="ce21"/>
          <table:table-cell office:value-type="float" office:value="2.2399999999999998" table:style-name="ce21">
            <text:p><text:s/>2,240<text:s/></text:p>
          </table:table-cell>
          <table:table-cell office:value-type="float" office:value="3.0920000000000001" table:style-name="ce21">
            <text:p><text:s/>3,092<text:s/></text:p>
          </table:table-cell>
          <table:table-cell office:value-type="float" office:value="5.3319999999999999" table:style-name="ce22">
            <text:p><text:s/>5,332<text:s/></text:p>
          </table:table-cell>
          <table:table-cell office:value-type="float" office:value="19.16" table:style-name="ce23">
            <text:p><text:s/>19,160<text:s/></text:p>
          </table:table-cell>
          <table:table-cell office:value-type="float" office:value="3.3149999999999999" table:style-name="ce21">
            <text:p><text:s/>3,315<text:s/></text:p>
          </table:table-cell>
          <table:table-cell table:style-name="ce21"/>
          <table:table-cell office:value-type="float" office:value="-0.155" table:style-name="ce21">
            <text:p><text:s/>-0,155<text:s/></text:p>
          </table:table-cell>
          <table:table-cell office:value-type="float" office:value="3.16" table:style-name="ce22">
            <text:p><text:s/>3,160<text:s/></text:p>
          </table:table-cell>
          <table:table-cell office:value-type="float" office:value="0.09" table:style-name="ce24">
            <text:p><text:s/>0,090<text:s/></text:p>
          </table:table-cell>
          <table:table-cell office:value-type="float" office:value="7.7649999999999997" table:style-name="ce24">
            <text:p><text:s/>7,765<text:s/></text:p>
          </table:table-cell>
          <table:table-cell office:value-type="float" office:value="8.1449999999999996" table:style-name="ce24">
            <text:p><text:s/>8,145<text:s/></text:p>
          </table:table-cell>
          <table:table-cell office:value-type="float" office:value="19.16" table:style-name="ce23">
            <text:p><text:s/>19,160<text:s/></text:p>
          </table:table-cell>
          <table:table-cell office:value-type="float" office:value="68.694000000000003" table:style-name="ce21">
            <text:p><text:s/>68,694<text:s/></text:p>
          </table:table-cell>
          <table:table-cell office:value-type="float" office:value="1.397" table:style-name="ce21">
            <text:p><text:s/>1,397<text:s/></text:p>
          </table:table-cell>
          <table:table-cell office:value-type="float" office:value="0.16900000000000001" table:style-name="ce21">
            <text:p><text:s/>0,169<text:s/></text:p>
          </table:table-cell>
          <table:table-cell office:value-type="float" office:value="70.260000000000005" table:style-name="ce22">
            <text:p><text:s/>70,260<text:s/></text:p>
          </table:table-cell>
          <table:table-cell table:number-columns-repeated="4" table:style-name="ce21"/>
          <table:table-cell office:value-type="float" office:value="70.260000000000005" table:style-name="ce22">
            <text:p><text:s/>70,260<text:s/></text:p>
          </table:table-cell>
          <table:table-cell office:value-type="float" office:value="53.951000000000001" table:style-name="ce20">
            <text:p><text:s/>53,951<text:s/></text:p>
          </table:table-cell>
          <table:table-cell office:value-type="float" office:value="13.25" table:style-name="ce21">
            <text:p><text:s/>13,250<text:s/></text:p>
          </table:table-cell>
          <table:table-cell office:value-type="float" office:value="67.200999999999993" table:style-name="ce22">
            <text:p><text:s/>67,201<text:s/></text:p>
          </table:table-cell>
          <table:table-cell office:value-type="float" office:value="3.0179999999999998" table:style-name="ce21">
            <text:p><text:s/>3,018<text:s/></text:p>
          </table:table-cell>
          <table:table-cell table:number-columns-repeated="2" table:style-name="ce21"/>
          <table:table-cell office:value-type="float" office:value="0.19600000000000001" table:style-name="ce21">
            <text:p><text:s/>0,196<text:s/></text:p>
          </table:table-cell>
          <table:table-cell table:style-name="ce21"/>
          <table:table-cell office:value-type="float" office:value="70.414999999999992" table:style-name="ce23">
            <text:p><text:s/>70,415<text:s/></text:p>
          </table:table-cell>
          <table:table-cell office:value-type="float" office:value="-0.15499999999998693" table:style-name="ce25">
            <text:p><text:s/>-0,155<text:s/></text:p>
          </table:table-cell>
          <table:table-cell table:number-columns-repeated="16344"/>
        </table:table-row>
        <table:table-row table:style-name="ro4">
          <table:table-cell office:value-type="string" table:style-name="ce26">
            <text:p>AT</text:p>
          </table:table-cell>
          <table:table-cell office:value-type="float" office:value="2010" table:style-name="ce2">
            <text:p>2010</text:p>
          </table:table-cell>
          <table:table-cell office:value-type="string" table:style-name="ce27">
            <text:p>EZ</text:p>
          </table:table-cell>
          <table:table-cell office:value-type="float" office:value="277" table:style-name="ce28">
            <text:p><text:s/>277<text:s/></text:p>
          </table:table-cell>
          <table:table-cell office:value-type="float" office:value="0.33200000000000002" table:style-name="ce20">
            <text:p><text:s/>0,332<text:s/></text:p>
          </table:table-cell>
          <table:table-cell office:value-type="float" office:value="8.1349999999999998" table:style-name="ce21">
            <text:p><text:s/>8,135<text:s/></text:p>
          </table:table-cell>
          <table:table-cell table:style-name="ce21"/>
          <table:table-cell office:value-type="float" office:value="8.4670000000000005" table:style-name="ce22">
            <text:p><text:s/>8,467<text:s/></text:p>
          </table:table-cell>
          <table:table-cell table:style-name="ce21"/>
          <table:table-cell office:value-type="float" office:value="12.578999999999999" table:style-name="ce21">
            <text:p><text:s/>12,579<text:s/></text:p>
          </table:table-cell>
          <table:table-cell office:value-type="float" office:value="15.003" table:style-name="ce21">
            <text:p><text:s/>15,003<text:s/></text:p>
          </table:table-cell>
          <table:table-cell office:value-type="float" office:value="27.582000000000001" table:style-name="ce22">
            <text:p><text:s/>27,582<text:s/></text:p>
          </table:table-cell>
          <table:table-cell office:value-type="float" office:value="36.048999999999999" table:style-name="ce23">
            <text:p><text:s/>36,049<text:s/></text:p>
          </table:table-cell>
          <table:table-cell office:value-type="float" office:value="1.55" table:style-name="ce21">
            <text:p><text:s/>1,550<text:s/></text:p>
          </table:table-cell>
          <table:table-cell table:style-name="ce21"/>
          <table:table-cell office:value-type="float" office:value="1.875" table:style-name="ce21">
            <text:p><text:s/>1,875<text:s/></text:p>
          </table:table-cell>
          <table:table-cell office:value-type="float" office:value="3.4249999999999998" table:style-name="ce22">
            <text:p><text:s/>3,425<text:s/></text:p>
          </table:table-cell>
          <table:table-cell office:value-type="float" office:value="2.7290000000000001" table:style-name="ce24">
            <text:p><text:s/>2,729<text:s/></text:p>
          </table:table-cell>
          <table:table-cell office:value-type="float" office:value="1.94" table:style-name="ce24">
            <text:p><text:s/>1,940<text:s/></text:p>
          </table:table-cell>
          <table:table-cell office:value-type="float" office:value="27.955000000000002" table:style-name="ce24">
            <text:p><text:s/>27,955<text:s/></text:p>
          </table:table-cell>
          <table:table-cell office:value-type="float" office:value="36.048999999999999" table:style-name="ce23">
            <text:p><text:s/>36,049<text:s/></text:p>
          </table:table-cell>
          <table:table-cell office:value-type="float" office:value="12.395" table:style-name="ce21">
            <text:p><text:s/>12,395<text:s/></text:p>
          </table:table-cell>
          <table:table-cell office:value-type="float" office:value="0.47" table:style-name="ce21">
            <text:p><text:s/>0,470<text:s/></text:p>
          </table:table-cell>
          <table:table-cell office:value-type="float" office:value="21.245000000000001" table:style-name="ce21">
            <text:p><text:s/>21,245<text:s/></text:p>
          </table:table-cell>
          <table:table-cell office:value-type="float" office:value="34.11" table:style-name="ce22">
            <text:p><text:s/>34,110<text:s/></text:p>
          </table:table-cell>
          <table:table-cell table:style-name="ce21"/>
          <table:table-cell office:value-type="float" office:value="6.3E-2" table:style-name="ce21">
            <text:p><text:s/>0,063<text:s/></text:p>
          </table:table-cell>
          <table:table-cell office:value-type="float" office:value="3.1E-2" table:style-name="ce21">
            <text:p><text:s/>0,031<text:s/></text:p>
          </table:table-cell>
          <table:table-cell office:value-type="float" office:value="0.16400000000000001" table:style-name="ce21">
            <text:p><text:s/>0,164<text:s/></text:p>
          </table:table-cell>
          <table:table-cell office:value-type="float" office:value="34.368000000000002" table:style-name="ce22">
            <text:p><text:s/>34,368<text:s/></text:p>
          </table:table-cell>
          <table:table-cell office:value-type="float" office:value="19.728000000000002" table:style-name="ce20">
            <text:p><text:s/>19,728<text:s/></text:p>
          </table:table-cell>
          <table:table-cell office:value-type="float" office:value="8.6489999999999991" table:style-name="ce21">
            <text:p><text:s/>8,649<text:s/></text:p>
          </table:table-cell>
          <table:table-cell office:value-type="float" office:value="28.377000000000002" table:style-name="ce22">
            <text:p><text:s/>28,377<text:s/></text:p>
          </table:table-cell>
          <table:table-cell office:value-type="float" office:value="2.0670000000000002" table:style-name="ce21">
            <text:p><text:s/>2,067<text:s/></text:p>
          </table:table-cell>
          <table:table-cell table:style-name="ce21"/>
          <table:table-cell office:value-type="float" office:value="1.909" table:style-name="ce21">
            <text:p><text:s/>1,909<text:s/></text:p>
          </table:table-cell>
          <table:table-cell office:value-type="float" office:value="0.14000000000000001" table:style-name="ce21">
            <text:p><text:s/>0,140<text:s/></text:p>
          </table:table-cell>
          <table:table-cell table:style-name="ce21"/>
          <table:table-cell office:value-type="float" office:value="32.493000000000002" table:style-name="ce23">
            <text:p><text:s/>32,493<text:s/></text:p>
          </table:table-cell>
          <table:table-cell office:value-type="float" office:value="1.875" table:style-name="ce25">
            <text:p><text:s/>1,875<text:s/></text:p>
          </table:table-cell>
          <table:table-cell table:number-columns-repeated="16344"/>
        </table:table-row>
        <table:table-row table:style-name="ro4">
          <table:table-cell office:value-type="string" table:style-name="ce26">
            <text:p>Dictu</text:p>
          </table:table-cell>
          <table:table-cell office:value-type="float" office:value="2010" table:style-name="ce2">
            <text:p>2010</text:p>
          </table:table-cell>
          <table:table-cell office:value-type="string" table:style-name="ce27">
            <text:p>EZ</text:p>
          </table:table-cell>
          <table:table-cell office:value-type="float" office:value="284" table:style-name="ce28">
            <text:p><text:s/>284<text:s/></text:p>
          </table:table-cell>
          <table:table-cell office:value-type="float" office:value="23.533000000000001" table:style-name="ce20">
            <text:p><text:s/>23,533<text:s/></text:p>
          </table:table-cell>
          <table:table-cell office:value-type="float" office:value="5.8620000000000001" table:style-name="ce21">
            <text:p><text:s/>5,862<text:s/></text:p>
          </table:table-cell>
          <table:table-cell table:style-name="ce21"/>
          <table:table-cell office:value-type="float" office:value="29.395000000000003" table:style-name="ce22">
            <text:p><text:s/>29,395<text:s/></text:p>
          </table:table-cell>
          <table:table-cell table:style-name="ce21"/>
          <table:table-cell office:value-type="float" office:value="22.876000000000001" table:style-name="ce21">
            <text:p><text:s/>22,876<text:s/></text:p>
          </table:table-cell>
          <table:table-cell office:value-type="float" office:value="1.1200000000000001" table:style-name="ce21">
            <text:p><text:s/>1,120<text:s/></text:p>
          </table:table-cell>
          <table:table-cell office:value-type="float" office:value="23.996000000000002" table:style-name="ce22">
            <text:p><text:s/>23,996<text:s/></text:p>
          </table:table-cell>
          <table:table-cell office:value-type="float" office:value="53.391000000000005" table:style-name="ce23">
            <text:p><text:s/>53,391<text:s/></text:p>
          </table:table-cell>
          <table:table-cell office:value-type="float" office:value="1.139" table:style-name="ce21">
            <text:p><text:s/>1,139<text:s/></text:p>
          </table:table-cell>
          <table:table-cell table:style-name="ce21"/>
          <table:table-cell office:value-type="float" office:value="-9.5000000000000001E-2" table:style-name="ce21">
            <text:p><text:s/>-0,095<text:s/></text:p>
          </table:table-cell>
          <table:table-cell office:value-type="float" office:value="1.044" table:style-name="ce22">
            <text:p><text:s/>1,044<text:s/></text:p>
          </table:table-cell>
          <table:table-cell office:value-type="float" office:value="2.633" table:style-name="ce24">
            <text:p><text:s/>2,633<text:s/></text:p>
          </table:table-cell>
          <table:table-cell office:value-type="float" office:value="20.420999999999999" table:style-name="ce24">
            <text:p><text:s/>20,421<text:s/></text:p>
          </table:table-cell>
          <table:table-cell office:value-type="float" office:value="29.292999999999999" table:style-name="ce24">
            <text:p><text:s/>29,293<text:s/></text:p>
          </table:table-cell>
          <table:table-cell office:value-type="float" office:value="53.390999999999998" table:style-name="ce23">
            <text:p><text:s/>53,391<text:s/></text:p>
          </table:table-cell>
          <table:table-cell office:value-type="float" office:value="122.372" table:style-name="ce21">
            <text:p><text:s/>122,372<text:s/></text:p>
          </table:table-cell>
          <table:table-cell office:value-type="float" office:value="0.28100000000000003" table:style-name="ce21">
            <text:p><text:s/>0,281<text:s/></text:p>
          </table:table-cell>
          <table:table-cell office:value-type="float" office:value="4.8170000000000002" table:style-name="ce21">
            <text:p><text:s/>4,817<text:s/></text:p>
          </table:table-cell>
          <table:table-cell office:value-type="float" office:value="127.47" table:style-name="ce22">
            <text:p><text:s/>127,470<text:s/></text:p>
          </table:table-cell>
          <table:table-cell table:style-name="ce21"/>
          <table:table-cell office:value-type="float" office:value="0.45100000000000001" table:style-name="ce21">
            <text:p><text:s/>0,451<text:s/></text:p>
          </table:table-cell>
          <table:table-cell table:number-columns-repeated="2" table:style-name="ce21"/>
          <table:table-cell office:value-type="float" office:value="127.92099999999999" table:style-name="ce22">
            <text:p><text:s/>127,921<text:s/></text:p>
          </table:table-cell>
          <table:table-cell office:value-type="float" office:value="65.594999999999999" table:style-name="ce20">
            <text:p><text:s/>65,595<text:s/></text:p>
          </table:table-cell>
          <table:table-cell office:value-type="float" office:value="48.195" table:style-name="ce21">
            <text:p><text:s/>48,195<text:s/></text:p>
          </table:table-cell>
          <table:table-cell office:value-type="float" office:value="113.78999999999999" table:style-name="ce22">
            <text:p><text:s/>113,790<text:s/></text:p>
          </table:table-cell>
          <table:table-cell office:value-type="float" office:value="9.2680000000000007" table:style-name="ce21">
            <text:p><text:s/>9,268<text:s/></text:p>
          </table:table-cell>
          <table:table-cell table:style-name="ce21"/>
          <table:table-cell office:value-type="float" office:value="2.246" table:style-name="ce21">
            <text:p><text:s/>2,246<text:s/></text:p>
          </table:table-cell>
          <table:table-cell office:value-type="float" office:value="1.1200000000000001" table:style-name="ce21">
            <text:p><text:s/>1,120<text:s/></text:p>
          </table:table-cell>
          <table:table-cell office:value-type="float" office:value="1.5920000000000001" table:style-name="ce21">
            <text:p><text:s/>1,592<text:s/></text:p>
          </table:table-cell>
          <table:table-cell office:value-type="float" office:value="128.01599999999999" table:style-name="ce23">
            <text:p><text:s/>128,016<text:s/></text:p>
          </table:table-cell>
          <table:table-cell office:value-type="float" office:value="-9.4999999999998863E-2" table:style-name="ce25">
            <text:p><text:s/>-0,095<text:s/></text:p>
          </table:table-cell>
          <table:table-cell table:number-columns-repeated="16344"/>
        </table:table-row>
        <table:table-row table:style-name="ro4">
          <table:table-cell office:value-type="string" table:style-name="ce26">
            <text:p>DLG</text:p>
          </table:table-cell>
          <table:table-cell office:value-type="float" office:value="2010" table:style-name="ce2">
            <text:p>2010</text:p>
          </table:table-cell>
          <table:table-cell office:value-type="string" table:style-name="ce27">
            <text:p>EZ</text:p>
          </table:table-cell>
          <table:table-cell office:value-type="float" office:value="1278" table:style-name="ce28">
            <text:p><text:s/>1.278<text:s/></text:p>
          </table:table-cell>
          <table:table-cell office:value-type="float" office:value="3.488" table:style-name="ce20">
            <text:p><text:s/>3,488<text:s/></text:p>
          </table:table-cell>
          <table:table-cell office:value-type="float" office:value="4.4000000000000004" table:style-name="ce21">
            <text:p><text:s/>4,400<text:s/></text:p>
          </table:table-cell>
          <table:table-cell table:style-name="ce21"/>
          <table:table-cell office:value-type="float" office:value="7.8879999999999999" table:style-name="ce22">
            <text:p><text:s/>7,888<text:s/></text:p>
          </table:table-cell>
          <table:table-cell table:style-name="ce21"/>
          <table:table-cell office:value-type="float" office:value="12.992999999999999" table:style-name="ce21">
            <text:p><text:s/>12,993<text:s/></text:p>
          </table:table-cell>
          <table:table-cell office:value-type="float" office:value="8.8239999999999998" table:style-name="ce21">
            <text:p><text:s/>8,824<text:s/></text:p>
          </table:table-cell>
          <table:table-cell office:value-type="float" office:value="21.817" table:style-name="ce22">
            <text:p><text:s/>21,817<text:s/></text:p>
          </table:table-cell>
          <table:table-cell office:value-type="float" office:value="29.704999999999998" table:style-name="ce23">
            <text:p><text:s/>29,705<text:s/></text:p>
          </table:table-cell>
          <table:table-cell office:value-type="float" office:value="6.14" table:style-name="ce21">
            <text:p><text:s/>6,140<text:s/></text:p>
          </table:table-cell>
          <table:table-cell table:style-name="ce21"/>
          <table:table-cell office:value-type="float" office:value="-3.0950000000000002" table:style-name="ce21">
            <text:p><text:s/>-3,095<text:s/></text:p>
          </table:table-cell>
          <table:table-cell office:value-type="float" office:value="3.0449999999999995" table:style-name="ce22">
            <text:p><text:s/>3,045<text:s/></text:p>
          </table:table-cell>
          <table:table-cell office:value-type="float" office:value="1.6819999999999999" table:style-name="ce24">
            <text:p><text:s/>1,682<text:s/></text:p>
          </table:table-cell>
          <table:table-cell office:value-type="float" office:value="4.9690000000000003" table:style-name="ce24">
            <text:p><text:s/>4,969<text:s/></text:p>
          </table:table-cell>
          <table:table-cell office:value-type="float" office:value="20.009" table:style-name="ce24">
            <text:p><text:s/>20,009<text:s/></text:p>
          </table:table-cell>
          <table:table-cell office:value-type="float" office:value="29.704999999999998" table:style-name="ce23">
            <text:p><text:s/>29,705<text:s/></text:p>
          </table:table-cell>
          <table:table-cell office:value-type="float" office:value="110.252" table:style-name="ce21">
            <text:p><text:s/>110,252<text:s/></text:p>
          </table:table-cell>
          <table:table-cell office:value-type="float" office:value="7.3259999999999996" table:style-name="ce21">
            <text:p><text:s/>7,326<text:s/></text:p>
          </table:table-cell>
          <table:table-cell office:value-type="float" office:value="18.622" table:style-name="ce21">
            <text:p><text:s/>18,622<text:s/></text:p>
          </table:table-cell>
          <table:table-cell office:value-type="float" office:value="136.19999999999999" table:style-name="ce22">
            <text:p><text:s/>136,200<text:s/></text:p>
          </table:table-cell>
          <table:table-cell table:number-columns-repeated="2" table:style-name="ce21"/>
          <table:table-cell office:value-type="float" office:value="0.16500000000000001" table:style-name="ce21">
            <text:p><text:s/>0,165<text:s/></text:p>
          </table:table-cell>
          <table:table-cell table:style-name="ce21"/>
          <table:table-cell office:value-type="float" office:value="136.36499999999998" table:style-name="ce22">
            <text:p><text:s/>136,365<text:s/></text:p>
          </table:table-cell>
          <table:table-cell office:value-type="float" office:value="91.04" table:style-name="ce20">
            <text:p><text:s/>91,040<text:s/></text:p>
          </table:table-cell>
          <table:table-cell office:value-type="float" office:value="40.158999999999999" table:style-name="ce21">
            <text:p><text:s/>40,159<text:s/></text:p>
          </table:table-cell>
          <table:table-cell office:value-type="float" office:value="131.19900000000001" table:style-name="ce22">
            <text:p><text:s/>131,199<text:s/></text:p>
          </table:table-cell>
          <table:table-cell office:value-type="float" office:value="6.6909999999999998" table:style-name="ce21">
            <text:p><text:s/>6,691<text:s/></text:p>
          </table:table-cell>
          <table:table-cell table:style-name="ce21"/>
          <table:table-cell office:value-type="float" office:value="1.0289999999999999" table:style-name="ce21">
            <text:p><text:s/>1,029<text:s/></text:p>
          </table:table-cell>
          <table:table-cell office:value-type="float" office:value="0.54100000000000004" table:style-name="ce21">
            <text:p><text:s/>0,541<text:s/></text:p>
          </table:table-cell>
          <table:table-cell table:style-name="ce21"/>
          <table:table-cell office:value-type="float" office:value="139.46" table:style-name="ce23">
            <text:p><text:s/>139,460<text:s/></text:p>
          </table:table-cell>
          <table:table-cell office:value-type="float" office:value="-3.0950000000000273" table:style-name="ce25">
            <text:p><text:s/>-3,095<text:s/></text:p>
          </table:table-cell>
          <table:table-cell table:number-columns-repeated="16344"/>
        </table:table-row>
        <table:table-row table:style-name="ro4">
          <table:table-cell office:value-type="string" table:style-name="ce26">
            <text:p>DR</text:p>
          </table:table-cell>
          <table:table-cell office:value-type="float" office:value="2010" table:style-name="ce2">
            <text:p>2010</text:p>
          </table:table-cell>
          <table:table-cell office:value-type="string" table:style-name="ce27">
            <text:p>EZ</text:p>
          </table:table-cell>
          <table:table-cell office:value-type="float" office:value="1064" table:style-name="ce28">
            <text:p><text:s/>1.064<text:s/></text:p>
          </table:table-cell>
          <table:table-cell office:value-type="float" office:value="37.795999999999999" table:style-name="ce20">
            <text:p><text:s/>37,796<text:s/></text:p>
          </table:table-cell>
          <table:table-cell office:value-type="float" office:value="2.1819999999999999" table:style-name="ce21">
            <text:p><text:s/>2,182<text:s/></text:p>
          </table:table-cell>
          <table:table-cell table:style-name="ce21"/>
          <table:table-cell office:value-type="float" office:value="39.978000000000002" table:style-name="ce22">
            <text:p><text:s/>39,978<text:s/></text:p>
          </table:table-cell>
          <table:table-cell table:style-name="ce21"/>
          <table:table-cell office:value-type="float" office:value="15.188000000000001" table:style-name="ce21">
            <text:p><text:s/>15,188<text:s/></text:p>
          </table:table-cell>
          <table:table-cell office:value-type="float" office:value="15.726000000000001" table:style-name="ce21">
            <text:p><text:s/>15,726<text:s/></text:p>
          </table:table-cell>
          <table:table-cell office:value-type="float" office:value="30.914000000000001" table:style-name="ce22">
            <text:p><text:s/>30,914<text:s/></text:p>
          </table:table-cell>
          <table:table-cell office:value-type="float" office:value="70.891999999999996" table:style-name="ce23">
            <text:p><text:s/>70,892<text:s/></text:p>
          </table:table-cell>
          <table:table-cell office:value-type="float" office:value="3.7410000000000001" table:style-name="ce21">
            <text:p><text:s/>3,741<text:s/></text:p>
          </table:table-cell>
          <table:table-cell table:style-name="ce21"/>
          <table:table-cell office:value-type="float" office:value="0.81299999999999994" table:style-name="ce21">
            <text:p><text:s/>0,813<text:s/></text:p>
          </table:table-cell>
          <table:table-cell office:value-type="float" office:value="4.5540000000000003" table:style-name="ce22">
            <text:p><text:s/>4,554<text:s/></text:p>
          </table:table-cell>
          <table:table-cell table:style-name="ce24"/>
          <table:table-cell office:value-type="float" office:value="14.262" table:style-name="ce24">
            <text:p><text:s/>14,262<text:s/></text:p>
          </table:table-cell>
          <table:table-cell office:value-type="float" office:value="52.076000000000001" table:style-name="ce24">
            <text:p><text:s/>52,076<text:s/></text:p>
          </table:table-cell>
          <table:table-cell office:value-type="float" office:value="70.891999999999996" table:style-name="ce23">
            <text:p><text:s/>70,892<text:s/></text:p>
          </table:table-cell>
          <table:table-cell office:value-type="float" office:value="160.11099999999999" table:style-name="ce21">
            <text:p><text:s/>160,111<text:s/></text:p>
          </table:table-cell>
          <table:table-cell office:value-type="float" office:value="2.3069999999999999" table:style-name="ce21">
            <text:p><text:s/>2,307<text:s/></text:p>
          </table:table-cell>
          <table:table-cell office:value-type="float" office:value="17.088000000000001" table:style-name="ce21">
            <text:p><text:s/>17,088<text:s/></text:p>
          </table:table-cell>
          <table:table-cell office:value-type="float" office:value="179.50599999999997" table:style-name="ce22">
            <text:p><text:s/>179,506<text:s/></text:p>
          </table:table-cell>
          <table:table-cell table:number-columns-repeated="3" table:style-name="ce21"/>
          <table:table-cell office:value-type="float" office:value="0.04" table:style-name="ce21">
            <text:p><text:s/>0,040<text:s/></text:p>
          </table:table-cell>
          <table:table-cell office:value-type="float" office:value="179.54599999999996" table:style-name="ce22">
            <text:p><text:s/>179,546<text:s/></text:p>
          </table:table-cell>
          <table:table-cell office:value-type="float" office:value="95.290999999999997" table:style-name="ce20">
            <text:p><text:s/>95,291<text:s/></text:p>
          </table:table-cell>
          <table:table-cell office:value-type="float" office:value="64.364000000000004" table:style-name="ce21">
            <text:p><text:s/>64,364<text:s/></text:p>
          </table:table-cell>
          <table:table-cell office:value-type="float" office:value="159.655" table:style-name="ce22">
            <text:p><text:s/>159,655<text:s/></text:p>
          </table:table-cell>
          <table:table-cell office:value-type="float" office:value="17.408999999999999" table:style-name="ce21">
            <text:p><text:s/>17,409<text:s/></text:p>
          </table:table-cell>
          <table:table-cell table:number-columns-repeated="2" table:style-name="ce21"/>
          <table:table-cell office:value-type="float" office:value="1.669" table:style-name="ce21">
            <text:p><text:s/>1,669<text:s/></text:p>
          </table:table-cell>
          <table:table-cell table:style-name="ce21"/>
          <table:table-cell office:value-type="float" office:value="178.733" table:style-name="ce23">
            <text:p><text:s/>178,733<text:s/></text:p>
          </table:table-cell>
          <table:table-cell office:value-type="float" office:value="0.81299999999995975" table:style-name="ce25">
            <text:p><text:s/>0,813<text:s/></text:p>
          </table:table-cell>
          <table:table-cell table:number-columns-repeated="16344"/>
        </table:table-row>
        <table:table-row table:style-name="ro4">
          <table:table-cell office:value-type="string" table:style-name="ce26">
            <text:p>PD</text:p>
          </table:table-cell>
          <table:table-cell office:value-type="float" office:value="2010" table:style-name="ce2">
            <text:p>2010</text:p>
          </table:table-cell>
          <table:table-cell office:value-type="string" table:style-name="ce27">
            <text:p>EZ</text:p>
          </table:table-cell>
          <table:table-cell office:value-type="float" office:value="133.28509090909091" table:style-name="ce28">
            <text:p><text:s/>133<text:s/></text:p>
          </table:table-cell>
          <table:table-cell office:value-type="float" office:value="0.84699999999999998" table:style-name="ce20">
            <text:p><text:s/>0,847<text:s/></text:p>
          </table:table-cell>
          <table:table-cell office:value-type="float" office:value="2.2400000000000002" table:style-name="ce21">
            <text:p><text:s/>2,240<text:s/></text:p>
          </table:table-cell>
          <table:table-cell table:style-name="ce21"/>
          <table:table-cell office:value-type="float" office:value="3.0870000000000002" table:style-name="ce22">
            <text:p><text:s/>3,087<text:s/></text:p>
          </table:table-cell>
          <table:table-cell office:value-type="float" office:value="4.1000000000000002E-2" table:style-name="ce21">
            <text:p><text:s/>0,041<text:s/></text:p>
          </table:table-cell>
          <table:table-cell office:value-type="float" office:value="5.51" table:style-name="ce21">
            <text:p><text:s/>5,510<text:s/></text:p>
          </table:table-cell>
          <table:table-cell office:value-type="float" office:value="0.313" table:style-name="ce21">
            <text:p><text:s/>0,313<text:s/></text:p>
          </table:table-cell>
          <table:table-cell office:value-type="float" office:value="5.8639999999999999" table:style-name="ce22">
            <text:p><text:s/>5,864<text:s/></text:p>
          </table:table-cell>
          <table:table-cell office:value-type="float" office:value="8.9510000000000005" table:style-name="ce23">
            <text:p><text:s/>8,951<text:s/></text:p>
          </table:table-cell>
          <table:table-cell office:value-type="float" office:value="0.24099999999999999" table:style-name="ce21">
            <text:p><text:s/>0,241<text:s/></text:p>
          </table:table-cell>
          <table:table-cell table:style-name="ce21"/>
          <table:table-cell office:value-type="float" office:value="0.09" table:style-name="ce21">
            <text:p><text:s/>0,090<text:s/></text:p>
          </table:table-cell>
          <table:table-cell office:value-type="float" office:value="0.33099999999999996" table:style-name="ce22">
            <text:p><text:s/>0,331<text:s/></text:p>
          </table:table-cell>
          <table:table-cell office:value-type="float" office:value="2.048" table:style-name="ce24">
            <text:p><text:s/>2,048<text:s/></text:p>
          </table:table-cell>
          <table:table-cell office:value-type="float" office:value="1.6140000000000001" table:style-name="ce24">
            <text:p><text:s/>1,614<text:s/></text:p>
          </table:table-cell>
          <table:table-cell office:value-type="float" office:value="4.9580000000000002" table:style-name="ce24">
            <text:p><text:s/>4,958<text:s/></text:p>
          </table:table-cell>
          <table:table-cell office:value-type="float" office:value="8.9510000000000005" table:style-name="ce23">
            <text:p><text:s/>8,951<text:s/></text:p>
          </table:table-cell>
          <table:table-cell office:value-type="float" office:value="22.335000000000001" table:style-name="ce21">
            <text:p><text:s/>22,335<text:s/></text:p>
          </table:table-cell>
          <table:table-cell office:value-type="float" office:value="0.40600000000000003" table:style-name="ce21">
            <text:p><text:s/>0,406<text:s/></text:p>
          </table:table-cell>
          <table:table-cell office:value-type="float" office:value="2.6629999999999998" table:style-name="ce21">
            <text:p><text:s/>2,663<text:s/></text:p>
          </table:table-cell>
          <table:table-cell office:value-type="float" office:value="25.404" table:style-name="ce22">
            <text:p><text:s/>25,404<text:s/></text:p>
          </table:table-cell>
          <table:table-cell table:number-columns-repeated="2" table:style-name="ce21"/>
          <table:table-cell office:value-type="float" office:value="0.26600000000000001" table:style-name="ce21">
            <text:p><text:s/>0,266<text:s/></text:p>
          </table:table-cell>
          <table:table-cell table:style-name="ce21"/>
          <table:table-cell office:value-type="float" office:value="25.67" table:style-name="ce22">
            <text:p><text:s/>25,670<text:s/></text:p>
          </table:table-cell>
          <table:table-cell office:value-type="float" office:value="14.782" table:style-name="ce20">
            <text:p><text:s/>14,782<text:s/></text:p>
          </table:table-cell>
          <table:table-cell office:value-type="float" office:value="9.6750000000000007" table:style-name="ce21">
            <text:p><text:s/>9,675<text:s/></text:p>
          </table:table-cell>
          <table:table-cell office:value-type="float" office:value="24.457000000000001" table:style-name="ce22">
            <text:p><text:s/>24,457<text:s/></text:p>
          </table:table-cell>
          <table:table-cell office:value-type="float" office:value="0.92999999999999994" table:style-name="ce21">
            <text:p><text:s/>0,930<text:s/></text:p>
          </table:table-cell>
          <table:table-cell table:style-name="ce21"/>
          <table:table-cell office:value-type="float" office:value="8.1000000000000003E-2" table:style-name="ce21">
            <text:p><text:s/>0,081<text:s/></text:p>
          </table:table-cell>
          <table:table-cell office:value-type="float" office:value="0.112" table:style-name="ce21">
            <text:p><text:s/>0,112<text:s/></text:p>
          </table:table-cell>
          <table:table-cell table:style-name="ce21"/>
          <table:table-cell office:value-type="float" office:value="25.58" table:style-name="ce23">
            <text:p><text:s/>25,580<text:s/></text:p>
          </table:table-cell>
          <table:table-cell office:value-type="float" office:value="9.0000000000003411E-2" table:style-name="ce25">
            <text:p><text:s/>0,090<text:s/></text:p>
          </table:table-cell>
          <table:table-cell table:number-columns-repeated="16344"/>
        </table:table-row>
        <table:table-row table:style-name="ro4">
          <table:table-cell office:value-type="string" table:style-name="ce26">
            <text:p>VWA</text:p>
          </table:table-cell>
          <table:table-cell office:value-type="float" office:value="2010" table:style-name="ce2">
            <text:p>2010</text:p>
          </table:table-cell>
          <table:table-cell office:value-type="string" table:style-name="ce27">
            <text:p>EZ</text:p>
          </table:table-cell>
          <table:table-cell office:value-type="float" office:value="245.17527272727273" table:style-name="ce28">
            <text:p><text:s/>245<text:s/></text:p>
          </table:table-cell>
          <table:table-cell office:value-type="float" office:value="6.1639999999999997" table:style-name="ce20">
            <text:p><text:s/>6,164<text:s/></text:p>
          </table:table-cell>
          <table:table-cell office:value-type="float" office:value="11.157" table:style-name="ce21">
            <text:p><text:s/>11,157<text:s/></text:p>
          </table:table-cell>
          <table:table-cell table:style-name="ce21"/>
          <table:table-cell office:value-type="float" office:value="17.320999999999998" table:style-name="ce22">
            <text:p><text:s/>17,321<text:s/></text:p>
          </table:table-cell>
          <table:table-cell office:value-type="float" office:value="1.2070000000000001" table:style-name="ce21">
            <text:p><text:s/>1,207<text:s/></text:p>
          </table:table-cell>
          <table:table-cell office:value-type="float" office:value="21.141999999999999" table:style-name="ce21">
            <text:p><text:s/>21,142<text:s/></text:p>
          </table:table-cell>
          <table:table-cell office:value-type="float" office:value="31.013999999999999" table:style-name="ce21">
            <text:p><text:s/>31,014<text:s/></text:p>
          </table:table-cell>
          <table:table-cell office:value-type="float" office:value="53.363" table:style-name="ce22">
            <text:p><text:s/>53,363<text:s/></text:p>
          </table:table-cell>
          <table:table-cell office:value-type="float" office:value="70.683999999999997" table:style-name="ce23">
            <text:p><text:s/>70,684<text:s/></text:p>
          </table:table-cell>
          <table:table-cell office:value-type="float" office:value="5.6929999999999996" table:style-name="ce21">
            <text:p><text:s/>5,693<text:s/></text:p>
          </table:table-cell>
          <table:table-cell table:style-name="ce21"/>
          <table:table-cell office:value-type="float" office:value="-5.5229999999999997" table:style-name="ce21">
            <text:p><text:s/>-5,523<text:s/></text:p>
          </table:table-cell>
          <table:table-cell office:value-type="float" office:value="0.16999999999999993" table:style-name="ce22">
            <text:p><text:s/>0,170<text:s/></text:p>
          </table:table-cell>
          <table:table-cell office:value-type="float" office:value="22.425999999999998" table:style-name="ce24">
            <text:p><text:s/>22,426<text:s/></text:p>
          </table:table-cell>
          <table:table-cell office:value-type="float" office:value="10.428000000000001" table:style-name="ce24">
            <text:p><text:s/>10,428<text:s/></text:p>
          </table:table-cell>
          <table:table-cell office:value-type="float" office:value="37.660000000000004" table:style-name="ce24">
            <text:p><text:s/>37,660<text:s/></text:p>
          </table:table-cell>
          <table:table-cell office:value-type="float" office:value="70.683999999999997" table:style-name="ce23">
            <text:p><text:s/>70,684<text:s/></text:p>
          </table:table-cell>
          <table:table-cell office:value-type="float" office:value="41.165999999999997" table:style-name="ce21">
            <text:p><text:s/>41,166<text:s/></text:p>
          </table:table-cell>
          <table:table-cell office:value-type="float" office:value="81.563999999999993" table:style-name="ce21">
            <text:p><text:s/>81,564<text:s/></text:p>
          </table:table-cell>
          <table:table-cell office:value-type="float" office:value="66.549000000000007" table:style-name="ce21">
            <text:p><text:s/>66,549<text:s/></text:p>
          </table:table-cell>
          <table:table-cell office:value-type="float" office:value="189.279" table:style-name="ce22">
            <text:p><text:s/>189,279<text:s/></text:p>
          </table:table-cell>
          <table:table-cell table:style-name="ce21"/>
          <table:table-cell office:value-type="float" office:value="4.5999999999999999E-2" table:style-name="ce21">
            <text:p><text:s/>0,046<text:s/></text:p>
          </table:table-cell>
          <table:table-cell office:value-type="float" office:value="0.42499999999999999" table:style-name="ce21">
            <text:p><text:s/>0,425<text:s/></text:p>
          </table:table-cell>
          <table:table-cell table:style-name="ce21"/>
          <table:table-cell office:value-type="float" office:value="189.75" table:style-name="ce22">
            <text:p><text:s/>189,750<text:s/></text:p>
          </table:table-cell>
          <table:table-cell office:value-type="float" office:value="139.041" table:style-name="ce20">
            <text:p><text:s/>139,041<text:s/></text:p>
          </table:table-cell>
          <table:table-cell office:value-type="float" office:value="49.055" table:style-name="ce21">
            <text:p><text:s/>49,055<text:s/></text:p>
          </table:table-cell>
          <table:table-cell office:value-type="float" office:value="188.096" table:style-name="ce22">
            <text:p><text:s/>188,096<text:s/></text:p>
          </table:table-cell>
          <table:table-cell office:value-type="float" office:value="5.6869999999999994" table:style-name="ce21">
            <text:p><text:s/>5,687<text:s/></text:p>
          </table:table-cell>
          <table:table-cell table:style-name="ce21"/>
          <table:table-cell office:value-type="float" office:value="0.69899999999999995" table:style-name="ce21">
            <text:p><text:s/>0,699<text:s/></text:p>
          </table:table-cell>
          <table:table-cell office:value-type="float" office:value="0.79100000000000004" table:style-name="ce21">
            <text:p><text:s/>0,791<text:s/></text:p>
          </table:table-cell>
          <table:table-cell table:style-name="ce21"/>
          <table:table-cell office:value-type="float" office:value="195.27300000000002" table:style-name="ce23">
            <text:p><text:s/>195,273<text:s/></text:p>
          </table:table-cell>
          <table:table-cell office:value-type="float" office:value="-5.5230000000000246" table:style-name="ce25">
            <text:p><text:s/>-5,523<text:s/></text:p>
          </table:table-cell>
          <table:table-cell table:number-columns-repeated="16344"/>
        </table:table-row>
        <table:table-row table:style-name="ro4">
          <table:table-cell office:value-type="string" table:style-name="ce26">
            <text:p>DRZ</text:p>
          </table:table-cell>
          <table:table-cell office:value-type="float" office:value="2010" table:style-name="ce2">
            <text:p>2010</text:p>
          </table:table-cell>
          <table:table-cell office:value-type="string" table:style-name="ce27">
            <text:p>FIN</text:p>
          </table:table-cell>
          <table:table-cell office:value-type="float" office:value="81" table:style-name="ce28">
            <text:p><text:s/>81<text:s/></text:p>
          </table:table-cell>
          <table:table-cell office:value-type="float" office:value="0.21199999999999999" table:style-name="ce20">
            <text:p><text:s/>0,212<text:s/></text:p>
          </table:table-cell>
          <table:table-cell office:value-type="float" office:value="2.206" table:style-name="ce21">
            <text:p><text:s/>2,206<text:s/></text:p>
          </table:table-cell>
          <table:table-cell table:style-name="ce21"/>
          <table:table-cell office:value-type="float" office:value="2.4180000000000001" table:style-name="ce22">
            <text:p><text:s/>2,418<text:s/></text:p>
          </table:table-cell>
          <table:table-cell table:style-name="ce21"/>
          <table:table-cell office:value-type="float" office:value="1.1200000000000001" table:style-name="ce21">
            <text:p><text:s/>1,120<text:s/></text:p>
          </table:table-cell>
          <table:table-cell office:value-type="float" office:value="4.4989999999999997" table:style-name="ce21">
            <text:p><text:s/>4,499<text:s/></text:p>
          </table:table-cell>
          <table:table-cell office:value-type="float" office:value="5.6189999999999998" table:style-name="ce22">
            <text:p><text:s/>5,619<text:s/></text:p>
          </table:table-cell>
          <table:table-cell office:value-type="float" office:value="8.036999999999999" table:style-name="ce23">
            <text:p><text:s/>8,037<text:s/></text:p>
          </table:table-cell>
          <table:table-cell office:value-type="float" office:value="0.752" table:style-name="ce21">
            <text:p><text:s/>0,752<text:s/></text:p>
          </table:table-cell>
          <table:table-cell table:style-name="ce21"/>
          <table:table-cell office:value-type="float" office:value="5.5E-2" table:style-name="ce21">
            <text:p><text:s/>0,055<text:s/></text:p>
          </table:table-cell>
          <table:table-cell office:value-type="float" office:value="0.80700000000000005" table:style-name="ce22">
            <text:p><text:s/>0,807<text:s/></text:p>
          </table:table-cell>
          <table:table-cell office:value-type="float" office:value="3.2629999999999999" table:style-name="ce24">
            <text:p><text:s/>3,263<text:s/></text:p>
          </table:table-cell>
          <table:table-cell office:value-type="float" office:value="0.32" table:style-name="ce24">
            <text:p><text:s/>0,320<text:s/></text:p>
          </table:table-cell>
          <table:table-cell office:value-type="float" office:value="3.6470000000000002" table:style-name="ce24">
            <text:p><text:s/>3,647<text:s/></text:p>
          </table:table-cell>
          <table:table-cell office:value-type="float" office:value="8.0370000000000008" table:style-name="ce23">
            <text:p><text:s/>8,037<text:s/></text:p>
          </table:table-cell>
          <table:table-cell office:value-type="float" office:value="0.55200000000000005" table:style-name="ce21">
            <text:p><text:s/>0,552<text:s/></text:p>
          </table:table-cell>
          <table:table-cell office:value-type="float" office:value="11.872" table:style-name="ce21">
            <text:p><text:s/>11,872<text:s/></text:p>
          </table:table-cell>
          <table:table-cell office:value-type="float" office:value="3.3420000000000001" table:style-name="ce21">
            <text:p><text:s/>3,342<text:s/></text:p>
          </table:table-cell>
          <table:table-cell office:value-type="float" office:value="15.766" table:style-name="ce22">
            <text:p><text:s/>15,766<text:s/></text:p>
          </table:table-cell>
          <table:table-cell table:style-name="ce21"/>
          <table:table-cell office:value-type="float" office:value="0.03" table:style-name="ce21">
            <text:p><text:s/>0,030<text:s/></text:p>
          </table:table-cell>
          <table:table-cell table:style-name="ce21"/>
          <table:table-cell office:value-type="float" office:value="0.23799999999999999" table:style-name="ce21">
            <text:p><text:s/>0,238<text:s/></text:p>
          </table:table-cell>
          <table:table-cell office:value-type="float" office:value="16.033999999999999" table:style-name="ce22">
            <text:p><text:s/>16,034<text:s/></text:p>
          </table:table-cell>
          <table:table-cell office:value-type="float" office:value="4.5359999999999996" table:style-name="ce20">
            <text:p><text:s/>4,536<text:s/></text:p>
          </table:table-cell>
          <table:table-cell office:value-type="float" office:value="9.5839999999999996" table:style-name="ce21">
            <text:p><text:s/>9,584<text:s/></text:p>
          </table:table-cell>
          <table:table-cell office:value-type="float" office:value="14.12" table:style-name="ce22">
            <text:p><text:s/>14,120<text:s/></text:p>
          </table:table-cell>
          <table:table-cell office:value-type="float" office:value="0.56499999999999995" table:style-name="ce21">
            <text:p><text:s/>0,565<text:s/></text:p>
          </table:table-cell>
          <table:table-cell table:style-name="ce21"/>
          <table:table-cell office:value-type="float" office:value="1.252" table:style-name="ce21">
            <text:p><text:s/>1,252<text:s/></text:p>
          </table:table-cell>
          <table:table-cell office:value-type="float" office:value="1.9E-2" table:style-name="ce21">
            <text:p><text:s/>0,019<text:s/></text:p>
          </table:table-cell>
          <table:table-cell office:value-type="float" office:value="2.3E-2" table:style-name="ce21">
            <text:p><text:s/>0,023<text:s/></text:p>
          </table:table-cell>
          <table:table-cell office:value-type="float" office:value="15.978999999999999" table:style-name="ce23">
            <text:p><text:s/>15,979<text:s/></text:p>
          </table:table-cell>
          <table:table-cell office:value-type="float" office:value="5.4999999999999716E-2" table:style-name="ce25">
            <text:p><text:s/>0,055<text:s/></text:p>
          </table:table-cell>
          <table:table-cell table:number-columns-repeated="16344"/>
        </table:table-row>
        <table:table-row table:style-name="ro4">
          <table:table-cell office:value-type="string" table:style-name="ce26">
            <text:p>RVOB</text:p>
          </table:table-cell>
          <table:table-cell office:value-type="float" office:value="2010" table:style-name="ce2">
            <text:p>2010</text:p>
          </table:table-cell>
          <table:table-cell office:value-type="string" table:style-name="ce27">
            <text:p>FIN</text:p>
          </table:table-cell>
          <table:table-cell office:value-type="float" office:value="232" table:style-name="ce28">
            <text:p><text:s/>232<text:s/></text:p>
          </table:table-cell>
          <table:table-cell office:value-type="float" office:value="4.2000000000000003E-2" table:style-name="ce20">
            <text:p><text:s/>0,042<text:s/></text:p>
          </table:table-cell>
          <table:table-cell office:value-type="float" office:value="0.71499999999999997" table:style-name="ce21">
            <text:p><text:s/>0,715<text:s/></text:p>
          </table:table-cell>
          <table:table-cell office:value-type="float" office:value="161.90799999999999" table:style-name="ce21">
            <text:p><text:s/>161,908<text:s/></text:p>
          </table:table-cell>
          <table:table-cell office:value-type="float" office:value="162.66499999999999" table:style-name="ce22">
            <text:p><text:s/>162,665<text:s/></text:p>
          </table:table-cell>
          <table:table-cell table:style-name="ce21"/>
          <table:table-cell office:value-type="float" office:value="2.4159999999999999" table:style-name="ce21">
            <text:p><text:s/>2,416<text:s/></text:p>
          </table:table-cell>
          <table:table-cell office:value-type="float" office:value="5.1189999999999998" table:style-name="ce21">
            <text:p><text:s/>5,119<text:s/></text:p>
          </table:table-cell>
          <table:table-cell office:value-type="float" office:value="7.5350000000000001" table:style-name="ce22">
            <text:p><text:s/>7,535<text:s/></text:p>
          </table:table-cell>
          <table:table-cell office:value-type="float" office:value="170.2" table:style-name="ce23">
            <text:p><text:s/>170,200<text:s/></text:p>
          </table:table-cell>
          <table:table-cell office:value-type="float" office:value="3.0830000000000002" table:style-name="ce21">
            <text:p><text:s/>3,083<text:s/></text:p>
          </table:table-cell>
          <table:table-cell table:style-name="ce21"/>
          <table:table-cell office:value-type="float" office:value="1.115" table:style-name="ce21">
            <text:p><text:s/>1,115<text:s/></text:p>
          </table:table-cell>
          <table:table-cell office:value-type="float" office:value="4.1980000000000004" table:style-name="ce22">
            <text:p><text:s/>4,198<text:s/></text:p>
          </table:table-cell>
          <table:table-cell office:value-type="float" office:value="2.161" table:style-name="ce24">
            <text:p><text:s/>2,161<text:s/></text:p>
          </table:table-cell>
          <table:table-cell office:value-type="float" office:value="155.482" table:style-name="ce24">
            <text:p><text:s/>155,482<text:s/></text:p>
          </table:table-cell>
          <table:table-cell office:value-type="float" office:value="8.359" table:style-name="ce24">
            <text:p><text:s/>8,359<text:s/></text:p>
          </table:table-cell>
          <table:table-cell office:value-type="float" office:value="170.20000000000002" table:style-name="ce23">
            <text:p><text:s/>170,200<text:s/></text:p>
          </table:table-cell>
          <table:table-cell office:value-type="float" office:value="22.594999999999999" table:style-name="ce21">
            <text:p><text:s/>22,595<text:s/></text:p>
          </table:table-cell>
          <table:table-cell office:value-type="float" office:value="0.14199999999999999" table:style-name="ce21">
            <text:p><text:s/>0,142<text:s/></text:p>
          </table:table-cell>
          <table:table-cell office:value-type="float" office:value="0.629" table:style-name="ce21">
            <text:p><text:s/>0,629<text:s/></text:p>
          </table:table-cell>
          <table:table-cell office:value-type="float" office:value="23.366" table:style-name="ce22">
            <text:p><text:s/>23,366<text:s/></text:p>
          </table:table-cell>
          <table:table-cell table:style-name="ce21"/>
          <table:table-cell office:value-type="float" office:value="1.9E-2" table:style-name="ce21">
            <text:p><text:s/>0,019<text:s/></text:p>
          </table:table-cell>
          <table:table-cell table:number-columns-repeated="2" table:style-name="ce21"/>
          <table:table-cell office:value-type="float" office:value="23.384999999999998" table:style-name="ce22">
            <text:p><text:s/>23,385<text:s/></text:p>
          </table:table-cell>
          <table:table-cell office:value-type="float" office:value="15.597" table:style-name="ce20">
            <text:p><text:s/>15,597<text:s/></text:p>
          </table:table-cell>
          <table:table-cell office:value-type="float" office:value="5.28" table:style-name="ce21">
            <text:p><text:s/>5,280<text:s/></text:p>
          </table:table-cell>
          <table:table-cell office:value-type="float" office:value="20.876999999999999" table:style-name="ce22">
            <text:p><text:s/>20,877<text:s/></text:p>
          </table:table-cell>
          <table:table-cell office:value-type="float" office:value="0.375" table:style-name="ce21">
            <text:p><text:s/>0,375<text:s/></text:p>
          </table:table-cell>
          <table:table-cell table:style-name="ce21"/>
          <table:table-cell office:value-type="float" office:value="1.002" table:style-name="ce21">
            <text:p><text:s/>1,002<text:s/></text:p>
          </table:table-cell>
          <table:table-cell office:value-type="float" office:value="1.6E-2" table:style-name="ce21">
            <text:p><text:s/>0,016<text:s/></text:p>
          </table:table-cell>
          <table:table-cell table:style-name="ce21"/>
          <table:table-cell office:value-type="float" office:value="22.269999999999996" table:style-name="ce23">
            <text:p><text:s/>22,270<text:s/></text:p>
          </table:table-cell>
          <table:table-cell office:value-type="float" office:value="1.115000000000002" table:style-name="ce25">
            <text:p><text:s/>1,115<text:s/></text:p>
          </table:table-cell>
          <table:table-cell table:number-columns-repeated="16344"/>
        </table:table-row>
        <table:table-row table:style-name="ro4">
          <table:table-cell office:value-type="string" table:style-name="ce30">
            <text:p>ILT</text:p>
          </table:table-cell>
          <table:table-cell office:value-type="float" office:value="2010" table:style-name="ce2">
            <text:p>2010</text:p>
          </table:table-cell>
          <table:table-cell office:value-type="string" table:style-name="ce27">
            <text:p>IenM</text:p>
          </table:table-cell>
          <table:table-cell office:value-type="float" office:value="838.6" table:style-name="ce28">
            <text:p><text:s/>839<text:s/></text:p>
          </table:table-cell>
          <table:table-cell office:value-type="float" office:value="4.6109999999999998" table:style-name="ce20">
            <text:p><text:s/>4,611<text:s/></text:p>
          </table:table-cell>
          <table:table-cell office:value-type="float" office:value="1.4159999999999999" table:style-name="ce21">
            <text:p><text:s/>1,416<text:s/></text:p>
          </table:table-cell>
          <table:table-cell table:style-name="ce21"/>
          <table:table-cell office:value-type="float" office:value="6.0269999999999992" table:style-name="ce22">
            <text:p><text:s/>6,027<text:s/></text:p>
          </table:table-cell>
          <table:table-cell office:value-type="float" office:value="0.26900000000000002" table:style-name="ce21">
            <text:p><text:s/>0,269<text:s/></text:p>
          </table:table-cell>
          <table:table-cell office:value-type="float" office:value="2.2690000000000001" table:style-name="ce21">
            <text:p><text:s/>2,269<text:s/></text:p>
          </table:table-cell>
          <table:table-cell office:value-type="float" office:value="72.908000000000001" table:style-name="ce21">
            <text:p><text:s/>72,908<text:s/></text:p>
          </table:table-cell>
          <table:table-cell office:value-type="float" office:value="75.445999999999998" table:style-name="ce22">
            <text:p><text:s/>75,446<text:s/></text:p>
          </table:table-cell>
          <table:table-cell office:value-type="float" office:value="81.472999999999999" table:style-name="ce23">
            <text:p><text:s/>81,473<text:s/></text:p>
          </table:table-cell>
          <table:table-cell office:value-type="float" office:value="4.1349999999999998" table:style-name="ce21">
            <text:p><text:s/>4,135<text:s/></text:p>
          </table:table-cell>
          <table:table-cell table:style-name="ce21"/>
          <table:table-cell office:value-type="float" office:value="1.294" table:style-name="ce21">
            <text:p><text:s/>1,294<text:s/></text:p>
          </table:table-cell>
          <table:table-cell office:value-type="float" office:value="5.4290000000000003" table:style-name="ce22">
            <text:p><text:s/>5,429<text:s/></text:p>
          </table:table-cell>
          <table:table-cell office:value-type="float" office:value="6.7859999999999996" table:style-name="ce24">
            <text:p><text:s/>6,786<text:s/></text:p>
          </table:table-cell>
          <table:table-cell office:value-type="float" office:value="2.5990000000000002" table:style-name="ce24">
            <text:p><text:s/>2,599<text:s/></text:p>
          </table:table-cell>
          <table:table-cell office:value-type="float" office:value="66.659000000000006" table:style-name="ce24">
            <text:p><text:s/>66,659<text:s/></text:p>
          </table:table-cell>
          <table:table-cell office:value-type="float" office:value="81.473000000000013" table:style-name="ce23">
            <text:p><text:s/>81,473<text:s/></text:p>
          </table:table-cell>
          <table:table-cell office:value-type="float" office:value="89.147999999999996" table:style-name="ce21">
            <text:p><text:s/>89,148<text:s/></text:p>
          </table:table-cell>
          <table:table-cell table:style-name="ce21"/>
          <table:table-cell office:value-type="float" office:value="13.648999999999999" table:style-name="ce21">
            <text:p><text:s/>13,649<text:s/></text:p>
          </table:table-cell>
          <table:table-cell office:value-type="float" office:value="102.797" table:style-name="ce22">
            <text:p><text:s/>102,797<text:s/></text:p>
          </table:table-cell>
          <table:table-cell table:style-name="ce21"/>
          <table:table-cell office:value-type="float" office:value="0.26" table:style-name="ce21">
            <text:p><text:s/>0,260<text:s/></text:p>
          </table:table-cell>
          <table:table-cell office:value-type="float" office:value="2.5979999999999999" table:style-name="ce21">
            <text:p><text:s/>2,598<text:s/></text:p>
          </table:table-cell>
          <table:table-cell table:style-name="ce21"/>
          <table:table-cell office:value-type="float" office:value="105.655" table:style-name="ce22">
            <text:p><text:s/>105,655<text:s/></text:p>
          </table:table-cell>
          <table:table-cell office:value-type="float" office:value="73.308000000000007" table:style-name="ce20">
            <text:p><text:s/>73,308<text:s/></text:p>
          </table:table-cell>
          <table:table-cell office:value-type="float" office:value="22.788" table:style-name="ce21">
            <text:p><text:s/>22,788<text:s/></text:p>
          </table:table-cell>
          <table:table-cell office:value-type="float" office:value="96.096000000000004" table:style-name="ce22">
            <text:p><text:s/>96,096<text:s/></text:p>
          </table:table-cell>
          <table:table-cell office:value-type="float" office:value="2.7170000000000001" table:style-name="ce21">
            <text:p><text:s/>2,717<text:s/></text:p>
          </table:table-cell>
          <table:table-cell office:value-type="float" office:value="5.4290000000000003" table:style-name="ce21">
            <text:p><text:s/>5,429<text:s/></text:p>
          </table:table-cell>
          <table:table-cell table:style-name="ce21"/>
          <table:table-cell office:value-type="float" office:value="0.105" table:style-name="ce21">
            <text:p><text:s/>0,105<text:s/></text:p>
          </table:table-cell>
          <table:table-cell office:value-type="float" office:value="1.2999999999999999E-2" table:style-name="ce21">
            <text:p><text:s/>0,013<text:s/></text:p>
          </table:table-cell>
          <table:table-cell office:value-type="float" office:value="104.36000000000001" table:style-name="ce23">
            <text:p><text:s/>104,360<text:s/></text:p>
          </table:table-cell>
          <table:table-cell office:value-type="float" office:value="1.2949999999999875" table:style-name="ce25">
            <text:p><text:s/>1,295<text:s/></text:p>
          </table:table-cell>
          <table:table-cell table:number-columns-repeated="16344"/>
        </table:table-row>
        <table:table-row table:style-name="ro4">
          <table:table-cell office:value-type="string" table:style-name="ce26">
            <text:p>KNMI</text:p>
          </table:table-cell>
          <table:table-cell office:value-type="float" office:value="2010" table:style-name="ce2">
            <text:p>2010</text:p>
          </table:table-cell>
          <table:table-cell office:value-type="string" table:style-name="ce27">
            <text:p>IenM</text:p>
          </table:table-cell>
          <table:table-cell office:value-type="float" office:value="426" table:style-name="ce28">
            <text:p><text:s/>426<text:s/></text:p>
          </table:table-cell>
          <table:table-cell table:style-name="ce20"/>
          <table:table-cell office:value-type="float" office:value="8.6430000000000007" table:style-name="ce21">
            <text:p><text:s/>8,643<text:s/></text:p>
          </table:table-cell>
          <table:table-cell table:style-name="ce21"/>
          <table:table-cell office:value-type="float" office:value="8.6430000000000007" table:style-name="ce22">
            <text:p><text:s/>8,643<text:s/></text:p>
          </table:table-cell>
          <table:table-cell office:value-type="float" office:value="1.3360000000000001" table:style-name="ce21">
            <text:p><text:s/>1,336<text:s/></text:p>
          </table:table-cell>
          <table:table-cell office:value-type="float" office:value="5.0369999999999999" table:style-name="ce21">
            <text:p><text:s/>5,037<text:s/></text:p>
          </table:table-cell>
          <table:table-cell office:value-type="float" office:value="19.350000000000001" table:style-name="ce21">
            <text:p><text:s/>19,350<text:s/></text:p>
          </table:table-cell>
          <table:table-cell office:value-type="float" office:value="25.723000000000003" table:style-name="ce22">
            <text:p><text:s/>25,723<text:s/></text:p>
          </table:table-cell>
          <table:table-cell office:value-type="float" office:value="34.366" table:style-name="ce23">
            <text:p><text:s/>34,366<text:s/></text:p>
          </table:table-cell>
          <table:table-cell office:value-type="float" office:value="1.8560000000000001" table:style-name="ce21">
            <text:p><text:s/>1,856<text:s/></text:p>
          </table:table-cell>
          <table:table-cell table:number-columns-repeated="2" table:style-name="ce21"/>
          <table:table-cell office:value-type="float" office:value="1.8560000000000001" table:style-name="ce22">
            <text:p><text:s/>1,856<text:s/></text:p>
          </table:table-cell>
          <table:table-cell office:value-type="float" office:value="1.1659999999999999" table:style-name="ce24">
            <text:p><text:s/>1,166<text:s/></text:p>
          </table:table-cell>
          <table:table-cell office:value-type="float" office:value="6.1130000000000004" table:style-name="ce24">
            <text:p><text:s/>6,113<text:s/></text:p>
          </table:table-cell>
          <table:table-cell office:value-type="float" office:value="25.231000000000002" table:style-name="ce24">
            <text:p><text:s/>25,231<text:s/></text:p>
          </table:table-cell>
          <table:table-cell office:value-type="float" office:value="34.366" table:style-name="ce23">
            <text:p><text:s/>34,366<text:s/></text:p>
          </table:table-cell>
          <table:table-cell office:value-type="float" office:value="38.088999999999999" table:style-name="ce21">
            <text:p><text:s/>38,089<text:s/></text:p>
          </table:table-cell>
          <table:table-cell office:value-type="float" office:value="0.88700000000000001" table:style-name="ce21">
            <text:p><text:s/>0,887<text:s/></text:p>
          </table:table-cell>
          <table:table-cell office:value-type="float" office:value="18.911999999999999" table:style-name="ce21">
            <text:p><text:s/>18,912<text:s/></text:p>
          </table:table-cell>
          <table:table-cell office:value-type="float" office:value="57.887999999999998" table:style-name="ce22">
            <text:p><text:s/>57,888<text:s/></text:p>
          </table:table-cell>
          <table:table-cell table:style-name="ce21"/>
          <table:table-cell office:value-type="float" office:value="1E-3" table:style-name="ce21">
            <text:p><text:s/>0,001<text:s/></text:p>
          </table:table-cell>
          <table:table-cell office:value-type="float" office:value="0.22500000000000001" table:style-name="ce21">
            <text:p><text:s/>0,225<text:s/></text:p>
          </table:table-cell>
          <table:table-cell table:style-name="ce21"/>
          <table:table-cell office:value-type="float" office:value="58.113999999999997" table:style-name="ce22">
            <text:p><text:s/>58,114<text:s/></text:p>
          </table:table-cell>
          <table:table-cell office:value-type="float" office:value="34.247999999999998" table:style-name="ce20">
            <text:p><text:s/>34,248<text:s/></text:p>
          </table:table-cell>
          <table:table-cell office:value-type="float" office:value="21.675000000000001" table:style-name="ce21">
            <text:p><text:s/>21,675<text:s/></text:p>
          </table:table-cell>
          <table:table-cell office:value-type="float" office:value="55.923000000000002" table:style-name="ce22">
            <text:p><text:s/>55,923<text:s/></text:p>
          </table:table-cell>
          <table:table-cell office:value-type="float" office:value="2.036" table:style-name="ce21">
            <text:p><text:s/>2,036<text:s/></text:p>
          </table:table-cell>
          <table:table-cell table:style-name="ce21"/>
          <table:table-cell office:value-type="float" office:value="5.8000000000000003E-2" table:style-name="ce21">
            <text:p><text:s/>0,058<text:s/></text:p>
          </table:table-cell>
          <table:table-cell office:value-type="float" office:value="0.152" table:style-name="ce21">
            <text:p><text:s/>0,152<text:s/></text:p>
          </table:table-cell>
          <table:table-cell table:style-name="ce21"/>
          <table:table-cell office:value-type="float" office:value="58.169000000000004" table:style-name="ce23">
            <text:p><text:s/>58,169<text:s/></text:p>
          </table:table-cell>
          <table:table-cell office:value-type="float" office:value="-5.5000000000006821E-2" table:style-name="ce25">
            <text:p><text:s/>-0,055<text:s/></text:p>
          </table:table-cell>
          <table:table-cell table:number-columns-repeated="16344"/>
        </table:table-row>
        <table:table-row table:style-name="ro4">
          <table:table-cell office:value-type="string" table:style-name="ce26">
            <text:p>NEA</text:p>
          </table:table-cell>
          <table:table-cell office:value-type="float" office:value="2010" table:style-name="ce2">
            <text:p>2010</text:p>
          </table:table-cell>
          <table:table-cell office:value-type="string" table:style-name="ce27">
            <text:p>IenM</text:p>
          </table:table-cell>
          <table:table-cell office:value-type="float" office:value="41.67" table:style-name="ce28">
            <text:p><text:s/>42<text:s/></text:p>
          </table:table-cell>
          <table:table-cell office:value-type="float" office:value="1.155" table:style-name="ce20">
            <text:p><text:s/>1,155<text:s/></text:p>
          </table:table-cell>
          <table:table-cell office:value-type="float" office:value="1.4E-2" table:style-name="ce21">
            <text:p><text:s/>0,014<text:s/></text:p>
          </table:table-cell>
          <table:table-cell table:style-name="ce21"/>
          <table:table-cell office:value-type="float" office:value="1.169" table:style-name="ce22">
            <text:p><text:s/>1,169<text:s/></text:p>
          </table:table-cell>
          <table:table-cell office:value-type="float" office:value="0.01" table:style-name="ce21">
            <text:p><text:s/>0,010<text:s/></text:p>
          </table:table-cell>
          <table:table-cell table:style-name="ce21"/>
          <table:table-cell office:value-type="float" office:value="1.353" table:style-name="ce21">
            <text:p><text:s/>1,353<text:s/></text:p>
          </table:table-cell>
          <table:table-cell office:value-type="float" office:value="1.363" table:style-name="ce22">
            <text:p><text:s/>1,363<text:s/></text:p>
          </table:table-cell>
          <table:table-cell office:value-type="float" office:value="2.532" table:style-name="ce23">
            <text:p><text:s/>2,532<text:s/></text:p>
          </table:table-cell>
          <table:table-cell office:value-type="float" office:value="0.23699999999999999" table:style-name="ce21">
            <text:p><text:s/>0,237<text:s/></text:p>
          </table:table-cell>
          <table:table-cell table:style-name="ce21"/>
          <table:table-cell office:value-type="float" office:value="0.435" table:style-name="ce21">
            <text:p><text:s/>0,435<text:s/></text:p>
          </table:table-cell>
          <table:table-cell office:value-type="float" office:value="0.67199999999999993" table:style-name="ce22">
            <text:p><text:s/>0,672<text:s/></text:p>
          </table:table-cell>
          <table:table-cell table:number-columns-repeated="2" table:style-name="ce24"/>
          <table:table-cell office:value-type="float" office:value="1.86" table:style-name="ce24">
            <text:p><text:s/>1,860<text:s/></text:p>
          </table:table-cell>
          <table:table-cell office:value-type="float" office:value="2.532" table:style-name="ce23">
            <text:p><text:s/>2,532<text:s/></text:p>
          </table:table-cell>
          <table:table-cell office:value-type="float" office:value="6.7729999999999997" table:style-name="ce21">
            <text:p><text:s/>6,773<text:s/></text:p>
          </table:table-cell>
          <table:table-cell office:value-type="float" office:value="4.0000000000000001E-3" table:style-name="ce21">
            <text:p><text:s/>0,004<text:s/></text:p>
          </table:table-cell>
          <table:table-cell table:style-name="ce21"/>
          <table:table-cell office:value-type="float" office:value="6.7769999999999992" table:style-name="ce22">
            <text:p><text:s/>6,777<text:s/></text:p>
          </table:table-cell>
          <table:table-cell table:number-columns-repeated="3" table:style-name="ce21"/>
          <table:table-cell office:value-type="float" office:value="3.0000000000000001E-3" table:style-name="ce21">
            <text:p><text:s/>0,003<text:s/></text:p>
          </table:table-cell>
          <table:table-cell office:value-type="float" office:value="6.7799999999999994" table:style-name="ce22">
            <text:p><text:s/>6,780<text:s/></text:p>
          </table:table-cell>
          <table:table-cell office:value-type="float" office:value="4.5030000000000001" table:style-name="ce20">
            <text:p><text:s/>4,503<text:s/></text:p>
          </table:table-cell>
          <table:table-cell office:value-type="float" office:value="1.7609999999999999" table:style-name="ce21">
            <text:p><text:s/>1,761<text:s/></text:p>
          </table:table-cell>
          <table:table-cell office:value-type="float" office:value="6.2640000000000002" table:style-name="ce22">
            <text:p><text:s/>6,264<text:s/></text:p>
          </table:table-cell>
          <table:table-cell office:value-type="float" office:value="7.6999999999999999E-2" table:style-name="ce21">
            <text:p><text:s/>0,077<text:s/></text:p>
          </table:table-cell>
          <table:table-cell table:number-columns-repeated="2" table:style-name="ce21"/>
          <table:table-cell office:value-type="float" office:value="4.0000000000000001E-3" table:style-name="ce21">
            <text:p><text:s/>0,004<text:s/></text:p>
          </table:table-cell>
          <table:table-cell table:style-name="ce21"/>
          <table:table-cell office:value-type="float" office:value="6.3449999999999998" table:style-name="ce23">
            <text:p><text:s/>6,345<text:s/></text:p>
          </table:table-cell>
          <table:table-cell office:value-type="float" office:value="0.43499999999999961" table:style-name="ce25">
            <text:p><text:s/>0,435<text:s/></text:p>
          </table:table-cell>
          <table:table-cell table:number-columns-repeated="16344"/>
        </table:table-row>
        <table:table-row table:style-name="ro4">
          <table:table-cell office:value-type="string" table:style-name="ce26">
            <text:p>RWS</text:p>
          </table:table-cell>
          <table:table-cell office:value-type="float" office:value="2010" table:style-name="ce2">
            <text:p>2010</text:p>
          </table:table-cell>
          <table:table-cell office:value-type="string" table:style-name="ce27">
            <text:p>IenM</text:p>
          </table:table-cell>
          <table:table-cell office:value-type="float" office:value="9298" table:style-name="ce28">
            <text:p><text:s/>9.298<text:s/></text:p>
          </table:table-cell>
          <table:table-cell office:value-type="float" office:value="4.133" table:style-name="ce20">
            <text:p><text:s/>4,133<text:s/></text:p>
          </table:table-cell>
          <table:table-cell office:value-type="float" office:value="286.02999999999997" table:style-name="ce21">
            <text:p><text:s/>286,030<text:s/></text:p>
          </table:table-cell>
          <table:table-cell office:value-type="float" office:value="112.587" table:style-name="ce21">
            <text:p><text:s/>112,587<text:s/></text:p>
          </table:table-cell>
          <table:table-cell office:value-type="float" office:value="402.74999999999994" table:style-name="ce22">
            <text:p><text:s/>402,750<text:s/></text:p>
          </table:table-cell>
          <table:table-cell office:value-type="float" office:value="9116.2549999999992" table:style-name="ce21">
            <text:p><text:s/>9.116,255<text:s/></text:p>
          </table:table-cell>
          <table:table-cell office:value-type="float" office:value="80.308000000000007" table:style-name="ce21">
            <text:p><text:s/>80,308<text:s/></text:p>
          </table:table-cell>
          <table:table-cell office:value-type="float" office:value="432.59300000000002" table:style-name="ce21">
            <text:p><text:s/>432,593<text:s/></text:p>
          </table:table-cell>
          <table:table-cell office:value-type="float" office:value="9629.1560000000009" table:style-name="ce22">
            <text:p><text:s/>9.629,156<text:s/></text:p>
          </table:table-cell>
          <table:table-cell office:value-type="float" office:value="10031.906000000001" table:style-name="ce23">
            <text:p><text:s/>10.031,906<text:s/></text:p>
          </table:table-cell>
          <table:table-cell office:value-type="float" office:value="77.317999999999998" table:style-name="ce21">
            <text:p><text:s/>77,318<text:s/></text:p>
          </table:table-cell>
          <table:table-cell table:number-columns-repeated="2" table:style-name="ce21"/>
          <table:table-cell office:value-type="float" office:value="77.317999999999998" table:style-name="ce22">
            <text:p><text:s/>77,318<text:s/></text:p>
          </table:table-cell>
          <table:table-cell office:value-type="float" office:value="1.875" table:style-name="ce24">
            <text:p><text:s/>1,875<text:s/></text:p>
          </table:table-cell>
          <table:table-cell office:value-type="float" office:value="235.86" table:style-name="ce24">
            <text:p><text:s/>235,860<text:s/></text:p>
          </table:table-cell>
          <table:table-cell office:value-type="float" office:value="9716.8529999999992" table:style-name="ce24">
            <text:p><text:s/>9.716,853<text:s/></text:p>
          </table:table-cell>
          <table:table-cell office:value-type="float" office:value="10031.905999999999" table:style-name="ce23">
            <text:p><text:s/>10.031,906<text:s/></text:p>
          </table:table-cell>
          <table:table-cell office:value-type="float" office:value="2409.8809999999999" table:style-name="ce21">
            <text:p><text:s/>2.409,881<text:s/></text:p>
          </table:table-cell>
          <table:table-cell office:value-type="float" office:value="33.457999999999998" table:style-name="ce21">
            <text:p><text:s/>33,458<text:s/></text:p>
          </table:table-cell>
          <table:table-cell office:value-type="float" office:value="114.004" table:style-name="ce21">
            <text:p><text:s/>114,004<text:s/></text:p>
          </table:table-cell>
          <table:table-cell office:value-type="float" office:value="2557.3429999999998" table:style-name="ce22">
            <text:p><text:s/>2.557,343<text:s/></text:p>
          </table:table-cell>
          <table:table-cell table:style-name="ce21"/>
          <table:table-cell office:value-type="float" office:value="0.83799999999999997" table:style-name="ce21">
            <text:p><text:s/>0,838<text:s/></text:p>
          </table:table-cell>
          <table:table-cell office:value-type="float" office:value="1.099" table:style-name="ce21">
            <text:p><text:s/>1,099<text:s/></text:p>
          </table:table-cell>
          <table:table-cell office:value-type="float" office:value="10.709" table:style-name="ce21">
            <text:p><text:s/>10,709<text:s/></text:p>
          </table:table-cell>
          <table:table-cell office:value-type="float" office:value="2569.989" table:style-name="ce22">
            <text:p><text:s/>2.569,989<text:s/></text:p>
          </table:table-cell>
          <table:table-cell office:value-type="float" office:value="765.99699999999996" table:style-name="ce20">
            <text:p><text:s/>765,997<text:s/></text:p>
          </table:table-cell>
          <table:table-cell office:value-type="float" office:value="312.00900000000001" table:style-name="ce21">
            <text:p><text:s/>312,009<text:s/></text:p>
          </table:table-cell>
          <table:table-cell office:value-type="float" office:value="1078.0059999999999" table:style-name="ce22">
            <text:p><text:s/>1.078,006<text:s/></text:p>
          </table:table-cell>
          <table:table-cell office:value-type="float" office:value="52.317" table:style-name="ce21">
            <text:p><text:s/>52,317<text:s/></text:p>
          </table:table-cell>
          <table:table-cell office:value-type="float" office:value="1398.066" table:style-name="ce21">
            <text:p><text:s/>1.398,066<text:s/></text:p>
          </table:table-cell>
          <table:table-cell table:style-name="ce21"/>
          <table:table-cell office:value-type="float" office:value="9.0350000000000001" table:style-name="ce21">
            <text:p><text:s/>9,035<text:s/></text:p>
          </table:table-cell>
          <table:table-cell office:value-type="float" office:value="3.8039999999999998" table:style-name="ce21">
            <text:p><text:s/>3,804<text:s/></text:p>
          </table:table-cell>
          <table:table-cell office:value-type="float" office:value="2541.2280000000001" table:style-name="ce23">
            <text:p><text:s/>2.541,228<text:s/></text:p>
          </table:table-cell>
          <table:table-cell office:value-type="float" office:value="28.760999999999967" table:style-name="ce25">
            <text:p><text:s/>28,761<text:s/></text:p>
          </table:table-cell>
          <table:table-cell table:number-columns-repeated="16344"/>
        </table:table-row>
        <table:table-row table:style-name="ro4">
          <table:table-cell office:value-type="string" table:style-name="ce26">
            <text:p>DUO</text:p>
          </table:table-cell>
          <table:table-cell office:value-type="float" office:value="2010" table:style-name="ce2">
            <text:p>2010</text:p>
          </table:table-cell>
          <table:table-cell office:value-type="string" table:style-name="ce27">
            <text:p>OCW</text:p>
          </table:table-cell>
          <table:table-cell office:value-type="float" office:value="1788" table:style-name="ce28">
            <text:p><text:s/>1.788<text:s/></text:p>
          </table:table-cell>
          <table:table-cell table:style-name="ce20"/>
          <table:table-cell office:value-type="float" office:value="18.498000000000001" table:style-name="ce21">
            <text:p><text:s/>18,498<text:s/></text:p>
          </table:table-cell>
          <table:table-cell table:style-name="ce21"/>
          <table:table-cell office:value-type="float" office:value="18.498000000000001" table:style-name="ce22">
            <text:p><text:s/>18,498<text:s/></text:p>
          </table:table-cell>
          <table:table-cell table:style-name="ce21"/>
          <table:table-cell office:value-type="float" office:value="8.5459999999999994" table:style-name="ce21">
            <text:p><text:s/>8,546<text:s/></text:p>
          </table:table-cell>
          <table:table-cell office:value-type="float" office:value="69.253" table:style-name="ce21">
            <text:p><text:s/>69,253<text:s/></text:p>
          </table:table-cell>
          <table:table-cell office:value-type="float" office:value="77.799000000000007" table:style-name="ce22">
            <text:p><text:s/>77,799<text:s/></text:p>
          </table:table-cell>
          <table:table-cell office:value-type="float" office:value="96.297000000000011" table:style-name="ce23">
            <text:p><text:s/>96,297<text:s/></text:p>
          </table:table-cell>
          <table:table-cell office:value-type="float" office:value="2.4180000000000001" table:style-name="ce21">
            <text:p><text:s/>2,418<text:s/></text:p>
          </table:table-cell>
          <table:table-cell table:style-name="ce21"/>
          <table:table-cell office:value-type="float" office:value="-1.5840000000000001" table:style-name="ce21">
            <text:p><text:s/>-1,584<text:s/></text:p>
          </table:table-cell>
          <table:table-cell office:value-type="float" office:value="0.83400000000000007" table:style-name="ce22">
            <text:p><text:s/>0,834<text:s/></text:p>
          </table:table-cell>
          <table:table-cell office:value-type="float" office:value="5.6280000000000001" table:style-name="ce24">
            <text:p><text:s/>5,628<text:s/></text:p>
          </table:table-cell>
          <table:table-cell office:value-type="float" office:value="1.8859999999999999" table:style-name="ce24">
            <text:p><text:s/>1,886<text:s/></text:p>
          </table:table-cell>
          <table:table-cell office:value-type="float" office:value="87.948999999999998" table:style-name="ce24">
            <text:p><text:s/>87,949<text:s/></text:p>
          </table:table-cell>
          <table:table-cell office:value-type="float" office:value="96.296999999999997" table:style-name="ce23">
            <text:p><text:s/>96,297<text:s/></text:p>
          </table:table-cell>
          <table:table-cell office:value-type="float" office:value="231.07" table:style-name="ce21">
            <text:p><text:s/>231,070<text:s/></text:p>
          </table:table-cell>
          <table:table-cell office:value-type="float" office:value="11.513999999999999" table:style-name="ce21">
            <text:p><text:s/>11,514<text:s/></text:p>
          </table:table-cell>
          <table:table-cell office:value-type="float" office:value="9.3030000000000008" table:style-name="ce21">
            <text:p><text:s/>9,303<text:s/></text:p>
          </table:table-cell>
          <table:table-cell office:value-type="float" office:value="251.887" table:style-name="ce22">
            <text:p><text:s/>251,887<text:s/></text:p>
          </table:table-cell>
          <table:table-cell table:style-name="ce21"/>
          <table:table-cell office:value-type="float" office:value="0.10100000000000001" table:style-name="ce21">
            <text:p><text:s/>0,101<text:s/></text:p>
          </table:table-cell>
          <table:table-cell office:value-type="float" office:value="0.25900000000000001" table:style-name="ce21">
            <text:p><text:s/>0,259<text:s/></text:p>
          </table:table-cell>
          <table:table-cell office:value-type="float" office:value="1.732" table:style-name="ce21">
            <text:p><text:s/>1,732<text:s/></text:p>
          </table:table-cell>
          <table:table-cell office:value-type="float" office:value="253.97899999999998" table:style-name="ce22">
            <text:p><text:s/>253,979<text:s/></text:p>
          </table:table-cell>
          <table:table-cell office:value-type="float" office:value="119.566" table:style-name="ce20">
            <text:p><text:s/>119,566<text:s/></text:p>
          </table:table-cell>
          <table:table-cell office:value-type="float" office:value="125.834" table:style-name="ce21">
            <text:p><text:s/>125,834<text:s/></text:p>
          </table:table-cell>
          <table:table-cell office:value-type="float" office:value="245.4" table:style-name="ce22">
            <text:p><text:s/>245,400<text:s/></text:p>
          </table:table-cell>
          <table:table-cell office:value-type="float" office:value="9.9149999999999991" table:style-name="ce21">
            <text:p><text:s/>9,915<text:s/></text:p>
          </table:table-cell>
          <table:table-cell table:style-name="ce21"/>
          <table:table-cell office:value-type="float" office:value="0.16500000000000001" table:style-name="ce21">
            <text:p><text:s/>0,165<text:s/></text:p>
          </table:table-cell>
          <table:table-cell office:value-type="float" office:value="8.3000000000000004E-2" table:style-name="ce21">
            <text:p><text:s/>0,083<text:s/></text:p>
          </table:table-cell>
          <table:table-cell table:style-name="ce21"/>
          <table:table-cell office:value-type="float" office:value="255.56299999999999" table:style-name="ce23">
            <text:p><text:s/>255,563<text:s/></text:p>
          </table:table-cell>
          <table:table-cell office:value-type="float" office:value="-1.5840000000000032" table:style-name="ce25">
            <text:p><text:s/>-1,584<text:s/></text:p>
          </table:table-cell>
          <table:table-cell table:number-columns-repeated="16344"/>
        </table:table-row>
        <table:table-row table:style-name="ro4">
          <table:table-cell office:value-type="string" table:style-name="ce26">
            <text:p>NA</text:p>
          </table:table-cell>
          <table:table-cell office:value-type="float" office:value="2010" table:style-name="ce2">
            <text:p>2010</text:p>
          </table:table-cell>
          <table:table-cell office:value-type="string" table:style-name="ce27">
            <text:p>OCW</text:p>
          </table:table-cell>
          <table:table-cell office:value-type="float" office:value="127.08" table:style-name="ce28">
            <text:p><text:s/>127<text:s/></text:p>
          </table:table-cell>
          <table:table-cell table:style-name="ce20"/>
          <table:table-cell office:value-type="float" office:value="10.048" table:style-name="ce21">
            <text:p><text:s/>10,048<text:s/></text:p>
          </table:table-cell>
          <table:table-cell table:style-name="ce21"/>
          <table:table-cell office:value-type="float" office:value="10.048" table:style-name="ce22">
            <text:p><text:s/>10,048<text:s/></text:p>
          </table:table-cell>
          <table:table-cell office:value-type="float" office:value="7.8E-2" table:style-name="ce21">
            <text:p><text:s/>0,078<text:s/></text:p>
          </table:table-cell>
          <table:table-cell office:value-type="float" office:value="0.90900000000000003" table:style-name="ce21">
            <text:p><text:s/>0,909<text:s/></text:p>
          </table:table-cell>
          <table:table-cell office:value-type="float" office:value="7.3019999999999996" table:style-name="ce21">
            <text:p><text:s/>7,302<text:s/></text:p>
          </table:table-cell>
          <table:table-cell office:value-type="float" office:value="8.2889999999999997" table:style-name="ce22">
            <text:p><text:s/>8,289<text:s/></text:p>
          </table:table-cell>
          <table:table-cell office:value-type="float" office:value="18.337" table:style-name="ce23">
            <text:p><text:s/>18,337<text:s/></text:p>
          </table:table-cell>
          <table:table-cell office:value-type="float" office:value="0.56399999999999995" table:style-name="ce21">
            <text:p><text:s/>0,564<text:s/></text:p>
          </table:table-cell>
          <table:table-cell table:style-name="ce21"/>
          <table:table-cell office:value-type="float" office:value="-0.98299999999999998" table:style-name="ce21">
            <text:p><text:s/>-0,983<text:s/></text:p>
          </table:table-cell>
          <table:table-cell office:value-type="float" office:value="-0.41900000000000004" table:style-name="ce22">
            <text:p><text:s/>-0,419<text:s/></text:p>
          </table:table-cell>
          <table:table-cell office:value-type="float" office:value="0.20599999999999999" table:style-name="ce24">
            <text:p><text:s/>0,206<text:s/></text:p>
          </table:table-cell>
          <table:table-cell office:value-type="float" office:value="0.191" table:style-name="ce24">
            <text:p><text:s/>0,191<text:s/></text:p>
          </table:table-cell>
          <table:table-cell office:value-type="float" office:value="18.358999999999998" table:style-name="ce24">
            <text:p><text:s/>18,359<text:s/></text:p>
          </table:table-cell>
          <table:table-cell office:value-type="float" office:value="18.337" table:style-name="ce23">
            <text:p><text:s/>18,337<text:s/></text:p>
          </table:table-cell>
          <table:table-cell office:value-type="float" office:value="22.175999999999998" table:style-name="ce21">
            <text:p><text:s/>22,176<text:s/></text:p>
          </table:table-cell>
          <table:table-cell office:value-type="float" office:value="0.19700000000000001" table:style-name="ce21">
            <text:p><text:s/>0,197<text:s/></text:p>
          </table:table-cell>
          <table:table-cell office:value-type="float" office:value="3.3540000000000001" table:style-name="ce21">
            <text:p><text:s/>3,354<text:s/></text:p>
          </table:table-cell>
          <table:table-cell office:value-type="float" office:value="25.726999999999997" table:style-name="ce22">
            <text:p><text:s/>25,727<text:s/></text:p>
          </table:table-cell>
          <table:table-cell table:number-columns-repeated="2" table:style-name="ce21"/>
          <table:table-cell office:value-type="float" office:value="2.6389999999999998" table:style-name="ce21">
            <text:p><text:s/>2,639<text:s/></text:p>
          </table:table-cell>
          <table:table-cell office:value-type="float" office:value="9.0999999999999998E-2" table:style-name="ce21">
            <text:p><text:s/>0,091<text:s/></text:p>
          </table:table-cell>
          <table:table-cell office:value-type="float" office:value="28.456999999999997" table:style-name="ce22">
            <text:p><text:s/>28,457<text:s/></text:p>
          </table:table-cell>
          <table:table-cell office:value-type="float" office:value="10.778" table:style-name="ce20">
            <text:p><text:s/>10,778<text:s/></text:p>
          </table:table-cell>
          <table:table-cell office:value-type="float" office:value="17.332000000000001" table:style-name="ce21">
            <text:p><text:s/>17,332<text:s/></text:p>
          </table:table-cell>
          <table:table-cell office:value-type="float" office:value="28.11" table:style-name="ce22">
            <text:p><text:s/>28,110<text:s/></text:p>
          </table:table-cell>
          <table:table-cell office:value-type="float" office:value="0.85799999999999998" table:style-name="ce21">
            <text:p><text:s/>0,858<text:s/></text:p>
          </table:table-cell>
          <table:table-cell table:number-columns-repeated="2" table:style-name="ce21"/>
          <table:table-cell office:value-type="float" office:value="0.02" table:style-name="ce21">
            <text:p><text:s/>0,020<text:s/></text:p>
          </table:table-cell>
          <table:table-cell office:value-type="float" office:value="0.45200000000000001" table:style-name="ce21">
            <text:p><text:s/>0,452<text:s/></text:p>
          </table:table-cell>
          <table:table-cell office:value-type="float" office:value="29.44" table:style-name="ce23">
            <text:p><text:s/>29,440<text:s/></text:p>
          </table:table-cell>
          <table:table-cell office:value-type="float" office:value="-0.98300000000000409" table:style-name="ce25">
            <text:p><text:s/>-0,983<text:s/></text:p>
          </table:table-cell>
          <table:table-cell table:number-columns-repeated="16344"/>
        </table:table-row>
        <table:table-row table:style-name="ro4">
          <table:table-cell office:value-type="string" table:style-name="ce26">
            <text:p>ASZW</text:p>
          </table:table-cell>
          <table:table-cell office:value-type="float" office:value="2010" table:style-name="ce2">
            <text:p>2010</text:p>
          </table:table-cell>
          <table:table-cell office:value-type="string" table:style-name="ce27">
            <text:p>SZW</text:p>
          </table:table-cell>
          <table:table-cell office:value-type="float" office:value="149" table:style-name="ce28">
            <text:p><text:s/>149<text:s/></text:p>
          </table:table-cell>
          <table:table-cell office:value-type="float" office:value="3.0000000000000001E-3" table:style-name="ce20">
            <text:p><text:s/>0,003<text:s/></text:p>
          </table:table-cell>
          <table:table-cell office:value-type="float" office:value="2E-3" table:style-name="ce21">
            <text:p><text:s/>0,002<text:s/></text:p>
          </table:table-cell>
          <table:table-cell table:style-name="ce21"/>
          <table:table-cell office:value-type="float" office:value="5.0000000000000001E-3" table:style-name="ce22">
            <text:p><text:s/>0,005<text:s/></text:p>
          </table:table-cell>
          <table:table-cell table:style-name="ce21"/>
          <table:table-cell office:value-type="float" office:value="0.78600000000000003" table:style-name="ce21">
            <text:p><text:s/>0,786<text:s/></text:p>
          </table:table-cell>
          <table:table-cell office:value-type="float" office:value="8.2889999999999997" table:style-name="ce21">
            <text:p><text:s/>8,289<text:s/></text:p>
          </table:table-cell>
          <table:table-cell office:value-type="float" office:value="9.0749999999999993" table:style-name="ce22">
            <text:p><text:s/>9,075<text:s/></text:p>
          </table:table-cell>
          <table:table-cell office:value-type="float" office:value="9.08" table:style-name="ce23">
            <text:p><text:s/>9,080<text:s/></text:p>
          </table:table-cell>
          <table:table-cell office:value-type="float" office:value="1.98" table:style-name="ce21">
            <text:p><text:s/>1,980<text:s/></text:p>
          </table:table-cell>
          <table:table-cell table:style-name="ce21"/>
          <table:table-cell office:value-type="float" office:value="0.40200000000000002" table:style-name="ce21">
            <text:p><text:s/>0,402<text:s/></text:p>
          </table:table-cell>
          <table:table-cell office:value-type="float" office:value="2.3820000000000001" table:style-name="ce22">
            <text:p><text:s/>2,382<text:s/></text:p>
          </table:table-cell>
          <table:table-cell office:value-type="float" office:value="3.3000000000000002E-2" table:style-name="ce24">
            <text:p><text:s/>0,033<text:s/></text:p>
          </table:table-cell>
          <table:table-cell table:style-name="ce24"/>
          <table:table-cell office:value-type="float" office:value="6.665" table:style-name="ce24">
            <text:p><text:s/>6,665<text:s/></text:p>
          </table:table-cell>
          <table:table-cell office:value-type="float" office:value="9.08" table:style-name="ce23">
            <text:p><text:s/>9,080<text:s/></text:p>
          </table:table-cell>
          <table:table-cell office:value-type="float" office:value="13.298999999999999" table:style-name="ce21">
            <text:p><text:s/>13,299<text:s/></text:p>
          </table:table-cell>
          <table:table-cell office:value-type="float" office:value="1.4670000000000001" table:style-name="ce21">
            <text:p><text:s/>1,467<text:s/></text:p>
          </table:table-cell>
          <table:table-cell table:style-name="ce21"/>
          <table:table-cell office:value-type="float" office:value="14.766" table:style-name="ce22">
            <text:p><text:s/>14,766<text:s/></text:p>
          </table:table-cell>
          <table:table-cell office:value-type="float" office:value="4.0659999999999998" table:style-name="ce21">
            <text:p><text:s/>4,066<text:s/></text:p>
          </table:table-cell>
          <table:table-cell office:value-type="float" office:value="1.6E-2" table:style-name="ce21">
            <text:p><text:s/>0,016<text:s/></text:p>
          </table:table-cell>
          <table:table-cell table:style-name="ce21"/>
          <table:table-cell office:value-type="float" office:value="0.23400000000000001" table:style-name="ce21">
            <text:p><text:s/>0,234<text:s/></text:p>
          </table:table-cell>
          <table:table-cell office:value-type="float" office:value="19.082000000000001" table:style-name="ce22">
            <text:p><text:s/>19,082<text:s/></text:p>
          </table:table-cell>
          <table:table-cell office:value-type="float" office:value="11.916" table:style-name="ce20">
            <text:p><text:s/>11,916<text:s/></text:p>
          </table:table-cell>
          <table:table-cell office:value-type="float" office:value="6.1269999999999998" table:style-name="ce21">
            <text:p><text:s/>6,127<text:s/></text:p>
          </table:table-cell>
          <table:table-cell office:value-type="float" office:value="18.042999999999999" table:style-name="ce22">
            <text:p><text:s/>18,043<text:s/></text:p>
          </table:table-cell>
          <table:table-cell office:value-type="float" office:value="0.61299999999999999" table:style-name="ce21">
            <text:p><text:s/>0,613<text:s/></text:p>
          </table:table-cell>
          <table:table-cell table:style-name="ce21"/>
          <table:table-cell office:value-type="float" office:value="2.4E-2" table:style-name="ce21">
            <text:p><text:s/>0,024<text:s/></text:p>
          </table:table-cell>
          <table:table-cell table:number-columns-repeated="2" table:style-name="ce21"/>
          <table:table-cell office:value-type="float" office:value="18.68" table:style-name="ce23">
            <text:p><text:s/>18,680<text:s/></text:p>
          </table:table-cell>
          <table:table-cell office:value-type="float" office:value="0.40200000000000102" table:style-name="ce25">
            <text:p><text:s/>0,402<text:s/></text:p>
          </table:table-cell>
          <table:table-cell table:number-columns-repeated="16344"/>
        </table:table-row>
        <table:table-row table:style-name="ro4">
          <table:table-cell office:value-type="string" table:style-name="ce26">
            <text:p>IWI</text:p>
          </table:table-cell>
          <table:table-cell office:value-type="float" office:value="2010" table:style-name="ce2">
            <text:p>2010</text:p>
          </table:table-cell>
          <table:table-cell office:value-type="string" table:style-name="ce27">
            <text:p>SZW</text:p>
          </table:table-cell>
          <table:table-cell office:value-type="float" office:value="125.7" table:style-name="ce28">
            <text:p><text:s/>126<text:s/></text:p>
          </table:table-cell>
          <table:table-cell office:value-type="float" office:value="0.27300000000000002" table:style-name="ce20">
            <text:p><text:s/>0,273<text:s/></text:p>
          </table:table-cell>
          <table:table-cell office:value-type="float" office:value="0.13100000000000001" table:style-name="ce21">
            <text:p><text:s/>0,131<text:s/></text:p>
          </table:table-cell>
          <table:table-cell table:style-name="ce21"/>
          <table:table-cell office:value-type="float" office:value="0.40400000000000003" table:style-name="ce22">
            <text:p><text:s/>0,404<text:s/></text:p>
          </table:table-cell>
          <table:table-cell table:style-name="ce21"/>
          <table:table-cell office:value-type="float" office:value="4.0449999999999999" table:style-name="ce21">
            <text:p><text:s/>4,045<text:s/></text:p>
          </table:table-cell>
          <table:table-cell office:value-type="float" office:value="12.452999999999999" table:style-name="ce21">
            <text:p><text:s/>12,453<text:s/></text:p>
          </table:table-cell>
          <table:table-cell office:value-type="float" office:value="16.497999999999998" table:style-name="ce22">
            <text:p><text:s/>16,498<text:s/></text:p>
          </table:table-cell>
          <table:table-cell office:value-type="float" office:value="16.901999999999997" table:style-name="ce23">
            <text:p><text:s/>16,902<text:s/></text:p>
          </table:table-cell>
          <table:table-cell office:value-type="float" office:value="0.65200000000000002" table:style-name="ce21">
            <text:p><text:s/>0,652<text:s/></text:p>
          </table:table-cell>
          <table:table-cell table:style-name="ce21"/>
          <table:table-cell office:value-type="float" office:value="0.112" table:style-name="ce21">
            <text:p><text:s/>0,112<text:s/></text:p>
          </table:table-cell>
          <table:table-cell office:value-type="float" office:value="0.76400000000000001" table:style-name="ce22">
            <text:p><text:s/>0,764<text:s/></text:p>
          </table:table-cell>
          <table:table-cell office:value-type="float" office:value="8.9039999999999999" table:style-name="ce24">
            <text:p><text:s/>8,904<text:s/></text:p>
          </table:table-cell>
          <table:table-cell table:style-name="ce24"/>
          <table:table-cell office:value-type="float" office:value="7.234" table:style-name="ce24">
            <text:p><text:s/>7,234<text:s/></text:p>
          </table:table-cell>
          <table:table-cell office:value-type="float" office:value="16.902000000000001" table:style-name="ce23">
            <text:p><text:s/>16,902<text:s/></text:p>
          </table:table-cell>
          <table:table-cell office:value-type="float" office:value="12.622" table:style-name="ce21">
            <text:p><text:s/>12,622<text:s/></text:p>
          </table:table-cell>
          <table:table-cell table:number-columns-repeated="2" table:style-name="ce21"/>
          <table:table-cell office:value-type="float" office:value="12.622" table:style-name="ce22">
            <text:p><text:s/>12,622<text:s/></text:p>
          </table:table-cell>
          <table:table-cell table:style-name="ce21"/>
          <table:table-cell office:value-type="float" office:value="7.5999999999999998E-2" table:style-name="ce21">
            <text:p><text:s/>0,076<text:s/></text:p>
          </table:table-cell>
          <table:table-cell office:value-type="float" office:value="0.39900000000000002" table:style-name="ce21">
            <text:p><text:s/>0,399<text:s/></text:p>
          </table:table-cell>
          <table:table-cell table:style-name="ce21"/>
          <table:table-cell office:value-type="float" office:value="13.097000000000001" table:style-name="ce22">
            <text:p><text:s/>13,097<text:s/></text:p>
          </table:table-cell>
          <table:table-cell office:value-type="float" office:value="9.3219999999999992" table:style-name="ce20">
            <text:p><text:s/>9,322<text:s/></text:p>
          </table:table-cell>
          <table:table-cell office:value-type="float" office:value="2.0299999999999998" table:style-name="ce21">
            <text:p><text:s/>2,030<text:s/></text:p>
          </table:table-cell>
          <table:table-cell office:value-type="float" office:value="11.351999999999999" table:style-name="ce22">
            <text:p><text:s/>11,352<text:s/></text:p>
          </table:table-cell>
          <table:table-cell office:value-type="float" office:value="0.12" table:style-name="ce21">
            <text:p><text:s/>0,120<text:s/></text:p>
          </table:table-cell>
          <table:table-cell table:style-name="ce21"/>
          <table:table-cell office:value-type="float" office:value="1.5009999999999999" table:style-name="ce21">
            <text:p><text:s/>1,501<text:s/></text:p>
          </table:table-cell>
          <table:table-cell office:value-type="float" office:value="1.2E-2" table:style-name="ce21">
            <text:p><text:s/>0,012<text:s/></text:p>
          </table:table-cell>
          <table:table-cell table:style-name="ce21"/>
          <table:table-cell office:value-type="float" office:value="12.984999999999998" table:style-name="ce23">
            <text:p><text:s/>12,985<text:s/></text:p>
          </table:table-cell>
          <table:table-cell office:value-type="float" office:value="0.11200000000000365" table:style-name="ce25">
            <text:p><text:s/>0,112<text:s/></text:p>
          </table:table-cell>
          <table:table-cell table:number-columns-repeated="16344"/>
        </table:table-row>
        <table:table-row table:style-name="ro4">
          <table:table-cell office:value-type="string" table:style-name="ce26">
            <text:p>CJIB</text:p>
          </table:table-cell>
          <table:table-cell office:value-type="float" office:value="2010" table:style-name="ce2">
            <text:p>2010</text:p>
          </table:table-cell>
          <table:table-cell office:value-type="string" table:style-name="ce27">
            <text:p>VenJ</text:p>
          </table:table-cell>
          <table:table-cell office:value-type="float" office:value="929" table:style-name="ce28">
            <text:p><text:s/>929<text:s/></text:p>
          </table:table-cell>
          <table:table-cell office:value-type="float" office:value="1.1100000000000001" table:style-name="ce20">
            <text:p><text:s/>1,110<text:s/></text:p>
          </table:table-cell>
          <table:table-cell office:value-type="float" office:value="11.783999999999999" table:style-name="ce21">
            <text:p><text:s/>11,784<text:s/></text:p>
          </table:table-cell>
          <table:table-cell table:style-name="ce21"/>
          <table:table-cell office:value-type="float" office:value="12.893999999999998" table:style-name="ce22">
            <text:p><text:s/>12,894<text:s/></text:p>
          </table:table-cell>
          <table:table-cell table:style-name="ce21"/>
          <table:table-cell office:value-type="float" office:value="19.237000000000002" table:style-name="ce21">
            <text:p><text:s/>19,237<text:s/></text:p>
          </table:table-cell>
          <table:table-cell office:value-type="float" office:value="9.6059999999999999" table:style-name="ce21">
            <text:p><text:s/>9,606<text:s/></text:p>
          </table:table-cell>
          <table:table-cell office:value-type="float" office:value="28.843000000000004" table:style-name="ce22">
            <text:p><text:s/>28,843<text:s/></text:p>
          </table:table-cell>
          <table:table-cell office:value-type="float" office:value="41.737000000000002" table:style-name="ce23">
            <text:p><text:s/>41,737<text:s/></text:p>
          </table:table-cell>
          <table:table-cell office:value-type="float" office:value="0.42099999999999999" table:style-name="ce21">
            <text:p><text:s/>0,421<text:s/></text:p>
          </table:table-cell>
          <table:table-cell table:style-name="ce21"/>
          <table:table-cell office:value-type="float" office:value="1.833" table:style-name="ce21">
            <text:p><text:s/>1,833<text:s/></text:p>
          </table:table-cell>
          <table:table-cell office:value-type="float" office:value="2.254" table:style-name="ce22">
            <text:p><text:s/>2,254<text:s/></text:p>
          </table:table-cell>
          <table:table-cell office:value-type="float" office:value="0.35899999999999999" table:style-name="ce24">
            <text:p><text:s/>0,359<text:s/></text:p>
          </table:table-cell>
          <table:table-cell office:value-type="float" office:value="22.257000000000001" table:style-name="ce24">
            <text:p><text:s/>22,257<text:s/></text:p>
          </table:table-cell>
          <table:table-cell office:value-type="float" office:value="16.867000000000001" table:style-name="ce24">
            <text:p><text:s/>16,867<text:s/></text:p>
          </table:table-cell>
          <table:table-cell office:value-type="float" office:value="41.737000000000002" table:style-name="ce23">
            <text:p><text:s/>41,737<text:s/></text:p>
          </table:table-cell>
          <table:table-cell office:value-type="float" office:value="47.963000000000001" table:style-name="ce21">
            <text:p><text:s/>47,963<text:s/></text:p>
          </table:table-cell>
          <table:table-cell office:value-type="float" office:value="6.6040000000000001" table:style-name="ce21">
            <text:p><text:s/>6,604<text:s/></text:p>
          </table:table-cell>
          <table:table-cell office:value-type="float" office:value="59.253" table:style-name="ce21">
            <text:p><text:s/>59,253<text:s/></text:p>
          </table:table-cell>
          <table:table-cell office:value-type="float" office:value="113.82" table:style-name="ce22">
            <text:p><text:s/>113,820<text:s/></text:p>
          </table:table-cell>
          <table:table-cell table:number-columns-repeated="4" table:style-name="ce21"/>
          <table:table-cell office:value-type="float" office:value="113.82" table:style-name="ce22">
            <text:p><text:s/>113,820<text:s/></text:p>
          </table:table-cell>
          <table:table-cell office:value-type="float" office:value="58.116999999999997" table:style-name="ce20">
            <text:p><text:s/>58,117<text:s/></text:p>
          </table:table-cell>
          <table:table-cell office:value-type="float" office:value="24.663" table:style-name="ce21">
            <text:p><text:s/>24,663<text:s/></text:p>
          </table:table-cell>
          <table:table-cell office:value-type="float" office:value="82.78" table:style-name="ce22">
            <text:p><text:s/>82,780<text:s/></text:p>
          </table:table-cell>
          <table:table-cell office:value-type="float" office:value="12.628" table:style-name="ce21">
            <text:p><text:s/>12,628<text:s/></text:p>
          </table:table-cell>
          <table:table-cell office:value-type="float" office:value="7.9289999999999994" table:style-name="ce21">
            <text:p><text:s/>7,929<text:s/></text:p>
          </table:table-cell>
          <table:table-cell table:style-name="ce21"/>
          <table:table-cell office:value-type="float" office:value="1.0660000000000001" table:style-name="ce21">
            <text:p><text:s/>1,066<text:s/></text:p>
          </table:table-cell>
          <table:table-cell office:value-type="float" office:value="7.5839999999999996" table:style-name="ce21">
            <text:p><text:s/>7,584<text:s/></text:p>
          </table:table-cell>
          <table:table-cell office:value-type="float" office:value="111.98700000000001" table:style-name="ce23">
            <text:p><text:s/>111,987<text:s/></text:p>
          </table:table-cell>
          <table:table-cell office:value-type="float" office:value="1.8329999999999842" table:style-name="ce25">
            <text:p><text:s/>1,833<text:s/></text:p>
          </table:table-cell>
          <table:table-cell table:number-columns-repeated="16344"/>
        </table:table-row>
        <table:table-row table:style-name="ro4">
          <table:table-cell office:value-type="string" table:style-name="ce26">
            <text:p>DJI</text:p>
          </table:table-cell>
          <table:table-cell office:value-type="float" office:value="2010" table:style-name="ce2">
            <text:p>2010</text:p>
          </table:table-cell>
          <table:table-cell office:value-type="string" table:style-name="ce27">
            <text:p>VenJ</text:p>
          </table:table-cell>
          <table:table-cell office:value-type="float" office:value="16698" table:style-name="ce28">
            <text:p><text:s/>16.698<text:s/></text:p>
          </table:table-cell>
          <table:table-cell office:value-type="float" office:value="7.4550000000000001" table:style-name="ce20">
            <text:p><text:s/>7,455<text:s/></text:p>
          </table:table-cell>
          <table:table-cell office:value-type="float" office:value="175.142" table:style-name="ce21">
            <text:p><text:s/>175,142<text:s/></text:p>
          </table:table-cell>
          <table:table-cell table:style-name="ce21"/>
          <table:table-cell office:value-type="float" office:value="182.59700000000001" table:style-name="ce22">
            <text:p><text:s/>182,597<text:s/></text:p>
          </table:table-cell>
          <table:table-cell office:value-type="float" office:value="3.5150000000000001" table:style-name="ce21">
            <text:p><text:s/>3,515<text:s/></text:p>
          </table:table-cell>
          <table:table-cell office:value-type="float" office:value="111.94500000000001" table:style-name="ce21">
            <text:p><text:s/>111,945<text:s/></text:p>
          </table:table-cell>
          <table:table-cell office:value-type="float" office:value="149.416" table:style-name="ce21">
            <text:p><text:s/>149,416<text:s/></text:p>
          </table:table-cell>
          <table:table-cell office:value-type="float" office:value="264.87599999999998" table:style-name="ce22">
            <text:p><text:s/>264,876<text:s/></text:p>
          </table:table-cell>
          <table:table-cell office:value-type="float" office:value="447.47299999999996" table:style-name="ce23">
            <text:p><text:s/>447,473<text:s/></text:p>
          </table:table-cell>
          <table:table-cell office:value-type="float" office:value="62.805" table:style-name="ce21">
            <text:p><text:s/>62,805<text:s/></text:p>
          </table:table-cell>
          <table:table-cell table:style-name="ce21"/>
          <table:table-cell office:value-type="float" office:value="-13.007" table:style-name="ce21">
            <text:p><text:s/>-13,007<text:s/></text:p>
          </table:table-cell>
          <table:table-cell office:value-type="float" office:value="49.798000000000002" table:style-name="ce22">
            <text:p><text:s/>49,798<text:s/></text:p>
          </table:table-cell>
          <table:table-cell office:value-type="float" office:value="130.465" table:style-name="ce24">
            <text:p><text:s/>130,465<text:s/></text:p>
          </table:table-cell>
          <table:table-cell office:value-type="float" office:value="81.099999999999994" table:style-name="ce24">
            <text:p><text:s/>81,100<text:s/></text:p>
          </table:table-cell>
          <table:table-cell office:value-type="float" office:value="186.10999999999999" table:style-name="ce24">
            <text:p><text:s/>186,110<text:s/></text:p>
          </table:table-cell>
          <table:table-cell office:value-type="float" office:value="447.47299999999996" table:style-name="ce23">
            <text:p><text:s/>447,473<text:s/></text:p>
          </table:table-cell>
          <table:table-cell office:value-type="float" office:value="2127.317" table:style-name="ce21">
            <text:p><text:s/>2.127,317<text:s/></text:p>
          </table:table-cell>
          <table:table-cell table:style-name="ce21"/>
          <table:table-cell office:value-type="float" office:value="133.99" table:style-name="ce21">
            <text:p><text:s/>133,990<text:s/></text:p>
          </table:table-cell>
          <table:table-cell office:value-type="float" office:value="2261.3069999999998" table:style-name="ce22">
            <text:p><text:s/>2.261,307<text:s/></text:p>
          </table:table-cell>
          <table:table-cell table:style-name="ce21"/>
          <table:table-cell office:value-type="float" office:value="0.28499999999999998" table:style-name="ce21">
            <text:p><text:s/>0,285<text:s/></text:p>
          </table:table-cell>
          <table:table-cell office:value-type="float" office:value="10.686999999999999" table:style-name="ce21">
            <text:p><text:s/>10,687<text:s/></text:p>
          </table:table-cell>
          <table:table-cell table:style-name="ce21"/>
          <table:table-cell office:value-type="float" office:value="2272.2789999999995" table:style-name="ce22">
            <text:p><text:s/>2.272,279<text:s/></text:p>
          </table:table-cell>
          <table:table-cell office:value-type="float" office:value="1031.3440000000001" table:style-name="ce20">
            <text:p><text:s/>1.031,344<text:s/></text:p>
          </table:table-cell>
          <table:table-cell office:value-type="float" office:value="1122.7719999999999" table:style-name="ce21">
            <text:p><text:s/>1.122,772<text:s/></text:p>
          </table:table-cell>
          <table:table-cell office:value-type="float" office:value="2154.116" table:style-name="ce22">
            <text:p><text:s/>2.154,116<text:s/></text:p>
          </table:table-cell>
          <table:table-cell office:value-type="float" office:value="56.292000000000002" table:style-name="ce21">
            <text:p><text:s/>56,292<text:s/></text:p>
          </table:table-cell>
          <table:table-cell table:style-name="ce21"/>
          <table:table-cell office:value-type="float" office:value="46.725999999999999" table:style-name="ce21">
            <text:p><text:s/>46,726<text:s/></text:p>
          </table:table-cell>
          <table:table-cell office:value-type="float" office:value="2.3969999999999998" table:style-name="ce21">
            <text:p><text:s/>2,397<text:s/></text:p>
          </table:table-cell>
          <table:table-cell office:value-type="float" office:value="25.754999999999999" table:style-name="ce21">
            <text:p><text:s/>25,755<text:s/></text:p>
          </table:table-cell>
          <table:table-cell office:value-type="float" office:value="2285.2860000000001" table:style-name="ce23">
            <text:p><text:s/>2.285,286<text:s/></text:p>
          </table:table-cell>
          <table:table-cell office:value-type="float" office:value="-13.007000000000517" table:style-name="ce25">
            <text:p><text:s/>-13,007<text:s/></text:p>
          </table:table-cell>
          <table:table-cell table:number-columns-repeated="16344"/>
        </table:table-row>
        <table:table-row table:style-name="ro4">
          <table:table-cell office:value-type="string" table:style-name="ce26">
            <text:p>GDI</text:p>
          </table:table-cell>
          <table:table-cell office:value-type="float" office:value="2010" table:style-name="ce2">
            <text:p>2010</text:p>
          </table:table-cell>
          <table:table-cell office:value-type="string" table:style-name="ce27">
            <text:p>VenJ</text:p>
          </table:table-cell>
          <table:table-cell office:value-type="float" office:value="176" table:style-name="ce28">
            <text:p><text:s/>176<text:s/></text:p>
          </table:table-cell>
          <table:table-cell table:style-name="ce20"/>
          <table:table-cell office:value-type="float" office:value="4.3230000000000004" table:style-name="ce21">
            <text:p><text:s/>4,323<text:s/></text:p>
          </table:table-cell>
          <table:table-cell table:style-name="ce21"/>
          <table:table-cell office:value-type="float" office:value="4.3230000000000004" table:style-name="ce22">
            <text:p><text:s/>4,323<text:s/></text:p>
          </table:table-cell>
          <table:table-cell table:style-name="ce21"/>
          <table:table-cell office:value-type="float" office:value="3.806" table:style-name="ce21">
            <text:p><text:s/>3,806<text:s/></text:p>
          </table:table-cell>
          <table:table-cell office:value-type="float" office:value="7.6120000000000001" table:style-name="ce21">
            <text:p><text:s/>7,612<text:s/></text:p>
          </table:table-cell>
          <table:table-cell office:value-type="float" office:value="11.417999999999999" table:style-name="ce22">
            <text:p><text:s/>11,418<text:s/></text:p>
          </table:table-cell>
          <table:table-cell office:value-type="float" office:value="15.741" table:style-name="ce23">
            <text:p><text:s/>15,741<text:s/></text:p>
          </table:table-cell>
          <table:table-cell office:value-type="float" office:value="-0.49199999999999999" table:style-name="ce21">
            <text:p><text:s/>-0,492<text:s/></text:p>
          </table:table-cell>
          <table:table-cell table:style-name="ce21"/>
          <table:table-cell office:value-type="float" office:value="4.766" table:style-name="ce21">
            <text:p><text:s/>4,766<text:s/></text:p>
          </table:table-cell>
          <table:table-cell office:value-type="float" office:value="4.274" table:style-name="ce22">
            <text:p><text:s/>4,274<text:s/></text:p>
          </table:table-cell>
          <table:table-cell office:value-type="float" office:value="0.22800000000000001" table:style-name="ce24">
            <text:p><text:s/>0,228<text:s/></text:p>
          </table:table-cell>
          <table:table-cell office:value-type="float" office:value="5.2869999999999999" table:style-name="ce24">
            <text:p><text:s/>5,287<text:s/></text:p>
          </table:table-cell>
          <table:table-cell office:value-type="float" office:value="5.952" table:style-name="ce24">
            <text:p><text:s/>5,952<text:s/></text:p>
          </table:table-cell>
          <table:table-cell office:value-type="float" office:value="15.741" table:style-name="ce23">
            <text:p><text:s/>15,741<text:s/></text:p>
          </table:table-cell>
          <table:table-cell office:value-type="float" office:value="38.875999999999998" table:style-name="ce21">
            <text:p><text:s/>38,876<text:s/></text:p>
          </table:table-cell>
          <table:table-cell office:value-type="float" office:value="1.2669999999999999" table:style-name="ce21">
            <text:p><text:s/>1,267<text:s/></text:p>
          </table:table-cell>
          <table:table-cell table:style-name="ce21"/>
          <table:table-cell office:value-type="float" office:value="40.143000000000001" table:style-name="ce22">
            <text:p><text:s/>40,143<text:s/></text:p>
          </table:table-cell>
          <table:table-cell table:number-columns-repeated="3" table:style-name="ce21"/>
          <table:table-cell office:value-type="float" office:value="2.423" table:style-name="ce21">
            <text:p><text:s/>2,423<text:s/></text:p>
          </table:table-cell>
          <table:table-cell office:value-type="float" office:value="42.566000000000003" table:style-name="ce22">
            <text:p><text:s/>42,566<text:s/></text:p>
          </table:table-cell>
          <table:table-cell office:value-type="float" office:value="20.141999999999999" table:style-name="ce20">
            <text:p><text:s/>20,142<text:s/></text:p>
          </table:table-cell>
          <table:table-cell office:value-type="float" office:value="12.536" table:style-name="ce21">
            <text:p><text:s/>12,536<text:s/></text:p>
          </table:table-cell>
          <table:table-cell office:value-type="float" office:value="32.677999999999997" table:style-name="ce22">
            <text:p><text:s/>32,678<text:s/></text:p>
          </table:table-cell>
          <table:table-cell office:value-type="float" office:value="2.8330000000000002" table:style-name="ce21">
            <text:p><text:s/>2,833<text:s/></text:p>
          </table:table-cell>
          <table:table-cell table:number-columns-repeated="2" table:style-name="ce21"/>
          <table:table-cell office:value-type="float" office:value="0.13100000000000001" table:style-name="ce21">
            <text:p><text:s/>0,131<text:s/></text:p>
          </table:table-cell>
          <table:table-cell office:value-type="float" office:value="2.1579999999999999" table:style-name="ce21">
            <text:p><text:s/>2,158<text:s/></text:p>
          </table:table-cell>
          <table:table-cell office:value-type="float" office:value="37.799999999999997" table:style-name="ce23">
            <text:p><text:s/>37,800<text:s/></text:p>
          </table:table-cell>
          <table:table-cell office:value-type="float" office:value="4.7660000000000053" table:style-name="ce25">
            <text:p><text:s/>4,766<text:s/></text:p>
          </table:table-cell>
          <table:table-cell table:number-columns-repeated="16344"/>
        </table:table-row>
        <table:table-row table:style-name="ro4">
          <table:table-cell office:value-type="string" table:style-name="ce26">
            <text:p>IND</text:p>
          </table:table-cell>
          <table:table-cell office:value-type="float" office:value="2010" table:style-name="ce2">
            <text:p>2010</text:p>
          </table:table-cell>
          <table:table-cell office:value-type="string" table:style-name="ce27">
            <text:p>VenJ</text:p>
          </table:table-cell>
          <table:table-cell office:value-type="float" office:value="3110" table:style-name="ce28">
            <text:p><text:s/>3.110<text:s/></text:p>
          </table:table-cell>
          <table:table-cell office:value-type="float" office:value="47.320999999999998" table:style-name="ce20">
            <text:p><text:s/>47,321<text:s/></text:p>
          </table:table-cell>
          <table:table-cell office:value-type="float" office:value="20.843" table:style-name="ce21">
            <text:p><text:s/>20,843<text:s/></text:p>
          </table:table-cell>
          <table:table-cell table:style-name="ce21"/>
          <table:table-cell office:value-type="float" office:value="68.164000000000001" table:style-name="ce22">
            <text:p><text:s/>68,164<text:s/></text:p>
          </table:table-cell>
          <table:table-cell office:value-type="float" office:value="0.69599999999999995" table:style-name="ce21">
            <text:p><text:s/>0,696<text:s/></text:p>
          </table:table-cell>
          <table:table-cell office:value-type="float" office:value="17.940999999999999" table:style-name="ce21">
            <text:p><text:s/>17,941<text:s/></text:p>
          </table:table-cell>
          <table:table-cell office:value-type="float" office:value="11.782999999999999" table:style-name="ce21">
            <text:p><text:s/>11,783<text:s/></text:p>
          </table:table-cell>
          <table:table-cell office:value-type="float" office:value="30.42" table:style-name="ce22">
            <text:p><text:s/>30,420<text:s/></text:p>
          </table:table-cell>
          <table:table-cell office:value-type="float" office:value="98.584000000000003" table:style-name="ce23">
            <text:p><text:s/>98,584<text:s/></text:p>
          </table:table-cell>
          <table:table-cell office:value-type="float" office:value="-34.975999999999999" table:style-name="ce21">
            <text:p><text:s/>-34,976<text:s/></text:p>
          </table:table-cell>
          <table:table-cell table:style-name="ce21"/>
          <table:table-cell office:value-type="float" office:value="2.7250000000000001" table:style-name="ce21">
            <text:p><text:s/>2,725<text:s/></text:p>
          </table:table-cell>
          <table:table-cell office:value-type="float" office:value="-32.250999999999998" table:style-name="ce22">
            <text:p><text:s/>-32,251<text:s/></text:p>
          </table:table-cell>
          <table:table-cell office:value-type="float" office:value="3.407" table:style-name="ce24">
            <text:p><text:s/>3,407<text:s/></text:p>
          </table:table-cell>
          <table:table-cell office:value-type="float" office:value="63.07" table:style-name="ce24">
            <text:p><text:s/>63,070<text:s/></text:p>
          </table:table-cell>
          <table:table-cell office:value-type="float" office:value="64.358000000000004" table:style-name="ce24">
            <text:p><text:s/>64,358<text:s/></text:p>
          </table:table-cell>
          <table:table-cell office:value-type="float" office:value="98.584000000000003" table:style-name="ce23">
            <text:p><text:s/>98,584<text:s/></text:p>
          </table:table-cell>
          <table:table-cell office:value-type="float" office:value="314.97399999999999" table:style-name="ce21">
            <text:p><text:s/>314,974<text:s/></text:p>
          </table:table-cell>
          <table:table-cell table:style-name="ce21"/>
          <table:table-cell office:value-type="float" office:value="50.17" table:style-name="ce21">
            <text:p><text:s/>50,170<text:s/></text:p>
          </table:table-cell>
          <table:table-cell office:value-type="float" office:value="365.14400000000001" table:style-name="ce22">
            <text:p><text:s/>365,144<text:s/></text:p>
          </table:table-cell>
          <table:table-cell table:number-columns-repeated="4" table:style-name="ce21"/>
          <table:table-cell office:value-type="float" office:value="365.14400000000001" table:style-name="ce22">
            <text:p><text:s/>365,144<text:s/></text:p>
          </table:table-cell>
          <table:table-cell office:value-type="float" office:value="211.375" table:style-name="ce20">
            <text:p><text:s/>211,375<text:s/></text:p>
          </table:table-cell>
          <table:table-cell office:value-type="float" office:value="138.381" table:style-name="ce21">
            <text:p><text:s/>138,381<text:s/></text:p>
          </table:table-cell>
          <table:table-cell office:value-type="float" office:value="349.75599999999997" table:style-name="ce22">
            <text:p><text:s/>349,756<text:s/></text:p>
          </table:table-cell>
          <table:table-cell office:value-type="float" office:value="10.794" table:style-name="ce21">
            <text:p><text:s/>10,794<text:s/></text:p>
          </table:table-cell>
          <table:table-cell table:number-columns-repeated="2" table:style-name="ce21"/>
          <table:table-cell office:value-type="float" office:value="1.869" table:style-name="ce21">
            <text:p><text:s/>1,869<text:s/></text:p>
          </table:table-cell>
          <table:table-cell table:style-name="ce21"/>
          <table:table-cell office:value-type="float" office:value="362.41899999999998" table:style-name="ce23">
            <text:p><text:s/>362,419<text:s/></text:p>
          </table:table-cell>
          <table:table-cell office:value-type="float" office:value="2.7250000000000227" table:style-name="ce25">
            <text:p><text:s/>2,725<text:s/></text:p>
          </table:table-cell>
          <table:table-cell table:number-columns-repeated="16344"/>
        </table:table-row>
        <table:table-row table:style-name="ro4">
          <table:table-cell office:value-type="string" table:style-name="ce26">
            <text:p>Justis</text:p>
          </table:table-cell>
          <table:table-cell office:value-type="float" office:value="2010" table:style-name="ce2">
            <text:p>2010</text:p>
          </table:table-cell>
          <table:table-cell office:value-type="string" table:style-name="ce27">
            <text:p>VenJ</text:p>
          </table:table-cell>
          <table:table-cell office:value-type="float" office:value="234" table:style-name="ce28">
            <text:p><text:s/>234<text:s/></text:p>
          </table:table-cell>
          <table:table-cell office:value-type="float" office:value="2.6219999999999999" table:style-name="ce20">
            <text:p><text:s/>2,622<text:s/></text:p>
          </table:table-cell>
          <table:table-cell office:value-type="float" office:value="0.23100000000000001" table:style-name="ce21">
            <text:p><text:s/>0,231<text:s/></text:p>
          </table:table-cell>
          <table:table-cell table:style-name="ce21"/>
          <table:table-cell office:value-type="float" office:value="2.8529999999999998" table:style-name="ce22">
            <text:p><text:s/>2,853<text:s/></text:p>
          </table:table-cell>
          <table:table-cell table:style-name="ce21"/>
          <table:table-cell office:value-type="float" office:value="2.8980000000000001" table:style-name="ce21">
            <text:p><text:s/>2,898<text:s/></text:p>
          </table:table-cell>
          <table:table-cell office:value-type="float" office:value="1.198" table:style-name="ce21">
            <text:p><text:s/>1,198<text:s/></text:p>
          </table:table-cell>
          <table:table-cell office:value-type="float" office:value="4.0960000000000001" table:style-name="ce22">
            <text:p><text:s/>4,096<text:s/></text:p>
          </table:table-cell>
          <table:table-cell office:value-type="float" office:value="6.9489999999999998" table:style-name="ce23">
            <text:p><text:s/>6,949<text:s/></text:p>
          </table:table-cell>
          <table:table-cell office:value-type="float" office:value="2.0310000000000001" table:style-name="ce21">
            <text:p><text:s/>2,031<text:s/></text:p>
          </table:table-cell>
          <table:table-cell table:style-name="ce21"/>
          <table:table-cell office:value-type="float" office:value="-1.3049999999999999" table:style-name="ce21">
            <text:p><text:s/>-1,305<text:s/></text:p>
          </table:table-cell>
          <table:table-cell office:value-type="float" office:value="0.7260000000000002" table:style-name="ce22">
            <text:p><text:s/>0,726<text:s/></text:p>
          </table:table-cell>
          <table:table-cell office:value-type="float" office:value="0.57899999999999996" table:style-name="ce24">
            <text:p><text:s/>0,579<text:s/></text:p>
          </table:table-cell>
          <table:table-cell office:value-type="float" office:value="0.13600000000000001" table:style-name="ce24">
            <text:p><text:s/>0,136<text:s/></text:p>
          </table:table-cell>
          <table:table-cell office:value-type="float" office:value="5.508" table:style-name="ce24">
            <text:p><text:s/>5,508<text:s/></text:p>
          </table:table-cell>
          <table:table-cell office:value-type="float" office:value="6.9489999999999998" table:style-name="ce23">
            <text:p><text:s/>6,949<text:s/></text:p>
          </table:table-cell>
          <table:table-cell office:value-type="float" office:value="8.2520000000000007" table:style-name="ce21">
            <text:p><text:s/>8,252<text:s/></text:p>
          </table:table-cell>
          <table:table-cell table:style-name="ce21"/>
          <table:table-cell office:value-type="float" office:value="19.831" table:style-name="ce21">
            <text:p><text:s/>19,831<text:s/></text:p>
          </table:table-cell>
          <table:table-cell office:value-type="float" office:value="28.082999999999998" table:style-name="ce22">
            <text:p><text:s/>28,083<text:s/></text:p>
          </table:table-cell>
          <table:table-cell table:number-columns-repeated="4" table:style-name="ce21"/>
          <table:table-cell office:value-type="float" office:value="28.082999999999998" table:style-name="ce22">
            <text:p><text:s/>28,083<text:s/></text:p>
          </table:table-cell>
          <table:table-cell office:value-type="float" office:value="13.784000000000001" table:style-name="ce20">
            <text:p><text:s/>13,784<text:s/></text:p>
          </table:table-cell>
          <table:table-cell office:value-type="float" office:value="15.164999999999999" table:style-name="ce21">
            <text:p><text:s/>15,165<text:s/></text:p>
          </table:table-cell>
          <table:table-cell office:value-type="float" office:value="28.948999999999998" table:style-name="ce22">
            <text:p><text:s/>28,949<text:s/></text:p>
          </table:table-cell>
          <table:table-cell office:value-type="float" office:value="0.121" table:style-name="ce21">
            <text:p><text:s/>0,121<text:s/></text:p>
          </table:table-cell>
          <table:table-cell table:style-name="ce21"/>
          <table:table-cell office:value-type="float" office:value="0.308" table:style-name="ce21">
            <text:p><text:s/>0,308<text:s/></text:p>
          </table:table-cell>
          <table:table-cell office:value-type="float" office:value="0.01" table:style-name="ce21">
            <text:p><text:s/>0,010<text:s/></text:p>
          </table:table-cell>
          <table:table-cell table:style-name="ce21"/>
          <table:table-cell office:value-type="float" office:value="29.387999999999998" table:style-name="ce23">
            <text:p><text:s/>29,388<text:s/></text:p>
          </table:table-cell>
          <table:table-cell office:value-type="float" office:value="-1.3049999999999997" table:style-name="ce25">
            <text:p><text:s/>-1,305<text:s/></text:p>
          </table:table-cell>
          <table:table-cell table:number-columns-repeated="16344"/>
        </table:table-row>
        <table:table-row table:style-name="ro4">
          <table:table-cell office:value-type="string" table:style-name="ce26">
            <text:p>NFI</text:p>
          </table:table-cell>
          <table:table-cell office:value-type="float" office:value="2010" table:style-name="ce2">
            <text:p>2010</text:p>
          </table:table-cell>
          <table:table-cell office:value-type="string" table:style-name="ce27">
            <text:p>VenJ</text:p>
          </table:table-cell>
          <table:table-cell office:value-type="float" office:value="524" table:style-name="ce28">
            <text:p><text:s/>524<text:s/></text:p>
          </table:table-cell>
          <table:table-cell table:style-name="ce20"/>
          <table:table-cell office:value-type="float" office:value="15.061" table:style-name="ce21">
            <text:p><text:s/>15,061<text:s/></text:p>
          </table:table-cell>
          <table:table-cell table:style-name="ce21"/>
          <table:table-cell office:value-type="float" office:value="15.061" table:style-name="ce22">
            <text:p><text:s/>15,061<text:s/></text:p>
          </table:table-cell>
          <table:table-cell office:value-type="float" office:value="2.5999999999999999E-2" table:style-name="ce21">
            <text:p><text:s/>0,026<text:s/></text:p>
          </table:table-cell>
          <table:table-cell office:value-type="float" office:value="3.6829999999999998" table:style-name="ce21">
            <text:p><text:s/>3,683<text:s/></text:p>
          </table:table-cell>
          <table:table-cell office:value-type="float" office:value="2.234" table:style-name="ce21">
            <text:p><text:s/>2,234<text:s/></text:p>
          </table:table-cell>
          <table:table-cell office:value-type="float" office:value="5.9429999999999996" table:style-name="ce22">
            <text:p><text:s/>5,943<text:s/></text:p>
          </table:table-cell>
          <table:table-cell office:value-type="float" office:value="21.003999999999998" table:style-name="ce23">
            <text:p><text:s/>21,004<text:s/></text:p>
          </table:table-cell>
          <table:table-cell office:value-type="float" office:value="1.956" table:style-name="ce21">
            <text:p><text:s/>1,956<text:s/></text:p>
          </table:table-cell>
          <table:table-cell table:style-name="ce21"/>
          <table:table-cell office:value-type="float" office:value="-6.7000000000000004E-2" table:style-name="ce21">
            <text:p><text:s/>-0,067<text:s/></text:p>
          </table:table-cell>
          <table:table-cell office:value-type="float" office:value="1.889" table:style-name="ce22">
            <text:p><text:s/>1,889<text:s/></text:p>
          </table:table-cell>
          <table:table-cell office:value-type="float" office:value="0.32600000000000001" table:style-name="ce24">
            <text:p><text:s/>0,326<text:s/></text:p>
          </table:table-cell>
          <table:table-cell office:value-type="float" office:value="12.262" table:style-name="ce24">
            <text:p><text:s/>12,262<text:s/></text:p>
          </table:table-cell>
          <table:table-cell office:value-type="float" office:value="6.5269999999999992" table:style-name="ce24">
            <text:p><text:s/>6,527<text:s/></text:p>
          </table:table-cell>
          <table:table-cell office:value-type="float" office:value="21.003999999999998" table:style-name="ce23">
            <text:p><text:s/>21,004<text:s/></text:p>
          </table:table-cell>
          <table:table-cell office:value-type="float" office:value="66.311000000000007" table:style-name="ce21">
            <text:p><text:s/>66,311<text:s/></text:p>
          </table:table-cell>
          <table:table-cell table:style-name="ce21"/>
          <table:table-cell office:value-type="float" office:value="4.258" table:style-name="ce21">
            <text:p><text:s/>4,258<text:s/></text:p>
          </table:table-cell>
          <table:table-cell office:value-type="float" office:value="70.569000000000003" table:style-name="ce22">
            <text:p><text:s/>70,569<text:s/></text:p>
          </table:table-cell>
          <table:table-cell table:style-name="ce21"/>
          <table:table-cell office:value-type="float" office:value="2.4E-2" table:style-name="ce21">
            <text:p><text:s/>0,024<text:s/></text:p>
          </table:table-cell>
          <table:table-cell table:number-columns-repeated="2" table:style-name="ce21"/>
          <table:table-cell office:value-type="float" office:value="70.593000000000004" table:style-name="ce22">
            <text:p><text:s/>70,593<text:s/></text:p>
          </table:table-cell>
          <table:table-cell office:value-type="float" office:value="38.704000000000001" table:style-name="ce20">
            <text:p><text:s/>38,704<text:s/></text:p>
          </table:table-cell>
          <table:table-cell office:value-type="float" office:value="26.637" table:style-name="ce21">
            <text:p><text:s/>26,637<text:s/></text:p>
          </table:table-cell>
          <table:table-cell office:value-type="float" office:value="65.341000000000008" table:style-name="ce22">
            <text:p><text:s/>65,341<text:s/></text:p>
          </table:table-cell>
          <table:table-cell office:value-type="float" office:value="4.7190000000000003" table:style-name="ce21">
            <text:p><text:s/>4,719<text:s/></text:p>
          </table:table-cell>
          <table:table-cell table:style-name="ce21"/>
          <table:table-cell office:value-type="float" office:value="5.8999999999999997E-2" table:style-name="ce21">
            <text:p><text:s/>0,059<text:s/></text:p>
          </table:table-cell>
          <table:table-cell office:value-type="float" office:value="0.54100000000000004" table:style-name="ce21">
            <text:p><text:s/>0,541<text:s/></text:p>
          </table:table-cell>
          <table:table-cell table:style-name="ce21"/>
          <table:table-cell office:value-type="float" office:value="70.66" table:style-name="ce23">
            <text:p><text:s/>70,660<text:s/></text:p>
          </table:table-cell>
          <table:table-cell office:value-type="float" office:value="-6.6999999999993065E-2" table:style-name="ce25">
            <text:p><text:s/>-0,067<text:s/></text:p>
          </table:table-cell>
          <table:table-cell table:number-columns-repeated="16344"/>
        </table:table-row>
        <table:table-row table:style-name="ro4">
          <table:table-cell office:value-type="string" table:style-name="ce26">
            <text:p>ACBG</text:p>
          </table:table-cell>
          <table:table-cell office:value-type="float" office:value="2010" table:style-name="ce2">
            <text:p>2010</text:p>
          </table:table-cell>
          <table:table-cell office:value-type="string" table:style-name="ce27">
            <text:p>VWS</text:p>
          </table:table-cell>
          <table:table-cell office:value-type="float" office:value="187" table:style-name="ce28">
            <text:p><text:s/>187<text:s/></text:p>
          </table:table-cell>
          <table:table-cell office:value-type="float" office:value="1.7849999999999999" table:style-name="ce20">
            <text:p><text:s/>1,785<text:s/></text:p>
          </table:table-cell>
          <table:table-cell office:value-type="float" office:value="0.20699999999999999" table:style-name="ce21">
            <text:p><text:s/>0,207<text:s/></text:p>
          </table:table-cell>
          <table:table-cell table:style-name="ce21"/>
          <table:table-cell office:value-type="float" office:value="1.992" table:style-name="ce22">
            <text:p><text:s/>1,992<text:s/></text:p>
          </table:table-cell>
          <table:table-cell table:style-name="ce21"/>
          <table:table-cell office:value-type="float" office:value="8.6869999999999994" table:style-name="ce21">
            <text:p><text:s/>8,687<text:s/></text:p>
          </table:table-cell>
          <table:table-cell office:value-type="float" office:value="14.914" table:style-name="ce21">
            <text:p><text:s/>14,914<text:s/></text:p>
          </table:table-cell>
          <table:table-cell office:value-type="float" office:value="23.600999999999999" table:style-name="ce22">
            <text:p><text:s/>23,601<text:s/></text:p>
          </table:table-cell>
          <table:table-cell office:value-type="float" office:value="25.593" table:style-name="ce23">
            <text:p><text:s/>25,593<text:s/></text:p>
          </table:table-cell>
          <table:table-cell office:value-type="float" office:value="1.966" table:style-name="ce21">
            <text:p><text:s/>1,966<text:s/></text:p>
          </table:table-cell>
          <table:table-cell table:style-name="ce21"/>
          <table:table-cell office:value-type="float" office:value="1.036" table:style-name="ce21">
            <text:p><text:s/>1,036<text:s/></text:p>
          </table:table-cell>
          <table:table-cell office:value-type="float" office:value="3.0019999999999998" table:style-name="ce22">
            <text:p><text:s/>3,002<text:s/></text:p>
          </table:table-cell>
          <table:table-cell table:number-columns-repeated="2" table:style-name="ce24"/>
          <table:table-cell office:value-type="float" office:value="22.591000000000001" table:style-name="ce24">
            <text:p><text:s/>22,591<text:s/></text:p>
          </table:table-cell>
          <table:table-cell office:value-type="float" office:value="25.593" table:style-name="ce23">
            <text:p><text:s/>25,593<text:s/></text:p>
          </table:table-cell>
          <table:table-cell office:value-type="float" office:value="0.17799999999999999" table:style-name="ce21">
            <text:p><text:s/>0,178<text:s/></text:p>
          </table:table-cell>
          <table:table-cell office:value-type="float" office:value="0.61699999999999999" table:style-name="ce21">
            <text:p><text:s/>0,617<text:s/></text:p>
          </table:table-cell>
          <table:table-cell office:value-type="float" office:value="38.731999999999999" table:style-name="ce21">
            <text:p><text:s/>38,732<text:s/></text:p>
          </table:table-cell>
          <table:table-cell office:value-type="float" office:value="39.527000000000001" table:style-name="ce22">
            <text:p><text:s/>39,527<text:s/></text:p>
          </table:table-cell>
          <table:table-cell table:style-name="ce21"/>
          <table:table-cell office:value-type="float" office:value="5.3999999999999999E-2" table:style-name="ce21">
            <text:p><text:s/>0,054<text:s/></text:p>
          </table:table-cell>
          <table:table-cell table:number-columns-repeated="2" table:style-name="ce21"/>
          <table:table-cell office:value-type="float" office:value="39.581000000000003" table:style-name="ce22">
            <text:p><text:s/>39,581<text:s/></text:p>
          </table:table-cell>
          <table:table-cell office:value-type="float" office:value="19.602" table:style-name="ce20">
            <text:p><text:s/>19,602<text:s/></text:p>
          </table:table-cell>
          <table:table-cell office:value-type="float" office:value="16.678000000000001" table:style-name="ce21">
            <text:p><text:s/>16,678<text:s/></text:p>
          </table:table-cell>
          <table:table-cell office:value-type="float" office:value="36.28" table:style-name="ce22">
            <text:p><text:s/>36,280<text:s/></text:p>
          </table:table-cell>
          <table:table-cell office:value-type="float" office:value="1.4890000000000001" table:style-name="ce21">
            <text:p><text:s/>1,489<text:s/></text:p>
          </table:table-cell>
          <table:table-cell office:value-type="float" office:value="0.73899999999999999" table:style-name="ce21">
            <text:p><text:s/>0,739<text:s/></text:p>
          </table:table-cell>
          <table:table-cell office:value-type="float" office:value="3.6999999999999998E-2" table:style-name="ce21">
            <text:p><text:s/>0,037<text:s/></text:p>
          </table:table-cell>
          <table:table-cell table:number-columns-repeated="2" table:style-name="ce21"/>
          <table:table-cell office:value-type="float" office:value="38.544999999999995" table:style-name="ce23">
            <text:p><text:s/>38,545<text:s/></text:p>
          </table:table-cell>
          <table:table-cell office:value-type="float" office:value="1.0360000000000085" table:style-name="ce25">
            <text:p><text:s/>1,036<text:s/></text:p>
          </table:table-cell>
          <table:table-cell table:number-columns-repeated="16344"/>
        </table:table-row>
        <table:table-row table:style-name="ro4">
          <table:table-cell office:value-type="string" table:style-name="ce26">
            <text:p>Almata</text:p>
          </table:table-cell>
          <table:table-cell office:value-type="float" office:value="2010" table:style-name="ce2">
            <text:p>2010</text:p>
          </table:table-cell>
          <table:table-cell office:value-type="string" table:style-name="ce27">
            <text:p>VWS</text:p>
          </table:table-cell>
          <table:table-cell office:value-type="float" office:value="272" table:style-name="ce28">
            <text:p><text:s/>272<text:s/></text:p>
          </table:table-cell>
          <table:table-cell office:value-type="float" office:value="4.4999999999999998E-2" table:style-name="ce20">
            <text:p><text:s/>0,045<text:s/></text:p>
          </table:table-cell>
          <table:table-cell office:value-type="float" office:value="1.653" table:style-name="ce21">
            <text:p><text:s/>1,653<text:s/></text:p>
          </table:table-cell>
          <table:table-cell table:style-name="ce21"/>
          <table:table-cell office:value-type="float" office:value="1.698" table:style-name="ce22">
            <text:p><text:s/>1,698<text:s/></text:p>
          </table:table-cell>
          <table:table-cell office:value-type="float" office:value="0.08" table:style-name="ce21">
            <text:p><text:s/>0,080<text:s/></text:p>
          </table:table-cell>
          <table:table-cell office:value-type="float" office:value="0.82" table:style-name="ce21">
            <text:p><text:s/>0,820<text:s/></text:p>
          </table:table-cell>
          <table:table-cell office:value-type="float" office:value="7.1890000000000001" table:style-name="ce21">
            <text:p><text:s/>7,189<text:s/></text:p>
          </table:table-cell>
          <table:table-cell office:value-type="float" office:value="8.0890000000000004" table:style-name="ce22">
            <text:p><text:s/>8,089<text:s/></text:p>
          </table:table-cell>
          <table:table-cell office:value-type="float" office:value="9.7870000000000008" table:style-name="ce23">
            <text:p><text:s/>9,787<text:s/></text:p>
          </table:table-cell>
          <table:table-cell office:value-type="float" office:value="0.93" table:style-name="ce21">
            <text:p><text:s/>0,930<text:s/></text:p>
          </table:table-cell>
          <table:table-cell table:style-name="ce21"/>
          <table:table-cell office:value-type="float" office:value="0.46200000000000002" table:style-name="ce21">
            <text:p><text:s/>0,462<text:s/></text:p>
          </table:table-cell>
          <table:table-cell office:value-type="float" office:value="1.3920000000000001" table:style-name="ce22">
            <text:p><text:s/>1,392<text:s/></text:p>
          </table:table-cell>
          <table:table-cell office:value-type="float" office:value="2.2709999999999999" table:style-name="ce24">
            <text:p><text:s/>2,271<text:s/></text:p>
          </table:table-cell>
          <table:table-cell office:value-type="float" office:value="0.24" table:style-name="ce24">
            <text:p><text:s/>0,240<text:s/></text:p>
          </table:table-cell>
          <table:table-cell office:value-type="float" office:value="5.8840000000000003" table:style-name="ce24">
            <text:p><text:s/>5,884<text:s/></text:p>
          </table:table-cell>
          <table:table-cell office:value-type="float" office:value="9.7870000000000008" table:style-name="ce23">
            <text:p><text:s/>9,787<text:s/></text:p>
          </table:table-cell>
          <table:table-cell office:value-type="float" office:value="33.253999999999998" table:style-name="ce21">
            <text:p><text:s/>33,254<text:s/></text:p>
          </table:table-cell>
          <table:table-cell office:value-type="float" office:value="0.65200000000000002" table:style-name="ce21">
            <text:p><text:s/>0,652<text:s/></text:p>
          </table:table-cell>
          <table:table-cell office:value-type="float" office:value="0.214" table:style-name="ce21">
            <text:p><text:s/>0,214<text:s/></text:p>
          </table:table-cell>
          <table:table-cell office:value-type="float" office:value="34.119999999999997" table:style-name="ce22">
            <text:p><text:s/>34,120<text:s/></text:p>
          </table:table-cell>
          <table:table-cell table:number-columns-repeated="2" table:style-name="ce21"/>
          <table:table-cell office:value-type="float" office:value="8.9999999999999993E-3" table:style-name="ce21">
            <text:p><text:s/>0,009<text:s/></text:p>
          </table:table-cell>
          <table:table-cell table:style-name="ce21"/>
          <table:table-cell office:value-type="float" office:value="34.128999999999998" table:style-name="ce22">
            <text:p><text:s/>34,129<text:s/></text:p>
          </table:table-cell>
          <table:table-cell office:value-type="float" office:value="19.457000000000001" table:style-name="ce20">
            <text:p><text:s/>19,457<text:s/></text:p>
          </table:table-cell>
          <table:table-cell office:value-type="float" office:value="9.4489999999999998" table:style-name="ce21">
            <text:p><text:s/>9,449<text:s/></text:p>
          </table:table-cell>
          <table:table-cell office:value-type="float" office:value="28.905999999999999" table:style-name="ce22">
            <text:p><text:s/>28,906<text:s/></text:p>
          </table:table-cell>
          <table:table-cell office:value-type="float" office:value="1.2789999999999999" table:style-name="ce21">
            <text:p><text:s/>1,279<text:s/></text:p>
          </table:table-cell>
          <table:table-cell office:value-type="float" office:value="3.399" table:style-name="ce21">
            <text:p><text:s/>3,399<text:s/></text:p>
          </table:table-cell>
          <table:table-cell table:style-name="ce21"/>
          <table:table-cell office:value-type="float" office:value="8.3000000000000004E-2" table:style-name="ce21">
            <text:p><text:s/>0,083<text:s/></text:p>
          </table:table-cell>
          <table:table-cell table:style-name="ce21"/>
          <table:table-cell office:value-type="float" office:value="33.666999999999994" table:style-name="ce23">
            <text:p><text:s/>33,667<text:s/></text:p>
          </table:table-cell>
          <table:table-cell office:value-type="float" office:value="0.4620000000000033" table:style-name="ce25">
            <text:p><text:s/>0,462<text:s/></text:p>
          </table:table-cell>
          <table:table-cell table:number-columns-repeated="16344"/>
        </table:table-row>
        <table:table-row table:style-name="ro4">
          <table:table-cell office:value-type="string" table:style-name="ce26">
            <text:p>CIBG</text:p>
          </table:table-cell>
          <table:table-cell office:value-type="float" office:value="2010" table:style-name="ce2">
            <text:p>2010</text:p>
          </table:table-cell>
          <table:table-cell office:value-type="string" table:style-name="ce27">
            <text:p>VWS</text:p>
          </table:table-cell>
          <table:table-cell office:value-type="float" office:value="226" table:style-name="ce28">
            <text:p><text:s/>226<text:s/></text:p>
          </table:table-cell>
          <table:table-cell office:value-type="float" office:value="9.1150000000000002" table:style-name="ce20">
            <text:p><text:s/>9,115<text:s/></text:p>
          </table:table-cell>
          <table:table-cell office:value-type="float" office:value="0.56999999999999995" table:style-name="ce21">
            <text:p><text:s/>0,570<text:s/></text:p>
          </table:table-cell>
          <table:table-cell table:style-name="ce21"/>
          <table:table-cell office:value-type="float" office:value="9.6850000000000005" table:style-name="ce22">
            <text:p><text:s/>9,685<text:s/></text:p>
          </table:table-cell>
          <table:table-cell office:value-type="float" office:value="0.27300000000000002" table:style-name="ce21">
            <text:p><text:s/>0,273<text:s/></text:p>
          </table:table-cell>
          <table:table-cell office:value-type="float" office:value="2.2389999999999999" table:style-name="ce21">
            <text:p><text:s/>2,239<text:s/></text:p>
          </table:table-cell>
          <table:table-cell office:value-type="float" office:value="11.741" table:style-name="ce21">
            <text:p><text:s/>11,741<text:s/></text:p>
          </table:table-cell>
          <table:table-cell office:value-type="float" office:value="14.253" table:style-name="ce22">
            <text:p><text:s/>14,253<text:s/></text:p>
          </table:table-cell>
          <table:table-cell office:value-type="float" office:value="23.938000000000002" table:style-name="ce23">
            <text:p><text:s/>23,938<text:s/></text:p>
          </table:table-cell>
          <table:table-cell office:value-type="float" office:value="2.2410000000000001" table:style-name="ce21">
            <text:p><text:s/>2,241<text:s/></text:p>
          </table:table-cell>
          <table:table-cell table:style-name="ce21"/>
          <table:table-cell office:value-type="float" office:value="-8.6999999999999994E-2" table:style-name="ce21">
            <text:p><text:s/>-0,087<text:s/></text:p>
          </table:table-cell>
          <table:table-cell office:value-type="float" office:value="2.1539999999999999" table:style-name="ce22">
            <text:p><text:s/>2,154<text:s/></text:p>
          </table:table-cell>
          <table:table-cell office:value-type="float" office:value="0.191" table:style-name="ce24">
            <text:p><text:s/>0,191<text:s/></text:p>
          </table:table-cell>
          <table:table-cell office:value-type="float" office:value="1.575" table:style-name="ce24">
            <text:p><text:s/>1,575<text:s/></text:p>
          </table:table-cell>
          <table:table-cell office:value-type="float" office:value="20.018000000000001" table:style-name="ce24">
            <text:p><text:s/>20,018<text:s/></text:p>
          </table:table-cell>
          <table:table-cell office:value-type="float" office:value="23.938000000000002" table:style-name="ce23">
            <text:p><text:s/>23,938<text:s/></text:p>
          </table:table-cell>
          <table:table-cell office:value-type="float" office:value="43.384" table:style-name="ce21">
            <text:p><text:s/>43,384<text:s/></text:p>
          </table:table-cell>
          <table:table-cell office:value-type="float" office:value="3.5999999999999997E-2" table:style-name="ce21">
            <text:p><text:s/>0,036<text:s/></text:p>
          </table:table-cell>
          <table:table-cell office:value-type="float" office:value="3.6110000000000002" table:style-name="ce21">
            <text:p><text:s/>3,611<text:s/></text:p>
          </table:table-cell>
          <table:table-cell office:value-type="float" office:value="47.030999999999999" table:style-name="ce22">
            <text:p><text:s/>47,031<text:s/></text:p>
          </table:table-cell>
          <table:table-cell table:style-name="ce21"/>
          <table:table-cell office:value-type="float" office:value="5.0000000000000001E-3" table:style-name="ce21">
            <text:p><text:s/>0,005<text:s/></text:p>
          </table:table-cell>
          <table:table-cell table:style-name="ce21"/>
          <table:table-cell office:value-type="float" office:value="1.2E-2" table:style-name="ce21">
            <text:p><text:s/>0,012<text:s/></text:p>
          </table:table-cell>
          <table:table-cell office:value-type="float" office:value="47.048000000000002" table:style-name="ce22">
            <text:p><text:s/>47,048<text:s/></text:p>
          </table:table-cell>
          <table:table-cell office:value-type="float" office:value="24.581" table:style-name="ce20">
            <text:p><text:s/>24,581<text:s/></text:p>
          </table:table-cell>
          <table:table-cell office:value-type="float" office:value="20.501999999999999" table:style-name="ce21">
            <text:p><text:s/>20,502<text:s/></text:p>
          </table:table-cell>
          <table:table-cell office:value-type="float" office:value="45.082999999999998" table:style-name="ce22">
            <text:p><text:s/>45,083<text:s/></text:p>
          </table:table-cell>
          <table:table-cell office:value-type="float" office:value="1.877" table:style-name="ce21">
            <text:p><text:s/>1,877<text:s/></text:p>
          </table:table-cell>
          <table:table-cell table:style-name="ce21"/>
          <table:table-cell office:value-type="float" office:value="6.3E-2" table:style-name="ce21">
            <text:p><text:s/>0,063<text:s/></text:p>
          </table:table-cell>
          <table:table-cell office:value-type="float" office:value="7.5999999999999998E-2" table:style-name="ce21">
            <text:p><text:s/>0,076<text:s/></text:p>
          </table:table-cell>
          <table:table-cell office:value-type="float" office:value="3.5999999999999997E-2" table:style-name="ce21">
            <text:p><text:s/>0,036<text:s/></text:p>
          </table:table-cell>
          <table:table-cell office:value-type="float" office:value="47.135000000000005" table:style-name="ce23">
            <text:p><text:s/>47,135<text:s/></text:p>
          </table:table-cell>
          <table:table-cell office:value-type="float" office:value="-8.7000000000003297E-2" table:style-name="ce25">
            <text:p><text:s/>-0,087<text:s/></text:p>
          </table:table-cell>
          <table:table-cell table:number-columns-repeated="16344"/>
        </table:table-row>
        <table:table-row table:style-name="ro4">
          <table:table-cell office:value-type="string" table:style-name="ce26">
            <text:p>Lindenhorst</text:p>
          </table:table-cell>
          <table:table-cell office:value-type="float" office:value="2010" table:style-name="ce2">
            <text:p>2010</text:p>
          </table:table-cell>
          <table:table-cell office:value-type="string" table:style-name="ce27">
            <text:p>VWS</text:p>
          </table:table-cell>
          <table:table-cell office:value-type="float" office:value="112" table:style-name="ce28">
            <text:p><text:s/>112<text:s/></text:p>
          </table:table-cell>
          <table:table-cell table:style-name="ce20"/>
          <table:table-cell office:value-type="float" office:value="0.308" table:style-name="ce21">
            <text:p><text:s/>0,308<text:s/></text:p>
          </table:table-cell>
          <table:table-cell table:style-name="ce21"/>
          <table:table-cell office:value-type="float" office:value="0.308" table:style-name="ce22">
            <text:p><text:s/>0,308<text:s/></text:p>
          </table:table-cell>
          <table:table-cell table:style-name="ce21"/>
          <table:table-cell office:value-type="float" office:value="0.53200000000000003" table:style-name="ce21">
            <text:p><text:s/>0,532<text:s/></text:p>
          </table:table-cell>
          <table:table-cell office:value-type="float" office:value="1.579" table:style-name="ce21">
            <text:p><text:s/>1,579<text:s/></text:p>
          </table:table-cell>
          <table:table-cell office:value-type="float" office:value="2.1109999999999998" table:style-name="ce22">
            <text:p><text:s/>2,111<text:s/></text:p>
          </table:table-cell>
          <table:table-cell office:value-type="float" office:value="2.4189999999999996" table:style-name="ce23">
            <text:p><text:s/>2,419<text:s/></text:p>
          </table:table-cell>
          <table:table-cell office:value-type="float" office:value="0.17399999999999999" table:style-name="ce21">
            <text:p><text:s/>0,174<text:s/></text:p>
          </table:table-cell>
          <table:table-cell table:style-name="ce21"/>
          <table:table-cell office:value-type="float" office:value="0.13500000000000001" table:style-name="ce21">
            <text:p><text:s/>0,135<text:s/></text:p>
          </table:table-cell>
          <table:table-cell office:value-type="float" office:value="0.309" table:style-name="ce22">
            <text:p><text:s/>0,309<text:s/></text:p>
          </table:table-cell>
          <table:table-cell office:value-type="float" office:value="0.70399999999999996" table:style-name="ce24">
            <text:p><text:s/>0,704<text:s/></text:p>
          </table:table-cell>
          <table:table-cell office:value-type="float" office:value="0.29899999999999999" table:style-name="ce24">
            <text:p><text:s/>0,299<text:s/></text:p>
          </table:table-cell>
          <table:table-cell office:value-type="float" office:value="1.107" table:style-name="ce24">
            <text:p><text:s/>1,107<text:s/></text:p>
          </table:table-cell>
          <table:table-cell office:value-type="float" office:value="2.4189999999999996" table:style-name="ce23">
            <text:p><text:s/>2,419<text:s/></text:p>
          </table:table-cell>
          <table:table-cell office:value-type="float" office:value="10.305999999999999" table:style-name="ce21">
            <text:p><text:s/>10,306<text:s/></text:p>
          </table:table-cell>
          <table:table-cell table:style-name="ce21"/>
          <table:table-cell office:value-type="float" office:value="0.504" table:style-name="ce21">
            <text:p><text:s/>0,504<text:s/></text:p>
          </table:table-cell>
          <table:table-cell office:value-type="float" office:value="10.809999999999999" table:style-name="ce22">
            <text:p><text:s/>10,810<text:s/></text:p>
          </table:table-cell>
          <table:table-cell table:number-columns-repeated="4" table:style-name="ce21"/>
          <table:table-cell office:value-type="float" office:value="10.809999999999999" table:style-name="ce22">
            <text:p><text:s/>10,810<text:s/></text:p>
          </table:table-cell>
          <table:table-cell office:value-type="float" office:value="6.7110000000000003" table:style-name="ce20">
            <text:p><text:s/>6,711<text:s/></text:p>
          </table:table-cell>
          <table:table-cell office:value-type="float" office:value="3.8290000000000002" table:style-name="ce21">
            <text:p><text:s/>3,829<text:s/></text:p>
          </table:table-cell>
          <table:table-cell office:value-type="float" office:value="10.540000000000001" table:style-name="ce22">
            <text:p><text:s/>10,540<text:s/></text:p>
          </table:table-cell>
          <table:table-cell office:value-type="float" office:value="0.123" table:style-name="ce21">
            <text:p><text:s/>0,123<text:s/></text:p>
          </table:table-cell>
          <table:table-cell table:number-columns-repeated="2" table:style-name="ce21"/>
          <table:table-cell office:value-type="float" office:value="1.2E-2" table:style-name="ce21">
            <text:p><text:s/>0,012<text:s/></text:p>
          </table:table-cell>
          <table:table-cell table:style-name="ce21"/>
          <table:table-cell office:value-type="float" office:value="10.675000000000001" table:style-name="ce23">
            <text:p><text:s/>10,675<text:s/></text:p>
          </table:table-cell>
          <table:table-cell office:value-type="float" office:value="0.13499999999999801" table:style-name="ce25">
            <text:p><text:s/>0,135<text:s/></text:p>
          </table:table-cell>
          <table:table-cell table:number-columns-repeated="16344"/>
        </table:table-row>
        <table:table-row table:style-name="ro4">
          <table:table-cell office:value-type="string" table:style-name="ce26">
            <text:p>NVI</text:p>
          </table:table-cell>
          <table:table-cell office:value-type="float" office:value="2010" table:style-name="ce2">
            <text:p>2010</text:p>
          </table:table-cell>
          <table:table-cell office:value-type="string" table:style-name="ce27">
            <text:p>VWS</text:p>
          </table:table-cell>
          <table:table-cell office:value-type="float" office:value="367" table:style-name="ce28">
            <text:p><text:s/>367<text:s/></text:p>
          </table:table-cell>
          <table:table-cell office:value-type="float" office:value="7.9269999999999996" table:style-name="ce20">
            <text:p><text:s/>7,927<text:s/></text:p>
          </table:table-cell>
          <table:table-cell office:value-type="float" office:value="40.734999999999999" table:style-name="ce21">
            <text:p><text:s/>40,735<text:s/></text:p>
          </table:table-cell>
          <table:table-cell table:style-name="ce21"/>
          <table:table-cell office:value-type="float" office:value="48.661999999999999" table:style-name="ce22">
            <text:p><text:s/>48,662<text:s/></text:p>
          </table:table-cell>
          <table:table-cell office:value-type="float" office:value="36.807000000000002" table:style-name="ce21">
            <text:p><text:s/>36,807<text:s/></text:p>
          </table:table-cell>
          <table:table-cell office:value-type="float" office:value="12.122999999999999" table:style-name="ce21">
            <text:p><text:s/>12,123<text:s/></text:p>
          </table:table-cell>
          <table:table-cell office:value-type="float" office:value="3.0249999999999999" table:style-name="ce21">
            <text:p><text:s/>3,025<text:s/></text:p>
          </table:table-cell>
          <table:table-cell office:value-type="float" office:value="51.954999999999998" table:style-name="ce22">
            <text:p><text:s/>51,955<text:s/></text:p>
          </table:table-cell>
          <table:table-cell office:value-type="float" office:value="100.61699999999999" table:style-name="ce23">
            <text:p><text:s/>100,617<text:s/></text:p>
          </table:table-cell>
          <table:table-cell office:value-type="float" office:value="30.315999999999999" table:style-name="ce21">
            <text:p><text:s/>30,316<text:s/></text:p>
          </table:table-cell>
          <table:table-cell table:style-name="ce21"/>
          <table:table-cell office:value-type="float" office:value="-10.807" table:style-name="ce21">
            <text:p><text:s/>-10,807<text:s/></text:p>
          </table:table-cell>
          <table:table-cell office:value-type="float" office:value="19.509" table:style-name="ce22">
            <text:p><text:s/>19,509<text:s/></text:p>
          </table:table-cell>
          <table:table-cell office:value-type="float" office:value="2.786" table:style-name="ce24">
            <text:p><text:s/>2,786<text:s/></text:p>
          </table:table-cell>
          <table:table-cell office:value-type="float" office:value="45.94" table:style-name="ce24">
            <text:p><text:s/>45,940<text:s/></text:p>
          </table:table-cell>
          <table:table-cell office:value-type="float" office:value="32.381999999999998" table:style-name="ce24">
            <text:p><text:s/>32,382<text:s/></text:p>
          </table:table-cell>
          <table:table-cell office:value-type="float" office:value="100.61699999999999" table:style-name="ce23">
            <text:p><text:s/>100,617<text:s/></text:p>
          </table:table-cell>
          <table:table-cell office:value-type="float" office:value="39.033999999999999" table:style-name="ce21">
            <text:p><text:s/>39,034<text:s/></text:p>
          </table:table-cell>
          <table:table-cell table:style-name="ce21"/>
          <table:table-cell office:value-type="float" office:value="116.18899999999999" table:style-name="ce21">
            <text:p><text:s/>116,189<text:s/></text:p>
          </table:table-cell>
          <table:table-cell office:value-type="float" office:value="155.22299999999998" table:style-name="ce22">
            <text:p><text:s/>155,223<text:s/></text:p>
          </table:table-cell>
          <table:table-cell table:number-columns-repeated="4" table:style-name="ce21"/>
          <table:table-cell office:value-type="float" office:value="155.22299999999998" table:style-name="ce22">
            <text:p><text:s/>155,223<text:s/></text:p>
          </table:table-cell>
          <table:table-cell office:value-type="float" office:value="29.791" table:style-name="ce20">
            <text:p><text:s/>29,791<text:s/></text:p>
          </table:table-cell>
          <table:table-cell office:value-type="float" office:value="122.623" table:style-name="ce21">
            <text:p><text:s/>122,623<text:s/></text:p>
          </table:table-cell>
          <table:table-cell office:value-type="float" office:value="152.41400000000002" table:style-name="ce22">
            <text:p><text:s/>152,414<text:s/></text:p>
          </table:table-cell>
          <table:table-cell office:value-type="float" office:value="6.3920000000000003" table:style-name="ce21">
            <text:p><text:s/>6,392<text:s/></text:p>
          </table:table-cell>
          <table:table-cell table:style-name="ce21"/>
          <table:table-cell office:value-type="float" office:value="5.6260000000000003" table:style-name="ce21">
            <text:p><text:s/>5,626<text:s/></text:p>
          </table:table-cell>
          <table:table-cell office:value-type="float" office:value="1.5980000000000001" table:style-name="ce21">
            <text:p><text:s/>1,598<text:s/></text:p>
          </table:table-cell>
          <table:table-cell table:style-name="ce21"/>
          <table:table-cell office:value-type="float" office:value="166.03000000000003" table:style-name="ce23">
            <text:p><text:s/>166,030<text:s/></text:p>
          </table:table-cell>
          <table:table-cell office:value-type="float" office:value="-10.807000000000045" table:style-name="ce25">
            <text:p><text:s/>-10,807<text:s/></text:p>
          </table:table-cell>
          <table:table-cell table:number-columns-repeated="16344"/>
        </table:table-row>
        <table:table-row table:style-name="ro2">
          <table:table-cell office:value-type="string" table:style-name="ce31">
            <text:p>RIVM</text:p>
          </table:table-cell>
          <table:table-cell office:value-type="float" office:value="2010" table:style-name="ce32">
            <text:p>2010</text:p>
          </table:table-cell>
          <table:table-cell office:value-type="string" table:style-name="ce33">
            <text:p>VWS</text:p>
          </table:table-cell>
          <table:table-cell office:value-type="float" office:value="1346.7" table:style-name="ce34">
            <text:p><text:s/>1.347<text:s/></text:p>
          </table:table-cell>
          <table:table-cell office:value-type="float" office:value="0.82599999999999996" table:style-name="ce35">
            <text:p><text:s/>0,826<text:s/></text:p>
          </table:table-cell>
          <table:table-cell office:value-type="float" office:value="8.9359999999999999" table:style-name="ce36">
            <text:p><text:s/>8,936<text:s/></text:p>
          </table:table-cell>
          <table:table-cell table:style-name="ce36"/>
          <table:table-cell office:value-type="float" office:value="9.7620000000000005" table:style-name="ce37">
            <text:p><text:s/>9,762<text:s/></text:p>
          </table:table-cell>
          <table:table-cell office:value-type="float" office:value="17.2" table:style-name="ce36">
            <text:p><text:s/>17,200<text:s/></text:p>
          </table:table-cell>
          <table:table-cell office:value-type="float" office:value="65.361000000000004" table:style-name="ce36">
            <text:p><text:s/>65,361<text:s/></text:p>
          </table:table-cell>
          <table:table-cell office:value-type="float" office:value="28.943000000000001" table:style-name="ce36">
            <text:p><text:s/>28,943<text:s/></text:p>
          </table:table-cell>
          <table:table-cell office:value-type="float" office:value="111.504" table:style-name="ce37">
            <text:p><text:s/>111,504<text:s/></text:p>
          </table:table-cell>
          <table:table-cell office:value-type="float" office:value="121.26600000000001" table:style-name="ce38">
            <text:p><text:s/>121,266<text:s/></text:p>
          </table:table-cell>
          <table:table-cell office:value-type="float" office:value="7.69" table:style-name="ce36">
            <text:p><text:s/>7,690<text:s/></text:p>
          </table:table-cell>
          <table:table-cell table:style-name="ce36"/>
          <table:table-cell office:value-type="float" office:value="-3.1190000000000002" table:style-name="ce36">
            <text:p><text:s/>-3,119<text:s/></text:p>
          </table:table-cell>
          <table:table-cell office:value-type="float" office:value="4.5709999999999997" table:style-name="ce37">
            <text:p><text:s/>4,571<text:s/></text:p>
          </table:table-cell>
          <table:table-cell office:value-type="float" office:value="16.332000000000001" table:style-name="ce39">
            <text:p><text:s/>16,332<text:s/></text:p>
          </table:table-cell>
          <table:table-cell table:style-name="ce39"/>
          <table:table-cell office:value-type="float" office:value="100.35299999999999" table:style-name="ce39">
            <text:p><text:s/>100,353<text:s/></text:p>
          </table:table-cell>
          <table:table-cell office:value-type="float" office:value="121.256" table:style-name="ce38">
            <text:p><text:s/>121,256<text:s/></text:p>
          </table:table-cell>
          <table:table-cell office:value-type="float" office:value="131.31399999999999" table:style-name="ce36">
            <text:p><text:s/>131,314<text:s/></text:p>
          </table:table-cell>
          <table:table-cell office:value-type="float" office:value="59.35" table:style-name="ce36">
            <text:p><text:s/>59,350<text:s/></text:p>
          </table:table-cell>
          <table:table-cell office:value-type="float" office:value="164.959" table:style-name="ce36">
            <text:p><text:s/>164,959<text:s/></text:p>
          </table:table-cell>
          <table:table-cell office:value-type="float" office:value="355.62299999999999" table:style-name="ce37">
            <text:p><text:s/>355,623<text:s/></text:p>
          </table:table-cell>
          <table:table-cell table:style-name="ce36"/>
          <table:table-cell office:value-type="float" office:value="0.39400000000000002" table:style-name="ce36">
            <text:p><text:s/>0,394<text:s/></text:p>
          </table:table-cell>
          <table:table-cell office:value-type="float" office:value="0.96499999999999997" table:style-name="ce36">
            <text:p><text:s/>0,965<text:s/></text:p>
          </table:table-cell>
          <table:table-cell office:value-type="float" office:value="2.1960000000000002" table:style-name="ce36">
            <text:p><text:s/>2,196<text:s/></text:p>
          </table:table-cell>
          <table:table-cell office:value-type="float" office:value="359.178" table:style-name="ce37">
            <text:p><text:s/>359,178<text:s/></text:p>
          </table:table-cell>
          <table:table-cell office:value-type="float" office:value="120.619" table:style-name="ce35">
            <text:p><text:s/>120,619<text:s/></text:p>
          </table:table-cell>
          <table:table-cell office:value-type="float" office:value="232.465" table:style-name="ce36">
            <text:p><text:s/>232,465<text:s/></text:p>
          </table:table-cell>
          <table:table-cell office:value-type="float" office:value="353.084" table:style-name="ce37">
            <text:p><text:s/>353,084<text:s/></text:p>
          </table:table-cell>
          <table:table-cell office:value-type="float" office:value="4.67" table:style-name="ce36">
            <text:p><text:s/>4,670<text:s/></text:p>
          </table:table-cell>
          <table:table-cell table:style-name="ce36"/>
          <table:table-cell office:value-type="float" office:value="4.1619999999999999" table:style-name="ce36">
            <text:p><text:s/>4,162<text:s/></text:p>
          </table:table-cell>
          <table:table-cell office:value-type="float" office:value="0.38100000000000001" table:style-name="ce36">
            <text:p><text:s/>0,381<text:s/></text:p>
          </table:table-cell>
          <table:table-cell table:style-name="ce36"/>
          <table:table-cell office:value-type="float" office:value="362.29699999999997" table:style-name="ce38">
            <text:p><text:s/>362,297<text:s/></text:p>
          </table:table-cell>
          <table:table-cell office:value-type="float" office:value="-3.1189999999999714" table:style-name="ce40">
            <text:p><text:s/>-3,119<text:s/></text:p>
          </table:table-cell>
          <table:table-cell table:number-columns-repeated="16344"/>
        </table:table-row>
        <table:table-row table:style-name="ro4">
          <table:table-cell office:value-type="string" table:style-name="ce26">
            <text:p>DPC</text:p>
          </table:table-cell>
          <table:table-cell office:value-type="float" office:value="2011" table:style-name="ce2">
            <text:p>2011</text:p>
          </table:table-cell>
          <table:table-cell office:value-type="string" table:style-name="ce27">
            <text:p>AZ</text:p>
          </table:table-cell>
          <table:table-cell office:value-type="float" office:value="136.69999999999999" table:style-name="ce41">
            <text:p><text:s/>137<text:s/></text:p>
          </table:table-cell>
          <table:table-cell table:style-name="ce20"/>
          <table:table-cell table:number-columns-repeated="2" table:style-name="ce21"/>
          <table:table-cell office:value-type="float" office:value="0" table:style-name="ce22">
            <text:p><text:s/>-00<text:s/></text:p>
          </table:table-cell>
          <table:table-cell table:style-name="ce21"/>
          <table:table-cell office:value-type="float" office:value="8.4700000000000006" table:style-name="ce21">
            <text:p><text:s/>8,470<text:s/></text:p>
          </table:table-cell>
          <table:table-cell office:value-type="float" office:value="20.190000000000001" table:style-name="ce21">
            <text:p><text:s/>20,190<text:s/></text:p>
          </table:table-cell>
          <table:table-cell office:value-type="float" office:value="28.660000000000004" table:style-name="ce22">
            <text:p><text:s/>28,660<text:s/></text:p>
          </table:table-cell>
          <table:table-cell office:value-type="float" office:value="28.660000000000004" table:style-name="ce23">
            <text:p><text:s/>28,660<text:s/></text:p>
          </table:table-cell>
          <table:table-cell office:value-type="float" office:value="4.4470000000000001" table:style-name="ce21">
            <text:p><text:s/>4,447<text:s/></text:p>
          </table:table-cell>
          <table:table-cell table:style-name="ce21"/>
          <table:table-cell office:value-type="float" office:value="1.7410000000000001" table:style-name="ce21">
            <text:p><text:s/>1,741<text:s/></text:p>
          </table:table-cell>
          <table:table-cell office:value-type="float" office:value="6.1880000000000006" table:style-name="ce22">
            <text:p><text:s/>6,188<text:s/></text:p>
          </table:table-cell>
          <table:table-cell office:value-type="float" office:value="1.889" table:style-name="ce21">
            <text:p><text:s/>1,889<text:s/></text:p>
          </table:table-cell>
          <table:table-cell table:style-name="ce21"/>
          <table:table-cell office:value-type="float" office:value="20.582999999999998" table:style-name="ce24">
            <text:p><text:s/>20,583<text:s/></text:p>
          </table:table-cell>
          <table:table-cell office:value-type="float" office:value="28.659999999999997" table:style-name="ce23">
            <text:p><text:s/>28,660<text:s/></text:p>
          </table:table-cell>
          <table:table-cell office:value-type="float" office:value="20.007999999999999" table:style-name="ce21">
            <text:p><text:s/>20,008<text:s/></text:p>
          </table:table-cell>
          <table:table-cell office:value-type="float" office:value="13.648999999999999" table:style-name="ce21">
            <text:p><text:s/>13,649<text:s/></text:p>
          </table:table-cell>
          <table:table-cell office:value-type="float" office:value="0.159" table:style-name="ce21">
            <text:p><text:s/>0,159<text:s/></text:p>
          </table:table-cell>
          <table:table-cell office:value-type="float" office:value="33.815999999999995" table:style-name="ce22">
            <text:p><text:s/>33,816<text:s/></text:p>
          </table:table-cell>
          <table:table-cell table:style-name="ce21"/>
          <table:table-cell office:value-type="float" office:value="0.124" table:style-name="ce21">
            <text:p><text:s/>0,124<text:s/></text:p>
          </table:table-cell>
          <table:table-cell office:value-type="float" office:value="2.3090000000000002" table:style-name="ce21">
            <text:p><text:s/>2,309<text:s/></text:p>
          </table:table-cell>
          <table:table-cell table:style-name="ce21"/>
          <table:table-cell office:value-type="float" office:value="36.248999999999995" table:style-name="ce22">
            <text:p><text:s/>36,249<text:s/></text:p>
          </table:table-cell>
          <table:table-cell office:value-type="float" office:value="14.385999999999999" table:style-name="ce20">
            <text:p><text:s/>14,386<text:s/></text:p>
          </table:table-cell>
          <table:table-cell office:value-type="float" office:value="18.831" table:style-name="ce21">
            <text:p><text:s/>18,831<text:s/></text:p>
          </table:table-cell>
          <table:table-cell office:value-type="float" office:value="33.216999999999999" table:style-name="ce22">
            <text:p><text:s/>33,217<text:s/></text:p>
          </table:table-cell>
          <table:table-cell table:number-columns-repeated="2" table:style-name="ce21"/>
          <table:table-cell office:value-type="float" office:value="1.069" table:style-name="ce21">
            <text:p><text:s/>1,069<text:s/></text:p>
          </table:table-cell>
          <table:table-cell table:style-name="ce21"/>
          <table:table-cell office:value-type="float" office:value="0.222" table:style-name="ce21">
            <text:p><text:s/>0,222<text:s/></text:p>
          </table:table-cell>
          <table:table-cell office:value-type="float" office:value="34.508000000000003" table:style-name="ce23">
            <text:p><text:s/>34,508<text:s/></text:p>
          </table:table-cell>
          <table:table-cell office:value-type="float" office:value="1.7409999999999926" table:style-name="ce25">
            <text:p><text:s/>1,741<text:s/></text:p>
          </table:table-cell>
          <table:table-cell table:number-columns-repeated="16344"/>
        </table:table-row>
        <table:table-row table:style-name="ro4">
          <table:table-cell office:value-type="string" table:style-name="ce29">
            <text:p>CBI</text:p>
          </table:table-cell>
          <table:table-cell office:value-type="float" office:value="2011" table:style-name="ce2">
            <text:p>2011</text:p>
          </table:table-cell>
          <table:table-cell office:value-type="string" table:style-name="ce27">
            <text:p>BuZa</text:p>
          </table:table-cell>
          <table:table-cell office:value-type="float" office:value="12" table:style-name="ce41">
            <text:p><text:s/>12<text:s/></text:p>
          </table:table-cell>
          <table:table-cell table:style-name="ce20"/>
          <table:table-cell office:value-type="float" office:value="0.67600000000000005" table:style-name="ce21">
            <text:p><text:s/>0,676<text:s/></text:p>
          </table:table-cell>
          <table:table-cell table:style-name="ce21"/>
          <table:table-cell office:value-type="float" office:value="0.67600000000000005" table:style-name="ce22">
            <text:p><text:s/>0,676<text:s/></text:p>
          </table:table-cell>
          <table:table-cell table:style-name="ce21"/>
          <table:table-cell office:value-type="float" office:value="2.7189999999999999" table:style-name="ce21">
            <text:p><text:s/>2,719<text:s/></text:p>
          </table:table-cell>
          <table:table-cell office:value-type="float" office:value="1.327" table:style-name="ce21">
            <text:p><text:s/>1,327<text:s/></text:p>
          </table:table-cell>
          <table:table-cell office:value-type="float" office:value="4.0459999999999994" table:style-name="ce22">
            <text:p><text:s/>4,046<text:s/></text:p>
          </table:table-cell>
          <table:table-cell office:value-type="float" office:value="4.7219999999999995" table:style-name="ce23">
            <text:p><text:s/>4,722<text:s/></text:p>
          </table:table-cell>
          <table:table-cell office:value-type="float" office:value="1.891" table:style-name="ce21">
            <text:p><text:s/>1,891<text:s/></text:p>
          </table:table-cell>
          <table:table-cell table:style-name="ce21"/>
          <table:table-cell office:value-type="float" office:value="0.13200000000000001" table:style-name="ce21">
            <text:p><text:s/>0,132<text:s/></text:p>
          </table:table-cell>
          <table:table-cell office:value-type="float" office:value="2.0230000000000001" table:style-name="ce22">
            <text:p><text:s/>2,023<text:s/></text:p>
          </table:table-cell>
          <table:table-cell office:value-type="float" office:value="0.54100000000000004" table:style-name="ce21">
            <text:p><text:s/>0,541<text:s/></text:p>
          </table:table-cell>
          <table:table-cell table:style-name="ce21"/>
          <table:table-cell office:value-type="float" office:value="2.1579999999999999" table:style-name="ce24">
            <text:p><text:s/>2,158<text:s/></text:p>
          </table:table-cell>
          <table:table-cell office:value-type="float" office:value="4.7219999999999995" table:style-name="ce23">
            <text:p><text:s/>4,722<text:s/></text:p>
          </table:table-cell>
          <table:table-cell office:value-type="float" office:value="17.75" table:style-name="ce21">
            <text:p><text:s/>17,750<text:s/></text:p>
          </table:table-cell>
          <table:table-cell table:style-name="ce21"/>
          <table:table-cell office:value-type="float" office:value="0.53800000000000003" table:style-name="ce21">
            <text:p><text:s/>0,538<text:s/></text:p>
          </table:table-cell>
          <table:table-cell office:value-type="float" office:value="18.288" table:style-name="ce22">
            <text:p><text:s/>18,288<text:s/></text:p>
          </table:table-cell>
          <table:table-cell table:style-name="ce21"/>
          <table:table-cell office:value-type="float" office:value="1E-3" table:style-name="ce21">
            <text:p><text:s/>0,001<text:s/></text:p>
          </table:table-cell>
          <table:table-cell table:number-columns-repeated="2" table:style-name="ce21"/>
          <table:table-cell office:value-type="float" office:value="18.289000000000001" table:style-name="ce22">
            <text:p><text:s/>18,289<text:s/></text:p>
          </table:table-cell>
          <table:table-cell office:value-type="float" office:value="0.182" table:style-name="ce20">
            <text:p><text:s/>0,182<text:s/></text:p>
          </table:table-cell>
          <table:table-cell office:value-type="float" office:value="16.866" table:style-name="ce21">
            <text:p><text:s/>16,866<text:s/></text:p>
          </table:table-cell>
          <table:table-cell office:value-type="float" office:value="17.047999999999998" table:style-name="ce22">
            <text:p><text:s/>17,048<text:s/></text:p>
          </table:table-cell>
          <table:table-cell office:value-type="float" office:value="0.25800000000000001" table:style-name="ce21">
            <text:p><text:s/>0,258<text:s/></text:p>
          </table:table-cell>
          <table:table-cell table:number-columns-repeated="3" table:style-name="ce21"/>
          <table:table-cell office:value-type="float" office:value="0.85099999999999998" table:style-name="ce21">
            <text:p><text:s/>0,851<text:s/></text:p>
          </table:table-cell>
          <table:table-cell office:value-type="float" office:value="18.156999999999996" table:style-name="ce23">
            <text:p><text:s/>18,157<text:s/></text:p>
          </table:table-cell>
          <table:table-cell office:value-type="float" office:value="0.132000000000005" table:style-name="ce25">
            <text:p><text:s/>0,132<text:s/></text:p>
          </table:table-cell>
          <table:table-cell table:number-columns-repeated="16344"/>
        </table:table-row>
        <table:table-row table:style-name="ro4">
          <table:table-cell office:value-type="string" table:style-name="ce26">
            <text:p>BPR</text:p>
          </table:table-cell>
          <table:table-cell office:value-type="float" office:value="2011" table:style-name="ce2">
            <text:p>2011</text:p>
          </table:table-cell>
          <table:table-cell office:value-type="string" table:style-name="ce27">
            <text:p>BZK</text:p>
          </table:table-cell>
          <table:table-cell office:value-type="float" office:value="70" table:style-name="ce41">
            <text:p><text:s/>70<text:s/></text:p>
          </table:table-cell>
          <table:table-cell office:value-type="float" office:value="0.27700000000000002" table:style-name="ce20">
            <text:p><text:s/>0,277<text:s/></text:p>
          </table:table-cell>
          <table:table-cell table:number-columns-repeated="2" table:style-name="ce21"/>
          <table:table-cell office:value-type="float" office:value="0.27700000000000002" table:style-name="ce22">
            <text:p><text:s/>0,277<text:s/></text:p>
          </table:table-cell>
          <table:table-cell table:style-name="ce21"/>
          <table:table-cell office:value-type="float" office:value="4.077" table:style-name="ce21">
            <text:p><text:s/>4,077<text:s/></text:p>
          </table:table-cell>
          <table:table-cell office:value-type="float" office:value="59.197000000000003" table:style-name="ce21">
            <text:p><text:s/>59,197<text:s/></text:p>
          </table:table-cell>
          <table:table-cell office:value-type="float" office:value="63.274000000000001" table:style-name="ce22">
            <text:p><text:s/>63,274<text:s/></text:p>
          </table:table-cell>
          <table:table-cell office:value-type="float" office:value="63.551000000000002" table:style-name="ce23">
            <text:p><text:s/>63,551<text:s/></text:p>
          </table:table-cell>
          <table:table-cell office:value-type="float" office:value="5.1619999999999999" table:style-name="ce21">
            <text:p><text:s/>5,162<text:s/></text:p>
          </table:table-cell>
          <table:table-cell table:number-columns-repeated="2" table:style-name="ce21"/>
          <table:table-cell office:value-type="float" office:value="5.1619999999999999" table:style-name="ce22">
            <text:p><text:s/>5,162<text:s/></text:p>
          </table:table-cell>
          <table:table-cell table:number-columns-repeated="2" table:style-name="ce21"/>
          <table:table-cell office:value-type="float" office:value="58.388999999999996" table:style-name="ce24">
            <text:p><text:s/>58,389<text:s/></text:p>
          </table:table-cell>
          <table:table-cell office:value-type="float" office:value="63.550999999999995" table:style-name="ce23">
            <text:p><text:s/>63,551<text:s/></text:p>
          </table:table-cell>
          <table:table-cell office:value-type="float" office:value="35.204000000000001" table:style-name="ce21">
            <text:p><text:s/>35,204<text:s/></text:p>
          </table:table-cell>
          <table:table-cell office:value-type="float" office:value="0.85299999999999998" table:style-name="ce21">
            <text:p><text:s/>0,853<text:s/></text:p>
          </table:table-cell>
          <table:table-cell office:value-type="float" office:value="82.46" table:style-name="ce21">
            <text:p><text:s/>82,460<text:s/></text:p>
          </table:table-cell>
          <table:table-cell office:value-type="float" office:value="118.517" table:style-name="ce22">
            <text:p><text:s/>118,517<text:s/></text:p>
          </table:table-cell>
          <table:table-cell table:style-name="ce21"/>
          <table:table-cell office:value-type="float" office:value="0.23799999999999999" table:style-name="ce21">
            <text:p><text:s/>0,238<text:s/></text:p>
          </table:table-cell>
          <table:table-cell table:number-columns-repeated="2" table:style-name="ce21"/>
          <table:table-cell office:value-type="float" office:value="118.755" table:style-name="ce22">
            <text:p><text:s/>118,755<text:s/></text:p>
          </table:table-cell>
          <table:table-cell office:value-type="float" office:value="6.7670000000000003" table:style-name="ce20">
            <text:p><text:s/>6,767<text:s/></text:p>
          </table:table-cell>
          <table:table-cell office:value-type="float" office:value="96.11" table:style-name="ce21">
            <text:p><text:s/>96,110<text:s/></text:p>
          </table:table-cell>
          <table:table-cell office:value-type="float" office:value="102.877" table:style-name="ce22">
            <text:p><text:s/>102,877<text:s/></text:p>
          </table:table-cell>
          <table:table-cell office:value-type="float" office:value="1.248" table:style-name="ce21">
            <text:p><text:s/>1,248<text:s/></text:p>
          </table:table-cell>
          <table:table-cell table:number-columns-repeated="2" table:style-name="ce21"/>
          <table:table-cell office:value-type="float" office:value="1.9E-2" table:style-name="ce21">
            <text:p><text:s/>0,019<text:s/></text:p>
          </table:table-cell>
          <table:table-cell table:style-name="ce21"/>
          <table:table-cell office:value-type="float" office:value="104.14400000000001" table:style-name="ce23">
            <text:p><text:s/>104,144<text:s/></text:p>
          </table:table-cell>
          <table:table-cell office:value-type="float" office:value="14.61099999999999" table:style-name="ce25">
            <text:p><text:s/>14,611<text:s/></text:p>
          </table:table-cell>
          <table:table-cell table:number-columns-repeated="16344"/>
        </table:table-row>
        <table:table-row table:style-name="ro4">
          <table:table-cell office:value-type="string" table:style-name="ce26">
            <text:p>CAS</text:p>
          </table:table-cell>
          <table:table-cell office:value-type="float" office:value="2011" table:style-name="ce2">
            <text:p>2011</text:p>
          </table:table-cell>
          <table:table-cell office:value-type="string" table:style-name="ce27">
            <text:p>BZK</text:p>
          </table:table-cell>
          <table:table-cell office:value-type="float" office:value="0" table:style-name="ce41">
            <text:p><text:s/>-00<text:s/></text:p>
          </table:table-cell>
          <table:table-cell table:style-name="ce20"/>
          <table:table-cell table:number-columns-repeated="2" table:style-name="ce21"/>
          <table:table-cell office:value-type="float" office:value="0" table:style-name="ce22">
            <text:p><text:s/>-00<text:s/></text:p>
          </table:table-cell>
          <table:table-cell table:style-name="ce21"/>
          <table:table-cell office:value-type="float" office:value="4.0309999999999997" table:style-name="ce21">
            <text:p><text:s/>4,031<text:s/></text:p>
          </table:table-cell>
          <table:table-cell office:value-type="float" office:value="2.984" table:style-name="ce21">
            <text:p><text:s/>2,984<text:s/></text:p>
          </table:table-cell>
          <table:table-cell office:value-type="float" office:value="7.0149999999999997" table:style-name="ce22">
            <text:p><text:s/>7,015<text:s/></text:p>
          </table:table-cell>
          <table:table-cell office:value-type="float" office:value="7.0149999999999997" table:style-name="ce23">
            <text:p><text:s/>7,015<text:s/></text:p>
          </table:table-cell>
          <table:table-cell office:value-type="float" office:value="-3.9E-2" table:style-name="ce21">
            <text:p><text:s/>-0,039<text:s/></text:p>
          </table:table-cell>
          <table:table-cell table:number-columns-repeated="2" table:style-name="ce21"/>
          <table:table-cell office:value-type="float" office:value="-3.9E-2" table:style-name="ce22">
            <text:p><text:s/>-0,039<text:s/></text:p>
          </table:table-cell>
          <table:table-cell table:number-columns-repeated="2" table:style-name="ce21"/>
          <table:table-cell office:value-type="float" office:value="7.0540000000000003" table:style-name="ce24">
            <text:p><text:s/>7,054<text:s/></text:p>
          </table:table-cell>
          <table:table-cell office:value-type="float" office:value="7.0150000000000006" table:style-name="ce23">
            <text:p><text:s/>7,015<text:s/></text:p>
          </table:table-cell>
          <table:table-cell office:value-type="float" office:value="4.9189999999999996" table:style-name="ce21">
            <text:p><text:s/>4,919<text:s/></text:p>
          </table:table-cell>
          <table:table-cell table:number-columns-repeated="2" table:style-name="ce21"/>
          <table:table-cell office:value-type="float" office:value="4.9189999999999996" table:style-name="ce22">
            <text:p><text:s/>4,919<text:s/></text:p>
          </table:table-cell>
          <table:table-cell table:number-columns-repeated="3" table:style-name="ce21"/>
          <table:table-cell office:value-type="float" office:value="0.41099999999999998" table:style-name="ce21">
            <text:p><text:s/>0,411<text:s/></text:p>
          </table:table-cell>
          <table:table-cell office:value-type="float" office:value="5.3299999999999992" table:style-name="ce22">
            <text:p><text:s/>5,330<text:s/></text:p>
          </table:table-cell>
          <table:table-cell table:style-name="ce20"/>
          <table:table-cell office:value-type="float" office:value="4.9189999999999996" table:style-name="ce21">
            <text:p><text:s/>4,919<text:s/></text:p>
          </table:table-cell>
          <table:table-cell office:value-type="float" office:value="4.9189999999999996" table:style-name="ce22">
            <text:p><text:s/>4,919<text:s/></text:p>
          </table:table-cell>
          <table:table-cell table:number-columns-repeated="4" table:style-name="ce21"/>
          <table:table-cell office:value-type="float" office:value="0.45" table:style-name="ce21">
            <text:p><text:s/>0,450<text:s/></text:p>
          </table:table-cell>
          <table:table-cell office:value-type="float" office:value="5.3689999999999998" table:style-name="ce23">
            <text:p><text:s/>5,369<text:s/></text:p>
          </table:table-cell>
          <table:table-cell office:value-type="float" office:value="-3.900000000000059E-2" table:style-name="ce25">
            <text:p><text:s/>-0,039<text:s/></text:p>
          </table:table-cell>
          <table:table-cell table:number-columns-repeated="16344"/>
        </table:table-row>
        <table:table-row table:style-name="ro4">
          <table:table-cell office:value-type="string" table:style-name="ce26">
            <text:p>DHC</text:p>
          </table:table-cell>
          <table:table-cell office:value-type="float" office:value="2011" table:style-name="ce2">
            <text:p>2011</text:p>
          </table:table-cell>
          <table:table-cell office:value-type="string" table:style-name="ce27">
            <text:p>BZK</text:p>
          </table:table-cell>
          <table:table-cell office:value-type="float" office:value="74" table:style-name="ce41">
            <text:p><text:s/>74<text:s/></text:p>
          </table:table-cell>
          <table:table-cell office:value-type="float" office:value="3.7730000000000001" table:style-name="ce20">
            <text:p><text:s/>3,773<text:s/></text:p>
          </table:table-cell>
          <table:table-cell office:value-type="float" office:value="0.20300000000000001" table:style-name="ce21">
            <text:p><text:s/>0,203<text:s/></text:p>
          </table:table-cell>
          <table:table-cell table:style-name="ce21"/>
          <table:table-cell office:value-type="float" office:value="3.976" table:style-name="ce22">
            <text:p><text:s/>3,976<text:s/></text:p>
          </table:table-cell>
          <table:table-cell office:value-type="float" office:value="3.3570000000000002" table:style-name="ce21">
            <text:p><text:s/>3,357<text:s/></text:p>
          </table:table-cell>
          <table:table-cell office:value-type="float" office:value="0.84699999999999998" table:style-name="ce21">
            <text:p><text:s/>0,847<text:s/></text:p>
          </table:table-cell>
          <table:table-cell office:value-type="float" office:value="8.6790000000000003" table:style-name="ce21">
            <text:p><text:s/>8,679<text:s/></text:p>
          </table:table-cell>
          <table:table-cell office:value-type="float" office:value="12.883000000000001" table:style-name="ce22">
            <text:p><text:s/>12,883<text:s/></text:p>
          </table:table-cell>
          <table:table-cell office:value-type="float" office:value="16.859000000000002" table:style-name="ce23">
            <text:p><text:s/>16,859<text:s/></text:p>
          </table:table-cell>
          <table:table-cell office:value-type="float" office:value="3.306" table:style-name="ce21">
            <text:p><text:s/>3,306<text:s/></text:p>
          </table:table-cell>
          <table:table-cell table:style-name="ce21"/>
          <table:table-cell office:value-type="float" office:value="0.58899999999999997" table:style-name="ce21">
            <text:p><text:s/>0,589<text:s/></text:p>
          </table:table-cell>
          <table:table-cell office:value-type="float" office:value="3.895" table:style-name="ce22">
            <text:p><text:s/>3,895<text:s/></text:p>
          </table:table-cell>
          <table:table-cell office:value-type="float" office:value="0.78600000000000003" table:style-name="ce21">
            <text:p><text:s/>0,786<text:s/></text:p>
          </table:table-cell>
          <table:table-cell table:style-name="ce21"/>
          <table:table-cell office:value-type="float" office:value="12.177999999999999" table:style-name="ce24">
            <text:p><text:s/>12,178<text:s/></text:p>
          </table:table-cell>
          <table:table-cell office:value-type="float" office:value="16.858999999999998" table:style-name="ce23">
            <text:p><text:s/>16,859<text:s/></text:p>
          </table:table-cell>
          <table:table-cell office:value-type="float" office:value="15.077999999999999" table:style-name="ce21">
            <text:p><text:s/>15,078<text:s/></text:p>
          </table:table-cell>
          <table:table-cell table:style-name="ce21"/>
          <table:table-cell office:value-type="float" office:value="0.95399999999999996" table:style-name="ce21">
            <text:p><text:s/>0,954<text:s/></text:p>
          </table:table-cell>
          <table:table-cell office:value-type="float" office:value="16.032" table:style-name="ce22">
            <text:p><text:s/>16,032<text:s/></text:p>
          </table:table-cell>
          <table:table-cell table:style-name="ce21"/>
          <table:table-cell office:value-type="float" office:value="2E-3" table:style-name="ce21">
            <text:p><text:s/>0,002<text:s/></text:p>
          </table:table-cell>
          <table:table-cell office:value-type="float" office:value="0.80400000000000005" table:style-name="ce21">
            <text:p><text:s/>0,804<text:s/></text:p>
          </table:table-cell>
          <table:table-cell office:value-type="float" office:value="2.4340000000000002" table:style-name="ce21">
            <text:p><text:s/>2,434<text:s/></text:p>
          </table:table-cell>
          <table:table-cell office:value-type="float" office:value="19.271999999999998" table:style-name="ce22">
            <text:p><text:s/>19,272<text:s/></text:p>
          </table:table-cell>
          <table:table-cell office:value-type="float" office:value="8.3819999999999997" table:style-name="ce20">
            <text:p><text:s/>8,382<text:s/></text:p>
          </table:table-cell>
          <table:table-cell office:value-type="float" office:value="6.4029999999999996" table:style-name="ce21">
            <text:p><text:s/>6,403<text:s/></text:p>
          </table:table-cell>
          <table:table-cell office:value-type="float" office:value="14.785" table:style-name="ce22">
            <text:p><text:s/>14,785<text:s/></text:p>
          </table:table-cell>
          <table:table-cell office:value-type="float" office:value="1.2050000000000001" table:style-name="ce21">
            <text:p><text:s/>1,205<text:s/></text:p>
          </table:table-cell>
          <table:table-cell table:number-columns-repeated="3" table:style-name="ce21"/>
          <table:table-cell office:value-type="float" office:value="2.6930000000000001" table:style-name="ce21">
            <text:p><text:s/>2,693<text:s/></text:p>
          </table:table-cell>
          <table:table-cell office:value-type="float" office:value="18.683" table:style-name="ce23">
            <text:p><text:s/>18,683<text:s/></text:p>
          </table:table-cell>
          <table:table-cell office:value-type="float" office:value="0.58899999999999864" table:style-name="ce25">
            <text:p><text:s/>0,589<text:s/></text:p>
          </table:table-cell>
          <table:table-cell table:number-columns-repeated="16344"/>
        </table:table-row>
        <table:table-row table:style-name="ro4">
          <table:table-cell office:value-type="string" table:style-name="ce26">
            <text:p>Doc-Direkt</text:p>
          </table:table-cell>
          <table:table-cell office:value-type="float" office:value="2011" table:style-name="ce2">
            <text:p>2011</text:p>
          </table:table-cell>
          <table:table-cell office:value-type="string" table:style-name="ce27">
            <text:p>BZK</text:p>
          </table:table-cell>
          <table:table-cell office:value-type="float" office:value="243.53" table:style-name="ce41">
            <text:p><text:s/>244<text:s/></text:p>
          </table:table-cell>
          <table:table-cell table:style-name="ce20"/>
          <table:table-cell office:value-type="float" office:value="2.6110000000000002" table:style-name="ce21">
            <text:p><text:s/>2,611<text:s/></text:p>
          </table:table-cell>
          <table:table-cell table:style-name="ce21"/>
          <table:table-cell office:value-type="float" office:value="2.6110000000000002" table:style-name="ce22">
            <text:p><text:s/>2,611<text:s/></text:p>
          </table:table-cell>
          <table:table-cell office:value-type="float" office:value="8.2000000000000003E-2" table:style-name="ce21">
            <text:p><text:s/>0,082<text:s/></text:p>
          </table:table-cell>
          <table:table-cell office:value-type="float" office:value="9.895999999999999" table:style-name="ce21">
            <text:p><text:s/>9,896<text:s/></text:p>
          </table:table-cell>
          <table:table-cell table:style-name="ce21"/>
          <table:table-cell office:value-type="float" office:value="9.9779999999999998" table:style-name="ce22">
            <text:p><text:s/>9,978<text:s/></text:p>
          </table:table-cell>
          <table:table-cell office:value-type="float" office:value="12.589" table:style-name="ce23">
            <text:p><text:s/>12,589<text:s/></text:p>
          </table:table-cell>
          <table:table-cell office:value-type="float" office:value="-4.444" table:style-name="ce21">
            <text:p><text:s/>-4,444<text:s/></text:p>
          </table:table-cell>
          <table:table-cell table:style-name="ce21"/>
          <table:table-cell office:value-type="float" office:value="1.19" table:style-name="ce21">
            <text:p><text:s/>1,190<text:s/></text:p>
          </table:table-cell>
          <table:table-cell office:value-type="float" office:value="-3.254" table:style-name="ce22">
            <text:p><text:s/>-3,254<text:s/></text:p>
          </table:table-cell>
          <table:table-cell table:style-name="ce21"/>
          <table:table-cell office:value-type="float" office:value="2.7029999999999998" table:style-name="ce21">
            <text:p><text:s/>2,703<text:s/></text:p>
          </table:table-cell>
          <table:table-cell office:value-type="float" office:value="13.14" table:style-name="ce24">
            <text:p><text:s/>13,140<text:s/></text:p>
          </table:table-cell>
          <table:table-cell office:value-type="float" office:value="12.589" table:style-name="ce23">
            <text:p><text:s/>12,589<text:s/></text:p>
          </table:table-cell>
          <table:table-cell office:value-type="float" office:value="7.3689999999999998" table:style-name="ce21">
            <text:p><text:s/>7,369<text:s/></text:p>
          </table:table-cell>
          <table:table-cell office:value-type="float" office:value="7.1779999999999999" table:style-name="ce21">
            <text:p><text:s/>7,178<text:s/></text:p>
          </table:table-cell>
          <table:table-cell office:value-type="float" office:value="0.17599999999999999" table:style-name="ce21">
            <text:p><text:s/>0,176<text:s/></text:p>
          </table:table-cell>
          <table:table-cell office:value-type="float" office:value="14.723000000000001" table:style-name="ce22">
            <text:p><text:s/>14,723<text:s/></text:p>
          </table:table-cell>
          <table:table-cell table:number-columns-repeated="3" table:style-name="ce21"/>
          <table:table-cell office:value-type="float" office:value="4.9690000000000003" table:style-name="ce21">
            <text:p><text:s/>4,969<text:s/></text:p>
          </table:table-cell>
          <table:table-cell office:value-type="float" office:value="19.692" table:style-name="ce22">
            <text:p><text:s/>19,692<text:s/></text:p>
          </table:table-cell>
          <table:table-cell office:value-type="float" office:value="13.156000000000001" table:style-name="ce20">
            <text:p><text:s/>13,156<text:s/></text:p>
          </table:table-cell>
          <table:table-cell office:value-type="float" office:value="10.143000000000001" table:style-name="ce21">
            <text:p><text:s/>10,143<text:s/></text:p>
          </table:table-cell>
          <table:table-cell office:value-type="float" office:value="23.298999999999999" table:style-name="ce22">
            <text:p><text:s/>23,299<text:s/></text:p>
          </table:table-cell>
          <table:table-cell office:value-type="float" office:value="0.72699999999999998" table:style-name="ce21">
            <text:p><text:s/>0,727<text:s/></text:p>
          </table:table-cell>
          <table:table-cell table:number-columns-repeated="2" table:style-name="ce21"/>
          <table:table-cell office:value-type="float" office:value="0.111" table:style-name="ce21">
            <text:p><text:s/>0,111<text:s/></text:p>
          </table:table-cell>
          <table:table-cell table:style-name="ce21"/>
          <table:table-cell office:value-type="float" office:value="24.137" table:style-name="ce23">
            <text:p><text:s/>24,137<text:s/></text:p>
          </table:table-cell>
          <table:table-cell office:value-type="float" office:value="-4.4450000000000003" table:style-name="ce25">
            <text:p><text:s/>-4,445<text:s/></text:p>
          </table:table-cell>
          <table:table-cell table:number-columns-repeated="16344"/>
        </table:table-row>
        <table:table-row table:style-name="ro4">
          <table:table-cell office:value-type="string" table:style-name="ce26">
            <text:p>FMH</text:p>
          </table:table-cell>
          <table:table-cell office:value-type="float" office:value="2011" table:style-name="ce2">
            <text:p>2011</text:p>
          </table:table-cell>
          <table:table-cell office:value-type="string" table:style-name="ce27">
            <text:p>BZK</text:p>
          </table:table-cell>
          <table:table-cell office:value-type="float" office:value="283.89999999999998" table:style-name="ce41">
            <text:p><text:s/>284<text:s/></text:p>
          </table:table-cell>
          <table:table-cell table:style-name="ce20"/>
          <table:table-cell office:value-type="float" office:value="11.576000000000001" table:style-name="ce21">
            <text:p><text:s/>11,576<text:s/></text:p>
          </table:table-cell>
          <table:table-cell table:style-name="ce21"/>
          <table:table-cell office:value-type="float" office:value="11.576000000000001" table:style-name="ce22">
            <text:p><text:s/>11,576<text:s/></text:p>
          </table:table-cell>
          <table:table-cell table:style-name="ce21"/>
          <table:table-cell office:value-type="float" office:value="5.7370000000000001" table:style-name="ce21">
            <text:p><text:s/>5,737<text:s/></text:p>
          </table:table-cell>
          <table:table-cell office:value-type="float" office:value="16.388000000000002" table:style-name="ce21">
            <text:p><text:s/>16,388<text:s/></text:p>
          </table:table-cell>
          <table:table-cell office:value-type="float" office:value="22.125" table:style-name="ce22">
            <text:p><text:s/>22,125<text:s/></text:p>
          </table:table-cell>
          <table:table-cell office:value-type="float" office:value="33.701000000000001" table:style-name="ce23">
            <text:p><text:s/>33,701<text:s/></text:p>
          </table:table-cell>
          <table:table-cell office:value-type="float" office:value="2.8969999999999998" table:style-name="ce21">
            <text:p><text:s/>2,897<text:s/></text:p>
          </table:table-cell>
          <table:table-cell table:style-name="ce21"/>
          <table:table-cell office:value-type="float" office:value="2.7749999999999999" table:style-name="ce21">
            <text:p><text:s/>2,775<text:s/></text:p>
          </table:table-cell>
          <table:table-cell office:value-type="float" office:value="5.6719999999999997" table:style-name="ce22">
            <text:p><text:s/>5,672<text:s/></text:p>
          </table:table-cell>
          <table:table-cell office:value-type="float" office:value="4.3999999999999997E-2" table:style-name="ce21">
            <text:p><text:s/>0,044<text:s/></text:p>
          </table:table-cell>
          <table:table-cell office:value-type="float" office:value="7.702" table:style-name="ce21">
            <text:p><text:s/>7,702<text:s/></text:p>
          </table:table-cell>
          <table:table-cell office:value-type="float" office:value="20.283000000000001" table:style-name="ce24">
            <text:p><text:s/>20,283<text:s/></text:p>
          </table:table-cell>
          <table:table-cell office:value-type="float" office:value="33.701000000000001" table:style-name="ce23">
            <text:p><text:s/>33,701<text:s/></text:p>
          </table:table-cell>
          <table:table-cell office:value-type="float" office:value="30.710999999999999" table:style-name="ce21">
            <text:p><text:s/>30,711<text:s/></text:p>
          </table:table-cell>
          <table:table-cell office:value-type="float" office:value="60.201999999999998" table:style-name="ce21">
            <text:p><text:s/>60,202<text:s/></text:p>
          </table:table-cell>
          <table:table-cell office:value-type="float" office:value="1.7999999999999999E-2" table:style-name="ce21">
            <text:p><text:s/>0,018<text:s/></text:p>
          </table:table-cell>
          <table:table-cell office:value-type="float" office:value="90.930999999999997" table:style-name="ce22">
            <text:p><text:s/>90,931<text:s/></text:p>
          </table:table-cell>
          <table:table-cell table:style-name="ce21"/>
          <table:table-cell office:value-type="float" office:value="0.01" table:style-name="ce21">
            <text:p><text:s/>0,010<text:s/></text:p>
          </table:table-cell>
          <table:table-cell office:value-type="float" office:value="1.4999999999999999E-2" table:style-name="ce21">
            <text:p><text:s/>0,015<text:s/></text:p>
          </table:table-cell>
          <table:table-cell office:value-type="float" office:value="0.96599999999999997" table:style-name="ce21">
            <text:p><text:s/>0,966<text:s/></text:p>
          </table:table-cell>
          <table:table-cell office:value-type="float" office:value="91.921999999999997" table:style-name="ce22">
            <text:p><text:s/>91,922<text:s/></text:p>
          </table:table-cell>
          <table:table-cell office:value-type="float" office:value="21.023" table:style-name="ce20">
            <text:p><text:s/>21,023<text:s/></text:p>
          </table:table-cell>
          <table:table-cell office:value-type="float" office:value="63.311" table:style-name="ce21">
            <text:p><text:s/>63,311<text:s/></text:p>
          </table:table-cell>
          <table:table-cell office:value-type="float" office:value="84.334000000000003" table:style-name="ce22">
            <text:p><text:s/>84,334<text:s/></text:p>
          </table:table-cell>
          <table:table-cell office:value-type="float" office:value="3.556" table:style-name="ce21">
            <text:p><text:s/>3,556<text:s/></text:p>
          </table:table-cell>
          <table:table-cell table:number-columns-repeated="2" table:style-name="ce21"/>
          <table:table-cell office:value-type="float" office:value="0.29399999999999998" table:style-name="ce21">
            <text:p><text:s/>0,294<text:s/></text:p>
          </table:table-cell>
          <table:table-cell office:value-type="float" office:value="0.96299999999999997" table:style-name="ce21">
            <text:p><text:s/>0,963<text:s/></text:p>
          </table:table-cell>
          <table:table-cell office:value-type="float" office:value="89.146999999999991" table:style-name="ce23">
            <text:p><text:s/>89,147<text:s/></text:p>
          </table:table-cell>
          <table:table-cell office:value-type="float" office:value="2.7750000000000057" table:style-name="ce25">
            <text:p><text:s/>2,775<text:s/></text:p>
          </table:table-cell>
          <table:table-cell table:number-columns-repeated="16344"/>
        </table:table-row>
        <table:table-row table:style-name="ro4">
          <table:table-cell office:value-type="string" table:style-name="ce26">
            <text:p>IND</text:p>
          </table:table-cell>
          <table:table-cell office:value-type="float" office:value="2011" table:style-name="ce2">
            <text:p>2011</text:p>
          </table:table-cell>
          <table:table-cell office:value-type="string" table:style-name="ce27">
            <text:p>BZK</text:p>
          </table:table-cell>
          <table:table-cell office:value-type="float" office:value="2924" table:style-name="ce41">
            <text:p><text:s/>2.924<text:s/></text:p>
          </table:table-cell>
          <table:table-cell office:value-type="float" office:value="54.601999999999997" table:style-name="ce20">
            <text:p><text:s/>54,602<text:s/></text:p>
          </table:table-cell>
          <table:table-cell office:value-type="float" office:value="14.441000000000001" table:style-name="ce21">
            <text:p><text:s/>14,441<text:s/></text:p>
          </table:table-cell>
          <table:table-cell table:style-name="ce21"/>
          <table:table-cell office:value-type="float" office:value="69.042999999999992" table:style-name="ce22">
            <text:p><text:s/>69,043<text:s/></text:p>
          </table:table-cell>
          <table:table-cell office:value-type="float" office:value="0.86599999999999999" table:style-name="ce21">
            <text:p><text:s/>0,866<text:s/></text:p>
          </table:table-cell>
          <table:table-cell office:value-type="float" office:value="23.736999999999998" table:style-name="ce21">
            <text:p><text:s/>23,737<text:s/></text:p>
          </table:table-cell>
          <table:table-cell office:value-type="float" office:value="44.854999999999997" table:style-name="ce21">
            <text:p><text:s/>44,855<text:s/></text:p>
          </table:table-cell>
          <table:table-cell office:value-type="float" office:value="69.457999999999998" table:style-name="ce22">
            <text:p><text:s/>69,458<text:s/></text:p>
          </table:table-cell>
          <table:table-cell office:value-type="float" office:value="138.50099999999998" table:style-name="ce23">
            <text:p><text:s/>138,501<text:s/></text:p>
          </table:table-cell>
          <table:table-cell office:value-type="float" office:value="-20.189" table:style-name="ce21">
            <text:p><text:s/>-20,189<text:s/></text:p>
          </table:table-cell>
          <table:table-cell table:style-name="ce21"/>
          <table:table-cell office:value-type="float" office:value="26.231999999999999" table:style-name="ce21">
            <text:p><text:s/>26,232<text:s/></text:p>
          </table:table-cell>
          <table:table-cell office:value-type="float" office:value="6.0429999999999993" table:style-name="ce22">
            <text:p><text:s/>6,043<text:s/></text:p>
          </table:table-cell>
          <table:table-cell office:value-type="float" office:value="15.194000000000001" table:style-name="ce21">
            <text:p><text:s/>15,194<text:s/></text:p>
          </table:table-cell>
          <table:table-cell office:value-type="float" office:value="57.366999999999997" table:style-name="ce21">
            <text:p><text:s/>57,367<text:s/></text:p>
          </table:table-cell>
          <table:table-cell office:value-type="float" office:value="59.897000000000006" table:style-name="ce24">
            <text:p><text:s/>59,897<text:s/></text:p>
          </table:table-cell>
          <table:table-cell office:value-type="float" office:value="138.501" table:style-name="ce23">
            <text:p><text:s/>138,501<text:s/></text:p>
          </table:table-cell>
          <table:table-cell office:value-type="float" office:value="307.291" table:style-name="ce21">
            <text:p><text:s/>307,291<text:s/></text:p>
          </table:table-cell>
          <table:table-cell table:style-name="ce21"/>
          <table:table-cell office:value-type="float" office:value="68.033000000000001" table:style-name="ce21">
            <text:p><text:s/>68,033<text:s/></text:p>
          </table:table-cell>
          <table:table-cell office:value-type="float" office:value="375.32400000000001" table:style-name="ce22">
            <text:p><text:s/>375,324<text:s/></text:p>
          </table:table-cell>
          <table:table-cell table:number-columns-repeated="3" table:style-name="ce21"/>
          <table:table-cell office:value-type="float" office:value="8" table:style-name="ce21">
            <text:p><text:s/>8,000<text:s/></text:p>
          </table:table-cell>
          <table:table-cell office:value-type="float" office:value="383.32400000000001" table:style-name="ce22">
            <text:p><text:s/>383,324<text:s/></text:p>
          </table:table-cell>
          <table:table-cell office:value-type="float" office:value="197.874" table:style-name="ce20">
            <text:p><text:s/>197,874<text:s/></text:p>
          </table:table-cell>
          <table:table-cell office:value-type="float" office:value="129.21700000000001" table:style-name="ce21">
            <text:p><text:s/>129,217<text:s/></text:p>
          </table:table-cell>
          <table:table-cell office:value-type="float" office:value="327.09100000000001" table:style-name="ce22">
            <text:p><text:s/>327,091<text:s/></text:p>
          </table:table-cell>
          <table:table-cell office:value-type="float" office:value="15.342000000000001" table:style-name="ce21">
            <text:p><text:s/>15,342<text:s/></text:p>
          </table:table-cell>
          <table:table-cell table:style-name="ce21"/>
          <table:table-cell office:value-type="float" office:value="12.992000000000001" table:style-name="ce21">
            <text:p><text:s/>12,992<text:s/></text:p>
          </table:table-cell>
          <table:table-cell office:value-type="float" office:value="1.667" table:style-name="ce21">
            <text:p><text:s/>1,667<text:s/></text:p>
          </table:table-cell>
          <table:table-cell table:style-name="ce21"/>
          <table:table-cell office:value-type="float" office:value="357.09199999999998" table:style-name="ce23">
            <text:p><text:s/>357,092<text:s/></text:p>
          </table:table-cell>
          <table:table-cell office:value-type="float" office:value="26.232000000000028" table:style-name="ce25">
            <text:p><text:s/>26,232<text:s/></text:p>
          </table:table-cell>
          <table:table-cell table:number-columns-repeated="16344"/>
        </table:table-row>
        <table:table-row table:style-name="ro4">
          <table:table-cell office:value-type="string" table:style-name="ce26">
            <text:p>Logius</text:p>
          </table:table-cell>
          <table:table-cell office:value-type="float" office:value="2011" table:style-name="ce2">
            <text:p>2011</text:p>
          </table:table-cell>
          <table:table-cell office:value-type="string" table:style-name="ce27">
            <text:p>BZK</text:p>
          </table:table-cell>
          <table:table-cell office:value-type="float" office:value="110" table:style-name="ce41">
            <text:p><text:s/>110<text:s/></text:p>
          </table:table-cell>
          <table:table-cell table:style-name="ce20"/>
          <table:table-cell office:value-type="float" office:value="0.39300000000000002" table:style-name="ce21">
            <text:p><text:s/>0,393<text:s/></text:p>
          </table:table-cell>
          <table:table-cell table:style-name="ce21"/>
          <table:table-cell office:value-type="float" office:value="0.39300000000000002" table:style-name="ce22">
            <text:p><text:s/>0,393<text:s/></text:p>
          </table:table-cell>
          <table:table-cell table:style-name="ce21"/>
          <table:table-cell office:value-type="float" office:value="7.918000000000001" table:style-name="ce21">
            <text:p><text:s/>7,918<text:s/></text:p>
          </table:table-cell>
          <table:table-cell office:value-type="float" office:value="20.687000000000001" table:style-name="ce21">
            <text:p><text:s/>20,687<text:s/></text:p>
          </table:table-cell>
          <table:table-cell office:value-type="float" office:value="28.605000000000004" table:style-name="ce22">
            <text:p><text:s/>28,605<text:s/></text:p>
          </table:table-cell>
          <table:table-cell office:value-type="float" office:value="28.998000000000005" table:style-name="ce23">
            <text:p><text:s/>28,998<text:s/></text:p>
          </table:table-cell>
          <table:table-cell table:number-columns-repeated="2" table:style-name="ce21"/>
          <table:table-cell office:value-type="float" office:value="-0.99199999999999999" table:style-name="ce21">
            <text:p><text:s/>-0,992<text:s/></text:p>
          </table:table-cell>
          <table:table-cell office:value-type="float" office:value="-0.99199999999999999" table:style-name="ce22">
            <text:p><text:s/>-0,992<text:s/></text:p>
          </table:table-cell>
          <table:table-cell table:style-name="ce21"/>
          <table:table-cell office:value-type="float" office:value="0.22" table:style-name="ce21">
            <text:p><text:s/>0,220<text:s/></text:p>
          </table:table-cell>
          <table:table-cell office:value-type="float" office:value="29.77" table:style-name="ce24">
            <text:p><text:s/>29,770<text:s/></text:p>
          </table:table-cell>
          <table:table-cell office:value-type="float" office:value="28.998000000000001" table:style-name="ce23">
            <text:p><text:s/>28,998<text:s/></text:p>
          </table:table-cell>
          <table:table-cell office:value-type="float" office:value="39.154000000000003" table:style-name="ce21">
            <text:p><text:s/>39,154<text:s/></text:p>
          </table:table-cell>
          <table:table-cell office:value-type="float" office:value="28.843" table:style-name="ce21">
            <text:p><text:s/>28,843<text:s/></text:p>
          </table:table-cell>
          <table:table-cell office:value-type="float" office:value="7.6859999999999999" table:style-name="ce21">
            <text:p><text:s/>7,686<text:s/></text:p>
          </table:table-cell>
          <table:table-cell office:value-type="float" office:value="75.682999999999993" table:style-name="ce22">
            <text:p><text:s/>75,683<text:s/></text:p>
          </table:table-cell>
          <table:table-cell table:number-columns-repeated="4" table:style-name="ce21"/>
          <table:table-cell office:value-type="float" office:value="75.682999999999993" table:style-name="ce22">
            <text:p><text:s/>75,683<text:s/></text:p>
          </table:table-cell>
          <table:table-cell office:value-type="float" office:value="25.774000000000001" table:style-name="ce20">
            <text:p><text:s/>25,774<text:s/></text:p>
          </table:table-cell>
          <table:table-cell office:value-type="float" office:value="50.448999999999998" table:style-name="ce21">
            <text:p><text:s/>50,449<text:s/></text:p>
          </table:table-cell>
          <table:table-cell office:value-type="float" office:value="76.222999999999999" table:style-name="ce22">
            <text:p><text:s/>76,223<text:s/></text:p>
          </table:table-cell>
          <table:table-cell office:value-type="float" office:value="0.38100000000000001" table:style-name="ce21">
            <text:p><text:s/>0,381<text:s/></text:p>
          </table:table-cell>
          <table:table-cell table:number-columns-repeated="2" table:style-name="ce21"/>
          <table:table-cell office:value-type="float" office:value="7.0999999999999994E-2" table:style-name="ce21">
            <text:p><text:s/>0,071<text:s/></text:p>
          </table:table-cell>
          <table:table-cell table:style-name="ce21"/>
          <table:table-cell office:value-type="float" office:value="76.674999999999997" table:style-name="ce23">
            <text:p><text:s/>76,675<text:s/></text:p>
          </table:table-cell>
          <table:table-cell office:value-type="float" office:value="-0.99200000000000443" table:style-name="ce25">
            <text:p><text:s/>-0,992<text:s/></text:p>
          </table:table-cell>
          <table:table-cell table:number-columns-repeated="16344"/>
        </table:table-row>
        <table:table-row table:style-name="ro4">
          <table:table-cell office:value-type="string" table:style-name="ce26">
            <text:p>P-Direkt</text:p>
          </table:table-cell>
          <table:table-cell office:value-type="float" office:value="2011" table:style-name="ce2">
            <text:p>2011</text:p>
          </table:table-cell>
          <table:table-cell office:value-type="string" table:style-name="ce27">
            <text:p>BZK</text:p>
          </table:table-cell>
          <table:table-cell office:value-type="float" office:value="432" table:style-name="ce41">
            <text:p><text:s/>432<text:s/></text:p>
          </table:table-cell>
          <table:table-cell office:value-type="float" office:value="89.242000000000004" table:style-name="ce20">
            <text:p><text:s/>89,242<text:s/></text:p>
          </table:table-cell>
          <table:table-cell office:value-type="float" office:value="0.157" table:style-name="ce21">
            <text:p><text:s/>0,157<text:s/></text:p>
          </table:table-cell>
          <table:table-cell table:style-name="ce21"/>
          <table:table-cell office:value-type="float" office:value="89.399000000000001" table:style-name="ce22">
            <text:p><text:s/>89,399<text:s/></text:p>
          </table:table-cell>
          <table:table-cell table:style-name="ce21"/>
          <table:table-cell office:value-type="float" office:value="5.843" table:style-name="ce21">
            <text:p><text:s/>5,843<text:s/></text:p>
          </table:table-cell>
          <table:table-cell office:value-type="float" office:value="18.736000000000001" table:style-name="ce21">
            <text:p><text:s/>18,736<text:s/></text:p>
          </table:table-cell>
          <table:table-cell office:value-type="float" office:value="24.579000000000001" table:style-name="ce22">
            <text:p><text:s/>24,579<text:s/></text:p>
          </table:table-cell>
          <table:table-cell office:value-type="float" office:value="113.97800000000001" table:style-name="ce23">
            <text:p><text:s/>113,978<text:s/></text:p>
          </table:table-cell>
          <table:table-cell office:value-type="float" office:value="2.5339999999999998" table:style-name="ce21">
            <text:p><text:s/>2,534<text:s/></text:p>
          </table:table-cell>
          <table:table-cell table:style-name="ce21"/>
          <table:table-cell office:value-type="float" office:value="5.8999999999999997E-2" table:style-name="ce21">
            <text:p><text:s/>0,059<text:s/></text:p>
          </table:table-cell>
          <table:table-cell office:value-type="float" office:value="2.593" table:style-name="ce22">
            <text:p><text:s/>2,593<text:s/></text:p>
          </table:table-cell>
          <table:table-cell office:value-type="float" office:value="0.372" table:style-name="ce21">
            <text:p><text:s/>0,372<text:s/></text:p>
          </table:table-cell>
          <table:table-cell office:value-type="float" office:value="78.483000000000004" table:style-name="ce21">
            <text:p><text:s/>78,483<text:s/></text:p>
          </table:table-cell>
          <table:table-cell office:value-type="float" office:value="32.53" table:style-name="ce24">
            <text:p><text:s/>32,530<text:s/></text:p>
          </table:table-cell>
          <table:table-cell office:value-type="float" office:value="113.97800000000001" table:style-name="ce23">
            <text:p><text:s/>113,978<text:s/></text:p>
          </table:table-cell>
          <table:table-cell office:value-type="float" office:value="6.7329999999999997" table:style-name="ce21">
            <text:p><text:s/>6,733<text:s/></text:p>
          </table:table-cell>
          <table:table-cell office:value-type="float" office:value="72.444999999999993" table:style-name="ce21">
            <text:p><text:s/>72,445<text:s/></text:p>
          </table:table-cell>
          <table:table-cell office:value-type="float" office:value="2.1999999999999999E-2" table:style-name="ce21">
            <text:p><text:s/>0,022<text:s/></text:p>
          </table:table-cell>
          <table:table-cell office:value-type="float" office:value="79.2" table:style-name="ce22">
            <text:p><text:s/>79,200<text:s/></text:p>
          </table:table-cell>
          <table:table-cell table:style-name="ce21"/>
          <table:table-cell office:value-type="float" office:value="1.4999999999999999E-2" table:style-name="ce21">
            <text:p><text:s/>0,015<text:s/></text:p>
          </table:table-cell>
          <table:table-cell table:number-columns-repeated="2" table:style-name="ce21"/>
          <table:table-cell office:value-type="float" office:value="79.215000000000003" table:style-name="ce22">
            <text:p><text:s/>79,215<text:s/></text:p>
          </table:table-cell>
          <table:table-cell office:value-type="float" office:value="39.491999999999997" table:style-name="ce20">
            <text:p><text:s/>39,492<text:s/></text:p>
          </table:table-cell>
          <table:table-cell office:value-type="float" office:value="23.363" table:style-name="ce21">
            <text:p><text:s/>23,363<text:s/></text:p>
          </table:table-cell>
          <table:table-cell office:value-type="float" office:value="62.854999999999997" table:style-name="ce22">
            <text:p><text:s/>62,855<text:s/></text:p>
          </table:table-cell>
          <table:table-cell office:value-type="float" office:value="11.757" table:style-name="ce21">
            <text:p><text:s/>11,757<text:s/></text:p>
          </table:table-cell>
          <table:table-cell table:style-name="ce21"/>
          <table:table-cell office:value-type="float" office:value="0.372" table:style-name="ce21">
            <text:p><text:s/>0,372<text:s/></text:p>
          </table:table-cell>
          <table:table-cell office:value-type="float" office:value="4.1719999999999997" table:style-name="ce21">
            <text:p><text:s/>4,172<text:s/></text:p>
          </table:table-cell>
          <table:table-cell table:style-name="ce21"/>
          <table:table-cell office:value-type="float" office:value="79.155999999999992" table:style-name="ce23">
            <text:p><text:s/>79,156<text:s/></text:p>
          </table:table-cell>
          <table:table-cell office:value-type="float" office:value="5.900000000001171E-2" table:style-name="ce25">
            <text:p><text:s/>0,059<text:s/></text:p>
          </table:table-cell>
          <table:table-cell table:number-columns-repeated="16344"/>
        </table:table-row>
        <table:table-row table:style-name="ro4">
          <table:table-cell office:value-type="string" table:style-name="ce26">
            <text:p>RGD</text:p>
          </table:table-cell>
          <table:table-cell office:value-type="float" office:value="2011" table:style-name="ce2">
            <text:p>2011</text:p>
          </table:table-cell>
          <table:table-cell office:value-type="string" table:style-name="ce27">
            <text:p>BZK</text:p>
          </table:table-cell>
          <table:table-cell office:value-type="float" office:value="873" table:style-name="ce41">
            <text:p><text:s/>873<text:s/></text:p>
          </table:table-cell>
          <table:table-cell office:value-type="float" office:value="726.69500000000005" table:style-name="ce20">
            <text:p><text:s/>726,695<text:s/></text:p>
          </table:table-cell>
          <table:table-cell office:value-type="float" office:value="6330.52" table:style-name="ce21">
            <text:p><text:s/>6.330,520<text:s/></text:p>
          </table:table-cell>
          <table:table-cell office:value-type="float" office:value="318.916" table:style-name="ce21">
            <text:p><text:s/>318,916<text:s/></text:p>
          </table:table-cell>
          <table:table-cell office:value-type="float" office:value="7376.1310000000003" table:style-name="ce22">
            <text:p><text:s/>7.376,131<text:s/></text:p>
          </table:table-cell>
          <table:table-cell office:value-type="float" office:value="51.026000000000003" table:style-name="ce21">
            <text:p><text:s/>51,026<text:s/></text:p>
          </table:table-cell>
          <table:table-cell office:value-type="float" office:value="74.525000000000006" table:style-name="ce21">
            <text:p><text:s/>74,525<text:s/></text:p>
          </table:table-cell>
          <table:table-cell office:value-type="float" office:value="426.20600000000002" table:style-name="ce21">
            <text:p><text:s/>426,206<text:s/></text:p>
          </table:table-cell>
          <table:table-cell office:value-type="float" office:value="551.75700000000006" table:style-name="ce22">
            <text:p><text:s/>551,757<text:s/></text:p>
          </table:table-cell>
          <table:table-cell office:value-type="float" office:value="7927.8880000000008" table:style-name="ce23">
            <text:p><text:s/>7.927,888<text:s/></text:p>
          </table:table-cell>
          <table:table-cell office:value-type="float" office:value="130" table:style-name="ce21">
            <text:p><text:s/>130,000<text:s/></text:p>
          </table:table-cell>
          <table:table-cell office:value-type="float" office:value="73.346000000000004" table:style-name="ce21">
            <text:p><text:s/>73,346<text:s/></text:p>
          </table:table-cell>
          <table:table-cell office:value-type="float" office:value="-53.662999999999997" table:style-name="ce21">
            <text:p><text:s/>-53,663<text:s/></text:p>
          </table:table-cell>
          <table:table-cell office:value-type="float" office:value="149.68299999999999" table:style-name="ce22">
            <text:p><text:s/>149,683<text:s/></text:p>
          </table:table-cell>
          <table:table-cell office:value-type="float" office:value="86.094999999999999" table:style-name="ce21">
            <text:p><text:s/>86,095<text:s/></text:p>
          </table:table-cell>
          <table:table-cell office:value-type="float" office:value="6763.7020000000002" table:style-name="ce21">
            <text:p><text:s/>6.763,702<text:s/></text:p>
          </table:table-cell>
          <table:table-cell office:value-type="float" office:value="928.40800000000002" table:style-name="ce24">
            <text:p><text:s/>928,408<text:s/></text:p>
          </table:table-cell>
          <table:table-cell office:value-type="float" office:value="7927.8880000000008" table:style-name="ce23">
            <text:p><text:s/>7.927,888<text:s/></text:p>
          </table:table-cell>
          <table:table-cell office:value-type="float" office:value="21.57" table:style-name="ce21">
            <text:p><text:s/>21,570<text:s/></text:p>
          </table:table-cell>
          <table:table-cell office:value-type="float" office:value="1373.204" table:style-name="ce21">
            <text:p><text:s/>1.373,204<text:s/></text:p>
          </table:table-cell>
          <table:table-cell office:value-type="float" office:value="12.023999999999999" table:style-name="ce21">
            <text:p><text:s/>12,024<text:s/></text:p>
          </table:table-cell>
          <table:table-cell office:value-type="float" office:value="1406.7979999999998" table:style-name="ce22">
            <text:p><text:s/>1.406,798<text:s/></text:p>
          </table:table-cell>
          <table:table-cell table:style-name="ce21"/>
          <table:table-cell office:value-type="float" office:value="3.089" table:style-name="ce21">
            <text:p><text:s/>3,089<text:s/></text:p>
          </table:table-cell>
          <table:table-cell office:value-type="float" office:value="1.3169999999999999" table:style-name="ce21">
            <text:p><text:s/>1,317<text:s/></text:p>
          </table:table-cell>
          <table:table-cell office:value-type="float" office:value="16.282" table:style-name="ce21">
            <text:p><text:s/>16,282<text:s/></text:p>
          </table:table-cell>
          <table:table-cell office:value-type="float" office:value="1427.4859999999996" table:style-name="ce22">
            <text:p><text:s/>1.427,486<text:s/></text:p>
          </table:table-cell>
          <table:table-cell office:value-type="float" office:value="87.064999999999998" table:style-name="ce20">
            <text:p><text:s/>87,065<text:s/></text:p>
          </table:table-cell>
          <table:table-cell office:value-type="float" office:value="684.00799999999992" table:style-name="ce21">
            <text:p><text:s/>684,008<text:s/></text:p>
          </table:table-cell>
          <table:table-cell office:value-type="float" office:value="771.07299999999987" table:style-name="ce22">
            <text:p><text:s/>771,073<text:s/></text:p>
          </table:table-cell>
          <table:table-cell office:value-type="float" office:value="346.68400000000003" table:style-name="ce21">
            <text:p><text:s/>346,684<text:s/></text:p>
          </table:table-cell>
          <table:table-cell office:value-type="float" office:value="73.103999999999999" table:style-name="ce21">
            <text:p><text:s/>73,104<text:s/></text:p>
          </table:table-cell>
          <table:table-cell office:value-type="float" office:value="17.748999999999999" table:style-name="ce21">
            <text:p><text:s/>17,749<text:s/></text:p>
          </table:table-cell>
          <table:table-cell office:value-type="float" office:value="272.53899999999999" table:style-name="ce21">
            <text:p><text:s/>272,539<text:s/></text:p>
          </table:table-cell>
          <table:table-cell table:style-name="ce21"/>
          <table:table-cell office:value-type="float" office:value="1481.1489999999999" table:style-name="ce23">
            <text:p><text:s/>1.481,149<text:s/></text:p>
          </table:table-cell>
          <table:table-cell office:value-type="float" office:value="-53.663000000000238" table:style-name="ce25">
            <text:p><text:s/>-53,663<text:s/></text:p>
          </table:table-cell>
          <table:table-cell table:number-columns-repeated="16344"/>
        </table:table-row>
        <table:table-row table:style-name="ro4">
          <table:table-cell office:value-type="string" table:style-name="ce26">
            <text:p>UBR</text:p>
          </table:table-cell>
          <table:table-cell office:value-type="float" office:value="2011" table:style-name="ce2">
            <text:p>2011</text:p>
          </table:table-cell>
          <table:table-cell office:value-type="string" table:style-name="ce27">
            <text:p>BZK</text:p>
          </table:table-cell>
          <table:table-cell office:value-type="float" office:value="578" table:style-name="ce41">
            <text:p><text:s/>578<text:s/></text:p>
          </table:table-cell>
          <table:table-cell office:value-type="float" office:value="1.2749999999999999" table:style-name="ce20">
            <text:p><text:s/>1,275<text:s/></text:p>
          </table:table-cell>
          <table:table-cell office:value-type="float" office:value="3.25" table:style-name="ce21">
            <text:p><text:s/>3,250<text:s/></text:p>
          </table:table-cell>
          <table:table-cell table:style-name="ce21"/>
          <table:table-cell office:value-type="float" office:value="4.5250000000000004" table:style-name="ce22">
            <text:p><text:s/>4,525<text:s/></text:p>
          </table:table-cell>
          <table:table-cell office:value-type="float" office:value="0.14399999999999999" table:style-name="ce21">
            <text:p><text:s/>0,144<text:s/></text:p>
          </table:table-cell>
          <table:table-cell office:value-type="float" office:value="12.141999999999999" table:style-name="ce21">
            <text:p><text:s/>12,142<text:s/></text:p>
          </table:table-cell>
          <table:table-cell office:value-type="float" office:value="19.899999999999999" table:style-name="ce21">
            <text:p><text:s/>19,900<text:s/></text:p>
          </table:table-cell>
          <table:table-cell office:value-type="float" office:value="32.186" table:style-name="ce22">
            <text:p><text:s/>32,186<text:s/></text:p>
          </table:table-cell>
          <table:table-cell office:value-type="float" office:value="36.710999999999999" table:style-name="ce23">
            <text:p><text:s/>36,711<text:s/></text:p>
          </table:table-cell>
          <table:table-cell office:value-type="float" office:value="3.9620000000000002" table:style-name="ce21">
            <text:p><text:s/>3,962<text:s/></text:p>
          </table:table-cell>
          <table:table-cell table:style-name="ce21"/>
          <table:table-cell office:value-type="float" office:value="-1.5940000000000001" table:style-name="ce21">
            <text:p><text:s/>-1,594<text:s/></text:p>
          </table:table-cell>
          <table:table-cell office:value-type="float" office:value="2.3680000000000003" table:style-name="ce22">
            <text:p><text:s/>2,368<text:s/></text:p>
          </table:table-cell>
          <table:table-cell office:value-type="float" office:value="0.56999999999999995" table:style-name="ce21">
            <text:p><text:s/>0,570<text:s/></text:p>
          </table:table-cell>
          <table:table-cell office:value-type="float" office:value="1.6930000000000001" table:style-name="ce21">
            <text:p><text:s/>1,693<text:s/></text:p>
          </table:table-cell>
          <table:table-cell office:value-type="float" office:value="32.079000000000001" table:style-name="ce24">
            <text:p><text:s/>32,079<text:s/></text:p>
          </table:table-cell>
          <table:table-cell office:value-type="float" office:value="36.71" table:style-name="ce23">
            <text:p><text:s/>36,710<text:s/></text:p>
          </table:table-cell>
          <table:table-cell office:value-type="float" office:value="31.177" table:style-name="ce21">
            <text:p><text:s/>31,177<text:s/></text:p>
          </table:table-cell>
          <table:table-cell office:value-type="float" office:value="62.991999999999997" table:style-name="ce21">
            <text:p><text:s/>62,992<text:s/></text:p>
          </table:table-cell>
          <table:table-cell office:value-type="float" office:value="1.6919999999999999" table:style-name="ce21">
            <text:p><text:s/>1,692<text:s/></text:p>
          </table:table-cell>
          <table:table-cell office:value-type="float" office:value="95.86099999999999" table:style-name="ce22">
            <text:p><text:s/>95,861<text:s/></text:p>
          </table:table-cell>
          <table:table-cell table:style-name="ce21"/>
          <table:table-cell office:value-type="float" office:value="0.106" table:style-name="ce21">
            <text:p><text:s/>0,106<text:s/></text:p>
          </table:table-cell>
          <table:table-cell office:value-type="float" office:value="0.252" table:style-name="ce21">
            <text:p><text:s/>0,252<text:s/></text:p>
          </table:table-cell>
          <table:table-cell office:value-type="float" office:value="0.68600000000000005" table:style-name="ce21">
            <text:p><text:s/>0,686<text:s/></text:p>
          </table:table-cell>
          <table:table-cell office:value-type="float" office:value="96.904999999999987" table:style-name="ce22">
            <text:p><text:s/>96,905<text:s/></text:p>
          </table:table-cell>
          <table:table-cell office:value-type="float" office:value="59.851999999999997" table:style-name="ce20">
            <text:p><text:s/>59,852<text:s/></text:p>
          </table:table-cell>
          <table:table-cell office:value-type="float" office:value="36.542999999999999" table:style-name="ce21">
            <text:p><text:s/>36,543<text:s/></text:p>
          </table:table-cell>
          <table:table-cell office:value-type="float" office:value="96.394999999999996" table:style-name="ce22">
            <text:p><text:s/>96,395<text:s/></text:p>
          </table:table-cell>
          <table:table-cell office:value-type="float" office:value="1.109" table:style-name="ce21">
            <text:p><text:s/>1,109<text:s/></text:p>
          </table:table-cell>
          <table:table-cell table:style-name="ce21"/>
          <table:table-cell office:value-type="float" office:value="0.82099999999999995" table:style-name="ce21">
            <text:p><text:s/>0,821<text:s/></text:p>
          </table:table-cell>
          <table:table-cell office:value-type="float" office:value="0.17499999999999999" table:style-name="ce21">
            <text:p><text:s/>0,175<text:s/></text:p>
          </table:table-cell>
          <table:table-cell table:style-name="ce21"/>
          <table:table-cell office:value-type="float" office:value="98.499999999999986" table:style-name="ce23">
            <text:p><text:s/>98,500<text:s/></text:p>
          </table:table-cell>
          <table:table-cell office:value-type="float" office:value="-1.5949999999999989" table:style-name="ce25">
            <text:p><text:s/>-1,595<text:s/></text:p>
          </table:table-cell>
          <table:table-cell table:number-columns-repeated="16344"/>
        </table:table-row>
        <table:table-row table:style-name="ro4">
          <table:table-cell office:value-type="string" table:style-name="ce26">
            <text:p>DTO</text:p>
          </table:table-cell>
          <table:table-cell office:value-type="float" office:value="2011" table:style-name="ce2">
            <text:p>2011</text:p>
          </table:table-cell>
          <table:table-cell office:value-type="string" table:style-name="ce27">
            <text:p>DEF</text:p>
          </table:table-cell>
          <table:table-cell office:value-type="float" office:value="2062" table:style-name="ce41">
            <text:p><text:s/>2.062<text:s/></text:p>
          </table:table-cell>
          <table:table-cell office:value-type="float" office:value="7.3170000000000002" table:style-name="ce20">
            <text:p><text:s/>7,317<text:s/></text:p>
          </table:table-cell>
          <table:table-cell office:value-type="float" office:value="84.293000000000006" table:style-name="ce21">
            <text:p><text:s/>84,293<text:s/></text:p>
          </table:table-cell>
          <table:table-cell table:style-name="ce21"/>
          <table:table-cell office:value-type="float" office:value="91.610000000000014" table:style-name="ce22">
            <text:p><text:s/>91,610<text:s/></text:p>
          </table:table-cell>
          <table:table-cell office:value-type="float" office:value="2.194" table:style-name="ce21">
            <text:p><text:s/>2,194<text:s/></text:p>
          </table:table-cell>
          <table:table-cell office:value-type="float" office:value="42.44" table:style-name="ce21">
            <text:p><text:s/>42,440<text:s/></text:p>
          </table:table-cell>
          <table:table-cell office:value-type="float" office:value="69.760999999999996" table:style-name="ce21">
            <text:p><text:s/>69,761<text:s/></text:p>
          </table:table-cell>
          <table:table-cell office:value-type="float" office:value="114.395" table:style-name="ce22">
            <text:p><text:s/>114,395<text:s/></text:p>
          </table:table-cell>
          <table:table-cell office:value-type="float" office:value="206.005" table:style-name="ce23">
            <text:p><text:s/>206,005<text:s/></text:p>
          </table:table-cell>
          <table:table-cell office:value-type="float" office:value="1.2E-2" table:style-name="ce21">
            <text:p><text:s/>0,012<text:s/></text:p>
          </table:table-cell>
          <table:table-cell table:style-name="ce21"/>
          <table:table-cell office:value-type="float" office:value="41.222999999999999" table:style-name="ce21">
            <text:p><text:s/>41,223<text:s/></text:p>
          </table:table-cell>
          <table:table-cell office:value-type="float" office:value="41.234999999999999" table:style-name="ce22">
            <text:p><text:s/>41,235<text:s/></text:p>
          </table:table-cell>
          <table:table-cell office:value-type="float" office:value="0.19800000000000001" table:style-name="ce21">
            <text:p><text:s/>0,198<text:s/></text:p>
          </table:table-cell>
          <table:table-cell office:value-type="float" office:value="25.061" table:style-name="ce21">
            <text:p><text:s/>25,061<text:s/></text:p>
          </table:table-cell>
          <table:table-cell office:value-type="float" office:value="139.511" table:style-name="ce24">
            <text:p><text:s/>139,511<text:s/></text:p>
          </table:table-cell>
          <table:table-cell office:value-type="float" office:value="206.005" table:style-name="ce23">
            <text:p><text:s/>206,005<text:s/></text:p>
          </table:table-cell>
          <table:table-cell office:value-type="float" office:value="355.55500000000001" table:style-name="ce21">
            <text:p><text:s/>355,555<text:s/></text:p>
          </table:table-cell>
          <table:table-cell office:value-type="float" office:value="37.83" table:style-name="ce21">
            <text:p><text:s/>37,830<text:s/></text:p>
          </table:table-cell>
          <table:table-cell office:value-type="float" office:value="8.8999999999999996E-2" table:style-name="ce21">
            <text:p><text:s/>0,089<text:s/></text:p>
          </table:table-cell>
          <table:table-cell office:value-type="float" office:value="393.47399999999999" table:style-name="ce22">
            <text:p><text:s/>393,474<text:s/></text:p>
          </table:table-cell>
          <table:table-cell table:style-name="ce21"/>
          <table:table-cell office:value-type="float" office:value="0.32300000000000001" table:style-name="ce21">
            <text:p><text:s/>0,323<text:s/></text:p>
          </table:table-cell>
          <table:table-cell office:value-type="float" office:value="1.4E-2" table:style-name="ce21">
            <text:p><text:s/>0,014<text:s/></text:p>
          </table:table-cell>
          <table:table-cell table:style-name="ce21"/>
          <table:table-cell office:value-type="float" office:value="393.81099999999998" table:style-name="ce22">
            <text:p><text:s/>393,811<text:s/></text:p>
          </table:table-cell>
          <table:table-cell office:value-type="float" office:value="172.50800000000001" table:style-name="ce20">
            <text:p><text:s/>172,508<text:s/></text:p>
          </table:table-cell>
          <table:table-cell office:value-type="float" office:value="144.50399999999999" table:style-name="ce21">
            <text:p><text:s/>144,504<text:s/></text:p>
          </table:table-cell>
          <table:table-cell office:value-type="float" office:value="317.012" table:style-name="ce22">
            <text:p><text:s/>317,012<text:s/></text:p>
          </table:table-cell>
          <table:table-cell office:value-type="float" office:value="31.858000000000001" table:style-name="ce21">
            <text:p><text:s/>31,858<text:s/></text:p>
          </table:table-cell>
          <table:table-cell table:number-columns-repeated="2" table:style-name="ce21"/>
          <table:table-cell office:value-type="float" office:value="3.718" table:style-name="ce21">
            <text:p><text:s/>3,718<text:s/></text:p>
          </table:table-cell>
          <table:table-cell table:style-name="ce21"/>
          <table:table-cell office:value-type="float" office:value="352.58800000000002" table:style-name="ce23">
            <text:p><text:s/>352,588<text:s/></text:p>
          </table:table-cell>
          <table:table-cell office:value-type="float" office:value="41.222999999999956" table:style-name="ce25">
            <text:p><text:s/>41,223<text:s/></text:p>
          </table:table-cell>
          <table:table-cell table:number-columns-repeated="16344"/>
        </table:table-row>
        <table:table-row table:style-name="ro4">
          <table:table-cell office:value-type="string" table:style-name="ce26">
            <text:p>DVD</text:p>
          </table:table-cell>
          <table:table-cell office:value-type="float" office:value="2011" table:style-name="ce2">
            <text:p>2011</text:p>
          </table:table-cell>
          <table:table-cell office:value-type="string" table:style-name="ce27">
            <text:p>DEF</text:p>
          </table:table-cell>
          <table:table-cell office:value-type="float" office:value="1008" table:style-name="ce41">
            <text:p><text:s/>1.008<text:s/></text:p>
          </table:table-cell>
          <table:table-cell table:style-name="ce20"/>
          <table:table-cell office:value-type="float" office:value="201.078" table:style-name="ce21">
            <text:p><text:s/>201,078<text:s/></text:p>
          </table:table-cell>
          <table:table-cell table:style-name="ce21"/>
          <table:table-cell office:value-type="float" office:value="201.078" table:style-name="ce22">
            <text:p><text:s/>201,078<text:s/></text:p>
          </table:table-cell>
          <table:table-cell office:value-type="float" office:value="10.131" table:style-name="ce21">
            <text:p><text:s/>10,131<text:s/></text:p>
          </table:table-cell>
          <table:table-cell office:value-type="float" office:value="17.699000000000002" table:style-name="ce21">
            <text:p><text:s/>17,699<text:s/></text:p>
          </table:table-cell>
          <table:table-cell office:value-type="float" office:value="58.277999999999999" table:style-name="ce21">
            <text:p><text:s/>58,278<text:s/></text:p>
          </table:table-cell>
          <table:table-cell office:value-type="float" office:value="86.108000000000004" table:style-name="ce22">
            <text:p><text:s/>86,108<text:s/></text:p>
          </table:table-cell>
          <table:table-cell office:value-type="float" office:value="287.18600000000004" table:style-name="ce23">
            <text:p><text:s/>287,186<text:s/></text:p>
          </table:table-cell>
          <table:table-cell office:value-type="float" office:value="8.0909999999999993" table:style-name="ce21">
            <text:p><text:s/>8,091<text:s/></text:p>
          </table:table-cell>
          <table:table-cell table:style-name="ce21"/>
          <table:table-cell office:value-type="float" office:value="-7.39" table:style-name="ce21">
            <text:p><text:s/>-7,390<text:s/></text:p>
          </table:table-cell>
          <table:table-cell office:value-type="float" office:value="0.70099999999999962" table:style-name="ce22">
            <text:p><text:s/>0,701<text:s/></text:p>
          </table:table-cell>
          <table:table-cell office:value-type="float" office:value="0.94199999999999995" table:style-name="ce21">
            <text:p><text:s/>0,942<text:s/></text:p>
          </table:table-cell>
          <table:table-cell office:value-type="float" office:value="195.48400000000001" table:style-name="ce21">
            <text:p><text:s/>195,484<text:s/></text:p>
          </table:table-cell>
          <table:table-cell office:value-type="float" office:value="90.058999999999997" table:style-name="ce24">
            <text:p><text:s/>90,059<text:s/></text:p>
          </table:table-cell>
          <table:table-cell office:value-type="float" office:value="287.18600000000004" table:style-name="ce23">
            <text:p><text:s/>287,186<text:s/></text:p>
          </table:table-cell>
          <table:table-cell office:value-type="float" office:value="76.126000000000005" table:style-name="ce21">
            <text:p><text:s/>76,126<text:s/></text:p>
          </table:table-cell>
          <table:table-cell office:value-type="float" office:value="0.55800000000000005" table:style-name="ce21">
            <text:p><text:s/>0,558<text:s/></text:p>
          </table:table-cell>
          <table:table-cell office:value-type="float" office:value="0.01" table:style-name="ce21">
            <text:p><text:s/>0,010<text:s/></text:p>
          </table:table-cell>
          <table:table-cell office:value-type="float" office:value="76.694000000000017" table:style-name="ce22">
            <text:p><text:s/>76,694<text:s/></text:p>
          </table:table-cell>
          <table:table-cell office:value-type="float" office:value="129.327" table:style-name="ce21">
            <text:p><text:s/>129,327<text:s/></text:p>
          </table:table-cell>
          <table:table-cell table:style-name="ce21"/>
          <table:table-cell office:value-type="float" office:value="0.14199999999999999" table:style-name="ce21">
            <text:p><text:s/>0,142<text:s/></text:p>
          </table:table-cell>
          <table:table-cell office:value-type="float" office:value="1.837" table:style-name="ce21">
            <text:p><text:s/>1,837<text:s/></text:p>
          </table:table-cell>
          <table:table-cell office:value-type="float" office:value="208" table:style-name="ce22">
            <text:p><text:s/>208,000<text:s/></text:p>
          </table:table-cell>
          <table:table-cell office:value-type="float" office:value="65.040999999999997" table:style-name="ce20">
            <text:p><text:s/>65,041<text:s/></text:p>
          </table:table-cell>
          <table:table-cell office:value-type="float" office:value="136.864" table:style-name="ce21">
            <text:p><text:s/>136,864<text:s/></text:p>
          </table:table-cell>
          <table:table-cell office:value-type="float" office:value="201.905" table:style-name="ce22">
            <text:p><text:s/>201,905<text:s/></text:p>
          </table:table-cell>
          <table:table-cell office:value-type="float" office:value="3.9939999999999998" table:style-name="ce21">
            <text:p><text:s/>3,994<text:s/></text:p>
          </table:table-cell>
          <table:table-cell table:style-name="ce21"/>
          <table:table-cell office:value-type="float" office:value="0.46600000000000003" table:style-name="ce21">
            <text:p><text:s/>0,466<text:s/></text:p>
          </table:table-cell>
          <table:table-cell office:value-type="float" office:value="8.8740000000000006" table:style-name="ce21">
            <text:p><text:s/>8,874<text:s/></text:p>
          </table:table-cell>
          <table:table-cell office:value-type="float" office:value="0.151" table:style-name="ce21">
            <text:p><text:s/>0,151<text:s/></text:p>
          </table:table-cell>
          <table:table-cell office:value-type="float" office:value="215.39000000000001" table:style-name="ce23">
            <text:p><text:s/>215,390<text:s/></text:p>
          </table:table-cell>
          <table:table-cell office:value-type="float" office:value="-7.3900000000000148" table:style-name="ce25">
            <text:p><text:s/>-7,390<text:s/></text:p>
          </table:table-cell>
          <table:table-cell table:number-columns-repeated="16344"/>
        </table:table-row>
        <table:table-row table:style-name="ro4">
          <table:table-cell office:value-type="string" table:style-name="ce26">
            <text:p>Paresto</text:p>
          </table:table-cell>
          <table:table-cell office:value-type="float" office:value="2011" table:style-name="ce2">
            <text:p>2011</text:p>
          </table:table-cell>
          <table:table-cell office:value-type="string" table:style-name="ce27">
            <text:p>DEF</text:p>
          </table:table-cell>
          <table:table-cell office:value-type="float" office:value="1085" table:style-name="ce41">
            <text:p><text:s/>1.085<text:s/></text:p>
          </table:table-cell>
          <table:table-cell table:style-name="ce20"/>
          <table:table-cell office:value-type="float" office:value="1.02" table:style-name="ce21">
            <text:p><text:s/>1,020<text:s/></text:p>
          </table:table-cell>
          <table:table-cell table:style-name="ce21"/>
          <table:table-cell office:value-type="float" office:value="1.02" table:style-name="ce22">
            <text:p><text:s/>1,020<text:s/></text:p>
          </table:table-cell>
          <table:table-cell office:value-type="float" office:value="4.1749999999999998" table:style-name="ce21">
            <text:p><text:s/>4,175<text:s/></text:p>
          </table:table-cell>
          <table:table-cell office:value-type="float" office:value="4.4279999999999999" table:style-name="ce21">
            <text:p><text:s/>4,428<text:s/></text:p>
          </table:table-cell>
          <table:table-cell office:value-type="float" office:value="20.167000000000002" table:style-name="ce21">
            <text:p><text:s/>20,167<text:s/></text:p>
          </table:table-cell>
          <table:table-cell office:value-type="float" office:value="28.770000000000003" table:style-name="ce22">
            <text:p><text:s/>28,770<text:s/></text:p>
          </table:table-cell>
          <table:table-cell office:value-type="float" office:value="29.790000000000003" table:style-name="ce23">
            <text:p><text:s/>29,790<text:s/></text:p>
          </table:table-cell>
          <table:table-cell office:value-type="float" office:value="5.8079999999999998" table:style-name="ce21">
            <text:p><text:s/>5,808<text:s/></text:p>
          </table:table-cell>
          <table:table-cell table:style-name="ce21"/>
          <table:table-cell office:value-type="float" office:value="-0.74099999999999999" table:style-name="ce21">
            <text:p><text:s/>-0,741<text:s/></text:p>
          </table:table-cell>
          <table:table-cell office:value-type="float" office:value="5.0670000000000002" table:style-name="ce22">
            <text:p><text:s/>5,067<text:s/></text:p>
          </table:table-cell>
          <table:table-cell table:number-columns-repeated="2" table:style-name="ce21"/>
          <table:table-cell office:value-type="float" office:value="24.722999999999999" table:style-name="ce24">
            <text:p><text:s/>24,723<text:s/></text:p>
          </table:table-cell>
          <table:table-cell office:value-type="float" office:value="29.79" table:style-name="ce23">
            <text:p><text:s/>29,790<text:s/></text:p>
          </table:table-cell>
          <table:table-cell office:value-type="float" office:value="86.227999999999994" table:style-name="ce21">
            <text:p><text:s/>86,228<text:s/></text:p>
          </table:table-cell>
          <table:table-cell table:style-name="ce21"/>
          <table:table-cell office:value-type="float" office:value="0.68" table:style-name="ce21">
            <text:p><text:s/>0,680<text:s/></text:p>
          </table:table-cell>
          <table:table-cell office:value-type="float" office:value="86.908000000000001" table:style-name="ce22">
            <text:p><text:s/>86,908<text:s/></text:p>
          </table:table-cell>
          <table:table-cell office:value-type="float" office:value="1.524" table:style-name="ce21">
            <text:p><text:s/>1,524<text:s/></text:p>
          </table:table-cell>
          <table:table-cell office:value-type="float" office:value="9.4E-2" table:style-name="ce21">
            <text:p><text:s/>0,094<text:s/></text:p>
          </table:table-cell>
          <table:table-cell table:number-columns-repeated="2" table:style-name="ce21"/>
          <table:table-cell office:value-type="float" office:value="88.525999999999996" table:style-name="ce22">
            <text:p><text:s/>88,526<text:s/></text:p>
          </table:table-cell>
          <table:table-cell office:value-type="float" office:value="53.231999999999999" table:style-name="ce20">
            <text:p><text:s/>53,232<text:s/></text:p>
          </table:table-cell>
          <table:table-cell office:value-type="float" office:value="34.814999999999998" table:style-name="ce21">
            <text:p><text:s/>34,815<text:s/></text:p>
          </table:table-cell>
          <table:table-cell office:value-type="float" office:value="88.046999999999997" table:style-name="ce22">
            <text:p><text:s/>88,047<text:s/></text:p>
          </table:table-cell>
          <table:table-cell office:value-type="float" office:value="1.1949999999999998" table:style-name="ce21">
            <text:p><text:s/>1,195<text:s/></text:p>
          </table:table-cell>
          <table:table-cell table:number-columns-repeated="2" table:style-name="ce21"/>
          <table:table-cell office:value-type="float" office:value="2.5000000000000001E-2" table:style-name="ce21">
            <text:p><text:s/>0,025<text:s/></text:p>
          </table:table-cell>
          <table:table-cell table:style-name="ce21"/>
          <table:table-cell office:value-type="float" office:value="89.266999999999996" table:style-name="ce23">
            <text:p><text:s/>89,267<text:s/></text:p>
          </table:table-cell>
          <table:table-cell office:value-type="float" office:value="-0.74099999999999966" table:style-name="ce25">
            <text:p><text:s/>-0,741<text:s/></text:p>
          </table:table-cell>
          <table:table-cell table:number-columns-repeated="16344"/>
        </table:table-row>
        <table:table-row table:style-name="ro4">
          <table:table-cell office:value-type="string" table:style-name="ce26">
            <text:p>AGNL</text:p>
          </table:table-cell>
          <table:table-cell office:value-type="float" office:value="2011" table:style-name="ce2">
            <text:p>2011</text:p>
          </table:table-cell>
          <table:table-cell office:value-type="string" table:style-name="ce27">
            <text:p>EZ</text:p>
          </table:table-cell>
          <table:table-cell office:value-type="float" office:value="2169.1999999999998" table:style-name="ce41">
            <text:p><text:s/>2.169<text:s/></text:p>
          </table:table-cell>
          <table:table-cell office:value-type="float" office:value="0.71" table:style-name="ce20">
            <text:p><text:s/>0,710<text:s/></text:p>
          </table:table-cell>
          <table:table-cell office:value-type="float" office:value="17.875" table:style-name="ce21">
            <text:p><text:s/>17,875<text:s/></text:p>
          </table:table-cell>
          <table:table-cell table:style-name="ce21"/>
          <table:table-cell office:value-type="float" office:value="18.585000000000001" table:style-name="ce22">
            <text:p><text:s/>18,585<text:s/></text:p>
          </table:table-cell>
          <table:table-cell table:style-name="ce21"/>
          <table:table-cell office:value-type="float" office:value="27.381" table:style-name="ce21">
            <text:p><text:s/>27,381<text:s/></text:p>
          </table:table-cell>
          <table:table-cell office:value-type="float" office:value="65.733000000000004" table:style-name="ce21">
            <text:p><text:s/>65,733<text:s/></text:p>
          </table:table-cell>
          <table:table-cell office:value-type="float" office:value="93.114000000000004" table:style-name="ce22">
            <text:p><text:s/>93,114<text:s/></text:p>
          </table:table-cell>
          <table:table-cell office:value-type="float" office:value="111.69900000000001" table:style-name="ce23">
            <text:p><text:s/>111,699<text:s/></text:p>
          </table:table-cell>
          <table:table-cell office:value-type="float" office:value="11.226000000000001" table:style-name="ce21">
            <text:p><text:s/>11,226<text:s/></text:p>
          </table:table-cell>
          <table:table-cell table:style-name="ce21"/>
          <table:table-cell office:value-type="float" office:value="0.65600000000000003" table:style-name="ce21">
            <text:p><text:s/>0,656<text:s/></text:p>
          </table:table-cell>
          <table:table-cell office:value-type="float" office:value="11.882000000000001" table:style-name="ce22">
            <text:p><text:s/>11,882<text:s/></text:p>
          </table:table-cell>
          <table:table-cell office:value-type="float" office:value="17.731000000000002" table:style-name="ce21">
            <text:p><text:s/>17,731<text:s/></text:p>
          </table:table-cell>
          <table:table-cell table:style-name="ce21"/>
          <table:table-cell office:value-type="float" office:value="82.085999999999999" table:style-name="ce24">
            <text:p><text:s/>82,086<text:s/></text:p>
          </table:table-cell>
          <table:table-cell office:value-type="float" office:value="111.699" table:style-name="ce23">
            <text:p><text:s/>111,699<text:s/></text:p>
          </table:table-cell>
          <table:table-cell office:value-type="float" office:value="183.25" table:style-name="ce21">
            <text:p><text:s/>183,250<text:s/></text:p>
          </table:table-cell>
          <table:table-cell office:value-type="float" office:value="67.004000000000005" table:style-name="ce21">
            <text:p><text:s/>67,004<text:s/></text:p>
          </table:table-cell>
          <table:table-cell office:value-type="float" office:value="5.2510000000000003" table:style-name="ce21">
            <text:p><text:s/>5,251<text:s/></text:p>
          </table:table-cell>
          <table:table-cell office:value-type="float" office:value="255.50500000000002" table:style-name="ce22">
            <text:p><text:s/>255,505<text:s/></text:p>
          </table:table-cell>
          <table:table-cell table:style-name="ce21"/>
          <table:table-cell office:value-type="float" office:value="3.7999999999999999E-2" table:style-name="ce21">
            <text:p><text:s/>0,038<text:s/></text:p>
          </table:table-cell>
          <table:table-cell office:value-type="float" office:value="0.94799999999999995" table:style-name="ce21">
            <text:p><text:s/>0,948<text:s/></text:p>
          </table:table-cell>
          <table:table-cell office:value-type="float" office:value="10.656000000000001" table:style-name="ce21">
            <text:p><text:s/>10,656<text:s/></text:p>
          </table:table-cell>
          <table:table-cell office:value-type="float" office:value="267.14700000000005" table:style-name="ce22">
            <text:p><text:s/>267,147<text:s/></text:p>
          </table:table-cell>
          <table:table-cell office:value-type="float" office:value="173.96" table:style-name="ce20">
            <text:p><text:s/>173,960<text:s/></text:p>
          </table:table-cell>
          <table:table-cell office:value-type="float" office:value="74.382000000000005" table:style-name="ce21">
            <text:p><text:s/>74,382<text:s/></text:p>
          </table:table-cell>
          <table:table-cell office:value-type="float" office:value="248.34200000000001" table:style-name="ce22">
            <text:p><text:s/>248,342<text:s/></text:p>
          </table:table-cell>
          <table:table-cell office:value-type="float" office:value="4.7839999999999998" table:style-name="ce21">
            <text:p><text:s/>4,784<text:s/></text:p>
          </table:table-cell>
          <table:table-cell table:style-name="ce21"/>
          <table:table-cell office:value-type="float" office:value="11.907" table:style-name="ce21">
            <text:p><text:s/>11,907<text:s/></text:p>
          </table:table-cell>
          <table:table-cell office:value-type="float" office:value="0.128" table:style-name="ce21">
            <text:p><text:s/>0,128<text:s/></text:p>
          </table:table-cell>
          <table:table-cell office:value-type="float" office:value="1.33" table:style-name="ce21">
            <text:p><text:s/>1,330<text:s/></text:p>
          </table:table-cell>
          <table:table-cell office:value-type="float" office:value="266.49099999999999" table:style-name="ce23">
            <text:p><text:s/>266,491<text:s/></text:p>
          </table:table-cell>
          <table:table-cell office:value-type="float" office:value="0.65600000000006276" table:style-name="ce25">
            <text:p><text:s/>0,656<text:s/></text:p>
          </table:table-cell>
          <table:table-cell table:number-columns-repeated="16344"/>
        </table:table-row>
        <table:table-row table:style-name="ro4">
          <table:table-cell office:value-type="string" table:style-name="ce26">
            <text:p>AT</text:p>
          </table:table-cell>
          <table:table-cell office:value-type="float" office:value="2011" table:style-name="ce2">
            <text:p>2011</text:p>
          </table:table-cell>
          <table:table-cell office:value-type="string" table:style-name="ce27">
            <text:p>EZ</text:p>
          </table:table-cell>
          <table:table-cell office:value-type="float" office:value="270" table:style-name="ce41">
            <text:p><text:s/>270<text:s/></text:p>
          </table:table-cell>
          <table:table-cell office:value-type="float" office:value="0.60099999999999998" table:style-name="ce20">
            <text:p><text:s/>0,601<text:s/></text:p>
          </table:table-cell>
          <table:table-cell office:value-type="float" office:value="7.0420000000000007" table:style-name="ce21">
            <text:p><text:s/>7,042<text:s/></text:p>
          </table:table-cell>
          <table:table-cell table:style-name="ce21"/>
          <table:table-cell office:value-type="float" office:value="7.6430000000000007" table:style-name="ce22">
            <text:p><text:s/>7,643<text:s/></text:p>
          </table:table-cell>
          <table:table-cell table:style-name="ce21"/>
          <table:table-cell office:value-type="float" office:value="12.385999999999999" table:style-name="ce21">
            <text:p><text:s/>12,386<text:s/></text:p>
          </table:table-cell>
          <table:table-cell office:value-type="float" office:value="7.7169999999999996" table:style-name="ce21">
            <text:p><text:s/>7,717<text:s/></text:p>
          </table:table-cell>
          <table:table-cell office:value-type="float" office:value="20.102999999999998" table:style-name="ce22">
            <text:p><text:s/>20,103<text:s/></text:p>
          </table:table-cell>
          <table:table-cell office:value-type="float" office:value="27.745999999999999" table:style-name="ce23">
            <text:p><text:s/>27,746<text:s/></text:p>
          </table:table-cell>
          <table:table-cell office:value-type="float" office:value="1.625" table:style-name="ce21">
            <text:p><text:s/>1,625<text:s/></text:p>
          </table:table-cell>
          <table:table-cell table:style-name="ce21"/>
          <table:table-cell office:value-type="float" office:value="1.2549999999999999" table:style-name="ce21">
            <text:p><text:s/>1,255<text:s/></text:p>
          </table:table-cell>
          <table:table-cell office:value-type="float" office:value="2.88" table:style-name="ce22">
            <text:p><text:s/>2,880<text:s/></text:p>
          </table:table-cell>
          <table:table-cell office:value-type="float" office:value="2.387" table:style-name="ce21">
            <text:p><text:s/>2,387<text:s/></text:p>
          </table:table-cell>
          <table:table-cell office:value-type="float" office:value="1.41" table:style-name="ce21">
            <text:p><text:s/>1,410<text:s/></text:p>
          </table:table-cell>
          <table:table-cell office:value-type="float" office:value="21.069000000000003" table:style-name="ce24">
            <text:p><text:s/>21,069<text:s/></text:p>
          </table:table-cell>
          <table:table-cell office:value-type="float" office:value="27.746000000000002" table:style-name="ce23">
            <text:p><text:s/>27,746<text:s/></text:p>
          </table:table-cell>
          <table:table-cell office:value-type="float" office:value="11.885" table:style-name="ce21">
            <text:p><text:s/>11,885<text:s/></text:p>
          </table:table-cell>
          <table:table-cell office:value-type="float" office:value="5.8000000000000003E-2" table:style-name="ce21">
            <text:p><text:s/>0,058<text:s/></text:p>
          </table:table-cell>
          <table:table-cell office:value-type="float" office:value="19.803000000000001" table:style-name="ce21">
            <text:p><text:s/>19,803<text:s/></text:p>
          </table:table-cell>
          <table:table-cell office:value-type="float" office:value="31.746000000000002" table:style-name="ce22">
            <text:p><text:s/>31,746<text:s/></text:p>
          </table:table-cell>
          <table:table-cell table:style-name="ce21"/>
          <table:table-cell office:value-type="float" office:value="0.249" table:style-name="ce21">
            <text:p><text:s/>0,249<text:s/></text:p>
          </table:table-cell>
          <table:table-cell office:value-type="float" office:value="4.0000000000000001E-3" table:style-name="ce21">
            <text:p><text:s/>0,004<text:s/></text:p>
          </table:table-cell>
          <table:table-cell office:value-type="float" office:value="0.29499999999999998" table:style-name="ce21">
            <text:p><text:s/>0,295<text:s/></text:p>
          </table:table-cell>
          <table:table-cell office:value-type="float" office:value="32.294000000000004" table:style-name="ce22">
            <text:p><text:s/>32,294<text:s/></text:p>
          </table:table-cell>
          <table:table-cell office:value-type="float" office:value="19.2" table:style-name="ce20">
            <text:p><text:s/>19,200<text:s/></text:p>
          </table:table-cell>
          <table:table-cell office:value-type="float" office:value="9.2390000000000008" table:style-name="ce21">
            <text:p><text:s/>9,239<text:s/></text:p>
          </table:table-cell>
          <table:table-cell office:value-type="float" office:value="28.439" table:style-name="ce22">
            <text:p><text:s/>28,439<text:s/></text:p>
          </table:table-cell>
          <table:table-cell office:value-type="float" office:value="2.411" table:style-name="ce21">
            <text:p><text:s/>2,411<text:s/></text:p>
          </table:table-cell>
          <table:table-cell table:style-name="ce21"/>
          <table:table-cell office:value-type="float" office:value="0.11600000000000001" table:style-name="ce21">
            <text:p><text:s/>0,116<text:s/></text:p>
          </table:table-cell>
          <table:table-cell office:value-type="float" office:value="7.2999999999999995E-2" table:style-name="ce21">
            <text:p><text:s/>0,073<text:s/></text:p>
          </table:table-cell>
          <table:table-cell table:style-name="ce21"/>
          <table:table-cell office:value-type="float" office:value="31.039000000000001" table:style-name="ce23">
            <text:p><text:s/>31,039<text:s/></text:p>
          </table:table-cell>
          <table:table-cell office:value-type="float" office:value="1.2550000000000026" table:style-name="ce25">
            <text:p><text:s/>1,255<text:s/></text:p>
          </table:table-cell>
          <table:table-cell table:number-columns-repeated="16344"/>
        </table:table-row>
        <table:table-row table:style-name="ro4">
          <table:table-cell office:value-type="string" table:style-name="ce26">
            <text:p>Dictu</text:p>
          </table:table-cell>
          <table:table-cell office:value-type="float" office:value="2011" table:style-name="ce2">
            <text:p>2011</text:p>
          </table:table-cell>
          <table:table-cell office:value-type="string" table:style-name="ce27">
            <text:p>EZ</text:p>
          </table:table-cell>
          <table:table-cell office:value-type="float" office:value="275" table:style-name="ce41">
            <text:p><text:s/>275<text:s/></text:p>
          </table:table-cell>
          <table:table-cell office:value-type="float" office:value="25.837" table:style-name="ce20">
            <text:p><text:s/>25,837<text:s/></text:p>
          </table:table-cell>
          <table:table-cell office:value-type="float" office:value="5.7309999999999999" table:style-name="ce21">
            <text:p><text:s/>5,731<text:s/></text:p>
          </table:table-cell>
          <table:table-cell table:style-name="ce21"/>
          <table:table-cell office:value-type="float" office:value="31.567999999999998" table:style-name="ce22">
            <text:p><text:s/>31,568<text:s/></text:p>
          </table:table-cell>
          <table:table-cell table:style-name="ce21"/>
          <table:table-cell office:value-type="float" office:value="13.497" table:style-name="ce21">
            <text:p><text:s/>13,497<text:s/></text:p>
          </table:table-cell>
          <table:table-cell office:value-type="float" office:value="8.0429999999999993" table:style-name="ce21">
            <text:p><text:s/>8,043<text:s/></text:p>
          </table:table-cell>
          <table:table-cell office:value-type="float" office:value="21.54" table:style-name="ce22">
            <text:p><text:s/>21,540<text:s/></text:p>
          </table:table-cell>
          <table:table-cell office:value-type="float" office:value="53.107999999999997" table:style-name="ce23">
            <text:p><text:s/>53,108<text:s/></text:p>
          </table:table-cell>
          <table:table-cell office:value-type="float" office:value="1.044" table:style-name="ce21">
            <text:p><text:s/>1,044<text:s/></text:p>
          </table:table-cell>
          <table:table-cell table:style-name="ce21"/>
          <table:table-cell office:value-type="float" office:value="0.254" table:style-name="ce21">
            <text:p><text:s/>0,254<text:s/></text:p>
          </table:table-cell>
          <table:table-cell office:value-type="float" office:value="1.298" table:style-name="ce22">
            <text:p><text:s/>1,298<text:s/></text:p>
          </table:table-cell>
          <table:table-cell office:value-type="float" office:value="0.83599999999999997" table:style-name="ce21">
            <text:p><text:s/>0,836<text:s/></text:p>
          </table:table-cell>
          <table:table-cell office:value-type="float" office:value="21.138000000000002" table:style-name="ce21">
            <text:p><text:s/>21,138<text:s/></text:p>
          </table:table-cell>
          <table:table-cell office:value-type="float" office:value="29.835999999999999" table:style-name="ce24">
            <text:p><text:s/>29,836<text:s/></text:p>
          </table:table-cell>
          <table:table-cell office:value-type="float" office:value="53.108000000000004" table:style-name="ce23">
            <text:p><text:s/>53,108<text:s/></text:p>
          </table:table-cell>
          <table:table-cell office:value-type="float" office:value="114.099" table:style-name="ce21">
            <text:p><text:s/>114,099<text:s/></text:p>
          </table:table-cell>
          <table:table-cell office:value-type="float" office:value="7.2999999999999995E-2" table:style-name="ce21">
            <text:p><text:s/>0,073<text:s/></text:p>
          </table:table-cell>
          <table:table-cell office:value-type="float" office:value="4.7679999999999998" table:style-name="ce21">
            <text:p><text:s/>4,768<text:s/></text:p>
          </table:table-cell>
          <table:table-cell office:value-type="float" office:value="118.94" table:style-name="ce22">
            <text:p><text:s/>118,940<text:s/></text:p>
          </table:table-cell>
          <table:table-cell table:style-name="ce21"/>
          <table:table-cell office:value-type="float" office:value="0.46500000000000002" table:style-name="ce21">
            <text:p><text:s/>0,465<text:s/></text:p>
          </table:table-cell>
          <table:table-cell table:number-columns-repeated="2" table:style-name="ce21"/>
          <table:table-cell office:value-type="float" office:value="119.405" table:style-name="ce22">
            <text:p><text:s/>119,405<text:s/></text:p>
          </table:table-cell>
          <table:table-cell office:value-type="float" office:value="50.688000000000002" table:style-name="ce20">
            <text:p><text:s/>50,688<text:s/></text:p>
          </table:table-cell>
          <table:table-cell office:value-type="float" office:value="57.220999999999997" table:style-name="ce21">
            <text:p><text:s/>57,221<text:s/></text:p>
          </table:table-cell>
          <table:table-cell office:value-type="float" office:value="107.90899999999999" table:style-name="ce22">
            <text:p><text:s/>107,909<text:s/></text:p>
          </table:table-cell>
          <table:table-cell office:value-type="float" office:value="9.5440000000000005" table:style-name="ce21">
            <text:p><text:s/>9,544<text:s/></text:p>
          </table:table-cell>
          <table:table-cell table:style-name="ce21"/>
          <table:table-cell office:value-type="float" office:value="-0.2" table:style-name="ce21">
            <text:p><text:s/>-0,200<text:s/></text:p>
          </table:table-cell>
          <table:table-cell office:value-type="float" office:value="0.84399999999999997" table:style-name="ce21">
            <text:p><text:s/>0,844<text:s/></text:p>
          </table:table-cell>
          <table:table-cell office:value-type="float" office:value="-4.5999999999999999E-2" table:style-name="ce21">
            <text:p><text:s/>-0,046<text:s/></text:p>
          </table:table-cell>
          <table:table-cell office:value-type="float" office:value="118.05099999999997" table:style-name="ce23">
            <text:p><text:s/>118,051<text:s/></text:p>
          </table:table-cell>
          <table:table-cell office:value-type="float" office:value="1.3540000000000276" table:style-name="ce25">
            <text:p><text:s/>1,354<text:s/></text:p>
          </table:table-cell>
          <table:table-cell table:number-columns-repeated="16344"/>
        </table:table-row>
        <table:table-row table:style-name="ro4">
          <table:table-cell office:value-type="string" table:style-name="ce26">
            <text:p>DLG</text:p>
          </table:table-cell>
          <table:table-cell office:value-type="float" office:value="2011" table:style-name="ce2">
            <text:p>2011</text:p>
          </table:table-cell>
          <table:table-cell office:value-type="string" table:style-name="ce27">
            <text:p>EZ</text:p>
          </table:table-cell>
          <table:table-cell office:value-type="float" office:value="1117" table:style-name="ce41">
            <text:p><text:s/>1.117<text:s/></text:p>
          </table:table-cell>
          <table:table-cell office:value-type="float" office:value="0.98299999999999998" table:style-name="ce20">
            <text:p><text:s/>0,983<text:s/></text:p>
          </table:table-cell>
          <table:table-cell office:value-type="float" office:value="3.8009999999999997" table:style-name="ce21">
            <text:p><text:s/>3,801<text:s/></text:p>
          </table:table-cell>
          <table:table-cell table:style-name="ce21"/>
          <table:table-cell office:value-type="float" office:value="4.7839999999999998" table:style-name="ce22">
            <text:p><text:s/>4,784<text:s/></text:p>
          </table:table-cell>
          <table:table-cell table:style-name="ce21"/>
          <table:table-cell office:value-type="float" office:value="8.6840000000000011" table:style-name="ce21">
            <text:p><text:s/>8,684<text:s/></text:p>
          </table:table-cell>
          <table:table-cell office:value-type="float" office:value="26.946999999999999" table:style-name="ce21">
            <text:p><text:s/>26,947<text:s/></text:p>
          </table:table-cell>
          <table:table-cell office:value-type="float" office:value="35.631" table:style-name="ce22">
            <text:p><text:s/>35,631<text:s/></text:p>
          </table:table-cell>
          <table:table-cell office:value-type="float" office:value="40.414999999999999" table:style-name="ce23">
            <text:p><text:s/>40,415<text:s/></text:p>
          </table:table-cell>
          <table:table-cell office:value-type="float" office:value="3.0449999999999999" table:style-name="ce21">
            <text:p><text:s/>3,045<text:s/></text:p>
          </table:table-cell>
          <table:table-cell table:style-name="ce21"/>
          <table:table-cell office:value-type="float" office:value="2.2639999999999998" table:style-name="ce21">
            <text:p><text:s/>2,264<text:s/></text:p>
          </table:table-cell>
          <table:table-cell office:value-type="float" office:value="5.3089999999999993" table:style-name="ce22">
            <text:p><text:s/>5,309<text:s/></text:p>
          </table:table-cell>
          <table:table-cell office:value-type="float" office:value="13.336" table:style-name="ce21">
            <text:p><text:s/>13,336<text:s/></text:p>
          </table:table-cell>
          <table:table-cell office:value-type="float" office:value="5.2430000000000003" table:style-name="ce21">
            <text:p><text:s/>5,243<text:s/></text:p>
          </table:table-cell>
          <table:table-cell office:value-type="float" office:value="16.527000000000001" table:style-name="ce24">
            <text:p><text:s/>16,527<text:s/></text:p>
          </table:table-cell>
          <table:table-cell office:value-type="float" office:value="40.414999999999999" table:style-name="ce23">
            <text:p><text:s/>40,415<text:s/></text:p>
          </table:table-cell>
          <table:table-cell office:value-type="float" office:value="106.416" table:style-name="ce21">
            <text:p><text:s/>106,416<text:s/></text:p>
          </table:table-cell>
          <table:table-cell office:value-type="float" office:value="10.292999999999999" table:style-name="ce21">
            <text:p><text:s/>10,293<text:s/></text:p>
          </table:table-cell>
          <table:table-cell office:value-type="float" office:value="11.657" table:style-name="ce21">
            <text:p><text:s/>11,657<text:s/></text:p>
          </table:table-cell>
          <table:table-cell office:value-type="float" office:value="128.36600000000001" table:style-name="ce22">
            <text:p><text:s/>128,366<text:s/></text:p>
          </table:table-cell>
          <table:table-cell table:style-name="ce21"/>
          <table:table-cell office:value-type="float" office:value="1.4E-2" table:style-name="ce21">
            <text:p><text:s/>0,014<text:s/></text:p>
          </table:table-cell>
          <table:table-cell office:value-type="float" office:value="0.10299999999999999" table:style-name="ce21">
            <text:p><text:s/>0,103<text:s/></text:p>
          </table:table-cell>
          <table:table-cell office:value-type="float" office:value="7" table:style-name="ce21">
            <text:p><text:s/>7,000<text:s/></text:p>
          </table:table-cell>
          <table:table-cell office:value-type="float" office:value="135.48300000000003" table:style-name="ce22">
            <text:p><text:s/>135,483<text:s/></text:p>
          </table:table-cell>
          <table:table-cell office:value-type="float" office:value="79.966999999999999" table:style-name="ce20">
            <text:p><text:s/>79,967<text:s/></text:p>
          </table:table-cell>
          <table:table-cell office:value-type="float" office:value="36.581000000000003" table:style-name="ce21">
            <text:p><text:s/>36,581<text:s/></text:p>
          </table:table-cell>
          <table:table-cell office:value-type="float" office:value="116.548" table:style-name="ce22">
            <text:p><text:s/>116,548<text:s/></text:p>
          </table:table-cell>
          <table:table-cell office:value-type="float" office:value="3.7229999999999999" table:style-name="ce21">
            <text:p><text:s/>3,723<text:s/></text:p>
          </table:table-cell>
          <table:table-cell table:style-name="ce21"/>
          <table:table-cell office:value-type="float" office:value="12.6" table:style-name="ce21">
            <text:p><text:s/>12,600<text:s/></text:p>
          </table:table-cell>
          <table:table-cell office:value-type="float" office:value="0.34799999999999998" table:style-name="ce21">
            <text:p><text:s/>0,348<text:s/></text:p>
          </table:table-cell>
          <table:table-cell table:style-name="ce21"/>
          <table:table-cell office:value-type="float" office:value="133.21900000000002" table:style-name="ce23">
            <text:p><text:s/>133,219<text:s/></text:p>
          </table:table-cell>
          <table:table-cell office:value-type="float" office:value="2.26400000000001" table:style-name="ce25">
            <text:p><text:s/>2,264<text:s/></text:p>
          </table:table-cell>
          <table:table-cell table:number-columns-repeated="16344"/>
        </table:table-row>
        <table:table-row table:style-name="ro4">
          <table:table-cell office:value-type="string" table:style-name="ce26">
            <text:p>DR</text:p>
          </table:table-cell>
          <table:table-cell office:value-type="float" office:value="2011" table:style-name="ce2">
            <text:p>2011</text:p>
          </table:table-cell>
          <table:table-cell office:value-type="string" table:style-name="ce27">
            <text:p>EZ</text:p>
          </table:table-cell>
          <table:table-cell office:value-type="float" office:value="976" table:style-name="ce41">
            <text:p><text:s/>976<text:s/></text:p>
          </table:table-cell>
          <table:table-cell office:value-type="float" office:value="27.221" table:style-name="ce20">
            <text:p><text:s/>27,221<text:s/></text:p>
          </table:table-cell>
          <table:table-cell office:value-type="float" office:value="2.1520000000000001" table:style-name="ce21">
            <text:p><text:s/>2,152<text:s/></text:p>
          </table:table-cell>
          <table:table-cell table:style-name="ce21"/>
          <table:table-cell office:value-type="float" office:value="29.373000000000001" table:style-name="ce22">
            <text:p><text:s/>29,373<text:s/></text:p>
          </table:table-cell>
          <table:table-cell table:style-name="ce21"/>
          <table:table-cell office:value-type="float" office:value="16.624000000000002" table:style-name="ce21">
            <text:p><text:s/>16,624<text:s/></text:p>
          </table:table-cell>
          <table:table-cell office:value-type="float" office:value="7.3120000000000003" table:style-name="ce21">
            <text:p><text:s/>7,312<text:s/></text:p>
          </table:table-cell>
          <table:table-cell office:value-type="float" office:value="23.936000000000003" table:style-name="ce22">
            <text:p><text:s/>23,936<text:s/></text:p>
          </table:table-cell>
          <table:table-cell office:value-type="float" office:value="53.309000000000005" table:style-name="ce23">
            <text:p><text:s/>53,309<text:s/></text:p>
          </table:table-cell>
          <table:table-cell office:value-type="float" office:value="4.5540000000000003" table:style-name="ce21">
            <text:p><text:s/>4,554<text:s/></text:p>
          </table:table-cell>
          <table:table-cell table:style-name="ce21"/>
          <table:table-cell office:value-type="float" office:value="0.68799999999999994" table:style-name="ce21">
            <text:p><text:s/>0,688<text:s/></text:p>
          </table:table-cell>
          <table:table-cell office:value-type="float" office:value="5.242" table:style-name="ce22">
            <text:p><text:s/>5,242<text:s/></text:p>
          </table:table-cell>
          <table:table-cell table:style-name="ce21"/>
          <table:table-cell office:value-type="float" office:value="8.0980000000000008" table:style-name="ce21">
            <text:p><text:s/>8,098<text:s/></text:p>
          </table:table-cell>
          <table:table-cell office:value-type="float" office:value="39.969000000000001" table:style-name="ce24">
            <text:p><text:s/>39,969<text:s/></text:p>
          </table:table-cell>
          <table:table-cell office:value-type="float" office:value="53.308999999999997" table:style-name="ce23">
            <text:p><text:s/>53,309<text:s/></text:p>
          </table:table-cell>
          <table:table-cell office:value-type="float" office:value="157.58000000000001" table:style-name="ce21">
            <text:p><text:s/>157,580<text:s/></text:p>
          </table:table-cell>
          <table:table-cell office:value-type="float" office:value="2.0019999999999998" table:style-name="ce21">
            <text:p><text:s/>2,002<text:s/></text:p>
          </table:table-cell>
          <table:table-cell office:value-type="float" office:value="15.002000000000001" table:style-name="ce21">
            <text:p><text:s/>15,002<text:s/></text:p>
          </table:table-cell>
          <table:table-cell office:value-type="float" office:value="174.58400000000003" table:style-name="ce22">
            <text:p><text:s/>174,584<text:s/></text:p>
          </table:table-cell>
          <table:table-cell table:style-name="ce21"/>
          <table:table-cell office:value-type="float" office:value="3.7999999999999999E-2" table:style-name="ce21">
            <text:p><text:s/>0,038<text:s/></text:p>
          </table:table-cell>
          <table:table-cell table:number-columns-repeated="2" table:style-name="ce21"/>
          <table:table-cell office:value-type="float" office:value="174.62200000000004" table:style-name="ce22">
            <text:p><text:s/>174,622<text:s/></text:p>
          </table:table-cell>
          <table:table-cell office:value-type="float" office:value="101.556" table:style-name="ce20">
            <text:p><text:s/>101,556<text:s/></text:p>
          </table:table-cell>
          <table:table-cell office:value-type="float" office:value="56.814999999999998" table:style-name="ce21">
            <text:p><text:s/>56,815<text:s/></text:p>
          </table:table-cell>
          <table:table-cell office:value-type="float" office:value="158.37099999999998" table:style-name="ce22">
            <text:p><text:s/>158,371<text:s/></text:p>
          </table:table-cell>
          <table:table-cell office:value-type="float" office:value="14.614000000000001" table:style-name="ce21">
            <text:p><text:s/>14,614<text:s/></text:p>
          </table:table-cell>
          <table:table-cell table:number-columns-repeated="2" table:style-name="ce21"/>
          <table:table-cell office:value-type="float" office:value="0.94899999999999995" table:style-name="ce21">
            <text:p><text:s/>0,949<text:s/></text:p>
          </table:table-cell>
          <table:table-cell table:style-name="ce21"/>
          <table:table-cell office:value-type="float" office:value="173.934" table:style-name="ce23">
            <text:p><text:s/>173,934<text:s/></text:p>
          </table:table-cell>
          <table:table-cell office:value-type="float" office:value="0.68800000000004502" table:style-name="ce25">
            <text:p><text:s/>0,688<text:s/></text:p>
          </table:table-cell>
          <table:table-cell table:number-columns-repeated="16344"/>
        </table:table-row>
        <table:table-row table:style-name="ro4">
          <table:table-cell office:value-type="string" table:style-name="ce26">
            <text:p>NVWA</text:p>
          </table:table-cell>
          <table:table-cell office:value-type="float" office:value="2011" table:style-name="ce2">
            <text:p>2011</text:p>
          </table:table-cell>
          <table:table-cell office:value-type="string" table:style-name="ce27">
            <text:p>EZ</text:p>
          </table:table-cell>
          <table:table-cell office:value-type="float" office:value="2347" table:style-name="ce41">
            <text:p><text:s/>2.347<text:s/></text:p>
          </table:table-cell>
          <table:table-cell office:value-type="float" office:value="13.798" table:style-name="ce20">
            <text:p><text:s/>13,798<text:s/></text:p>
          </table:table-cell>
          <table:table-cell office:value-type="float" office:value="22.692" table:style-name="ce21">
            <text:p><text:s/>22,692<text:s/></text:p>
          </table:table-cell>
          <table:table-cell table:style-name="ce21"/>
          <table:table-cell office:value-type="float" office:value="36.49" table:style-name="ce22">
            <text:p><text:s/>36,490<text:s/></text:p>
          </table:table-cell>
          <table:table-cell office:value-type="float" office:value="1.238" table:style-name="ce21">
            <text:p><text:s/>1,238<text:s/></text:p>
          </table:table-cell>
          <table:table-cell office:value-type="float" office:value="29.274999999999999" table:style-name="ce21">
            <text:p><text:s/>29,275<text:s/></text:p>
          </table:table-cell>
          <table:table-cell office:value-type="float" office:value="38.430999999999997" table:style-name="ce21">
            <text:p><text:s/>38,431<text:s/></text:p>
          </table:table-cell>
          <table:table-cell office:value-type="float" office:value="68.943999999999988" table:style-name="ce22">
            <text:p><text:s/>68,944<text:s/></text:p>
          </table:table-cell>
          <table:table-cell office:value-type="float" office:value="105.434" table:style-name="ce23">
            <text:p><text:s/>105,434<text:s/></text:p>
          </table:table-cell>
          <table:table-cell office:value-type="float" office:value="3.661" table:style-name="ce21">
            <text:p><text:s/>3,661<text:s/></text:p>
          </table:table-cell>
          <table:table-cell table:style-name="ce21"/>
          <table:table-cell office:value-type="float" office:value="5.5E-2" table:style-name="ce21">
            <text:p><text:s/>0,055<text:s/></text:p>
          </table:table-cell>
          <table:table-cell office:value-type="float" office:value="3.7160000000000002" table:style-name="ce22">
            <text:p><text:s/>3,716<text:s/></text:p>
          </table:table-cell>
          <table:table-cell office:value-type="float" office:value="39.281999999999996" table:style-name="ce21">
            <text:p><text:s/>39,282<text:s/></text:p>
          </table:table-cell>
          <table:table-cell office:value-type="float" office:value="20.253" table:style-name="ce21">
            <text:p><text:s/>20,253<text:s/></text:p>
          </table:table-cell>
          <table:table-cell office:value-type="float" office:value="42.182000000000002" table:style-name="ce24">
            <text:p><text:s/>42,182<text:s/></text:p>
          </table:table-cell>
          <table:table-cell office:value-type="float" office:value="105.43299999999999" table:style-name="ce23">
            <text:p><text:s/>105,433<text:s/></text:p>
          </table:table-cell>
          <table:table-cell office:value-type="float" office:value="132.447" table:style-name="ce21">
            <text:p><text:s/>132,447<text:s/></text:p>
          </table:table-cell>
          <table:table-cell office:value-type="float" office:value="73.424000000000007" table:style-name="ce21">
            <text:p><text:s/>73,424<text:s/></text:p>
          </table:table-cell>
          <table:table-cell office:value-type="float" office:value="62.603999999999999" table:style-name="ce21">
            <text:p><text:s/>62,604<text:s/></text:p>
          </table:table-cell>
          <table:table-cell office:value-type="float" office:value="268.47500000000002" table:style-name="ce22">
            <text:p><text:s/>268,475<text:s/></text:p>
          </table:table-cell>
          <table:table-cell office:value-type="float" office:value="8.7710000000000008" table:style-name="ce21">
            <text:p><text:s/>8,771<text:s/></text:p>
          </table:table-cell>
          <table:table-cell office:value-type="float" office:value="2E-3" table:style-name="ce21">
            <text:p><text:s/>0,002<text:s/></text:p>
          </table:table-cell>
          <table:table-cell office:value-type="float" office:value="6.3179999999999996" table:style-name="ce21">
            <text:p><text:s/>6,318<text:s/></text:p>
          </table:table-cell>
          <table:table-cell office:value-type="float" office:value="22.5" table:style-name="ce21">
            <text:p><text:s/>22,500<text:s/></text:p>
          </table:table-cell>
          <table:table-cell office:value-type="float" office:value="306.06600000000003" table:style-name="ce22">
            <text:p><text:s/>306,066<text:s/></text:p>
          </table:table-cell>
          <table:table-cell office:value-type="float" office:value="200.291" table:style-name="ce20">
            <text:p><text:s/>200,291<text:s/></text:p>
          </table:table-cell>
          <table:table-cell office:value-type="float" office:value="71.960999999999999" table:style-name="ce21">
            <text:p><text:s/>71,961<text:s/></text:p>
          </table:table-cell>
          <table:table-cell office:value-type="float" office:value="272.25200000000001" table:style-name="ce22">
            <text:p><text:s/>272,252<text:s/></text:p>
          </table:table-cell>
          <table:table-cell office:value-type="float" office:value="9.7940000000000005" table:style-name="ce21">
            <text:p><text:s/>9,794<text:s/></text:p>
          </table:table-cell>
          <table:table-cell table:style-name="ce21"/>
          <table:table-cell office:value-type="float" office:value="22.675000000000001" table:style-name="ce21">
            <text:p><text:s/>22,675<text:s/></text:p>
          </table:table-cell>
          <table:table-cell office:value-type="float" office:value="1.29" table:style-name="ce21">
            <text:p><text:s/>1,290<text:s/></text:p>
          </table:table-cell>
          <table:table-cell table:style-name="ce21"/>
          <table:table-cell office:value-type="float" office:value="306.01100000000002" table:style-name="ce23">
            <text:p><text:s/>306,011<text:s/></text:p>
          </table:table-cell>
          <table:table-cell office:value-type="float" office:value="5.5000000000006821E-2" table:style-name="ce25">
            <text:p><text:s/>0,055<text:s/></text:p>
          </table:table-cell>
          <table:table-cell table:number-columns-repeated="16344"/>
        </table:table-row>
        <table:table-row table:style-name="ro4">
          <table:table-cell office:value-type="string" table:style-name="ce26">
            <text:p>DRZ</text:p>
          </table:table-cell>
          <table:table-cell office:value-type="float" office:value="2011" table:style-name="ce2">
            <text:p>2011</text:p>
          </table:table-cell>
          <table:table-cell office:value-type="string" table:style-name="ce27">
            <text:p>FIN</text:p>
          </table:table-cell>
          <table:table-cell office:value-type="float" office:value="90" table:style-name="ce41">
            <text:p><text:s/>90<text:s/></text:p>
          </table:table-cell>
          <table:table-cell office:value-type="float" office:value="0.11" table:style-name="ce20">
            <text:p><text:s/>0,110<text:s/></text:p>
          </table:table-cell>
          <table:table-cell office:value-type="float" office:value="1.8770000000000002" table:style-name="ce21">
            <text:p><text:s/>1,877<text:s/></text:p>
          </table:table-cell>
          <table:table-cell table:style-name="ce21"/>
          <table:table-cell office:value-type="float" office:value="1.9870000000000003" table:style-name="ce22">
            <text:p><text:s/>1,987<text:s/></text:p>
          </table:table-cell>
          <table:table-cell table:style-name="ce21"/>
          <table:table-cell office:value-type="float" office:value="1.242" table:style-name="ce21">
            <text:p><text:s/>1,242<text:s/></text:p>
          </table:table-cell>
          <table:table-cell office:value-type="float" office:value="6.226" table:style-name="ce21">
            <text:p><text:s/>6,226<text:s/></text:p>
          </table:table-cell>
          <table:table-cell office:value-type="float" office:value="7.468" table:style-name="ce22">
            <text:p><text:s/>7,468<text:s/></text:p>
          </table:table-cell>
          <table:table-cell office:value-type="float" office:value="9.4550000000000001" table:style-name="ce23">
            <text:p><text:s/>9,455<text:s/></text:p>
          </table:table-cell>
          <table:table-cell office:value-type="float" office:value="0.74099999999999999" table:style-name="ce21">
            <text:p><text:s/>0,741<text:s/></text:p>
          </table:table-cell>
          <table:table-cell table:style-name="ce21"/>
          <table:table-cell office:value-type="float" office:value="2.597" table:style-name="ce21">
            <text:p><text:s/>2,597<text:s/></text:p>
          </table:table-cell>
          <table:table-cell office:value-type="float" office:value="3.3380000000000001" table:style-name="ce22">
            <text:p><text:s/>3,338<text:s/></text:p>
          </table:table-cell>
          <table:table-cell office:value-type="float" office:value="2.2010000000000001" table:style-name="ce21">
            <text:p><text:s/>2,201<text:s/></text:p>
          </table:table-cell>
          <table:table-cell table:style-name="ce21"/>
          <table:table-cell office:value-type="float" office:value="3.9159999999999999" table:style-name="ce24">
            <text:p><text:s/>3,916<text:s/></text:p>
          </table:table-cell>
          <table:table-cell office:value-type="float" office:value="9.4550000000000001" table:style-name="ce23">
            <text:p><text:s/>9,455<text:s/></text:p>
          </table:table-cell>
          <table:table-cell office:value-type="float" office:value="0.251" table:style-name="ce21">
            <text:p><text:s/>0,251<text:s/></text:p>
          </table:table-cell>
          <table:table-cell office:value-type="float" office:value="11.468999999999999" table:style-name="ce21">
            <text:p><text:s/>11,469<text:s/></text:p>
          </table:table-cell>
          <table:table-cell office:value-type="float" office:value="3.9550000000000001" table:style-name="ce21">
            <text:p><text:s/>3,955<text:s/></text:p>
          </table:table-cell>
          <table:table-cell office:value-type="float" office:value="15.674999999999999" table:style-name="ce22">
            <text:p><text:s/>15,675<text:s/></text:p>
          </table:table-cell>
          <table:table-cell table:style-name="ce21"/>
          <table:table-cell office:value-type="float" office:value="6.6000000000000003E-2" table:style-name="ce21">
            <text:p><text:s/>0,066<text:s/></text:p>
          </table:table-cell>
          <table:table-cell office:value-type="float" office:value="1.113" table:style-name="ce21">
            <text:p><text:s/>1,113<text:s/></text:p>
          </table:table-cell>
          <table:table-cell office:value-type="float" office:value="0.439" table:style-name="ce21">
            <text:p><text:s/>0,439<text:s/></text:p>
          </table:table-cell>
          <table:table-cell office:value-type="float" office:value="17.292999999999999" table:style-name="ce22">
            <text:p><text:s/>17,293<text:s/></text:p>
          </table:table-cell>
          <table:table-cell office:value-type="float" office:value="4.4870000000000001" table:style-name="ce20">
            <text:p><text:s/>4,487<text:s/></text:p>
          </table:table-cell>
          <table:table-cell office:value-type="float" office:value="9.2360000000000007" table:style-name="ce21">
            <text:p><text:s/>9,236<text:s/></text:p>
          </table:table-cell>
          <table:table-cell office:value-type="float" office:value="13.723000000000001" table:style-name="ce22">
            <text:p><text:s/>13,723<text:s/></text:p>
          </table:table-cell>
          <table:table-cell office:value-type="float" office:value="0.60799999999999998" table:style-name="ce21">
            <text:p><text:s/>0,608<text:s/></text:p>
          </table:table-cell>
          <table:table-cell table:number-columns-repeated="2" table:style-name="ce21"/>
          <table:table-cell office:value-type="float" office:value="0.05" table:style-name="ce21">
            <text:p><text:s/>0,050<text:s/></text:p>
          </table:table-cell>
          <table:table-cell table:style-name="ce21"/>
          <table:table-cell office:value-type="float" office:value="14.381000000000002" table:style-name="ce23">
            <text:p><text:s/>14,381<text:s/></text:p>
          </table:table-cell>
          <table:table-cell office:value-type="float" office:value="2.9119999999999973" table:style-name="ce25">
            <text:p><text:s/>2,912<text:s/></text:p>
          </table:table-cell>
          <table:table-cell table:number-columns-repeated="16344"/>
        </table:table-row>
        <table:table-row table:style-name="ro4">
          <table:table-cell office:value-type="string" table:style-name="ce26">
            <text:p>RVOB</text:p>
          </table:table-cell>
          <table:table-cell office:value-type="float" office:value="2011" table:style-name="ce2">
            <text:p>2011</text:p>
          </table:table-cell>
          <table:table-cell office:value-type="string" table:style-name="ce27">
            <text:p>FIN</text:p>
          </table:table-cell>
          <table:table-cell office:value-type="float" office:value="228.5" table:style-name="ce41">
            <text:p><text:s/>229<text:s/></text:p>
          </table:table-cell>
          <table:table-cell office:value-type="float" office:value="5.0999999999999997E-2" table:style-name="ce20">
            <text:p><text:s/>0,051<text:s/></text:p>
          </table:table-cell>
          <table:table-cell office:value-type="float" office:value="0.876" table:style-name="ce21">
            <text:p><text:s/>0,876<text:s/></text:p>
          </table:table-cell>
          <table:table-cell office:value-type="float" office:value="164.553" table:style-name="ce21">
            <text:p><text:s/>164,553<text:s/></text:p>
          </table:table-cell>
          <table:table-cell office:value-type="float" office:value="165.48" table:style-name="ce22">
            <text:p><text:s/>165,480<text:s/></text:p>
          </table:table-cell>
          <table:table-cell table:style-name="ce21"/>
          <table:table-cell office:value-type="float" office:value="2.3010000000000002" table:style-name="ce21">
            <text:p><text:s/>2,301<text:s/></text:p>
          </table:table-cell>
          <table:table-cell office:value-type="float" office:value="8.8140000000000001" table:style-name="ce21">
            <text:p><text:s/>8,814<text:s/></text:p>
          </table:table-cell>
          <table:table-cell office:value-type="float" office:value="11.115" table:style-name="ce22">
            <text:p><text:s/>11,115<text:s/></text:p>
          </table:table-cell>
          <table:table-cell office:value-type="float" office:value="176.595" table:style-name="ce23">
            <text:p><text:s/>176,595<text:s/></text:p>
          </table:table-cell>
          <table:table-cell office:value-type="float" office:value="1.234" table:style-name="ce21">
            <text:p><text:s/>1,234<text:s/></text:p>
          </table:table-cell>
          <table:table-cell office:value-type="float" office:value="2.964" table:style-name="ce21">
            <text:p><text:s/>2,964<text:s/></text:p>
          </table:table-cell>
          <table:table-cell office:value-type="float" office:value="3.6179999999999999" table:style-name="ce21">
            <text:p><text:s/>3,618<text:s/></text:p>
          </table:table-cell>
          <table:table-cell office:value-type="float" office:value="7.8160000000000007" table:style-name="ce22">
            <text:p><text:s/>7,816<text:s/></text:p>
          </table:table-cell>
          <table:table-cell office:value-type="float" office:value="1.9610000000000001" table:style-name="ce21">
            <text:p><text:s/>1,961<text:s/></text:p>
          </table:table-cell>
          <table:table-cell office:value-type="float" office:value="161.97199999999998" table:style-name="ce21">
            <text:p><text:s/>161,972<text:s/></text:p>
          </table:table-cell>
          <table:table-cell office:value-type="float" office:value="4.8460000000000001" table:style-name="ce24">
            <text:p><text:s/>4,846<text:s/></text:p>
          </table:table-cell>
          <table:table-cell office:value-type="float" office:value="176.59499999999997" table:style-name="ce23">
            <text:p><text:s/>176,595<text:s/></text:p>
          </table:table-cell>
          <table:table-cell office:value-type="float" office:value="21.791" table:style-name="ce21">
            <text:p><text:s/>21,791<text:s/></text:p>
          </table:table-cell>
          <table:table-cell office:value-type="float" office:value="8.5000000000000006E-2" table:style-name="ce21">
            <text:p><text:s/>0,085<text:s/></text:p>
          </table:table-cell>
          <table:table-cell office:value-type="float" office:value="2.4" table:style-name="ce21">
            <text:p><text:s/>2,400<text:s/></text:p>
          </table:table-cell>
          <table:table-cell office:value-type="float" office:value="24.276" table:style-name="ce22">
            <text:p><text:s/>24,276<text:s/></text:p>
          </table:table-cell>
          <table:table-cell table:style-name="ce21"/>
          <table:table-cell office:value-type="float" office:value="9.4E-2" table:style-name="ce21">
            <text:p><text:s/>0,094<text:s/></text:p>
          </table:table-cell>
          <table:table-cell office:value-type="float" office:value="0.45800000000000002" table:style-name="ce21">
            <text:p><text:s/>0,458<text:s/></text:p>
          </table:table-cell>
          <table:table-cell office:value-type="float" office:value="1.2E-2" table:style-name="ce21">
            <text:p><text:s/>0,012<text:s/></text:p>
          </table:table-cell>
          <table:table-cell office:value-type="float" office:value="24.84" table:style-name="ce22">
            <text:p><text:s/>24,840<text:s/></text:p>
          </table:table-cell>
          <table:table-cell office:value-type="float" office:value="15.253" table:style-name="ce20">
            <text:p><text:s/>15,253<text:s/></text:p>
          </table:table-cell>
          <table:table-cell office:value-type="float" office:value="4.97" table:style-name="ce21">
            <text:p><text:s/>4,970<text:s/></text:p>
          </table:table-cell>
          <table:table-cell office:value-type="float" office:value="20.222999999999999" table:style-name="ce22">
            <text:p><text:s/>20,223<text:s/></text:p>
          </table:table-cell>
          <table:table-cell office:value-type="float" office:value="0.4" table:style-name="ce21">
            <text:p><text:s/>0,400<text:s/></text:p>
          </table:table-cell>
          <table:table-cell table:style-name="ce21"/>
          <table:table-cell office:value-type="float" office:value="0.59799999999999998" table:style-name="ce21">
            <text:p><text:s/>0,598<text:s/></text:p>
          </table:table-cell>
          <table:table-cell office:value-type="float" office:value="1E-3" table:style-name="ce21">
            <text:p><text:s/>0,001<text:s/></text:p>
          </table:table-cell>
          <table:table-cell table:style-name="ce21"/>
          <table:table-cell office:value-type="float" office:value="21.221999999999998" table:style-name="ce23">
            <text:p><text:s/>21,222<text:s/></text:p>
          </table:table-cell>
          <table:table-cell office:value-type="float" office:value="3.6180000000000021" table:style-name="ce25">
            <text:p><text:s/>3,618<text:s/></text:p>
          </table:table-cell>
          <table:table-cell table:number-columns-repeated="16344"/>
        </table:table-row>
        <table:table-row table:style-name="ro4">
          <table:table-cell office:value-type="string" table:style-name="ce30">
            <text:p>ILT</text:p>
          </table:table-cell>
          <table:table-cell office:value-type="float" office:value="2011" table:style-name="ce2">
            <text:p>2011</text:p>
          </table:table-cell>
          <table:table-cell office:value-type="string" table:style-name="ce27">
            <text:p>IenM</text:p>
          </table:table-cell>
          <table:table-cell office:value-type="float" office:value="759.6" table:style-name="ce41">
            <text:p><text:s/>760<text:s/></text:p>
          </table:table-cell>
          <table:table-cell office:value-type="float" office:value="3.0489999999999999" table:style-name="ce20">
            <text:p><text:s/>3,049<text:s/></text:p>
          </table:table-cell>
          <table:table-cell office:value-type="float" office:value="2.7690000000000001" table:style-name="ce21">
            <text:p><text:s/>2,769<text:s/></text:p>
          </table:table-cell>
          <table:table-cell table:style-name="ce21"/>
          <table:table-cell office:value-type="float" office:value="5.8179999999999996" table:style-name="ce22">
            <text:p><text:s/>5,818<text:s/></text:p>
          </table:table-cell>
          <table:table-cell table:style-name="ce21"/>
          <table:table-cell office:value-type="float" office:value="3.1159999999999997" table:style-name="ce21">
            <text:p><text:s/>3,116<text:s/></text:p>
          </table:table-cell>
          <table:table-cell office:value-type="float" office:value="65.384" table:style-name="ce21">
            <text:p><text:s/>65,384<text:s/></text:p>
          </table:table-cell>
          <table:table-cell office:value-type="float" office:value="68.5" table:style-name="ce22">
            <text:p><text:s/>68,500<text:s/></text:p>
          </table:table-cell>
          <table:table-cell office:value-type="float" office:value="74.317999999999998" table:style-name="ce23">
            <text:p><text:s/>74,318<text:s/></text:p>
          </table:table-cell>
          <table:table-cell office:value-type="float" office:value="5.22" table:style-name="ce21">
            <text:p><text:s/>5,220<text:s/></text:p>
          </table:table-cell>
          <table:table-cell table:style-name="ce21"/>
          <table:table-cell office:value-type="float" office:value="8.2729999999999997" table:style-name="ce21">
            <text:p><text:s/>8,273<text:s/></text:p>
          </table:table-cell>
          <table:table-cell office:value-type="float" office:value="13.492999999999999" table:style-name="ce22">
            <text:p><text:s/>13,493<text:s/></text:p>
          </table:table-cell>
          <table:table-cell office:value-type="float" office:value="3.8479999999999999" table:style-name="ce21">
            <text:p><text:s/>3,848<text:s/></text:p>
          </table:table-cell>
          <table:table-cell office:value-type="float" office:value="0.186" table:style-name="ce21">
            <text:p><text:s/>0,186<text:s/></text:p>
          </table:table-cell>
          <table:table-cell office:value-type="float" office:value="56.792000000000002" table:style-name="ce24">
            <text:p><text:s/>56,792<text:s/></text:p>
          </table:table-cell>
          <table:table-cell office:value-type="float" office:value="74.319000000000003" table:style-name="ce23">
            <text:p><text:s/>74,319<text:s/></text:p>
          </table:table-cell>
          <table:table-cell office:value-type="float" office:value="84.763999999999996" table:style-name="ce21">
            <text:p><text:s/>84,764<text:s/></text:p>
          </table:table-cell>
          <table:table-cell table:style-name="ce21"/>
          <table:table-cell office:value-type="float" office:value="10.096" table:style-name="ce21">
            <text:p><text:s/>10,096<text:s/></text:p>
          </table:table-cell>
          <table:table-cell office:value-type="float" office:value="94.86" table:style-name="ce22">
            <text:p><text:s/>94,860<text:s/></text:p>
          </table:table-cell>
          <table:table-cell table:style-name="ce21"/>
          <table:table-cell office:value-type="float" office:value="0.54300000000000004" table:style-name="ce21">
            <text:p><text:s/>0,543<text:s/></text:p>
          </table:table-cell>
          <table:table-cell office:value-type="float" office:value="2.3180000000000001" table:style-name="ce21">
            <text:p><text:s/>2,318<text:s/></text:p>
          </table:table-cell>
          <table:table-cell table:style-name="ce21"/>
          <table:table-cell office:value-type="float" office:value="97.721000000000004" table:style-name="ce22">
            <text:p><text:s/>97,721<text:s/></text:p>
          </table:table-cell>
          <table:table-cell office:value-type="float" office:value="65.885000000000005" table:style-name="ce20">
            <text:p><text:s/>65,885<text:s/></text:p>
          </table:table-cell>
          <table:table-cell office:value-type="float" office:value="19.911999999999999" table:style-name="ce21">
            <text:p><text:s/>19,912<text:s/></text:p>
          </table:table-cell>
          <table:table-cell office:value-type="float" office:value="85.796999999999997" table:style-name="ce22">
            <text:p><text:s/>85,797<text:s/></text:p>
          </table:table-cell>
          <table:table-cell office:value-type="float" office:value="2.5110000000000001" table:style-name="ce21">
            <text:p><text:s/>2,511<text:s/></text:p>
          </table:table-cell>
          <table:table-cell table:style-name="ce21"/>
          <table:table-cell office:value-type="float" office:value="1.071" table:style-name="ce21">
            <text:p><text:s/>1,071<text:s/></text:p>
          </table:table-cell>
          <table:table-cell office:value-type="float" office:value="5.1999999999999998E-2" table:style-name="ce21">
            <text:p><text:s/>0,052<text:s/></text:p>
          </table:table-cell>
          <table:table-cell office:value-type="float" office:value="1.7000000000000001E-2" table:style-name="ce21">
            <text:p><text:s/>0,017<text:s/></text:p>
          </table:table-cell>
          <table:table-cell office:value-type="float" office:value="89.447999999999993" table:style-name="ce23">
            <text:p><text:s/>89,448<text:s/></text:p>
          </table:table-cell>
          <table:table-cell office:value-type="float" office:value="8.2730000000000103" table:style-name="ce25">
            <text:p><text:s/>8,273<text:s/></text:p>
          </table:table-cell>
          <table:table-cell table:number-columns-repeated="16344"/>
        </table:table-row>
        <table:table-row table:style-name="ro4">
          <table:table-cell office:value-type="string" table:style-name="ce26">
            <text:p>KNMI</text:p>
          </table:table-cell>
          <table:table-cell office:value-type="float" office:value="2011" table:style-name="ce2">
            <text:p>2011</text:p>
          </table:table-cell>
          <table:table-cell office:value-type="string" table:style-name="ce27">
            <text:p>IenM</text:p>
          </table:table-cell>
          <table:table-cell office:value-type="float" office:value="393" table:style-name="ce41">
            <text:p><text:s/>393<text:s/></text:p>
          </table:table-cell>
          <table:table-cell office:value-type="float" office:value="0.39800000000000002" table:style-name="ce20">
            <text:p><text:s/>0,398<text:s/></text:p>
          </table:table-cell>
          <table:table-cell office:value-type="float" office:value="15.818999999999999" table:style-name="ce21">
            <text:p><text:s/>15,819<text:s/></text:p>
          </table:table-cell>
          <table:table-cell table:style-name="ce21"/>
          <table:table-cell office:value-type="float" office:value="16.216999999999999" table:style-name="ce22">
            <text:p><text:s/>16,217<text:s/></text:p>
          </table:table-cell>
          <table:table-cell office:value-type="float" office:value="4.0120000000000005" table:style-name="ce21">
            <text:p><text:s/>4,012<text:s/></text:p>
          </table:table-cell>
          <table:table-cell office:value-type="float" office:value="1.02" table:style-name="ce21">
            <text:p><text:s/>1,020<text:s/></text:p>
          </table:table-cell>
          <table:table-cell office:value-type="float" office:value="17.129000000000001" table:style-name="ce21">
            <text:p><text:s/>17,129<text:s/></text:p>
          </table:table-cell>
          <table:table-cell office:value-type="float" office:value="22.161000000000001" table:style-name="ce22">
            <text:p><text:s/>22,161<text:s/></text:p>
          </table:table-cell>
          <table:table-cell office:value-type="float" office:value="38.378" table:style-name="ce23">
            <text:p><text:s/>38,378<text:s/></text:p>
          </table:table-cell>
          <table:table-cell office:value-type="float" office:value="1.8009999999999999" table:style-name="ce21">
            <text:p><text:s/>1,801<text:s/></text:p>
          </table:table-cell>
          <table:table-cell table:style-name="ce21"/>
          <table:table-cell office:value-type="float" office:value="-1.19" table:style-name="ce21">
            <text:p><text:s/>-1,190<text:s/></text:p>
          </table:table-cell>
          <table:table-cell office:value-type="float" office:value="0.61099999999999999" table:style-name="ce22">
            <text:p><text:s/>0,611<text:s/></text:p>
          </table:table-cell>
          <table:table-cell office:value-type="float" office:value="0.65600000000000003" table:style-name="ce21">
            <text:p><text:s/>0,656<text:s/></text:p>
          </table:table-cell>
          <table:table-cell office:value-type="float" office:value="9.07" table:style-name="ce21">
            <text:p><text:s/>9,070<text:s/></text:p>
          </table:table-cell>
          <table:table-cell office:value-type="float" office:value="28.04" table:style-name="ce24">
            <text:p><text:s/>28,040<text:s/></text:p>
          </table:table-cell>
          <table:table-cell office:value-type="float" office:value="38.376999999999995" table:style-name="ce23">
            <text:p><text:s/>38,377<text:s/></text:p>
          </table:table-cell>
          <table:table-cell office:value-type="float" office:value="39.488" table:style-name="ce21">
            <text:p><text:s/>39,488<text:s/></text:p>
          </table:table-cell>
          <table:table-cell office:value-type="float" office:value="1.099" table:style-name="ce21">
            <text:p><text:s/>1,099<text:s/></text:p>
          </table:table-cell>
          <table:table-cell office:value-type="float" office:value="18.082000000000001" table:style-name="ce21">
            <text:p><text:s/>18,082<text:s/></text:p>
          </table:table-cell>
          <table:table-cell office:value-type="float" office:value="58.668999999999997" table:style-name="ce22">
            <text:p><text:s/>58,669<text:s/></text:p>
          </table:table-cell>
          <table:table-cell table:style-name="ce21"/>
          <table:table-cell office:value-type="float" office:value="0.115" table:style-name="ce21">
            <text:p><text:s/>0,115<text:s/></text:p>
          </table:table-cell>
          <table:table-cell office:value-type="float" office:value="7.6999999999999999E-2" table:style-name="ce21">
            <text:p><text:s/>0,077<text:s/></text:p>
          </table:table-cell>
          <table:table-cell table:style-name="ce21"/>
          <table:table-cell office:value-type="float" office:value="58.860999999999997" table:style-name="ce22">
            <text:p><text:s/>58,861<text:s/></text:p>
          </table:table-cell>
          <table:table-cell office:value-type="float" office:value="33.206000000000003" table:style-name="ce20">
            <text:p><text:s/>33,206<text:s/></text:p>
          </table:table-cell>
          <table:table-cell office:value-type="float" office:value="24.315999999999999" table:style-name="ce21">
            <text:p><text:s/>24,316<text:s/></text:p>
          </table:table-cell>
          <table:table-cell office:value-type="float" office:value="57.522000000000006" table:style-name="ce22">
            <text:p><text:s/>57,522<text:s/></text:p>
          </table:table-cell>
          <table:table-cell office:value-type="float" office:value="2.3180000000000001" table:style-name="ce21">
            <text:p><text:s/>2,318<text:s/></text:p>
          </table:table-cell>
          <table:table-cell table:number-columns-repeated="2" table:style-name="ce21"/>
          <table:table-cell office:value-type="float" office:value="0.21" table:style-name="ce21">
            <text:p><text:s/>0,210<text:s/></text:p>
          </table:table-cell>
          <table:table-cell table:style-name="ce21"/>
          <table:table-cell office:value-type="float" office:value="60.050000000000004" table:style-name="ce23">
            <text:p><text:s/>60,050<text:s/></text:p>
          </table:table-cell>
          <table:table-cell office:value-type="float" office:value="-1.1890000000000072" table:style-name="ce25">
            <text:p><text:s/>-1,189<text:s/></text:p>
          </table:table-cell>
          <table:table-cell table:number-columns-repeated="16344"/>
        </table:table-row>
        <table:table-row table:style-name="ro4">
          <table:table-cell office:value-type="string" table:style-name="ce26">
            <text:p>NEA</text:p>
          </table:table-cell>
          <table:table-cell office:value-type="float" office:value="2011" table:style-name="ce2">
            <text:p>2011</text:p>
          </table:table-cell>
          <table:table-cell office:value-type="string" table:style-name="ce27">
            <text:p>IenM</text:p>
          </table:table-cell>
          <table:table-cell office:value-type="float" office:value="38.1" table:style-name="ce41">
            <text:p><text:s/>38<text:s/></text:p>
          </table:table-cell>
          <table:table-cell office:value-type="float" office:value="2.1080000000000001" table:style-name="ce20">
            <text:p><text:s/>2,108<text:s/></text:p>
          </table:table-cell>
          <table:table-cell office:value-type="float" office:value="3.0000000000000001E-3" table:style-name="ce21">
            <text:p><text:s/>0,003<text:s/></text:p>
          </table:table-cell>
          <table:table-cell table:style-name="ce21"/>
          <table:table-cell office:value-type="float" office:value="2.1110000000000002" table:style-name="ce22">
            <text:p><text:s/>2,111<text:s/></text:p>
          </table:table-cell>
          <table:table-cell office:value-type="float" office:value="5.8000000000000003E-2" table:style-name="ce21">
            <text:p><text:s/>0,058<text:s/></text:p>
          </table:table-cell>
          <table:table-cell office:value-type="float" office:value="2E-3" table:style-name="ce21">
            <text:p><text:s/>0,002<text:s/></text:p>
          </table:table-cell>
          <table:table-cell office:value-type="float" office:value="3.468" table:style-name="ce21">
            <text:p><text:s/>3,468<text:s/></text:p>
          </table:table-cell>
          <table:table-cell office:value-type="float" office:value="3.528" table:style-name="ce22">
            <text:p><text:s/>3,528<text:s/></text:p>
          </table:table-cell>
          <table:table-cell office:value-type="float" office:value="5.6390000000000002" table:style-name="ce23">
            <text:p><text:s/>5,639<text:s/></text:p>
          </table:table-cell>
          <table:table-cell office:value-type="float" office:value="0.23699999999999999" table:style-name="ce21">
            <text:p><text:s/>0,237<text:s/></text:p>
          </table:table-cell>
          <table:table-cell table:style-name="ce21"/>
          <table:table-cell office:value-type="float" office:value="0.83799999999999997" table:style-name="ce21">
            <text:p><text:s/>0,838<text:s/></text:p>
          </table:table-cell>
          <table:table-cell office:value-type="float" office:value="1.075" table:style-name="ce22">
            <text:p><text:s/>1,075<text:s/></text:p>
          </table:table-cell>
          <table:table-cell table:style-name="ce21"/>
          <table:table-cell office:value-type="float" office:value="0.8" table:style-name="ce21">
            <text:p><text:s/>0,800<text:s/></text:p>
          </table:table-cell>
          <table:table-cell office:value-type="float" office:value="3.7639999999999998" table:style-name="ce24">
            <text:p><text:s/>3,764<text:s/></text:p>
          </table:table-cell>
          <table:table-cell office:value-type="float" office:value="5.6389999999999993" table:style-name="ce23">
            <text:p><text:s/>5,639<text:s/></text:p>
          </table:table-cell>
          <table:table-cell office:value-type="float" office:value="7.04" table:style-name="ce21">
            <text:p><text:s/>7,040<text:s/></text:p>
          </table:table-cell>
          <table:table-cell table:style-name="ce21"/>
          <table:table-cell office:value-type="float" office:value="2.3E-2" table:style-name="ce21">
            <text:p><text:s/>0,023<text:s/></text:p>
          </table:table-cell>
          <table:table-cell office:value-type="float" office:value="7.0629999999999997" table:style-name="ce22">
            <text:p><text:s/>7,063<text:s/></text:p>
          </table:table-cell>
          <table:table-cell table:style-name="ce21"/>
          <table:table-cell office:value-type="float" office:value="1E-3" table:style-name="ce21">
            <text:p><text:s/>0,001<text:s/></text:p>
          </table:table-cell>
          <table:table-cell table:number-columns-repeated="2" table:style-name="ce21"/>
          <table:table-cell office:value-type="float" office:value="7.0640000000000001" table:style-name="ce22">
            <text:p><text:s/>7,064<text:s/></text:p>
          </table:table-cell>
          <table:table-cell office:value-type="float" office:value="4.6529999999999996" table:style-name="ce20">
            <text:p><text:s/>4,653<text:s/></text:p>
          </table:table-cell>
          <table:table-cell office:value-type="float" office:value="1.9970000000000001" table:style-name="ce21">
            <text:p><text:s/>1,997<text:s/></text:p>
          </table:table-cell>
          <table:table-cell office:value-type="float" office:value="6.6499999999999995" table:style-name="ce22">
            <text:p><text:s/>6,650<text:s/></text:p>
          </table:table-cell>
          <table:table-cell office:value-type="float" office:value="1.0999999999999999E-2" table:style-name="ce21">
            <text:p><text:s/>0,011<text:s/></text:p>
          </table:table-cell>
          <table:table-cell table:number-columns-repeated="4" table:style-name="ce21"/>
          <table:table-cell office:value-type="float" office:value="6.6609999999999996" table:style-name="ce23">
            <text:p><text:s/>6,661<text:s/></text:p>
          </table:table-cell>
          <table:table-cell office:value-type="float" office:value="0.40300000000000047" table:style-name="ce25">
            <text:p><text:s/>0,403<text:s/></text:p>
          </table:table-cell>
          <table:table-cell table:number-columns-repeated="16344"/>
        </table:table-row>
        <table:table-row table:style-name="ro4">
          <table:table-cell office:value-type="string" table:style-name="ce26">
            <text:p>RWS</text:p>
          </table:table-cell>
          <table:table-cell office:value-type="float" office:value="2011" table:style-name="ce2">
            <text:p>2011</text:p>
          </table:table-cell>
          <table:table-cell office:value-type="string" table:style-name="ce27">
            <text:p>IenM</text:p>
          </table:table-cell>
          <table:table-cell office:value-type="float" office:value="8919" table:style-name="ce41">
            <text:p><text:s/>8.919<text:s/></text:p>
          </table:table-cell>
          <table:table-cell office:value-type="float" office:value="5.0419999999999998" table:style-name="ce20">
            <text:p><text:s/>5,042<text:s/></text:p>
          </table:table-cell>
          <table:table-cell office:value-type="float" office:value="261.04399999999998" table:style-name="ce21">
            <text:p><text:s/>261,044<text:s/></text:p>
          </table:table-cell>
          <table:table-cell office:value-type="float" office:value="104.187" table:style-name="ce21">
            <text:p><text:s/>104,187<text:s/></text:p>
          </table:table-cell>
          <table:table-cell office:value-type="float" office:value="370.27299999999997" table:style-name="ce22">
            <text:p><text:s/>370,273<text:s/></text:p>
          </table:table-cell>
          <table:table-cell table:style-name="ce21"/>
          <table:table-cell office:value-type="float" office:value="54.078000000000003" table:style-name="ce21">
            <text:p><text:s/>54,078<text:s/></text:p>
          </table:table-cell>
          <table:table-cell office:value-type="float" office:value="262.74700000000001" table:style-name="ce21">
            <text:p><text:s/>262,747<text:s/></text:p>
          </table:table-cell>
          <table:table-cell office:value-type="float" office:value="316.82500000000005" table:style-name="ce22">
            <text:p><text:s/>316,825<text:s/></text:p>
          </table:table-cell>
          <table:table-cell office:value-type="float" office:value="687.09799999999996" table:style-name="ce23">
            <text:p><text:s/>687,098<text:s/></text:p>
          </table:table-cell>
          <table:table-cell office:value-type="float" office:value="85.584000000000003" table:style-name="ce21">
            <text:p><text:s/>85,584<text:s/></text:p>
          </table:table-cell>
          <table:table-cell table:style-name="ce21"/>
          <table:table-cell office:value-type="float" office:value="25.919" table:style-name="ce21">
            <text:p><text:s/>25,919<text:s/></text:p>
          </table:table-cell>
          <table:table-cell office:value-type="float" office:value="111.503" table:style-name="ce22">
            <text:p><text:s/>111,503<text:s/></text:p>
          </table:table-cell>
          <table:table-cell office:value-type="float" office:value="1.6839999999999999" table:style-name="ce21">
            <text:p><text:s/>1,684<text:s/></text:p>
          </table:table-cell>
          <table:table-cell office:value-type="float" office:value="219.08600000000001" table:style-name="ce21">
            <text:p><text:s/>219,086<text:s/></text:p>
          </table:table-cell>
          <table:table-cell office:value-type="float" office:value="354.82499999999999" table:style-name="ce24">
            <text:p><text:s/>354,825<text:s/></text:p>
          </table:table-cell>
          <table:table-cell office:value-type="float" office:value="687.09799999999996" table:style-name="ce23">
            <text:p><text:s/>687,098<text:s/></text:p>
          </table:table-cell>
          <table:table-cell office:value-type="float" office:value="2197.0970000000002" table:style-name="ce21">
            <text:p><text:s/>2.197,097<text:s/></text:p>
          </table:table-cell>
          <table:table-cell office:value-type="float" office:value="38.555999999999997" table:style-name="ce21">
            <text:p><text:s/>38,556<text:s/></text:p>
          </table:table-cell>
          <table:table-cell office:value-type="float" office:value="143.11600000000001" table:style-name="ce21">
            <text:p><text:s/>143,116<text:s/></text:p>
          </table:table-cell>
          <table:table-cell office:value-type="float" office:value="2378.7690000000002" table:style-name="ce22">
            <text:p><text:s/>2.378,769<text:s/></text:p>
          </table:table-cell>
          <table:table-cell table:style-name="ce21"/>
          <table:table-cell office:value-type="float" office:value="1.8380000000000001" table:style-name="ce21">
            <text:p><text:s/>1,838<text:s/></text:p>
          </table:table-cell>
          <table:table-cell table:style-name="ce21"/>
          <table:table-cell office:value-type="float" office:value="4.6079999999999997" table:style-name="ce21">
            <text:p><text:s/>4,608<text:s/></text:p>
          </table:table-cell>
          <table:table-cell office:value-type="float" office:value="2385.2150000000006" table:style-name="ce22">
            <text:p><text:s/>2.385,215<text:s/></text:p>
          </table:table-cell>
          <table:table-cell office:value-type="float" office:value="754.745" table:style-name="ce20">
            <text:p><text:s/>754,745<text:s/></text:p>
          </table:table-cell>
          <table:table-cell office:value-type="float" office:value="277.19299999999998" table:style-name="ce21">
            <text:p><text:s/>277,193<text:s/></text:p>
          </table:table-cell>
          <table:table-cell office:value-type="float" office:value="1031.9380000000001" table:style-name="ce22">
            <text:p><text:s/>1.031,938<text:s/></text:p>
          </table:table-cell>
          <table:table-cell office:value-type="float" office:value="53.331000000000003" table:style-name="ce21">
            <text:p><text:s/>53,331<text:s/></text:p>
          </table:table-cell>
          <table:table-cell office:value-type="float" office:value="1246.2090000000001" table:style-name="ce21">
            <text:p><text:s/>1.246,209<text:s/></text:p>
          </table:table-cell>
          <table:table-cell office:value-type="float" office:value="1.4790000000000001" table:style-name="ce21">
            <text:p><text:s/>1,479<text:s/></text:p>
          </table:table-cell>
          <table:table-cell office:value-type="float" office:value="8.7140000000000004" table:style-name="ce21">
            <text:p><text:s/>8,714<text:s/></text:p>
          </table:table-cell>
          <table:table-cell office:value-type="float" office:value="2.44" table:style-name="ce21">
            <text:p><text:s/>2,440<text:s/></text:p>
          </table:table-cell>
          <table:table-cell office:value-type="float" office:value="2344.1109999999999" table:style-name="ce23">
            <text:p><text:s/>2.344,111<text:s/></text:p>
          </table:table-cell>
          <table:table-cell office:value-type="float" office:value="41.104000000000724" table:style-name="ce25">
            <text:p><text:s/>41,104<text:s/></text:p>
          </table:table-cell>
          <table:table-cell table:number-columns-repeated="16344"/>
        </table:table-row>
        <table:table-row table:style-name="ro4">
          <table:table-cell office:value-type="string" table:style-name="ce26">
            <text:p>DUO</text:p>
          </table:table-cell>
          <table:table-cell office:value-type="float" office:value="2011" table:style-name="ce2">
            <text:p>2011</text:p>
          </table:table-cell>
          <table:table-cell office:value-type="string" table:style-name="ce27">
            <text:p>OCW</text:p>
          </table:table-cell>
          <table:table-cell office:value-type="float" office:value="1728" table:style-name="ce41">
            <text:p><text:s/>1.728<text:s/></text:p>
          </table:table-cell>
          <table:table-cell table:style-name="ce20"/>
          <table:table-cell office:value-type="float" office:value="21.696000000000002" table:style-name="ce21">
            <text:p><text:s/>21,696<text:s/></text:p>
          </table:table-cell>
          <table:table-cell table:style-name="ce21"/>
          <table:table-cell office:value-type="float" office:value="21.696000000000002" table:style-name="ce22">
            <text:p><text:s/>21,696<text:s/></text:p>
          </table:table-cell>
          <table:table-cell table:style-name="ce21"/>
          <table:table-cell office:value-type="float" office:value="11.563000000000001" table:style-name="ce21">
            <text:p><text:s/>11,563<text:s/></text:p>
          </table:table-cell>
          <table:table-cell office:value-type="float" office:value="51.591999999999999" table:style-name="ce21">
            <text:p><text:s/>51,592<text:s/></text:p>
          </table:table-cell>
          <table:table-cell office:value-type="float" office:value="63.155000000000001" table:style-name="ce22">
            <text:p><text:s/>63,155<text:s/></text:p>
          </table:table-cell>
          <table:table-cell office:value-type="float" office:value="84.850999999999999" table:style-name="ce23">
            <text:p><text:s/>84,851<text:s/></text:p>
          </table:table-cell>
          <table:table-cell office:value-type="float" office:value="0.83399999999999996" table:style-name="ce21">
            <text:p><text:s/>0,834<text:s/></text:p>
          </table:table-cell>
          <table:table-cell table:style-name="ce21"/>
          <table:table-cell office:value-type="float" office:value="-0.39" table:style-name="ce21">
            <text:p><text:s/>-0,390<text:s/></text:p>
          </table:table-cell>
          <table:table-cell office:value-type="float" office:value="0.44399999999999995" table:style-name="ce22">
            <text:p><text:s/>0,444<text:s/></text:p>
          </table:table-cell>
          <table:table-cell office:value-type="float" office:value="3.76" table:style-name="ce21">
            <text:p><text:s/>3,760<text:s/></text:p>
          </table:table-cell>
          <table:table-cell office:value-type="float" office:value="1.5720000000000001" table:style-name="ce21">
            <text:p><text:s/>1,572<text:s/></text:p>
          </table:table-cell>
          <table:table-cell office:value-type="float" office:value="79.074999999999989" table:style-name="ce24">
            <text:p><text:s/>79,075<text:s/></text:p>
          </table:table-cell>
          <table:table-cell office:value-type="float" office:value="84.850999999999985" table:style-name="ce23">
            <text:p><text:s/>84,851<text:s/></text:p>
          </table:table-cell>
          <table:table-cell office:value-type="float" office:value="239.49" table:style-name="ce21">
            <text:p><text:s/>239,490<text:s/></text:p>
          </table:table-cell>
          <table:table-cell office:value-type="float" office:value="12.76" table:style-name="ce21">
            <text:p><text:s/>12,760<text:s/></text:p>
          </table:table-cell>
          <table:table-cell office:value-type="float" office:value="11.981999999999999" table:style-name="ce21">
            <text:p><text:s/>11,982<text:s/></text:p>
          </table:table-cell>
          <table:table-cell office:value-type="float" office:value="264.23199999999997" table:style-name="ce22">
            <text:p><text:s/>264,232<text:s/></text:p>
          </table:table-cell>
          <table:table-cell table:style-name="ce21"/>
          <table:table-cell office:value-type="float" office:value="0.107" table:style-name="ce21">
            <text:p><text:s/>0,107<text:s/></text:p>
          </table:table-cell>
          <table:table-cell table:number-columns-repeated="2" table:style-name="ce21"/>
          <table:table-cell office:value-type="float" office:value="264.339" table:style-name="ce22">
            <text:p><text:s/>264,339<text:s/></text:p>
          </table:table-cell>
          <table:table-cell office:value-type="float" office:value="120.178" table:style-name="ce20">
            <text:p><text:s/>120,178<text:s/></text:p>
          </table:table-cell>
          <table:table-cell office:value-type="float" office:value="137.62799999999999" table:style-name="ce21">
            <text:p><text:s/>137,628<text:s/></text:p>
          </table:table-cell>
          <table:table-cell office:value-type="float" office:value="257.80599999999998" table:style-name="ce22">
            <text:p><text:s/>257,806<text:s/></text:p>
          </table:table-cell>
          <table:table-cell office:value-type="float" office:value="6.6559999999999997" table:style-name="ce21">
            <text:p><text:s/>6,656<text:s/></text:p>
          </table:table-cell>
          <table:table-cell table:style-name="ce21"/>
          <table:table-cell office:value-type="float" office:value="0.19400000000000001" table:style-name="ce21">
            <text:p><text:s/>0,194<text:s/></text:p>
          </table:table-cell>
          <table:table-cell office:value-type="float" office:value="7.2999999999999995E-2" table:style-name="ce21">
            <text:p><text:s/>0,073<text:s/></text:p>
          </table:table-cell>
          <table:table-cell table:style-name="ce21"/>
          <table:table-cell office:value-type="float" office:value="264.72899999999998" table:style-name="ce23">
            <text:p><text:s/>264,729<text:s/></text:p>
          </table:table-cell>
          <table:table-cell office:value-type="float" office:value="-0.38999999999998636" table:style-name="ce25">
            <text:p><text:s/>-0,390<text:s/></text:p>
          </table:table-cell>
          <table:table-cell table:number-columns-repeated="16344"/>
        </table:table-row>
        <table:table-row table:style-name="ro4">
          <table:table-cell office:value-type="string" table:style-name="ce26">
            <text:p>NA</text:p>
          </table:table-cell>
          <table:table-cell office:value-type="float" office:value="2011" table:style-name="ce2">
            <text:p>2011</text:p>
          </table:table-cell>
          <table:table-cell office:value-type="string" table:style-name="ce27">
            <text:p>OCW</text:p>
          </table:table-cell>
          <table:table-cell office:value-type="float" office:value="130" table:style-name="ce41">
            <text:p><text:s/>130<text:s/></text:p>
          </table:table-cell>
          <table:table-cell office:value-type="float" office:value="6.1980000000000004" table:style-name="ce20">
            <text:p><text:s/>6,198<text:s/></text:p>
          </table:table-cell>
          <table:table-cell office:value-type="float" office:value="3.3959999999999999" table:style-name="ce21">
            <text:p><text:s/>3,396<text:s/></text:p>
          </table:table-cell>
          <table:table-cell table:style-name="ce21"/>
          <table:table-cell office:value-type="float" office:value="9.5940000000000012" table:style-name="ce22">
            <text:p><text:s/>9,594<text:s/></text:p>
          </table:table-cell>
          <table:table-cell office:value-type="float" office:value="3.4000000000000002E-2" table:style-name="ce21">
            <text:p><text:s/>0,034<text:s/></text:p>
          </table:table-cell>
          <table:table-cell office:value-type="float" office:value="0.82099999999999995" table:style-name="ce21">
            <text:p><text:s/>0,821<text:s/></text:p>
          </table:table-cell>
          <table:table-cell office:value-type="float" office:value="4.12" table:style-name="ce21">
            <text:p><text:s/>4,120<text:s/></text:p>
          </table:table-cell>
          <table:table-cell office:value-type="float" office:value="4.9749999999999996" table:style-name="ce22">
            <text:p><text:s/>4,975<text:s/></text:p>
          </table:table-cell>
          <table:table-cell office:value-type="float" office:value="14.569000000000001" table:style-name="ce23">
            <text:p><text:s/>14,569<text:s/></text:p>
          </table:table-cell>
          <table:table-cell office:value-type="float" office:value="0.377" table:style-name="ce21">
            <text:p><text:s/>0,377<text:s/></text:p>
          </table:table-cell>
          <table:table-cell table:style-name="ce21"/>
          <table:table-cell office:value-type="float" office:value="0.23899999999999999" table:style-name="ce21">
            <text:p><text:s/>0,239<text:s/></text:p>
          </table:table-cell>
          <table:table-cell office:value-type="float" office:value="0.61599999999999999" table:style-name="ce22">
            <text:p><text:s/>0,616<text:s/></text:p>
          </table:table-cell>
          <table:table-cell office:value-type="float" office:value="9.1999999999999998E-2" table:style-name="ce21">
            <text:p><text:s/>0,092<text:s/></text:p>
          </table:table-cell>
          <table:table-cell office:value-type="float" office:value="0.1" table:style-name="ce21">
            <text:p><text:s/>0,100<text:s/></text:p>
          </table:table-cell>
          <table:table-cell office:value-type="float" office:value="13.760999999999999" table:style-name="ce24">
            <text:p><text:s/>13,761<text:s/></text:p>
          </table:table-cell>
          <table:table-cell office:value-type="float" office:value="14.568999999999999" table:style-name="ce23">
            <text:p><text:s/>14,569<text:s/></text:p>
          </table:table-cell>
          <table:table-cell office:value-type="float" office:value="21.506" table:style-name="ce21">
            <text:p><text:s/>21,506<text:s/></text:p>
          </table:table-cell>
          <table:table-cell office:value-type="float" office:value="1.2" table:style-name="ce21">
            <text:p><text:s/>1,200<text:s/></text:p>
          </table:table-cell>
          <table:table-cell office:value-type="float" office:value="1.67" table:style-name="ce21">
            <text:p><text:s/>1,670<text:s/></text:p>
          </table:table-cell>
          <table:table-cell office:value-type="float" office:value="24.375999999999998" table:style-name="ce22">
            <text:p><text:s/>24,376<text:s/></text:p>
          </table:table-cell>
          <table:table-cell table:style-name="ce21"/>
          <table:table-cell office:value-type="float" office:value="6.0000000000000001E-3" table:style-name="ce21">
            <text:p><text:s/>0,006<text:s/></text:p>
          </table:table-cell>
          <table:table-cell office:value-type="float" office:value="3.2989999999999999" table:style-name="ce21">
            <text:p><text:s/>3,299<text:s/></text:p>
          </table:table-cell>
          <table:table-cell office:value-type="float" office:value="0.26500000000000001" table:style-name="ce21">
            <text:p><text:s/>0,265<text:s/></text:p>
          </table:table-cell>
          <table:table-cell office:value-type="float" office:value="27.945999999999998" table:style-name="ce22">
            <text:p><text:s/>27,946<text:s/></text:p>
          </table:table-cell>
          <table:table-cell office:value-type="float" office:value="11.336" table:style-name="ce20">
            <text:p><text:s/>11,336<text:s/></text:p>
          </table:table-cell>
          <table:table-cell office:value-type="float" office:value="14.405000000000001" table:style-name="ce21">
            <text:p><text:s/>14,405<text:s/></text:p>
          </table:table-cell>
          <table:table-cell office:value-type="float" office:value="25.741" table:style-name="ce22">
            <text:p><text:s/>25,741<text:s/></text:p>
          </table:table-cell>
          <table:table-cell office:value-type="float" office:value="2.0190000000000001" table:style-name="ce21">
            <text:p><text:s/>2,019<text:s/></text:p>
          </table:table-cell>
          <table:table-cell table:style-name="ce21"/>
          <table:table-cell office:value-type="float" office:value="2.7E-2" table:style-name="ce21">
            <text:p><text:s/>0,027<text:s/></text:p>
          </table:table-cell>
          <table:table-cell office:value-type="float" office:value="1.2999999999999999E-2" table:style-name="ce21">
            <text:p><text:s/>0,013<text:s/></text:p>
          </table:table-cell>
          <table:table-cell office:value-type="float" office:value="-9.2999999999999999E-2" table:style-name="ce21">
            <text:p><text:s/>-0,093<text:s/></text:p>
          </table:table-cell>
          <table:table-cell office:value-type="float" office:value="27.707000000000001" table:style-name="ce23">
            <text:p><text:s/>27,707<text:s/></text:p>
          </table:table-cell>
          <table:table-cell office:value-type="float" office:value="0.23899999999999721" table:style-name="ce25">
            <text:p><text:s/>0,239<text:s/></text:p>
          </table:table-cell>
          <table:table-cell table:number-columns-repeated="16344"/>
        </table:table-row>
        <table:table-row table:style-name="ro4">
          <table:table-cell office:value-type="string" table:style-name="ce26">
            <text:p>ASZW</text:p>
          </table:table-cell>
          <table:table-cell office:value-type="float" office:value="2011" table:style-name="ce2">
            <text:p>2011</text:p>
          </table:table-cell>
          <table:table-cell office:value-type="string" table:style-name="ce27">
            <text:p>SZW</text:p>
          </table:table-cell>
          <table:table-cell office:value-type="float" office:value="138" table:style-name="ce41">
            <text:p><text:s/>138<text:s/></text:p>
          </table:table-cell>
          <table:table-cell office:value-type="float" office:value="1E-3" table:style-name="ce20">
            <text:p><text:s/>0,001<text:s/></text:p>
          </table:table-cell>
          <table:table-cell office:value-type="float" office:value="2.5000000000000001E-2" table:style-name="ce21">
            <text:p><text:s/>0,025<text:s/></text:p>
          </table:table-cell>
          <table:table-cell table:style-name="ce21"/>
          <table:table-cell office:value-type="float" office:value="2.6000000000000002E-2" table:style-name="ce22">
            <text:p><text:s/>0,026<text:s/></text:p>
          </table:table-cell>
          <table:table-cell table:style-name="ce21"/>
          <table:table-cell office:value-type="float" office:value="0.81899999999999995" table:style-name="ce21">
            <text:p><text:s/>0,819<text:s/></text:p>
          </table:table-cell>
          <table:table-cell office:value-type="float" office:value="9.2270000000000003" table:style-name="ce21">
            <text:p><text:s/>9,227<text:s/></text:p>
          </table:table-cell>
          <table:table-cell office:value-type="float" office:value="10.045999999999999" table:style-name="ce22">
            <text:p><text:s/>10,046<text:s/></text:p>
          </table:table-cell>
          <table:table-cell office:value-type="float" office:value="10.071999999999999" table:style-name="ce23">
            <text:p><text:s/>10,072<text:s/></text:p>
          </table:table-cell>
          <table:table-cell office:value-type="float" office:value="1.8360000000000001" table:style-name="ce21">
            <text:p><text:s/>1,836<text:s/></text:p>
          </table:table-cell>
          <table:table-cell table:style-name="ce21"/>
          <table:table-cell office:value-type="float" office:value="0.69899999999999995" table:style-name="ce21">
            <text:p><text:s/>0,699<text:s/></text:p>
          </table:table-cell>
          <table:table-cell office:value-type="float" office:value="2.5350000000000001" table:style-name="ce22">
            <text:p><text:s/>2,535<text:s/></text:p>
          </table:table-cell>
          <table:table-cell office:value-type="float" office:value="4.7E-2" table:style-name="ce21">
            <text:p><text:s/>0,047<text:s/></text:p>
          </table:table-cell>
          <table:table-cell office:value-type="float" office:value="2.8460000000000001" table:style-name="ce21">
            <text:p><text:s/>2,846<text:s/></text:p>
          </table:table-cell>
          <table:table-cell office:value-type="float" office:value="4.6440000000000001" table:style-name="ce24">
            <text:p><text:s/>4,644<text:s/></text:p>
          </table:table-cell>
          <table:table-cell office:value-type="float" office:value="10.072000000000001" table:style-name="ce23">
            <text:p><text:s/>10,072<text:s/></text:p>
          </table:table-cell>
          <table:table-cell office:value-type="float" office:value="14.327999999999999" table:style-name="ce21">
            <text:p><text:s/>14,328<text:s/></text:p>
          </table:table-cell>
          <table:table-cell office:value-type="float" office:value="0.48899999999999999" table:style-name="ce21">
            <text:p><text:s/>0,489<text:s/></text:p>
          </table:table-cell>
          <table:table-cell table:style-name="ce21"/>
          <table:table-cell office:value-type="float" office:value="14.817" table:style-name="ce22">
            <text:p><text:s/>14,817<text:s/></text:p>
          </table:table-cell>
          <table:table-cell table:style-name="ce21"/>
          <table:table-cell office:value-type="float" office:value="8.8999999999999996E-2" table:style-name="ce21">
            <text:p><text:s/>0,089<text:s/></text:p>
          </table:table-cell>
          <table:table-cell office:value-type="float" office:value="0.13300000000000001" table:style-name="ce21">
            <text:p><text:s/>0,133<text:s/></text:p>
          </table:table-cell>
          <table:table-cell office:value-type="float" office:value="10.561999999999999" table:style-name="ce21">
            <text:p><text:s/>10,562<text:s/></text:p>
          </table:table-cell>
          <table:table-cell office:value-type="float" office:value="25.600999999999999" table:style-name="ce22">
            <text:p><text:s/>25,601<text:s/></text:p>
          </table:table-cell>
          <table:table-cell office:value-type="float" office:value="11.983000000000001" table:style-name="ce20">
            <text:p><text:s/>11,983<text:s/></text:p>
          </table:table-cell>
          <table:table-cell office:value-type="float" office:value="9.5329999999999995" table:style-name="ce21">
            <text:p><text:s/>9,533<text:s/></text:p>
          </table:table-cell>
          <table:table-cell office:value-type="float" office:value="21.515999999999998" table:style-name="ce22">
            <text:p><text:s/>21,516<text:s/></text:p>
          </table:table-cell>
          <table:table-cell office:value-type="float" office:value="3.3479999999999999" table:style-name="ce21">
            <text:p><text:s/>3,348<text:s/></text:p>
          </table:table-cell>
          <table:table-cell table:style-name="ce21"/>
          <table:table-cell office:value-type="float" office:value="3.7999999999999999E-2" table:style-name="ce21">
            <text:p><text:s/>0,038<text:s/></text:p>
          </table:table-cell>
          <table:table-cell table:number-columns-repeated="2" table:style-name="ce21"/>
          <table:table-cell office:value-type="float" office:value="24.901999999999997" table:style-name="ce23">
            <text:p><text:s/>24,902<text:s/></text:p>
          </table:table-cell>
          <table:table-cell office:value-type="float" office:value="0.69900000000000162" table:style-name="ce25">
            <text:p><text:s/>0,699<text:s/></text:p>
          </table:table-cell>
          <table:table-cell table:number-columns-repeated="16344"/>
        </table:table-row>
        <table:table-row table:style-name="ro4">
          <table:table-cell office:value-type="string" table:style-name="ce26">
            <text:p>IWI</text:p>
          </table:table-cell>
          <table:table-cell office:value-type="float" office:value="2011" table:style-name="ce2">
            <text:p>2011</text:p>
          </table:table-cell>
          <table:table-cell office:value-type="string" table:style-name="ce27">
            <text:p>SZW</text:p>
          </table:table-cell>
          <table:table-cell office:value-type="float" office:value="114" table:style-name="ce41">
            <text:p><text:s/>114<text:s/></text:p>
          </table:table-cell>
          <table:table-cell office:value-type="float" office:value="0.19800000000000001" table:style-name="ce20">
            <text:p><text:s/>0,198<text:s/></text:p>
          </table:table-cell>
          <table:table-cell office:value-type="float" office:value="6.0999999999999999E-2" table:style-name="ce21">
            <text:p><text:s/>0,061<text:s/></text:p>
          </table:table-cell>
          <table:table-cell table:style-name="ce21"/>
          <table:table-cell office:value-type="float" office:value="0.25900000000000001" table:style-name="ce22">
            <text:p><text:s/>0,259<text:s/></text:p>
          </table:table-cell>
          <table:table-cell office:value-type="float" office:value="0.99" table:style-name="ce21">
            <text:p><text:s/>0,990<text:s/></text:p>
          </table:table-cell>
          <table:table-cell office:value-type="float" office:value="0.312" table:style-name="ce21">
            <text:p><text:s/>0,312<text:s/></text:p>
          </table:table-cell>
          <table:table-cell office:value-type="float" office:value="9.0510000000000002" table:style-name="ce21">
            <text:p><text:s/>9,051<text:s/></text:p>
          </table:table-cell>
          <table:table-cell office:value-type="float" office:value="10.353" table:style-name="ce22">
            <text:p><text:s/>10,353<text:s/></text:p>
          </table:table-cell>
          <table:table-cell office:value-type="float" office:value="10.612" table:style-name="ce23">
            <text:p><text:s/>10,612<text:s/></text:p>
          </table:table-cell>
          <table:table-cell office:value-type="float" office:value="0.38800000000000001" table:style-name="ce21">
            <text:p><text:s/>0,388<text:s/></text:p>
          </table:table-cell>
          <table:table-cell table:style-name="ce21"/>
          <table:table-cell office:value-type="float" office:value="2.1760000000000002" table:style-name="ce21">
            <text:p><text:s/>2,176<text:s/></text:p>
          </table:table-cell>
          <table:table-cell office:value-type="float" office:value="2.5640000000000001" table:style-name="ce22">
            <text:p><text:s/>2,564<text:s/></text:p>
          </table:table-cell>
          <table:table-cell office:value-type="float" office:value="4.4119999999999999" table:style-name="ce21">
            <text:p><text:s/>4,412<text:s/></text:p>
          </table:table-cell>
          <table:table-cell table:style-name="ce21"/>
          <table:table-cell office:value-type="float" office:value="3.6360000000000001" table:style-name="ce24">
            <text:p><text:s/>3,636<text:s/></text:p>
          </table:table-cell>
          <table:table-cell office:value-type="float" office:value="10.612" table:style-name="ce23">
            <text:p><text:s/>10,612<text:s/></text:p>
          </table:table-cell>
          <table:table-cell office:value-type="float" office:value="9.6470000000000002" table:style-name="ce21">
            <text:p><text:s/>9,647<text:s/></text:p>
          </table:table-cell>
          <table:table-cell table:number-columns-repeated="2" table:style-name="ce21"/>
          <table:table-cell office:value-type="float" office:value="9.6470000000000002" table:style-name="ce22">
            <text:p><text:s/>9,647<text:s/></text:p>
          </table:table-cell>
          <table:table-cell table:style-name="ce21"/>
          <table:table-cell office:value-type="float" office:value="0.104" table:style-name="ce21">
            <text:p><text:s/>0,104<text:s/></text:p>
          </table:table-cell>
          <table:table-cell office:value-type="float" office:value="2.032" table:style-name="ce21">
            <text:p><text:s/>2,032<text:s/></text:p>
          </table:table-cell>
          <table:table-cell table:style-name="ce21"/>
          <table:table-cell office:value-type="float" office:value="11.782999999999999" table:style-name="ce22">
            <text:p><text:s/>11,783<text:s/></text:p>
          </table:table-cell>
          <table:table-cell office:value-type="float" office:value="7.3209999999999997" table:style-name="ce20">
            <text:p><text:s/>7,321<text:s/></text:p>
          </table:table-cell>
          <table:table-cell office:value-type="float" office:value="1.548" table:style-name="ce21">
            <text:p><text:s/>1,548<text:s/></text:p>
          </table:table-cell>
          <table:table-cell office:value-type="float" office:value="8.8689999999999998" table:style-name="ce22">
            <text:p><text:s/>8,869<text:s/></text:p>
          </table:table-cell>
          <table:table-cell office:value-type="float" office:value="0.14499999999999999" table:style-name="ce21">
            <text:p><text:s/>0,145<text:s/></text:p>
          </table:table-cell>
          <table:table-cell table:style-name="ce21"/>
          <table:table-cell office:value-type="float" office:value="0.57599999999999996" table:style-name="ce21">
            <text:p><text:s/>0,576<text:s/></text:p>
          </table:table-cell>
          <table:table-cell office:value-type="float" office:value="1.7000000000000001E-2" table:style-name="ce21">
            <text:p><text:s/>0,017<text:s/></text:p>
          </table:table-cell>
          <table:table-cell table:style-name="ce21"/>
          <table:table-cell office:value-type="float" office:value="9.6069999999999993" table:style-name="ce23">
            <text:p><text:s/>9,607<text:s/></text:p>
          </table:table-cell>
          <table:table-cell office:value-type="float" office:value="2.1760000000000002" table:style-name="ce25">
            <text:p><text:s/>2,176<text:s/></text:p>
          </table:table-cell>
          <table:table-cell table:number-columns-repeated="16344"/>
        </table:table-row>
        <table:table-row table:style-name="ro4">
          <table:table-cell office:value-type="string" table:style-name="ce26">
            <text:p>CJIB</text:p>
          </table:table-cell>
          <table:table-cell office:value-type="float" office:value="2011" table:style-name="ce2">
            <text:p>2011</text:p>
          </table:table-cell>
          <table:table-cell office:value-type="string" table:style-name="ce27">
            <text:p>VenJ</text:p>
          </table:table-cell>
          <table:table-cell office:value-type="float" office:value="943" table:style-name="ce41">
            <text:p><text:s/>943<text:s/></text:p>
          </table:table-cell>
          <table:table-cell office:value-type="float" office:value="0.61099999999999999" table:style-name="ce20">
            <text:p><text:s/>0,611<text:s/></text:p>
          </table:table-cell>
          <table:table-cell office:value-type="float" office:value="17.033999999999999" table:style-name="ce21">
            <text:p><text:s/>17,034<text:s/></text:p>
          </table:table-cell>
          <table:table-cell table:style-name="ce21"/>
          <table:table-cell office:value-type="float" office:value="17.645" table:style-name="ce22">
            <text:p><text:s/>17,645<text:s/></text:p>
          </table:table-cell>
          <table:table-cell table:style-name="ce21"/>
          <table:table-cell office:value-type="float" office:value="3.121" table:style-name="ce21">
            <text:p><text:s/>3,121<text:s/></text:p>
          </table:table-cell>
          <table:table-cell office:value-type="float" office:value="18.78" table:style-name="ce21">
            <text:p><text:s/>18,780<text:s/></text:p>
          </table:table-cell>
          <table:table-cell office:value-type="float" office:value="21.901" table:style-name="ce22">
            <text:p><text:s/>21,901<text:s/></text:p>
          </table:table-cell>
          <table:table-cell office:value-type="float" office:value="39.545999999999999" table:style-name="ce23">
            <text:p><text:s/>39,546<text:s/></text:p>
          </table:table-cell>
          <table:table-cell office:value-type="float" office:value="2.254" table:style-name="ce21">
            <text:p><text:s/>2,254<text:s/></text:p>
          </table:table-cell>
          <table:table-cell table:style-name="ce21"/>
          <table:table-cell office:value-type="float" office:value="-6.024" table:style-name="ce21">
            <text:p><text:s/>-6,024<text:s/></text:p>
          </table:table-cell>
          <table:table-cell office:value-type="float" office:value="-3.77" table:style-name="ce22">
            <text:p><text:s/>-3,770<text:s/></text:p>
          </table:table-cell>
          <table:table-cell office:value-type="float" office:value="0.21099999999999999" table:style-name="ce21">
            <text:p><text:s/>0,211<text:s/></text:p>
          </table:table-cell>
          <table:table-cell office:value-type="float" office:value="18.721" table:style-name="ce21">
            <text:p><text:s/>18,721<text:s/></text:p>
          </table:table-cell>
          <table:table-cell office:value-type="float" office:value="24.384" table:style-name="ce24">
            <text:p><text:s/>24,384<text:s/></text:p>
          </table:table-cell>
          <table:table-cell office:value-type="float" office:value="39.545999999999999" table:style-name="ce23">
            <text:p><text:s/>39,546<text:s/></text:p>
          </table:table-cell>
          <table:table-cell office:value-type="float" office:value="48.765000000000001" table:style-name="ce21">
            <text:p><text:s/>48,765<text:s/></text:p>
          </table:table-cell>
          <table:table-cell office:value-type="float" office:value="7.3529999999999998" table:style-name="ce21">
            <text:p><text:s/>7,353<text:s/></text:p>
          </table:table-cell>
          <table:table-cell office:value-type="float" office:value="50.706000000000003" table:style-name="ce21">
            <text:p><text:s/>50,706<text:s/></text:p>
          </table:table-cell>
          <table:table-cell office:value-type="float" office:value="106.82400000000001" table:style-name="ce22">
            <text:p><text:s/>106,824<text:s/></text:p>
          </table:table-cell>
          <table:table-cell table:style-name="ce21"/>
          <table:table-cell office:value-type="float" office:value="2E-3" table:style-name="ce21">
            <text:p><text:s/>0,002<text:s/></text:p>
          </table:table-cell>
          <table:table-cell table:number-columns-repeated="2" table:style-name="ce21"/>
          <table:table-cell office:value-type="float" office:value="106.82600000000001" table:style-name="ce22">
            <text:p><text:s/>106,826<text:s/></text:p>
          </table:table-cell>
          <table:table-cell office:value-type="float" office:value="60.515000000000001" table:style-name="ce20">
            <text:p><text:s/>60,515<text:s/></text:p>
          </table:table-cell>
          <table:table-cell office:value-type="float" office:value="36.722000000000001" table:style-name="ce21">
            <text:p><text:s/>36,722<text:s/></text:p>
          </table:table-cell>
          <table:table-cell office:value-type="float" office:value="97.236999999999995" table:style-name="ce22">
            <text:p><text:s/>97,237<text:s/></text:p>
          </table:table-cell>
          <table:table-cell office:value-type="float" office:value="4.8380000000000001" table:style-name="ce21">
            <text:p><text:s/>4,838<text:s/></text:p>
          </table:table-cell>
          <table:table-cell office:value-type="float" office:value="9.9489999999999998" table:style-name="ce21">
            <text:p><text:s/>9,949<text:s/></text:p>
          </table:table-cell>
          <table:table-cell table:style-name="ce21"/>
          <table:table-cell office:value-type="float" office:value="0.82599999999999996" table:style-name="ce21">
            <text:p><text:s/>0,826<text:s/></text:p>
          </table:table-cell>
          <table:table-cell table:style-name="ce21"/>
          <table:table-cell office:value-type="float" office:value="112.84999999999998" table:style-name="ce23">
            <text:p><text:s/>112,850<text:s/></text:p>
          </table:table-cell>
          <table:table-cell office:value-type="float" office:value="-6.0239999999999725" table:style-name="ce25">
            <text:p><text:s/>-6,024<text:s/></text:p>
          </table:table-cell>
          <table:table-cell table:number-columns-repeated="16344"/>
        </table:table-row>
        <table:table-row table:style-name="ro4">
          <table:table-cell office:value-type="string" table:style-name="ce26">
            <text:p>DJI</text:p>
          </table:table-cell>
          <table:table-cell office:value-type="float" office:value="2011" table:style-name="ce2">
            <text:p>2011</text:p>
          </table:table-cell>
          <table:table-cell office:value-type="string" table:style-name="ce27">
            <text:p>VenJ</text:p>
          </table:table-cell>
          <table:table-cell office:value-type="float" office:value="16285" table:style-name="ce41">
            <text:p><text:s/>16.285<text:s/></text:p>
          </table:table-cell>
          <table:table-cell office:value-type="float" office:value="7.3330000000000002" table:style-name="ce20">
            <text:p><text:s/>7,333<text:s/></text:p>
          </table:table-cell>
          <table:table-cell office:value-type="float" office:value="155.25800000000001" table:style-name="ce21">
            <text:p><text:s/>155,258<text:s/></text:p>
          </table:table-cell>
          <table:table-cell table:style-name="ce21"/>
          <table:table-cell office:value-type="float" office:value="162.59100000000001" table:style-name="ce22">
            <text:p><text:s/>162,591<text:s/></text:p>
          </table:table-cell>
          <table:table-cell office:value-type="float" office:value="2.46" table:style-name="ce21">
            <text:p><text:s/>2,460<text:s/></text:p>
          </table:table-cell>
          <table:table-cell office:value-type="float" office:value="111.53" table:style-name="ce21">
            <text:p><text:s/>111,530<text:s/></text:p>
          </table:table-cell>
          <table:table-cell office:value-type="float" office:value="162.18899999999999" table:style-name="ce21">
            <text:p><text:s/>162,189<text:s/></text:p>
          </table:table-cell>
          <table:table-cell office:value-type="float" office:value="276.17899999999997" table:style-name="ce22">
            <text:p><text:s/>276,179<text:s/></text:p>
          </table:table-cell>
          <table:table-cell office:value-type="float" office:value="438.77" table:style-name="ce23">
            <text:p><text:s/>438,770<text:s/></text:p>
          </table:table-cell>
          <table:table-cell office:value-type="float" office:value="49.798000000000002" table:style-name="ce21">
            <text:p><text:s/>49,798<text:s/></text:p>
          </table:table-cell>
          <table:table-cell table:style-name="ce21"/>
          <table:table-cell office:value-type="float" office:value="-55.316000000000003" table:style-name="ce21">
            <text:p><text:s/>-55,316<text:s/></text:p>
          </table:table-cell>
          <table:table-cell office:value-type="float" office:value="-5.5180000000000007" table:style-name="ce22">
            <text:p><text:s/>-5,518<text:s/></text:p>
          </table:table-cell>
          <table:table-cell office:value-type="float" office:value="160.08799999999999" table:style-name="ce21">
            <text:p><text:s/>160,088<text:s/></text:p>
          </table:table-cell>
          <table:table-cell office:value-type="float" office:value="72.86" table:style-name="ce21">
            <text:p><text:s/>72,860<text:s/></text:p>
          </table:table-cell>
          <table:table-cell office:value-type="float" office:value="211.34" table:style-name="ce24">
            <text:p><text:s/>211,340<text:s/></text:p>
          </table:table-cell>
          <table:table-cell office:value-type="float" office:value="438.77" table:style-name="ce23">
            <text:p><text:s/>438,770<text:s/></text:p>
          </table:table-cell>
          <table:table-cell office:value-type="float" office:value="2138.654" table:style-name="ce21">
            <text:p><text:s/>2.138,654<text:s/></text:p>
          </table:table-cell>
          <table:table-cell table:style-name="ce21"/>
          <table:table-cell office:value-type="float" office:value="132.62799999999999" table:style-name="ce21">
            <text:p><text:s/>132,628<text:s/></text:p>
          </table:table-cell>
          <table:table-cell office:value-type="float" office:value="2271.2820000000002" table:style-name="ce22">
            <text:p><text:s/>2.271,282<text:s/></text:p>
          </table:table-cell>
          <table:table-cell table:style-name="ce21"/>
          <table:table-cell office:value-type="float" office:value="0.52700000000000002" table:style-name="ce21">
            <text:p><text:s/>0,527<text:s/></text:p>
          </table:table-cell>
          <table:table-cell office:value-type="float" office:value="7.4509999999999996" table:style-name="ce21">
            <text:p><text:s/>7,451<text:s/></text:p>
          </table:table-cell>
          <table:table-cell table:style-name="ce21"/>
          <table:table-cell office:value-type="float" office:value="2279.2600000000002" table:style-name="ce22">
            <text:p><text:s/>2.279,260<text:s/></text:p>
          </table:table-cell>
          <table:table-cell office:value-type="float" office:value="1030.2639999999999" table:style-name="ce20">
            <text:p><text:s/>1.030,264<text:s/></text:p>
          </table:table-cell>
          <table:table-cell office:value-type="float" office:value="1110.9749999999999" table:style-name="ce21">
            <text:p><text:s/>1.110,975<text:s/></text:p>
          </table:table-cell>
          <table:table-cell office:value-type="float" office:value="2141.2389999999996" table:style-name="ce22">
            <text:p><text:s/>2.141,239<text:s/></text:p>
          </table:table-cell>
          <table:table-cell office:value-type="float" office:value="57.400999999999996" table:style-name="ce21">
            <text:p><text:s/>57,401<text:s/></text:p>
          </table:table-cell>
          <table:table-cell table:style-name="ce21"/>
          <table:table-cell office:value-type="float" office:value="95.135000000000005" table:style-name="ce21">
            <text:p><text:s/>95,135<text:s/></text:p>
          </table:table-cell>
          <table:table-cell office:value-type="float" office:value="2.702" table:style-name="ce21">
            <text:p><text:s/>2,702<text:s/></text:p>
          </table:table-cell>
          <table:table-cell office:value-type="float" office:value="38.1" table:style-name="ce21">
            <text:p><text:s/>38,100<text:s/></text:p>
          </table:table-cell>
          <table:table-cell office:value-type="float" office:value="2334.5769999999998" table:style-name="ce23">
            <text:p><text:s/>2.334,577<text:s/></text:p>
          </table:table-cell>
          <table:table-cell office:value-type="float" office:value="-55.316999999999553" table:style-name="ce25">
            <text:p><text:s/>-55,317<text:s/></text:p>
          </table:table-cell>
          <table:table-cell table:number-columns-repeated="16344"/>
        </table:table-row>
        <table:table-row table:style-name="ro4">
          <table:table-cell office:value-type="string" table:style-name="ce26">
            <text:p>GDI</text:p>
          </table:table-cell>
          <table:table-cell office:value-type="float" office:value="2011" table:style-name="ce2">
            <text:p>2011</text:p>
          </table:table-cell>
          <table:table-cell office:value-type="string" table:style-name="ce27">
            <text:p>VenJ</text:p>
          </table:table-cell>
          <table:table-cell office:value-type="float" office:value="178.5" table:style-name="ce41">
            <text:p><text:s/>179<text:s/></text:p>
          </table:table-cell>
          <table:table-cell table:style-name="ce20"/>
          <table:table-cell office:value-type="float" office:value="3.6880000000000002" table:style-name="ce21">
            <text:p><text:s/>3,688<text:s/></text:p>
          </table:table-cell>
          <table:table-cell table:style-name="ce21"/>
          <table:table-cell office:value-type="float" office:value="3.6880000000000002" table:style-name="ce22">
            <text:p><text:s/>3,688<text:s/></text:p>
          </table:table-cell>
          <table:table-cell table:style-name="ce21"/>
          <table:table-cell office:value-type="float" office:value="5.2149999999999999" table:style-name="ce21">
            <text:p><text:s/>5,215<text:s/></text:p>
          </table:table-cell>
          <table:table-cell office:value-type="float" office:value="4.298" table:style-name="ce21">
            <text:p><text:s/>4,298<text:s/></text:p>
          </table:table-cell>
          <table:table-cell office:value-type="float" office:value="9.5129999999999999" table:style-name="ce22">
            <text:p><text:s/>9,513<text:s/></text:p>
          </table:table-cell>
          <table:table-cell office:value-type="float" office:value="13.201000000000001" table:style-name="ce23">
            <text:p><text:s/>13,201<text:s/></text:p>
          </table:table-cell>
          <table:table-cell office:value-type="float" office:value="1.988" table:style-name="ce21">
            <text:p><text:s/>1,988<text:s/></text:p>
          </table:table-cell>
          <table:table-cell table:style-name="ce21"/>
          <table:table-cell office:value-type="float" office:value="-0.436" table:style-name="ce21">
            <text:p><text:s/>-0,436<text:s/></text:p>
          </table:table-cell>
          <table:table-cell office:value-type="float" office:value="1.552" table:style-name="ce22">
            <text:p><text:s/>1,552<text:s/></text:p>
          </table:table-cell>
          <table:table-cell office:value-type="float" office:value="0.154" table:style-name="ce21">
            <text:p><text:s/>0,154<text:s/></text:p>
          </table:table-cell>
          <table:table-cell office:value-type="float" office:value="4.5720000000000001" table:style-name="ce21">
            <text:p><text:s/>4,572<text:s/></text:p>
          </table:table-cell>
          <table:table-cell office:value-type="float" office:value="6.923" table:style-name="ce24">
            <text:p><text:s/>6,923<text:s/></text:p>
          </table:table-cell>
          <table:table-cell office:value-type="float" office:value="13.201000000000001" table:style-name="ce23">
            <text:p><text:s/>13,201<text:s/></text:p>
          </table:table-cell>
          <table:table-cell office:value-type="float" office:value="35.4" table:style-name="ce21">
            <text:p><text:s/>35,400<text:s/></text:p>
          </table:table-cell>
          <table:table-cell office:value-type="float" office:value="3.2210000000000001" table:style-name="ce21">
            <text:p><text:s/>3,221<text:s/></text:p>
          </table:table-cell>
          <table:table-cell table:style-name="ce21"/>
          <table:table-cell office:value-type="float" office:value="38.620999999999995" table:style-name="ce22">
            <text:p><text:s/>38,621<text:s/></text:p>
          </table:table-cell>
          <table:table-cell table:number-columns-repeated="3" table:style-name="ce21"/>
          <table:table-cell office:value-type="float" office:value="0.55700000000000005" table:style-name="ce21">
            <text:p><text:s/>0,557<text:s/></text:p>
          </table:table-cell>
          <table:table-cell office:value-type="float" office:value="39.177999999999997" table:style-name="ce22">
            <text:p><text:s/>39,178<text:s/></text:p>
          </table:table-cell>
          <table:table-cell office:value-type="float" office:value="22.741" table:style-name="ce20">
            <text:p><text:s/>22,741<text:s/></text:p>
          </table:table-cell>
          <table:table-cell office:value-type="float" office:value="11.975" table:style-name="ce21">
            <text:p><text:s/>11,975<text:s/></text:p>
          </table:table-cell>
          <table:table-cell office:value-type="float" office:value="34.716000000000001" table:style-name="ce22">
            <text:p><text:s/>34,716<text:s/></text:p>
          </table:table-cell>
          <table:table-cell office:value-type="float" office:value="2.7240000000000002" table:style-name="ce21">
            <text:p><text:s/>2,724<text:s/></text:p>
          </table:table-cell>
          <table:table-cell table:number-columns-repeated="2" table:style-name="ce21"/>
          <table:table-cell office:value-type="float" office:value="0.107" table:style-name="ce21">
            <text:p><text:s/>0,107<text:s/></text:p>
          </table:table-cell>
          <table:table-cell office:value-type="float" office:value="2.0659999999999998" table:style-name="ce21">
            <text:p><text:s/>2,066<text:s/></text:p>
          </table:table-cell>
          <table:table-cell office:value-type="float" office:value="39.613" table:style-name="ce23">
            <text:p><text:s/>39,613<text:s/></text:p>
          </table:table-cell>
          <table:table-cell office:value-type="float" office:value="-0.43500000000000227" table:style-name="ce25">
            <text:p><text:s/>-0,435<text:s/></text:p>
          </table:table-cell>
          <table:table-cell table:number-columns-repeated="16344"/>
        </table:table-row>
        <table:table-row table:style-name="ro4">
          <table:table-cell office:value-type="string" table:style-name="ce26">
            <text:p>Justis</text:p>
          </table:table-cell>
          <table:table-cell office:value-type="float" office:value="2011" table:style-name="ce2">
            <text:p>2011</text:p>
          </table:table-cell>
          <table:table-cell office:value-type="string" table:style-name="ce27">
            <text:p>VenJ</text:p>
          </table:table-cell>
          <table:table-cell office:value-type="float" office:value="237.5" table:style-name="ce41">
            <text:p><text:s/>238<text:s/></text:p>
          </table:table-cell>
          <table:table-cell table:style-name="ce20"/>
          <table:table-cell office:value-type="float" office:value="0.13" table:style-name="ce21">
            <text:p><text:s/>0,130<text:s/></text:p>
          </table:table-cell>
          <table:table-cell table:style-name="ce21"/>
          <table:table-cell office:value-type="float" office:value="0.13" table:style-name="ce22">
            <text:p><text:s/>0,130<text:s/></text:p>
          </table:table-cell>
          <table:table-cell table:style-name="ce21"/>
          <table:table-cell office:value-type="float" office:value="1.0289999999999999" table:style-name="ce21">
            <text:p><text:s/>1,029<text:s/></text:p>
          </table:table-cell>
          <table:table-cell office:value-type="float" office:value="9.3059999999999992" table:style-name="ce21">
            <text:p><text:s/>9,306<text:s/></text:p>
          </table:table-cell>
          <table:table-cell office:value-type="float" office:value="10.334999999999999" table:style-name="ce22">
            <text:p><text:s/>10,335<text:s/></text:p>
          </table:table-cell>
          <table:table-cell office:value-type="float" office:value="10.465" table:style-name="ce23">
            <text:p><text:s/>10,465<text:s/></text:p>
          </table:table-cell>
          <table:table-cell office:value-type="float" office:value="0.72599999999999998" table:style-name="ce21">
            <text:p><text:s/>0,726<text:s/></text:p>
          </table:table-cell>
          <table:table-cell table:style-name="ce21"/>
          <table:table-cell office:value-type="float" office:value="0.57999999999999996" table:style-name="ce21">
            <text:p><text:s/>0,580<text:s/></text:p>
          </table:table-cell>
          <table:table-cell office:value-type="float" office:value="1.306" table:style-name="ce22">
            <text:p><text:s/>1,306<text:s/></text:p>
          </table:table-cell>
          <table:table-cell office:value-type="float" office:value="0.35799999999999998" table:style-name="ce21">
            <text:p><text:s/>0,358<text:s/></text:p>
          </table:table-cell>
          <table:table-cell office:value-type="float" office:value="3.6999999999999998E-2" table:style-name="ce21">
            <text:p><text:s/>0,037<text:s/></text:p>
          </table:table-cell>
          <table:table-cell office:value-type="float" office:value="8.7639999999999993" table:style-name="ce24">
            <text:p><text:s/>8,764<text:s/></text:p>
          </table:table-cell>
          <table:table-cell office:value-type="float" office:value="10.465" table:style-name="ce23">
            <text:p><text:s/>10,465<text:s/></text:p>
          </table:table-cell>
          <table:table-cell office:value-type="float" office:value="16.099" table:style-name="ce21">
            <text:p><text:s/>16,099<text:s/></text:p>
          </table:table-cell>
          <table:table-cell table:style-name="ce21"/>
          <table:table-cell office:value-type="float" office:value="17.747" table:style-name="ce21">
            <text:p><text:s/>17,747<text:s/></text:p>
          </table:table-cell>
          <table:table-cell office:value-type="float" office:value="33.846000000000004" table:style-name="ce22">
            <text:p><text:s/>33,846<text:s/></text:p>
          </table:table-cell>
          <table:table-cell table:style-name="ce21"/>
          <table:table-cell office:value-type="float" office:value="8.1000000000000003E-2" table:style-name="ce21">
            <text:p><text:s/>0,081<text:s/></text:p>
          </table:table-cell>
          <table:table-cell office:value-type="float" office:value="0.27400000000000002" table:style-name="ce21">
            <text:p><text:s/>0,274<text:s/></text:p>
          </table:table-cell>
          <table:table-cell table:style-name="ce21"/>
          <table:table-cell office:value-type="float" office:value="34.201000000000008" table:style-name="ce22">
            <text:p><text:s/>34,201<text:s/></text:p>
          </table:table-cell>
          <table:table-cell office:value-type="float" office:value="14.446" table:style-name="ce20">
            <text:p><text:s/>14,446<text:s/></text:p>
          </table:table-cell>
          <table:table-cell office:value-type="float" office:value="18.841000000000001" table:style-name="ce21">
            <text:p><text:s/>18,841<text:s/></text:p>
          </table:table-cell>
          <table:table-cell office:value-type="float" office:value="33.286999999999999" table:style-name="ce22">
            <text:p><text:s/>33,287<text:s/></text:p>
          </table:table-cell>
          <table:table-cell office:value-type="float" office:value="0.109" table:style-name="ce21">
            <text:p><text:s/>0,109<text:s/></text:p>
          </table:table-cell>
          <table:table-cell table:style-name="ce21"/>
          <table:table-cell office:value-type="float" office:value="0.22" table:style-name="ce21">
            <text:p><text:s/>0,220<text:s/></text:p>
          </table:table-cell>
          <table:table-cell office:value-type="float" office:value="5.0000000000000001E-3" table:style-name="ce21">
            <text:p><text:s/>0,005<text:s/></text:p>
          </table:table-cell>
          <table:table-cell table:style-name="ce21"/>
          <table:table-cell office:value-type="float" office:value="33.621000000000002" table:style-name="ce23">
            <text:p><text:s/>33,621<text:s/></text:p>
          </table:table-cell>
          <table:table-cell office:value-type="float" office:value="0.5800000000000054" table:style-name="ce25">
            <text:p><text:s/>0,580<text:s/></text:p>
          </table:table-cell>
          <table:table-cell table:number-columns-repeated="16344"/>
        </table:table-row>
        <table:table-row table:style-name="ro4">
          <table:table-cell office:value-type="string" table:style-name="ce26">
            <text:p>KLPD</text:p>
          </table:table-cell>
          <table:table-cell office:value-type="float" office:value="2011" table:style-name="ce2">
            <text:p>2011</text:p>
          </table:table-cell>
          <table:table-cell office:value-type="string" table:style-name="ce2">
            <text:p>VenJ</text:p>
          </table:table-cell>
          <table:table-cell office:value-type="float" office:value="5162" table:style-name="ce41">
            <text:p><text:s/>5.162<text:s/></text:p>
          </table:table-cell>
          <table:table-cell table:style-name="ce20"/>
          <table:table-cell office:value-type="float" office:value="159.55000000000001" table:style-name="ce21">
            <text:p><text:s/>159,550<text:s/></text:p>
          </table:table-cell>
          <table:table-cell table:style-name="ce21"/>
          <table:table-cell office:value-type="float" office:value="159.55000000000001" table:style-name="ce22">
            <text:p><text:s/>159,550<text:s/></text:p>
          </table:table-cell>
          <table:table-cell table:style-name="ce21"/>
          <table:table-cell office:value-type="float" office:value="14.805999999999999" table:style-name="ce21">
            <text:p><text:s/>14,806<text:s/></text:p>
          </table:table-cell>
          <table:table-cell office:value-type="float" office:value="91.212000000000003" table:style-name="ce21">
            <text:p><text:s/>91,212<text:s/></text:p>
          </table:table-cell>
          <table:table-cell office:value-type="float" office:value="106.018" table:style-name="ce22">
            <text:p><text:s/>106,018<text:s/></text:p>
          </table:table-cell>
          <table:table-cell office:value-type="float" office:value="265.56799999999998" table:style-name="ce23">
            <text:p><text:s/>265,568<text:s/></text:p>
          </table:table-cell>
          <table:table-cell office:value-type="float" office:value="16.879000000000001" table:style-name="ce21">
            <text:p><text:s/>16,879<text:s/></text:p>
          </table:table-cell>
          <table:table-cell table:style-name="ce21"/>
          <table:table-cell office:value-type="float" office:value="12.785" table:style-name="ce21">
            <text:p><text:s/>12,785<text:s/></text:p>
          </table:table-cell>
          <table:table-cell office:value-type="float" office:value="29.664000000000001" table:style-name="ce22">
            <text:p><text:s/>29,664<text:s/></text:p>
          </table:table-cell>
          <table:table-cell office:value-type="float" office:value="16.314" table:style-name="ce24">
            <text:p><text:s/>16,314<text:s/></text:p>
          </table:table-cell>
          <table:table-cell office:value-type="float" office:value="99.09" table:style-name="ce24">
            <text:p><text:s/>99,090<text:s/></text:p>
          </table:table-cell>
          <table:table-cell office:value-type="float" office:value="120.5" table:style-name="ce24">
            <text:p><text:s/>120,500<text:s/></text:p>
          </table:table-cell>
          <table:table-cell office:value-type="float" office:value="265.56799999999998" table:style-name="ce23">
            <text:p><text:s/>265,568<text:s/></text:p>
          </table:table-cell>
          <table:table-cell office:value-type="float" office:value="565.76900000000001" table:style-name="ce21">
            <text:p><text:s/>565,769<text:s/></text:p>
          </table:table-cell>
          <table:table-cell office:value-type="float" office:value="22.713999999999999" table:style-name="ce21">
            <text:p><text:s/>22,714<text:s/></text:p>
          </table:table-cell>
          <table:table-cell office:value-type="float" office:value="19.355" table:style-name="ce21">
            <text:p><text:s/>19,355<text:s/></text:p>
          </table:table-cell>
          <table:table-cell office:value-type="float" office:value="607.83799999999997" table:style-name="ce22">
            <text:p><text:s/>607,838<text:s/></text:p>
          </table:table-cell>
          <table:table-cell table:style-name="ce21"/>
          <table:table-cell office:value-type="float" office:value="2.8000000000000001E-2" table:style-name="ce21">
            <text:p><text:s/>0,028<text:s/></text:p>
          </table:table-cell>
          <table:table-cell table:style-name="ce21"/>
          <table:table-cell office:value-type="float" office:value="4.1000000000000002E-2" table:style-name="ce21">
            <text:p><text:s/>0,041<text:s/></text:p>
          </table:table-cell>
          <table:table-cell office:value-type="float" office:value="607.90700000000004" table:style-name="ce22">
            <text:p><text:s/>607,907<text:s/></text:p>
          </table:table-cell>
          <table:table-cell office:value-type="float" office:value="381.20400000000001" table:style-name="ce20">
            <text:p><text:s/>381,204<text:s/></text:p>
          </table:table-cell>
          <table:table-cell office:value-type="float" office:value="156.07400000000001" table:style-name="ce21">
            <text:p><text:s/>156,074<text:s/></text:p>
          </table:table-cell>
          <table:table-cell office:value-type="float" office:value="537.27800000000002" table:style-name="ce22">
            <text:p><text:s/>537,278<text:s/></text:p>
          </table:table-cell>
          <table:table-cell office:value-type="float" office:value="48.902999999999999" table:style-name="ce21">
            <text:p><text:s/>48,903<text:s/></text:p>
          </table:table-cell>
          <table:table-cell table:style-name="ce21"/>
          <table:table-cell office:value-type="float" office:value="4.2270000000000003" table:style-name="ce21">
            <text:p><text:s/>4,227<text:s/></text:p>
          </table:table-cell>
          <table:table-cell office:value-type="float" office:value="4.375" table:style-name="ce21">
            <text:p><text:s/>4,375<text:s/></text:p>
          </table:table-cell>
          <table:table-cell office:value-type="float" office:value="0.33900000000000002" table:style-name="ce21">
            <text:p><text:s/>0,339<text:s/></text:p>
          </table:table-cell>
          <table:table-cell office:value-type="float" office:value="595.12200000000007" table:style-name="ce23">
            <text:p><text:s/>595,122<text:s/></text:p>
          </table:table-cell>
          <table:table-cell office:value-type="float" office:value="12.784999999999968" table:style-name="ce25">
            <text:p><text:s/>12,785<text:s/></text:p>
          </table:table-cell>
          <table:table-cell table:number-columns-repeated="16344"/>
        </table:table-row>
        <table:table-row table:style-name="ro4">
          <table:table-cell office:value-type="string" table:style-name="ce26">
            <text:p>NFI</text:p>
          </table:table-cell>
          <table:table-cell office:value-type="float" office:value="2011" table:style-name="ce2">
            <text:p>2011</text:p>
          </table:table-cell>
          <table:table-cell office:value-type="string" table:style-name="ce27">
            <text:p>VenJ</text:p>
          </table:table-cell>
          <table:table-cell office:value-type="float" office:value="537" table:style-name="ce41">
            <text:p><text:s/>537<text:s/></text:p>
          </table:table-cell>
          <table:table-cell table:style-name="ce20"/>
          <table:table-cell office:value-type="float" office:value="14.962999999999999" table:style-name="ce21">
            <text:p><text:s/>14,963<text:s/></text:p>
          </table:table-cell>
          <table:table-cell table:style-name="ce21"/>
          <table:table-cell office:value-type="float" office:value="14.962999999999999" table:style-name="ce22">
            <text:p><text:s/>14,963<text:s/></text:p>
          </table:table-cell>
          <table:table-cell office:value-type="float" office:value="0.01" table:style-name="ce21">
            <text:p><text:s/>0,010<text:s/></text:p>
          </table:table-cell>
          <table:table-cell office:value-type="float" office:value="1.6280000000000001" table:style-name="ce21">
            <text:p><text:s/>1,628<text:s/></text:p>
          </table:table-cell>
          <table:table-cell office:value-type="float" office:value="14.615" table:style-name="ce21">
            <text:p><text:s/>14,615<text:s/></text:p>
          </table:table-cell>
          <table:table-cell office:value-type="float" office:value="16.253" table:style-name="ce22">
            <text:p><text:s/>16,253<text:s/></text:p>
          </table:table-cell>
          <table:table-cell office:value-type="float" office:value="31.216000000000001" table:style-name="ce23">
            <text:p><text:s/>31,216<text:s/></text:p>
          </table:table-cell>
          <table:table-cell office:value-type="float" office:value="1.889" table:style-name="ce21">
            <text:p><text:s/>1,889<text:s/></text:p>
          </table:table-cell>
          <table:table-cell table:style-name="ce21"/>
          <table:table-cell office:value-type="float" office:value="1.7090000000000001" table:style-name="ce21">
            <text:p><text:s/>1,709<text:s/></text:p>
          </table:table-cell>
          <table:table-cell office:value-type="float" office:value="3.5979999999999999" table:style-name="ce22">
            <text:p><text:s/>3,598<text:s/></text:p>
          </table:table-cell>
          <table:table-cell office:value-type="float" office:value="0.16300000000000001" table:style-name="ce21">
            <text:p><text:s/>0,163<text:s/></text:p>
          </table:table-cell>
          <table:table-cell office:value-type="float" office:value="12.363" table:style-name="ce21">
            <text:p><text:s/>12,363<text:s/></text:p>
          </table:table-cell>
          <table:table-cell office:value-type="float" office:value="15.091999999999999" table:style-name="ce24">
            <text:p><text:s/>15,092<text:s/></text:p>
          </table:table-cell>
          <table:table-cell office:value-type="float" office:value="31.215999999999998" table:style-name="ce23">
            <text:p><text:s/>31,216<text:s/></text:p>
          </table:table-cell>
          <table:table-cell office:value-type="float" office:value="73.385999999999996" table:style-name="ce21">
            <text:p><text:s/>73,386<text:s/></text:p>
          </table:table-cell>
          <table:table-cell table:style-name="ce21"/>
          <table:table-cell office:value-type="float" office:value="5.4180000000000001" table:style-name="ce21">
            <text:p><text:s/>5,418<text:s/></text:p>
          </table:table-cell>
          <table:table-cell office:value-type="float" office:value="78.804000000000002" table:style-name="ce22">
            <text:p><text:s/>78,804<text:s/></text:p>
          </table:table-cell>
          <table:table-cell table:style-name="ce21"/>
          <table:table-cell office:value-type="float" office:value="3.2000000000000001E-2" table:style-name="ce21">
            <text:p><text:s/>0,032<text:s/></text:p>
          </table:table-cell>
          <table:table-cell table:number-columns-repeated="2" table:style-name="ce21"/>
          <table:table-cell office:value-type="float" office:value="78.835999999999999" table:style-name="ce22">
            <text:p><text:s/>78,836<text:s/></text:p>
          </table:table-cell>
          <table:table-cell office:value-type="float" office:value="39.076000000000001" table:style-name="ce20">
            <text:p><text:s/>39,076<text:s/></text:p>
          </table:table-cell>
          <table:table-cell office:value-type="float" office:value="32.808999999999997" table:style-name="ce21">
            <text:p><text:s/>32,809<text:s/></text:p>
          </table:table-cell>
          <table:table-cell office:value-type="float" office:value="71.884999999999991" table:style-name="ce22">
            <text:p><text:s/>71,885<text:s/></text:p>
          </table:table-cell>
          <table:table-cell office:value-type="float" office:value="4.8150000000000004" table:style-name="ce21">
            <text:p><text:s/>4,815<text:s/></text:p>
          </table:table-cell>
          <table:table-cell table:number-columns-repeated="2" table:style-name="ce21"/>
          <table:table-cell office:value-type="float" office:value="0.42699999999999999" table:style-name="ce21">
            <text:p><text:s/>0,427<text:s/></text:p>
          </table:table-cell>
          <table:table-cell table:style-name="ce21"/>
          <table:table-cell office:value-type="float" office:value="77.126999999999995" table:style-name="ce23">
            <text:p><text:s/>77,127<text:s/></text:p>
          </table:table-cell>
          <table:table-cell office:value-type="float" office:value="1.7090000000000032" table:style-name="ce25">
            <text:p><text:s/>1,709<text:s/></text:p>
          </table:table-cell>
          <table:table-cell table:number-columns-repeated="16344"/>
        </table:table-row>
        <table:table-row table:style-name="ro4">
          <table:table-cell office:value-type="string" table:style-name="ce29">
            <text:p>ACBG</text:p>
          </table:table-cell>
          <table:table-cell office:value-type="float" office:value="2011" table:style-name="ce2">
            <text:p>2011</text:p>
          </table:table-cell>
          <table:table-cell office:value-type="string" table:style-name="ce27">
            <text:p>VWS</text:p>
          </table:table-cell>
          <table:table-cell office:value-type="float" office:value="233" table:style-name="ce41">
            <text:p><text:s/>233<text:s/></text:p>
          </table:table-cell>
          <table:table-cell office:value-type="float" office:value="1.68" table:style-name="ce20">
            <text:p><text:s/>1,680<text:s/></text:p>
          </table:table-cell>
          <table:table-cell office:value-type="float" office:value="1.7769999999999999" table:style-name="ce21">
            <text:p><text:s/>1,777<text:s/></text:p>
          </table:table-cell>
          <table:table-cell table:style-name="ce21"/>
          <table:table-cell office:value-type="float" office:value="3.4569999999999999" table:style-name="ce22">
            <text:p><text:s/>3,457<text:s/></text:p>
          </table:table-cell>
          <table:table-cell table:style-name="ce21"/>
          <table:table-cell office:value-type="float" office:value="9.1029999999999998" table:style-name="ce21">
            <text:p><text:s/>9,103<text:s/></text:p>
          </table:table-cell>
          <table:table-cell office:value-type="float" office:value="10.07" table:style-name="ce21">
            <text:p><text:s/>10,070<text:s/></text:p>
          </table:table-cell>
          <table:table-cell office:value-type="float" office:value="19.173000000000002" table:style-name="ce22">
            <text:p><text:s/>19,173<text:s/></text:p>
          </table:table-cell>
          <table:table-cell office:value-type="float" office:value="22.630000000000003" table:style-name="ce23">
            <text:p><text:s/>22,630<text:s/></text:p>
          </table:table-cell>
          <table:table-cell office:value-type="float" office:value="1.8220000000000001" table:style-name="ce21">
            <text:p><text:s/>1,822<text:s/></text:p>
          </table:table-cell>
          <table:table-cell table:style-name="ce21"/>
          <table:table-cell office:value-type="float" office:value="0.68899999999999995" table:style-name="ce21">
            <text:p><text:s/>0,689<text:s/></text:p>
          </table:table-cell>
          <table:table-cell office:value-type="float" office:value="2.5110000000000001" table:style-name="ce22">
            <text:p><text:s/>2,511<text:s/></text:p>
          </table:table-cell>
          <table:table-cell table:number-columns-repeated="2" table:style-name="ce21"/>
          <table:table-cell office:value-type="float" office:value="20.119" table:style-name="ce24">
            <text:p><text:s/>20,119<text:s/></text:p>
          </table:table-cell>
          <table:table-cell office:value-type="float" office:value="22.63" table:style-name="ce23">
            <text:p><text:s/>22,630<text:s/></text:p>
          </table:table-cell>
          <table:table-cell office:value-type="float" office:value="0.17799999999999999" table:style-name="ce21">
            <text:p><text:s/>0,178<text:s/></text:p>
          </table:table-cell>
          <table:table-cell office:value-type="float" office:value="0.61699999999999999" table:style-name="ce21">
            <text:p><text:s/>0,617<text:s/></text:p>
          </table:table-cell>
          <table:table-cell office:value-type="float" office:value="39.255000000000003" table:style-name="ce21">
            <text:p><text:s/>39,255<text:s/></text:p>
          </table:table-cell>
          <table:table-cell office:value-type="float" office:value="40.050000000000004" table:style-name="ce22">
            <text:p><text:s/>40,050<text:s/></text:p>
          </table:table-cell>
          <table:table-cell table:style-name="ce21"/>
          <table:table-cell office:value-type="float" office:value="0.123" table:style-name="ce21">
            <text:p><text:s/>0,123<text:s/></text:p>
          </table:table-cell>
          <table:table-cell table:number-columns-repeated="2" table:style-name="ce21"/>
          <table:table-cell office:value-type="float" office:value="40.173000000000002" table:style-name="ce22">
            <text:p><text:s/>40,173<text:s/></text:p>
          </table:table-cell>
          <table:table-cell office:value-type="float" office:value="21.751999999999999" table:style-name="ce20">
            <text:p><text:s/>21,752<text:s/></text:p>
          </table:table-cell>
          <table:table-cell office:value-type="float" office:value="15.521000000000001" table:style-name="ce21">
            <text:p><text:s/>15,521<text:s/></text:p>
          </table:table-cell>
          <table:table-cell office:value-type="float" office:value="37.272999999999996" table:style-name="ce22">
            <text:p><text:s/>37,273<text:s/></text:p>
          </table:table-cell>
          <table:table-cell office:value-type="float" office:value="1.353" table:style-name="ce21">
            <text:p><text:s/>1,353<text:s/></text:p>
          </table:table-cell>
          <table:table-cell office:value-type="float" office:value="0.85799999999999998" table:style-name="ce21">
            <text:p><text:s/>0,858<text:s/></text:p>
          </table:table-cell>
          <table:table-cell table:number-columns-repeated="3" table:style-name="ce21"/>
          <table:table-cell office:value-type="float" office:value="39.483999999999995" table:style-name="ce23">
            <text:p><text:s/>39,484<text:s/></text:p>
          </table:table-cell>
          <table:table-cell office:value-type="float" office:value="0.68900000000000716" table:style-name="ce25">
            <text:p><text:s/>0,689<text:s/></text:p>
          </table:table-cell>
          <table:table-cell table:number-columns-repeated="16344"/>
        </table:table-row>
        <table:table-row table:style-name="ro4">
          <table:table-cell office:value-type="string" table:style-name="ce29">
            <text:p>Almata</text:p>
          </table:table-cell>
          <table:table-cell office:value-type="float" office:value="2011" table:style-name="ce2">
            <text:p>2011</text:p>
          </table:table-cell>
          <table:table-cell office:value-type="string" table:style-name="ce27">
            <text:p>VWS</text:p>
          </table:table-cell>
          <table:table-cell office:value-type="float" office:value="278" table:style-name="ce41">
            <text:p><text:s/>278<text:s/></text:p>
          </table:table-cell>
          <table:table-cell office:value-type="float" office:value="0.03" table:style-name="ce20">
            <text:p><text:s/>0,030<text:s/></text:p>
          </table:table-cell>
          <table:table-cell office:value-type="float" office:value="1.5189999999999999" table:style-name="ce21">
            <text:p><text:s/>1,519<text:s/></text:p>
          </table:table-cell>
          <table:table-cell table:style-name="ce21"/>
          <table:table-cell office:value-type="float" office:value="1.5489999999999999" table:style-name="ce22">
            <text:p><text:s/>1,549<text:s/></text:p>
          </table:table-cell>
          <table:table-cell office:value-type="float" office:value="7.0000000000000007E-2" table:style-name="ce21">
            <text:p><text:s/>0,070<text:s/></text:p>
          </table:table-cell>
          <table:table-cell office:value-type="float" office:value="2.972" table:style-name="ce21">
            <text:p><text:s/>2,972<text:s/></text:p>
          </table:table-cell>
          <table:table-cell office:value-type="float" office:value="7.4320000000000004" table:style-name="ce21">
            <text:p><text:s/>7,432<text:s/></text:p>
          </table:table-cell>
          <table:table-cell office:value-type="float" office:value="10.474" table:style-name="ce22">
            <text:p><text:s/>10,474<text:s/></text:p>
          </table:table-cell>
          <table:table-cell office:value-type="float" office:value="12.023" table:style-name="ce23">
            <text:p><text:s/>12,023<text:s/></text:p>
          </table:table-cell>
          <table:table-cell office:value-type="float" office:value="1.3919999999999999" table:style-name="ce21">
            <text:p><text:s/>1,392<text:s/></text:p>
          </table:table-cell>
          <table:table-cell table:style-name="ce21"/>
          <table:table-cell office:value-type="float" office:value="0.21" table:style-name="ce21">
            <text:p><text:s/>0,210<text:s/></text:p>
          </table:table-cell>
          <table:table-cell office:value-type="float" office:value="1.6019999999999999" table:style-name="ce22">
            <text:p><text:s/>1,602<text:s/></text:p>
          </table:table-cell>
          <table:table-cell office:value-type="float" office:value="1.58" table:style-name="ce21">
            <text:p><text:s/>1,580<text:s/></text:p>
          </table:table-cell>
          <table:table-cell office:value-type="float" office:value="0.122" table:style-name="ce21">
            <text:p><text:s/>0,122<text:s/></text:p>
          </table:table-cell>
          <table:table-cell office:value-type="float" office:value="8.7189999999999994" table:style-name="ce24">
            <text:p><text:s/>8,719<text:s/></text:p>
          </table:table-cell>
          <table:table-cell office:value-type="float" office:value="12.023" table:style-name="ce23">
            <text:p><text:s/>12,023<text:s/></text:p>
          </table:table-cell>
          <table:table-cell office:value-type="float" office:value="31.992999999999999" table:style-name="ce21">
            <text:p><text:s/>31,993<text:s/></text:p>
          </table:table-cell>
          <table:table-cell office:value-type="float" office:value="0.95499999999999996" table:style-name="ce21">
            <text:p><text:s/>0,955<text:s/></text:p>
          </table:table-cell>
          <table:table-cell office:value-type="float" office:value="0.60399999999999998" table:style-name="ce21">
            <text:p><text:s/>0,604<text:s/></text:p>
          </table:table-cell>
          <table:table-cell office:value-type="float" office:value="33.552" table:style-name="ce22">
            <text:p><text:s/>33,552<text:s/></text:p>
          </table:table-cell>
          <table:table-cell table:style-name="ce21"/>
          <table:table-cell office:value-type="float" office:value="2.4E-2" table:style-name="ce21">
            <text:p><text:s/>0,024<text:s/></text:p>
          </table:table-cell>
          <table:table-cell office:value-type="float" office:value="0.191" table:style-name="ce21">
            <text:p><text:s/>0,191<text:s/></text:p>
          </table:table-cell>
          <table:table-cell table:style-name="ce21"/>
          <table:table-cell office:value-type="float" office:value="33.767000000000003" table:style-name="ce22">
            <text:p><text:s/>33,767<text:s/></text:p>
          </table:table-cell>
          <table:table-cell office:value-type="float" office:value="19.832999999999998" table:style-name="ce20">
            <text:p><text:s/>19,833<text:s/></text:p>
          </table:table-cell>
          <table:table-cell office:value-type="float" office:value="11.827999999999999" table:style-name="ce21">
            <text:p><text:s/>11,828<text:s/></text:p>
          </table:table-cell>
          <table:table-cell office:value-type="float" office:value="31.660999999999998" table:style-name="ce22">
            <text:p><text:s/>31,661<text:s/></text:p>
          </table:table-cell>
          <table:table-cell office:value-type="float" office:value="0.35099999999999998" table:style-name="ce21">
            <text:p><text:s/>0,351<text:s/></text:p>
          </table:table-cell>
          <table:table-cell office:value-type="float" office:value="0.66600000000000004" table:style-name="ce21">
            <text:p><text:s/>0,666<text:s/></text:p>
          </table:table-cell>
          <table:table-cell office:value-type="float" office:value="0.89" table:style-name="ce21">
            <text:p><text:s/>0,890<text:s/></text:p>
          </table:table-cell>
          <table:table-cell office:value-type="float" office:value="-1.0999999999999999E-2" table:style-name="ce21">
            <text:p><text:s/>-0,011<text:s/></text:p>
          </table:table-cell>
          <table:table-cell table:style-name="ce21"/>
          <table:table-cell office:value-type="float" office:value="33.556999999999995" table:style-name="ce23">
            <text:p><text:s/>33,557<text:s/></text:p>
          </table:table-cell>
          <table:table-cell office:value-type="float" office:value="0.21000000000000796" table:style-name="ce25">
            <text:p><text:s/>0,210<text:s/></text:p>
          </table:table-cell>
          <table:table-cell table:number-columns-repeated="16344"/>
        </table:table-row>
        <table:table-row table:style-name="ro4">
          <table:table-cell office:value-type="string" table:style-name="ce29">
            <text:p>CIBG</text:p>
          </table:table-cell>
          <table:table-cell office:value-type="float" office:value="2011" table:style-name="ce2">
            <text:p>2011</text:p>
          </table:table-cell>
          <table:table-cell office:value-type="string" table:style-name="ce27">
            <text:p>VWS</text:p>
          </table:table-cell>
          <table:table-cell office:value-type="float" office:value="224" table:style-name="ce41">
            <text:p><text:s/>224<text:s/></text:p>
          </table:table-cell>
          <table:table-cell office:value-type="float" office:value="6.8310000000000004" table:style-name="ce20">
            <text:p><text:s/>6,831<text:s/></text:p>
          </table:table-cell>
          <table:table-cell office:value-type="float" office:value="0.41799999999999998" table:style-name="ce21">
            <text:p><text:s/>0,418<text:s/></text:p>
          </table:table-cell>
          <table:table-cell table:style-name="ce21"/>
          <table:table-cell office:value-type="float" office:value="7.2490000000000006" table:style-name="ce22">
            <text:p><text:s/>7,249<text:s/></text:p>
          </table:table-cell>
          <table:table-cell office:value-type="float" office:value="0.35599999999999998" table:style-name="ce21">
            <text:p><text:s/>0,356<text:s/></text:p>
          </table:table-cell>
          <table:table-cell office:value-type="float" office:value="3.2679999999999998" table:style-name="ce21">
            <text:p><text:s/>3,268<text:s/></text:p>
          </table:table-cell>
          <table:table-cell office:value-type="float" office:value="6.2030000000000003" table:style-name="ce21">
            <text:p><text:s/>6,203<text:s/></text:p>
          </table:table-cell>
          <table:table-cell office:value-type="float" office:value="9.827" table:style-name="ce22">
            <text:p><text:s/>9,827<text:s/></text:p>
          </table:table-cell>
          <table:table-cell office:value-type="float" office:value="17.076000000000001" table:style-name="ce23">
            <text:p><text:s/>17,076<text:s/></text:p>
          </table:table-cell>
          <table:table-cell office:value-type="float" office:value="2.1539999999999999" table:style-name="ce21">
            <text:p><text:s/>2,154<text:s/></text:p>
          </table:table-cell>
          <table:table-cell table:style-name="ce21"/>
          <table:table-cell office:value-type="float" office:value="-0.65" table:style-name="ce21">
            <text:p><text:s/>-0,650<text:s/></text:p>
          </table:table-cell>
          <table:table-cell office:value-type="float" office:value="1.504" table:style-name="ce22">
            <text:p><text:s/>1,504<text:s/></text:p>
          </table:table-cell>
          <table:table-cell office:value-type="float" office:value="0.122" table:style-name="ce21">
            <text:p><text:s/>0,122<text:s/></text:p>
          </table:table-cell>
          <table:table-cell office:value-type="float" office:value="0.96799999999999997" table:style-name="ce21">
            <text:p><text:s/>0,968<text:s/></text:p>
          </table:table-cell>
          <table:table-cell office:value-type="float" office:value="14.482000000000001" table:style-name="ce24">
            <text:p><text:s/>14,482<text:s/></text:p>
          </table:table-cell>
          <table:table-cell office:value-type="float" office:value="17.076000000000001" table:style-name="ce23">
            <text:p><text:s/>17,076<text:s/></text:p>
          </table:table-cell>
          <table:table-cell office:value-type="float" office:value="35.326999999999998" table:style-name="ce21">
            <text:p><text:s/>35,327<text:s/></text:p>
          </table:table-cell>
          <table:table-cell office:value-type="float" office:value="0.40100000000000002" table:style-name="ce21">
            <text:p><text:s/>0,401<text:s/></text:p>
          </table:table-cell>
          <table:table-cell office:value-type="float" office:value="3.835" table:style-name="ce21">
            <text:p><text:s/>3,835<text:s/></text:p>
          </table:table-cell>
          <table:table-cell office:value-type="float" office:value="39.563000000000002" table:style-name="ce22">
            <text:p><text:s/>39,563<text:s/></text:p>
          </table:table-cell>
          <table:table-cell table:style-name="ce21"/>
          <table:table-cell office:value-type="float" office:value="0.01" table:style-name="ce21">
            <text:p><text:s/>0,010<text:s/></text:p>
          </table:table-cell>
          <table:table-cell table:style-name="ce21"/>
          <table:table-cell office:value-type="float" office:value="0.63100000000000001" table:style-name="ce21">
            <text:p><text:s/>0,631<text:s/></text:p>
          </table:table-cell>
          <table:table-cell office:value-type="float" office:value="40.204000000000001" table:style-name="ce22">
            <text:p><text:s/>40,204<text:s/></text:p>
          </table:table-cell>
          <table:table-cell office:value-type="float" office:value="21.959" table:style-name="ce20">
            <text:p><text:s/>21,959<text:s/></text:p>
          </table:table-cell>
          <table:table-cell office:value-type="float" office:value="16.045999999999999" table:style-name="ce21">
            <text:p><text:s/>16,046<text:s/></text:p>
          </table:table-cell>
          <table:table-cell office:value-type="float" office:value="38.004999999999995" table:style-name="ce22">
            <text:p><text:s/>38,005<text:s/></text:p>
          </table:table-cell>
          <table:table-cell office:value-type="float" office:value="2.6509999999999998" table:style-name="ce21">
            <text:p><text:s/>2,651<text:s/></text:p>
          </table:table-cell>
          <table:table-cell table:style-name="ce21"/>
          <table:table-cell office:value-type="float" office:value="1.6E-2" table:style-name="ce21">
            <text:p><text:s/>0,016<text:s/></text:p>
          </table:table-cell>
          <table:table-cell office:value-type="float" office:value="5.8999999999999997E-2" table:style-name="ce21">
            <text:p><text:s/>0,059<text:s/></text:p>
          </table:table-cell>
          <table:table-cell office:value-type="float" office:value="0.123" table:style-name="ce21">
            <text:p><text:s/>0,123<text:s/></text:p>
          </table:table-cell>
          <table:table-cell office:value-type="float" office:value="40.853999999999985" table:style-name="ce23">
            <text:p><text:s/>40,854<text:s/></text:p>
          </table:table-cell>
          <table:table-cell office:value-type="float" office:value="-0.64999999999998437" table:style-name="ce25">
            <text:p><text:s/>-0,650<text:s/></text:p>
          </table:table-cell>
          <table:table-cell table:number-columns-repeated="16344"/>
        </table:table-row>
        <table:table-row table:style-name="ro4">
          <table:table-cell office:value-type="string" table:style-name="ce29">
            <text:p>Lindenhorst</text:p>
          </table:table-cell>
          <table:table-cell office:value-type="float" office:value="2011" table:style-name="ce2">
            <text:p>2011</text:p>
          </table:table-cell>
          <table:table-cell office:value-type="string" table:style-name="ce27">
            <text:p>VWS</text:p>
          </table:table-cell>
          <table:table-cell office:value-type="float" office:value="107" table:style-name="ce28">
            <text:p><text:s/>107<text:s/></text:p>
          </table:table-cell>
          <table:table-cell table:style-name="ce20"/>
          <table:table-cell office:value-type="float" office:value="0.26100000000000001" table:style-name="ce21">
            <text:p><text:s/>0,261<text:s/></text:p>
          </table:table-cell>
          <table:table-cell table:style-name="ce21"/>
          <table:table-cell office:value-type="float" office:value="0.26100000000000001" table:style-name="ce22">
            <text:p><text:s/>0,261<text:s/></text:p>
          </table:table-cell>
          <table:table-cell table:style-name="ce21"/>
          <table:table-cell office:value-type="float" office:value="1.3739999999999999" table:style-name="ce21">
            <text:p><text:s/>1,374<text:s/></text:p>
          </table:table-cell>
          <table:table-cell office:value-type="float" office:value="0.72399999999999998" table:style-name="ce21">
            <text:p><text:s/>0,724<text:s/></text:p>
          </table:table-cell>
          <table:table-cell office:value-type="float" office:value="2.0979999999999999" table:style-name="ce22">
            <text:p><text:s/>2,098<text:s/></text:p>
          </table:table-cell>
          <table:table-cell office:value-type="float" office:value="2.359" table:style-name="ce23">
            <text:p><text:s/>2,359<text:s/></text:p>
          </table:table-cell>
          <table:table-cell office:value-type="float" office:value="0.309" table:style-name="ce21">
            <text:p><text:s/>0,309<text:s/></text:p>
          </table:table-cell>
          <table:table-cell table:style-name="ce21"/>
          <table:table-cell office:value-type="float" office:value="0.191" table:style-name="ce21">
            <text:p><text:s/>0,191<text:s/></text:p>
          </table:table-cell>
          <table:table-cell office:value-type="float" office:value="0.5" table:style-name="ce22">
            <text:p><text:s/>0,500<text:s/></text:p>
          </table:table-cell>
          <table:table-cell office:value-type="float" office:value="0.29099999999999998" table:style-name="ce21">
            <text:p><text:s/>0,291<text:s/></text:p>
          </table:table-cell>
          <table:table-cell office:value-type="float" office:value="0.19700000000000001" table:style-name="ce24">
            <text:p><text:s/>0,197<text:s/></text:p>
          </table:table-cell>
          <table:table-cell office:value-type="float" office:value="1.371" table:style-name="ce24">
            <text:p><text:s/>1,371<text:s/></text:p>
          </table:table-cell>
          <table:table-cell office:value-type="float" office:value="2.359" table:style-name="ce23">
            <text:p><text:s/>2,359<text:s/></text:p>
          </table:table-cell>
          <table:table-cell office:value-type="float" office:value="10.819000000000001" table:style-name="ce21">
            <text:p><text:s/>10,819<text:s/></text:p>
          </table:table-cell>
          <table:table-cell table:style-name="ce21"/>
          <table:table-cell office:value-type="float" office:value="0.51100000000000001" table:style-name="ce21">
            <text:p><text:s/>0,511<text:s/></text:p>
          </table:table-cell>
          <table:table-cell office:value-type="float" office:value="11.33" table:style-name="ce22">
            <text:p><text:s/>11,330<text:s/></text:p>
          </table:table-cell>
          <table:table-cell table:style-name="ce21"/>
          <table:table-cell office:value-type="float" office:value="3.0000000000000001E-3" table:style-name="ce21">
            <text:p><text:s/>0,003<text:s/></text:p>
          </table:table-cell>
          <table:table-cell office:value-type="float" office:value="0.14000000000000001" table:style-name="ce21">
            <text:p><text:s/>0,140<text:s/></text:p>
          </table:table-cell>
          <table:table-cell table:style-name="ce21"/>
          <table:table-cell office:value-type="float" office:value="11.473000000000001" table:style-name="ce22">
            <text:p><text:s/>11,473<text:s/></text:p>
          </table:table-cell>
          <table:table-cell office:value-type="float" office:value="7.923" table:style-name="ce20">
            <text:p><text:s/>7,923<text:s/></text:p>
          </table:table-cell>
          <table:table-cell office:value-type="float" office:value="3.2360000000000002" table:style-name="ce21">
            <text:p><text:s/>3,236<text:s/></text:p>
          </table:table-cell>
          <table:table-cell office:value-type="float" office:value="11.159000000000001" table:style-name="ce22">
            <text:p><text:s/>11,159<text:s/></text:p>
          </table:table-cell>
          <table:table-cell office:value-type="float" office:value="7.8E-2" table:style-name="ce21">
            <text:p><text:s/>0,078<text:s/></text:p>
          </table:table-cell>
          <table:table-cell table:number-columns-repeated="2" table:style-name="ce21"/>
          <table:table-cell office:value-type="float" office:value="7.0000000000000001E-3" table:style-name="ce21">
            <text:p><text:s/>0,007<text:s/></text:p>
          </table:table-cell>
          <table:table-cell office:value-type="float" office:value="3.7999999999999999E-2" table:style-name="ce21">
            <text:p><text:s/>0,038<text:s/></text:p>
          </table:table-cell>
          <table:table-cell office:value-type="float" office:value="11.282" table:style-name="ce23">
            <text:p><text:s/>11,282<text:s/></text:p>
          </table:table-cell>
          <table:table-cell office:value-type="float" office:value="0.19100000000000072" table:style-name="ce25">
            <text:p><text:s/>0,191<text:s/></text:p>
          </table:table-cell>
          <table:table-cell table:number-columns-repeated="16344"/>
        </table:table-row>
        <table:table-row table:style-name="ro4">
          <table:table-cell office:value-type="string" table:style-name="ce29">
            <text:p>NVI</text:p>
          </table:table-cell>
          <table:table-cell office:value-type="float" office:value="2011" table:style-name="ce2">
            <text:p>2011</text:p>
          </table:table-cell>
          <table:table-cell office:value-type="string" table:style-name="ce27">
            <text:p>VWS</text:p>
          </table:table-cell>
          <table:table-cell office:value-type="float" office:value="197" table:style-name="ce41">
            <text:p><text:s/>197<text:s/></text:p>
          </table:table-cell>
          <table:table-cell office:value-type="float" office:value="7.2149999999999999" table:style-name="ce20">
            <text:p><text:s/>7,215<text:s/></text:p>
          </table:table-cell>
          <table:table-cell office:value-type="float" office:value="35.610999999999997" table:style-name="ce21">
            <text:p><text:s/>35,611<text:s/></text:p>
          </table:table-cell>
          <table:table-cell table:style-name="ce21"/>
          <table:table-cell office:value-type="float" office:value="42.825999999999993" table:style-name="ce22">
            <text:p><text:s/>42,826<text:s/></text:p>
          </table:table-cell>
          <table:table-cell office:value-type="float" office:value="6.7240000000000002" table:style-name="ce21">
            <text:p><text:s/>6,724<text:s/></text:p>
          </table:table-cell>
          <table:table-cell office:value-type="float" office:value="4.7810000000000006" table:style-name="ce21">
            <text:p><text:s/>4,781<text:s/></text:p>
          </table:table-cell>
          <table:table-cell office:value-type="float" office:value="0.69199999999999995" table:style-name="ce21">
            <text:p><text:s/>0,692<text:s/></text:p>
          </table:table-cell>
          <table:table-cell office:value-type="float" office:value="12.197000000000001" table:style-name="ce22">
            <text:p><text:s/>12,197<text:s/></text:p>
          </table:table-cell>
          <table:table-cell office:value-type="float" office:value="55.022999999999996" table:style-name="ce23">
            <text:p><text:s/>55,023<text:s/></text:p>
          </table:table-cell>
          <table:table-cell office:value-type="float" office:value="71.234999999999999" table:style-name="ce21">
            <text:p><text:s/>71,235<text:s/></text:p>
          </table:table-cell>
          <table:table-cell table:style-name="ce21"/>
          <table:table-cell office:value-type="float" office:value="-34.084000000000003" table:style-name="ce21">
            <text:p><text:s/>-34,084<text:s/></text:p>
          </table:table-cell>
          <table:table-cell office:value-type="float" office:value="37.150999999999996" table:style-name="ce22">
            <text:p><text:s/>37,151<text:s/></text:p>
          </table:table-cell>
          <table:table-cell office:value-type="float" office:value="0.18" table:style-name="ce21">
            <text:p><text:s/>0,180<text:s/></text:p>
          </table:table-cell>
          <table:table-cell table:style-name="ce21"/>
          <table:table-cell office:value-type="float" office:value="17.692" table:style-name="ce24">
            <text:p><text:s/>17,692<text:s/></text:p>
          </table:table-cell>
          <table:table-cell office:value-type="float" office:value="55.022999999999996" table:style-name="ce23">
            <text:p><text:s/>55,023<text:s/></text:p>
          </table:table-cell>
          <table:table-cell office:value-type="float" office:value="10.053000000000001" table:style-name="ce21">
            <text:p><text:s/>10,053<text:s/></text:p>
          </table:table-cell>
          <table:table-cell table:style-name="ce21"/>
          <table:table-cell office:value-type="float" office:value="18.372" table:style-name="ce21">
            <text:p><text:s/>18,372<text:s/></text:p>
          </table:table-cell>
          <table:table-cell office:value-type="float" office:value="28.425000000000001" table:style-name="ce22">
            <text:p><text:s/>28,425<text:s/></text:p>
          </table:table-cell>
          <table:table-cell table:style-name="ce21"/>
          <table:table-cell office:value-type="float" office:value="1E-3" table:style-name="ce21">
            <text:p><text:s/>0,001<text:s/></text:p>
          </table:table-cell>
          <table:table-cell table:style-name="ce21"/>
          <table:table-cell office:value-type="float" office:value="0.4" table:style-name="ce21">
            <text:p><text:s/>0,400<text:s/></text:p>
          </table:table-cell>
          <table:table-cell office:value-type="float" office:value="28.826000000000001" table:style-name="ce22">
            <text:p><text:s/>28,826<text:s/></text:p>
          </table:table-cell>
          <table:table-cell office:value-type="float" office:value="15.939" table:style-name="ce20">
            <text:p><text:s/>15,939<text:s/></text:p>
          </table:table-cell>
          <table:table-cell office:value-type="float" office:value="34.622999999999998" table:style-name="ce21">
            <text:p><text:s/>34,623<text:s/></text:p>
          </table:table-cell>
          <table:table-cell office:value-type="float" office:value="50.561999999999998" table:style-name="ce22">
            <text:p><text:s/>50,562<text:s/></text:p>
          </table:table-cell>
          <table:table-cell office:value-type="float" office:value="4.016" table:style-name="ce21">
            <text:p><text:s/>4,016<text:s/></text:p>
          </table:table-cell>
          <table:table-cell table:number-columns-repeated="2" table:style-name="ce21"/>
          <table:table-cell office:value-type="float" office:value="1.732" table:style-name="ce21">
            <text:p><text:s/>1,732<text:s/></text:p>
          </table:table-cell>
          <table:table-cell office:value-type="float" office:value="6.6" table:style-name="ce21">
            <text:p><text:s/>6,600<text:s/></text:p>
          </table:table-cell>
          <table:table-cell office:value-type="float" office:value="62.91" table:style-name="ce23">
            <text:p><text:s/>62,910<text:s/></text:p>
          </table:table-cell>
          <table:table-cell office:value-type="float" office:value="-34.083999999999996" table:style-name="ce25">
            <text:p><text:s/>-34,084<text:s/></text:p>
          </table:table-cell>
          <table:table-cell table:number-columns-repeated="16344"/>
        </table:table-row>
        <table:table-row table:style-name="ro2">
          <table:table-cell office:value-type="string" table:style-name="ce42">
            <text:p>RIVM</text:p>
          </table:table-cell>
          <table:table-cell office:value-type="float" office:value="2011" table:style-name="ce32">
            <text:p>2011</text:p>
          </table:table-cell>
          <table:table-cell office:value-type="string" table:style-name="ce33">
            <text:p>VWS</text:p>
          </table:table-cell>
          <table:table-cell office:value-type="float" office:value="1434.4" table:style-name="ce41">
            <text:p><text:s/>1.434<text:s/></text:p>
          </table:table-cell>
          <table:table-cell office:value-type="float" office:value="0.311" table:style-name="ce35">
            <text:p><text:s/>0,311<text:s/></text:p>
          </table:table-cell>
          <table:table-cell office:value-type="float" office:value="12.256" table:style-name="ce36">
            <text:p><text:s/>12,256<text:s/></text:p>
          </table:table-cell>
          <table:table-cell table:style-name="ce36"/>
          <table:table-cell office:value-type="float" office:value="12.567" table:style-name="ce37">
            <text:p><text:s/>12,567<text:s/></text:p>
          </table:table-cell>
          <table:table-cell office:value-type="float" office:value="49.122999999999998" table:style-name="ce36">
            <text:p><text:s/>49,123<text:s/></text:p>
          </table:table-cell>
          <table:table-cell office:value-type="float" office:value="55.594999999999999" table:style-name="ce36">
            <text:p><text:s/>55,595<text:s/></text:p>
          </table:table-cell>
          <table:table-cell office:value-type="float" office:value="55.046999999999997" table:style-name="ce36">
            <text:p><text:s/>55,047<text:s/></text:p>
          </table:table-cell>
          <table:table-cell office:value-type="float" office:value="159.76499999999999" table:style-name="ce37">
            <text:p><text:s/>159,765<text:s/></text:p>
          </table:table-cell>
          <table:table-cell office:value-type="float" office:value="172.33199999999999" table:style-name="ce38">
            <text:p><text:s/>172,332<text:s/></text:p>
          </table:table-cell>
          <table:table-cell office:value-type="float" office:value="21.146999999999998" table:style-name="ce36">
            <text:p><text:s/>21,147<text:s/></text:p>
          </table:table-cell>
          <table:table-cell table:style-name="ce36"/>
          <table:table-cell office:value-type="float" office:value="20.634" table:style-name="ce36">
            <text:p><text:s/>20,634<text:s/></text:p>
          </table:table-cell>
          <table:table-cell office:value-type="float" office:value="41.780999999999999" table:style-name="ce37">
            <text:p><text:s/>41,781<text:s/></text:p>
          </table:table-cell>
          <table:table-cell office:value-type="float" office:value="21.224" table:style-name="ce36">
            <text:p><text:s/>21,224<text:s/></text:p>
          </table:table-cell>
          <table:table-cell table:style-name="ce36"/>
          <table:table-cell office:value-type="float" office:value="109.327" table:style-name="ce39">
            <text:p><text:s/>109,327<text:s/></text:p>
          </table:table-cell>
          <table:table-cell office:value-type="float" office:value="172.33199999999999" table:style-name="ce38">
            <text:p><text:s/>172,332<text:s/></text:p>
          </table:table-cell>
          <table:table-cell office:value-type="float" office:value="160.06" table:style-name="ce36">
            <text:p><text:s/>160,060<text:s/></text:p>
          </table:table-cell>
          <table:table-cell office:value-type="float" office:value="60.686" table:style-name="ce36">
            <text:p><text:s/>60,686<text:s/></text:p>
          </table:table-cell>
          <table:table-cell office:value-type="float" office:value="167.63200000000001" table:style-name="ce36">
            <text:p><text:s/>167,632<text:s/></text:p>
          </table:table-cell>
          <table:table-cell office:value-type="float" office:value="388.37800000000004" table:style-name="ce37">
            <text:p><text:s/>388,378<text:s/></text:p>
          </table:table-cell>
          <table:table-cell table:style-name="ce36"/>
          <table:table-cell office:value-type="float" office:value="0.29399999999999998" table:style-name="ce36">
            <text:p><text:s/>0,294<text:s/></text:p>
          </table:table-cell>
          <table:table-cell office:value-type="float" office:value="1.99" table:style-name="ce36">
            <text:p><text:s/>1,990<text:s/></text:p>
          </table:table-cell>
          <table:table-cell table:style-name="ce36"/>
          <table:table-cell office:value-type="float" office:value="390.66200000000003" table:style-name="ce37">
            <text:p><text:s/>390,662<text:s/></text:p>
          </table:table-cell>
          <table:table-cell office:value-type="float" office:value="122.658" table:style-name="ce35">
            <text:p><text:s/>122,658<text:s/></text:p>
          </table:table-cell>
          <table:table-cell office:value-type="float" office:value="237.86" table:style-name="ce36">
            <text:p><text:s/>237,860<text:s/></text:p>
          </table:table-cell>
          <table:table-cell office:value-type="float" office:value="360.51800000000003" table:style-name="ce37">
            <text:p><text:s/>360,518<text:s/></text:p>
          </table:table-cell>
          <table:table-cell office:value-type="float" office:value="5.8360000000000003" table:style-name="ce36">
            <text:p><text:s/>5,836<text:s/></text:p>
          </table:table-cell>
          <table:table-cell table:style-name="ce36"/>
          <table:table-cell office:value-type="float" office:value="3.3959999999999999" table:style-name="ce36">
            <text:p><text:s/>3,396<text:s/></text:p>
          </table:table-cell>
          <table:table-cell office:value-type="float" office:value="0.27800000000000002" table:style-name="ce36">
            <text:p><text:s/>0,278<text:s/></text:p>
          </table:table-cell>
          <table:table-cell table:style-name="ce36"/>
          <table:table-cell office:value-type="float" office:value="370.02800000000008" table:style-name="ce38">
            <text:p><text:s/>370,028<text:s/></text:p>
          </table:table-cell>
          <table:table-cell office:value-type="float" office:value="20.633999999999958" table:style-name="ce40">
            <text:p><text:s/>20,634<text:s/></text:p>
          </table:table-cell>
          <table:table-cell table:number-columns-repeated="16344"/>
        </table:table-row>
        <table:table-row table:style-name="ro4">
          <table:table-cell office:value-type="string" table:style-name="ce30">
            <text:p>DPC</text:p>
          </table:table-cell>
          <table:table-cell office:value-type="float" office:value="2012" table:style-name="ce27">
            <text:p>2012</text:p>
          </table:table-cell>
          <table:table-cell office:value-type="string" table:style-name="ce27">
            <text:p>AZ</text:p>
          </table:table-cell>
          <table:table-cell office:value-type="float" office:value="127.1" table:style-name="ce43">
            <text:p><text:s/>127<text:s/></text:p>
          </table:table-cell>
          <table:table-cell table:style-name="ce20"/>
          <table:table-cell table:number-columns-repeated="2" table:style-name="ce21"/>
          <table:table-cell office:value-type="float" office:value="0" table:style-name="ce22">
            <text:p><text:s/>-00<text:s/></text:p>
          </table:table-cell>
          <table:table-cell table:style-name="ce21"/>
          <table:table-cell office:value-type="float" office:value="6.4889999999999999" table:style-name="ce21">
            <text:p><text:s/>6,489<text:s/></text:p>
          </table:table-cell>
          <table:table-cell office:value-type="float" office:value="23.071000000000002" table:style-name="ce21">
            <text:p><text:s/>23,071<text:s/></text:p>
          </table:table-cell>
          <table:table-cell office:value-type="float" office:value="29.560000000000002" table:style-name="ce22">
            <text:p><text:s/>29,560<text:s/></text:p>
          </table:table-cell>
          <table:table-cell office:value-type="float" office:value="29.560000000000002" table:style-name="ce23">
            <text:p><text:s/>29,560<text:s/></text:p>
          </table:table-cell>
          <table:table-cell office:value-type="float" office:value="4.1879999999999997" table:style-name="ce21">
            <text:p><text:s/>4,188<text:s/></text:p>
          </table:table-cell>
          <table:table-cell table:style-name="ce21"/>
          <table:table-cell office:value-type="float" office:value="1.512" table:style-name="ce21">
            <text:p><text:s/>1,512<text:s/></text:p>
          </table:table-cell>
          <table:table-cell office:value-type="float" office:value="5.6999999999999993" table:style-name="ce22">
            <text:p><text:s/>5,700<text:s/></text:p>
          </table:table-cell>
          <table:table-cell office:value-type="float" office:value="0.435" table:style-name="ce24">
            <text:p><text:s/>0,435<text:s/></text:p>
          </table:table-cell>
          <table:table-cell table:style-name="ce24"/>
          <table:table-cell office:value-type="float" office:value="23.425000000000001" table:style-name="ce24">
            <text:p><text:s/>23,425<text:s/></text:p>
          </table:table-cell>
          <table:table-cell office:value-type="float" office:value="29.56" table:style-name="ce23">
            <text:p><text:s/>29,560<text:s/></text:p>
          </table:table-cell>
          <table:table-cell office:value-type="float" office:value="19.43" table:style-name="ce21">
            <text:p><text:s/>19,430<text:s/></text:p>
          </table:table-cell>
          <table:table-cell office:value-type="float" office:value="12.292999999999999" table:style-name="ce21">
            <text:p><text:s/>12,293<text:s/></text:p>
          </table:table-cell>
          <table:table-cell office:value-type="float" office:value="0.193" table:style-name="ce21">
            <text:p><text:s/>0,193<text:s/></text:p>
          </table:table-cell>
          <table:table-cell office:value-type="float" office:value="31.916" table:style-name="ce22">
            <text:p><text:s/>31,916<text:s/></text:p>
          </table:table-cell>
          <table:table-cell table:style-name="ce21"/>
          <table:table-cell office:value-type="float" office:value="0.18099999999999999" table:style-name="ce21">
            <text:p><text:s/>0,181<text:s/></text:p>
          </table:table-cell>
          <table:table-cell office:value-type="float" office:value="0.94599999999999995" table:style-name="ce21">
            <text:p><text:s/>0,946<text:s/></text:p>
          </table:table-cell>
          <table:table-cell office:value-type="float" office:value="1.4999999999999999E-2" table:style-name="ce21">
            <text:p><text:s/>0,015<text:s/></text:p>
          </table:table-cell>
          <table:table-cell office:value-type="float" office:value="33.058" table:style-name="ce22">
            <text:p><text:s/>33,058<text:s/></text:p>
          </table:table-cell>
          <table:table-cell office:value-type="float" office:value="11.497999999999999" table:style-name="ce20">
            <text:p><text:s/>11,498<text:s/></text:p>
          </table:table-cell>
          <table:table-cell office:value-type="float" office:value="19.902999999999999" table:style-name="ce21">
            <text:p><text:s/>19,903<text:s/></text:p>
          </table:table-cell>
          <table:table-cell office:value-type="float" office:value="31.400999999999996" table:style-name="ce22">
            <text:p><text:s/>31,401<text:s/></text:p>
          </table:table-cell>
          <table:table-cell table:number-columns-repeated="2" table:style-name="ce21"/>
          <table:table-cell office:value-type="float" office:value="8.8999999999999996E-2" table:style-name="ce21">
            <text:p><text:s/>0,089<text:s/></text:p>
          </table:table-cell>
          <table:table-cell table:style-name="ce21"/>
          <table:table-cell office:value-type="float" office:value="5.6000000000000001E-2" table:style-name="ce21">
            <text:p><text:s/>0,056<text:s/></text:p>
          </table:table-cell>
          <table:table-cell office:value-type="float" office:value="31.545999999999996" table:style-name="ce23">
            <text:p><text:s/>31,546<text:s/></text:p>
          </table:table-cell>
          <table:table-cell office:value-type="float" office:value="1.512000000000004" table:style-name="ce25">
            <text:p><text:s/>1,512<text:s/></text:p>
          </table:table-cell>
          <table:table-cell table:number-columns-repeated="16344"/>
        </table:table-row>
        <table:table-row table:style-name="ro4">
          <table:table-cell office:value-type="string" table:style-name="ce30">
            <text:p>CBI</text:p>
          </table:table-cell>
          <table:table-cell office:value-type="float" office:value="2012" table:style-name="ce27">
            <text:p>2012</text:p>
          </table:table-cell>
          <table:table-cell office:value-type="string" table:style-name="ce27">
            <text:p>BuZa</text:p>
          </table:table-cell>
          <table:table-cell office:value-type="float" office:value="12" table:style-name="ce41">
            <text:p><text:s/>12<text:s/></text:p>
          </table:table-cell>
          <table:table-cell table:style-name="ce20"/>
          <table:table-cell office:value-type="float" office:value="0.432" table:style-name="ce21">
            <text:p><text:s/>0,432<text:s/></text:p>
          </table:table-cell>
          <table:table-cell table:style-name="ce21"/>
          <table:table-cell office:value-type="float" office:value="0.432" table:style-name="ce22">
            <text:p><text:s/>0,432<text:s/></text:p>
          </table:table-cell>
          <table:table-cell office:value-type="float" office:value="-4.0519999999999996" table:style-name="ce21">
            <text:p><text:s/>-4,052<text:s/></text:p>
          </table:table-cell>
          <table:table-cell office:value-type="float" office:value="2.7429999999999999" table:style-name="ce21">
            <text:p><text:s/>2,743<text:s/></text:p>
          </table:table-cell>
          <table:table-cell office:value-type="float" office:value="3.6659999999999999" table:style-name="ce21">
            <text:p><text:s/>3,666<text:s/></text:p>
          </table:table-cell>
          <table:table-cell office:value-type="float" office:value="2.3570000000000002" table:style-name="ce22">
            <text:p><text:s/>2,357<text:s/></text:p>
          </table:table-cell>
          <table:table-cell office:value-type="float" office:value="2.7890000000000001" table:style-name="ce23">
            <text:p><text:s/>2,789<text:s/></text:p>
          </table:table-cell>
          <table:table-cell office:value-type="float" office:value="0.52300000000000013" table:style-name="ce21">
            <text:p><text:s/>0,523<text:s/></text:p>
          </table:table-cell>
          <table:table-cell table:style-name="ce21"/>
          <table:table-cell office:value-type="float" office:value="0.63800000000000001" table:style-name="ce21">
            <text:p><text:s/>0,638<text:s/></text:p>
          </table:table-cell>
          <table:table-cell office:value-type="float" office:value="1.161" table:style-name="ce22">
            <text:p><text:s/>1,161<text:s/></text:p>
          </table:table-cell>
          <table:table-cell table:number-columns-repeated="2" table:style-name="ce24"/>
          <table:table-cell office:value-type="float" office:value="1.6280000000000001" table:style-name="ce24">
            <text:p><text:s/>1,628<text:s/></text:p>
          </table:table-cell>
          <table:table-cell office:value-type="float" office:value="2.7890000000000001" table:style-name="ce23">
            <text:p><text:s/>2,789<text:s/></text:p>
          </table:table-cell>
          <table:table-cell office:value-type="float" office:value="21.158000000000001" table:style-name="ce21">
            <text:p><text:s/>21,158<text:s/></text:p>
          </table:table-cell>
          <table:table-cell table:style-name="ce21"/>
          <table:table-cell office:value-type="float" office:value="0.38600000000000001" table:style-name="ce21">
            <text:p><text:s/>0,386<text:s/></text:p>
          </table:table-cell>
          <table:table-cell office:value-type="float" office:value="21.544" table:style-name="ce22">
            <text:p><text:s/>21,544<text:s/></text:p>
          </table:table-cell>
          <table:table-cell table:number-columns-repeated="4" table:style-name="ce21"/>
          <table:table-cell office:value-type="float" office:value="21.544" table:style-name="ce22">
            <text:p><text:s/>21,544<text:s/></text:p>
          </table:table-cell>
          <table:table-cell office:value-type="float" office:value="0.39300000000000002" table:style-name="ce20">
            <text:p><text:s/>0,393<text:s/></text:p>
          </table:table-cell>
          <table:table-cell office:value-type="float" office:value="20.195" table:style-name="ce21">
            <text:p><text:s/>20,195<text:s/></text:p>
          </table:table-cell>
          <table:table-cell office:value-type="float" office:value="20.588000000000001" table:style-name="ce22">
            <text:p><text:s/>20,588<text:s/></text:p>
          </table:table-cell>
          <table:table-cell office:value-type="float" office:value="0.317" table:style-name="ce21">
            <text:p><text:s/>0,317<text:s/></text:p>
          </table:table-cell>
          <table:table-cell table:number-columns-repeated="2" table:style-name="ce21"/>
          <table:table-cell office:value-type="float" office:value="1E-3" table:style-name="ce21">
            <text:p><text:s/>0,001<text:s/></text:p>
          </table:table-cell>
          <table:table-cell table:style-name="ce21"/>
          <table:table-cell office:value-type="float" office:value="20.906000000000002" table:style-name="ce23">
            <text:p><text:s/>20,906<text:s/></text:p>
          </table:table-cell>
          <table:table-cell office:value-type="float" office:value="0.63799999999999812" table:style-name="ce25">
            <text:p><text:s/>0,638<text:s/></text:p>
          </table:table-cell>
          <table:table-cell table:number-columns-repeated="16344"/>
        </table:table-row>
        <table:table-row table:style-name="ro4">
          <table:table-cell office:value-type="string" table:style-name="ce30">
            <text:p>BPR</text:p>
          </table:table-cell>
          <table:table-cell office:value-type="float" office:value="2012" table:style-name="ce27">
            <text:p>2012</text:p>
          </table:table-cell>
          <table:table-cell office:value-type="string" table:style-name="ce27">
            <text:p>BZK</text:p>
          </table:table-cell>
          <table:table-cell office:value-type="float" office:value="96" table:style-name="ce41">
            <text:p><text:s/>96<text:s/></text:p>
          </table:table-cell>
          <table:table-cell table:style-name="ce20"/>
          <table:table-cell office:value-type="float" office:value="3.2480000000000002" table:style-name="ce21">
            <text:p><text:s/>3,248<text:s/></text:p>
          </table:table-cell>
          <table:table-cell table:style-name="ce21"/>
          <table:table-cell office:value-type="float" office:value="3.2480000000000002" table:style-name="ce22">
            <text:p><text:s/>3,248<text:s/></text:p>
          </table:table-cell>
          <table:table-cell table:style-name="ce21"/>
          <table:table-cell office:value-type="float" office:value="3.8370000000000002" table:style-name="ce21">
            <text:p><text:s/>3,837<text:s/></text:p>
          </table:table-cell>
          <table:table-cell office:value-type="float" office:value="45.71" table:style-name="ce21">
            <text:p><text:s/>45,710<text:s/></text:p>
          </table:table-cell>
          <table:table-cell office:value-type="float" office:value="49.547000000000004" table:style-name="ce22">
            <text:p><text:s/>49,547<text:s/></text:p>
          </table:table-cell>
          <table:table-cell office:value-type="float" office:value="52.795000000000002" table:style-name="ce23">
            <text:p><text:s/>52,795<text:s/></text:p>
          </table:table-cell>
          <table:table-cell office:value-type="float" office:value="5.1619999999999999" table:style-name="ce21">
            <text:p><text:s/>5,162<text:s/></text:p>
          </table:table-cell>
          <table:table-cell table:number-columns-repeated="2" table:style-name="ce21"/>
          <table:table-cell office:value-type="float" office:value="5.1619999999999999" table:style-name="ce22">
            <text:p><text:s/>5,162<text:s/></text:p>
          </table:table-cell>
          <table:table-cell table:number-columns-repeated="2" table:style-name="ce24"/>
          <table:table-cell office:value-type="float" office:value="47.634" table:style-name="ce24">
            <text:p><text:s/>47,634<text:s/></text:p>
          </table:table-cell>
          <table:table-cell office:value-type="float" office:value="52.795999999999999" table:style-name="ce23">
            <text:p><text:s/>52,796<text:s/></text:p>
          </table:table-cell>
          <table:table-cell office:value-type="float" office:value="26.645" table:style-name="ce21">
            <text:p><text:s/>26,645<text:s/></text:p>
          </table:table-cell>
          <table:table-cell table:style-name="ce21"/>
          <table:table-cell office:value-type="float" office:value="79.546999999999997" table:style-name="ce21">
            <text:p><text:s/>79,547<text:s/></text:p>
          </table:table-cell>
          <table:table-cell office:value-type="float" office:value="106.19199999999999" table:style-name="ce22">
            <text:p><text:s/>106,192<text:s/></text:p>
          </table:table-cell>
          <table:table-cell table:style-name="ce21"/>
          <table:table-cell office:value-type="float" office:value="6.5000000000000002E-2" table:style-name="ce21">
            <text:p><text:s/>0,065<text:s/></text:p>
          </table:table-cell>
          <table:table-cell table:number-columns-repeated="2" table:style-name="ce21"/>
          <table:table-cell office:value-type="float" office:value="106.25699999999999" table:style-name="ce22">
            <text:p><text:s/>106,257<text:s/></text:p>
          </table:table-cell>
          <table:table-cell office:value-type="float" office:value="7.14" table:style-name="ce20">
            <text:p><text:s/>7,140<text:s/></text:p>
          </table:table-cell>
          <table:table-cell office:value-type="float" office:value="90.284999999999997" table:style-name="ce21">
            <text:p><text:s/>90,285<text:s/></text:p>
          </table:table-cell>
          <table:table-cell office:value-type="float" office:value="97.424999999999997" table:style-name="ce22">
            <text:p><text:s/>97,425<text:s/></text:p>
          </table:table-cell>
          <table:table-cell office:value-type="float" office:value="0.20799999999999999" table:style-name="ce21">
            <text:p><text:s/>0,208<text:s/></text:p>
          </table:table-cell>
          <table:table-cell table:number-columns-repeated="4" table:style-name="ce21"/>
          <table:table-cell office:value-type="float" office:value="97.632999999999996" table:style-name="ce23">
            <text:p><text:s/>97,633<text:s/></text:p>
          </table:table-cell>
          <table:table-cell office:value-type="float" office:value="8.6239999999999952" table:style-name="ce25">
            <text:p><text:s/>8,624<text:s/></text:p>
          </table:table-cell>
          <table:table-cell table:number-columns-repeated="16344"/>
        </table:table-row>
        <table:table-row table:style-name="ro4">
          <table:table-cell office:value-type="string" table:style-name="ce30">
            <text:p>DHC</text:p>
          </table:table-cell>
          <table:table-cell office:value-type="float" office:value="2012" table:style-name="ce27">
            <text:p>2012</text:p>
          </table:table-cell>
          <table:table-cell office:value-type="string" table:style-name="ce27">
            <text:p>BZK</text:p>
          </table:table-cell>
          <table:table-cell office:value-type="float" office:value="66" table:style-name="ce41">
            <text:p><text:s/>66<text:s/></text:p>
          </table:table-cell>
          <table:table-cell office:value-type="float" office:value="3.323" table:style-name="ce20">
            <text:p><text:s/>3,323<text:s/></text:p>
          </table:table-cell>
          <table:table-cell office:value-type="float" office:value="0.113" table:style-name="ce21">
            <text:p><text:s/>0,113<text:s/></text:p>
          </table:table-cell>
          <table:table-cell table:style-name="ce21"/>
          <table:table-cell office:value-type="float" office:value="3.4359999999999999" table:style-name="ce22">
            <text:p><text:s/>3,436<text:s/></text:p>
          </table:table-cell>
          <table:table-cell office:value-type="float" office:value="2.915" table:style-name="ce21">
            <text:p><text:s/>2,915<text:s/></text:p>
          </table:table-cell>
          <table:table-cell office:value-type="float" office:value="0.53" table:style-name="ce21">
            <text:p><text:s/>0,530<text:s/></text:p>
          </table:table-cell>
          <table:table-cell office:value-type="float" office:value="13.345000000000001" table:style-name="ce21">
            <text:p><text:s/>13,345<text:s/></text:p>
          </table:table-cell>
          <table:table-cell office:value-type="float" office:value="16.79" table:style-name="ce22">
            <text:p><text:s/>16,790<text:s/></text:p>
          </table:table-cell>
          <table:table-cell office:value-type="float" office:value="20.225999999999999" table:style-name="ce23">
            <text:p><text:s/>20,226<text:s/></text:p>
          </table:table-cell>
          <table:table-cell office:value-type="float" office:value="4.4950000000000001" table:style-name="ce21">
            <text:p><text:s/>4,495<text:s/></text:p>
          </table:table-cell>
          <table:table-cell table:style-name="ce21"/>
          <table:table-cell office:value-type="float" office:value="-2.484" table:style-name="ce21">
            <text:p><text:s/>-2,484<text:s/></text:p>
          </table:table-cell>
          <table:table-cell office:value-type="float" office:value="2.0110000000000001" table:style-name="ce22">
            <text:p><text:s/>2,011<text:s/></text:p>
          </table:table-cell>
          <table:table-cell office:value-type="float" office:value="2.8319999999999999" table:style-name="ce24">
            <text:p><text:s/>2,832<text:s/></text:p>
          </table:table-cell>
          <table:table-cell table:style-name="ce24"/>
          <table:table-cell office:value-type="float" office:value="15.382999999999999" table:style-name="ce24">
            <text:p><text:s/>15,383<text:s/></text:p>
          </table:table-cell>
          <table:table-cell office:value-type="float" office:value="20.225999999999999" table:style-name="ce23">
            <text:p><text:s/>20,226<text:s/></text:p>
          </table:table-cell>
          <table:table-cell office:value-type="float" office:value="14.085000000000001" table:style-name="ce21">
            <text:p><text:s/>14,085<text:s/></text:p>
          </table:table-cell>
          <table:table-cell table:style-name="ce21"/>
          <table:table-cell office:value-type="float" office:value="0.98599999999999999" table:style-name="ce21">
            <text:p><text:s/>0,986<text:s/></text:p>
          </table:table-cell>
          <table:table-cell office:value-type="float" office:value="15.071000000000002" table:style-name="ce22">
            <text:p><text:s/>15,071<text:s/></text:p>
          </table:table-cell>
          <table:table-cell table:number-columns-repeated="3" table:style-name="ce21"/>
          <table:table-cell office:value-type="float" office:value="1.498" table:style-name="ce21">
            <text:p><text:s/>1,498<text:s/></text:p>
          </table:table-cell>
          <table:table-cell office:value-type="float" office:value="16.569000000000003" table:style-name="ce22">
            <text:p><text:s/>16,569<text:s/></text:p>
          </table:table-cell>
          <table:table-cell office:value-type="float" office:value="7.03" table:style-name="ce20">
            <text:p><text:s/>7,030<text:s/></text:p>
          </table:table-cell>
          <table:table-cell office:value-type="float" office:value="5.7530000000000001" table:style-name="ce21">
            <text:p><text:s/>5,753<text:s/></text:p>
          </table:table-cell>
          <table:table-cell office:value-type="float" office:value="12.783000000000001" table:style-name="ce22">
            <text:p><text:s/>12,783<text:s/></text:p>
          </table:table-cell>
          <table:table-cell office:value-type="float" office:value="1.1040000000000001" table:style-name="ce21">
            <text:p><text:s/>1,104<text:s/></text:p>
          </table:table-cell>
          <table:table-cell table:style-name="ce21"/>
          <table:table-cell office:value-type="float" office:value="2.7810000000000001" table:style-name="ce21">
            <text:p><text:s/>2,781<text:s/></text:p>
          </table:table-cell>
          <table:table-cell table:style-name="ce21"/>
          <table:table-cell office:value-type="float" office:value="2.3849999999999998" table:style-name="ce21">
            <text:p><text:s/>2,385<text:s/></text:p>
          </table:table-cell>
          <table:table-cell office:value-type="float" office:value="19.052999999999997" table:style-name="ce23">
            <text:p><text:s/>19,053<text:s/></text:p>
          </table:table-cell>
          <table:table-cell office:value-type="float" office:value="-2.4839999999999947" table:style-name="ce25">
            <text:p><text:s/>-2,484<text:s/></text:p>
          </table:table-cell>
          <table:table-cell table:number-columns-repeated="16344"/>
        </table:table-row>
        <table:table-row table:style-name="ro4">
          <table:table-cell office:value-type="string" table:style-name="ce30">
            <text:p>FMH</text:p>
          </table:table-cell>
          <table:table-cell office:value-type="float" office:value="2012" table:style-name="ce27">
            <text:p>2012</text:p>
          </table:table-cell>
          <table:table-cell office:value-type="string" table:style-name="ce27">
            <text:p>BZK</text:p>
          </table:table-cell>
          <table:table-cell office:value-type="float" office:value="350.7" table:style-name="ce41">
            <text:p><text:s/>351<text:s/></text:p>
          </table:table-cell>
          <table:table-cell table:style-name="ce20"/>
          <table:table-cell office:value-type="float" office:value="24.033000000000001" table:style-name="ce21">
            <text:p><text:s/>24,033<text:s/></text:p>
          </table:table-cell>
          <table:table-cell table:style-name="ce21"/>
          <table:table-cell office:value-type="float" office:value="24.033000000000001" table:style-name="ce22">
            <text:p><text:s/>24,033<text:s/></text:p>
          </table:table-cell>
          <table:table-cell table:style-name="ce21"/>
          <table:table-cell office:value-type="float" office:value="6.4309999999999992" table:style-name="ce21">
            <text:p><text:s/>6,431<text:s/></text:p>
          </table:table-cell>
          <table:table-cell office:value-type="float" office:value="22.853000000000002" table:style-name="ce21">
            <text:p><text:s/>22,853<text:s/></text:p>
          </table:table-cell>
          <table:table-cell office:value-type="float" office:value="29.283999999999999" table:style-name="ce22">
            <text:p><text:s/>29,284<text:s/></text:p>
          </table:table-cell>
          <table:table-cell office:value-type="float" office:value="53.317" table:style-name="ce23">
            <text:p><text:s/>53,317<text:s/></text:p>
          </table:table-cell>
          <table:table-cell office:value-type="float" office:value="5.6719999999999997" table:style-name="ce21">
            <text:p><text:s/>5,672<text:s/></text:p>
          </table:table-cell>
          <table:table-cell table:style-name="ce21"/>
          <table:table-cell office:value-type="float" office:value="3.1509999999999998" table:style-name="ce21">
            <text:p><text:s/>3,151<text:s/></text:p>
          </table:table-cell>
          <table:table-cell office:value-type="float" office:value="8.8230000000000004" table:style-name="ce22">
            <text:p><text:s/>8,823<text:s/></text:p>
          </table:table-cell>
          <table:table-cell office:value-type="float" office:value="6.9000000000000006E-2" table:style-name="ce24">
            <text:p><text:s/>0,069<text:s/></text:p>
          </table:table-cell>
          <table:table-cell office:value-type="float" office:value="19.457999999999998" table:style-name="ce24">
            <text:p><text:s/>19,458<text:s/></text:p>
          </table:table-cell>
          <table:table-cell office:value-type="float" office:value="24.968" table:style-name="ce24">
            <text:p><text:s/>24,968<text:s/></text:p>
          </table:table-cell>
          <table:table-cell office:value-type="float" office:value="53.317999999999998" table:style-name="ce23">
            <text:p><text:s/>53,318<text:s/></text:p>
          </table:table-cell>
          <table:table-cell office:value-type="float" office:value="32.067" table:style-name="ce21">
            <text:p><text:s/>32,067<text:s/></text:p>
          </table:table-cell>
          <table:table-cell office:value-type="float" office:value="72.331000000000003" table:style-name="ce21">
            <text:p><text:s/>72,331<text:s/></text:p>
          </table:table-cell>
          <table:table-cell office:value-type="float" office:value="0.51200000000000001" table:style-name="ce21">
            <text:p><text:s/>0,512<text:s/></text:p>
          </table:table-cell>
          <table:table-cell office:value-type="float" office:value="104.91" table:style-name="ce22">
            <text:p><text:s/>104,910<text:s/></text:p>
          </table:table-cell>
          <table:table-cell table:number-columns-repeated="2" table:style-name="ce21"/>
          <table:table-cell office:value-type="float" office:value="1.7999999999999999E-2" table:style-name="ce21">
            <text:p><text:s/>0,018<text:s/></text:p>
          </table:table-cell>
          <table:table-cell office:value-type="float" office:value="3.6999999999999998E-2" table:style-name="ce21">
            <text:p><text:s/>0,037<text:s/></text:p>
          </table:table-cell>
          <table:table-cell office:value-type="float" office:value="104.965" table:style-name="ce22">
            <text:p><text:s/>104,965<text:s/></text:p>
          </table:table-cell>
          <table:table-cell office:value-type="float" office:value="25.663" table:style-name="ce20">
            <text:p><text:s/>25,663<text:s/></text:p>
          </table:table-cell>
          <table:table-cell office:value-type="float" office:value="71.073999999999998" table:style-name="ce21">
            <text:p><text:s/>71,074<text:s/></text:p>
          </table:table-cell>
          <table:table-cell office:value-type="float" office:value="96.736999999999995" table:style-name="ce22">
            <text:p><text:s/>96,737<text:s/></text:p>
          </table:table-cell>
          <table:table-cell office:value-type="float" office:value="4.7770000000000001" table:style-name="ce21">
            <text:p><text:s/>4,777<text:s/></text:p>
          </table:table-cell>
          <table:table-cell table:number-columns-repeated="2" table:style-name="ce21"/>
          <table:table-cell office:value-type="float" office:value="0.26400000000000001" table:style-name="ce21">
            <text:p><text:s/>0,264<text:s/></text:p>
          </table:table-cell>
          <table:table-cell office:value-type="float" office:value="3.6999999999999998E-2" table:style-name="ce21">
            <text:p><text:s/>0,037<text:s/></text:p>
          </table:table-cell>
          <table:table-cell office:value-type="float" office:value="101.815" table:style-name="ce23">
            <text:p><text:s/>101,815<text:s/></text:p>
          </table:table-cell>
          <table:table-cell office:value-type="float" office:value="3.1500000000000057" table:style-name="ce25">
            <text:p><text:s/>3,150<text:s/></text:p>
          </table:table-cell>
          <table:table-cell table:number-columns-repeated="16344"/>
        </table:table-row>
        <table:table-row table:style-name="ro4">
          <table:table-cell office:value-type="string" table:style-name="ce30">
            <text:p>IND</text:p>
          </table:table-cell>
          <table:table-cell office:value-type="float" office:value="2012" table:style-name="ce27">
            <text:p>2012</text:p>
          </table:table-cell>
          <table:table-cell office:value-type="string" table:style-name="ce27">
            <text:p>BZK</text:p>
          </table:table-cell>
          <table:table-cell office:value-type="float" office:value="2916" table:style-name="ce41">
            <text:p><text:s/>2.916<text:s/></text:p>
          </table:table-cell>
          <table:table-cell office:value-type="float" office:value="55.828000000000003" table:style-name="ce20">
            <text:p><text:s/>55,828<text:s/></text:p>
          </table:table-cell>
          <table:table-cell office:value-type="float" office:value="12.515000000000001" table:style-name="ce21">
            <text:p><text:s/>12,515<text:s/></text:p>
          </table:table-cell>
          <table:table-cell table:style-name="ce21"/>
          <table:table-cell office:value-type="float" office:value="68.343000000000004" table:style-name="ce22">
            <text:p><text:s/>68,343<text:s/></text:p>
          </table:table-cell>
          <table:table-cell office:value-type="float" office:value="1.6870000000000001" table:style-name="ce21">
            <text:p><text:s/>1,687<text:s/></text:p>
          </table:table-cell>
          <table:table-cell office:value-type="float" office:value="19.937000000000001" table:style-name="ce21">
            <text:p><text:s/>19,937<text:s/></text:p>
          </table:table-cell>
          <table:table-cell office:value-type="float" office:value="47.348999999999997" table:style-name="ce21">
            <text:p><text:s/>47,349<text:s/></text:p>
          </table:table-cell>
          <table:table-cell office:value-type="float" office:value="68.972999999999999" table:style-name="ce22">
            <text:p><text:s/>68,973<text:s/></text:p>
          </table:table-cell>
          <table:table-cell office:value-type="float" office:value="137.316" table:style-name="ce23">
            <text:p><text:s/>137,316<text:s/></text:p>
          </table:table-cell>
          <table:table-cell office:value-type="float" office:value="6.0430000000000001" table:style-name="ce21">
            <text:p><text:s/>6,043<text:s/></text:p>
          </table:table-cell>
          <table:table-cell table:style-name="ce21"/>
          <table:table-cell office:value-type="float" office:value="0.47399999999999998" table:style-name="ce21">
            <text:p><text:s/>0,474<text:s/></text:p>
          </table:table-cell>
          <table:table-cell office:value-type="float" office:value="6.5170000000000003" table:style-name="ce22">
            <text:p><text:s/>6,517<text:s/></text:p>
          </table:table-cell>
          <table:table-cell office:value-type="float" office:value="9.3919999999999995" table:style-name="ce24">
            <text:p><text:s/>9,392<text:s/></text:p>
          </table:table-cell>
          <table:table-cell office:value-type="float" office:value="53.536999999999999" table:style-name="ce24">
            <text:p><text:s/>53,537<text:s/></text:p>
          </table:table-cell>
          <table:table-cell office:value-type="float" office:value="67.87" table:style-name="ce24">
            <text:p><text:s/>67,870<text:s/></text:p>
          </table:table-cell>
          <table:table-cell office:value-type="float" office:value="137.316" table:style-name="ce23">
            <text:p><text:s/>137,316<text:s/></text:p>
          </table:table-cell>
          <table:table-cell office:value-type="float" office:value="290.964" table:style-name="ce21">
            <text:p><text:s/>290,964<text:s/></text:p>
          </table:table-cell>
          <table:table-cell table:style-name="ce21"/>
          <table:table-cell office:value-type="float" office:value="72.611000000000004" table:style-name="ce21">
            <text:p><text:s/>72,611<text:s/></text:p>
          </table:table-cell>
          <table:table-cell office:value-type="float" office:value="363.57499999999999" table:style-name="ce22">
            <text:p><text:s/>363,575<text:s/></text:p>
          </table:table-cell>
          <table:table-cell table:number-columns-repeated="2" table:style-name="ce21"/>
          <table:table-cell office:value-type="float" office:value="0.88800000000000001" table:style-name="ce21">
            <text:p><text:s/>0,888<text:s/></text:p>
          </table:table-cell>
          <table:table-cell table:style-name="ce21"/>
          <table:table-cell office:value-type="float" office:value="364.46299999999997" table:style-name="ce22">
            <text:p><text:s/>364,463<text:s/></text:p>
          </table:table-cell>
          <table:table-cell office:value-type="float" office:value="210.06200000000001" table:style-name="ce20">
            <text:p><text:s/>210,062<text:s/></text:p>
          </table:table-cell>
          <table:table-cell office:value-type="float" office:value="131.92599999999999" table:style-name="ce21">
            <text:p><text:s/>131,926<text:s/></text:p>
          </table:table-cell>
          <table:table-cell office:value-type="float" office:value="341.988" table:style-name="ce22">
            <text:p><text:s/>341,988<text:s/></text:p>
          </table:table-cell>
          <table:table-cell office:value-type="float" office:value="16.423999999999999" table:style-name="ce21">
            <text:p><text:s/>16,424<text:s/></text:p>
          </table:table-cell>
          <table:table-cell table:style-name="ce21"/>
          <table:table-cell office:value-type="float" office:value="4.1529999999999996" table:style-name="ce21">
            <text:p><text:s/>4,153<text:s/></text:p>
          </table:table-cell>
          <table:table-cell office:value-type="float" office:value="1.3240000000000001" table:style-name="ce21">
            <text:p><text:s/>1,324<text:s/></text:p>
          </table:table-cell>
          <table:table-cell office:value-type="float" office:value="0.1" table:style-name="ce21">
            <text:p><text:s/>0,100<text:s/></text:p>
          </table:table-cell>
          <table:table-cell office:value-type="float" office:value="363.98900000000003" table:style-name="ce23">
            <text:p><text:s/>363,989<text:s/></text:p>
          </table:table-cell>
          <table:table-cell office:value-type="float" office:value="0.4739999999999327" table:style-name="ce25">
            <text:p><text:s/>0,474<text:s/></text:p>
          </table:table-cell>
          <table:table-cell table:number-columns-repeated="16344"/>
        </table:table-row>
        <table:table-row table:style-name="ro4">
          <table:table-cell office:value-type="string" table:style-name="ce30">
            <text:p>Logius</text:p>
          </table:table-cell>
          <table:table-cell office:value-type="float" office:value="2012" table:style-name="ce27">
            <text:p>2012</text:p>
          </table:table-cell>
          <table:table-cell office:value-type="string" table:style-name="ce27">
            <text:p>BZK</text:p>
          </table:table-cell>
          <table:table-cell office:value-type="float" office:value="125" table:style-name="ce41">
            <text:p><text:s/>125<text:s/></text:p>
          </table:table-cell>
          <table:table-cell table:style-name="ce20"/>
          <table:table-cell office:value-type="float" office:value="5.3979999999999997" table:style-name="ce21">
            <text:p><text:s/>5,398<text:s/></text:p>
          </table:table-cell>
          <table:table-cell table:style-name="ce21"/>
          <table:table-cell office:value-type="float" office:value="5.3979999999999997" table:style-name="ce22">
            <text:p><text:s/>5,398<text:s/></text:p>
          </table:table-cell>
          <table:table-cell table:style-name="ce21"/>
          <table:table-cell office:value-type="float" office:value="10.093999999999999" table:style-name="ce21">
            <text:p><text:s/>10,094<text:s/></text:p>
          </table:table-cell>
          <table:table-cell office:value-type="float" office:value="53.47" table:style-name="ce21">
            <text:p><text:s/>53,470<text:s/></text:p>
          </table:table-cell>
          <table:table-cell office:value-type="float" office:value="63.564" table:style-name="ce22">
            <text:p><text:s/>63,564<text:s/></text:p>
          </table:table-cell>
          <table:table-cell office:value-type="float" office:value="68.962000000000003" table:style-name="ce23">
            <text:p><text:s/>68,962<text:s/></text:p>
          </table:table-cell>
          <table:table-cell office:value-type="float" office:value="1.2" table:style-name="ce21">
            <text:p><text:s/>1,200<text:s/></text:p>
          </table:table-cell>
          <table:table-cell table:style-name="ce21"/>
          <table:table-cell office:value-type="float" office:value="5.9020000000000001" table:style-name="ce21">
            <text:p><text:s/>5,902<text:s/></text:p>
          </table:table-cell>
          <table:table-cell office:value-type="float" office:value="7.1020000000000003" table:style-name="ce22">
            <text:p><text:s/>7,102<text:s/></text:p>
          </table:table-cell>
          <table:table-cell table:style-name="ce24"/>
          <table:table-cell office:value-type="float" office:value="5.65" table:style-name="ce24">
            <text:p><text:s/>5,650<text:s/></text:p>
          </table:table-cell>
          <table:table-cell office:value-type="float" office:value="56.21" table:style-name="ce24">
            <text:p><text:s/>56,210<text:s/></text:p>
          </table:table-cell>
          <table:table-cell office:value-type="float" office:value="68.962000000000003" table:style-name="ce23">
            <text:p><text:s/>68,962<text:s/></text:p>
          </table:table-cell>
          <table:table-cell office:value-type="float" office:value="42.755000000000003" table:style-name="ce21">
            <text:p><text:s/>42,755<text:s/></text:p>
          </table:table-cell>
          <table:table-cell office:value-type="float" office:value="34.755000000000003" table:style-name="ce21">
            <text:p><text:s/>34,755<text:s/></text:p>
          </table:table-cell>
          <table:table-cell office:value-type="float" office:value="4.49" table:style-name="ce21">
            <text:p><text:s/>4,490<text:s/></text:p>
          </table:table-cell>
          <table:table-cell office:value-type="float" office:value="82" table:style-name="ce22">
            <text:p><text:s/>82,000<text:s/></text:p>
          </table:table-cell>
          <table:table-cell table:number-columns-repeated="4" table:style-name="ce21"/>
          <table:table-cell office:value-type="float" office:value="82" table:style-name="ce22">
            <text:p><text:s/>82,000<text:s/></text:p>
          </table:table-cell>
          <table:table-cell office:value-type="float" office:value="23.321999999999999" table:style-name="ce20">
            <text:p><text:s/>23,322<text:s/></text:p>
          </table:table-cell>
          <table:table-cell office:value-type="float" office:value="51.621000000000002" table:style-name="ce21">
            <text:p><text:s/>51,621<text:s/></text:p>
          </table:table-cell>
          <table:table-cell office:value-type="float" office:value="74.942999999999998" table:style-name="ce22">
            <text:p><text:s/>74,943<text:s/></text:p>
          </table:table-cell>
          <table:table-cell office:value-type="float" office:value="1.0269999999999999" table:style-name="ce21">
            <text:p><text:s/>1,027<text:s/></text:p>
          </table:table-cell>
          <table:table-cell table:number-columns-repeated="2" table:style-name="ce21"/>
          <table:table-cell office:value-type="float" office:value="1.2999999999999999E-2" table:style-name="ce21">
            <text:p><text:s/>0,013<text:s/></text:p>
          </table:table-cell>
          <table:table-cell office:value-type="float" office:value="0.11600000000000001" table:style-name="ce21">
            <text:p><text:s/>0,116<text:s/></text:p>
          </table:table-cell>
          <table:table-cell office:value-type="float" office:value="76.099000000000004" table:style-name="ce23">
            <text:p><text:s/>76,099<text:s/></text:p>
          </table:table-cell>
          <table:table-cell office:value-type="float" office:value="5.9009999999999962" table:style-name="ce25">
            <text:p><text:s/>5,901<text:s/></text:p>
          </table:table-cell>
          <table:table-cell table:number-columns-repeated="16344"/>
        </table:table-row>
        <table:table-row table:style-name="ro4">
          <table:table-cell office:value-type="string" table:style-name="ce30">
            <text:p>P-Direkt</text:p>
          </table:table-cell>
          <table:table-cell office:value-type="float" office:value="2012" table:style-name="ce27">
            <text:p>2012</text:p>
          </table:table-cell>
          <table:table-cell office:value-type="string" table:style-name="ce27">
            <text:p>BZK</text:p>
          </table:table-cell>
          <table:table-cell office:value-type="float" office:value="425" table:style-name="ce41">
            <text:p><text:s/>425<text:s/></text:p>
          </table:table-cell>
          <table:table-cell office:value-type="float" office:value="77.858000000000004" table:style-name="ce20">
            <text:p><text:s/>77,858<text:s/></text:p>
          </table:table-cell>
          <table:table-cell office:value-type="float" office:value="0.112" table:style-name="ce21">
            <text:p><text:s/>0,112<text:s/></text:p>
          </table:table-cell>
          <table:table-cell table:style-name="ce21"/>
          <table:table-cell office:value-type="float" office:value="77.97" table:style-name="ce22">
            <text:p><text:s/>77,970<text:s/></text:p>
          </table:table-cell>
          <table:table-cell table:style-name="ce21"/>
          <table:table-cell office:value-type="float" office:value="4.3929999999999998" table:style-name="ce21">
            <text:p><text:s/>4,393<text:s/></text:p>
          </table:table-cell>
          <table:table-cell office:value-type="float" office:value="21.927" table:style-name="ce21">
            <text:p><text:s/>21,927<text:s/></text:p>
          </table:table-cell>
          <table:table-cell office:value-type="float" office:value="26.32" table:style-name="ce22">
            <text:p><text:s/>26,320<text:s/></text:p>
          </table:table-cell>
          <table:table-cell office:value-type="float" office:value="104.28999999999999" table:style-name="ce23">
            <text:p><text:s/>104,290<text:s/></text:p>
          </table:table-cell>
          <table:table-cell office:value-type="float" office:value="2.593" table:style-name="ce21">
            <text:p><text:s/>2,593<text:s/></text:p>
          </table:table-cell>
          <table:table-cell table:style-name="ce21"/>
          <table:table-cell office:value-type="float" office:value="4.3890000000000002" table:style-name="ce21">
            <text:p><text:s/>4,389<text:s/></text:p>
          </table:table-cell>
          <table:table-cell office:value-type="float" office:value="6.9820000000000002" table:style-name="ce22">
            <text:p><text:s/>6,982<text:s/></text:p>
          </table:table-cell>
          <table:table-cell office:value-type="float" office:value="0.34899999999999998" table:style-name="ce24">
            <text:p><text:s/>0,349<text:s/></text:p>
          </table:table-cell>
          <table:table-cell office:value-type="float" office:value="67.251000000000005" table:style-name="ce24">
            <text:p><text:s/>67,251<text:s/></text:p>
          </table:table-cell>
          <table:table-cell office:value-type="float" office:value="29.707999999999998" table:style-name="ce24">
            <text:p><text:s/>29,708<text:s/></text:p>
          </table:table-cell>
          <table:table-cell office:value-type="float" office:value="104.29" table:style-name="ce23">
            <text:p><text:s/>104,290<text:s/></text:p>
          </table:table-cell>
          <table:table-cell office:value-type="float" office:value="7.0350000000000001" table:style-name="ce21">
            <text:p><text:s/>7,035<text:s/></text:p>
          </table:table-cell>
          <table:table-cell office:value-type="float" office:value="67.766000000000005" table:style-name="ce21">
            <text:p><text:s/>67,766<text:s/></text:p>
          </table:table-cell>
          <table:table-cell office:value-type="float" office:value="1.2E-2" table:style-name="ce21">
            <text:p><text:s/>0,012<text:s/></text:p>
          </table:table-cell>
          <table:table-cell office:value-type="float" office:value="74.813000000000002" table:style-name="ce22">
            <text:p><text:s/>74,813<text:s/></text:p>
          </table:table-cell>
          <table:table-cell table:number-columns-repeated="4" table:style-name="ce21"/>
          <table:table-cell office:value-type="float" office:value="74.813000000000002" table:style-name="ce22">
            <text:p><text:s/>74,813<text:s/></text:p>
          </table:table-cell>
          <table:table-cell office:value-type="float" office:value="33.838999999999999" table:style-name="ce20">
            <text:p><text:s/>33,839<text:s/></text:p>
          </table:table-cell>
          <table:table-cell office:value-type="float" office:value="21.33" table:style-name="ce21">
            <text:p><text:s/>21,330<text:s/></text:p>
          </table:table-cell>
          <table:table-cell office:value-type="float" office:value="55.168999999999997" table:style-name="ce22">
            <text:p><text:s/>55,169<text:s/></text:p>
          </table:table-cell>
          <table:table-cell office:value-type="float" office:value="11.833" table:style-name="ce21">
            <text:p><text:s/>11,833<text:s/></text:p>
          </table:table-cell>
          <table:table-cell table:number-columns-repeated="2" table:style-name="ce21"/>
          <table:table-cell office:value-type="float" office:value="3.4220000000000002" table:style-name="ce21">
            <text:p><text:s/>3,422<text:s/></text:p>
          </table:table-cell>
          <table:table-cell table:style-name="ce21"/>
          <table:table-cell office:value-type="float" office:value="70.423999999999992" table:style-name="ce23">
            <text:p><text:s/>70,424<text:s/></text:p>
          </table:table-cell>
          <table:table-cell office:value-type="float" office:value="4.38900000000001" table:style-name="ce25">
            <text:p><text:s/>4,389<text:s/></text:p>
          </table:table-cell>
          <table:table-cell table:number-columns-repeated="16344"/>
        </table:table-row>
        <table:table-row table:style-name="ro4">
          <table:table-cell office:value-type="string" table:style-name="ce30">
            <text:p>RGD</text:p>
          </table:table-cell>
          <table:table-cell office:value-type="float" office:value="2012" table:style-name="ce27">
            <text:p>2012</text:p>
          </table:table-cell>
          <table:table-cell office:value-type="string" table:style-name="ce27">
            <text:p>BZK</text:p>
          </table:table-cell>
          <table:table-cell office:value-type="float" office:value="794" table:style-name="ce41">
            <text:p><text:s/>794<text:s/></text:p>
          </table:table-cell>
          <table:table-cell table:style-name="ce20"/>
          <table:table-cell office:value-type="float" office:value="6340.7640000000001" table:style-name="ce21">
            <text:p><text:s/>6.340,764<text:s/></text:p>
          </table:table-cell>
          <table:table-cell office:value-type="float" office:value="1032.6469999999999" table:style-name="ce21">
            <text:p><text:s/>1.032,647<text:s/></text:p>
          </table:table-cell>
          <table:table-cell office:value-type="float" office:value="7373.4110000000001" table:style-name="ce22">
            <text:p><text:s/>7.373,411<text:s/></text:p>
          </table:table-cell>
          <table:table-cell table:style-name="ce21"/>
          <table:table-cell office:value-type="float" office:value="121.736" table:style-name="ce21">
            <text:p><text:s/>121,736<text:s/></text:p>
          </table:table-cell>
          <table:table-cell office:value-type="float" office:value="357.39800000000002" table:style-name="ce21">
            <text:p><text:s/>357,398<text:s/></text:p>
          </table:table-cell>
          <table:table-cell office:value-type="float" office:value="479.13400000000001" table:style-name="ce22">
            <text:p><text:s/>479,134<text:s/></text:p>
          </table:table-cell>
          <table:table-cell office:value-type="float" office:value="7852.5450000000001" table:style-name="ce23">
            <text:p><text:s/>7.852,545<text:s/></text:p>
          </table:table-cell>
          <table:table-cell office:value-type="float" office:value="146.32" table:style-name="ce21">
            <text:p><text:s/>146,320<text:s/></text:p>
          </table:table-cell>
          <table:table-cell table:style-name="ce21"/>
          <table:table-cell office:value-type="float" office:value="-21.821000000000002" table:style-name="ce21">
            <text:p><text:s/>-21,821<text:s/></text:p>
          </table:table-cell>
          <table:table-cell office:value-type="float" office:value="124.499" table:style-name="ce22">
            <text:p><text:s/>124,499<text:s/></text:p>
          </table:table-cell>
          <table:table-cell office:value-type="float" office:value="70.460999999999999" table:style-name="ce24">
            <text:p><text:s/>70,461<text:s/></text:p>
          </table:table-cell>
          <table:table-cell office:value-type="float" office:value="6702.2879999999996" table:style-name="ce24">
            <text:p><text:s/>6.702,288<text:s/></text:p>
          </table:table-cell>
          <table:table-cell office:value-type="float" office:value="955.29700000000003" table:style-name="ce24">
            <text:p><text:s/>955,297<text:s/></text:p>
          </table:table-cell>
          <table:table-cell office:value-type="float" office:value="7852.5450000000001" table:style-name="ce23">
            <text:p><text:s/>7.852,545<text:s/></text:p>
          </table:table-cell>
          <table:table-cell office:value-type="float" office:value="24.044" table:style-name="ce21">
            <text:p><text:s/>24,044<text:s/></text:p>
          </table:table-cell>
          <table:table-cell office:value-type="float" office:value="1394.204" table:style-name="ce21">
            <text:p><text:s/>1.394,204<text:s/></text:p>
          </table:table-cell>
          <table:table-cell office:value-type="float" office:value="15.212" table:style-name="ce21">
            <text:p><text:s/>15,212<text:s/></text:p>
          </table:table-cell>
          <table:table-cell office:value-type="float" office:value="1433.46" table:style-name="ce22">
            <text:p><text:s/>1.433,460<text:s/></text:p>
          </table:table-cell>
          <table:table-cell table:style-name="ce21"/>
          <table:table-cell office:value-type="float" office:value="1.498" table:style-name="ce21">
            <text:p><text:s/>1,498<text:s/></text:p>
          </table:table-cell>
          <table:table-cell office:value-type="float" office:value="6.0069999999999997" table:style-name="ce21">
            <text:p><text:s/>6,007<text:s/></text:p>
          </table:table-cell>
          <table:table-cell office:value-type="float" office:value="14.597" table:style-name="ce21">
            <text:p><text:s/>14,597<text:s/></text:p>
          </table:table-cell>
          <table:table-cell office:value-type="float" office:value="1455.5620000000001" table:style-name="ce22">
            <text:p><text:s/>1.455,562<text:s/></text:p>
          </table:table-cell>
          <table:table-cell table:style-name="ce20"/>
          <table:table-cell table:style-name="ce21"/>
          <table:table-cell office:value-type="float" office:value="0" table:style-name="ce22">
            <text:p><text:s/>-00<text:s/></text:p>
          </table:table-cell>
          <table:table-cell office:value-type="float" office:value="344.029" table:style-name="ce21">
            <text:p><text:s/>344,029<text:s/></text:p>
          </table:table-cell>
          <table:table-cell office:value-type="float" office:value="772.65300000000002" table:style-name="ce21">
            <text:p><text:s/>772,653<text:s/></text:p>
          </table:table-cell>
          <table:table-cell office:value-type="float" office:value="24.61" table:style-name="ce21">
            <text:p><text:s/>24,610<text:s/></text:p>
          </table:table-cell>
          <table:table-cell office:value-type="float" office:value="261.61799999999999" table:style-name="ce21">
            <text:p><text:s/>261,618<text:s/></text:p>
          </table:table-cell>
          <table:table-cell office:value-type="float" office:value="74.472999999999999" table:style-name="ce21">
            <text:p><text:s/>74,473<text:s/></text:p>
          </table:table-cell>
          <table:table-cell office:value-type="float" office:value="1477.3829999999998" table:style-name="ce23">
            <text:p><text:s/>1.477,383<text:s/></text:p>
          </table:table-cell>
          <table:table-cell office:value-type="float" office:value="-21.820999999999685" table:style-name="ce25">
            <text:p><text:s/>-21,821<text:s/></text:p>
          </table:table-cell>
          <table:table-cell table:number-columns-repeated="16344"/>
        </table:table-row>
        <table:table-row table:style-name="ro4">
          <table:table-cell office:value-type="string" table:style-name="ce30">
            <text:p>UBR</text:p>
          </table:table-cell>
          <table:table-cell office:value-type="float" office:value="2012" table:style-name="ce27">
            <text:p>2012</text:p>
          </table:table-cell>
          <table:table-cell office:value-type="string" table:style-name="ce27">
            <text:p>BZK</text:p>
          </table:table-cell>
          <table:table-cell office:value-type="float" office:value="762" table:style-name="ce41">
            <text:p><text:s/>762<text:s/></text:p>
          </table:table-cell>
          <table:table-cell office:value-type="float" office:value="1.0029999999999999" table:style-name="ce20">
            <text:p><text:s/>1,003<text:s/></text:p>
          </table:table-cell>
          <table:table-cell office:value-type="float" office:value="2.6160000000000001" table:style-name="ce21">
            <text:p><text:s/>2,616<text:s/></text:p>
          </table:table-cell>
          <table:table-cell table:style-name="ce21"/>
          <table:table-cell office:value-type="float" office:value="3.6189999999999998" table:style-name="ce22">
            <text:p><text:s/>3,619<text:s/></text:p>
          </table:table-cell>
          <table:table-cell office:value-type="float" office:value="0.109" table:style-name="ce21">
            <text:p><text:s/>0,109<text:s/></text:p>
          </table:table-cell>
          <table:table-cell office:value-type="float" office:value="22.52" table:style-name="ce21">
            <text:p><text:s/>22,520<text:s/></text:p>
          </table:table-cell>
          <table:table-cell office:value-type="float" office:value="19.452000000000002" table:style-name="ce21">
            <text:p><text:s/>19,452<text:s/></text:p>
          </table:table-cell>
          <table:table-cell office:value-type="float" office:value="42.081000000000003" table:style-name="ce22">
            <text:p><text:s/>42,081<text:s/></text:p>
          </table:table-cell>
          <table:table-cell office:value-type="float" office:value="45.7" table:style-name="ce23">
            <text:p><text:s/>45,700<text:s/></text:p>
          </table:table-cell>
          <table:table-cell office:value-type="float" office:value="11.468" table:style-name="ce21">
            <text:p><text:s/>11,468<text:s/></text:p>
          </table:table-cell>
          <table:table-cell table:style-name="ce21"/>
          <table:table-cell office:value-type="float" office:value="-5.48" table:style-name="ce21">
            <text:p><text:s/>-5,480<text:s/></text:p>
          </table:table-cell>
          <table:table-cell office:value-type="float" office:value="5.9879999999999995" table:style-name="ce22">
            <text:p><text:s/>5,988<text:s/></text:p>
          </table:table-cell>
          <table:table-cell office:value-type="float" office:value="0.50900000000000001" table:style-name="ce24">
            <text:p><text:s/>0,509<text:s/></text:p>
          </table:table-cell>
          <table:table-cell office:value-type="float" office:value="9.8000000000000004E-2" table:style-name="ce24">
            <text:p><text:s/>0,098<text:s/></text:p>
          </table:table-cell>
          <table:table-cell office:value-type="float" office:value="39.105000000000004" table:style-name="ce24">
            <text:p><text:s/>39,105<text:s/></text:p>
          </table:table-cell>
          <table:table-cell office:value-type="float" office:value="45.7" table:style-name="ce23">
            <text:p><text:s/>45,700<text:s/></text:p>
          </table:table-cell>
          <table:table-cell office:value-type="float" office:value="31.817" table:style-name="ce21">
            <text:p><text:s/>31,817<text:s/></text:p>
          </table:table-cell>
          <table:table-cell office:value-type="float" office:value="77.742999999999995" table:style-name="ce21">
            <text:p><text:s/>77,743<text:s/></text:p>
          </table:table-cell>
          <table:table-cell office:value-type="float" office:value="2.7050000000000001" table:style-name="ce21">
            <text:p><text:s/>2,705<text:s/></text:p>
          </table:table-cell>
          <table:table-cell office:value-type="float" office:value="112.265" table:style-name="ce22">
            <text:p><text:s/>112,265<text:s/></text:p>
          </table:table-cell>
          <table:table-cell table:number-columns-repeated="2" table:style-name="ce21"/>
          <table:table-cell office:value-type="float" office:value="0.629" table:style-name="ce21">
            <text:p><text:s/>0,629<text:s/></text:p>
          </table:table-cell>
          <table:table-cell office:value-type="float" office:value="0.80600000000000005" table:style-name="ce21">
            <text:p><text:s/>0,806<text:s/></text:p>
          </table:table-cell>
          <table:table-cell office:value-type="float" office:value="113.7" table:style-name="ce22">
            <text:p><text:s/>113,700<text:s/></text:p>
          </table:table-cell>
          <table:table-cell office:value-type="float" office:value="76.343999999999994" table:style-name="ce20">
            <text:p><text:s/>76,344<text:s/></text:p>
          </table:table-cell>
          <table:table-cell office:value-type="float" office:value="37.515000000000001" table:style-name="ce21">
            <text:p><text:s/>37,515<text:s/></text:p>
          </table:table-cell>
          <table:table-cell office:value-type="float" office:value="113.85899999999999" table:style-name="ce22">
            <text:p><text:s/>113,859<text:s/></text:p>
          </table:table-cell>
          <table:table-cell office:value-type="float" office:value="1.45" table:style-name="ce21">
            <text:p><text:s/>1,450<text:s/></text:p>
          </table:table-cell>
          <table:table-cell table:style-name="ce21"/>
          <table:table-cell office:value-type="float" office:value="0.85899999999999999" table:style-name="ce21">
            <text:p><text:s/>0,859<text:s/></text:p>
          </table:table-cell>
          <table:table-cell office:value-type="float" office:value="9.0999999999999998E-2" table:style-name="ce21">
            <text:p><text:s/>0,091<text:s/></text:p>
          </table:table-cell>
          <table:table-cell office:value-type="float" office:value="2.9209999999999998" table:style-name="ce21">
            <text:p><text:s/>2,921<text:s/></text:p>
          </table:table-cell>
          <table:table-cell office:value-type="float" office:value="119.17999999999999" table:style-name="ce23">
            <text:p><text:s/>119,180<text:s/></text:p>
          </table:table-cell>
          <table:table-cell office:value-type="float" office:value="-5.4799999999999898" table:style-name="ce25">
            <text:p><text:s/>-5,480<text:s/></text:p>
          </table:table-cell>
          <table:table-cell table:number-columns-repeated="16344"/>
        </table:table-row>
        <table:table-row table:style-name="ro4">
          <table:table-cell office:value-type="string" table:style-name="ce30">
            <text:p>DTO</text:p>
          </table:table-cell>
          <table:table-cell office:value-type="float" office:value="2012" table:style-name="ce27">
            <text:p>2012</text:p>
          </table:table-cell>
          <table:table-cell office:value-type="string" table:style-name="ce27">
            <text:p>DEF</text:p>
          </table:table-cell>
          <table:table-cell office:value-type="float" office:value="1836" table:style-name="ce41">
            <text:p><text:s/>1.836<text:s/></text:p>
          </table:table-cell>
          <table:table-cell office:value-type="float" office:value="10.481999999999999" table:style-name="ce20">
            <text:p><text:s/>10,482<text:s/></text:p>
          </table:table-cell>
          <table:table-cell office:value-type="float" office:value="75.436999999999983" table:style-name="ce21">
            <text:p><text:s/>75,437<text:s/></text:p>
          </table:table-cell>
          <table:table-cell table:style-name="ce21"/>
          <table:table-cell office:value-type="float" office:value="85.918999999999983" table:style-name="ce22">
            <text:p><text:s/>85,919<text:s/></text:p>
          </table:table-cell>
          <table:table-cell office:value-type="float" office:value="2.5710000000000002" table:style-name="ce21">
            <text:p><text:s/>2,571<text:s/></text:p>
          </table:table-cell>
          <table:table-cell office:value-type="float" office:value="41.17" table:style-name="ce21">
            <text:p><text:s/>41,170<text:s/></text:p>
          </table:table-cell>
          <table:table-cell office:value-type="float" office:value="61.017000000000003" table:style-name="ce21">
            <text:p><text:s/>61,017<text:s/></text:p>
          </table:table-cell>
          <table:table-cell office:value-type="float" office:value="104.75800000000001" table:style-name="ce22">
            <text:p><text:s/>104,758<text:s/></text:p>
          </table:table-cell>
          <table:table-cell office:value-type="float" office:value="190.67699999999999" table:style-name="ce23">
            <text:p><text:s/>190,677<text:s/></text:p>
          </table:table-cell>
          <table:table-cell office:value-type="float" office:value="20.111000000000001" table:style-name="ce21">
            <text:p><text:s/>20,111<text:s/></text:p>
          </table:table-cell>
          <table:table-cell table:style-name="ce21"/>
          <table:table-cell office:value-type="float" office:value="39.520000000000003" table:style-name="ce21">
            <text:p><text:s/>39,520<text:s/></text:p>
          </table:table-cell>
          <table:table-cell office:value-type="float" office:value="59.631" table:style-name="ce22">
            <text:p><text:s/>59,631<text:s/></text:p>
          </table:table-cell>
          <table:table-cell table:style-name="ce24"/>
          <table:table-cell office:value-type="float" office:value="13.192" table:style-name="ce24">
            <text:p><text:s/>13,192<text:s/></text:p>
          </table:table-cell>
          <table:table-cell office:value-type="float" office:value="117.854" table:style-name="ce24">
            <text:p><text:s/>117,854<text:s/></text:p>
          </table:table-cell>
          <table:table-cell office:value-type="float" office:value="190.67700000000002" table:style-name="ce23">
            <text:p><text:s/>190,677<text:s/></text:p>
          </table:table-cell>
          <table:table-cell office:value-type="float" office:value="335.40100000000001" table:style-name="ce21">
            <text:p><text:s/>335,401<text:s/></text:p>
          </table:table-cell>
          <table:table-cell office:value-type="float" office:value="43.082999999999998" table:style-name="ce21">
            <text:p><text:s/>43,083<text:s/></text:p>
          </table:table-cell>
          <table:table-cell office:value-type="float" office:value="0.121" table:style-name="ce21">
            <text:p><text:s/>0,121<text:s/></text:p>
          </table:table-cell>
          <table:table-cell office:value-type="float" office:value="378.60500000000002" table:style-name="ce22">
            <text:p><text:s/>378,605<text:s/></text:p>
          </table:table-cell>
          <table:table-cell table:style-name="ce21"/>
          <table:table-cell office:value-type="float" office:value="6.6000000000000003E-2" table:style-name="ce21">
            <text:p><text:s/>0,066<text:s/></text:p>
          </table:table-cell>
          <table:table-cell table:number-columns-repeated="2" table:style-name="ce21"/>
          <table:table-cell office:value-type="float" office:value="378.67099999999999" table:style-name="ce22">
            <text:p><text:s/>378,671<text:s/></text:p>
          </table:table-cell>
          <table:table-cell office:value-type="float" office:value="164.446" table:style-name="ce20">
            <text:p><text:s/>164,446<text:s/></text:p>
          </table:table-cell>
          <table:table-cell office:value-type="float" office:value="145.55199999999999" table:style-name="ce21">
            <text:p><text:s/>145,552<text:s/></text:p>
          </table:table-cell>
          <table:table-cell office:value-type="float" office:value="309.99799999999999" table:style-name="ce22">
            <text:p><text:s/>309,998<text:s/></text:p>
          </table:table-cell>
          <table:table-cell office:value-type="float" office:value="27.708000000000002" table:style-name="ce21">
            <text:p><text:s/>27,708<text:s/></text:p>
          </table:table-cell>
          <table:table-cell table:number-columns-repeated="2" table:style-name="ce21"/>
          <table:table-cell office:value-type="float" office:value="1.327" table:style-name="ce21">
            <text:p><text:s/>1,327<text:s/></text:p>
          </table:table-cell>
          <table:table-cell office:value-type="float" office:value="0.11799999999999999" table:style-name="ce21">
            <text:p><text:s/>0,118<text:s/></text:p>
          </table:table-cell>
          <table:table-cell office:value-type="float" office:value="339.15100000000001" table:style-name="ce23">
            <text:p><text:s/>339,151<text:s/></text:p>
          </table:table-cell>
          <table:table-cell office:value-type="float" office:value="39.519999999999982" table:style-name="ce25">
            <text:p><text:s/>39,520<text:s/></text:p>
          </table:table-cell>
          <table:table-cell table:number-columns-repeated="16344"/>
        </table:table-row>
        <table:table-row table:style-name="ro4">
          <table:table-cell office:value-type="string" table:style-name="ce30">
            <text:p>DVD</text:p>
          </table:table-cell>
          <table:table-cell office:value-type="float" office:value="2012" table:style-name="ce27">
            <text:p>2012</text:p>
          </table:table-cell>
          <table:table-cell office:value-type="string" table:style-name="ce27">
            <text:p>DEF</text:p>
          </table:table-cell>
          <table:table-cell office:value-type="float" office:value="849" table:style-name="ce41">
            <text:p><text:s/>849<text:s/></text:p>
          </table:table-cell>
          <table:table-cell table:style-name="ce20"/>
          <table:table-cell office:value-type="float" office:value="118.61799999999999" table:style-name="ce21">
            <text:p><text:s/>118,618<text:s/></text:p>
          </table:table-cell>
          <table:table-cell table:style-name="ce21"/>
          <table:table-cell office:value-type="float" office:value="118.61799999999999" table:style-name="ce22">
            <text:p><text:s/>118,618<text:s/></text:p>
          </table:table-cell>
          <table:table-cell office:value-type="float" office:value="7.1769999999999996" table:style-name="ce21">
            <text:p><text:s/>7,177<text:s/></text:p>
          </table:table-cell>
          <table:table-cell office:value-type="float" office:value="8.9280000000000008" table:style-name="ce21">
            <text:p><text:s/>8,928<text:s/></text:p>
          </table:table-cell>
          <table:table-cell office:value-type="float" office:value="58.569000000000003" table:style-name="ce21">
            <text:p><text:s/>58,569<text:s/></text:p>
          </table:table-cell>
          <table:table-cell office:value-type="float" office:value="74.674000000000007" table:style-name="ce22">
            <text:p><text:s/>74,674<text:s/></text:p>
          </table:table-cell>
          <table:table-cell office:value-type="float" office:value="193.292" table:style-name="ce23">
            <text:p><text:s/>193,292<text:s/></text:p>
          </table:table-cell>
          <table:table-cell office:value-type="float" office:value="0.70099999999999996" table:style-name="ce21">
            <text:p><text:s/>0,701<text:s/></text:p>
          </table:table-cell>
          <table:table-cell table:style-name="ce21"/>
          <table:table-cell office:value-type="float" office:value="0.68799999999999994" table:style-name="ce21">
            <text:p><text:s/>0,688<text:s/></text:p>
          </table:table-cell>
          <table:table-cell office:value-type="float" office:value="1.3889999999999998" table:style-name="ce22">
            <text:p><text:s/>1,389<text:s/></text:p>
          </table:table-cell>
          <table:table-cell table:style-name="ce24"/>
          <table:table-cell office:value-type="float" office:value="110.318" table:style-name="ce24">
            <text:p><text:s/>110,318<text:s/></text:p>
          </table:table-cell>
          <table:table-cell office:value-type="float" office:value="81.585000000000008" table:style-name="ce24">
            <text:p><text:s/>81,585<text:s/></text:p>
          </table:table-cell>
          <table:table-cell office:value-type="float" office:value="193.292" table:style-name="ce23">
            <text:p><text:s/>193,292<text:s/></text:p>
          </table:table-cell>
          <table:table-cell office:value-type="float" office:value="78.320999999999998" table:style-name="ce21">
            <text:p><text:s/>78,321<text:s/></text:p>
          </table:table-cell>
          <table:table-cell office:value-type="float" office:value="1.373" table:style-name="ce21">
            <text:p><text:s/>1,373<text:s/></text:p>
          </table:table-cell>
          <table:table-cell office:value-type="float" office:value="1.2E-2" table:style-name="ce21">
            <text:p><text:s/>0,012<text:s/></text:p>
          </table:table-cell>
          <table:table-cell office:value-type="float" office:value="79.706000000000003" table:style-name="ce22">
            <text:p><text:s/>79,706<text:s/></text:p>
          </table:table-cell>
          <table:table-cell office:value-type="float" office:value="156.99799999999999" table:style-name="ce21">
            <text:p><text:s/>156,998<text:s/></text:p>
          </table:table-cell>
          <table:table-cell table:style-name="ce21"/>
          <table:table-cell office:value-type="float" office:value="3.6999999999999998E-2" table:style-name="ce21">
            <text:p><text:s/>0,037<text:s/></text:p>
          </table:table-cell>
          <table:table-cell office:value-type="float" office:value="3.3580000000000001" table:style-name="ce21">
            <text:p><text:s/>3,358<text:s/></text:p>
          </table:table-cell>
          <table:table-cell office:value-type="float" office:value="240.09900000000002" table:style-name="ce22">
            <text:p><text:s/>240,099<text:s/></text:p>
          </table:table-cell>
          <table:table-cell office:value-type="float" office:value="54.201000000000001" table:style-name="ce20">
            <text:p><text:s/>54,201<text:s/></text:p>
          </table:table-cell>
          <table:table-cell office:value-type="float" office:value="171.387" table:style-name="ce21">
            <text:p><text:s/>171,387<text:s/></text:p>
          </table:table-cell>
          <table:table-cell office:value-type="float" office:value="225.58799999999999" table:style-name="ce22">
            <text:p><text:s/>225,588<text:s/></text:p>
          </table:table-cell>
          <table:table-cell office:value-type="float" office:value="3.0260000000000002" table:style-name="ce21">
            <text:p><text:s/>3,026<text:s/></text:p>
          </table:table-cell>
          <table:table-cell table:style-name="ce21"/>
          <table:table-cell office:value-type="float" office:value="1.4999999999999999E-2" table:style-name="ce21">
            <text:p><text:s/>0,015<text:s/></text:p>
          </table:table-cell>
          <table:table-cell office:value-type="float" office:value="7.9580000000000002" table:style-name="ce21">
            <text:p><text:s/>7,958<text:s/></text:p>
          </table:table-cell>
          <table:table-cell office:value-type="float" office:value="2.8239999999999998" table:style-name="ce21">
            <text:p><text:s/>2,824<text:s/></text:p>
          </table:table-cell>
          <table:table-cell office:value-type="float" office:value="239.411" table:style-name="ce23">
            <text:p><text:s/>239,411<text:s/></text:p>
          </table:table-cell>
          <table:table-cell office:value-type="float" office:value="0.6880000000000166" table:style-name="ce25">
            <text:p><text:s/>0,688<text:s/></text:p>
          </table:table-cell>
          <table:table-cell table:number-columns-repeated="16344"/>
        </table:table-row>
        <table:table-row table:style-name="ro4">
          <table:table-cell office:value-type="string" table:style-name="ce30">
            <text:p>Paresto</text:p>
          </table:table-cell>
          <table:table-cell office:value-type="float" office:value="2012" table:style-name="ce27">
            <text:p>2012</text:p>
          </table:table-cell>
          <table:table-cell office:value-type="string" table:style-name="ce27">
            <text:p>DEF</text:p>
          </table:table-cell>
          <table:table-cell office:value-type="float" office:value="1024" table:style-name="ce41">
            <text:p><text:s/>1.024<text:s/></text:p>
          </table:table-cell>
          <table:table-cell table:style-name="ce20"/>
          <table:table-cell office:value-type="float" office:value="8.5999999999999993E-2" table:style-name="ce21">
            <text:p><text:s/>0,086<text:s/></text:p>
          </table:table-cell>
          <table:table-cell table:style-name="ce21"/>
          <table:table-cell office:value-type="float" office:value="8.5999999999999993E-2" table:style-name="ce22">
            <text:p><text:s/>0,086<text:s/></text:p>
          </table:table-cell>
          <table:table-cell office:value-type="float" office:value="1.7830000000000001" table:style-name="ce21">
            <text:p><text:s/>1,783<text:s/></text:p>
          </table:table-cell>
          <table:table-cell office:value-type="float" office:value="3.9039999999999999" table:style-name="ce21">
            <text:p><text:s/>3,904<text:s/></text:p>
          </table:table-cell>
          <table:table-cell office:value-type="float" office:value="15.396000000000001" table:style-name="ce21">
            <text:p><text:s/>15,396<text:s/></text:p>
          </table:table-cell>
          <table:table-cell office:value-type="float" office:value="21.083000000000002" table:style-name="ce22">
            <text:p><text:s/>21,083<text:s/></text:p>
          </table:table-cell>
          <table:table-cell office:value-type="float" office:value="21.169" table:style-name="ce23">
            <text:p><text:s/>21,169<text:s/></text:p>
          </table:table-cell>
          <table:table-cell office:value-type="float" office:value="5.0670000000000002" table:style-name="ce21">
            <text:p><text:s/>5,067<text:s/></text:p>
          </table:table-cell>
          <table:table-cell table:style-name="ce21"/>
          <table:table-cell office:value-type="float" office:value="-1.329" table:style-name="ce21">
            <text:p><text:s/>-1,329<text:s/></text:p>
          </table:table-cell>
          <table:table-cell office:value-type="float" office:value="3.7380000000000004" table:style-name="ce22">
            <text:p><text:s/>3,738<text:s/></text:p>
          </table:table-cell>
          <table:table-cell office:value-type="float" office:value="2.1970000000000001" table:style-name="ce24">
            <text:p><text:s/>2,197<text:s/></text:p>
          </table:table-cell>
          <table:table-cell table:style-name="ce24"/>
          <table:table-cell office:value-type="float" office:value="15.234" table:style-name="ce24">
            <text:p><text:s/>15,234<text:s/></text:p>
          </table:table-cell>
          <table:table-cell office:value-type="float" office:value="21.169" table:style-name="ce23">
            <text:p><text:s/>21,169<text:s/></text:p>
          </table:table-cell>
          <table:table-cell office:value-type="float" office:value="86.155000000000001" table:style-name="ce21">
            <text:p><text:s/>86,155<text:s/></text:p>
          </table:table-cell>
          <table:table-cell table:style-name="ce21"/>
          <table:table-cell office:value-type="float" office:value="0.7" table:style-name="ce21">
            <text:p><text:s/>0,700<text:s/></text:p>
          </table:table-cell>
          <table:table-cell office:value-type="float" office:value="86.855000000000004" table:style-name="ce22">
            <text:p><text:s/>86,855<text:s/></text:p>
          </table:table-cell>
          <table:table-cell office:value-type="float" office:value="0.66800000000000004" table:style-name="ce21">
            <text:p><text:s/>0,668<text:s/></text:p>
          </table:table-cell>
          <table:table-cell office:value-type="float" office:value="5.1999999999999998E-2" table:style-name="ce21">
            <text:p><text:s/>0,052<text:s/></text:p>
          </table:table-cell>
          <table:table-cell table:style-name="ce21"/>
          <table:table-cell office:value-type="float" office:value="0.112" table:style-name="ce21">
            <text:p><text:s/>0,112<text:s/></text:p>
          </table:table-cell>
          <table:table-cell office:value-type="float" office:value="87.687000000000012" table:style-name="ce22">
            <text:p><text:s/>87,687<text:s/></text:p>
          </table:table-cell>
          <table:table-cell office:value-type="float" office:value="50.585999999999999" table:style-name="ce20">
            <text:p><text:s/>50,586<text:s/></text:p>
          </table:table-cell>
          <table:table-cell office:value-type="float" office:value="35.668999999999997" table:style-name="ce21">
            <text:p><text:s/>35,669<text:s/></text:p>
          </table:table-cell>
          <table:table-cell office:value-type="float" office:value="86.254999999999995" table:style-name="ce22">
            <text:p><text:s/>86,255<text:s/></text:p>
          </table:table-cell>
          <table:table-cell office:value-type="float" office:value="0.93400000000000005" table:style-name="ce21">
            <text:p><text:s/>0,934<text:s/></text:p>
          </table:table-cell>
          <table:table-cell table:style-name="ce21"/>
          <table:table-cell office:value-type="float" office:value="1.397" table:style-name="ce21">
            <text:p><text:s/>1,397<text:s/></text:p>
          </table:table-cell>
          <table:table-cell table:style-name="ce21"/>
          <table:table-cell office:value-type="float" office:value="0.43" table:style-name="ce21">
            <text:p><text:s/>0,430<text:s/></text:p>
          </table:table-cell>
          <table:table-cell office:value-type="float" office:value="89.016000000000005" table:style-name="ce23">
            <text:p><text:s/>89,016<text:s/></text:p>
          </table:table-cell>
          <table:table-cell office:value-type="float" office:value="-1.3289999999999935" table:style-name="ce25">
            <text:p><text:s/>-1,329<text:s/></text:p>
          </table:table-cell>
          <table:table-cell table:number-columns-repeated="16344"/>
        </table:table-row>
        <table:table-row table:style-name="ro4">
          <table:table-cell office:value-type="string" table:style-name="ce30">
            <text:p>AGNL</text:p>
          </table:table-cell>
          <table:table-cell office:value-type="float" office:value="2012" table:style-name="ce27">
            <text:p>2012</text:p>
          </table:table-cell>
          <table:table-cell office:value-type="string" table:style-name="ce27">
            <text:p>EZ</text:p>
          </table:table-cell>
          <table:table-cell office:value-type="float" office:value="1948.2" table:style-name="ce41">
            <text:p><text:s/>1.948<text:s/></text:p>
          </table:table-cell>
          <table:table-cell office:value-type="float" office:value="7.4999999999999997E-2" table:style-name="ce20">
            <text:p><text:s/>0,075<text:s/></text:p>
          </table:table-cell>
          <table:table-cell office:value-type="float" office:value="13.593999999999999" table:style-name="ce21">
            <text:p><text:s/>13,594<text:s/></text:p>
          </table:table-cell>
          <table:table-cell table:style-name="ce21"/>
          <table:table-cell office:value-type="float" office:value="13.668999999999999" table:style-name="ce22">
            <text:p><text:s/>13,669<text:s/></text:p>
          </table:table-cell>
          <table:table-cell table:style-name="ce21"/>
          <table:table-cell office:value-type="float" office:value="37.01" table:style-name="ce21">
            <text:p><text:s/>37,010<text:s/></text:p>
          </table:table-cell>
          <table:table-cell office:value-type="float" office:value="91.013000000000005" table:style-name="ce21">
            <text:p><text:s/>91,013<text:s/></text:p>
          </table:table-cell>
          <table:table-cell office:value-type="float" office:value="128.023" table:style-name="ce22">
            <text:p><text:s/>128,023<text:s/></text:p>
          </table:table-cell>
          <table:table-cell office:value-type="float" office:value="141.69200000000001" table:style-name="ce23">
            <text:p><text:s/>141,692<text:s/></text:p>
          </table:table-cell>
          <table:table-cell office:value-type="float" office:value="14.244999999999999" table:style-name="ce21">
            <text:p><text:s/>14,245<text:s/></text:p>
          </table:table-cell>
          <table:table-cell table:style-name="ce21"/>
          <table:table-cell office:value-type="float" office:value="3.6709999999999998" table:style-name="ce21">
            <text:p><text:s/>3,671<text:s/></text:p>
          </table:table-cell>
          <table:table-cell office:value-type="float" office:value="17.916" table:style-name="ce22">
            <text:p><text:s/>17,916<text:s/></text:p>
          </table:table-cell>
          <table:table-cell office:value-type="float" office:value="13.045999999999999" table:style-name="ce24">
            <text:p><text:s/>13,046<text:s/></text:p>
          </table:table-cell>
          <table:table-cell table:style-name="ce24"/>
          <table:table-cell office:value-type="float" office:value="110.72969999999999" table:style-name="ce24">
            <text:p><text:s/>110,730<text:s/></text:p>
          </table:table-cell>
          <table:table-cell office:value-type="float" office:value="141.6917" table:style-name="ce23">
            <text:p><text:s/>141,692<text:s/></text:p>
          </table:table-cell>
          <table:table-cell office:value-type="float" office:value="177.45500000000001" table:style-name="ce21">
            <text:p><text:s/>177,455<text:s/></text:p>
          </table:table-cell>
          <table:table-cell office:value-type="float" office:value="60.715000000000003" table:style-name="ce21">
            <text:p><text:s/>60,715<text:s/></text:p>
          </table:table-cell>
          <table:table-cell office:value-type="float" office:value="5.77" table:style-name="ce21">
            <text:p><text:s/>5,770<text:s/></text:p>
          </table:table-cell>
          <table:table-cell office:value-type="float" office:value="243.94000000000003" table:style-name="ce22">
            <text:p><text:s/>243,940<text:s/></text:p>
          </table:table-cell>
          <table:table-cell table:style-name="ce21"/>
          <table:table-cell office:value-type="float" office:value="1.4999999999999999E-2" table:style-name="ce21">
            <text:p><text:s/>0,015<text:s/></text:p>
          </table:table-cell>
          <table:table-cell office:value-type="float" office:value="1.37" table:style-name="ce21">
            <text:p><text:s/>1,370<text:s/></text:p>
          </table:table-cell>
          <table:table-cell office:value-type="float" office:value="1.978" table:style-name="ce21">
            <text:p><text:s/>1,978<text:s/></text:p>
          </table:table-cell>
          <table:table-cell office:value-type="float" office:value="247.30300000000003" table:style-name="ce22">
            <text:p><text:s/>247,303<text:s/></text:p>
          </table:table-cell>
          <table:table-cell office:value-type="float" office:value="154.011" table:style-name="ce20">
            <text:p><text:s/>154,011<text:s/></text:p>
          </table:table-cell>
          <table:table-cell office:value-type="float" office:value="80.231999999999999" table:style-name="ce21">
            <text:p><text:s/>80,232<text:s/></text:p>
          </table:table-cell>
          <table:table-cell office:value-type="float" office:value="234.24299999999999" table:style-name="ce22">
            <text:p><text:s/>234,243<text:s/></text:p>
          </table:table-cell>
          <table:table-cell office:value-type="float" office:value="2.7669999999999999" table:style-name="ce21">
            <text:p><text:s/>2,767<text:s/></text:p>
          </table:table-cell>
          <table:table-cell table:style-name="ce21"/>
          <table:table-cell office:value-type="float" office:value="3.4550000000000001" table:style-name="ce21">
            <text:p><text:s/>3,455<text:s/></text:p>
          </table:table-cell>
          <table:table-cell office:value-type="float" office:value="1E-3" table:style-name="ce21">
            <text:p><text:s/>0,001<text:s/></text:p>
          </table:table-cell>
          <table:table-cell office:value-type="float" office:value="3.1669999999999998" table:style-name="ce21">
            <text:p><text:s/>3,167<text:s/></text:p>
          </table:table-cell>
          <table:table-cell office:value-type="float" office:value="243.63300000000001" table:style-name="ce23">
            <text:p><text:s/>243,633<text:s/></text:p>
          </table:table-cell>
          <table:table-cell office:value-type="float" office:value="3.6700000000000159" table:style-name="ce25">
            <text:p><text:s/>3,670<text:s/></text:p>
          </table:table-cell>
          <table:table-cell table:number-columns-repeated="16344"/>
        </table:table-row>
        <table:table-row table:style-name="ro4">
          <table:table-cell office:value-type="string" table:style-name="ce30">
            <text:p>AT</text:p>
          </table:table-cell>
          <table:table-cell office:value-type="float" office:value="2012" table:style-name="ce27">
            <text:p>2012</text:p>
          </table:table-cell>
          <table:table-cell office:value-type="string" table:style-name="ce27">
            <text:p>EZ</text:p>
          </table:table-cell>
          <table:table-cell office:value-type="float" office:value="257" table:style-name="ce41">
            <text:p><text:s/>257<text:s/></text:p>
          </table:table-cell>
          <table:table-cell office:value-type="float" office:value="0.44900000000000001" table:style-name="ce20">
            <text:p><text:s/>0,449<text:s/></text:p>
          </table:table-cell>
          <table:table-cell office:value-type="float" office:value="5.8420000000000005" table:style-name="ce21">
            <text:p><text:s/>5,842<text:s/></text:p>
          </table:table-cell>
          <table:table-cell table:style-name="ce21"/>
          <table:table-cell office:value-type="float" office:value="6.2910000000000004" table:style-name="ce22">
            <text:p><text:s/>6,291<text:s/></text:p>
          </table:table-cell>
          <table:table-cell table:style-name="ce21"/>
          <table:table-cell office:value-type="float" office:value="11.69" table:style-name="ce21">
            <text:p><text:s/>11,690<text:s/></text:p>
          </table:table-cell>
          <table:table-cell office:value-type="float" office:value="10.388999999999999" table:style-name="ce21">
            <text:p><text:s/>10,389<text:s/></text:p>
          </table:table-cell>
          <table:table-cell office:value-type="float" office:value="22.079000000000001" table:style-name="ce22">
            <text:p><text:s/>22,079<text:s/></text:p>
          </table:table-cell>
          <table:table-cell office:value-type="float" office:value="28.37" table:style-name="ce23">
            <text:p><text:s/>28,370<text:s/></text:p>
          </table:table-cell>
          <table:table-cell office:value-type="float" office:value="1.625" table:style-name="ce21">
            <text:p><text:s/>1,625<text:s/></text:p>
          </table:table-cell>
          <table:table-cell table:style-name="ce21"/>
          <table:table-cell office:value-type="float" office:value="2.5539999999999998" table:style-name="ce21">
            <text:p><text:s/>2,554<text:s/></text:p>
          </table:table-cell>
          <table:table-cell office:value-type="float" office:value="4.1790000000000003" table:style-name="ce22">
            <text:p><text:s/>4,179<text:s/></text:p>
          </table:table-cell>
          <table:table-cell office:value-type="float" office:value="0.32400000000000001" table:style-name="ce24">
            <text:p><text:s/>0,324<text:s/></text:p>
          </table:table-cell>
          <table:table-cell office:value-type="float" office:value="0.97499999999999998" table:style-name="ce24">
            <text:p><text:s/>0,975<text:s/></text:p>
          </table:table-cell>
          <table:table-cell office:value-type="float" office:value="22.892000000000003" table:style-name="ce24">
            <text:p><text:s/>22,892<text:s/></text:p>
          </table:table-cell>
          <table:table-cell office:value-type="float" office:value="28.370000000000005" table:style-name="ce23">
            <text:p><text:s/>28,370<text:s/></text:p>
          </table:table-cell>
          <table:table-cell office:value-type="float" office:value="13.006" table:style-name="ce21">
            <text:p><text:s/>13,006<text:s/></text:p>
          </table:table-cell>
          <table:table-cell office:value-type="float" office:value="0.105" table:style-name="ce21">
            <text:p><text:s/>0,105<text:s/></text:p>
          </table:table-cell>
          <table:table-cell office:value-type="float" office:value="19.727" table:style-name="ce21">
            <text:p><text:s/>19,727<text:s/></text:p>
          </table:table-cell>
          <table:table-cell office:value-type="float" office:value="32.838000000000001" table:style-name="ce22">
            <text:p><text:s/>32,838<text:s/></text:p>
          </table:table-cell>
          <table:table-cell table:style-name="ce21"/>
          <table:table-cell office:value-type="float" office:value="5.0999999999999997E-2" table:style-name="ce21">
            <text:p><text:s/>0,051<text:s/></text:p>
          </table:table-cell>
          <table:table-cell table:style-name="ce21"/>
          <table:table-cell office:value-type="float" office:value="0.56599999999999995" table:style-name="ce21">
            <text:p><text:s/>0,566<text:s/></text:p>
          </table:table-cell>
          <table:table-cell office:value-type="float" office:value="33.455000000000005" table:style-name="ce22">
            <text:p><text:s/>33,455<text:s/></text:p>
          </table:table-cell>
          <table:table-cell office:value-type="float" office:value="18.263000000000002" table:style-name="ce20">
            <text:p><text:s/>18,263<text:s/></text:p>
          </table:table-cell>
          <table:table-cell office:value-type="float" office:value="10.217000000000001" table:style-name="ce21">
            <text:p><text:s/>10,217<text:s/></text:p>
          </table:table-cell>
          <table:table-cell office:value-type="float" office:value="28.480000000000004" table:style-name="ce22">
            <text:p><text:s/>28,480<text:s/></text:p>
          </table:table-cell>
          <table:table-cell office:value-type="float" office:value="2.214" table:style-name="ce21">
            <text:p><text:s/>2,214<text:s/></text:p>
          </table:table-cell>
          <table:table-cell table:style-name="ce21"/>
          <table:table-cell office:value-type="float" office:value="0.14699999999999999" table:style-name="ce21">
            <text:p><text:s/>0,147<text:s/></text:p>
          </table:table-cell>
          <table:table-cell office:value-type="float" office:value="0.06" table:style-name="ce21">
            <text:p><text:s/>0,060<text:s/></text:p>
          </table:table-cell>
          <table:table-cell table:style-name="ce21"/>
          <table:table-cell office:value-type="float" office:value="30.901" table:style-name="ce23">
            <text:p><text:s/>30,901<text:s/></text:p>
          </table:table-cell>
          <table:table-cell office:value-type="float" office:value="2.5540000000000056" table:style-name="ce25">
            <text:p><text:s/>2,554<text:s/></text:p>
          </table:table-cell>
          <table:table-cell table:number-columns-repeated="16344"/>
        </table:table-row>
        <table:table-row table:style-name="ro4">
          <table:table-cell office:value-type="string" table:style-name="ce30">
            <text:p>Dictu</text:p>
          </table:table-cell>
          <table:table-cell office:value-type="float" office:value="2012" table:style-name="ce27">
            <text:p>2012</text:p>
          </table:table-cell>
          <table:table-cell office:value-type="string" table:style-name="ce27">
            <text:p>EZ</text:p>
          </table:table-cell>
          <table:table-cell office:value-type="float" office:value="323" table:style-name="ce41">
            <text:p><text:s/>323<text:s/></text:p>
          </table:table-cell>
          <table:table-cell office:value-type="float" office:value="18.687000000000001" table:style-name="ce20">
            <text:p><text:s/>18,687<text:s/></text:p>
          </table:table-cell>
          <table:table-cell office:value-type="float" office:value="12.603" table:style-name="ce21">
            <text:p><text:s/>12,603<text:s/></text:p>
          </table:table-cell>
          <table:table-cell table:style-name="ce21"/>
          <table:table-cell office:value-type="float" office:value="31.29" table:style-name="ce22">
            <text:p><text:s/>31,290<text:s/></text:p>
          </table:table-cell>
          <table:table-cell table:style-name="ce21"/>
          <table:table-cell office:value-type="float" office:value="34.233000000000004" table:style-name="ce21">
            <text:p><text:s/>34,233<text:s/></text:p>
          </table:table-cell>
          <table:table-cell table:style-name="ce21"/>
          <table:table-cell office:value-type="float" office:value="34.233000000000004" table:style-name="ce22">
            <text:p><text:s/>34,233<text:s/></text:p>
          </table:table-cell>
          <table:table-cell office:value-type="float" office:value="65.522999999999996" table:style-name="ce23">
            <text:p><text:s/>65,523<text:s/></text:p>
          </table:table-cell>
          <table:table-cell office:value-type="float" office:value="1.3779999999999999" table:style-name="ce21">
            <text:p><text:s/>1,378<text:s/></text:p>
          </table:table-cell>
          <table:table-cell table:style-name="ce21"/>
          <table:table-cell office:value-type="float" office:value="-1.857" table:style-name="ce21">
            <text:p><text:s/>-1,857<text:s/></text:p>
          </table:table-cell>
          <table:table-cell office:value-type="float" office:value="-0.47900000000000009" table:style-name="ce22">
            <text:p><text:s/>-0,479<text:s/></text:p>
          </table:table-cell>
          <table:table-cell office:value-type="float" office:value="0.248" table:style-name="ce24">
            <text:p><text:s/>0,248<text:s/></text:p>
          </table:table-cell>
          <table:table-cell office:value-type="float" office:value="26.027000000000001" table:style-name="ce24">
            <text:p><text:s/>26,027<text:s/></text:p>
          </table:table-cell>
          <table:table-cell office:value-type="float" office:value="39.726999999999997" table:style-name="ce24">
            <text:p><text:s/>39,727<text:s/></text:p>
          </table:table-cell>
          <table:table-cell office:value-type="float" office:value="65.522999999999996" table:style-name="ce23">
            <text:p><text:s/>65,523<text:s/></text:p>
          </table:table-cell>
          <table:table-cell office:value-type="float" office:value="127.907" table:style-name="ce21">
            <text:p><text:s/>127,907<text:s/></text:p>
          </table:table-cell>
          <table:table-cell office:value-type="float" office:value="8.5000000000000006E-2" table:style-name="ce21">
            <text:p><text:s/>0,085<text:s/></text:p>
          </table:table-cell>
          <table:table-cell office:value-type="float" office:value="1.583" table:style-name="ce21">
            <text:p><text:s/>1,583<text:s/></text:p>
          </table:table-cell>
          <table:table-cell office:value-type="float" office:value="129.57499999999999" table:style-name="ce22">
            <text:p><text:s/>129,575<text:s/></text:p>
          </table:table-cell>
          <table:table-cell table:number-columns-repeated="2" table:style-name="ce21"/>
          <table:table-cell office:value-type="float" office:value="1.6E-2" table:style-name="ce21">
            <text:p><text:s/>0,016<text:s/></text:p>
          </table:table-cell>
          <table:table-cell office:value-type="float" office:value="8.093" table:style-name="ce21">
            <text:p><text:s/>8,093<text:s/></text:p>
          </table:table-cell>
          <table:table-cell office:value-type="float" office:value="137.68399999999997" table:style-name="ce22">
            <text:p><text:s/>137,684<text:s/></text:p>
          </table:table-cell>
          <table:table-cell office:value-type="float" office:value="66.391999999999996" table:style-name="ce20">
            <text:p><text:s/>66,392<text:s/></text:p>
          </table:table-cell>
          <table:table-cell office:value-type="float" office:value="54.896999999999998" table:style-name="ce21">
            <text:p><text:s/>54,897<text:s/></text:p>
          </table:table-cell>
          <table:table-cell office:value-type="float" office:value="121.28899999999999" table:style-name="ce22">
            <text:p><text:s/>121,289<text:s/></text:p>
          </table:table-cell>
          <table:table-cell office:value-type="float" office:value="10.638" table:style-name="ce21">
            <text:p><text:s/>10,638<text:s/></text:p>
          </table:table-cell>
          <table:table-cell table:style-name="ce21"/>
          <table:table-cell office:value-type="float" office:value="0.80200000000000005" table:style-name="ce21">
            <text:p><text:s/>0,802<text:s/></text:p>
          </table:table-cell>
          <table:table-cell office:value-type="float" office:value="0.125" table:style-name="ce21">
            <text:p><text:s/>0,125<text:s/></text:p>
          </table:table-cell>
          <table:table-cell office:value-type="float" office:value="6.6870000000000003" table:style-name="ce21">
            <text:p><text:s/>6,687<text:s/></text:p>
          </table:table-cell>
          <table:table-cell office:value-type="float" office:value="139.541" table:style-name="ce23">
            <text:p><text:s/>139,541<text:s/></text:p>
          </table:table-cell>
          <table:table-cell office:value-type="float" office:value="-1.8570000000000277" table:style-name="ce25">
            <text:p><text:s/>-1,857<text:s/></text:p>
          </table:table-cell>
          <table:table-cell table:number-columns-repeated="16344"/>
        </table:table-row>
        <table:table-row table:style-name="ro4">
          <table:table-cell office:value-type="string" table:style-name="ce30">
            <text:p>DLG</text:p>
          </table:table-cell>
          <table:table-cell office:value-type="float" office:value="2012" table:style-name="ce27">
            <text:p>2012</text:p>
          </table:table-cell>
          <table:table-cell office:value-type="string" table:style-name="ce27">
            <text:p>EZ</text:p>
          </table:table-cell>
          <table:table-cell office:value-type="float" office:value="1042" table:style-name="ce41">
            <text:p><text:s/>1.042<text:s/></text:p>
          </table:table-cell>
          <table:table-cell office:value-type="float" office:value="0.89200000000000002" table:style-name="ce20">
            <text:p><text:s/>0,892<text:s/></text:p>
          </table:table-cell>
          <table:table-cell office:value-type="float" office:value="4.5259999999999998" table:style-name="ce21">
            <text:p><text:s/>4,526<text:s/></text:p>
          </table:table-cell>
          <table:table-cell table:style-name="ce21"/>
          <table:table-cell office:value-type="float" office:value="5.4180000000000001" table:style-name="ce22">
            <text:p><text:s/>5,418<text:s/></text:p>
          </table:table-cell>
          <table:table-cell table:style-name="ce21"/>
          <table:table-cell office:value-type="float" office:value="10.981" table:style-name="ce21">
            <text:p><text:s/>10,981<text:s/></text:p>
          </table:table-cell>
          <table:table-cell office:value-type="float" office:value="24.792999999999999" table:style-name="ce21">
            <text:p><text:s/>24,793<text:s/></text:p>
          </table:table-cell>
          <table:table-cell office:value-type="float" office:value="35.774000000000001" table:style-name="ce22">
            <text:p><text:s/>35,774<text:s/></text:p>
          </table:table-cell>
          <table:table-cell office:value-type="float" office:value="41.192" table:style-name="ce23">
            <text:p><text:s/>41,192<text:s/></text:p>
          </table:table-cell>
          <table:table-cell office:value-type="float" office:value="3.5030000000000001" table:style-name="ce21">
            <text:p><text:s/>3,503<text:s/></text:p>
          </table:table-cell>
          <table:table-cell table:style-name="ce21"/>
          <table:table-cell office:value-type="float" office:value="0.55600000000000005" table:style-name="ce21">
            <text:p><text:s/>0,556<text:s/></text:p>
          </table:table-cell>
          <table:table-cell office:value-type="float" office:value="4.0590000000000002" table:style-name="ce22">
            <text:p><text:s/>4,059<text:s/></text:p>
          </table:table-cell>
          <table:table-cell office:value-type="float" office:value="18.303999999999998" table:style-name="ce24">
            <text:p><text:s/>18,304<text:s/></text:p>
          </table:table-cell>
          <table:table-cell office:value-type="float" office:value="4.117" table:style-name="ce24">
            <text:p><text:s/>4,117<text:s/></text:p>
          </table:table-cell>
          <table:table-cell office:value-type="float" office:value="14.712" table:style-name="ce24">
            <text:p><text:s/>14,712<text:s/></text:p>
          </table:table-cell>
          <table:table-cell office:value-type="float" office:value="41.192" table:style-name="ce23">
            <text:p><text:s/>41,192<text:s/></text:p>
          </table:table-cell>
          <table:table-cell office:value-type="float" office:value="91.378" table:style-name="ce21">
            <text:p><text:s/>91,378<text:s/></text:p>
          </table:table-cell>
          <table:table-cell office:value-type="float" office:value="7.4980000000000002" table:style-name="ce21">
            <text:p><text:s/>7,498<text:s/></text:p>
          </table:table-cell>
          <table:table-cell office:value-type="float" office:value="10.901999999999999" table:style-name="ce21">
            <text:p><text:s/>10,902<text:s/></text:p>
          </table:table-cell>
          <table:table-cell office:value-type="float" office:value="109.77800000000001" table:style-name="ce22">
            <text:p><text:s/>109,778<text:s/></text:p>
          </table:table-cell>
          <table:table-cell table:style-name="ce21"/>
          <table:table-cell office:value-type="float" office:value="2.8000000000000001E-2" table:style-name="ce21">
            <text:p><text:s/>0,028<text:s/></text:p>
          </table:table-cell>
          <table:table-cell office:value-type="float" office:value="0.85399999999999998" table:style-name="ce21">
            <text:p><text:s/>0,854<text:s/></text:p>
          </table:table-cell>
          <table:table-cell table:style-name="ce21"/>
          <table:table-cell office:value-type="float" office:value="110.66000000000001" table:style-name="ce22">
            <text:p><text:s/>110,660<text:s/></text:p>
          </table:table-cell>
          <table:table-cell office:value-type="float" office:value="70.983000000000004" table:style-name="ce20">
            <text:p><text:s/>70,983<text:s/></text:p>
          </table:table-cell>
          <table:table-cell office:value-type="float" office:value="31.222999999999999" table:style-name="ce21">
            <text:p><text:s/>31,223<text:s/></text:p>
          </table:table-cell>
          <table:table-cell office:value-type="float" office:value="102.206" table:style-name="ce22">
            <text:p><text:s/>102,206<text:s/></text:p>
          </table:table-cell>
          <table:table-cell office:value-type="float" office:value="1.8319999999999999" table:style-name="ce21">
            <text:p><text:s/>1,832<text:s/></text:p>
          </table:table-cell>
          <table:table-cell table:style-name="ce21"/>
          <table:table-cell office:value-type="float" office:value="5.8209999999999997" table:style-name="ce21">
            <text:p><text:s/>5,821<text:s/></text:p>
          </table:table-cell>
          <table:table-cell office:value-type="float" office:value="0.245" table:style-name="ce21">
            <text:p><text:s/>0,245<text:s/></text:p>
          </table:table-cell>
          <table:table-cell table:style-name="ce21"/>
          <table:table-cell office:value-type="float" office:value="110.104" table:style-name="ce23">
            <text:p><text:s/>110,104<text:s/></text:p>
          </table:table-cell>
          <table:table-cell office:value-type="float" office:value="0.5560000000000116" table:style-name="ce25">
            <text:p><text:s/>0,556<text:s/></text:p>
          </table:table-cell>
          <table:table-cell table:number-columns-repeated="16344"/>
        </table:table-row>
        <table:table-row table:style-name="ro4">
          <table:table-cell office:value-type="string" table:style-name="ce30">
            <text:p>DR</text:p>
          </table:table-cell>
          <table:table-cell office:value-type="float" office:value="2012" table:style-name="ce27">
            <text:p>2012</text:p>
          </table:table-cell>
          <table:table-cell office:value-type="string" table:style-name="ce27">
            <text:p>EZ</text:p>
          </table:table-cell>
          <table:table-cell office:value-type="float" office:value="972" table:style-name="ce41">
            <text:p><text:s/>972<text:s/></text:p>
          </table:table-cell>
          <table:table-cell office:value-type="float" office:value="27.44" table:style-name="ce20">
            <text:p><text:s/>27,440<text:s/></text:p>
          </table:table-cell>
          <table:table-cell office:value-type="float" office:value="1.581" table:style-name="ce21">
            <text:p><text:s/>1,581<text:s/></text:p>
          </table:table-cell>
          <table:table-cell table:style-name="ce21"/>
          <table:table-cell office:value-type="float" office:value="29.021000000000001" table:style-name="ce22">
            <text:p><text:s/>29,021<text:s/></text:p>
          </table:table-cell>
          <table:table-cell table:style-name="ce21"/>
          <table:table-cell office:value-type="float" office:value="12.929" table:style-name="ce21">
            <text:p><text:s/>12,929<text:s/></text:p>
          </table:table-cell>
          <table:table-cell office:value-type="float" office:value="16.414000000000001" table:style-name="ce21">
            <text:p><text:s/>16,414<text:s/></text:p>
          </table:table-cell>
          <table:table-cell office:value-type="float" office:value="29.343000000000004" table:style-name="ce22">
            <text:p><text:s/>29,343<text:s/></text:p>
          </table:table-cell>
          <table:table-cell office:value-type="float" office:value="58.364000000000004" table:style-name="ce23">
            <text:p><text:s/>58,364<text:s/></text:p>
          </table:table-cell>
          <table:table-cell office:value-type="float" office:value="5.1619999999999999" table:style-name="ce21">
            <text:p><text:s/>5,162<text:s/></text:p>
          </table:table-cell>
          <table:table-cell table:style-name="ce21"/>
          <table:table-cell office:value-type="float" office:value="-0.01" table:style-name="ce21">
            <text:p><text:s/>-0,010<text:s/></text:p>
          </table:table-cell>
          <table:table-cell office:value-type="float" office:value="5.1520000000000001" table:style-name="ce22">
            <text:p><text:s/>5,152<text:s/></text:p>
          </table:table-cell>
          <table:table-cell table:style-name="ce24"/>
          <table:table-cell office:value-type="float" office:value="8.0229999999999997" table:style-name="ce24">
            <text:p><text:s/>8,023<text:s/></text:p>
          </table:table-cell>
          <table:table-cell office:value-type="float" office:value="45.189" table:style-name="ce24">
            <text:p><text:s/>45,189<text:s/></text:p>
          </table:table-cell>
          <table:table-cell office:value-type="float" office:value="58.364000000000004" table:style-name="ce23">
            <text:p><text:s/>58,364<text:s/></text:p>
          </table:table-cell>
          <table:table-cell office:value-type="float" office:value="146.208" table:style-name="ce21">
            <text:p><text:s/>146,208<text:s/></text:p>
          </table:table-cell>
          <table:table-cell office:value-type="float" office:value="1.2929999999999999" table:style-name="ce21">
            <text:p><text:s/>1,293<text:s/></text:p>
          </table:table-cell>
          <table:table-cell office:value-type="float" office:value="13.816000000000001" table:style-name="ce21">
            <text:p><text:s/>13,816<text:s/></text:p>
          </table:table-cell>
          <table:table-cell office:value-type="float" office:value="161.31700000000001" table:style-name="ce22">
            <text:p><text:s/>161,317<text:s/></text:p>
          </table:table-cell>
          <table:table-cell table:style-name="ce21"/>
          <table:table-cell office:value-type="float" office:value="1.0999999999999999E-2" table:style-name="ce21">
            <text:p><text:s/>0,011<text:s/></text:p>
          </table:table-cell>
          <table:table-cell table:number-columns-repeated="2" table:style-name="ce21"/>
          <table:table-cell office:value-type="float" office:value="161.328" table:style-name="ce22">
            <text:p><text:s/>161,328<text:s/></text:p>
          </table:table-cell>
          <table:table-cell office:value-type="float" office:value="87.894000000000005" table:style-name="ce20">
            <text:p><text:s/>87,894<text:s/></text:p>
          </table:table-cell>
          <table:table-cell office:value-type="float" office:value="60.381999999999998" table:style-name="ce21">
            <text:p><text:s/>60,382<text:s/></text:p>
          </table:table-cell>
          <table:table-cell office:value-type="float" office:value="148.27600000000001" table:style-name="ce22">
            <text:p><text:s/>148,276<text:s/></text:p>
          </table:table-cell>
          <table:table-cell office:value-type="float" office:value="12.274000000000001" table:style-name="ce21">
            <text:p><text:s/>12,274<text:s/></text:p>
          </table:table-cell>
          <table:table-cell table:number-columns-repeated="2" table:style-name="ce21"/>
          <table:table-cell office:value-type="float" office:value="0.78800000000000003" table:style-name="ce21">
            <text:p><text:s/>0,788<text:s/></text:p>
          </table:table-cell>
          <table:table-cell table:style-name="ce21"/>
          <table:table-cell office:value-type="float" office:value="161.33800000000002" table:style-name="ce23">
            <text:p><text:s/>161,338<text:s/></text:p>
          </table:table-cell>
          <table:table-cell office:value-type="float" office:value="-1.0000000000019327E-2" table:style-name="ce25">
            <text:p><text:s/>-0,010<text:s/></text:p>
          </table:table-cell>
          <table:table-cell table:number-columns-repeated="16344"/>
        </table:table-row>
        <table:table-row table:style-name="ro4">
          <table:table-cell office:value-type="string" table:style-name="ce30">
            <text:p>NVWA</text:p>
          </table:table-cell>
          <table:table-cell office:value-type="float" office:value="2012" table:style-name="ce27">
            <text:p>2012</text:p>
          </table:table-cell>
          <table:table-cell office:value-type="string" table:style-name="ce27">
            <text:p>EZ</text:p>
          </table:table-cell>
          <table:table-cell office:value-type="float" office:value="2168" table:style-name="ce41">
            <text:p><text:s/>2.168<text:s/></text:p>
          </table:table-cell>
          <table:table-cell office:value-type="float" office:value="12.976000000000001" table:style-name="ce20">
            <text:p><text:s/>12,976<text:s/></text:p>
          </table:table-cell>
          <table:table-cell office:value-type="float" office:value="27.422000000000001" table:style-name="ce21">
            <text:p><text:s/>27,422<text:s/></text:p>
          </table:table-cell>
          <table:table-cell table:style-name="ce21"/>
          <table:table-cell office:value-type="float" office:value="40.398000000000003" table:style-name="ce22">
            <text:p><text:s/>40,398<text:s/></text:p>
          </table:table-cell>
          <table:table-cell office:value-type="float" office:value="1.0960000000000001" table:style-name="ce21">
            <text:p><text:s/>1,096<text:s/></text:p>
          </table:table-cell>
          <table:table-cell office:value-type="float" office:value="44.053000000000004" table:style-name="ce21">
            <text:p><text:s/>44,053<text:s/></text:p>
          </table:table-cell>
          <table:table-cell office:value-type="float" office:value="39.097000000000001" table:style-name="ce21">
            <text:p><text:s/>39,097<text:s/></text:p>
          </table:table-cell>
          <table:table-cell office:value-type="float" office:value="84.246000000000009" table:style-name="ce22">
            <text:p><text:s/>84,246<text:s/></text:p>
          </table:table-cell>
          <table:table-cell office:value-type="float" office:value="124.64400000000001" table:style-name="ce23">
            <text:p><text:s/>124,644<text:s/></text:p>
          </table:table-cell>
          <table:table-cell office:value-type="float" office:value="3.92" table:style-name="ce21">
            <text:p><text:s/>3,920<text:s/></text:p>
          </table:table-cell>
          <table:table-cell table:style-name="ce21"/>
          <table:table-cell office:value-type="float" office:value="-6.0999999999999999E-2" table:style-name="ce21">
            <text:p><text:s/>-0,061<text:s/></text:p>
          </table:table-cell>
          <table:table-cell office:value-type="float" office:value="3.859" table:style-name="ce22">
            <text:p><text:s/>3,859<text:s/></text:p>
          </table:table-cell>
          <table:table-cell office:value-type="float" office:value="42.444000000000003" table:style-name="ce24">
            <text:p><text:s/>42,444<text:s/></text:p>
          </table:table-cell>
          <table:table-cell office:value-type="float" office:value="24.495999999999999" table:style-name="ce24">
            <text:p><text:s/>24,496<text:s/></text:p>
          </table:table-cell>
          <table:table-cell office:value-type="float" office:value="53.844999999999999" table:style-name="ce24">
            <text:p><text:s/>53,845<text:s/></text:p>
          </table:table-cell>
          <table:table-cell office:value-type="float" office:value="124.64400000000001" table:style-name="ce23">
            <text:p><text:s/>124,644<text:s/></text:p>
          </table:table-cell>
          <table:table-cell office:value-type="float" office:value="121.43899999999999" table:style-name="ce21">
            <text:p><text:s/>121,439<text:s/></text:p>
          </table:table-cell>
          <table:table-cell office:value-type="float" office:value="72.141000000000005" table:style-name="ce21">
            <text:p><text:s/>72,141<text:s/></text:p>
          </table:table-cell>
          <table:table-cell office:value-type="float" office:value="59.783999999999999" table:style-name="ce21">
            <text:p><text:s/>59,784<text:s/></text:p>
          </table:table-cell>
          <table:table-cell office:value-type="float" office:value="253.36399999999998" table:style-name="ce22">
            <text:p><text:s/>253,364<text:s/></text:p>
          </table:table-cell>
          <table:table-cell office:value-type="float" office:value="2.1160000000000001" table:style-name="ce21">
            <text:p><text:s/>2,116<text:s/></text:p>
          </table:table-cell>
          <table:table-cell office:value-type="float" office:value="8.8999999999999996E-2" table:style-name="ce21">
            <text:p><text:s/>0,089<text:s/></text:p>
          </table:table-cell>
          <table:table-cell office:value-type="float" office:value="8.3209999999999997" table:style-name="ce21">
            <text:p><text:s/>8,321<text:s/></text:p>
          </table:table-cell>
          <table:table-cell office:value-type="float" office:value="26.753" table:style-name="ce21">
            <text:p><text:s/>26,753<text:s/></text:p>
          </table:table-cell>
          <table:table-cell office:value-type="float" office:value="290.64299999999997" table:style-name="ce22">
            <text:p><text:s/>290,643<text:s/></text:p>
          </table:table-cell>
          <table:table-cell office:value-type="float" office:value="179.65100000000001" table:style-name="ce20">
            <text:p><text:s/>179,651<text:s/></text:p>
          </table:table-cell>
          <table:table-cell office:value-type="float" office:value="74.045000000000002" table:style-name="ce21">
            <text:p><text:s/>74,045<text:s/></text:p>
          </table:table-cell>
          <table:table-cell office:value-type="float" office:value="253.69600000000003" table:style-name="ce22">
            <text:p><text:s/>253,696<text:s/></text:p>
          </table:table-cell>
          <table:table-cell office:value-type="float" office:value="9.3450000000000006" table:style-name="ce21">
            <text:p><text:s/>9,345<text:s/></text:p>
          </table:table-cell>
          <table:table-cell table:style-name="ce21"/>
          <table:table-cell office:value-type="float" office:value="26.920999999999999" table:style-name="ce21">
            <text:p><text:s/>26,921<text:s/></text:p>
          </table:table-cell>
          <table:table-cell office:value-type="float" office:value="0.74199999999999999" table:style-name="ce21">
            <text:p><text:s/>0,742<text:s/></text:p>
          </table:table-cell>
          <table:table-cell table:style-name="ce21"/>
          <table:table-cell office:value-type="float" office:value="290.70400000000006" table:style-name="ce23">
            <text:p><text:s/>290,704<text:s/></text:p>
          </table:table-cell>
          <table:table-cell office:value-type="float" office:value="-6.1000000000092314E-2" table:style-name="ce25">
            <text:p><text:s/>-0,061<text:s/></text:p>
          </table:table-cell>
          <table:table-cell table:number-columns-repeated="16344"/>
        </table:table-row>
        <table:table-row table:style-name="ro4">
          <table:table-cell office:value-type="string" table:style-name="ce30">
            <text:p>DRZ</text:p>
          </table:table-cell>
          <table:table-cell office:value-type="float" office:value="2012" table:style-name="ce27">
            <text:p>2012</text:p>
          </table:table-cell>
          <table:table-cell office:value-type="string" table:style-name="ce27">
            <text:p>FIN</text:p>
          </table:table-cell>
          <table:table-cell office:value-type="float" office:value="97.6" table:style-name="ce41">
            <text:p><text:s/>98<text:s/></text:p>
          </table:table-cell>
          <table:table-cell office:value-type="float" office:value="0.26500000000000001" table:style-name="ce20">
            <text:p><text:s/>0,265<text:s/></text:p>
          </table:table-cell>
          <table:table-cell office:value-type="float" office:value="1.8839999999999999" table:style-name="ce21">
            <text:p><text:s/>1,884<text:s/></text:p>
          </table:table-cell>
          <table:table-cell table:style-name="ce21"/>
          <table:table-cell office:value-type="float" office:value="2.149" table:style-name="ce22">
            <text:p><text:s/>2,149<text:s/></text:p>
          </table:table-cell>
          <table:table-cell table:style-name="ce21"/>
          <table:table-cell office:value-type="float" office:value="2.62" table:style-name="ce21">
            <text:p><text:s/>2,620<text:s/></text:p>
          </table:table-cell>
          <table:table-cell office:value-type="float" office:value="5.008" table:style-name="ce21">
            <text:p><text:s/>5,008<text:s/></text:p>
          </table:table-cell>
          <table:table-cell office:value-type="float" office:value="7.6280000000000001" table:style-name="ce22">
            <text:p><text:s/>7,628<text:s/></text:p>
          </table:table-cell>
          <table:table-cell office:value-type="float" office:value="9.777000000000001" table:style-name="ce23">
            <text:p><text:s/>9,777<text:s/></text:p>
          </table:table-cell>
          <table:table-cell office:value-type="float" office:value="0.77400000000000002" table:style-name="ce21">
            <text:p><text:s/>0,774<text:s/></text:p>
          </table:table-cell>
          <table:table-cell table:style-name="ce21"/>
          <table:table-cell office:value-type="float" office:value="1.0209999999999999" table:style-name="ce21">
            <text:p><text:s/>1,021<text:s/></text:p>
          </table:table-cell>
          <table:table-cell office:value-type="float" office:value="1.7949999999999999" table:style-name="ce22">
            <text:p><text:s/>1,795<text:s/></text:p>
          </table:table-cell>
          <table:table-cell office:value-type="float" office:value="2.7730000000000001" table:style-name="ce24">
            <text:p><text:s/>2,773<text:s/></text:p>
          </table:table-cell>
          <table:table-cell office:value-type="float" office:value="0.40699999999999997" table:style-name="ce24">
            <text:p><text:s/>0,407<text:s/></text:p>
          </table:table-cell>
          <table:table-cell office:value-type="float" office:value="4.8019999999999996" table:style-name="ce24">
            <text:p><text:s/>4,802<text:s/></text:p>
          </table:table-cell>
          <table:table-cell office:value-type="float" office:value="9.7769999999999992" table:style-name="ce23">
            <text:p><text:s/>9,777<text:s/></text:p>
          </table:table-cell>
          <table:table-cell office:value-type="float" office:value="0.151" table:style-name="ce21">
            <text:p><text:s/>0,151<text:s/></text:p>
          </table:table-cell>
          <table:table-cell office:value-type="float" office:value="17.763000000000002" table:style-name="ce21">
            <text:p><text:s/>17,763<text:s/></text:p>
          </table:table-cell>
          <table:table-cell office:value-type="float" office:value="2.7810000000000001" table:style-name="ce21">
            <text:p><text:s/>2,781<text:s/></text:p>
          </table:table-cell>
          <table:table-cell office:value-type="float" office:value="20.695" table:style-name="ce22">
            <text:p><text:s/>20,695<text:s/></text:p>
          </table:table-cell>
          <table:table-cell table:style-name="ce21"/>
          <table:table-cell office:value-type="float" office:value="6.3E-2" table:style-name="ce21">
            <text:p><text:s/>0,063<text:s/></text:p>
          </table:table-cell>
          <table:table-cell office:value-type="float" office:value="0.29899999999999999" table:style-name="ce21">
            <text:p><text:s/>0,299<text:s/></text:p>
          </table:table-cell>
          <table:table-cell office:value-type="float" office:value="0.35499999999999998" table:style-name="ce21">
            <text:p><text:s/>0,355<text:s/></text:p>
          </table:table-cell>
          <table:table-cell office:value-type="float" office:value="21.411999999999999" table:style-name="ce22">
            <text:p><text:s/>21,412<text:s/></text:p>
          </table:table-cell>
          <table:table-cell office:value-type="float" office:value="5.2480000000000002" table:style-name="ce20">
            <text:p><text:s/>5,248<text:s/></text:p>
          </table:table-cell>
          <table:table-cell office:value-type="float" office:value="12.382999999999999" table:style-name="ce21">
            <text:p><text:s/>12,383<text:s/></text:p>
          </table:table-cell>
          <table:table-cell office:value-type="float" office:value="17.631" table:style-name="ce22">
            <text:p><text:s/>17,631<text:s/></text:p>
          </table:table-cell>
          <table:table-cell office:value-type="float" office:value="0.59400000000000008" table:style-name="ce21">
            <text:p><text:s/>0,594<text:s/></text:p>
          </table:table-cell>
          <table:table-cell table:style-name="ce21"/>
          <table:table-cell office:value-type="float" office:value="0.93" table:style-name="ce21">
            <text:p><text:s/>0,930<text:s/></text:p>
          </table:table-cell>
          <table:table-cell office:value-type="float" office:value="4.0000000000000001E-3" table:style-name="ce21">
            <text:p><text:s/>0,004<text:s/></text:p>
          </table:table-cell>
          <table:table-cell office:value-type="float" office:value="1.232" table:style-name="ce21">
            <text:p><text:s/>1,232<text:s/></text:p>
          </table:table-cell>
          <table:table-cell office:value-type="float" office:value="20.391000000000002" table:style-name="ce23">
            <text:p><text:s/>20,391<text:s/></text:p>
          </table:table-cell>
          <table:table-cell office:value-type="float" office:value="1.0209999999999972" table:style-name="ce25">
            <text:p><text:s/>1,021<text:s/></text:p>
          </table:table-cell>
          <table:table-cell table:number-columns-repeated="16344"/>
        </table:table-row>
        <table:table-row table:style-name="ro4">
          <table:table-cell office:value-type="string" table:style-name="ce30">
            <text:p>RVOB</text:p>
          </table:table-cell>
          <table:table-cell office:value-type="float" office:value="2012" table:style-name="ce27">
            <text:p>2012</text:p>
          </table:table-cell>
          <table:table-cell office:value-type="string" table:style-name="ce27">
            <text:p>FIN</text:p>
          </table:table-cell>
          <table:table-cell office:value-type="float" office:value="217.3" table:style-name="ce41">
            <text:p><text:s/>217<text:s/></text:p>
          </table:table-cell>
          <table:table-cell office:value-type="float" office:value="4.8000000000000001E-2" table:style-name="ce20">
            <text:p><text:s/>0,048<text:s/></text:p>
          </table:table-cell>
          <table:table-cell office:value-type="float" office:value="0.76900000000000002" table:style-name="ce21">
            <text:p><text:s/>0,769<text:s/></text:p>
          </table:table-cell>
          <table:table-cell office:value-type="float" office:value="103.181" table:style-name="ce21">
            <text:p><text:s/>103,181<text:s/></text:p>
          </table:table-cell>
          <table:table-cell office:value-type="float" office:value="103.99799999999999" table:style-name="ce22">
            <text:p><text:s/>103,998<text:s/></text:p>
          </table:table-cell>
          <table:table-cell table:style-name="ce21"/>
          <table:table-cell office:value-type="float" office:value="4.4690000000000003" table:style-name="ce21">
            <text:p><text:s/>4,469<text:s/></text:p>
          </table:table-cell>
          <table:table-cell office:value-type="float" office:value="29.1" table:style-name="ce21">
            <text:p><text:s/>29,100<text:s/></text:p>
          </table:table-cell>
          <table:table-cell office:value-type="float" office:value="33.569000000000003" table:style-name="ce22">
            <text:p><text:s/>33,569<text:s/></text:p>
          </table:table-cell>
          <table:table-cell office:value-type="float" office:value="137.56700000000001" table:style-name="ce23">
            <text:p><text:s/>137,567<text:s/></text:p>
          </table:table-cell>
          <table:table-cell office:value-type="float" office:value="1.234" table:style-name="ce21">
            <text:p><text:s/>1,234<text:s/></text:p>
          </table:table-cell>
          <table:table-cell office:value-type="float" office:value="6.6059999999999999" table:style-name="ce21">
            <text:p><text:s/>6,606<text:s/></text:p>
          </table:table-cell>
          <table:table-cell office:value-type="float" office:value="4.9180000000000001" table:style-name="ce21">
            <text:p><text:s/>4,918<text:s/></text:p>
          </table:table-cell>
          <table:table-cell office:value-type="float" office:value="12.757999999999999" table:style-name="ce22">
            <text:p><text:s/>12,758<text:s/></text:p>
          </table:table-cell>
          <table:table-cell office:value-type="float" office:value="0.81200000000000006" table:style-name="ce24">
            <text:p><text:s/>0,812<text:s/></text:p>
          </table:table-cell>
          <table:table-cell office:value-type="float" office:value="99.838999999999984" table:style-name="ce24">
            <text:p><text:s/>99,839<text:s/></text:p>
          </table:table-cell>
          <table:table-cell office:value-type="float" office:value="24.158000000000001" table:style-name="ce24">
            <text:p><text:s/>24,158<text:s/></text:p>
          </table:table-cell>
          <table:table-cell office:value-type="float" office:value="137.56699999999998" table:style-name="ce23">
            <text:p><text:s/>137,567<text:s/></text:p>
          </table:table-cell>
          <table:table-cell office:value-type="float" office:value="22.311" table:style-name="ce21">
            <text:p><text:s/>22,311<text:s/></text:p>
          </table:table-cell>
          <table:table-cell office:value-type="float" office:value="6.4000000000000001E-2" table:style-name="ce21">
            <text:p><text:s/>0,064<text:s/></text:p>
          </table:table-cell>
          <table:table-cell office:value-type="float" office:value="2.0379999999999998" table:style-name="ce21">
            <text:p><text:s/>2,038<text:s/></text:p>
          </table:table-cell>
          <table:table-cell office:value-type="float" office:value="24.413" table:style-name="ce22">
            <text:p><text:s/>24,413<text:s/></text:p>
          </table:table-cell>
          <table:table-cell table:style-name="ce21"/>
          <table:table-cell office:value-type="float" office:value="1.7999999999999999E-2" table:style-name="ce21">
            <text:p><text:s/>0,018<text:s/></text:p>
          </table:table-cell>
          <table:table-cell office:value-type="float" office:value="1.1950000000000001" table:style-name="ce21">
            <text:p><text:s/>1,195<text:s/></text:p>
          </table:table-cell>
          <table:table-cell office:value-type="float" office:value="1.4999999999999999E-2" table:style-name="ce21">
            <text:p><text:s/>0,015<text:s/></text:p>
          </table:table-cell>
          <table:table-cell office:value-type="float" office:value="25.641000000000002" table:style-name="ce22">
            <text:p><text:s/>25,641<text:s/></text:p>
          </table:table-cell>
          <table:table-cell office:value-type="float" office:value="14.661" table:style-name="ce20">
            <text:p><text:s/>14,661<text:s/></text:p>
          </table:table-cell>
          <table:table-cell office:value-type="float" office:value="5.5190000000000001" table:style-name="ce21">
            <text:p><text:s/>5,519<text:s/></text:p>
          </table:table-cell>
          <table:table-cell office:value-type="float" office:value="20.18" table:style-name="ce22">
            <text:p><text:s/>20,180<text:s/></text:p>
          </table:table-cell>
          <table:table-cell office:value-type="float" office:value="0.41400000000000003" table:style-name="ce21">
            <text:p><text:s/>0,414<text:s/></text:p>
          </table:table-cell>
          <table:table-cell table:style-name="ce21"/>
          <table:table-cell office:value-type="float" office:value="0.112" table:style-name="ce21">
            <text:p><text:s/>0,112<text:s/></text:p>
          </table:table-cell>
          <table:table-cell office:value-type="float" office:value="1.7000000000000001E-2" table:style-name="ce21">
            <text:p><text:s/>0,017<text:s/></text:p>
          </table:table-cell>
          <table:table-cell table:style-name="ce21"/>
          <table:table-cell office:value-type="float" office:value="20.722999999999999" table:style-name="ce23">
            <text:p><text:s/>20,723<text:s/></text:p>
          </table:table-cell>
          <table:table-cell office:value-type="float" office:value="4.9180000000000028" table:style-name="ce25">
            <text:p><text:s/>4,918<text:s/></text:p>
          </table:table-cell>
          <table:table-cell table:number-columns-repeated="16344"/>
        </table:table-row>
        <table:table-row table:style-name="ro4">
          <table:table-cell office:value-type="string" table:style-name="ce30">
            <text:p>ILT</text:p>
          </table:table-cell>
          <table:table-cell office:value-type="float" office:value="2012" table:style-name="ce27">
            <text:p>2012</text:p>
          </table:table-cell>
          <table:table-cell office:value-type="string" table:style-name="ce27">
            <text:p>IenM</text:p>
          </table:table-cell>
          <table:table-cell office:value-type="float" office:value="1120.2" table:style-name="ce41">
            <text:p><text:s/>1.120<text:s/></text:p>
          </table:table-cell>
          <table:table-cell office:value-type="float" office:value="0.45200000000000001" table:style-name="ce20">
            <text:p><text:s/>0,452<text:s/></text:p>
          </table:table-cell>
          <table:table-cell office:value-type="float" office:value="3.7480000000000002" table:style-name="ce21">
            <text:p><text:s/>3,748<text:s/></text:p>
          </table:table-cell>
          <table:table-cell table:style-name="ce21"/>
          <table:table-cell office:value-type="float" office:value="4.2" table:style-name="ce22">
            <text:p><text:s/>4,200<text:s/></text:p>
          </table:table-cell>
          <table:table-cell table:style-name="ce21"/>
          <table:table-cell office:value-type="float" office:value="3.5170000000000003" table:style-name="ce21">
            <text:p><text:s/>3,517<text:s/></text:p>
          </table:table-cell>
          <table:table-cell office:value-type="float" office:value="82.850999999999999" table:style-name="ce21">
            <text:p><text:s/>82,851<text:s/></text:p>
          </table:table-cell>
          <table:table-cell office:value-type="float" office:value="86.367999999999995" table:style-name="ce22">
            <text:p><text:s/>86,368<text:s/></text:p>
          </table:table-cell>
          <table:table-cell office:value-type="float" office:value="90.567999999999998" table:style-name="ce23">
            <text:p><text:s/>90,568<text:s/></text:p>
          </table:table-cell>
          <table:table-cell office:value-type="float" office:value="1.712" table:style-name="ce21">
            <text:p><text:s/>1,712<text:s/></text:p>
          </table:table-cell>
          <table:table-cell table:style-name="ce21"/>
          <table:table-cell office:value-type="float" office:value="7.9420000000000002" table:style-name="ce21">
            <text:p><text:s/>7,942<text:s/></text:p>
          </table:table-cell>
          <table:table-cell office:value-type="float" office:value="9.6539999999999999" table:style-name="ce22">
            <text:p><text:s/>9,654<text:s/></text:p>
          </table:table-cell>
          <table:table-cell office:value-type="float" office:value="17.998999999999999" table:style-name="ce24">
            <text:p><text:s/>17,999<text:s/></text:p>
          </table:table-cell>
          <table:table-cell office:value-type="float" office:value="5.8000000000000003E-2" table:style-name="ce24">
            <text:p><text:s/>0,058<text:s/></text:p>
          </table:table-cell>
          <table:table-cell office:value-type="float" office:value="62.855999999999995" table:style-name="ce24">
            <text:p><text:s/>62,856<text:s/></text:p>
          </table:table-cell>
          <table:table-cell office:value-type="float" office:value="90.566999999999993" table:style-name="ce23">
            <text:p><text:s/>90,567<text:s/></text:p>
          </table:table-cell>
          <table:table-cell office:value-type="float" office:value="147.822" table:style-name="ce21">
            <text:p><text:s/>147,822<text:s/></text:p>
          </table:table-cell>
          <table:table-cell office:value-type="float" office:value="0.41699999999999998" table:style-name="ce21">
            <text:p><text:s/>0,417<text:s/></text:p>
          </table:table-cell>
          <table:table-cell office:value-type="float" office:value="8.3339999999999996" table:style-name="ce21">
            <text:p><text:s/>8,334<text:s/></text:p>
          </table:table-cell>
          <table:table-cell office:value-type="float" office:value="156.57300000000001" table:style-name="ce22">
            <text:p><text:s/>156,573<text:s/></text:p>
          </table:table-cell>
          <table:table-cell table:style-name="ce21"/>
          <table:table-cell office:value-type="float" office:value="0.23100000000000001" table:style-name="ce21">
            <text:p><text:s/>0,231<text:s/></text:p>
          </table:table-cell>
          <table:table-cell office:value-type="float" office:value="1.6739999999999999" table:style-name="ce21">
            <text:p><text:s/>1,674<text:s/></text:p>
          </table:table-cell>
          <table:table-cell office:value-type="float" office:value="0.41399999999999998" table:style-name="ce21">
            <text:p><text:s/>0,414<text:s/></text:p>
          </table:table-cell>
          <table:table-cell office:value-type="float" office:value="158.892" table:style-name="ce22">
            <text:p><text:s/>158,892<text:s/></text:p>
          </table:table-cell>
          <table:table-cell office:value-type="float" office:value="99.531999999999996" table:style-name="ce20">
            <text:p><text:s/>99,532<text:s/></text:p>
          </table:table-cell>
          <table:table-cell office:value-type="float" office:value="37.14" table:style-name="ce21">
            <text:p><text:s/>37,140<text:s/></text:p>
          </table:table-cell>
          <table:table-cell office:value-type="float" office:value="136.672" table:style-name="ce22">
            <text:p><text:s/>136,672<text:s/></text:p>
          </table:table-cell>
          <table:table-cell office:value-type="float" office:value="2.673" table:style-name="ce21">
            <text:p><text:s/>2,673<text:s/></text:p>
          </table:table-cell>
          <table:table-cell table:style-name="ce21"/>
          <table:table-cell office:value-type="float" office:value="10.442" table:style-name="ce21">
            <text:p><text:s/>10,442<text:s/></text:p>
          </table:table-cell>
          <table:table-cell office:value-type="float" office:value="2.1000000000000001E-2" table:style-name="ce21">
            <text:p><text:s/>0,021<text:s/></text:p>
          </table:table-cell>
          <table:table-cell office:value-type="float" office:value="1.141" table:style-name="ce21">
            <text:p><text:s/>1,141<text:s/></text:p>
          </table:table-cell>
          <table:table-cell office:value-type="float" office:value="150.94899999999998" table:style-name="ce23">
            <text:p><text:s/>150,949<text:s/></text:p>
          </table:table-cell>
          <table:table-cell office:value-type="float" office:value="7.9430000000000121" table:style-name="ce25">
            <text:p><text:s/>7,943<text:s/></text:p>
          </table:table-cell>
          <table:table-cell table:number-columns-repeated="16344"/>
        </table:table-row>
        <table:table-row table:style-name="ro4">
          <table:table-cell office:value-type="string" table:style-name="ce30">
            <text:p>KNMI</text:p>
          </table:table-cell>
          <table:table-cell office:value-type="float" office:value="2012" table:style-name="ce27">
            <text:p>2012</text:p>
          </table:table-cell>
          <table:table-cell office:value-type="string" table:style-name="ce27">
            <text:p>IenM</text:p>
          </table:table-cell>
          <table:table-cell office:value-type="float" office:value="383" table:style-name="ce41">
            <text:p><text:s/>383<text:s/></text:p>
          </table:table-cell>
          <table:table-cell table:style-name="ce20"/>
          <table:table-cell office:value-type="float" office:value="14.125999999999999" table:style-name="ce21">
            <text:p><text:s/>14,126<text:s/></text:p>
          </table:table-cell>
          <table:table-cell table:style-name="ce21"/>
          <table:table-cell office:value-type="float" office:value="14.125999999999999" table:style-name="ce22">
            <text:p><text:s/>14,126<text:s/></text:p>
          </table:table-cell>
          <table:table-cell office:value-type="float" office:value="1.137" table:style-name="ce21">
            <text:p><text:s/>1,137<text:s/></text:p>
          </table:table-cell>
          <table:table-cell office:value-type="float" office:value="4.18" table:style-name="ce21">
            <text:p><text:s/>4,180<text:s/></text:p>
          </table:table-cell>
          <table:table-cell office:value-type="float" office:value="19.081" table:style-name="ce21">
            <text:p><text:s/>19,081<text:s/></text:p>
          </table:table-cell>
          <table:table-cell office:value-type="float" office:value="24.398" table:style-name="ce22">
            <text:p><text:s/>24,398<text:s/></text:p>
          </table:table-cell>
          <table:table-cell office:value-type="float" office:value="38.524000000000001" table:style-name="ce23">
            <text:p><text:s/>38,524<text:s/></text:p>
          </table:table-cell>
          <table:table-cell office:value-type="float" office:value="0.61099999999999999" table:style-name="ce21">
            <text:p><text:s/>0,611<text:s/></text:p>
          </table:table-cell>
          <table:table-cell table:style-name="ce21"/>
          <table:table-cell office:value-type="float" office:value="1.266" table:style-name="ce21">
            <text:p><text:s/>1,266<text:s/></text:p>
          </table:table-cell>
          <table:table-cell office:value-type="float" office:value="1.877" table:style-name="ce22">
            <text:p><text:s/>1,877<text:s/></text:p>
          </table:table-cell>
          <table:table-cell office:value-type="float" office:value="1.1879999999999999" table:style-name="ce24">
            <text:p><text:s/>1,188<text:s/></text:p>
          </table:table-cell>
          <table:table-cell office:value-type="float" office:value="7.306" table:style-name="ce24">
            <text:p><text:s/>7,306<text:s/></text:p>
          </table:table-cell>
          <table:table-cell office:value-type="float" office:value="28.152999999999999" table:style-name="ce24">
            <text:p><text:s/>28,153<text:s/></text:p>
          </table:table-cell>
          <table:table-cell office:value-type="float" office:value="38.524000000000001" table:style-name="ce23">
            <text:p><text:s/>38,524<text:s/></text:p>
          </table:table-cell>
          <table:table-cell office:value-type="float" office:value="42.814" table:style-name="ce21">
            <text:p><text:s/>42,814<text:s/></text:p>
          </table:table-cell>
          <table:table-cell office:value-type="float" office:value="1.165" table:style-name="ce21">
            <text:p><text:s/>1,165<text:s/></text:p>
          </table:table-cell>
          <table:table-cell office:value-type="float" office:value="20.239999999999998" table:style-name="ce21">
            <text:p><text:s/>20,240<text:s/></text:p>
          </table:table-cell>
          <table:table-cell office:value-type="float" office:value="64.218999999999994" table:style-name="ce22">
            <text:p><text:s/>64,219<text:s/></text:p>
          </table:table-cell>
          <table:table-cell table:style-name="ce21"/>
          <table:table-cell office:value-type="float" office:value="2.5000000000000001E-2" table:style-name="ce21">
            <text:p><text:s/>0,025<text:s/></text:p>
          </table:table-cell>
          <table:table-cell office:value-type="float" office:value="3.0000000000000001E-3" table:style-name="ce21">
            <text:p><text:s/>0,003<text:s/></text:p>
          </table:table-cell>
          <table:table-cell table:style-name="ce21"/>
          <table:table-cell office:value-type="float" office:value="64.247" table:style-name="ce22">
            <text:p><text:s/>64,247<text:s/></text:p>
          </table:table-cell>
          <table:table-cell office:value-type="float" office:value="32.979999999999997" table:style-name="ce20">
            <text:p><text:s/>32,980<text:s/></text:p>
          </table:table-cell>
          <table:table-cell office:value-type="float" office:value="25.507000000000001" table:style-name="ce21">
            <text:p><text:s/>25,507<text:s/></text:p>
          </table:table-cell>
          <table:table-cell office:value-type="float" office:value="58.486999999999995" table:style-name="ce22">
            <text:p><text:s/>58,487<text:s/></text:p>
          </table:table-cell>
          <table:table-cell office:value-type="float" office:value="2.7450000000000001" table:style-name="ce21">
            <text:p><text:s/>2,745<text:s/></text:p>
          </table:table-cell>
          <table:table-cell table:style-name="ce21"/>
          <table:table-cell office:value-type="float" office:value="1.4710000000000001" table:style-name="ce21">
            <text:p><text:s/>1,471<text:s/></text:p>
          </table:table-cell>
          <table:table-cell office:value-type="float" office:value="0.27800000000000002" table:style-name="ce21">
            <text:p><text:s/>0,278<text:s/></text:p>
          </table:table-cell>
          <table:table-cell table:style-name="ce21"/>
          <table:table-cell office:value-type="float" office:value="62.980999999999987" table:style-name="ce23">
            <text:p><text:s/>62,981<text:s/></text:p>
          </table:table-cell>
          <table:table-cell office:value-type="float" office:value="1.2660000000000124" table:style-name="ce25">
            <text:p><text:s/>1,266<text:s/></text:p>
          </table:table-cell>
          <table:table-cell table:number-columns-repeated="16344"/>
        </table:table-row>
        <table:table-row table:style-name="ro4">
          <table:table-cell office:value-type="string" table:style-name="ce30">
            <text:p>NEA</text:p>
          </table:table-cell>
          <table:table-cell office:value-type="float" office:value="2012" table:style-name="ce27">
            <text:p>2012</text:p>
          </table:table-cell>
          <table:table-cell office:value-type="string" table:style-name="ce27">
            <text:p>IenM</text:p>
          </table:table-cell>
          <table:table-cell office:value-type="float" office:value="35.840000000000003" table:style-name="ce41">
            <text:p><text:s/>36<text:s/></text:p>
          </table:table-cell>
          <table:table-cell office:value-type="float" office:value="1.6859999999999999" table:style-name="ce20">
            <text:p><text:s/>1,686<text:s/></text:p>
          </table:table-cell>
          <table:table-cell office:value-type="float" office:value="1E-3" table:style-name="ce21">
            <text:p><text:s/>0,001<text:s/></text:p>
          </table:table-cell>
          <table:table-cell table:style-name="ce21"/>
          <table:table-cell office:value-type="float" office:value="1.6869999999999998" table:style-name="ce22">
            <text:p><text:s/>1,687<text:s/></text:p>
          </table:table-cell>
          <table:table-cell office:value-type="float" office:value="4.0000000000000001E-3" table:style-name="ce21">
            <text:p><text:s/>0,004<text:s/></text:p>
          </table:table-cell>
          <table:table-cell office:value-type="float" office:value="1.2999999999999999E-2" table:style-name="ce21">
            <text:p><text:s/>0,013<text:s/></text:p>
          </table:table-cell>
          <table:table-cell office:value-type="float" office:value="5.6120000000000001" table:style-name="ce21">
            <text:p><text:s/>5,612<text:s/></text:p>
          </table:table-cell>
          <table:table-cell office:value-type="float" office:value="5.6290000000000004" table:style-name="ce22">
            <text:p><text:s/>5,629<text:s/></text:p>
          </table:table-cell>
          <table:table-cell office:value-type="float" office:value="7.3160000000000007" table:style-name="ce23">
            <text:p><text:s/>7,316<text:s/></text:p>
          </table:table-cell>
          <table:table-cell office:value-type="float" office:value="1.075" table:style-name="ce21">
            <text:p><text:s/>1,075<text:s/></text:p>
          </table:table-cell>
          <table:table-cell table:style-name="ce21"/>
          <table:table-cell office:value-type="float" office:value="0.92700000000000005" table:style-name="ce21">
            <text:p><text:s/>0,927<text:s/></text:p>
          </table:table-cell>
          <table:table-cell office:value-type="float" office:value="2.0019999999999998" table:style-name="ce22">
            <text:p><text:s/>2,002<text:s/></text:p>
          </table:table-cell>
          <table:table-cell table:style-name="ce24"/>
          <table:table-cell office:value-type="float" office:value="1.4" table:style-name="ce24">
            <text:p><text:s/>1,400<text:s/></text:p>
          </table:table-cell>
          <table:table-cell office:value-type="float" office:value="3.9140000000000001" table:style-name="ce24">
            <text:p><text:s/>3,914<text:s/></text:p>
          </table:table-cell>
          <table:table-cell office:value-type="float" office:value="7.3159999999999998" table:style-name="ce23">
            <text:p><text:s/>7,316<text:s/></text:p>
          </table:table-cell>
          <table:table-cell office:value-type="float" office:value="7.2990000000000004" table:style-name="ce21">
            <text:p><text:s/>7,299<text:s/></text:p>
          </table:table-cell>
          <table:table-cell table:style-name="ce21"/>
          <table:table-cell office:value-type="float" office:value="4.0000000000000001E-3" table:style-name="ce21">
            <text:p><text:s/>0,004<text:s/></text:p>
          </table:table-cell>
          <table:table-cell office:value-type="float" office:value="7.3029999999999999" table:style-name="ce22">
            <text:p><text:s/>7,303<text:s/></text:p>
          </table:table-cell>
          <table:table-cell table:number-columns-repeated="3" table:style-name="ce21"/>
          <table:table-cell office:value-type="float" office:value="0.55400000000000005" table:style-name="ce21">
            <text:p><text:s/>0,554<text:s/></text:p>
          </table:table-cell>
          <table:table-cell office:value-type="float" office:value="7.8570000000000002" table:style-name="ce22">
            <text:p><text:s/>7,857<text:s/></text:p>
          </table:table-cell>
          <table:table-cell office:value-type="float" office:value="4.9809999999999999" table:style-name="ce20">
            <text:p><text:s/>4,981<text:s/></text:p>
          </table:table-cell>
          <table:table-cell office:value-type="float" office:value="1.504" table:style-name="ce21">
            <text:p><text:s/>1,504<text:s/></text:p>
          </table:table-cell>
          <table:table-cell office:value-type="float" office:value="6.4849999999999994" table:style-name="ce22">
            <text:p><text:s/>6,485<text:s/></text:p>
          </table:table-cell>
          <table:table-cell office:value-type="float" office:value="0.42399999999999999" table:style-name="ce21">
            <text:p><text:s/>0,424<text:s/></text:p>
          </table:table-cell>
          <table:table-cell table:number-columns-repeated="2" table:style-name="ce21"/>
          <table:table-cell office:value-type="float" office:value="2.1000000000000001E-2" table:style-name="ce21">
            <text:p><text:s/>0,021<text:s/></text:p>
          </table:table-cell>
          <table:table-cell table:style-name="ce21"/>
          <table:table-cell office:value-type="float" office:value="6.93" table:style-name="ce23">
            <text:p><text:s/>6,930<text:s/></text:p>
          </table:table-cell>
          <table:table-cell office:value-type="float" office:value="0.92700000000000049" table:style-name="ce25">
            <text:p><text:s/>0,927<text:s/></text:p>
          </table:table-cell>
          <table:table-cell table:number-columns-repeated="16344"/>
        </table:table-row>
        <table:table-row table:style-name="ro4">
          <table:table-cell office:value-type="string" table:style-name="ce30">
            <text:p>RWS</text:p>
          </table:table-cell>
          <table:table-cell office:value-type="float" office:value="2012" table:style-name="ce27">
            <text:p>2012</text:p>
          </table:table-cell>
          <table:table-cell office:value-type="string" table:style-name="ce27">
            <text:p>IenM</text:p>
          </table:table-cell>
          <table:table-cell office:value-type="float" office:value="8640" table:style-name="ce41">
            <text:p><text:s/>8.640<text:s/></text:p>
          </table:table-cell>
          <table:table-cell office:value-type="float" office:value="3.6629999999999998" table:style-name="ce20">
            <text:p><text:s/>3,663<text:s/></text:p>
          </table:table-cell>
          <table:table-cell office:value-type="float" office:value="242.108" table:style-name="ce21">
            <text:p><text:s/>242,108<text:s/></text:p>
          </table:table-cell>
          <table:table-cell office:value-type="float" office:value="94.787000000000006" table:style-name="ce21">
            <text:p><text:s/>94,787<text:s/></text:p>
          </table:table-cell>
          <table:table-cell office:value-type="float" office:value="340.55799999999999" table:style-name="ce22">
            <text:p><text:s/>340,558<text:s/></text:p>
          </table:table-cell>
          <table:table-cell office:value-type="float" office:value="9013.4110000000001" table:style-name="ce21">
            <text:p><text:s/>9.013,411<text:s/></text:p>
          </table:table-cell>
          <table:table-cell office:value-type="float" office:value="43.951999999999998" table:style-name="ce21">
            <text:p><text:s/>43,952<text:s/></text:p>
          </table:table-cell>
          <table:table-cell office:value-type="float" office:value="359.90899999999999" table:style-name="ce21">
            <text:p><text:s/>359,909<text:s/></text:p>
          </table:table-cell>
          <table:table-cell office:value-type="float" office:value="9417.271999999999" table:style-name="ce22">
            <text:p><text:s/>9.417,272<text:s/></text:p>
          </table:table-cell>
          <table:table-cell office:value-type="float" office:value="9757.8299999999981" table:style-name="ce23">
            <text:p><text:s/>9.757,830<text:s/></text:p>
          </table:table-cell>
          <table:table-cell office:value-type="float" office:value="119.982" table:style-name="ce21">
            <text:p><text:s/>119,982<text:s/></text:p>
          </table:table-cell>
          <table:table-cell table:style-name="ce21"/>
          <table:table-cell office:value-type="float" office:value="4.9939999999999998" table:style-name="ce21">
            <text:p><text:s/>4,994<text:s/></text:p>
          </table:table-cell>
          <table:table-cell office:value-type="float" office:value="124.976" table:style-name="ce22">
            <text:p><text:s/>124,976<text:s/></text:p>
          </table:table-cell>
          <table:table-cell office:value-type="float" office:value="5.4939999999999998" table:style-name="ce24">
            <text:p><text:s/>5,494<text:s/></text:p>
          </table:table-cell>
          <table:table-cell office:value-type="float" office:value="191.60499999999999" table:style-name="ce24">
            <text:p><text:s/>191,605<text:s/></text:p>
          </table:table-cell>
          <table:table-cell office:value-type="float" office:value="9435.755000000001" table:style-name="ce24">
            <text:p><text:s/>9.435,755<text:s/></text:p>
          </table:table-cell>
          <table:table-cell office:value-type="float" office:value="9757.8300000000017" table:style-name="ce23">
            <text:p><text:s/>9.757,830<text:s/></text:p>
          </table:table-cell>
          <table:table-cell office:value-type="float" office:value="2230.3629999999998" table:style-name="ce21">
            <text:p><text:s/>2.230,363<text:s/></text:p>
          </table:table-cell>
          <table:table-cell office:value-type="float" office:value="34.899000000000001" table:style-name="ce21">
            <text:p><text:s/>34,899<text:s/></text:p>
          </table:table-cell>
          <table:table-cell office:value-type="float" office:value="104.65600000000001" table:style-name="ce21">
            <text:p><text:s/>104,656<text:s/></text:p>
          </table:table-cell>
          <table:table-cell office:value-type="float" office:value="2369.9179999999997" table:style-name="ce22">
            <text:p><text:s/>2.369,918<text:s/></text:p>
          </table:table-cell>
          <table:table-cell table:style-name="ce21"/>
          <table:table-cell office:value-type="float" office:value="0.89500000000000002" table:style-name="ce21">
            <text:p><text:s/>0,895<text:s/></text:p>
          </table:table-cell>
          <table:table-cell office:value-type="float" office:value="1.0109999999999999" table:style-name="ce21">
            <text:p><text:s/>1,011<text:s/></text:p>
          </table:table-cell>
          <table:table-cell office:value-type="float" office:value="2.7730000000000001" table:style-name="ce21">
            <text:p><text:s/>2,773<text:s/></text:p>
          </table:table-cell>
          <table:table-cell office:value-type="float" office:value="2374.5969999999998" table:style-name="ce22">
            <text:p><text:s/>2.374,597<text:s/></text:p>
          </table:table-cell>
          <table:table-cell office:value-type="float" office:value="748.03300000000002" table:style-name="ce20">
            <text:p><text:s/>748,033<text:s/></text:p>
          </table:table-cell>
          <table:table-cell office:value-type="float" office:value="299.20299999999997" table:style-name="ce21">
            <text:p><text:s/>299,203<text:s/></text:p>
          </table:table-cell>
          <table:table-cell office:value-type="float" office:value="1047.2359999999999" table:style-name="ce22">
            <text:p><text:s/>1.047,236<text:s/></text:p>
          </table:table-cell>
          <table:table-cell office:value-type="float" office:value="50.588000000000001" table:style-name="ce21">
            <text:p><text:s/>50,588<text:s/></text:p>
          </table:table-cell>
          <table:table-cell office:value-type="float" office:value="1247.73" table:style-name="ce21">
            <text:p><text:s/>1.247,730<text:s/></text:p>
          </table:table-cell>
          <table:table-cell office:value-type="float" office:value="4" table:style-name="ce21">
            <text:p><text:s/>4,000<text:s/></text:p>
          </table:table-cell>
          <table:table-cell office:value-type="float" office:value="7.7510000000000003" table:style-name="ce21">
            <text:p><text:s/>7,751<text:s/></text:p>
          </table:table-cell>
          <table:table-cell office:value-type="float" office:value="12.298" table:style-name="ce21">
            <text:p><text:s/>12,298<text:s/></text:p>
          </table:table-cell>
          <table:table-cell office:value-type="float" office:value="2369.6030000000001" table:style-name="ce23">
            <text:p><text:s/>2.369,603<text:s/></text:p>
          </table:table-cell>
          <table:table-cell office:value-type="float" office:value="4.9939999999996871" table:style-name="ce25">
            <text:p><text:s/>4,994<text:s/></text:p>
          </table:table-cell>
          <table:table-cell table:number-columns-repeated="16344"/>
        </table:table-row>
        <table:table-row table:style-name="ro4">
          <table:table-cell office:value-type="string" table:style-name="ce30">
            <text:p>DUO</text:p>
          </table:table-cell>
          <table:table-cell office:value-type="float" office:value="2012" table:style-name="ce27">
            <text:p>2012</text:p>
          </table:table-cell>
          <table:table-cell office:value-type="string" table:style-name="ce27">
            <text:p>OCW</text:p>
          </table:table-cell>
          <table:table-cell office:value-type="float" office:value="1732" table:style-name="ce41">
            <text:p><text:s/>1.732<text:s/></text:p>
          </table:table-cell>
          <table:table-cell table:style-name="ce20"/>
          <table:table-cell office:value-type="float" office:value="20.966000000000001" table:style-name="ce21">
            <text:p><text:s/>20,966<text:s/></text:p>
          </table:table-cell>
          <table:table-cell table:style-name="ce21"/>
          <table:table-cell office:value-type="float" office:value="20.966000000000001" table:style-name="ce22">
            <text:p><text:s/>20,966<text:s/></text:p>
          </table:table-cell>
          <table:table-cell table:style-name="ce21"/>
          <table:table-cell office:value-type="float" office:value="9.0779999999999994" table:style-name="ce21">
            <text:p><text:s/>9,078<text:s/></text:p>
          </table:table-cell>
          <table:table-cell office:value-type="float" office:value="45.002000000000002" table:style-name="ce21">
            <text:p><text:s/>45,002<text:s/></text:p>
          </table:table-cell>
          <table:table-cell office:value-type="float" office:value="54.08" table:style-name="ce22">
            <text:p><text:s/>54,080<text:s/></text:p>
          </table:table-cell>
          <table:table-cell office:value-type="float" office:value="75.045999999999992" table:style-name="ce23">
            <text:p><text:s/>75,046<text:s/></text:p>
          </table:table-cell>
          <table:table-cell office:value-type="float" office:value="0.44400000000000001" table:style-name="ce21">
            <text:p><text:s/>0,444<text:s/></text:p>
          </table:table-cell>
          <table:table-cell table:style-name="ce21"/>
          <table:table-cell office:value-type="float" office:value="2.2570000000000001" table:style-name="ce21">
            <text:p><text:s/>2,257<text:s/></text:p>
          </table:table-cell>
          <table:table-cell office:value-type="float" office:value="2.7010000000000001" table:style-name="ce22">
            <text:p><text:s/>2,701<text:s/></text:p>
          </table:table-cell>
          <table:table-cell office:value-type="float" office:value="2.3780000000000001" table:style-name="ce24">
            <text:p><text:s/>2,378<text:s/></text:p>
          </table:table-cell>
          <table:table-cell office:value-type="float" office:value="1.2569999999999999" table:style-name="ce24">
            <text:p><text:s/>1,257<text:s/></text:p>
          </table:table-cell>
          <table:table-cell office:value-type="float" office:value="68.710000000000008" table:style-name="ce24">
            <text:p><text:s/>68,710<text:s/></text:p>
          </table:table-cell>
          <table:table-cell office:value-type="float" office:value="75.046000000000006" table:style-name="ce23">
            <text:p><text:s/>75,046<text:s/></text:p>
          </table:table-cell>
          <table:table-cell office:value-type="float" office:value="253.726" table:style-name="ce21">
            <text:p><text:s/>253,726<text:s/></text:p>
          </table:table-cell>
          <table:table-cell office:value-type="float" office:value="16.277000000000001" table:style-name="ce21">
            <text:p><text:s/>16,277<text:s/></text:p>
          </table:table-cell>
          <table:table-cell office:value-type="float" office:value="11.502000000000001" table:style-name="ce21">
            <text:p><text:s/>11,502<text:s/></text:p>
          </table:table-cell>
          <table:table-cell office:value-type="float" office:value="281.505" table:style-name="ce22">
            <text:p><text:s/>281,505<text:s/></text:p>
          </table:table-cell>
          <table:table-cell table:style-name="ce21"/>
          <table:table-cell office:value-type="float" office:value="1.4999999999999999E-2" table:style-name="ce21">
            <text:p><text:s/>0,015<text:s/></text:p>
          </table:table-cell>
          <table:table-cell office:value-type="float" office:value="2E-3" table:style-name="ce21">
            <text:p><text:s/>0,002<text:s/></text:p>
          </table:table-cell>
          <table:table-cell office:value-type="float" office:value="1.004" table:style-name="ce21">
            <text:p><text:s/>1,004<text:s/></text:p>
          </table:table-cell>
          <table:table-cell office:value-type="float" office:value="282.52600000000001" table:style-name="ce22">
            <text:p><text:s/>282,526<text:s/></text:p>
          </table:table-cell>
          <table:table-cell office:value-type="float" office:value="122.831" table:style-name="ce20">
            <text:p><text:s/>122,831<text:s/></text:p>
          </table:table-cell>
          <table:table-cell office:value-type="float" office:value="151.01599999999999" table:style-name="ce21">
            <text:p><text:s/>151,016<text:s/></text:p>
          </table:table-cell>
          <table:table-cell office:value-type="float" office:value="273.84699999999998" table:style-name="ce22">
            <text:p><text:s/>273,847<text:s/></text:p>
          </table:table-cell>
          <table:table-cell office:value-type="float" office:value="5.98" table:style-name="ce21">
            <text:p><text:s/>5,980<text:s/></text:p>
          </table:table-cell>
          <table:table-cell table:style-name="ce21"/>
          <table:table-cell office:value-type="float" office:value="0.38100000000000001" table:style-name="ce21">
            <text:p><text:s/>0,381<text:s/></text:p>
          </table:table-cell>
          <table:table-cell office:value-type="float" office:value="6.0999999999999999E-2" table:style-name="ce21">
            <text:p><text:s/>0,061<text:s/></text:p>
          </table:table-cell>
          <table:table-cell table:style-name="ce21"/>
          <table:table-cell office:value-type="float" office:value="280.26899999999995" table:style-name="ce23">
            <text:p><text:s/>280,269<text:s/></text:p>
          </table:table-cell>
          <table:table-cell office:value-type="float" office:value="2.2570000000000618" table:style-name="ce25">
            <text:p><text:s/>2,257<text:s/></text:p>
          </table:table-cell>
          <table:table-cell table:number-columns-repeated="16344"/>
        </table:table-row>
        <table:table-row table:style-name="ro4">
          <table:table-cell office:value-type="string" table:style-name="ce30">
            <text:p>NA</text:p>
          </table:table-cell>
          <table:table-cell office:value-type="float" office:value="2012" table:style-name="ce27">
            <text:p>2012</text:p>
          </table:table-cell>
          <table:table-cell office:value-type="string" table:style-name="ce27">
            <text:p>OCW</text:p>
          </table:table-cell>
          <table:table-cell office:value-type="float" office:value="127.8" table:style-name="ce41">
            <text:p><text:s/>128<text:s/></text:p>
          </table:table-cell>
          <table:table-cell office:value-type="float" office:value="4.7350000000000003" table:style-name="ce20">
            <text:p><text:s/>4,735<text:s/></text:p>
          </table:table-cell>
          <table:table-cell office:value-type="float" office:value="3.1760000000000002" table:style-name="ce21">
            <text:p><text:s/>3,176<text:s/></text:p>
          </table:table-cell>
          <table:table-cell table:style-name="ce21"/>
          <table:table-cell office:value-type="float" office:value="7.9110000000000005" table:style-name="ce22">
            <text:p><text:s/>7,911<text:s/></text:p>
          </table:table-cell>
          <table:table-cell table:style-name="ce21"/>
          <table:table-cell office:value-type="float" office:value="1.2290000000000001" table:style-name="ce21">
            <text:p><text:s/>1,229<text:s/></text:p>
          </table:table-cell>
          <table:table-cell office:value-type="float" office:value="13.724" table:style-name="ce21">
            <text:p><text:s/>13,724<text:s/></text:p>
          </table:table-cell>
          <table:table-cell office:value-type="float" office:value="14.952999999999999" table:style-name="ce22">
            <text:p><text:s/>14,953<text:s/></text:p>
          </table:table-cell>
          <table:table-cell office:value-type="float" office:value="22.864000000000001" table:style-name="ce23">
            <text:p><text:s/>22,864<text:s/></text:p>
          </table:table-cell>
          <table:table-cell office:value-type="float" office:value="0.442" table:style-name="ce21">
            <text:p><text:s/>0,442<text:s/></text:p>
          </table:table-cell>
          <table:table-cell office:value-type="float" office:value="2.36" table:style-name="ce21">
            <text:p><text:s/>2,360<text:s/></text:p>
          </table:table-cell>
          <table:table-cell office:value-type="float" office:value="0.11799999999999999" table:style-name="ce21">
            <text:p><text:s/>0,118<text:s/></text:p>
          </table:table-cell>
          <table:table-cell office:value-type="float" office:value="2.92" table:style-name="ce22">
            <text:p><text:s/>2,920<text:s/></text:p>
          </table:table-cell>
          <table:table-cell office:value-type="float" office:value="0.08" table:style-name="ce24">
            <text:p><text:s/>0,080<text:s/></text:p>
          </table:table-cell>
          <table:table-cell office:value-type="float" office:value="1.99" table:style-name="ce24">
            <text:p><text:s/>1,990<text:s/></text:p>
          </table:table-cell>
          <table:table-cell office:value-type="float" office:value="17.873999999999999" table:style-name="ce24">
            <text:p><text:s/>17,874<text:s/></text:p>
          </table:table-cell>
          <table:table-cell office:value-type="float" office:value="22.863999999999997" table:style-name="ce23">
            <text:p><text:s/>22,864<text:s/></text:p>
          </table:table-cell>
          <table:table-cell office:value-type="float" office:value="23.373999999999999" table:style-name="ce21">
            <text:p><text:s/>23,374<text:s/></text:p>
          </table:table-cell>
          <table:table-cell office:value-type="float" office:value="0.7" table:style-name="ce21">
            <text:p><text:s/>0,700<text:s/></text:p>
          </table:table-cell>
          <table:table-cell office:value-type="float" office:value="2.4470000000000001" table:style-name="ce21">
            <text:p><text:s/>2,447<text:s/></text:p>
          </table:table-cell>
          <table:table-cell office:value-type="float" office:value="26.520999999999997" table:style-name="ce22">
            <text:p><text:s/>26,521<text:s/></text:p>
          </table:table-cell>
          <table:table-cell office:value-type="float" office:value="-1.242" table:style-name="ce21">
            <text:p><text:s/>-1,242<text:s/></text:p>
          </table:table-cell>
          <table:table-cell table:number-columns-repeated="3" table:style-name="ce21"/>
          <table:table-cell office:value-type="float" office:value="25.278999999999996" table:style-name="ce22">
            <text:p><text:s/>25,279<text:s/></text:p>
          </table:table-cell>
          <table:table-cell office:value-type="float" office:value="10.425000000000001" table:style-name="ce20">
            <text:p><text:s/>10,425<text:s/></text:p>
          </table:table-cell>
          <table:table-cell office:value-type="float" office:value="12.712" table:style-name="ce21">
            <text:p><text:s/>12,712<text:s/></text:p>
          </table:table-cell>
          <table:table-cell office:value-type="float" office:value="23.137" table:style-name="ce22">
            <text:p><text:s/>23,137<text:s/></text:p>
          </table:table-cell>
          <table:table-cell office:value-type="float" office:value="2.036" table:style-name="ce21">
            <text:p><text:s/>2,036<text:s/></text:p>
          </table:table-cell>
          <table:table-cell table:style-name="ce21"/>
          <table:table-cell office:value-type="float" office:value="-1.9E-2" table:style-name="ce21">
            <text:p><text:s/>-0,019<text:s/></text:p>
          </table:table-cell>
          <table:table-cell office:value-type="float" office:value="7.0000000000000001E-3" table:style-name="ce21">
            <text:p><text:s/>0,007<text:s/></text:p>
          </table:table-cell>
          <table:table-cell table:style-name="ce21"/>
          <table:table-cell office:value-type="float" office:value="25.161000000000005" table:style-name="ce23">
            <text:p><text:s/>25,161<text:s/></text:p>
          </table:table-cell>
          <table:table-cell office:value-type="float" office:value="0.11799999999999145" table:style-name="ce25">
            <text:p><text:s/>0,118<text:s/></text:p>
          </table:table-cell>
          <table:table-cell table:number-columns-repeated="16344"/>
        </table:table-row>
        <table:table-row table:style-name="ro4">
          <table:table-cell office:value-type="string" table:style-name="ce30">
            <text:p>ASZW</text:p>
          </table:table-cell>
          <table:table-cell office:value-type="float" office:value="2012" table:style-name="ce27">
            <text:p>2012</text:p>
          </table:table-cell>
          <table:table-cell office:value-type="string" table:style-name="ce27">
            <text:p>SZW</text:p>
          </table:table-cell>
          <table:table-cell office:value-type="float" office:value="128" table:style-name="ce41">
            <text:p><text:s/>128<text:s/></text:p>
          </table:table-cell>
          <table:table-cell office:value-type="float" office:value="0.54700000000000004" table:style-name="ce20">
            <text:p><text:s/>0,547<text:s/></text:p>
          </table:table-cell>
          <table:table-cell office:value-type="float" office:value="1.9E-2" table:style-name="ce21">
            <text:p><text:s/>0,019<text:s/></text:p>
          </table:table-cell>
          <table:table-cell table:style-name="ce21"/>
          <table:table-cell office:value-type="float" office:value="0.56600000000000006" table:style-name="ce22">
            <text:p><text:s/>0,566<text:s/></text:p>
          </table:table-cell>
          <table:table-cell table:style-name="ce21"/>
          <table:table-cell office:value-type="float" office:value="1.095" table:style-name="ce21">
            <text:p><text:s/>1,095<text:s/></text:p>
          </table:table-cell>
          <table:table-cell office:value-type="float" office:value="5.0599999999999996" table:style-name="ce21">
            <text:p><text:s/>5,060<text:s/></text:p>
          </table:table-cell>
          <table:table-cell office:value-type="float" office:value="6.1549999999999994" table:style-name="ce22">
            <text:p><text:s/>6,155<text:s/></text:p>
          </table:table-cell>
          <table:table-cell office:value-type="float" office:value="6.7209999999999992" table:style-name="ce23">
            <text:p><text:s/>6,721<text:s/></text:p>
          </table:table-cell>
          <table:table-cell office:value-type="float" office:value="2.5350000000000001" table:style-name="ce21">
            <text:p><text:s/>2,535<text:s/></text:p>
          </table:table-cell>
          <table:table-cell table:style-name="ce21"/>
          <table:table-cell office:value-type="float" office:value="-0.74199999999999999" table:style-name="ce21">
            <text:p><text:s/>-0,742<text:s/></text:p>
          </table:table-cell>
          <table:table-cell office:value-type="float" office:value="1.7930000000000001" table:style-name="ce22">
            <text:p><text:s/>1,793<text:s/></text:p>
          </table:table-cell>
          <table:table-cell office:value-type="float" office:value="0.77800000000000002" table:style-name="ce24">
            <text:p><text:s/>0,778<text:s/></text:p>
          </table:table-cell>
          <table:table-cell office:value-type="float" office:value="1.778" table:style-name="ce24">
            <text:p><text:s/>1,778<text:s/></text:p>
          </table:table-cell>
          <table:table-cell office:value-type="float" office:value="2.3719999999999999" table:style-name="ce24">
            <text:p><text:s/>2,372<text:s/></text:p>
          </table:table-cell>
          <table:table-cell office:value-type="float" office:value="6.7210000000000001" table:style-name="ce23">
            <text:p><text:s/>6,721<text:s/></text:p>
          </table:table-cell>
          <table:table-cell office:value-type="float" office:value="13.209" table:style-name="ce21">
            <text:p><text:s/>13,209<text:s/></text:p>
          </table:table-cell>
          <table:table-cell office:value-type="float" office:value="0.83799999999999997" table:style-name="ce21">
            <text:p><text:s/>0,838<text:s/></text:p>
          </table:table-cell>
          <table:table-cell table:style-name="ce21"/>
          <table:table-cell office:value-type="float" office:value="14.046999999999999" table:style-name="ce22">
            <text:p><text:s/>14,047<text:s/></text:p>
          </table:table-cell>
          <table:table-cell table:style-name="ce21"/>
          <table:table-cell office:value-type="float" office:value="1.7999999999999999E-2" table:style-name="ce21">
            <text:p><text:s/>0,018<text:s/></text:p>
          </table:table-cell>
          <table:table-cell table:style-name="ce21"/>
          <table:table-cell office:value-type="float" office:value="8.5850000000000009" table:style-name="ce21">
            <text:p><text:s/>8,585<text:s/></text:p>
          </table:table-cell>
          <table:table-cell office:value-type="float" office:value="22.65" table:style-name="ce22">
            <text:p><text:s/>22,650<text:s/></text:p>
          </table:table-cell>
          <table:table-cell office:value-type="float" office:value="11.375" table:style-name="ce20">
            <text:p><text:s/>11,375<text:s/></text:p>
          </table:table-cell>
          <table:table-cell office:value-type="float" office:value="10.366" table:style-name="ce21">
            <text:p><text:s/>10,366<text:s/></text:p>
          </table:table-cell>
          <table:table-cell office:value-type="float" office:value="21.741" table:style-name="ce22">
            <text:p><text:s/>21,741<text:s/></text:p>
          </table:table-cell>
          <table:table-cell office:value-type="float" office:value="0.88500000000000001" table:style-name="ce21">
            <text:p><text:s/>0,885<text:s/></text:p>
          </table:table-cell>
          <table:table-cell table:style-name="ce21"/>
          <table:table-cell office:value-type="float" office:value="0.76600000000000001" table:style-name="ce21">
            <text:p><text:s/>0,766<text:s/></text:p>
          </table:table-cell>
          <table:table-cell table:number-columns-repeated="2" table:style-name="ce21"/>
          <table:table-cell office:value-type="float" office:value="23.392000000000003" table:style-name="ce23">
            <text:p><text:s/>23,392<text:s/></text:p>
          </table:table-cell>
          <table:table-cell office:value-type="float" office:value="-0.74200000000000443" table:style-name="ce25">
            <text:p><text:s/>-0,742<text:s/></text:p>
          </table:table-cell>
          <table:table-cell table:number-columns-repeated="16344"/>
        </table:table-row>
        <table:table-row table:style-name="ro4">
          <table:table-cell office:value-type="string" table:style-name="ce30">
            <text:p>IWI</text:p>
          </table:table-cell>
          <table:table-cell office:value-type="float" office:value="2012" table:style-name="ce27">
            <text:p>2012</text:p>
          </table:table-cell>
          <table:table-cell office:value-type="string" table:style-name="ce27">
            <text:p>SZW</text:p>
          </table:table-cell>
          <table:table-cell office:value-type="float" office:value="83" table:style-name="ce41">
            <text:p><text:s/>83<text:s/></text:p>
          </table:table-cell>
          <table:table-cell office:value-type="float" office:value="0.124" table:style-name="ce20">
            <text:p><text:s/>0,124<text:s/></text:p>
          </table:table-cell>
          <table:table-cell table:number-columns-repeated="2" table:style-name="ce21"/>
          <table:table-cell office:value-type="float" office:value="0.124" table:style-name="ce22">
            <text:p><text:s/>0,124<text:s/></text:p>
          </table:table-cell>
          <table:table-cell office:value-type="float" office:value="2.7410000000000001" table:style-name="ce21">
            <text:p><text:s/>2,741<text:s/></text:p>
          </table:table-cell>
          <table:table-cell office:value-type="float" office:value="0.29099999999999998" table:style-name="ce21">
            <text:p><text:s/>0,291<text:s/></text:p>
          </table:table-cell>
          <table:table-cell office:value-type="float" office:value="4.548" table:style-name="ce21">
            <text:p><text:s/>4,548<text:s/></text:p>
          </table:table-cell>
          <table:table-cell office:value-type="float" office:value="7.58" table:style-name="ce22">
            <text:p><text:s/>7,580<text:s/></text:p>
          </table:table-cell>
          <table:table-cell office:value-type="float" office:value="7.7039999999999997" table:style-name="ce23">
            <text:p><text:s/>7,704<text:s/></text:p>
          </table:table-cell>
          <table:table-cell office:value-type="float" office:value="0.36399999999999999" table:style-name="ce21">
            <text:p><text:s/>0,364<text:s/></text:p>
          </table:table-cell>
          <table:table-cell table:style-name="ce21"/>
          <table:table-cell office:value-type="float" office:value="0.34200000000000003" table:style-name="ce21">
            <text:p><text:s/>0,342<text:s/></text:p>
          </table:table-cell>
          <table:table-cell office:value-type="float" office:value="0.70599999999999996" table:style-name="ce22">
            <text:p><text:s/>0,706<text:s/></text:p>
          </table:table-cell>
          <table:table-cell office:value-type="float" office:value="2.8290000000000002" table:style-name="ce24">
            <text:p><text:s/>2,829<text:s/></text:p>
          </table:table-cell>
          <table:table-cell table:style-name="ce24"/>
          <table:table-cell office:value-type="float" office:value="4.1689999999999996" table:style-name="ce24">
            <text:p><text:s/>4,169<text:s/></text:p>
          </table:table-cell>
          <table:table-cell office:value-type="float" office:value="7.7039999999999997" table:style-name="ce23">
            <text:p><text:s/>7,704<text:s/></text:p>
          </table:table-cell>
          <table:table-cell office:value-type="float" office:value="10.589" table:style-name="ce21">
            <text:p><text:s/>10,589<text:s/></text:p>
          </table:table-cell>
          <table:table-cell table:number-columns-repeated="2" table:style-name="ce21"/>
          <table:table-cell office:value-type="float" office:value="10.589" table:style-name="ce22">
            <text:p><text:s/>10,589<text:s/></text:p>
          </table:table-cell>
          <table:table-cell table:style-name="ce21"/>
          <table:table-cell office:value-type="float" office:value="2.5999999999999999E-2" table:style-name="ce21">
            <text:p><text:s/>0,026<text:s/></text:p>
          </table:table-cell>
          <table:table-cell office:value-type="float" office:value="0.20499999999999999" table:style-name="ce21">
            <text:p><text:s/>0,205<text:s/></text:p>
          </table:table-cell>
          <table:table-cell table:style-name="ce21"/>
          <table:table-cell office:value-type="float" office:value="10.82" table:style-name="ce22">
            <text:p><text:s/>10,820<text:s/></text:p>
          </table:table-cell>
          <table:table-cell office:value-type="float" office:value="7.9569999999999999" table:style-name="ce20">
            <text:p><text:s/>7,957<text:s/></text:p>
          </table:table-cell>
          <table:table-cell office:value-type="float" office:value="1.6519999999999999" table:style-name="ce21">
            <text:p><text:s/>1,652<text:s/></text:p>
          </table:table-cell>
          <table:table-cell office:value-type="float" office:value="9.609" table:style-name="ce22">
            <text:p><text:s/>9,609<text:s/></text:p>
          </table:table-cell>
          <table:table-cell office:value-type="float" office:value="0.13500000000000001" table:style-name="ce21">
            <text:p><text:s/>0,135<text:s/></text:p>
          </table:table-cell>
          <table:table-cell table:style-name="ce21"/>
          <table:table-cell office:value-type="float" office:value="0.73399999999999999" table:style-name="ce21">
            <text:p><text:s/>0,734<text:s/></text:p>
          </table:table-cell>
          <table:table-cell table:number-columns-repeated="2" table:style-name="ce21"/>
          <table:table-cell office:value-type="float" office:value="10.478" table:style-name="ce23">
            <text:p><text:s/>10,478<text:s/></text:p>
          </table:table-cell>
          <table:table-cell office:value-type="float" office:value="0.34200000000000053" table:style-name="ce25">
            <text:p><text:s/>0,342<text:s/></text:p>
          </table:table-cell>
          <table:table-cell table:number-columns-repeated="16344"/>
        </table:table-row>
        <table:table-row table:style-name="ro4">
          <table:table-cell office:value-type="string" table:style-name="ce30">
            <text:p>CJIB</text:p>
          </table:table-cell>
          <table:table-cell office:value-type="float" office:value="2012" table:style-name="ce27">
            <text:p>2012</text:p>
          </table:table-cell>
          <table:table-cell office:value-type="string" table:style-name="ce27">
            <text:p>VenJ</text:p>
          </table:table-cell>
          <table:table-cell office:value-type="float" office:value="942" table:style-name="ce41">
            <text:p><text:s/>942<text:s/></text:p>
          </table:table-cell>
          <table:table-cell office:value-type="float" office:value="3.0510000000000002" table:style-name="ce20">
            <text:p><text:s/>3,051<text:s/></text:p>
          </table:table-cell>
          <table:table-cell office:value-type="float" office:value="16.673999999999999" table:style-name="ce21">
            <text:p><text:s/>16,674<text:s/></text:p>
          </table:table-cell>
          <table:table-cell table:style-name="ce21"/>
          <table:table-cell office:value-type="float" office:value="19.725000000000001" table:style-name="ce22">
            <text:p><text:s/>19,725<text:s/></text:p>
          </table:table-cell>
          <table:table-cell table:style-name="ce21"/>
          <table:table-cell office:value-type="float" office:value="5.3929999999999998" table:style-name="ce21">
            <text:p><text:s/>5,393<text:s/></text:p>
          </table:table-cell>
          <table:table-cell office:value-type="float" office:value="12.262" table:style-name="ce21">
            <text:p><text:s/>12,262<text:s/></text:p>
          </table:table-cell>
          <table:table-cell office:value-type="float" office:value="17.655000000000001" table:style-name="ce22">
            <text:p><text:s/>17,655<text:s/></text:p>
          </table:table-cell>
          <table:table-cell office:value-type="float" office:value="37.380000000000003" table:style-name="ce23">
            <text:p><text:s/>37,380<text:s/></text:p>
          </table:table-cell>
          <table:table-cell table:number-columns-repeated="2" table:style-name="ce21"/>
          <table:table-cell office:value-type="float" office:value="-1.2230000000000001" table:style-name="ce21">
            <text:p><text:s/>-1,223<text:s/></text:p>
          </table:table-cell>
          <table:table-cell office:value-type="float" office:value="-1.2230000000000001" table:style-name="ce22">
            <text:p><text:s/>-1,223<text:s/></text:p>
          </table:table-cell>
          <table:table-cell office:value-type="float" office:value="6.5000000000000002E-2" table:style-name="ce24">
            <text:p><text:s/>0,065<text:s/></text:p>
          </table:table-cell>
          <table:table-cell office:value-type="float" office:value="17.922000000000001" table:style-name="ce24">
            <text:p><text:s/>17,922<text:s/></text:p>
          </table:table-cell>
          <table:table-cell office:value-type="float" office:value="20.616" table:style-name="ce24">
            <text:p><text:s/>20,616<text:s/></text:p>
          </table:table-cell>
          <table:table-cell office:value-type="float" office:value="37.379999999999995" table:style-name="ce23">
            <text:p><text:s/>37,380<text:s/></text:p>
          </table:table-cell>
          <table:table-cell office:value-type="float" office:value="48.070999999999998" table:style-name="ce21">
            <text:p><text:s/>48,071<text:s/></text:p>
          </table:table-cell>
          <table:table-cell office:value-type="float" office:value="17.805" table:style-name="ce21">
            <text:p><text:s/>17,805<text:s/></text:p>
          </table:table-cell>
          <table:table-cell office:value-type="float" office:value="42.561" table:style-name="ce21">
            <text:p><text:s/>42,561<text:s/></text:p>
          </table:table-cell>
          <table:table-cell office:value-type="float" office:value="108.43700000000001" table:style-name="ce22">
            <text:p><text:s/>108,437<text:s/></text:p>
          </table:table-cell>
          <table:table-cell table:number-columns-repeated="4" table:style-name="ce21"/>
          <table:table-cell office:value-type="float" office:value="108.43700000000001" table:style-name="ce22">
            <text:p><text:s/>108,437<text:s/></text:p>
          </table:table-cell>
          <table:table-cell office:value-type="float" office:value="57.499000000000002" table:style-name="ce20">
            <text:p><text:s/>57,499<text:s/></text:p>
          </table:table-cell>
          <table:table-cell office:value-type="float" office:value="32.017000000000003" table:style-name="ce21">
            <text:p><text:s/>32,017<text:s/></text:p>
          </table:table-cell>
          <table:table-cell office:value-type="float" office:value="89.516000000000005" table:style-name="ce22">
            <text:p><text:s/>89,516<text:s/></text:p>
          </table:table-cell>
          <table:table-cell office:value-type="float" office:value="5.7919999999999998" table:style-name="ce21">
            <text:p><text:s/>5,792<text:s/></text:p>
          </table:table-cell>
          <table:table-cell office:value-type="float" office:value="13.941000000000001" table:style-name="ce21">
            <text:p><text:s/>13,941<text:s/></text:p>
          </table:table-cell>
          <table:table-cell table:style-name="ce21"/>
          <table:table-cell office:value-type="float" office:value="0.41099999999999998" table:style-name="ce21">
            <text:p><text:s/>0,411<text:s/></text:p>
          </table:table-cell>
          <table:table-cell table:style-name="ce21"/>
          <table:table-cell office:value-type="float" office:value="109.66000000000001" table:style-name="ce23">
            <text:p><text:s/>109,660<text:s/></text:p>
          </table:table-cell>
          <table:table-cell office:value-type="float" office:value="-1.222999999999999" table:style-name="ce25">
            <text:p><text:s/>-1,223<text:s/></text:p>
          </table:table-cell>
          <table:table-cell table:number-columns-repeated="16344"/>
        </table:table-row>
        <table:table-row table:style-name="ro4">
          <table:table-cell office:value-type="string" table:style-name="ce30">
            <text:p>DJI</text:p>
          </table:table-cell>
          <table:table-cell office:value-type="float" office:value="2012" table:style-name="ce27">
            <text:p>2012</text:p>
          </table:table-cell>
          <table:table-cell office:value-type="string" table:style-name="ce27">
            <text:p>VenJ</text:p>
          </table:table-cell>
          <table:table-cell office:value-type="float" office:value="16140" table:style-name="ce41">
            <text:p><text:s/>16.140<text:s/></text:p>
          </table:table-cell>
          <table:table-cell office:value-type="float" office:value="11.247999999999999" table:style-name="ce20">
            <text:p><text:s/>11,248<text:s/></text:p>
          </table:table-cell>
          <table:table-cell office:value-type="float" office:value="142.745" table:style-name="ce21">
            <text:p><text:s/>142,745<text:s/></text:p>
          </table:table-cell>
          <table:table-cell table:style-name="ce21"/>
          <table:table-cell office:value-type="float" office:value="153.99299999999999" table:style-name="ce22">
            <text:p><text:s/>153,993<text:s/></text:p>
          </table:table-cell>
          <table:table-cell office:value-type="float" office:value="2.593" table:style-name="ce21">
            <text:p><text:s/>2,593<text:s/></text:p>
          </table:table-cell>
          <table:table-cell office:value-type="float" office:value="220.63099999999997" table:style-name="ce21">
            <text:p><text:s/>220,631<text:s/></text:p>
          </table:table-cell>
          <table:table-cell office:value-type="float" office:value="43.497" table:style-name="ce21">
            <text:p><text:s/>43,497<text:s/></text:p>
          </table:table-cell>
          <table:table-cell office:value-type="float" office:value="266.72099999999995" table:style-name="ce22">
            <text:p><text:s/>266,721<text:s/></text:p>
          </table:table-cell>
          <table:table-cell office:value-type="float" office:value="420.71399999999994" table:style-name="ce23">
            <text:p><text:s/>420,714<text:s/></text:p>
          </table:table-cell>
          <table:table-cell table:number-columns-repeated="2" table:style-name="ce21"/>
          <table:table-cell office:value-type="float" office:value="-59.24" table:style-name="ce21">
            <text:p><text:s/>-59,240<text:s/></text:p>
          </table:table-cell>
          <table:table-cell office:value-type="float" office:value="-59.24" table:style-name="ce22">
            <text:p><text:s/>-59,240<text:s/></text:p>
          </table:table-cell>
          <table:table-cell office:value-type="float" office:value="142.227" table:style-name="ce24">
            <text:p><text:s/>142,227<text:s/></text:p>
          </table:table-cell>
          <table:table-cell office:value-type="float" office:value="76.03" table:style-name="ce24">
            <text:p><text:s/>76,030<text:s/></text:p>
          </table:table-cell>
          <table:table-cell office:value-type="float" office:value="261.697" table:style-name="ce24">
            <text:p><text:s/>261,697<text:s/></text:p>
          </table:table-cell>
          <table:table-cell office:value-type="float" office:value="420.714" table:style-name="ce23">
            <text:p><text:s/>420,714<text:s/></text:p>
          </table:table-cell>
          <table:table-cell office:value-type="float" office:value="2145.8510000000001" table:style-name="ce21">
            <text:p><text:s/>2.145,851<text:s/></text:p>
          </table:table-cell>
          <table:table-cell table:style-name="ce21"/>
          <table:table-cell office:value-type="float" office:value="112.889" table:style-name="ce21">
            <text:p><text:s/>112,889<text:s/></text:p>
          </table:table-cell>
          <table:table-cell office:value-type="float" office:value="2258.7400000000002" table:style-name="ce22">
            <text:p><text:s/>2.258,740<text:s/></text:p>
          </table:table-cell>
          <table:table-cell table:style-name="ce21"/>
          <table:table-cell office:value-type="float" office:value="0.20499999999999999" table:style-name="ce21">
            <text:p><text:s/>0,205<text:s/></text:p>
          </table:table-cell>
          <table:table-cell office:value-type="float" office:value="4.2160000000000002" table:style-name="ce21">
            <text:p><text:s/>4,216<text:s/></text:p>
          </table:table-cell>
          <table:table-cell table:style-name="ce21"/>
          <table:table-cell office:value-type="float" office:value="2263.1610000000001" table:style-name="ce22">
            <text:p><text:s/>2.263,161<text:s/></text:p>
          </table:table-cell>
          <table:table-cell office:value-type="float" office:value="1039.5119999999999" table:style-name="ce20">
            <text:p><text:s/>1.039,512<text:s/></text:p>
          </table:table-cell>
          <table:table-cell office:value-type="float" office:value="1175.7270000000001" table:style-name="ce21">
            <text:p><text:s/>1.175,727<text:s/></text:p>
          </table:table-cell>
          <table:table-cell office:value-type="float" office:value="2215.239" table:style-name="ce22">
            <text:p><text:s/>2.215,239<text:s/></text:p>
          </table:table-cell>
          <table:table-cell office:value-type="float" office:value="49.801000000000002" table:style-name="ce21">
            <text:p><text:s/>49,801<text:s/></text:p>
          </table:table-cell>
          <table:table-cell table:style-name="ce21"/>
          <table:table-cell office:value-type="float" office:value="55.063000000000002" table:style-name="ce21">
            <text:p><text:s/>55,063<text:s/></text:p>
          </table:table-cell>
          <table:table-cell office:value-type="float" office:value="2.2989999999999999" table:style-name="ce21">
            <text:p><text:s/>2,299<text:s/></text:p>
          </table:table-cell>
          <table:table-cell table:style-name="ce21"/>
          <table:table-cell office:value-type="float" office:value="2322.402" table:style-name="ce23">
            <text:p><text:s/>2.322,402<text:s/></text:p>
          </table:table-cell>
          <table:table-cell office:value-type="float" office:value="-59.240999999999985" table:style-name="ce25">
            <text:p><text:s/>-59,241<text:s/></text:p>
          </table:table-cell>
          <table:table-cell table:number-columns-repeated="16344"/>
        </table:table-row>
        <table:table-row table:style-name="ro4">
          <table:table-cell office:value-type="string" table:style-name="ce30">
            <text:p>GDI</text:p>
          </table:table-cell>
          <table:table-cell office:value-type="float" office:value="2012" table:style-name="ce27">
            <text:p>2012</text:p>
          </table:table-cell>
          <table:table-cell office:value-type="string" table:style-name="ce27">
            <text:p>VenJ</text:p>
          </table:table-cell>
          <table:table-cell office:value-type="float" office:value="189.7" table:style-name="ce41">
            <text:p><text:s/>190<text:s/></text:p>
          </table:table-cell>
          <table:table-cell table:style-name="ce20"/>
          <table:table-cell office:value-type="float" office:value="9.1140000000000008" table:style-name="ce21">
            <text:p><text:s/>9,114<text:s/></text:p>
          </table:table-cell>
          <table:table-cell table:style-name="ce21"/>
          <table:table-cell office:value-type="float" office:value="9.1140000000000008" table:style-name="ce22">
            <text:p><text:s/>9,114<text:s/></text:p>
          </table:table-cell>
          <table:table-cell table:style-name="ce21"/>
          <table:table-cell office:value-type="float" office:value="3.4710000000000001" table:style-name="ce21">
            <text:p><text:s/>3,471<text:s/></text:p>
          </table:table-cell>
          <table:table-cell office:value-type="float" office:value="8.7729999999999997" table:style-name="ce21">
            <text:p><text:s/>8,773<text:s/></text:p>
          </table:table-cell>
          <table:table-cell office:value-type="float" office:value="12.244" table:style-name="ce22">
            <text:p><text:s/>12,244<text:s/></text:p>
          </table:table-cell>
          <table:table-cell office:value-type="float" office:value="21.358000000000001" table:style-name="ce23">
            <text:p><text:s/>21,358<text:s/></text:p>
          </table:table-cell>
          <table:table-cell office:value-type="float" office:value="1.552" table:style-name="ce21">
            <text:p><text:s/>1,552<text:s/></text:p>
          </table:table-cell>
          <table:table-cell table:style-name="ce21"/>
          <table:table-cell office:value-type="float" office:value="-1.3740000000000001" table:style-name="ce21">
            <text:p><text:s/>-1,374<text:s/></text:p>
          </table:table-cell>
          <table:table-cell office:value-type="float" office:value="0.17799999999999994" table:style-name="ce22">
            <text:p><text:s/>0,178<text:s/></text:p>
          </table:table-cell>
          <table:table-cell office:value-type="float" office:value="9.2999999999999999E-2" table:style-name="ce24">
            <text:p><text:s/>0,093<text:s/></text:p>
          </table:table-cell>
          <table:table-cell office:value-type="float" office:value="7.8550000000000004" table:style-name="ce24">
            <text:p><text:s/>7,855<text:s/></text:p>
          </table:table-cell>
          <table:table-cell office:value-type="float" office:value="13.231" table:style-name="ce24">
            <text:p><text:s/>13,231<text:s/></text:p>
          </table:table-cell>
          <table:table-cell office:value-type="float" office:value="21.356999999999999" table:style-name="ce23">
            <text:p><text:s/>21,357<text:s/></text:p>
          </table:table-cell>
          <table:table-cell office:value-type="float" office:value="43.691000000000003" table:style-name="ce21">
            <text:p><text:s/>43,691<text:s/></text:p>
          </table:table-cell>
          <table:table-cell office:value-type="float" office:value="6.2779999999999996" table:style-name="ce21">
            <text:p><text:s/>6,278<text:s/></text:p>
          </table:table-cell>
          <table:table-cell table:style-name="ce21"/>
          <table:table-cell office:value-type="float" office:value="49.969000000000001" table:style-name="ce22">
            <text:p><text:s/>49,969<text:s/></text:p>
          </table:table-cell>
          <table:table-cell table:number-columns-repeated="3" table:style-name="ce21"/>
          <table:table-cell office:value-type="float" office:value="2.472" table:style-name="ce21">
            <text:p><text:s/>2,472<text:s/></text:p>
          </table:table-cell>
          <table:table-cell office:value-type="float" office:value="52.441000000000003" table:style-name="ce22">
            <text:p><text:s/>52,441<text:s/></text:p>
          </table:table-cell>
          <table:table-cell office:value-type="float" office:value="31.713000000000001" table:style-name="ce20">
            <text:p><text:s/>31,713<text:s/></text:p>
          </table:table-cell>
          <table:table-cell office:value-type="float" office:value="15.911" table:style-name="ce21">
            <text:p><text:s/>15,911<text:s/></text:p>
          </table:table-cell>
          <table:table-cell office:value-type="float" office:value="47.624000000000002" table:style-name="ce22">
            <text:p><text:s/>47,624<text:s/></text:p>
          </table:table-cell>
          <table:table-cell office:value-type="float" office:value="3.274" table:style-name="ce21">
            <text:p><text:s/>3,274<text:s/></text:p>
          </table:table-cell>
          <table:table-cell table:number-columns-repeated="2" table:style-name="ce21"/>
          <table:table-cell office:value-type="float" office:value="0.20499999999999999" table:style-name="ce21">
            <text:p><text:s/>0,205<text:s/></text:p>
          </table:table-cell>
          <table:table-cell office:value-type="float" office:value="2.7120000000000002" table:style-name="ce21">
            <text:p><text:s/>2,712<text:s/></text:p>
          </table:table-cell>
          <table:table-cell office:value-type="float" office:value="53.815000000000005" table:style-name="ce23">
            <text:p><text:s/>53,815<text:s/></text:p>
          </table:table-cell>
          <table:table-cell office:value-type="float" office:value="-1.3740000000000023" table:style-name="ce25">
            <text:p><text:s/>-1,374<text:s/></text:p>
          </table:table-cell>
          <table:table-cell table:number-columns-repeated="16344"/>
        </table:table-row>
        <table:table-row table:style-name="ro4">
          <table:table-cell office:value-type="string" table:style-name="ce30">
            <text:p>Justis</text:p>
          </table:table-cell>
          <table:table-cell office:value-type="float" office:value="2012" table:style-name="ce27">
            <text:p>2012</text:p>
          </table:table-cell>
          <table:table-cell office:value-type="string" table:style-name="ce27">
            <text:p>VenJ</text:p>
          </table:table-cell>
          <table:table-cell office:value-type="float" office:value="233" table:style-name="ce41">
            <text:p><text:s/>233<text:s/></text:p>
          </table:table-cell>
          <table:table-cell table:style-name="ce20"/>
          <table:table-cell table:number-columns-repeated="2" table:style-name="ce21"/>
          <table:table-cell office:value-type="float" office:value="0" table:style-name="ce22">
            <text:p><text:s/>-00<text:s/></text:p>
          </table:table-cell>
          <table:table-cell table:style-name="ce21"/>
          <table:table-cell office:value-type="float" office:value="2.0459999999999998" table:style-name="ce21">
            <text:p><text:s/>2,046<text:s/></text:p>
          </table:table-cell>
          <table:table-cell office:value-type="float" office:value="9.6820000000000004" table:style-name="ce21">
            <text:p><text:s/>9,682<text:s/></text:p>
          </table:table-cell>
          <table:table-cell office:value-type="float" office:value="11.728" table:style-name="ce22">
            <text:p><text:s/>11,728<text:s/></text:p>
          </table:table-cell>
          <table:table-cell office:value-type="float" office:value="11.728" table:style-name="ce23">
            <text:p><text:s/>11,728<text:s/></text:p>
          </table:table-cell>
          <table:table-cell office:value-type="float" office:value="1.3049999999999999" table:style-name="ce21">
            <text:p><text:s/>1,305<text:s/></text:p>
          </table:table-cell>
          <table:table-cell table:style-name="ce21"/>
          <table:table-cell office:value-type="float" office:value="0.35099999999999998" table:style-name="ce21">
            <text:p><text:s/>0,351<text:s/></text:p>
          </table:table-cell>
          <table:table-cell office:value-type="float" office:value="1.6559999999999999" table:style-name="ce22">
            <text:p><text:s/>1,656<text:s/></text:p>
          </table:table-cell>
          <table:table-cell office:value-type="float" office:value="0.33500000000000002" table:style-name="ce24">
            <text:p><text:s/>0,335<text:s/></text:p>
          </table:table-cell>
          <table:table-cell office:value-type="float" office:value="3.2000000000000001E-2" table:style-name="ce24">
            <text:p><text:s/>0,032<text:s/></text:p>
          </table:table-cell>
          <table:table-cell office:value-type="float" office:value="9.7049999999999983" table:style-name="ce24">
            <text:p><text:s/>9,705<text:s/></text:p>
          </table:table-cell>
          <table:table-cell office:value-type="float" office:value="11.727999999999998" table:style-name="ce23">
            <text:p><text:s/>11,728<text:s/></text:p>
          </table:table-cell>
          <table:table-cell office:value-type="float" office:value="15.558" table:style-name="ce21">
            <text:p><text:s/>15,558<text:s/></text:p>
          </table:table-cell>
          <table:table-cell office:value-type="float" office:value="0.115" table:style-name="ce21">
            <text:p><text:s/>0,115<text:s/></text:p>
          </table:table-cell>
          <table:table-cell office:value-type="float" office:value="15.721" table:style-name="ce21">
            <text:p><text:s/>15,721<text:s/></text:p>
          </table:table-cell>
          <table:table-cell office:value-type="float" office:value="31.393999999999998" table:style-name="ce22">
            <text:p><text:s/>31,394<text:s/></text:p>
          </table:table-cell>
          <table:table-cell table:number-columns-repeated="3" table:style-name="ce21"/>
          <table:table-cell office:value-type="float" office:value="8.4000000000000005E-2" table:style-name="ce21">
            <text:p><text:s/>0,084<text:s/></text:p>
          </table:table-cell>
          <table:table-cell office:value-type="float" office:value="31.477999999999998" table:style-name="ce22">
            <text:p><text:s/>31,478<text:s/></text:p>
          </table:table-cell>
          <table:table-cell office:value-type="float" office:value="14.531000000000001" table:style-name="ce20">
            <text:p><text:s/>14,531<text:s/></text:p>
          </table:table-cell>
          <table:table-cell office:value-type="float" office:value="16.218" table:style-name="ce21">
            <text:p><text:s/>16,218<text:s/></text:p>
          </table:table-cell>
          <table:table-cell office:value-type="float" office:value="30.749000000000002" table:style-name="ce22">
            <text:p><text:s/>30,749<text:s/></text:p>
          </table:table-cell>
          <table:table-cell office:value-type="float" office:value="0.13" table:style-name="ce21">
            <text:p><text:s/>0,130<text:s/></text:p>
          </table:table-cell>
          <table:table-cell table:style-name="ce21"/>
          <table:table-cell office:value-type="float" office:value="8.4000000000000005E-2" table:style-name="ce21">
            <text:p><text:s/>0,084<text:s/></text:p>
          </table:table-cell>
          <table:table-cell office:value-type="float" office:value="2E-3" table:style-name="ce21">
            <text:p><text:s/>0,002<text:s/></text:p>
          </table:table-cell>
          <table:table-cell table:style-name="ce21"/>
          <table:table-cell office:value-type="float" office:value="30.965" table:style-name="ce23">
            <text:p><text:s/>30,965<text:s/></text:p>
          </table:table-cell>
          <table:table-cell office:value-type="float" office:value="0.51299999999999812" table:style-name="ce25">
            <text:p><text:s/>0,513<text:s/></text:p>
          </table:table-cell>
          <table:table-cell table:number-columns-repeated="16344"/>
        </table:table-row>
        <table:table-row table:style-name="ro4">
          <table:table-cell office:value-type="string" table:style-name="ce26">
            <text:p>KLPD</text:p>
          </table:table-cell>
          <table:table-cell office:value-type="float" office:value="2012" table:style-name="ce2">
            <text:p>2012</text:p>
          </table:table-cell>
          <table:table-cell office:value-type="string" table:style-name="ce27">
            <text:p>VenJ</text:p>
          </table:table-cell>
          <table:table-cell office:value-type="float" office:value="5096" table:style-name="ce41">
            <text:p><text:s/>5.096<text:s/></text:p>
          </table:table-cell>
          <table:table-cell table:style-name="ce20"/>
          <table:table-cell office:value-type="float" office:value="155.49199999999999" table:style-name="ce21">
            <text:p><text:s/>155,492<text:s/></text:p>
          </table:table-cell>
          <table:table-cell table:style-name="ce21"/>
          <table:table-cell office:value-type="float" office:value="155.49199999999999" table:style-name="ce22">
            <text:p><text:s/>155,492<text:s/></text:p>
          </table:table-cell>
          <table:table-cell table:style-name="ce21"/>
          <table:table-cell office:value-type="float" office:value="13.462" table:style-name="ce21">
            <text:p><text:s/>13,462<text:s/></text:p>
          </table:table-cell>
          <table:table-cell office:value-type="float" office:value="0.95" table:style-name="ce21">
            <text:p><text:s/>0,950<text:s/></text:p>
          </table:table-cell>
          <table:table-cell office:value-type="float" office:value="14.411999999999999" table:style-name="ce22">
            <text:p><text:s/>14,412<text:s/></text:p>
          </table:table-cell>
          <table:table-cell office:value-type="float" office:value="169.904" table:style-name="ce23">
            <text:p><text:s/>169,904<text:s/></text:p>
          </table:table-cell>
          <table:table-cell office:value-type="float" office:value="29.664000000000001" table:style-name="ce21">
            <text:p><text:s/>29,664<text:s/></text:p>
          </table:table-cell>
          <table:table-cell table:style-name="ce21"/>
          <table:table-cell office:value-type="float" office:value="1.54" table:style-name="ce21">
            <text:p><text:s/>1,540<text:s/></text:p>
          </table:table-cell>
          <table:table-cell office:value-type="float" office:value="31.204000000000001" table:style-name="ce22">
            <text:p><text:s/>31,204<text:s/></text:p>
          </table:table-cell>
          <table:table-cell office:value-type="float" office:value="17.161000000000001" table:style-name="ce24">
            <text:p><text:s/>17,161<text:s/></text:p>
          </table:table-cell>
          <table:table-cell table:style-name="ce24"/>
          <table:table-cell office:value-type="float" office:value="121.53900000000002" table:style-name="ce24">
            <text:p><text:s/>121,539<text:s/></text:p>
          </table:table-cell>
          <table:table-cell office:value-type="float" office:value="169.90400000000002" table:style-name="ce23">
            <text:p><text:s/>169,904<text:s/></text:p>
          </table:table-cell>
          <table:table-cell office:value-type="float" office:value="574.48400000000004" table:style-name="ce21">
            <text:p><text:s/>574,484<text:s/></text:p>
          </table:table-cell>
          <table:table-cell office:value-type="float" office:value="17.542999999999999" table:style-name="ce21">
            <text:p><text:s/>17,543<text:s/></text:p>
          </table:table-cell>
          <table:table-cell office:value-type="float" office:value="20.238" table:style-name="ce21">
            <text:p><text:s/>20,238<text:s/></text:p>
          </table:table-cell>
          <table:table-cell office:value-type="float" office:value="612.2650000000001" table:style-name="ce22">
            <text:p><text:s/>612,265<text:s/></text:p>
          </table:table-cell>
          <table:table-cell table:number-columns-repeated="3" table:style-name="ce21"/>
          <table:table-cell office:value-type="float" office:value="5.1999999999999998E-2" table:style-name="ce21">
            <text:p><text:s/>0,052<text:s/></text:p>
          </table:table-cell>
          <table:table-cell office:value-type="float" office:value="612.31700000000012" table:style-name="ce22">
            <text:p><text:s/>612,317<text:s/></text:p>
          </table:table-cell>
          <table:table-cell office:value-type="float" office:value="392.74" table:style-name="ce20">
            <text:p><text:s/>392,740<text:s/></text:p>
          </table:table-cell>
          <table:table-cell office:value-type="float" office:value="174.47800000000001" table:style-name="ce21">
            <text:p><text:s/>174,478<text:s/></text:p>
          </table:table-cell>
          <table:table-cell office:value-type="float" office:value="567.21800000000007" table:style-name="ce22">
            <text:p><text:s/>567,218<text:s/></text:p>
          </table:table-cell>
          <table:table-cell office:value-type="float" office:value="33.725999999999999" table:style-name="ce21">
            <text:p><text:s/>33,726<text:s/></text:p>
          </table:table-cell>
          <table:table-cell table:style-name="ce21"/>
          <table:table-cell office:value-type="float" office:value="6.2779999999999996" table:style-name="ce21">
            <text:p><text:s/>6,278<text:s/></text:p>
          </table:table-cell>
          <table:table-cell office:value-type="float" office:value="3.5089999999999999" table:style-name="ce21">
            <text:p><text:s/>3,509<text:s/></text:p>
          </table:table-cell>
          <table:table-cell office:value-type="float" office:value="4.5999999999999999E-2" table:style-name="ce21">
            <text:p><text:s/>0,046<text:s/></text:p>
          </table:table-cell>
          <table:table-cell office:value-type="float" office:value="610.77700000000016" table:style-name="ce23">
            <text:p><text:s/>610,777<text:s/></text:p>
          </table:table-cell>
          <table:table-cell office:value-type="float" office:value="1.5399999999999636" table:style-name="ce25">
            <text:p><text:s/>1,540<text:s/></text:p>
          </table:table-cell>
          <table:table-cell table:number-columns-repeated="16344"/>
        </table:table-row>
        <table:table-row table:style-name="ro4">
          <table:table-cell office:value-type="string" table:style-name="ce30">
            <text:p>NFI</text:p>
          </table:table-cell>
          <table:table-cell office:value-type="float" office:value="2012" table:style-name="ce27">
            <text:p>2012</text:p>
          </table:table-cell>
          <table:table-cell office:value-type="string" table:style-name="ce27">
            <text:p>VenJ</text:p>
          </table:table-cell>
          <table:table-cell office:value-type="float" office:value="555" table:style-name="ce41">
            <text:p><text:s/>555<text:s/></text:p>
          </table:table-cell>
          <table:table-cell table:style-name="ce20"/>
          <table:table-cell office:value-type="float" office:value="13.504000000000001" table:style-name="ce21">
            <text:p><text:s/>13,504<text:s/></text:p>
          </table:table-cell>
          <table:table-cell table:style-name="ce21"/>
          <table:table-cell office:value-type="float" office:value="13.504000000000001" table:style-name="ce22">
            <text:p><text:s/>13,504<text:s/></text:p>
          </table:table-cell>
          <table:table-cell office:value-type="float" office:value="8.3000000000000004E-2" table:style-name="ce21">
            <text:p><text:s/>0,083<text:s/></text:p>
          </table:table-cell>
          <table:table-cell office:value-type="float" office:value="3.6210000000000004" table:style-name="ce21">
            <text:p><text:s/>3,621<text:s/></text:p>
          </table:table-cell>
          <table:table-cell office:value-type="float" office:value="13.013" table:style-name="ce21">
            <text:p><text:s/>13,013<text:s/></text:p>
          </table:table-cell>
          <table:table-cell office:value-type="float" office:value="16.716999999999999" table:style-name="ce22">
            <text:p><text:s/>16,717<text:s/></text:p>
          </table:table-cell>
          <table:table-cell office:value-type="float" office:value="30.221" table:style-name="ce23">
            <text:p><text:s/>30,221<text:s/></text:p>
          </table:table-cell>
          <table:table-cell office:value-type="float" office:value="4.024" table:style-name="ce21">
            <text:p><text:s/>4,024<text:s/></text:p>
          </table:table-cell>
          <table:table-cell table:style-name="ce21"/>
          <table:table-cell office:value-type="float" office:value="0.56799999999999995" table:style-name="ce21">
            <text:p><text:s/>0,568<text:s/></text:p>
          </table:table-cell>
          <table:table-cell office:value-type="float" office:value="4.5919999999999996" table:style-name="ce22">
            <text:p><text:s/>4,592<text:s/></text:p>
          </table:table-cell>
          <table:table-cell office:value-type="float" office:value="0.159" table:style-name="ce24">
            <text:p><text:s/>0,159<text:s/></text:p>
          </table:table-cell>
          <table:table-cell office:value-type="float" office:value="13.521000000000001" table:style-name="ce24">
            <text:p><text:s/>13,521<text:s/></text:p>
          </table:table-cell>
          <table:table-cell office:value-type="float" office:value="11.949000000000002" table:style-name="ce24">
            <text:p><text:s/>11,949<text:s/></text:p>
          </table:table-cell>
          <table:table-cell office:value-type="float" office:value="30.221" table:style-name="ce23">
            <text:p><text:s/>30,221<text:s/></text:p>
          </table:table-cell>
          <table:table-cell office:value-type="float" office:value="70.587000000000003" table:style-name="ce21">
            <text:p><text:s/>70,587<text:s/></text:p>
          </table:table-cell>
          <table:table-cell table:style-name="ce21"/>
          <table:table-cell office:value-type="float" office:value="8.44" table:style-name="ce21">
            <text:p><text:s/>8,440<text:s/></text:p>
          </table:table-cell>
          <table:table-cell office:value-type="float" office:value="79.027000000000001" table:style-name="ce22">
            <text:p><text:s/>79,027<text:s/></text:p>
          </table:table-cell>
          <table:table-cell table:style-name="ce21"/>
          <table:table-cell office:value-type="float" office:value="7.0000000000000007E-2" table:style-name="ce21">
            <text:p><text:s/>0,070<text:s/></text:p>
          </table:table-cell>
          <table:table-cell table:number-columns-repeated="2" table:style-name="ce21"/>
          <table:table-cell office:value-type="float" office:value="79.096999999999994" table:style-name="ce22">
            <text:p><text:s/>79,097<text:s/></text:p>
          </table:table-cell>
          <table:table-cell office:value-type="float" office:value="43.417000000000002" table:style-name="ce20">
            <text:p><text:s/>43,417<text:s/></text:p>
          </table:table-cell>
          <table:table-cell office:value-type="float" office:value="30.356999999999999" table:style-name="ce21">
            <text:p><text:s/>30,357<text:s/></text:p>
          </table:table-cell>
          <table:table-cell office:value-type="float" office:value="73.774000000000001" table:style-name="ce22">
            <text:p><text:s/>73,774<text:s/></text:p>
          </table:table-cell>
          <table:table-cell office:value-type="float" office:value="4.41" table:style-name="ce21">
            <text:p><text:s/>4,410<text:s/></text:p>
          </table:table-cell>
          <table:table-cell table:number-columns-repeated="2" table:style-name="ce21"/>
          <table:table-cell office:value-type="float" office:value="0.34499999999999997" table:style-name="ce21">
            <text:p><text:s/>0,345<text:s/></text:p>
          </table:table-cell>
          <table:table-cell table:style-name="ce21"/>
          <table:table-cell office:value-type="float" office:value="78.528999999999996" table:style-name="ce23">
            <text:p><text:s/>78,529<text:s/></text:p>
          </table:table-cell>
          <table:table-cell office:value-type="float" office:value="0.56799999999999784" table:style-name="ce25">
            <text:p><text:s/>0,568<text:s/></text:p>
          </table:table-cell>
          <table:table-cell table:number-columns-repeated="16344"/>
        </table:table-row>
        <table:table-row table:style-name="ro4">
          <table:table-cell office:value-type="string" table:style-name="ce30">
            <text:p>ACBG</text:p>
          </table:table-cell>
          <table:table-cell office:value-type="float" office:value="2012" table:style-name="ce27">
            <text:p>2012</text:p>
          </table:table-cell>
          <table:table-cell office:value-type="string" table:style-name="ce27">
            <text:p>VWS</text:p>
          </table:table-cell>
          <table:table-cell office:value-type="float" office:value="259" table:style-name="ce41">
            <text:p><text:s/>259<text:s/></text:p>
          </table:table-cell>
          <table:table-cell office:value-type="float" office:value="1.698" table:style-name="ce20">
            <text:p><text:s/>1,698<text:s/></text:p>
          </table:table-cell>
          <table:table-cell office:value-type="float" office:value="5.8650000000000002" table:style-name="ce21">
            <text:p><text:s/>5,865<text:s/></text:p>
          </table:table-cell>
          <table:table-cell table:style-name="ce21"/>
          <table:table-cell office:value-type="float" office:value="7.5630000000000006" table:style-name="ce22">
            <text:p><text:s/>7,563<text:s/></text:p>
          </table:table-cell>
          <table:table-cell table:style-name="ce21"/>
          <table:table-cell office:value-type="float" office:value="7.484" table:style-name="ce21">
            <text:p><text:s/>7,484<text:s/></text:p>
          </table:table-cell>
          <table:table-cell office:value-type="float" office:value="4.5010000000000003" table:style-name="ce21">
            <text:p><text:s/>4,501<text:s/></text:p>
          </table:table-cell>
          <table:table-cell office:value-type="float" office:value="11.984999999999999" table:style-name="ce22">
            <text:p><text:s/>11,985<text:s/></text:p>
          </table:table-cell>
          <table:table-cell office:value-type="float" office:value="19.548000000000002" table:style-name="ce23">
            <text:p><text:s/>19,548<text:s/></text:p>
          </table:table-cell>
          <table:table-cell office:value-type="float" office:value="2.5110000000000001" table:style-name="ce21">
            <text:p><text:s/>2,511<text:s/></text:p>
          </table:table-cell>
          <table:table-cell table:style-name="ce21"/>
          <table:table-cell office:value-type="float" office:value="-1.8169999999999999" table:style-name="ce21">
            <text:p><text:s/>-1,817<text:s/></text:p>
          </table:table-cell>
          <table:table-cell office:value-type="float" office:value="0.69400000000000017" table:style-name="ce22">
            <text:p><text:s/>0,694<text:s/></text:p>
          </table:table-cell>
          <table:table-cell table:number-columns-repeated="2" table:style-name="ce24"/>
          <table:table-cell office:value-type="float" office:value="18.853999999999999" table:style-name="ce24">
            <text:p><text:s/>18,854<text:s/></text:p>
          </table:table-cell>
          <table:table-cell office:value-type="float" office:value="19.547999999999998" table:style-name="ce23">
            <text:p><text:s/>19,548<text:s/></text:p>
          </table:table-cell>
          <table:table-cell office:value-type="float" office:value="0.18" table:style-name="ce21">
            <text:p><text:s/>0,180<text:s/></text:p>
          </table:table-cell>
          <table:table-cell office:value-type="float" office:value="0.78900000000000003" table:style-name="ce21">
            <text:p><text:s/>0,789<text:s/></text:p>
          </table:table-cell>
          <table:table-cell office:value-type="float" office:value="39.125999999999998" table:style-name="ce21">
            <text:p><text:s/>39,126<text:s/></text:p>
          </table:table-cell>
          <table:table-cell office:value-type="float" office:value="40.094999999999999" table:style-name="ce22">
            <text:p><text:s/>40,095<text:s/></text:p>
          </table:table-cell>
          <table:table-cell table:style-name="ce21"/>
          <table:table-cell office:value-type="float" office:value="4.0000000000000001E-3" table:style-name="ce21">
            <text:p><text:s/>0,004<text:s/></text:p>
          </table:table-cell>
          <table:table-cell table:number-columns-repeated="2" table:style-name="ce21"/>
          <table:table-cell office:value-type="float" office:value="40.098999999999997" table:style-name="ce22">
            <text:p><text:s/>40,099<text:s/></text:p>
          </table:table-cell>
          <table:table-cell office:value-type="float" office:value="22.331" table:style-name="ce20">
            <text:p><text:s/>22,331<text:s/></text:p>
          </table:table-cell>
          <table:table-cell office:value-type="float" office:value="16.335999999999999" table:style-name="ce21">
            <text:p><text:s/>16,336<text:s/></text:p>
          </table:table-cell>
          <table:table-cell office:value-type="float" office:value="38.667000000000002" table:style-name="ce22">
            <text:p><text:s/>38,667<text:s/></text:p>
          </table:table-cell>
          <table:table-cell office:value-type="float" office:value="2.4820000000000002" table:style-name="ce21">
            <text:p><text:s/>2,482<text:s/></text:p>
          </table:table-cell>
          <table:table-cell office:value-type="float" office:value="0.76700000000000002" table:style-name="ce21">
            <text:p><text:s/>0,767<text:s/></text:p>
          </table:table-cell>
          <table:table-cell table:number-columns-repeated="3" table:style-name="ce21"/>
          <table:table-cell office:value-type="float" office:value="41.916000000000004" table:style-name="ce23">
            <text:p><text:s/>41,916<text:s/></text:p>
          </table:table-cell>
          <table:table-cell office:value-type="float" office:value="-1.8170000000000073" table:style-name="ce25">
            <text:p><text:s/>-1,817<text:s/></text:p>
          </table:table-cell>
          <table:table-cell table:number-columns-repeated="16344"/>
        </table:table-row>
        <table:table-row table:style-name="ro4">
          <table:table-cell office:value-type="string" table:style-name="ce30">
            <text:p>Almata</text:p>
          </table:table-cell>
          <table:table-cell office:value-type="float" office:value="2012" table:style-name="ce27">
            <text:p>2012</text:p>
          </table:table-cell>
          <table:table-cell office:value-type="string" table:style-name="ce27">
            <text:p>VWS</text:p>
          </table:table-cell>
          <table:table-cell office:value-type="float" office:value="205" table:style-name="ce41">
            <text:p><text:s/>205<text:s/></text:p>
          </table:table-cell>
          <table:table-cell office:value-type="float" office:value="7.0000000000000001E-3" table:style-name="ce20">
            <text:p><text:s/>0,007<text:s/></text:p>
          </table:table-cell>
          <table:table-cell office:value-type="float" office:value="1.0900000000000001" table:style-name="ce21">
            <text:p><text:s/>1,090<text:s/></text:p>
          </table:table-cell>
          <table:table-cell table:style-name="ce21"/>
          <table:table-cell office:value-type="float" office:value="1.097" table:style-name="ce22">
            <text:p><text:s/>1,097<text:s/></text:p>
          </table:table-cell>
          <table:table-cell office:value-type="float" office:value="5.1999999999999998E-2" table:style-name="ce21">
            <text:p><text:s/>0,052<text:s/></text:p>
          </table:table-cell>
          <table:table-cell office:value-type="float" office:value="1.411" table:style-name="ce21">
            <text:p><text:s/>1,411<text:s/></text:p>
          </table:table-cell>
          <table:table-cell office:value-type="float" office:value="5.7629999999999999" table:style-name="ce21">
            <text:p><text:s/>5,763<text:s/></text:p>
          </table:table-cell>
          <table:table-cell office:value-type="float" office:value="7.226" table:style-name="ce22">
            <text:p><text:s/>7,226<text:s/></text:p>
          </table:table-cell>
          <table:table-cell office:value-type="float" office:value="8.3230000000000004" table:style-name="ce23">
            <text:p><text:s/>8,323<text:s/></text:p>
          </table:table-cell>
          <table:table-cell office:value-type="float" office:value="1.601" table:style-name="ce21">
            <text:p><text:s/>1,601<text:s/></text:p>
          </table:table-cell>
          <table:table-cell table:style-name="ce21"/>
          <table:table-cell office:value-type="float" office:value="0.21199999999999999" table:style-name="ce21">
            <text:p><text:s/>0,212<text:s/></text:p>
          </table:table-cell>
          <table:table-cell office:value-type="float" office:value="1.8129999999999999" table:style-name="ce22">
            <text:p><text:s/>1,813<text:s/></text:p>
          </table:table-cell>
          <table:table-cell office:value-type="float" office:value="0.87" table:style-name="ce24">
            <text:p><text:s/>0,870<text:s/></text:p>
          </table:table-cell>
          <table:table-cell table:style-name="ce24"/>
          <table:table-cell office:value-type="float" office:value="5.64" table:style-name="ce24">
            <text:p><text:s/>5,640<text:s/></text:p>
          </table:table-cell>
          <table:table-cell office:value-type="float" office:value="8.3230000000000004" table:style-name="ce23">
            <text:p><text:s/>8,323<text:s/></text:p>
          </table:table-cell>
          <table:table-cell office:value-type="float" office:value="28.437999999999999" table:style-name="ce21">
            <text:p><text:s/>28,438<text:s/></text:p>
          </table:table-cell>
          <table:table-cell office:value-type="float" office:value="0.92600000000000005" table:style-name="ce21">
            <text:p><text:s/>0,926<text:s/></text:p>
          </table:table-cell>
          <table:table-cell office:value-type="float" office:value="0.34" table:style-name="ce21">
            <text:p><text:s/>0,340<text:s/></text:p>
          </table:table-cell>
          <table:table-cell office:value-type="float" office:value="29.703999999999997" table:style-name="ce22">
            <text:p><text:s/>29,704<text:s/></text:p>
          </table:table-cell>
          <table:table-cell table:style-name="ce21"/>
          <table:table-cell office:value-type="float" office:value="2E-3" table:style-name="ce21">
            <text:p><text:s/>0,002<text:s/></text:p>
          </table:table-cell>
          <table:table-cell office:value-type="float" office:value="0.42199999999999999" table:style-name="ce21">
            <text:p><text:s/>0,422<text:s/></text:p>
          </table:table-cell>
          <table:table-cell table:style-name="ce21"/>
          <table:table-cell office:value-type="float" office:value="30.127999999999997" table:style-name="ce22">
            <text:p><text:s/>30,128<text:s/></text:p>
          </table:table-cell>
          <table:table-cell office:value-type="float" office:value="15.917" table:style-name="ce20">
            <text:p><text:s/>15,917<text:s/></text:p>
          </table:table-cell>
          <table:table-cell office:value-type="float" office:value="13.055" table:style-name="ce21">
            <text:p><text:s/>13,055<text:s/></text:p>
          </table:table-cell>
          <table:table-cell office:value-type="float" office:value="28.972000000000001" table:style-name="ce22">
            <text:p><text:s/>28,972<text:s/></text:p>
          </table:table-cell>
          <table:table-cell office:value-type="float" office:value="0.28299999999999997" table:style-name="ce21">
            <text:p><text:s/>0,283<text:s/></text:p>
          </table:table-cell>
          <table:table-cell table:style-name="ce21"/>
          <table:table-cell office:value-type="float" office:value="0.64" table:style-name="ce21">
            <text:p><text:s/>0,640<text:s/></text:p>
          </table:table-cell>
          <table:table-cell office:value-type="float" office:value="2.1000000000000001E-2" table:style-name="ce21">
            <text:p><text:s/>0,021<text:s/></text:p>
          </table:table-cell>
          <table:table-cell table:style-name="ce21"/>
          <table:table-cell office:value-type="float" office:value="29.916000000000004" table:style-name="ce23">
            <text:p><text:s/>29,916<text:s/></text:p>
          </table:table-cell>
          <table:table-cell office:value-type="float" office:value="0.21199999999999264" table:style-name="ce25">
            <text:p><text:s/>0,212<text:s/></text:p>
          </table:table-cell>
          <table:table-cell table:number-columns-repeated="16344"/>
        </table:table-row>
        <table:table-row table:style-name="ro4">
          <table:table-cell office:value-type="string" table:style-name="ce30">
            <text:p>CIBG</text:p>
          </table:table-cell>
          <table:table-cell office:value-type="float" office:value="2012" table:style-name="ce27">
            <text:p>2012</text:p>
          </table:table-cell>
          <table:table-cell office:value-type="string" table:style-name="ce27">
            <text:p>VWS</text:p>
          </table:table-cell>
          <table:table-cell office:value-type="float" office:value="218.2" table:style-name="ce41">
            <text:p><text:s/>218<text:s/></text:p>
          </table:table-cell>
          <table:table-cell office:value-type="float" office:value="5.8209999999999997" table:style-name="ce20">
            <text:p><text:s/>5,821<text:s/></text:p>
          </table:table-cell>
          <table:table-cell office:value-type="float" office:value="2.4E-2" table:style-name="ce21">
            <text:p><text:s/>0,024<text:s/></text:p>
          </table:table-cell>
          <table:table-cell table:style-name="ce21"/>
          <table:table-cell office:value-type="float" office:value="5.8449999999999998" table:style-name="ce22">
            <text:p><text:s/>5,845<text:s/></text:p>
          </table:table-cell>
          <table:table-cell office:value-type="float" office:value="0.27200000000000002" table:style-name="ce21">
            <text:p><text:s/>0,272<text:s/></text:p>
          </table:table-cell>
          <table:table-cell office:value-type="float" office:value="3.0840000000000001" table:style-name="ce21">
            <text:p><text:s/>3,084<text:s/></text:p>
          </table:table-cell>
          <table:table-cell office:value-type="float" office:value="11.491" table:style-name="ce21">
            <text:p><text:s/>11,491<text:s/></text:p>
          </table:table-cell>
          <table:table-cell office:value-type="float" office:value="14.847" table:style-name="ce22">
            <text:p><text:s/>14,847<text:s/></text:p>
          </table:table-cell>
          <table:table-cell office:value-type="float" office:value="20.692" table:style-name="ce23">
            <text:p><text:s/>20,692<text:s/></text:p>
          </table:table-cell>
          <table:table-cell office:value-type="float" office:value="1.504" table:style-name="ce21">
            <text:p><text:s/>1,504<text:s/></text:p>
          </table:table-cell>
          <table:table-cell table:style-name="ce21"/>
          <table:table-cell office:value-type="float" office:value="0.108" table:style-name="ce21">
            <text:p><text:s/>0,108<text:s/></text:p>
          </table:table-cell>
          <table:table-cell office:value-type="float" office:value="1.6120000000000001" table:style-name="ce22">
            <text:p><text:s/>1,612<text:s/></text:p>
          </table:table-cell>
          <table:table-cell office:value-type="float" office:value="6.2E-2" table:style-name="ce24">
            <text:p><text:s/>0,062<text:s/></text:p>
          </table:table-cell>
          <table:table-cell office:value-type="float" office:value="0.69099999999999995" table:style-name="ce24">
            <text:p><text:s/>0,691<text:s/></text:p>
          </table:table-cell>
          <table:table-cell office:value-type="float" office:value="18.327000000000002" table:style-name="ce24">
            <text:p><text:s/>18,327<text:s/></text:p>
          </table:table-cell>
          <table:table-cell office:value-type="float" office:value="20.692" table:style-name="ce23">
            <text:p><text:s/>20,692<text:s/></text:p>
          </table:table-cell>
          <table:table-cell office:value-type="float" office:value="33.622" table:style-name="ce21">
            <text:p><text:s/>33,622<text:s/></text:p>
          </table:table-cell>
          <table:table-cell office:value-type="float" office:value="0.53" table:style-name="ce21">
            <text:p><text:s/>0,530<text:s/></text:p>
          </table:table-cell>
          <table:table-cell office:value-type="float" office:value="4.3929999999999998" table:style-name="ce21">
            <text:p><text:s/>4,393<text:s/></text:p>
          </table:table-cell>
          <table:table-cell office:value-type="float" office:value="38.545000000000002" table:style-name="ce22">
            <text:p><text:s/>38,545<text:s/></text:p>
          </table:table-cell>
          <table:table-cell table:style-name="ce21"/>
          <table:table-cell office:value-type="float" office:value="1E-3" table:style-name="ce21">
            <text:p><text:s/>0,001<text:s/></text:p>
          </table:table-cell>
          <table:table-cell office:value-type="float" office:value="2E-3" table:style-name="ce21">
            <text:p><text:s/>0,002<text:s/></text:p>
          </table:table-cell>
          <table:table-cell table:style-name="ce21"/>
          <table:table-cell office:value-type="float" office:value="38.548000000000002" table:style-name="ce22">
            <text:p><text:s/>38,548<text:s/></text:p>
          </table:table-cell>
          <table:table-cell office:value-type="float" office:value="20.992000000000001" table:style-name="ce20">
            <text:p><text:s/>20,992<text:s/></text:p>
          </table:table-cell>
          <table:table-cell office:value-type="float" office:value="14.964" table:style-name="ce21">
            <text:p><text:s/>14,964<text:s/></text:p>
          </table:table-cell>
          <table:table-cell office:value-type="float" office:value="35.956000000000003" table:style-name="ce22">
            <text:p><text:s/>35,956<text:s/></text:p>
          </table:table-cell>
          <table:table-cell office:value-type="float" office:value="2.4300000000000002" table:style-name="ce21">
            <text:p><text:s/>2,430<text:s/></text:p>
          </table:table-cell>
          <table:table-cell table:style-name="ce21"/>
          <table:table-cell office:value-type="float" office:value="1.9E-2" table:style-name="ce21">
            <text:p><text:s/>0,019<text:s/></text:p>
          </table:table-cell>
          <table:table-cell office:value-type="float" office:value="3.1E-2" table:style-name="ce21">
            <text:p><text:s/>0,031<text:s/></text:p>
          </table:table-cell>
          <table:table-cell office:value-type="float" office:value="4.0000000000000001E-3" table:style-name="ce21">
            <text:p><text:s/>0,004<text:s/></text:p>
          </table:table-cell>
          <table:table-cell office:value-type="float" office:value="38.44" table:style-name="ce23">
            <text:p><text:s/>38,440<text:s/></text:p>
          </table:table-cell>
          <table:table-cell office:value-type="float" office:value="0.10800000000000409" table:style-name="ce25">
            <text:p><text:s/>0,108<text:s/></text:p>
          </table:table-cell>
          <table:table-cell table:number-columns-repeated="16344"/>
        </table:table-row>
        <table:table-row table:style-name="ro4">
          <table:table-cell office:value-type="string" table:style-name="ce30">
            <text:p>Lindenhorst</text:p>
          </table:table-cell>
          <table:table-cell office:value-type="float" office:value="2012" table:style-name="ce27">
            <text:p>2012</text:p>
          </table:table-cell>
          <table:table-cell office:value-type="string" table:style-name="ce27">
            <text:p>VWS</text:p>
          </table:table-cell>
          <table:table-cell office:value-type="float" office:value="75.3" table:style-name="ce41">
            <text:p><text:s/>75<text:s/></text:p>
          </table:table-cell>
          <table:table-cell table:style-name="ce20"/>
          <table:table-cell office:value-type="float" office:value="0.26700000000000002" table:style-name="ce21">
            <text:p><text:s/>0,267<text:s/></text:p>
          </table:table-cell>
          <table:table-cell table:style-name="ce21"/>
          <table:table-cell office:value-type="float" office:value="0.26700000000000002" table:style-name="ce22">
            <text:p><text:s/>0,267<text:s/></text:p>
          </table:table-cell>
          <table:table-cell table:style-name="ce21"/>
          <table:table-cell office:value-type="float" office:value="0.47" table:style-name="ce21">
            <text:p><text:s/>0,470<text:s/></text:p>
          </table:table-cell>
          <table:table-cell office:value-type="float" office:value="1.827" table:style-name="ce21">
            <text:p><text:s/>1,827<text:s/></text:p>
          </table:table-cell>
          <table:table-cell office:value-type="float" office:value="2.2969999999999997" table:style-name="ce22">
            <text:p><text:s/>2,297<text:s/></text:p>
          </table:table-cell>
          <table:table-cell office:value-type="float" office:value="2.5639999999999996" table:style-name="ce23">
            <text:p><text:s/>2,564<text:s/></text:p>
          </table:table-cell>
          <table:table-cell office:value-type="float" office:value="0.5" table:style-name="ce21">
            <text:p><text:s/>0,500<text:s/></text:p>
          </table:table-cell>
          <table:table-cell table:style-name="ce21"/>
          <table:table-cell office:value-type="float" office:value="0.18" table:style-name="ce21">
            <text:p><text:s/>0,180<text:s/></text:p>
          </table:table-cell>
          <table:table-cell office:value-type="float" office:value="0.67999999999999994" table:style-name="ce22">
            <text:p><text:s/>0,680<text:s/></text:p>
          </table:table-cell>
          <table:table-cell office:value-type="float" office:value="0.109" table:style-name="ce24">
            <text:p><text:s/>0,109<text:s/></text:p>
          </table:table-cell>
          <table:table-cell office:value-type="float" office:value="0.14099999999999999" table:style-name="ce24">
            <text:p><text:s/>0,141<text:s/></text:p>
          </table:table-cell>
          <table:table-cell office:value-type="float" office:value="1.6339999999999999" table:style-name="ce24">
            <text:p><text:s/>1,634<text:s/></text:p>
          </table:table-cell>
          <table:table-cell office:value-type="float" office:value="2.5640000000000001" table:style-name="ce23">
            <text:p><text:s/>2,564<text:s/></text:p>
          </table:table-cell>
          <table:table-cell office:value-type="float" office:value="9.6869999999999994" table:style-name="ce21">
            <text:p><text:s/>9,687<text:s/></text:p>
          </table:table-cell>
          <table:table-cell table:style-name="ce21"/>
          <table:table-cell office:value-type="float" office:value="0.50700000000000001" table:style-name="ce21">
            <text:p><text:s/>0,507<text:s/></text:p>
          </table:table-cell>
          <table:table-cell office:value-type="float" office:value="10.193999999999999" table:style-name="ce22">
            <text:p><text:s/>10,194<text:s/></text:p>
          </table:table-cell>
          <table:table-cell table:number-columns-repeated="4" table:style-name="ce21"/>
          <table:table-cell office:value-type="float" office:value="10.193999999999999" table:style-name="ce22">
            <text:p><text:s/>10,194<text:s/></text:p>
          </table:table-cell>
          <table:table-cell office:value-type="float" office:value="6.085" table:style-name="ce20">
            <text:p><text:s/>6,085<text:s/></text:p>
          </table:table-cell>
          <table:table-cell office:value-type="float" office:value="3.8420000000000001" table:style-name="ce21">
            <text:p><text:s/>3,842<text:s/></text:p>
          </table:table-cell>
          <table:table-cell office:value-type="float" office:value="9.9269999999999996" table:style-name="ce22">
            <text:p><text:s/>9,927<text:s/></text:p>
          </table:table-cell>
          <table:table-cell office:value-type="float" office:value="7.5999999999999998E-2" table:style-name="ce21">
            <text:p><text:s/>0,076<text:s/></text:p>
          </table:table-cell>
          <table:table-cell table:number-columns-repeated="2" table:style-name="ce21"/>
          <table:table-cell office:value-type="float" office:value="1.0999999999999999E-2" table:style-name="ce21">
            <text:p><text:s/>0,011<text:s/></text:p>
          </table:table-cell>
          <table:table-cell table:style-name="ce21"/>
          <table:table-cell office:value-type="float" office:value="10.013999999999999" table:style-name="ce23">
            <text:p><text:s/>10,014<text:s/></text:p>
          </table:table-cell>
          <table:table-cell office:value-type="float" office:value="0.17999999999999972" table:style-name="ce25">
            <text:p><text:s/>0,180<text:s/></text:p>
          </table:table-cell>
          <table:table-cell table:number-columns-repeated="16344"/>
        </table:table-row>
        <table:table-row table:style-name="ro4">
          <table:table-cell office:value-type="string" table:style-name="ce26">
            <text:p>NVI</text:p>
          </table:table-cell>
          <table:table-cell office:value-type="float" office:value="2012" table:style-name="ce2">
            <text:p>2012</text:p>
          </table:table-cell>
          <table:table-cell office:value-type="string" table:style-name="ce2">
            <text:p>VWS</text:p>
          </table:table-cell>
          <table:table-cell office:value-type="float" office:value="108" table:style-name="ce41">
            <text:p><text:s/>108<text:s/></text:p>
          </table:table-cell>
          <table:table-cell office:value-type="float" office:value="0.75800000000000001" table:style-name="ce20">
            <text:p><text:s/>0,758<text:s/></text:p>
          </table:table-cell>
          <table:table-cell office:value-type="float" office:value="0.873" table:style-name="ce21">
            <text:p><text:s/>0,873<text:s/></text:p>
          </table:table-cell>
          <table:table-cell table:style-name="ce21"/>
          <table:table-cell office:value-type="float" office:value="1.631" table:style-name="ce22">
            <text:p><text:s/>1,631<text:s/></text:p>
          </table:table-cell>
          <table:table-cell office:value-type="float" office:value="0.58599999999999997" table:style-name="ce21">
            <text:p><text:s/>0,586<text:s/></text:p>
          </table:table-cell>
          <table:table-cell office:value-type="float" office:value="0.77599999999999991" table:style-name="ce21">
            <text:p><text:s/>0,776<text:s/></text:p>
          </table:table-cell>
          <table:table-cell table:style-name="ce21"/>
          <table:table-cell office:value-type="float" office:value="1.3619999999999999" table:style-name="ce22">
            <text:p><text:s/>1,362<text:s/></text:p>
          </table:table-cell>
          <table:table-cell office:value-type="float" office:value="2.9929999999999999" table:style-name="ce23">
            <text:p><text:s/>2,993<text:s/></text:p>
          </table:table-cell>
          <table:table-cell office:value-type="float" office:value="12.452999999999999" table:style-name="ce21">
            <text:p><text:s/>12,453<text:s/></text:p>
          </table:table-cell>
          <table:table-cell table:style-name="ce21"/>
          <table:table-cell office:value-type="float" office:value="-10.772" table:style-name="ce21">
            <text:p><text:s/>-10,772<text:s/></text:p>
          </table:table-cell>
          <table:table-cell office:value-type="float" office:value="1.6809999999999992" table:style-name="ce22">
            <text:p><text:s/>1,681<text:s/></text:p>
          </table:table-cell>
          <table:table-cell table:number-columns-repeated="2" table:style-name="ce24"/>
          <table:table-cell office:value-type="float" office:value="1.3119999999999998" table:style-name="ce24">
            <text:p><text:s/>1,312<text:s/></text:p>
          </table:table-cell>
          <table:table-cell office:value-type="float" office:value="2.992999999999999" table:style-name="ce23">
            <text:p><text:s/>2,993<text:s/></text:p>
          </table:table-cell>
          <table:table-cell office:value-type="float" office:value="6.2489999999999997" table:style-name="ce21">
            <text:p><text:s/>6,249<text:s/></text:p>
          </table:table-cell>
          <table:table-cell table:style-name="ce21"/>
          <table:table-cell office:value-type="float" office:value="10.744999999999999" table:style-name="ce21">
            <text:p><text:s/>10,745<text:s/></text:p>
          </table:table-cell>
          <table:table-cell office:value-type="float" office:value="16.994" table:style-name="ce22">
            <text:p><text:s/>16,994<text:s/></text:p>
          </table:table-cell>
          <table:table-cell table:number-columns-repeated="4" table:style-name="ce21"/>
          <table:table-cell office:value-type="float" office:value="16.994" table:style-name="ce22">
            <text:p><text:s/>16,994<text:s/></text:p>
          </table:table-cell>
          <table:table-cell office:value-type="float" office:value="8.1020000000000003" table:style-name="ce20">
            <text:p><text:s/>8,102<text:s/></text:p>
          </table:table-cell>
          <table:table-cell office:value-type="float" office:value="17.763999999999999" table:style-name="ce21">
            <text:p><text:s/>17,764<text:s/></text:p>
          </table:table-cell>
          <table:table-cell office:value-type="float" office:value="25.866" table:style-name="ce22">
            <text:p><text:s/>25,866<text:s/></text:p>
          </table:table-cell>
          <table:table-cell office:value-type="float" office:value="1.756" table:style-name="ce21">
            <text:p><text:s/>1,756<text:s/></text:p>
          </table:table-cell>
          <table:table-cell table:number-columns-repeated="2" table:style-name="ce21"/>
          <table:table-cell office:value-type="float" office:value="0.14399999999999999" table:style-name="ce21">
            <text:p><text:s/>0,144<text:s/></text:p>
          </table:table-cell>
          <table:table-cell table:style-name="ce21"/>
          <table:table-cell office:value-type="float" office:value="27.765999999999998" table:style-name="ce23">
            <text:p><text:s/>27,766<text:s/></text:p>
          </table:table-cell>
          <table:table-cell office:value-type="float" office:value="-10.771999999999998" table:style-name="ce25">
            <text:p><text:s/>-10,772<text:s/></text:p>
          </table:table-cell>
          <table:table-cell table:number-columns-repeated="16344"/>
        </table:table-row>
        <table:table-row table:style-name="ro2">
          <table:table-cell office:value-type="string" table:style-name="ce44">
            <text:p>RIVM</text:p>
          </table:table-cell>
          <table:table-cell office:value-type="float" office:value="2012" table:style-name="ce33">
            <text:p>2012</text:p>
          </table:table-cell>
          <table:table-cell office:value-type="string" table:style-name="ce33">
            <text:p>VWS</text:p>
          </table:table-cell>
          <table:table-cell office:value-type="float" office:value="1457.3" table:style-name="ce41">
            <text:p><text:s/>1.457<text:s/></text:p>
          </table:table-cell>
          <table:table-cell office:value-type="float" office:value="0.05" table:style-name="ce35">
            <text:p><text:s/>0,050<text:s/></text:p>
          </table:table-cell>
          <table:table-cell office:value-type="float" office:value="9.2379999999999995" table:style-name="ce36">
            <text:p><text:s/>9,238<text:s/></text:p>
          </table:table-cell>
          <table:table-cell table:style-name="ce36"/>
          <table:table-cell office:value-type="float" office:value="9.2880000000000003" table:style-name="ce37">
            <text:p><text:s/>9,288<text:s/></text:p>
          </table:table-cell>
          <table:table-cell office:value-type="float" office:value="37.575000000000003" table:style-name="ce36">
            <text:p><text:s/>37,575<text:s/></text:p>
          </table:table-cell>
          <table:table-cell office:value-type="float" office:value="60.552" table:style-name="ce36">
            <text:p><text:s/>60,552<text:s/></text:p>
          </table:table-cell>
          <table:table-cell office:value-type="float" office:value="64.572999999999993" table:style-name="ce36">
            <text:p><text:s/>64,573<text:s/></text:p>
          </table:table-cell>
          <table:table-cell office:value-type="float" office:value="162.69999999999999" table:style-name="ce37">
            <text:p><text:s/>162,700<text:s/></text:p>
          </table:table-cell>
          <table:table-cell office:value-type="float" office:value="171.988" table:style-name="ce38">
            <text:p><text:s/>171,988<text:s/></text:p>
          </table:table-cell>
          <table:table-cell office:value-type="float" office:value="41.780999999999999" table:style-name="ce36">
            <text:p><text:s/>41,781<text:s/></text:p>
          </table:table-cell>
          <table:table-cell table:style-name="ce36"/>
          <table:table-cell office:value-type="float" office:value="2.8010000000000002" table:style-name="ce36">
            <text:p><text:s/>2,801<text:s/></text:p>
          </table:table-cell>
          <table:table-cell office:value-type="float" office:value="44.582000000000001" table:style-name="ce37">
            <text:p><text:s/>44,582<text:s/></text:p>
          </table:table-cell>
          <table:table-cell office:value-type="float" office:value="11.528" table:style-name="ce39">
            <text:p><text:s/>11,528<text:s/></text:p>
          </table:table-cell>
          <table:table-cell table:style-name="ce39"/>
          <table:table-cell office:value-type="float" office:value="115.878" table:style-name="ce39">
            <text:p><text:s/>115,878<text:s/></text:p>
          </table:table-cell>
          <table:table-cell office:value-type="float" office:value="171.988" table:style-name="ce38">
            <text:p><text:s/>171,988<text:s/></text:p>
          </table:table-cell>
          <table:table-cell office:value-type="float" office:value="175.506" table:style-name="ce36">
            <text:p><text:s/>175,506<text:s/></text:p>
          </table:table-cell>
          <table:table-cell office:value-type="float" office:value="55.954000000000001" table:style-name="ce36">
            <text:p><text:s/>55,954<text:s/></text:p>
          </table:table-cell>
          <table:table-cell office:value-type="float" office:value="136.089" table:style-name="ce36">
            <text:p><text:s/>136,089<text:s/></text:p>
          </table:table-cell>
          <table:table-cell office:value-type="float" office:value="367.54899999999998" table:style-name="ce37">
            <text:p><text:s/>367,549<text:s/></text:p>
          </table:table-cell>
          <table:table-cell table:style-name="ce36"/>
          <table:table-cell office:value-type="float" office:value="0.29599999999999999" table:style-name="ce36">
            <text:p><text:s/>0,296<text:s/></text:p>
          </table:table-cell>
          <table:table-cell office:value-type="float" office:value="2.9169999999999998" table:style-name="ce36">
            <text:p><text:s/>2,917<text:s/></text:p>
          </table:table-cell>
          <table:table-cell table:style-name="ce36"/>
          <table:table-cell office:value-type="float" office:value="370.76199999999994" table:style-name="ce37">
            <text:p><text:s/>370,762<text:s/></text:p>
          </table:table-cell>
          <table:table-cell office:value-type="float" office:value="116.437" table:style-name="ce35">
            <text:p><text:s/>116,437<text:s/></text:p>
          </table:table-cell>
          <table:table-cell office:value-type="float" office:value="241.35599999999999" table:style-name="ce36">
            <text:p><text:s/>241,356<text:s/></text:p>
          </table:table-cell>
          <table:table-cell office:value-type="float" office:value="357.79300000000001" table:style-name="ce37">
            <text:p><text:s/>357,793<text:s/></text:p>
          </table:table-cell>
          <table:table-cell office:value-type="float" office:value="6.4020000000000001" table:style-name="ce36">
            <text:p><text:s/>6,402<text:s/></text:p>
          </table:table-cell>
          <table:table-cell table:style-name="ce36"/>
          <table:table-cell office:value-type="float" office:value="3.472" table:style-name="ce36">
            <text:p><text:s/>3,472<text:s/></text:p>
          </table:table-cell>
          <table:table-cell office:value-type="float" office:value="0.29399999999999998" table:style-name="ce36">
            <text:p><text:s/>0,294<text:s/></text:p>
          </table:table-cell>
          <table:table-cell table:style-name="ce36"/>
          <table:table-cell office:value-type="float" office:value="367.96099999999996" table:style-name="ce38">
            <text:p><text:s/>367,961<text:s/></text:p>
          </table:table-cell>
          <table:table-cell office:value-type="float" office:value="2.8009999999999877" table:style-name="ce40">
            <text:p><text:s/>2,801<text:s/></text:p>
          </table:table-cell>
          <table:table-cell table:number-columns-repeated="16344"/>
        </table:table-row>
        <table:table-row table:style-name="ro4">
          <table:table-cell office:value-type="string" table:style-name="ce30">
            <text:p>DPC</text:p>
          </table:table-cell>
          <table:table-cell office:value-type="float" office:value="2013" table:style-name="ce27">
            <text:p>2013</text:p>
          </table:table-cell>
          <table:table-cell office:value-type="string" table:style-name="ce27">
            <text:p>AZ</text:p>
          </table:table-cell>
          <table:table-cell office:value-type="float" office:value="141.1" table:style-name="ce43">
            <text:p><text:s/>141<text:s/></text:p>
          </table:table-cell>
          <table:table-cell table:style-name="ce20"/>
          <table:table-cell table:number-columns-repeated="2" table:style-name="ce21"/>
          <table:table-cell office:value-type="float" office:value="0" table:style-name="ce22">
            <text:p><text:s/>-00<text:s/></text:p>
          </table:table-cell>
          <table:table-cell table:style-name="ce21"/>
          <table:table-cell office:value-type="float" office:value="9.173" table:style-name="ce21">
            <text:p><text:s/>9,173<text:s/></text:p>
          </table:table-cell>
          <table:table-cell office:value-type="float" office:value="18.716999999999999" table:style-name="ce21">
            <text:p><text:s/>18,717<text:s/></text:p>
          </table:table-cell>
          <table:table-cell office:value-type="float" office:value="27.89" table:style-name="ce22">
            <text:p><text:s/>27,890<text:s/></text:p>
          </table:table-cell>
          <table:table-cell office:value-type="float" office:value="27.89" table:style-name="ce23">
            <text:p><text:s/>27,890<text:s/></text:p>
          </table:table-cell>
          <table:table-cell office:value-type="float" office:value="4.7" table:style-name="ce21">
            <text:p><text:s/>4,700<text:s/></text:p>
          </table:table-cell>
          <table:table-cell table:style-name="ce21"/>
          <table:table-cell office:value-type="float" office:value="-1.024" table:style-name="ce21">
            <text:p><text:s/>-1,024<text:s/></text:p>
          </table:table-cell>
          <table:table-cell office:value-type="float" office:value="3.6760000000000002" table:style-name="ce22">
            <text:p><text:s/>3,676<text:s/></text:p>
          </table:table-cell>
          <table:table-cell office:value-type="float" office:value="0.61099999999999999" table:style-name="ce24">
            <text:p><text:s/>0,611<text:s/></text:p>
          </table:table-cell>
          <table:table-cell table:style-name="ce24"/>
          <table:table-cell office:value-type="float" office:value="23.603999999999999" table:style-name="ce24">
            <text:p><text:s/>23,604<text:s/></text:p>
          </table:table-cell>
          <table:table-cell office:value-type="float" office:value="27.890999999999998" table:style-name="ce23">
            <text:p><text:s/>27,891<text:s/></text:p>
          </table:table-cell>
          <table:table-cell office:value-type="float" office:value="22.561" table:style-name="ce21">
            <text:p><text:s/>22,561<text:s/></text:p>
          </table:table-cell>
          <table:table-cell office:value-type="float" office:value="15.741" table:style-name="ce21">
            <text:p><text:s/>15,741<text:s/></text:p>
          </table:table-cell>
          <table:table-cell office:value-type="float" office:value="0.49099999999999999" table:style-name="ce21">
            <text:p><text:s/>0,491<text:s/></text:p>
          </table:table-cell>
          <table:table-cell office:value-type="float" office:value="38.792999999999999" table:style-name="ce22">
            <text:p><text:s/>38,793<text:s/></text:p>
          </table:table-cell>
          <table:table-cell table:style-name="ce21"/>
          <table:table-cell office:value-type="float" office:value="0.104" table:style-name="ce21">
            <text:p><text:s/>0,104<text:s/></text:p>
          </table:table-cell>
          <table:table-cell office:value-type="float" office:value="0.14499999999999999" table:style-name="ce21">
            <text:p><text:s/>0,145<text:s/></text:p>
          </table:table-cell>
          <table:table-cell office:value-type="float" office:value="1.2999999999999999E-2" table:style-name="ce21">
            <text:p><text:s/>0,013<text:s/></text:p>
          </table:table-cell>
          <table:table-cell office:value-type="float" office:value="39.055" table:style-name="ce22">
            <text:p><text:s/>39,055<text:s/></text:p>
          </table:table-cell>
          <table:table-cell office:value-type="float" office:value="11.753" table:style-name="ce20">
            <text:p><text:s/>11,753<text:s/></text:p>
          </table:table-cell>
          <table:table-cell office:value-type="float" office:value="27.728000000000002" table:style-name="ce21">
            <text:p><text:s/>27,728<text:s/></text:p>
          </table:table-cell>
          <table:table-cell office:value-type="float" office:value="39.481000000000002" table:style-name="ce22">
            <text:p><text:s/>39,481<text:s/></text:p>
          </table:table-cell>
          <table:table-cell table:number-columns-repeated="2" table:style-name="ce21"/>
          <table:table-cell office:value-type="float" office:value="0.55100000000000005" table:style-name="ce21">
            <text:p><text:s/>0,551<text:s/></text:p>
          </table:table-cell>
          <table:table-cell table:style-name="ce21"/>
          <table:table-cell office:value-type="float" office:value="4.7E-2" table:style-name="ce21">
            <text:p><text:s/>0,047<text:s/></text:p>
          </table:table-cell>
          <table:table-cell office:value-type="float" office:value="40.079000000000001" table:style-name="ce23">
            <text:p><text:s/>40,079<text:s/></text:p>
          </table:table-cell>
          <table:table-cell office:value-type="float" office:value="-1.0240000000000009" table:style-name="ce25">
            <text:p><text:s/>-1,024<text:s/></text:p>
          </table:table-cell>
          <table:table-cell table:number-columns-repeated="16344"/>
        </table:table-row>
        <table:table-row table:style-name="ro4">
          <table:table-cell office:value-type="string" table:style-name="ce30">
            <text:p>CBI</text:p>
          </table:table-cell>
          <table:table-cell office:value-type="float" office:value="2013" table:style-name="ce27">
            <text:p>2013</text:p>
          </table:table-cell>
          <table:table-cell office:value-type="string" table:style-name="ce27">
            <text:p>BuZa</text:p>
          </table:table-cell>
          <table:table-cell office:value-type="float" office:value="12" table:style-name="ce41">
            <text:p><text:s/>12<text:s/></text:p>
          </table:table-cell>
          <table:table-cell table:style-name="ce20"/>
          <table:table-cell office:value-type="float" office:value="0.26900000000000002" table:style-name="ce21">
            <text:p><text:s/>0,269<text:s/></text:p>
          </table:table-cell>
          <table:table-cell table:style-name="ce21"/>
          <table:table-cell office:value-type="float" office:value="0.26900000000000002" table:style-name="ce22">
            <text:p><text:s/>0,269<text:s/></text:p>
          </table:table-cell>
          <table:table-cell table:style-name="ce21"/>
          <table:table-cell office:value-type="float" office:value="3.2749999999999999" table:style-name="ce21">
            <text:p><text:s/>3,275<text:s/></text:p>
          </table:table-cell>
          <table:table-cell office:value-type="float" office:value="11.282999999999999" table:style-name="ce21">
            <text:p><text:s/>11,283<text:s/></text:p>
          </table:table-cell>
          <table:table-cell office:value-type="float" office:value="14.558" table:style-name="ce22">
            <text:p><text:s/>14,558<text:s/></text:p>
          </table:table-cell>
          <table:table-cell office:value-type="float" office:value="14.827" table:style-name="ce23">
            <text:p><text:s/>14,827<text:s/></text:p>
          </table:table-cell>
          <table:table-cell office:value-type="float" office:value="1.161" table:style-name="ce21">
            <text:p><text:s/>1,161<text:s/></text:p>
          </table:table-cell>
          <table:table-cell table:style-name="ce21"/>
          <table:table-cell office:value-type="float" office:value="-3.7999999999999999E-2" table:style-name="ce21">
            <text:p><text:s/>-0,038<text:s/></text:p>
          </table:table-cell>
          <table:table-cell office:value-type="float" office:value="1.123" table:style-name="ce22">
            <text:p><text:s/>1,123<text:s/></text:p>
          </table:table-cell>
          <table:table-cell table:number-columns-repeated="2" table:style-name="ce24"/>
          <table:table-cell office:value-type="float" office:value="13.703999999999999" table:style-name="ce24">
            <text:p><text:s/>13,704<text:s/></text:p>
          </table:table-cell>
          <table:table-cell office:value-type="float" office:value="14.826999999999998" table:style-name="ce23">
            <text:p><text:s/>14,827<text:s/></text:p>
          </table:table-cell>
          <table:table-cell office:value-type="float" office:value="25.52" table:style-name="ce21">
            <text:p><text:s/>25,520<text:s/></text:p>
          </table:table-cell>
          <table:table-cell table:style-name="ce21"/>
          <table:table-cell office:value-type="float" office:value="1.4239999999999999" table:style-name="ce21">
            <text:p><text:s/>1,424<text:s/></text:p>
          </table:table-cell>
          <table:table-cell office:value-type="float" office:value="26.943999999999999" table:style-name="ce22">
            <text:p><text:s/>26,944<text:s/></text:p>
          </table:table-cell>
          <table:table-cell table:style-name="ce21"/>
          <table:table-cell office:value-type="float" office:value="4.0000000000000001E-3" table:style-name="ce21">
            <text:p><text:s/>0,004<text:s/></text:p>
          </table:table-cell>
          <table:table-cell table:number-columns-repeated="2" table:style-name="ce21"/>
          <table:table-cell office:value-type="float" office:value="26.948" table:style-name="ce22">
            <text:p><text:s/>26,948<text:s/></text:p>
          </table:table-cell>
          <table:table-cell office:value-type="float" office:value="0.161" table:style-name="ce20">
            <text:p><text:s/>0,161<text:s/></text:p>
          </table:table-cell>
          <table:table-cell office:value-type="float" office:value="26.593" table:style-name="ce21">
            <text:p><text:s/>26,593<text:s/></text:p>
          </table:table-cell>
          <table:table-cell office:value-type="float" office:value="26.754000000000001" table:style-name="ce22">
            <text:p><text:s/>26,754<text:s/></text:p>
          </table:table-cell>
          <table:table-cell office:value-type="float" office:value="0.23200000000000001" table:style-name="ce21">
            <text:p><text:s/>0,232<text:s/></text:p>
          </table:table-cell>
          <table:table-cell table:number-columns-repeated="4" table:style-name="ce21"/>
          <table:table-cell office:value-type="float" office:value="26.986000000000001" table:style-name="ce23">
            <text:p><text:s/>26,986<text:s/></text:p>
          </table:table-cell>
          <table:table-cell office:value-type="float" office:value="-3.8000000000000256E-2" table:style-name="ce25">
            <text:p><text:s/>-0,038<text:s/></text:p>
          </table:table-cell>
          <table:table-cell table:number-columns-repeated="16344"/>
        </table:table-row>
        <table:table-row table:style-name="ro4">
          <table:table-cell office:value-type="string" table:style-name="ce30">
            <text:p>BPR</text:p>
          </table:table-cell>
          <table:table-cell office:value-type="float" office:value="2013" table:style-name="ce27">
            <text:p>2013</text:p>
          </table:table-cell>
          <table:table-cell office:value-type="string" table:style-name="ce27">
            <text:p>BZK</text:p>
          </table:table-cell>
          <table:table-cell office:value-type="float" office:value="95" table:style-name="ce41">
            <text:p><text:s/>95<text:s/></text:p>
          </table:table-cell>
          <table:table-cell table:style-name="ce20"/>
          <table:table-cell office:value-type="float" office:value="9.391" table:style-name="ce21">
            <text:p><text:s/>9,391<text:s/></text:p>
          </table:table-cell>
          <table:table-cell table:style-name="ce21"/>
          <table:table-cell office:value-type="float" office:value="9.391" table:style-name="ce22">
            <text:p><text:s/>9,391<text:s/></text:p>
          </table:table-cell>
          <table:table-cell table:style-name="ce21"/>
          <table:table-cell office:value-type="float" office:value="4.2439999999999998" table:style-name="ce21">
            <text:p><text:s/>4,244<text:s/></text:p>
          </table:table-cell>
          <table:table-cell office:value-type="float" office:value="43.393000000000001" table:style-name="ce21">
            <text:p><text:s/>43,393<text:s/></text:p>
          </table:table-cell>
          <table:table-cell office:value-type="float" office:value="47.637" table:style-name="ce22">
            <text:p><text:s/>47,637<text:s/></text:p>
          </table:table-cell>
          <table:table-cell office:value-type="float" office:value="57.027999999999999" table:style-name="ce23">
            <text:p><text:s/>57,028<text:s/></text:p>
          </table:table-cell>
          <table:table-cell office:value-type="float" office:value="5.1619999999999999" table:style-name="ce21">
            <text:p><text:s/>5,162<text:s/></text:p>
          </table:table-cell>
          <table:table-cell table:number-columns-repeated="2" table:style-name="ce21"/>
          <table:table-cell office:value-type="float" office:value="5.1619999999999999" table:style-name="ce22">
            <text:p><text:s/>5,162<text:s/></text:p>
          </table:table-cell>
          <table:table-cell table:style-name="ce24"/>
          <table:table-cell office:value-type="float" office:value="7.5" table:style-name="ce24">
            <text:p><text:s/>7,500<text:s/></text:p>
          </table:table-cell>
          <table:table-cell office:value-type="float" office:value="44.366" table:style-name="ce24">
            <text:p><text:s/>44,366<text:s/></text:p>
          </table:table-cell>
          <table:table-cell office:value-type="float" office:value="57.027999999999999" table:style-name="ce23">
            <text:p><text:s/>57,028<text:s/></text:p>
          </table:table-cell>
          <table:table-cell office:value-type="float" office:value="19.468" table:style-name="ce21">
            <text:p><text:s/>19,468<text:s/></text:p>
          </table:table-cell>
          <table:table-cell table:style-name="ce21"/>
          <table:table-cell office:value-type="float" office:value="79.456000000000003" table:style-name="ce21">
            <text:p><text:s/>79,456<text:s/></text:p>
          </table:table-cell>
          <table:table-cell office:value-type="float" office:value="98.924000000000007" table:style-name="ce22">
            <text:p><text:s/>98,924<text:s/></text:p>
          </table:table-cell>
          <table:table-cell table:style-name="ce21"/>
          <table:table-cell office:value-type="float" office:value="4.1000000000000002E-2" table:style-name="ce21">
            <text:p><text:s/>0,041<text:s/></text:p>
          </table:table-cell>
          <table:table-cell table:number-columns-repeated="2" table:style-name="ce21"/>
          <table:table-cell office:value-type="float" office:value="98.965000000000003" table:style-name="ce22">
            <text:p><text:s/>98,965<text:s/></text:p>
          </table:table-cell>
          <table:table-cell office:value-type="float" office:value="9.4190000000000005" table:style-name="ce20">
            <text:p><text:s/>9,419<text:s/></text:p>
          </table:table-cell>
          <table:table-cell office:value-type="float" office:value="83.807000000000002" table:style-name="ce21">
            <text:p><text:s/>83,807<text:s/></text:p>
          </table:table-cell>
          <table:table-cell office:value-type="float" office:value="93.225999999999999" table:style-name="ce22">
            <text:p><text:s/>93,226<text:s/></text:p>
          </table:table-cell>
          <table:table-cell office:value-type="float" office:value="0.32200000000000001" table:style-name="ce21">
            <text:p><text:s/>0,322<text:s/></text:p>
          </table:table-cell>
          <table:table-cell office:value-type="float" office:value="5.4160000000000004" table:style-name="ce21">
            <text:p><text:s/>5,416<text:s/></text:p>
          </table:table-cell>
          <table:table-cell table:style-name="ce21"/>
          <table:table-cell office:value-type="float" office:value="1E-3" table:style-name="ce21">
            <text:p><text:s/>0,001<text:s/></text:p>
          </table:table-cell>
          <table:table-cell table:style-name="ce21"/>
          <table:table-cell office:value-type="float" office:value="98.965000000000003" table:style-name="ce23">
            <text:p><text:s/>98,965<text:s/></text:p>
          </table:table-cell>
          <table:table-cell office:value-type="float" office:value="0" table:style-name="ce25">
            <text:p><text:s/>-00<text:s/></text:p>
          </table:table-cell>
          <table:table-cell table:number-columns-repeated="16344"/>
        </table:table-row>
        <table:table-row table:style-name="ro4">
          <table:table-cell office:value-type="string" table:style-name="ce30">
            <text:p>DHC</text:p>
          </table:table-cell>
          <table:table-cell office:value-type="float" office:value="2013" table:style-name="ce27">
            <text:p>2013</text:p>
          </table:table-cell>
          <table:table-cell office:value-type="string" table:style-name="ce27">
            <text:p>BZK</text:p>
          </table:table-cell>
          <table:table-cell office:value-type="float" office:value="62" table:style-name="ce41">
            <text:p><text:s/>62<text:s/></text:p>
          </table:table-cell>
          <table:table-cell office:value-type="float" office:value="2.6110000000000002" table:style-name="ce20">
            <text:p><text:s/>2,611<text:s/></text:p>
          </table:table-cell>
          <table:table-cell office:value-type="float" office:value="9.7000000000000003E-2" table:style-name="ce21">
            <text:p><text:s/>0,097<text:s/></text:p>
          </table:table-cell>
          <table:table-cell table:style-name="ce21"/>
          <table:table-cell office:value-type="float" office:value="2.7080000000000002" table:style-name="ce22">
            <text:p><text:s/>2,708<text:s/></text:p>
          </table:table-cell>
          <table:table-cell office:value-type="float" office:value="2.4929999999999999" table:style-name="ce21">
            <text:p><text:s/>2,493<text:s/></text:p>
          </table:table-cell>
          <table:table-cell office:value-type="float" office:value="0.63700000000000001" table:style-name="ce21">
            <text:p><text:s/>0,637<text:s/></text:p>
          </table:table-cell>
          <table:table-cell office:value-type="float" office:value="11.605" table:style-name="ce21">
            <text:p><text:s/>11,605<text:s/></text:p>
          </table:table-cell>
          <table:table-cell office:value-type="float" office:value="14.734999999999999" table:style-name="ce22">
            <text:p><text:s/>14,735<text:s/></text:p>
          </table:table-cell>
          <table:table-cell office:value-type="float" office:value="17.442999999999998" table:style-name="ce23">
            <text:p><text:s/>17,443<text:s/></text:p>
          </table:table-cell>
          <table:table-cell office:value-type="float" office:value="2.0110000000000001" table:style-name="ce21">
            <text:p><text:s/>2,011<text:s/></text:p>
          </table:table-cell>
          <table:table-cell table:style-name="ce21"/>
          <table:table-cell office:value-type="float" office:value="-1.82" table:style-name="ce21">
            <text:p><text:s/>-1,820<text:s/></text:p>
          </table:table-cell>
          <table:table-cell office:value-type="float" office:value="0.19100000000000006" table:style-name="ce22">
            <text:p><text:s/>0,191<text:s/></text:p>
          </table:table-cell>
          <table:table-cell office:value-type="float" office:value="3.343" table:style-name="ce24">
            <text:p><text:s/>3,343<text:s/></text:p>
          </table:table-cell>
          <table:table-cell table:style-name="ce24"/>
          <table:table-cell office:value-type="float" office:value="13.908999999999999" table:style-name="ce24">
            <text:p><text:s/>13,909<text:s/></text:p>
          </table:table-cell>
          <table:table-cell office:value-type="float" office:value="17.442999999999998" table:style-name="ce23">
            <text:p><text:s/>17,443<text:s/></text:p>
          </table:table-cell>
          <table:table-cell office:value-type="float" office:value="13.3" table:style-name="ce21">
            <text:p><text:s/>13,300<text:s/></text:p>
          </table:table-cell>
          <table:table-cell table:style-name="ce21"/>
          <table:table-cell office:value-type="float" office:value="0.98299999999999998" table:style-name="ce21">
            <text:p><text:s/>0,983<text:s/></text:p>
          </table:table-cell>
          <table:table-cell office:value-type="float" office:value="14.283000000000001" table:style-name="ce22">
            <text:p><text:s/>14,283<text:s/></text:p>
          </table:table-cell>
          <table:table-cell table:style-name="ce21"/>
          <table:table-cell office:value-type="float" office:value="1.0999999999999999E-2" table:style-name="ce21">
            <text:p><text:s/>0,011<text:s/></text:p>
          </table:table-cell>
          <table:table-cell office:value-type="float" office:value="7.0999999999999994E-2" table:style-name="ce21">
            <text:p><text:s/>0,071<text:s/></text:p>
          </table:table-cell>
          <table:table-cell office:value-type="float" office:value="3.7029999999999998" table:style-name="ce21">
            <text:p><text:s/>3,703<text:s/></text:p>
          </table:table-cell>
          <table:table-cell office:value-type="float" office:value="18.068000000000001" table:style-name="ce22">
            <text:p><text:s/>18,068<text:s/></text:p>
          </table:table-cell>
          <table:table-cell office:value-type="float" office:value="7.0810000000000004" table:style-name="ce20">
            <text:p><text:s/>7,081<text:s/></text:p>
          </table:table-cell>
          <table:table-cell office:value-type="float" office:value="6.0179999999999998" table:style-name="ce21">
            <text:p><text:s/>6,018<text:s/></text:p>
          </table:table-cell>
          <table:table-cell office:value-type="float" office:value="13.099" table:style-name="ce22">
            <text:p><text:s/>13,099<text:s/></text:p>
          </table:table-cell>
          <table:table-cell office:value-type="float" office:value="0.96" table:style-name="ce21">
            <text:p><text:s/>0,960<text:s/></text:p>
          </table:table-cell>
          <table:table-cell table:style-name="ce21"/>
          <table:table-cell office:value-type="float" office:value="1.837" table:style-name="ce21">
            <text:p><text:s/>1,837<text:s/></text:p>
          </table:table-cell>
          <table:table-cell table:style-name="ce21"/>
          <table:table-cell office:value-type="float" office:value="3.992" table:style-name="ce21">
            <text:p><text:s/>3,992<text:s/></text:p>
          </table:table-cell>
          <table:table-cell office:value-type="float" office:value="19.888000000000002" table:style-name="ce23">
            <text:p><text:s/>19,888<text:s/></text:p>
          </table:table-cell>
          <table:table-cell office:value-type="float" office:value="-1.8200000000000003" table:style-name="ce25">
            <text:p><text:s/>-1,820<text:s/></text:p>
          </table:table-cell>
          <table:table-cell table:number-columns-repeated="16344"/>
        </table:table-row>
        <table:table-row table:style-name="ro4">
          <table:table-cell office:value-type="string" table:style-name="ce30">
            <text:p>FMH</text:p>
          </table:table-cell>
          <table:table-cell office:value-type="float" office:value="2013" table:style-name="ce27">
            <text:p>2013</text:p>
          </table:table-cell>
          <table:table-cell office:value-type="string" table:style-name="ce27">
            <text:p>BZK</text:p>
          </table:table-cell>
          <table:table-cell office:value-type="float" office:value="361" table:style-name="ce41">
            <text:p><text:s/>361<text:s/></text:p>
          </table:table-cell>
          <table:table-cell table:style-name="ce20"/>
          <table:table-cell office:value-type="float" office:value="24.827999999999999" table:style-name="ce21">
            <text:p><text:s/>24,828<text:s/></text:p>
          </table:table-cell>
          <table:table-cell table:style-name="ce21"/>
          <table:table-cell office:value-type="float" office:value="24.827999999999999" table:style-name="ce22">
            <text:p><text:s/>24,828<text:s/></text:p>
          </table:table-cell>
          <table:table-cell table:style-name="ce21"/>
          <table:table-cell office:value-type="float" office:value="10.571999999999999" table:style-name="ce21">
            <text:p><text:s/>10,572<text:s/></text:p>
          </table:table-cell>
          <table:table-cell office:value-type="float" office:value="7.391" table:style-name="ce21">
            <text:p><text:s/>7,391<text:s/></text:p>
          </table:table-cell>
          <table:table-cell office:value-type="float" office:value="17.963000000000001" table:style-name="ce22">
            <text:p><text:s/>17,963<text:s/></text:p>
          </table:table-cell>
          <table:table-cell office:value-type="float" office:value="42.790999999999997" table:style-name="ce23">
            <text:p><text:s/>42,791<text:s/></text:p>
          </table:table-cell>
          <table:table-cell office:value-type="float" office:value="8.8230000000000004" table:style-name="ce21">
            <text:p><text:s/>8,823<text:s/></text:p>
          </table:table-cell>
          <table:table-cell table:style-name="ce21"/>
          <table:table-cell office:value-type="float" office:value="-1.22" table:style-name="ce21">
            <text:p><text:s/>-1,220<text:s/></text:p>
          </table:table-cell>
          <table:table-cell office:value-type="float" office:value="7.6030000000000006" table:style-name="ce22">
            <text:p><text:s/>7,603<text:s/></text:p>
          </table:table-cell>
          <table:table-cell office:value-type="float" office:value="4.5999999999999999E-2" table:style-name="ce24">
            <text:p><text:s/>0,046<text:s/></text:p>
          </table:table-cell>
          <table:table-cell office:value-type="float" office:value="15.54" table:style-name="ce24">
            <text:p><text:s/>15,540<text:s/></text:p>
          </table:table-cell>
          <table:table-cell office:value-type="float" office:value="19.602" table:style-name="ce24">
            <text:p><text:s/>19,602<text:s/></text:p>
          </table:table-cell>
          <table:table-cell office:value-type="float" office:value="42.790999999999997" table:style-name="ce23">
            <text:p><text:s/>42,791<text:s/></text:p>
          </table:table-cell>
          <table:table-cell office:value-type="float" office:value="30.645" table:style-name="ce21">
            <text:p><text:s/>30,645<text:s/></text:p>
          </table:table-cell>
          <table:table-cell office:value-type="float" office:value="86.007999999999996" table:style-name="ce21">
            <text:p><text:s/>86,008<text:s/></text:p>
          </table:table-cell>
          <table:table-cell office:value-type="float" office:value="0.18099999999999999" table:style-name="ce21">
            <text:p><text:s/>0,181<text:s/></text:p>
          </table:table-cell>
          <table:table-cell office:value-type="float" office:value="116.83399999999999" table:style-name="ce22">
            <text:p><text:s/>116,834<text:s/></text:p>
          </table:table-cell>
          <table:table-cell table:style-name="ce21"/>
          <table:table-cell office:value-type="float" office:value="0.01" table:style-name="ce21">
            <text:p><text:s/>0,010<text:s/></text:p>
          </table:table-cell>
          <table:table-cell office:value-type="float" office:value="2.3E-2" table:style-name="ce21">
            <text:p><text:s/>0,023<text:s/></text:p>
          </table:table-cell>
          <table:table-cell table:style-name="ce21"/>
          <table:table-cell office:value-type="float" office:value="116.86699999999999" table:style-name="ce22">
            <text:p><text:s/>116,867<text:s/></text:p>
          </table:table-cell>
          <table:table-cell office:value-type="float" office:value="29.597999999999999" table:style-name="ce20">
            <text:p><text:s/>29,598<text:s/></text:p>
          </table:table-cell>
          <table:table-cell office:value-type="float" office:value="82.289000000000001" table:style-name="ce21">
            <text:p><text:s/>82,289<text:s/></text:p>
          </table:table-cell>
          <table:table-cell office:value-type="float" office:value="111.887" table:style-name="ce22">
            <text:p><text:s/>111,887<text:s/></text:p>
          </table:table-cell>
          <table:table-cell office:value-type="float" office:value="5.7279999999999998" table:style-name="ce21">
            <text:p><text:s/>5,728<text:s/></text:p>
          </table:table-cell>
          <table:table-cell table:number-columns-repeated="2" table:style-name="ce21"/>
          <table:table-cell office:value-type="float" office:value="0.47199999999999998" table:style-name="ce21">
            <text:p><text:s/>0,472<text:s/></text:p>
          </table:table-cell>
          <table:table-cell table:style-name="ce21"/>
          <table:table-cell office:value-type="float" office:value="118.08699999999999" table:style-name="ce23">
            <text:p><text:s/>118,087<text:s/></text:p>
          </table:table-cell>
          <table:table-cell office:value-type="float" office:value="-1.2199999999999989" table:style-name="ce25">
            <text:p><text:s/>-1,220<text:s/></text:p>
          </table:table-cell>
          <table:table-cell table:number-columns-repeated="16344"/>
        </table:table-row>
        <table:table-row table:style-name="ro4">
          <table:table-cell office:value-type="string" table:style-name="ce30">
            <text:p>Logius</text:p>
          </table:table-cell>
          <table:table-cell office:value-type="float" office:value="2013" table:style-name="ce27">
            <text:p>2013</text:p>
          </table:table-cell>
          <table:table-cell office:value-type="string" table:style-name="ce27">
            <text:p>BZK</text:p>
          </table:table-cell>
          <table:table-cell office:value-type="float" office:value="143" table:style-name="ce41">
            <text:p><text:s/>143<text:s/></text:p>
          </table:table-cell>
          <table:table-cell table:style-name="ce20"/>
          <table:table-cell office:value-type="float" office:value="4.109" table:style-name="ce21">
            <text:p><text:s/>4,109<text:s/></text:p>
          </table:table-cell>
          <table:table-cell table:style-name="ce21"/>
          <table:table-cell office:value-type="float" office:value="4.109" table:style-name="ce22">
            <text:p><text:s/>4,109<text:s/></text:p>
          </table:table-cell>
          <table:table-cell table:style-name="ce21"/>
          <table:table-cell office:value-type="float" office:value="6.6660000000000004" table:style-name="ce21">
            <text:p><text:s/>6,666<text:s/></text:p>
          </table:table-cell>
          <table:table-cell office:value-type="float" office:value="59.02" table:style-name="ce21">
            <text:p><text:s/>59,020<text:s/></text:p>
          </table:table-cell>
          <table:table-cell office:value-type="float" office:value="65.686000000000007" table:style-name="ce22">
            <text:p><text:s/>65,686<text:s/></text:p>
          </table:table-cell>
          <table:table-cell office:value-type="float" office:value="69.795000000000002" table:style-name="ce23">
            <text:p><text:s/>69,795<text:s/></text:p>
          </table:table-cell>
          <table:table-cell office:value-type="float" office:value="7.1020000000000003" table:style-name="ce21">
            <text:p><text:s/>7,102<text:s/></text:p>
          </table:table-cell>
          <table:table-cell table:style-name="ce21"/>
          <table:table-cell office:value-type="float" office:value="2.04" table:style-name="ce21">
            <text:p><text:s/>2,040<text:s/></text:p>
          </table:table-cell>
          <table:table-cell office:value-type="float" office:value="9.1419999999999995" table:style-name="ce22">
            <text:p><text:s/>9,142<text:s/></text:p>
          </table:table-cell>
          <table:table-cell table:style-name="ce24"/>
          <table:table-cell office:value-type="float" office:value="3.7149999999999999" table:style-name="ce24">
            <text:p><text:s/>3,715<text:s/></text:p>
          </table:table-cell>
          <table:table-cell office:value-type="float" office:value="56.938000000000002" table:style-name="ce24">
            <text:p><text:s/>56,938<text:s/></text:p>
          </table:table-cell>
          <table:table-cell office:value-type="float" office:value="69.795000000000002" table:style-name="ce23">
            <text:p><text:s/>69,795<text:s/></text:p>
          </table:table-cell>
          <table:table-cell office:value-type="float" office:value="40.590000000000003" table:style-name="ce21">
            <text:p><text:s/>40,590<text:s/></text:p>
          </table:table-cell>
          <table:table-cell office:value-type="float" office:value="52.405999999999999" table:style-name="ce21">
            <text:p><text:s/>52,406<text:s/></text:p>
          </table:table-cell>
          <table:table-cell office:value-type="float" office:value="7.0350000000000001" table:style-name="ce21">
            <text:p><text:s/>7,035<text:s/></text:p>
          </table:table-cell>
          <table:table-cell office:value-type="float" office:value="100.03100000000001" table:style-name="ce22">
            <text:p><text:s/>100,031<text:s/></text:p>
          </table:table-cell>
          <table:table-cell table:number-columns-repeated="3" table:style-name="ce21"/>
          <table:table-cell office:value-type="float" office:value="3.3000000000000002E-2" table:style-name="ce21">
            <text:p><text:s/>0,033<text:s/></text:p>
          </table:table-cell>
          <table:table-cell office:value-type="float" office:value="100.06400000000001" table:style-name="ce22">
            <text:p><text:s/>100,064<text:s/></text:p>
          </table:table-cell>
          <table:table-cell office:value-type="float" office:value="33.222000000000001" table:style-name="ce20">
            <text:p><text:s/>33,222<text:s/></text:p>
          </table:table-cell>
          <table:table-cell office:value-type="float" office:value="63.427999999999997" table:style-name="ce21">
            <text:p><text:s/>63,428<text:s/></text:p>
          </table:table-cell>
          <table:table-cell office:value-type="float" office:value="96.65" table:style-name="ce22">
            <text:p><text:s/>96,650<text:s/></text:p>
          </table:table-cell>
          <table:table-cell office:value-type="float" office:value="1.298" table:style-name="ce21">
            <text:p><text:s/>1,298<text:s/></text:p>
          </table:table-cell>
          <table:table-cell table:number-columns-repeated="2" table:style-name="ce21"/>
          <table:table-cell office:value-type="float" office:value="7.5999999999999998E-2" table:style-name="ce21">
            <text:p><text:s/>0,076<text:s/></text:p>
          </table:table-cell>
          <table:table-cell table:style-name="ce21"/>
          <table:table-cell office:value-type="float" office:value="98.024000000000001" table:style-name="ce23">
            <text:p><text:s/>98,024<text:s/></text:p>
          </table:table-cell>
          <table:table-cell office:value-type="float" office:value="2.0400000000000063" table:style-name="ce25">
            <text:p><text:s/>2,040<text:s/></text:p>
          </table:table-cell>
          <table:table-cell table:number-columns-repeated="16344"/>
        </table:table-row>
        <table:table-row table:style-name="ro4">
          <table:table-cell office:value-type="string" table:style-name="ce30">
            <text:p>P-Direkt</text:p>
          </table:table-cell>
          <table:table-cell office:value-type="float" office:value="2013" table:style-name="ce27">
            <text:p>2013</text:p>
          </table:table-cell>
          <table:table-cell office:value-type="string" table:style-name="ce27">
            <text:p>BZK</text:p>
          </table:table-cell>
          <table:table-cell office:value-type="float" office:value="421" table:style-name="ce41">
            <text:p><text:s/>421<text:s/></text:p>
          </table:table-cell>
          <table:table-cell office:value-type="float" office:value="67.436000000000007" table:style-name="ce20">
            <text:p><text:s/>67,436<text:s/></text:p>
          </table:table-cell>
          <table:table-cell office:value-type="float" office:value="3.4000000000000002E-2" table:style-name="ce21">
            <text:p><text:s/>0,034<text:s/></text:p>
          </table:table-cell>
          <table:table-cell table:style-name="ce21"/>
          <table:table-cell office:value-type="float" office:value="67.470000000000013" table:style-name="ce22">
            <text:p><text:s/>67,470<text:s/></text:p>
          </table:table-cell>
          <table:table-cell table:style-name="ce21"/>
          <table:table-cell office:value-type="float" office:value="4.54" table:style-name="ce21">
            <text:p><text:s/>4,540<text:s/></text:p>
          </table:table-cell>
          <table:table-cell office:value-type="float" office:value="20.016999999999999" table:style-name="ce21">
            <text:p><text:s/>20,017<text:s/></text:p>
          </table:table-cell>
          <table:table-cell office:value-type="float" office:value="24.556999999999999" table:style-name="ce22">
            <text:p><text:s/>24,557<text:s/></text:p>
          </table:table-cell>
          <table:table-cell office:value-type="float" office:value="92.027000000000015" table:style-name="ce23">
            <text:p><text:s/>92,027<text:s/></text:p>
          </table:table-cell>
          <table:table-cell office:value-type="float" office:value="6.9820000000000002" table:style-name="ce21">
            <text:p><text:s/>6,982<text:s/></text:p>
          </table:table-cell>
          <table:table-cell table:style-name="ce21"/>
          <table:table-cell office:value-type="float" office:value="0.48199999999999998" table:style-name="ce21">
            <text:p><text:s/>0,482<text:s/></text:p>
          </table:table-cell>
          <table:table-cell office:value-type="float" office:value="7.4640000000000004" table:style-name="ce22">
            <text:p><text:s/>7,464<text:s/></text:p>
          </table:table-cell>
          <table:table-cell office:value-type="float" office:value="0.314" table:style-name="ce24">
            <text:p><text:s/>0,314<text:s/></text:p>
          </table:table-cell>
          <table:table-cell office:value-type="float" office:value="54.173999999999999" table:style-name="ce24">
            <text:p><text:s/>54,174<text:s/></text:p>
          </table:table-cell>
          <table:table-cell office:value-type="float" office:value="30.074999999999999" table:style-name="ce24">
            <text:p><text:s/>30,075<text:s/></text:p>
          </table:table-cell>
          <table:table-cell office:value-type="float" office:value="92.027000000000001" table:style-name="ce23">
            <text:p><text:s/>92,027<text:s/></text:p>
          </table:table-cell>
          <table:table-cell office:value-type="float" office:value="5.1260000000000003" table:style-name="ce21">
            <text:p><text:s/>5,126<text:s/></text:p>
          </table:table-cell>
          <table:table-cell office:value-type="float" office:value="66.846000000000004" table:style-name="ce21">
            <text:p><text:s/>66,846<text:s/></text:p>
          </table:table-cell>
          <table:table-cell table:style-name="ce21"/>
          <table:table-cell office:value-type="float" office:value="71.972000000000008" table:style-name="ce22">
            <text:p><text:s/>71,972<text:s/></text:p>
          </table:table-cell>
          <table:table-cell table:style-name="ce21"/>
          <table:table-cell office:value-type="float" office:value="0.02" table:style-name="ce21">
            <text:p><text:s/>0,020<text:s/></text:p>
          </table:table-cell>
          <table:table-cell table:number-columns-repeated="2" table:style-name="ce21"/>
          <table:table-cell office:value-type="float" office:value="71.992000000000004" table:style-name="ce22">
            <text:p><text:s/>71,992<text:s/></text:p>
          </table:table-cell>
          <table:table-cell office:value-type="float" office:value="33.795999999999999" table:style-name="ce20">
            <text:p><text:s/>33,796<text:s/></text:p>
          </table:table-cell>
          <table:table-cell office:value-type="float" office:value="22.728000000000002" table:style-name="ce21">
            <text:p><text:s/>22,728<text:s/></text:p>
          </table:table-cell>
          <table:table-cell office:value-type="float" office:value="56.524000000000001" table:style-name="ce22">
            <text:p><text:s/>56,524<text:s/></text:p>
          </table:table-cell>
          <table:table-cell office:value-type="float" office:value="11.813000000000001" table:style-name="ce21">
            <text:p><text:s/>11,813<text:s/></text:p>
          </table:table-cell>
          <table:table-cell table:number-columns-repeated="2" table:style-name="ce21"/>
          <table:table-cell office:value-type="float" office:value="3.173" table:style-name="ce21">
            <text:p><text:s/>3,173<text:s/></text:p>
          </table:table-cell>
          <table:table-cell table:style-name="ce21"/>
          <table:table-cell office:value-type="float" office:value="71.510000000000005" table:style-name="ce23">
            <text:p><text:s/>71,510<text:s/></text:p>
          </table:table-cell>
          <table:table-cell office:value-type="float" office:value="0.48199999999999932" table:style-name="ce25">
            <text:p><text:s/>0,482<text:s/></text:p>
          </table:table-cell>
          <table:table-cell table:number-columns-repeated="16344"/>
        </table:table-row>
        <table:table-row table:style-name="ro4">
          <table:table-cell office:value-type="string" table:style-name="ce30">
            <text:p>RGD</text:p>
          </table:table-cell>
          <table:table-cell office:value-type="float" office:value="2013" table:style-name="ce27">
            <text:p>2013</text:p>
          </table:table-cell>
          <table:table-cell office:value-type="string" table:style-name="ce27">
            <text:p>BZK</text:p>
          </table:table-cell>
          <table:table-cell office:value-type="float" office:value="766" table:style-name="ce41">
            <text:p><text:s/>766<text:s/></text:p>
          </table:table-cell>
          <table:table-cell table:style-name="ce20"/>
          <table:table-cell office:value-type="float" office:value="5864.741" table:style-name="ce21">
            <text:p><text:s/>5.864,741<text:s/></text:p>
          </table:table-cell>
          <table:table-cell office:value-type="float" office:value="988.07" table:style-name="ce21">
            <text:p><text:s/>988,070<text:s/></text:p>
          </table:table-cell>
          <table:table-cell office:value-type="float" office:value="6852.8109999999997" table:style-name="ce22">
            <text:p><text:s/>6.852,811<text:s/></text:p>
          </table:table-cell>
          <table:table-cell table:style-name="ce21"/>
          <table:table-cell office:value-type="float" office:value="134.46799999999999" table:style-name="ce21">
            <text:p><text:s/>134,468<text:s/></text:p>
          </table:table-cell>
          <table:table-cell office:value-type="float" office:value="128.46299999999999" table:style-name="ce21">
            <text:p><text:s/>128,463<text:s/></text:p>
          </table:table-cell>
          <table:table-cell office:value-type="float" office:value="262.93099999999998" table:style-name="ce22">
            <text:p><text:s/>262,931<text:s/></text:p>
          </table:table-cell>
          <table:table-cell office:value-type="float" office:value="7115.7419999999993" table:style-name="ce23">
            <text:p><text:s/>7.115,742<text:s/></text:p>
          </table:table-cell>
          <table:table-cell office:value-type="float" office:value="54.515999999999998" table:style-name="ce21">
            <text:p><text:s/>54,516<text:s/></text:p>
          </table:table-cell>
          <table:table-cell office:value-type="float" office:value="66.683000000000007" table:style-name="ce21">
            <text:p><text:s/>66,683<text:s/></text:p>
          </table:table-cell>
          <table:table-cell office:value-type="float" office:value="14.073" table:style-name="ce21">
            <text:p><text:s/>14,073<text:s/></text:p>
          </table:table-cell>
          <table:table-cell office:value-type="float" office:value="135.27200000000002" table:style-name="ce22">
            <text:p><text:s/>135,272<text:s/></text:p>
          </table:table-cell>
          <table:table-cell office:value-type="float" office:value="81.155000000000001" table:style-name="ce24">
            <text:p><text:s/>81,155<text:s/></text:p>
          </table:table-cell>
          <table:table-cell office:value-type="float" office:value="6133.5630000000001" table:style-name="ce24">
            <text:p><text:s/>6.133,563<text:s/></text:p>
          </table:table-cell>
          <table:table-cell office:value-type="float" office:value="765.75199999999995" table:style-name="ce24">
            <text:p><text:s/>765,752<text:s/></text:p>
          </table:table-cell>
          <table:table-cell office:value-type="float" office:value="7115.7420000000002" table:style-name="ce23">
            <text:p><text:s/>7.115,742<text:s/></text:p>
          </table:table-cell>
          <table:table-cell office:value-type="float" office:value="22.06" table:style-name="ce21">
            <text:p><text:s/>22,060<text:s/></text:p>
          </table:table-cell>
          <table:table-cell office:value-type="float" office:value="1355.306" table:style-name="ce21">
            <text:p><text:s/>1.355,306<text:s/></text:p>
          </table:table-cell>
          <table:table-cell office:value-type="float" office:value="12.311999999999999" table:style-name="ce21">
            <text:p><text:s/>12,312<text:s/></text:p>
          </table:table-cell>
          <table:table-cell office:value-type="float" office:value="1389.6779999999999" table:style-name="ce22">
            <text:p><text:s/>1.389,678<text:s/></text:p>
          </table:table-cell>
          <table:table-cell office:value-type="float" office:value="34.698" table:style-name="ce21">
            <text:p><text:s/>34,698<text:s/></text:p>
          </table:table-cell>
          <table:table-cell office:value-type="float" office:value="0.997" table:style-name="ce21">
            <text:p><text:s/>0,997<text:s/></text:p>
          </table:table-cell>
          <table:table-cell office:value-type="float" office:value="12.446999999999999" table:style-name="ce21">
            <text:p><text:s/>12,447<text:s/></text:p>
          </table:table-cell>
          <table:table-cell table:style-name="ce21"/>
          <table:table-cell office:value-type="float" office:value="1437.82" table:style-name="ce22">
            <text:p><text:s/>1.437,820<text:s/></text:p>
          </table:table-cell>
          <table:table-cell table:style-name="ce20"/>
          <table:table-cell table:style-name="ce21"/>
          <table:table-cell office:value-type="float" office:value="68.531000000000006" table:style-name="ce22">
            <text:p><text:s/>68,531<text:s/></text:p>
          </table:table-cell>
          <table:table-cell office:value-type="float" office:value="356.96300000000002" table:style-name="ce21">
            <text:p><text:s/>356,963<text:s/></text:p>
          </table:table-cell>
          <table:table-cell office:value-type="float" office:value="751.22500000000002" table:style-name="ce21">
            <text:p><text:s/>751,225<text:s/></text:p>
          </table:table-cell>
          <table:table-cell office:value-type="float" office:value="33.337000000000003" table:style-name="ce21">
            <text:p><text:s/>33,337<text:s/></text:p>
          </table:table-cell>
          <table:table-cell office:value-type="float" office:value="282.22199999999998" table:style-name="ce21">
            <text:p><text:s/>282,222<text:s/></text:p>
          </table:table-cell>
          <table:table-cell table:style-name="ce21"/>
          <table:table-cell office:value-type="float" office:value="1423.7470000000001" table:style-name="ce23">
            <text:p><text:s/>1.423,747<text:s/></text:p>
          </table:table-cell>
          <table:table-cell office:value-type="float" office:value="14.072999999999865" table:style-name="ce25">
            <text:p><text:s/>14,073<text:s/></text:p>
          </table:table-cell>
          <table:table-cell table:number-columns-repeated="16344"/>
        </table:table-row>
        <table:table-row table:style-name="ro4">
          <table:table-cell office:value-type="string" table:style-name="ce30">
            <text:p>RVOB</text:p>
          </table:table-cell>
          <table:table-cell office:value-type="float" office:value="2013" table:style-name="ce27">
            <text:p>2013</text:p>
          </table:table-cell>
          <table:table-cell office:value-type="string" table:style-name="ce27">
            <text:p>BZK</text:p>
          </table:table-cell>
          <table:table-cell office:value-type="float" office:value="208.6" table:style-name="ce41">
            <text:p><text:s/>209<text:s/></text:p>
          </table:table-cell>
          <table:table-cell office:value-type="float" office:value="2.9000000000000001E-2" table:style-name="ce20">
            <text:p><text:s/>0,029<text:s/></text:p>
          </table:table-cell>
          <table:table-cell office:value-type="float" office:value="0.79099999999999993" table:style-name="ce21">
            <text:p><text:s/>0,791<text:s/></text:p>
          </table:table-cell>
          <table:table-cell office:value-type="float" office:value="183.65899999999999" table:style-name="ce21">
            <text:p><text:s/>183,659<text:s/></text:p>
          </table:table-cell>
          <table:table-cell office:value-type="float" office:value="184.47899999999998" table:style-name="ce22">
            <text:p><text:s/>184,479<text:s/></text:p>
          </table:table-cell>
          <table:table-cell table:style-name="ce21"/>
          <table:table-cell office:value-type="float" office:value="5.4480000000000004" table:style-name="ce21">
            <text:p><text:s/>5,448<text:s/></text:p>
          </table:table-cell>
          <table:table-cell office:value-type="float" office:value="28.385999999999999" table:style-name="ce21">
            <text:p><text:s/>28,386<text:s/></text:p>
          </table:table-cell>
          <table:table-cell office:value-type="float" office:value="33.834000000000003" table:style-name="ce22">
            <text:p><text:s/>33,834<text:s/></text:p>
          </table:table-cell>
          <table:table-cell office:value-type="float" office:value="218.31299999999999" table:style-name="ce23">
            <text:p><text:s/>218,313<text:s/></text:p>
          </table:table-cell>
          <table:table-cell office:value-type="float" office:value="1.2090000000000001" table:style-name="ce21">
            <text:p><text:s/>1,209<text:s/></text:p>
          </table:table-cell>
          <table:table-cell office:value-type="float" office:value="11.548999999999999" table:style-name="ce21">
            <text:p><text:s/>11,549<text:s/></text:p>
          </table:table-cell>
          <table:table-cell office:value-type="float" office:value="3.1230000000000002" table:style-name="ce21">
            <text:p><text:s/>3,123<text:s/></text:p>
          </table:table-cell>
          <table:table-cell office:value-type="float" office:value="15.881" table:style-name="ce22">
            <text:p><text:s/>15,881<text:s/></text:p>
          </table:table-cell>
          <table:table-cell office:value-type="float" office:value="0.23" table:style-name="ce24">
            <text:p><text:s/>0,230<text:s/></text:p>
          </table:table-cell>
          <table:table-cell office:value-type="float" office:value="178.95500000000001" table:style-name="ce24">
            <text:p><text:s/>178,955<text:s/></text:p>
          </table:table-cell>
          <table:table-cell office:value-type="float" office:value="23.247" table:style-name="ce24">
            <text:p><text:s/>23,247<text:s/></text:p>
          </table:table-cell>
          <table:table-cell office:value-type="float" office:value="218.31299999999999" table:style-name="ce23">
            <text:p><text:s/>218,313<text:s/></text:p>
          </table:table-cell>
          <table:table-cell office:value-type="float" office:value="21.888000000000002" table:style-name="ce21">
            <text:p><text:s/>21,888<text:s/></text:p>
          </table:table-cell>
          <table:table-cell office:value-type="float" office:value="4.5999999999999999E-2" table:style-name="ce21">
            <text:p><text:s/>0,046<text:s/></text:p>
          </table:table-cell>
          <table:table-cell office:value-type="float" office:value="1.764" table:style-name="ce21">
            <text:p><text:s/>1,764<text:s/></text:p>
          </table:table-cell>
          <table:table-cell office:value-type="float" office:value="23.698" table:style-name="ce22">
            <text:p><text:s/>23,698<text:s/></text:p>
          </table:table-cell>
          <table:table-cell table:style-name="ce21"/>
          <table:table-cell office:value-type="float" office:value="0.17199999999999999" table:style-name="ce21">
            <text:p><text:s/>0,172<text:s/></text:p>
          </table:table-cell>
          <table:table-cell office:value-type="float" office:value="0.42499999999999999" table:style-name="ce21">
            <text:p><text:s/>0,425<text:s/></text:p>
          </table:table-cell>
          <table:table-cell office:value-type="float" office:value="8.9999999999999993E-3" table:style-name="ce21">
            <text:p><text:s/>0,009<text:s/></text:p>
          </table:table-cell>
          <table:table-cell office:value-type="float" office:value="24.304000000000002" table:style-name="ce22">
            <text:p><text:s/>24,304<text:s/></text:p>
          </table:table-cell>
          <table:table-cell office:value-type="float" office:value="15.901999999999999" table:style-name="ce20">
            <text:p><text:s/>15,902<text:s/></text:p>
          </table:table-cell>
          <table:table-cell office:value-type="float" office:value="4.95" table:style-name="ce21">
            <text:p><text:s/>4,950<text:s/></text:p>
          </table:table-cell>
          <table:table-cell office:value-type="float" office:value="20.852" table:style-name="ce22">
            <text:p><text:s/>20,852<text:s/></text:p>
          </table:table-cell>
          <table:table-cell office:value-type="float" office:value="0.32900000000000001" table:style-name="ce21">
            <text:p><text:s/>0,329<text:s/></text:p>
          </table:table-cell>
          <table:table-cell table:number-columns-repeated="4" table:style-name="ce21"/>
          <table:table-cell office:value-type="float" office:value="21.181000000000001" table:style-name="ce23">
            <text:p><text:s/>21,181<text:s/></text:p>
          </table:table-cell>
          <table:table-cell office:value-type="float" office:value="3.1230000000000011" table:style-name="ce25">
            <text:p><text:s/>3,123<text:s/></text:p>
          </table:table-cell>
          <table:table-cell table:number-columns-repeated="16344"/>
        </table:table-row>
        <table:table-row table:style-name="ro4">
          <table:table-cell office:value-type="string" table:style-name="ce30">
            <text:p>SSC-ICT</text:p>
          </table:table-cell>
          <table:table-cell office:value-type="float" office:value="2013" table:style-name="ce27">
            <text:p>2013</text:p>
          </table:table-cell>
          <table:table-cell office:value-type="string" table:style-name="ce27">
            <text:p>BZK</text:p>
          </table:table-cell>
          <table:table-cell office:value-type="float" office:value="348.5" table:style-name="ce41">
            <text:p><text:s/>349<text:s/></text:p>
          </table:table-cell>
          <table:table-cell table:style-name="ce20"/>
          <table:table-cell office:value-type="float" office:value="28.382000000000001" table:style-name="ce21">
            <text:p><text:s/>28,382<text:s/></text:p>
          </table:table-cell>
          <table:table-cell table:style-name="ce21"/>
          <table:table-cell office:value-type="float" office:value="28.382000000000001" table:style-name="ce22">
            <text:p><text:s/>28,382<text:s/></text:p>
          </table:table-cell>
          <table:table-cell office:value-type="float" office:value="2E-3" table:style-name="ce21">
            <text:p><text:s/>0,002<text:s/></text:p>
          </table:table-cell>
          <table:table-cell office:value-type="float" office:value="19.903000000000002" table:style-name="ce21">
            <text:p><text:s/>19,903<text:s/></text:p>
          </table:table-cell>
          <table:table-cell office:value-type="float" office:value="23.114000000000001" table:style-name="ce21">
            <text:p><text:s/>23,114<text:s/></text:p>
          </table:table-cell>
          <table:table-cell office:value-type="float" office:value="43.019000000000005" table:style-name="ce22">
            <text:p><text:s/>43,019<text:s/></text:p>
          </table:table-cell>
          <table:table-cell office:value-type="float" office:value="71.40100000000001" table:style-name="ce23">
            <text:p><text:s/>71,401<text:s/></text:p>
          </table:table-cell>
          <table:table-cell office:value-type="float" office:value="0.98" table:style-name="ce21">
            <text:p><text:s/>0,980<text:s/></text:p>
          </table:table-cell>
          <table:table-cell table:style-name="ce21"/>
          <table:table-cell office:value-type="float" office:value="9.9220000000000006" table:style-name="ce21">
            <text:p><text:s/>9,922<text:s/></text:p>
          </table:table-cell>
          <table:table-cell office:value-type="float" office:value="10.902000000000001" table:style-name="ce22">
            <text:p><text:s/>10,902<text:s/></text:p>
          </table:table-cell>
          <table:table-cell table:style-name="ce24"/>
          <table:table-cell office:value-type="float" office:value="17.048999999999999" table:style-name="ce24">
            <text:p><text:s/>17,049<text:s/></text:p>
          </table:table-cell>
          <table:table-cell office:value-type="float" office:value="43.45" table:style-name="ce24">
            <text:p><text:s/>43,450<text:s/></text:p>
          </table:table-cell>
          <table:table-cell office:value-type="float" office:value="71.40100000000001" table:style-name="ce23">
            <text:p><text:s/>71,401<text:s/></text:p>
          </table:table-cell>
          <table:table-cell office:value-type="float" office:value="35.662999999999997" table:style-name="ce21">
            <text:p><text:s/>35,663<text:s/></text:p>
          </table:table-cell>
          <table:table-cell office:value-type="float" office:value="80.635999999999996" table:style-name="ce21">
            <text:p><text:s/>80,636<text:s/></text:p>
          </table:table-cell>
          <table:table-cell table:style-name="ce21"/>
          <table:table-cell office:value-type="float" office:value="116.29899999999999" table:style-name="ce22">
            <text:p><text:s/>116,299<text:s/></text:p>
          </table:table-cell>
          <table:table-cell table:number-columns-repeated="3" table:style-name="ce21"/>
          <table:table-cell office:value-type="float" office:value="0.68600000000000005" table:style-name="ce21">
            <text:p><text:s/>0,686<text:s/></text:p>
          </table:table-cell>
          <table:table-cell office:value-type="float" office:value="116.985" table:style-name="ce22">
            <text:p><text:s/>116,985<text:s/></text:p>
          </table:table-cell>
          <table:table-cell office:value-type="float" office:value="39.908000000000001" table:style-name="ce20">
            <text:p><text:s/>39,908<text:s/></text:p>
          </table:table-cell>
          <table:table-cell office:value-type="float" office:value="50.76" table:style-name="ce21">
            <text:p><text:s/>50,760<text:s/></text:p>
          </table:table-cell>
          <table:table-cell office:value-type="float" office:value="90.668000000000006" table:style-name="ce22">
            <text:p><text:s/>90,668<text:s/></text:p>
          </table:table-cell>
          <table:table-cell office:value-type="float" office:value="16.234999999999999" table:style-name="ce21">
            <text:p><text:s/>16,235<text:s/></text:p>
          </table:table-cell>
          <table:table-cell table:number-columns-repeated="2" table:style-name="ce21"/>
          <table:table-cell office:value-type="float" office:value="7.6999999999999999E-2" table:style-name="ce21">
            <text:p><text:s/>0,077<text:s/></text:p>
          </table:table-cell>
          <table:table-cell office:value-type="float" office:value="8.3000000000000004E-2" table:style-name="ce21">
            <text:p><text:s/>0,083<text:s/></text:p>
          </table:table-cell>
          <table:table-cell office:value-type="float" office:value="107.063" table:style-name="ce23">
            <text:p><text:s/>107,063<text:s/></text:p>
          </table:table-cell>
          <table:table-cell office:value-type="float" office:value="9.921999999999997" table:style-name="ce25">
            <text:p><text:s/>9,922<text:s/></text:p>
          </table:table-cell>
          <table:table-cell table:number-columns-repeated="16344"/>
        </table:table-row>
        <table:table-row table:style-name="ro4">
          <table:table-cell office:value-type="string" table:style-name="ce30">
            <text:p>UBR</text:p>
          </table:table-cell>
          <table:table-cell office:value-type="float" office:value="2013" table:style-name="ce27">
            <text:p>2013</text:p>
          </table:table-cell>
          <table:table-cell office:value-type="string" table:style-name="ce27">
            <text:p>BZK</text:p>
          </table:table-cell>
          <table:table-cell office:value-type="float" office:value="820" table:style-name="ce41">
            <text:p><text:s/>820<text:s/></text:p>
          </table:table-cell>
          <table:table-cell office:value-type="float" office:value="1.423" table:style-name="ce20">
            <text:p><text:s/>1,423<text:s/></text:p>
          </table:table-cell>
          <table:table-cell office:value-type="float" office:value="1.288" table:style-name="ce21">
            <text:p><text:s/>1,288<text:s/></text:p>
          </table:table-cell>
          <table:table-cell table:style-name="ce21"/>
          <table:table-cell office:value-type="float" office:value="2.7110000000000003" table:style-name="ce22">
            <text:p><text:s/>2,711<text:s/></text:p>
          </table:table-cell>
          <table:table-cell office:value-type="float" office:value="9.9000000000000005E-2" table:style-name="ce21">
            <text:p><text:s/>0,099<text:s/></text:p>
          </table:table-cell>
          <table:table-cell office:value-type="float" office:value="17.957000000000001" table:style-name="ce21">
            <text:p><text:s/>17,957<text:s/></text:p>
          </table:table-cell>
          <table:table-cell office:value-type="float" office:value="16.311" table:style-name="ce21">
            <text:p><text:s/>16,311<text:s/></text:p>
          </table:table-cell>
          <table:table-cell office:value-type="float" office:value="34.367000000000004" table:style-name="ce22">
            <text:p><text:s/>34,367<text:s/></text:p>
          </table:table-cell>
          <table:table-cell office:value-type="float" office:value="37.078000000000003" table:style-name="ce23">
            <text:p><text:s/>37,078<text:s/></text:p>
          </table:table-cell>
          <table:table-cell office:value-type="float" office:value="7.508" table:style-name="ce21">
            <text:p><text:s/>7,508<text:s/></text:p>
          </table:table-cell>
          <table:table-cell table:style-name="ce21"/>
          <table:table-cell office:value-type="float" office:value="-7.4960000000000004" table:style-name="ce21">
            <text:p><text:s/>-7,496<text:s/></text:p>
          </table:table-cell>
          <table:table-cell office:value-type="float" office:value="1.1999999999999567E-2" table:style-name="ce22">
            <text:p><text:s/>0,012<text:s/></text:p>
          </table:table-cell>
          <table:table-cell table:number-columns-repeated="2" table:style-name="ce24"/>
          <table:table-cell office:value-type="float" office:value="37.066000000000003" table:style-name="ce24">
            <text:p><text:s/>37,066<text:s/></text:p>
          </table:table-cell>
          <table:table-cell office:value-type="float" office:value="37.078000000000003" table:style-name="ce23">
            <text:p><text:s/>37,078<text:s/></text:p>
          </table:table-cell>
          <table:table-cell office:value-type="float" office:value="33.194000000000003" table:style-name="ce21">
            <text:p><text:s/>33,194<text:s/></text:p>
          </table:table-cell>
          <table:table-cell office:value-type="float" office:value="65.492999999999995" table:style-name="ce21">
            <text:p><text:s/>65,493<text:s/></text:p>
          </table:table-cell>
          <table:table-cell office:value-type="float" office:value="2.0099999999999998" table:style-name="ce21">
            <text:p><text:s/>2,010<text:s/></text:p>
          </table:table-cell>
          <table:table-cell office:value-type="float" office:value="100.697" table:style-name="ce22">
            <text:p><text:s/>100,697<text:s/></text:p>
          </table:table-cell>
          <table:table-cell table:style-name="ce21"/>
          <table:table-cell office:value-type="float" office:value="5.0000000000000001E-3" table:style-name="ce21">
            <text:p><text:s/>0,005<text:s/></text:p>
          </table:table-cell>
          <table:table-cell office:value-type="float" office:value="0.34300000000000003" table:style-name="ce21">
            <text:p><text:s/>0,343<text:s/></text:p>
          </table:table-cell>
          <table:table-cell office:value-type="float" office:value="1.288" table:style-name="ce21">
            <text:p><text:s/>1,288<text:s/></text:p>
          </table:table-cell>
          <table:table-cell office:value-type="float" office:value="102.333" table:style-name="ce22">
            <text:p><text:s/>102,333<text:s/></text:p>
          </table:table-cell>
          <table:table-cell office:value-type="float" office:value="83.212999999999994" table:style-name="ce20">
            <text:p><text:s/>83,213<text:s/></text:p>
          </table:table-cell>
          <table:table-cell office:value-type="float" office:value="23.547999999999998" table:style-name="ce21">
            <text:p><text:s/>23,548<text:s/></text:p>
          </table:table-cell>
          <table:table-cell office:value-type="float" office:value="106.761" table:style-name="ce22">
            <text:p><text:s/>106,761<text:s/></text:p>
          </table:table-cell>
          <table:table-cell office:value-type="float" office:value="0.90900000000000003" table:style-name="ce21">
            <text:p><text:s/>0,909<text:s/></text:p>
          </table:table-cell>
          <table:table-cell table:number-columns-repeated="2" table:style-name="ce21"/>
          <table:table-cell office:value-type="float" office:value="5.0000000000000001E-3" table:style-name="ce21">
            <text:p><text:s/>0,005<text:s/></text:p>
          </table:table-cell>
          <table:table-cell office:value-type="float" office:value="2.1539999999999999" table:style-name="ce21">
            <text:p><text:s/>2,154<text:s/></text:p>
          </table:table-cell>
          <table:table-cell office:value-type="float" office:value="109.82899999999999" table:style-name="ce23">
            <text:p><text:s/>109,829<text:s/></text:p>
          </table:table-cell>
          <table:table-cell office:value-type="float" office:value="-7.4959999999999951" table:style-name="ce25">
            <text:p><text:s/>-7,496<text:s/></text:p>
          </table:table-cell>
          <table:table-cell table:number-columns-repeated="16344"/>
        </table:table-row>
        <table:table-row table:style-name="ro4">
          <table:table-cell office:value-type="string" table:style-name="ce30">
            <text:p>DTO</text:p>
          </table:table-cell>
          <table:table-cell office:value-type="float" office:value="2013" table:style-name="ce27">
            <text:p>2013</text:p>
          </table:table-cell>
          <table:table-cell office:value-type="string" table:style-name="ce27">
            <text:p>DEF</text:p>
          </table:table-cell>
          <table:table-cell office:value-type="float" office:value="1760" table:style-name="ce41">
            <text:p><text:s/>1.760<text:s/></text:p>
          </table:table-cell>
          <table:table-cell office:value-type="float" office:value="11.257999999999999" table:style-name="ce20">
            <text:p><text:s/>11,258<text:s/></text:p>
          </table:table-cell>
          <table:table-cell office:value-type="float" office:value="73.004999999999995" table:style-name="ce21">
            <text:p><text:s/>73,005<text:s/></text:p>
          </table:table-cell>
          <table:table-cell table:style-name="ce21"/>
          <table:table-cell office:value-type="float" office:value="84.262999999999991" table:style-name="ce22">
            <text:p><text:s/>84,263<text:s/></text:p>
          </table:table-cell>
          <table:table-cell office:value-type="float" office:value="3.4620000000000002" table:style-name="ce21">
            <text:p><text:s/>3,462<text:s/></text:p>
          </table:table-cell>
          <table:table-cell office:value-type="float" office:value="37.783000000000001" table:style-name="ce21">
            <text:p><text:s/>37,783<text:s/></text:p>
          </table:table-cell>
          <table:table-cell office:value-type="float" office:value="2.722" table:style-name="ce21">
            <text:p><text:s/>2,722<text:s/></text:p>
          </table:table-cell>
          <table:table-cell office:value-type="float" office:value="43.967000000000006" table:style-name="ce22">
            <text:p><text:s/>43,967<text:s/></text:p>
          </table:table-cell>
          <table:table-cell office:value-type="float" office:value="128.22999999999999" table:style-name="ce23">
            <text:p><text:s/>128,230<text:s/></text:p>
          </table:table-cell>
          <table:table-cell office:value-type="float" office:value="19.666" table:style-name="ce21">
            <text:p><text:s/>19,666<text:s/></text:p>
          </table:table-cell>
          <table:table-cell table:style-name="ce21"/>
          <table:table-cell office:value-type="float" office:value="-0.70699999999999996" table:style-name="ce21">
            <text:p><text:s/>-0,707<text:s/></text:p>
          </table:table-cell>
          <table:table-cell office:value-type="float" office:value="18.959" table:style-name="ce22">
            <text:p><text:s/>18,959<text:s/></text:p>
          </table:table-cell>
          <table:table-cell table:style-name="ce24"/>
          <table:table-cell office:value-type="float" office:value="28.398" table:style-name="ce24">
            <text:p><text:s/>28,398<text:s/></text:p>
          </table:table-cell>
          <table:table-cell office:value-type="float" office:value="80.872" table:style-name="ce24">
            <text:p><text:s/>80,872<text:s/></text:p>
          </table:table-cell>
          <table:table-cell office:value-type="float" office:value="128.22899999999998" table:style-name="ce23">
            <text:p><text:s/>128,229<text:s/></text:p>
          </table:table-cell>
          <table:table-cell office:value-type="float" office:value="270.63799999999998" table:style-name="ce21">
            <text:p><text:s/>270,638<text:s/></text:p>
          </table:table-cell>
          <table:table-cell office:value-type="float" office:value="36.472999999999999" table:style-name="ce21">
            <text:p><text:s/>36,473<text:s/></text:p>
          </table:table-cell>
          <table:table-cell office:value-type="float" office:value="0.12" table:style-name="ce21">
            <text:p><text:s/>0,120<text:s/></text:p>
          </table:table-cell>
          <table:table-cell office:value-type="float" office:value="307.23099999999999" table:style-name="ce22">
            <text:p><text:s/>307,231<text:s/></text:p>
          </table:table-cell>
          <table:table-cell table:number-columns-repeated="2" table:style-name="ce21"/>
          <table:table-cell office:value-type="float" office:value="2.8000000000000001E-2" table:style-name="ce21">
            <text:p><text:s/>0,028<text:s/></text:p>
          </table:table-cell>
          <table:table-cell table:style-name="ce21"/>
          <table:table-cell office:value-type="float" office:value="307.25900000000001" table:style-name="ce22">
            <text:p><text:s/>307,259<text:s/></text:p>
          </table:table-cell>
          <table:table-cell office:value-type="float" office:value="153.02500000000001" table:style-name="ce20">
            <text:p><text:s/>153,025<text:s/></text:p>
          </table:table-cell>
          <table:table-cell office:value-type="float" office:value="128.773" table:style-name="ce21">
            <text:p><text:s/>128,773<text:s/></text:p>
          </table:table-cell>
          <table:table-cell office:value-type="float" office:value="281.798" table:style-name="ce22">
            <text:p><text:s/>281,798<text:s/></text:p>
          </table:table-cell>
          <table:table-cell office:value-type="float" office:value="25.004000000000001" table:style-name="ce21">
            <text:p><text:s/>25,004<text:s/></text:p>
          </table:table-cell>
          <table:table-cell table:style-name="ce21"/>
          <table:table-cell office:value-type="float" office:value="2.7E-2" table:style-name="ce21">
            <text:p><text:s/>0,027<text:s/></text:p>
          </table:table-cell>
          <table:table-cell office:value-type="float" office:value="0.64200000000000002" table:style-name="ce21">
            <text:p><text:s/>0,642<text:s/></text:p>
          </table:table-cell>
          <table:table-cell office:value-type="float" office:value="0.495" table:style-name="ce21">
            <text:p><text:s/>0,495<text:s/></text:p>
          </table:table-cell>
          <table:table-cell office:value-type="float" office:value="307.96600000000001" table:style-name="ce23">
            <text:p><text:s/>307,966<text:s/></text:p>
          </table:table-cell>
          <table:table-cell office:value-type="float" office:value="-0.70699999999999363" table:style-name="ce25">
            <text:p><text:s/>-0,707<text:s/></text:p>
          </table:table-cell>
          <table:table-cell table:number-columns-repeated="16344"/>
        </table:table-row>
        <table:table-row table:style-name="ro4">
          <table:table-cell office:value-type="string" table:style-name="ce30">
            <text:p>DVD</text:p>
          </table:table-cell>
          <table:table-cell office:value-type="float" office:value="2013" table:style-name="ce27">
            <text:p>2013</text:p>
          </table:table-cell>
          <table:table-cell office:value-type="string" table:style-name="ce27">
            <text:p>DEF</text:p>
          </table:table-cell>
          <table:table-cell office:value-type="float" office:value="859" table:style-name="ce41">
            <text:p><text:s/>859<text:s/></text:p>
          </table:table-cell>
          <table:table-cell table:style-name="ce20"/>
          <table:table-cell office:value-type="float" office:value="145.08099999999999" table:style-name="ce21">
            <text:p><text:s/>145,081<text:s/></text:p>
          </table:table-cell>
          <table:table-cell table:style-name="ce21"/>
          <table:table-cell office:value-type="float" office:value="145.08099999999999" table:style-name="ce22">
            <text:p><text:s/>145,081<text:s/></text:p>
          </table:table-cell>
          <table:table-cell office:value-type="float" office:value="6.984" table:style-name="ce21">
            <text:p><text:s/>6,984<text:s/></text:p>
          </table:table-cell>
          <table:table-cell office:value-type="float" office:value="4.2320000000000002" table:style-name="ce21">
            <text:p><text:s/>4,232<text:s/></text:p>
          </table:table-cell>
          <table:table-cell office:value-type="float" office:value="40.103000000000002" table:style-name="ce21">
            <text:p><text:s/>40,103<text:s/></text:p>
          </table:table-cell>
          <table:table-cell office:value-type="float" office:value="51.319000000000003" table:style-name="ce22">
            <text:p><text:s/>51,319<text:s/></text:p>
          </table:table-cell>
          <table:table-cell office:value-type="float" office:value="196.39999999999998" table:style-name="ce23">
            <text:p><text:s/>196,400<text:s/></text:p>
          </table:table-cell>
          <table:table-cell office:value-type="float" office:value="1.391" table:style-name="ce21">
            <text:p><text:s/>1,391<text:s/></text:p>
          </table:table-cell>
          <table:table-cell table:style-name="ce21"/>
          <table:table-cell office:value-type="float" office:value="-0.86899999999999999" table:style-name="ce21">
            <text:p><text:s/>-0,869<text:s/></text:p>
          </table:table-cell>
          <table:table-cell office:value-type="float" office:value="0.52200000000000002" table:style-name="ce22">
            <text:p><text:s/>0,522<text:s/></text:p>
          </table:table-cell>
          <table:table-cell table:style-name="ce24"/>
          <table:table-cell office:value-type="float" office:value="142.506" table:style-name="ce24">
            <text:p><text:s/>142,506<text:s/></text:p>
          </table:table-cell>
          <table:table-cell office:value-type="float" office:value="53.372" table:style-name="ce24">
            <text:p><text:s/>53,372<text:s/></text:p>
          </table:table-cell>
          <table:table-cell office:value-type="float" office:value="196.39999999999998" table:style-name="ce23">
            <text:p><text:s/>196,400<text:s/></text:p>
          </table:table-cell>
          <table:table-cell office:value-type="float" office:value="215.64099999999999" table:style-name="ce21">
            <text:p><text:s/>215,641<text:s/></text:p>
          </table:table-cell>
          <table:table-cell office:value-type="float" office:value="1.4379999999999999" table:style-name="ce21">
            <text:p><text:s/>1,438<text:s/></text:p>
          </table:table-cell>
          <table:table-cell office:value-type="float" office:value="1E-3" table:style-name="ce21">
            <text:p><text:s/>0,001<text:s/></text:p>
          </table:table-cell>
          <table:table-cell office:value-type="float" office:value="217.07999999999998" table:style-name="ce22">
            <text:p><text:s/>217,080<text:s/></text:p>
          </table:table-cell>
          <table:table-cell office:value-type="float" office:value="-0.193" table:style-name="ce21">
            <text:p><text:s/>-0,193<text:s/></text:p>
          </table:table-cell>
          <table:table-cell office:value-type="float" office:value="4.2999999999999997E-2" table:style-name="ce21">
            <text:p><text:s/>0,043<text:s/></text:p>
          </table:table-cell>
          <table:table-cell table:style-name="ce21"/>
          <table:table-cell office:value-type="float" office:value="2.3879999999999999" table:style-name="ce21">
            <text:p><text:s/>2,388<text:s/></text:p>
          </table:table-cell>
          <table:table-cell office:value-type="float" office:value="219.31799999999998" table:style-name="ce22">
            <text:p><text:s/>219,318<text:s/></text:p>
          </table:table-cell>
          <table:table-cell office:value-type="float" office:value="58.890999999999998" table:style-name="ce20">
            <text:p><text:s/>58,891<text:s/></text:p>
          </table:table-cell>
          <table:table-cell office:value-type="float" office:value="154.96299999999999" table:style-name="ce21">
            <text:p><text:s/>154,963<text:s/></text:p>
          </table:table-cell>
          <table:table-cell office:value-type="float" office:value="213.85399999999998" table:style-name="ce22">
            <text:p><text:s/>213,854<text:s/></text:p>
          </table:table-cell>
          <table:table-cell office:value-type="float" office:value="2.3609999999999998" table:style-name="ce21">
            <text:p><text:s/>2,361<text:s/></text:p>
          </table:table-cell>
          <table:table-cell table:number-columns-repeated="2" table:style-name="ce21"/>
          <table:table-cell office:value-type="float" office:value="3.6659999999999999" table:style-name="ce21">
            <text:p><text:s/>3,666<text:s/></text:p>
          </table:table-cell>
          <table:table-cell office:value-type="float" office:value="0.30599999999999999" table:style-name="ce21">
            <text:p><text:s/>0,306<text:s/></text:p>
          </table:table-cell>
          <table:table-cell office:value-type="float" office:value="220.18699999999998" table:style-name="ce23">
            <text:p><text:s/>220,187<text:s/></text:p>
          </table:table-cell>
          <table:table-cell office:value-type="float" office:value="-0.86899999999999977" table:style-name="ce25">
            <text:p><text:s/>-0,869<text:s/></text:p>
          </table:table-cell>
          <table:table-cell table:number-columns-repeated="16344"/>
        </table:table-row>
        <table:table-row table:style-name="ro4">
          <table:table-cell office:value-type="string" table:style-name="ce30">
            <text:p>Paresto</text:p>
          </table:table-cell>
          <table:table-cell office:value-type="float" office:value="2013" table:style-name="ce27">
            <text:p>2013</text:p>
          </table:table-cell>
          <table:table-cell office:value-type="string" table:style-name="ce27">
            <text:p>DEF</text:p>
          </table:table-cell>
          <table:table-cell office:value-type="float" office:value="860" table:style-name="ce41">
            <text:p><text:s/>860<text:s/></text:p>
          </table:table-cell>
          <table:table-cell table:style-name="ce20"/>
          <table:table-cell office:value-type="float" office:value="1.2E-2" table:style-name="ce21">
            <text:p><text:s/>0,012<text:s/></text:p>
          </table:table-cell>
          <table:table-cell table:style-name="ce21"/>
          <table:table-cell office:value-type="float" office:value="1.2E-2" table:style-name="ce22">
            <text:p><text:s/>0,012<text:s/></text:p>
          </table:table-cell>
          <table:table-cell office:value-type="float" office:value="1.4430000000000001" table:style-name="ce21">
            <text:p><text:s/>1,443<text:s/></text:p>
          </table:table-cell>
          <table:table-cell office:value-type="float" office:value="4.008" table:style-name="ce21">
            <text:p><text:s/>4,008<text:s/></text:p>
          </table:table-cell>
          <table:table-cell office:value-type="float" office:value="18.460999999999999" table:style-name="ce21">
            <text:p><text:s/>18,461<text:s/></text:p>
          </table:table-cell>
          <table:table-cell office:value-type="float" office:value="23.911999999999999" table:style-name="ce22">
            <text:p><text:s/>23,912<text:s/></text:p>
          </table:table-cell>
          <table:table-cell office:value-type="float" office:value="23.923999999999999" table:style-name="ce23">
            <text:p><text:s/>23,924<text:s/></text:p>
          </table:table-cell>
          <table:table-cell office:value-type="float" office:value="3.738" table:style-name="ce21">
            <text:p><text:s/>3,738<text:s/></text:p>
          </table:table-cell>
          <table:table-cell table:style-name="ce21"/>
          <table:table-cell office:value-type="float" office:value="1.135" table:style-name="ce21">
            <text:p><text:s/>1,135<text:s/></text:p>
          </table:table-cell>
          <table:table-cell office:value-type="float" office:value="4.8730000000000002" table:style-name="ce22">
            <text:p><text:s/>4,873<text:s/></text:p>
          </table:table-cell>
          <table:table-cell office:value-type="float" office:value="4.9740000000000002" table:style-name="ce24">
            <text:p><text:s/>4,974<text:s/></text:p>
          </table:table-cell>
          <table:table-cell table:style-name="ce24"/>
          <table:table-cell office:value-type="float" office:value="14.077" table:style-name="ce24">
            <text:p><text:s/>14,077<text:s/></text:p>
          </table:table-cell>
          <table:table-cell office:value-type="float" office:value="23.923999999999999" table:style-name="ce23">
            <text:p><text:s/>23,924<text:s/></text:p>
          </table:table-cell>
          <table:table-cell office:value-type="float" office:value="77.478999999999999" table:style-name="ce21">
            <text:p><text:s/>77,479<text:s/></text:p>
          </table:table-cell>
          <table:table-cell table:style-name="ce21"/>
          <table:table-cell office:value-type="float" office:value="0.64200000000000002" table:style-name="ce21">
            <text:p><text:s/>0,642<text:s/></text:p>
          </table:table-cell>
          <table:table-cell office:value-type="float" office:value="78.120999999999995" table:style-name="ce22">
            <text:p><text:s/>78,121<text:s/></text:p>
          </table:table-cell>
          <table:table-cell office:value-type="float" office:value="0.94199999999999995" table:style-name="ce21">
            <text:p><text:s/>0,942<text:s/></text:p>
          </table:table-cell>
          <table:table-cell office:value-type="float" office:value="7.6999999999999999E-2" table:style-name="ce21">
            <text:p><text:s/>0,077<text:s/></text:p>
          </table:table-cell>
          <table:table-cell table:style-name="ce21"/>
          <table:table-cell office:value-type="float" office:value="1.204" table:style-name="ce21">
            <text:p><text:s/>1,204<text:s/></text:p>
          </table:table-cell>
          <table:table-cell office:value-type="float" office:value="80.34399999999998" table:style-name="ce22">
            <text:p><text:s/>80,344<text:s/></text:p>
          </table:table-cell>
          <table:table-cell office:value-type="float" office:value="42.384999999999998" table:style-name="ce20">
            <text:p><text:s/>42,385<text:s/></text:p>
          </table:table-cell>
          <table:table-cell office:value-type="float" office:value="33.884" table:style-name="ce21">
            <text:p><text:s/>33,884<text:s/></text:p>
          </table:table-cell>
          <table:table-cell office:value-type="float" office:value="76.269000000000005" table:style-name="ce22">
            <text:p><text:s/>76,269<text:s/></text:p>
          </table:table-cell>
          <table:table-cell office:value-type="float" office:value="7.2999999999999995E-2" table:style-name="ce21">
            <text:p><text:s/>0,073<text:s/></text:p>
          </table:table-cell>
          <table:table-cell table:style-name="ce21"/>
          <table:table-cell office:value-type="float" office:value="2.83" table:style-name="ce21">
            <text:p><text:s/>2,830<text:s/></text:p>
          </table:table-cell>
          <table:table-cell table:style-name="ce21"/>
          <table:table-cell office:value-type="float" office:value="3.9E-2" table:style-name="ce21">
            <text:p><text:s/>0,039<text:s/></text:p>
          </table:table-cell>
          <table:table-cell office:value-type="float" office:value="79.210999999999999" table:style-name="ce23">
            <text:p><text:s/>79,211<text:s/></text:p>
          </table:table-cell>
          <table:table-cell office:value-type="float" office:value="1.1329999999999814" table:style-name="ce25">
            <text:p><text:s/>1,133<text:s/></text:p>
          </table:table-cell>
          <table:table-cell table:number-columns-repeated="16344"/>
        </table:table-row>
        <table:table-row table:style-name="ro4">
          <table:table-cell office:value-type="string" table:style-name="ce30">
            <text:p>AGNL</text:p>
          </table:table-cell>
          <table:table-cell office:value-type="float" office:value="2013" table:style-name="ce27">
            <text:p>2013</text:p>
          </table:table-cell>
          <table:table-cell office:value-type="string" table:style-name="ce27">
            <text:p>EZ</text:p>
          </table:table-cell>
          <table:table-cell office:value-type="float" office:value="1672.4" table:style-name="ce41">
            <text:p><text:s/>1.672<text:s/></text:p>
          </table:table-cell>
          <table:table-cell office:value-type="float" office:value="1.2E-2" table:style-name="ce20">
            <text:p><text:s/>0,012<text:s/></text:p>
          </table:table-cell>
          <table:table-cell office:value-type="float" office:value="11.494" table:style-name="ce21">
            <text:p><text:s/>11,494<text:s/></text:p>
          </table:table-cell>
          <table:table-cell table:style-name="ce21"/>
          <table:table-cell office:value-type="float" office:value="11.506" table:style-name="ce22">
            <text:p><text:s/>11,506<text:s/></text:p>
          </table:table-cell>
          <table:table-cell table:style-name="ce21"/>
          <table:table-cell office:value-type="float" office:value="39.436999999999998" table:style-name="ce21">
            <text:p><text:s/>39,437<text:s/></text:p>
          </table:table-cell>
          <table:table-cell office:value-type="float" office:value="89.873999999999995" table:style-name="ce21">
            <text:p><text:s/>89,874<text:s/></text:p>
          </table:table-cell>
          <table:table-cell office:value-type="float" office:value="129.31099999999998" table:style-name="ce22">
            <text:p><text:s/>129,311<text:s/></text:p>
          </table:table-cell>
          <table:table-cell office:value-type="float" office:value="140.81699999999998" table:style-name="ce23">
            <text:p><text:s/>140,817<text:s/></text:p>
          </table:table-cell>
          <table:table-cell office:value-type="float" office:value="12.997999999999999" table:style-name="ce21">
            <text:p><text:s/>12,998<text:s/></text:p>
          </table:table-cell>
          <table:table-cell table:style-name="ce21"/>
          <table:table-cell office:value-type="float" office:value="1.26" table:style-name="ce21">
            <text:p><text:s/>1,260<text:s/></text:p>
          </table:table-cell>
          <table:table-cell office:value-type="float" office:value="14.257999999999999" table:style-name="ce22">
            <text:p><text:s/>14,258<text:s/></text:p>
          </table:table-cell>
          <table:table-cell office:value-type="float" office:value="11.813000000000001" table:style-name="ce24">
            <text:p><text:s/>11,813<text:s/></text:p>
          </table:table-cell>
          <table:table-cell table:style-name="ce24"/>
          <table:table-cell office:value-type="float" office:value="114.746" table:style-name="ce24">
            <text:p><text:s/>114,746<text:s/></text:p>
          </table:table-cell>
          <table:table-cell office:value-type="float" office:value="140.81700000000001" table:style-name="ce23">
            <text:p><text:s/>140,817<text:s/></text:p>
          </table:table-cell>
          <table:table-cell office:value-type="float" office:value="149.833" table:style-name="ce21">
            <text:p><text:s/>149,833<text:s/></text:p>
          </table:table-cell>
          <table:table-cell office:value-type="float" office:value="76.64" table:style-name="ce21">
            <text:p><text:s/>76,640<text:s/></text:p>
          </table:table-cell>
          <table:table-cell office:value-type="float" office:value="3.4740000000000002" table:style-name="ce21">
            <text:p><text:s/>3,474<text:s/></text:p>
          </table:table-cell>
          <table:table-cell office:value-type="float" office:value="229.947" table:style-name="ce22">
            <text:p><text:s/>229,947<text:s/></text:p>
          </table:table-cell>
          <table:table-cell table:style-name="ce21"/>
          <table:table-cell office:value-type="float" office:value="7.4999999999999997E-2" table:style-name="ce21">
            <text:p><text:s/>0,075<text:s/></text:p>
          </table:table-cell>
          <table:table-cell office:value-type="float" office:value="4.1820000000000004" table:style-name="ce21">
            <text:p><text:s/>4,182<text:s/></text:p>
          </table:table-cell>
          <table:table-cell office:value-type="float" office:value="4.1369999999999996" table:style-name="ce21">
            <text:p><text:s/>4,137<text:s/></text:p>
          </table:table-cell>
          <table:table-cell office:value-type="float" office:value="238.34099999999998" table:style-name="ce22">
            <text:p><text:s/>238,341<text:s/></text:p>
          </table:table-cell>
          <table:table-cell office:value-type="float" office:value="131.154" table:style-name="ce20">
            <text:p><text:s/>131,154<text:s/></text:p>
          </table:table-cell>
          <table:table-cell office:value-type="float" office:value="98.149000000000001" table:style-name="ce21">
            <text:p><text:s/>98,149<text:s/></text:p>
          </table:table-cell>
          <table:table-cell office:value-type="float" office:value="237.08099999999999" table:style-name="ce22">
            <text:p><text:s/>237,081<text:s/></text:p>
          </table:table-cell>
          <table:table-cell office:value-type="float" office:value="2.1789999999999998" table:style-name="ce21">
            <text:p><text:s/>2,179<text:s/></text:p>
          </table:table-cell>
          <table:table-cell table:style-name="ce21"/>
          <table:table-cell office:value-type="float" office:value="3.9039999999999999" table:style-name="ce21">
            <text:p><text:s/>3,904<text:s/></text:p>
          </table:table-cell>
          <table:table-cell table:style-name="ce21"/>
          <table:table-cell office:value-type="float" office:value="1.6879999999999999" table:style-name="ce21">
            <text:p><text:s/>1,688<text:s/></text:p>
          </table:table-cell>
          <table:table-cell office:value-type="float" office:value="237.08099999999999" table:style-name="ce23">
            <text:p><text:s/>237,081<text:s/></text:p>
          </table:table-cell>
          <table:table-cell office:value-type="float" office:value="1.2599999999999909" table:style-name="ce25">
            <text:p><text:s/>1,260<text:s/></text:p>
          </table:table-cell>
          <table:table-cell table:number-columns-repeated="16344"/>
        </table:table-row>
        <table:table-row table:style-name="ro4">
          <table:table-cell office:value-type="string" table:style-name="ce30">
            <text:p>AT</text:p>
          </table:table-cell>
          <table:table-cell office:value-type="float" office:value="2013" table:style-name="ce27">
            <text:p>2013</text:p>
          </table:table-cell>
          <table:table-cell office:value-type="string" table:style-name="ce27">
            <text:p>EZ</text:p>
          </table:table-cell>
          <table:table-cell office:value-type="float" office:value="237" table:style-name="ce41">
            <text:p><text:s/>237<text:s/></text:p>
          </table:table-cell>
          <table:table-cell office:value-type="float" office:value="0.29899999999999999" table:style-name="ce20">
            <text:p><text:s/>0,299<text:s/></text:p>
          </table:table-cell>
          <table:table-cell office:value-type="float" office:value="4.9640000000000004" table:style-name="ce21">
            <text:p><text:s/>4,964<text:s/></text:p>
          </table:table-cell>
          <table:table-cell table:style-name="ce21"/>
          <table:table-cell office:value-type="float" office:value="5.2630000000000008" table:style-name="ce22">
            <text:p><text:s/>5,263<text:s/></text:p>
          </table:table-cell>
          <table:table-cell table:style-name="ce21"/>
          <table:table-cell office:value-type="float" office:value="3.1309999999999998" table:style-name="ce21">
            <text:p><text:s/>3,131<text:s/></text:p>
          </table:table-cell>
          <table:table-cell office:value-type="float" office:value="10.378" table:style-name="ce21">
            <text:p><text:s/>10,378<text:s/></text:p>
          </table:table-cell>
          <table:table-cell office:value-type="float" office:value="13.509" table:style-name="ce22">
            <text:p><text:s/>13,509<text:s/></text:p>
          </table:table-cell>
          <table:table-cell office:value-type="float" office:value="18.772000000000002" table:style-name="ce23">
            <text:p><text:s/>18,772<text:s/></text:p>
          </table:table-cell>
          <table:table-cell office:value-type="float" office:value="1.62" table:style-name="ce21">
            <text:p><text:s/>1,620<text:s/></text:p>
          </table:table-cell>
          <table:table-cell table:style-name="ce21"/>
          <table:table-cell office:value-type="float" office:value="0.80300000000000005" table:style-name="ce21">
            <text:p><text:s/>0,803<text:s/></text:p>
          </table:table-cell>
          <table:table-cell office:value-type="float" office:value="2.423" table:style-name="ce22">
            <text:p><text:s/>2,423<text:s/></text:p>
          </table:table-cell>
          <table:table-cell office:value-type="float" office:value="0.51" table:style-name="ce24">
            <text:p><text:s/>0,510<text:s/></text:p>
          </table:table-cell>
          <table:table-cell office:value-type="float" office:value="0.70399999999999996" table:style-name="ce24">
            <text:p><text:s/>0,704<text:s/></text:p>
          </table:table-cell>
          <table:table-cell office:value-type="float" office:value="15.135" table:style-name="ce24">
            <text:p><text:s/>15,135<text:s/></text:p>
          </table:table-cell>
          <table:table-cell office:value-type="float" office:value="18.771999999999998" table:style-name="ce23">
            <text:p><text:s/>18,772<text:s/></text:p>
          </table:table-cell>
          <table:table-cell office:value-type="float" office:value="11.622" table:style-name="ce21">
            <text:p><text:s/>11,622<text:s/></text:p>
          </table:table-cell>
          <table:table-cell office:value-type="float" office:value="4.2000000000000003E-2" table:style-name="ce21">
            <text:p><text:s/>0,042<text:s/></text:p>
          </table:table-cell>
          <table:table-cell office:value-type="float" office:value="20.971" table:style-name="ce21">
            <text:p><text:s/>20,971<text:s/></text:p>
          </table:table-cell>
          <table:table-cell office:value-type="float" office:value="32.634999999999998" table:style-name="ce22">
            <text:p><text:s/>32,635<text:s/></text:p>
          </table:table-cell>
          <table:table-cell table:style-name="ce21"/>
          <table:table-cell office:value-type="float" office:value="5.6000000000000001E-2" table:style-name="ce21">
            <text:p><text:s/>0,056<text:s/></text:p>
          </table:table-cell>
          <table:table-cell table:style-name="ce21"/>
          <table:table-cell office:value-type="float" office:value="0.41" table:style-name="ce21">
            <text:p><text:s/>0,410<text:s/></text:p>
          </table:table-cell>
          <table:table-cell office:value-type="float" office:value="33.100999999999992" table:style-name="ce22">
            <text:p><text:s/>33,101<text:s/></text:p>
          </table:table-cell>
          <table:table-cell office:value-type="float" office:value="19.391999999999999" table:style-name="ce20">
            <text:p><text:s/>19,392<text:s/></text:p>
          </table:table-cell>
          <table:table-cell office:value-type="float" office:value="10.831" table:style-name="ce21">
            <text:p><text:s/>10,831<text:s/></text:p>
          </table:table-cell>
          <table:table-cell office:value-type="float" office:value="30.222999999999999" table:style-name="ce22">
            <text:p><text:s/>30,223<text:s/></text:p>
          </table:table-cell>
          <table:table-cell office:value-type="float" office:value="1.7389999999999999" table:style-name="ce21">
            <text:p><text:s/>1,739<text:s/></text:p>
          </table:table-cell>
          <table:table-cell table:style-name="ce21"/>
          <table:table-cell office:value-type="float" office:value="0.29099999999999998" table:style-name="ce21">
            <text:p><text:s/>0,291<text:s/></text:p>
          </table:table-cell>
          <table:table-cell office:value-type="float" office:value="4.4999999999999998E-2" table:style-name="ce21">
            <text:p><text:s/>0,045<text:s/></text:p>
          </table:table-cell>
          <table:table-cell table:style-name="ce21"/>
          <table:table-cell office:value-type="float" office:value="32.298000000000002" table:style-name="ce23">
            <text:p><text:s/>32,298<text:s/></text:p>
          </table:table-cell>
          <table:table-cell office:value-type="float" office:value="0.80299999999999017" table:style-name="ce25">
            <text:p><text:s/>0,803<text:s/></text:p>
          </table:table-cell>
          <table:table-cell table:number-columns-repeated="16344"/>
        </table:table-row>
        <table:table-row table:style-name="ro4">
          <table:table-cell office:value-type="string" table:style-name="ce30">
            <text:p>Dictu</text:p>
          </table:table-cell>
          <table:table-cell office:value-type="float" office:value="2013" table:style-name="ce27">
            <text:p>2013</text:p>
          </table:table-cell>
          <table:table-cell office:value-type="string" table:style-name="ce27">
            <text:p>EZ</text:p>
          </table:table-cell>
          <table:table-cell office:value-type="float" office:value="371" table:style-name="ce41">
            <text:p><text:s/>371<text:s/></text:p>
          </table:table-cell>
          <table:table-cell office:value-type="float" office:value="17.716000000000001" table:style-name="ce20">
            <text:p><text:s/>17,716<text:s/></text:p>
          </table:table-cell>
          <table:table-cell office:value-type="float" office:value="11.962999999999999" table:style-name="ce21">
            <text:p><text:s/>11,963<text:s/></text:p>
          </table:table-cell>
          <table:table-cell table:style-name="ce21"/>
          <table:table-cell office:value-type="float" office:value="29.679000000000002" table:style-name="ce22">
            <text:p><text:s/>29,679<text:s/></text:p>
          </table:table-cell>
          <table:table-cell table:style-name="ce21"/>
          <table:table-cell office:value-type="float" office:value="41.06" table:style-name="ce21">
            <text:p><text:s/>41,060<text:s/></text:p>
          </table:table-cell>
          <table:table-cell office:value-type="float" office:value="0.47799999999999998" table:style-name="ce21">
            <text:p><text:s/>0,478<text:s/></text:p>
          </table:table-cell>
          <table:table-cell office:value-type="float" office:value="41.538000000000004" table:style-name="ce22">
            <text:p><text:s/>41,538<text:s/></text:p>
          </table:table-cell>
          <table:table-cell office:value-type="float" office:value="71.217000000000013" table:style-name="ce23">
            <text:p><text:s/>71,217<text:s/></text:p>
          </table:table-cell>
          <table:table-cell office:value-type="float" office:value="-0.47899999999999998" table:style-name="ce21">
            <text:p><text:s/>-0,479<text:s/></text:p>
          </table:table-cell>
          <table:table-cell table:style-name="ce21"/>
          <table:table-cell office:value-type="float" office:value="0.56200000000000006" table:style-name="ce21">
            <text:p><text:s/>0,562<text:s/></text:p>
          </table:table-cell>
          <table:table-cell office:value-type="float" office:value="8.3000000000000074E-2" table:style-name="ce22">
            <text:p><text:s/>0,083<text:s/></text:p>
          </table:table-cell>
          <table:table-cell office:value-type="float" office:value="0.217" table:style-name="ce24">
            <text:p><text:s/>0,217<text:s/></text:p>
          </table:table-cell>
          <table:table-cell office:value-type="float" office:value="16.777000000000001" table:style-name="ce24">
            <text:p><text:s/>16,777<text:s/></text:p>
          </table:table-cell>
          <table:table-cell office:value-type="float" office:value="54.140999999999998" table:style-name="ce24">
            <text:p><text:s/>54,141<text:s/></text:p>
          </table:table-cell>
          <table:table-cell office:value-type="float" office:value="71.218000000000004" table:style-name="ce23">
            <text:p><text:s/>71,218<text:s/></text:p>
          </table:table-cell>
          <table:table-cell office:value-type="float" office:value="156.09700000000001" table:style-name="ce21">
            <text:p><text:s/>156,097<text:s/></text:p>
          </table:table-cell>
          <table:table-cell office:value-type="float" office:value="4.24" table:style-name="ce21">
            <text:p><text:s/>4,240<text:s/></text:p>
          </table:table-cell>
          <table:table-cell office:value-type="float" office:value="1.518" table:style-name="ce21">
            <text:p><text:s/>1,518<text:s/></text:p>
          </table:table-cell>
          <table:table-cell office:value-type="float" office:value="161.85500000000002" table:style-name="ce22">
            <text:p><text:s/>161,855<text:s/></text:p>
          </table:table-cell>
          <table:table-cell table:number-columns-repeated="3" table:style-name="ce21"/>
          <table:table-cell office:value-type="float" office:value="2.706" table:style-name="ce21">
            <text:p><text:s/>2,706<text:s/></text:p>
          </table:table-cell>
          <table:table-cell office:value-type="float" office:value="164.56100000000001" table:style-name="ce22">
            <text:p><text:s/>164,561<text:s/></text:p>
          </table:table-cell>
          <table:table-cell office:value-type="float" office:value="83.004000000000005" table:style-name="ce20">
            <text:p><text:s/>83,004<text:s/></text:p>
          </table:table-cell>
          <table:table-cell office:value-type="float" office:value="64.168999999999997" table:style-name="ce21">
            <text:p><text:s/>64,169<text:s/></text:p>
          </table:table-cell>
          <table:table-cell office:value-type="float" office:value="147.173" table:style-name="ce22">
            <text:p><text:s/>147,173<text:s/></text:p>
          </table:table-cell>
          <table:table-cell office:value-type="float" office:value="9.3109999999999999" table:style-name="ce21">
            <text:p><text:s/>9,311<text:s/></text:p>
          </table:table-cell>
          <table:table-cell table:style-name="ce21"/>
          <table:table-cell office:value-type="float" office:value="0.68899999999999995" table:style-name="ce21">
            <text:p><text:s/>0,689<text:s/></text:p>
          </table:table-cell>
          <table:table-cell office:value-type="float" office:value="0.52600000000000002" table:style-name="ce21">
            <text:p><text:s/>0,526<text:s/></text:p>
          </table:table-cell>
          <table:table-cell office:value-type="float" office:value="6.3019999999999996" table:style-name="ce21">
            <text:p><text:s/>6,302<text:s/></text:p>
          </table:table-cell>
          <table:table-cell office:value-type="float" office:value="164.001" table:style-name="ce23">
            <text:p><text:s/>164,001<text:s/></text:p>
          </table:table-cell>
          <table:table-cell office:value-type="float" office:value="0.56000000000000227" table:style-name="ce25">
            <text:p><text:s/>0,560<text:s/></text:p>
          </table:table-cell>
          <table:table-cell table:number-columns-repeated="16344"/>
        </table:table-row>
        <table:table-row table:style-name="ro4">
          <table:table-cell office:value-type="string" table:style-name="ce30">
            <text:p>DLG</text:p>
          </table:table-cell>
          <table:table-cell office:value-type="float" office:value="2013" table:style-name="ce27">
            <text:p>2013</text:p>
          </table:table-cell>
          <table:table-cell office:value-type="string" table:style-name="ce27">
            <text:p>EZ</text:p>
          </table:table-cell>
          <table:table-cell office:value-type="float" office:value="963" table:style-name="ce41">
            <text:p><text:s/>963<text:s/></text:p>
          </table:table-cell>
          <table:table-cell office:value-type="float" office:value="0.27900000000000003" table:style-name="ce20">
            <text:p><text:s/>0,279<text:s/></text:p>
          </table:table-cell>
          <table:table-cell office:value-type="float" office:value="3.6850000000000001" table:style-name="ce21">
            <text:p><text:s/>3,685<text:s/></text:p>
          </table:table-cell>
          <table:table-cell table:style-name="ce21"/>
          <table:table-cell office:value-type="float" office:value="3.964" table:style-name="ce22">
            <text:p><text:s/>3,964<text:s/></text:p>
          </table:table-cell>
          <table:table-cell table:style-name="ce21"/>
          <table:table-cell office:value-type="float" office:value="13.318" table:style-name="ce21">
            <text:p><text:s/>13,318<text:s/></text:p>
          </table:table-cell>
          <table:table-cell office:value-type="float" office:value="41.139000000000003" table:style-name="ce21">
            <text:p><text:s/>41,139<text:s/></text:p>
          </table:table-cell>
          <table:table-cell office:value-type="float" office:value="54.457000000000001" table:style-name="ce22">
            <text:p><text:s/>54,457<text:s/></text:p>
          </table:table-cell>
          <table:table-cell office:value-type="float" office:value="58.420999999999999" table:style-name="ce23">
            <text:p><text:s/>58,421<text:s/></text:p>
          </table:table-cell>
          <table:table-cell office:value-type="float" office:value="4.0590000000000002" table:style-name="ce21">
            <text:p><text:s/>4,059<text:s/></text:p>
          </table:table-cell>
          <table:table-cell office:value-type="float" office:value="15" table:style-name="ce21">
            <text:p><text:s/>15,000<text:s/></text:p>
          </table:table-cell>
          <table:table-cell office:value-type="float" office:value="0.47599999999999998" table:style-name="ce21">
            <text:p><text:s/>0,476<text:s/></text:p>
          </table:table-cell>
          <table:table-cell office:value-type="float" office:value="19.535" table:style-name="ce22">
            <text:p><text:s/>19,535<text:s/></text:p>
          </table:table-cell>
          <table:table-cell office:value-type="float" office:value="18.771000000000001" table:style-name="ce24">
            <text:p><text:s/>18,771<text:s/></text:p>
          </table:table-cell>
          <table:table-cell office:value-type="float" office:value="1.9850000000000001" table:style-name="ce24">
            <text:p><text:s/>1,985<text:s/></text:p>
          </table:table-cell>
          <table:table-cell office:value-type="float" office:value="18.13" table:style-name="ce24">
            <text:p><text:s/>18,130<text:s/></text:p>
          </table:table-cell>
          <table:table-cell office:value-type="float" office:value="58.420999999999992" table:style-name="ce23">
            <text:p><text:s/>58,421<text:s/></text:p>
          </table:table-cell>
          <table:table-cell office:value-type="float" office:value="78.926000000000002" table:style-name="ce21">
            <text:p><text:s/>78,926<text:s/></text:p>
          </table:table-cell>
          <table:table-cell office:value-type="float" office:value="8.4870000000000001" table:style-name="ce21">
            <text:p><text:s/>8,487<text:s/></text:p>
          </table:table-cell>
          <table:table-cell office:value-type="float" office:value="15.372" table:style-name="ce21">
            <text:p><text:s/>15,372<text:s/></text:p>
          </table:table-cell>
          <table:table-cell office:value-type="float" office:value="102.785" table:style-name="ce22">
            <text:p><text:s/>102,785<text:s/></text:p>
          </table:table-cell>
          <table:table-cell table:style-name="ce21"/>
          <table:table-cell office:value-type="float" office:value="5.7000000000000002E-2" table:style-name="ce21">
            <text:p><text:s/>0,057<text:s/></text:p>
          </table:table-cell>
          <table:table-cell office:value-type="float" office:value="0.37" table:style-name="ce21">
            <text:p><text:s/>0,370<text:s/></text:p>
          </table:table-cell>
          <table:table-cell office:value-type="float" office:value="7.4999999999999997E-2" table:style-name="ce21">
            <text:p><text:s/>0,075<text:s/></text:p>
          </table:table-cell>
          <table:table-cell office:value-type="float" office:value="103.28700000000001" table:style-name="ce22">
            <text:p><text:s/>103,287<text:s/></text:p>
          </table:table-cell>
          <table:table-cell office:value-type="float" office:value="64.296999999999997" table:style-name="ce20">
            <text:p><text:s/>64,297<text:s/></text:p>
          </table:table-cell>
          <table:table-cell office:value-type="float" office:value="30.893999999999998" table:style-name="ce21">
            <text:p><text:s/>30,894<text:s/></text:p>
          </table:table-cell>
          <table:table-cell office:value-type="float" office:value="95.191000000000003" table:style-name="ce22">
            <text:p><text:s/>95,191<text:s/></text:p>
          </table:table-cell>
          <table:table-cell office:value-type="float" office:value="1.327" table:style-name="ce21">
            <text:p><text:s/>1,327<text:s/></text:p>
          </table:table-cell>
          <table:table-cell table:style-name="ce21"/>
          <table:table-cell office:value-type="float" office:value="5.4989999999999997" table:style-name="ce21">
            <text:p><text:s/>5,499<text:s/></text:p>
          </table:table-cell>
          <table:table-cell office:value-type="float" office:value="0.16400000000000001" table:style-name="ce21">
            <text:p><text:s/>0,164<text:s/></text:p>
          </table:table-cell>
          <table:table-cell table:style-name="ce21"/>
          <table:table-cell office:value-type="float" office:value="102.181" table:style-name="ce23">
            <text:p><text:s/>102,181<text:s/></text:p>
          </table:table-cell>
          <table:table-cell office:value-type="float" office:value="0.47599999999999998" table:style-name="ce25">
            <text:p><text:s/>0,476<text:s/></text:p>
          </table:table-cell>
          <table:table-cell table:number-columns-repeated="16344"/>
        </table:table-row>
        <table:table-row table:style-name="ro4">
          <table:table-cell office:value-type="string" table:style-name="ce30">
            <text:p>DR</text:p>
          </table:table-cell>
          <table:table-cell office:value-type="float" office:value="2013" table:style-name="ce27">
            <text:p>2013</text:p>
          </table:table-cell>
          <table:table-cell office:value-type="string" table:style-name="ce27">
            <text:p>EZ</text:p>
          </table:table-cell>
          <table:table-cell office:value-type="float" office:value="972" table:style-name="ce41">
            <text:p><text:s/>972<text:s/></text:p>
          </table:table-cell>
          <table:table-cell office:value-type="float" office:value="21.318999999999999" table:style-name="ce20">
            <text:p><text:s/>21,319<text:s/></text:p>
          </table:table-cell>
          <table:table-cell office:value-type="float" office:value="1.2669999999999999" table:style-name="ce21">
            <text:p><text:s/>1,267<text:s/></text:p>
          </table:table-cell>
          <table:table-cell table:style-name="ce21"/>
          <table:table-cell office:value-type="float" office:value="22.585999999999999" table:style-name="ce22">
            <text:p><text:s/>22,586<text:s/></text:p>
          </table:table-cell>
          <table:table-cell table:style-name="ce21"/>
          <table:table-cell office:value-type="float" office:value="10.132" table:style-name="ce21">
            <text:p><text:s/>10,132<text:s/></text:p>
          </table:table-cell>
          <table:table-cell office:value-type="float" office:value="21.390999999999998" table:style-name="ce21">
            <text:p><text:s/>21,391<text:s/></text:p>
          </table:table-cell>
          <table:table-cell office:value-type="float" office:value="31.522999999999996" table:style-name="ce22">
            <text:p><text:s/>31,523<text:s/></text:p>
          </table:table-cell>
          <table:table-cell office:value-type="float" office:value="54.108999999999995" table:style-name="ce23">
            <text:p><text:s/>54,109<text:s/></text:p>
          </table:table-cell>
          <table:table-cell office:value-type="float" office:value="5.1520000000000001" table:style-name="ce21">
            <text:p><text:s/>5,152<text:s/></text:p>
          </table:table-cell>
          <table:table-cell table:style-name="ce21"/>
          <table:table-cell office:value-type="float" office:value="2.61" table:style-name="ce21">
            <text:p><text:s/>2,610<text:s/></text:p>
          </table:table-cell>
          <table:table-cell office:value-type="float" office:value="7.7620000000000005" table:style-name="ce22">
            <text:p><text:s/>7,762<text:s/></text:p>
          </table:table-cell>
          <table:table-cell table:style-name="ce24"/>
          <table:table-cell office:value-type="float" office:value="5.0570000000000004" table:style-name="ce24">
            <text:p><text:s/>5,057<text:s/></text:p>
          </table:table-cell>
          <table:table-cell office:value-type="float" office:value="41.29" table:style-name="ce24">
            <text:p><text:s/>41,290<text:s/></text:p>
          </table:table-cell>
          <table:table-cell office:value-type="float" office:value="54.109000000000002" table:style-name="ce23">
            <text:p><text:s/>54,109<text:s/></text:p>
          </table:table-cell>
          <table:table-cell office:value-type="float" office:value="147.995" table:style-name="ce21">
            <text:p><text:s/>147,995<text:s/></text:p>
          </table:table-cell>
          <table:table-cell office:value-type="float" office:value="0.76800000000000002" table:style-name="ce21">
            <text:p><text:s/>0,768<text:s/></text:p>
          </table:table-cell>
          <table:table-cell office:value-type="float" office:value="13.414" table:style-name="ce21">
            <text:p><text:s/>13,414<text:s/></text:p>
          </table:table-cell>
          <table:table-cell office:value-type="float" office:value="162.17699999999999" table:style-name="ce22">
            <text:p><text:s/>162,177<text:s/></text:p>
          </table:table-cell>
          <table:table-cell table:style-name="ce21"/>
          <table:table-cell office:value-type="float" office:value="4.2999999999999997E-2" table:style-name="ce21">
            <text:p><text:s/>0,043<text:s/></text:p>
          </table:table-cell>
          <table:table-cell table:number-columns-repeated="2" table:style-name="ce21"/>
          <table:table-cell office:value-type="float" office:value="162.22" table:style-name="ce22">
            <text:p><text:s/>162,220<text:s/></text:p>
          </table:table-cell>
          <table:table-cell office:value-type="float" office:value="86.346000000000004" table:style-name="ce20">
            <text:p><text:s/>86,346<text:s/></text:p>
          </table:table-cell>
          <table:table-cell office:value-type="float" office:value="59.664999999999999" table:style-name="ce21">
            <text:p><text:s/>59,665<text:s/></text:p>
          </table:table-cell>
          <table:table-cell office:value-type="float" office:value="146.011" table:style-name="ce22">
            <text:p><text:s/>146,011<text:s/></text:p>
          </table:table-cell>
          <table:table-cell office:value-type="float" office:value="13.25" table:style-name="ce21">
            <text:p><text:s/>13,250<text:s/></text:p>
          </table:table-cell>
          <table:table-cell table:number-columns-repeated="2" table:style-name="ce21"/>
          <table:table-cell office:value-type="float" office:value="0.34899999999999998" table:style-name="ce21">
            <text:p><text:s/>0,349<text:s/></text:p>
          </table:table-cell>
          <table:table-cell table:style-name="ce21"/>
          <table:table-cell office:value-type="float" office:value="159.60999999999999" table:style-name="ce23">
            <text:p><text:s/>159,610<text:s/></text:p>
          </table:table-cell>
          <table:table-cell office:value-type="float" office:value="2.6100000000000136" table:style-name="ce25">
            <text:p><text:s/>2,610<text:s/></text:p>
          </table:table-cell>
          <table:table-cell table:number-columns-repeated="16344"/>
        </table:table-row>
        <table:table-row table:style-name="ro4">
          <table:table-cell office:value-type="string" table:style-name="ce30">
            <text:p>NVWA</text:p>
          </table:table-cell>
          <table:table-cell office:value-type="float" office:value="2013" table:style-name="ce27">
            <text:p>2013</text:p>
          </table:table-cell>
          <table:table-cell office:value-type="string" table:style-name="ce27">
            <text:p>EZ</text:p>
          </table:table-cell>
          <table:table-cell office:value-type="float" office:value="2163" table:style-name="ce41">
            <text:p><text:s/>2.163<text:s/></text:p>
          </table:table-cell>
          <table:table-cell office:value-type="float" office:value="10.122" table:style-name="ce20">
            <text:p><text:s/>10,122<text:s/></text:p>
          </table:table-cell>
          <table:table-cell office:value-type="float" office:value="28.475999999999999" table:style-name="ce21">
            <text:p><text:s/>28,476<text:s/></text:p>
          </table:table-cell>
          <table:table-cell table:style-name="ce21"/>
          <table:table-cell office:value-type="float" office:value="38.597999999999999" table:style-name="ce22">
            <text:p><text:s/>38,598<text:s/></text:p>
          </table:table-cell>
          <table:table-cell office:value-type="float" office:value="0.75600000000000001" table:style-name="ce21">
            <text:p><text:s/>0,756<text:s/></text:p>
          </table:table-cell>
          <table:table-cell office:value-type="float" office:value="18.734999999999999" table:style-name="ce21">
            <text:p><text:s/>18,735<text:s/></text:p>
          </table:table-cell>
          <table:table-cell office:value-type="float" office:value="58.414000000000001" table:style-name="ce21">
            <text:p><text:s/>58,414<text:s/></text:p>
          </table:table-cell>
          <table:table-cell office:value-type="float" office:value="77.905000000000001" table:style-name="ce22">
            <text:p><text:s/>77,905<text:s/></text:p>
          </table:table-cell>
          <table:table-cell office:value-type="float" office:value="116.503" table:style-name="ce23">
            <text:p><text:s/>116,503<text:s/></text:p>
          </table:table-cell>
          <table:table-cell office:value-type="float" office:value="9.5830000000000002" table:style-name="ce21">
            <text:p><text:s/>9,583<text:s/></text:p>
          </table:table-cell>
          <table:table-cell table:style-name="ce21"/>
          <table:table-cell office:value-type="float" office:value="0.66500000000000004" table:style-name="ce21">
            <text:p><text:s/>0,665<text:s/></text:p>
          </table:table-cell>
          <table:table-cell office:value-type="float" office:value="10.248000000000001" table:style-name="ce22">
            <text:p><text:s/>10,248<text:s/></text:p>
          </table:table-cell>
          <table:table-cell office:value-type="float" office:value="29.949000000000002" table:style-name="ce24">
            <text:p><text:s/>29,949<text:s/></text:p>
          </table:table-cell>
          <table:table-cell office:value-type="float" office:value="26.634" table:style-name="ce24">
            <text:p><text:s/>26,634<text:s/></text:p>
          </table:table-cell>
          <table:table-cell office:value-type="float" office:value="49.672000000000004" table:style-name="ce24">
            <text:p><text:s/>49,672<text:s/></text:p>
          </table:table-cell>
          <table:table-cell office:value-type="float" office:value="116.50300000000001" table:style-name="ce23">
            <text:p><text:s/>116,503<text:s/></text:p>
          </table:table-cell>
          <table:table-cell office:value-type="float" office:value="129.52199999999999" table:style-name="ce21">
            <text:p><text:s/>129,522<text:s/></text:p>
          </table:table-cell>
          <table:table-cell office:value-type="float" office:value="73.614000000000004" table:style-name="ce21">
            <text:p><text:s/>73,614<text:s/></text:p>
          </table:table-cell>
          <table:table-cell office:value-type="float" office:value="57.905000000000001" table:style-name="ce21">
            <text:p><text:s/>57,905<text:s/></text:p>
          </table:table-cell>
          <table:table-cell office:value-type="float" office:value="261.041" table:style-name="ce22">
            <text:p><text:s/>261,041<text:s/></text:p>
          </table:table-cell>
          <table:table-cell office:value-type="float" office:value="6.5940000000000003" table:style-name="ce21">
            <office:annotation draw:style-name="a0" svg:x="34.5833333333333in" svg:y="29.4166666666667in" svg:width="2.70833333333333in" svg:height="0.71875in">
              <dc:creator>WUITE</dc:creator>
              <text:p><text:span text:style-name="T1">WUITE:</text:span><text:span text:style-name="T2"/></text:p>
              <text:p><text:span text:style-name="T2">Hier zit ook de omzet DGF in naast overige baten</text:span></text:p>
            </office:annotation>
            <text:p><text:s/>6,594<text:s/></text:p>
          </table:table-cell>
          <table:table-cell office:value-type="float" office:value="3.6999999999999998E-2" table:style-name="ce21">
            <text:p><text:s/>0,037<text:s/></text:p>
          </table:table-cell>
          <table:table-cell office:value-type="float" office:value="10.42" table:style-name="ce21">
            <text:p><text:s/>10,420<text:s/></text:p>
          </table:table-cell>
          <table:table-cell table:style-name="ce21"/>
          <table:table-cell office:value-type="float" office:value="278.09199999999998" table:style-name="ce22">
            <text:p><text:s/>278,092<text:s/></text:p>
          </table:table-cell>
          <table:table-cell office:value-type="float" office:value="180.631" table:style-name="ce20">
            <text:p><text:s/>180,631<text:s/></text:p>
          </table:table-cell>
          <table:table-cell office:value-type="float" office:value="84.561000000000007" table:style-name="ce21">
            <text:p><text:s/>84,561<text:s/></text:p>
          </table:table-cell>
          <table:table-cell office:value-type="float" office:value="265.19200000000001" table:style-name="ce22">
            <text:p><text:s/>265,192<text:s/></text:p>
          </table:table-cell>
          <table:table-cell office:value-type="float" office:value="9.745000000000001" table:style-name="ce21">
            <text:p><text:s/>9,745<text:s/></text:p>
          </table:table-cell>
          <table:table-cell table:style-name="ce21"/>
          <table:table-cell office:value-type="float" office:value="2.004" table:style-name="ce21">
            <text:p><text:s/>2,004<text:s/></text:p>
          </table:table-cell>
          <table:table-cell office:value-type="float" office:value="0.48599999999999999" table:style-name="ce21">
            <text:p><text:s/>0,486<text:s/></text:p>
          </table:table-cell>
          <table:table-cell table:style-name="ce21"/>
          <table:table-cell office:value-type="float" office:value="277.42700000000002" table:style-name="ce23">
            <text:p><text:s/>277,427<text:s/></text:p>
          </table:table-cell>
          <table:table-cell office:value-type="float" office:value="0.66499999999996362" table:style-name="ce25">
            <text:p><text:s/>0,665<text:s/></text:p>
          </table:table-cell>
          <table:table-cell table:number-columns-repeated="16344"/>
        </table:table-row>
        <table:table-row table:style-name="ro4">
          <table:table-cell office:value-type="string" table:style-name="ce30">
            <text:p>DRZ</text:p>
          </table:table-cell>
          <table:table-cell office:value-type="float" office:value="2013" table:style-name="ce27">
            <text:p>2013</text:p>
          </table:table-cell>
          <table:table-cell office:value-type="string" table:style-name="ce27">
            <text:p>FIN</text:p>
          </table:table-cell>
          <table:table-cell office:value-type="float" office:value="98" table:style-name="ce41">
            <text:p><text:s/>98<text:s/></text:p>
          </table:table-cell>
          <table:table-cell office:value-type="float" office:value="0.14499999999999999" table:style-name="ce20">
            <text:p><text:s/>0,145<text:s/></text:p>
          </table:table-cell>
          <table:table-cell office:value-type="float" office:value="1.6970000000000001" table:style-name="ce21">
            <text:p><text:s/>1,697<text:s/></text:p>
          </table:table-cell>
          <table:table-cell table:style-name="ce21"/>
          <table:table-cell office:value-type="float" office:value="1.8420000000000001" table:style-name="ce22">
            <text:p><text:s/>1,842<text:s/></text:p>
          </table:table-cell>
          <table:table-cell table:style-name="ce21"/>
          <table:table-cell office:value-type="float" office:value="0.81899999999999995" table:style-name="ce21">
            <text:p><text:s/>0,819<text:s/></text:p>
          </table:table-cell>
          <table:table-cell office:value-type="float" office:value="10.93" table:style-name="ce21">
            <text:p><text:s/>10,930<text:s/></text:p>
          </table:table-cell>
          <table:table-cell office:value-type="float" office:value="11.748999999999999" table:style-name="ce22">
            <text:p><text:s/>11,749<text:s/></text:p>
          </table:table-cell>
          <table:table-cell office:value-type="float" office:value="13.590999999999999" table:style-name="ce23">
            <text:p><text:s/>13,591<text:s/></text:p>
          </table:table-cell>
          <table:table-cell office:value-type="float" office:value="0.86599999999999999" table:style-name="ce21">
            <text:p><text:s/>0,866<text:s/></text:p>
          </table:table-cell>
          <table:table-cell table:style-name="ce21"/>
          <table:table-cell office:value-type="float" office:value="3.4260000000000002" table:style-name="ce21">
            <text:p><text:s/>3,426<text:s/></text:p>
          </table:table-cell>
          <table:table-cell office:value-type="float" office:value="4.2919999999999998" table:style-name="ce22">
            <text:p><text:s/>4,292<text:s/></text:p>
          </table:table-cell>
          <table:table-cell office:value-type="float" office:value="4.4370000000000003" table:style-name="ce24">
            <text:p><text:s/>4,437<text:s/></text:p>
          </table:table-cell>
          <table:table-cell table:style-name="ce24"/>
          <table:table-cell office:value-type="float" office:value="4.8610000000000007" table:style-name="ce24">
            <text:p><text:s/>4,861<text:s/></text:p>
          </table:table-cell>
          <table:table-cell office:value-type="float" office:value="13.59" table:style-name="ce23">
            <text:p><text:s/>13,590<text:s/></text:p>
          </table:table-cell>
          <table:table-cell office:value-type="float" office:value="6.4000000000000001E-2" table:style-name="ce21">
            <text:p><text:s/>0,064<text:s/></text:p>
          </table:table-cell>
          <table:table-cell office:value-type="float" office:value="20.994" table:style-name="ce21">
            <text:p><text:s/>20,994<text:s/></text:p>
          </table:table-cell>
          <table:table-cell office:value-type="float" office:value="2.8860000000000001" table:style-name="ce21">
            <text:p><text:s/>2,886<text:s/></text:p>
          </table:table-cell>
          <table:table-cell office:value-type="float" office:value="23.943999999999999" table:style-name="ce22">
            <text:p><text:s/>23,944<text:s/></text:p>
          </table:table-cell>
          <table:table-cell table:style-name="ce21"/>
          <table:table-cell office:value-type="float" office:value="0.04" table:style-name="ce21">
            <text:p><text:s/>0,040<text:s/></text:p>
          </table:table-cell>
          <table:table-cell office:value-type="float" office:value="0.217" table:style-name="ce21">
            <text:p><text:s/>0,217<text:s/></text:p>
          </table:table-cell>
          <table:table-cell table:style-name="ce21"/>
          <table:table-cell office:value-type="float" office:value="24.200999999999997" table:style-name="ce22">
            <text:p><text:s/>24,201<text:s/></text:p>
          </table:table-cell>
          <table:table-cell office:value-type="float" office:value="5.5359999999999996" table:style-name="ce20">
            <text:p><text:s/>5,536<text:s/></text:p>
          </table:table-cell>
          <table:table-cell office:value-type="float" office:value="12.563000000000001" table:style-name="ce21">
            <text:p><text:s/>12,563<text:s/></text:p>
          </table:table-cell>
          <table:table-cell office:value-type="float" office:value="18.099" table:style-name="ce22">
            <text:p><text:s/>18,099<text:s/></text:p>
          </table:table-cell>
          <table:table-cell office:value-type="float" office:value="0.52700000000000002" table:style-name="ce21">
            <text:p><text:s/>0,527<text:s/></text:p>
          </table:table-cell>
          <table:table-cell table:style-name="ce21"/>
          <table:table-cell office:value-type="float" office:value="1.952" table:style-name="ce21">
            <text:p><text:s/>1,952<text:s/></text:p>
          </table:table-cell>
          <table:table-cell table:style-name="ce21"/>
          <table:table-cell office:value-type="float" office:value="0.19700000000000001" table:style-name="ce21">
            <text:p><text:s/>0,197<text:s/></text:p>
          </table:table-cell>
          <table:table-cell office:value-type="float" office:value="20.775000000000002" table:style-name="ce23">
            <text:p><text:s/>20,775<text:s/></text:p>
          </table:table-cell>
          <table:table-cell office:value-type="float" office:value="3.4259999999999948" table:style-name="ce25">
            <text:p><text:s/>3,426<text:s/></text:p>
          </table:table-cell>
          <table:table-cell table:number-columns-repeated="16344"/>
        </table:table-row>
        <table:table-row table:style-name="ro4">
          <table:table-cell office:value-type="string" table:style-name="ce30">
            <text:p>ILT</text:p>
          </table:table-cell>
          <table:table-cell office:value-type="float" office:value="2013" table:style-name="ce27">
            <text:p>2013</text:p>
          </table:table-cell>
          <table:table-cell office:value-type="string" table:style-name="ce27">
            <text:p>IenM</text:p>
          </table:table-cell>
          <table:table-cell office:value-type="float" office:value="1119" table:style-name="ce41">
            <text:p><text:s/>1.119<text:s/></text:p>
          </table:table-cell>
          <table:table-cell table:style-name="ce20"/>
          <table:table-cell office:value-type="float" office:value="6.8220000000000001" table:style-name="ce21">
            <text:p><text:s/>6,822<text:s/></text:p>
          </table:table-cell>
          <table:table-cell table:style-name="ce21"/>
          <table:table-cell office:value-type="float" office:value="6.8220000000000001" table:style-name="ce22">
            <text:p><text:s/>6,822<text:s/></text:p>
          </table:table-cell>
          <table:table-cell table:style-name="ce21"/>
          <table:table-cell office:value-type="float" office:value="3.0339999999999998" table:style-name="ce21">
            <text:p><text:s/>3,034<text:s/></text:p>
          </table:table-cell>
          <table:table-cell office:value-type="float" office:value="65.474000000000004" table:style-name="ce21">
            <text:p><text:s/>65,474<text:s/></text:p>
          </table:table-cell>
          <table:table-cell office:value-type="float" office:value="68.50800000000001" table:style-name="ce22">
            <text:p><text:s/>68,508<text:s/></text:p>
          </table:table-cell>
          <table:table-cell office:value-type="float" office:value="75.330000000000013" table:style-name="ce23">
            <text:p><text:s/>75,330<text:s/></text:p>
          </table:table-cell>
          <table:table-cell office:value-type="float" office:value="7.8289999999999997" table:style-name="ce21">
            <text:p><text:s/>7,829<text:s/></text:p>
          </table:table-cell>
          <table:table-cell table:style-name="ce21"/>
          <table:table-cell office:value-type="float" office:value="11.503" table:style-name="ce21">
            <text:p><text:s/>11,503<text:s/></text:p>
          </table:table-cell>
          <table:table-cell office:value-type="float" office:value="19.332000000000001" table:style-name="ce22">
            <text:p><text:s/>19,332<text:s/></text:p>
          </table:table-cell>
          <table:table-cell office:value-type="float" office:value="10.911" table:style-name="ce24">
            <text:p><text:s/>10,911<text:s/></text:p>
          </table:table-cell>
          <table:table-cell table:style-name="ce24"/>
          <table:table-cell office:value-type="float" office:value="45.087000000000003" table:style-name="ce24">
            <text:p><text:s/>45,087<text:s/></text:p>
          </table:table-cell>
          <table:table-cell office:value-type="float" office:value="75.330000000000013" table:style-name="ce23">
            <text:p><text:s/>75,330<text:s/></text:p>
          </table:table-cell>
          <table:table-cell office:value-type="float" office:value="132.23099999999999" table:style-name="ce21">
            <text:p><text:s/>132,231<text:s/></text:p>
          </table:table-cell>
          <table:table-cell office:value-type="float" office:value="11.077999999999999" table:style-name="ce21">
            <text:p><text:s/>11,078<text:s/></text:p>
          </table:table-cell>
          <table:table-cell office:value-type="float" office:value="8.81" table:style-name="ce21">
            <text:p><text:s/>8,810<text:s/></text:p>
          </table:table-cell>
          <table:table-cell office:value-type="float" office:value="152.119" table:style-name="ce22">
            <text:p><text:s/>152,119<text:s/></text:p>
          </table:table-cell>
          <table:table-cell table:style-name="ce21"/>
          <table:table-cell office:value-type="float" office:value="0.16400000000000001" table:style-name="ce21">
            <text:p><text:s/>0,164<text:s/></text:p>
          </table:table-cell>
          <table:table-cell office:value-type="float" office:value="2.0640000000000001" table:style-name="ce21">
            <text:p><text:s/>2,064<text:s/></text:p>
          </table:table-cell>
          <table:table-cell office:value-type="float" office:value="1.3919999999999999" table:style-name="ce21">
            <text:p><text:s/>1,392<text:s/></text:p>
          </table:table-cell>
          <table:table-cell office:value-type="float" office:value="155.73899999999998" table:style-name="ce22">
            <text:p><text:s/>155,739<text:s/></text:p>
          </table:table-cell>
          <table:table-cell office:value-type="float" office:value="100.979" table:style-name="ce20">
            <text:p><text:s/>100,979<text:s/></text:p>
          </table:table-cell>
          <table:table-cell office:value-type="float" office:value="40.808999999999997" table:style-name="ce21">
            <text:p><text:s/>40,809<text:s/></text:p>
          </table:table-cell>
          <table:table-cell office:value-type="float" office:value="141.78800000000001" table:style-name="ce22">
            <text:p><text:s/>141,788<text:s/></text:p>
          </table:table-cell>
          <table:table-cell office:value-type="float" office:value="1.6080000000000001" table:style-name="ce21">
            <text:p><text:s/>1,608<text:s/></text:p>
          </table:table-cell>
          <table:table-cell table:style-name="ce21"/>
          <table:table-cell office:value-type="float" office:value="0.29599999999999999" table:style-name="ce21">
            <text:p><text:s/>0,296<text:s/></text:p>
          </table:table-cell>
          <table:table-cell office:value-type="float" office:value="2E-3" table:style-name="ce21">
            <text:p><text:s/>0,002<text:s/></text:p>
          </table:table-cell>
          <table:table-cell office:value-type="float" office:value="0.54200000000000004" table:style-name="ce21">
            <text:p><text:s/>0,542<text:s/></text:p>
          </table:table-cell>
          <table:table-cell office:value-type="float" office:value="144.23600000000002" table:style-name="ce23">
            <text:p><text:s/>144,236<text:s/></text:p>
          </table:table-cell>
          <table:table-cell office:value-type="float" office:value="11.502999999999957" table:style-name="ce25">
            <text:p><text:s/>11,503<text:s/></text:p>
          </table:table-cell>
          <table:table-cell table:number-columns-repeated="16344"/>
        </table:table-row>
        <table:table-row table:style-name="ro4">
          <table:table-cell office:value-type="string" table:style-name="ce30">
            <text:p>KNMI</text:p>
          </table:table-cell>
          <table:table-cell office:value-type="float" office:value="2013" table:style-name="ce27">
            <text:p>2013</text:p>
          </table:table-cell>
          <table:table-cell office:value-type="string" table:style-name="ce27">
            <text:p>IenM</text:p>
          </table:table-cell>
          <table:table-cell office:value-type="float" office:value="358" table:style-name="ce41">
            <text:p><text:s/>358<text:s/></text:p>
          </table:table-cell>
          <table:table-cell table:style-name="ce20"/>
          <table:table-cell office:value-type="float" office:value="13.425999999999998" table:style-name="ce21">
            <text:p><text:s/>13,426<text:s/></text:p>
          </table:table-cell>
          <table:table-cell table:style-name="ce21"/>
          <table:table-cell office:value-type="float" office:value="13.425999999999998" table:style-name="ce22">
            <text:p><text:s/>13,426<text:s/></text:p>
          </table:table-cell>
          <table:table-cell office:value-type="float" office:value="2.165" table:style-name="ce21">
            <text:p><text:s/>2,165<text:s/></text:p>
          </table:table-cell>
          <table:table-cell office:value-type="float" office:value="4.415" table:style-name="ce21">
            <text:p><text:s/>4,415<text:s/></text:p>
          </table:table-cell>
          <table:table-cell office:value-type="float" office:value="28.404" table:style-name="ce21">
            <text:p><text:s/>28,404<text:s/></text:p>
          </table:table-cell>
          <table:table-cell office:value-type="float" office:value="34.984000000000002" table:style-name="ce22">
            <text:p><text:s/>34,984<text:s/></text:p>
          </table:table-cell>
          <table:table-cell office:value-type="float" office:value="48.41" table:style-name="ce23">
            <text:p><text:s/>48,410<text:s/></text:p>
          </table:table-cell>
          <table:table-cell office:value-type="float" office:value="3.13" table:style-name="ce21">
            <text:p><text:s/>3,130<text:s/></text:p>
          </table:table-cell>
          <table:table-cell table:style-name="ce21"/>
          <table:table-cell office:value-type="float" office:value="2.2759999999999998" table:style-name="ce21">
            <text:p><text:s/>2,276<text:s/></text:p>
          </table:table-cell>
          <table:table-cell office:value-type="float" office:value="5.4059999999999997" table:style-name="ce22">
            <text:p><text:s/>5,406<text:s/></text:p>
          </table:table-cell>
          <table:table-cell office:value-type="float" office:value="0.75700000000000001" table:style-name="ce24">
            <text:p><text:s/>0,757<text:s/></text:p>
          </table:table-cell>
          <table:table-cell office:value-type="float" office:value="5.931" table:style-name="ce24">
            <text:p><text:s/>5,931<text:s/></text:p>
          </table:table-cell>
          <table:table-cell office:value-type="float" office:value="36.316000000000003" table:style-name="ce24">
            <text:p><text:s/>36,316<text:s/></text:p>
          </table:table-cell>
          <table:table-cell office:value-type="float" office:value="48.410000000000004" table:style-name="ce23">
            <text:p><text:s/>48,410<text:s/></text:p>
          </table:table-cell>
          <table:table-cell office:value-type="float" office:value="38.570999999999998" table:style-name="ce21">
            <text:p><text:s/>38,571<text:s/></text:p>
          </table:table-cell>
          <table:table-cell office:value-type="float" office:value="1.2310000000000001" table:style-name="ce21">
            <text:p><text:s/>1,231<text:s/></text:p>
          </table:table-cell>
          <table:table-cell office:value-type="float" office:value="19.231000000000002" table:style-name="ce21">
            <text:p><text:s/>19,231<text:s/></text:p>
          </table:table-cell>
          <table:table-cell office:value-type="float" office:value="59.033000000000001" table:style-name="ce22">
            <text:p><text:s/>59,033<text:s/></text:p>
          </table:table-cell>
          <table:table-cell table:style-name="ce21"/>
          <table:table-cell office:value-type="float" office:value="6.8000000000000005E-2" table:style-name="ce21">
            <text:p><text:s/>0,068<text:s/></text:p>
          </table:table-cell>
          <table:table-cell office:value-type="float" office:value="0.74099999999999999" table:style-name="ce21">
            <text:p><text:s/>0,741<text:s/></text:p>
          </table:table-cell>
          <table:table-cell table:style-name="ce21"/>
          <table:table-cell office:value-type="float" office:value="59.841999999999999" table:style-name="ce22">
            <text:p><text:s/>59,842<text:s/></text:p>
          </table:table-cell>
          <table:table-cell office:value-type="float" office:value="31.936" table:style-name="ce20">
            <text:p><text:s/>31,936<text:s/></text:p>
          </table:table-cell>
          <table:table-cell office:value-type="float" office:value="22.786000000000001" table:style-name="ce21">
            <text:p><text:s/>22,786<text:s/></text:p>
          </table:table-cell>
          <table:table-cell office:value-type="float" office:value="54.722000000000001" table:style-name="ce22">
            <text:p><text:s/>54,722<text:s/></text:p>
          </table:table-cell>
          <table:table-cell office:value-type="float" office:value="2.577" table:style-name="ce21">
            <text:p><text:s/>2,577<text:s/></text:p>
          </table:table-cell>
          <table:table-cell table:style-name="ce21"/>
          <table:table-cell office:value-type="float" office:value="4.9000000000000002E-2" table:style-name="ce21">
            <text:p><text:s/>0,049<text:s/></text:p>
          </table:table-cell>
          <table:table-cell office:value-type="float" office:value="0.219" table:style-name="ce21">
            <text:p><text:s/>0,219<text:s/></text:p>
          </table:table-cell>
          <table:table-cell table:style-name="ce21"/>
          <table:table-cell office:value-type="float" office:value="57.567" table:style-name="ce23">
            <text:p><text:s/>57,567<text:s/></text:p>
          </table:table-cell>
          <table:table-cell office:value-type="float" office:value="2.2749999999999986" table:style-name="ce25">
            <text:p><text:s/>2,275<text:s/></text:p>
          </table:table-cell>
          <table:table-cell table:number-columns-repeated="16344"/>
        </table:table-row>
        <table:table-row table:style-name="ro4">
          <table:table-cell office:value-type="string" table:style-name="ce30">
            <text:p>NEA</text:p>
          </table:table-cell>
          <table:table-cell office:value-type="float" office:value="2013" table:style-name="ce27">
            <text:p>2013</text:p>
          </table:table-cell>
          <table:table-cell office:value-type="string" table:style-name="ce27">
            <text:p>IenM</text:p>
          </table:table-cell>
          <table:table-cell office:value-type="float" office:value="40.700000000000003" table:style-name="ce41">
            <text:p><text:s/>41<text:s/></text:p>
          </table:table-cell>
          <table:table-cell office:value-type="float" office:value="1.264" table:style-name="ce20">
            <text:p><text:s/>1,264<text:s/></text:p>
          </table:table-cell>
          <table:table-cell table:number-columns-repeated="2" table:style-name="ce21"/>
          <table:table-cell office:value-type="float" office:value="1.264" table:style-name="ce22">
            <text:p><text:s/>1,264<text:s/></text:p>
          </table:table-cell>
          <table:table-cell table:style-name="ce21"/>
          <table:table-cell office:value-type="float" office:value="0.10500000000000001" table:style-name="ce21">
            <text:p><text:s/>0,105<text:s/></text:p>
          </table:table-cell>
          <table:table-cell office:value-type="float" office:value="2.363" table:style-name="ce21">
            <text:p><text:s/>2,363<text:s/></text:p>
          </table:table-cell>
          <table:table-cell office:value-type="float" office:value="2.468" table:style-name="ce22">
            <text:p><text:s/>2,468<text:s/></text:p>
          </table:table-cell>
          <table:table-cell office:value-type="float" office:value="3.7320000000000002" table:style-name="ce23">
            <text:p><text:s/>3,732<text:s/></text:p>
          </table:table-cell>
          <table:table-cell office:value-type="float" office:value="0.35199999999999998" table:style-name="ce21">
            <text:p><text:s/>0,352<text:s/></text:p>
          </table:table-cell>
          <table:table-cell table:style-name="ce21"/>
          <table:table-cell office:value-type="float" office:value="0.60199999999999998" table:style-name="ce21">
            <text:p><text:s/>0,602<text:s/></text:p>
          </table:table-cell>
          <table:table-cell office:value-type="float" office:value="0.95399999999999996" table:style-name="ce22">
            <text:p><text:s/>0,954<text:s/></text:p>
          </table:table-cell>
          <table:table-cell table:style-name="ce24"/>
          <table:table-cell office:value-type="float" office:value="1" table:style-name="ce24">
            <text:p><text:s/>1,000<text:s/></text:p>
          </table:table-cell>
          <table:table-cell office:value-type="float" office:value="1.778" table:style-name="ce24">
            <text:p><text:s/>1,778<text:s/></text:p>
          </table:table-cell>
          <table:table-cell office:value-type="float" office:value="3.7320000000000002" table:style-name="ce23">
            <text:p><text:s/>3,732<text:s/></text:p>
          </table:table-cell>
          <table:table-cell office:value-type="float" office:value="7.37" table:style-name="ce21">
            <text:p><text:s/>7,370<text:s/></text:p>
          </table:table-cell>
          <table:table-cell office:value-type="float" office:value="1.6E-2" table:style-name="ce21">
            <text:p><text:s/>0,016<text:s/></text:p>
          </table:table-cell>
          <table:table-cell office:value-type="float" office:value="7.4999999999999997E-2" table:style-name="ce21">
            <text:p><text:s/>0,075<text:s/></text:p>
          </table:table-cell>
          <table:table-cell office:value-type="float" office:value="7.4610000000000003" table:style-name="ce22">
            <text:p><text:s/>7,461<text:s/></text:p>
          </table:table-cell>
          <table:table-cell table:style-name="ce21"/>
          <table:table-cell office:value-type="float" office:value="5.0000000000000001E-3" table:style-name="ce21">
            <text:p><text:s/>0,005<text:s/></text:p>
          </table:table-cell>
          <table:table-cell table:number-columns-repeated="2" table:style-name="ce21"/>
          <table:table-cell office:value-type="float" office:value="7.4660000000000002" table:style-name="ce22">
            <text:p><text:s/>7,466<text:s/></text:p>
          </table:table-cell>
          <table:table-cell office:value-type="float" office:value="5.2880000000000003" table:style-name="ce20">
            <text:p><text:s/>5,288<text:s/></text:p>
          </table:table-cell>
          <table:table-cell office:value-type="float" office:value="1.129" table:style-name="ce21">
            <text:p><text:s/>1,129<text:s/></text:p>
          </table:table-cell>
          <table:table-cell office:value-type="float" office:value="6.4169999999999998" table:style-name="ce22">
            <text:p><text:s/>6,417<text:s/></text:p>
          </table:table-cell>
          <table:table-cell office:value-type="float" office:value="0.42299999999999999" table:style-name="ce21">
            <text:p><text:s/>0,423<text:s/></text:p>
          </table:table-cell>
          <table:table-cell table:number-columns-repeated="2" table:style-name="ce21"/>
          <table:table-cell office:value-type="float" office:value="2.4E-2" table:style-name="ce21">
            <text:p><text:s/>0,024<text:s/></text:p>
          </table:table-cell>
          <table:table-cell table:style-name="ce21"/>
          <table:table-cell office:value-type="float" office:value="6.8639999999999999" table:style-name="ce23">
            <text:p><text:s/>6,864<text:s/></text:p>
          </table:table-cell>
          <table:table-cell office:value-type="float" office:value="0.60200000000000031" table:style-name="ce25">
            <text:p><text:s/>0,602<text:s/></text:p>
          </table:table-cell>
          <table:table-cell table:number-columns-repeated="16344"/>
        </table:table-row>
        <table:table-row table:style-name="ro4">
          <table:table-cell office:value-type="string" table:style-name="ce30">
            <text:p>RWS</text:p>
          </table:table-cell>
          <table:table-cell office:value-type="float" office:value="2013" table:style-name="ce27">
            <text:p>2013</text:p>
          </table:table-cell>
          <table:table-cell office:value-type="string" table:style-name="ce27">
            <text:p>IenM</text:p>
          </table:table-cell>
          <table:table-cell office:value-type="float" office:value="8506" table:style-name="ce41">
            <text:p><text:s/>8.506<text:s/></text:p>
          </table:table-cell>
          <table:table-cell office:value-type="float" office:value="2.0409999999999999" table:style-name="ce20">
            <text:p><text:s/>2,041<text:s/></text:p>
          </table:table-cell>
          <table:table-cell office:value-type="float" office:value="218.52699999999999" table:style-name="ce21">
            <text:p><text:s/>218,527<text:s/></text:p>
          </table:table-cell>
          <table:table-cell office:value-type="float" office:value="86.087000000000003" table:style-name="ce21">
            <text:p><text:s/>86,087<text:s/></text:p>
          </table:table-cell>
          <table:table-cell office:value-type="float" office:value="306.65499999999997" table:style-name="ce22">
            <text:p><text:s/>306,655<text:s/></text:p>
          </table:table-cell>
          <table:table-cell office:value-type="float" office:value="9997.393" table:style-name="ce21">
            <text:p><text:s/>9.997,393<text:s/></text:p>
          </table:table-cell>
          <table:table-cell office:value-type="float" office:value="65.051000000000002" table:style-name="ce21">
            <text:p><text:s/>65,051<text:s/></text:p>
          </table:table-cell>
          <table:table-cell office:value-type="float" office:value="394.13299999999998" table:style-name="ce21">
            <text:p><text:s/>394,133<text:s/></text:p>
          </table:table-cell>
          <table:table-cell office:value-type="float" office:value="10456.576999999999" table:style-name="ce22">
            <text:p><text:s/>10.456,577<text:s/></text:p>
          </table:table-cell>
          <table:table-cell office:value-type="float" office:value="10763.232" table:style-name="ce23">
            <text:p><text:s/>10.763,232<text:s/></text:p>
          </table:table-cell>
          <table:table-cell office:value-type="float" office:value="132.452" table:style-name="ce21">
            <text:p><text:s/>132,452<text:s/></text:p>
          </table:table-cell>
          <table:table-cell table:style-name="ce21"/>
          <table:table-cell office:value-type="float" office:value="-12.845000000000001" table:style-name="ce21">
            <text:p><text:s/>-12,845<text:s/></text:p>
          </table:table-cell>
          <table:table-cell office:value-type="float" office:value="119.607" table:style-name="ce22">
            <text:p><text:s/>119,607<text:s/></text:p>
          </table:table-cell>
          <table:table-cell office:value-type="float" office:value="163.66800000000001" table:style-name="ce24">
            <text:p><text:s/>163,668<text:s/></text:p>
          </table:table-cell>
          <table:table-cell office:value-type="float" office:value="24.803000000000001" table:style-name="ce24">
            <text:p><text:s/>24,803<text:s/></text:p>
          </table:table-cell>
          <table:table-cell office:value-type="float" office:value="10455.154" table:style-name="ce24">
            <text:p><text:s/>10.455,154<text:s/></text:p>
          </table:table-cell>
          <table:table-cell office:value-type="float" office:value="10763.232" table:style-name="ce23">
            <text:p><text:s/>10.763,232<text:s/></text:p>
          </table:table-cell>
          <table:table-cell office:value-type="float" office:value="2270.0419999999999" table:style-name="ce21">
            <text:p><text:s/>2.270,042<text:s/></text:p>
          </table:table-cell>
          <table:table-cell office:value-type="float" office:value="36.088999999999999" table:style-name="ce21">
            <text:p><text:s/>36,089<text:s/></text:p>
          </table:table-cell>
          <table:table-cell office:value-type="float" office:value="109.90300000000001" table:style-name="ce21">
            <text:p><text:s/>109,903<text:s/></text:p>
          </table:table-cell>
          <table:table-cell office:value-type="float" office:value="2416.0339999999997" table:style-name="ce22">
            <text:p><text:s/>2.416,034<text:s/></text:p>
          </table:table-cell>
          <table:table-cell table:style-name="ce21"/>
          <table:table-cell office:value-type="float" office:value="0.94699999999999995" table:style-name="ce21">
            <text:p><text:s/>0,947<text:s/></text:p>
          </table:table-cell>
          <table:table-cell office:value-type="float" office:value="0.96399999999999997" table:style-name="ce21">
            <text:p><text:s/>0,964<text:s/></text:p>
          </table:table-cell>
          <table:table-cell office:value-type="float" office:value="4.431" table:style-name="ce21">
            <text:p><text:s/>4,431<text:s/></text:p>
          </table:table-cell>
          <table:table-cell office:value-type="float" office:value="2422.3759999999997" table:style-name="ce22">
            <text:p><text:s/>2.422,376<text:s/></text:p>
          </table:table-cell>
          <table:table-cell office:value-type="float" office:value="802.88499999999999" table:style-name="ce20">
            <text:p><text:s/>802,885<text:s/></text:p>
          </table:table-cell>
          <table:table-cell office:value-type="float" office:value="268.56900000000002" table:style-name="ce21">
            <text:p><text:s/>268,569<text:s/></text:p>
          </table:table-cell>
          <table:table-cell office:value-type="float" office:value="1071.454" table:style-name="ce22">
            <text:p><text:s/>1.071,454<text:s/></text:p>
          </table:table-cell>
          <table:table-cell office:value-type="float" office:value="40.360999999999997" table:style-name="ce21">
            <text:p><text:s/>40,361<text:s/></text:p>
          </table:table-cell>
          <table:table-cell office:value-type="float" office:value="1282.6889999999999" table:style-name="ce21">
            <text:p><text:s/>1.282,689<text:s/></text:p>
          </table:table-cell>
          <table:table-cell office:value-type="float" office:value="19.899999999999999" table:style-name="ce21">
            <text:p><text:s/>19,900<text:s/></text:p>
          </table:table-cell>
          <table:table-cell office:value-type="float" office:value="6.5019999999999998" table:style-name="ce21">
            <text:p><text:s/>6,502<text:s/></text:p>
          </table:table-cell>
          <table:table-cell office:value-type="float" office:value="14.314" table:style-name="ce21">
            <text:p><text:s/>14,314<text:s/></text:p>
          </table:table-cell>
          <table:table-cell office:value-type="float" office:value="2435.2199999999998" table:style-name="ce23">
            <text:p><text:s/>2.435,220<text:s/></text:p>
          </table:table-cell>
          <table:table-cell office:value-type="float" office:value="-12.844000000000051" table:style-name="ce25">
            <text:p><text:s/>-12,844<text:s/></text:p>
          </table:table-cell>
          <table:table-cell table:number-columns-repeated="16344"/>
        </table:table-row>
        <table:table-row table:style-name="ro4">
          <table:table-cell office:value-type="string" table:style-name="ce30">
            <text:p>DUO</text:p>
          </table:table-cell>
          <table:table-cell office:value-type="float" office:value="2013" table:style-name="ce27">
            <text:p>2013</text:p>
          </table:table-cell>
          <table:table-cell office:value-type="string" table:style-name="ce27">
            <text:p>OCW</text:p>
          </table:table-cell>
          <table:table-cell office:value-type="float" office:value="1770" table:style-name="ce41">
            <text:p><text:s/>1.770<text:s/></text:p>
          </table:table-cell>
          <table:table-cell table:style-name="ce20"/>
          <table:table-cell office:value-type="float" office:value="18.841999999999999" table:style-name="ce21">
            <text:p><text:s/>18,842<text:s/></text:p>
          </table:table-cell>
          <table:table-cell table:style-name="ce21"/>
          <table:table-cell office:value-type="float" office:value="18.841999999999999" table:style-name="ce22">
            <text:p><text:s/>18,842<text:s/></text:p>
          </table:table-cell>
          <table:table-cell table:style-name="ce21"/>
          <table:table-cell office:value-type="float" office:value="11.149000000000001" table:style-name="ce21">
            <text:p><text:s/>11,149<text:s/></text:p>
          </table:table-cell>
          <table:table-cell office:value-type="float" office:value="37.771999999999998" table:style-name="ce21">
            <text:p><text:s/>37,772<text:s/></text:p>
          </table:table-cell>
          <table:table-cell office:value-type="float" office:value="48.920999999999999" table:style-name="ce22">
            <text:p><text:s/>48,921<text:s/></text:p>
          </table:table-cell>
          <table:table-cell office:value-type="float" office:value="67.763000000000005" table:style-name="ce23">
            <text:p><text:s/>67,763<text:s/></text:p>
          </table:table-cell>
          <table:table-cell office:value-type="float" office:value="2.7010000000000001" table:style-name="ce21">
            <text:p><text:s/>2,701<text:s/></text:p>
          </table:table-cell>
          <table:table-cell table:style-name="ce21"/>
          <table:table-cell office:value-type="float" office:value="3.1859999999999999" table:style-name="ce21">
            <text:p><text:s/>3,186<text:s/></text:p>
          </table:table-cell>
          <table:table-cell office:value-type="float" office:value="5.8870000000000005" table:style-name="ce22">
            <text:p><text:s/>5,887<text:s/></text:p>
          </table:table-cell>
          <table:table-cell office:value-type="float" office:value="2.3039999999999998" table:style-name="ce24">
            <text:p><text:s/>2,304<text:s/></text:p>
          </table:table-cell>
          <table:table-cell office:value-type="float" office:value="0.94299999999999995" table:style-name="ce24">
            <text:p><text:s/>0,943<text:s/></text:p>
          </table:table-cell>
          <table:table-cell office:value-type="float" office:value="58.628999999999998" table:style-name="ce24">
            <text:p><text:s/>58,629<text:s/></text:p>
          </table:table-cell>
          <table:table-cell office:value-type="float" office:value="67.763000000000005" table:style-name="ce23">
            <text:p><text:s/>67,763<text:s/></text:p>
          </table:table-cell>
          <table:table-cell office:value-type="float" office:value="258.40499999999997" table:style-name="ce21">
            <text:p><text:s/>258,405<text:s/></text:p>
          </table:table-cell>
          <table:table-cell office:value-type="float" office:value="18.859000000000002" table:style-name="ce21">
            <text:p><text:s/>18,859<text:s/></text:p>
          </table:table-cell>
          <table:table-cell office:value-type="float" office:value="10.872999999999999" table:style-name="ce21">
            <text:p><text:s/>10,873<text:s/></text:p>
          </table:table-cell>
          <table:table-cell office:value-type="float" office:value="288.13699999999994" table:style-name="ce22">
            <text:p><text:s/>288,137<text:s/></text:p>
          </table:table-cell>
          <table:table-cell table:style-name="ce21"/>
          <table:table-cell office:value-type="float" office:value="3.1E-2" table:style-name="ce21">
            <text:p><text:s/>0,031<text:s/></text:p>
          </table:table-cell>
          <table:table-cell office:value-type="float" office:value="1.2999999999999999E-2" table:style-name="ce21">
            <text:p><text:s/>0,013<text:s/></text:p>
          </table:table-cell>
          <table:table-cell table:style-name="ce21"/>
          <table:table-cell office:value-type="float" office:value="288.18099999999993" table:style-name="ce22">
            <text:p><text:s/>288,181<text:s/></text:p>
          </table:table-cell>
          <table:table-cell office:value-type="float" office:value="152.453" table:style-name="ce20">
            <text:p><text:s/>152,453<text:s/></text:p>
          </table:table-cell>
          <table:table-cell office:value-type="float" office:value="125.625" table:style-name="ce21">
            <text:p><text:s/>125,625<text:s/></text:p>
          </table:table-cell>
          <table:table-cell office:value-type="float" office:value="278.07799999999997" table:style-name="ce22">
            <text:p><text:s/>278,078<text:s/></text:p>
          </table:table-cell>
          <table:table-cell office:value-type="float" office:value="6.359" table:style-name="ce21">
            <text:p><text:s/>6,359<text:s/></text:p>
          </table:table-cell>
          <table:table-cell table:style-name="ce21"/>
          <table:table-cell office:value-type="float" office:value="0.51" table:style-name="ce21">
            <text:p><text:s/>0,510<text:s/></text:p>
          </table:table-cell>
          <table:table-cell office:value-type="float" office:value="4.8000000000000001E-2" table:style-name="ce21">
            <text:p><text:s/>0,048<text:s/></text:p>
          </table:table-cell>
          <table:table-cell table:style-name="ce21"/>
          <table:table-cell office:value-type="float" office:value="284.99499999999995" table:style-name="ce23">
            <text:p><text:s/>284,995<text:s/></text:p>
          </table:table-cell>
          <table:table-cell office:value-type="float" office:value="3.1859999999999786" table:style-name="ce25">
            <text:p><text:s/>3,186<text:s/></text:p>
          </table:table-cell>
          <table:table-cell table:number-columns-repeated="16344"/>
        </table:table-row>
        <table:table-row table:style-name="ro4">
          <table:table-cell office:value-type="string" table:style-name="ce30">
            <text:p>NA</text:p>
          </table:table-cell>
          <table:table-cell office:value-type="float" office:value="2013" table:style-name="ce27">
            <text:p>2013</text:p>
          </table:table-cell>
          <table:table-cell office:value-type="string" table:style-name="ce27">
            <text:p>OCW</text:p>
          </table:table-cell>
          <table:table-cell office:value-type="float" office:value="137.43" table:style-name="ce41">
            <text:p><text:s/>137<text:s/></text:p>
          </table:table-cell>
          <table:table-cell table:style-name="ce20"/>
          <table:table-cell office:value-type="float" office:value="5.9809999999999999" table:style-name="ce21">
            <text:p><text:s/>5,981<text:s/></text:p>
          </table:table-cell>
          <table:table-cell table:style-name="ce21"/>
          <table:table-cell office:value-type="float" office:value="5.9809999999999999" table:style-name="ce22">
            <text:p><text:s/>5,981<text:s/></text:p>
          </table:table-cell>
          <table:table-cell table:style-name="ce21"/>
          <table:table-cell office:value-type="float" office:value="1.839" table:style-name="ce21">
            <text:p><text:s/>1,839<text:s/></text:p>
          </table:table-cell>
          <table:table-cell office:value-type="float" office:value="16.128" table:style-name="ce21">
            <text:p><text:s/>16,128<text:s/></text:p>
          </table:table-cell>
          <table:table-cell office:value-type="float" office:value="17.966999999999999" table:style-name="ce22">
            <text:p><text:s/>17,967<text:s/></text:p>
          </table:table-cell>
          <table:table-cell office:value-type="float" office:value="23.948" table:style-name="ce23">
            <text:p><text:s/>23,948<text:s/></text:p>
          </table:table-cell>
          <table:table-cell office:value-type="float" office:value="2.92" table:style-name="ce21">
            <text:p><text:s/>2,920<text:s/></text:p>
          </table:table-cell>
          <table:table-cell table:style-name="ce21"/>
          <table:table-cell office:value-type="float" office:value="7.0000000000000001E-3" table:style-name="ce21">
            <text:p><text:s/>0,007<text:s/></text:p>
          </table:table-cell>
          <table:table-cell office:value-type="float" office:value="2.927" table:style-name="ce22">
            <text:p><text:s/>2,927<text:s/></text:p>
          </table:table-cell>
          <table:table-cell office:value-type="float" office:value="0.39900000000000002" table:style-name="ce24">
            <text:p><text:s/>0,399<text:s/></text:p>
          </table:table-cell>
          <table:table-cell office:value-type="float" office:value="1.58" table:style-name="ce24">
            <text:p><text:s/>1,580<text:s/></text:p>
          </table:table-cell>
          <table:table-cell office:value-type="float" office:value="19.042999999999999" table:style-name="ce24">
            <text:p><text:s/>19,043<text:s/></text:p>
          </table:table-cell>
          <table:table-cell office:value-type="float" office:value="23.948999999999998" table:style-name="ce23">
            <text:p><text:s/>23,949<text:s/></text:p>
          </table:table-cell>
          <table:table-cell office:value-type="float" office:value="28.335000000000001" table:style-name="ce21">
            <text:p><text:s/>28,335<text:s/></text:p>
          </table:table-cell>
          <table:table-cell office:value-type="float" office:value="0.7" table:style-name="ce21">
            <text:p><text:s/>0,700<text:s/></text:p>
          </table:table-cell>
          <table:table-cell office:value-type="float" office:value="2.6080000000000001" table:style-name="ce21">
            <text:p><text:s/>2,608<text:s/></text:p>
          </table:table-cell>
          <table:table-cell office:value-type="float" office:value="31.643000000000001" table:style-name="ce22">
            <text:p><text:s/>31,643<text:s/></text:p>
          </table:table-cell>
          <table:table-cell office:value-type="float" office:value="-1.679" table:style-name="ce21">
            <text:p><text:s/>-1,679<text:s/></text:p>
          </table:table-cell>
          <table:table-cell office:value-type="float" office:value="1.4999999999999999E-2" table:style-name="ce21">
            <text:p><text:s/>0,015<text:s/></text:p>
          </table:table-cell>
          <table:table-cell table:number-columns-repeated="2" table:style-name="ce21"/>
          <table:table-cell office:value-type="float" office:value="29.979000000000003" table:style-name="ce22">
            <text:p><text:s/>29,979<text:s/></text:p>
          </table:table-cell>
          <table:table-cell office:value-type="float" office:value="11.311" table:style-name="ce20">
            <text:p><text:s/>11,311<text:s/></text:p>
          </table:table-cell>
          <table:table-cell office:value-type="float" office:value="12.882" table:style-name="ce21">
            <text:p><text:s/>12,882<text:s/></text:p>
          </table:table-cell>
          <table:table-cell office:value-type="float" office:value="24.192999999999998" table:style-name="ce22">
            <text:p><text:s/>24,193<text:s/></text:p>
          </table:table-cell>
          <table:table-cell office:value-type="float" office:value="5.4290000000000003" table:style-name="ce21">
            <text:p><text:s/>5,429<text:s/></text:p>
          </table:table-cell>
          <table:table-cell table:style-name="ce21"/>
          <table:table-cell office:value-type="float" office:value="0.318" table:style-name="ce21">
            <text:p><text:s/>0,318<text:s/></text:p>
          </table:table-cell>
          <table:table-cell office:value-type="float" office:value="3.2000000000000001E-2" table:style-name="ce21">
            <text:p><text:s/>0,032<text:s/></text:p>
          </table:table-cell>
          <table:table-cell table:style-name="ce21"/>
          <table:table-cell office:value-type="float" office:value="29.972000000000001" table:style-name="ce23">
            <text:p><text:s/>29,972<text:s/></text:p>
          </table:table-cell>
          <table:table-cell office:value-type="float" office:value="7.0000000000014495E-3" table:style-name="ce25">
            <text:p><text:s/>0,007<text:s/></text:p>
          </table:table-cell>
          <table:table-cell table:number-columns-repeated="16344"/>
        </table:table-row>
        <table:table-row table:style-name="ro4">
          <table:table-cell office:value-type="string" table:style-name="ce30">
            <text:p>ASZW</text:p>
          </table:table-cell>
          <table:table-cell office:value-type="float" office:value="2013" table:style-name="ce27">
            <text:p>2013</text:p>
          </table:table-cell>
          <table:table-cell office:value-type="string" table:style-name="ce27">
            <text:p>SZW</text:p>
          </table:table-cell>
          <table:table-cell office:value-type="float" office:value="116" table:style-name="ce41">
            <text:p><text:s/>116<text:s/></text:p>
          </table:table-cell>
          <table:table-cell office:value-type="float" office:value="0.88200000000000001" table:style-name="ce20">
            <text:p><text:s/>0,882<text:s/></text:p>
          </table:table-cell>
          <table:table-cell office:value-type="float" office:value="3.0000000000000001E-3" table:style-name="ce21">
            <text:p><text:s/>0,003<text:s/></text:p>
          </table:table-cell>
          <table:table-cell table:style-name="ce21"/>
          <table:table-cell office:value-type="float" office:value="0.88500000000000001" table:style-name="ce22">
            <text:p><text:s/>0,885<text:s/></text:p>
          </table:table-cell>
          <table:table-cell table:style-name="ce21"/>
          <table:table-cell office:value-type="float" office:value="1.0860000000000001" table:style-name="ce21">
            <text:p><text:s/>1,086<text:s/></text:p>
          </table:table-cell>
          <table:table-cell office:value-type="float" office:value="6.569" table:style-name="ce21">
            <text:p><text:s/>6,569<text:s/></text:p>
          </table:table-cell>
          <table:table-cell office:value-type="float" office:value="7.6550000000000002" table:style-name="ce22">
            <text:p><text:s/>7,655<text:s/></text:p>
          </table:table-cell>
          <table:table-cell office:value-type="float" office:value="8.5400000000000009" table:style-name="ce23">
            <text:p><text:s/>8,540<text:s/></text:p>
          </table:table-cell>
          <table:table-cell office:value-type="float" office:value="1.7929999999999999" table:style-name="ce21">
            <text:p><text:s/>1,793<text:s/></text:p>
          </table:table-cell>
          <table:table-cell table:style-name="ce21"/>
          <table:table-cell office:value-type="float" office:value="-8.5999999999999993E-2" table:style-name="ce21">
            <text:p><text:s/>-0,086<text:s/></text:p>
          </table:table-cell>
          <table:table-cell office:value-type="float" office:value="1.7069999999999999" table:style-name="ce22">
            <text:p><text:s/>1,707<text:s/></text:p>
          </table:table-cell>
          <table:table-cell office:value-type="float" office:value="0.41" table:style-name="ce24">
            <text:p><text:s/>0,410<text:s/></text:p>
          </table:table-cell>
          <table:table-cell table:style-name="ce24"/>
          <table:table-cell office:value-type="float" office:value="6.423" table:style-name="ce24">
            <text:p><text:s/>6,423<text:s/></text:p>
          </table:table-cell>
          <table:table-cell office:value-type="float" office:value="8.5399999999999991" table:style-name="ce23">
            <text:p><text:s/>8,540<text:s/></text:p>
          </table:table-cell>
          <table:table-cell office:value-type="float" office:value="12.978" table:style-name="ce21">
            <text:p><text:s/>12,978<text:s/></text:p>
          </table:table-cell>
          <table:table-cell office:value-type="float" office:value="0.42099999999999999" table:style-name="ce21">
            <text:p><text:s/>0,421<text:s/></text:p>
          </table:table-cell>
          <table:table-cell table:style-name="ce21"/>
          <table:table-cell office:value-type="float" office:value="13.398999999999999" table:style-name="ce22">
            <text:p><text:s/>13,399<text:s/></text:p>
          </table:table-cell>
          <table:table-cell table:style-name="ce21"/>
          <table:table-cell office:value-type="float" office:value="5.0000000000000001E-3" table:style-name="ce21">
            <text:p><text:s/>0,005<text:s/></text:p>
          </table:table-cell>
          <table:table-cell office:value-type="float" office:value="0.11700000000000001" table:style-name="ce21">
            <text:p><text:s/>0,117<text:s/></text:p>
          </table:table-cell>
          <table:table-cell office:value-type="float" office:value="7.13" table:style-name="ce21">
            <text:p><text:s/>7,130<text:s/></text:p>
          </table:table-cell>
          <table:table-cell office:value-type="float" office:value="20.651" table:style-name="ce22">
            <text:p><text:s/>20,651<text:s/></text:p>
          </table:table-cell>
          <table:table-cell office:value-type="float" office:value="11.077" table:style-name="ce20">
            <text:p><text:s/>11,077<text:s/></text:p>
          </table:table-cell>
          <table:table-cell office:value-type="float" office:value="8.6859999999999999" table:style-name="ce21">
            <text:p><text:s/>8,686<text:s/></text:p>
          </table:table-cell>
          <table:table-cell office:value-type="float" office:value="19.762999999999998" table:style-name="ce22">
            <text:p><text:s/>19,763<text:s/></text:p>
          </table:table-cell>
          <table:table-cell office:value-type="float" office:value="0.97399999999999998" table:style-name="ce21">
            <text:p><text:s/>0,974<text:s/></text:p>
          </table:table-cell>
          <table:table-cell table:number-columns-repeated="4" table:style-name="ce21"/>
          <table:table-cell office:value-type="float" office:value="20.736999999999998" table:style-name="ce23">
            <text:p><text:s/>20,737<text:s/></text:p>
          </table:table-cell>
          <table:table-cell office:value-type="float" office:value="-8.5999999999998522E-2" table:style-name="ce25">
            <text:p><text:s/>-0,086<text:s/></text:p>
          </table:table-cell>
          <table:table-cell table:number-columns-repeated="16344"/>
        </table:table-row>
        <table:table-row table:style-name="ro4">
          <table:table-cell office:value-type="string" table:style-name="ce30">
            <text:p>IWI</text:p>
          </table:table-cell>
          <table:table-cell office:value-type="float" office:value="2013" table:style-name="ce27">
            <text:p>2013</text:p>
          </table:table-cell>
          <table:table-cell office:value-type="string" table:style-name="ce27">
            <text:p>SZW</text:p>
          </table:table-cell>
          <table:table-cell office:value-type="float" office:value="80.8" table:style-name="ce41">
            <text:p><text:s/>81<text:s/></text:p>
          </table:table-cell>
          <table:table-cell table:style-name="ce20"/>
          <table:table-cell table:number-columns-repeated="2" table:style-name="ce21"/>
          <table:table-cell office:value-type="float" office:value="0" table:style-name="ce22">
            <text:p><text:s/>-00<text:s/></text:p>
          </table:table-cell>
          <table:table-cell office:value-type="float" office:value="1.7030000000000001" table:style-name="ce21">
            <text:p><text:s/>1,703<text:s/></text:p>
          </table:table-cell>
          <table:table-cell office:value-type="float" office:value="8.6999999999999994E-2" table:style-name="ce21">
            <text:p><text:s/>0,087<text:s/></text:p>
          </table:table-cell>
          <table:table-cell office:value-type="float" office:value="3.9470000000000001" table:style-name="ce21">
            <text:p><text:s/>3,947<text:s/></text:p>
          </table:table-cell>
          <table:table-cell office:value-type="float" office:value="5.7370000000000001" table:style-name="ce22">
            <text:p><text:s/>5,737<text:s/></text:p>
          </table:table-cell>
          <table:table-cell office:value-type="float" office:value="5.7370000000000001" table:style-name="ce23">
            <text:p><text:s/>5,737<text:s/></text:p>
          </table:table-cell>
          <table:table-cell office:value-type="float" office:value="0.48899999999999999" table:style-name="ce21">
            <text:p><text:s/>0,489<text:s/></text:p>
          </table:table-cell>
          <table:table-cell table:style-name="ce21"/>
          <table:table-cell office:value-type="float" office:value="0.28499999999999998" table:style-name="ce21">
            <text:p><text:s/>0,285<text:s/></text:p>
          </table:table-cell>
          <table:table-cell office:value-type="float" office:value="0.77400000000000002" table:style-name="ce22">
            <text:p><text:s/>0,774<text:s/></text:p>
          </table:table-cell>
          <table:table-cell office:value-type="float" office:value="1.6830000000000001" table:style-name="ce24">
            <text:p><text:s/>1,683<text:s/></text:p>
          </table:table-cell>
          <table:table-cell table:style-name="ce24"/>
          <table:table-cell office:value-type="float" office:value="3.28" table:style-name="ce24">
            <text:p><text:s/>3,280<text:s/></text:p>
          </table:table-cell>
          <table:table-cell office:value-type="float" office:value="5.7370000000000001" table:style-name="ce23">
            <text:p><text:s/>5,737<text:s/></text:p>
          </table:table-cell>
          <table:table-cell office:value-type="float" office:value="9.0410000000000004" table:style-name="ce21">
            <text:p><text:s/>9,041<text:s/></text:p>
          </table:table-cell>
          <table:table-cell table:number-columns-repeated="2" table:style-name="ce21"/>
          <table:table-cell office:value-type="float" office:value="9.0410000000000004" table:style-name="ce22">
            <text:p><text:s/>9,041<text:s/></text:p>
          </table:table-cell>
          <table:table-cell table:style-name="ce21"/>
          <table:table-cell office:value-type="float" office:value="6.0000000000000001E-3" table:style-name="ce21">
            <text:p><text:s/>0,006<text:s/></text:p>
          </table:table-cell>
          <table:table-cell office:value-type="float" office:value="0.65600000000000003" table:style-name="ce21">
            <text:p><text:s/>0,656<text:s/></text:p>
          </table:table-cell>
          <table:table-cell table:style-name="ce21"/>
          <table:table-cell office:value-type="float" office:value="9.7030000000000012" table:style-name="ce22">
            <text:p><text:s/>9,703<text:s/></text:p>
          </table:table-cell>
          <table:table-cell office:value-type="float" office:value="7.657" table:style-name="ce20">
            <text:p><text:s/>7,657<text:s/></text:p>
          </table:table-cell>
          <table:table-cell office:value-type="float" office:value="0.97599999999999998" table:style-name="ce21">
            <text:p><text:s/>0,976<text:s/></text:p>
          </table:table-cell>
          <table:table-cell office:value-type="float" office:value="8.6329999999999991" table:style-name="ce22">
            <text:p><text:s/>8,633<text:s/></text:p>
          </table:table-cell>
          <table:table-cell office:value-type="float" office:value="0.124" table:style-name="ce21">
            <text:p><text:s/>0,124<text:s/></text:p>
          </table:table-cell>
          <table:table-cell table:style-name="ce21"/>
          <table:table-cell office:value-type="float" office:value="0.66100000000000003" table:style-name="ce21">
            <text:p><text:s/>0,661<text:s/></text:p>
          </table:table-cell>
          <table:table-cell table:number-columns-repeated="2" table:style-name="ce21"/>
          <table:table-cell office:value-type="float" office:value="9.4179999999999993" table:style-name="ce23">
            <text:p><text:s/>9,418<text:s/></text:p>
          </table:table-cell>
          <table:table-cell office:value-type="float" office:value="0.28500000000000192" table:style-name="ce25">
            <text:p><text:s/>0,285<text:s/></text:p>
          </table:table-cell>
          <table:table-cell table:number-columns-repeated="16344"/>
        </table:table-row>
        <table:table-row table:style-name="ro4">
          <table:table-cell office:value-type="string" table:style-name="ce30">
            <text:p>CJIB</text:p>
          </table:table-cell>
          <table:table-cell office:value-type="float" office:value="2013" table:style-name="ce27">
            <text:p>2013</text:p>
          </table:table-cell>
          <table:table-cell office:value-type="string" table:style-name="ce27">
            <text:p>VenJ</text:p>
          </table:table-cell>
          <table:table-cell office:value-type="float" office:value="916" table:style-name="ce41">
            <text:p><text:s/>916<text:s/></text:p>
          </table:table-cell>
          <table:table-cell office:value-type="float" office:value="0.58099999999999996" table:style-name="ce20">
            <text:p><text:s/>0,581<text:s/></text:p>
          </table:table-cell>
          <table:table-cell office:value-type="float" office:value="15.844000000000001" table:style-name="ce21">
            <text:p><text:s/>15,844<text:s/></text:p>
          </table:table-cell>
          <table:table-cell table:style-name="ce21"/>
          <table:table-cell office:value-type="float" office:value="16.425000000000001" table:style-name="ce22">
            <text:p><text:s/>16,425<text:s/></text:p>
          </table:table-cell>
          <table:table-cell table:style-name="ce21"/>
          <table:table-cell office:value-type="float" office:value="3.153" table:style-name="ce21">
            <text:p><text:s/>3,153<text:s/></text:p>
          </table:table-cell>
          <table:table-cell office:value-type="float" office:value="28.829000000000001" table:style-name="ce21">
            <text:p><text:s/>28,829<text:s/></text:p>
          </table:table-cell>
          <table:table-cell office:value-type="float" office:value="31.981999999999999" table:style-name="ce22">
            <text:p><text:s/>31,982<text:s/></text:p>
          </table:table-cell>
          <table:table-cell office:value-type="float" office:value="48.406999999999996" table:style-name="ce23">
            <text:p><text:s/>48,407<text:s/></text:p>
          </table:table-cell>
          <table:table-cell table:number-columns-repeated="2" table:style-name="ce21"/>
          <table:table-cell office:value-type="float" office:value="1.5620000000000001" table:style-name="ce21">
            <text:p><text:s/>1,562<text:s/></text:p>
          </table:table-cell>
          <table:table-cell office:value-type="float" office:value="1.5620000000000001" table:style-name="ce22">
            <text:p><text:s/>1,562<text:s/></text:p>
          </table:table-cell>
          <table:table-cell office:value-type="float" office:value="6.2880000000000003" table:style-name="ce24">
            <text:p><text:s/>6,288<text:s/></text:p>
          </table:table-cell>
          <table:table-cell office:value-type="float" office:value="14.188000000000001" table:style-name="ce24">
            <text:p><text:s/>14,188<text:s/></text:p>
          </table:table-cell>
          <table:table-cell office:value-type="float" office:value="26.369" table:style-name="ce24">
            <text:p><text:s/>26,369<text:s/></text:p>
          </table:table-cell>
          <table:table-cell office:value-type="float" office:value="48.406999999999996" table:style-name="ce23">
            <text:p><text:s/>48,407<text:s/></text:p>
          </table:table-cell>
          <table:table-cell office:value-type="float" office:value="103.358" table:style-name="ce21">
            <text:p><text:s/>103,358<text:s/></text:p>
          </table:table-cell>
          <table:table-cell office:value-type="float" office:value="18.632000000000001" table:style-name="ce21">
            <text:p><text:s/>18,632<text:s/></text:p>
          </table:table-cell>
          <table:table-cell table:style-name="ce21"/>
          <table:table-cell office:value-type="float" office:value="121.99000000000001" table:style-name="ce22">
            <text:p><text:s/>121,990<text:s/></text:p>
          </table:table-cell>
          <table:table-cell table:number-columns-repeated="4" table:style-name="ce21"/>
          <table:table-cell office:value-type="float" office:value="121.99000000000001" table:style-name="ce22">
            <text:p><text:s/>121,990<text:s/></text:p>
          </table:table-cell>
          <table:table-cell office:value-type="float" office:value="60.268000000000001" table:style-name="ce20">
            <text:p><text:s/>60,268<text:s/></text:p>
          </table:table-cell>
          <table:table-cell office:value-type="float" office:value="30.222000000000001" table:style-name="ce21">
            <text:p><text:s/>30,222<text:s/></text:p>
          </table:table-cell>
          <table:table-cell office:value-type="float" office:value="90.490000000000009" table:style-name="ce22">
            <text:p><text:s/>90,490<text:s/></text:p>
          </table:table-cell>
          <table:table-cell office:value-type="float" office:value="7.5540000000000003" table:style-name="ce21">
            <text:p><text:s/>7,554<text:s/></text:p>
          </table:table-cell>
          <table:table-cell office:value-type="float" office:value="14.467000000000001" table:style-name="ce21">
            <text:p><text:s/>14,467<text:s/></text:p>
          </table:table-cell>
          <table:table-cell office:value-type="float" office:value="7.5629999999999997" table:style-name="ce21">
            <text:p><text:s/>7,563<text:s/></text:p>
          </table:table-cell>
          <table:table-cell office:value-type="float" office:value="0.35399999999999998" table:style-name="ce21">
            <text:p><text:s/>0,354<text:s/></text:p>
          </table:table-cell>
          <table:table-cell table:style-name="ce21"/>
          <table:table-cell office:value-type="float" office:value="120.42800000000001" table:style-name="ce23">
            <text:p><text:s/>120,428<text:s/></text:p>
          </table:table-cell>
          <table:table-cell office:value-type="float" office:value="1.5619999999999976" table:style-name="ce25">
            <text:p><text:s/>1,562<text:s/></text:p>
          </table:table-cell>
          <table:table-cell table:number-columns-repeated="16344"/>
        </table:table-row>
        <table:table-row table:style-name="ro4">
          <table:table-cell office:value-type="string" table:style-name="ce30">
            <text:p>DJI</text:p>
          </table:table-cell>
          <table:table-cell office:value-type="float" office:value="2013" table:style-name="ce27">
            <text:p>2013</text:p>
          </table:table-cell>
          <table:table-cell office:value-type="string" table:style-name="ce27">
            <text:p>VenJ</text:p>
          </table:table-cell>
          <table:table-cell office:value-type="float" office:value="15943" table:style-name="ce41">
            <text:p><text:s/>15.943<text:s/></text:p>
          </table:table-cell>
          <table:table-cell office:value-type="float" office:value="7.0259999999999998" table:style-name="ce20">
            <text:p><text:s/>7,026<text:s/></text:p>
          </table:table-cell>
          <table:table-cell office:value-type="float" office:value="116.29200000000002" table:style-name="ce21">
            <text:p><text:s/>116,292<text:s/></text:p>
          </table:table-cell>
          <table:table-cell table:style-name="ce21"/>
          <table:table-cell office:value-type="float" office:value="123.31800000000001" table:style-name="ce22">
            <text:p><text:s/>123,318<text:s/></text:p>
          </table:table-cell>
          <table:table-cell office:value-type="float" office:value="2.661" table:style-name="ce21">
            <text:p><text:s/>2,661<text:s/></text:p>
          </table:table-cell>
          <table:table-cell office:value-type="float" office:value="201.50800000000001" table:style-name="ce21">
            <text:p><text:s/>201,508<text:s/></text:p>
          </table:table-cell>
          <table:table-cell office:value-type="float" office:value="171.45099999999999" table:style-name="ce21">
            <text:p><text:s/>171,451<text:s/></text:p>
          </table:table-cell>
          <table:table-cell office:value-type="float" office:value="375.62" table:style-name="ce22">
            <text:p><text:s/>375,620<text:s/></text:p>
          </table:table-cell>
          <table:table-cell office:value-type="float" office:value="498.93799999999999" table:style-name="ce23">
            <text:p><text:s/>498,938<text:s/></text:p>
          </table:table-cell>
          <table:table-cell table:number-columns-repeated="2" table:style-name="ce21"/>
          <table:table-cell office:value-type="float" office:value="-81.948999999999998" table:style-name="ce21">
            <text:p><text:s/>-81,949<text:s/></text:p>
          </table:table-cell>
          <table:table-cell office:value-type="float" office:value="-81.948999999999998" table:style-name="ce22">
            <text:p><text:s/>-81,949<text:s/></text:p>
          </table:table-cell>
          <table:table-cell office:value-type="float" office:value="157.965" table:style-name="ce24">
            <text:p><text:s/>157,965<text:s/></text:p>
          </table:table-cell>
          <table:table-cell office:value-type="float" office:value="61.575000000000003" table:style-name="ce24">
            <text:p><text:s/>61,575<text:s/></text:p>
          </table:table-cell>
          <table:table-cell office:value-type="float" office:value="361.34700000000004" table:style-name="ce24">
            <text:p><text:s/>361,347<text:s/></text:p>
          </table:table-cell>
          <table:table-cell office:value-type="float" office:value="498.93800000000005" table:style-name="ce23">
            <text:p><text:s/>498,938<text:s/></text:p>
          </table:table-cell>
          <table:table-cell office:value-type="float" office:value="2313.6660000000002" table:style-name="ce21">
            <text:p><text:s/>2.313,666<text:s/></text:p>
          </table:table-cell>
          <table:table-cell table:style-name="ce21"/>
          <table:table-cell office:value-type="float" office:value="120.849" table:style-name="ce21">
            <text:p><text:s/>120,849<text:s/></text:p>
          </table:table-cell>
          <table:table-cell office:value-type="float" office:value="2434.5150000000003" table:style-name="ce22">
            <text:p><text:s/>2.434,515<text:s/></text:p>
          </table:table-cell>
          <table:table-cell table:style-name="ce21"/>
          <table:table-cell office:value-type="float" office:value="0.86" table:style-name="ce21">
            <text:p><text:s/>0,860<text:s/></text:p>
          </table:table-cell>
          <table:table-cell office:value-type="float" office:value="4.4459999999999997" table:style-name="ce21">
            <text:p><text:s/>4,446<text:s/></text:p>
          </table:table-cell>
          <table:table-cell office:value-type="float" office:value="6.9359999999999999" table:style-name="ce21">
            <text:p><text:s/>6,936<text:s/></text:p>
          </table:table-cell>
          <table:table-cell office:value-type="float" office:value="2446.7570000000005" table:style-name="ce22">
            <text:p><text:s/>2.446,757<text:s/></text:p>
          </table:table-cell>
          <table:table-cell office:value-type="float" office:value="1008.736" table:style-name="ce20">
            <text:p><text:s/>1.008,736<text:s/></text:p>
          </table:table-cell>
          <table:table-cell office:value-type="float" office:value="1268.175" table:style-name="ce21">
            <text:p><text:s/>1.268,175<text:s/></text:p>
          </table:table-cell>
          <table:table-cell office:value-type="float" office:value="2276.9110000000001" table:style-name="ce22">
            <text:p><text:s/>2.276,911<text:s/></text:p>
          </table:table-cell>
          <table:table-cell office:value-type="float" office:value="53.216000000000001" table:style-name="ce21">
            <text:p><text:s/>53,216<text:s/></text:p>
          </table:table-cell>
          <table:table-cell table:style-name="ce21"/>
          <table:table-cell office:value-type="float" office:value="129.59" table:style-name="ce21">
            <text:p><text:s/>129,590<text:s/></text:p>
          </table:table-cell>
          <table:table-cell office:value-type="float" office:value="2.1150000000000002" table:style-name="ce21">
            <text:p><text:s/>2,115<text:s/></text:p>
          </table:table-cell>
          <table:table-cell office:value-type="float" office:value="66.875" table:style-name="ce21">
            <text:p><text:s/>66,875<text:s/></text:p>
          </table:table-cell>
          <table:table-cell office:value-type="float" office:value="2528.7069999999999" table:style-name="ce23">
            <text:p><text:s/>2.528,707<text:s/></text:p>
          </table:table-cell>
          <table:table-cell office:value-type="float" office:value="-81.949999999999363" table:style-name="ce25">
            <text:p><text:s/>-81,950<text:s/></text:p>
          </table:table-cell>
          <table:table-cell table:number-columns-repeated="16344"/>
        </table:table-row>
        <table:table-row table:style-name="ro4">
          <table:table-cell office:value-type="string" table:style-name="ce30">
            <text:p>GDI</text:p>
          </table:table-cell>
          <table:table-cell office:value-type="float" office:value="2013" table:style-name="ce27">
            <text:p>2013</text:p>
          </table:table-cell>
          <table:table-cell office:value-type="string" table:style-name="ce27">
            <text:p>VenJ</text:p>
          </table:table-cell>
          <table:table-cell office:value-type="float" office:value="195.7" table:style-name="ce41">
            <text:p><text:s/>196<text:s/></text:p>
          </table:table-cell>
          <table:table-cell table:style-name="ce20"/>
          <table:table-cell office:value-type="float" office:value="11.148" table:style-name="ce21">
            <text:p><text:s/>11,148<text:s/></text:p>
          </table:table-cell>
          <table:table-cell table:style-name="ce21"/>
          <table:table-cell office:value-type="float" office:value="11.148" table:style-name="ce22">
            <text:p><text:s/>11,148<text:s/></text:p>
          </table:table-cell>
          <table:table-cell table:style-name="ce21"/>
          <table:table-cell office:value-type="float" office:value="12.474" table:style-name="ce21">
            <text:p><text:s/>12,474<text:s/></text:p>
          </table:table-cell>
          <table:table-cell office:value-type="float" office:value="2.7149999999999999" table:style-name="ce21">
            <text:p><text:s/>2,715<text:s/></text:p>
          </table:table-cell>
          <table:table-cell office:value-type="float" office:value="15.189" table:style-name="ce22">
            <text:p><text:s/>15,189<text:s/></text:p>
          </table:table-cell>
          <table:table-cell office:value-type="float" office:value="26.337" table:style-name="ce23">
            <text:p><text:s/>26,337<text:s/></text:p>
          </table:table-cell>
          <table:table-cell office:value-type="float" office:value="0.17799999999999999" table:style-name="ce21">
            <text:p><text:s/>0,178<text:s/></text:p>
          </table:table-cell>
          <table:table-cell table:style-name="ce21"/>
          <table:table-cell office:value-type="float" office:value="2.9409999999999998" table:style-name="ce21">
            <text:p><text:s/>2,941<text:s/></text:p>
          </table:table-cell>
          <table:table-cell office:value-type="float" office:value="3.1189999999999998" table:style-name="ce22">
            <text:p><text:s/>3,119<text:s/></text:p>
          </table:table-cell>
          <table:table-cell office:value-type="float" office:value="7.0000000000000001E-3" table:style-name="ce24">
            <text:p><text:s/>0,007<text:s/></text:p>
          </table:table-cell>
          <table:table-cell office:value-type="float" office:value="8.3780000000000001" table:style-name="ce24">
            <text:p><text:s/>8,378<text:s/></text:p>
          </table:table-cell>
          <table:table-cell office:value-type="float" office:value="14.833" table:style-name="ce24">
            <text:p><text:s/>14,833<text:s/></text:p>
          </table:table-cell>
          <table:table-cell office:value-type="float" office:value="26.337" table:style-name="ce23">
            <text:p><text:s/>26,337<text:s/></text:p>
          </table:table-cell>
          <table:table-cell office:value-type="float" office:value="62.720999999999997" table:style-name="ce21">
            <text:p><text:s/>62,721<text:s/></text:p>
          </table:table-cell>
          <table:table-cell office:value-type="float" office:value="1.4370000000000001" table:style-name="ce21">
            <text:p><text:s/>1,437<text:s/></text:p>
          </table:table-cell>
          <table:table-cell table:style-name="ce21"/>
          <table:table-cell office:value-type="float" office:value="64.158000000000001" table:style-name="ce22">
            <text:p><text:s/>64,158<text:s/></text:p>
          </table:table-cell>
          <table:table-cell table:number-columns-repeated="2" table:style-name="ce21"/>
          <table:table-cell office:value-type="float" office:value="4.2999999999999997E-2" table:style-name="ce21">
            <text:p><text:s/>0,043<text:s/></text:p>
          </table:table-cell>
          <table:table-cell office:value-type="float" office:value="1.7450000000000001" table:style-name="ce21">
            <text:p><text:s/>1,745<text:s/></text:p>
          </table:table-cell>
          <table:table-cell office:value-type="float" office:value="65.946000000000012" table:style-name="ce22">
            <text:p><text:s/>65,946<text:s/></text:p>
          </table:table-cell>
          <table:table-cell office:value-type="float" office:value="40.784999999999997" table:style-name="ce20">
            <text:p><text:s/>40,785<text:s/></text:p>
          </table:table-cell>
          <table:table-cell office:value-type="float" office:value="16.631" table:style-name="ce21">
            <text:p><text:s/>16,631<text:s/></text:p>
          </table:table-cell>
          <table:table-cell office:value-type="float" office:value="57.415999999999997" table:style-name="ce22">
            <text:p><text:s/>57,416<text:s/></text:p>
          </table:table-cell>
          <table:table-cell office:value-type="float" office:value="4.8330000000000002" table:style-name="ce21">
            <text:p><text:s/>4,833<text:s/></text:p>
          </table:table-cell>
          <table:table-cell table:number-columns-repeated="2" table:style-name="ce21"/>
          <table:table-cell office:value-type="float" office:value="5.8000000000000003E-2" table:style-name="ce21">
            <text:p><text:s/>0,058<text:s/></text:p>
          </table:table-cell>
          <table:table-cell office:value-type="float" office:value="0.69799999999999995" table:style-name="ce21">
            <text:p><text:s/>0,698<text:s/></text:p>
          </table:table-cell>
          <table:table-cell office:value-type="float" office:value="63.004999999999995" table:style-name="ce23">
            <text:p><text:s/>63,005<text:s/></text:p>
          </table:table-cell>
          <table:table-cell office:value-type="float" office:value="2.9410000000000167" table:style-name="ce25">
            <text:p><text:s/>2,941<text:s/></text:p>
          </table:table-cell>
          <table:table-cell table:number-columns-repeated="16344"/>
        </table:table-row>
        <table:table-row table:style-name="ro4">
          <table:table-cell office:value-type="string" table:style-name="ce30">
            <text:p>IND</text:p>
          </table:table-cell>
          <table:table-cell office:value-type="float" office:value="2013" table:style-name="ce27">
            <text:p>2013</text:p>
          </table:table-cell>
          <table:table-cell office:value-type="string" table:style-name="ce27">
            <text:p>VenJ</text:p>
          </table:table-cell>
          <table:table-cell office:value-type="float" office:value="3008" table:style-name="ce41">
            <text:p><text:s/>3.008<text:s/></text:p>
          </table:table-cell>
          <table:table-cell office:value-type="float" office:value="53.084000000000003" table:style-name="ce20">
            <text:p><text:s/>53,084<text:s/></text:p>
          </table:table-cell>
          <table:table-cell office:value-type="float" office:value="12.047000000000001" table:style-name="ce21">
            <text:p><text:s/>12,047<text:s/></text:p>
          </table:table-cell>
          <table:table-cell table:style-name="ce21"/>
          <table:table-cell office:value-type="float" office:value="65.131" table:style-name="ce22">
            <text:p><text:s/>65,131<text:s/></text:p>
          </table:table-cell>
          <table:table-cell office:value-type="float" office:value="1.1850000000000001" table:style-name="ce21">
            <text:p><text:s/>1,185<text:s/></text:p>
          </table:table-cell>
          <table:table-cell office:value-type="float" office:value="15.407" table:style-name="ce21">
            <text:p><text:s/>15,407<text:s/></text:p>
          </table:table-cell>
          <table:table-cell office:value-type="float" office:value="27.393000000000001" table:style-name="ce21">
            <text:p><text:s/>27,393<text:s/></text:p>
          </table:table-cell>
          <table:table-cell office:value-type="float" office:value="43.984999999999999" table:style-name="ce22">
            <text:p><text:s/>43,985<text:s/></text:p>
          </table:table-cell>
          <table:table-cell office:value-type="float" office:value="109.116" table:style-name="ce23">
            <text:p><text:s/>109,116<text:s/></text:p>
          </table:table-cell>
          <table:table-cell office:value-type="float" office:value="6.5170000000000003" table:style-name="ce21">
            <text:p><text:s/>6,517<text:s/></text:p>
          </table:table-cell>
          <table:table-cell table:style-name="ce21"/>
          <table:table-cell office:value-type="float" office:value="1.4890000000000001" table:style-name="ce21">
            <text:p><text:s/>1,489<text:s/></text:p>
          </table:table-cell>
          <table:table-cell office:value-type="float" office:value="8.0060000000000002" table:style-name="ce22">
            <text:p><text:s/>8,006<text:s/></text:p>
          </table:table-cell>
          <table:table-cell office:value-type="float" office:value="2.8" table:style-name="ce24">
            <text:p><text:s/>2,800<text:s/></text:p>
          </table:table-cell>
          <table:table-cell office:value-type="float" office:value="45.648000000000003" table:style-name="ce24">
            <text:p><text:s/>45,648<text:s/></text:p>
          </table:table-cell>
          <table:table-cell office:value-type="float" office:value="52.661999999999999" table:style-name="ce24">
            <text:p><text:s/>52,662<text:s/></text:p>
          </table:table-cell>
          <table:table-cell office:value-type="float" office:value="109.11600000000001" table:style-name="ce23">
            <text:p><text:s/>109,116<text:s/></text:p>
          </table:table-cell>
          <table:table-cell office:value-type="float" office:value="315.43200000000002" table:style-name="ce21">
            <text:p><text:s/>315,432<text:s/></text:p>
          </table:table-cell>
          <table:table-cell table:style-name="ce21"/>
          <table:table-cell office:value-type="float" office:value="55.12" table:style-name="ce21">
            <text:p><text:s/>55,120<text:s/></text:p>
          </table:table-cell>
          <table:table-cell office:value-type="float" office:value="370.55200000000002" table:style-name="ce22">
            <text:p><text:s/>370,552<text:s/></text:p>
          </table:table-cell>
          <table:table-cell table:style-name="ce21"/>
          <table:table-cell office:value-type="float" office:value="2.1000000000000001E-2" table:style-name="ce21">
            <text:p><text:s/>0,021<text:s/></text:p>
          </table:table-cell>
          <table:table-cell office:value-type="float" office:value="0.04" table:style-name="ce21">
            <text:p><text:s/>0,040<text:s/></text:p>
          </table:table-cell>
          <table:table-cell table:style-name="ce21"/>
          <table:table-cell office:value-type="float" office:value="370.61300000000006" table:style-name="ce22">
            <text:p><text:s/>370,613<text:s/></text:p>
          </table:table-cell>
          <table:table-cell office:value-type="float" office:value="235.041" table:style-name="ce20">
            <text:p><text:s/>235,041<text:s/></text:p>
          </table:table-cell>
          <table:table-cell office:value-type="float" office:value="72.393000000000001" table:style-name="ce21">
            <text:p><text:s/>72,393<text:s/></text:p>
          </table:table-cell>
          <table:table-cell office:value-type="float" office:value="307.43399999999997" table:style-name="ce22">
            <text:p><text:s/>307,434<text:s/></text:p>
          </table:table-cell>
          <table:table-cell office:value-type="float" office:value="16.012" table:style-name="ce21">
            <text:p><text:s/>16,012<text:s/></text:p>
          </table:table-cell>
          <table:table-cell office:value-type="float" office:value="44.674999999999997" table:style-name="ce21">
            <text:p><text:s/>44,675<text:s/></text:p>
          </table:table-cell>
          <table:table-cell office:value-type="float" office:value="0.14299999999999999" table:style-name="ce21">
            <text:p><text:s/>0,143<text:s/></text:p>
          </table:table-cell>
          <table:table-cell office:value-type="float" office:value="0.86" table:style-name="ce21">
            <text:p><text:s/>0,860<text:s/></text:p>
          </table:table-cell>
          <table:table-cell table:style-name="ce21"/>
          <table:table-cell office:value-type="float" office:value="369.12399999999997" table:style-name="ce23">
            <text:p><text:s/>369,124<text:s/></text:p>
          </table:table-cell>
          <table:table-cell office:value-type="float" office:value="1.4890000000000896" table:style-name="ce25">
            <text:p><text:s/>1,489<text:s/></text:p>
          </table:table-cell>
          <table:table-cell table:number-columns-repeated="16344"/>
        </table:table-row>
        <table:table-row table:style-name="ro4">
          <table:table-cell office:value-type="string" table:style-name="ce30">
            <text:p>Justis</text:p>
          </table:table-cell>
          <table:table-cell office:value-type="float" office:value="2013" table:style-name="ce27">
            <text:p>2013</text:p>
          </table:table-cell>
          <table:table-cell office:value-type="string" table:style-name="ce27">
            <text:p>VenJ</text:p>
          </table:table-cell>
          <table:table-cell office:value-type="float" office:value="245.2" table:style-name="ce41">
            <text:p><text:s/>245<text:s/></text:p>
          </table:table-cell>
          <table:table-cell table:style-name="ce20"/>
          <table:table-cell table:number-columns-repeated="2" table:style-name="ce21"/>
          <table:table-cell office:value-type="float" office:value="0" table:style-name="ce22">
            <text:p><text:s/>-00<text:s/></text:p>
          </table:table-cell>
          <table:table-cell table:style-name="ce21"/>
          <table:table-cell office:value-type="float" office:value="2.6109999999999998" table:style-name="ce21">
            <text:p><text:s/>2,611<text:s/></text:p>
          </table:table-cell>
          <table:table-cell office:value-type="float" office:value="13.054" table:style-name="ce21">
            <text:p><text:s/>13,054<text:s/></text:p>
          </table:table-cell>
          <table:table-cell office:value-type="float" office:value="15.664999999999999" table:style-name="ce22">
            <text:p><text:s/>15,665<text:s/></text:p>
          </table:table-cell>
          <table:table-cell office:value-type="float" office:value="15.664999999999999" table:style-name="ce23">
            <text:p><text:s/>15,665<text:s/></text:p>
          </table:table-cell>
          <table:table-cell office:value-type="float" office:value="1.556" table:style-name="ce21">
            <text:p><text:s/>1,556<text:s/></text:p>
          </table:table-cell>
          <table:table-cell table:style-name="ce21"/>
          <table:table-cell office:value-type="float" office:value="6.5019999999999998" table:style-name="ce21">
            <text:p><text:s/>6,502<text:s/></text:p>
          </table:table-cell>
          <table:table-cell office:value-type="float" office:value="8.0579999999999998" table:style-name="ce22">
            <text:p><text:s/>8,058<text:s/></text:p>
          </table:table-cell>
          <table:table-cell table:number-columns-repeated="2" table:style-name="ce24"/>
          <table:table-cell office:value-type="float" office:value="7.6070000000000002" table:style-name="ce24">
            <text:p><text:s/>7,607<text:s/></text:p>
          </table:table-cell>
          <table:table-cell office:value-type="float" office:value="15.664999999999999" table:style-name="ce23">
            <text:p><text:s/>15,665<text:s/></text:p>
          </table:table-cell>
          <table:table-cell office:value-type="float" office:value="17.619" table:style-name="ce21">
            <text:p><text:s/>17,619<text:s/></text:p>
          </table:table-cell>
          <table:table-cell office:value-type="float" office:value="0.51600000000000001" table:style-name="ce21">
            <text:p><text:s/>0,516<text:s/></text:p>
          </table:table-cell>
          <table:table-cell office:value-type="float" office:value="20.07" table:style-name="ce21">
            <text:p><text:s/>20,070<text:s/></text:p>
          </table:table-cell>
          <table:table-cell office:value-type="float" office:value="38.204999999999998" table:style-name="ce22">
            <text:p><text:s/>38,205<text:s/></text:p>
          </table:table-cell>
          <table:table-cell table:style-name="ce21"/>
          <table:table-cell office:value-type="float" office:value="8.0000000000000002E-3" table:style-name="ce21">
            <text:p><text:s/>0,008<text:s/></text:p>
          </table:table-cell>
          <table:table-cell office:value-type="float" office:value="0.22500000000000001" table:style-name="ce21">
            <text:p><text:s/>0,225<text:s/></text:p>
          </table:table-cell>
          <table:table-cell office:value-type="float" office:value="0.217" table:style-name="ce21">
            <text:p><text:s/>0,217<text:s/></text:p>
          </table:table-cell>
          <table:table-cell office:value-type="float" office:value="38.655000000000001" table:style-name="ce22">
            <text:p><text:s/>38,655<text:s/></text:p>
          </table:table-cell>
          <table:table-cell office:value-type="float" office:value="15.545" table:style-name="ce20">
            <text:p><text:s/>15,545<text:s/></text:p>
          </table:table-cell>
          <table:table-cell office:value-type="float" office:value="16.606000000000002" table:style-name="ce21">
            <text:p><text:s/>16,606<text:s/></text:p>
          </table:table-cell>
          <table:table-cell office:value-type="float" office:value="32.151000000000003" table:style-name="ce22">
            <text:p><text:s/>32,151<text:s/></text:p>
          </table:table-cell>
          <table:table-cell table:number-columns-repeated="3" table:style-name="ce21"/>
          <table:table-cell office:value-type="float" office:value="2E-3" table:style-name="ce21">
            <text:p><text:s/>0,002<text:s/></text:p>
          </table:table-cell>
          <table:table-cell table:style-name="ce21"/>
          <table:table-cell office:value-type="float" office:value="32.153000000000006" table:style-name="ce23">
            <text:p><text:s/>32,153<text:s/></text:p>
          </table:table-cell>
          <table:table-cell office:value-type="float" office:value="6.5019999999999953" table:style-name="ce25">
            <text:p><text:s/>6,502<text:s/></text:p>
          </table:table-cell>
          <table:table-cell table:number-columns-repeated="16344"/>
        </table:table-row>
        <table:table-row table:style-name="ro4">
          <table:table-cell office:value-type="string" table:style-name="ce30">
            <text:p>NFI</text:p>
          </table:table-cell>
          <table:table-cell office:value-type="float" office:value="2013" table:style-name="ce27">
            <text:p>2013</text:p>
          </table:table-cell>
          <table:table-cell office:value-type="string" table:style-name="ce27">
            <text:p>VenJ</text:p>
          </table:table-cell>
          <table:table-cell office:value-type="float" office:value="560" table:style-name="ce41">
            <text:p><text:s/>560<text:s/></text:p>
          </table:table-cell>
          <table:table-cell table:style-name="ce20"/>
          <table:table-cell office:value-type="float" office:value="13.209" table:style-name="ce21">
            <text:p><text:s/>13,209<text:s/></text:p>
          </table:table-cell>
          <table:table-cell table:style-name="ce21"/>
          <table:table-cell office:value-type="float" office:value="13.209" table:style-name="ce22">
            <text:p><text:s/>13,209<text:s/></text:p>
          </table:table-cell>
          <table:table-cell office:value-type="float" office:value="0.121" table:style-name="ce21">
            <text:p><text:s/>0,121<text:s/></text:p>
          </table:table-cell>
          <table:table-cell office:value-type="float" office:value="2.984" table:style-name="ce21">
            <text:p><text:s/>2,984<text:s/></text:p>
          </table:table-cell>
          <table:table-cell office:value-type="float" office:value="8.2750000000000004" table:style-name="ce21">
            <text:p><text:s/>8,275<text:s/></text:p>
          </table:table-cell>
          <table:table-cell office:value-type="float" office:value="11.38" table:style-name="ce22">
            <text:p><text:s/>11,380<text:s/></text:p>
          </table:table-cell>
          <table:table-cell office:value-type="float" office:value="24.588999999999999" table:style-name="ce23">
            <text:p><text:s/>24,589<text:s/></text:p>
          </table:table-cell>
          <table:table-cell office:value-type="float" office:value="3.8" table:style-name="ce21">
            <text:p><text:s/>3,800<text:s/></text:p>
          </table:table-cell>
          <table:table-cell table:style-name="ce21"/>
          <table:table-cell office:value-type="float" office:value="0.247" table:style-name="ce21">
            <text:p><text:s/>0,247<text:s/></text:p>
          </table:table-cell>
          <table:table-cell office:value-type="float" office:value="4.0469999999999997" table:style-name="ce22">
            <text:p><text:s/>4,047<text:s/></text:p>
          </table:table-cell>
          <table:table-cell office:value-type="float" office:value="9.7000000000000003E-2" table:style-name="ce24">
            <text:p><text:s/>0,097<text:s/></text:p>
          </table:table-cell>
          <table:table-cell office:value-type="float" office:value="12.497" table:style-name="ce24">
            <text:p><text:s/>12,497<text:s/></text:p>
          </table:table-cell>
          <table:table-cell office:value-type="float" office:value="7.9479999999999995" table:style-name="ce24">
            <text:p><text:s/>7,948<text:s/></text:p>
          </table:table-cell>
          <table:table-cell office:value-type="float" office:value="24.588999999999999" table:style-name="ce23">
            <text:p><text:s/>24,589<text:s/></text:p>
          </table:table-cell>
          <table:table-cell office:value-type="float" office:value="68.272999999999996" table:style-name="ce21">
            <text:p><text:s/>68,273<text:s/></text:p>
          </table:table-cell>
          <table:table-cell table:style-name="ce21"/>
          <table:table-cell office:value-type="float" office:value="8.7409999999999997" table:style-name="ce21">
            <text:p><text:s/>8,741<text:s/></text:p>
          </table:table-cell>
          <table:table-cell office:value-type="float" office:value="77.013999999999996" table:style-name="ce22">
            <text:p><text:s/>77,014<text:s/></text:p>
          </table:table-cell>
          <table:table-cell table:style-name="ce21"/>
          <table:table-cell office:value-type="float" office:value="7.4999999999999997E-2" table:style-name="ce21">
            <text:p><text:s/>0,075<text:s/></text:p>
          </table:table-cell>
          <table:table-cell table:number-columns-repeated="2" table:style-name="ce21"/>
          <table:table-cell office:value-type="float" office:value="77.088999999999999" table:style-name="ce22">
            <text:p><text:s/>77,089<text:s/></text:p>
          </table:table-cell>
          <table:table-cell office:value-type="float" office:value="44.540999999999997" table:style-name="ce20">
            <text:p><text:s/>44,541<text:s/></text:p>
          </table:table-cell>
          <table:table-cell office:value-type="float" office:value="27.097999999999999" table:style-name="ce21">
            <text:p><text:s/>27,098<text:s/></text:p>
          </table:table-cell>
          <table:table-cell office:value-type="float" office:value="71.638999999999996" table:style-name="ce22">
            <text:p><text:s/>71,639<text:s/></text:p>
          </table:table-cell>
          <table:table-cell office:value-type="float" office:value="4.91" table:style-name="ce21">
            <text:p><text:s/>4,910<text:s/></text:p>
          </table:table-cell>
          <table:table-cell table:style-name="ce21"/>
          <table:table-cell office:value-type="float" office:value="1.7000000000000001E-2" table:style-name="ce21">
            <text:p><text:s/>0,017<text:s/></text:p>
          </table:table-cell>
          <table:table-cell office:value-type="float" office:value="0.27600000000000002" table:style-name="ce21">
            <text:p><text:s/>0,276<text:s/></text:p>
          </table:table-cell>
          <table:table-cell table:style-name="ce21"/>
          <table:table-cell office:value-type="float" office:value="76.841999999999985" table:style-name="ce23">
            <text:p><text:s/>76,842<text:s/></text:p>
          </table:table-cell>
          <table:table-cell office:value-type="float" office:value="0.2470000000000141" table:style-name="ce25">
            <text:p><text:s/>0,247<text:s/></text:p>
          </table:table-cell>
          <table:table-cell table:number-columns-repeated="16344"/>
        </table:table-row>
        <table:table-row table:style-name="ro4">
          <table:table-cell office:value-type="string" table:style-name="ce30">
            <text:p>ACBG</text:p>
          </table:table-cell>
          <table:table-cell office:value-type="float" office:value="2013" table:style-name="ce27">
            <text:p>2013</text:p>
          </table:table-cell>
          <table:table-cell office:value-type="string" table:style-name="ce27">
            <text:p>VWS</text:p>
          </table:table-cell>
          <table:table-cell office:value-type="float" office:value="261" table:style-name="ce41">
            <text:p><text:s/>261<text:s/></text:p>
          </table:table-cell>
          <table:table-cell office:value-type="float" office:value="1.468" table:style-name="ce20">
            <text:p><text:s/>1,468<text:s/></text:p>
          </table:table-cell>
          <table:table-cell office:value-type="float" office:value="4.5609999999999999" table:style-name="ce21">
            <text:p><text:s/>4,561<text:s/></text:p>
          </table:table-cell>
          <table:table-cell table:style-name="ce21"/>
          <table:table-cell office:value-type="float" office:value="6.0289999999999999" table:style-name="ce22">
            <text:p><text:s/>6,029<text:s/></text:p>
          </table:table-cell>
          <table:table-cell table:style-name="ce21"/>
          <table:table-cell office:value-type="float" office:value="7.3029999999999999" table:style-name="ce21">
            <text:p><text:s/>7,303<text:s/></text:p>
          </table:table-cell>
          <table:table-cell office:value-type="float" office:value="3.7170000000000001" table:style-name="ce21">
            <text:p><text:s/>3,717<text:s/></text:p>
          </table:table-cell>
          <table:table-cell office:value-type="float" office:value="11.02" table:style-name="ce22">
            <text:p><text:s/>11,020<text:s/></text:p>
          </table:table-cell>
          <table:table-cell office:value-type="float" office:value="17.048999999999999" table:style-name="ce23">
            <text:p><text:s/>17,049<text:s/></text:p>
          </table:table-cell>
          <table:table-cell office:value-type="float" office:value="2.06" table:style-name="ce21">
            <text:p><text:s/>2,060<text:s/></text:p>
          </table:table-cell>
          <table:table-cell table:style-name="ce21"/>
          <table:table-cell office:value-type="float" office:value="-2.06" table:style-name="ce21">
            <text:p><text:s/>-2,060<text:s/></text:p>
          </table:table-cell>
          <table:table-cell office:value-type="float" office:value="0" table:style-name="ce22">
            <text:p><text:s/>-00<text:s/></text:p>
          </table:table-cell>
          <table:table-cell table:number-columns-repeated="2" table:style-name="ce24"/>
          <table:table-cell office:value-type="float" office:value="17.048999999999999" table:style-name="ce24">
            <text:p><text:s/>17,049<text:s/></text:p>
          </table:table-cell>
          <table:table-cell office:value-type="float" office:value="17.048999999999999" table:style-name="ce23">
            <text:p><text:s/>17,049<text:s/></text:p>
          </table:table-cell>
          <table:table-cell office:value-type="float" office:value="0.20300000000000001" table:style-name="ce21">
            <text:p><text:s/>0,203<text:s/></text:p>
          </table:table-cell>
          <table:table-cell office:value-type="float" office:value="0.85599999999999998" table:style-name="ce21">
            <text:p><text:s/>0,856<text:s/></text:p>
          </table:table-cell>
          <table:table-cell office:value-type="float" office:value="36.134999999999998" table:style-name="ce21">
            <text:p><text:s/>36,135<text:s/></text:p>
          </table:table-cell>
          <table:table-cell office:value-type="float" office:value="37.193999999999996" table:style-name="ce22">
            <text:p><text:s/>37,194<text:s/></text:p>
          </table:table-cell>
          <table:table-cell table:style-name="ce21"/>
          <table:table-cell office:value-type="float" office:value="1.0999999999999999E-2" table:style-name="ce21">
            <text:p><text:s/>0,011<text:s/></text:p>
          </table:table-cell>
          <table:table-cell table:number-columns-repeated="2" table:style-name="ce21"/>
          <table:table-cell office:value-type="float" office:value="37.204999999999998" table:style-name="ce22">
            <text:p><text:s/>37,205<text:s/></text:p>
          </table:table-cell>
          <table:table-cell office:value-type="float" office:value="23.341999999999999" table:style-name="ce20">
            <text:p><text:s/>23,342<text:s/></text:p>
          </table:table-cell>
          <table:table-cell office:value-type="float" office:value="12.728" table:style-name="ce21">
            <text:p><text:s/>12,728<text:s/></text:p>
          </table:table-cell>
          <table:table-cell office:value-type="float" office:value="36.07" table:style-name="ce22">
            <text:p><text:s/>36,070<text:s/></text:p>
          </table:table-cell>
          <table:table-cell office:value-type="float" office:value="2.423" table:style-name="ce21">
            <text:p><text:s/>2,423<text:s/></text:p>
          </table:table-cell>
          <table:table-cell office:value-type="float" office:value="0.77200000000000002" table:style-name="ce21">
            <office:annotation draw:style-name="a1" svg:x="46.7708333333333in" svg:y="31.75in" svg:width="2.70833333333333in" svg:height="0.71875in">
              <dc:creator>WUITE</dc:creator>
              <text:p><text:span text:style-name="T1">WUITE:</text:span><text:span text:style-name="T2"/></text:p>
              <text:p><text:span text:style-name="T2">deze post ZBO college mag eigenlijk niet apart in de balans worden opgenomen conform RBV.</text:span></text:p>
            </office:annotation>
            <text:p><text:s/>0,772<text:s/></text:p>
          </table:table-cell>
          <table:table-cell table:number-columns-repeated="3" table:style-name="ce21"/>
          <table:table-cell office:value-type="float" office:value="39.265000000000001" table:style-name="ce23">
            <text:p><text:s/>39,265<text:s/></text:p>
          </table:table-cell>
          <table:table-cell office:value-type="float" office:value="-2.0600000000000023" table:style-name="ce25">
            <text:p><text:s/>-2,060<text:s/></text:p>
          </table:table-cell>
          <table:table-cell table:number-columns-repeated="16344"/>
        </table:table-row>
        <table:table-row table:style-name="ro4">
          <table:table-cell office:value-type="string" table:style-name="ce30">
            <text:p>Almata</text:p>
          </table:table-cell>
          <table:table-cell office:value-type="float" office:value="2013" table:style-name="ce27">
            <text:p>2013</text:p>
          </table:table-cell>
          <table:table-cell office:value-type="string" table:style-name="ce27">
            <text:p>VWS</text:p>
          </table:table-cell>
          <table:table-cell office:value-type="float" office:value="96" table:style-name="ce41">
            <text:p><text:s/>96<text:s/></text:p>
          </table:table-cell>
          <table:table-cell table:style-name="ce20"/>
          <table:table-cell office:value-type="float" office:value="0.68500000000000005" table:style-name="ce21">
            <text:p><text:s/>0,685<text:s/></text:p>
          </table:table-cell>
          <table:table-cell table:style-name="ce21"/>
          <table:table-cell office:value-type="float" office:value="0.68500000000000005" table:style-name="ce22">
            <text:p><text:s/>0,685<text:s/></text:p>
          </table:table-cell>
          <table:table-cell table:style-name="ce21"/>
          <table:table-cell office:value-type="float" office:value="2.1" table:style-name="ce21">
            <text:p><text:s/>2,100<text:s/></text:p>
          </table:table-cell>
          <table:table-cell office:value-type="float" office:value="1.351" table:style-name="ce21">
            <text:p><text:s/>1,351<text:s/></text:p>
          </table:table-cell>
          <table:table-cell office:value-type="float" office:value="3.4510000000000001" table:style-name="ce22">
            <text:p><text:s/>3,451<text:s/></text:p>
          </table:table-cell>
          <table:table-cell office:value-type="float" office:value="4.1360000000000001" table:style-name="ce23">
            <text:p><text:s/>4,136<text:s/></text:p>
          </table:table-cell>
          <table:table-cell office:value-type="float" office:value="0.621" table:style-name="ce21">
            <text:p><text:s/>0,621<text:s/></text:p>
          </table:table-cell>
          <table:table-cell table:style-name="ce21"/>
          <table:table-cell office:value-type="float" office:value="0.41899999999999998" table:style-name="ce21">
            <text:p><text:s/>0,419<text:s/></text:p>
          </table:table-cell>
          <table:table-cell office:value-type="float" office:value="1.04" table:style-name="ce22">
            <text:p><text:s/>1,040<text:s/></text:p>
          </table:table-cell>
          <table:table-cell office:value-type="float" office:value="0.06" table:style-name="ce24">
            <text:p><text:s/>0,060<text:s/></text:p>
          </table:table-cell>
          <table:table-cell table:style-name="ce24"/>
          <table:table-cell office:value-type="float" office:value="3.036" table:style-name="ce24">
            <text:p><text:s/>3,036<text:s/></text:p>
          </table:table-cell>
          <table:table-cell office:value-type="float" office:value="4.1360000000000001" table:style-name="ce23">
            <text:p><text:s/>4,136<text:s/></text:p>
          </table:table-cell>
          <table:table-cell office:value-type="float" office:value="10.183" table:style-name="ce21">
            <text:p><text:s/>10,183<text:s/></text:p>
          </table:table-cell>
          <table:table-cell table:style-name="ce21"/>
          <table:table-cell office:value-type="float" office:value="0.77800000000000002" table:style-name="ce21">
            <text:p><text:s/>0,778<text:s/></text:p>
          </table:table-cell>
          <table:table-cell office:value-type="float" office:value="10.961" table:style-name="ce22">
            <text:p><text:s/>10,961<text:s/></text:p>
          </table:table-cell>
          <table:table-cell table:style-name="ce21"/>
          <table:table-cell office:value-type="float" office:value="3.0000000000000001E-3" table:style-name="ce21">
            <text:p><text:s/>0,003<text:s/></text:p>
          </table:table-cell>
          <table:table-cell office:value-type="float" office:value="0.29099999999999998" table:style-name="ce21">
            <text:p><text:s/>0,291<text:s/></text:p>
          </table:table-cell>
          <table:table-cell table:style-name="ce21"/>
          <table:table-cell office:value-type="float" office:value="11.255000000000001" table:style-name="ce22">
            <text:p><text:s/>11,255<text:s/></text:p>
          </table:table-cell>
          <table:table-cell office:value-type="float" office:value="6.46" table:style-name="ce20">
            <text:p><text:s/>6,460<text:s/></text:p>
          </table:table-cell>
          <table:table-cell office:value-type="float" office:value="3.903" table:style-name="ce21">
            <text:p><text:s/>3,903<text:s/></text:p>
          </table:table-cell>
          <table:table-cell office:value-type="float" office:value="10.363" table:style-name="ce22">
            <text:p><text:s/>10,363<text:s/></text:p>
          </table:table-cell>
          <table:table-cell office:value-type="float" office:value="0.14499999999999999" table:style-name="ce21">
            <text:p><text:s/>0,145<text:s/></text:p>
          </table:table-cell>
          <table:table-cell table:style-name="ce21"/>
          <table:table-cell office:value-type="float" office:value="0.32800000000000001" table:style-name="ce21">
            <text:p><text:s/>0,328<text:s/></text:p>
          </table:table-cell>
          <table:table-cell table:number-columns-repeated="2" table:style-name="ce21"/>
          <table:table-cell office:value-type="float" office:value="10.835999999999999" table:style-name="ce23">
            <text:p><text:s/>10,836<text:s/></text:p>
          </table:table-cell>
          <table:table-cell office:value-type="float" office:value="0.41900000000000226" table:style-name="ce25">
            <text:p><text:s/>0,419<text:s/></text:p>
          </table:table-cell>
          <table:table-cell table:number-columns-repeated="16344"/>
        </table:table-row>
        <table:table-row table:style-name="ro4">
          <table:table-cell office:value-type="string" table:style-name="ce30">
            <text:p>CIBG</text:p>
          </table:table-cell>
          <table:table-cell office:value-type="float" office:value="2013" table:style-name="ce27">
            <text:p>2013</text:p>
          </table:table-cell>
          <table:table-cell office:value-type="string" table:style-name="ce27">
            <text:p>VWS</text:p>
          </table:table-cell>
          <table:table-cell office:value-type="float" office:value="204.1" table:style-name="ce41">
            <text:p><text:s/>204<text:s/></text:p>
          </table:table-cell>
          <table:table-cell office:value-type="float" office:value="5.2279999999999998" table:style-name="ce20">
            <text:p><text:s/>5,228<text:s/></text:p>
          </table:table-cell>
          <table:table-cell office:value-type="float" office:value="1.2999999999999999E-2" table:style-name="ce21">
            <text:p><text:s/>0,013<text:s/></text:p>
          </table:table-cell>
          <table:table-cell table:style-name="ce21"/>
          <table:table-cell office:value-type="float" office:value="5.2409999999999997" table:style-name="ce22">
            <text:p><text:s/>5,241<text:s/></text:p>
          </table:table-cell>
          <table:table-cell office:value-type="float" office:value="0.67500000000000004" table:style-name="ce21">
            <text:p><text:s/>0,675<text:s/></text:p>
          </table:table-cell>
          <table:table-cell office:value-type="float" office:value="3.7709999999999999" table:style-name="ce21">
            <text:p><text:s/>3,771<text:s/></text:p>
          </table:table-cell>
          <table:table-cell office:value-type="float" office:value="20.54" table:style-name="ce21">
            <text:p><text:s/>20,540<text:s/></text:p>
          </table:table-cell>
          <table:table-cell office:value-type="float" office:value="24.985999999999997" table:style-name="ce22">
            <text:p><text:s/>24,986<text:s/></text:p>
          </table:table-cell>
          <table:table-cell office:value-type="float" office:value="30.226999999999997" table:style-name="ce23">
            <text:p><text:s/>30,227<text:s/></text:p>
          </table:table-cell>
          <table:table-cell office:value-type="float" office:value="1.6120000000000001" table:style-name="ce21">
            <text:p><text:s/>1,612<text:s/></text:p>
          </table:table-cell>
          <table:table-cell table:style-name="ce21"/>
          <table:table-cell office:value-type="float" office:value="1.1879999999999999" table:style-name="ce21">
            <text:p><text:s/>1,188<text:s/></text:p>
          </table:table-cell>
          <table:table-cell office:value-type="float" office:value="2.8" table:style-name="ce22">
            <text:p><text:s/>2,800<text:s/></text:p>
          </table:table-cell>
          <table:table-cell table:style-name="ce24"/>
          <table:table-cell office:value-type="float" office:value="0.41299999999999998" table:style-name="ce24">
            <text:p><text:s/>0,413<text:s/></text:p>
          </table:table-cell>
          <table:table-cell office:value-type="float" office:value="27.013999999999999" table:style-name="ce24">
            <text:p><text:s/>27,014<text:s/></text:p>
          </table:table-cell>
          <table:table-cell office:value-type="float" office:value="30.227" table:style-name="ce23">
            <text:p><text:s/>30,227<text:s/></text:p>
          </table:table-cell>
          <table:table-cell office:value-type="float" office:value="34.173999999999999" table:style-name="ce21">
            <text:p><text:s/>34,174<text:s/></text:p>
          </table:table-cell>
          <table:table-cell office:value-type="float" office:value="1.897" table:style-name="ce21">
            <text:p><text:s/>1,897<text:s/></text:p>
          </table:table-cell>
          <table:table-cell office:value-type="float" office:value="12.03" table:style-name="ce21">
            <text:p><text:s/>12,030<text:s/></text:p>
          </table:table-cell>
          <table:table-cell office:value-type="float" office:value="48.100999999999999" table:style-name="ce22">
            <text:p><text:s/>48,101<text:s/></text:p>
          </table:table-cell>
          <table:table-cell table:style-name="ce21"/>
          <table:table-cell office:value-type="float" office:value="8.9999999999999993E-3" table:style-name="ce21">
            <text:p><text:s/>0,009<text:s/></text:p>
          </table:table-cell>
          <table:table-cell table:number-columns-repeated="2" table:style-name="ce21"/>
          <table:table-cell office:value-type="float" office:value="48.11" table:style-name="ce22">
            <text:p><text:s/>48,110<text:s/></text:p>
          </table:table-cell>
          <table:table-cell office:value-type="float" office:value="22.013000000000002" table:style-name="ce20">
            <text:p><text:s/>22,013<text:s/></text:p>
          </table:table-cell>
          <table:table-cell office:value-type="float" office:value="21.359000000000002" table:style-name="ce21">
            <text:p><text:s/>21,359<text:s/></text:p>
          </table:table-cell>
          <table:table-cell office:value-type="float" office:value="43.372" table:style-name="ce22">
            <text:p><text:s/>43,372<text:s/></text:p>
          </table:table-cell>
          <table:table-cell office:value-type="float" office:value="3.5339999999999998" table:style-name="ce21">
            <text:p><text:s/>3,534<text:s/></text:p>
          </table:table-cell>
          <table:table-cell table:number-columns-repeated="2" table:style-name="ce21"/>
          <table:table-cell office:value-type="float" office:value="1.6E-2" table:style-name="ce21">
            <text:p><text:s/>0,016<text:s/></text:p>
          </table:table-cell>
          <table:table-cell table:style-name="ce21"/>
          <table:table-cell office:value-type="float" office:value="46.921999999999997" table:style-name="ce23">
            <text:p><text:s/>46,922<text:s/></text:p>
          </table:table-cell>
          <table:table-cell office:value-type="float" office:value="1.1880000000000024" table:style-name="ce25">
            <text:p><text:s/>1,188<text:s/></text:p>
          </table:table-cell>
          <table:table-cell table:number-columns-repeated="16344"/>
        </table:table-row>
        <table:table-row table:style-name="ro4">
          <table:table-cell office:value-type="string" table:style-name="ce30">
            <text:p>Lindenhorst</text:p>
          </table:table-cell>
          <table:table-cell office:value-type="float" office:value="2013" table:style-name="ce27">
            <text:p>2013</text:p>
          </table:table-cell>
          <table:table-cell office:value-type="string" table:style-name="ce27">
            <text:p>VWS</text:p>
          </table:table-cell>
          <table:table-cell office:value-type="float" office:value="133.80000000000001" table:style-name="ce41">
            <text:p><text:s/>134<text:s/></text:p>
          </table:table-cell>
          <table:table-cell office:value-type="float" office:value="1E-3" table:style-name="ce20">
            <text:p><text:s/>0,001<text:s/></text:p>
          </table:table-cell>
          <table:table-cell office:value-type="float" office:value="0.502" table:style-name="ce21">
            <text:p><text:s/>0,502<text:s/></text:p>
          </table:table-cell>
          <table:table-cell table:style-name="ce21"/>
          <table:table-cell office:value-type="float" office:value="0.503" table:style-name="ce22">
            <text:p><text:s/>0,503<text:s/></text:p>
          </table:table-cell>
          <table:table-cell table:style-name="ce21"/>
          <table:table-cell office:value-type="float" office:value="0.78800000000000003" table:style-name="ce21">
            <text:p><text:s/>0,788<text:s/></text:p>
          </table:table-cell>
          <table:table-cell office:value-type="float" office:value="6.6559999999999997" table:style-name="ce21">
            <text:p><text:s/>6,656<text:s/></text:p>
          </table:table-cell>
          <table:table-cell office:value-type="float" office:value="7.444" table:style-name="ce22">
            <text:p><text:s/>7,444<text:s/></text:p>
          </table:table-cell>
          <table:table-cell office:value-type="float" office:value="7.9470000000000001" table:style-name="ce23">
            <text:p><text:s/>7,947<text:s/></text:p>
          </table:table-cell>
          <table:table-cell office:value-type="float" office:value="1.5720000000000001" table:style-name="ce21">
            <text:p><text:s/>1,572<text:s/></text:p>
          </table:table-cell>
          <table:table-cell table:style-name="ce21"/>
          <table:table-cell office:value-type="float" office:value="0.86" table:style-name="ce21">
            <text:p><text:s/>0,860<text:s/></text:p>
          </table:table-cell>
          <table:table-cell office:value-type="float" office:value="2.4319999999999999" table:style-name="ce22">
            <text:p><text:s/>2,432<text:s/></text:p>
          </table:table-cell>
          <table:table-cell office:value-type="float" office:value="0.47299999999999998" table:style-name="ce24">
            <text:p><text:s/>0,473<text:s/></text:p>
          </table:table-cell>
          <table:table-cell table:style-name="ce24"/>
          <table:table-cell office:value-type="float" office:value="5.0419999999999998" table:style-name="ce24">
            <text:p><text:s/>5,042<text:s/></text:p>
          </table:table-cell>
          <table:table-cell office:value-type="float" office:value="7.9469999999999992" table:style-name="ce23">
            <text:p><text:s/>7,947<text:s/></text:p>
          </table:table-cell>
          <table:table-cell office:value-type="float" office:value="25.155000000000001" table:style-name="ce21">
            <text:p><text:s/>25,155<text:s/></text:p>
          </table:table-cell>
          <table:table-cell table:style-name="ce21"/>
          <table:table-cell office:value-type="float" office:value="1.123" table:style-name="ce21">
            <text:p><text:s/>1,123<text:s/></text:p>
          </table:table-cell>
          <table:table-cell office:value-type="float" office:value="26.278000000000002" table:style-name="ce22">
            <text:p><text:s/>26,278<text:s/></text:p>
          </table:table-cell>
          <table:table-cell table:style-name="ce21"/>
          <table:table-cell office:value-type="float" office:value="1E-3" table:style-name="ce21">
            <text:p><text:s/>0,001<text:s/></text:p>
          </table:table-cell>
          <table:table-cell office:value-type="float" office:value="0.18099999999999999" table:style-name="ce21">
            <text:p><text:s/>0,181<text:s/></text:p>
          </table:table-cell>
          <table:table-cell table:style-name="ce21"/>
          <table:table-cell office:value-type="float" office:value="26.460000000000004" table:style-name="ce22">
            <text:p><text:s/>26,460<text:s/></text:p>
          </table:table-cell>
          <table:table-cell office:value-type="float" office:value="12.473000000000001" table:style-name="ce20">
            <text:p><text:s/>12,473<text:s/></text:p>
          </table:table-cell>
          <table:table-cell office:value-type="float" office:value="12.516" table:style-name="ce21">
            <text:p><text:s/>12,516<text:s/></text:p>
          </table:table-cell>
          <table:table-cell office:value-type="float" office:value="24.989000000000001" table:style-name="ce22">
            <text:p><text:s/>24,989<text:s/></text:p>
          </table:table-cell>
          <table:table-cell office:value-type="float" office:value="0.188" table:style-name="ce21">
            <text:p><text:s/>0,188<text:s/></text:p>
          </table:table-cell>
          <table:table-cell table:style-name="ce21"/>
          <table:table-cell office:value-type="float" office:value="0.41899999999999998" table:style-name="ce21">
            <text:p><text:s/>0,419<text:s/></text:p>
          </table:table-cell>
          <table:table-cell office:value-type="float" office:value="4.0000000000000001E-3" table:style-name="ce21">
            <text:p><text:s/>0,004<text:s/></text:p>
          </table:table-cell>
          <table:table-cell table:style-name="ce21"/>
          <table:table-cell office:value-type="float" office:value="25.6" table:style-name="ce23">
            <text:p><text:s/>25,600<text:s/></text:p>
          </table:table-cell>
          <table:table-cell office:value-type="float" office:value="0.86000000000000298" table:style-name="ce25">
            <text:p><text:s/>0,860<text:s/></text:p>
          </table:table-cell>
          <table:table-cell table:number-columns-repeated="16344"/>
        </table:table-row>
        <table:table-row table:style-name="ro2">
          <table:table-cell office:value-type="string" table:style-name="ce44">
            <text:p>RIVM</text:p>
          </table:table-cell>
          <table:table-cell office:value-type="float" office:value="2013" table:style-name="ce33">
            <text:p>2013</text:p>
          </table:table-cell>
          <table:table-cell office:value-type="string" table:style-name="ce33">
            <text:p>VWS</text:p>
          </table:table-cell>
          <table:table-cell office:value-type="float" office:value="1344.3" table:style-name="ce45">
            <text:p><text:s/>1.344<text:s/></text:p>
          </table:table-cell>
          <table:table-cell office:value-type="float" office:value="6.6000000000000003E-2" table:style-name="ce35">
            <text:p><text:s/>0,066<text:s/></text:p>
          </table:table-cell>
          <table:table-cell office:value-type="float" office:value="4.8689999999999998" table:style-name="ce36">
            <text:p><text:s/>4,869<text:s/></text:p>
          </table:table-cell>
          <table:table-cell table:style-name="ce36"/>
          <table:table-cell office:value-type="float" office:value="4.9349999999999996" table:style-name="ce37">
            <text:p><text:s/>4,935<text:s/></text:p>
          </table:table-cell>
          <table:table-cell office:value-type="float" office:value="40.497999999999998" table:style-name="ce36">
            <text:p><text:s/>40,498<text:s/></text:p>
          </table:table-cell>
          <table:table-cell office:value-type="float" office:value="57.222999999999999" table:style-name="ce36">
            <text:p><text:s/>57,223<text:s/></text:p>
          </table:table-cell>
          <table:table-cell office:value-type="float" office:value="50.795000000000002" table:style-name="ce36">
            <text:p><text:s/>50,795<text:s/></text:p>
          </table:table-cell>
          <table:table-cell office:value-type="float" office:value="148.51600000000002" table:style-name="ce37">
            <text:p><text:s/>148,516<text:s/></text:p>
          </table:table-cell>
          <table:table-cell office:value-type="float" office:value="153.45100000000002" table:style-name="ce38">
            <text:p><text:s/>153,451<text:s/></text:p>
          </table:table-cell>
          <table:table-cell office:value-type="float" office:value="41.8" table:style-name="ce36">
            <text:p><text:s/>41,800<text:s/></text:p>
          </table:table-cell>
          <table:table-cell table:style-name="ce36"/>
          <table:table-cell office:value-type="float" office:value="-5.2140000000000004" table:style-name="ce36">
            <text:p><text:s/>-5,214<text:s/></text:p>
          </table:table-cell>
          <table:table-cell office:value-type="float" office:value="36.585999999999999" table:style-name="ce37">
            <text:p><text:s/>36,586<text:s/></text:p>
          </table:table-cell>
          <table:table-cell office:value-type="float" office:value="10.68" table:style-name="ce39">
            <text:p><text:s/>10,680<text:s/></text:p>
          </table:table-cell>
          <table:table-cell table:style-name="ce39"/>
          <table:table-cell office:value-type="float" office:value="106.185" table:style-name="ce39">
            <text:p><text:s/>106,185<text:s/></text:p>
          </table:table-cell>
          <table:table-cell office:value-type="float" office:value="153.45099999999999" table:style-name="ce38">
            <text:p><text:s/>153,451<text:s/></text:p>
          </table:table-cell>
          <table:table-cell office:value-type="float" office:value="151.72999999999999" table:style-name="ce36">
            <text:p><text:s/>151,730<text:s/></text:p>
          </table:table-cell>
          <table:table-cell office:value-type="float" office:value="60.942" table:style-name="ce36">
            <text:p><text:s/>60,942<text:s/></text:p>
          </table:table-cell>
          <table:table-cell office:value-type="float" office:value="122.73" table:style-name="ce36">
            <text:p><text:s/>122,730<text:s/></text:p>
          </table:table-cell>
          <table:table-cell office:value-type="float" office:value="335.40199999999999" table:style-name="ce37">
            <text:p><text:s/>335,402<text:s/></text:p>
          </table:table-cell>
          <table:table-cell table:style-name="ce36"/>
          <table:table-cell office:value-type="float" office:value="5.2999999999999999E-2" table:style-name="ce36">
            <text:p><text:s/>0,053<text:s/></text:p>
          </table:table-cell>
          <table:table-cell office:value-type="float" office:value="5.5" table:style-name="ce36">
            <text:p><text:s/>5,500<text:s/></text:p>
          </table:table-cell>
          <table:table-cell table:style-name="ce36"/>
          <table:table-cell office:value-type="float" office:value="340.95499999999998" table:style-name="ce37">
            <text:p><text:s/>340,955<text:s/></text:p>
          </table:table-cell>
          <table:table-cell office:value-type="float" office:value="114.63500000000001" table:style-name="ce35">
            <text:p><text:s/>114,635<text:s/></text:p>
          </table:table-cell>
          <table:table-cell office:value-type="float" office:value="227.14699999999999" table:style-name="ce36">
            <text:p><text:s/>227,147<text:s/></text:p>
          </table:table-cell>
          <table:table-cell office:value-type="float" office:value="341.78199999999998" table:style-name="ce37">
            <text:p><text:s/>341,782<text:s/></text:p>
          </table:table-cell>
          <table:table-cell office:value-type="float" office:value="2.6280000000000001" table:style-name="ce36">
            <text:p><text:s/>2,628<text:s/></text:p>
          </table:table-cell>
          <table:table-cell table:style-name="ce36"/>
          <table:table-cell office:value-type="float" office:value="1.7430000000000001" table:style-name="ce36">
            <text:p><text:s/>1,743<text:s/></text:p>
          </table:table-cell>
          <table:table-cell office:value-type="float" office:value="1.6E-2" table:style-name="ce36">
            <text:p><text:s/>0,016<text:s/></text:p>
          </table:table-cell>
          <table:table-cell table:style-name="ce36"/>
          <table:table-cell office:value-type="float" office:value="346.16899999999998" table:style-name="ce38">
            <text:p><text:s/>346,169<text:s/></text:p>
          </table:table-cell>
          <table:table-cell office:value-type="float" office:value="-5.2139999999999986" table:style-name="ce40">
            <text:p><text:s/>-5,214<text:s/></text:p>
          </table:table-cell>
          <table:table-cell table:number-columns-repeated="16344"/>
        </table:table-row>
        <table:table-row table:style-name="ro4">
          <table:table-cell office:value-type="string" table:style-name="ce17">
            <text:p>DPC</text:p>
          </table:table-cell>
          <table:table-cell office:value-type="float" office:value="2014" table:style-name="ce18">
            <text:p>2014</text:p>
          </table:table-cell>
          <table:table-cell office:value-type="string" table:style-name="ce18">
            <text:p>AZ</text:p>
          </table:table-cell>
          <table:table-cell office:value-type="float" office:value="136.19999999999999" table:style-name="ce43">
            <text:p><text:s/>136<text:s/></text:p>
          </table:table-cell>
          <table:table-cell office:value-type="float" office:value="0" table:style-name="ce21">
            <text:p><text:s/>-00<text:s/></text:p>
          </table:table-cell>
          <table:table-cell office:value-type="float" office:value="0" table:style-name="ce21">
            <text:p><text:s/>-00<text:s/></text:p>
          </table:table-cell>
          <table:table-cell office:value-type="float" office:value="0" table:style-name="ce21">
            <text:p><text:s/>-00<text:s/></text:p>
          </table:table-cell>
          <table:table-cell office:value-type="float" office:value="0" table:style-name="ce46">
            <text:p><text:s/>-00<text:s/></text:p>
          </table:table-cell>
          <table:table-cell table:style-name="ce21"/>
          <table:table-cell office:value-type="float" office:value="7.0830000000000002" table:style-name="ce21">
            <text:p><text:s/>7,083<text:s/></text:p>
          </table:table-cell>
          <table:table-cell office:value-type="float" office:value="21.308" table:style-name="ce21">
            <text:p><text:s/>21,308<text:s/></text:p>
          </table:table-cell>
          <table:table-cell office:value-type="float" office:value="28.390999999999998" table:style-name="ce22">
            <text:p><text:s/>28,391<text:s/></text:p>
          </table:table-cell>
          <table:table-cell office:value-type="float" office:value="28.390999999999998" table:style-name="ce23">
            <text:p><text:s/>28,391<text:s/></text:p>
          </table:table-cell>
          <table:table-cell office:value-type="float" office:value="3.6749999999999998" table:style-name="ce2">
            <text:p>3,675</text:p>
          </table:table-cell>
          <table:table-cell table:style-name="ce2"/>
          <table:table-cell office:value-type="float" office:value="0.74099999999998545" table:style-name="ce2">
            <text:p>0,741</text:p>
          </table:table-cell>
          <table:table-cell office:value-type="float" office:value="4.4159999999999853" table:style-name="ce22">
            <text:p><text:s/>4,416<text:s/></text:p>
          </table:table-cell>
          <table:table-cell office:value-type="float" office:value="0.503" table:style-name="ce24">
            <text:p><text:s/>0,503<text:s/></text:p>
          </table:table-cell>
          <table:table-cell office:value-type="float" office:value="0" table:style-name="ce24">
            <text:p><text:s/>-00<text:s/></text:p>
          </table:table-cell>
          <table:table-cell office:value-type="float" office:value="23.472000000000001" table:style-name="ce24">
            <text:p><text:s/>23,472<text:s/></text:p>
          </table:table-cell>
          <table:table-cell office:value-type="float" office:value="28.390999999999988" table:style-name="ce23">
            <text:p><text:s/>28,391<text:s/></text:p>
          </table:table-cell>
          <table:table-cell office:value-type="float" office:value="24.632000000000001" table:style-name="ce21">
            <text:p><text:s/>24,632<text:s/></text:p>
          </table:table-cell>
          <table:table-cell office:value-type="float" office:value="46.811999999999998" table:style-name="ce21">
            <text:p><text:s/>46,812<text:s/></text:p>
          </table:table-cell>
          <table:table-cell office:value-type="float" office:value="20.812000000000001" table:style-name="ce21">
            <text:p><text:s/>20,812<text:s/></text:p>
          </table:table-cell>
          <table:table-cell office:value-type="float" office:value="92.256" table:style-name="ce46">
            <text:p><text:s/>92,256<text:s/></text:p>
          </table:table-cell>
          <table:table-cell table:style-name="ce21"/>
          <table:table-cell office:value-type="float" office:value="1.9E-2" table:style-name="ce21">
            <text:p><text:s/>0,019<text:s/></text:p>
          </table:table-cell>
          <table:table-cell office:value-type="float" office:value="0.32" table:style-name="ce21">
            <text:p><text:s/>0,320<text:s/></text:p>
          </table:table-cell>
          <table:table-cell office:value-type="float" office:value="1.4999999999999999E-2" table:style-name="ce21">
            <text:p><text:s/>0,015<text:s/></text:p>
          </table:table-cell>
          <table:table-cell office:value-type="float" office:value="92.61" table:style-name="ce22">
            <text:p><text:s/>92,610<text:s/></text:p>
          </table:table-cell>
          <table:table-cell office:value-type="float" office:value="12.129" table:style-name="ce20">
            <text:p><text:s/>12,129<text:s/></text:p>
          </table:table-cell>
          <table:table-cell office:value-type="float" office:value="78.938000000000002" table:style-name="ce21">
            <text:p><text:s/>78,938<text:s/></text:p>
          </table:table-cell>
          <table:table-cell office:value-type="float" office:value="91.067000000000007" table:style-name="ce46">
            <text:p><text:s/>91,067<text:s/></text:p>
          </table:table-cell>
          <table:table-cell table:number-columns-repeated="2" table:style-name="ce21"/>
          <table:table-cell office:value-type="float" office:value="0.71199999999999997" table:style-name="ce21">
            <text:p><text:s/>0,712<text:s/></text:p>
          </table:table-cell>
          <table:table-cell table:style-name="ce21"/>
          <table:table-cell office:value-type="float" office:value="0.09" table:style-name="ce21">
            <text:p><text:s/>0,090<text:s/></text:p>
          </table:table-cell>
          <table:table-cell office:value-type="float" office:value="91.869000000000014" table:style-name="ce46">
            <text:p><text:s/>91,869<text:s/></text:p>
          </table:table-cell>
          <table:table-cell office:value-type="float" office:value="0.74099999999998545" table:style-name="ce25">
            <text:p><text:s/>0,741<text:s/></text:p>
          </table:table-cell>
          <table:table-cell table:number-columns-repeated="16344"/>
        </table:table-row>
        <table:table-row table:style-name="ro4">
          <table:table-cell office:value-type="string" table:style-name="ce2">
            <text:p>CBI</text:p>
          </table:table-cell>
          <table:table-cell office:value-type="float" office:value="2014" table:style-name="ce2">
            <text:p>2014</text:p>
          </table:table-cell>
          <table:table-cell office:value-type="string" table:style-name="ce2">
            <text:p>BuZa</text:p>
          </table:table-cell>
          <table:table-cell office:value-type="float" office:value="15" table:style-name="ce41">
            <text:p><text:s/>15<text:s/></text:p>
          </table:table-cell>
          <table:table-cell office:value-type="float" office:value="0" table:style-name="ce21">
            <text:p><text:s/>-00<text:s/></text:p>
          </table:table-cell>
          <table:table-cell office:value-type="float" office:value="0" table:style-name="ce21">
            <text:p><text:s/>-00<text:s/></text:p>
          </table:table-cell>
          <table:table-cell office:value-type="float" office:value="0" table:style-name="ce21">
            <text:p><text:s/>-00<text:s/></text:p>
          </table:table-cell>
          <table:table-cell office:value-type="float" office:value="0" table:style-name="ce46">
            <text:p><text:s/>-00<text:s/></text:p>
          </table:table-cell>
          <table:table-cell table:style-name="ce21"/>
          <table:table-cell office:value-type="float" office:value="4.2009999999999996" table:style-name="ce21">
            <text:p><text:s/>4,201<text:s/></text:p>
          </table:table-cell>
          <table:table-cell office:value-type="float" office:value="4.0940000000000003" table:style-name="ce21">
            <text:p><text:s/>4,094<text:s/></text:p>
          </table:table-cell>
          <table:table-cell office:value-type="float" office:value="8.2949999999999999" table:style-name="ce22">
            <text:p><text:s/>8,295<text:s/></text:p>
          </table:table-cell>
          <table:table-cell office:value-type="float" office:value="8.2949999999999999" table:style-name="ce23">
            <text:p><text:s/>8,295<text:s/></text:p>
          </table:table-cell>
          <table:table-cell office:value-type="float" office:value="1.123" table:style-name="ce2">
            <text:p>1,123</text:p>
          </table:table-cell>
          <table:table-cell table:style-name="ce2"/>
          <table:table-cell office:value-type="float" office:value="-0.4880000000000031" table:style-name="ce2">
            <text:p>-0,488</text:p>
          </table:table-cell>
          <table:table-cell office:value-type="float" office:value="0.6349999999999969" table:style-name="ce22">
            <text:p><text:s/>0,635<text:s/></text:p>
          </table:table-cell>
          <table:table-cell table:number-columns-repeated="2" table:style-name="ce24"/>
          <table:table-cell office:value-type="float" office:value="7.66" table:style-name="ce24">
            <text:p><text:s/>7,660<text:s/></text:p>
          </table:table-cell>
          <table:table-cell office:value-type="float" office:value="8.2949999999999964" table:style-name="ce23">
            <text:p><text:s/>8,295<text:s/></text:p>
          </table:table-cell>
          <table:table-cell office:value-type="float" office:value="19.564" table:style-name="ce21">
            <text:p><text:s/>19,564<text:s/></text:p>
          </table:table-cell>
          <table:table-cell office:value-type="float" office:value="0" table:style-name="ce21">
            <text:p><text:s/>-00<text:s/></text:p>
          </table:table-cell>
          <table:table-cell office:value-type="float" office:value="0.36199999999999999" table:style-name="ce21">
            <text:p><text:s/>0,362<text:s/></text:p>
          </table:table-cell>
          <table:table-cell office:value-type="float" office:value="19.925999999999998" table:style-name="ce46">
            <text:p><text:s/>19,926<text:s/></text:p>
          </table:table-cell>
          <table:table-cell table:number-columns-repeated="2" table:style-name="ce21"/>
          <table:table-cell office:value-type="float" office:value="8.0000000000000002E-3" table:style-name="ce21">
            <text:p><text:s/>0,008<text:s/></text:p>
          </table:table-cell>
          <table:table-cell table:style-name="ce21"/>
          <table:table-cell office:value-type="float" office:value="19.933999999999997" table:style-name="ce22">
            <text:p><text:s/>19,934<text:s/></text:p>
          </table:table-cell>
          <table:table-cell office:value-type="float" office:value="0.222" table:style-name="ce20">
            <text:p><text:s/>0,222<text:s/></text:p>
          </table:table-cell>
          <table:table-cell office:value-type="float" office:value="19.914999999999999" table:style-name="ce21">
            <text:p><text:s/>19,915<text:s/></text:p>
          </table:table-cell>
          <table:table-cell office:value-type="float" office:value="20.137" table:style-name="ce46">
            <text:p><text:s/>20,137<text:s/></text:p>
          </table:table-cell>
          <table:table-cell office:value-type="float" office:value="0.28499999999999998" table:style-name="ce21">
            <text:p><text:s/>0,285<text:s/></text:p>
          </table:table-cell>
          <table:table-cell table:number-columns-repeated="4" table:style-name="ce21"/>
          <table:table-cell office:value-type="float" office:value="20.422000000000001" table:style-name="ce46">
            <text:p><text:s/>20,422<text:s/></text:p>
          </table:table-cell>
          <table:table-cell office:value-type="float" office:value="-0.4880000000000031" table:style-name="ce25">
            <text:p><text:s/>-0,488<text:s/></text:p>
          </table:table-cell>
          <table:table-cell table:number-columns-repeated="16344"/>
        </table:table-row>
        <table:table-row table:style-name="ro4">
          <table:table-cell office:value-type="string" table:style-name="ce2">
            <text:p>BPR</text:p>
          </table:table-cell>
          <table:table-cell office:value-type="float" office:value="2014" table:style-name="ce2">
            <text:p>2014</text:p>
          </table:table-cell>
          <table:table-cell office:value-type="string" table:style-name="ce2">
            <text:p>BZK</text:p>
          </table:table-cell>
          <table:table-cell office:value-type="float" office:value="119" table:style-name="ce41">
            <text:p><text:s/>119<text:s/></text:p>
          </table:table-cell>
          <table:table-cell table:style-name="ce21"/>
          <table:table-cell office:value-type="float" office:value="10.771000000000001" table:style-name="ce21">
            <text:p><text:s/>10,771<text:s/></text:p>
          </table:table-cell>
          <table:table-cell table:style-name="ce21"/>
          <table:table-cell office:value-type="float" office:value="10.771000000000001" table:style-name="ce46">
            <text:p><text:s/>10,771<text:s/></text:p>
          </table:table-cell>
          <table:table-cell office:value-type="float" office:value="0" table:style-name="ce21">
            <text:p><text:s/>-00<text:s/></text:p>
          </table:table-cell>
          <table:table-cell office:value-type="float" office:value="8.3710000000000004" table:style-name="ce21">
            <text:p><text:s/>8,371<text:s/></text:p>
          </table:table-cell>
          <table:table-cell office:value-type="float" office:value="51.591000000000001" table:style-name="ce21">
            <text:p><text:s/>51,591<text:s/></text:p>
          </table:table-cell>
          <table:table-cell office:value-type="float" office:value="59.962000000000003" table:style-name="ce22">
            <text:p><text:s/>59,962<text:s/></text:p>
          </table:table-cell>
          <table:table-cell office:value-type="float" office:value="70.733000000000004" table:style-name="ce23">
            <text:p><text:s/>70,733<text:s/></text:p>
          </table:table-cell>
          <table:table-cell office:value-type="float" office:value="5.4" table:style-name="ce2">
            <text:p>5,4</text:p>
          </table:table-cell>
          <table:table-cell office:value-type="float" office:value="21.538" table:style-name="ce2">
            <text:p>21,538</text:p>
          </table:table-cell>
          <table:table-cell office:value-type="float" office:value="5.4070000000000107" table:style-name="ce2">
            <text:p>5,407</text:p>
          </table:table-cell>
          <table:table-cell office:value-type="float" office:value="32.345000000000013" table:style-name="ce22">
            <text:p><text:s/>32,345<text:s/></text:p>
          </table:table-cell>
          <table:table-cell table:style-name="ce24"/>
          <table:table-cell office:value-type="float" office:value="5" table:style-name="ce24">
            <text:p><text:s/>5,000<text:s/></text:p>
          </table:table-cell>
          <table:table-cell office:value-type="float" office:value="33.388000000000005" table:style-name="ce24">
            <text:p><text:s/>33,388<text:s/></text:p>
          </table:table-cell>
          <table:table-cell office:value-type="float" office:value="70.733000000000018" table:style-name="ce23">
            <text:p><text:s/>70,733<text:s/></text:p>
          </table:table-cell>
          <table:table-cell office:value-type="float" office:value="25.271999999999998" table:style-name="ce21">
            <text:p><text:s/>25,272<text:s/></text:p>
          </table:table-cell>
          <table:table-cell office:value-type="float" office:value="0" table:style-name="ce21">
            <text:p><text:s/>-00<text:s/></text:p>
          </table:table-cell>
          <table:table-cell office:value-type="float" office:value="113.92100000000001" table:style-name="ce21">
            <text:p><text:s/>113,921<text:s/></text:p>
          </table:table-cell>
          <table:table-cell office:value-type="float" office:value="139.19300000000001" table:style-name="ce46">
            <text:p><text:s/>139,193<text:s/></text:p>
          </table:table-cell>
          <table:table-cell table:style-name="ce21"/>
          <table:table-cell office:value-type="float" office:value="6.2E-2" table:style-name="ce21">
            <text:p><text:s/>0,062<text:s/></text:p>
          </table:table-cell>
          <table:table-cell table:number-columns-repeated="2" table:style-name="ce21"/>
          <table:table-cell office:value-type="float" office:value="139.25500000000002" table:style-name="ce22">
            <text:p><text:s/>139,255<text:s/></text:p>
          </table:table-cell>
          <table:table-cell office:value-type="float" office:value="12.292999999999999" table:style-name="ce20">
            <text:p><text:s/>12,293<text:s/></text:p>
          </table:table-cell>
          <table:table-cell office:value-type="float" office:value="97.311000000000007" table:style-name="ce21">
            <text:p><text:s/>97,311<text:s/></text:p>
          </table:table-cell>
          <table:table-cell office:value-type="float" office:value="109.60400000000001" table:style-name="ce46">
            <text:p><text:s/>109,604<text:s/></text:p>
          </table:table-cell>
          <table:table-cell office:value-type="float" office:value="2.629" table:style-name="ce21">
            <text:p><text:s/>2,629<text:s/></text:p>
          </table:table-cell>
          <table:table-cell office:value-type="float" office:value="21.538" table:style-name="ce21">
            <text:p><text:s/>21,538<text:s/></text:p>
          </table:table-cell>
          <table:table-cell table:style-name="ce21"/>
          <table:table-cell office:value-type="float" office:value="7.6999999999999999E-2" table:style-name="ce21">
            <text:p><text:s/>0,077<text:s/></text:p>
          </table:table-cell>
          <table:table-cell table:style-name="ce21"/>
          <table:table-cell office:value-type="float" office:value="133.84800000000001" table:style-name="ce46">
            <text:p><text:s/>133,848<text:s/></text:p>
          </table:table-cell>
          <table:table-cell office:value-type="float" office:value="5.4070000000000107" table:style-name="ce25">
            <text:p><text:s/>5,407<text:s/></text:p>
          </table:table-cell>
          <table:table-cell table:number-columns-repeated="16344"/>
        </table:table-row>
        <table:table-row table:style-name="ro4">
          <table:table-cell office:value-type="string" table:style-name="ce2">
            <text:p>DHC</text:p>
          </table:table-cell>
          <table:table-cell office:value-type="float" office:value="2014" table:style-name="ce2">
            <text:p>2014</text:p>
          </table:table-cell>
          <table:table-cell office:value-type="string" table:style-name="ce2">
            <text:p>BZK</text:p>
          </table:table-cell>
          <table:table-cell office:value-type="float" office:value="66" table:style-name="ce41">
            <text:p><text:s/>66<text:s/></text:p>
          </table:table-cell>
          <table:table-cell office:value-type="float" office:value="2.0350000000000001" table:style-name="ce21">
            <text:p><text:s/>2,035<text:s/></text:p>
          </table:table-cell>
          <table:table-cell office:value-type="float" office:value="8.5999999999999993E-2" table:style-name="ce21">
            <text:p><text:s/>0,086<text:s/></text:p>
          </table:table-cell>
          <table:table-cell table:style-name="ce21"/>
          <table:table-cell office:value-type="float" office:value="2.121" table:style-name="ce46">
            <text:p><text:s/>2,121<text:s/></text:p>
          </table:table-cell>
          <table:table-cell office:value-type="float" office:value="2.2389999999999999" table:style-name="ce21">
            <text:p><text:s/>2,239<text:s/></text:p>
          </table:table-cell>
          <table:table-cell office:value-type="float" office:value="1.0129999999999999" table:style-name="ce21">
            <text:p><text:s/>1,013<text:s/></text:p>
          </table:table-cell>
          <table:table-cell office:value-type="float" office:value="6.9969999999999999" table:style-name="ce21">
            <text:p><text:s/>6,997<text:s/></text:p>
          </table:table-cell>
          <table:table-cell office:value-type="float" office:value="10.248999999999999" table:style-name="ce22">
            <text:p><text:s/>10,249<text:s/></text:p>
          </table:table-cell>
          <table:table-cell office:value-type="float" office:value="12.37" table:style-name="ce23">
            <text:p><text:s/>12,370<text:s/></text:p>
          </table:table-cell>
          <table:table-cell office:value-type="float" office:value="1.9990000000000001" table:style-name="ce2">
            <text:p>1,999</text:p>
          </table:table-cell>
          <table:table-cell table:style-name="ce2"/>
          <table:table-cell office:value-type="float" office:value="-1.1090000000000018" table:style-name="ce2">
            <text:p>-1,109</text:p>
          </table:table-cell>
          <table:table-cell office:value-type="float" office:value="0.88999999999999835" table:style-name="ce22">
            <text:p><text:s/>0,890<text:s/></text:p>
          </table:table-cell>
          <table:table-cell office:value-type="float" office:value="2.7480000000000002" table:style-name="ce24">
            <text:p><text:s/>2,748<text:s/></text:p>
          </table:table-cell>
          <table:table-cell table:style-name="ce24"/>
          <table:table-cell office:value-type="float" office:value="8.73" table:style-name="ce24">
            <text:p><text:s/>8,730<text:s/></text:p>
          </table:table-cell>
          <table:table-cell office:value-type="float" office:value="12.367999999999999" table:style-name="ce23">
            <text:p><text:s/>12,368<text:s/></text:p>
          </table:table-cell>
          <table:table-cell office:value-type="float" office:value="12.182" table:style-name="ce24">
            <text:p><text:s/>12,182<text:s/></text:p>
          </table:table-cell>
          <table:table-cell office:value-type="float" office:value="0" table:style-name="ce24">
            <text:p><text:s/>-00<text:s/></text:p>
          </table:table-cell>
          <table:table-cell office:value-type="float" office:value="0.96599999999999997" table:style-name="ce24">
            <text:p><text:s/>0,966<text:s/></text:p>
          </table:table-cell>
          <table:table-cell office:value-type="float" office:value="13.148" table:style-name="ce46">
            <text:p><text:s/>13,148<text:s/></text:p>
          </table:table-cell>
          <table:table-cell table:style-name="ce24"/>
          <table:table-cell office:value-type="float" office:value="8.9999999999999993E-3" table:style-name="ce24">
            <text:p><text:s/>0,009<text:s/></text:p>
          </table:table-cell>
          <table:table-cell office:value-type="float" office:value="0" table:style-name="ce24">
            <text:p><text:s/>-00<text:s/></text:p>
          </table:table-cell>
          <table:table-cell office:value-type="float" office:value="2.331" table:style-name="ce24">
            <text:p><text:s/>2,331<text:s/></text:p>
          </table:table-cell>
          <table:table-cell office:value-type="float" office:value="15.488" table:style-name="ce22">
            <text:p><text:s/>15,488<text:s/></text:p>
          </table:table-cell>
          <table:table-cell office:value-type="float" office:value="6.8120000000000003" table:style-name="ce20">
            <text:p><text:s/>6,812<text:s/></text:p>
          </table:table-cell>
          <table:table-cell office:value-type="float" office:value="5.5060000000000002" table:style-name="ce24">
            <text:p><text:s/>5,506<text:s/></text:p>
          </table:table-cell>
          <table:table-cell office:value-type="float" office:value="12.318000000000001" table:style-name="ce46">
            <text:p><text:s/>12,318<text:s/></text:p>
          </table:table-cell>
          <table:table-cell office:value-type="float" office:value="0.98799999999999999" table:style-name="ce24">
            <text:p><text:s/>0,988<text:s/></text:p>
          </table:table-cell>
          <table:table-cell table:style-name="ce24"/>
          <table:table-cell office:value-type="float" office:value="0.96" table:style-name="ce24">
            <text:p><text:s/>0,960<text:s/></text:p>
          </table:table-cell>
          <table:table-cell office:value-type="float" office:value="0" table:style-name="ce24">
            <text:p><text:s/>-00<text:s/></text:p>
          </table:table-cell>
          <table:table-cell office:value-type="float" office:value="2.331" table:style-name="ce24">
            <text:p><text:s/>2,331<text:s/></text:p>
          </table:table-cell>
          <table:table-cell office:value-type="float" office:value="16.597000000000001" table:style-name="ce46">
            <text:p><text:s/>16,597<text:s/></text:p>
          </table:table-cell>
          <table:table-cell office:value-type="float" office:value="-1.1090000000000018" table:style-name="ce25">
            <text:p><text:s/>-1,109<text:s/></text:p>
          </table:table-cell>
          <table:table-cell table:number-columns-repeated="16344"/>
        </table:table-row>
        <table:table-row table:style-name="ro4">
          <table:table-cell office:value-type="string" table:style-name="ce3">
            <text:p>FMH</text:p>
          </table:table-cell>
          <table:table-cell office:value-type="float" office:value="2014" table:style-name="ce2">
            <text:p>2014</text:p>
          </table:table-cell>
          <table:table-cell office:value-type="string" table:style-name="ce2">
            <text:p>BZK</text:p>
          </table:table-cell>
          <table:table-cell office:value-type="float" office:value="414" table:style-name="ce41">
            <text:p><text:s/>414<text:s/></text:p>
          </table:table-cell>
          <table:table-cell office:value-type="float" office:value="0" table:style-name="ce24">
            <text:p><text:s/>-00<text:s/></text:p>
          </table:table-cell>
          <table:table-cell office:value-type="float" office:value="26.907" table:style-name="ce24">
            <text:p><text:s/>26,907<text:s/></text:p>
          </table:table-cell>
          <table:table-cell table:style-name="ce24"/>
          <table:table-cell office:value-type="float" office:value="26.907" table:style-name="ce46">
            <text:p><text:s/>26,907<text:s/></text:p>
          </table:table-cell>
          <table:table-cell table:style-name="ce24"/>
          <table:table-cell office:value-type="float" office:value="8.0890000000000004" table:style-name="ce24">
            <text:p><text:s/>8,089<text:s/></text:p>
          </table:table-cell>
          <table:table-cell office:value-type="float" office:value="18.902999999999999" table:style-name="ce24">
            <text:p><text:s/>18,903<text:s/></text:p>
          </table:table-cell>
          <table:table-cell office:value-type="float" office:value="26.991999999999997" table:style-name="ce22">
            <text:p><text:s/>26,992<text:s/></text:p>
          </table:table-cell>
          <table:table-cell office:value-type="float" office:value="53.899000000000001" table:style-name="ce23">
            <text:p><text:s/>53,899<text:s/></text:p>
          </table:table-cell>
          <table:table-cell office:value-type="float" office:value="7.6029999999999998" table:style-name="ce2">
            <text:p>7,603</text:p>
          </table:table-cell>
          <table:table-cell table:style-name="ce2"/>
          <table:table-cell office:value-type="float" office:value="-2.0330000000000013" table:style-name="ce2">
            <text:p>-2,033</text:p>
          </table:table-cell>
          <table:table-cell office:value-type="float" office:value="5.5699999999999985" table:style-name="ce22">
            <text:p><text:s/>5,570<text:s/></text:p>
          </table:table-cell>
          <table:table-cell office:value-type="float" office:value="4.2999999999999997E-2" table:style-name="ce24">
            <text:p><text:s/>0,043<text:s/></text:p>
          </table:table-cell>
          <table:table-cell office:value-type="float" office:value="16.827000000000002" table:style-name="ce24">
            <text:p><text:s/>16,827<text:s/></text:p>
          </table:table-cell>
          <table:table-cell office:value-type="float" office:value="31.459" table:style-name="ce24">
            <text:p><text:s/>31,459<text:s/></text:p>
          </table:table-cell>
          <table:table-cell office:value-type="float" office:value="53.899000000000001" table:style-name="ce23">
            <text:p><text:s/>53,899<text:s/></text:p>
          </table:table-cell>
          <table:table-cell office:value-type="float" office:value="20.456" table:style-name="ce24">
            <text:p><text:s/>20,456<text:s/></text:p>
          </table:table-cell>
          <table:table-cell office:value-type="float" office:value="93.960999999999999" table:style-name="ce24">
            <text:p><text:s/>93,961<text:s/></text:p>
          </table:table-cell>
          <table:table-cell office:value-type="float" office:value="0.17" table:style-name="ce24">
            <text:p><text:s/>0,170<text:s/></text:p>
          </table:table-cell>
          <table:table-cell office:value-type="float" office:value="114.587" table:style-name="ce46">
            <text:p><text:s/>114,587<text:s/></text:p>
          </table:table-cell>
          <table:table-cell table:style-name="ce24"/>
          <table:table-cell office:value-type="float" office:value="1.0999999999999999E-2" table:style-name="ce24">
            <text:p><text:s/>0,011<text:s/></text:p>
          </table:table-cell>
          <table:table-cell office:value-type="float" office:value="2.7E-2" table:style-name="ce24">
            <text:p><text:s/>0,027<text:s/></text:p>
          </table:table-cell>
          <table:table-cell table:style-name="ce24"/>
          <table:table-cell office:value-type="float" office:value="114.625" table:style-name="ce22">
            <text:p><text:s/>114,625<text:s/></text:p>
          </table:table-cell>
          <table:table-cell office:value-type="float" office:value="34.415999999999997" table:style-name="ce20">
            <text:p><text:s/>34,416<text:s/></text:p>
          </table:table-cell>
          <table:table-cell office:value-type="float" office:value="74.975999999999999" table:style-name="ce24">
            <text:p><text:s/>74,976<text:s/></text:p>
          </table:table-cell>
          <table:table-cell office:value-type="float" office:value="109.392" table:style-name="ce46">
            <text:p><text:s/>109,392<text:s/></text:p>
          </table:table-cell>
          <table:table-cell office:value-type="float" office:value="6.7779999999999996" table:style-name="ce24">
            <text:p><text:s/>6,778<text:s/></text:p>
          </table:table-cell>
          <table:table-cell table:number-columns-repeated="3" table:style-name="ce24"/>
          <table:table-cell office:value-type="float" office:value="0.48799999999999999" table:style-name="ce24">
            <text:p><text:s/>0,488<text:s/></text:p>
          </table:table-cell>
          <table:table-cell office:value-type="float" office:value="116.658" table:style-name="ce46">
            <text:p><text:s/>116,658<text:s/></text:p>
          </table:table-cell>
          <table:table-cell office:value-type="float" office:value="-2.0330000000000013" table:style-name="ce25">
            <text:p><text:s/>-2,033<text:s/></text:p>
          </table:table-cell>
          <table:table-cell table:number-columns-repeated="16344"/>
        </table:table-row>
        <table:table-row table:style-name="ro4">
          <table:table-cell office:value-type="string" table:style-name="ce2">
            <text:p>GDI</text:p>
          </table:table-cell>
          <table:table-cell office:value-type="float" office:value="2014" table:style-name="ce2">
            <text:p>2014</text:p>
          </table:table-cell>
          <table:table-cell office:value-type="string" table:style-name="ce2">
            <text:p>BZK</text:p>
          </table:table-cell>
          <table:table-cell office:value-type="float" office:value="212" table:style-name="ce41">
            <text:p><text:s/>212<text:s/></text:p>
          </table:table-cell>
          <table:table-cell office:value-type="float" office:value="0" table:style-name="ce21">
            <text:p><text:s/>-00<text:s/></text:p>
          </table:table-cell>
          <table:table-cell office:value-type="float" office:value="12.31" table:style-name="ce21">
            <text:p><text:s/>12,310<text:s/></text:p>
          </table:table-cell>
          <table:table-cell table:style-name="ce21"/>
          <table:table-cell office:value-type="float" office:value="12.31" table:style-name="ce46">
            <text:p><text:s/>12,310<text:s/></text:p>
          </table:table-cell>
          <table:table-cell table:style-name="ce21"/>
          <table:table-cell office:value-type="float" office:value="11.074" table:style-name="ce21">
            <text:p><text:s/>11,074<text:s/></text:p>
          </table:table-cell>
          <table:table-cell office:value-type="float" office:value="10.071999999999999" table:style-name="ce21">
            <text:p><text:s/>10,072<text:s/></text:p>
          </table:table-cell>
          <table:table-cell office:value-type="float" office:value="21.146000000000001" table:style-name="ce22">
            <text:p><text:s/>21,146<text:s/></text:p>
          </table:table-cell>
          <table:table-cell office:value-type="float" office:value="33.456000000000003" table:style-name="ce23">
            <text:p><text:s/>33,456<text:s/></text:p>
          </table:table-cell>
          <table:table-cell office:value-type="float" office:value="2.6190000000000002" table:style-name="ce2">
            <text:p>2,619</text:p>
          </table:table-cell>
          <table:table-cell table:style-name="ce2"/>
          <table:table-cell office:value-type="float" office:value="0.54099999999998261" table:style-name="ce2">
            <text:p>0,541</text:p>
          </table:table-cell>
          <table:table-cell office:value-type="float" office:value="3.1599999999999828" table:style-name="ce22">
            <text:p><text:s/>3,160<text:s/></text:p>
          </table:table-cell>
          <table:table-cell office:value-type="float" office:value="1.68" table:style-name="ce24">
            <text:p><text:s/>1,680<text:s/></text:p>
          </table:table-cell>
          <table:table-cell office:value-type="float" office:value="5.65" table:style-name="ce24">
            <text:p><text:s/>5,650<text:s/></text:p>
          </table:table-cell>
          <table:table-cell office:value-type="float" office:value="22.966000000000001" table:style-name="ce24">
            <text:p><text:s/>22,966<text:s/></text:p>
          </table:table-cell>
          <table:table-cell office:value-type="float" office:value="33.455999999999989" table:style-name="ce23">
            <text:p><text:s/>33,456<text:s/></text:p>
          </table:table-cell>
          <table:table-cell office:value-type="float" office:value="2.2400000000000002" table:style-name="ce21">
            <text:p><text:s/>2,240<text:s/></text:p>
          </table:table-cell>
          <table:table-cell office:value-type="float" office:value="67.861999999999995" table:style-name="ce21">
            <text:p><text:s/>67,862<text:s/></text:p>
          </table:table-cell>
          <table:table-cell table:style-name="ce21"/>
          <table:table-cell office:value-type="float" office:value="70.10199999999999" table:style-name="ce46">
            <text:p><text:s/>70,102<text:s/></text:p>
          </table:table-cell>
          <table:table-cell table:number-columns-repeated="3" table:style-name="ce21"/>
          <table:table-cell office:value-type="float" office:value="1.28" table:style-name="ce21">
            <text:p><text:s/>1,280<text:s/></text:p>
          </table:table-cell>
          <table:table-cell office:value-type="float" office:value="71.381999999999991" table:style-name="ce22">
            <text:p><text:s/>71,382<text:s/></text:p>
          </table:table-cell>
          <table:table-cell office:value-type="float" office:value="44.386000000000003" table:style-name="ce20">
            <text:p><text:s/>44,386<text:s/></text:p>
          </table:table-cell>
          <table:table-cell office:value-type="float" office:value="17.076000000000001" table:style-name="ce21">
            <text:p><text:s/>17,076<text:s/></text:p>
          </table:table-cell>
          <table:table-cell office:value-type="float" office:value="61.462000000000003" table:style-name="ce46">
            <text:p><text:s/>61,462<text:s/></text:p>
          </table:table-cell>
          <table:table-cell office:value-type="float" office:value="5.8040000000000003" table:style-name="ce21">
            <text:p><text:s/>5,804<text:s/></text:p>
          </table:table-cell>
          <table:table-cell table:style-name="ce21"/>
          <table:table-cell office:value-type="float" office:value="2.1760000000000002" table:style-name="ce21">
            <text:p><text:s/>2,176<text:s/></text:p>
          </table:table-cell>
          <table:table-cell office:value-type="float" office:value="4.1000000000000002E-2" table:style-name="ce21">
            <text:p><text:s/>0,041<text:s/></text:p>
          </table:table-cell>
          <table:table-cell office:value-type="float" office:value="1.3580000000000001" table:style-name="ce21">
            <text:p><text:s/>1,358<text:s/></text:p>
          </table:table-cell>
          <table:table-cell office:value-type="float" office:value="70.841000000000008" table:style-name="ce46">
            <text:p><text:s/>70,841<text:s/></text:p>
          </table:table-cell>
          <table:table-cell office:value-type="float" office:value="0.54099999999998261" table:style-name="ce25">
            <text:p><text:s/>0,541<text:s/></text:p>
          </table:table-cell>
          <table:table-cell table:number-columns-repeated="16344"/>
        </table:table-row>
        <table:table-row table:style-name="ro4">
          <table:table-cell office:value-type="string" table:style-name="ce2">
            <text:p>Logius</text:p>
          </table:table-cell>
          <table:table-cell office:value-type="float" office:value="2014" table:style-name="ce2">
            <text:p>2014</text:p>
          </table:table-cell>
          <table:table-cell office:value-type="string" table:style-name="ce2">
            <text:p>BZK</text:p>
          </table:table-cell>
          <table:table-cell office:value-type="float" office:value="194" table:style-name="ce41">
            <text:p><text:s/>194<text:s/></text:p>
          </table:table-cell>
          <table:table-cell office:value-type="float" office:value="0" table:style-name="ce21">
            <text:p><text:s/>-00<text:s/></text:p>
          </table:table-cell>
          <table:table-cell office:value-type="float" office:value="3.4470000000000001" table:style-name="ce21">
            <text:p><text:s/>3,447<text:s/></text:p>
          </table:table-cell>
          <table:table-cell table:style-name="ce21"/>
          <table:table-cell office:value-type="float" office:value="3.4470000000000001" table:style-name="ce46">
            <text:p><text:s/>3,447<text:s/></text:p>
          </table:table-cell>
          <table:table-cell office:value-type="float" office:value="0" table:style-name="ce21">
            <text:p><text:s/>-00<text:s/></text:p>
          </table:table-cell>
          <table:table-cell office:value-type="float" office:value="8.8670000000000009" table:style-name="ce21">
            <text:p><text:s/>8,867<text:s/></text:p>
          </table:table-cell>
          <table:table-cell office:value-type="float" office:value="43.841000000000001" table:style-name="ce21">
            <text:p><text:s/>43,841<text:s/></text:p>
          </table:table-cell>
          <table:table-cell office:value-type="float" office:value="52.707999999999998" table:style-name="ce22">
            <text:p><text:s/>52,708<text:s/></text:p>
          </table:table-cell>
          <table:table-cell office:value-type="float" office:value="56.155000000000001" table:style-name="ce23">
            <text:p><text:s/>56,155<text:s/></text:p>
          </table:table-cell>
          <table:table-cell office:value-type="float" office:value="4.2839999999999998" table:style-name="ce2">
            <text:p>4,284</text:p>
          </table:table-cell>
          <table:table-cell table:style-name="ce2"/>
          <table:table-cell office:value-type="float" office:value="-1.1429999999999865" table:style-name="ce2">
            <text:p>-1,143</text:p>
          </table:table-cell>
          <table:table-cell office:value-type="float" office:value="3.1410000000000133" table:style-name="ce22">
            <text:p><text:s/>3,141<text:s/></text:p>
          </table:table-cell>
          <table:table-cell office:value-type="float" office:value="0" table:style-name="ce24">
            <text:p><text:s/>-00<text:s/></text:p>
          </table:table-cell>
          <table:table-cell office:value-type="float" office:value="2.9870000000000001" table:style-name="ce24">
            <text:p><text:s/>2,987<text:s/></text:p>
          </table:table-cell>
          <table:table-cell office:value-type="float" office:value="50.027000000000001" table:style-name="ce24">
            <text:p><text:s/>50,027<text:s/></text:p>
          </table:table-cell>
          <table:table-cell office:value-type="float" office:value="56.155000000000015" table:style-name="ce23">
            <text:p><text:s/>56,155<text:s/></text:p>
          </table:table-cell>
          <table:table-cell office:value-type="float" office:value="58.070999999999998" table:style-name="ce24">
            <text:p><text:s/>58,071<text:s/></text:p>
          </table:table-cell>
          <table:table-cell office:value-type="float" office:value="51.829000000000001" table:style-name="ce24">
            <text:p><text:s/>51,829<text:s/></text:p>
          </table:table-cell>
          <table:table-cell office:value-type="float" office:value="5.0389999999999997" table:style-name="ce24">
            <text:p><text:s/>5,039<text:s/></text:p>
          </table:table-cell>
          <table:table-cell office:value-type="float" office:value="114.93900000000001" table:style-name="ce46">
            <text:p><text:s/>114,939<text:s/></text:p>
          </table:table-cell>
          <table:table-cell table:number-columns-repeated="3" table:style-name="ce21"/>
          <table:table-cell office:value-type="float" office:value="0.82799999999999996" table:style-name="ce21">
            <text:p><text:s/>0,828<text:s/></text:p>
          </table:table-cell>
          <table:table-cell office:value-type="float" office:value="115.76700000000001" table:style-name="ce22">
            <text:p><text:s/>115,767<text:s/></text:p>
          </table:table-cell>
          <table:table-cell office:value-type="float" office:value="40.997" table:style-name="ce20">
            <text:p><text:s/>40,997<text:s/></text:p>
          </table:table-cell>
          <table:table-cell office:value-type="float" office:value="74.656999999999996" table:style-name="ce21">
            <text:p><text:s/>74,657<text:s/></text:p>
          </table:table-cell>
          <table:table-cell office:value-type="float" office:value="115.654" table:style-name="ce46">
            <text:p><text:s/>115,654<text:s/></text:p>
          </table:table-cell>
          <table:table-cell office:value-type="float" office:value="1.2509999999999999" table:style-name="ce21">
            <text:p><text:s/>1,251<text:s/></text:p>
          </table:table-cell>
          <table:table-cell table:number-columns-repeated="2" table:style-name="ce21"/>
          <table:table-cell office:value-type="float" office:value="5.0000000000000001E-3" table:style-name="ce21">
            <text:p><text:s/>0,005<text:s/></text:p>
          </table:table-cell>
          <table:table-cell table:style-name="ce21"/>
          <table:table-cell office:value-type="float" office:value="116.91" table:style-name="ce46">
            <text:p><text:s/>116,910<text:s/></text:p>
          </table:table-cell>
          <table:table-cell office:value-type="float" office:value="-1.1429999999999865" table:style-name="ce25">
            <text:p><text:s/>-1,143<text:s/></text:p>
          </table:table-cell>
          <table:table-cell table:number-columns-repeated="16344"/>
        </table:table-row>
        <table:table-row table:style-name="ro4">
          <table:table-cell office:value-type="string" table:style-name="ce2">
            <text:p>P-Direkt</text:p>
          </table:table-cell>
          <table:table-cell office:value-type="float" office:value="2014" table:style-name="ce2">
            <text:p>2014</text:p>
          </table:table-cell>
          <table:table-cell office:value-type="string" table:style-name="ce2">
            <text:p>BZK</text:p>
          </table:table-cell>
          <table:table-cell office:value-type="float" office:value="409" table:style-name="ce41">
            <text:p><text:s/>409<text:s/></text:p>
          </table:table-cell>
          <table:table-cell office:value-type="float" office:value="59.542999999999999" table:style-name="ce24">
            <text:p><text:s/>59,543<text:s/></text:p>
          </table:table-cell>
          <table:table-cell office:value-type="float" office:value="0.17199999999999999" table:style-name="ce24">
            <text:p><text:s/>0,172<text:s/></text:p>
          </table:table-cell>
          <table:table-cell table:style-name="ce24"/>
          <table:table-cell office:value-type="float" office:value="59.714999999999996" table:style-name="ce46">
            <text:p><text:s/>59,715<text:s/></text:p>
          </table:table-cell>
          <table:table-cell table:style-name="ce24"/>
          <table:table-cell office:value-type="float" office:value="6.266" table:style-name="ce24">
            <text:p><text:s/>6,266<text:s/></text:p>
          </table:table-cell>
          <table:table-cell office:value-type="float" office:value="3.141" table:style-name="ce24">
            <text:p><text:s/>3,141<text:s/></text:p>
          </table:table-cell>
          <table:table-cell office:value-type="float" office:value="9.407" table:style-name="ce22">
            <text:p><text:s/>9,407<text:s/></text:p>
          </table:table-cell>
          <table:table-cell office:value-type="float" office:value="69.122" table:style-name="ce23">
            <text:p><text:s/>69,122<text:s/></text:p>
          </table:table-cell>
          <table:table-cell office:value-type="float" office:value="7.4640000000000004" table:style-name="ce2">
            <text:p>7,464</text:p>
          </table:table-cell>
          <table:table-cell table:style-name="ce2"/>
          <table:table-cell office:value-type="float" office:value="-3.5489999999999924" table:style-name="ce2">
            <text:p>-3,549</text:p>
          </table:table-cell>
          <table:table-cell office:value-type="float" office:value="3.915000000000008" table:style-name="ce22">
            <text:p><text:s/>3,915<text:s/></text:p>
          </table:table-cell>
          <table:table-cell office:value-type="float" office:value="0.245" table:style-name="ce24">
            <text:p><text:s/>0,245<text:s/></text:p>
          </table:table-cell>
          <table:table-cell office:value-type="float" office:value="42.930999999999997" table:style-name="ce24">
            <text:p><text:s/>42,931<text:s/></text:p>
          </table:table-cell>
          <table:table-cell office:value-type="float" office:value="22.031000000000002" table:style-name="ce24">
            <text:p><text:s/>22,031<text:s/></text:p>
          </table:table-cell>
          <table:table-cell office:value-type="float" office:value="69.122000000000014" table:style-name="ce23">
            <text:p><text:s/>69,122<text:s/></text:p>
          </table:table-cell>
          <table:table-cell office:value-type="float" office:value="5.2830000000000004" table:style-name="ce24">
            <text:p><text:s/>5,283<text:s/></text:p>
          </table:table-cell>
          <table:table-cell office:value-type="float" office:value="64.98" table:style-name="ce24">
            <text:p><text:s/>64,980<text:s/></text:p>
          </table:table-cell>
          <table:table-cell office:value-type="float" office:value="0" table:style-name="ce24">
            <text:p><text:s/>-00<text:s/></text:p>
          </table:table-cell>
          <table:table-cell office:value-type="float" office:value="70.263000000000005" table:style-name="ce46">
            <text:p><text:s/>70,263<text:s/></text:p>
          </table:table-cell>
          <table:table-cell table:style-name="ce24"/>
          <table:table-cell office:value-type="float" office:value="2.1999999999999999E-2" table:style-name="ce24">
            <text:p><text:s/>0,022<text:s/></text:p>
          </table:table-cell>
          <table:table-cell office:value-type="float" office:value="4.2000000000000003E-2" table:style-name="ce24">
            <text:p><text:s/>0,042<text:s/></text:p>
          </table:table-cell>
          <table:table-cell office:value-type="float" office:value="0" table:style-name="ce24">
            <text:p><text:s/>-00<text:s/></text:p>
          </table:table-cell>
          <table:table-cell office:value-type="float" office:value="70.327000000000012" table:style-name="ce22">
            <text:p><text:s/>70,327<text:s/></text:p>
          </table:table-cell>
          <table:table-cell office:value-type="float" office:value="35.149000000000001" table:style-name="ce20">
            <text:p><text:s/>35,149<text:s/></text:p>
          </table:table-cell>
          <table:table-cell office:value-type="float" office:value="23.553999999999998" table:style-name="ce24">
            <text:p><text:s/>23,554<text:s/></text:p>
          </table:table-cell>
          <table:table-cell office:value-type="float" office:value="58.703000000000003" table:style-name="ce46">
            <text:p><text:s/>58,703<text:s/></text:p>
          </table:table-cell>
          <table:table-cell office:value-type="float" office:value="12.128" table:style-name="ce24">
            <text:p><text:s/>12,128<text:s/></text:p>
          </table:table-cell>
          <table:table-cell table:number-columns-repeated="2" table:style-name="ce24"/>
          <table:table-cell office:value-type="float" office:value="2.0270000000000001" table:style-name="ce24">
            <text:p><text:s/>2,027<text:s/></text:p>
          </table:table-cell>
          <table:table-cell office:value-type="float" office:value="1.018" table:style-name="ce24">
            <text:p><text:s/>1,018<text:s/></text:p>
          </table:table-cell>
          <table:table-cell office:value-type="float" office:value="73.876000000000005" table:style-name="ce46">
            <text:p><text:s/>73,876<text:s/></text:p>
          </table:table-cell>
          <table:table-cell office:value-type="float" office:value="-3.5489999999999924" table:style-name="ce25">
            <text:p><text:s/>-3,549<text:s/></text:p>
          </table:table-cell>
          <table:table-cell table:number-columns-repeated="16344"/>
        </table:table-row>
        <table:table-row table:style-name="ro4">
          <table:table-cell office:value-type="string" table:style-name="ce2">
            <text:p>RGD</text:p>
          </table:table-cell>
          <table:table-cell office:value-type="float" office:value="2014" table:style-name="ce2">
            <text:p>2014</text:p>
          </table:table-cell>
          <table:table-cell office:value-type="string" table:style-name="ce2">
            <text:p>BZK</text:p>
          </table:table-cell>
          <table:table-cell office:value-type="float" office:value="737" table:style-name="ce41">
            <text:p><text:s/>737<text:s/></text:p>
          </table:table-cell>
          <table:table-cell table:style-name="ce21"/>
          <table:table-cell office:value-type="float" office:value="5542.5950000000003" table:style-name="ce21">
            <text:p><text:s/>5.542,595<text:s/></text:p>
          </table:table-cell>
          <table:table-cell office:value-type="float" office:value="798.14499999999998" table:style-name="ce21">
            <text:p><text:s/>798,145<text:s/></text:p>
          </table:table-cell>
          <table:table-cell office:value-type="float" office:value="6340.74" table:style-name="ce46">
            <text:p><text:s/>6.340,740<text:s/></text:p>
          </table:table-cell>
          <table:table-cell office:value-type="float" office:value="33.932000000000002" table:style-name="ce21">
            <text:p><text:s/>33,932<text:s/></text:p>
          </table:table-cell>
          <table:table-cell office:value-type="float" office:value="70.365000000000009" table:style-name="ce21">
            <text:p><text:s/>70,365<text:s/></text:p>
          </table:table-cell>
          <table:table-cell office:value-type="float" office:value="523.41700000000003" table:style-name="ce21">
            <text:p><text:s/>523,417<text:s/></text:p>
          </table:table-cell>
          <table:table-cell office:value-type="float" office:value="627.71400000000006" table:style-name="ce22">
            <text:p><text:s/>627,714<text:s/></text:p>
          </table:table-cell>
          <table:table-cell office:value-type="float" office:value="6968.4539999999997" table:style-name="ce23">
            <text:p><text:s/>6.968,454<text:s/></text:p>
          </table:table-cell>
          <table:table-cell office:value-type="float" office:value="68.590999999999994" table:style-name="ce2">
            <text:p>68,591</text:p>
          </table:table-cell>
          <table:table-cell office:value-type="float" office:value="62.305" table:style-name="ce2">
            <text:p>62,305</text:p>
          </table:table-cell>
          <table:table-cell office:value-type="float" office:value="81.661999999999807" table:style-name="ce2">
            <text:p>81,662</text:p>
          </table:table-cell>
          <table:table-cell office:value-type="float" office:value="212.55799999999979" table:style-name="ce22">
            <text:p><text:s/>212,558<text:s/></text:p>
          </table:table-cell>
          <table:table-cell office:value-type="float" office:value="98.968000000000004" table:style-name="ce24">
            <text:p><text:s/>98,968<text:s/></text:p>
          </table:table-cell>
          <table:table-cell office:value-type="float" office:value="5916.3289999999997" table:style-name="ce24">
            <text:p><text:s/>5.916,329<text:s/></text:p>
          </table:table-cell>
          <table:table-cell office:value-type="float" office:value="740.59900000000005" table:style-name="ce24">
            <text:p><text:s/>740,599<text:s/></text:p>
          </table:table-cell>
          <table:table-cell office:value-type="float" office:value="6968.4539999999997" table:style-name="ce23">
            <text:p><text:s/>6.968,454<text:s/></text:p>
          </table:table-cell>
          <table:table-cell office:value-type="float" office:value="16.672000000000001" table:style-name="ce21">
            <text:p><text:s/>16,672<text:s/></text:p>
          </table:table-cell>
          <table:table-cell office:value-type="float" office:value="1246.67" table:style-name="ce21">
            <text:p><text:s/>1.246,670<text:s/></text:p>
          </table:table-cell>
          <table:table-cell office:value-type="float" office:value="10.452" table:style-name="ce21">
            <text:p><text:s/>10,452<text:s/></text:p>
          </table:table-cell>
          <table:table-cell office:value-type="float" office:value="1273.7940000000001" table:style-name="ce46">
            <text:p><text:s/>1.273,794<text:s/></text:p>
          </table:table-cell>
          <table:table-cell table:style-name="ce21"/>
          <table:table-cell office:value-type="float" office:value="3.8149999999999999" table:style-name="ce21">
            <text:p><text:s/>3,815<text:s/></text:p>
          </table:table-cell>
          <table:table-cell office:value-type="float" office:value="16.887" table:style-name="ce21">
            <text:p><text:s/>16,887<text:s/></text:p>
          </table:table-cell>
          <table:table-cell office:value-type="float" office:value="27.542000000000002" table:style-name="ce21">
            <text:p><text:s/>27,542<text:s/></text:p>
          </table:table-cell>
          <table:table-cell office:value-type="float" office:value="1322.038" table:style-name="ce22">
            <text:p><text:s/>1.322,038<text:s/></text:p>
          </table:table-cell>
          <table:table-cell table:style-name="ce20"/>
          <table:table-cell table:style-name="ce21"/>
          <table:table-cell office:value-type="float" office:value="0" table:style-name="ce46">
            <text:p><text:s/>-00<text:s/></text:p>
          </table:table-cell>
          <table:table-cell office:value-type="float" office:value="304.52999999999997" table:style-name="ce24">
            <text:p><text:s/>304,530<text:s/></text:p>
          </table:table-cell>
          <table:table-cell office:value-type="float" office:value="691.62000000000012" table:style-name="ce24">
            <text:p><text:s/>691,620<text:s/></text:p>
          </table:table-cell>
          <table:table-cell office:value-type="float" office:value="46.957999999999998" table:style-name="ce24">
            <text:p><text:s/>46,958<text:s/></text:p>
          </table:table-cell>
          <table:table-cell office:value-type="float" office:value="197.268" table:style-name="ce24">
            <text:p><text:s/>197,268<text:s/></text:p>
          </table:table-cell>
          <table:table-cell table:style-name="ce24"/>
          <table:table-cell office:value-type="float" office:value="1240.3760000000002" table:style-name="ce46">
            <text:p><text:s/>1.240,376<text:s/></text:p>
          </table:table-cell>
          <table:table-cell office:value-type="float" office:value="81.661999999999807" table:style-name="ce25">
            <text:p><text:s/>81,662<text:s/></text:p>
          </table:table-cell>
          <table:table-cell table:number-columns-repeated="16344"/>
        </table:table-row>
        <table:table-row table:style-name="ro4">
          <table:table-cell office:value-type="string" table:style-name="ce2">
            <text:p>RVOB</text:p>
          </table:table-cell>
          <table:table-cell office:value-type="float" office:value="2014" table:style-name="ce2">
            <text:p>2014</text:p>
          </table:table-cell>
          <table:table-cell office:value-type="string" table:style-name="ce2">
            <text:p>BZK</text:p>
          </table:table-cell>
          <table:table-cell office:value-type="float" office:value="201" table:style-name="ce41">
            <text:p><text:s/>201<text:s/></text:p>
          </table:table-cell>
          <table:table-cell office:value-type="float" office:value="1E-3" table:style-name="ce21">
            <text:p><text:s/>0,001<text:s/></text:p>
          </table:table-cell>
          <table:table-cell office:value-type="float" office:value="0.128" table:style-name="ce21">
            <text:p><text:s/>0,128<text:s/></text:p>
          </table:table-cell>
          <table:table-cell table:style-name="ce21"/>
          <table:table-cell office:value-type="float" office:value="0.129" table:style-name="ce46">
            <text:p><text:s/>0,129<text:s/></text:p>
          </table:table-cell>
          <table:table-cell office:value-type="float" office:value="113.63800000000001" table:style-name="ce21">
            <text:p><text:s/>113,638<text:s/></text:p>
          </table:table-cell>
          <table:table-cell office:value-type="float" office:value="2.895" table:style-name="ce21">
            <text:p><text:s/>2,895<text:s/></text:p>
          </table:table-cell>
          <table:table-cell office:value-type="float" office:value="115.035" table:style-name="ce21">
            <text:p><text:s/>115,035<text:s/></text:p>
          </table:table-cell>
          <table:table-cell office:value-type="float" office:value="231.56799999999998" table:style-name="ce22">
            <text:p><text:s/>231,568<text:s/></text:p>
          </table:table-cell>
          <table:table-cell office:value-type="float" office:value="231.69699999999997" table:style-name="ce23">
            <text:p><text:s/>231,697<text:s/></text:p>
          </table:table-cell>
          <table:table-cell office:value-type="float" office:value="0.67400000000000004" table:style-name="ce2">
            <text:p>0,674</text:p>
          </table:table-cell>
          <table:table-cell office:value-type="float" office:value="11.548999999999999" table:style-name="ce2">
            <text:p>11,549</text:p>
          </table:table-cell>
          <table:table-cell office:value-type="float" office:value="2.6590000000000025" table:style-name="ce2">
            <text:p>2,659</text:p>
          </table:table-cell>
          <table:table-cell office:value-type="float" office:value="14.882000000000001" table:style-name="ce22">
            <text:p><text:s/>14,882<text:s/></text:p>
          </table:table-cell>
          <table:table-cell office:value-type="float" office:value="0.08" table:style-name="ce24">
            <text:p><text:s/>0,080<text:s/></text:p>
          </table:table-cell>
          <table:table-cell office:value-type="float" office:value="190.21100000000001" table:style-name="ce24">
            <text:p><text:s/>190,211<text:s/></text:p>
          </table:table-cell>
          <table:table-cell office:value-type="float" office:value="26.524000000000001" table:style-name="ce24">
            <text:p><text:s/>26,524<text:s/></text:p>
          </table:table-cell>
          <table:table-cell office:value-type="float" office:value="231.697" table:style-name="ce23">
            <text:p><text:s/>231,697<text:s/></text:p>
          </table:table-cell>
          <table:table-cell office:value-type="float" office:value="23.140999999999998" table:style-name="ce21">
            <text:p><text:s/>23,141<text:s/></text:p>
          </table:table-cell>
          <table:table-cell office:value-type="float" office:value="0.16900000000000001" table:style-name="ce21">
            <text:p><text:s/>0,169<text:s/></text:p>
          </table:table-cell>
          <table:table-cell office:value-type="float" office:value="1.8720000000000001" table:style-name="ce21">
            <text:p><text:s/>1,872<text:s/></text:p>
          </table:table-cell>
          <table:table-cell office:value-type="float" office:value="25.181999999999999" table:style-name="ce46">
            <text:p><text:s/>25,182<text:s/></text:p>
          </table:table-cell>
          <table:table-cell table:style-name="ce21"/>
          <table:table-cell office:value-type="float" office:value="0.18" table:style-name="ce21">
            <text:p><text:s/>0,180<text:s/></text:p>
          </table:table-cell>
          <table:table-cell office:value-type="float" office:value="0.108" table:style-name="ce21">
            <text:p><text:s/>0,108<text:s/></text:p>
          </table:table-cell>
          <table:table-cell office:value-type="float" office:value="0.122" table:style-name="ce21">
            <text:p><text:s/>0,122<text:s/></text:p>
          </table:table-cell>
          <table:table-cell office:value-type="float" office:value="25.591999999999999" table:style-name="ce22">
            <text:p><text:s/>25,592<text:s/></text:p>
          </table:table-cell>
          <table:table-cell office:value-type="float" office:value="16.065999999999999" table:style-name="ce20">
            <text:p><text:s/>16,066<text:s/></text:p>
          </table:table-cell>
          <table:table-cell office:value-type="float" office:value="4.5570000000000004" table:style-name="ce21">
            <text:p><text:s/>4,557<text:s/></text:p>
          </table:table-cell>
          <table:table-cell office:value-type="float" office:value="20.622999999999998" table:style-name="ce46">
            <text:p><text:s/>20,623<text:s/></text:p>
          </table:table-cell>
          <table:table-cell office:value-type="float" office:value="8.4999999999999992E-2" table:style-name="ce21">
            <text:p><text:s/>0,085<text:s/></text:p>
          </table:table-cell>
          <table:table-cell table:style-name="ce21"/>
          <table:table-cell office:value-type="float" office:value="3.4000000000000002E-2" table:style-name="ce21">
            <text:p><text:s/>0,034<text:s/></text:p>
          </table:table-cell>
          <table:table-cell table:style-name="ce21"/>
          <table:table-cell office:value-type="float" office:value="2.1909999999999998" table:style-name="ce21">
            <text:p><text:s/>2,191<text:s/></text:p>
          </table:table-cell>
          <table:table-cell office:value-type="float" office:value="22.932999999999996" table:style-name="ce46">
            <text:p><text:s/>22,933<text:s/></text:p>
          </table:table-cell>
          <table:table-cell office:value-type="float" office:value="2.6590000000000025" table:style-name="ce25">
            <text:p><text:s/>2,659<text:s/></text:p>
          </table:table-cell>
          <table:table-cell table:number-columns-repeated="16344"/>
        </table:table-row>
        <table:table-row table:style-name="ro4">
          <table:table-cell office:value-type="string" table:style-name="ce2">
            <text:p>SSC-ICT</text:p>
          </table:table-cell>
          <table:table-cell office:value-type="float" office:value="2014" table:style-name="ce2">
            <text:p>2014</text:p>
          </table:table-cell>
          <table:table-cell office:value-type="string" table:style-name="ce2">
            <text:p>BZK</text:p>
          </table:table-cell>
          <table:table-cell office:value-type="float" office:value="357.2" table:style-name="ce41">
            <text:p><text:s/>357<text:s/></text:p>
          </table:table-cell>
          <table:table-cell table:style-name="ce21"/>
          <table:table-cell office:value-type="float" office:value="32.277000000000001" table:style-name="ce21">
            <text:p><text:s/>32,277<text:s/></text:p>
          </table:table-cell>
          <table:table-cell table:style-name="ce21"/>
          <table:table-cell office:value-type="float" office:value="32.277000000000001" table:style-name="ce46">
            <text:p><text:s/>32,277<text:s/></text:p>
          </table:table-cell>
          <table:table-cell office:value-type="float" office:value="3.0000000000000001E-3" table:style-name="ce21">
            <text:p><text:s/>0,003<text:s/></text:p>
          </table:table-cell>
          <table:table-cell office:value-type="float" office:value="20.53" table:style-name="ce21">
            <text:p><text:s/>20,530<text:s/></text:p>
          </table:table-cell>
          <table:table-cell office:value-type="float" office:value="28.05" table:style-name="ce21">
            <text:p><text:s/>28,050<text:s/></text:p>
          </table:table-cell>
          <table:table-cell office:value-type="float" office:value="48.582999999999998" table:style-name="ce22">
            <text:p><text:s/>48,583<text:s/></text:p>
          </table:table-cell>
          <table:table-cell office:value-type="float" office:value="80.86" table:style-name="ce23">
            <text:p><text:s/>80,860<text:s/></text:p>
          </table:table-cell>
          <table:table-cell office:value-type="float" office:value="5.8150000000000004" table:style-name="ce2">
            <text:p>5,815</text:p>
          </table:table-cell>
          <table:table-cell table:style-name="ce2"/>
          <table:table-cell office:value-type="float" office:value="-1.4849999999999994" table:style-name="ce2">
            <text:p>-1,485</text:p>
          </table:table-cell>
          <table:table-cell office:value-type="float" office:value="4.330000000000001" table:style-name="ce22">
            <text:p><text:s/>4,330<text:s/></text:p>
          </table:table-cell>
          <table:table-cell office:value-type="float" office:value="6.1150000000000002" table:style-name="ce24">
            <text:p><text:s/>6,115<text:s/></text:p>
          </table:table-cell>
          <table:table-cell office:value-type="float" office:value="24.06" table:style-name="ce24">
            <text:p><text:s/>24,060<text:s/></text:p>
          </table:table-cell>
          <table:table-cell office:value-type="float" office:value="46.355000000000004" table:style-name="ce24">
            <text:p><text:s/>46,355<text:s/></text:p>
          </table:table-cell>
          <table:table-cell office:value-type="float" office:value="80.86" table:style-name="ce23">
            <text:p><text:s/>80,860<text:s/></text:p>
          </table:table-cell>
          <table:table-cell office:value-type="float" office:value="25.533000000000001" table:style-name="ce21">
            <text:p><text:s/>25,533<text:s/></text:p>
          </table:table-cell>
          <table:table-cell office:value-type="float" office:value="87.6" table:style-name="ce21">
            <text:p><text:s/>87,600<text:s/></text:p>
          </table:table-cell>
          <table:table-cell office:value-type="float" office:value="0" table:style-name="ce21">
            <text:p><text:s/>-00<text:s/></text:p>
          </table:table-cell>
          <table:table-cell office:value-type="float" office:value="113.133" table:style-name="ce46">
            <text:p><text:s/>113,133<text:s/></text:p>
          </table:table-cell>
          <table:table-cell office:value-type="float" office:value="0" table:style-name="ce21">
            <text:p><text:s/>-00<text:s/></text:p>
          </table:table-cell>
          <table:table-cell office:value-type="float" office:value="0" table:style-name="ce21">
            <text:p><text:s/>-00<text:s/></text:p>
          </table:table-cell>
          <table:table-cell office:value-type="float" office:value="0" table:style-name="ce21">
            <text:p><text:s/>-00<text:s/></text:p>
          </table:table-cell>
          <table:table-cell office:value-type="float" office:value="1.4750000000000001" table:style-name="ce21">
            <text:p><text:s/>1,475<text:s/></text:p>
          </table:table-cell>
          <table:table-cell office:value-type="float" office:value="114.60799999999999" table:style-name="ce22">
            <text:p><text:s/>114,608<text:s/></text:p>
          </table:table-cell>
          <table:table-cell office:value-type="float" office:value="39.982999999999997" table:style-name="ce20">
            <text:p><text:s/>39,983<text:s/></text:p>
          </table:table-cell>
          <table:table-cell office:value-type="float" office:value="53.595999999999997" table:style-name="ce21">
            <text:p><text:s/>53,596<text:s/></text:p>
          </table:table-cell>
          <table:table-cell office:value-type="float" office:value="93.578999999999994" table:style-name="ce46">
            <text:p><text:s/>93,579<text:s/></text:p>
          </table:table-cell>
          <table:table-cell office:value-type="float" office:value="14.976000000000001" table:style-name="ce21">
            <text:p><text:s/>14,976<text:s/></text:p>
          </table:table-cell>
          <table:table-cell table:style-name="ce21"/>
          <table:table-cell office:value-type="float" office:value="6.1150000000000002" table:style-name="ce21">
            <text:p><text:s/>6,115<text:s/></text:p>
          </table:table-cell>
          <table:table-cell office:value-type="float" office:value="0.13500000000000001" table:style-name="ce21">
            <text:p><text:s/>0,135<text:s/></text:p>
          </table:table-cell>
          <table:table-cell office:value-type="float" office:value="1.288" table:style-name="ce21">
            <text:p><text:s/>1,288<text:s/></text:p>
          </table:table-cell>
          <table:table-cell office:value-type="float" office:value="116.09299999999999" table:style-name="ce46">
            <text:p><text:s/>116,093<text:s/></text:p>
          </table:table-cell>
          <table:table-cell office:value-type="float" office:value="-1.4849999999999994" table:style-name="ce25">
            <text:p><text:s/>-1,485<text:s/></text:p>
          </table:table-cell>
          <table:table-cell table:number-columns-repeated="16344"/>
        </table:table-row>
        <table:table-row table:style-name="ro4">
          <table:table-cell office:value-type="string" table:style-name="ce2">
            <text:p>UBR</text:p>
          </table:table-cell>
          <table:table-cell office:value-type="float" office:value="2014" table:style-name="ce2">
            <text:p>2014</text:p>
          </table:table-cell>
          <table:table-cell office:value-type="string" table:style-name="ce2">
            <text:p>BZK</text:p>
          </table:table-cell>
          <table:table-cell office:value-type="float" office:value="875" table:style-name="ce41">
            <text:p><text:s/>875<text:s/></text:p>
          </table:table-cell>
          <table:table-cell office:value-type="float" office:value="3.4550000000000001" table:style-name="ce24">
            <text:p><text:s/>3,455<text:s/></text:p>
          </table:table-cell>
          <table:table-cell office:value-type="float" office:value="1.4650000000000001" table:style-name="ce24">
            <text:p><text:s/>1,465<text:s/></text:p>
          </table:table-cell>
          <table:table-cell table:style-name="ce24"/>
          <table:table-cell office:value-type="float" office:value="4.92" table:style-name="ce46">
            <text:p><text:s/>4,920<text:s/></text:p>
          </table:table-cell>
          <table:table-cell office:value-type="float" office:value="6.8000000000000005E-2" table:style-name="ce24">
            <text:p><text:s/>0,068<text:s/></text:p>
          </table:table-cell>
          <table:table-cell office:value-type="float" office:value="32.769000000000005" table:style-name="ce24">
            <text:p><text:s/>32,769<text:s/></text:p>
          </table:table-cell>
          <table:table-cell office:value-type="float" office:value="13.882999999999999" table:style-name="ce24">
            <text:p><text:s/>13,883<text:s/></text:p>
          </table:table-cell>
          <table:table-cell office:value-type="float" office:value="46.72" table:style-name="ce22">
            <text:p><text:s/>46,720<text:s/></text:p>
          </table:table-cell>
          <table:table-cell office:value-type="float" office:value="51.64" table:style-name="ce23">
            <text:p><text:s/>51,640<text:s/></text:p>
          </table:table-cell>
          <table:table-cell office:value-type="float" office:value="5.9119999999999999" table:style-name="ce2">
            <text:p>5,912</text:p>
          </table:table-cell>
          <table:table-cell table:style-name="ce2"/>
          <table:table-cell office:value-type="float" office:value="-10.400999999999954" table:style-name="ce2">
            <text:p>-10,401</text:p>
          </table:table-cell>
          <table:table-cell office:value-type="float" office:value="-4.4889999999999537" table:style-name="ce22">
            <text:p><text:s/>-4,489<text:s/></text:p>
          </table:table-cell>
          <table:table-cell office:value-type="float" office:value="19.02" table:style-name="ce24">
            <text:p><text:s/>19,020<text:s/></text:p>
          </table:table-cell>
          <table:table-cell office:value-type="float" office:value="0.76" table:style-name="ce24">
            <text:p><text:s/>0,760<text:s/></text:p>
          </table:table-cell>
          <table:table-cell office:value-type="float" office:value="36.348999999999997" table:style-name="ce24">
            <text:p><text:s/>36,349<text:s/></text:p>
          </table:table-cell>
          <table:table-cell office:value-type="float" office:value="51.640000000000043" table:style-name="ce23">
            <text:p><text:s/>51,640<text:s/></text:p>
          </table:table-cell>
          <table:table-cell office:value-type="float" office:value="36.597999999999999" table:style-name="ce24">
            <text:p><text:s/>36,598<text:s/></text:p>
          </table:table-cell>
          <table:table-cell office:value-type="float" office:value="85.718000000000004" table:style-name="ce24">
            <text:p><text:s/>85,718<text:s/></text:p>
          </table:table-cell>
          <table:table-cell office:value-type="float" office:value="5.633" table:style-name="ce24">
            <text:p><text:s/>5,633<text:s/></text:p>
          </table:table-cell>
          <table:table-cell office:value-type="float" office:value="127.949" table:style-name="ce46">
            <text:p><text:s/>127,949<text:s/></text:p>
          </table:table-cell>
          <table:table-cell table:style-name="ce24"/>
          <table:table-cell office:value-type="float" office:value="4.0000000000000001E-3" table:style-name="ce24">
            <text:p><text:s/>0,004<text:s/></text:p>
          </table:table-cell>
          <table:table-cell office:value-type="float" office:value="0.184" table:style-name="ce24">
            <text:p><text:s/>0,184<text:s/></text:p>
          </table:table-cell>
          <table:table-cell office:value-type="float" office:value="1.722" table:style-name="ce24">
            <text:p><text:s/>1,722<text:s/></text:p>
          </table:table-cell>
          <table:table-cell office:value-type="float" office:value="129.85900000000001" table:style-name="ce22">
            <text:p><text:s/>129,859<text:s/></text:p>
          </table:table-cell>
          <table:table-cell office:value-type="float" office:value="90.066999999999993" table:style-name="ce20">
            <text:p><text:s/>90,067<text:s/></text:p>
          </table:table-cell>
          <table:table-cell office:value-type="float" office:value="36.296999999999997" table:style-name="ce24">
            <text:p><text:s/>36,297<text:s/></text:p>
          </table:table-cell>
          <table:table-cell office:value-type="float" office:value="126.36399999999999" table:style-name="ce46">
            <text:p><text:s/>126,364<text:s/></text:p>
          </table:table-cell>
          <table:table-cell office:value-type="float" office:value="0.85299999999999998" table:style-name="ce24">
            <text:p><text:s/>0,853<text:s/></text:p>
          </table:table-cell>
          <table:table-cell table:style-name="ce24"/>
          <table:table-cell office:value-type="float" office:value="7.94" table:style-name="ce24">
            <text:p><text:s/>7,940<text:s/></text:p>
          </table:table-cell>
          <table:table-cell office:value-type="float" office:value="3.0000000000000001E-3" table:style-name="ce24">
            <text:p><text:s/>0,003<text:s/></text:p>
          </table:table-cell>
          <table:table-cell office:value-type="float" office:value="5.0999999999999996" table:style-name="ce24">
            <text:p><text:s/>5,100<text:s/></text:p>
          </table:table-cell>
          <table:table-cell office:value-type="float" office:value="140.25999999999996" table:style-name="ce46">
            <text:p><text:s/>140,260<text:s/></text:p>
          </table:table-cell>
          <table:table-cell office:value-type="float" office:value="-10.400999999999954" table:style-name="ce25">
            <text:p><text:s/>-10,401<text:s/></text:p>
          </table:table-cell>
          <table:table-cell table:number-columns-repeated="16344"/>
        </table:table-row>
        <table:table-row table:style-name="ro4">
          <table:table-cell office:value-type="string" table:style-name="ce2">
            <text:p>DTO</text:p>
          </table:table-cell>
          <table:table-cell office:value-type="float" office:value="2014" table:style-name="ce2">
            <text:p>2014</text:p>
          </table:table-cell>
          <table:table-cell office:value-type="string" table:style-name="ce2">
            <text:p>DEF</text:p>
          </table:table-cell>
          <table:table-cell office:value-type="float" office:value="1593" table:style-name="ce41">
            <text:p><text:s/>1.593<text:s/></text:p>
          </table:table-cell>
          <table:table-cell office:value-type="float" office:value="13.728" table:style-name="ce21">
            <text:p><text:s/>13,728<text:s/></text:p>
          </table:table-cell>
          <table:table-cell office:value-type="float" office:value="75.286000000000001" table:style-name="ce21">
            <text:p><text:s/>75,286<text:s/></text:p>
          </table:table-cell>
          <table:table-cell table:style-name="ce21"/>
          <table:table-cell office:value-type="float" office:value="89.013999999999996" table:style-name="ce46">
            <text:p><text:s/>89,014<text:s/></text:p>
          </table:table-cell>
          <table:table-cell office:value-type="float" office:value="1.6080000000000001" table:style-name="ce21">
            <text:p><text:s/>1,608<text:s/></text:p>
          </table:table-cell>
          <table:table-cell office:value-type="float" office:value="59.592999999999996" table:style-name="ce21">
            <text:p><text:s/>59,593<text:s/></text:p>
          </table:table-cell>
          <table:table-cell office:value-type="float" office:value="0.92200000000000004" table:style-name="ce21">
            <text:p><text:s/>0,922<text:s/></text:p>
          </table:table-cell>
          <table:table-cell office:value-type="float" office:value="62.12299999999999" table:style-name="ce22">
            <text:p><text:s/>62,123<text:s/></text:p>
          </table:table-cell>
          <table:table-cell office:value-type="float" office:value="151.137" table:style-name="ce23">
            <text:p><text:s/>151,137<text:s/></text:p>
          </table:table-cell>
          <table:table-cell office:value-type="float" office:value="17.988" table:style-name="ce2">
            <text:p>17,988</text:p>
          </table:table-cell>
          <table:table-cell office:value-type="float" office:value="0" table:style-name="ce2">
            <text:p>0</text:p>
          </table:table-cell>
          <table:table-cell office:value-type="float" office:value="8.70900000000006" table:style-name="ce2">
            <text:p>8,709</text:p>
          </table:table-cell>
          <table:table-cell office:value-type="float" office:value="26.69700000000006" table:style-name="ce22">
            <text:p><text:s/>26,697<text:s/></text:p>
          </table:table-cell>
          <table:table-cell office:value-type="float" office:value="0" table:style-name="ce24">
            <text:p><text:s/>-00<text:s/></text:p>
          </table:table-cell>
          <table:table-cell office:value-type="float" office:value="41.451000000000001" table:style-name="ce24">
            <text:p><text:s/>41,451<text:s/></text:p>
          </table:table-cell>
          <table:table-cell office:value-type="float" office:value="82.989000000000004" table:style-name="ce24">
            <text:p><text:s/>82,989<text:s/></text:p>
          </table:table-cell>
          <table:table-cell office:value-type="float" office:value="151.13700000000006" table:style-name="ce23">
            <text:p><text:s/>151,137<text:s/></text:p>
          </table:table-cell>
          <table:table-cell office:value-type="float" office:value="296.89699999999999" table:style-name="ce21">
            <text:p><text:s/>296,897<text:s/></text:p>
          </table:table-cell>
          <table:table-cell office:value-type="float" office:value="36.018999999999998" table:style-name="ce21">
            <text:p><text:s/>36,019<text:s/></text:p>
          </table:table-cell>
          <table:table-cell office:value-type="float" office:value="0.12" table:style-name="ce21">
            <text:p><text:s/>0,120<text:s/></text:p>
          </table:table-cell>
          <table:table-cell office:value-type="float" office:value="333.036" table:style-name="ce46">
            <text:p><text:s/>333,036<text:s/></text:p>
          </table:table-cell>
          <table:table-cell table:number-columns-repeated="2" table:style-name="ce21"/>
          <table:table-cell office:value-type="float" office:value="2.7E-2" table:style-name="ce21">
            <text:p><text:s/>0,027<text:s/></text:p>
          </table:table-cell>
          <table:table-cell table:style-name="ce21"/>
          <table:table-cell office:value-type="float" office:value="333.06299999999999" table:style-name="ce22">
            <text:p><text:s/>333,063<text:s/></text:p>
          </table:table-cell>
          <table:table-cell office:value-type="float" office:value="164.39" table:style-name="ce20">
            <text:p><text:s/>164,390<text:s/></text:p>
          </table:table-cell>
          <table:table-cell office:value-type="float" office:value="132.309" table:style-name="ce21">
            <text:p><text:s/>132,309<text:s/></text:p>
          </table:table-cell>
          <table:table-cell office:value-type="float" office:value="296.69899999999996" table:style-name="ce46">
            <text:p><text:s/>296,699<text:s/></text:p>
          </table:table-cell>
          <table:table-cell office:value-type="float" office:value="24.433" table:style-name="ce21">
            <text:p><text:s/>24,433<text:s/></text:p>
          </table:table-cell>
          <table:table-cell table:style-name="ce21"/>
          <table:table-cell office:value-type="float" office:value="5.3999999999999999E-2" table:style-name="ce21">
            <text:p><text:s/>0,054<text:s/></text:p>
          </table:table-cell>
          <table:table-cell office:value-type="float" office:value="0.61" table:style-name="ce21">
            <text:p><text:s/>0,610<text:s/></text:p>
          </table:table-cell>
          <table:table-cell office:value-type="float" office:value="2.5579999999999998" table:style-name="ce21">
            <text:p><text:s/>2,558<text:s/></text:p>
          </table:table-cell>
          <table:table-cell office:value-type="float" office:value="324.35399999999993" table:style-name="ce46">
            <text:p><text:s/>324,354<text:s/></text:p>
          </table:table-cell>
          <table:table-cell office:value-type="float" office:value="8.70900000000006" table:style-name="ce25">
            <text:p><text:s/>8,709<text:s/></text:p>
          </table:table-cell>
          <table:table-cell table:number-columns-repeated="16344"/>
        </table:table-row>
        <table:table-row table:style-name="ro4">
          <table:table-cell office:value-type="string" table:style-name="ce2">
            <text:p>DVD</text:p>
          </table:table-cell>
          <table:table-cell office:value-type="float" office:value="2014" table:style-name="ce2">
            <text:p>2014</text:p>
          </table:table-cell>
          <table:table-cell office:value-type="string" table:style-name="ce2">
            <text:p>DEF</text:p>
          </table:table-cell>
          <table:table-cell office:value-type="float" office:value="855" table:style-name="ce41">
            <text:p><text:s/>855<text:s/></text:p>
          </table:table-cell>
          <table:table-cell table:style-name="ce21"/>
          <table:table-cell office:value-type="float" office:value="0" table:style-name="ce21">
            <text:p><text:s/>-00<text:s/></text:p>
          </table:table-cell>
          <table:table-cell table:style-name="ce21"/>
          <table:table-cell office:value-type="float" office:value="0" table:style-name="ce46">
            <text:p><text:s/>-00<text:s/></text:p>
          </table:table-cell>
          <table:table-cell office:value-type="float" office:value="9.6300000000000008" table:style-name="ce21">
            <text:p><text:s/>9,630<text:s/></text:p>
          </table:table-cell>
          <table:table-cell office:value-type="float" office:value="35.710999999999999" table:style-name="ce21">
            <text:p><text:s/>35,711<text:s/></text:p>
          </table:table-cell>
          <table:table-cell office:value-type="float" office:value="23.629000000000001" table:style-name="ce21">
            <text:p><text:s/>23,629<text:s/></text:p>
          </table:table-cell>
          <table:table-cell office:value-type="float" office:value="68.97" table:style-name="ce22">
            <text:p><text:s/>68,970<text:s/></text:p>
          </table:table-cell>
          <table:table-cell office:value-type="float" office:value="68.97" table:style-name="ce23">
            <text:p><text:s/>68,970<text:s/></text:p>
          </table:table-cell>
          <table:table-cell office:value-type="float" office:value="0.52200000000000002" table:style-name="ce2">
            <text:p>0,522</text:p>
          </table:table-cell>
          <table:table-cell office:value-type="float" office:value="0" table:style-name="ce2">
            <text:p>0</text:p>
          </table:table-cell>
          <table:table-cell office:value-type="float" office:value="5.5769999999999982" table:style-name="ce2">
            <text:p>5,577</text:p>
          </table:table-cell>
          <table:table-cell office:value-type="float" office:value="6.0989999999999984" table:style-name="ce22">
            <text:p><text:s/>6,099<text:s/></text:p>
          </table:table-cell>
          <table:table-cell office:value-type="float" office:value="0" table:style-name="ce24">
            <text:p><text:s/>-00<text:s/></text:p>
          </table:table-cell>
          <table:table-cell office:value-type="float" office:value="0" table:style-name="ce24">
            <text:p><text:s/>-00<text:s/></text:p>
          </table:table-cell>
          <table:table-cell office:value-type="float" office:value="62.870999999999995" table:style-name="ce24">
            <text:p><text:s/>62,871<text:s/></text:p>
          </table:table-cell>
          <table:table-cell office:value-type="float" office:value="68.97" table:style-name="ce23">
            <text:p><text:s/>68,970<text:s/></text:p>
          </table:table-cell>
          <table:table-cell office:value-type="float" office:value="216.31800000000001" table:style-name="ce21">
            <text:p><text:s/>216,318<text:s/></text:p>
          </table:table-cell>
          <table:table-cell office:value-type="float" office:value="1.806" table:style-name="ce21">
            <text:p><text:s/>1,806<text:s/></text:p>
          </table:table-cell>
          <table:table-cell office:value-type="float" office:value="0" table:style-name="ce21">
            <text:p><text:s/>-00<text:s/></text:p>
          </table:table-cell>
          <table:table-cell office:value-type="float" office:value="218.12400000000002" table:style-name="ce46">
            <text:p><text:s/>218,124<text:s/></text:p>
          </table:table-cell>
          <table:table-cell office:value-type="float" office:value="2.6469999999999998" table:style-name="ce21">
            <text:p><text:s/>2,647<text:s/></text:p>
          </table:table-cell>
          <table:table-cell office:value-type="float" office:value="0.156" table:style-name="ce21">
            <text:p><text:s/>0,156<text:s/></text:p>
          </table:table-cell>
          <table:table-cell table:style-name="ce21"/>
          <table:table-cell office:value-type="float" office:value="1.45" table:style-name="ce21">
            <text:p><text:s/>1,450<text:s/></text:p>
          </table:table-cell>
          <table:table-cell office:value-type="float" office:value="222.37700000000001" table:style-name="ce22">
            <text:p><text:s/>222,377<text:s/></text:p>
          </table:table-cell>
          <table:table-cell office:value-type="float" office:value="57.451999999999998" table:style-name="ce20">
            <text:p><text:s/>57,452<text:s/></text:p>
          </table:table-cell>
          <table:table-cell office:value-type="float" office:value="152.131" table:style-name="ce21">
            <text:p><text:s/>152,131<text:s/></text:p>
          </table:table-cell>
          <table:table-cell office:value-type="float" office:value="209.583" table:style-name="ce46">
            <text:p><text:s/>209,583<text:s/></text:p>
          </table:table-cell>
          <table:table-cell office:value-type="float" office:value="2.3769999999999998" table:style-name="ce21">
            <text:p><text:s/>2,377<text:s/></text:p>
          </table:table-cell>
          <table:table-cell table:number-columns-repeated="2" table:style-name="ce21"/>
          <table:table-cell office:value-type="float" office:value="4.343" table:style-name="ce21">
            <text:p><text:s/>4,343<text:s/></text:p>
          </table:table-cell>
          <table:table-cell office:value-type="float" office:value="0.497" table:style-name="ce21">
            <text:p><text:s/>0,497<text:s/></text:p>
          </table:table-cell>
          <table:table-cell office:value-type="float" office:value="216.8" table:style-name="ce46">
            <text:p><text:s/>216,800<text:s/></text:p>
          </table:table-cell>
          <table:table-cell office:value-type="float" office:value="5.5769999999999982" table:style-name="ce25">
            <text:p><text:s/>5,577<text:s/></text:p>
          </table:table-cell>
          <table:table-cell table:number-columns-repeated="16344"/>
        </table:table-row>
        <table:table-row table:style-name="ro4">
          <table:table-cell office:value-type="string" table:style-name="ce2">
            <text:p>Paresto</text:p>
          </table:table-cell>
          <table:table-cell office:value-type="float" office:value="2014" table:style-name="ce2">
            <text:p>2014</text:p>
          </table:table-cell>
          <table:table-cell office:value-type="string" table:style-name="ce2">
            <text:p>DEF</text:p>
          </table:table-cell>
          <table:table-cell office:value-type="float" office:value="794" table:style-name="ce41">
            <text:p><text:s/>794<text:s/></text:p>
          </table:table-cell>
          <table:table-cell office:value-type="float" office:value="0" table:style-name="ce21">
            <text:p><text:s/>-00<text:s/></text:p>
          </table:table-cell>
          <table:table-cell office:value-type="float" office:value="4.0000000000000001E-3" table:style-name="ce21">
            <text:p><text:s/>0,004<text:s/></text:p>
          </table:table-cell>
          <table:table-cell office:value-type="float" office:value="0" table:style-name="ce21">
            <text:p><text:s/>-00<text:s/></text:p>
          </table:table-cell>
          <table:table-cell office:value-type="float" office:value="4.0000000000000001E-3" table:style-name="ce46">
            <text:p><text:s/>0,004<text:s/></text:p>
          </table:table-cell>
          <table:table-cell office:value-type="float" office:value="3.2490000000000001" table:style-name="ce21">
            <text:p><text:s/>3,249<text:s/></text:p>
          </table:table-cell>
          <table:table-cell office:value-type="float" office:value="4.2569999999999997" table:style-name="ce21">
            <text:p><text:s/>4,257<text:s/></text:p>
          </table:table-cell>
          <table:table-cell office:value-type="float" office:value="8.99" table:style-name="ce21">
            <text:p><text:s/>8,990<text:s/></text:p>
          </table:table-cell>
          <table:table-cell office:value-type="float" office:value="16.496000000000002" table:style-name="ce22">
            <text:p><text:s/>16,496<text:s/></text:p>
          </table:table-cell>
          <table:table-cell office:value-type="float" office:value="16.500000000000004" table:style-name="ce23">
            <text:p><text:s/>16,500<text:s/></text:p>
          </table:table-cell>
          <table:table-cell office:value-type="float" office:value="4.1980000000000004" table:style-name="ce2">
            <text:p>4,198</text:p>
          </table:table-cell>
          <table:table-cell table:style-name="ce2"/>
          <table:table-cell office:value-type="float" office:value="2.027000000000001" table:style-name="ce2">
            <text:p>2,027</text:p>
          </table:table-cell>
          <table:table-cell office:value-type="float" office:value="6.2250000000000014" table:style-name="ce22">
            <text:p><text:s/>6,225<text:s/></text:p>
          </table:table-cell>
          <table:table-cell office:value-type="float" office:value="3.5649999999999999" table:style-name="ce24">
            <text:p><text:s/>3,565<text:s/></text:p>
          </table:table-cell>
          <table:table-cell office:value-type="float" office:value="0" table:style-name="ce24">
            <text:p><text:s/>-00<text:s/></text:p>
          </table:table-cell>
          <table:table-cell office:value-type="float" office:value="6.71" table:style-name="ce24">
            <text:p><text:s/>6,710<text:s/></text:p>
          </table:table-cell>
          <table:table-cell office:value-type="float" office:value="16.5" table:style-name="ce23">
            <text:p><text:s/>16,500<text:s/></text:p>
          </table:table-cell>
          <table:table-cell office:value-type="float" office:value="77.629000000000005" table:style-name="ce21">
            <text:p><text:s/>77,629<text:s/></text:p>
          </table:table-cell>
          <table:table-cell office:value-type="float" office:value="0" table:style-name="ce21">
            <text:p><text:s/>-00<text:s/></text:p>
          </table:table-cell>
          <table:table-cell office:value-type="float" office:value="0.67600000000000005" table:style-name="ce21">
            <text:p><text:s/>0,676<text:s/></text:p>
          </table:table-cell>
          <table:table-cell office:value-type="float" office:value="78.305000000000007" table:style-name="ce46">
            <text:p><text:s/>78,305<text:s/></text:p>
          </table:table-cell>
          <table:table-cell table:style-name="ce21"/>
          <table:table-cell office:value-type="float" office:value="9.0999999999999998E-2" table:style-name="ce21">
            <text:p><text:s/>0,091<text:s/></text:p>
          </table:table-cell>
          <table:table-cell office:value-type="float" office:value="0.45200000000000001" table:style-name="ce21">
            <text:p><text:s/>0,452<text:s/></text:p>
          </table:table-cell>
          <table:table-cell office:value-type="float" office:value="1.212" table:style-name="ce21">
            <text:p><text:s/>1,212<text:s/></text:p>
          </table:table-cell>
          <table:table-cell office:value-type="float" office:value="80.06" table:style-name="ce22">
            <text:p><text:s/>80,060<text:s/></text:p>
          </table:table-cell>
          <table:table-cell office:value-type="float" office:value="41.180999999999997" table:style-name="ce20">
            <text:p><text:s/>41,181<text:s/></text:p>
          </table:table-cell>
          <table:table-cell office:value-type="float" office:value="36.634999999999998" table:style-name="ce21">
            <text:p><text:s/>36,635<text:s/></text:p>
          </table:table-cell>
          <table:table-cell office:value-type="float" office:value="77.816000000000003" table:style-name="ce46">
            <text:p><text:s/>77,816<text:s/></text:p>
          </table:table-cell>
          <table:table-cell office:value-type="float" office:value="8.0000000000000002E-3" table:style-name="ce21">
            <text:p><text:s/>0,008<text:s/></text:p>
          </table:table-cell>
          <table:table-cell table:number-columns-repeated="3" table:style-name="ce21"/>
          <table:table-cell office:value-type="float" office:value="0.20899999999999999" table:style-name="ce21">
            <text:p><text:s/>0,209<text:s/></text:p>
          </table:table-cell>
          <table:table-cell office:value-type="float" office:value="78.033000000000001" table:style-name="ce46">
            <text:p><text:s/>78,033<text:s/></text:p>
          </table:table-cell>
          <table:table-cell office:value-type="float" office:value="2.027000000000001" table:style-name="ce25">
            <text:p><text:s/>2,027<text:s/></text:p>
          </table:table-cell>
          <table:table-cell table:number-columns-repeated="16344"/>
        </table:table-row>
        <table:table-row table:style-name="ro4">
          <table:table-cell office:value-type="string" table:style-name="ce2">
            <text:p>AT</text:p>
          </table:table-cell>
          <table:table-cell office:value-type="float" office:value="2014" table:style-name="ce2">
            <text:p>2014</text:p>
          </table:table-cell>
          <table:table-cell office:value-type="string" table:style-name="ce2">
            <text:p>EZ</text:p>
          </table:table-cell>
          <table:table-cell office:value-type="float" office:value="248.4" table:style-name="ce41">
            <text:p><text:s/>248<text:s/></text:p>
          </table:table-cell>
          <table:table-cell office:value-type="float" office:value="0.186" table:style-name="ce21">
            <text:p><text:s/>0,186<text:s/></text:p>
          </table:table-cell>
          <table:table-cell office:value-type="float" office:value="5.5060000000000002" table:style-name="ce21">
            <text:p><text:s/>5,506<text:s/></text:p>
          </table:table-cell>
          <table:table-cell table:style-name="ce21"/>
          <table:table-cell office:value-type="float" office:value="5.6920000000000002" table:style-name="ce46">
            <text:p><text:s/>5,692<text:s/></text:p>
          </table:table-cell>
          <table:table-cell table:style-name="ce21"/>
          <table:table-cell office:value-type="float" office:value="2.5099999999999998" table:style-name="ce21">
            <text:p><text:s/>2,510<text:s/></text:p>
          </table:table-cell>
          <table:table-cell office:value-type="float" office:value="8.8859999999999992" table:style-name="ce21">
            <text:p><text:s/>8,886<text:s/></text:p>
          </table:table-cell>
          <table:table-cell office:value-type="float" office:value="11.395999999999999" table:style-name="ce22">
            <text:p><text:s/>11,396<text:s/></text:p>
          </table:table-cell>
          <table:table-cell office:value-type="float" office:value="17.088000000000001" table:style-name="ce23">
            <text:p><text:s/>17,088<text:s/></text:p>
          </table:table-cell>
          <table:table-cell office:value-type="float" office:value="1.62" table:style-name="ce2">
            <text:p>1,62</text:p>
          </table:table-cell>
          <table:table-cell table:style-name="ce2"/>
          <table:table-cell office:value-type="float" office:value="1.080999999999996" table:style-name="ce2">
            <text:p>1,081</text:p>
          </table:table-cell>
          <table:table-cell office:value-type="float" office:value="2.7009999999999961" table:style-name="ce22">
            <text:p><text:s/>2,701<text:s/></text:p>
          </table:table-cell>
          <table:table-cell office:value-type="float" office:value="0.51300000000000001" table:style-name="ce24">
            <text:p><text:s/>0,513<text:s/></text:p>
          </table:table-cell>
          <table:table-cell office:value-type="float" office:value="0.50600000000000001" table:style-name="ce24">
            <text:p><text:s/>0,506<text:s/></text:p>
          </table:table-cell>
          <table:table-cell office:value-type="float" office:value="13.368000000000002" table:style-name="ce24">
            <text:p><text:s/>13,368<text:s/></text:p>
          </table:table-cell>
          <table:table-cell office:value-type="float" office:value="17.087999999999997" table:style-name="ce23">
            <text:p><text:s/>17,088<text:s/></text:p>
          </table:table-cell>
          <table:table-cell office:value-type="float" office:value="11.217000000000001" table:style-name="ce21">
            <text:p><text:s/>11,217<text:s/></text:p>
          </table:table-cell>
          <table:table-cell office:value-type="float" office:value="8.0000000000000002E-3" table:style-name="ce21">
            <text:p><text:s/>0,008<text:s/></text:p>
          </table:table-cell>
          <table:table-cell office:value-type="float" office:value="20.8" table:style-name="ce21">
            <text:p><text:s/>20,800<text:s/></text:p>
          </table:table-cell>
          <table:table-cell office:value-type="float" office:value="32.024999999999999" table:style-name="ce46">
            <text:p><text:s/>32,025<text:s/></text:p>
          </table:table-cell>
          <table:table-cell table:style-name="ce21"/>
          <table:table-cell office:value-type="float" office:value="3.3000000000000002E-2" table:style-name="ce21">
            <text:p><text:s/>0,033<text:s/></text:p>
          </table:table-cell>
          <table:table-cell office:value-type="float" office:value="0" table:style-name="ce21">
            <text:p><text:s/>-00<text:s/></text:p>
          </table:table-cell>
          <table:table-cell office:value-type="float" office:value="0.46800000000000003" table:style-name="ce21">
            <text:p><text:s/>0,468<text:s/></text:p>
          </table:table-cell>
          <table:table-cell office:value-type="float" office:value="32.526000000000003" table:style-name="ce22">
            <text:p><text:s/>32,526<text:s/></text:p>
          </table:table-cell>
          <table:table-cell office:value-type="float" office:value="20.129000000000001" table:style-name="ce20">
            <text:p><text:s/>20,129<text:s/></text:p>
          </table:table-cell>
          <table:table-cell office:value-type="float" office:value="10.336" table:style-name="ce21">
            <text:p><text:s/>10,336<text:s/></text:p>
          </table:table-cell>
          <table:table-cell office:value-type="float" office:value="30.465000000000003" table:style-name="ce46">
            <text:p><text:s/>30,465<text:s/></text:p>
          </table:table-cell>
          <table:table-cell office:value-type="float" office:value="1.6120000000000001" table:style-name="ce21">
            <text:p><text:s/>1,612<text:s/></text:p>
          </table:table-cell>
          <table:table-cell office:value-type="float" office:value="-0.93200000000000005" table:style-name="ce21">
            <text:p><text:s/>-0,932<text:s/></text:p>
          </table:table-cell>
          <table:table-cell office:value-type="float" office:value="0.26800000000000002" table:style-name="ce21">
            <text:p><text:s/>0,268<text:s/></text:p>
          </table:table-cell>
          <table:table-cell office:value-type="float" office:value="3.2000000000000001E-2" table:style-name="ce21">
            <text:p><text:s/>0,032<text:s/></text:p>
          </table:table-cell>
          <table:table-cell table:style-name="ce21"/>
          <table:table-cell office:value-type="float" office:value="31.445000000000007" table:style-name="ce46">
            <text:p><text:s/>31,445<text:s/></text:p>
          </table:table-cell>
          <table:table-cell office:value-type="float" office:value="1.080999999999996" table:style-name="ce25">
            <text:p><text:s/>1,081<text:s/></text:p>
          </table:table-cell>
          <table:table-cell table:number-columns-repeated="16344"/>
        </table:table-row>
        <table:table-row table:style-name="ro4">
          <table:table-cell office:value-type="string" table:style-name="ce2">
            <text:p>Dictu</text:p>
          </table:table-cell>
          <table:table-cell office:value-type="float" office:value="2014" table:style-name="ce2">
            <text:p>2014</text:p>
          </table:table-cell>
          <table:table-cell office:value-type="string" table:style-name="ce2">
            <text:p>EZ</text:p>
          </table:table-cell>
          <table:table-cell office:value-type="float" office:value="429" table:style-name="ce41">
            <text:p><text:s/>429<text:s/></text:p>
          </table:table-cell>
          <table:table-cell office:value-type="float" office:value="17.981000000000002" table:style-name="ce21">
            <text:p><text:s/>17,981<text:s/></text:p>
          </table:table-cell>
          <table:table-cell office:value-type="float" office:value="17.631" table:style-name="ce21">
            <text:p><text:s/>17,631<text:s/></text:p>
          </table:table-cell>
          <table:table-cell table:style-name="ce21"/>
          <table:table-cell office:value-type="float" office:value="35.612000000000002" table:style-name="ce46">
            <text:p><text:s/>35,612<text:s/></text:p>
          </table:table-cell>
          <table:table-cell table:style-name="ce21"/>
          <table:table-cell office:value-type="float" office:value="31.062000000000001" table:style-name="ce21">
            <text:p><text:s/>31,062<text:s/></text:p>
          </table:table-cell>
          <table:table-cell office:value-type="float" office:value="2.0910000000000002" table:style-name="ce21">
            <text:p><text:s/>2,091<text:s/></text:p>
          </table:table-cell>
          <table:table-cell office:value-type="float" office:value="33.152999999999999" table:style-name="ce22">
            <text:p><text:s/>33,153<text:s/></text:p>
          </table:table-cell>
          <table:table-cell office:value-type="float" office:value="68.765000000000001" table:style-name="ce23">
            <text:p><text:s/>68,765<text:s/></text:p>
          </table:table-cell>
          <table:table-cell office:value-type="float" office:value="8.2000000000000003E-2" table:style-name="ce2">
            <text:p>0,082</text:p>
          </table:table-cell>
          <table:table-cell table:style-name="ce2"/>
          <table:table-cell office:value-type="float" office:value="-0.99199999999999022" table:style-name="ce2">
            <text:p>-0,992</text:p>
          </table:table-cell>
          <table:table-cell office:value-type="float" office:value="-0.90999999999999026" table:style-name="ce22">
            <text:p><text:s/>-0,910<text:s/></text:p>
          </table:table-cell>
          <table:table-cell office:value-type="float" office:value="9.7000000000000003E-2" table:style-name="ce24">
            <text:p><text:s/>0,097<text:s/></text:p>
          </table:table-cell>
          <table:table-cell office:value-type="float" office:value="16.465" table:style-name="ce24">
            <text:p><text:s/>16,465<text:s/></text:p>
          </table:table-cell>
          <table:table-cell office:value-type="float" office:value="53.113" table:style-name="ce24">
            <text:p><text:s/>53,113<text:s/></text:p>
          </table:table-cell>
          <table:table-cell office:value-type="float" office:value="68.765000000000015" table:style-name="ce23">
            <text:p><text:s/>68,765<text:s/></text:p>
          </table:table-cell>
          <table:table-cell office:value-type="float" office:value="180.99700000000001" table:style-name="ce21">
            <text:p><text:s/>180,997<text:s/></text:p>
          </table:table-cell>
          <table:table-cell office:value-type="float" office:value="16.568999999999999" table:style-name="ce21">
            <text:p><text:s/>16,569<text:s/></text:p>
          </table:table-cell>
          <table:table-cell office:value-type="float" office:value="1.8540000000000001" table:style-name="ce21">
            <text:p><text:s/>1,854<text:s/></text:p>
          </table:table-cell>
          <table:table-cell office:value-type="float" office:value="199.42000000000002" table:style-name="ce46">
            <text:p><text:s/>199,420<text:s/></text:p>
          </table:table-cell>
          <table:table-cell office:value-type="float" office:value="0" table:style-name="ce21">
            <text:p><text:s/>-00<text:s/></text:p>
          </table:table-cell>
          <table:table-cell office:value-type="float" office:value="0" table:style-name="ce21">
            <text:p><text:s/>-00<text:s/></text:p>
          </table:table-cell>
          <table:table-cell office:value-type="float" office:value="0" table:style-name="ce21">
            <text:p><text:s/>-00<text:s/></text:p>
          </table:table-cell>
          <table:table-cell office:value-type="float" office:value="3.4000000000000002E-2" table:style-name="ce21">
            <text:p><text:s/>0,034<text:s/></text:p>
          </table:table-cell>
          <table:table-cell office:value-type="float" office:value="199.45400000000001" table:style-name="ce22">
            <text:p><text:s/>199,454<text:s/></text:p>
          </table:table-cell>
          <table:table-cell office:value-type="float" office:value="107.239" table:style-name="ce20">
            <text:p><text:s/>107,239<text:s/></text:p>
          </table:table-cell>
          <table:table-cell office:value-type="float" office:value="81.652000000000001" table:style-name="ce21">
            <text:p><text:s/>81,652<text:s/></text:p>
          </table:table-cell>
          <table:table-cell office:value-type="float" office:value="188.89100000000002" table:style-name="ce46">
            <text:p><text:s/>188,891<text:s/></text:p>
          </table:table-cell>
          <table:table-cell office:value-type="float" office:value="10.379" table:style-name="ce21">
            <text:p><text:s/>10,379<text:s/></text:p>
          </table:table-cell>
          <table:table-cell table:style-name="ce21"/>
          <table:table-cell office:value-type="float" office:value="0.80100000000000005" table:style-name="ce21">
            <text:p><text:s/>0,801<text:s/></text:p>
          </table:table-cell>
          <table:table-cell office:value-type="float" office:value="0.189" table:style-name="ce21">
            <text:p><text:s/>0,189<text:s/></text:p>
          </table:table-cell>
          <table:table-cell office:value-type="float" office:value="0.186" table:style-name="ce21">
            <text:p><text:s/>0,186<text:s/></text:p>
          </table:table-cell>
          <table:table-cell office:value-type="float" office:value="200.446" table:style-name="ce46">
            <text:p><text:s/>200,446<text:s/></text:p>
          </table:table-cell>
          <table:table-cell office:value-type="float" office:value="-0.99199999999999022" table:style-name="ce25">
            <text:p><text:s/>-0,992<text:s/></text:p>
          </table:table-cell>
          <table:table-cell table:number-columns-repeated="16344"/>
        </table:table-row>
        <table:table-row table:style-name="ro4">
          <table:table-cell office:value-type="string" table:style-name="ce2">
            <text:p>DLG</text:p>
          </table:table-cell>
          <table:table-cell office:value-type="float" office:value="2014" table:style-name="ce2">
            <text:p>2014</text:p>
          </table:table-cell>
          <table:table-cell office:value-type="string" table:style-name="ce2">
            <text:p>EZ</text:p>
          </table:table-cell>
          <table:table-cell office:value-type="float" office:value="763" table:style-name="ce41">
            <text:p><text:s/>763<text:s/></text:p>
          </table:table-cell>
          <table:table-cell office:value-type="float" office:value="2.5000000000000001E-2" table:style-name="ce21">
            <text:p><text:s/>0,025<text:s/></text:p>
          </table:table-cell>
          <table:table-cell office:value-type="float" office:value="1.52" table:style-name="ce21">
            <text:p><text:s/>1,520<text:s/></text:p>
          </table:table-cell>
          <table:table-cell table:style-name="ce21"/>
          <table:table-cell office:value-type="float" office:value="1.5449999999999999" table:style-name="ce46">
            <text:p><text:s/>1,545<text:s/></text:p>
          </table:table-cell>
          <table:table-cell table:style-name="ce21"/>
          <table:table-cell office:value-type="float" office:value="13.300999999999998" table:style-name="ce21">
            <text:p><text:s/>13,301<text:s/></text:p>
          </table:table-cell>
          <table:table-cell office:value-type="float" office:value="47.536999999999999" table:style-name="ce21">
            <text:p><text:s/>47,537<text:s/></text:p>
          </table:table-cell>
          <table:table-cell office:value-type="float" office:value="60.837999999999994" table:style-name="ce22">
            <text:p><text:s/>60,838<text:s/></text:p>
          </table:table-cell>
          <table:table-cell office:value-type="float" office:value="62.382999999999996" table:style-name="ce23">
            <text:p><text:s/>62,383<text:s/></text:p>
          </table:table-cell>
          <table:table-cell office:value-type="float" office:value="22.734999999999999" table:style-name="ce2">
            <text:p>22,735</text:p>
          </table:table-cell>
          <table:table-cell office:value-type="float" office:value="15" table:style-name="ce2">
            <text:p>15</text:p>
          </table:table-cell>
          <table:table-cell office:value-type="float" office:value="-4.6610000000000014" table:style-name="ce2">
            <text:p>-4,661</text:p>
          </table:table-cell>
          <table:table-cell office:value-type="float" office:value="33.073999999999998" table:style-name="ce22">
            <text:p><text:s/>33,074<text:s/></text:p>
          </table:table-cell>
          <table:table-cell office:value-type="float" office:value="10.097" table:style-name="ce24">
            <text:p><text:s/>10,097<text:s/></text:p>
          </table:table-cell>
          <table:table-cell office:value-type="float" office:value="0" table:style-name="ce24">
            <text:p><text:s/>-00<text:s/></text:p>
          </table:table-cell>
          <table:table-cell office:value-type="float" office:value="19.210999999999999" table:style-name="ce24">
            <text:p><text:s/>19,211<text:s/></text:p>
          </table:table-cell>
          <table:table-cell office:value-type="float" office:value="62.381999999999998" table:style-name="ce23">
            <text:p><text:s/>62,382<text:s/></text:p>
          </table:table-cell>
          <table:table-cell office:value-type="float" office:value="55.762" table:style-name="ce21">
            <text:p><text:s/>55,762<text:s/></text:p>
          </table:table-cell>
          <table:table-cell office:value-type="float" office:value="6.4210000000000003" table:style-name="ce21">
            <text:p><text:s/>6,421<text:s/></text:p>
          </table:table-cell>
          <table:table-cell office:value-type="float" office:value="12.753" table:style-name="ce21">
            <text:p><text:s/>12,753<text:s/></text:p>
          </table:table-cell>
          <table:table-cell office:value-type="float" office:value="74.936000000000007" table:style-name="ce46">
            <text:p><text:s/>74,936<text:s/></text:p>
          </table:table-cell>
          <table:table-cell table:style-name="ce21"/>
          <table:table-cell office:value-type="float" office:value="7.0000000000000007E-2" table:style-name="ce21">
            <text:p><text:s/>0,070<text:s/></text:p>
          </table:table-cell>
          <table:table-cell office:value-type="float" office:value="16.591000000000001" table:style-name="ce21">
            <text:p><text:s/>16,591<text:s/></text:p>
          </table:table-cell>
          <table:table-cell table:style-name="ce21"/>
          <table:table-cell office:value-type="float" office:value="91.597000000000008" table:style-name="ce22">
            <text:p><text:s/>91,597<text:s/></text:p>
          </table:table-cell>
          <table:table-cell office:value-type="float" office:value="57.655999999999999" table:style-name="ce20">
            <text:p><text:s/>57,656<text:s/></text:p>
          </table:table-cell>
          <table:table-cell office:value-type="float" office:value="25.57" table:style-name="ce21">
            <text:p><text:s/>25,570<text:s/></text:p>
          </table:table-cell>
          <table:table-cell office:value-type="float" office:value="83.225999999999999" table:style-name="ce46">
            <text:p><text:s/>83,226<text:s/></text:p>
          </table:table-cell>
          <table:table-cell office:value-type="float" office:value="2.0419999999999998" table:style-name="ce21">
            <text:p><text:s/>2,042<text:s/></text:p>
          </table:table-cell>
          <table:table-cell table:style-name="ce21"/>
          <table:table-cell office:value-type="float" office:value="10.9" table:style-name="ce21">
            <text:p><text:s/>10,900<text:s/></text:p>
          </table:table-cell>
          <table:table-cell office:value-type="float" office:value="4.3999999999999997E-2" table:style-name="ce21">
            <text:p><text:s/>0,044<text:s/></text:p>
          </table:table-cell>
          <table:table-cell office:value-type="float" office:value="4.5999999999999999E-2" table:style-name="ce21">
            <text:p><text:s/>0,046<text:s/></text:p>
          </table:table-cell>
          <table:table-cell office:value-type="float" office:value="96.25800000000001" table:style-name="ce46">
            <text:p><text:s/>96,258<text:s/></text:p>
          </table:table-cell>
          <table:table-cell office:value-type="float" office:value="-4.6610000000000014" table:style-name="ce25">
            <text:p><text:s/>-4,661<text:s/></text:p>
          </table:table-cell>
          <table:table-cell table:number-columns-repeated="16344"/>
        </table:table-row>
        <table:table-row table:style-name="ro4">
          <table:table-cell office:value-type="string" table:style-name="ce3">
            <text:p>NVWA</text:p>
          </table:table-cell>
          <table:table-cell office:value-type="float" office:value="2014" table:style-name="ce2">
            <text:p>2014</text:p>
          </table:table-cell>
          <table:table-cell office:value-type="string" table:style-name="ce2">
            <text:p>EZ</text:p>
          </table:table-cell>
          <table:table-cell office:value-type="float" office:value="2229" table:style-name="ce41">
            <text:p><text:s/>2.229<text:s/></text:p>
          </table:table-cell>
          <table:table-cell office:value-type="float" office:value="9.5180000000000007" table:style-name="ce21">
            <text:p><text:s/>9,518<text:s/></text:p>
          </table:table-cell>
          <table:table-cell office:value-type="float" office:value="28.854000000000003" table:style-name="ce21">
            <text:p><text:s/>28,854<text:s/></text:p>
          </table:table-cell>
          <table:table-cell table:style-name="ce21"/>
          <table:table-cell office:value-type="float" office:value="38.372" table:style-name="ce46">
            <text:p><text:s/>38,372<text:s/></text:p>
          </table:table-cell>
          <table:table-cell office:value-type="float" office:value="0.80600000000000005" table:style-name="ce21">
            <text:p><text:s/>0,806<text:s/></text:p>
          </table:table-cell>
          <table:table-cell office:value-type="float" office:value="21.316000000000003" table:style-name="ce21">
            <text:p><text:s/>21,316<text:s/></text:p>
          </table:table-cell>
          <table:table-cell office:value-type="float" office:value="60.029000000000003" table:style-name="ce21">
            <text:p><text:s/>60,029<text:s/></text:p>
          </table:table-cell>
          <table:table-cell office:value-type="float" office:value="82.15100000000001" table:style-name="ce22">
            <text:p><text:s/>82,151<text:s/></text:p>
          </table:table-cell>
          <table:table-cell office:value-type="float" office:value="120.52300000000001" table:style-name="ce23">
            <text:p><text:s/>120,523<text:s/></text:p>
          </table:table-cell>
          <table:table-cell office:value-type="float" office:value="10.247999999999999" table:style-name="ce2">
            <text:p>10,248</text:p>
          </table:table-cell>
          <table:table-cell table:style-name="ce2"/>
          <table:table-cell office:value-type="float" office:value="-7.5820000000000505" table:style-name="ce2">
            <text:p>-7,582</text:p>
          </table:table-cell>
          <table:table-cell office:value-type="float" office:value="2.6659999999999489" table:style-name="ce22">
            <text:p><text:s/>2,666<text:s/></text:p>
          </table:table-cell>
          <table:table-cell office:value-type="float" office:value="22.218" table:style-name="ce24">
            <text:p><text:s/>22,218<text:s/></text:p>
          </table:table-cell>
          <table:table-cell office:value-type="float" office:value="27.271000000000001" table:style-name="ce24">
            <text:p><text:s/>27,271<text:s/></text:p>
          </table:table-cell>
          <table:table-cell office:value-type="float" office:value="68.368000000000009" table:style-name="ce24">
            <text:p><text:s/>68,368<text:s/></text:p>
          </table:table-cell>
          <table:table-cell office:value-type="float" office:value="120.52299999999997" table:style-name="ce23">
            <text:p><text:s/>120,523<text:s/></text:p>
          </table:table-cell>
          <table:table-cell office:value-type="float" office:value="119.113" table:style-name="ce21">
            <text:p><text:s/>119,113<text:s/></text:p>
          </table:table-cell>
          <table:table-cell office:value-type="float" office:value="77.480999999999995" table:style-name="ce21">
            <text:p><text:s/>77,481<text:s/></text:p>
          </table:table-cell>
          <table:table-cell office:value-type="float" office:value="93.863" table:style-name="ce21">
            <text:p><text:s/>93,863<text:s/></text:p>
          </table:table-cell>
          <table:table-cell office:value-type="float" office:value="290.45699999999999" table:style-name="ce46">
            <text:p><text:s/>290,457<text:s/></text:p>
          </table:table-cell>
          <table:table-cell table:style-name="ce21"/>
          <table:table-cell office:value-type="float" office:value="6.5000000000000002E-2" table:style-name="ce21">
            <text:p><text:s/>0,065<text:s/></text:p>
          </table:table-cell>
          <table:table-cell office:value-type="float" office:value="4.226" table:style-name="ce21">
            <text:p><text:s/>4,226<text:s/></text:p>
          </table:table-cell>
          <table:table-cell office:value-type="float" office:value="12.007999999999999" table:style-name="ce21">
            <text:p><text:s/>12,008<text:s/></text:p>
          </table:table-cell>
          <table:table-cell office:value-type="float" office:value="306.75599999999997" table:style-name="ce22">
            <text:p><text:s/>306,756<text:s/></text:p>
          </table:table-cell>
          <table:table-cell office:value-type="float" office:value="192.06" table:style-name="ce20">
            <text:p><text:s/>192,060<text:s/></text:p>
          </table:table-cell>
          <table:table-cell office:value-type="float" office:value="111.348" table:style-name="ce21">
            <text:p><text:s/>111,348<text:s/></text:p>
          </table:table-cell>
          <table:table-cell office:value-type="float" office:value="303.40800000000002" table:style-name="ce46">
            <text:p><text:s/>303,408<text:s/></text:p>
          </table:table-cell>
          <table:table-cell office:value-type="float" office:value="10.041" table:style-name="ce21">
            <text:p><text:s/>10,041<text:s/></text:p>
          </table:table-cell>
          <table:table-cell table:style-name="ce21"/>
          <table:table-cell office:value-type="float" office:value="0.40699999999999997" table:style-name="ce21">
            <text:p><text:s/>0,407<text:s/></text:p>
          </table:table-cell>
          <table:table-cell office:value-type="float" office:value="0.48199999999999998" table:style-name="ce21">
            <text:p><text:s/>0,482<text:s/></text:p>
          </table:table-cell>
          <table:table-cell table:style-name="ce21"/>
          <table:table-cell office:value-type="float" office:value="314.33800000000002" table:style-name="ce46">
            <text:p><text:s/>314,338<text:s/></text:p>
          </table:table-cell>
          <table:table-cell office:value-type="float" office:value="-7.5820000000000505" table:style-name="ce25">
            <text:p><text:s/>-7,582<text:s/></text:p>
          </table:table-cell>
          <table:table-cell table:number-columns-repeated="16344"/>
        </table:table-row>
        <table:table-row table:style-name="ro4">
          <table:table-cell office:value-type="string" table:style-name="ce2">
            <text:p>RVO</text:p>
          </table:table-cell>
          <table:table-cell office:value-type="float" office:value="2014" table:style-name="ce2">
            <text:p>2014</text:p>
          </table:table-cell>
          <table:table-cell office:value-type="string" table:style-name="ce2">
            <text:p>EZ</text:p>
          </table:table-cell>
          <table:table-cell office:value-type="float" office:value="2611" table:style-name="ce41">
            <text:p><text:s/>2.611<text:s/></text:p>
          </table:table-cell>
          <table:table-cell office:value-type="float" office:value="30.071000000000002" table:style-name="ce21">
            <text:p><text:s/>30,071<text:s/></text:p>
          </table:table-cell>
          <table:table-cell office:value-type="float" office:value="11.834" table:style-name="ce21">
            <text:p><text:s/>11,834<text:s/></text:p>
          </table:table-cell>
          <table:table-cell table:style-name="ce21"/>
          <table:table-cell office:value-type="float" office:value="41.905000000000001" table:style-name="ce46">
            <text:p><text:s/>41,905<text:s/></text:p>
          </table:table-cell>
          <table:table-cell table:style-name="ce21"/>
          <table:table-cell office:value-type="float" office:value="20.815000000000001" table:style-name="ce21">
            <text:p><text:s/>20,815<text:s/></text:p>
          </table:table-cell>
          <table:table-cell office:value-type="float" office:value="96.537000000000006" table:style-name="ce21">
            <text:p><text:s/>96,537<text:s/></text:p>
          </table:table-cell>
          <table:table-cell office:value-type="float" office:value="117.352" table:style-name="ce22">
            <text:p><text:s/>117,352<text:s/></text:p>
          </table:table-cell>
          <table:table-cell office:value-type="float" office:value="159.25700000000001" table:style-name="ce23">
            <text:p><text:s/>159,257<text:s/></text:p>
          </table:table-cell>
          <table:table-cell office:value-type="float" office:value="20.428999999999998" table:style-name="ce2">
            <text:p>20,429</text:p>
          </table:table-cell>
          <table:table-cell table:style-name="ce2"/>
          <table:table-cell office:value-type="float" office:value="4.04200000000003" table:style-name="ce2">
            <text:p>4,042</text:p>
          </table:table-cell>
          <table:table-cell office:value-type="float" office:value="24.471000000000029" table:style-name="ce22">
            <text:p><text:s/>24,471<text:s/></text:p>
          </table:table-cell>
          <table:table-cell table:style-name="ce24"/>
          <table:table-cell office:value-type="float" office:value="2.1629999999999998" table:style-name="ce24">
            <text:p><text:s/>2,163<text:s/></text:p>
          </table:table-cell>
          <table:table-cell office:value-type="float" office:value="132.62299999999999" table:style-name="ce24">
            <text:p><text:s/>132,623<text:s/></text:p>
          </table:table-cell>
          <table:table-cell office:value-type="float" office:value="159.25700000000001" table:style-name="ce23">
            <text:p><text:s/>159,257<text:s/></text:p>
          </table:table-cell>
          <table:table-cell office:value-type="float" office:value="303.44799999999998" table:style-name="ce21">
            <text:p><text:s/>303,448<text:s/></text:p>
          </table:table-cell>
          <table:table-cell office:value-type="float" office:value="83.206000000000003" table:style-name="ce21">
            <text:p><text:s/>83,206<text:s/></text:p>
          </table:table-cell>
          <table:table-cell office:value-type="float" office:value="15.638999999999999" table:style-name="ce21">
            <text:p><text:s/>15,639<text:s/></text:p>
          </table:table-cell>
          <table:table-cell office:value-type="float" office:value="402.29300000000001" table:style-name="ce46">
            <text:p><text:s/>402,293<text:s/></text:p>
          </table:table-cell>
          <table:table-cell table:style-name="ce21"/>
          <table:table-cell office:value-type="float" office:value="0.184" table:style-name="ce21">
            <text:p><text:s/>0,184<text:s/></text:p>
          </table:table-cell>
          <table:table-cell office:value-type="float" office:value="8.7140000000000004" table:style-name="ce21">
            <text:p><text:s/>8,714<text:s/></text:p>
          </table:table-cell>
          <table:table-cell table:style-name="ce21"/>
          <table:table-cell office:value-type="float" office:value="411.19100000000003" table:style-name="ce22">
            <text:p><text:s/>411,191<text:s/></text:p>
          </table:table-cell>
          <table:table-cell office:value-type="float" office:value="259.45499999999998" table:style-name="ce20">
            <text:p><text:s/>259,455<text:s/></text:p>
          </table:table-cell>
          <table:table-cell office:value-type="float" office:value="136.16" table:style-name="ce21">
            <text:p><text:s/>136,160<text:s/></text:p>
          </table:table-cell>
          <table:table-cell office:value-type="float" office:value="395.61500000000001" table:style-name="ce46">
            <text:p><text:s/>395,615<text:s/></text:p>
          </table:table-cell>
          <table:table-cell office:value-type="float" office:value="11.06" table:style-name="ce21">
            <text:p><text:s/>11,060<text:s/></text:p>
          </table:table-cell>
          <table:table-cell table:style-name="ce21"/>
          <table:table-cell office:value-type="float" office:value="0.28100000000000003" table:style-name="ce21">
            <text:p><text:s/>0,281<text:s/></text:p>
          </table:table-cell>
          <table:table-cell office:value-type="float" office:value="0.193" table:style-name="ce21">
            <text:p><text:s/>0,193<text:s/></text:p>
          </table:table-cell>
          <table:table-cell table:style-name="ce21"/>
          <table:table-cell office:value-type="float" office:value="407.149" table:style-name="ce46">
            <text:p><text:s/>407,149<text:s/></text:p>
          </table:table-cell>
          <table:table-cell office:value-type="float" office:value="4.04200000000003" table:style-name="ce25">
            <text:p><text:s/>4,042<text:s/></text:p>
          </table:table-cell>
          <table:table-cell table:number-columns-repeated="16344"/>
        </table:table-row>
        <table:table-row table:style-name="ro4">
          <table:table-cell office:value-type="string" table:style-name="ce2">
            <text:p>DRZ</text:p>
          </table:table-cell>
          <table:table-cell office:value-type="float" office:value="2014" table:style-name="ce2">
            <text:p>2014</text:p>
          </table:table-cell>
          <table:table-cell office:value-type="string" table:style-name="ce2">
            <text:p>FIN</text:p>
          </table:table-cell>
          <table:table-cell office:value-type="float" office:value="116.3" table:style-name="ce41">
            <text:p><text:s/>116<text:s/></text:p>
          </table:table-cell>
          <table:table-cell office:value-type="float" office:value="9.1999999999999998E-2" table:style-name="ce21">
            <text:p><text:s/>0,092<text:s/></text:p>
          </table:table-cell>
          <table:table-cell office:value-type="float" office:value="2.3519999999999999" table:style-name="ce21">
            <text:p><text:s/>2,352<text:s/></text:p>
          </table:table-cell>
          <table:table-cell table:style-name="ce21"/>
          <table:table-cell office:value-type="float" office:value="2.444" table:style-name="ce46">
            <text:p><text:s/>2,444<text:s/></text:p>
          </table:table-cell>
          <table:table-cell office:value-type="float" office:value="0" table:style-name="ce21">
            <text:p><text:s/>-00<text:s/></text:p>
          </table:table-cell>
          <table:table-cell office:value-type="float" office:value="0.69199999999999995" table:style-name="ce21">
            <text:p><text:s/>0,692<text:s/></text:p>
          </table:table-cell>
          <table:table-cell office:value-type="float" office:value="8.6210000000000004" table:style-name="ce21">
            <text:p><text:s/>8,621<text:s/></text:p>
          </table:table-cell>
          <table:table-cell office:value-type="float" office:value="9.3130000000000006" table:style-name="ce22">
            <text:p><text:s/>9,313<text:s/></text:p>
          </table:table-cell>
          <table:table-cell office:value-type="float" office:value="11.757000000000001" table:style-name="ce23">
            <text:p><text:s/>11,757<text:s/></text:p>
          </table:table-cell>
          <table:table-cell office:value-type="float" office:value="1.002" table:style-name="ce2">
            <text:p>1,002</text:p>
          </table:table-cell>
          <table:table-cell table:style-name="ce2"/>
          <table:table-cell office:value-type="float" office:value="4.2570000000000014" table:style-name="ce2">
            <text:p>4,257</text:p>
          </table:table-cell>
          <table:table-cell office:value-type="float" office:value="5.2590000000000012" table:style-name="ce22">
            <text:p><text:s/>5,259<text:s/></text:p>
          </table:table-cell>
          <table:table-cell office:value-type="float" office:value="3.6970000000000001" table:style-name="ce24">
            <text:p><text:s/>3,697<text:s/></text:p>
          </table:table-cell>
          <table:table-cell table:style-name="ce24"/>
          <table:table-cell office:value-type="float" office:value="2.8010000000000002" table:style-name="ce24">
            <text:p><text:s/>2,801<text:s/></text:p>
          </table:table-cell>
          <table:table-cell office:value-type="float" office:value="11.757000000000001" table:style-name="ce23">
            <text:p><text:s/>11,757<text:s/></text:p>
          </table:table-cell>
          <table:table-cell office:value-type="float" office:value="0.88500000000000001" table:style-name="ce21">
            <text:p><text:s/>0,885<text:s/></text:p>
          </table:table-cell>
          <table:table-cell office:value-type="float" office:value="21.484000000000002" table:style-name="ce21">
            <text:p><text:s/>21,484<text:s/></text:p>
          </table:table-cell>
          <table:table-cell office:value-type="float" office:value="2.8380000000000001" table:style-name="ce21">
            <text:p><text:s/>2,838<text:s/></text:p>
          </table:table-cell>
          <table:table-cell office:value-type="float" office:value="25.207000000000004" table:style-name="ce46">
            <text:p><text:s/>25,207<text:s/></text:p>
          </table:table-cell>
          <table:table-cell table:style-name="ce21"/>
          <table:table-cell office:value-type="float" office:value="5.7000000000000002E-2" table:style-name="ce21">
            <text:p><text:s/>0,057<text:s/></text:p>
          </table:table-cell>
          <table:table-cell office:value-type="float" office:value="1.141" table:style-name="ce21">
            <text:p><text:s/>1,141<text:s/></text:p>
          </table:table-cell>
          <table:table-cell office:value-type="float" office:value="0" table:style-name="ce21">
            <text:p><text:s/>-00<text:s/></text:p>
          </table:table-cell>
          <table:table-cell office:value-type="float" office:value="26.405000000000001" table:style-name="ce22">
            <text:p><text:s/>26,405<text:s/></text:p>
          </table:table-cell>
          <table:table-cell office:value-type="float" office:value="6.399" table:style-name="ce20">
            <text:p><text:s/>6,399<text:s/></text:p>
          </table:table-cell>
          <table:table-cell office:value-type="float" office:value="13.599" table:style-name="ce21">
            <text:p><text:s/>13,599<text:s/></text:p>
          </table:table-cell>
          <table:table-cell office:value-type="float" office:value="19.998000000000001" table:style-name="ce46">
            <text:p><text:s/>19,998<text:s/></text:p>
          </table:table-cell>
          <table:table-cell office:value-type="float" office:value="0.46100000000000002" table:style-name="ce21">
            <text:p><text:s/>0,461<text:s/></text:p>
          </table:table-cell>
          <table:table-cell table:style-name="ce21"/>
          <table:table-cell office:value-type="float" office:value="0.33700000000000002" table:style-name="ce21">
            <text:p><text:s/>0,337<text:s/></text:p>
          </table:table-cell>
          <table:table-cell office:value-type="float" office:value="1.3520000000000001" table:style-name="ce21">
            <text:p><text:s/>1,352<text:s/></text:p>
          </table:table-cell>
          <table:table-cell table:style-name="ce21"/>
          <table:table-cell office:value-type="float" office:value="22.148" table:style-name="ce46">
            <text:p><text:s/>22,148<text:s/></text:p>
          </table:table-cell>
          <table:table-cell office:value-type="float" office:value="4.2570000000000014" table:style-name="ce25">
            <text:p><text:s/>4,257<text:s/></text:p>
          </table:table-cell>
          <table:table-cell table:number-columns-repeated="16344"/>
        </table:table-row>
        <table:table-row table:style-name="ro4">
          <table:table-cell office:value-type="string" table:style-name="ce2">
            <text:p>ILT</text:p>
          </table:table-cell>
          <table:table-cell office:value-type="float" office:value="2014" table:style-name="ce2">
            <text:p>2014</text:p>
          </table:table-cell>
          <table:table-cell office:value-type="string" table:style-name="ce2">
            <text:p>IenM</text:p>
          </table:table-cell>
          <table:table-cell office:value-type="float" office:value="1171" table:style-name="ce41">
            <text:p><text:s/>1.171<text:s/></text:p>
          </table:table-cell>
          <table:table-cell office:value-type="float" office:value="0" table:style-name="ce24">
            <text:p><text:s/>-00<text:s/></text:p>
          </table:table-cell>
          <table:table-cell office:value-type="float" office:value="8.4629999999999992" table:style-name="ce24">
            <text:p><text:s/>8,463<text:s/></text:p>
          </table:table-cell>
          <table:table-cell table:style-name="ce24"/>
          <table:table-cell office:value-type="float" office:value="8.4629999999999992" table:style-name="ce46">
            <text:p><text:s/>8,463<text:s/></text:p>
          </table:table-cell>
          <table:table-cell table:style-name="ce24"/>
          <table:table-cell office:value-type="float" office:value="2.0129999999999999" table:style-name="ce24">
            <text:p><text:s/>2,013<text:s/></text:p>
          </table:table-cell>
          <table:table-cell office:value-type="float" office:value="39.749000000000002" table:style-name="ce24">
            <text:p><text:s/>39,749<text:s/></text:p>
          </table:table-cell>
          <table:table-cell office:value-type="float" office:value="41.762" table:style-name="ce22">
            <text:p><text:s/>41,762<text:s/></text:p>
          </table:table-cell>
          <table:table-cell office:value-type="float" office:value="50.225000000000001" table:style-name="ce23">
            <text:p><text:s/>50,225<text:s/></text:p>
          </table:table-cell>
          <table:table-cell office:value-type="float" office:value="7.718" table:style-name="ce2">
            <text:p>7,718</text:p>
          </table:table-cell>
          <table:table-cell table:style-name="ce2"/>
          <table:table-cell office:value-type="float" office:value="0.37399999999999523" table:style-name="ce2">
            <text:p>0,374</text:p>
          </table:table-cell>
          <table:table-cell office:value-type="float" office:value="8.0919999999999952" table:style-name="ce22">
            <text:p><text:s/>8,092<text:s/></text:p>
          </table:table-cell>
          <table:table-cell office:value-type="float" office:value="5.5739999999999998" table:style-name="ce24">
            <text:p><text:s/>5,574<text:s/></text:p>
          </table:table-cell>
          <table:table-cell table:style-name="ce24"/>
          <table:table-cell office:value-type="float" office:value="36.558" table:style-name="ce24">
            <text:p><text:s/>36,558<text:s/></text:p>
          </table:table-cell>
          <table:table-cell office:value-type="float" office:value="50.223999999999997" table:style-name="ce23">
            <text:p><text:s/>50,224<text:s/></text:p>
          </table:table-cell>
          <table:table-cell office:value-type="float" office:value="132.137" table:style-name="ce24">
            <text:p><text:s/>132,137<text:s/></text:p>
          </table:table-cell>
          <table:table-cell office:value-type="float" office:value="7.76" table:style-name="ce24">
            <text:p><text:s/>7,760<text:s/></text:p>
          </table:table-cell>
          <table:table-cell office:value-type="float" office:value="7.5250000000000004" table:style-name="ce24">
            <text:p><text:s/>7,525<text:s/></text:p>
          </table:table-cell>
          <table:table-cell office:value-type="float" office:value="147.422" table:style-name="ce46">
            <text:p><text:s/>147,422<text:s/></text:p>
          </table:table-cell>
          <table:table-cell table:style-name="ce24"/>
          <table:table-cell office:value-type="float" office:value="9.5000000000000001E-2" table:style-name="ce24">
            <text:p><text:s/>0,095<text:s/></text:p>
          </table:table-cell>
          <table:table-cell office:value-type="float" office:value="3.2909999999999999" table:style-name="ce24">
            <text:p><text:s/>3,291<text:s/></text:p>
          </table:table-cell>
          <table:table-cell office:value-type="float" office:value="0.59099999999999997" table:style-name="ce24">
            <text:p><text:s/>0,591<text:s/></text:p>
          </table:table-cell>
          <table:table-cell office:value-type="float" office:value="151.399" table:style-name="ce22">
            <text:p><text:s/>151,399<text:s/></text:p>
          </table:table-cell>
          <table:table-cell office:value-type="float" office:value="107.614" table:style-name="ce20">
            <text:p><text:s/>107,614<text:s/></text:p>
          </table:table-cell>
          <table:table-cell office:value-type="float" office:value="39.884999999999998" table:style-name="ce24">
            <text:p><text:s/>39,885<text:s/></text:p>
          </table:table-cell>
          <table:table-cell office:value-type="float" office:value="147.499" table:style-name="ce46">
            <text:p><text:s/>147,499<text:s/></text:p>
          </table:table-cell>
          <table:table-cell office:value-type="float" office:value="2.06" table:style-name="ce24">
            <text:p><text:s/>2,060<text:s/></text:p>
          </table:table-cell>
          <table:table-cell table:style-name="ce24"/>
          <table:table-cell office:value-type="float" office:value="1.431" table:style-name="ce24">
            <text:p><text:s/>1,431<text:s/></text:p>
          </table:table-cell>
          <table:table-cell office:value-type="float" office:value="1E-3" table:style-name="ce24">
            <text:p><text:s/>0,001<text:s/></text:p>
          </table:table-cell>
          <table:table-cell office:value-type="float" office:value="3.4000000000000002E-2" table:style-name="ce24">
            <text:p><text:s/>0,034<text:s/></text:p>
          </table:table-cell>
          <table:table-cell office:value-type="float" office:value="151.02500000000001" table:style-name="ce46">
            <text:p><text:s/>151,025<text:s/></text:p>
          </table:table-cell>
          <table:table-cell office:value-type="float" office:value="0.37399999999999523" table:style-name="ce25">
            <text:p><text:s/>0,374<text:s/></text:p>
          </table:table-cell>
          <table:table-cell table:number-columns-repeated="16344"/>
        </table:table-row>
        <table:table-row table:style-name="ro4">
          <table:table-cell office:value-type="string" table:style-name="ce2">
            <text:p>KNMI</text:p>
          </table:table-cell>
          <table:table-cell office:value-type="float" office:value="2014" table:style-name="ce2">
            <text:p>2014</text:p>
          </table:table-cell>
          <table:table-cell office:value-type="string" table:style-name="ce2">
            <text:p>IenM</text:p>
          </table:table-cell>
          <table:table-cell office:value-type="float" office:value="354" table:style-name="ce41">
            <text:p><text:s/>354<text:s/></text:p>
          </table:table-cell>
          <table:table-cell office:value-type="float" office:value="0" table:style-name="ce24">
            <text:p><text:s/>-00<text:s/></text:p>
          </table:table-cell>
          <table:table-cell office:value-type="float" office:value="12.728999999999999" table:style-name="ce24">
            <text:p><text:s/>12,729<text:s/></text:p>
          </table:table-cell>
          <table:table-cell table:style-name="ce24"/>
          <table:table-cell office:value-type="float" office:value="12.728999999999999" table:style-name="ce46">
            <text:p><text:s/>12,729<text:s/></text:p>
          </table:table-cell>
          <table:table-cell office:value-type="float" office:value="2.8410000000000002" table:style-name="ce24">
            <text:p><text:s/>2,841<text:s/></text:p>
          </table:table-cell>
          <table:table-cell office:value-type="float" office:value="3.6209999999999996" table:style-name="ce24">
            <text:p><text:s/>3,621<text:s/></text:p>
          </table:table-cell>
          <table:table-cell office:value-type="float" office:value="20.393999999999998" table:style-name="ce24">
            <text:p><text:s/>20,394<text:s/></text:p>
          </table:table-cell>
          <table:table-cell office:value-type="float" office:value="26.855999999999998" table:style-name="ce22">
            <text:p><text:s/>26,856<text:s/></text:p>
          </table:table-cell>
          <table:table-cell office:value-type="float" office:value="39.584999999999994" table:style-name="ce23">
            <text:p><text:s/>39,585<text:s/></text:p>
          </table:table-cell>
          <table:table-cell office:value-type="float" office:value="3.0329999999999999" table:style-name="ce2">
            <text:p>3,033</text:p>
          </table:table-cell>
          <table:table-cell table:style-name="ce2"/>
          <table:table-cell office:value-type="float" office:value="-1.0200000000000031" table:style-name="ce2">
            <text:p>-1,02</text:p>
          </table:table-cell>
          <table:table-cell office:value-type="float" office:value="2.0129999999999968" table:style-name="ce22">
            <text:p><text:s/>2,013<text:s/></text:p>
          </table:table-cell>
          <table:table-cell office:value-type="float" office:value="0.629" table:style-name="ce24">
            <text:p><text:s/>0,629<text:s/></text:p>
          </table:table-cell>
          <table:table-cell office:value-type="float" office:value="0" table:style-name="ce24">
            <text:p><text:s/>-00<text:s/></text:p>
          </table:table-cell>
          <table:table-cell office:value-type="float" office:value="36.945" table:style-name="ce24">
            <text:p><text:s/>36,945<text:s/></text:p>
          </table:table-cell>
          <table:table-cell office:value-type="float" office:value="39.586999999999996" table:style-name="ce23">
            <text:p><text:s/>39,587<text:s/></text:p>
          </table:table-cell>
          <table:table-cell office:value-type="float" office:value="39.587000000000003" table:style-name="ce24">
            <text:p><text:s/>39,587<text:s/></text:p>
          </table:table-cell>
          <table:table-cell office:value-type="float" office:value="1.677" table:style-name="ce24">
            <text:p><text:s/>1,677<text:s/></text:p>
          </table:table-cell>
          <table:table-cell office:value-type="float" office:value="17.684000000000001" table:style-name="ce24">
            <text:p><text:s/>17,684<text:s/></text:p>
          </table:table-cell>
          <table:table-cell office:value-type="float" office:value="58.948000000000008" table:style-name="ce46">
            <text:p><text:s/>58,948<text:s/></text:p>
          </table:table-cell>
          <table:table-cell table:style-name="ce24"/>
          <table:table-cell office:value-type="float" office:value="0.11" table:style-name="ce24">
            <text:p><text:s/>0,110<text:s/></text:p>
          </table:table-cell>
          <table:table-cell office:value-type="float" office:value="0.23300000000000001" table:style-name="ce24">
            <text:p><text:s/>0,233<text:s/></text:p>
          </table:table-cell>
          <table:table-cell table:style-name="ce24"/>
          <table:table-cell office:value-type="float" office:value="59.291000000000004" table:style-name="ce22">
            <text:p><text:s/>59,291<text:s/></text:p>
          </table:table-cell>
          <table:table-cell office:value-type="float" office:value="31.706" table:style-name="ce20">
            <text:p><text:s/>31,706<text:s/></text:p>
          </table:table-cell>
          <table:table-cell office:value-type="float" office:value="15.679" table:style-name="ce24">
            <text:p><text:s/>15,679<text:s/></text:p>
          </table:table-cell>
          <table:table-cell office:value-type="float" office:value="47.384999999999998" table:style-name="ce46">
            <text:p><text:s/>47,385<text:s/></text:p>
          </table:table-cell>
          <table:table-cell office:value-type="float" office:value="2.7490000000000001" table:style-name="ce24">
            <text:p><text:s/>2,749<text:s/></text:p>
          </table:table-cell>
          <table:table-cell office:value-type="float" office:value="9.8460000000000001" table:style-name="ce24">
            <text:p><text:s/>9,846<text:s/></text:p>
          </table:table-cell>
          <table:table-cell table:style-name="ce24"/>
          <table:table-cell office:value-type="float" office:value="0.28299999999999997" table:style-name="ce24">
            <text:p><text:s/>0,283<text:s/></text:p>
          </table:table-cell>
          <table:table-cell office:value-type="float" office:value="4.8000000000000001E-2" table:style-name="ce24">
            <text:p><text:s/>0,048<text:s/></text:p>
          </table:table-cell>
          <table:table-cell office:value-type="float" office:value="60.311000000000007" table:style-name="ce46">
            <text:p><text:s/>60,311<text:s/></text:p>
          </table:table-cell>
          <table:table-cell office:value-type="float" office:value="-1.0200000000000031" table:style-name="ce25">
            <text:p><text:s/>-1,020<text:s/></text:p>
          </table:table-cell>
          <table:table-cell table:number-columns-repeated="16344"/>
        </table:table-row>
        <table:table-row table:style-name="ro4">
          <table:table-cell office:value-type="string" table:style-name="ce3">
            <text:p>NEA</text:p>
          </table:table-cell>
          <table:table-cell office:value-type="float" office:value="2014" table:style-name="ce2">
            <text:p>2014</text:p>
          </table:table-cell>
          <table:table-cell office:value-type="string" table:style-name="ce2">
            <text:p>IenM</text:p>
          </table:table-cell>
          <table:table-cell office:value-type="float" office:value="49.9" table:style-name="ce41">
            <text:p><text:s/>50<text:s/></text:p>
          </table:table-cell>
          <table:table-cell office:value-type="float" office:value="1.99" table:style-name="ce21">
            <text:p><text:s/>1,990<text:s/></text:p>
          </table:table-cell>
          <table:table-cell office:value-type="float" office:value="7.0000000000000001E-3" table:style-name="ce21">
            <text:p><text:s/>0,007<text:s/></text:p>
          </table:table-cell>
          <table:table-cell table:style-name="ce21"/>
          <table:table-cell office:value-type="float" office:value="1.9969999999999999" table:style-name="ce46">
            <text:p><text:s/>1,997<text:s/></text:p>
          </table:table-cell>
          <table:table-cell table:style-name="ce21"/>
          <table:table-cell office:value-type="float" office:value="4.8000000000000001E-2" table:style-name="ce21">
            <text:p><text:s/>0,048<text:s/></text:p>
          </table:table-cell>
          <table:table-cell office:value-type="float" office:value="1.48" table:style-name="ce21">
            <text:p><text:s/>1,480<text:s/></text:p>
          </table:table-cell>
          <table:table-cell office:value-type="float" office:value="1.528" table:style-name="ce22">
            <text:p><text:s/>1,528<text:s/></text:p>
          </table:table-cell>
          <table:table-cell office:value-type="float" office:value="3.5249999999999999" table:style-name="ce23">
            <text:p><text:s/>3,525<text:s/></text:p>
          </table:table-cell>
          <table:table-cell office:value-type="float" office:value="0.36399999999999999" table:style-name="ce2">
            <text:p>0,364</text:p>
          </table:table-cell>
          <table:table-cell table:style-name="ce2"/>
          <table:table-cell office:value-type="float" office:value="0.89700000000000024" table:style-name="ce2">
            <text:p>0,897</text:p>
          </table:table-cell>
          <table:table-cell office:value-type="float" office:value="1.2610000000000001" table:style-name="ce22">
            <text:p><text:s/>1,261<text:s/></text:p>
          </table:table-cell>
          <table:table-cell table:style-name="ce24"/>
          <table:table-cell office:value-type="float" office:value="0.6" table:style-name="ce24">
            <text:p><text:s/>0,600<text:s/></text:p>
          </table:table-cell>
          <table:table-cell office:value-type="float" office:value="1.6639999999999999" table:style-name="ce24">
            <text:p><text:s/>1,664<text:s/></text:p>
          </table:table-cell>
          <table:table-cell office:value-type="float" office:value="3.5250000000000004" table:style-name="ce23">
            <text:p><text:s/>3,525<text:s/></text:p>
          </table:table-cell>
          <table:table-cell office:value-type="float" office:value="7.0629999999999997" table:style-name="ce21">
            <text:p><text:s/>7,063<text:s/></text:p>
          </table:table-cell>
          <table:table-cell table:number-columns-repeated="2" table:style-name="ce21"/>
          <table:table-cell office:value-type="float" office:value="7.0629999999999997" table:style-name="ce46">
            <text:p><text:s/>7,063<text:s/></text:p>
          </table:table-cell>
          <table:table-cell table:style-name="ce21"/>
          <table:table-cell office:value-type="float" office:value="3.0000000000000001E-3" table:style-name="ce21">
            <text:p><text:s/>0,003<text:s/></text:p>
          </table:table-cell>
          <table:table-cell table:number-columns-repeated="2" table:style-name="ce21"/>
          <table:table-cell office:value-type="float" office:value="7.0659999999999998" table:style-name="ce22">
            <text:p><text:s/>7,066<text:s/></text:p>
          </table:table-cell>
          <table:table-cell office:value-type="float" office:value="4.5199999999999996" table:style-name="ce20">
            <text:p><text:s/>4,520<text:s/></text:p>
          </table:table-cell>
          <table:table-cell office:value-type="float" office:value="1.21" table:style-name="ce24">
            <text:p><text:s/>1,210<text:s/></text:p>
          </table:table-cell>
          <table:table-cell office:value-type="float" office:value="5.7299999999999995" table:style-name="ce46">
            <text:p><text:s/>5,730<text:s/></text:p>
          </table:table-cell>
          <table:table-cell office:value-type="float" office:value="0.42099999999999999" table:style-name="ce21">
            <text:p><text:s/>0,421<text:s/></text:p>
          </table:table-cell>
          <table:table-cell table:number-columns-repeated="2" table:style-name="ce21"/>
          <table:table-cell office:value-type="float" office:value="1.7999999999999999E-2" table:style-name="ce21">
            <text:p><text:s/>0,018<text:s/></text:p>
          </table:table-cell>
          <table:table-cell table:style-name="ce21"/>
          <table:table-cell office:value-type="float" office:value="6.1689999999999996" table:style-name="ce46">
            <text:p><text:s/>6,169<text:s/></text:p>
          </table:table-cell>
          <table:table-cell office:value-type="float" office:value="0.89700000000000024" table:style-name="ce25">
            <text:p><text:s/>0,897<text:s/></text:p>
          </table:table-cell>
          <table:table-cell table:number-columns-repeated="16344"/>
        </table:table-row>
        <table:table-row table:style-name="ro4">
          <table:table-cell office:value-type="string" table:style-name="ce2">
            <text:p>RWS</text:p>
          </table:table-cell>
          <table:table-cell office:value-type="float" office:value="2014" table:style-name="ce2">
            <text:p>2014</text:p>
          </table:table-cell>
          <table:table-cell office:value-type="string" table:style-name="ce2">
            <text:p>IenM</text:p>
          </table:table-cell>
          <table:table-cell office:value-type="float" office:value="8430" table:style-name="ce41">
            <text:p><text:s/>8.430<text:s/></text:p>
          </table:table-cell>
          <table:table-cell office:value-type="float" office:value="1.2969999999999999" table:style-name="ce21">
            <text:p><text:s/>1,297<text:s/></text:p>
          </table:table-cell>
          <table:table-cell office:value-type="float" office:value="202.714" table:style-name="ce21">
            <text:p><text:s/>202,714<text:s/></text:p>
          </table:table-cell>
          <table:table-cell office:value-type="float" office:value="78.8" table:style-name="ce21">
            <text:p><text:s/>78,800<text:s/></text:p>
          </table:table-cell>
          <table:table-cell office:value-type="float" office:value="282.81099999999998" table:style-name="ce46">
            <text:p><text:s/>282,811<text:s/></text:p>
          </table:table-cell>
          <table:table-cell office:value-type="float" office:value="9267.1470000000008" table:style-name="ce21">
            <text:p><text:s/>9.267,147<text:s/></text:p>
          </table:table-cell>
          <table:table-cell office:value-type="float" office:value="50.748000000000005" table:style-name="ce21">
            <text:p><text:s/>50,748<text:s/></text:p>
          </table:table-cell>
          <table:table-cell office:value-type="float" office:value="481.79500000000002" table:style-name="ce21">
            <text:p><text:s/>481,795<text:s/></text:p>
          </table:table-cell>
          <table:table-cell office:value-type="float" office:value="9799.69" table:style-name="ce22">
            <text:p><text:s/>9.799,690<text:s/></text:p>
          </table:table-cell>
          <table:table-cell office:value-type="float" office:value="10082.501" table:style-name="ce23">
            <text:p><text:s/>10.082,501<text:s/></text:p>
          </table:table-cell>
          <table:table-cell office:value-type="float" office:value="114.238" table:style-name="ce2">
            <text:p>114,238</text:p>
          </table:table-cell>
          <table:table-cell table:style-name="ce2"/>
          <table:table-cell office:value-type="float" office:value="-10.993000000000393" table:style-name="ce2">
            <text:p>-10,993</text:p>
          </table:table-cell>
          <table:table-cell office:value-type="float" office:value="103.24499999999961" table:style-name="ce22">
            <text:p><text:s/>103,245<text:s/></text:p>
          </table:table-cell>
          <table:table-cell office:value-type="float" office:value="36.694000000000003" table:style-name="ce24">
            <text:p><text:s/>36,694<text:s/></text:p>
          </table:table-cell>
          <table:table-cell office:value-type="float" office:value="138.09" table:style-name="ce24">
            <text:p><text:s/>138,090<text:s/></text:p>
          </table:table-cell>
          <table:table-cell office:value-type="float" office:value="9804.4720000000016" table:style-name="ce24">
            <text:p><text:s/>9.804,472<text:s/></text:p>
          </table:table-cell>
          <table:table-cell office:value-type="float" office:value="10082.501000000002" table:style-name="ce23">
            <text:p><text:s/>10.082,501<text:s/></text:p>
          </table:table-cell>
          <table:table-cell office:value-type="float" office:value="2190.8960000000002" table:style-name="ce21">
            <text:p><text:s/>2.190,896<text:s/></text:p>
          </table:table-cell>
          <table:table-cell office:value-type="float" office:value="47.984000000000002" table:style-name="ce21">
            <text:p><text:s/>47,984<text:s/></text:p>
          </table:table-cell>
          <table:table-cell office:value-type="float" office:value="157.66900000000001" table:style-name="ce21">
            <text:p><text:s/>157,669<text:s/></text:p>
          </table:table-cell>
          <table:table-cell office:value-type="float" office:value="2396.549" table:style-name="ce46">
            <text:p><text:s/>2.396,549<text:s/></text:p>
          </table:table-cell>
          <table:table-cell table:style-name="ce21"/>
          <table:table-cell office:value-type="float" office:value="0.6" table:style-name="ce21">
            <text:p><text:s/>0,600<text:s/></text:p>
          </table:table-cell>
          <table:table-cell office:value-type="float" office:value="5.1870000000000003" table:style-name="ce21">
            <text:p><text:s/>5,187<text:s/></text:p>
          </table:table-cell>
          <table:table-cell office:value-type="float" office:value="3.129" table:style-name="ce21">
            <text:p><text:s/>3,129<text:s/></text:p>
          </table:table-cell>
          <table:table-cell office:value-type="float" office:value="2405.4649999999997" table:style-name="ce22">
            <text:p><text:s/>2.405,465<text:s/></text:p>
          </table:table-cell>
          <table:table-cell office:value-type="float" office:value="766.399" table:style-name="ce20">
            <text:p><text:s/>766,399<text:s/></text:p>
          </table:table-cell>
          <table:table-cell office:value-type="float" office:value="280.14299999999997" table:style-name="ce21">
            <text:p><text:s/>280,143<text:s/></text:p>
          </table:table-cell>
          <table:table-cell office:value-type="float" office:value="1046.5419999999999" table:style-name="ce46">
            <text:p><text:s/>1.046,542<text:s/></text:p>
          </table:table-cell>
          <table:table-cell office:value-type="float" office:value="36.167999999999999" table:style-name="ce21">
            <text:p><text:s/>36,168<text:s/></text:p>
          </table:table-cell>
          <table:table-cell office:value-type="float" office:value="1297.307" table:style-name="ce21">
            <text:p><text:s/>1.297,307<text:s/></text:p>
          </table:table-cell>
          <table:table-cell office:value-type="float" office:value="17.346" table:style-name="ce21">
            <text:p><text:s/>17,346<text:s/></text:p>
          </table:table-cell>
          <table:table-cell office:value-type="float" office:value="5.5970000000000004" table:style-name="ce21">
            <text:p><text:s/>5,597<text:s/></text:p>
          </table:table-cell>
          <table:table-cell office:value-type="float" office:value="13.497999999999999" table:style-name="ce21">
            <text:p><text:s/>13,498<text:s/></text:p>
          </table:table-cell>
          <table:table-cell office:value-type="float" office:value="2416.4580000000001" table:style-name="ce46">
            <text:p><text:s/>2.416,458<text:s/></text:p>
          </table:table-cell>
          <table:table-cell office:value-type="float" office:value="-10.993000000000393" table:style-name="ce25">
            <text:p><text:s/>-10,993<text:s/></text:p>
          </table:table-cell>
          <table:table-cell table:number-columns-repeated="16344"/>
        </table:table-row>
        <table:table-row table:style-name="ro4">
          <table:table-cell office:value-type="string" table:style-name="ce3">
            <text:p>DUO</text:p>
          </table:table-cell>
          <table:table-cell office:value-type="float" office:value="2014" table:style-name="ce2">
            <text:p>2014</text:p>
          </table:table-cell>
          <table:table-cell office:value-type="string" table:style-name="ce2">
            <text:p>OCW</text:p>
          </table:table-cell>
          <table:table-cell office:value-type="float" office:value="1773" table:style-name="ce41">
            <text:p><text:s/>1.773<text:s/></text:p>
          </table:table-cell>
          <table:table-cell office:value-type="float" office:value="0" table:style-name="ce21">
            <text:p><text:s/>-00<text:s/></text:p>
          </table:table-cell>
          <table:table-cell office:value-type="float" office:value="16.314" table:style-name="ce21">
            <text:p><text:s/>16,314<text:s/></text:p>
          </table:table-cell>
          <table:table-cell table:style-name="ce21"/>
          <table:table-cell office:value-type="float" office:value="16.314" table:style-name="ce46">
            <text:p><text:s/>16,314<text:s/></text:p>
          </table:table-cell>
          <table:table-cell table:style-name="ce21"/>
          <table:table-cell office:value-type="float" office:value="8.5129999999999999" table:style-name="ce21">
            <text:p><text:s/>8,513<text:s/></text:p>
          </table:table-cell>
          <table:table-cell office:value-type="float" office:value="49.555999999999997" table:style-name="ce21">
            <text:p><text:s/>49,556<text:s/></text:p>
          </table:table-cell>
          <table:table-cell office:value-type="float" office:value="58.068999999999996" table:style-name="ce22">
            <text:p><text:s/>58,069<text:s/></text:p>
          </table:table-cell>
          <table:table-cell office:value-type="float" office:value="74.382999999999996" table:style-name="ce23">
            <text:p><text:s/>74,383<text:s/></text:p>
          </table:table-cell>
          <table:table-cell office:value-type="float" office:value="5.8869999999999996" table:style-name="ce2">
            <text:p>5,887</text:p>
          </table:table-cell>
          <table:table-cell table:style-name="ce2"/>
          <table:table-cell office:value-type="float" office:value="0.51099999999996726" table:style-name="ce2">
            <text:p>0,511</text:p>
          </table:table-cell>
          <table:table-cell office:value-type="float" office:value="6.3979999999999668" table:style-name="ce22">
            <text:p><text:s/>6,398<text:s/></text:p>
          </table:table-cell>
          <table:table-cell office:value-type="float" office:value="4.798" table:style-name="ce24">
            <text:p><text:s/>4,798<text:s/></text:p>
          </table:table-cell>
          <table:table-cell office:value-type="float" office:value="0.629" table:style-name="ce24">
            <text:p><text:s/>0,629<text:s/></text:p>
          </table:table-cell>
          <table:table-cell office:value-type="float" office:value="62.557999999999993" table:style-name="ce24">
            <text:p><text:s/>62,558<text:s/></text:p>
          </table:table-cell>
          <table:table-cell office:value-type="float" office:value="74.382999999999953" table:style-name="ce23">
            <text:p><text:s/>74,383<text:s/></text:p>
          </table:table-cell>
          <table:table-cell office:value-type="float" office:value="257.00700000000001" table:style-name="ce21">
            <text:p><text:s/>257,007<text:s/></text:p>
          </table:table-cell>
          <table:table-cell office:value-type="float" office:value="21.303999999999998" table:style-name="ce21">
            <text:p><text:s/>21,304<text:s/></text:p>
          </table:table-cell>
          <table:table-cell office:value-type="float" office:value="11.137" table:style-name="ce21">
            <text:p><text:s/>11,137<text:s/></text:p>
          </table:table-cell>
          <table:table-cell office:value-type="float" office:value="289.44799999999998" table:style-name="ce46">
            <text:p><text:s/>289,448<text:s/></text:p>
          </table:table-cell>
          <table:table-cell table:style-name="ce21"/>
          <table:table-cell office:value-type="float" office:value="7.6999999999999999E-2" table:style-name="ce21">
            <text:p><text:s/>0,077<text:s/></text:p>
          </table:table-cell>
          <table:table-cell table:number-columns-repeated="2" table:style-name="ce21"/>
          <table:table-cell office:value-type="float" office:value="289.52499999999998" table:style-name="ce22">
            <text:p><text:s/>289,525<text:s/></text:p>
          </table:table-cell>
          <table:table-cell office:value-type="float" office:value="152.745" table:style-name="ce20">
            <text:p><text:s/>152,745<text:s/></text:p>
          </table:table-cell>
          <table:table-cell office:value-type="float" office:value="126.151" table:style-name="ce21">
            <text:p><text:s/>126,151<text:s/></text:p>
          </table:table-cell>
          <table:table-cell office:value-type="float" office:value="278.89600000000002" table:style-name="ce46">
            <text:p><text:s/>278,896<text:s/></text:p>
          </table:table-cell>
          <table:table-cell office:value-type="float" office:value="7.008" table:style-name="ce21">
            <text:p><text:s/>7,008<text:s/></text:p>
          </table:table-cell>
          <table:table-cell table:style-name="ce21"/>
          <table:table-cell office:value-type="float" office:value="3.0739999999999998" table:style-name="ce21">
            <text:p><text:s/>3,074<text:s/></text:p>
          </table:table-cell>
          <table:table-cell office:value-type="float" office:value="3.5999999999999997E-2" table:style-name="ce21">
            <text:p><text:s/>0,036<text:s/></text:p>
          </table:table-cell>
          <table:table-cell table:style-name="ce21"/>
          <table:table-cell office:value-type="float" office:value="289.01400000000001" table:style-name="ce46">
            <text:p><text:s/>289,014<text:s/></text:p>
          </table:table-cell>
          <table:table-cell office:value-type="float" office:value="0.51099999999996726" table:style-name="ce25">
            <text:p><text:s/>0,511<text:s/></text:p>
          </table:table-cell>
          <table:table-cell table:number-columns-repeated="16344"/>
        </table:table-row>
        <table:table-row table:style-name="ro4">
          <table:table-cell office:value-type="string" table:style-name="ce3">
            <text:p>NA</text:p>
          </table:table-cell>
          <table:table-cell office:value-type="float" office:value="2014" table:style-name="ce3">
            <text:p>2014</text:p>
          </table:table-cell>
          <table:table-cell office:value-type="string" table:style-name="ce3">
            <text:p>OCW</text:p>
          </table:table-cell>
          <table:table-cell office:value-type="float" office:value="171.8" table:style-name="ce41">
            <text:p><text:s/>172<text:s/></text:p>
          </table:table-cell>
          <table:table-cell table:style-name="ce21"/>
          <table:table-cell office:value-type="float" office:value="6.3890000000000002" table:style-name="ce21">
            <text:p><text:s/>6,389<text:s/></text:p>
          </table:table-cell>
          <table:table-cell table:style-name="ce21"/>
          <table:table-cell office:value-type="float" office:value="6.3890000000000002" table:style-name="ce46">
            <text:p><text:s/>6,389<text:s/></text:p>
          </table:table-cell>
          <table:table-cell table:style-name="ce21"/>
          <table:table-cell office:value-type="float" office:value="1.6340000000000001" table:style-name="ce21">
            <text:p><text:s/>1,634<text:s/></text:p>
          </table:table-cell>
          <table:table-cell office:value-type="float" office:value="23.052" table:style-name="ce21">
            <text:p><text:s/>23,052<text:s/></text:p>
          </table:table-cell>
          <table:table-cell office:value-type="float" office:value="24.686" table:style-name="ce22">
            <text:p><text:s/>24,686<text:s/></text:p>
          </table:table-cell>
          <table:table-cell office:value-type="float" office:value="31.074999999999999" table:style-name="ce23">
            <text:p><text:s/>31,075<text:s/></text:p>
          </table:table-cell>
          <table:table-cell office:value-type="float" office:value="2.9260000000000002" table:style-name="ce2">
            <text:p>2,926</text:p>
          </table:table-cell>
          <table:table-cell table:style-name="ce2"/>
          <table:table-cell office:value-type="float" office:value="0.58199999999999719" table:style-name="ce2">
            <text:p>0,582</text:p>
          </table:table-cell>
          <table:table-cell office:value-type="float" office:value="3.5079999999999973" table:style-name="ce22">
            <text:p><text:s/>3,508<text:s/></text:p>
          </table:table-cell>
          <table:table-cell office:value-type="float" office:value="0.40899999999999997" table:style-name="ce24">
            <text:p><text:s/>0,409<text:s/></text:p>
          </table:table-cell>
          <table:table-cell office:value-type="float" office:value="1.22" table:style-name="ce24">
            <text:p><text:s/>1,220<text:s/></text:p>
          </table:table-cell>
          <table:table-cell office:value-type="float" office:value="25.938000000000002" table:style-name="ce24">
            <text:p><text:s/>25,938<text:s/></text:p>
          </table:table-cell>
          <table:table-cell office:value-type="float" office:value="31.074999999999999" table:style-name="ce23">
            <text:p><text:s/>31,075<text:s/></text:p>
          </table:table-cell>
          <table:table-cell office:value-type="float" office:value="34.966000000000001" table:style-name="ce21">
            <text:p><text:s/>34,966<text:s/></text:p>
          </table:table-cell>
          <table:table-cell office:value-type="float" office:value="0.4" table:style-name="ce21">
            <text:p><text:s/>0,400<text:s/></text:p>
          </table:table-cell>
          <table:table-cell office:value-type="float" office:value="1.851" table:style-name="ce21">
            <text:p><text:s/>1,851<text:s/></text:p>
          </table:table-cell>
          <table:table-cell office:value-type="float" office:value="37.216999999999999" table:style-name="ce46">
            <text:p><text:s/>37,217<text:s/></text:p>
          </table:table-cell>
          <table:table-cell office:value-type="float" office:value="-7.3360000000000003" table:style-name="ce21">
            <text:p><text:s/>-7,336<text:s/></text:p>
          </table:table-cell>
          <table:table-cell office:value-type="float" office:value="6.6000000000000003E-2" table:style-name="ce21">
            <text:p><text:s/>0,066<text:s/></text:p>
          </table:table-cell>
          <table:table-cell office:value-type="float" office:value="0.08" table:style-name="ce21">
            <text:p><text:s/>0,080<text:s/></text:p>
          </table:table-cell>
          <table:table-cell table:style-name="ce21"/>
          <table:table-cell office:value-type="float" office:value="30.026999999999997" table:style-name="ce22">
            <text:p><text:s/>30,027<text:s/></text:p>
          </table:table-cell>
          <table:table-cell office:value-type="float" office:value="14.118" table:style-name="ce20">
            <text:p><text:s/>14,118<text:s/></text:p>
          </table:table-cell>
          <table:table-cell office:value-type="float" office:value="14.156000000000001" table:style-name="ce21">
            <text:p><text:s/>14,156<text:s/></text:p>
          </table:table-cell>
          <table:table-cell office:value-type="float" office:value="28.274000000000001" table:style-name="ce46">
            <text:p><text:s/>28,274<text:s/></text:p>
          </table:table-cell>
          <table:table-cell office:value-type="float" office:value="0.94499999999999995" table:style-name="ce21">
            <text:p><text:s/>0,945<text:s/></text:p>
          </table:table-cell>
          <table:table-cell table:style-name="ce21"/>
          <table:table-cell office:value-type="float" office:value="0.2" table:style-name="ce21">
            <text:p><text:s/>0,200<text:s/></text:p>
          </table:table-cell>
          <table:table-cell office:value-type="float" office:value="2.5999999999999999E-2" table:style-name="ce21">
            <text:p><text:s/>0,026<text:s/></text:p>
          </table:table-cell>
          <table:table-cell table:style-name="ce21"/>
          <table:table-cell office:value-type="float" office:value="29.445" table:style-name="ce46">
            <text:p><text:s/>29,445<text:s/></text:p>
          </table:table-cell>
          <table:table-cell office:value-type="float" office:value="0.58199999999999719" table:style-name="ce25">
            <text:p><text:s/>0,582<text:s/></text:p>
          </table:table-cell>
          <table:table-cell table:number-columns-repeated="16344"/>
        </table:table-row>
        <table:table-row table:style-name="ro4">
          <table:table-cell office:value-type="string" table:style-name="ce2">
            <text:p>ASZW</text:p>
          </table:table-cell>
          <table:table-cell office:value-type="float" office:value="2014" table:style-name="ce2">
            <text:p>2014</text:p>
          </table:table-cell>
          <table:table-cell office:value-type="string" table:style-name="ce2">
            <text:p>SZW</text:p>
          </table:table-cell>
          <table:table-cell office:value-type="float" office:value="152" table:style-name="ce41">
            <text:p><text:s/>152<text:s/></text:p>
          </table:table-cell>
          <table:table-cell office:value-type="float" office:value="1.024" table:style-name="ce21">
            <text:p><text:s/>1,024<text:s/></text:p>
          </table:table-cell>
          <table:table-cell office:value-type="float" office:value="3.0000000000000001E-3" table:style-name="ce21">
            <text:p><text:s/>0,003<text:s/></text:p>
          </table:table-cell>
          <table:table-cell table:style-name="ce21"/>
          <table:table-cell office:value-type="float" office:value="1.0269999999999999" table:style-name="ce46">
            <text:p><text:s/>1,027<text:s/></text:p>
          </table:table-cell>
          <table:table-cell table:style-name="ce21"/>
          <table:table-cell office:value-type="float" office:value="0.86499999999999999" table:style-name="ce21">
            <text:p><text:s/>0,865<text:s/></text:p>
          </table:table-cell>
          <table:table-cell office:value-type="float" office:value="2.145" table:style-name="ce21">
            <text:p><text:s/>2,145<text:s/></text:p>
          </table:table-cell>
          <table:table-cell office:value-type="float" office:value="3.01" table:style-name="ce22">
            <text:p><text:s/>3,010<text:s/></text:p>
          </table:table-cell>
          <table:table-cell office:value-type="float" office:value="4.0369999999999999" table:style-name="ce23">
            <text:p><text:s/>4,037<text:s/></text:p>
          </table:table-cell>
          <table:table-cell office:value-type="float" office:value="1.7070000000000001" table:style-name="ce2">
            <text:p>1,707</text:p>
          </table:table-cell>
          <table:table-cell table:style-name="ce2"/>
          <table:table-cell office:value-type="float" office:value="-0.69000000000000483" table:style-name="ce2">
            <text:p>-0,69</text:p>
          </table:table-cell>
          <table:table-cell office:value-type="float" office:value="1.0169999999999952" table:style-name="ce22">
            <text:p><text:s/>1,017<text:s/></text:p>
          </table:table-cell>
          <table:table-cell office:value-type="float" office:value="0.02" table:style-name="ce24">
            <text:p><text:s/>0,020<text:s/></text:p>
          </table:table-cell>
          <table:table-cell table:style-name="ce24"/>
          <table:table-cell office:value-type="float" office:value="3" table:style-name="ce24">
            <text:p><text:s/>3,000<text:s/></text:p>
          </table:table-cell>
          <table:table-cell office:value-type="float" office:value="4.0369999999999955" table:style-name="ce23">
            <text:p><text:s/>4,037<text:s/></text:p>
          </table:table-cell>
          <table:table-cell office:value-type="float" office:value="16.882999999999999" table:style-name="ce21">
            <text:p><text:s/>16,883<text:s/></text:p>
          </table:table-cell>
          <table:table-cell office:value-type="float" office:value="2.5750000000000002" table:style-name="ce21">
            <text:p><text:s/>2,575<text:s/></text:p>
          </table:table-cell>
          <table:table-cell table:style-name="ce21"/>
          <table:table-cell office:value-type="float" office:value="19.457999999999998" table:style-name="ce46">
            <text:p><text:s/>19,458<text:s/></text:p>
          </table:table-cell>
          <table:table-cell table:style-name="ce21"/>
          <table:table-cell office:value-type="float" office:value="2.1000000000000001E-2" table:style-name="ce21">
            <text:p><text:s/>0,021<text:s/></text:p>
          </table:table-cell>
          <table:table-cell office:value-type="float" office:value="0.28399999999999997" table:style-name="ce21">
            <text:p><text:s/>0,284<text:s/></text:p>
          </table:table-cell>
          <table:table-cell table:style-name="ce21"/>
          <table:table-cell office:value-type="float" office:value="19.762999999999998" table:style-name="ce22">
            <text:p><text:s/>19,763<text:s/></text:p>
          </table:table-cell>
          <table:table-cell office:value-type="float" office:value="12.441000000000001" table:style-name="ce20">
            <text:p><text:s/>12,441<text:s/></text:p>
          </table:table-cell>
          <table:table-cell office:value-type="float" office:value="6.65" table:style-name="ce21">
            <text:p><text:s/>6,650<text:s/></text:p>
          </table:table-cell>
          <table:table-cell office:value-type="float" office:value="19.091000000000001" table:style-name="ce46">
            <text:p><text:s/>19,091<text:s/></text:p>
          </table:table-cell>
          <table:table-cell office:value-type="float" office:value="1.3620000000000001" table:style-name="ce21">
            <text:p><text:s/>1,362<text:s/></text:p>
          </table:table-cell>
          <table:table-cell table:number-columns-repeated="4" table:style-name="ce21"/>
          <table:table-cell office:value-type="float" office:value="20.453000000000003" table:style-name="ce46">
            <text:p><text:s/>20,453<text:s/></text:p>
          </table:table-cell>
          <table:table-cell office:value-type="float" office:value="-0.69000000000000483" table:style-name="ce25">
            <text:p><text:s/>-0,690<text:s/></text:p>
          </table:table-cell>
          <table:table-cell table:number-columns-repeated="16344"/>
        </table:table-row>
        <table:table-row table:style-name="ro4">
          <table:table-cell office:value-type="string" table:style-name="ce3">
            <text:p>CJIB</text:p>
          </table:table-cell>
          <table:table-cell office:value-type="float" office:value="2014" table:style-name="ce2">
            <text:p>2014</text:p>
          </table:table-cell>
          <table:table-cell office:value-type="string" table:style-name="ce2">
            <text:p>VenJ</text:p>
          </table:table-cell>
          <table:table-cell office:value-type="float" office:value="893" table:style-name="ce41">
            <text:p><text:s/>893<text:s/></text:p>
          </table:table-cell>
          <table:table-cell office:value-type="float" office:value="0.42399999999999999" table:style-name="ce21">
            <text:p><text:s/>0,424<text:s/></text:p>
          </table:table-cell>
          <table:table-cell office:value-type="float" office:value="22.738" table:style-name="ce21">
            <text:p><text:s/>22,738<text:s/></text:p>
          </table:table-cell>
          <table:table-cell table:style-name="ce21"/>
          <table:table-cell office:value-type="float" office:value="23.161999999999999" table:style-name="ce46">
            <text:p><text:s/>23,162<text:s/></text:p>
          </table:table-cell>
          <table:table-cell table:style-name="ce21"/>
          <table:table-cell office:value-type="float" office:value="8.0540000000000003" table:style-name="ce21">
            <text:p><text:s/>8,054<text:s/></text:p>
          </table:table-cell>
          <table:table-cell office:value-type="float" office:value="24.045999999999999" table:style-name="ce21">
            <text:p><text:s/>24,046<text:s/></text:p>
          </table:table-cell>
          <table:table-cell office:value-type="float" office:value="32.1" table:style-name="ce22">
            <text:p><text:s/>32,100<text:s/></text:p>
          </table:table-cell>
          <table:table-cell office:value-type="float" office:value="55.262" table:style-name="ce23">
            <text:p><text:s/>55,262<text:s/></text:p>
          </table:table-cell>
          <table:table-cell office:value-type="float" office:value="0.28100000000000003" table:style-name="ce2">
            <text:p>0,281</text:p>
          </table:table-cell>
          <table:table-cell table:style-name="ce2"/>
          <table:table-cell office:value-type="float" office:value="0.86300000000001376" table:style-name="ce2">
            <text:p>0,863</text:p>
          </table:table-cell>
          <table:table-cell office:value-type="float" office:value="1.1440000000000139" table:style-name="ce22">
            <text:p><text:s/>1,144<text:s/></text:p>
          </table:table-cell>
          <table:table-cell office:value-type="float" office:value="4.6420000000000003" table:style-name="ce24">
            <text:p><text:s/>4,642<text:s/></text:p>
          </table:table-cell>
          <table:table-cell office:value-type="float" office:value="21.263999999999999" table:style-name="ce24">
            <text:p><text:s/>21,264<text:s/></text:p>
          </table:table-cell>
          <table:table-cell office:value-type="float" office:value="28.212" table:style-name="ce24">
            <text:p><text:s/>28,212<text:s/></text:p>
          </table:table-cell>
          <table:table-cell office:value-type="float" office:value="55.262000000000015" table:style-name="ce23">
            <text:p><text:s/>55,262<text:s/></text:p>
          </table:table-cell>
          <table:table-cell office:value-type="float" office:value="98.972999999999999" table:style-name="ce21">
            <text:p><text:s/>98,973<text:s/></text:p>
          </table:table-cell>
          <table:table-cell office:value-type="float" office:value="1.274" table:style-name="ce21">
            <text:p><text:s/>1,274<text:s/></text:p>
          </table:table-cell>
          <table:table-cell office:value-type="float" office:value="13.616" table:style-name="ce21">
            <text:p><text:s/>13,616<text:s/></text:p>
          </table:table-cell>
          <table:table-cell office:value-type="float" office:value="113.863" table:style-name="ce46">
            <text:p><text:s/>113,863<text:s/></text:p>
          </table:table-cell>
          <table:table-cell table:style-name="ce21"/>
          <table:table-cell office:value-type="float" office:value="2.7E-2" table:style-name="ce21">
            <text:p><text:s/>0,027<text:s/></text:p>
          </table:table-cell>
          <table:table-cell office:value-type="float" office:value="3.7999999999999999E-2" table:style-name="ce21">
            <text:p><text:s/>0,038<text:s/></text:p>
          </table:table-cell>
          <table:table-cell table:style-name="ce21"/>
          <table:table-cell office:value-type="float" office:value="113.928" table:style-name="ce22">
            <text:p><text:s/>113,928<text:s/></text:p>
          </table:table-cell>
          <table:table-cell office:value-type="float" office:value="71.334999999999994" table:style-name="ce20">
            <text:p><text:s/>71,335<text:s/></text:p>
          </table:table-cell>
          <table:table-cell office:value-type="float" office:value="26.285" table:style-name="ce21">
            <text:p><text:s/>26,285<text:s/></text:p>
          </table:table-cell>
          <table:table-cell office:value-type="float" office:value="97.61999999999999" table:style-name="ce46">
            <text:p><text:s/>97,620<text:s/></text:p>
          </table:table-cell>
          <table:table-cell office:value-type="float" office:value="5.1390000000000002" table:style-name="ce21">
            <text:p><text:s/>5,139<text:s/></text:p>
          </table:table-cell>
          <table:table-cell office:value-type="float" office:value="9.6630000000000003" table:style-name="ce21">
            <text:p><text:s/>9,663<text:s/></text:p>
          </table:table-cell>
          <table:table-cell table:style-name="ce21"/>
          <table:table-cell office:value-type="float" office:value="0.34599999999999997" table:style-name="ce21">
            <text:p><text:s/>0,346<text:s/></text:p>
          </table:table-cell>
          <table:table-cell office:value-type="float" office:value="0.29699999999999999" table:style-name="ce21">
            <text:p><text:s/>0,297<text:s/></text:p>
          </table:table-cell>
          <table:table-cell office:value-type="float" office:value="113.06499999999998" table:style-name="ce46">
            <text:p><text:s/>113,065<text:s/></text:p>
          </table:table-cell>
          <table:table-cell office:value-type="float" office:value="0.86300000000001376" table:style-name="ce25">
            <text:p><text:s/>0,863<text:s/></text:p>
          </table:table-cell>
          <table:table-cell table:number-columns-repeated="16344"/>
        </table:table-row>
        <table:table-row table:style-name="ro4">
          <table:table-cell office:value-type="string" table:style-name="ce3">
            <text:p>DJI</text:p>
          </table:table-cell>
          <table:table-cell office:value-type="float" office:value="2014" table:style-name="ce2">
            <text:p>2014</text:p>
          </table:table-cell>
          <table:table-cell office:value-type="string" table:style-name="ce2">
            <text:p>VenJ</text:p>
          </table:table-cell>
          <table:table-cell office:value-type="float" office:value="15250" table:style-name="ce41">
            <text:p><text:s/>15.250<text:s/></text:p>
          </table:table-cell>
          <table:table-cell office:value-type="float" office:value="14.916" table:style-name="ce21">
            <text:p><text:s/>14,916<text:s/></text:p>
          </table:table-cell>
          <table:table-cell office:value-type="float" office:value="117.124" table:style-name="ce21">
            <text:p><text:s/>117,124<text:s/></text:p>
          </table:table-cell>
          <table:table-cell table:style-name="ce21"/>
          <table:table-cell office:value-type="float" office:value="132.04" table:style-name="ce46">
            <text:p><text:s/>132,040<text:s/></text:p>
          </table:table-cell>
          <table:table-cell office:value-type="float" office:value="3.4540000000000002" table:style-name="ce21">
            <text:p><text:s/>3,454<text:s/></text:p>
          </table:table-cell>
          <table:table-cell office:value-type="float" office:value="177.536" table:style-name="ce21">
            <text:p><text:s/>177,536<text:s/></text:p>
          </table:table-cell>
          <table:table-cell office:value-type="float" office:value="254.477" table:style-name="ce21">
            <text:p><text:s/>254,477<text:s/></text:p>
          </table:table-cell>
          <table:table-cell office:value-type="float" office:value="435.46699999999998" table:style-name="ce22">
            <text:p><text:s/>435,467<text:s/></text:p>
          </table:table-cell>
          <table:table-cell office:value-type="float" office:value="567.50699999999995" table:style-name="ce23">
            <text:p><text:s/>567,507<text:s/></text:p>
          </table:table-cell>
          <table:table-cell office:value-type="float" office:value="-100.666" table:style-name="ce2">
            <text:p>-100,666</text:p>
          </table:table-cell>
          <table:table-cell table:style-name="ce2"/>
          <table:table-cell office:value-type="float" office:value="23.654999999999745" table:style-name="ce2">
            <text:p>23,655</text:p>
          </table:table-cell>
          <table:table-cell office:value-type="float" office:value="-77.011000000000251" table:style-name="ce22">
            <text:p><text:s/>-77,011<text:s/></text:p>
          </table:table-cell>
          <table:table-cell office:value-type="float" office:value="175.15100000000001" table:style-name="ce24">
            <text:p><text:s/>175,151<text:s/></text:p>
          </table:table-cell>
          <table:table-cell office:value-type="float" office:value="50.225000000000001" table:style-name="ce24">
            <text:p><text:s/>50,225<text:s/></text:p>
          </table:table-cell>
          <table:table-cell office:value-type="float" office:value="419.142" table:style-name="ce24">
            <text:p><text:s/>419,142<text:s/></text:p>
          </table:table-cell>
          <table:table-cell office:value-type="float" office:value="567.50699999999972" table:style-name="ce23">
            <text:p><text:s/>567,507<text:s/></text:p>
          </table:table-cell>
          <table:table-cell office:value-type="float" office:value="2287.904" table:style-name="ce21">
            <text:p><text:s/>2.287,904<text:s/></text:p>
          </table:table-cell>
          <table:table-cell table:style-name="ce21"/>
          <table:table-cell office:value-type="float" office:value="87.718000000000004" table:style-name="ce21">
            <text:p><text:s/>87,718<text:s/></text:p>
          </table:table-cell>
          <table:table-cell office:value-type="float" office:value="2375.6219999999998" table:style-name="ce46">
            <text:p><text:s/>2.375,622<text:s/></text:p>
          </table:table-cell>
          <table:table-cell table:style-name="ce21"/>
          <table:table-cell office:value-type="float" office:value="0.30299999999999999" table:style-name="ce21">
            <text:p><text:s/>0,303<text:s/></text:p>
          </table:table-cell>
          <table:table-cell office:value-type="float" office:value="7.6779999999999999" table:style-name="ce21">
            <text:p><text:s/>7,678<text:s/></text:p>
          </table:table-cell>
          <table:table-cell office:value-type="float" office:value="29.388999999999999" table:style-name="ce21">
            <text:p><text:s/>29,389<text:s/></text:p>
          </table:table-cell>
          <table:table-cell office:value-type="float" office:value="2412.9919999999997" table:style-name="ce22">
            <text:p><text:s/>2.412,992<text:s/></text:p>
          </table:table-cell>
          <table:table-cell office:value-type="float" office:value="1017.746" table:style-name="ce20">
            <text:p><text:s/>1.017,746<text:s/></text:p>
          </table:table-cell>
          <table:table-cell office:value-type="float" office:value="1135.203" table:style-name="ce21">
            <text:p><text:s/>1.135,203<text:s/></text:p>
          </table:table-cell>
          <table:table-cell office:value-type="float" office:value="2152.9490000000001" table:style-name="ce46">
            <text:p><text:s/>2.152,949<text:s/></text:p>
          </table:table-cell>
          <table:table-cell office:value-type="float" office:value="38.072000000000003" table:style-name="ce21">
            <text:p><text:s/>38,072<text:s/></text:p>
          </table:table-cell>
          <table:table-cell table:style-name="ce21"/>
          <table:table-cell office:value-type="float" office:value="158.154" table:style-name="ce21">
            <text:p><text:s/>158,154<text:s/></text:p>
          </table:table-cell>
          <table:table-cell office:value-type="float" office:value="1.716" table:style-name="ce21">
            <text:p><text:s/>1,716<text:s/></text:p>
          </table:table-cell>
          <table:table-cell office:value-type="float" office:value="38.445999999999998" table:style-name="ce21">
            <text:p><text:s/>38,446<text:s/></text:p>
          </table:table-cell>
          <table:table-cell office:value-type="float" office:value="2389.337" table:style-name="ce46">
            <text:p><text:s/>2.389,337<text:s/></text:p>
          </table:table-cell>
          <table:table-cell office:value-type="float" office:value="23.654999999999745" table:style-name="ce25">
            <text:p><text:s/>23,655<text:s/></text:p>
          </table:table-cell>
          <table:table-cell table:number-columns-repeated="16344"/>
        </table:table-row>
        <table:table-row table:style-name="ro4">
          <table:table-cell office:value-type="string" table:style-name="ce3">
            <text:p>IND</text:p>
          </table:table-cell>
          <table:table-cell office:value-type="float" office:value="2014" table:style-name="ce2">
            <text:p>2014</text:p>
          </table:table-cell>
          <table:table-cell office:value-type="string" table:style-name="ce2">
            <text:p>VenJ</text:p>
          </table:table-cell>
          <table:table-cell office:value-type="float" office:value="2984" table:style-name="ce41">
            <text:p><text:s/>2.984<text:s/></text:p>
          </table:table-cell>
          <table:table-cell office:value-type="float" office:value="51.180999999999997" table:style-name="ce21">
            <text:p><text:s/>51,181<text:s/></text:p>
          </table:table-cell>
          <table:table-cell office:value-type="float" office:value="12.217000000000001" table:style-name="ce21">
            <text:p><text:s/>12,217<text:s/></text:p>
          </table:table-cell>
          <table:table-cell table:style-name="ce21"/>
          <table:table-cell office:value-type="float" office:value="63.397999999999996" table:style-name="ce46">
            <text:p><text:s/>63,398<text:s/></text:p>
          </table:table-cell>
          <table:table-cell office:value-type="float" office:value="0.69299999999999995" table:style-name="ce21">
            <text:p><text:s/>0,693<text:s/></text:p>
          </table:table-cell>
          <table:table-cell office:value-type="float" office:value="10.787000000000001" table:style-name="ce21">
            <text:p><text:s/>10,787<text:s/></text:p>
          </table:table-cell>
          <table:table-cell office:value-type="float" office:value="50.472999999999999" table:style-name="ce21">
            <text:p><text:s/>50,473<text:s/></text:p>
          </table:table-cell>
          <table:table-cell office:value-type="float" office:value="61.953000000000003" table:style-name="ce22">
            <text:p><text:s/>61,953<text:s/></text:p>
          </table:table-cell>
          <table:table-cell office:value-type="float" office:value="125.351" table:style-name="ce23">
            <text:p><text:s/>125,351<text:s/></text:p>
          </table:table-cell>
          <table:table-cell office:value-type="float" office:value="3.5350000000000001" table:style-name="ce2">
            <text:p>3,535</text:p>
          </table:table-cell>
          <table:table-cell table:style-name="ce2"/>
          <table:table-cell office:value-type="float" office:value="0.91800000000000637" table:style-name="ce2">
            <text:p>0,918</text:p>
          </table:table-cell>
          <table:table-cell office:value-type="float" office:value="4.4530000000000065" table:style-name="ce22">
            <text:p><text:s/>4,453<text:s/></text:p>
          </table:table-cell>
          <table:table-cell office:value-type="float" office:value="2.625" table:style-name="ce24">
            <text:p><text:s/>2,625<text:s/></text:p>
          </table:table-cell>
          <table:table-cell office:value-type="float" office:value="43.597999999999999" table:style-name="ce24">
            <text:p><text:s/>43,598<text:s/></text:p>
          </table:table-cell>
          <table:table-cell office:value-type="float" office:value="74.674999999999997" table:style-name="ce24">
            <text:p><text:s/>74,675<text:s/></text:p>
          </table:table-cell>
          <table:table-cell office:value-type="float" office:value="125.351" table:style-name="ce23">
            <text:p><text:s/>125,351<text:s/></text:p>
          </table:table-cell>
          <table:table-cell office:value-type="float" office:value="322.125" table:style-name="ce21">
            <text:p><text:s/>322,125<text:s/></text:p>
          </table:table-cell>
          <table:table-cell office:value-type="float" office:value="0" table:style-name="ce21">
            <text:p><text:s/>-00<text:s/></text:p>
          </table:table-cell>
          <table:table-cell office:value-type="float" office:value="53.447000000000003" table:style-name="ce21">
            <text:p><text:s/>53,447<text:s/></text:p>
          </table:table-cell>
          <table:table-cell office:value-type="float" office:value="375.572" table:style-name="ce46">
            <text:p><text:s/>375,572<text:s/></text:p>
          </table:table-cell>
          <table:table-cell table:style-name="ce21"/>
          <table:table-cell office:value-type="float" office:value="1.7000000000000001E-2" table:style-name="ce21">
            <text:p><text:s/>0,017<text:s/></text:p>
          </table:table-cell>
          <table:table-cell office:value-type="float" office:value="0.45" table:style-name="ce21">
            <text:p><text:s/>0,450<text:s/></text:p>
          </table:table-cell>
          <table:table-cell table:style-name="ce21"/>
          <table:table-cell office:value-type="float" office:value="376.03899999999999" table:style-name="ce22">
            <text:p><text:s/>376,039<text:s/></text:p>
          </table:table-cell>
          <table:table-cell office:value-type="float" office:value="239.685" table:style-name="ce20">
            <text:p><text:s/>239,685<text:s/></text:p>
          </table:table-cell>
          <table:table-cell office:value-type="float" office:value="69.751999999999995" table:style-name="ce21">
            <text:p><text:s/>69,752<text:s/></text:p>
          </table:table-cell>
          <table:table-cell office:value-type="float" office:value="309.43700000000001" table:style-name="ce46">
            <text:p><text:s/>309,437<text:s/></text:p>
          </table:table-cell>
          <table:table-cell office:value-type="float" office:value="16.52" table:style-name="ce21">
            <text:p><text:s/>16,520<text:s/></text:p>
          </table:table-cell>
          <table:table-cell office:value-type="float" office:value="46.850999999999999" table:style-name="ce21">
            <text:p><text:s/>46,851<text:s/></text:p>
          </table:table-cell>
          <table:table-cell office:value-type="float" office:value="1.7529999999999999" table:style-name="ce21">
            <text:p><text:s/>1,753<text:s/></text:p>
          </table:table-cell>
          <table:table-cell office:value-type="float" office:value="0.56000000000000005" table:style-name="ce21">
            <text:p><text:s/>0,560<text:s/></text:p>
          </table:table-cell>
          <table:table-cell table:style-name="ce21"/>
          <table:table-cell office:value-type="float" office:value="375.12099999999998" table:style-name="ce46">
            <text:p><text:s/>375,121<text:s/></text:p>
          </table:table-cell>
          <table:table-cell office:value-type="float" office:value="0.91800000000000637" table:style-name="ce25">
            <text:p><text:s/>0,918<text:s/></text:p>
          </table:table-cell>
          <table:table-cell table:number-columns-repeated="16344"/>
        </table:table-row>
        <table:table-row table:style-name="ro4">
          <table:table-cell office:value-type="string" table:style-name="ce3">
            <text:p>Justis</text:p>
          </table:table-cell>
          <table:table-cell office:value-type="float" office:value="2014" table:style-name="ce2">
            <text:p>2014</text:p>
          </table:table-cell>
          <table:table-cell office:value-type="string" table:style-name="ce2">
            <text:p>VenJ</text:p>
          </table:table-cell>
          <table:table-cell office:value-type="float" office:value="237.5" table:style-name="ce41">
            <text:p><text:s/>238<text:s/></text:p>
          </table:table-cell>
          <table:table-cell table:number-columns-repeated="3" table:style-name="ce21"/>
          <table:table-cell office:value-type="float" office:value="0" table:style-name="ce46">
            <text:p><text:s/>-00<text:s/></text:p>
          </table:table-cell>
          <table:table-cell table:style-name="ce21"/>
          <table:table-cell office:value-type="float" office:value="3.6070000000000002" table:style-name="ce21">
            <text:p><text:s/>3,607<text:s/></text:p>
          </table:table-cell>
          <table:table-cell office:value-type="float" office:value="8.1590000000000007" table:style-name="ce21">
            <text:p><text:s/>8,159<text:s/></text:p>
          </table:table-cell>
          <table:table-cell office:value-type="float" office:value="11.766000000000002" table:style-name="ce22">
            <text:p><text:s/>11,766<text:s/></text:p>
          </table:table-cell>
          <table:table-cell office:value-type="float" office:value="11.766000000000002" table:style-name="ce23">
            <text:p><text:s/>11,766<text:s/></text:p>
          </table:table-cell>
          <table:table-cell office:value-type="float" office:value="1.44" table:style-name="ce2">
            <text:p>1,44</text:p>
          </table:table-cell>
          <table:table-cell table:style-name="ce2"/>
          <table:table-cell office:value-type="float" office:value="-1.1000000000002785E-2" table:style-name="ce2">
            <text:p>-0,011</text:p>
          </table:table-cell>
          <table:table-cell office:value-type="float" office:value="1.4289999999999972" table:style-name="ce22">
            <text:p><text:s/>1,429<text:s/></text:p>
          </table:table-cell>
          <table:table-cell table:number-columns-repeated="2" table:style-name="ce24"/>
          <table:table-cell office:value-type="float" office:value="10.338000000000001" table:style-name="ce24">
            <text:p><text:s/>10,338<text:s/></text:p>
          </table:table-cell>
          <table:table-cell office:value-type="float" office:value="11.766999999999998" table:style-name="ce23">
            <text:p><text:s/>11,767<text:s/></text:p>
          </table:table-cell>
          <table:table-cell office:value-type="float" office:value="15.269" table:style-name="ce21">
            <text:p><text:s/>15,269<text:s/></text:p>
          </table:table-cell>
          <table:table-cell office:value-type="float" office:value="1.4039999999999999" table:style-name="ce21">
            <text:p><text:s/>1,404<text:s/></text:p>
          </table:table-cell>
          <table:table-cell office:value-type="float" office:value="19.738" table:style-name="ce21">
            <text:p><text:s/>19,738<text:s/></text:p>
          </table:table-cell>
          <table:table-cell office:value-type="float" office:value="36.411000000000001" table:style-name="ce46">
            <text:p><text:s/>36,411<text:s/></text:p>
          </table:table-cell>
          <table:table-cell table:style-name="ce21"/>
          <table:table-cell office:value-type="float" office:value="1.2999999999999999E-2" table:style-name="ce21">
            <text:p><text:s/>0,013<text:s/></text:p>
          </table:table-cell>
          <table:table-cell table:number-columns-repeated="2" table:style-name="ce21"/>
          <table:table-cell office:value-type="float" office:value="36.423999999999999" table:style-name="ce22">
            <text:p><text:s/>36,424<text:s/></text:p>
          </table:table-cell>
          <table:table-cell office:value-type="float" office:value="20.995000000000001" table:style-name="ce20">
            <text:p><text:s/>20,995<text:s/></text:p>
          </table:table-cell>
          <table:table-cell office:value-type="float" office:value="15.44" table:style-name="ce21">
            <text:p><text:s/>15,440<text:s/></text:p>
          </table:table-cell>
          <table:table-cell office:value-type="float" office:value="36.435000000000002" table:style-name="ce46">
            <text:p><text:s/>36,435<text:s/></text:p>
          </table:table-cell>
          <table:table-cell table:number-columns-repeated="5" table:style-name="ce21"/>
          <table:table-cell office:value-type="float" office:value="36.435000000000002" table:style-name="ce46">
            <text:p><text:s/>36,435<text:s/></text:p>
          </table:table-cell>
          <table:table-cell office:value-type="float" office:value="-1.1000000000002785E-2" table:style-name="ce25">
            <text:p><text:s/>-0,011<text:s/></text:p>
          </table:table-cell>
          <table:table-cell table:number-columns-repeated="16344"/>
        </table:table-row>
        <table:table-row table:style-name="ro4">
          <table:table-cell office:value-type="string" table:style-name="ce3">
            <text:p>NFI</text:p>
          </table:table-cell>
          <table:table-cell office:value-type="float" office:value="2014" table:style-name="ce2">
            <text:p>2014</text:p>
          </table:table-cell>
          <table:table-cell office:value-type="string" table:style-name="ce2">
            <text:p>VenJ</text:p>
          </table:table-cell>
          <table:table-cell office:value-type="float" office:value="552" table:style-name="ce41">
            <text:p><text:s/>552<text:s/></text:p>
          </table:table-cell>
          <table:table-cell table:style-name="ce21"/>
          <table:table-cell office:value-type="float" office:value="12.520999999999999" table:style-name="ce21">
            <text:p><text:s/>12,521<text:s/></text:p>
          </table:table-cell>
          <table:table-cell table:style-name="ce21"/>
          <table:table-cell office:value-type="float" office:value="12.520999999999999" table:style-name="ce46">
            <text:p><text:s/>12,521<text:s/></text:p>
          </table:table-cell>
          <table:table-cell office:value-type="float" office:value="1.4E-2" table:style-name="ce21">
            <text:p><text:s/>0,014<text:s/></text:p>
          </table:table-cell>
          <table:table-cell office:value-type="float" office:value="3.1070000000000002" table:style-name="ce21">
            <text:p><text:s/>3,107<text:s/></text:p>
          </table:table-cell>
          <table:table-cell office:value-type="float" office:value="11.757999999999999" table:style-name="ce21">
            <text:p><text:s/>11,758<text:s/></text:p>
          </table:table-cell>
          <table:table-cell office:value-type="float" office:value="14.879" table:style-name="ce22">
            <text:p><text:s/>14,879<text:s/></text:p>
          </table:table-cell>
          <table:table-cell office:value-type="float" office:value="27.4" table:style-name="ce23">
            <text:p><text:s/>27,400<text:s/></text:p>
          </table:table-cell>
          <table:table-cell office:value-type="float" office:value="3.915" table:style-name="ce2">
            <text:p>3,915</text:p>
          </table:table-cell>
          <table:table-cell table:style-name="ce2"/>
          <table:table-cell office:value-type="float" office:value="-0.33699999999998909" table:style-name="ce2">
            <text:p>-0,337</text:p>
          </table:table-cell>
          <table:table-cell office:value-type="float" office:value="3.5780000000000109" table:style-name="ce22">
            <text:p><text:s/>3,578<text:s/></text:p>
          </table:table-cell>
          <table:table-cell office:value-type="float" office:value="2.4769999999999999" table:style-name="ce24">
            <text:p><text:s/>2,477<text:s/></text:p>
          </table:table-cell>
          <table:table-cell office:value-type="float" office:value="11.436999999999999" table:style-name="ce24">
            <text:p><text:s/>11,437<text:s/></text:p>
          </table:table-cell>
          <table:table-cell office:value-type="float" office:value="9.907" table:style-name="ce24">
            <text:p><text:s/>9,907<text:s/></text:p>
          </table:table-cell>
          <table:table-cell office:value-type="float" office:value="27.399000000000012" table:style-name="ce23">
            <text:p><text:s/>27,399<text:s/></text:p>
          </table:table-cell>
          <table:table-cell office:value-type="float" office:value="67.123000000000005" table:style-name="ce21">
            <text:p><text:s/>67,123<text:s/></text:p>
          </table:table-cell>
          <table:table-cell office:value-type="float" office:value="0" table:style-name="ce21">
            <text:p><text:s/>-00<text:s/></text:p>
          </table:table-cell>
          <table:table-cell office:value-type="float" office:value="8.1479999999999997" table:style-name="ce21">
            <text:p><text:s/>8,148<text:s/></text:p>
          </table:table-cell>
          <table:table-cell office:value-type="float" office:value="75.271000000000001" table:style-name="ce46">
            <text:p><text:s/>75,271<text:s/></text:p>
          </table:table-cell>
          <table:table-cell table:style-name="ce21"/>
          <table:table-cell office:value-type="float" office:value="7.0000000000000001E-3" table:style-name="ce21">
            <text:p><text:s/>0,007<text:s/></text:p>
          </table:table-cell>
          <table:table-cell office:value-type="float" office:value="6.4000000000000001E-2" table:style-name="ce21">
            <text:p><text:s/>0,064<text:s/></text:p>
          </table:table-cell>
          <table:table-cell office:value-type="float" office:value="0" table:style-name="ce21">
            <text:p><text:s/>-00<text:s/></text:p>
          </table:table-cell>
          <table:table-cell office:value-type="float" office:value="75.341999999999999" table:style-name="ce22">
            <text:p><text:s/>75,342<text:s/></text:p>
          </table:table-cell>
          <table:table-cell office:value-type="float" office:value="43.823999999999998" table:style-name="ce20">
            <text:p><text:s/>43,824<text:s/></text:p>
          </table:table-cell>
          <table:table-cell office:value-type="float" office:value="24.347000000000001" table:style-name="ce21">
            <text:p><text:s/>24,347<text:s/></text:p>
          </table:table-cell>
          <table:table-cell office:value-type="float" office:value="68.170999999999992" table:style-name="ce46">
            <text:p><text:s/>68,171<text:s/></text:p>
          </table:table-cell>
          <table:table-cell office:value-type="float" office:value="4.3849999999999998" table:style-name="ce21">
            <text:p><text:s/>4,385<text:s/></text:p>
          </table:table-cell>
          <table:table-cell table:style-name="ce21"/>
          <table:table-cell office:value-type="float" office:value="2.484" table:style-name="ce21">
            <text:p><text:s/>2,484<text:s/></text:p>
          </table:table-cell>
          <table:table-cell office:value-type="float" office:value="0.222" table:style-name="ce21">
            <text:p><text:s/>0,222<text:s/></text:p>
          </table:table-cell>
          <table:table-cell office:value-type="float" office:value="0.41699999999999998" table:style-name="ce21">
            <text:p><text:s/>0,417<text:s/></text:p>
          </table:table-cell>
          <table:table-cell office:value-type="float" office:value="75.678999999999988" table:style-name="ce46">
            <text:p><text:s/>75,679<text:s/></text:p>
          </table:table-cell>
          <table:table-cell office:value-type="float" office:value="-0.33699999999998909" table:style-name="ce25">
            <text:p><text:s/>-0,337<text:s/></text:p>
          </table:table-cell>
          <table:table-cell table:number-columns-repeated="16344"/>
        </table:table-row>
        <table:table-row table:style-name="ro4">
          <table:table-cell office:value-type="string" table:style-name="ce2">
            <text:p>ACBG</text:p>
          </table:table-cell>
          <table:table-cell office:value-type="float" office:value="2014" table:style-name="ce2">
            <text:p>2014</text:p>
          </table:table-cell>
          <table:table-cell office:value-type="string" table:style-name="ce2">
            <text:p>VWS</text:p>
          </table:table-cell>
          <table:table-cell office:value-type="float" office:value="262" table:style-name="ce41">
            <text:p><text:s/>262<text:s/></text:p>
          </table:table-cell>
          <table:table-cell office:value-type="float" office:value="0.77800000000000002" table:style-name="ce21">
            <text:p><text:s/>0,778<text:s/></text:p>
          </table:table-cell>
          <table:table-cell office:value-type="float" office:value="3.2709999999999999" table:style-name="ce21">
            <text:p><text:s/>3,271<text:s/></text:p>
          </table:table-cell>
          <table:table-cell table:style-name="ce21"/>
          <table:table-cell office:value-type="float" office:value="4.0489999999999995" table:style-name="ce46">
            <text:p><text:s/>4,049<text:s/></text:p>
          </table:table-cell>
          <table:table-cell table:style-name="ce21"/>
          <table:table-cell office:value-type="float" office:value="4.9879999999999995" table:style-name="ce21">
            <text:p><text:s/>4,988<text:s/></text:p>
          </table:table-cell>
          <table:table-cell office:value-type="float" office:value="11.308999999999999" table:style-name="ce21">
            <text:p><text:s/>11,309<text:s/></text:p>
          </table:table-cell>
          <table:table-cell office:value-type="float" office:value="16.296999999999997" table:style-name="ce22">
            <text:p><text:s/>16,297<text:s/></text:p>
          </table:table-cell>
          <table:table-cell office:value-type="float" office:value="20.345999999999997" table:style-name="ce23">
            <text:p><text:s/>20,346<text:s/></text:p>
          </table:table-cell>
          <table:table-cell office:value-type="float" office:value="1.0349999999999999" table:style-name="ce2">
            <text:p>1,035</text:p>
          </table:table-cell>
          <table:table-cell table:style-name="ce2"/>
          <table:table-cell office:value-type="float" office:value="0.43200000000000216" table:style-name="ce2">
            <text:p>0,432</text:p>
          </table:table-cell>
          <table:table-cell office:value-type="float" office:value="1.4670000000000021" table:style-name="ce22">
            <text:p><text:s/>1,467<text:s/></text:p>
          </table:table-cell>
          <table:table-cell table:number-columns-repeated="2" table:style-name="ce24"/>
          <table:table-cell office:value-type="float" office:value="18.879000000000001" table:style-name="ce24">
            <text:p><text:s/>18,879<text:s/></text:p>
          </table:table-cell>
          <table:table-cell office:value-type="float" office:value="20.346000000000004" table:style-name="ce23">
            <text:p><text:s/>20,346<text:s/></text:p>
          </table:table-cell>
          <table:table-cell office:value-type="float" office:value="0.215" table:style-name="ce21">
            <text:p><text:s/>0,215<text:s/></text:p>
          </table:table-cell>
          <table:table-cell office:value-type="float" office:value="0.71299999999999997" table:style-name="ce21">
            <text:p><text:s/>0,713<text:s/></text:p>
          </table:table-cell>
          <table:table-cell office:value-type="float" office:value="38.228999999999999" table:style-name="ce21">
            <text:p><text:s/>38,229<text:s/></text:p>
          </table:table-cell>
          <table:table-cell office:value-type="float" office:value="39.156999999999996" table:style-name="ce46">
            <text:p><text:s/>39,157<text:s/></text:p>
          </table:table-cell>
          <table:table-cell table:style-name="ce21"/>
          <table:table-cell office:value-type="float" office:value="1.6E-2" table:style-name="ce21">
            <text:p><text:s/>0,016<text:s/></text:p>
          </table:table-cell>
          <table:table-cell office:value-type="float" office:value="0" table:style-name="ce21">
            <text:p><text:s/>-00<text:s/></text:p>
          </table:table-cell>
          <table:table-cell office:value-type="float" office:value="0.69099999999999995" table:style-name="ce21">
            <text:p><text:s/>0,691<text:s/></text:p>
          </table:table-cell>
          <table:table-cell office:value-type="float" office:value="39.863999999999997" table:style-name="ce22">
            <text:p><text:s/>39,864<text:s/></text:p>
          </table:table-cell>
          <table:table-cell office:value-type="float" office:value="24.504000000000001" table:style-name="ce20">
            <text:p><text:s/>24,504<text:s/></text:p>
          </table:table-cell>
          <table:table-cell office:value-type="float" office:value="11.802" table:style-name="ce21">
            <text:p><text:s/>11,802<text:s/></text:p>
          </table:table-cell>
          <table:table-cell office:value-type="float" office:value="36.305999999999997" table:style-name="ce46">
            <text:p><text:s/>36,306<text:s/></text:p>
          </table:table-cell>
          <table:table-cell office:value-type="float" office:value="2.3450000000000002" table:style-name="ce21">
            <text:p><text:s/>2,345<text:s/></text:p>
          </table:table-cell>
          <table:table-cell office:value-type="float" office:value="0.78100000000000003" table:style-name="ce21">
            <text:p><text:s/>0,781<text:s/></text:p>
          </table:table-cell>
          <table:table-cell table:number-columns-repeated="3" table:style-name="ce21"/>
          <table:table-cell office:value-type="float" office:value="39.431999999999995" table:style-name="ce46">
            <text:p><text:s/>39,432<text:s/></text:p>
          </table:table-cell>
          <table:table-cell office:value-type="float" office:value="0.43200000000000216" table:style-name="ce25">
            <text:p><text:s/>0,432<text:s/></text:p>
          </table:table-cell>
          <table:table-cell table:number-columns-repeated="16344"/>
        </table:table-row>
        <table:table-row table:style-name="ro4">
          <table:table-cell office:value-type="string" table:style-name="ce2">
            <text:p>Almata</text:p>
          </table:table-cell>
          <table:table-cell office:value-type="float" office:value="2014" table:style-name="ce2">
            <text:p>2014</text:p>
          </table:table-cell>
          <table:table-cell office:value-type="string" table:style-name="ce2">
            <text:p>VWS</text:p>
          </table:table-cell>
          <table:table-cell office:value-type="float" office:value="0" table:style-name="ce47">
            <text:p>0</text:p>
          </table:table-cell>
          <table:table-cell table:style-name="ce21"/>
          <table:table-cell office:value-type="float" office:value="0" table:style-name="ce21">
            <text:p><text:s/>-00<text:s/></text:p>
          </table:table-cell>
          <table:table-cell table:style-name="ce21"/>
          <table:table-cell office:value-type="float" office:value="0" table:style-name="ce46">
            <text:p><text:s/>-00<text:s/></text:p>
          </table:table-cell>
          <table:table-cell table:style-name="ce21"/>
          <table:table-cell office:value-type="float" office:value="0.29100000000000004" table:style-name="ce21">
            <text:p><text:s/>0,291<text:s/></text:p>
          </table:table-cell>
          <table:table-cell office:value-type="float" office:value="0.27300000000000002" table:style-name="ce21">
            <text:p><text:s/>0,273<text:s/></text:p>
          </table:table-cell>
          <table:table-cell office:value-type="float" office:value="0.56400000000000006" table:style-name="ce22">
            <text:p><text:s/>0,564<text:s/></text:p>
          </table:table-cell>
          <table:table-cell office:value-type="float" office:value="0.56400000000000006" table:style-name="ce23">
            <text:p><text:s/>0,564<text:s/></text:p>
          </table:table-cell>
          <table:table-cell office:value-type="float" office:value="0.56299999999999994" table:style-name="ce2">
            <text:p>0,563</text:p>
          </table:table-cell>
          <table:table-cell table:style-name="ce2"/>
          <table:table-cell office:value-type="float" office:value="-7.0000000000005613E-3" table:style-name="ce2">
            <text:p>-0,007</text:p>
          </table:table-cell>
          <table:table-cell office:value-type="float" office:value="0.55599999999999938" table:style-name="ce22">
            <text:p><text:s/>0,556<text:s/></text:p>
          </table:table-cell>
          <table:table-cell table:number-columns-repeated="2" table:style-name="ce24"/>
          <table:table-cell office:value-type="float" office:value="8.0000000000000002E-3" table:style-name="ce24">
            <text:p><text:s/>0,008<text:s/></text:p>
          </table:table-cell>
          <table:table-cell office:value-type="float" office:value="0.56399999999999939" table:style-name="ce23">
            <text:p><text:s/>0,564<text:s/></text:p>
          </table:table-cell>
          <table:table-cell office:value-type="float" office:value="4.9640000000000004" table:style-name="ce21">
            <text:p><text:s/>4,964<text:s/></text:p>
          </table:table-cell>
          <table:table-cell office:value-type="float" office:value="0.18099999999999999" table:style-name="ce21">
            <text:p><text:s/>0,181<text:s/></text:p>
          </table:table-cell>
          <table:table-cell table:style-name="ce21"/>
          <table:table-cell office:value-type="float" office:value="5.1450000000000005" table:style-name="ce46">
            <text:p><text:s/>5,145<text:s/></text:p>
          </table:table-cell>
          <table:table-cell table:number-columns-repeated="2" table:style-name="ce21"/>
          <table:table-cell office:value-type="float" office:value="0.68799999999999994" table:style-name="ce21">
            <text:p><text:s/>0,688<text:s/></text:p>
          </table:table-cell>
          <table:table-cell table:style-name="ce21"/>
          <table:table-cell office:value-type="float" office:value="5.8330000000000002" table:style-name="ce22">
            <text:p><text:s/>5,833<text:s/></text:p>
          </table:table-cell>
          <table:table-cell office:value-type="float" office:value="3.0920000000000001" table:style-name="ce20">
            <text:p><text:s/>3,092<text:s/></text:p>
          </table:table-cell>
          <table:table-cell office:value-type="float" office:value="1.5629999999999999" table:style-name="ce21">
            <text:p><text:s/>1,563<text:s/></text:p>
          </table:table-cell>
          <table:table-cell office:value-type="float" office:value="4.6550000000000002" table:style-name="ce46">
            <text:p><text:s/>4,655<text:s/></text:p>
          </table:table-cell>
          <table:table-cell office:value-type="float" office:value="0.70599999999999996" table:style-name="ce21">
            <text:p><text:s/>0,706<text:s/></text:p>
          </table:table-cell>
          <table:table-cell table:style-name="ce21"/>
          <table:table-cell office:value-type="float" office:value="0.47899999999999998" table:style-name="ce21">
            <text:p><text:s/>0,479<text:s/></text:p>
          </table:table-cell>
          <table:table-cell table:number-columns-repeated="2" table:style-name="ce21"/>
          <table:table-cell office:value-type="float" office:value="5.8400000000000007" table:style-name="ce46">
            <text:p><text:s/>5,840<text:s/></text:p>
          </table:table-cell>
          <table:table-cell office:value-type="float" office:value="-7.0000000000005613E-3" table:style-name="ce25">
            <text:p><text:s/>-0,007<text:s/></text:p>
          </table:table-cell>
          <table:table-cell table:number-columns-repeated="16344"/>
        </table:table-row>
        <table:table-row table:style-name="ro4">
          <table:table-cell office:value-type="string" table:style-name="ce2">
            <text:p>CIBG</text:p>
          </table:table-cell>
          <table:table-cell office:value-type="float" office:value="2014" table:style-name="ce2">
            <text:p>2014</text:p>
          </table:table-cell>
          <table:table-cell office:value-type="string" table:style-name="ce2">
            <text:p>VWS</text:p>
          </table:table-cell>
          <table:table-cell office:value-type="float" office:value="209" table:style-name="ce41">
            <text:p><text:s/>209<text:s/></text:p>
          </table:table-cell>
          <table:table-cell office:value-type="float" office:value="10.757999999999999" table:style-name="ce21">
            <text:p><text:s/>10,758<text:s/></text:p>
          </table:table-cell>
          <table:table-cell office:value-type="float" office:value="0.03" table:style-name="ce21">
            <text:p><text:s/>0,030<text:s/></text:p>
          </table:table-cell>
          <table:table-cell table:style-name="ce21"/>
          <table:table-cell office:value-type="float" office:value="10.787999999999998" table:style-name="ce46">
            <text:p><text:s/>10,788<text:s/></text:p>
          </table:table-cell>
          <table:table-cell office:value-type="float" office:value="0.307" table:style-name="ce21">
            <text:p><text:s/>0,307<text:s/></text:p>
          </table:table-cell>
          <table:table-cell office:value-type="float" office:value="8.870000000000001" table:style-name="ce21">
            <text:p><text:s/>8,870<text:s/></text:p>
          </table:table-cell>
          <table:table-cell office:value-type="float" office:value="15.518000000000001" table:style-name="ce21">
            <text:p><text:s/>15,518<text:s/></text:p>
          </table:table-cell>
          <table:table-cell office:value-type="float" office:value="24.695" table:style-name="ce22">
            <text:p><text:s/>24,695<text:s/></text:p>
          </table:table-cell>
          <table:table-cell office:value-type="float" office:value="35.482999999999997" table:style-name="ce23">
            <text:p><text:s/>35,483<text:s/></text:p>
          </table:table-cell>
          <table:table-cell office:value-type="float" office:value="2.8" table:style-name="ce2">
            <text:p>2,8</text:p>
          </table:table-cell>
          <table:table-cell table:style-name="ce2"/>
          <table:table-cell office:value-type="float" office:value="-0.7219999999999942" table:style-name="ce2">
            <text:p>-0,722</text:p>
          </table:table-cell>
          <table:table-cell office:value-type="float" office:value="2.0780000000000056" table:style-name="ce22">
            <text:p><text:s/>2,078<text:s/></text:p>
          </table:table-cell>
          <table:table-cell table:style-name="ce24"/>
          <table:table-cell office:value-type="float" office:value="0.13600000000000001" table:style-name="ce24">
            <text:p><text:s/>0,136<text:s/></text:p>
          </table:table-cell>
          <table:table-cell office:value-type="float" office:value="33.268999999999998" table:style-name="ce24">
            <text:p><text:s/>33,269<text:s/></text:p>
          </table:table-cell>
          <table:table-cell office:value-type="float" office:value="35.483000000000004" table:style-name="ce23">
            <text:p><text:s/>35,483<text:s/></text:p>
          </table:table-cell>
          <table:table-cell office:value-type="float" office:value="22.326000000000001" table:style-name="ce21">
            <text:p><text:s/>22,326<text:s/></text:p>
          </table:table-cell>
          <table:table-cell office:value-type="float" office:value="2.2000000000000002" table:style-name="ce21">
            <text:p><text:s/>2,200<text:s/></text:p>
          </table:table-cell>
          <table:table-cell office:value-type="float" office:value="18.338000000000001" table:style-name="ce21">
            <text:p><text:s/>18,338<text:s/></text:p>
          </table:table-cell>
          <table:table-cell office:value-type="float" office:value="42.864000000000004" table:style-name="ce46">
            <text:p><text:s/>42,864<text:s/></text:p>
          </table:table-cell>
          <table:table-cell table:style-name="ce21"/>
          <table:table-cell office:value-type="float" office:value="1.7999999999999999E-2" table:style-name="ce21">
            <text:p><text:s/>0,018<text:s/></text:p>
          </table:table-cell>
          <table:table-cell table:number-columns-repeated="2" table:style-name="ce21"/>
          <table:table-cell office:value-type="float" office:value="42.882000000000005" table:style-name="ce22">
            <text:p><text:s/>42,882<text:s/></text:p>
          </table:table-cell>
          <table:table-cell office:value-type="float" office:value="19.981999999999999" table:style-name="ce20">
            <text:p><text:s/>19,982<text:s/></text:p>
          </table:table-cell>
          <table:table-cell office:value-type="float" office:value="22.007999999999999" table:style-name="ce21">
            <text:p><text:s/>22,008<text:s/></text:p>
          </table:table-cell>
          <table:table-cell office:value-type="float" office:value="41.989999999999995" table:style-name="ce46">
            <text:p><text:s/>41,990<text:s/></text:p>
          </table:table-cell>
          <table:table-cell office:value-type="float" office:value="1.603" table:style-name="ce21">
            <text:p><text:s/>1,603<text:s/></text:p>
          </table:table-cell>
          <table:table-cell table:number-columns-repeated="2" table:style-name="ce21"/>
          <table:table-cell office:value-type="float" office:value="1.0999999999999999E-2" table:style-name="ce21">
            <text:p><text:s/>0,011<text:s/></text:p>
          </table:table-cell>
          <table:table-cell office:value-type="float" office:value="0" table:style-name="ce21">
            <text:p><text:s/>-00<text:s/></text:p>
          </table:table-cell>
          <table:table-cell office:value-type="float" office:value="43.603999999999999" table:style-name="ce46">
            <text:p><text:s/>43,604<text:s/></text:p>
          </table:table-cell>
          <table:table-cell office:value-type="float" office:value="-0.7219999999999942" table:style-name="ce25">
            <text:p><text:s/>-0,722<text:s/></text:p>
          </table:table-cell>
          <table:table-cell table:number-columns-repeated="16344"/>
        </table:table-row>
        <table:table-row table:style-name="ro4">
          <table:table-cell office:value-type="string" table:style-name="ce2">
            <text:p>Lindenhorst</text:p>
          </table:table-cell>
          <table:table-cell office:value-type="float" office:value="2014" table:style-name="ce2">
            <text:p>2014</text:p>
          </table:table-cell>
          <table:table-cell office:value-type="string" table:style-name="ce2">
            <text:p>VWS</text:p>
          </table:table-cell>
          <table:table-cell office:value-type="float" office:value="0" table:style-name="ce47">
            <text:p>0</text:p>
          </table:table-cell>
          <table:table-cell table:number-columns-repeated="3" table:style-name="ce21"/>
          <table:table-cell office:value-type="float" office:value="0" table:style-name="ce46">
            <text:p><text:s/>-00<text:s/></text:p>
          </table:table-cell>
          <table:table-cell table:style-name="ce21"/>
          <table:table-cell office:value-type="float" office:value="0.317" table:style-name="ce21">
            <text:p><text:s/>0,317<text:s/></text:p>
          </table:table-cell>
          <table:table-cell office:value-type="float" office:value="30.937999999999999" table:style-name="ce21">
            <text:p><text:s/>30,938<text:s/></text:p>
          </table:table-cell>
          <table:table-cell office:value-type="float" office:value="31.254999999999999" table:style-name="ce22">
            <text:p><text:s/>31,255<text:s/></text:p>
          </table:table-cell>
          <table:table-cell office:value-type="float" office:value="31.254999999999999" table:style-name="ce23">
            <text:p><text:s/>31,255<text:s/></text:p>
          </table:table-cell>
          <table:table-cell office:value-type="float" office:value="1.3240000000000001" table:style-name="ce2">
            <text:p>1,324</text:p>
          </table:table-cell>
          <table:table-cell table:style-name="ce2"/>
          <table:table-cell office:value-type="float" office:value="0.53499999999998948" table:style-name="ce2">
            <text:p>0,535</text:p>
          </table:table-cell>
          <table:table-cell office:value-type="float" office:value="1.8589999999999895" table:style-name="ce22">
            <text:p><text:s/>1,859<text:s/></text:p>
          </table:table-cell>
          <table:table-cell table:number-columns-repeated="2" table:style-name="ce24"/>
          <table:table-cell office:value-type="float" office:value="29.396000000000001" table:style-name="ce24">
            <text:p><text:s/>29,396<text:s/></text:p>
          </table:table-cell>
          <table:table-cell office:value-type="float" office:value="31.254999999999992" table:style-name="ce23">
            <text:p><text:s/>31,255<text:s/></text:p>
          </table:table-cell>
          <table:table-cell office:value-type="float" office:value="51.866999999999997" table:style-name="ce21">
            <text:p><text:s/>51,867<text:s/></text:p>
          </table:table-cell>
          <table:table-cell office:value-type="float" office:value="0" table:style-name="ce21">
            <text:p><text:s/>-00<text:s/></text:p>
          </table:table-cell>
          <table:table-cell office:value-type="float" office:value="0.28999999999999998" table:style-name="ce21">
            <text:p><text:s/>0,290<text:s/></text:p>
          </table:table-cell>
          <table:table-cell office:value-type="float" office:value="52.156999999999996" table:style-name="ce46">
            <text:p><text:s/>52,157<text:s/></text:p>
          </table:table-cell>
          <table:table-cell table:number-columns-repeated="2" table:style-name="ce21"/>
          <table:table-cell office:value-type="float" office:value="1.0429999999999999" table:style-name="ce21">
            <text:p><text:s/>1,043<text:s/></text:p>
          </table:table-cell>
          <table:table-cell table:style-name="ce21"/>
          <table:table-cell office:value-type="float" office:value="53.199999999999996" table:style-name="ce22">
            <text:p><text:s/>53,200<text:s/></text:p>
          </table:table-cell>
          <table:table-cell office:value-type="float" office:value="4.5609999999999999" table:style-name="ce20">
            <text:p><text:s/>4,561<text:s/></text:p>
          </table:table-cell>
          <table:table-cell office:value-type="float" office:value="47.173000000000002" table:style-name="ce21">
            <text:p><text:s/>47,173<text:s/></text:p>
          </table:table-cell>
          <table:table-cell office:value-type="float" office:value="51.734000000000002" table:style-name="ce46">
            <text:p><text:s/>51,734<text:s/></text:p>
          </table:table-cell>
          <table:table-cell office:value-type="float" office:value="0.49299999999999999" table:style-name="ce21">
            <text:p><text:s/>0,493<text:s/></text:p>
          </table:table-cell>
          <table:table-cell table:style-name="ce21"/>
          <table:table-cell office:value-type="float" office:value="0.438" table:style-name="ce21">
            <text:p><text:s/>0,438<text:s/></text:p>
          </table:table-cell>
          <table:table-cell table:number-columns-repeated="2" table:style-name="ce21"/>
          <table:table-cell office:value-type="float" office:value="52.665000000000006" table:style-name="ce46">
            <text:p><text:s/>52,665<text:s/></text:p>
          </table:table-cell>
          <table:table-cell office:value-type="float" office:value="0.53499999999998948" table:style-name="ce25">
            <text:p><text:s/>0,535<text:s/></text:p>
          </table:table-cell>
          <table:table-cell table:number-columns-repeated="16344"/>
        </table:table-row>
        <table:table-row table:style-name="ro2">
          <table:table-cell office:value-type="string" table:style-name="ce44">
            <text:p>RIVM</text:p>
          </table:table-cell>
          <table:table-cell office:value-type="float" office:value="2014" table:style-name="ce33">
            <text:p>2014</text:p>
          </table:table-cell>
          <table:table-cell office:value-type="string" table:style-name="ce33">
            <text:p>VWS</text:p>
          </table:table-cell>
          <table:table-cell office:value-type="float" office:value="1377" table:style-name="ce45">
            <text:p><text:s/>1.377<text:s/></text:p>
          </table:table-cell>
          <table:table-cell office:value-type="float" office:value="4.2000000000000003E-2" table:style-name="ce36">
            <text:p><text:s/>0,042<text:s/></text:p>
          </table:table-cell>
          <table:table-cell office:value-type="float" office:value="5.8979999999999997" table:style-name="ce36">
            <text:p><text:s/>5,898<text:s/></text:p>
          </table:table-cell>
          <table:table-cell table:style-name="ce36"/>
          <table:table-cell office:value-type="float" office:value="5.9399999999999995" table:style-name="ce37">
            <text:p><text:s/>5,940<text:s/></text:p>
          </table:table-cell>
          <table:table-cell office:value-type="float" office:value="41.595999999999997" table:style-name="ce36">
            <text:p><text:s/>41,596<text:s/></text:p>
          </table:table-cell>
          <table:table-cell office:value-type="float" office:value="31.928000000000001" table:style-name="ce36">
            <text:p><text:s/>31,928<text:s/></text:p>
          </table:table-cell>
          <table:table-cell office:value-type="float" office:value="34.148000000000003" table:style-name="ce36">
            <text:p><text:s/>34,148<text:s/></text:p>
          </table:table-cell>
          <table:table-cell office:value-type="float" office:value="107.672" table:style-name="ce37">
            <text:p><text:s/>107,672<text:s/></text:p>
          </table:table-cell>
          <table:table-cell office:value-type="float" office:value="113.61199999999999" table:style-name="ce38">
            <text:p><text:s/>113,612<text:s/></text:p>
          </table:table-cell>
          <table:table-cell office:value-type="float" office:value="18.373000000000001" table:style-name="ce36">
            <text:p><text:s/>18,373<text:s/></text:p>
          </table:table-cell>
          <table:table-cell table:style-name="ce36"/>
          <table:table-cell office:value-type="float" office:value="-0.55200000000002092" table:style-name="ce36">
            <text:p><text:s/>-0,552<text:s/></text:p>
          </table:table-cell>
          <table:table-cell office:value-type="float" office:value="17.82099999999998" table:style-name="ce37">
            <text:p><text:s/>17,821<text:s/></text:p>
          </table:table-cell>
          <table:table-cell office:value-type="float" office:value="10.34" table:style-name="ce39">
            <text:p><text:s/>10,340<text:s/></text:p>
          </table:table-cell>
          <table:table-cell table:style-name="ce39"/>
          <table:table-cell office:value-type="float" office:value="85.451000000000008" table:style-name="ce39">
            <text:p><text:s/>85,451<text:s/></text:p>
          </table:table-cell>
          <table:table-cell office:value-type="float" office:value="113.61199999999999" table:style-name="ce38">
            <text:p><text:s/>113,612<text:s/></text:p>
          </table:table-cell>
          <table:table-cell office:value-type="float" office:value="159.02600000000001" table:style-name="ce36">
            <text:p><text:s/>159,026<text:s/></text:p>
          </table:table-cell>
          <table:table-cell office:value-type="float" office:value="64.228999999999999" table:style-name="ce36">
            <text:p><text:s/>64,229<text:s/></text:p>
          </table:table-cell>
          <table:table-cell office:value-type="float" office:value="115.37" table:style-name="ce36">
            <text:p><text:s/>115,370<text:s/></text:p>
          </table:table-cell>
          <table:table-cell office:value-type="float" office:value="338.625" table:style-name="ce37">
            <text:p><text:s/>338,625<text:s/></text:p>
          </table:table-cell>
          <table:table-cell table:style-name="ce36"/>
          <table:table-cell office:value-type="float" office:value="5.7000000000000002E-2" table:style-name="ce36">
            <text:p><text:s/>0,057<text:s/></text:p>
          </table:table-cell>
          <table:table-cell office:value-type="float" office:value="0.74" table:style-name="ce36">
            <text:p><text:s/>0,740<text:s/></text:p>
          </table:table-cell>
          <table:table-cell table:style-name="ce36"/>
          <table:table-cell office:value-type="float" office:value="339.42200000000003" table:style-name="ce37">
            <text:p><text:s/>339,422<text:s/></text:p>
          </table:table-cell>
          <table:table-cell office:value-type="float" office:value="121.17400000000001" table:style-name="ce35">
            <text:p><text:s/>121,174<text:s/></text:p>
          </table:table-cell>
          <table:table-cell office:value-type="float" office:value="214.19" table:style-name="ce36">
            <text:p><text:s/>214,190<text:s/></text:p>
          </table:table-cell>
          <table:table-cell office:value-type="float" office:value="335.36400000000003" table:style-name="ce37">
            <text:p><text:s/>335,364<text:s/></text:p>
          </table:table-cell>
          <table:table-cell office:value-type="float" office:value="2.9910000000000001" table:style-name="ce36">
            <text:p><text:s/>2,991<text:s/></text:p>
          </table:table-cell>
          <table:table-cell table:style-name="ce36"/>
          <table:table-cell office:value-type="float" office:value="1.619" table:style-name="ce36">
            <text:p><text:s/>1,619<text:s/></text:p>
          </table:table-cell>
          <table:table-cell table:number-columns-repeated="2" table:style-name="ce36"/>
          <table:table-cell office:value-type="float" office:value="339.97400000000005" table:style-name="ce38">
            <text:p><text:s/>339,974<text:s/></text:p>
          </table:table-cell>
          <table:table-cell office:value-type="float" office:value="-0.55200000000002092" table:style-name="ce40">
            <text:p><text:s/>-0,552<text:s/></text:p>
          </table:table-cell>
          <table:table-cell table:number-columns-repeated="16344"/>
        </table:table-row>
        <table:table-row table:style-name="ro4">
          <table:table-cell office:value-type="string" table:style-name="ce48">
            <text:p>DPC</text:p>
          </table:table-cell>
          <table:table-cell office:value-type="float" office:value="2015" table:style-name="ce49">
            <text:p>2015</text:p>
          </table:table-cell>
          <table:table-cell office:value-type="string" table:style-name="ce49">
            <text:p>AZ</text:p>
          </table:table-cell>
          <table:table-cell office:value-type="float" office:value="138" table:style-name="ce43">
            <text:p><text:s/>138<text:s/>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52">
            <text:p><text:s/>-<text:s text:c="3"/></text:p>
          </table:table-cell>
          <table:table-cell office:value-type="float" office:value="0" table:style-name="ce52">
            <text:p><text:s/>-<text:s text:c="3"/></text:p>
          </table:table-cell>
          <table:table-cell office:value-type="float" office:value="0" table:style-name="ce54">
            <text:p><text:s/>-<text:s text:c="3"/></text:p>
          </table:table-cell>
          <table:table-cell table:style-name="ce52"/>
          <table:table-cell office:value-type="float" office:value="6.0359999999999996" table:style-name="ce52">
            <text:p><text:s/>6,036<text:s/></text:p>
          </table:table-cell>
          <table:table-cell office:value-type="float" office:value="19.170999999999999" table:style-name="ce52">
            <text:p><text:s/>19,171<text:s/></text:p>
          </table:table-cell>
          <table:table-cell office:value-type="float" office:value="25.207000000000001" table:style-name="ce54">
            <text:p><text:s/>25,207<text:s/></text:p>
          </table:table-cell>
          <table:table-cell office:value-type="float" office:value="25.207000000000001" table:style-name="ce61">
            <text:p><text:s/>25,207<text:s/></text:p>
          </table:table-cell>
          <table:table-cell office:value-type="float" office:value="3.851" table:style-name="ce52">
            <text:p><text:s/>3,851<text:s/></text:p>
          </table:table-cell>
          <table:table-cell table:style-name="ce52"/>
          <table:table-cell office:value-type="float" office:value="0" table:style-name="ce52">
            <text:p><text:s/>-<text:s text:c="3"/></text:p>
          </table:table-cell>
          <table:table-cell office:value-type="float" office:value="3.851" table:style-name="ce54">
            <text:p><text:s/>3,851<text:s/></text:p>
          </table:table-cell>
          <table:table-cell office:value-type="float" office:value="0.19" table:style-name="ce56">
            <text:p><text:s/>0,190<text:s/></text:p>
          </table:table-cell>
          <table:table-cell office:value-type="float" office:value="0" table:style-name="ce56">
            <text:p><text:s/>-<text:s text:c="3"/></text:p>
          </table:table-cell>
          <table:table-cell office:value-type="float" office:value="20.385999999999999" table:style-name="ce56">
            <text:p><text:s/>20,386<text:s/></text:p>
          </table:table-cell>
          <table:table-cell office:value-type="float" office:value="24.427" table:style-name="ce58">
            <text:p>24,427<text:s/></text:p>
          </table:table-cell>
          <table:table-cell office:value-type="float" office:value="25.213999999999999" table:style-name="ce64">
            <text:p><text:s/>25,214<text:s/></text:p>
          </table:table-cell>
          <table:table-cell office:value-type="float" office:value="42.767000000000003" table:style-name="ce64">
            <text:p><text:s/>42,767<text:s/></text:p>
          </table:table-cell>
          <table:table-cell office:value-type="float" office:value="21.919" table:style-name="ce64">
            <text:p><text:s/>21,919<text:s/></text:p>
          </table:table-cell>
          <table:table-cell office:value-type="float" office:value="89.899999999999991" table:style-name="ce65">
            <text:p><text:s/>89,900<text:s/></text:p>
          </table:table-cell>
          <table:table-cell table:number-columns-repeated="2" table:style-name="ce64"/>
          <table:table-cell office:value-type="float" office:value="0.376" table:style-name="ce64">
            <text:p><text:s/>0,376<text:s/></text:p>
          </table:table-cell>
          <table:table-cell office:value-type="float" office:value="8.0000000000000002E-3" table:style-name="ce64">
            <text:p><text:s/>0,008<text:s/></text:p>
          </table:table-cell>
          <table:table-cell office:value-type="float" office:value="90.283999999999992" table:style-name="ce61">
            <text:p><text:s/>90,284<text:s/></text:p>
          </table:table-cell>
          <table:table-cell office:value-type="float" office:value="12.385" table:style-name="ce64">
            <text:p><text:s/>12,385<text:s/></text:p>
          </table:table-cell>
          <table:table-cell office:value-type="float" office:value="76.768000000000001" table:style-name="ce64">
            <text:p><text:s/>76,768<text:s/></text:p>
          </table:table-cell>
          <table:table-cell office:value-type="float" office:value="89.153000000000006" table:style-name="ce65">
            <text:p><text:s/>89,153<text:s/></text:p>
          </table:table-cell>
          <table:table-cell table:number-columns-repeated="2" table:style-name="ce64"/>
          <table:table-cell office:value-type="float" office:value="0.35199999999999998" table:style-name="ce64">
            <text:p><text:s/>0,352<text:s/></text:p>
          </table:table-cell>
          <table:table-cell table:number-columns-repeated="2" table:style-name="ce64"/>
          <table:table-cell office:value-type="float" office:value="89.50500000000001" table:style-name="ce65">
            <text:p><text:s/>89,505<text:s/></text:p>
          </table:table-cell>
          <table:table-cell office:value-type="float" office:value="0.77899999999998215" table:style-name="ce67">
            <text:p><text:s/>0,779<text:s/></text:p>
          </table:table-cell>
          <table:table-cell table:number-columns-repeated="16344"/>
        </table:table-row>
        <table:table-row table:style-name="ro4">
          <table:table-cell office:value-type="string" table:style-name="ce48">
            <text:p>RVIG</text:p>
          </table:table-cell>
          <table:table-cell office:value-type="float" office:value="2015" table:style-name="ce49">
            <text:p>2015</text:p>
          </table:table-cell>
          <table:table-cell office:value-type="string" table:style-name="ce49">
            <text:p>BZK</text:p>
          </table:table-cell>
          <table:table-cell office:value-type="float" office:value="116" table:style-name="ce41">
            <text:p><text:s/>116<text:s/></text:p>
          </table:table-cell>
          <table:table-cell office:value-type="float" office:value="1.4450000000000001" table:style-name="ce48">
            <text:p>1,445</text:p>
          </table:table-cell>
          <table:table-cell office:value-type="float" office:value="7.8239999999999998" table:style-name="ce52">
            <text:p><text:s/>7,824<text:s/></text:p>
          </table:table-cell>
          <table:table-cell table:style-name="ce52"/>
          <table:table-cell office:value-type="float" office:value="9.2690000000000001" table:style-name="ce54">
            <text:p><text:s/>9,269<text:s/></text:p>
          </table:table-cell>
          <table:table-cell table:style-name="ce52"/>
          <table:table-cell office:value-type="float" office:value="9.1589999999999989" table:style-name="ce52">
            <text:p><text:s/>9,159<text:s/></text:p>
          </table:table-cell>
          <table:table-cell office:value-type="float" office:value="74.066999999999993" table:style-name="ce52">
            <text:p><text:s/>74,067<text:s/></text:p>
          </table:table-cell>
          <table:table-cell office:value-type="float" office:value="83.225999999999999" table:style-name="ce54">
            <text:p><text:s/>83,226<text:s/></text:p>
          </table:table-cell>
          <table:table-cell office:value-type="float" office:value="92.495000000000005" table:style-name="ce62">
            <text:p><text:s/>92,495<text:s/></text:p>
          </table:table-cell>
          <table:table-cell office:value-type="float" office:value="5.4" table:style-name="ce52">
            <text:p><text:s/>5,400<text:s/></text:p>
          </table:table-cell>
          <table:table-cell office:value-type="float" office:value="48.225999999999999" table:style-name="ce52">
            <text:p><text:s/>48,226<text:s/></text:p>
          </table:table-cell>
          <table:table-cell office:value-type="float" office:value="0" table:style-name="ce52">
            <text:p><text:s/>-<text:s text:c="3"/></text:p>
          </table:table-cell>
          <table:table-cell office:value-type="float" office:value="53.625999999999998" table:style-name="ce54">
            <text:p><text:s/>53,626<text:s/></text:p>
          </table:table-cell>
          <table:table-cell table:style-name="ce56"/>
          <table:table-cell office:value-type="float" office:value="2.5" table:style-name="ce56">
            <text:p><text:s/>2,500<text:s/></text:p>
          </table:table-cell>
          <table:table-cell office:value-type="float" office:value="35.445999999999998" table:style-name="ce56">
            <text:p><text:s/>35,446<text:s/></text:p>
          </table:table-cell>
          <table:table-cell office:value-type="float" office:value="91.572000000000003" table:style-name="ce59">
            <text:p>91,572<text:s/></text:p>
          </table:table-cell>
          <table:table-cell office:value-type="float" office:value="30.128" table:style-name="ce64">
            <text:p><text:s/>30,128<text:s/></text:p>
          </table:table-cell>
          <table:table-cell table:style-name="ce64"/>
          <table:table-cell office:value-type="float" office:value="120.852" table:style-name="ce64">
            <text:p><text:s/>120,852<text:s/></text:p>
          </table:table-cell>
          <table:table-cell office:value-type="float" office:value="150.98000000000002" table:style-name="ce65">
            <text:p><text:s/>150,980<text:s/></text:p>
          </table:table-cell>
          <table:table-cell table:style-name="ce64"/>
          <table:table-cell office:value-type="float" office:value="0.03" table:style-name="ce64">
            <text:p><text:s/>0,030<text:s/></text:p>
          </table:table-cell>
          <table:table-cell table:style-name="ce64"/>
          <table:table-cell office:value-type="float" office:value="1.738" table:style-name="ce64">
            <text:p><text:s/>1,738<text:s/></text:p>
          </table:table-cell>
          <table:table-cell office:value-type="float" office:value="152.74800000000002" table:style-name="ce62">
            <text:p><text:s/>152,748<text:s/></text:p>
          </table:table-cell>
          <table:table-cell office:value-type="float" office:value="14.989000000000001" table:style-name="ce64">
            <text:p><text:s/>14,989<text:s/></text:p>
          </table:table-cell>
          <table:table-cell office:value-type="float" office:value="106.648" table:style-name="ce64">
            <text:p><text:s/>106,648<text:s/></text:p>
          </table:table-cell>
          <table:table-cell office:value-type="float" office:value="121.637" table:style-name="ce65">
            <text:p><text:s/>121,637<text:s/></text:p>
          </table:table-cell>
          <table:table-cell office:value-type="float" office:value="3.4449999999999998" table:style-name="ce64">
            <text:p><text:s/>3,445<text:s/></text:p>
          </table:table-cell>
          <table:table-cell table:number-columns-repeated="2" table:style-name="ce64"/>
          <table:table-cell office:value-type="float" office:value="5.5E-2" table:style-name="ce64">
            <text:p><text:s/>0,055<text:s/></text:p>
          </table:table-cell>
          <table:table-cell office:value-type="float" office:value="26.687999999999999" table:style-name="ce64">
            <text:p><text:s/>26,688<text:s/></text:p>
          </table:table-cell>
          <table:table-cell office:value-type="float" office:value="151.82499999999999" table:style-name="ce65">
            <text:p><text:s/>151,825<text:s/></text:p>
          </table:table-cell>
          <table:table-cell office:value-type="float" office:value="0.92300000000003024" table:style-name="ce68">
            <text:p><text:s/>0,923<text:s/></text:p>
          </table:table-cell>
          <table:table-cell table:number-columns-repeated="16344"/>
        </table:table-row>
        <table:table-row table:style-name="ro4">
          <table:table-cell office:value-type="string" table:style-name="ce48">
            <text:p>DHC</text:p>
          </table:table-cell>
          <table:table-cell office:value-type="float" office:value="2015" table:style-name="ce49">
            <text:p>2015</text:p>
          </table:table-cell>
          <table:table-cell office:value-type="string" table:style-name="ce49">
            <text:p>BZK</text:p>
          </table:table-cell>
          <table:table-cell office:value-type="float" office:value="70" table:style-name="ce41">
            <text:p><text:s/>70<text:s/></text:p>
          </table:table-cell>
          <table:table-cell office:value-type="float" office:value="1.3069999999999999" table:style-name="ce48">
            <text:p>1,307</text:p>
          </table:table-cell>
          <table:table-cell office:value-type="float" office:value="8.1000000000000003E-2" table:style-name="ce52">
            <text:p><text:s/>0,081<text:s/></text:p>
          </table:table-cell>
          <table:table-cell table:style-name="ce52"/>
          <table:table-cell office:value-type="float" office:value="1.3879999999999999" table:style-name="ce54">
            <text:p><text:s/>1,388<text:s/></text:p>
          </table:table-cell>
          <table:table-cell office:value-type="float" office:value="2.0049999999999999" table:style-name="ce52">
            <text:p><text:s/>2,005<text:s/></text:p>
          </table:table-cell>
          <table:table-cell office:value-type="float" office:value="0.45700000000000002" table:style-name="ce52">
            <text:p><text:s/>0,457<text:s/></text:p>
          </table:table-cell>
          <table:table-cell office:value-type="float" office:value="4.282" table:style-name="ce52">
            <text:p><text:s/>4,282<text:s/></text:p>
          </table:table-cell>
          <table:table-cell office:value-type="float" office:value="6.7439999999999998" table:style-name="ce54">
            <text:p><text:s/>6,744<text:s/></text:p>
          </table:table-cell>
          <table:table-cell office:value-type="float" office:value="8.1319999999999997" table:style-name="ce62">
            <text:p><text:s/>8,132<text:s/></text:p>
          </table:table-cell>
          <table:table-cell office:value-type="float" office:value="0.70799999999999996" table:style-name="ce52">
            <text:p><text:s/>0,708<text:s/></text:p>
          </table:table-cell>
          <table:table-cell table:style-name="ce52"/>
          <table:table-cell office:value-type="float" office:value="0" table:style-name="ce52">
            <text:p><text:s/>-<text:s text:c="3"/></text:p>
          </table:table-cell>
          <table:table-cell office:value-type="float" office:value="0.70799999999999996" table:style-name="ce54">
            <text:p><text:s/>0,708<text:s/></text:p>
          </table:table-cell>
          <table:table-cell office:value-type="float" office:value="2.2450000000000001" table:style-name="ce56">
            <text:p><text:s/>2,245<text:s/></text:p>
          </table:table-cell>
          <table:table-cell table:style-name="ce56"/>
          <table:table-cell office:value-type="float" office:value="5.1520000000000001" table:style-name="ce56">
            <text:p><text:s/>5,152<text:s/></text:p>
          </table:table-cell>
          <table:table-cell office:value-type="float" office:value="8.1050000000000004" table:style-name="ce59">
            <text:p>8,105<text:s/></text:p>
          </table:table-cell>
          <table:table-cell office:value-type="float" office:value="11.416" table:style-name="ce64">
            <text:p><text:s/>11,416<text:s/></text:p>
          </table:table-cell>
          <table:table-cell table:style-name="ce64"/>
          <table:table-cell office:value-type="float" office:value="0.88800000000000001" table:style-name="ce64">
            <text:p><text:s/>0,888<text:s/></text:p>
          </table:table-cell>
          <table:table-cell office:value-type="float" office:value="12.304" table:style-name="ce65">
            <text:p><text:s/>12,304<text:s/></text:p>
          </table:table-cell>
          <table:table-cell table:number-columns-repeated="2" table:style-name="ce64"/>
          <table:table-cell office:value-type="float" office:value="6.8000000000000005E-2" table:style-name="ce64">
            <text:p><text:s/>0,068<text:s/></text:p>
          </table:table-cell>
          <table:table-cell office:value-type="float" office:value="2.9020000000000001" table:style-name="ce64">
            <text:p><text:s/>2,902<text:s/></text:p>
          </table:table-cell>
          <table:table-cell office:value-type="float" office:value="15.274000000000001" table:style-name="ce62">
            <text:p><text:s/>15,274<text:s/></text:p>
          </table:table-cell>
          <table:table-cell office:value-type="float" office:value="6.67" table:style-name="ce64">
            <text:p><text:s/>6,670<text:s/></text:p>
          </table:table-cell>
          <table:table-cell office:value-type="float" office:value="5.5919999999999996" table:style-name="ce64">
            <text:p><text:s/>5,592<text:s/></text:p>
          </table:table-cell>
          <table:table-cell office:value-type="float" office:value="12.262" table:style-name="ce65">
            <text:p><text:s/>12,262<text:s/></text:p>
          </table:table-cell>
          <table:table-cell office:value-type="float" office:value="0.83099999999999996" table:style-name="ce64">
            <text:p><text:s/>0,831<text:s/></text:p>
          </table:table-cell>
          <table:table-cell table:style-name="ce64"/>
          <table:table-cell office:value-type="float" office:value="0.378" table:style-name="ce64">
            <text:p><text:s/>0,378<text:s/></text:p>
          </table:table-cell>
          <table:table-cell table:style-name="ce64"/>
          <table:table-cell office:value-type="float" office:value="1.776" table:style-name="ce64">
            <text:p><text:s/>1,776<text:s/></text:p>
          </table:table-cell>
          <table:table-cell office:value-type="float" office:value="15.247" table:style-name="ce65">
            <text:p><text:s/>15,247<text:s/></text:p>
          </table:table-cell>
          <table:table-cell office:value-type="float" office:value="2.7000000000001023E-2" table:style-name="ce68">
            <text:p><text:s/>0,027<text:s/></text:p>
          </table:table-cell>
          <table:table-cell table:number-columns-repeated="16344"/>
        </table:table-row>
        <table:table-row table:style-name="ro4">
          <table:table-cell office:value-type="string" table:style-name="ce48">
            <text:p>FMH</text:p>
          </table:table-cell>
          <table:table-cell office:value-type="float" office:value="2015" table:style-name="ce49">
            <text:p>2015</text:p>
          </table:table-cell>
          <table:table-cell office:value-type="string" table:style-name="ce49">
            <text:p>BZK</text:p>
          </table:table-cell>
          <table:table-cell office:value-type="float" office:value="426" table:style-name="ce41">
            <text:p><text:s/>426<text:s/></text:p>
          </table:table-cell>
          <table:table-cell table:style-name="ce48"/>
          <table:table-cell office:value-type="float" office:value="34.033000000000001" table:style-name="ce52">
            <text:p><text:s/>34,033<text:s/></text:p>
          </table:table-cell>
          <table:table-cell table:style-name="ce52"/>
          <table:table-cell office:value-type="float" office:value="34.033000000000001" table:style-name="ce54">
            <text:p><text:s/>34,033<text:s/></text:p>
          </table:table-cell>
          <table:table-cell table:style-name="ce52"/>
          <table:table-cell office:value-type="float" office:value="7.5640000000000001" table:style-name="ce52">
            <text:p><text:s/>7,564<text:s/></text:p>
          </table:table-cell>
          <table:table-cell office:value-type="float" office:value="19.347999999999999" table:style-name="ce52">
            <text:p><text:s/>19,348<text:s/></text:p>
          </table:table-cell>
          <table:table-cell office:value-type="float" office:value="26.911999999999999" table:style-name="ce54">
            <text:p><text:s/>26,912<text:s/></text:p>
          </table:table-cell>
          <table:table-cell office:value-type="float" office:value="60.945" table:style-name="ce62">
            <text:p><text:s/>60,945<text:s/></text:p>
          </table:table-cell>
          <table:table-cell office:value-type="float" office:value="5.57" table:style-name="ce52">
            <text:p><text:s/>5,570<text:s/></text:p>
          </table:table-cell>
          <table:table-cell table:style-name="ce52"/>
          <table:table-cell office:value-type="float" office:value="0" table:style-name="ce52">
            <text:p><text:s/>-<text:s text:c="3"/></text:p>
          </table:table-cell>
          <table:table-cell office:value-type="float" office:value="5.57" table:style-name="ce54">
            <text:p><text:s/>5,570<text:s/></text:p>
          </table:table-cell>
          <table:table-cell office:value-type="float" office:value="1.4999999999999999E-2" table:style-name="ce56">
            <text:p><text:s/>0,015<text:s/></text:p>
          </table:table-cell>
          <table:table-cell office:value-type="float" office:value="23.515000000000001" table:style-name="ce56">
            <text:p><text:s/>23,515<text:s/></text:p>
          </table:table-cell>
          <table:table-cell office:value-type="float" office:value="24.158999999999999" table:style-name="ce56">
            <text:p><text:s/>24,159<text:s/></text:p>
          </table:table-cell>
          <table:table-cell office:value-type="float" office:value="53.259" table:style-name="ce59">
            <text:p>53,259<text:s/></text:p>
          </table:table-cell>
          <table:table-cell office:value-type="float" office:value="24.716000000000001" table:style-name="ce64">
            <text:p><text:s/>24,716<text:s/></text:p>
          </table:table-cell>
          <table:table-cell office:value-type="float" office:value="99.9" table:style-name="ce64">
            <text:p><text:s/>99,900<text:s/></text:p>
          </table:table-cell>
          <table:table-cell office:value-type="float" office:value="5.1999999999999998E-2" table:style-name="ce64">
            <text:p><text:s/>0,052<text:s/></text:p>
          </table:table-cell>
          <table:table-cell office:value-type="float" office:value="124.66800000000002" table:style-name="ce65">
            <text:p><text:s/>124,668<text:s/></text:p>
          </table:table-cell>
          <table:table-cell table:number-columns-repeated="2" table:style-name="ce64"/>
          <table:table-cell office:value-type="float" office:value="2.7E-2" table:style-name="ce64">
            <text:p><text:s/>0,027<text:s/></text:p>
          </table:table-cell>
          <table:table-cell table:style-name="ce64"/>
          <table:table-cell office:value-type="float" office:value="124.69500000000002" table:style-name="ce62">
            <text:p><text:s/>124,695<text:s/></text:p>
          </table:table-cell>
          <table:table-cell office:value-type="float" office:value="34.924999999999997" table:style-name="ce64">
            <text:p><text:s/>34,925<text:s/></text:p>
          </table:table-cell>
          <table:table-cell office:value-type="float" office:value="75.584000000000003" table:style-name="ce64">
            <text:p><text:s/>75,584<text:s/></text:p>
          </table:table-cell>
          <table:table-cell office:value-type="float" office:value="110.509" table:style-name="ce65">
            <text:p><text:s/>110,509<text:s/></text:p>
          </table:table-cell>
          <table:table-cell office:value-type="float" office:value="6.0960000000000001" table:style-name="ce64">
            <text:p><text:s/>6,096<text:s/></text:p>
          </table:table-cell>
          <table:table-cell table:number-columns-repeated="2" table:style-name="ce64"/>
          <table:table-cell office:value-type="float" office:value="0.40400000000000003" table:style-name="ce64">
            <text:p><text:s/>0,404<text:s/></text:p>
          </table:table-cell>
          <table:table-cell table:style-name="ce64"/>
          <table:table-cell office:value-type="float" office:value="117.009" table:style-name="ce65">
            <text:p><text:s/>117,009<text:s/></text:p>
          </table:table-cell>
          <table:table-cell office:value-type="float" office:value="7.6860000000000213" table:style-name="ce68">
            <text:p><text:s/>7,686<text:s/></text:p>
          </table:table-cell>
          <table:table-cell table:number-columns-repeated="16344"/>
        </table:table-row>
        <table:table-row table:style-name="ro4">
          <table:table-cell office:value-type="string" table:style-name="ce48">
            <text:p>Logius</text:p>
          </table:table-cell>
          <table:table-cell office:value-type="float" office:value="2015" table:style-name="ce49">
            <text:p>2015</text:p>
          </table:table-cell>
          <table:table-cell office:value-type="string" table:style-name="ce49">
            <text:p>BZK</text:p>
          </table:table-cell>
          <table:table-cell office:value-type="float" office:value="224" table:style-name="ce41">
            <text:p><text:s/>224<text:s/></text:p>
          </table:table-cell>
          <table:table-cell table:style-name="ce48"/>
          <table:table-cell office:value-type="float" office:value="3.5939999999999999" table:style-name="ce52">
            <text:p><text:s/>3,594<text:s/></text:p>
          </table:table-cell>
          <table:table-cell table:style-name="ce52"/>
          <table:table-cell office:value-type="float" office:value="3.5939999999999999" table:style-name="ce54">
            <text:p><text:s/>3,594<text:s/></text:p>
          </table:table-cell>
          <table:table-cell table:style-name="ce52"/>
          <table:table-cell office:value-type="float" office:value="8.9310000000000009" table:style-name="ce52">
            <text:p><text:s/>8,931<text:s/></text:p>
          </table:table-cell>
          <table:table-cell office:value-type="float" office:value="56.54" table:style-name="ce52">
            <text:p><text:s/>56,540<text:s/></text:p>
          </table:table-cell>
          <table:table-cell office:value-type="float" office:value="65.471000000000004" table:style-name="ce54">
            <text:p><text:s/>65,471<text:s/></text:p>
          </table:table-cell>
          <table:table-cell office:value-type="float" office:value="69.064999999999998" table:style-name="ce62">
            <text:p><text:s/>69,065<text:s/></text:p>
          </table:table-cell>
          <table:table-cell office:value-type="float" office:value="3.141" table:style-name="ce52">
            <text:p><text:s/>3,141<text:s/></text:p>
          </table:table-cell>
          <table:table-cell table:style-name="ce52"/>
          <table:table-cell office:value-type="float" office:value="0" table:style-name="ce52">
            <text:p><text:s/>-<text:s text:c="3"/></text:p>
          </table:table-cell>
          <table:table-cell office:value-type="float" office:value="3.141" table:style-name="ce54">
            <text:p><text:s/>3,141<text:s/></text:p>
          </table:table-cell>
          <table:table-cell table:style-name="ce56"/>
          <table:table-cell office:value-type="float" office:value="2.714" table:style-name="ce56">
            <text:p><text:s/>2,714<text:s/></text:p>
          </table:table-cell>
          <table:table-cell office:value-type="float" office:value="61.577000000000005" table:style-name="ce56">
            <text:p><text:s/>61,577<text:s/></text:p>
          </table:table-cell>
          <table:table-cell office:value-type="float" office:value="67.432000000000002" table:style-name="ce59">
            <text:p>67,432<text:s/></text:p>
          </table:table-cell>
          <table:table-cell office:value-type="float" office:value="88.599000000000004" table:style-name="ce64">
            <text:p><text:s/>88,599<text:s/></text:p>
          </table:table-cell>
          <table:table-cell office:value-type="float" office:value="51.249000000000002" table:style-name="ce64">
            <text:p><text:s/>51,249<text:s/></text:p>
          </table:table-cell>
          <table:table-cell office:value-type="float" office:value="5.7779999999999996" table:style-name="ce64">
            <text:p><text:s/>5,778<text:s/></text:p>
          </table:table-cell>
          <table:table-cell office:value-type="float" office:value="145.626" table:style-name="ce65">
            <text:p><text:s/>145,626<text:s/></text:p>
          </table:table-cell>
          <table:table-cell table:style-name="ce64"/>
          <table:table-cell office:value-type="float" office:value="4.2999999999999997E-2" table:style-name="ce64">
            <text:p><text:s/>0,043<text:s/></text:p>
          </table:table-cell>
          <table:table-cell table:style-name="ce64"/>
          <table:table-cell office:value-type="float" office:value="0.29399999999999998" table:style-name="ce64">
            <text:p><text:s/>0,294<text:s/></text:p>
          </table:table-cell>
          <table:table-cell office:value-type="float" office:value="145.96300000000002" table:style-name="ce62">
            <text:p><text:s/>145,963<text:s/></text:p>
          </table:table-cell>
          <table:table-cell office:value-type="float" office:value="50.87" table:style-name="ce64">
            <text:p><text:s/>50,870<text:s/></text:p>
          </table:table-cell>
          <table:table-cell office:value-type="float" office:value="92.228999999999999" table:style-name="ce64">
            <text:p><text:s/>92,229<text:s/></text:p>
          </table:table-cell>
          <table:table-cell office:value-type="float" office:value="143.09899999999999" table:style-name="ce65">
            <text:p><text:s/>143,099<text:s/></text:p>
          </table:table-cell>
          <table:table-cell office:value-type="float" office:value="1.2290000000000001" table:style-name="ce64">
            <text:p><text:s/>1,229<text:s/></text:p>
          </table:table-cell>
          <table:table-cell table:number-columns-repeated="2" table:style-name="ce64"/>
          <table:table-cell office:value-type="float" office:value="2E-3" table:style-name="ce64">
            <text:p><text:s/>0,002<text:s/></text:p>
          </table:table-cell>
          <table:table-cell table:style-name="ce64"/>
          <table:table-cell office:value-type="float" office:value="144.33000000000001" table:style-name="ce65">
            <text:p><text:s/>144,330<text:s/></text:p>
          </table:table-cell>
          <table:table-cell office:value-type="float" office:value="1.6330000000000098" table:style-name="ce68">
            <text:p><text:s/>1,633<text:s/></text:p>
          </table:table-cell>
          <table:table-cell table:number-columns-repeated="16344"/>
        </table:table-row>
        <table:table-row table:style-name="ro4">
          <table:table-cell office:value-type="string" table:style-name="ce48">
            <text:p>P-Direkt</text:p>
          </table:table-cell>
          <table:table-cell office:value-type="float" office:value="2015" table:style-name="ce49">
            <text:p>2015</text:p>
          </table:table-cell>
          <table:table-cell office:value-type="string" table:style-name="ce49">
            <text:p>BZK</text:p>
          </table:table-cell>
          <table:table-cell office:value-type="float" office:value="509" table:style-name="ce41">
            <text:p><text:s/>509<text:s/></text:p>
          </table:table-cell>
          <table:table-cell office:value-type="float" office:value="52.648000000000003" table:style-name="ce48">
            <text:p>52,648</text:p>
          </table:table-cell>
          <table:table-cell office:value-type="float" office:value="0.248" table:style-name="ce52">
            <text:p><text:s/>0,248<text:s/></text:p>
          </table:table-cell>
          <table:table-cell table:style-name="ce52"/>
          <table:table-cell office:value-type="float" office:value="52.896000000000001" table:style-name="ce54">
            <text:p><text:s/>52,896<text:s/></text:p>
          </table:table-cell>
          <table:table-cell table:style-name="ce52"/>
          <table:table-cell office:value-type="float" office:value="3.036" table:style-name="ce52">
            <text:p><text:s/>3,036<text:s/></text:p>
          </table:table-cell>
          <table:table-cell office:value-type="float" office:value="4.4950000000000001" table:style-name="ce52">
            <text:p><text:s/>4,495<text:s/></text:p>
          </table:table-cell>
          <table:table-cell office:value-type="float" office:value="7.5310000000000006" table:style-name="ce54">
            <text:p><text:s/>7,531<text:s/></text:p>
          </table:table-cell>
          <table:table-cell office:value-type="float" office:value="60.427" table:style-name="ce62">
            <text:p><text:s/>60,427<text:s/></text:p>
          </table:table-cell>
          <table:table-cell office:value-type="float" office:value="3.6179999999999999" table:style-name="ce52">
            <text:p><text:s/>3,618<text:s/></text:p>
          </table:table-cell>
          <table:table-cell table:style-name="ce52"/>
          <table:table-cell office:value-type="float" office:value="0" table:style-name="ce52">
            <text:p><text:s/>-<text:s text:c="3"/></text:p>
          </table:table-cell>
          <table:table-cell office:value-type="float" office:value="3.6179999999999999" table:style-name="ce54">
            <text:p><text:s/>3,618<text:s/></text:p>
          </table:table-cell>
          <table:table-cell office:value-type="float" office:value="0.20399999999999999" table:style-name="ce56">
            <text:p><text:s/>0,204<text:s/></text:p>
          </table:table-cell>
          <table:table-cell office:value-type="float" office:value="31.687999999999999" table:style-name="ce56">
            <text:p><text:s/>31,688<text:s/></text:p>
          </table:table-cell>
          <table:table-cell office:value-type="float" office:value="25.61" table:style-name="ce56">
            <text:p><text:s/>25,610<text:s/></text:p>
          </table:table-cell>
          <table:table-cell office:value-type="float" office:value="61.12" table:style-name="ce59">
            <text:p>61,120<text:s/></text:p>
          </table:table-cell>
          <table:table-cell office:value-type="float" office:value="69.644000000000005" table:style-name="ce64">
            <text:p><text:s/>69,644<text:s/></text:p>
          </table:table-cell>
          <table:table-cell office:value-type="float" office:value="6.7380000000000004" table:style-name="ce64">
            <text:p><text:s/>6,738<text:s/></text:p>
          </table:table-cell>
          <table:table-cell office:value-type="float" office:value="0.01" table:style-name="ce64">
            <text:p><text:s/>0,010<text:s/></text:p>
          </table:table-cell>
          <table:table-cell office:value-type="float" office:value="76.39200000000001" table:style-name="ce65">
            <text:p><text:s/>76,392<text:s/></text:p>
          </table:table-cell>
          <table:table-cell table:number-columns-repeated="2" table:style-name="ce64"/>
          <table:table-cell office:value-type="float" office:value="3.5000000000000003E-2" table:style-name="ce64">
            <text:p><text:s/>0,035<text:s/></text:p>
          </table:table-cell>
          <table:table-cell table:style-name="ce64"/>
          <table:table-cell office:value-type="float" office:value="76.427000000000007" table:style-name="ce62">
            <text:p><text:s/>76,427<text:s/></text:p>
          </table:table-cell>
          <table:table-cell office:value-type="float" office:value="38.414000000000001" table:style-name="ce64">
            <text:p><text:s/>38,414<text:s/></text:p>
          </table:table-cell>
          <table:table-cell office:value-type="float" office:value="24.773" table:style-name="ce64">
            <text:p><text:s/>24,773<text:s/></text:p>
          </table:table-cell>
          <table:table-cell office:value-type="float" office:value="63.186999999999998" table:style-name="ce65">
            <text:p><text:s/>63,187<text:s/></text:p>
          </table:table-cell>
          <table:table-cell office:value-type="float" office:value="12.260999999999999" table:style-name="ce64">
            <text:p><text:s/>12,261<text:s/></text:p>
          </table:table-cell>
          <table:table-cell table:number-columns-repeated="2" table:style-name="ce64"/>
          <table:table-cell office:value-type="float" office:value="1.6719999999999999" table:style-name="ce64">
            <text:p><text:s/>1,672<text:s/></text:p>
          </table:table-cell>
          <table:table-cell table:style-name="ce64"/>
          <table:table-cell office:value-type="float" office:value="77.11999999999999" table:style-name="ce65">
            <text:p><text:s/>77,120<text:s/></text:p>
          </table:table-cell>
          <table:table-cell office:value-type="float" office:value="-0.69299999999998363" table:style-name="ce68">
            <text:p><text:s/>-0,693<text:s/></text:p>
          </table:table-cell>
          <table:table-cell table:number-columns-repeated="16344"/>
        </table:table-row>
        <table:table-row table:style-name="ro4">
          <table:table-cell office:value-type="string" table:style-name="ce48">
            <text:p>RGD</text:p>
          </table:table-cell>
          <table:table-cell office:value-type="float" office:value="2015" table:style-name="ce49">
            <text:p>2015</text:p>
          </table:table-cell>
          <table:table-cell office:value-type="string" table:style-name="ce49">
            <text:p>BZK</text:p>
          </table:table-cell>
          <table:table-cell office:value-type="float" office:value="831" table:style-name="ce41">
            <text:p><text:s/>831<text:s/></text:p>
          </table:table-cell>
          <table:table-cell table:style-name="ce48"/>
          <table:table-cell office:value-type="float" office:value="5482.4960000000001" table:style-name="ce52">
            <text:p><text:s/>5.482,496<text:s/></text:p>
          </table:table-cell>
          <table:table-cell office:value-type="float" office:value="348.28300000000002" table:style-name="ce52">
            <text:p><text:s/>348,283<text:s/></text:p>
          </table:table-cell>
          <table:table-cell office:value-type="float" office:value="5830.7790000000005" table:style-name="ce54">
            <text:p><text:s/>5.830,779<text:s/></text:p>
          </table:table-cell>
          <table:table-cell office:value-type="float" office:value="307.44200000000001" table:style-name="ce52">
            <text:p><text:s/>307,442<text:s/></text:p>
          </table:table-cell>
          <table:table-cell office:value-type="float" office:value="71.838999999999999" table:style-name="ce52">
            <text:p><text:s/>71,839<text:s/></text:p>
          </table:table-cell>
          <table:table-cell office:value-type="float" office:value="615.649" table:style-name="ce52">
            <text:p><text:s/>615,649<text:s/></text:p>
          </table:table-cell>
          <table:table-cell office:value-type="float" office:value="994.93000000000006" table:style-name="ce54">
            <text:p><text:s/>994,930<text:s/></text:p>
          </table:table-cell>
          <table:table-cell office:value-type="float" office:value="6825.7090000000007" table:style-name="ce62">
            <text:p><text:s/>6.825,709<text:s/></text:p>
          </table:table-cell>
          <table:table-cell office:value-type="float" office:value="188.821" table:style-name="ce52">
            <text:p><text:s/>188,821<text:s/></text:p>
          </table:table-cell>
          <table:table-cell table:style-name="ce52"/>
          <table:table-cell office:value-type="float" office:value="0" table:style-name="ce52">
            <text:p><text:s/>-<text:s text:c="3"/></text:p>
          </table:table-cell>
          <table:table-cell office:value-type="float" office:value="188.821" table:style-name="ce54">
            <text:p><text:s/>188,821<text:s/></text:p>
          </table:table-cell>
          <table:table-cell office:value-type="float" office:value="123.17400000000001" table:style-name="ce56">
            <text:p><text:s/>123,174<text:s/></text:p>
          </table:table-cell>
          <table:table-cell office:value-type="float" office:value="5058.4669999999996" table:style-name="ce56">
            <text:p><text:s/>5.058,467<text:s/></text:p>
          </table:table-cell>
          <table:table-cell office:value-type="float" office:value="1440.5" table:style-name="ce56">
            <text:p><text:s/>1.440,500<text:s/></text:p>
          </table:table-cell>
          <table:table-cell office:value-type="float" office:value="6810.9619999999995" table:style-name="ce59">
            <text:p>6.810,962<text:s/></text:p>
          </table:table-cell>
          <table:table-cell office:value-type="float" office:value="15.172000000000001" table:style-name="ce66">
            <text:p>15,172</text:p>
          </table:table-cell>
          <table:table-cell office:value-type="float" office:value="1100.403" table:style-name="ce66">
            <text:p>1100,403</text:p>
          </table:table-cell>
          <table:table-cell office:value-type="float" office:value="11.673" table:style-name="ce66">
            <text:p>11,673</text:p>
          </table:table-cell>
          <table:table-cell office:value-type="float" office:value="1127.248" table:style-name="ce65">
            <text:p><text:s/>1.127,248<text:s/></text:p>
          </table:table-cell>
          <table:table-cell table:style-name="ce64"/>
          <table:table-cell office:value-type="float" office:value="3.4529999999999998" table:style-name="ce64">
            <text:p><text:s/>3,453<text:s/></text:p>
          </table:table-cell>
          <table:table-cell office:value-type="float" office:value="6.5350000000000001" table:style-name="ce66">
            <text:p>6,535</text:p>
          </table:table-cell>
          <table:table-cell office:value-type="float" office:value="82.305999999999997" table:style-name="ce64">
            <text:p><text:s/>82,306<text:s/></text:p>
          </table:table-cell>
          <table:table-cell office:value-type="float" office:value="1219.5420000000001" table:style-name="ce62">
            <text:p><text:s/>1.219,542<text:s/></text:p>
          </table:table-cell>
          <table:table-cell table:number-columns-repeated="2" table:style-name="ce66"/>
          <table:table-cell office:value-type="float" office:value="0" table:style-name="ce65">
            <text:p><text:s/>-<text:s text:c="3"/></text:p>
          </table:table-cell>
          <table:table-cell office:value-type="float" office:value="314.37" table:style-name="ce66">
            <text:p>314,37</text:p>
          </table:table-cell>
          <table:table-cell office:value-type="float" office:value="593.63599999999997" table:style-name="ce66">
            <text:p>593,636</text:p>
          </table:table-cell>
          <table:table-cell office:value-type="float" office:value="45.898000000000003" table:style-name="ce66">
            <text:p>45,898</text:p>
          </table:table-cell>
          <table:table-cell office:value-type="float" office:value="204.04300000000001" table:style-name="ce66">
            <text:p>204,043</text:p>
          </table:table-cell>
          <table:table-cell office:value-type="float" office:value="46.847999999999999" table:style-name="ce66">
            <text:p>46,848</text:p>
          </table:table-cell>
          <table:table-cell office:value-type="float" office:value="1204.7950000000001" table:style-name="ce65">
            <text:p><text:s/>1.204,795<text:s/></text:p>
          </table:table-cell>
          <table:table-cell office:value-type="float" office:value="14.747000000000071" table:style-name="ce68">
            <text:p><text:s/>14,747<text:s/></text:p>
          </table:table-cell>
          <table:table-cell table:number-columns-repeated="16344"/>
        </table:table-row>
        <table:table-row table:style-name="ro4">
          <table:table-cell office:value-type="string" table:style-name="ce48">
            <text:p>RVOB</text:p>
          </table:table-cell>
          <table:table-cell office:value-type="float" office:value="2015" table:style-name="ce49">
            <text:p>2015</text:p>
          </table:table-cell>
          <table:table-cell office:value-type="string" table:style-name="ce49">
            <text:p>BZK</text:p>
          </table:table-cell>
          <table:table-cell office:value-type="float" office:value="215" table:style-name="ce41">
            <text:p><text:s/>215<text:s/></text:p>
          </table:table-cell>
          <table:table-cell table:style-name="ce48"/>
          <table:table-cell office:value-type="float" office:value="7.9000000000000001E-2" table:style-name="ce52">
            <text:p><text:s/>0,079<text:s/></text:p>
          </table:table-cell>
          <table:table-cell table:style-name="ce52"/>
          <table:table-cell office:value-type="float" office:value="7.9000000000000001E-2" table:style-name="ce54">
            <text:p><text:s/>0,079<text:s/></text:p>
          </table:table-cell>
          <table:table-cell office:value-type="float" office:value="126.712" table:style-name="ce52">
            <text:p><text:s/>126,712<text:s/></text:p>
          </table:table-cell>
          <table:table-cell office:value-type="float" office:value="2.4889999999999999" table:style-name="ce52">
            <text:p><text:s/>2,489<text:s/></text:p>
          </table:table-cell>
          <table:table-cell office:value-type="float" office:value="118.2" table:style-name="ce52">
            <text:p><text:s/>118,200<text:s/></text:p>
          </table:table-cell>
          <table:table-cell office:value-type="float" office:value="247.40100000000001" table:style-name="ce54">
            <text:p><text:s/>247,401<text:s/></text:p>
          </table:table-cell>
          <table:table-cell office:value-type="float" office:value="247.48000000000002" table:style-name="ce62">
            <text:p><text:s/>247,480<text:s/></text:p>
          </table:table-cell>
          <table:table-cell office:value-type="float" office:value="12.770999999999999" table:style-name="ce52">
            <text:p><text:s/>12,771<text:s/></text:p>
          </table:table-cell>
          <table:table-cell table:style-name="ce52"/>
          <table:table-cell office:value-type="float" office:value="0" table:style-name="ce52">
            <text:p><text:s/>-<text:s text:c="3"/></text:p>
          </table:table-cell>
          <table:table-cell office:value-type="float" office:value="12.770999999999999" table:style-name="ce54">
            <text:p><text:s/>12,771<text:s/></text:p>
          </table:table-cell>
          <table:table-cell office:value-type="float" office:value="1.9E-2" table:style-name="ce56">
            <text:p><text:s/>0,019<text:s/></text:p>
          </table:table-cell>
          <table:table-cell office:value-type="float" office:value="207.69200000000001" table:style-name="ce56">
            <text:p><text:s/>207,692<text:s/></text:p>
          </table:table-cell>
          <table:table-cell office:value-type="float" office:value="24.077999999999999" table:style-name="ce56">
            <text:p><text:s/>24,078<text:s/></text:p>
          </table:table-cell>
          <table:table-cell office:value-type="float" office:value="244.56" table:style-name="ce59">
            <text:p>244,560<text:s/></text:p>
          </table:table-cell>
          <table:table-cell office:value-type="float" office:value="21.745999999999999" table:style-name="ce64">
            <text:p><text:s/>21,746<text:s/></text:p>
          </table:table-cell>
          <table:table-cell office:value-type="float" office:value="0.498" table:style-name="ce64">
            <text:p><text:s/>0,498<text:s/></text:p>
          </table:table-cell>
          <table:table-cell office:value-type="float" office:value="4.07" table:style-name="ce64">
            <text:p><text:s/>4,070<text:s/></text:p>
          </table:table-cell>
          <table:table-cell office:value-type="float" office:value="26.314" table:style-name="ce65">
            <text:p><text:s/>26,314<text:s/></text:p>
          </table:table-cell>
          <table:table-cell table:style-name="ce64"/>
          <table:table-cell office:value-type="float" office:value="0.16900000000000001" table:style-name="ce64">
            <text:p><text:s/>0,169<text:s/></text:p>
          </table:table-cell>
          <table:table-cell table:style-name="ce64"/>
          <table:table-cell office:value-type="float" office:value="0.26600000000000001" table:style-name="ce64">
            <text:p><text:s/>0,266<text:s/></text:p>
          </table:table-cell>
          <table:table-cell office:value-type="float" office:value="26.749000000000002" table:style-name="ce62">
            <text:p><text:s/>26,749<text:s/></text:p>
          </table:table-cell>
          <table:table-cell office:value-type="float" office:value="17.821000000000002" table:style-name="ce64">
            <text:p><text:s/>17,821<text:s/></text:p>
          </table:table-cell>
          <table:table-cell office:value-type="float" office:value="4.391" table:style-name="ce64">
            <text:p><text:s/>4,391<text:s/></text:p>
          </table:table-cell>
          <table:table-cell office:value-type="float" office:value="22.212000000000003" table:style-name="ce65">
            <text:p><text:s/>22,212<text:s/></text:p>
          </table:table-cell>
          <table:table-cell office:value-type="float" office:value="0.05" table:style-name="ce64">
            <text:p><text:s/>0,050<text:s/></text:p>
          </table:table-cell>
          <table:table-cell table:style-name="ce64"/>
          <table:table-cell office:value-type="float" office:value="5.0000000000000001E-3" table:style-name="ce64">
            <text:p><text:s/>0,005<text:s/></text:p>
          </table:table-cell>
          <table:table-cell table:style-name="ce64"/>
          <table:table-cell office:value-type="float" office:value="1.5620000000000001" table:style-name="ce64">
            <text:p><text:s/>1,562<text:s/></text:p>
          </table:table-cell>
          <table:table-cell office:value-type="float" office:value="23.829000000000004" table:style-name="ce65">
            <text:p><text:s/>23,829<text:s/></text:p>
          </table:table-cell>
          <table:table-cell office:value-type="float" office:value="2.9199999999999982" table:style-name="ce68">
            <text:p><text:s/>2,920<text:s/></text:p>
          </table:table-cell>
          <table:table-cell table:number-columns-repeated="16344"/>
        </table:table-row>
        <table:table-row table:style-name="ro4">
          <table:table-cell office:value-type="string" table:style-name="ce48">
            <text:p>SSC-ICT</text:p>
          </table:table-cell>
          <table:table-cell office:value-type="float" office:value="2015" table:style-name="ce49">
            <text:p>2015</text:p>
          </table:table-cell>
          <table:table-cell office:value-type="string" table:style-name="ce49">
            <text:p>BZK</text:p>
          </table:table-cell>
          <table:table-cell office:value-type="float" office:value="650" table:style-name="ce41">
            <text:p><text:s/>650<text:s/></text:p>
          </table:table-cell>
          <table:table-cell table:style-name="ce48"/>
          <table:table-cell office:value-type="float" office:value="54.585000000000001" table:style-name="ce52">
            <text:p><text:s/>54,585<text:s/></text:p>
          </table:table-cell>
          <table:table-cell table:style-name="ce52"/>
          <table:table-cell office:value-type="float" office:value="54.585000000000001" table:style-name="ce54">
            <text:p><text:s/>54,585<text:s/></text:p>
          </table:table-cell>
          <table:table-cell office:value-type="float" office:value="2E-3" table:style-name="ce52">
            <text:p><text:s/>0,002<text:s/></text:p>
          </table:table-cell>
          <table:table-cell office:value-type="float" office:value="34.085000000000001" table:style-name="ce52">
            <text:p><text:s/>34,085<text:s/></text:p>
          </table:table-cell>
          <table:table-cell office:value-type="float" office:value="34.741" table:style-name="ce52">
            <text:p><text:s/>34,741<text:s/></text:p>
          </table:table-cell>
          <table:table-cell office:value-type="float" office:value="68.828000000000003" table:style-name="ce54">
            <text:p><text:s/>68,828<text:s/></text:p>
          </table:table-cell>
          <table:table-cell office:value-type="float" office:value="123.41300000000001" table:style-name="ce62">
            <text:p><text:s/>123,413<text:s/></text:p>
          </table:table-cell>
          <table:table-cell office:value-type="float" office:value="7.49" table:style-name="ce52">
            <text:p><text:s/>7,490<text:s/></text:p>
          </table:table-cell>
          <table:table-cell table:style-name="ce52"/>
          <table:table-cell office:value-type="float" office:value="0" table:style-name="ce52">
            <text:p><text:s/>-<text:s text:c="3"/></text:p>
          </table:table-cell>
          <table:table-cell office:value-type="float" office:value="7.49" table:style-name="ce54">
            <text:p><text:s/>7,490<text:s/></text:p>
          </table:table-cell>
          <table:table-cell office:value-type="float" office:value="5.5" table:style-name="ce56">
            <text:p><text:s/>5,500<text:s/></text:p>
          </table:table-cell>
          <table:table-cell office:value-type="float" office:value="39.305" table:style-name="ce56">
            <text:p><text:s/>39,305<text:s/></text:p>
          </table:table-cell>
          <table:table-cell office:value-type="float" office:value="75.822999999999993" table:style-name="ce56">
            <text:p><text:s/>75,823<text:s/></text:p>
          </table:table-cell>
          <table:table-cell office:value-type="float" office:value="128.11799999999999" table:style-name="ce59">
            <text:p>128,118<text:s/></text:p>
          </table:table-cell>
          <table:table-cell office:value-type="float" office:value="44.494" table:style-name="ce64">
            <text:p><text:s/>44,494<text:s/></text:p>
          </table:table-cell>
          <table:table-cell office:value-type="float" office:value="174.02099999999999" table:style-name="ce64">
            <text:p><text:s/>174,021<text:s/></text:p>
          </table:table-cell>
          <table:table-cell table:style-name="ce64"/>
          <table:table-cell office:value-type="float" office:value="218.51499999999999" table:style-name="ce65">
            <text:p><text:s/>218,515<text:s/></text:p>
          </table:table-cell>
          <table:table-cell table:number-columns-repeated="3" table:style-name="ce64"/>
          <table:table-cell office:value-type="float" office:value="2.9790000000000001" table:style-name="ce64">
            <text:p><text:s/>2,979<text:s/></text:p>
          </table:table-cell>
          <table:table-cell office:value-type="float" office:value="221.494" table:style-name="ce62">
            <text:p><text:s/>221,494<text:s/></text:p>
          </table:table-cell>
          <table:table-cell office:value-type="float" office:value="105.795" table:style-name="ce64">
            <text:p><text:s/>105,795<text:s/></text:p>
          </table:table-cell>
          <table:table-cell office:value-type="float" office:value="91.757000000000005" table:style-name="ce64">
            <text:p><text:s/>91,757<text:s/></text:p>
          </table:table-cell>
          <table:table-cell office:value-type="float" office:value="197.55200000000002" table:style-name="ce65">
            <text:p><text:s/>197,552<text:s/></text:p>
          </table:table-cell>
          <table:table-cell office:value-type="float" office:value="25.600999999999999" table:style-name="ce64">
            <text:p><text:s/>25,601<text:s/></text:p>
          </table:table-cell>
          <table:table-cell office:value-type="float" office:value="0.16800000000000015" table:style-name="ce64">
            <text:p><text:s/>0,168<text:s/></text:p>
          </table:table-cell>
          <table:table-cell table:number-columns-repeated="2" table:style-name="ce64"/>
          <table:table-cell office:value-type="float" office:value="2.879" table:style-name="ce64">
            <text:p><text:s/>2,879<text:s/></text:p>
          </table:table-cell>
          <table:table-cell office:value-type="float" office:value="226.20000000000002" table:style-name="ce65">
            <text:p><text:s/>226,200<text:s/></text:p>
          </table:table-cell>
          <table:table-cell office:value-type="float" office:value="-4.7060000000000173" table:style-name="ce68">
            <text:p><text:s/>-4,706<text:s/></text:p>
          </table:table-cell>
          <table:table-cell table:number-columns-repeated="16344"/>
        </table:table-row>
        <table:table-row table:style-name="ro4">
          <table:table-cell office:value-type="string" table:style-name="ce48">
            <text:p>UBR</text:p>
          </table:table-cell>
          <table:table-cell office:value-type="float" office:value="2015" table:style-name="ce49">
            <text:p>2015</text:p>
          </table:table-cell>
          <table:table-cell office:value-type="string" table:style-name="ce49">
            <text:p>BZK</text:p>
          </table:table-cell>
          <table:table-cell office:value-type="float" office:value="1045" table:style-name="ce41">
            <text:p><text:s/>1.045<text:s/></text:p>
          </table:table-cell>
          <table:table-cell office:value-type="float" office:value="3.0489999999999999" table:style-name="ce48">
            <text:p>3,049</text:p>
          </table:table-cell>
          <table:table-cell office:value-type="float" office:value="2.4910000000000001" table:style-name="ce52">
            <text:p><text:s/>2,491<text:s/></text:p>
          </table:table-cell>
          <table:table-cell table:style-name="ce52"/>
          <table:table-cell office:value-type="float" office:value="5.54" table:style-name="ce54">
            <text:p><text:s/>5,540<text:s/></text:p>
          </table:table-cell>
          <table:table-cell office:value-type="float" office:value="7.0000000000000001E-3" table:style-name="ce52">
            <text:p><text:s/>0,007<text:s/></text:p>
          </table:table-cell>
          <table:table-cell office:value-type="float" office:value="39.234999999999999" table:style-name="ce52">
            <text:p><text:s/>39,235<text:s/></text:p>
          </table:table-cell>
          <table:table-cell office:value-type="float" office:value="8.4269999999999996" table:style-name="ce52">
            <text:p><text:s/>8,427<text:s/></text:p>
          </table:table-cell>
          <table:table-cell office:value-type="float" office:value="47.668999999999997" table:style-name="ce54">
            <text:p><text:s/>47,669<text:s/></text:p>
          </table:table-cell>
          <table:table-cell office:value-type="float" office:value="53.208999999999996" table:style-name="ce62">
            <text:p><text:s/>53,209<text:s/></text:p>
          </table:table-cell>
          <table:table-cell office:value-type="float" office:value="6.0999999999999999E-2" table:style-name="ce52">
            <text:p><text:s/>0,061<text:s/></text:p>
          </table:table-cell>
          <table:table-cell table:style-name="ce52"/>
          <table:table-cell office:value-type="float" office:value="0" table:style-name="ce52">
            <text:p><text:s/>-<text:s text:c="3"/></text:p>
          </table:table-cell>
          <table:table-cell office:value-type="float" office:value="6.0999999999999999E-2" table:style-name="ce54">
            <text:p><text:s/>0,061<text:s/></text:p>
          </table:table-cell>
          <table:table-cell office:value-type="float" office:value="11.629" table:style-name="ce56">
            <text:p><text:s/>11,629<text:s/></text:p>
          </table:table-cell>
          <table:table-cell office:value-type="float" office:value="1.768" table:style-name="ce56">
            <text:p><text:s/>1,768<text:s/></text:p>
          </table:table-cell>
          <table:table-cell office:value-type="float" office:value="40.520000000000003" table:style-name="ce56">
            <text:p><text:s/>40,520<text:s/></text:p>
          </table:table-cell>
          <table:table-cell office:value-type="float" office:value="53.978000000000002" table:style-name="ce59">
            <text:p>53,978<text:s/></text:p>
          </table:table-cell>
          <table:table-cell office:value-type="float" office:value="35.170999999999999" table:style-name="ce64">
            <text:p><text:s/>35,171<text:s/></text:p>
          </table:table-cell>
          <table:table-cell office:value-type="float" office:value="94.483000000000004" table:style-name="ce64">
            <text:p><text:s/>94,483<text:s/></text:p>
          </table:table-cell>
          <table:table-cell office:value-type="float" office:value="6.0739999999999998" table:style-name="ce64">
            <text:p><text:s/>6,074<text:s/></text:p>
          </table:table-cell>
          <table:table-cell office:value-type="float" office:value="135.72800000000001" table:style-name="ce65">
            <text:p><text:s/>135,728<text:s/></text:p>
          </table:table-cell>
          <table:table-cell table:number-columns-repeated="2" table:style-name="ce64"/>
          <table:table-cell office:value-type="float" office:value="0.27" table:style-name="ce64">
            <text:p><text:s/>0,270<text:s/></text:p>
          </table:table-cell>
          <table:table-cell table:style-name="ce64"/>
          <table:table-cell office:value-type="float" office:value="135.99800000000002" table:style-name="ce62">
            <text:p><text:s/>135,998<text:s/></text:p>
          </table:table-cell>
          <table:table-cell office:value-type="float" office:value="96.932000000000002" table:style-name="ce64">
            <text:p><text:s/>96,932<text:s/></text:p>
          </table:table-cell>
          <table:table-cell office:value-type="float" office:value="36.994" table:style-name="ce64">
            <text:p><text:s/>36,994<text:s/></text:p>
          </table:table-cell>
          <table:table-cell office:value-type="float" office:value="133.92599999999999" table:style-name="ce65">
            <text:p><text:s/>133,926<text:s/></text:p>
          </table:table-cell>
          <table:table-cell office:value-type="float" office:value="1.4419999999999999" table:style-name="ce64">
            <text:p><text:s/>1,442<text:s/></text:p>
          </table:table-cell>
          <table:table-cell table:style-name="ce64"/>
          <table:table-cell office:value-type="float" office:value="0.42299999999999999" table:style-name="ce64">
            <text:p><text:s/>0,423<text:s/></text:p>
          </table:table-cell>
          <table:table-cell table:style-name="ce64"/>
          <table:table-cell office:value-type="float" office:value="0.97499999999999998" table:style-name="ce64">
            <text:p><text:s/>0,975<text:s/></text:p>
          </table:table-cell>
          <table:table-cell office:value-type="float" office:value="136.76599999999999" table:style-name="ce65">
            <text:p><text:s/>136,766<text:s/></text:p>
          </table:table-cell>
          <table:table-cell office:value-type="float" office:value="-0.76799999999997226" table:style-name="ce68">
            <text:p><text:s/>-0,768<text:s/></text:p>
          </table:table-cell>
          <table:table-cell table:number-columns-repeated="16344"/>
        </table:table-row>
        <table:table-row table:style-name="ro4">
          <table:table-cell office:value-type="string" table:style-name="ce48">
            <text:p>DVD</text:p>
          </table:table-cell>
          <table:table-cell office:value-type="float" office:value="2015" table:style-name="ce49">
            <text:p>2015</text:p>
          </table:table-cell>
          <table:table-cell office:value-type="string" table:style-name="ce49">
            <text:p>BZK</text:p>
          </table:table-cell>
          <table:table-cell office:value-type="float" office:value="731" table:style-name="ce41">
            <text:p><text:s/>731<text:s/></text:p>
          </table:table-cell>
          <table:table-cell table:style-name="ce48"/>
          <table:table-cell table:number-columns-repeated="2" table:style-name="ce52"/>
          <table:table-cell office:value-type="float" office:value="0" table:style-name="ce54">
            <text:p><text:s/>-<text:s text:c="3"/></text:p>
          </table:table-cell>
          <table:table-cell office:value-type="float" office:value="12.297000000000001" table:style-name="ce52">
            <text:p><text:s/>12,297<text:s/></text:p>
          </table:table-cell>
          <table:table-cell office:value-type="float" office:value="20.587" table:style-name="ce52">
            <text:p><text:s/>20,587<text:s/></text:p>
          </table:table-cell>
          <table:table-cell office:value-type="float" office:value="14.534000000000001" table:style-name="ce52">
            <text:p><text:s/>14,534<text:s/></text:p>
          </table:table-cell>
          <table:table-cell office:value-type="float" office:value="47.417999999999999" table:style-name="ce54">
            <text:p><text:s/>47,418<text:s/></text:p>
          </table:table-cell>
          <table:table-cell office:value-type="float" office:value="47.417999999999999" table:style-name="ce62">
            <text:p><text:s/>47,418<text:s/></text:p>
          </table:table-cell>
          <table:table-cell office:value-type="float" office:value="4.9610000000000003" table:style-name="ce52">
            <text:p><text:s/>4,961<text:s/></text:p>
          </table:table-cell>
          <table:table-cell table:style-name="ce52"/>
          <table:table-cell office:value-type="float" office:value="0" table:style-name="ce52">
            <text:p><text:s/>-<text:s text:c="3"/></text:p>
          </table:table-cell>
          <table:table-cell office:value-type="float" office:value="4.9610000000000003" table:style-name="ce54">
            <text:p><text:s/>4,961<text:s/></text:p>
          </table:table-cell>
          <table:table-cell table:number-columns-repeated="2" table:style-name="ce56"/>
          <table:table-cell office:value-type="float" office:value="46.588000000000001" table:style-name="ce56">
            <text:p><text:s/>46,588<text:s/></text:p>
          </table:table-cell>
          <table:table-cell office:value-type="float" office:value="51.548999999999999" table:style-name="ce59">
            <text:p>51,549<text:s/></text:p>
          </table:table-cell>
          <table:table-cell office:value-type="float" office:value="1.125" table:style-name="ce64">
            <text:p><text:s/>1,125<text:s/></text:p>
          </table:table-cell>
          <table:table-cell office:value-type="float" office:value="189.86699999999999" table:style-name="ce64">
            <text:p><text:s/>189,867<text:s/></text:p>
          </table:table-cell>
          <table:table-cell office:value-type="float" office:value="0.434" table:style-name="ce64">
            <text:p><text:s/>0,434<text:s/></text:p>
          </table:table-cell>
          <table:table-cell office:value-type="float" office:value="191.42599999999999" table:style-name="ce65">
            <text:p><text:s/>191,426<text:s/></text:p>
          </table:table-cell>
          <table:table-cell office:value-type="float" office:value="2.6669999999999998" table:style-name="ce64">
            <text:p><text:s/>2,667<text:s/></text:p>
          </table:table-cell>
          <table:table-cell table:number-columns-repeated="2" table:style-name="ce64"/>
          <table:table-cell office:value-type="float" office:value="0.28899999999999998" table:style-name="ce64">
            <text:p><text:s/>0,289<text:s/></text:p>
          </table:table-cell>
          <table:table-cell office:value-type="float" office:value="194.38199999999998" table:style-name="ce62">
            <text:p><text:s/>194,382<text:s/></text:p>
          </table:table-cell>
          <table:table-cell office:value-type="float" office:value="51.959000000000003" table:style-name="ce64">
            <text:p><text:s/>51,959<text:s/></text:p>
          </table:table-cell>
          <table:table-cell office:value-type="float" office:value="146.03800000000001" table:style-name="ce64">
            <text:p><text:s/>146,038<text:s/></text:p>
          </table:table-cell>
          <table:table-cell office:value-type="float" office:value="197.99700000000001" table:style-name="ce65">
            <text:p><text:s/>197,997<text:s/></text:p>
          </table:table-cell>
          <table:table-cell table:number-columns-repeated="3" table:style-name="ce64"/>
          <table:table-cell office:value-type="float" office:value="8.0000000000000002E-3" table:style-name="ce64">
            <text:p><text:s/>0,008<text:s/></text:p>
          </table:table-cell>
          <table:table-cell office:value-type="float" office:value="0.50800000000000001" table:style-name="ce64">
            <text:p><text:s/>0,508<text:s/></text:p>
          </table:table-cell>
          <table:table-cell office:value-type="float" office:value="198.51300000000003" table:style-name="ce65">
            <text:p><text:s/>198,513<text:s/></text:p>
          </table:table-cell>
          <table:table-cell office:value-type="float" office:value="-4.1310000000000571" table:style-name="ce68">
            <text:p><text:s/>-4,131<text:s/></text:p>
          </table:table-cell>
          <table:table-cell table:number-columns-repeated="16344"/>
        </table:table-row>
        <table:table-row table:style-name="ro4">
          <table:table-cell office:value-type="string" table:style-name="ce48">
            <text:p>DTO</text:p>
          </table:table-cell>
          <table:table-cell office:value-type="float" office:value="2015" table:style-name="ce49">
            <text:p>2015</text:p>
          </table:table-cell>
          <table:table-cell office:value-type="string" table:style-name="ce49">
            <text:p>DEF</text:p>
          </table:table-cell>
          <table:table-cell office:value-type="float" office:value="1559" table:style-name="ce41">
            <text:p><text:s/>1.559<text:s/></text:p>
          </table:table-cell>
          <table:table-cell office:value-type="float" office:value="13.536" table:style-name="ce48">
            <text:p>13,536</text:p>
          </table:table-cell>
          <table:table-cell office:value-type="float" office:value="81.496000000000009" table:style-name="ce52">
            <text:p><text:s/>81,496<text:s/></text:p>
          </table:table-cell>
          <table:table-cell table:style-name="ce52"/>
          <table:table-cell office:value-type="float" office:value="95.032000000000011" table:style-name="ce54">
            <text:p><text:s/>95,032<text:s/></text:p>
          </table:table-cell>
          <table:table-cell office:value-type="float" office:value="1.706" table:style-name="ce52">
            <text:p><text:s/>1,706<text:s/></text:p>
          </table:table-cell>
          <table:table-cell office:value-type="float" office:value="46.513999999999996" table:style-name="ce52">
            <text:p><text:s/>46,514<text:s/></text:p>
          </table:table-cell>
          <table:table-cell office:value-type="float" office:value="7.7309999999999999" table:style-name="ce52">
            <text:p><text:s/>7,731<text:s/></text:p>
          </table:table-cell>
          <table:table-cell office:value-type="float" office:value="55.951000000000001" table:style-name="ce54">
            <text:p><text:s/>55,951<text:s/></text:p>
          </table:table-cell>
          <table:table-cell office:value-type="float" office:value="150.983" table:style-name="ce62">
            <text:p><text:s/>150,983<text:s/></text:p>
          </table:table-cell>
          <table:table-cell office:value-type="float" office:value="16.981000000000002" table:style-name="ce52">
            <text:p><text:s/>16,981<text:s/></text:p>
          </table:table-cell>
          <table:table-cell table:style-name="ce52"/>
          <table:table-cell office:value-type="float" office:value="0" table:style-name="ce52">
            <text:p><text:s/>-<text:s text:c="3"/></text:p>
          </table:table-cell>
          <table:table-cell office:value-type="float" office:value="16.981000000000002" table:style-name="ce54">
            <text:p><text:s/>16,981<text:s/></text:p>
          </table:table-cell>
          <table:table-cell table:style-name="ce56"/>
          <table:table-cell office:value-type="float" office:value="55.06" table:style-name="ce56">
            <text:p><text:s/>55,060<text:s/></text:p>
          </table:table-cell>
          <table:table-cell office:value-type="float" office:value="83.735000000000014" table:style-name="ce56">
            <text:p><text:s/>83,735<text:s/></text:p>
          </table:table-cell>
          <table:table-cell office:value-type="float" office:value="155.77600000000001" table:style-name="ce59">
            <text:p>155,776<text:s/></text:p>
          </table:table-cell>
          <table:table-cell office:value-type="float" office:value="265.23700000000002" table:style-name="ce64">
            <text:p><text:s/>265,237<text:s/></text:p>
          </table:table-cell>
          <table:table-cell office:value-type="float" office:value="36.258000000000003" table:style-name="ce64">
            <text:p><text:s/>36,258<text:s/></text:p>
          </table:table-cell>
          <table:table-cell office:value-type="float" office:value="3.1E-2" table:style-name="ce64">
            <text:p><text:s/>0,031<text:s/></text:p>
          </table:table-cell>
          <table:table-cell office:value-type="float" office:value="301.52600000000001" table:style-name="ce65">
            <text:p><text:s/>301,526<text:s/></text:p>
          </table:table-cell>
          <table:table-cell table:style-name="ce64"/>
          <table:table-cell office:value-type="float" office:value="9.5000000000000001E-2" table:style-name="ce64">
            <text:p><text:s/>0,095<text:s/></text:p>
          </table:table-cell>
          <table:table-cell table:number-columns-repeated="2" table:style-name="ce64"/>
          <table:table-cell office:value-type="float" office:value="301.62100000000004" table:style-name="ce62">
            <text:p><text:s/>301,621<text:s/></text:p>
          </table:table-cell>
          <table:table-cell office:value-type="float" office:value="158.79" table:style-name="ce64">
            <text:p><text:s/>158,790<text:s/></text:p>
          </table:table-cell>
          <table:table-cell office:value-type="float" office:value="117.096" table:style-name="ce64">
            <text:p><text:s/>117,096<text:s/></text:p>
          </table:table-cell>
          <table:table-cell office:value-type="float" office:value="275.88599999999997" table:style-name="ce65">
            <text:p><text:s/>275,886<text:s/></text:p>
          </table:table-cell>
          <table:table-cell office:value-type="float" office:value="23.690999999999999" table:style-name="ce64">
            <text:p><text:s/>23,691<text:s/></text:p>
          </table:table-cell>
          <table:table-cell table:number-columns-repeated="2" table:style-name="ce64"/>
          <table:table-cell office:value-type="float" office:value="0.50700000000000001" table:style-name="ce64">
            <text:p><text:s/>0,507<text:s/></text:p>
          </table:table-cell>
          <table:table-cell office:value-type="float" office:value="6.33" table:style-name="ce64">
            <text:p><text:s/>6,330<text:s/></text:p>
          </table:table-cell>
          <table:table-cell office:value-type="float" office:value="306.41399999999993" table:style-name="ce65">
            <text:p><text:s/>306,414<text:s/></text:p>
          </table:table-cell>
          <table:table-cell office:value-type="float" office:value="-4.7929999999998927" table:style-name="ce68">
            <text:p><text:s/>-4,793<text:s/></text:p>
          </table:table-cell>
          <table:table-cell table:number-columns-repeated="16344"/>
        </table:table-row>
        <table:table-row table:style-name="ro4">
          <table:table-cell office:value-type="string" table:style-name="ce48">
            <text:p>Paresto</text:p>
          </table:table-cell>
          <table:table-cell office:value-type="float" office:value="2015" table:style-name="ce49">
            <text:p>2015</text:p>
          </table:table-cell>
          <table:table-cell office:value-type="string" table:style-name="ce49">
            <text:p>DEF</text:p>
          </table:table-cell>
          <table:table-cell office:value-type="float" office:value="814" table:style-name="ce41">
            <text:p><text:s/>814<text:s/></text:p>
          </table:table-cell>
          <table:table-cell table:style-name="ce48"/>
          <table:table-cell table:number-columns-repeated="2" table:style-name="ce52"/>
          <table:table-cell office:value-type="float" office:value="0" table:style-name="ce54">
            <text:p><text:s/>-<text:s text:c="3"/></text:p>
          </table:table-cell>
          <table:table-cell office:value-type="float" office:value="5.8150000000000004" table:style-name="ce52">
            <text:p><text:s/>5,815<text:s/></text:p>
          </table:table-cell>
          <table:table-cell office:value-type="float" office:value="3.758" table:style-name="ce52">
            <text:p><text:s/>3,758<text:s/></text:p>
          </table:table-cell>
          <table:table-cell office:value-type="float" office:value="8.66" table:style-name="ce52">
            <text:p><text:s/>8,660<text:s/></text:p>
          </table:table-cell>
          <table:table-cell office:value-type="float" office:value="18.233000000000001" table:style-name="ce54">
            <text:p><text:s/>18,233<text:s/></text:p>
          </table:table-cell>
          <table:table-cell office:value-type="float" office:value="18.233000000000001" table:style-name="ce62">
            <text:p><text:s/>18,233<text:s/></text:p>
          </table:table-cell>
          <table:table-cell office:value-type="float" office:value="4.0549999999999997" table:style-name="ce52">
            <text:p><text:s/>4,055<text:s/></text:p>
          </table:table-cell>
          <table:table-cell table:style-name="ce52"/>
          <table:table-cell office:value-type="float" office:value="0" table:style-name="ce52">
            <text:p><text:s/>-<text:s text:c="3"/></text:p>
          </table:table-cell>
          <table:table-cell office:value-type="float" office:value="4.0549999999999997" table:style-name="ce54">
            <text:p><text:s/>4,055<text:s/></text:p>
          </table:table-cell>
          <table:table-cell office:value-type="float" office:value="3.2149999999999999" table:style-name="ce56">
            <text:p><text:s/>3,215<text:s/></text:p>
          </table:table-cell>
          <table:table-cell table:style-name="ce56"/>
          <table:table-cell office:value-type="float" office:value="11.365" table:style-name="ce56">
            <text:p><text:s/>11,365<text:s/></text:p>
          </table:table-cell>
          <table:table-cell office:value-type="float" office:value="18.634999999999998" table:style-name="ce59">
            <text:p>18,635<text:s/></text:p>
          </table:table-cell>
          <table:table-cell office:value-type="float" office:value="70.591999999999999" table:style-name="ce64">
            <text:p><text:s/>70,592<text:s/></text:p>
          </table:table-cell>
          <table:table-cell table:style-name="ce64"/>
          <table:table-cell office:value-type="float" office:value="0.64500000000000002" table:style-name="ce64">
            <text:p><text:s/>0,645<text:s/></text:p>
          </table:table-cell>
          <table:table-cell office:value-type="float" office:value="71.236999999999995" table:style-name="ce65">
            <text:p><text:s/>71,237<text:s/></text:p>
          </table:table-cell>
          <table:table-cell table:style-name="ce64"/>
          <table:table-cell office:value-type="float" office:value="0.03" table:style-name="ce64">
            <text:p><text:s/>0,030<text:s/></text:p>
          </table:table-cell>
          <table:table-cell office:value-type="float" office:value="0.14799999999999999" table:style-name="ce64">
            <text:p><text:s/>0,148<text:s/></text:p>
          </table:table-cell>
          <table:table-cell office:value-type="float" office:value="1.03" table:style-name="ce64">
            <text:p><text:s/>1,030<text:s/></text:p>
          </table:table-cell>
          <table:table-cell office:value-type="float" office:value="72.444999999999993" table:style-name="ce62">
            <text:p><text:s/>72,445<text:s/></text:p>
          </table:table-cell>
          <table:table-cell office:value-type="float" office:value="40.320999999999998" table:style-name="ce64">
            <text:p><text:s/>40,321<text:s/></text:p>
          </table:table-cell>
          <table:table-cell office:value-type="float" office:value="32.378999999999998" table:style-name="ce64">
            <text:p><text:s/>32,379<text:s/></text:p>
          </table:table-cell>
          <table:table-cell office:value-type="float" office:value="72.699999999999989" table:style-name="ce65">
            <text:p><text:s/>72,700<text:s/></text:p>
          </table:table-cell>
          <table:table-cell office:value-type="float" office:value="4.0000000000000001E-3" table:style-name="ce64">
            <text:p><text:s/>0,004<text:s/></text:p>
          </table:table-cell>
          <table:table-cell table:style-name="ce64"/>
          <table:table-cell office:value-type="float" office:value="0.14299999999999999" table:style-name="ce64">
            <text:p><text:s/>0,143<text:s/></text:p>
          </table:table-cell>
          <table:table-cell table:number-columns-repeated="2" table:style-name="ce64"/>
          <table:table-cell office:value-type="float" office:value="72.846999999999994" table:style-name="ce65">
            <text:p><text:s/>72,847<text:s/></text:p>
          </table:table-cell>
          <table:table-cell office:value-type="float" office:value="-0.40200000000000102" table:style-name="ce68">
            <text:p><text:s/>-0,402<text:s/></text:p>
          </table:table-cell>
          <table:table-cell table:number-columns-repeated="16344"/>
        </table:table-row>
        <table:table-row table:style-name="ro4">
          <table:table-cell office:value-type="string" table:style-name="ce48">
            <text:p>AT</text:p>
          </table:table-cell>
          <table:table-cell office:value-type="float" office:value="2015" table:style-name="ce49">
            <text:p>2015</text:p>
          </table:table-cell>
          <table:table-cell office:value-type="string" table:style-name="ce49">
            <text:p>EZ</text:p>
          </table:table-cell>
          <table:table-cell office:value-type="float" office:value="255" table:style-name="ce41">
            <text:p><text:s/>255<text:s/></text:p>
          </table:table-cell>
          <table:table-cell table:style-name="ce48"/>
          <table:table-cell office:value-type="float" office:value="4.4630000000000001" table:style-name="ce52">
            <text:p><text:s/>4,463<text:s/></text:p>
          </table:table-cell>
          <table:table-cell table:style-name="ce52"/>
          <table:table-cell office:value-type="float" office:value="4.4630000000000001" table:style-name="ce54">
            <text:p><text:s/>4,463<text:s/></text:p>
          </table:table-cell>
          <table:table-cell table:style-name="ce52"/>
          <table:table-cell office:value-type="float" office:value="1.8519999999999999" table:style-name="ce52">
            <text:p><text:s/>1,852<text:s/></text:p>
          </table:table-cell>
          <table:table-cell office:value-type="float" office:value="11.715" table:style-name="ce52">
            <text:p><text:s/>11,715<text:s/></text:p>
          </table:table-cell>
          <table:table-cell office:value-type="float" office:value="13.567" table:style-name="ce54">
            <text:p><text:s/>13,567<text:s/></text:p>
          </table:table-cell>
          <table:table-cell office:value-type="float" office:value="18.03" table:style-name="ce62">
            <text:p><text:s/>18,030<text:s/></text:p>
          </table:table-cell>
          <table:table-cell office:value-type="float" office:value="1.625" table:style-name="ce52">
            <text:p><text:s/>1,625<text:s/></text:p>
          </table:table-cell>
          <table:table-cell table:style-name="ce52"/>
          <table:table-cell office:value-type="float" office:value="0" table:style-name="ce52">
            <text:p><text:s/>-<text:s text:c="3"/></text:p>
          </table:table-cell>
          <table:table-cell office:value-type="float" office:value="1.625" table:style-name="ce54">
            <text:p><text:s/>1,625<text:s/></text:p>
          </table:table-cell>
          <table:table-cell office:value-type="float" office:value="0.50800000000000001" table:style-name="ce56">
            <text:p><text:s/>0,508<text:s/></text:p>
          </table:table-cell>
          <table:table-cell office:value-type="float" office:value="0.308" table:style-name="ce56">
            <text:p><text:s/>0,308<text:s/></text:p>
          </table:table-cell>
          <table:table-cell office:value-type="float" office:value="13.799999999999999" table:style-name="ce56">
            <text:p><text:s/>13,800<text:s/></text:p>
          </table:table-cell>
          <table:table-cell office:value-type="float" office:value="16.241" table:style-name="ce59">
            <text:p>16,241<text:s/></text:p>
          </table:table-cell>
          <table:table-cell office:value-type="float" office:value="12.513999999999999" table:style-name="ce64">
            <text:p><text:s/>12,514<text:s/></text:p>
          </table:table-cell>
          <table:table-cell table:style-name="ce64"/>
          <table:table-cell office:value-type="float" office:value="22.532" table:style-name="ce64">
            <text:p><text:s/>22,532<text:s/></text:p>
          </table:table-cell>
          <table:table-cell office:value-type="float" office:value="35.045999999999999" table:style-name="ce65">
            <text:p><text:s/>35,046<text:s/></text:p>
          </table:table-cell>
          <table:table-cell table:style-name="ce64"/>
          <table:table-cell office:value-type="float" office:value="5.0000000000000001E-3" table:style-name="ce64">
            <text:p><text:s/>0,005<text:s/></text:p>
          </table:table-cell>
          <table:table-cell office:value-type="float" office:value="2.1000000000000001E-2" table:style-name="ce64">
            <text:p><text:s/>0,021<text:s/></text:p>
          </table:table-cell>
          <table:table-cell office:value-type="float" office:value="0.33400000000000002" table:style-name="ce64">
            <text:p><text:s/>0,334<text:s/></text:p>
          </table:table-cell>
          <table:table-cell office:value-type="float" office:value="35.406000000000006" table:style-name="ce62">
            <text:p><text:s/>35,406<text:s/></text:p>
          </table:table-cell>
          <table:table-cell office:value-type="float" office:value="20.530999999999999" table:style-name="ce64">
            <text:p><text:s/>20,531<text:s/></text:p>
          </table:table-cell>
          <table:table-cell office:value-type="float" office:value="11.55" table:style-name="ce64">
            <text:p><text:s/>11,550<text:s/></text:p>
          </table:table-cell>
          <table:table-cell office:value-type="float" office:value="32.081000000000003" table:style-name="ce65">
            <text:p><text:s/>32,081<text:s/></text:p>
          </table:table-cell>
          <table:table-cell office:value-type="float" office:value="1.9139999999999999" table:style-name="ce64">
            <text:p><text:s/>1,914<text:s/></text:p>
          </table:table-cell>
          <table:table-cell office:value-type="float" office:value="-1.403" table:style-name="ce64">
            <text:p><text:s/>-1,403<text:s/></text:p>
          </table:table-cell>
          <table:table-cell office:value-type="float" office:value="3.5000000000000003E-2" table:style-name="ce64">
            <text:p><text:s/>0,035<text:s/></text:p>
          </table:table-cell>
          <table:table-cell office:value-type="float" office:value="2.4E-2" table:style-name="ce64">
            <text:p><text:s/>0,024<text:s/></text:p>
          </table:table-cell>
          <table:table-cell office:value-type="float" office:value="0.96599999999999997" table:style-name="ce64">
            <text:p><text:s/>0,966<text:s/></text:p>
          </table:table-cell>
          <table:table-cell office:value-type="float" office:value="33.617000000000004" table:style-name="ce65">
            <text:p><text:s/>33,617<text:s/></text:p>
          </table:table-cell>
          <table:table-cell office:value-type="float" office:value="1.7890000000000015" table:style-name="ce68">
            <text:p><text:s/>1,789<text:s/></text:p>
          </table:table-cell>
          <table:table-cell table:number-columns-repeated="16344"/>
        </table:table-row>
        <table:table-row table:style-name="ro4">
          <table:table-cell office:value-type="string" table:style-name="ce48">
            <text:p>Dictu</text:p>
          </table:table-cell>
          <table:table-cell office:value-type="float" office:value="2015" table:style-name="ce49">
            <text:p>2015</text:p>
          </table:table-cell>
          <table:table-cell office:value-type="string" table:style-name="ce49">
            <text:p>EZ</text:p>
          </table:table-cell>
          <table:table-cell office:value-type="float" office:value="503" table:style-name="ce41">
            <text:p><text:s/>503<text:s/></text:p>
          </table:table-cell>
          <table:table-cell office:value-type="float" office:value="28.202999999999999" table:style-name="ce48">
            <text:p>28,203</text:p>
          </table:table-cell>
          <table:table-cell office:value-type="float" office:value="20.768000000000001" table:style-name="ce52">
            <text:p><text:s/>20,768<text:s/></text:p>
          </table:table-cell>
          <table:table-cell table:style-name="ce52"/>
          <table:table-cell office:value-type="float" office:value="48.971000000000004" table:style-name="ce54">
            <text:p><text:s/>48,971<text:s/></text:p>
          </table:table-cell>
          <table:table-cell table:style-name="ce52"/>
          <table:table-cell office:value-type="float" office:value="32.067999999999998" table:style-name="ce52">
            <text:p><text:s/>32,068<text:s/></text:p>
          </table:table-cell>
          <table:table-cell office:value-type="float" office:value="4.0620000000000003" table:style-name="ce52">
            <text:p><text:s/>4,062<text:s/></text:p>
          </table:table-cell>
          <table:table-cell office:value-type="float" office:value="36.129999999999995" table:style-name="ce54">
            <text:p><text:s/>36,130<text:s/></text:p>
          </table:table-cell>
          <table:table-cell office:value-type="float" office:value="85.100999999999999" table:style-name="ce62">
            <text:p><text:s/>85,101<text:s/></text:p>
          </table:table-cell>
          <table:table-cell table:number-columns-repeated="2" table:style-name="ce52"/>
          <table:table-cell office:value-type="float" office:value="0" table:style-name="ce52">
            <text:p><text:s/>-<text:s text:c="3"/></text:p>
          </table:table-cell>
          <table:table-cell office:value-type="float" office:value="0" table:style-name="ce54">
            <text:p><text:s/>-<text:s text:c="3"/></text:p>
          </table:table-cell>
          <table:table-cell office:value-type="float" office:value="0.35699999999999998" table:style-name="ce56">
            <text:p><text:s/>0,357<text:s/></text:p>
          </table:table-cell>
          <table:table-cell office:value-type="float" office:value="30.64" table:style-name="ce56">
            <text:p><text:s/>30,640<text:s/></text:p>
          </table:table-cell>
          <table:table-cell office:value-type="float" office:value="53.844999999999999" table:style-name="ce56">
            <text:p><text:s/>53,845<text:s/></text:p>
          </table:table-cell>
          <table:table-cell office:value-type="float" office:value="84.841999999999999" table:style-name="ce59">
            <text:p>84,842<text:s/></text:p>
          </table:table-cell>
          <table:table-cell office:value-type="float" office:value="210.94399999999999" table:style-name="ce64">
            <text:p><text:s/>210,944<text:s/></text:p>
          </table:table-cell>
          <table:table-cell office:value-type="float" office:value="28.143999999999998" table:style-name="ce64">
            <text:p><text:s/>28,144<text:s/></text:p>
          </table:table-cell>
          <table:table-cell office:value-type="float" office:value="1.135" table:style-name="ce64">
            <text:p><text:s/>1,135<text:s/></text:p>
          </table:table-cell>
          <table:table-cell office:value-type="float" office:value="240.22299999999998" table:style-name="ce65">
            <text:p><text:s/>240,223<text:s/></text:p>
          </table:table-cell>
          <table:table-cell table:number-columns-repeated="4" table:style-name="ce64"/>
          <table:table-cell office:value-type="float" office:value="240.22299999999998" table:style-name="ce62">
            <text:p><text:s/>240,223<text:s/></text:p>
          </table:table-cell>
          <table:table-cell office:value-type="float" office:value="136.87899999999999" table:style-name="ce64">
            <text:p><text:s/>136,879<text:s/></text:p>
          </table:table-cell>
          <table:table-cell office:value-type="float" office:value="90.453000000000003" table:style-name="ce64">
            <text:p><text:s/>90,453<text:s/></text:p>
          </table:table-cell>
          <table:table-cell office:value-type="float" office:value="227.33199999999999" table:style-name="ce65">
            <text:p><text:s/>227,332<text:s/></text:p>
          </table:table-cell>
          <table:table-cell office:value-type="float" office:value="11.33" table:style-name="ce64">
            <text:p><text:s/>11,330<text:s/></text:p>
          </table:table-cell>
          <table:table-cell table:style-name="ce64"/>
          <table:table-cell office:value-type="float" office:value="1.0860000000000001" table:style-name="ce64">
            <text:p><text:s/>1,086<text:s/></text:p>
          </table:table-cell>
          <table:table-cell office:value-type="float" office:value="0.193" table:style-name="ce64">
            <text:p><text:s/>0,193<text:s/></text:p>
          </table:table-cell>
          <table:table-cell office:value-type="float" office:value="2.3E-2" table:style-name="ce64">
            <text:p><text:s/>0,023<text:s/></text:p>
          </table:table-cell>
          <table:table-cell office:value-type="float" office:value="239.96400000000003" table:style-name="ce65">
            <text:p><text:s/>239,964<text:s/></text:p>
          </table:table-cell>
          <table:table-cell office:value-type="float" office:value="0.25899999999995771" table:style-name="ce68">
            <text:p><text:s/>0,259<text:s/></text:p>
          </table:table-cell>
          <table:table-cell table:number-columns-repeated="16344"/>
        </table:table-row>
        <table:table-row table:style-name="ro4">
          <table:table-cell office:value-type="string" table:style-name="ce48">
            <text:p>NVWA</text:p>
          </table:table-cell>
          <table:table-cell office:value-type="float" office:value="2015" table:style-name="ce49">
            <text:p>2015</text:p>
          </table:table-cell>
          <table:table-cell office:value-type="string" table:style-name="ce49">
            <text:p>EZ</text:p>
          </table:table-cell>
          <table:table-cell office:value-type="float" office:value="2485" table:style-name="ce41">
            <text:p><text:s/>2.485<text:s/></text:p>
          </table:table-cell>
          <table:table-cell office:value-type="float" office:value="10.66" table:style-name="ce48">
            <text:p>10,66</text:p>
          </table:table-cell>
          <table:table-cell office:value-type="float" office:value="32.161999999999999" table:style-name="ce52">
            <text:p><text:s/>32,162<text:s/></text:p>
          </table:table-cell>
          <table:table-cell table:style-name="ce52"/>
          <table:table-cell office:value-type="float" office:value="42.822000000000003" table:style-name="ce54">
            <text:p><text:s/>42,822<text:s/></text:p>
          </table:table-cell>
          <table:table-cell office:value-type="float" office:value="0.997" table:style-name="ce52">
            <text:p><text:s/>0,997<text:s/></text:p>
          </table:table-cell>
          <table:table-cell office:value-type="float" office:value="20.571999999999999" table:style-name="ce52">
            <text:p><text:s/>20,572<text:s/></text:p>
          </table:table-cell>
          <table:table-cell office:value-type="float" office:value="69.144999999999996" table:style-name="ce52">
            <text:p><text:s/>69,145<text:s/></text:p>
          </table:table-cell>
          <table:table-cell office:value-type="float" office:value="90.713999999999999" table:style-name="ce54">
            <text:p><text:s/>90,714<text:s/></text:p>
          </table:table-cell>
          <table:table-cell office:value-type="float" office:value="133.536" table:style-name="ce62">
            <text:p><text:s/>133,536<text:s/></text:p>
          </table:table-cell>
          <table:table-cell office:value-type="float" office:value="14.779" table:style-name="ce52">
            <text:p><text:s/>14,779<text:s/></text:p>
          </table:table-cell>
          <table:table-cell table:style-name="ce52"/>
          <table:table-cell office:value-type="float" office:value="0" table:style-name="ce52">
            <text:p><text:s/>-<text:s text:c="3"/></text:p>
          </table:table-cell>
          <table:table-cell office:value-type="float" office:value="14.779" table:style-name="ce54">
            <text:p><text:s/>14,779<text:s/></text:p>
          </table:table-cell>
          <table:table-cell office:value-type="float" office:value="11.81" table:style-name="ce56">
            <text:p><text:s/>11,810<text:s/></text:p>
          </table:table-cell>
          <table:table-cell office:value-type="float" office:value="32.984999999999999" table:style-name="ce56">
            <text:p><text:s/>32,985<text:s/></text:p>
          </table:table-cell>
          <table:table-cell office:value-type="float" office:value="84.683999999999997" table:style-name="ce56">
            <text:p><text:s/>84,684<text:s/></text:p>
          </table:table-cell>
          <table:table-cell office:value-type="float" office:value="144.25799999999998" table:style-name="ce59">
            <text:p>144,258<text:s/></text:p>
          </table:table-cell>
          <table:table-cell office:value-type="float" office:value="128.935" table:style-name="ce64">
            <text:p><text:s/>128,935<text:s/></text:p>
          </table:table-cell>
          <table:table-cell office:value-type="float" office:value="81.334000000000003" table:style-name="ce64">
            <text:p><text:s/>81,334<text:s/></text:p>
          </table:table-cell>
          <table:table-cell office:value-type="float" office:value="93.912999999999997" table:style-name="ce64">
            <text:p><text:s/>93,913<text:s/></text:p>
          </table:table-cell>
          <table:table-cell office:value-type="float" office:value="304.18200000000002" table:style-name="ce65">
            <text:p><text:s/>304,182<text:s/></text:p>
          </table:table-cell>
          <table:table-cell table:style-name="ce64"/>
          <table:table-cell office:value-type="float" office:value="1E-3" table:style-name="ce64">
            <text:p><text:s/>0,001<text:s/></text:p>
          </table:table-cell>
          <table:table-cell office:value-type="float" office:value="0.34499999999999997" table:style-name="ce64">
            <text:p><text:s/>0,345<text:s/></text:p>
          </table:table-cell>
          <table:table-cell office:value-type="float" office:value="9.4209999999999994" table:style-name="ce64">
            <text:p><text:s/>9,421<text:s/></text:p>
          </table:table-cell>
          <table:table-cell office:value-type="float" office:value="313.94900000000001" table:style-name="ce62">
            <text:p><text:s/>313,949<text:s/></text:p>
          </table:table-cell>
          <table:table-cell office:value-type="float" office:value="205.13499999999999" table:style-name="ce64">
            <text:p><text:s/>205,135<text:s/></text:p>
          </table:table-cell>
          <table:table-cell office:value-type="float" office:value="108.047" table:style-name="ce64">
            <text:p><text:s/>108,047<text:s/></text:p>
          </table:table-cell>
          <table:table-cell office:value-type="float" office:value="313.18200000000002" table:style-name="ce65">
            <text:p><text:s/>313,182<text:s/></text:p>
          </table:table-cell>
          <table:table-cell office:value-type="float" office:value="9.6819999999999986" table:style-name="ce64">
            <text:p><text:s/>9,682<text:s/></text:p>
          </table:table-cell>
          <table:table-cell table:style-name="ce64"/>
          <table:table-cell office:value-type="float" office:value="1.4670000000000001" table:style-name="ce64">
            <text:p><text:s/>1,467<text:s/></text:p>
          </table:table-cell>
          <table:table-cell office:value-type="float" office:value="0.34" table:style-name="ce64">
            <text:p><text:s/>0,340<text:s/></text:p>
          </table:table-cell>
          <table:table-cell table:style-name="ce64"/>
          <table:table-cell office:value-type="float" office:value="324.67099999999999" table:style-name="ce65">
            <text:p><text:s/>324,671<text:s/></text:p>
          </table:table-cell>
          <table:table-cell office:value-type="float" office:value="-10.72199999999998" table:style-name="ce68">
            <text:p><text:s/>-10,722<text:s/></text:p>
          </table:table-cell>
          <table:table-cell table:number-columns-repeated="16344"/>
        </table:table-row>
        <table:table-row table:style-name="ro4">
          <table:table-cell office:value-type="string" table:style-name="ce48">
            <text:p>RVO</text:p>
          </table:table-cell>
          <table:table-cell office:value-type="float" office:value="2015" table:style-name="ce49">
            <text:p>2015</text:p>
          </table:table-cell>
          <table:table-cell office:value-type="string" table:style-name="ce49">
            <text:p>EZ</text:p>
          </table:table-cell>
          <table:table-cell office:value-type="float" office:value="2815" table:style-name="ce41">
            <text:p><text:s/>2.815<text:s/></text:p>
          </table:table-cell>
          <table:table-cell office:value-type="float" office:value="42.966000000000001" table:style-name="ce48">
            <text:p>42,966</text:p>
          </table:table-cell>
          <table:table-cell office:value-type="float" office:value="10.533999999999999" table:style-name="ce52">
            <text:p><text:s/>10,534<text:s/></text:p>
          </table:table-cell>
          <table:table-cell table:style-name="ce52"/>
          <table:table-cell office:value-type="float" office:value="53.5" table:style-name="ce54">
            <text:p><text:s/>53,500<text:s/></text:p>
          </table:table-cell>
          <table:table-cell table:style-name="ce52"/>
          <table:table-cell office:value-type="float" office:value="29.350999999999999" table:style-name="ce52">
            <text:p><text:s/>29,351<text:s/></text:p>
          </table:table-cell>
          <table:table-cell office:value-type="float" office:value="48.305999999999997" table:style-name="ce52">
            <text:p><text:s/>48,306<text:s/></text:p>
          </table:table-cell>
          <table:table-cell office:value-type="float" office:value="77.656999999999996" table:style-name="ce54">
            <text:p><text:s/>77,657<text:s/></text:p>
          </table:table-cell>
          <table:table-cell office:value-type="float" office:value="131.15699999999998" table:style-name="ce62">
            <text:p><text:s/>131,157<text:s/></text:p>
          </table:table-cell>
          <table:table-cell office:value-type="float" office:value="20.114000000000001" table:style-name="ce52">
            <text:p><text:s/>20,114<text:s/></text:p>
          </table:table-cell>
          <table:table-cell table:style-name="ce52"/>
          <table:table-cell office:value-type="float" office:value="0" table:style-name="ce52">
            <text:p><text:s/>-<text:s text:c="3"/></text:p>
          </table:table-cell>
          <table:table-cell office:value-type="float" office:value="20.114000000000001" table:style-name="ce54">
            <text:p><text:s/>20,114<text:s/></text:p>
          </table:table-cell>
          <table:table-cell table:style-name="ce56"/>
          <table:table-cell office:value-type="float" office:value="0.09" table:style-name="ce56">
            <text:p><text:s/>0,090<text:s/></text:p>
          </table:table-cell>
          <table:table-cell office:value-type="float" office:value="112.762" table:style-name="ce56">
            <text:p><text:s/>112,762<text:s/></text:p>
          </table:table-cell>
          <table:table-cell office:value-type="float" office:value="132.96600000000001" table:style-name="ce59">
            <text:p>132,966<text:s/></text:p>
          </table:table-cell>
          <table:table-cell office:value-type="float" office:value="314.85899999999998" table:style-name="ce64">
            <text:p><text:s/>314,859<text:s/></text:p>
          </table:table-cell>
          <table:table-cell office:value-type="float" office:value="119.877" table:style-name="ce64">
            <text:p><text:s/>119,877<text:s/></text:p>
          </table:table-cell>
          <table:table-cell office:value-type="float" office:value="43.67" table:style-name="ce64">
            <text:p><text:s/>43,670<text:s/></text:p>
          </table:table-cell>
          <table:table-cell office:value-type="float" office:value="478.40600000000001" table:style-name="ce65">
            <text:p><text:s/>478,406<text:s/></text:p>
          </table:table-cell>
          <table:table-cell table:style-name="ce64"/>
          <table:table-cell office:value-type="float" office:value="8.0000000000000002E-3" table:style-name="ce64">
            <text:p><text:s/>0,008<text:s/></text:p>
          </table:table-cell>
          <table:table-cell table:style-name="ce64"/>
          <table:table-cell office:value-type="float" office:value="5.7619999999999996" table:style-name="ce64">
            <text:p><text:s/>5,762<text:s/></text:p>
          </table:table-cell>
          <table:table-cell office:value-type="float" office:value="484.17599999999999" table:style-name="ce62">
            <text:p><text:s/>484,176<text:s/></text:p>
          </table:table-cell>
          <table:table-cell office:value-type="float" office:value="298.01299999999998" table:style-name="ce64">
            <text:p><text:s/>298,013<text:s/></text:p>
          </table:table-cell>
          <table:table-cell office:value-type="float" office:value="170.17599999999999" table:style-name="ce64">
            <text:p><text:s/>170,176<text:s/></text:p>
          </table:table-cell>
          <table:table-cell office:value-type="float" office:value="468.18899999999996" table:style-name="ce65">
            <text:p><text:s/>468,189<text:s/></text:p>
          </table:table-cell>
          <table:table-cell office:value-type="float" office:value="9.4719999999999995" table:style-name="ce64">
            <text:p><text:s/>9,472<text:s/></text:p>
          </table:table-cell>
          <table:table-cell table:style-name="ce64"/>
          <table:table-cell office:value-type="float" office:value="0.95499999999999996" table:style-name="ce64">
            <text:p><text:s/>0,955<text:s/></text:p>
          </table:table-cell>
          <table:table-cell office:value-type="float" office:value="0.443" table:style-name="ce64">
            <text:p><text:s/>0,443<text:s/></text:p>
          </table:table-cell>
          <table:table-cell office:value-type="float" office:value="6.9269999999999996" table:style-name="ce64">
            <text:p><text:s/>6,927<text:s/></text:p>
          </table:table-cell>
          <table:table-cell office:value-type="float" office:value="485.98599999999993" table:style-name="ce65">
            <text:p><text:s/>485,986<text:s/></text:p>
          </table:table-cell>
          <table:table-cell office:value-type="float" office:value="-1.8099999999999454" table:style-name="ce68">
            <text:p><text:s/>-1,810<text:s/></text:p>
          </table:table-cell>
          <table:table-cell table:number-columns-repeated="16344"/>
        </table:table-row>
        <table:table-row table:style-name="ro4">
          <table:table-cell office:value-type="string" table:style-name="ce48">
            <text:p>ILT</text:p>
          </table:table-cell>
          <table:table-cell office:value-type="float" office:value="2015" table:style-name="ce49">
            <text:p>2015</text:p>
          </table:table-cell>
          <table:table-cell office:value-type="string" table:style-name="ce48">
            <text:p>IenM</text:p>
          </table:table-cell>
          <table:table-cell office:value-type="float" office:value="1135" table:style-name="ce41">
            <text:p><text:s/>1.135<text:s/></text:p>
          </table:table-cell>
          <table:table-cell table:style-name="ce48"/>
          <table:table-cell office:value-type="float" office:value="6.1139999999999999" table:style-name="ce52">
            <text:p><text:s/>6,114<text:s/></text:p>
          </table:table-cell>
          <table:table-cell table:style-name="ce52"/>
          <table:table-cell office:value-type="float" office:value="6.1139999999999999" table:style-name="ce54">
            <text:p><text:s/>6,114<text:s/></text:p>
          </table:table-cell>
          <table:table-cell table:style-name="ce52"/>
          <table:table-cell office:value-type="float" office:value="1.516" table:style-name="ce52">
            <text:p><text:s/>1,516<text:s/></text:p>
          </table:table-cell>
          <table:table-cell office:value-type="float" office:value="40.671999999999997" table:style-name="ce52">
            <text:p><text:s/>40,672<text:s/></text:p>
          </table:table-cell>
          <table:table-cell office:value-type="float" office:value="42.187999999999995" table:style-name="ce54">
            <text:p><text:s/>42,188<text:s/></text:p>
          </table:table-cell>
          <table:table-cell office:value-type="float" office:value="48.301999999999992" table:style-name="ce62">
            <text:p><text:s/>48,302<text:s/></text:p>
          </table:table-cell>
          <table:table-cell office:value-type="float" office:value="7.6020000000000003" table:style-name="ce52">
            <text:p><text:s/>7,602<text:s/></text:p>
          </table:table-cell>
          <table:table-cell table:style-name="ce52"/>
          <table:table-cell office:value-type="float" office:value="0" table:style-name="ce52">
            <text:p><text:s/>-<text:s text:c="3"/></text:p>
          </table:table-cell>
          <table:table-cell office:value-type="float" office:value="7.6020000000000003" table:style-name="ce54">
            <text:p><text:s/>7,602<text:s/></text:p>
          </table:table-cell>
          <table:table-cell office:value-type="float" office:value="5.8360000000000003" table:style-name="ce56">
            <text:p><text:s/>5,836<text:s/></text:p>
          </table:table-cell>
          <table:table-cell table:style-name="ce56"/>
          <table:table-cell office:value-type="float" office:value="33.338000000000001" table:style-name="ce56">
            <text:p><text:s/>33,338<text:s/></text:p>
          </table:table-cell>
          <table:table-cell office:value-type="float" office:value="46.776000000000003" table:style-name="ce59">
            <text:p>46,776<text:s/></text:p>
          </table:table-cell>
          <table:table-cell office:value-type="float" office:value="132.69399999999999" table:style-name="ce64">
            <text:p><text:s/>132,694<text:s/></text:p>
          </table:table-cell>
          <table:table-cell office:value-type="float" office:value="0.46" table:style-name="ce64">
            <text:p><text:s/>0,460<text:s/></text:p>
          </table:table-cell>
          <table:table-cell office:value-type="float" office:value="13.602" table:style-name="ce64">
            <text:p><text:s/>13,602<text:s/></text:p>
          </table:table-cell>
          <table:table-cell office:value-type="float" office:value="146.756" table:style-name="ce65">
            <text:p><text:s/>146,756<text:s/></text:p>
          </table:table-cell>
          <table:table-cell table:style-name="ce64"/>
          <table:table-cell office:value-type="float" office:value="0.06" table:style-name="ce64">
            <text:p><text:s/>0,060<text:s/></text:p>
          </table:table-cell>
          <table:table-cell office:value-type="float" office:value="0.247" table:style-name="ce64">
            <text:p><text:s/>0,247<text:s/></text:p>
          </table:table-cell>
          <table:table-cell office:value-type="float" office:value="0.55200000000000005" table:style-name="ce64">
            <text:p><text:s/>0,552<text:s/></text:p>
          </table:table-cell>
          <table:table-cell office:value-type="float" office:value="147.61500000000001" table:style-name="ce62">
            <text:p><text:s/>147,615<text:s/></text:p>
          </table:table-cell>
          <table:table-cell office:value-type="float" office:value="104.19" table:style-name="ce64">
            <text:p><text:s/>104,190<text:s/></text:p>
          </table:table-cell>
          <table:table-cell office:value-type="float" office:value="37.381999999999998" table:style-name="ce64">
            <text:p><text:s/>37,382<text:s/></text:p>
          </table:table-cell>
          <table:table-cell office:value-type="float" office:value="141.572" table:style-name="ce65">
            <text:p><text:s/>141,572<text:s/></text:p>
          </table:table-cell>
          <table:table-cell office:value-type="float" office:value="2.62" table:style-name="ce64">
            <text:p><text:s/>2,620<text:s/></text:p>
          </table:table-cell>
          <table:table-cell table:style-name="ce64"/>
          <table:table-cell office:value-type="float" office:value="1.4550000000000001" table:style-name="ce64">
            <text:p><text:s/>1,455<text:s/></text:p>
          </table:table-cell>
          <table:table-cell table:style-name="ce64"/>
          <table:table-cell office:value-type="float" office:value="0.442" table:style-name="ce64">
            <text:p><text:s/>0,442<text:s/></text:p>
          </table:table-cell>
          <table:table-cell office:value-type="float" office:value="146.08900000000003" table:style-name="ce65">
            <text:p><text:s/>146,089<text:s/></text:p>
          </table:table-cell>
          <table:table-cell office:value-type="float" office:value="1.525999999999982" table:style-name="ce68">
            <text:p><text:s/>1,526<text:s/></text:p>
          </table:table-cell>
          <table:table-cell table:number-columns-repeated="16344"/>
        </table:table-row>
        <table:table-row table:style-name="ro4">
          <table:table-cell office:value-type="string" table:style-name="ce48">
            <text:p>KNMI</text:p>
          </table:table-cell>
          <table:table-cell office:value-type="float" office:value="2015" table:style-name="ce49">
            <text:p>2015</text:p>
          </table:table-cell>
          <table:table-cell office:value-type="string" table:style-name="ce48">
            <text:p>IenM</text:p>
          </table:table-cell>
          <table:table-cell office:value-type="float" office:value="358" table:style-name="ce41">
            <text:p><text:s/>358<text:s/></text:p>
          </table:table-cell>
          <table:table-cell table:style-name="ce48"/>
          <table:table-cell office:value-type="float" office:value="11.643000000000001" table:style-name="ce52">
            <text:p><text:s/>11,643<text:s/></text:p>
          </table:table-cell>
          <table:table-cell table:style-name="ce52"/>
          <table:table-cell office:value-type="float" office:value="11.643000000000001" table:style-name="ce54">
            <text:p><text:s/>11,643<text:s/></text:p>
          </table:table-cell>
          <table:table-cell office:value-type="float" office:value="2.778" table:style-name="ce52">
            <text:p><text:s/>2,778<text:s/></text:p>
          </table:table-cell>
          <table:table-cell office:value-type="float" office:value="5.4790000000000001" table:style-name="ce52">
            <text:p><text:s/>5,479<text:s/></text:p>
          </table:table-cell>
          <table:table-cell office:value-type="float" office:value="22.332999999999998" table:style-name="ce52">
            <text:p><text:s/>22,333<text:s/></text:p>
          </table:table-cell>
          <table:table-cell office:value-type="float" office:value="30.589999999999996" table:style-name="ce54">
            <text:p><text:s/>30,590<text:s/></text:p>
          </table:table-cell>
          <table:table-cell office:value-type="float" office:value="42.232999999999997" table:style-name="ce62">
            <text:p><text:s/>42,233<text:s/></text:p>
          </table:table-cell>
          <table:table-cell office:value-type="float" office:value="1.7829999999999999" table:style-name="ce52">
            <text:p><text:s/>1,783<text:s/></text:p>
          </table:table-cell>
          <table:table-cell table:style-name="ce52"/>
          <table:table-cell office:value-type="float" office:value="0" table:style-name="ce52">
            <text:p><text:s/>-<text:s text:c="3"/></text:p>
          </table:table-cell>
          <table:table-cell office:value-type="float" office:value="1.7829999999999999" table:style-name="ce54">
            <text:p><text:s/>1,783<text:s/></text:p>
          </table:table-cell>
          <table:table-cell office:value-type="float" office:value="0.64300000000000002" table:style-name="ce56">
            <text:p><text:s/>0,643<text:s/></text:p>
          </table:table-cell>
          <table:table-cell table:style-name="ce56"/>
          <table:table-cell office:value-type="float" office:value="39.468000000000004" table:style-name="ce56">
            <text:p><text:s/>39,468<text:s/></text:p>
          </table:table-cell>
          <table:table-cell office:value-type="float" office:value="41.894000000000005" table:style-name="ce59">
            <text:p>41,894<text:s/></text:p>
          </table:table-cell>
          <table:table-cell office:value-type="float" office:value="46.667999999999999" table:style-name="ce64">
            <text:p><text:s/>46,668<text:s/></text:p>
          </table:table-cell>
          <table:table-cell office:value-type="float" office:value="1.744" table:style-name="ce64">
            <text:p><text:s/>1,744<text:s/></text:p>
          </table:table-cell>
          <table:table-cell office:value-type="float" office:value="17.672999999999998" table:style-name="ce64">
            <text:p><text:s/>17,673<text:s/></text:p>
          </table:table-cell>
          <table:table-cell office:value-type="float" office:value="66.084999999999994" table:style-name="ce65">
            <text:p><text:s/>66,085<text:s/></text:p>
          </table:table-cell>
          <table:table-cell table:style-name="ce64"/>
          <table:table-cell office:value-type="float" office:value="2.5000000000000001E-2" table:style-name="ce64">
            <text:p><text:s/>0,025<text:s/></text:p>
          </table:table-cell>
          <table:table-cell office:value-type="float" office:value="0.63200000000000001" table:style-name="ce64">
            <text:p><text:s/>0,632<text:s/></text:p>
          </table:table-cell>
          <table:table-cell table:style-name="ce64"/>
          <table:table-cell office:value-type="float" office:value="66.742000000000004" table:style-name="ce62">
            <text:p><text:s/>66,742<text:s/></text:p>
          </table:table-cell>
          <table:table-cell office:value-type="float" office:value="30.904" table:style-name="ce64">
            <text:p><text:s/>30,904<text:s/></text:p>
          </table:table-cell>
          <table:table-cell office:value-type="float" office:value="19.472000000000001" table:style-name="ce64">
            <text:p><text:s/>19,472<text:s/></text:p>
          </table:table-cell>
          <table:table-cell office:value-type="float" office:value="50.376000000000005" table:style-name="ce65">
            <text:p><text:s/>50,376<text:s/></text:p>
          </table:table-cell>
          <table:table-cell office:value-type="float" office:value="2.0609999999999999" table:style-name="ce64">
            <text:p><text:s/>2,061<text:s/></text:p>
          </table:table-cell>
          <table:table-cell office:value-type="float" office:value="13.05" table:style-name="ce64">
            <text:p><text:s/>13,050<text:s/></text:p>
          </table:table-cell>
          <table:table-cell office:value-type="float" office:value="0.64200000000000002" table:style-name="ce64">
            <text:p><text:s/>0,642<text:s/></text:p>
          </table:table-cell>
          <table:table-cell office:value-type="float" office:value="0.01" table:style-name="ce64">
            <text:p><text:s/>0,010<text:s/></text:p>
          </table:table-cell>
          <table:table-cell office:value-type="float" office:value="0.26300000000000001" table:style-name="ce64">
            <text:p><text:s/>0,263<text:s/></text:p>
          </table:table-cell>
          <table:table-cell office:value-type="float" office:value="66.402000000000015" table:style-name="ce65">
            <text:p><text:s/>66,402<text:s/></text:p>
          </table:table-cell>
          <table:table-cell office:value-type="float" office:value="0.3399999999999892" table:style-name="ce68">
            <text:p><text:s/>0,340<text:s/></text:p>
          </table:table-cell>
          <table:table-cell table:number-columns-repeated="16344"/>
        </table:table-row>
        <table:table-row table:style-name="ro4">
          <table:table-cell office:value-type="string" table:style-name="ce48">
            <text:p>NEA</text:p>
          </table:table-cell>
          <table:table-cell office:value-type="float" office:value="2015" table:style-name="ce49">
            <text:p>2015</text:p>
          </table:table-cell>
          <table:table-cell office:value-type="string" table:style-name="ce49">
            <text:p>IenM</text:p>
          </table:table-cell>
          <table:table-cell office:value-type="float" office:value="49" table:style-name="ce41">
            <text:p><text:s/>49<text:s/></text:p>
          </table:table-cell>
          <table:table-cell office:value-type="float" office:value="2.3159999999999998" table:style-name="ce48">
            <text:p>2,316</text:p>
          </table:table-cell>
          <table:table-cell office:value-type="float" office:value="5.0000000000000001E-3" table:style-name="ce52">
            <text:p><text:s/>0,005<text:s/></text:p>
          </table:table-cell>
          <table:table-cell table:style-name="ce52"/>
          <table:table-cell office:value-type="float" office:value="2.3209999999999997" table:style-name="ce54">
            <text:p><text:s/>2,321<text:s/></text:p>
          </table:table-cell>
          <table:table-cell table:style-name="ce52"/>
          <table:table-cell office:value-type="float" office:value="0.27700000000000002" table:style-name="ce52">
            <text:p><text:s/>0,277<text:s/></text:p>
          </table:table-cell>
          <table:table-cell office:value-type="float" office:value="0.58099999999999996" table:style-name="ce52">
            <text:p><text:s/>0,581<text:s/></text:p>
          </table:table-cell>
          <table:table-cell office:value-type="float" office:value="0.85799999999999998" table:style-name="ce54">
            <text:p><text:s/>0,858<text:s/></text:p>
          </table:table-cell>
          <table:table-cell office:value-type="float" office:value="3.1789999999999998" table:style-name="ce62">
            <text:p><text:s/>3,179<text:s/></text:p>
          </table:table-cell>
          <table:table-cell office:value-type="float" office:value="0.36399999999999999" table:style-name="ce52">
            <text:p><text:s/>0,364<text:s/></text:p>
          </table:table-cell>
          <table:table-cell table:style-name="ce52"/>
          <table:table-cell office:value-type="float" office:value="0" table:style-name="ce52">
            <text:p><text:s/>-<text:s text:c="3"/></text:p>
          </table:table-cell>
          <table:table-cell office:value-type="float" office:value="0.36399999999999999" table:style-name="ce54">
            <text:p><text:s/>0,364<text:s/></text:p>
          </table:table-cell>
          <table:table-cell table:style-name="ce56"/>
          <table:table-cell office:value-type="float" office:value="0.76" table:style-name="ce56">
            <text:p><text:s/>0,760<text:s/></text:p>
          </table:table-cell>
          <table:table-cell office:value-type="float" office:value="2.12" table:style-name="ce56">
            <text:p><text:s/>2,120<text:s/></text:p>
          </table:table-cell>
          <table:table-cell office:value-type="float" office:value="3.2440000000000002" table:style-name="ce59">
            <text:p>3,244<text:s/></text:p>
          </table:table-cell>
          <table:table-cell office:value-type="float" office:value="7.6219999999999999" table:style-name="ce64">
            <text:p><text:s/>7,622<text:s/></text:p>
          </table:table-cell>
          <table:table-cell table:style-name="ce64"/>
          <table:table-cell office:value-type="float" office:value="1.9E-2" table:style-name="ce64">
            <text:p><text:s/>0,019<text:s/></text:p>
          </table:table-cell>
          <table:table-cell office:value-type="float" office:value="7.641" table:style-name="ce65">
            <text:p><text:s/>7,641<text:s/></text:p>
          </table:table-cell>
          <table:table-cell table:number-columns-repeated="4" table:style-name="ce64"/>
          <table:table-cell office:value-type="float" office:value="7.641" table:style-name="ce62">
            <text:p><text:s/>7,641<text:s/></text:p>
          </table:table-cell>
          <table:table-cell office:value-type="float" office:value="5.3239999999999998" table:style-name="ce64">
            <text:p><text:s/>5,324<text:s/></text:p>
          </table:table-cell>
          <table:table-cell office:value-type="float" office:value="1.7609999999999999" table:style-name="ce64">
            <text:p><text:s/>1,761<text:s/></text:p>
          </table:table-cell>
          <table:table-cell office:value-type="float" office:value="7.085" table:style-name="ce65">
            <text:p><text:s/>7,085<text:s/></text:p>
          </table:table-cell>
          <table:table-cell table:number-columns-repeated="3" table:style-name="ce64"/>
          <table:table-cell office:value-type="float" office:value="1.2999999999999999E-2" table:style-name="ce64">
            <text:p><text:s/>0,013<text:s/></text:p>
          </table:table-cell>
          <table:table-cell office:value-type="float" office:value="0.60799999999999998" table:style-name="ce64">
            <text:p><text:s/>0,608<text:s/></text:p>
          </table:table-cell>
          <table:table-cell office:value-type="float" office:value="7.7059999999999995" table:style-name="ce65">
            <text:p><text:s/>7,706<text:s/></text:p>
          </table:table-cell>
          <table:table-cell office:value-type="float" office:value="-6.4999999999999503E-2" table:style-name="ce68">
            <text:p><text:s/>-0,065<text:s/></text:p>
          </table:table-cell>
          <table:table-cell table:number-columns-repeated="16344"/>
        </table:table-row>
        <table:table-row table:style-name="ro4">
          <table:table-cell office:value-type="string" table:style-name="ce48">
            <text:p>RWS</text:p>
          </table:table-cell>
          <table:table-cell office:value-type="float" office:value="2015" table:style-name="ce49">
            <text:p>2015</text:p>
          </table:table-cell>
          <table:table-cell office:value-type="string" table:style-name="ce49">
            <text:p>IenM</text:p>
          </table:table-cell>
          <table:table-cell office:value-type="float" office:value="8368" table:style-name="ce41">
            <text:p><text:s/>8.368<text:s/></text:p>
          </table:table-cell>
          <table:table-cell office:value-type="float" office:value="4.4880000000000004" table:style-name="ce48">
            <text:p>4,488</text:p>
          </table:table-cell>
          <table:table-cell office:value-type="float" office:value="186.02799999999999" table:style-name="ce52">
            <text:p><text:s/>186,028<text:s/></text:p>
          </table:table-cell>
          <table:table-cell office:value-type="float" office:value="63" table:style-name="ce52">
            <text:p><text:s/>63,000<text:s/></text:p>
          </table:table-cell>
          <table:table-cell office:value-type="float" office:value="253.51599999999999" table:style-name="ce54">
            <text:p><text:s/>253,516<text:s/></text:p>
          </table:table-cell>
          <table:table-cell office:value-type="float" office:value="8614.1890000000003" table:style-name="ce52">
            <text:p><text:s/>8.614,189<text:s/></text:p>
          </table:table-cell>
          <table:table-cell office:value-type="float" office:value="84.573000000000008" table:style-name="ce52">
            <text:p><text:s/>84,573<text:s/></text:p>
          </table:table-cell>
          <table:table-cell office:value-type="float" office:value="462.94499999999999" table:style-name="ce52">
            <text:p><text:s/>462,945<text:s/></text:p>
          </table:table-cell>
          <table:table-cell office:value-type="float" office:value="9161.7070000000003" table:style-name="ce54">
            <text:p><text:s/>9.161,707<text:s/></text:p>
          </table:table-cell>
          <table:table-cell office:value-type="float" office:value="9415.223" table:style-name="ce62">
            <text:p><text:s/>9.415,223<text:s/></text:p>
          </table:table-cell>
          <table:table-cell office:value-type="float" office:value="86.269000000000005" table:style-name="ce52">
            <text:p><text:s/>86,269<text:s/></text:p>
          </table:table-cell>
          <table:table-cell table:style-name="ce52"/>
          <table:table-cell office:value-type="float" office:value="0" table:style-name="ce52">
            <text:p><text:s/>-<text:s text:c="3"/></text:p>
          </table:table-cell>
          <table:table-cell office:value-type="float" office:value="86.269000000000005" table:style-name="ce54">
            <text:p><text:s/>86,269<text:s/></text:p>
          </table:table-cell>
          <table:table-cell office:value-type="float" office:value="80.245999999999995" table:style-name="ce56">
            <text:p><text:s/>80,246<text:s/></text:p>
          </table:table-cell>
          <table:table-cell office:value-type="float" office:value="130.33500000000001" table:style-name="ce56">
            <text:p><text:s/>130,335<text:s/></text:p>
          </table:table-cell>
          <table:table-cell office:value-type="float" office:value="9117.0380000000005" table:style-name="ce56">
            <text:p><text:s/>9.117,038<text:s/></text:p>
          </table:table-cell>
          <table:table-cell office:value-type="float" office:value="9413.8880000000008" table:style-name="ce59">
            <text:p>9.413,888<text:s/></text:p>
          </table:table-cell>
          <table:table-cell office:value-type="float" office:value="2224.4879999999998" table:style-name="ce64">
            <text:p><text:s/>2.224,488<text:s/></text:p>
          </table:table-cell>
          <table:table-cell office:value-type="float" office:value="61.005000000000003" table:style-name="ce64">
            <text:p><text:s/>61,005<text:s/></text:p>
          </table:table-cell>
          <table:table-cell office:value-type="float" office:value="159.464" table:style-name="ce64">
            <text:p><text:s/>159,464<text:s/></text:p>
          </table:table-cell>
          <table:table-cell office:value-type="float" office:value="2444.9569999999999" table:style-name="ce65">
            <text:p><text:s/>2.444,957<text:s/></text:p>
          </table:table-cell>
          <table:table-cell table:style-name="ce64"/>
          <table:table-cell office:value-type="float" office:value="0.156" table:style-name="ce64">
            <text:p><text:s/>0,156<text:s/></text:p>
          </table:table-cell>
          <table:table-cell office:value-type="float" office:value="21.88" table:style-name="ce64">
            <text:p><text:s/>21,880<text:s/></text:p>
          </table:table-cell>
          <table:table-cell office:value-type="float" office:value="3.484" table:style-name="ce64">
            <text:p><text:s/>3,484<text:s/></text:p>
          </table:table-cell>
          <table:table-cell office:value-type="float" office:value="2470.4769999999999" table:style-name="ce62">
            <text:p><text:s/>2.470,477<text:s/></text:p>
          </table:table-cell>
          <table:table-cell office:value-type="float" office:value="775.03499999999997" table:style-name="ce64">
            <text:p><text:s/>775,035<text:s/></text:p>
          </table:table-cell>
          <table:table-cell office:value-type="float" office:value="226.78299999999999" table:style-name="ce64">
            <text:p><text:s/>226,783<text:s/></text:p>
          </table:table-cell>
          <table:table-cell office:value-type="float" office:value="1001.818" table:style-name="ce65">
            <text:p><text:s/>1.001,818<text:s/></text:p>
          </table:table-cell>
          <table:table-cell office:value-type="float" office:value="34.811" table:style-name="ce64">
            <text:p><text:s/>34,811<text:s/></text:p>
          </table:table-cell>
          <table:table-cell office:value-type="float" office:value="1362.29" table:style-name="ce64">
            <text:p><text:s/>1.362,290<text:s/></text:p>
          </table:table-cell>
          <table:table-cell office:value-type="float" office:value="64.31" table:style-name="ce64">
            <text:p><text:s/>64,310<text:s/></text:p>
          </table:table-cell>
          <table:table-cell office:value-type="float" office:value="4.5620000000000003" table:style-name="ce64">
            <text:p><text:s/>4,562<text:s/></text:p>
          </table:table-cell>
          <table:table-cell office:value-type="float" office:value="1.351" table:style-name="ce64">
            <text:p><text:s/>1,351<text:s/></text:p>
          </table:table-cell>
          <table:table-cell office:value-type="float" office:value="2469.1419999999998" table:style-name="ce65">
            <text:p><text:s/>2.469,142<text:s/></text:p>
          </table:table-cell>
          <table:table-cell office:value-type="float" office:value="1.3350000000000364" table:style-name="ce68">
            <text:p><text:s/>1,335<text:s/></text:p>
          </table:table-cell>
          <table:table-cell table:number-columns-repeated="16344"/>
        </table:table-row>
        <table:table-row table:style-name="ro4">
          <table:table-cell office:value-type="string" table:style-name="ce48">
            <text:p>DUO</text:p>
          </table:table-cell>
          <table:table-cell office:value-type="float" office:value="2015" table:style-name="ce49">
            <text:p>2015</text:p>
          </table:table-cell>
          <table:table-cell office:value-type="string" table:style-name="ce49">
            <text:p>OCW</text:p>
          </table:table-cell>
          <table:table-cell office:value-type="float" office:value="1783" table:style-name="ce41">
            <text:p><text:s/>1.783<text:s/></text:p>
          </table:table-cell>
          <table:table-cell office:value-type="float" office:value="1.5629999999999999" table:style-name="ce48">
            <text:p>1,563</text:p>
          </table:table-cell>
          <table:table-cell office:value-type="float" office:value="18.138000000000002" table:style-name="ce52">
            <text:p><text:s/>18,138<text:s/></text:p>
          </table:table-cell>
          <table:table-cell table:style-name="ce52"/>
          <table:table-cell office:value-type="float" office:value="19.701000000000001" table:style-name="ce54">
            <text:p><text:s/>19,701<text:s/></text:p>
          </table:table-cell>
          <table:table-cell table:style-name="ce52"/>
          <table:table-cell office:value-type="float" office:value="10.184000000000001" table:style-name="ce52">
            <text:p><text:s/>10,184<text:s/></text:p>
          </table:table-cell>
          <table:table-cell office:value-type="float" office:value="45.515000000000001" table:style-name="ce52">
            <text:p><text:s/>45,515<text:s/></text:p>
          </table:table-cell>
          <table:table-cell office:value-type="float" office:value="55.698999999999998" table:style-name="ce54">
            <text:p><text:s/>55,699<text:s/></text:p>
          </table:table-cell>
          <table:table-cell office:value-type="float" office:value="75.400000000000006" table:style-name="ce62">
            <text:p><text:s/>75,400<text:s/></text:p>
          </table:table-cell>
          <table:table-cell office:value-type="float" office:value="6.3979999999999997" table:style-name="ce52">
            <text:p><text:s/>6,398<text:s/></text:p>
          </table:table-cell>
          <table:table-cell table:style-name="ce52"/>
          <table:table-cell office:value-type="float" office:value="0" table:style-name="ce52">
            <text:p><text:s/>-<text:s text:c="3"/></text:p>
          </table:table-cell>
          <table:table-cell office:value-type="float" office:value="6.3979999999999997" table:style-name="ce54">
            <text:p><text:s/>6,398<text:s/></text:p>
          </table:table-cell>
          <table:table-cell office:value-type="float" office:value="4.6139999999999999" table:style-name="ce56">
            <text:p><text:s/>4,614<text:s/></text:p>
          </table:table-cell>
          <table:table-cell office:value-type="float" office:value="0.314" table:style-name="ce56">
            <text:p><text:s/>0,314<text:s/></text:p>
          </table:table-cell>
          <table:table-cell office:value-type="float" office:value="63.876000000000005" table:style-name="ce56">
            <text:p><text:s/>63,876<text:s/></text:p>
          </table:table-cell>
          <table:table-cell office:value-type="float" office:value="75.201999999999998" table:style-name="ce59">
            <text:p>75,202<text:s/></text:p>
          </table:table-cell>
          <table:table-cell office:value-type="float" office:value="273.50200000000001" table:style-name="ce64">
            <text:p><text:s/>273,502<text:s/></text:p>
          </table:table-cell>
          <table:table-cell office:value-type="float" office:value="26.73" table:style-name="ce64">
            <text:p><text:s/>26,730<text:s/></text:p>
          </table:table-cell>
          <table:table-cell office:value-type="float" office:value="12.988" table:style-name="ce64">
            <text:p><text:s/>12,988<text:s/></text:p>
          </table:table-cell>
          <table:table-cell office:value-type="float" office:value="313.22000000000003" table:style-name="ce65">
            <text:p><text:s/>313,220<text:s/></text:p>
          </table:table-cell>
          <table:table-cell table:style-name="ce64"/>
          <table:table-cell office:value-type="float" office:value="2E-3" table:style-name="ce64">
            <text:p><text:s/>0,002<text:s/></text:p>
          </table:table-cell>
          <table:table-cell table:number-columns-repeated="2" table:style-name="ce64"/>
          <table:table-cell office:value-type="float" office:value="313.22200000000004" table:style-name="ce62">
            <text:p><text:s/>313,222<text:s/></text:p>
          </table:table-cell>
          <table:table-cell office:value-type="float" office:value="155.261" table:style-name="ce64">
            <text:p><text:s/>155,261<text:s/></text:p>
          </table:table-cell>
          <table:table-cell office:value-type="float" office:value="148.17099999999999" table:style-name="ce64">
            <text:p><text:s/>148,171<text:s/></text:p>
          </table:table-cell>
          <table:table-cell office:value-type="float" office:value="303.43200000000002" table:style-name="ce65">
            <text:p><text:s/>303,432<text:s/></text:p>
          </table:table-cell>
          <table:table-cell office:value-type="float" office:value="7.7679999999999998" table:style-name="ce64">
            <text:p><text:s/>7,768<text:s/></text:p>
          </table:table-cell>
          <table:table-cell table:style-name="ce64"/>
          <table:table-cell office:value-type="float" office:value="1.8" table:style-name="ce64">
            <text:p><text:s/>1,800<text:s/></text:p>
          </table:table-cell>
          <table:table-cell office:value-type="float" office:value="2.4E-2" table:style-name="ce64">
            <text:p><text:s/>0,024<text:s/></text:p>
          </table:table-cell>
          <table:table-cell table:style-name="ce64"/>
          <table:table-cell office:value-type="float" office:value="313.024" table:style-name="ce65">
            <text:p><text:s/>313,024<text:s/></text:p>
          </table:table-cell>
          <table:table-cell office:value-type="float" office:value="0.19800000000003593" table:style-name="ce68">
            <text:p><text:s/>0,198<text:s/></text:p>
          </table:table-cell>
          <table:table-cell table:number-columns-repeated="16344"/>
        </table:table-row>
        <table:table-row table:style-name="ro4">
          <table:table-cell office:value-type="string" table:style-name="ce48">
            <text:p>NA</text:p>
          </table:table-cell>
          <table:table-cell office:value-type="float" office:value="2015" table:style-name="ce49">
            <text:p>2015</text:p>
          </table:table-cell>
          <table:table-cell office:value-type="string" table:style-name="ce49">
            <text:p>OCW</text:p>
          </table:table-cell>
          <table:table-cell office:value-type="float" office:value="197" table:style-name="ce41">
            <text:p><text:s/>197<text:s/></text:p>
          </table:table-cell>
          <table:table-cell office:value-type="float" office:value="6.7039999999999997" table:style-name="ce48">
            <text:p>6,704</text:p>
          </table:table-cell>
          <table:table-cell table:number-columns-repeated="2" table:style-name="ce52"/>
          <table:table-cell office:value-type="float" office:value="6.7039999999999997" table:style-name="ce54">
            <text:p><text:s/>6,704<text:s/></text:p>
          </table:table-cell>
          <table:table-cell table:style-name="ce52"/>
          <table:table-cell office:value-type="float" office:value="2.0249999999999999" table:style-name="ce52">
            <text:p><text:s/>2,025<text:s/></text:p>
          </table:table-cell>
          <table:table-cell office:value-type="float" office:value="31.972999999999999" table:style-name="ce52">
            <text:p><text:s/>31,973<text:s/></text:p>
          </table:table-cell>
          <table:table-cell office:value-type="float" office:value="33.997999999999998" table:style-name="ce54">
            <text:p><text:s/>33,998<text:s/></text:p>
          </table:table-cell>
          <table:table-cell office:value-type="float" office:value="40.701999999999998" table:style-name="ce62">
            <text:p><text:s/>40,702<text:s/></text:p>
          </table:table-cell>
          <table:table-cell office:value-type="float" office:value="1.6" table:style-name="ce52">
            <text:p><text:s/>1,600<text:s/></text:p>
          </table:table-cell>
          <table:table-cell table:style-name="ce52"/>
          <table:table-cell office:value-type="float" office:value="0" table:style-name="ce52">
            <text:p><text:s/>-<text:s text:c="3"/></text:p>
          </table:table-cell>
          <table:table-cell office:value-type="float" office:value="1.6" table:style-name="ce54">
            <text:p><text:s/>1,600<text:s/></text:p>
          </table:table-cell>
          <table:table-cell office:value-type="float" office:value="0.46400000000000002" table:style-name="ce56">
            <text:p><text:s/>0,464<text:s/></text:p>
          </table:table-cell>
          <table:table-cell office:value-type="float" office:value="0.86" table:style-name="ce56">
            <text:p><text:s/>0,860<text:s/></text:p>
          </table:table-cell>
          <table:table-cell office:value-type="float" office:value="37.719000000000001" table:style-name="ce56">
            <text:p><text:s/>37,719<text:s/></text:p>
          </table:table-cell>
          <table:table-cell office:value-type="float" office:value="40.643000000000001" table:style-name="ce59">
            <text:p>40,643<text:s/></text:p>
          </table:table-cell>
          <table:table-cell office:value-type="float" office:value="42.045000000000002" table:style-name="ce64">
            <text:p><text:s/>42,045<text:s/></text:p>
          </table:table-cell>
          <table:table-cell office:value-type="float" office:value="0.4" table:style-name="ce64">
            <text:p><text:s/>0,400<text:s/></text:p>
          </table:table-cell>
          <table:table-cell office:value-type="float" office:value="1.1910000000000001" table:style-name="ce64">
            <text:p><text:s/>1,191<text:s/></text:p>
          </table:table-cell>
          <table:table-cell office:value-type="float" office:value="43.636000000000003" table:style-name="ce65">
            <text:p><text:s/>43,636<text:s/></text:p>
          </table:table-cell>
          <table:table-cell office:value-type="float" office:value="-8.8689999999999998" table:style-name="ce64">
            <text:p><text:s/>-8,869<text:s/></text:p>
          </table:table-cell>
          <table:table-cell office:value-type="float" office:value="4.0000000000000001E-3" table:style-name="ce64">
            <text:p><text:s/>0,004<text:s/></text:p>
          </table:table-cell>
          <table:table-cell office:value-type="float" office:value="1.4E-2" table:style-name="ce64">
            <text:p><text:s/>0,014<text:s/></text:p>
          </table:table-cell>
          <table:table-cell table:style-name="ce64"/>
          <table:table-cell office:value-type="float" office:value="34.785000000000004" table:style-name="ce62">
            <text:p><text:s/>34,785<text:s/></text:p>
          </table:table-cell>
          <table:table-cell office:value-type="float" office:value="16.556000000000001" table:style-name="ce64">
            <text:p><text:s/>16,556<text:s/></text:p>
          </table:table-cell>
          <table:table-cell office:value-type="float" office:value="16.670999999999999" table:style-name="ce64">
            <text:p><text:s/>16,671<text:s/></text:p>
          </table:table-cell>
          <table:table-cell office:value-type="float" office:value="33.227000000000004" table:style-name="ce65">
            <text:p><text:s/>33,227<text:s/></text:p>
          </table:table-cell>
          <table:table-cell office:value-type="float" office:value="1.2350000000000001" table:style-name="ce64">
            <text:p><text:s/>1,235<text:s/></text:p>
          </table:table-cell>
          <table:table-cell table:style-name="ce64"/>
          <table:table-cell office:value-type="float" office:value="0.24299999999999999" table:style-name="ce64">
            <text:p><text:s/>0,243<text:s/></text:p>
          </table:table-cell>
          <table:table-cell office:value-type="float" office:value="2.1000000000000001E-2" table:style-name="ce64">
            <text:p><text:s/>0,021<text:s/></text:p>
          </table:table-cell>
          <table:table-cell table:style-name="ce64"/>
          <table:table-cell office:value-type="float" office:value="34.726000000000006" table:style-name="ce65">
            <text:p><text:s/>34,726<text:s/></text:p>
          </table:table-cell>
          <table:table-cell office:value-type="float" office:value="5.8999999999997499E-2" table:style-name="ce68">
            <text:p><text:s/>0,059<text:s/></text:p>
          </table:table-cell>
          <table:table-cell table:number-columns-repeated="16344"/>
        </table:table-row>
        <table:table-row table:style-name="ro4">
          <table:table-cell office:value-type="string" table:style-name="ce48">
            <text:p>ASZW</text:p>
          </table:table-cell>
          <table:table-cell office:value-type="float" office:value="2015" table:style-name="ce49">
            <text:p>2015</text:p>
          </table:table-cell>
          <table:table-cell office:value-type="string" table:style-name="ce49">
            <text:p>SZW</text:p>
          </table:table-cell>
          <table:table-cell office:value-type="float" office:value="148" table:style-name="ce41">
            <text:p><text:s/>148<text:s/></text:p>
          </table:table-cell>
          <table:table-cell office:value-type="float" office:value="1.526" table:style-name="ce48">
            <text:p>1,526</text:p>
          </table:table-cell>
          <table:table-cell office:value-type="float" office:value="2E-3" table:style-name="ce52">
            <text:p><text:s/>0,002<text:s/></text:p>
          </table:table-cell>
          <table:table-cell table:style-name="ce52"/>
          <table:table-cell office:value-type="float" office:value="1.528" table:style-name="ce54">
            <text:p><text:s/>1,528<text:s/></text:p>
          </table:table-cell>
          <table:table-cell table:style-name="ce52"/>
          <table:table-cell office:value-type="float" office:value="0.624" table:style-name="ce52">
            <text:p><text:s/>0,624<text:s/></text:p>
          </table:table-cell>
          <table:table-cell office:value-type="float" office:value="2.2309999999999999" table:style-name="ce52">
            <text:p><text:s/>2,231<text:s/></text:p>
          </table:table-cell>
          <table:table-cell office:value-type="float" office:value="2.855" table:style-name="ce54">
            <text:p><text:s/>2,855<text:s/></text:p>
          </table:table-cell>
          <table:table-cell office:value-type="float" office:value="4.383" table:style-name="ce62">
            <text:p><text:s/>4,383<text:s/></text:p>
          </table:table-cell>
          <table:table-cell office:value-type="float" office:value="1.0169999999999999" table:style-name="ce52">
            <text:p><text:s/>1,017<text:s/></text:p>
          </table:table-cell>
          <table:table-cell table:style-name="ce52"/>
          <table:table-cell office:value-type="float" office:value="0" table:style-name="ce52">
            <text:p><text:s/>-<text:s text:c="3"/></text:p>
          </table:table-cell>
          <table:table-cell office:value-type="float" office:value="1.0169999999999999" table:style-name="ce54">
            <text:p><text:s/>1,017<text:s/></text:p>
          </table:table-cell>
          <table:table-cell office:value-type="float" office:value="1.4E-2" table:style-name="ce56">
            <text:p><text:s/>0,014<text:s/></text:p>
          </table:table-cell>
          <table:table-cell table:style-name="ce56"/>
          <table:table-cell office:value-type="float" office:value="3.5880000000000001" table:style-name="ce56">
            <text:p><text:s/>3,588<text:s/></text:p>
          </table:table-cell>
          <table:table-cell office:value-type="float" office:value="4.6189999999999998" table:style-name="ce59">
            <text:p>4,619<text:s/></text:p>
          </table:table-cell>
          <table:table-cell office:value-type="float" office:value="13.728999999999999" table:style-name="ce64">
            <text:p><text:s/>13,729<text:s/></text:p>
          </table:table-cell>
          <table:table-cell office:value-type="float" office:value="2.8140000000000001" table:style-name="ce64">
            <text:p><text:s/>2,814<text:s/></text:p>
          </table:table-cell>
          <table:table-cell office:value-type="float" office:value="0" table:style-name="ce64">
            <text:p><text:s/>-<text:s text:c="3"/></text:p>
          </table:table-cell>
          <table:table-cell office:value-type="float" office:value="16.542999999999999" table:style-name="ce65">
            <text:p><text:s/>16,543<text:s/></text:p>
          </table:table-cell>
          <table:table-cell office:value-type="float" office:value="0" table:style-name="ce64">
            <text:p><text:s/>-<text:s text:c="3"/></text:p>
          </table:table-cell>
          <table:table-cell office:value-type="float" office:value="0" table:style-name="ce64">
            <text:p><text:s/>-<text:s text:c="3"/></text:p>
          </table:table-cell>
          <table:table-cell office:value-type="float" office:value="0" table:style-name="ce64">
            <text:p><text:s/>-<text:s text:c="3"/></text:p>
          </table:table-cell>
          <table:table-cell office:value-type="float" office:value="0" table:style-name="ce64">
            <text:p><text:s/>-<text:s text:c="3"/></text:p>
          </table:table-cell>
          <table:table-cell office:value-type="float" office:value="16.542999999999999" table:style-name="ce62">
            <text:p><text:s/>16,543<text:s/></text:p>
          </table:table-cell>
          <table:table-cell office:value-type="float" office:value="11.981" table:style-name="ce64">
            <text:p><text:s/>11,981<text:s/></text:p>
          </table:table-cell>
          <table:table-cell office:value-type="float" office:value="4.016" table:style-name="ce64">
            <text:p><text:s/>4,016<text:s/></text:p>
          </table:table-cell>
          <table:table-cell office:value-type="float" office:value="15.997" table:style-name="ce65">
            <text:p><text:s/>15,997<text:s/></text:p>
          </table:table-cell>
          <table:table-cell office:value-type="float" office:value="0.78200000000000003" table:style-name="ce64">
            <text:p><text:s/>0,782<text:s/></text:p>
          </table:table-cell>
          <table:table-cell table:number-columns-repeated="4" table:style-name="ce64"/>
          <table:table-cell office:value-type="float" office:value="16.779" table:style-name="ce65">
            <text:p><text:s/>16,779<text:s/></text:p>
          </table:table-cell>
          <table:table-cell office:value-type="float" office:value="-0.23600000000000065" table:style-name="ce68">
            <text:p><text:s/>-0,236<text:s/></text:p>
          </table:table-cell>
          <table:table-cell table:number-columns-repeated="16344"/>
        </table:table-row>
        <table:table-row table:style-name="ro4">
          <table:table-cell office:value-type="string" table:style-name="ce48">
            <text:p>CJIB</text:p>
          </table:table-cell>
          <table:table-cell office:value-type="float" office:value="2015" table:style-name="ce49">
            <text:p>2015</text:p>
          </table:table-cell>
          <table:table-cell office:value-type="string" table:style-name="ce49">
            <text:p>VenJ</text:p>
          </table:table-cell>
          <table:table-cell office:value-type="float" office:value="892" table:style-name="ce41">
            <text:p><text:s/>892<text:s/></text:p>
          </table:table-cell>
          <table:table-cell office:value-type="float" office:value="3.0230000000000001" table:style-name="ce48">
            <text:p>3,023</text:p>
          </table:table-cell>
          <table:table-cell office:value-type="float" office:value="24.59" table:style-name="ce52">
            <text:p><text:s/>24,590<text:s/></text:p>
          </table:table-cell>
          <table:table-cell table:style-name="ce52"/>
          <table:table-cell office:value-type="float" office:value="27.613" table:style-name="ce54">
            <text:p><text:s/>27,613<text:s/></text:p>
          </table:table-cell>
          <table:table-cell table:style-name="ce52"/>
          <table:table-cell office:value-type="float" office:value="3.6029999999999998" table:style-name="ce52">
            <text:p><text:s/>3,603<text:s/></text:p>
          </table:table-cell>
          <table:table-cell office:value-type="float" office:value="27.628" table:style-name="ce52">
            <text:p><text:s/>27,628<text:s/></text:p>
          </table:table-cell>
          <table:table-cell office:value-type="float" office:value="31.231000000000002" table:style-name="ce54">
            <text:p><text:s/>31,231<text:s/></text:p>
          </table:table-cell>
          <table:table-cell office:value-type="float" office:value="58.844000000000001" table:style-name="ce62">
            <text:p><text:s/>58,844<text:s/></text:p>
          </table:table-cell>
          <table:table-cell office:value-type="float" office:value="1.1439999999999999" table:style-name="ce52">
            <text:p><text:s/>1,144<text:s/></text:p>
          </table:table-cell>
          <table:table-cell table:style-name="ce52"/>
          <table:table-cell office:value-type="float" office:value="0" table:style-name="ce52">
            <text:p><text:s/>-<text:s text:c="3"/></text:p>
          </table:table-cell>
          <table:table-cell office:value-type="float" office:value="1.1439999999999999" table:style-name="ce54">
            <text:p><text:s/>1,144<text:s/></text:p>
          </table:table-cell>
          <table:table-cell office:value-type="float" office:value="2.7010000000000001" table:style-name="ce56">
            <text:p><text:s/>2,701<text:s/></text:p>
          </table:table-cell>
          <table:table-cell office:value-type="float" office:value="28.405000000000001" table:style-name="ce56">
            <text:p><text:s/>28,405<text:s/></text:p>
          </table:table-cell>
          <table:table-cell office:value-type="float" office:value="24.664999999999999" table:style-name="ce56">
            <text:p><text:s/>24,665<text:s/></text:p>
          </table:table-cell>
          <table:table-cell office:value-type="float" office:value="56.914999999999999" table:style-name="ce59">
            <text:p>56,915<text:s/></text:p>
          </table:table-cell>
          <table:table-cell office:value-type="float" office:value="109.099" table:style-name="ce64">
            <text:p><text:s/>109,099<text:s/></text:p>
          </table:table-cell>
          <table:table-cell office:value-type="float" office:value="0.98499999999999999" table:style-name="ce64">
            <text:p><text:s/>0,985<text:s/></text:p>
          </table:table-cell>
          <table:table-cell office:value-type="float" office:value="13.803000000000001" table:style-name="ce64">
            <text:p><text:s/>13,803<text:s/></text:p>
          </table:table-cell>
          <table:table-cell office:value-type="float" office:value="123.887" table:style-name="ce65">
            <text:p><text:s/>123,887<text:s/></text:p>
          </table:table-cell>
          <table:table-cell table:number-columns-repeated="2" table:style-name="ce64"/>
          <table:table-cell office:value-type="float" office:value="0.61199999999999999" table:style-name="ce64">
            <text:p><text:s/>0,612<text:s/></text:p>
          </table:table-cell>
          <table:table-cell table:style-name="ce64"/>
          <table:table-cell office:value-type="float" office:value="124.499" table:style-name="ce62">
            <text:p><text:s/>124,499<text:s/></text:p>
          </table:table-cell>
          <table:table-cell office:value-type="float" office:value="77.849999999999994" table:style-name="ce64">
            <text:p><text:s/>77,850<text:s/></text:p>
          </table:table-cell>
          <table:table-cell office:value-type="float" office:value="27.616" table:style-name="ce64">
            <text:p><text:s/>27,616<text:s/></text:p>
          </table:table-cell>
          <table:table-cell office:value-type="float" office:value="105.46599999999999" table:style-name="ce65">
            <text:p><text:s/>105,466<text:s/></text:p>
          </table:table-cell>
          <table:table-cell office:value-type="float" office:value="5.702" table:style-name="ce64">
            <text:p><text:s/>5,702<text:s/></text:p>
          </table:table-cell>
          <table:table-cell office:value-type="float" office:value="10.331" table:style-name="ce64">
            <text:p><text:s/>10,331<text:s/></text:p>
          </table:table-cell>
          <table:table-cell table:style-name="ce66"/>
          <table:table-cell office:value-type="float" office:value="0.33600000000000002" table:style-name="ce64">
            <text:p><text:s/>0,336<text:s/></text:p>
          </table:table-cell>
          <table:table-cell office:value-type="float" office:value="0.73499999999999999" table:style-name="ce64">
            <text:p><text:s/>0,735<text:s/></text:p>
          </table:table-cell>
          <table:table-cell office:value-type="float" office:value="122.57" table:style-name="ce65">
            <text:p><text:s/>122,570<text:s/></text:p>
          </table:table-cell>
          <table:table-cell office:value-type="float" office:value="1.929000000000002" table:style-name="ce68">
            <text:p><text:s/>1,929<text:s/></text:p>
          </table:table-cell>
          <table:table-cell table:number-columns-repeated="16344"/>
        </table:table-row>
        <table:table-row table:style-name="ro4">
          <table:table-cell office:value-type="string" table:style-name="ce48">
            <text:p>DJI</text:p>
          </table:table-cell>
          <table:table-cell office:value-type="float" office:value="2015" table:style-name="ce49">
            <text:p>2015</text:p>
          </table:table-cell>
          <table:table-cell office:value-type="string" table:style-name="ce49">
            <text:p>VenJ</text:p>
          </table:table-cell>
          <table:table-cell office:value-type="float" office:value="14049" table:style-name="ce41">
            <text:p><text:s/>14.049<text:s/></text:p>
          </table:table-cell>
          <table:table-cell office:value-type="float" office:value="13.753" table:style-name="ce48">
            <text:p>13,753</text:p>
          </table:table-cell>
          <table:table-cell office:value-type="float" office:value="109.282" table:style-name="ce52">
            <text:p><text:s/>109,282<text:s/></text:p>
          </table:table-cell>
          <table:table-cell table:style-name="ce52"/>
          <table:table-cell office:value-type="float" office:value="123.035" table:style-name="ce54">
            <text:p><text:s/>123,035<text:s/></text:p>
          </table:table-cell>
          <table:table-cell office:value-type="float" office:value="4.3710000000000004" table:style-name="ce52">
            <text:p><text:s/>4,371<text:s/></text:p>
          </table:table-cell>
          <table:table-cell office:value-type="float" office:value="206.874" table:style-name="ce52">
            <text:p><text:s/>206,874<text:s/></text:p>
          </table:table-cell>
          <table:table-cell office:value-type="float" office:value="321.61799999999999" table:style-name="ce52">
            <text:p><text:s/>321,618<text:s/></text:p>
          </table:table-cell>
          <table:table-cell office:value-type="float" office:value="532.86300000000006" table:style-name="ce54">
            <text:p><text:s/>532,863<text:s/></text:p>
          </table:table-cell>
          <table:table-cell office:value-type="float" office:value="655.89800000000002" table:style-name="ce62">
            <text:p><text:s/>655,898<text:s/></text:p>
          </table:table-cell>
          <table:table-cell office:value-type="float" office:value="1.4999999999999999E-2" table:style-name="ce52">
            <text:p><text:s/>0,015<text:s/></text:p>
          </table:table-cell>
          <table:table-cell table:style-name="ce52"/>
          <table:table-cell office:value-type="float" office:value="0" table:style-name="ce52">
            <text:p><text:s/>-<text:s text:c="3"/></text:p>
          </table:table-cell>
          <table:table-cell office:value-type="float" office:value="1.4999999999999999E-2" table:style-name="ce54">
            <text:p><text:s/>0,015<text:s/></text:p>
          </table:table-cell>
          <table:table-cell office:value-type="float" office:value="171.96600000000001" table:style-name="ce56">
            <text:p><text:s/>171,966<text:s/></text:p>
          </table:table-cell>
          <table:table-cell office:value-type="float" office:value="37.125" table:style-name="ce56">
            <text:p><text:s/>37,125<text:s/></text:p>
          </table:table-cell>
          <table:table-cell office:value-type="float" office:value="385.31200000000001" table:style-name="ce56">
            <text:p><text:s/>385,312<text:s/></text:p>
          </table:table-cell>
          <table:table-cell office:value-type="float" office:value="594.41800000000001" table:style-name="ce59">
            <text:p>594,418<text:s/></text:p>
          </table:table-cell>
          <table:table-cell office:value-type="float" office:value="2167.3960000000002" table:style-name="ce64">
            <text:p><text:s/>2.167,396<text:s/></text:p>
          </table:table-cell>
          <table:table-cell office:value-type="float" office:value="5.2839999999999998" table:style-name="ce64">
            <text:p><text:s/>5,284<text:s/></text:p>
          </table:table-cell>
          <table:table-cell office:value-type="float" office:value="93.938999999999993" table:style-name="ce64">
            <text:p><text:s/>93,939<text:s/></text:p>
          </table:table-cell>
          <table:table-cell office:value-type="float" office:value="2266.6190000000001" table:style-name="ce65">
            <text:p><text:s/>2.266,619<text:s/></text:p>
          </table:table-cell>
          <table:table-cell table:style-name="ce64"/>
          <table:table-cell office:value-type="float" office:value="3.7999999999999999E-2" table:style-name="ce64">
            <text:p><text:s/>0,038<text:s/></text:p>
          </table:table-cell>
          <table:table-cell office:value-type="float" office:value="7.3390000000000004" table:style-name="ce64">
            <text:p><text:s/>7,339<text:s/></text:p>
          </table:table-cell>
          <table:table-cell office:value-type="float" office:value="41.363999999999997" table:style-name="ce64">
            <text:p><text:s/>41,364<text:s/></text:p>
          </table:table-cell>
          <table:table-cell office:value-type="float" office:value="2315.36" table:style-name="ce62">
            <text:p><text:s/>2.315,360<text:s/></text:p>
          </table:table-cell>
          <table:table-cell office:value-type="float" office:value="969.24199999999996" table:style-name="ce64">
            <text:p><text:s/>969,242<text:s/></text:p>
          </table:table-cell>
          <table:table-cell office:value-type="float" office:value="1102.6990000000001" table:style-name="ce64">
            <text:p><text:s/>1.102,699<text:s/></text:p>
          </table:table-cell>
          <table:table-cell office:value-type="float" office:value="2071.9409999999998" table:style-name="ce65">
            <text:p><text:s/>2.071,941<text:s/></text:p>
          </table:table-cell>
          <table:table-cell office:value-type="float" office:value="37.411999999999999" table:style-name="ce64">
            <text:p><text:s/>37,412<text:s/></text:p>
          </table:table-cell>
          <table:table-cell table:style-name="ce64"/>
          <table:table-cell office:value-type="float" office:value="135.09299999999999" table:style-name="ce64">
            <text:p><text:s/>135,093<text:s/></text:p>
          </table:table-cell>
          <table:table-cell office:value-type="float" office:value="1.3720000000000001" table:style-name="ce64">
            <text:p><text:s/>1,372<text:s/></text:p>
          </table:table-cell>
          <table:table-cell office:value-type="float" office:value="8.0609999999999999" table:style-name="ce64">
            <text:p><text:s/>8,061<text:s/></text:p>
          </table:table-cell>
          <table:table-cell office:value-type="float" office:value="2253.8789999999995" table:style-name="ce65">
            <text:p><text:s/>2.253,879<text:s/></text:p>
          </table:table-cell>
          <table:table-cell office:value-type="float" office:value="61.481000000000677" table:style-name="ce68">
            <text:p><text:s/>61,481<text:s/></text:p>
          </table:table-cell>
          <table:table-cell table:number-columns-repeated="16344"/>
        </table:table-row>
        <table:table-row table:style-name="ro4">
          <table:table-cell office:value-type="string" table:style-name="ce48">
            <text:p>IND</text:p>
          </table:table-cell>
          <table:table-cell office:value-type="float" office:value="2015" table:style-name="ce49">
            <text:p>2015</text:p>
          </table:table-cell>
          <table:table-cell office:value-type="string" table:style-name="ce49">
            <text:p>VenJ</text:p>
          </table:table-cell>
          <table:table-cell office:value-type="float" office:value="2902" table:style-name="ce41">
            <text:p><text:s/>2.902<text:s/></text:p>
          </table:table-cell>
          <table:table-cell office:value-type="float" office:value="49.750999999999998" table:style-name="ce48">
            <text:p>49,751</text:p>
          </table:table-cell>
          <table:table-cell office:value-type="float" office:value="8.5440000000000005" table:style-name="ce52">
            <text:p><text:s/>8,544<text:s/></text:p>
          </table:table-cell>
          <table:table-cell table:style-name="ce52"/>
          <table:table-cell office:value-type="float" office:value="58.295000000000002" table:style-name="ce54">
            <text:p><text:s/>58,295<text:s/></text:p>
          </table:table-cell>
          <table:table-cell office:value-type="float" office:value="1.724" table:style-name="ce52">
            <text:p><text:s/>1,724<text:s/></text:p>
          </table:table-cell>
          <table:table-cell office:value-type="float" office:value="10.212" table:style-name="ce52">
            <text:p><text:s/>10,212<text:s/></text:p>
          </table:table-cell>
          <table:table-cell office:value-type="float" office:value="83.031000000000006" table:style-name="ce52">
            <text:p><text:s/>83,031<text:s/></text:p>
          </table:table-cell>
          <table:table-cell office:value-type="float" office:value="94.967000000000013" table:style-name="ce54">
            <text:p><text:s/>94,967<text:s/></text:p>
          </table:table-cell>
          <table:table-cell office:value-type="float" office:value="153.262" table:style-name="ce62">
            <text:p><text:s/>153,262<text:s/></text:p>
          </table:table-cell>
          <table:table-cell office:value-type="float" office:value="2.9689999999999999" table:style-name="ce52">
            <text:p><text:s/>2,969<text:s/></text:p>
          </table:table-cell>
          <table:table-cell table:style-name="ce52"/>
          <table:table-cell office:value-type="float" office:value="0" table:style-name="ce52">
            <text:p><text:s/>-<text:s text:c="3"/></text:p>
          </table:table-cell>
          <table:table-cell office:value-type="float" office:value="2.9689999999999999" table:style-name="ce54">
            <text:p><text:s/>2,969<text:s/></text:p>
          </table:table-cell>
          <table:table-cell office:value-type="float" office:value="5.0609999999999999" table:style-name="ce56">
            <text:p><text:s/>5,061<text:s/></text:p>
          </table:table-cell>
          <table:table-cell office:value-type="float" office:value="41.79" table:style-name="ce56">
            <text:p><text:s/>41,790<text:s/></text:p>
          </table:table-cell>
          <table:table-cell office:value-type="float" office:value="98.683999999999997" table:style-name="ce56">
            <text:p><text:s/>98,684<text:s/></text:p>
          </table:table-cell>
          <table:table-cell office:value-type="float" office:value="148.50399999999999" table:style-name="ce59">
            <text:p>148,504<text:s/></text:p>
          </table:table-cell>
          <table:table-cell office:value-type="float" office:value="352.23500000000001" table:style-name="ce64">
            <text:p><text:s/>352,235<text:s/></text:p>
          </table:table-cell>
          <table:table-cell table:style-name="ce64"/>
          <table:table-cell office:value-type="float" office:value="56.15" table:style-name="ce64">
            <text:p><text:s/>56,150<text:s/></text:p>
          </table:table-cell>
          <table:table-cell office:value-type="float" office:value="408.38499999999999" table:style-name="ce65">
            <text:p><text:s/>408,385<text:s/></text:p>
          </table:table-cell>
          <table:table-cell table:style-name="ce64"/>
          <table:table-cell office:value-type="float" office:value="1E-3" table:style-name="ce64">
            <text:p><text:s/>0,001<text:s/></text:p>
          </table:table-cell>
          <table:table-cell office:value-type="float" office:value="0.64100000000000001" table:style-name="ce64">
            <text:p><text:s/>0,641<text:s/></text:p>
          </table:table-cell>
          <table:table-cell office:value-type="float" office:value="0.217" table:style-name="ce64">
            <text:p><text:s/>0,217<text:s/></text:p>
          </table:table-cell>
          <table:table-cell office:value-type="float" office:value="409.24399999999997" table:style-name="ce62">
            <text:p><text:s/>409,244<text:s/></text:p>
          </table:table-cell>
          <table:table-cell office:value-type="float" office:value="250.315" table:style-name="ce64">
            <text:p><text:s/>250,315<text:s/></text:p>
          </table:table-cell>
          <table:table-cell office:value-type="float" office:value="76.350999999999999" table:style-name="ce64">
            <text:p><text:s/>76,351<text:s/></text:p>
          </table:table-cell>
          <table:table-cell office:value-type="float" office:value="326.666" table:style-name="ce65">
            <text:p><text:s/>326,666<text:s/></text:p>
          </table:table-cell>
          <table:table-cell office:value-type="float" office:value="5.7569999999999997" table:style-name="ce64">
            <text:p><text:s/>5,757<text:s/></text:p>
          </table:table-cell>
          <table:table-cell office:value-type="float" office:value="66.924000000000007" table:style-name="ce64">
            <text:p><text:s/>66,924<text:s/></text:p>
          </table:table-cell>
          <table:table-cell office:value-type="float" office:value="5.0289999999999999" table:style-name="ce64">
            <text:p><text:s/>5,029<text:s/></text:p>
          </table:table-cell>
          <table:table-cell office:value-type="float" office:value="0.111" table:style-name="ce64">
            <text:p><text:s/>0,111<text:s/></text:p>
          </table:table-cell>
          <table:table-cell table:style-name="ce64"/>
          <table:table-cell office:value-type="float" office:value="404.48699999999997" table:style-name="ce65">
            <text:p><text:s/>404,487<text:s/></text:p>
          </table:table-cell>
          <table:table-cell office:value-type="float" office:value="4.757000000000005" table:style-name="ce68">
            <text:p><text:s/>4,757<text:s/></text:p>
          </table:table-cell>
          <table:table-cell table:number-columns-repeated="16344"/>
        </table:table-row>
        <table:table-row table:style-name="ro4">
          <table:table-cell office:value-type="string" table:style-name="ce48">
            <text:p>Justis</text:p>
          </table:table-cell>
          <table:table-cell office:value-type="float" office:value="2015" table:style-name="ce49">
            <text:p>2015</text:p>
          </table:table-cell>
          <table:table-cell office:value-type="string" table:style-name="ce49">
            <text:p>VenJ</text:p>
          </table:table-cell>
          <table:table-cell office:value-type="float" office:value="230" table:style-name="ce41">
            <text:p><text:s/>230<text:s/></text:p>
          </table:table-cell>
          <table:table-cell table:style-name="ce48"/>
          <table:table-cell table:number-columns-repeated="2" table:style-name="ce52"/>
          <table:table-cell office:value-type="float" office:value="0" table:style-name="ce54">
            <text:p><text:s/>-<text:s text:c="3"/></text:p>
          </table:table-cell>
          <table:table-cell table:style-name="ce52"/>
          <table:table-cell office:value-type="float" office:value="1.948" table:style-name="ce52">
            <text:p><text:s/>1,948<text:s/></text:p>
          </table:table-cell>
          <table:table-cell office:value-type="float" office:value="6.7560000000000002" table:style-name="ce52">
            <text:p><text:s/>6,756<text:s/></text:p>
          </table:table-cell>
          <table:table-cell office:value-type="float" office:value="8.7040000000000006" table:style-name="ce54">
            <text:p><text:s/>8,704<text:s/></text:p>
          </table:table-cell>
          <table:table-cell office:value-type="float" office:value="8.7040000000000006" table:style-name="ce62">
            <text:p><text:s/>8,704<text:s/></text:p>
          </table:table-cell>
          <table:table-cell office:value-type="float" office:value="0.82699999999999996" table:style-name="ce52">
            <text:p><text:s/>0,827<text:s/></text:p>
          </table:table-cell>
          <table:table-cell table:style-name="ce52"/>
          <table:table-cell office:value-type="float" office:value="0" table:style-name="ce52">
            <text:p><text:s/>-<text:s text:c="3"/></text:p>
          </table:table-cell>
          <table:table-cell office:value-type="float" office:value="0.82699999999999996" table:style-name="ce54">
            <text:p><text:s/>0,827<text:s/></text:p>
          </table:table-cell>
          <table:table-cell table:number-columns-repeated="2" table:style-name="ce56"/>
          <table:table-cell office:value-type="float" office:value="5.4790000000000001" table:style-name="ce56">
            <text:p><text:s/>5,479<text:s/></text:p>
          </table:table-cell>
          <table:table-cell office:value-type="float" office:value="6.306" table:style-name="ce59">
            <text:p>6,306<text:s/></text:p>
          </table:table-cell>
          <table:table-cell office:value-type="float" office:value="14.468999999999999" table:style-name="ce64">
            <text:p><text:s/>14,469<text:s/></text:p>
          </table:table-cell>
          <table:table-cell office:value-type="float" office:value="0.56000000000000005" table:style-name="ce64">
            <text:p><text:s/>0,560<text:s/></text:p>
          </table:table-cell>
          <table:table-cell office:value-type="float" office:value="22.097999999999999" table:style-name="ce64">
            <text:p><text:s/>22,098<text:s/></text:p>
          </table:table-cell>
          <table:table-cell office:value-type="float" office:value="37.126999999999995" table:style-name="ce65">
            <text:p><text:s/>37,127<text:s/></text:p>
          </table:table-cell>
          <table:table-cell table:number-columns-repeated="4" table:style-name="ce64"/>
          <table:table-cell office:value-type="float" office:value="37.126999999999995" table:style-name="ce62">
            <text:p><text:s/>37,127<text:s/></text:p>
          </table:table-cell>
          <table:table-cell office:value-type="float" office:value="19.003" table:style-name="ce64">
            <text:p><text:s/>19,003<text:s/></text:p>
          </table:table-cell>
          <table:table-cell office:value-type="float" office:value="15.724" table:style-name="ce64">
            <text:p><text:s/>15,724<text:s/></text:p>
          </table:table-cell>
          <table:table-cell office:value-type="float" office:value="34.727000000000004" table:style-name="ce65">
            <text:p><text:s/>34,727<text:s/></text:p>
          </table:table-cell>
          <table:table-cell table:number-columns-repeated="5" table:style-name="ce64"/>
          <table:table-cell office:value-type="float" office:value="34.727000000000004" table:style-name="ce65">
            <text:p><text:s/>34,727<text:s/></text:p>
          </table:table-cell>
          <table:table-cell office:value-type="float" office:value="2.3999999999999915" table:style-name="ce68">
            <text:p><text:s/>2,400<text:s/></text:p>
          </table:table-cell>
          <table:table-cell table:number-columns-repeated="16344"/>
        </table:table-row>
        <table:table-row table:style-name="ro4">
          <table:table-cell office:value-type="string" table:style-name="ce48">
            <text:p>NFI</text:p>
          </table:table-cell>
          <table:table-cell office:value-type="float" office:value="2015" table:style-name="ce49">
            <text:p>2015</text:p>
          </table:table-cell>
          <table:table-cell office:value-type="string" table:style-name="ce49">
            <text:p>VenJ</text:p>
          </table:table-cell>
          <table:table-cell office:value-type="float" office:value="515" table:style-name="ce41">
            <text:p><text:s/>515<text:s/></text:p>
          </table:table-cell>
          <table:table-cell table:style-name="ce48"/>
          <table:table-cell office:value-type="float" office:value="11.603" table:style-name="ce52">
            <text:p><text:s/>11,603<text:s/></text:p>
          </table:table-cell>
          <table:table-cell table:style-name="ce52"/>
          <table:table-cell office:value-type="float" office:value="11.603" table:style-name="ce54">
            <text:p><text:s/>11,603<text:s/></text:p>
          </table:table-cell>
          <table:table-cell table:style-name="ce52"/>
          <table:table-cell office:value-type="float" office:value="4.2560000000000002" table:style-name="ce52">
            <text:p><text:s/>4,256<text:s/></text:p>
          </table:table-cell>
          <table:table-cell office:value-type="float" office:value="14.242000000000001" table:style-name="ce52">
            <text:p><text:s/>14,242<text:s/></text:p>
          </table:table-cell>
          <table:table-cell office:value-type="float" office:value="18.498000000000001" table:style-name="ce54">
            <text:p><text:s/>18,498<text:s/></text:p>
          </table:table-cell>
          <table:table-cell office:value-type="float" office:value="30.100999999999999" table:style-name="ce62">
            <text:p><text:s/>30,101<text:s/></text:p>
          </table:table-cell>
          <table:table-cell office:value-type="float" office:value="2.7509999999999999" table:style-name="ce52">
            <text:p><text:s/>2,751<text:s/></text:p>
          </table:table-cell>
          <table:table-cell table:style-name="ce52"/>
          <table:table-cell office:value-type="float" office:value="0" table:style-name="ce52">
            <text:p><text:s/>-<text:s text:c="3"/></text:p>
          </table:table-cell>
          <table:table-cell office:value-type="float" office:value="2.7509999999999999" table:style-name="ce54">
            <text:p><text:s/>2,751<text:s/></text:p>
          </table:table-cell>
          <table:table-cell office:value-type="float" office:value="6.7290000000000001" table:style-name="ce56">
            <text:p><text:s/>6,729<text:s/></text:p>
          </table:table-cell>
          <table:table-cell office:value-type="float" office:value="10.411" table:style-name="ce56">
            <text:p><text:s/>10,411<text:s/></text:p>
          </table:table-cell>
          <table:table-cell office:value-type="float" office:value="13.480999999999998" table:style-name="ce56">
            <text:p><text:s/>13,481<text:s/></text:p>
          </table:table-cell>
          <table:table-cell office:value-type="float" office:value="33.372" table:style-name="ce59">
            <text:p>33,372<text:s/></text:p>
          </table:table-cell>
          <table:table-cell office:value-type="float" office:value="71.525000000000006" table:style-name="ce64">
            <text:p><text:s/>71,525<text:s/></text:p>
          </table:table-cell>
          <table:table-cell office:value-type="float" office:value="0.88700000000000001" table:style-name="ce64">
            <text:p><text:s/>0,887<text:s/></text:p>
          </table:table-cell>
          <table:table-cell office:value-type="float" office:value="7.7110000000000003" table:style-name="ce64">
            <text:p><text:s/>7,711<text:s/></text:p>
          </table:table-cell>
          <table:table-cell office:value-type="float" office:value="80.123000000000005" table:style-name="ce65">
            <text:p><text:s/>80,123<text:s/></text:p>
          </table:table-cell>
          <table:table-cell table:number-columns-repeated="2" table:style-name="ce64"/>
          <table:table-cell office:value-type="float" office:value="0.371" table:style-name="ce64">
            <text:p><text:s/>0,371<text:s/></text:p>
          </table:table-cell>
          <table:table-cell office:value-type="float" office:value="0.436" table:style-name="ce64">
            <text:p><text:s/>0,436<text:s/></text:p>
          </table:table-cell>
          <table:table-cell office:value-type="float" office:value="80.930000000000007" table:style-name="ce62">
            <text:p><text:s/>80,930<text:s/></text:p>
          </table:table-cell>
          <table:table-cell office:value-type="float" office:value="43.174999999999997" table:style-name="ce64">
            <text:p><text:s/>43,175<text:s/></text:p>
          </table:table-cell>
          <table:table-cell office:value-type="float" office:value="31.177" table:style-name="ce64">
            <text:p><text:s/>31,177<text:s/></text:p>
          </table:table-cell>
          <table:table-cell office:value-type="float" office:value="74.352000000000004" table:style-name="ce65">
            <text:p><text:s/>74,352<text:s/></text:p>
          </table:table-cell>
          <table:table-cell office:value-type="float" office:value="3.9039999999999999" table:style-name="ce64">
            <text:p><text:s/>3,904<text:s/></text:p>
          </table:table-cell>
          <table:table-cell table:style-name="ce64"/>
          <table:table-cell office:value-type="float" office:value="5.718" table:style-name="ce64">
            <text:p><text:s/>5,718<text:s/></text:p>
          </table:table-cell>
          <table:table-cell office:value-type="float" office:value="0.14499999999999999" table:style-name="ce64">
            <text:p><text:s/>0,145<text:s/></text:p>
          </table:table-cell>
          <table:table-cell office:value-type="float" office:value="8.2000000000000003E-2" table:style-name="ce64">
            <text:p><text:s/>0,082<text:s/></text:p>
          </table:table-cell>
          <table:table-cell office:value-type="float" office:value="84.200999999999993" table:style-name="ce65">
            <text:p><text:s/>84,201<text:s/></text:p>
          </table:table-cell>
          <table:table-cell office:value-type="float" office:value="-3.2709999999999866" table:style-name="ce68">
            <text:p><text:s/>-3,271<text:s/></text:p>
          </table:table-cell>
          <table:table-cell table:number-columns-repeated="16344"/>
        </table:table-row>
        <table:table-row table:style-name="ro4">
          <table:table-cell office:value-type="string" table:style-name="ce48">
            <text:p>ACBG</text:p>
          </table:table-cell>
          <table:table-cell office:value-type="float" office:value="2015" table:style-name="ce49">
            <text:p>2015</text:p>
          </table:table-cell>
          <table:table-cell office:value-type="string" table:style-name="ce49">
            <text:p>VWS</text:p>
          </table:table-cell>
          <table:table-cell office:value-type="float" office:value="288" table:style-name="ce41">
            <text:p><text:s/>288<text:s/></text:p>
          </table:table-cell>
          <table:table-cell office:value-type="float" office:value="0.2" table:style-name="ce48">
            <text:p>0,2</text:p>
          </table:table-cell>
          <table:table-cell office:value-type="float" office:value="2.1459999999999999" table:style-name="ce52">
            <text:p><text:s/>2,146<text:s/></text:p>
          </table:table-cell>
          <table:table-cell table:style-name="ce52"/>
          <table:table-cell office:value-type="float" office:value="2.3460000000000001" table:style-name="ce54">
            <text:p><text:s/>2,346<text:s/></text:p>
          </table:table-cell>
          <table:table-cell table:style-name="ce52"/>
          <table:table-cell office:value-type="float" office:value="4.9380000000000006" table:style-name="ce52">
            <text:p><text:s/>4,938<text:s/></text:p>
          </table:table-cell>
          <table:table-cell office:value-type="float" office:value="17.07" table:style-name="ce52">
            <text:p><text:s/>17,070<text:s/></text:p>
          </table:table-cell>
          <table:table-cell office:value-type="float" office:value="22.008000000000003" table:style-name="ce54">
            <text:p><text:s/>22,008<text:s/></text:p>
          </table:table-cell>
          <table:table-cell office:value-type="float" office:value="24.354000000000003" table:style-name="ce62">
            <text:p><text:s/>24,354<text:s/></text:p>
          </table:table-cell>
          <table:table-cell office:value-type="float" office:value="1.7330000000000001" table:style-name="ce52">
            <text:p><text:s/>1,733<text:s/></text:p>
          </table:table-cell>
          <table:table-cell table:style-name="ce52"/>
          <table:table-cell office:value-type="float" office:value="0" table:style-name="ce52">
            <text:p><text:s/>-<text:s text:c="3"/></text:p>
          </table:table-cell>
          <table:table-cell office:value-type="float" office:value="1.7330000000000001" table:style-name="ce54">
            <text:p><text:s/>1,733<text:s/></text:p>
          </table:table-cell>
          <table:table-cell table:number-columns-repeated="2" table:style-name="ce56"/>
          <table:table-cell office:value-type="float" office:value="17.428000000000001" table:style-name="ce56">
            <text:p><text:s/>17,428<text:s/></text:p>
          </table:table-cell>
          <table:table-cell office:value-type="float" office:value="19.161000000000001" table:style-name="ce59">
            <text:p>19,161<text:s/></text:p>
          </table:table-cell>
          <table:table-cell office:value-type="float" office:value="0.192" table:style-name="ce64">
            <text:p><text:s/>0,192<text:s/></text:p>
          </table:table-cell>
          <table:table-cell office:value-type="float" office:value="0.68300000000000005" table:style-name="ce64">
            <text:p><text:s/>0,683<text:s/></text:p>
          </table:table-cell>
          <table:table-cell office:value-type="float" office:value="45.866999999999997" table:style-name="ce64">
            <text:p><text:s/>45,867<text:s/></text:p>
          </table:table-cell>
          <table:table-cell office:value-type="float" office:value="46.741999999999997" table:style-name="ce65">
            <text:p><text:s/>46,742<text:s/></text:p>
          </table:table-cell>
          <table:table-cell table:style-name="ce64"/>
          <table:table-cell office:value-type="float" office:value="7.0000000000000001E-3" table:style-name="ce64">
            <text:p><text:s/>0,007<text:s/></text:p>
          </table:table-cell>
          <table:table-cell table:number-columns-repeated="2" table:style-name="ce64"/>
          <table:table-cell office:value-type="float" office:value="46.748999999999995" table:style-name="ce62">
            <text:p><text:s/>46,749<text:s/></text:p>
          </table:table-cell>
          <table:table-cell office:value-type="float" office:value="26.11" table:style-name="ce64">
            <text:p><text:s/>26,110<text:s/></text:p>
          </table:table-cell>
          <table:table-cell office:value-type="float" office:value="12.987" table:style-name="ce64">
            <text:p><text:s/>12,987<text:s/></text:p>
          </table:table-cell>
          <table:table-cell office:value-type="float" office:value="39.097000000000001" table:style-name="ce65">
            <text:p><text:s/>39,097<text:s/></text:p>
          </table:table-cell>
          <table:table-cell office:value-type="float" office:value="1.7490000000000001" table:style-name="ce64">
            <text:p><text:s/>1,749<text:s/></text:p>
          </table:table-cell>
          <table:table-cell office:value-type="float" office:value="0.71" table:style-name="ce64">
            <text:p><text:s/>0,710<text:s/></text:p>
          </table:table-cell>
          <table:table-cell table:number-columns-repeated="3" table:style-name="ce64"/>
          <table:table-cell office:value-type="float" office:value="41.556000000000004" table:style-name="ce65">
            <text:p><text:s/>41,556<text:s/></text:p>
          </table:table-cell>
          <table:table-cell office:value-type="float" office:value="5.1929999999999907" table:style-name="ce68">
            <text:p><text:s/>5,193<text:s/></text:p>
          </table:table-cell>
          <table:table-cell table:number-columns-repeated="16344"/>
        </table:table-row>
        <table:table-row table:style-name="ro4">
          <table:table-cell office:value-type="string" table:style-name="ce48">
            <text:p>CIBG</text:p>
          </table:table-cell>
          <table:table-cell office:value-type="float" office:value="2015" table:style-name="ce49">
            <text:p>2015</text:p>
          </table:table-cell>
          <table:table-cell office:value-type="string" table:style-name="ce49">
            <text:p>VWS</text:p>
          </table:table-cell>
          <table:table-cell office:value-type="float" office:value="228" table:style-name="ce41">
            <text:p><text:s/>228<text:s/></text:p>
          </table:table-cell>
          <table:table-cell office:value-type="float" office:value="16.603000000000002" table:style-name="ce48">
            <text:p>16,603</text:p>
          </table:table-cell>
          <table:table-cell office:value-type="float" office:value="1.7000000000000001E-2" table:style-name="ce52">
            <text:p><text:s/>0,017<text:s/></text:p>
          </table:table-cell>
          <table:table-cell table:style-name="ce52"/>
          <table:table-cell office:value-type="float" office:value="16.62" table:style-name="ce54">
            <text:p><text:s/>16,620<text:s/></text:p>
          </table:table-cell>
          <table:table-cell office:value-type="float" office:value="1.0960000000000001" table:style-name="ce52">
            <text:p><text:s/>1,096<text:s/></text:p>
          </table:table-cell>
          <table:table-cell office:value-type="float" office:value="5.851" table:style-name="ce52">
            <text:p><text:s/>5,851<text:s/></text:p>
          </table:table-cell>
          <table:table-cell office:value-type="float" office:value="8.0090000000000003" table:style-name="ce52">
            <text:p><text:s/>8,009<text:s/></text:p>
          </table:table-cell>
          <table:table-cell office:value-type="float" office:value="14.956" table:style-name="ce54">
            <text:p><text:s/>14,956<text:s/></text:p>
          </table:table-cell>
          <table:table-cell office:value-type="float" office:value="31.576000000000001" table:style-name="ce62">
            <text:p><text:s/>31,576<text:s/></text:p>
          </table:table-cell>
          <table:table-cell office:value-type="float" office:value="2.0790000000000002" table:style-name="ce52">
            <text:p><text:s/>2,079<text:s/></text:p>
          </table:table-cell>
          <table:table-cell table:style-name="ce52"/>
          <table:table-cell office:value-type="float" office:value="0" table:style-name="ce52">
            <text:p><text:s/>-<text:s text:c="3"/></text:p>
          </table:table-cell>
          <table:table-cell office:value-type="float" office:value="2.0790000000000002" table:style-name="ce54">
            <text:p><text:s/>2,079<text:s/></text:p>
          </table:table-cell>
          <table:table-cell table:style-name="ce56"/>
          <table:table-cell office:value-type="float" office:value="5.7000000000000002E-2" table:style-name="ce56">
            <text:p><text:s/>0,057<text:s/></text:p>
          </table:table-cell>
          <table:table-cell office:value-type="float" office:value="29.302999999999997" table:style-name="ce56">
            <text:p><text:s/>29,303<text:s/></text:p>
          </table:table-cell>
          <table:table-cell office:value-type="float" office:value="31.438999999999997" table:style-name="ce59">
            <text:p>31,439<text:s/></text:p>
          </table:table-cell>
          <table:table-cell office:value-type="float" office:value="22.86" table:style-name="ce64">
            <text:p><text:s/>22,860<text:s/></text:p>
          </table:table-cell>
          <table:table-cell office:value-type="float" office:value="4.835" table:style-name="ce64">
            <text:p><text:s/>4,835<text:s/></text:p>
          </table:table-cell>
          <table:table-cell office:value-type="float" office:value="21.436" table:style-name="ce64">
            <text:p><text:s/>21,436<text:s/></text:p>
          </table:table-cell>
          <table:table-cell office:value-type="float" office:value="49.131" table:style-name="ce65">
            <text:p><text:s/>49,131<text:s/></text:p>
          </table:table-cell>
          <table:table-cell table:style-name="ce64"/>
          <table:table-cell office:value-type="float" office:value="1E-3" table:style-name="ce64">
            <text:p><text:s/>0,001<text:s/></text:p>
          </table:table-cell>
          <table:table-cell table:number-columns-repeated="2" table:style-name="ce64"/>
          <table:table-cell office:value-type="float" office:value="49.131999999999998" table:style-name="ce62">
            <text:p><text:s/>49,132<text:s/></text:p>
          </table:table-cell>
          <table:table-cell office:value-type="float" office:value="20.346" table:style-name="ce64">
            <text:p><text:s/>20,346<text:s/></text:p>
          </table:table-cell>
          <table:table-cell office:value-type="float" office:value="25.332000000000001" table:style-name="ce64">
            <text:p><text:s/>25,332<text:s/></text:p>
          </table:table-cell>
          <table:table-cell office:value-type="float" office:value="45.677999999999997" table:style-name="ce65">
            <text:p><text:s/>45,678<text:s/></text:p>
          </table:table-cell>
          <table:table-cell office:value-type="float" office:value="3.3119999999999998" table:style-name="ce64">
            <text:p><text:s/>3,312<text:s/></text:p>
          </table:table-cell>
          <table:table-cell table:number-columns-repeated="2" table:style-name="ce64"/>
          <table:table-cell office:value-type="float" office:value="5.0000000000000001E-3" table:style-name="ce64">
            <text:p><text:s/>0,005<text:s/></text:p>
          </table:table-cell>
          <table:table-cell table:style-name="ce64"/>
          <table:table-cell office:value-type="float" office:value="48.994999999999997" table:style-name="ce65">
            <text:p><text:s/>48,995<text:s/></text:p>
          </table:table-cell>
          <table:table-cell office:value-type="float" office:value="0.13700000000000045" table:style-name="ce68">
            <text:p><text:s/>0,137<text:s/></text:p>
          </table:table-cell>
          <table:table-cell table:number-columns-repeated="16344"/>
        </table:table-row>
        <table:table-row table:style-name="ro2">
          <table:table-cell office:value-type="string" table:style-name="ce50">
            <text:p>RIVM</text:p>
          </table:table-cell>
          <table:table-cell office:value-type="float" office:value="2015" table:style-name="ce51">
            <text:p>2015</text:p>
          </table:table-cell>
          <table:table-cell office:value-type="string" table:style-name="ce51">
            <text:p>VWS</text:p>
          </table:table-cell>
          <table:table-cell office:value-type="float" office:value="1487" table:style-name="ce45">
            <text:p><text:s/>1.487<text:s/></text:p>
          </table:table-cell>
          <table:table-cell office:value-type="float" office:value="1.7999999999999999E-2" table:style-name="ce53">
            <text:p><text:s/>0,018<text:s/></text:p>
          </table:table-cell>
          <table:table-cell office:value-type="float" office:value="4.7119999999999997" table:style-name="ce53">
            <text:p><text:s/>4,712<text:s/></text:p>
          </table:table-cell>
          <table:table-cell table:style-name="ce53"/>
          <table:table-cell office:value-type="float" office:value="4.7299999999999995" table:style-name="ce55">
            <text:p><text:s/>4,730<text:s/></text:p>
          </table:table-cell>
          <table:table-cell office:value-type="float" office:value="27.003" table:style-name="ce53">
            <text:p><text:s/>27,003<text:s/></text:p>
          </table:table-cell>
          <table:table-cell office:value-type="float" office:value="26.922000000000001" table:style-name="ce53">
            <text:p><text:s/>26,922<text:s/></text:p>
          </table:table-cell>
          <table:table-cell office:value-type="float" office:value="57.762999999999998" table:style-name="ce53">
            <text:p><text:s/>57,763<text:s/></text:p>
          </table:table-cell>
          <table:table-cell office:value-type="float" office:value="111.68799999999999" table:style-name="ce55">
            <text:p><text:s/>111,688<text:s/></text:p>
          </table:table-cell>
          <table:table-cell office:value-type="float" office:value="116.41799999999999" table:style-name="ce63">
            <text:p><text:s/>116,418<text:s/></text:p>
          </table:table-cell>
          <table:table-cell office:value-type="float" office:value="8.8970000000000002" table:style-name="ce53">
            <text:p><text:s/>8,897<text:s/></text:p>
          </table:table-cell>
          <table:table-cell table:style-name="ce53"/>
          <table:table-cell office:value-type="float" office:value="0" table:style-name="ce53">
            <text:p><text:s/>-<text:s text:c="3"/></text:p>
          </table:table-cell>
          <table:table-cell office:value-type="float" office:value="8.8970000000000002" table:style-name="ce55">
            <text:p><text:s/>8,897<text:s/></text:p>
          </table:table-cell>
          <table:table-cell office:value-type="float" office:value="7.7549999999999999" table:style-name="ce57">
            <text:p><text:s/>7,755<text:s/></text:p>
          </table:table-cell>
          <table:table-cell table:style-name="ce57"/>
          <table:table-cell office:value-type="float" office:value="94.140999999999991" table:style-name="ce57">
            <text:p><text:s/>94,141<text:s/></text:p>
          </table:table-cell>
          <table:table-cell office:value-type="float" office:value="110.79299999999999" table:style-name="ce60">
            <text:p>110,793<text:s/></text:p>
          </table:table-cell>
          <table:table-cell office:value-type="float" office:value="245.96299999999999" table:style-name="ce53">
            <text:p><text:s/>245,963<text:s/></text:p>
          </table:table-cell>
          <table:table-cell office:value-type="float" office:value="70.5" table:style-name="ce53">
            <text:p><text:s/>70,500<text:s/></text:p>
          </table:table-cell>
          <table:table-cell office:value-type="float" office:value="19.460999999999999" table:style-name="ce53">
            <text:p><text:s/>19,461<text:s/></text:p>
          </table:table-cell>
          <table:table-cell office:value-type="float" office:value="335.92399999999998" table:style-name="ce55">
            <text:p><text:s/>335,924<text:s/></text:p>
          </table:table-cell>
          <table:table-cell table:style-name="ce53"/>
          <table:table-cell office:value-type="float" office:value="1E-3" table:style-name="ce53">
            <text:p><text:s/>0,001<text:s/></text:p>
          </table:table-cell>
          <table:table-cell office:value-type="float" office:value="0.91300000000000003" table:style-name="ce53">
            <text:p><text:s/>0,913<text:s/></text:p>
          </table:table-cell>
          <table:table-cell table:style-name="ce53"/>
          <table:table-cell office:value-type="float" office:value="336.83799999999997" table:style-name="ce63">
            <text:p><text:s/>336,838<text:s/></text:p>
          </table:table-cell>
          <table:table-cell office:value-type="float" office:value="122.527" table:style-name="ce53">
            <text:p><text:s/>122,527<text:s/></text:p>
          </table:table-cell>
          <table:table-cell office:value-type="float" office:value="204.41399999999999" table:style-name="ce53">
            <text:p><text:s/>204,414<text:s/></text:p>
          </table:table-cell>
          <table:table-cell office:value-type="float" office:value="326.94099999999997" table:style-name="ce55">
            <text:p><text:s/>326,941<text:s/></text:p>
          </table:table-cell>
          <table:table-cell office:value-type="float" office:value="3.2360000000000002" table:style-name="ce53">
            <text:p><text:s/>3,236<text:s/></text:p>
          </table:table-cell>
          <table:table-cell office:value-type="float" office:value="1.0349999999999999" table:style-name="ce53">
            <text:p><text:s/>1,035<text:s/></text:p>
          </table:table-cell>
          <table:table-cell table:number-columns-repeated="3" table:style-name="ce53"/>
          <table:table-cell office:value-type="float" office:value="331.21199999999999" table:style-name="ce55">
            <text:p><text:s/>331,212<text:s/></text:p>
          </table:table-cell>
          <table:table-cell office:value-type="float" office:value="5.6259999999999764" table:style-name="ce69">
            <text:p><text:s/>5,626<text:s/></text:p>
          </table:table-cell>
          <table:table-cell table:number-columns-repeated="16344"/>
        </table:table-row>
        <table:table-row table:style-name="ro3">
          <table:table-cell office:value-type="string" table:style-name="ce6">
            <text:p>Agentschap</text:p>
          </table:table-cell>
          <table:table-cell office:value-type="string" table:style-name="ce7">
            <text:p>Jaar</text:p>
          </table:table-cell>
          <table:table-cell office:value-type="string" table:style-name="ce7">
            <text:p>Dep.</text:p>
          </table:table-cell>
          <table:table-cell office:value-type="string" table:style-name="ce8">
            <text:p>FTE (in aantallen)</text:p>
          </table:table-cell>
          <table:table-cell office:value-type="string" table:style-name="ce9">
            <text:p><text:s/>Immateriële vaste activa</text:p>
          </table:table-cell>
          <table:table-cell office:value-type="string" table:style-name="ce10">
            <text:p><text:s/>Materiële vaste activa</text:p>
          </table:table-cell>
          <table:table-cell office:value-type="string" table:style-name="ce10">
            <text:p>Financiële vaste activa</text:p>
          </table:table-cell>
          <table:table-cell office:value-type="string" table:style-name="ce11">
            <text:p>Vaste activa</text:p>
          </table:table-cell>
          <table:table-cell office:value-type="string" table:style-name="ce10">
            <text:p>Voorraden + OHW</text:p>
          </table:table-cell>
          <table:table-cell office:value-type="string" table:style-name="ce10">
            <text:p>Debiteuren + Nog te ontvangen</text:p>
          </table:table-cell>
          <table:table-cell office:value-type="string" table:style-name="ce10">
            <text:p>Liquide middelen</text:p>
          </table:table-cell>
          <table:table-cell office:value-type="string" table:style-name="ce11">
            <text:p>Vlottende activa</text:p>
          </table:table-cell>
          <table:table-cell office:value-type="string" table:style-name="ce12">
            <text:p>Totaal activa</text:p>
          </table:table-cell>
          <table:table-cell office:value-type="string" table:style-name="ce10">
            <text:p>Exploitatie reserve</text:p>
          </table:table-cell>
          <table:table-cell office:value-type="string" table:style-name="ce10">
            <text:p>Verplichte / Bestemmings-reserve</text:p>
          </table:table-cell>
          <table:table-cell office:value-type="string" table:style-name="ce10">
            <text:p>Onverdeeld resultaat</text:p>
          </table:table-cell>
          <table:table-cell office:value-type="string" table:style-name="ce11">
            <text:p>Eigen vermogen</text:p>
          </table:table-cell>
          <table:table-cell office:value-type="string" table:style-name="ce10">
            <text:p>Voorzieningen</text:p>
          </table:table-cell>
          <table:table-cell office:value-type="string" table:style-name="ce10">
            <text:p>Leningen FIN</text:p>
          </table:table-cell>
          <table:table-cell office:value-type="string" table:style-name="ce10">
            <text:p>Crediteuren + Kortlopende schulden</text:p>
          </table:table-cell>
          <table:table-cell office:value-type="string" table:style-name="ce12">
            <text:p>Totaal passiva</text:p>
          </table:table-cell>
          <table:table-cell office:value-type="string" table:style-name="ce11">
            <text:p>Omzet moeder departement</text:p>
          </table:table-cell>
          <table:table-cell office:value-type="string" table:style-name="ce11">
            <text:p>Omzet overige departementen</text:p>
          </table:table-cell>
          <table:table-cell office:value-type="string" table:style-name="ce11">
            <text:p>Omzet derden</text:p>
          </table:table-cell>
          <table:table-cell office:value-type="string" table:style-name="ce11">
            <text:p>Omzet</text:p>
          </table:table-cell>
          <table:table-cell office:value-type="string" table:style-name="ce11">
            <text:p>Diverse opbrengsten</text:p>
          </table:table-cell>
          <table:table-cell office:value-type="string" table:style-name="ce11">
            <text:p>Rentebaten</text:p>
          </table:table-cell>
          <table:table-cell office:value-type="string" table:style-name="ce11">
            <text:p>Vrijval voorzieningen</text:p>
          </table:table-cell>
          <table:table-cell office:value-type="string" table:style-name="ce11">
            <text:p>Bijzondere baten</text:p>
          </table:table-cell>
          <table:table-cell office:value-type="string" table:style-name="ce11">
            <text:p>Baten</text:p>
          </table:table-cell>
          <table:table-cell office:value-type="string" table:style-name="ce13">
            <text:p>Personele kosten</text:p>
          </table:table-cell>
          <table:table-cell office:value-type="string" table:style-name="ce11">
            <text:p>Materiële kosten</text:p>
          </table:table-cell>
          <table:table-cell office:value-type="string" table:style-name="ce11">
            <text:p>Apparaats-uitgaven</text:p>
          </table:table-cell>
          <table:table-cell office:value-type="string" table:style-name="ce11">
            <text:p>Afschrijving<text:s/></text:p>
          </table:table-cell>
          <table:table-cell office:value-type="string" table:style-name="ce11">
            <text:p>Diverse lasten</text:p>
          </table:table-cell>
          <table:table-cell office:value-type="string" table:style-name="ce11">
            <text:p>Dotatie voorzieningen</text:p>
          </table:table-cell>
          <table:table-cell office:value-type="string" table:style-name="ce11">
            <text:p>Rentelasten</text:p>
          </table:table-cell>
          <table:table-cell office:value-type="string" table:style-name="ce11">
            <text:p>Bijzondere lasten</text:p>
          </table:table-cell>
          <table:table-cell office:value-type="string" table:style-name="ce12">
            <text:p>Lasten</text:p>
          </table:table-cell>
          <table:table-cell office:value-type="string" table:style-name="ce14">
            <text:p>Resultaat</text:p>
          </table:table-cell>
          <table:table-cell table:number-columns-repeated="16344"/>
        </table:table-row>
        <table:table-row table:style-name="ro4">
          <table:table-cell office:value-type="string" table:style-name="ce48">
            <text:p>DPC</text:p>
          </table:table-cell>
          <table:table-cell office:value-type="float" office:value="2016" table:style-name="ce70">
            <text:p>2016</text:p>
          </table:table-cell>
          <table:table-cell office:value-type="string" table:style-name="ce49">
            <text:p>AZ</text:p>
          </table:table-cell>
          <table:table-cell office:value-type="float" office:value="134.69999999999999" table:style-name="ce41">
            <text:p><text:s/>135<text:s/>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52">
            <text:p><text:s/>-<text:s text:c="3"/></text:p>
          </table:table-cell>
          <table:table-cell office:value-type="float" office:value="0" table:style-name="ce52">
            <text:p><text:s/>-<text:s text:c="3"/></text:p>
          </table:table-cell>
          <table:table-cell office:value-type="float" office:value="0" table:style-name="ce54">
            <text:p><text:s/>-<text:s text:c="3"/></text:p>
          </table:table-cell>
          <table:table-cell office:value-type="float" office:value="0" table:style-name="ce52">
            <text:p><text:s/>-<text:s text:c="3"/></text:p>
          </table:table-cell>
          <table:table-cell office:value-type="float" office:value="5.9209999999999994" table:style-name="ce52">
            <text:p><text:s/>5,921<text:s/></text:p>
          </table:table-cell>
          <table:table-cell office:value-type="float" office:value="21.556000000000001" table:style-name="ce52">
            <text:p><text:s/>21,556<text:s/></text:p>
          </table:table-cell>
          <table:table-cell office:value-type="float" office:value="27.477" table:style-name="ce54">
            <text:p><text:s/>27,477<text:s/></text:p>
          </table:table-cell>
          <table:table-cell office:value-type="float" office:value="27.477" table:style-name="ce61">
            <text:p><text:s/>27,477<text:s/></text:p>
          </table:table-cell>
          <table:table-cell office:value-type="float" office:value="4.4720000000000004" table:style-name="ce52">
            <text:p><text:s/>4,472<text:s/></text:p>
          </table:table-cell>
          <table:table-cell table:style-name="ce52"/>
          <table:table-cell office:value-type="float" office:value="-0.35099999999999909" table:style-name="ce52">
            <text:p><text:s/>-0,351<text:s/></text:p>
          </table:table-cell>
          <table:table-cell office:value-type="float" office:value="4.1210000000000013" table:style-name="ce54">
            <text:p><text:s/>4,121<text:s/></text:p>
          </table:table-cell>
          <table:table-cell office:value-type="float" office:value="0.27200000000000002" table:style-name="ce56">
            <text:p><text:s/>0,272<text:s/></text:p>
          </table:table-cell>
          <table:table-cell office:value-type="float" office:value="0" table:style-name="ce56">
            <text:p><text:s/>-<text:s text:c="3"/></text:p>
          </table:table-cell>
          <table:table-cell office:value-type="float" office:value="23.084" table:style-name="ce56">
            <text:p><text:s/>23,084<text:s/></text:p>
          </table:table-cell>
          <table:table-cell office:value-type="float" office:value="27.477" table:style-name="ce58">
            <text:p>27,477<text:s/></text:p>
          </table:table-cell>
          <table:table-cell office:value-type="float" office:value="24.158000000000001" table:style-name="ce64">
            <text:p><text:s/>24,158<text:s/></text:p>
          </table:table-cell>
          <table:table-cell office:value-type="float" office:value="48.203000000000003" table:style-name="ce64">
            <text:p><text:s/>48,203<text:s/></text:p>
          </table:table-cell>
          <table:table-cell office:value-type="float" office:value="21.666" table:style-name="ce64">
            <text:p><text:s/>21,666<text:s/></text:p>
          </table:table-cell>
          <table:table-cell office:value-type="float" office:value="94.027000000000001" table:style-name="ce65">
            <text:p><text:s/>94,027<text:s/></text:p>
          </table:table-cell>
          <table:table-cell table:style-name="ce64"/>
          <table:table-cell office:value-type="float" office:value="0" table:style-name="ce64">
            <text:p><text:s/>-<text:s text:c="3"/></text:p>
          </table:table-cell>
          <table:table-cell office:value-type="float" office:value="1.6E-2" table:style-name="ce64">
            <text:p><text:s/>0,016<text:s/></text:p>
          </table:table-cell>
          <table:table-cell office:value-type="float" office:value="3.6999999999999998E-2" table:style-name="ce64">
            <text:p><text:s/>0,037<text:s/></text:p>
          </table:table-cell>
          <table:table-cell office:value-type="float" office:value="94.080000000000013" table:style-name="ce61">
            <text:p><text:s/>94,080<text:s/></text:p>
          </table:table-cell>
          <table:table-cell office:value-type="float" office:value="13.095000000000001" table:style-name="ce64">
            <text:p><text:s/>13,095<text:s/></text:p>
          </table:table-cell>
          <table:table-cell office:value-type="float" office:value="81.108000000000004" table:style-name="ce64">
            <text:p><text:s/>81,108<text:s/></text:p>
          </table:table-cell>
          <table:table-cell office:value-type="float" office:value="94.203000000000003" table:style-name="ce65">
            <text:p><text:s/>94,203<text:s/></text:p>
          </table:table-cell>
          <table:table-cell office:value-type="float" office:value="0" table:style-name="ce64">
            <text:p><text:s/>-<text:s text:c="3"/></text:p>
          </table:table-cell>
          <table:table-cell table:style-name="ce64"/>
          <table:table-cell office:value-type="float" office:value="0.20899999999999999" table:style-name="ce64">
            <text:p><text:s/>0,209<text:s/></text:p>
          </table:table-cell>
          <table:table-cell table:style-name="ce64"/>
          <table:table-cell office:value-type="float" office:value="1.9E-2" table:style-name="ce64">
            <text:p><text:s/>0,019<text:s/></text:p>
          </table:table-cell>
          <table:table-cell office:value-type="float" office:value="94.431000000000012" table:style-name="ce65">
            <text:p><text:s/>94,431<text:s/></text:p>
          </table:table-cell>
          <table:table-cell office:value-type="float" office:value="-0.35099999999999909" table:style-name="ce67">
            <text:p><text:s/>-0,351<text:s/></text:p>
          </table:table-cell>
          <table:table-cell table:number-columns-repeated="16344"/>
        </table:table-row>
        <table:table-row table:style-name="ro4">
          <table:table-cell office:value-type="string" table:style-name="ce48">
            <text:p>RVIG</text:p>
          </table:table-cell>
          <table:table-cell office:value-type="float" office:value="2016" table:style-name="ce70">
            <text:p>2016</text:p>
          </table:table-cell>
          <table:table-cell office:value-type="string" table:style-name="ce49">
            <text:p>BZK</text:p>
          </table:table-cell>
          <table:table-cell office:value-type="float" office:value="156" table:style-name="ce41">
            <text:p><text:s/>156<text:s/></text:p>
          </table:table-cell>
          <table:table-cell office:value-type="float" office:value="1.0740000000000001" table:style-name="ce48">
            <text:p>1,074</text:p>
          </table:table-cell>
          <table:table-cell office:value-type="float" office:value="4.6539999999999999" table:style-name="ce52">
            <text:p><text:s/>4,654<text:s/></text:p>
          </table:table-cell>
          <table:table-cell table:style-name="ce52"/>
          <table:table-cell office:value-type="float" office:value="5.7279999999999998" table:style-name="ce54">
            <text:p><text:s/>5,728<text:s/></text:p>
          </table:table-cell>
          <table:table-cell table:style-name="ce52"/>
          <table:table-cell office:value-type="float" office:value="11.018000000000001" table:style-name="ce52">
            <text:p><text:s/>11,018<text:s/></text:p>
          </table:table-cell>
          <table:table-cell office:value-type="float" office:value="99.447000000000003" table:style-name="ce52">
            <text:p><text:s/>99,447<text:s/></text:p>
          </table:table-cell>
          <table:table-cell office:value-type="float" office:value="110.465" table:style-name="ce54">
            <text:p><text:s/>110,465<text:s/></text:p>
          </table:table-cell>
          <table:table-cell office:value-type="float" office:value="116.193" table:style-name="ce62">
            <text:p><text:s/>116,193<text:s/></text:p>
          </table:table-cell>
          <table:table-cell office:value-type="float" office:value="5.4" table:style-name="ce52">
            <text:p><text:s/>5,400<text:s/></text:p>
          </table:table-cell>
          <table:table-cell office:value-type="float" office:value="68.076999999999998" table:style-name="ce52">
            <text:p><text:s/>68,077<text:s/></text:p>
          </table:table-cell>
          <table:table-cell office:value-type="float" office:value="6.3720000000000141" table:style-name="ce52">
            <text:p><text:s/>6,372<text:s/></text:p>
          </table:table-cell>
          <table:table-cell office:value-type="float" office:value="79.849000000000018" table:style-name="ce54">
            <text:p><text:s/>79,849<text:s/></text:p>
          </table:table-cell>
          <table:table-cell table:number-columns-repeated="2" table:style-name="ce56"/>
          <table:table-cell office:value-type="float" office:value="36.344000000000001" table:style-name="ce56">
            <text:p><text:s/>36,344<text:s/></text:p>
          </table:table-cell>
          <table:table-cell office:value-type="float" office:value="116.19300000000001" table:style-name="ce59">
            <text:p>116,193<text:s/></text:p>
          </table:table-cell>
          <table:table-cell office:value-type="float" office:value="29.731000000000002" table:style-name="ce64">
            <text:p><text:s/>29,731<text:s/></text:p>
          </table:table-cell>
          <table:table-cell office:value-type="float" office:value="0" table:style-name="ce64">
            <text:p><text:s/>-<text:s text:c="3"/></text:p>
          </table:table-cell>
          <table:table-cell office:value-type="float" office:value="118.877" table:style-name="ce64">
            <text:p><text:s/>118,877<text:s/></text:p>
          </table:table-cell>
          <table:table-cell office:value-type="float" office:value="148.608" table:style-name="ce65">
            <text:p><text:s/>148,608<text:s/></text:p>
          </table:table-cell>
          <table:table-cell table:style-name="ce64"/>
          <table:table-cell office:value-type="float" office:value="2.5999999999999999E-2" table:style-name="ce64">
            <text:p><text:s/>0,026<text:s/></text:p>
          </table:table-cell>
          <table:table-cell table:number-columns-repeated="2" table:style-name="ce64"/>
          <table:table-cell office:value-type="float" office:value="148.63400000000001" table:style-name="ce62">
            <text:p><text:s/>148,634<text:s/></text:p>
          </table:table-cell>
          <table:table-cell office:value-type="float" office:value="17.393000000000001" table:style-name="ce64">
            <text:p><text:s/>17,393<text:s/></text:p>
          </table:table-cell>
          <table:table-cell office:value-type="float" office:value="101.15600000000001" table:style-name="ce64">
            <text:p><text:s/>101,156<text:s/></text:p>
          </table:table-cell>
          <table:table-cell office:value-type="float" office:value="118.54900000000001" table:style-name="ce65">
            <text:p><text:s/>118,549<text:s/></text:p>
          </table:table-cell>
          <table:table-cell office:value-type="float" office:value="3.8620000000000001" table:style-name="ce64">
            <text:p><text:s/>3,862<text:s/></text:p>
          </table:table-cell>
          <table:table-cell table:style-name="ce64"/>
          <table:table-cell office:value-type="float" office:value="19.850999999999999" table:style-name="ce64">
            <text:p><text:s/>19,851<text:s/></text:p>
          </table:table-cell>
          <table:table-cell table:number-columns-repeated="2" table:style-name="ce64"/>
          <table:table-cell office:value-type="float" office:value="142.262" table:style-name="ce65">
            <text:p><text:s/>142,262<text:s/></text:p>
          </table:table-cell>
          <table:table-cell office:value-type="float" office:value="6.3720000000000141" table:style-name="ce68">
            <text:p><text:s/>6,372<text:s/></text:p>
          </table:table-cell>
          <table:table-cell table:number-columns-repeated="16344"/>
        </table:table-row>
        <table:table-row table:style-name="ro4">
          <table:table-cell office:value-type="string" table:style-name="ce48">
            <text:p>DHC</text:p>
          </table:table-cell>
          <table:table-cell office:value-type="float" office:value="2016" table:style-name="ce70">
            <text:p>2016</text:p>
          </table:table-cell>
          <table:table-cell office:value-type="string" table:style-name="ce49">
            <text:p>BZK</text:p>
          </table:table-cell>
          <table:table-cell office:value-type="float" office:value="67" table:style-name="ce41">
            <text:p><text:s/>67<text:s/></text:p>
          </table:table-cell>
          <table:table-cell office:value-type="float" office:value="0.39200000000000002" table:style-name="ce48">
            <text:p>0,392</text:p>
          </table:table-cell>
          <table:table-cell office:value-type="float" office:value="5.5E-2" table:style-name="ce52">
            <text:p><text:s/>0,055<text:s/></text:p>
          </table:table-cell>
          <table:table-cell table:style-name="ce52"/>
          <table:table-cell office:value-type="float" office:value="0.44700000000000001" table:style-name="ce54">
            <text:p><text:s/>0,447<text:s/></text:p>
          </table:table-cell>
          <table:table-cell office:value-type="float" office:value="1.6739999999999999" table:style-name="ce52">
            <text:p><text:s/>1,674<text:s/></text:p>
          </table:table-cell>
          <table:table-cell office:value-type="float" office:value="0.41499999999999998" table:style-name="ce52">
            <text:p><text:s/>0,415<text:s/></text:p>
          </table:table-cell>
          <table:table-cell office:value-type="float" office:value="4.3239999999999998" table:style-name="ce52">
            <text:p><text:s/>4,324<text:s/></text:p>
          </table:table-cell>
          <table:table-cell office:value-type="float" office:value="6.4130000000000003" table:style-name="ce54">
            <text:p><text:s/>6,413<text:s/></text:p>
          </table:table-cell>
          <table:table-cell office:value-type="float" office:value="6.86" table:style-name="ce62">
            <text:p><text:s/>6,860<text:s/></text:p>
          </table:table-cell>
          <table:table-cell office:value-type="float" office:value="0.73499999999999999" table:style-name="ce52">
            <text:p><text:s/>0,735<text:s/></text:p>
          </table:table-cell>
          <table:table-cell table:style-name="ce52"/>
          <table:table-cell office:value-type="float" office:value="0.81799999999999962" table:style-name="ce52">
            <text:p><text:s/>0,818<text:s/></text:p>
          </table:table-cell>
          <table:table-cell office:value-type="float" office:value="1.5529999999999995" table:style-name="ce54">
            <text:p><text:s/>1,553<text:s/></text:p>
          </table:table-cell>
          <table:table-cell office:value-type="float" office:value="0.42099999999999999" table:style-name="ce56">
            <text:p><text:s/>0,421<text:s/></text:p>
          </table:table-cell>
          <table:table-cell table:style-name="ce56"/>
          <table:table-cell office:value-type="float" office:value="4.8860000000000001" table:style-name="ce56">
            <text:p><text:s/>4,886<text:s/></text:p>
          </table:table-cell>
          <table:table-cell office:value-type="float" office:value="6.8599999999999994" table:style-name="ce59">
            <text:p>6,860<text:s/></text:p>
          </table:table-cell>
          <table:table-cell office:value-type="float" office:value="10.935" table:style-name="ce64">
            <text:p><text:s/>10,935<text:s/></text:p>
          </table:table-cell>
          <table:table-cell office:value-type="float" office:value="0" table:style-name="ce64">
            <text:p><text:s/>-<text:s text:c="3"/></text:p>
          </table:table-cell>
          <table:table-cell office:value-type="float" office:value="0.748" table:style-name="ce64">
            <text:p><text:s/>0,748<text:s/></text:p>
          </table:table-cell>
          <table:table-cell office:value-type="float" office:value="11.683" table:style-name="ce65">
            <text:p><text:s/>11,683<text:s/></text:p>
          </table:table-cell>
          <table:table-cell table:number-columns-repeated="2" table:style-name="ce64"/>
          <table:table-cell office:value-type="float" office:value="1.375" table:style-name="ce64">
            <text:p><text:s/>1,375<text:s/></text:p>
          </table:table-cell>
          <table:table-cell office:value-type="float" office:value="1.4990000000000001" table:style-name="ce64">
            <text:p><text:s/>1,499<text:s/></text:p>
          </table:table-cell>
          <table:table-cell office:value-type="float" office:value="14.557" table:style-name="ce62">
            <text:p><text:s/>14,557<text:s/></text:p>
          </table:table-cell>
          <table:table-cell office:value-type="float" office:value="5.7960000000000003" table:style-name="ce64">
            <text:p><text:s/>5,796<text:s/></text:p>
          </table:table-cell>
          <table:table-cell office:value-type="float" office:value="5.2039999999999997" table:style-name="ce64">
            <text:p><text:s/>5,204<text:s/></text:p>
          </table:table-cell>
          <table:table-cell office:value-type="float" office:value="11" table:style-name="ce65">
            <text:p><text:s/>11,000<text:s/></text:p>
          </table:table-cell>
          <table:table-cell office:value-type="float" office:value="0.94099999999999995" table:style-name="ce64">
            <text:p><text:s/>0,941<text:s/></text:p>
          </table:table-cell>
          <table:table-cell table:style-name="ce64"/>
          <table:table-cell office:value-type="float" office:value="5.0000000000000001E-3" table:style-name="ce64">
            <text:p><text:s/>0,005<text:s/></text:p>
          </table:table-cell>
          <table:table-cell table:style-name="ce64"/>
          <table:table-cell office:value-type="float" office:value="1.7929999999999999" table:style-name="ce64">
            <text:p><text:s/>1,793<text:s/></text:p>
          </table:table-cell>
          <table:table-cell office:value-type="float" office:value="13.739000000000001" table:style-name="ce65">
            <text:p><text:s/>13,739<text:s/></text:p>
          </table:table-cell>
          <table:table-cell office:value-type="float" office:value="0.81799999999999962" table:style-name="ce68">
            <text:p><text:s/>0,818<text:s/></text:p>
          </table:table-cell>
          <table:table-cell table:number-columns-repeated="16344"/>
        </table:table-row>
        <table:table-row table:style-name="ro4">
          <table:table-cell office:value-type="string" table:style-name="ce48">
            <text:p>FMH</text:p>
          </table:table-cell>
          <table:table-cell office:value-type="float" office:value="2016" table:style-name="ce70">
            <text:p>2016</text:p>
          </table:table-cell>
          <table:table-cell office:value-type="string" table:style-name="ce49">
            <text:p>BZK</text:p>
          </table:table-cell>
          <table:table-cell office:value-type="float" office:value="439" table:style-name="ce41">
            <text:p><text:s/>439<text:s/></text:p>
          </table:table-cell>
          <table:table-cell table:style-name="ce48"/>
          <table:table-cell office:value-type="float" office:value="31.352" table:style-name="ce52">
            <text:p><text:s/>31,352<text:s/></text:p>
          </table:table-cell>
          <table:table-cell table:style-name="ce52"/>
          <table:table-cell office:value-type="float" office:value="31.352" table:style-name="ce54">
            <text:p><text:s/>31,352<text:s/></text:p>
          </table:table-cell>
          <table:table-cell table:style-name="ce52"/>
          <table:table-cell office:value-type="float" office:value="10.177000000000001" table:style-name="ce52">
            <text:p><text:s/>10,177<text:s/></text:p>
          </table:table-cell>
          <table:table-cell office:value-type="float" office:value="20.265999999999998" table:style-name="ce52">
            <text:p><text:s/>20,266<text:s/></text:p>
          </table:table-cell>
          <table:table-cell office:value-type="float" office:value="30.442999999999998" table:style-name="ce54">
            <text:p><text:s/>30,443<text:s/></text:p>
          </table:table-cell>
          <table:table-cell office:value-type="float" office:value="61.795000000000002" table:style-name="ce62">
            <text:p><text:s/>61,795<text:s/></text:p>
          </table:table-cell>
          <table:table-cell office:value-type="float" office:value="5.9349999999999996" table:style-name="ce52">
            <text:p><text:s/>5,935<text:s/></text:p>
          </table:table-cell>
          <table:table-cell table:style-name="ce52"/>
          <table:table-cell office:value-type="float" office:value="7.1159999999999854" table:style-name="ce52">
            <text:p><text:s/>7,116<text:s/></text:p>
          </table:table-cell>
          <table:table-cell office:value-type="float" office:value="13.050999999999984" table:style-name="ce54">
            <text:p><text:s/>13,051<text:s/></text:p>
          </table:table-cell>
          <table:table-cell office:value-type="float" office:value="0.01" table:style-name="ce56">
            <text:p><text:s/>0,010<text:s/></text:p>
          </table:table-cell>
          <table:table-cell office:value-type="float" office:value="23.963999999999999" table:style-name="ce56">
            <text:p><text:s/>23,964<text:s/></text:p>
          </table:table-cell>
          <table:table-cell office:value-type="float" office:value="24.769000000000002" table:style-name="ce56">
            <text:p><text:s/>24,769<text:s/></text:p>
          </table:table-cell>
          <table:table-cell office:value-type="float" office:value="61.793999999999983" table:style-name="ce59">
            <text:p>61,794<text:s/></text:p>
          </table:table-cell>
          <table:table-cell office:value-type="float" office:value="78.712000000000003" table:style-name="ce64">
            <text:p><text:s/>78,712<text:s/></text:p>
          </table:table-cell>
          <table:table-cell office:value-type="float" office:value="35.889000000000003" table:style-name="ce64">
            <text:p><text:s/>35,889<text:s/></text:p>
          </table:table-cell>
          <table:table-cell office:value-type="float" office:value="0.56399999999999995" table:style-name="ce64">
            <text:p><text:s/>0,564<text:s/></text:p>
          </table:table-cell>
          <table:table-cell office:value-type="float" office:value="115.16499999999999" table:style-name="ce65">
            <text:p><text:s/>115,165<text:s/></text:p>
          </table:table-cell>
          <table:table-cell table:number-columns-repeated="2" table:style-name="ce64"/>
          <table:table-cell office:value-type="float" office:value="6.0000000000000001E-3" table:style-name="ce64">
            <text:p><text:s/>0,006<text:s/></text:p>
          </table:table-cell>
          <table:table-cell table:style-name="ce64"/>
          <table:table-cell office:value-type="float" office:value="115.17099999999999" table:style-name="ce62">
            <text:p><text:s/>115,171<text:s/></text:p>
          </table:table-cell>
          <table:table-cell office:value-type="float" office:value="34.561" table:style-name="ce64">
            <text:p><text:s/>34,561<text:s/></text:p>
          </table:table-cell>
          <table:table-cell office:value-type="float" office:value="65.22" table:style-name="ce64">
            <text:p><text:s/>65,220<text:s/></text:p>
          </table:table-cell>
          <table:table-cell office:value-type="float" office:value="99.781000000000006" table:style-name="ce65">
            <text:p><text:s/>99,781<text:s/></text:p>
          </table:table-cell>
          <table:table-cell office:value-type="float" office:value="7.8789999999999996" table:style-name="ce64">
            <text:p><text:s/>7,879<text:s/></text:p>
          </table:table-cell>
          <table:table-cell table:number-columns-repeated="2" table:style-name="ce64"/>
          <table:table-cell office:value-type="float" office:value="0.39500000000000002" table:style-name="ce64">
            <text:p><text:s/>0,395<text:s/></text:p>
          </table:table-cell>
          <table:table-cell table:style-name="ce64"/>
          <table:table-cell office:value-type="float" office:value="108.05500000000001" table:style-name="ce65">
            <text:p><text:s/>108,055<text:s/></text:p>
          </table:table-cell>
          <table:table-cell office:value-type="float" office:value="7.1159999999999854" table:style-name="ce68">
            <text:p><text:s/>7,116<text:s/></text:p>
          </table:table-cell>
          <table:table-cell table:number-columns-repeated="16344"/>
        </table:table-row>
        <table:table-row table:style-name="ro4">
          <table:table-cell office:value-type="string" table:style-name="ce48">
            <text:p>Logius</text:p>
          </table:table-cell>
          <table:table-cell office:value-type="float" office:value="2016" table:style-name="ce70">
            <text:p>2016</text:p>
          </table:table-cell>
          <table:table-cell office:value-type="string" table:style-name="ce49">
            <text:p>BZK</text:p>
          </table:table-cell>
          <table:table-cell office:value-type="float" office:value="238" table:style-name="ce41">
            <text:p><text:s/>238<text:s/></text:p>
          </table:table-cell>
          <table:table-cell table:style-name="ce48"/>
          <table:table-cell office:value-type="float" office:value="2.3690000000000002" table:style-name="ce52">
            <text:p><text:s/>2,369<text:s/></text:p>
          </table:table-cell>
          <table:table-cell table:style-name="ce52"/>
          <table:table-cell office:value-type="float" office:value="2.3690000000000002" table:style-name="ce54">
            <text:p><text:s/>2,369<text:s/></text:p>
          </table:table-cell>
          <table:table-cell table:style-name="ce52"/>
          <table:table-cell office:value-type="float" office:value="12.208" table:style-name="ce52">
            <text:p><text:s/>12,208<text:s/></text:p>
          </table:table-cell>
          <table:table-cell office:value-type="float" office:value="66.171000000000006" table:style-name="ce52">
            <text:p><text:s/>66,171<text:s/></text:p>
          </table:table-cell>
          <table:table-cell office:value-type="float" office:value="78.379000000000005" table:style-name="ce54">
            <text:p><text:s/>78,379<text:s/></text:p>
          </table:table-cell>
          <table:table-cell office:value-type="float" office:value="80.748000000000005" table:style-name="ce62">
            <text:p><text:s/>80,748<text:s/></text:p>
          </table:table-cell>
          <table:table-cell office:value-type="float" office:value="4.774" table:style-name="ce52">
            <text:p><text:s/>4,774<text:s/></text:p>
          </table:table-cell>
          <table:table-cell table:style-name="ce52"/>
          <table:table-cell office:value-type="float" office:value="-0.70499999999995566" table:style-name="ce52">
            <text:p><text:s/>-0,705<text:s/></text:p>
          </table:table-cell>
          <table:table-cell office:value-type="float" office:value="4.0690000000000444" table:style-name="ce54">
            <text:p><text:s/>4,069<text:s/></text:p>
          </table:table-cell>
          <table:table-cell table:style-name="ce56"/>
          <table:table-cell office:value-type="float" office:value="1.0900000000000001" table:style-name="ce56">
            <text:p><text:s/>1,090<text:s/></text:p>
          </table:table-cell>
          <table:table-cell office:value-type="float" office:value="75.588999999999999" table:style-name="ce56">
            <text:p><text:s/>75,589<text:s/></text:p>
          </table:table-cell>
          <table:table-cell office:value-type="float" office:value="80.748000000000047" table:style-name="ce59">
            <text:p>80,748<text:s/></text:p>
          </table:table-cell>
          <table:table-cell office:value-type="float" office:value="87.275000000000006" table:style-name="ce64">
            <text:p><text:s/>87,275<text:s/></text:p>
          </table:table-cell>
          <table:table-cell office:value-type="float" office:value="78.099000000000004" table:style-name="ce64">
            <text:p><text:s/>78,099<text:s/></text:p>
          </table:table-cell>
          <table:table-cell office:value-type="float" office:value="4.1139999999999999" table:style-name="ce64">
            <text:p><text:s/>4,114<text:s/></text:p>
          </table:table-cell>
          <table:table-cell office:value-type="float" office:value="169.48800000000003" table:style-name="ce65">
            <text:p><text:s/>169,488<text:s/></text:p>
          </table:table-cell>
          <table:table-cell table:style-name="ce64"/>
          <table:table-cell office:value-type="float" office:value="1E-3" table:style-name="ce64">
            <text:p><text:s/>0,001<text:s/></text:p>
          </table:table-cell>
          <table:table-cell table:style-name="ce64"/>
          <table:table-cell office:value-type="float" office:value="0.27300000000000002" table:style-name="ce64">
            <text:p><text:s/>0,273<text:s/></text:p>
          </table:table-cell>
          <table:table-cell office:value-type="float" office:value="169.76200000000003" table:style-name="ce62">
            <text:p><text:s/>169,762<text:s/></text:p>
          </table:table-cell>
          <table:table-cell office:value-type="float" office:value="57.475000000000001" table:style-name="ce64">
            <text:p><text:s/>57,475<text:s/></text:p>
          </table:table-cell>
          <table:table-cell office:value-type="float" office:value="111.767" table:style-name="ce64">
            <text:p><text:s/>111,767<text:s/></text:p>
          </table:table-cell>
          <table:table-cell office:value-type="float" office:value="169.24199999999999" table:style-name="ce65">
            <text:p><text:s/>169,242<text:s/></text:p>
          </table:table-cell>
          <table:table-cell office:value-type="float" office:value="1.2250000000000001" table:style-name="ce64">
            <text:p><text:s/>1,225<text:s/></text:p>
          </table:table-cell>
          <table:table-cell table:number-columns-repeated="4" table:style-name="ce64"/>
          <table:table-cell office:value-type="float" office:value="170.46699999999998" table:style-name="ce65">
            <text:p><text:s/>170,467<text:s/></text:p>
          </table:table-cell>
          <table:table-cell office:value-type="float" office:value="-0.70499999999995566" table:style-name="ce68">
            <text:p><text:s/>-0,705<text:s/></text:p>
          </table:table-cell>
          <table:table-cell table:number-columns-repeated="16344"/>
        </table:table-row>
        <table:table-row table:style-name="ro4">
          <table:table-cell office:value-type="string" table:style-name="ce48">
            <text:p>P-Direkt</text:p>
          </table:table-cell>
          <table:table-cell office:value-type="float" office:value="2016" table:style-name="ce70">
            <text:p>2016</text:p>
          </table:table-cell>
          <table:table-cell office:value-type="string" table:style-name="ce49">
            <text:p>BZK</text:p>
          </table:table-cell>
          <table:table-cell office:value-type="float" office:value="559" table:style-name="ce41">
            <text:p><text:s/>559<text:s/></text:p>
          </table:table-cell>
          <table:table-cell office:value-type="float" office:value="41.311999999999998" table:style-name="ce48">
            <text:p>41,312</text:p>
          </table:table-cell>
          <table:table-cell office:value-type="float" office:value="0.52200000000000002" table:style-name="ce52">
            <text:p><text:s/>0,522<text:s/></text:p>
          </table:table-cell>
          <table:table-cell table:style-name="ce52"/>
          <table:table-cell office:value-type="float" office:value="41.833999999999996" table:style-name="ce54">
            <text:p><text:s/>41,834<text:s/></text:p>
          </table:table-cell>
          <table:table-cell table:style-name="ce52"/>
          <table:table-cell office:value-type="float" office:value="2.1970000000000001" table:style-name="ce52">
            <text:p><text:s/>2,197<text:s/></text:p>
          </table:table-cell>
          <table:table-cell office:value-type="float" office:value="11.218999999999999" table:style-name="ce52">
            <text:p><text:s/>11,219<text:s/></text:p>
          </table:table-cell>
          <table:table-cell office:value-type="float" office:value="13.416" table:style-name="ce54">
            <text:p><text:s/>13,416<text:s/></text:p>
          </table:table-cell>
          <table:table-cell office:value-type="float" office:value="55.25" table:style-name="ce62">
            <text:p><text:s/>55,250<text:s/></text:p>
          </table:table-cell>
          <table:table-cell office:value-type="float" office:value="2.9249999999999998" table:style-name="ce52">
            <text:p><text:s/>2,925<text:s/></text:p>
          </table:table-cell>
          <table:table-cell office:value-type="float" office:value="1" table:style-name="ce52">
            <text:p><text:s/>1,000<text:s/></text:p>
          </table:table-cell>
          <table:table-cell office:value-type="float" office:value="-4.6870000000000118" table:style-name="ce52">
            <text:p><text:s/>-4,687<text:s/></text:p>
          </table:table-cell>
          <table:table-cell office:value-type="float" office:value="-0.762000000000012" table:style-name="ce54">
            <text:p><text:s/>-0,762<text:s/></text:p>
          </table:table-cell>
          <table:table-cell office:value-type="float" office:value="2.3730000000000002" table:style-name="ce56">
            <text:p><text:s/>2,373<text:s/></text:p>
          </table:table-cell>
          <table:table-cell office:value-type="float" office:value="27.137" table:style-name="ce56">
            <text:p><text:s/>27,137<text:s/></text:p>
          </table:table-cell>
          <table:table-cell office:value-type="float" office:value="26.502000000000002" table:style-name="ce56">
            <text:p><text:s/>26,502<text:s/></text:p>
          </table:table-cell>
          <table:table-cell office:value-type="float" office:value="55.249999999999993" table:style-name="ce59">
            <text:p>55,250<text:s/></text:p>
          </table:table-cell>
          <table:table-cell office:value-type="float" office:value="67.611000000000004" table:style-name="ce64">
            <text:p><text:s/>67,611<text:s/></text:p>
          </table:table-cell>
          <table:table-cell office:value-type="float" office:value="18.155000000000001" table:style-name="ce64">
            <text:p><text:s/>18,155<text:s/></text:p>
          </table:table-cell>
          <table:table-cell table:style-name="ce64"/>
          <table:table-cell office:value-type="float" office:value="85.766000000000005" table:style-name="ce65">
            <text:p><text:s/>85,766<text:s/></text:p>
          </table:table-cell>
          <table:table-cell table:number-columns-repeated="2" table:style-name="ce64"/>
          <table:table-cell office:value-type="float" office:value="2.7E-2" table:style-name="ce64">
            <text:p><text:s/>0,027<text:s/></text:p>
          </table:table-cell>
          <table:table-cell table:style-name="ce64"/>
          <table:table-cell office:value-type="float" office:value="85.793000000000006" table:style-name="ce62">
            <text:p><text:s/>85,793<text:s/></text:p>
          </table:table-cell>
          <table:table-cell office:value-type="float" office:value="44.097999999999999" table:style-name="ce64">
            <text:p><text:s/>44,098<text:s/></text:p>
          </table:table-cell>
          <table:table-cell office:value-type="float" office:value="25.872" table:style-name="ce64">
            <text:p><text:s/>25,872<text:s/></text:p>
          </table:table-cell>
          <table:table-cell office:value-type="float" office:value="69.97" table:style-name="ce65">
            <text:p><text:s/>69,970<text:s/></text:p>
          </table:table-cell>
          <table:table-cell office:value-type="float" office:value="13.448" table:style-name="ce64">
            <text:p><text:s/>13,448<text:s/></text:p>
          </table:table-cell>
          <table:table-cell table:style-name="ce64"/>
          <table:table-cell office:value-type="float" office:value="2.2090000000000001" table:style-name="ce64">
            <text:p><text:s/>2,209<text:s/></text:p>
          </table:table-cell>
          <table:table-cell office:value-type="float" office:value="1.349" table:style-name="ce64">
            <text:p><text:s/>1,349<text:s/></text:p>
          </table:table-cell>
          <table:table-cell office:value-type="float" office:value="3.504" table:style-name="ce64">
            <text:p><text:s/>3,504<text:s/></text:p>
          </table:table-cell>
          <table:table-cell office:value-type="float" office:value="90.480000000000018" table:style-name="ce65">
            <text:p><text:s/>90,480<text:s/></text:p>
          </table:table-cell>
          <table:table-cell office:value-type="float" office:value="-4.6870000000000118" table:style-name="ce68">
            <text:p><text:s/>-4,687<text:s/></text:p>
          </table:table-cell>
          <table:table-cell table:number-columns-repeated="16344"/>
        </table:table-row>
        <table:table-row table:style-name="ro4">
          <table:table-cell office:value-type="string" table:style-name="ce48">
            <text:p>RVB</text:p>
          </table:table-cell>
          <table:table-cell office:value-type="float" office:value="2016" table:style-name="ce70">
            <text:p>2016</text:p>
          </table:table-cell>
          <table:table-cell office:value-type="string" table:style-name="ce49">
            <text:p>BZK</text:p>
          </table:table-cell>
          <table:table-cell office:value-type="float" office:value="1815" table:style-name="ce41">
            <text:p><text:s/>1.815<text:s/></text:p>
          </table:table-cell>
          <table:table-cell table:style-name="ce48"/>
          <table:table-cell office:value-type="float" office:value="5826.7190000000001" table:style-name="ce52">
            <text:p><text:s/>5.826,719<text:s/></text:p>
          </table:table-cell>
          <table:table-cell table:style-name="ce52"/>
          <table:table-cell office:value-type="float" office:value="5826.7190000000001" table:style-name="ce54">
            <text:p><text:s/>5.826,719<text:s/></text:p>
          </table:table-cell>
          <table:table-cell office:value-type="float" office:value="340.53100000000001" table:style-name="ce52">
            <text:p><text:s/>340,531<text:s/></text:p>
          </table:table-cell>
          <table:table-cell office:value-type="float" office:value="157.57400000000001" table:style-name="ce52">
            <text:p><text:s/>157,574<text:s/></text:p>
          </table:table-cell>
          <table:table-cell office:value-type="float" office:value="364.00900000000001" table:style-name="ce52">
            <text:p><text:s/>364,009<text:s/></text:p>
          </table:table-cell>
          <table:table-cell office:value-type="float" office:value="862.11400000000003" table:style-name="ce54">
            <text:p><text:s/>862,114<text:s/></text:p>
          </table:table-cell>
          <table:table-cell office:value-type="float" office:value="6688.8330000000005" table:style-name="ce62">
            <text:p><text:s/>6.688,833<text:s/></text:p>
          </table:table-cell>
          <table:table-cell office:value-type="float" office:value="58.981999999999999" table:style-name="ce52">
            <text:p><text:s/>58,982<text:s/></text:p>
          </table:table-cell>
          <table:table-cell table:style-name="ce52"/>
          <table:table-cell office:value-type="float" office:value="77.110000000000127" table:style-name="ce52">
            <text:p><text:s/>77,110<text:s/></text:p>
          </table:table-cell>
          <table:table-cell office:value-type="float" office:value="136.09200000000013" table:style-name="ce54">
            <text:p><text:s/>136,092<text:s/></text:p>
          </table:table-cell>
          <table:table-cell office:value-type="float" office:value="98.494" table:style-name="ce56">
            <text:p><text:s/>98,494<text:s/></text:p>
          </table:table-cell>
          <table:table-cell office:value-type="float" office:value="5839.1660000000002" table:style-name="ce56">
            <text:p><text:s/>5.839,166<text:s/></text:p>
          </table:table-cell>
          <table:table-cell office:value-type="float" office:value="615.0809999999999" table:style-name="ce56">
            <text:p><text:s/>615,081<text:s/></text:p>
          </table:table-cell>
          <table:table-cell office:value-type="float" office:value="6688.8330000000005" table:style-name="ce59">
            <text:p>6.688,833<text:s/></text:p>
          </table:table-cell>
          <table:table-cell office:value-type="float" office:value="33.731000000000002" table:style-name="ce66">
            <text:p>33,731</text:p>
          </table:table-cell>
          <table:table-cell office:value-type="float" office:value="1008.414" table:style-name="ce66">
            <text:p>1008,414</text:p>
          </table:table-cell>
          <table:table-cell office:value-type="float" office:value="83.173000000000002" table:style-name="ce66">
            <text:p>83,173</text:p>
          </table:table-cell>
          <table:table-cell office:value-type="float" office:value="1125.318" table:style-name="ce65">
            <text:p><text:s/>1.125,318<text:s/></text:p>
          </table:table-cell>
          <table:table-cell table:style-name="ce64"/>
          <table:table-cell office:value-type="float" office:value="1.6719999999999999" table:style-name="ce64">
            <text:p><text:s/>1,672<text:s/></text:p>
          </table:table-cell>
          <table:table-cell office:value-type="float" office:value="21.28" table:style-name="ce66">
            <text:p>21,28</text:p>
          </table:table-cell>
          <table:table-cell office:value-type="float" office:value="176.834" table:style-name="ce64">
            <text:p><text:s/>176,834<text:s/></text:p>
          </table:table-cell>
          <table:table-cell office:value-type="float" office:value="1325.104" table:style-name="ce62">
            <text:p><text:s/>1.325,104<text:s/></text:p>
          </table:table-cell>
          <table:table-cell office:value-type="float" office:value="165.97" table:style-name="ce66">
            <text:p>165,97</text:p>
          </table:table-cell>
          <table:table-cell office:value-type="float" office:value="53.194000000000003" table:style-name="ce66">
            <text:p>53,194</text:p>
          </table:table-cell>
          <table:table-cell office:value-type="float" office:value="219.16399999999999" table:style-name="ce65">
            <text:p><text:s/>219,164<text:s/></text:p>
          </table:table-cell>
          <table:table-cell office:value-type="float" office:value="261.74400000000003" table:style-name="ce66">
            <text:p>261,744</text:p>
          </table:table-cell>
          <table:table-cell office:value-type="float" office:value="694.77" table:style-name="ce66">
            <text:p>694,77</text:p>
          </table:table-cell>
          <table:table-cell office:value-type="float" office:value="12.816000000000001" table:style-name="ce66">
            <text:p>12,816</text:p>
          </table:table-cell>
          <table:table-cell office:value-type="float" office:value="59.5" table:style-name="ce66">
            <text:p>59,5</text:p>
          </table:table-cell>
          <table:table-cell table:style-name="ce66"/>
          <table:table-cell office:value-type="float" office:value="1247.9939999999999" table:style-name="ce65">
            <text:p><text:s/>1.247,994<text:s/></text:p>
          </table:table-cell>
          <table:table-cell office:value-type="float" office:value="77.110000000000127" table:style-name="ce68">
            <text:p><text:s/>77,110<text:s/></text:p>
          </table:table-cell>
          <table:table-cell table:number-columns-repeated="16344"/>
        </table:table-row>
        <table:table-row table:style-name="ro4">
          <table:table-cell office:value-type="string" table:style-name="ce48">
            <text:p>SSC-ICT</text:p>
          </table:table-cell>
          <table:table-cell office:value-type="float" office:value="2016" table:style-name="ce70">
            <text:p>2016</text:p>
          </table:table-cell>
          <table:table-cell office:value-type="string" table:style-name="ce49">
            <text:p>BZK</text:p>
          </table:table-cell>
          <table:table-cell office:value-type="float" office:value="720" table:style-name="ce41">
            <text:p><text:s/>720<text:s/></text:p>
          </table:table-cell>
          <table:table-cell office:value-type="float" office:value="3.008" table:style-name="ce48">
            <text:p>3,008</text:p>
          </table:table-cell>
          <table:table-cell office:value-type="float" office:value="80.528999999999996" table:style-name="ce52">
            <text:p><text:s/>80,529<text:s/></text:p>
          </table:table-cell>
          <table:table-cell table:style-name="ce52"/>
          <table:table-cell office:value-type="float" office:value="83.536999999999992" table:style-name="ce54">
            <text:p><text:s/>83,537<text:s/></text:p>
          </table:table-cell>
          <table:table-cell office:value-type="float" office:value="5.0000000000000001E-3" table:style-name="ce52">
            <text:p><text:s/>0,005<text:s/></text:p>
          </table:table-cell>
          <table:table-cell office:value-type="float" office:value="41.457000000000001" table:style-name="ce52">
            <text:p><text:s/>41,457<text:s/></text:p>
          </table:table-cell>
          <table:table-cell office:value-type="float" office:value="8.6449999999999996" table:style-name="ce52">
            <text:p><text:s/>8,645<text:s/></text:p>
          </table:table-cell>
          <table:table-cell office:value-type="float" office:value="50.106999999999999" table:style-name="ce54">
            <text:p><text:s/>50,107<text:s/></text:p>
          </table:table-cell>
          <table:table-cell office:value-type="float" office:value="133.64400000000001" table:style-name="ce62">
            <text:p><text:s/>133,644<text:s/></text:p>
          </table:table-cell>
          <table:table-cell office:value-type="float" office:value="1.0609999999999999" table:style-name="ce52">
            <text:p><text:s/>1,061<text:s/></text:p>
          </table:table-cell>
          <table:table-cell table:style-name="ce52"/>
          <table:table-cell office:value-type="float" office:value="-16.291000000000054" table:style-name="ce52">
            <text:p><text:s/>-16,291<text:s/></text:p>
          </table:table-cell>
          <table:table-cell office:value-type="float" office:value="-15.230000000000054" table:style-name="ce54">
            <text:p><text:s/>-15,230<text:s/></text:p>
          </table:table-cell>
          <table:table-cell office:value-type="float" office:value="8.4" table:style-name="ce56">
            <text:p><text:s/>8,400<text:s/></text:p>
          </table:table-cell>
          <table:table-cell office:value-type="float" office:value="50.246000000000002" table:style-name="ce56">
            <text:p><text:s/>50,246<text:s/></text:p>
          </table:table-cell>
          <table:table-cell office:value-type="float" office:value="90.228999999999999" table:style-name="ce56">
            <text:p><text:s/>90,229<text:s/></text:p>
          </table:table-cell>
          <table:table-cell office:value-type="float" office:value="133.64499999999995" table:style-name="ce59">
            <text:p>133,645<text:s/></text:p>
          </table:table-cell>
          <table:table-cell office:value-type="float" office:value="45.281999999999996" table:style-name="ce64">
            <text:p><text:s/>45,282<text:s/></text:p>
          </table:table-cell>
          <table:table-cell office:value-type="float" office:value="191.56200000000001" table:style-name="ce64">
            <text:p><text:s/>191,562<text:s/></text:p>
          </table:table-cell>
          <table:table-cell table:style-name="ce64"/>
          <table:table-cell office:value-type="float" office:value="236.84399999999999" table:style-name="ce65">
            <text:p><text:s/>236,844<text:s/></text:p>
          </table:table-cell>
          <table:table-cell table:number-columns-repeated="3" table:style-name="ce64"/>
          <table:table-cell office:value-type="float" office:value="1.6259999999999999" table:style-name="ce64">
            <text:p><text:s/>1,626<text:s/></text:p>
          </table:table-cell>
          <table:table-cell office:value-type="float" office:value="238.47" table:style-name="ce62">
            <text:p><text:s/>238,470<text:s/></text:p>
          </table:table-cell>
          <table:table-cell office:value-type="float" office:value="123.04600000000001" table:style-name="ce64">
            <text:p><text:s/>123,046<text:s/></text:p>
          </table:table-cell>
          <table:table-cell office:value-type="float" office:value="92.707999999999998" table:style-name="ce64">
            <text:p><text:s/>92,708<text:s/></text:p>
          </table:table-cell>
          <table:table-cell office:value-type="float" office:value="215.75400000000002" table:style-name="ce65">
            <text:p><text:s/>215,754<text:s/></text:p>
          </table:table-cell>
          <table:table-cell office:value-type="float" office:value="30.324000000000002" table:style-name="ce64">
            <text:p><text:s/>30,324<text:s/></text:p>
          </table:table-cell>
          <table:table-cell office:value-type="float" office:value="0" table:style-name="ce64">
            <text:p><text:s/>-<text:s text:c="3"/></text:p>
          </table:table-cell>
          <table:table-cell office:value-type="float" office:value="8.4" table:style-name="ce64">
            <text:p><text:s/>8,400<text:s/></text:p>
          </table:table-cell>
          <table:table-cell office:value-type="float" office:value="9.8000000000000004E-2" table:style-name="ce64">
            <text:p><text:s/>0,098<text:s/></text:p>
          </table:table-cell>
          <table:table-cell office:value-type="float" office:value="0.185" table:style-name="ce64">
            <text:p><text:s/>0,185<text:s/></text:p>
          </table:table-cell>
          <table:table-cell office:value-type="float" office:value="254.76100000000005" table:style-name="ce65">
            <text:p><text:s/>254,761<text:s/></text:p>
          </table:table-cell>
          <table:table-cell office:value-type="float" office:value="-16.291000000000054" table:style-name="ce68">
            <text:p><text:s/>-16,291<text:s/></text:p>
          </table:table-cell>
          <table:table-cell table:number-columns-repeated="16344"/>
        </table:table-row>
        <table:table-row table:style-name="ro4">
          <table:table-cell office:value-type="string" table:style-name="ce48">
            <text:p>UBR</text:p>
          </table:table-cell>
          <table:table-cell office:value-type="float" office:value="2016" table:style-name="ce70">
            <text:p>2016</text:p>
          </table:table-cell>
          <table:table-cell office:value-type="string" table:style-name="ce49">
            <text:p>BZK</text:p>
          </table:table-cell>
          <table:table-cell office:value-type="float" office:value="1256" table:style-name="ce41">
            <text:p><text:s/>1.256<text:s/></text:p>
          </table:table-cell>
          <table:table-cell office:value-type="float" office:value="2.5150000000000001" table:style-name="ce48">
            <text:p>2,515</text:p>
          </table:table-cell>
          <table:table-cell office:value-type="float" office:value="2.71" table:style-name="ce52">
            <text:p><text:s/>2,710<text:s/></text:p>
          </table:table-cell>
          <table:table-cell table:style-name="ce52"/>
          <table:table-cell office:value-type="float" office:value="5.2249999999999996" table:style-name="ce54">
            <text:p><text:s/>5,225<text:s/></text:p>
          </table:table-cell>
          <table:table-cell office:value-type="float" office:value="3.4000000000000002E-2" table:style-name="ce52">
            <text:p><text:s/>0,034<text:s/></text:p>
          </table:table-cell>
          <table:table-cell office:value-type="float" office:value="33.861200000000004" table:style-name="ce52">
            <text:p><text:s/>33,861<text:s/></text:p>
          </table:table-cell>
          <table:table-cell office:value-type="float" office:value="18.449000000000002" table:style-name="ce52">
            <text:p><text:s/>18,449<text:s/></text:p>
          </table:table-cell>
          <table:table-cell office:value-type="float" office:value="52.344200000000001" table:style-name="ce54">
            <text:p><text:s/>52,344<text:s/></text:p>
          </table:table-cell>
          <table:table-cell office:value-type="float" office:value="57.569200000000002" table:style-name="ce62">
            <text:p><text:s/>57,569<text:s/></text:p>
          </table:table-cell>
          <table:table-cell table:number-columns-repeated="2" table:style-name="ce52"/>
          <table:table-cell office:value-type="float" office:value="-7.2249999999999943" table:style-name="ce52">
            <text:p><text:s/>-7,225<text:s/></text:p>
          </table:table-cell>
          <table:table-cell office:value-type="float" office:value="-7.2249999999999943" table:style-name="ce54">
            <text:p><text:s/>-7,225<text:s/></text:p>
          </table:table-cell>
          <table:table-cell office:value-type="float" office:value="8.7279999999999998" table:style-name="ce56">
            <text:p><text:s/>8,728<text:s/></text:p>
          </table:table-cell>
          <table:table-cell office:value-type="float" office:value="1.57" table:style-name="ce56">
            <text:p><text:s/>1,570<text:s/></text:p>
          </table:table-cell>
          <table:table-cell office:value-type="float" office:value="54.495999999999995" table:style-name="ce56">
            <text:p><text:s/>54,496<text:s/></text:p>
          </table:table-cell>
          <table:table-cell office:value-type="float" office:value="57.569000000000003" table:style-name="ce59">
            <text:p>57,569<text:s/></text:p>
          </table:table-cell>
          <table:table-cell office:value-type="float" office:value="49.418999999999997" table:style-name="ce64">
            <text:p><text:s/>49,419<text:s/></text:p>
          </table:table-cell>
          <table:table-cell office:value-type="float" office:value="130.35900000000001" table:style-name="ce64">
            <text:p><text:s/>130,359<text:s/></text:p>
          </table:table-cell>
          <table:table-cell office:value-type="float" office:value="6.3959999999999999" table:style-name="ce64">
            <text:p><text:s/>6,396<text:s/></text:p>
          </table:table-cell>
          <table:table-cell office:value-type="float" office:value="186.17400000000001" table:style-name="ce65">
            <text:p><text:s/>186,174<text:s/></text:p>
          </table:table-cell>
          <table:table-cell table:number-columns-repeated="2" table:style-name="ce64"/>
          <table:table-cell office:value-type="float" office:value="0.14399999999999999" table:style-name="ce64">
            <text:p><text:s/>0,144<text:s/></text:p>
          </table:table-cell>
          <table:table-cell table:style-name="ce64"/>
          <table:table-cell office:value-type="float" office:value="186.31800000000001" table:style-name="ce62">
            <text:p><text:s/>186,318<text:s/></text:p>
          </table:table-cell>
          <table:table-cell office:value-type="float" office:value="121.083" table:style-name="ce64">
            <text:p><text:s/>121,083<text:s/></text:p>
          </table:table-cell>
          <table:table-cell office:value-type="float" office:value="62.685000000000002" table:style-name="ce64">
            <text:p><text:s/>62,685<text:s/></text:p>
          </table:table-cell>
          <table:table-cell office:value-type="float" office:value="183.768" table:style-name="ce65">
            <text:p><text:s/>183,768<text:s/></text:p>
          </table:table-cell>
          <table:table-cell office:value-type="float" office:value="1.75" table:style-name="ce64">
            <text:p><text:s/>1,750<text:s/></text:p>
          </table:table-cell>
          <table:table-cell table:style-name="ce64"/>
          <table:table-cell office:value-type="float" office:value="5.891" table:style-name="ce64">
            <text:p><text:s/>5,891<text:s/></text:p>
          </table:table-cell>
          <table:table-cell office:value-type="float" office:value="2E-3" table:style-name="ce64">
            <text:p><text:s/>0,002<text:s/></text:p>
          </table:table-cell>
          <table:table-cell office:value-type="float" office:value="2.1320000000000001" table:style-name="ce64">
            <text:p><text:s/>2,132<text:s/></text:p>
          </table:table-cell>
          <table:table-cell office:value-type="float" office:value="193.54300000000001" table:style-name="ce65">
            <text:p><text:s/>193,543<text:s/></text:p>
          </table:table-cell>
          <table:table-cell office:value-type="float" office:value="-7.2249999999999943" table:style-name="ce68">
            <text:p><text:s/>-7,225<text:s/></text:p>
          </table:table-cell>
          <table:table-cell table:number-columns-repeated="16344"/>
        </table:table-row>
        <table:table-row table:style-name="ro4">
          <table:table-cell office:value-type="string" table:style-name="ce48">
            <text:p>DTO</text:p>
          </table:table-cell>
          <table:table-cell office:value-type="float" office:value="2016" table:style-name="ce70">
            <text:p>2016</text:p>
          </table:table-cell>
          <table:table-cell office:value-type="string" table:style-name="ce49">
            <text:p>DEF</text:p>
          </table:table-cell>
          <table:table-cell office:value-type="float" office:value="1500" table:style-name="ce41">
            <text:p><text:s/>1.500<text:s/></text:p>
          </table:table-cell>
          <table:table-cell office:value-type="float" office:value="10.414" table:style-name="ce48">
            <text:p>10,414</text:p>
          </table:table-cell>
          <table:table-cell office:value-type="float" office:value="81.59" table:style-name="ce52">
            <text:p><text:s/>81,590<text:s/></text:p>
          </table:table-cell>
          <table:table-cell table:style-name="ce52"/>
          <table:table-cell office:value-type="float" office:value="92.004000000000005" table:style-name="ce54">
            <text:p><text:s/>92,004<text:s/></text:p>
          </table:table-cell>
          <table:table-cell office:value-type="float" office:value="1.958" table:style-name="ce52">
            <text:p><text:s/>1,958<text:s/></text:p>
          </table:table-cell>
          <table:table-cell office:value-type="float" office:value="31.812000000000001" table:style-name="ce52">
            <text:p><text:s/>31,812<text:s/></text:p>
          </table:table-cell>
          <table:table-cell office:value-type="float" office:value="9.6120000000000001" table:style-name="ce52">
            <text:p><text:s/>9,612<text:s/></text:p>
          </table:table-cell>
          <table:table-cell office:value-type="float" office:value="43.382000000000005" table:style-name="ce54">
            <text:p><text:s/>43,382<text:s/></text:p>
          </table:table-cell>
          <table:table-cell office:value-type="float" office:value="135.38600000000002" table:style-name="ce62">
            <text:p><text:s/>135,386<text:s/></text:p>
          </table:table-cell>
          <table:table-cell office:value-type="float" office:value="5.1879999999999997" table:style-name="ce52">
            <text:p><text:s/>5,188<text:s/></text:p>
          </table:table-cell>
          <table:table-cell table:style-name="ce52"/>
          <table:table-cell office:value-type="float" office:value="14.757999999999981" table:style-name="ce52">
            <text:p><text:s/>14,758<text:s/></text:p>
          </table:table-cell>
          <table:table-cell office:value-type="float" office:value="19.94599999999998" table:style-name="ce54">
            <text:p><text:s/>19,946<text:s/></text:p>
          </table:table-cell>
          <table:table-cell table:style-name="ce56"/>
          <table:table-cell office:value-type="float" office:value="58.116" table:style-name="ce56">
            <text:p><text:s/>58,116<text:s/></text:p>
          </table:table-cell>
          <table:table-cell office:value-type="float" office:value="57.323999999999998" table:style-name="ce56">
            <text:p><text:s/>57,324<text:s/></text:p>
          </table:table-cell>
          <table:table-cell office:value-type="float" office:value="135.38599999999997" table:style-name="ce59">
            <text:p>135,386<text:s/></text:p>
          </table:table-cell>
          <table:table-cell office:value-type="float" office:value="252.79" table:style-name="ce64">
            <text:p><text:s/>252,790<text:s/></text:p>
          </table:table-cell>
          <table:table-cell office:value-type="float" office:value="36.414000000000001" table:style-name="ce64">
            <text:p><text:s/>36,414<text:s/></text:p>
          </table:table-cell>
          <table:table-cell table:style-name="ce64"/>
          <table:table-cell office:value-type="float" office:value="289.20400000000001" table:style-name="ce65">
            <text:p><text:s/>289,204<text:s/></text:p>
          </table:table-cell>
          <table:table-cell table:number-columns-repeated="2" table:style-name="ce64"/>
          <table:table-cell office:value-type="float" office:value="4.3999999999999997E-2" table:style-name="ce64">
            <text:p><text:s/>0,044<text:s/></text:p>
          </table:table-cell>
          <table:table-cell table:style-name="ce64"/>
          <table:table-cell office:value-type="float" office:value="289.24799999999999" table:style-name="ce62">
            <text:p><text:s/>289,248<text:s/></text:p>
          </table:table-cell>
          <table:table-cell office:value-type="float" office:value="151.90700000000001" table:style-name="ce64">
            <text:p><text:s/>151,907<text:s/></text:p>
          </table:table-cell>
          <table:table-cell office:value-type="float" office:value="96.355999999999995" table:style-name="ce64">
            <text:p><text:s/>96,356<text:s/></text:p>
          </table:table-cell>
          <table:table-cell office:value-type="float" office:value="248.26300000000001" table:style-name="ce65">
            <text:p><text:s/>248,263<text:s/></text:p>
          </table:table-cell>
          <table:table-cell office:value-type="float" office:value="25.411999999999999" table:style-name="ce64">
            <text:p><text:s/>25,412<text:s/></text:p>
          </table:table-cell>
          <table:table-cell table:style-name="ce64"/>
          <table:table-cell office:value-type="float" office:value="7.1999999999999995E-2" table:style-name="ce64">
            <text:p><text:s/>0,072<text:s/></text:p>
          </table:table-cell>
          <table:table-cell office:value-type="float" office:value="0.46300000000000002" table:style-name="ce64">
            <text:p><text:s/>0,463<text:s/></text:p>
          </table:table-cell>
          <table:table-cell office:value-type="float" office:value="0.28000000000000003" table:style-name="ce64">
            <text:p><text:s/>0,280<text:s/></text:p>
          </table:table-cell>
          <table:table-cell office:value-type="float" office:value="274.49" table:style-name="ce65">
            <text:p><text:s/>274,490<text:s/></text:p>
          </table:table-cell>
          <table:table-cell office:value-type="float" office:value="14.757999999999981" table:style-name="ce68">
            <text:p><text:s/>14,758<text:s/></text:p>
          </table:table-cell>
          <table:table-cell table:number-columns-repeated="16344"/>
        </table:table-row>
        <table:table-row table:style-name="ro4">
          <table:table-cell office:value-type="string" table:style-name="ce48">
            <text:p>Paresto</text:p>
          </table:table-cell>
          <table:table-cell office:value-type="float" office:value="2016" table:style-name="ce70">
            <text:p>2016</text:p>
          </table:table-cell>
          <table:table-cell office:value-type="string" table:style-name="ce49">
            <text:p>DEF</text:p>
          </table:table-cell>
          <table:table-cell office:value-type="float" office:value="774" table:style-name="ce41">
            <text:p><text:s/>774<text:s/></text:p>
          </table:table-cell>
          <table:table-cell table:style-name="ce48"/>
          <table:table-cell office:value-type="float" office:value="2.1000000000000001E-2" table:style-name="ce52">
            <text:p><text:s/>0,021<text:s/></text:p>
          </table:table-cell>
          <table:table-cell table:style-name="ce52"/>
          <table:table-cell office:value-type="float" office:value="2.1000000000000001E-2" table:style-name="ce54">
            <text:p><text:s/>0,021<text:s/></text:p>
          </table:table-cell>
          <table:table-cell office:value-type="float" office:value="0.55000000000000004" table:style-name="ce52">
            <text:p><text:s/>0,550<text:s/></text:p>
          </table:table-cell>
          <table:table-cell office:value-type="float" office:value="2.5910000000000002" table:style-name="ce52">
            <text:p><text:s/>2,591<text:s/></text:p>
          </table:table-cell>
          <table:table-cell office:value-type="float" office:value="11.468999999999999" table:style-name="ce52">
            <text:p><text:s/>11,469<text:s/></text:p>
          </table:table-cell>
          <table:table-cell office:value-type="float" office:value="14.61" table:style-name="ce54">
            <text:p><text:s/>14,610<text:s/></text:p>
          </table:table-cell>
          <table:table-cell office:value-type="float" office:value="14.631" table:style-name="ce62">
            <text:p><text:s/>14,631<text:s/></text:p>
          </table:table-cell>
          <table:table-cell office:value-type="float" office:value="3.653" table:style-name="ce52">
            <text:p><text:s/>3,653<text:s/></text:p>
          </table:table-cell>
          <table:table-cell table:style-name="ce52"/>
          <table:table-cell office:value-type="float" office:value="0.75399999999999068" table:style-name="ce52">
            <text:p><text:s/>0,754<text:s/></text:p>
          </table:table-cell>
          <table:table-cell office:value-type="float" office:value="4.4069999999999911" table:style-name="ce54">
            <text:p><text:s/>4,407<text:s/></text:p>
          </table:table-cell>
          <table:table-cell table:number-columns-repeated="2" table:style-name="ce56"/>
          <table:table-cell office:value-type="float" office:value="10.224" table:style-name="ce56">
            <text:p><text:s/>10,224<text:s/></text:p>
          </table:table-cell>
          <table:table-cell office:value-type="float" office:value="14.630999999999991" table:style-name="ce59">
            <text:p>14,631<text:s/></text:p>
          </table:table-cell>
          <table:table-cell office:value-type="float" office:value="69.069999999999993" table:style-name="ce64">
            <text:p><text:s/>69,070<text:s/></text:p>
          </table:table-cell>
          <table:table-cell table:style-name="ce64"/>
          <table:table-cell office:value-type="float" office:value="0.73" table:style-name="ce64">
            <text:p><text:s/>0,730<text:s/></text:p>
          </table:table-cell>
          <table:table-cell office:value-type="float" office:value="69.8" table:style-name="ce65">
            <text:p><text:s/>69,800<text:s/></text:p>
          </table:table-cell>
          <table:table-cell table:number-columns-repeated="3" table:style-name="ce64"/>
          <table:table-cell office:value-type="float" office:value="1.246" table:style-name="ce64">
            <text:p><text:s/>1,246<text:s/></text:p>
          </table:table-cell>
          <table:table-cell office:value-type="float" office:value="71.045999999999992" table:style-name="ce62">
            <text:p><text:s/>71,046<text:s/></text:p>
          </table:table-cell>
          <table:table-cell office:value-type="float" office:value="37.997999999999998" table:style-name="ce64">
            <text:p><text:s/>37,998<text:s/></text:p>
          </table:table-cell>
          <table:table-cell office:value-type="float" office:value="32.252000000000002" table:style-name="ce64">
            <text:p><text:s/>32,252<text:s/></text:p>
          </table:table-cell>
          <table:table-cell office:value-type="float" office:value="70.25" table:style-name="ce65">
            <text:p><text:s/>70,250<text:s/></text:p>
          </table:table-cell>
          <table:table-cell office:value-type="float" office:value="2E-3" table:style-name="ce64">
            <text:p><text:s/>0,002<text:s/></text:p>
          </table:table-cell>
          <table:table-cell table:number-columns-repeated="3" table:style-name="ce64"/>
          <table:table-cell office:value-type="float" office:value="0.04" table:style-name="ce64">
            <text:p><text:s/>0,040<text:s/></text:p>
          </table:table-cell>
          <table:table-cell office:value-type="float" office:value="70.292000000000002" table:style-name="ce65">
            <text:p><text:s/>70,292<text:s/></text:p>
          </table:table-cell>
          <table:table-cell office:value-type="float" office:value="0.75399999999999068" table:style-name="ce68">
            <text:p><text:s/>0,754<text:s/></text:p>
          </table:table-cell>
          <table:table-cell table:number-columns-repeated="16344"/>
        </table:table-row>
        <table:table-row table:style-name="ro4">
          <table:table-cell office:value-type="string" table:style-name="ce48">
            <text:p>AT</text:p>
          </table:table-cell>
          <table:table-cell office:value-type="float" office:value="2016" table:style-name="ce70">
            <text:p>2016</text:p>
          </table:table-cell>
          <table:table-cell office:value-type="string" table:style-name="ce49">
            <text:p>EZ</text:p>
          </table:table-cell>
          <table:table-cell office:value-type="float" office:value="296" table:style-name="ce41">
            <text:p><text:s/>296<text:s/></text:p>
          </table:table-cell>
          <table:table-cell table:style-name="ce48"/>
          <table:table-cell office:value-type="float" office:value="5.516" table:style-name="ce52">
            <text:p><text:s/>5,516<text:s/></text:p>
          </table:table-cell>
          <table:table-cell table:style-name="ce52"/>
          <table:table-cell office:value-type="float" office:value="5.516" table:style-name="ce54">
            <text:p><text:s/>5,516<text:s/></text:p>
          </table:table-cell>
          <table:table-cell table:style-name="ce52"/>
          <table:table-cell office:value-type="float" office:value="14.272" table:style-name="ce52">
            <text:p><text:s/>14,272<text:s/></text:p>
          </table:table-cell>
          <table:table-cell office:value-type="float" office:value="3.3039999999999998" table:style-name="ce52">
            <text:p><text:s/>3,304<text:s/></text:p>
          </table:table-cell>
          <table:table-cell office:value-type="float" office:value="17.576000000000001" table:style-name="ce54">
            <text:p><text:s/>17,576<text:s/></text:p>
          </table:table-cell>
          <table:table-cell office:value-type="float" office:value="23.091999999999999" table:style-name="ce62">
            <text:p><text:s/>23,092<text:s/></text:p>
          </table:table-cell>
          <table:table-cell office:value-type="float" office:value="1.6619999999999999" table:style-name="ce52">
            <text:p><text:s/>1,662<text:s/></text:p>
          </table:table-cell>
          <table:table-cell table:style-name="ce52"/>
          <table:table-cell office:value-type="float" office:value="-2.5260000000000105" table:style-name="ce52">
            <text:p><text:s/>-2,526<text:s/></text:p>
          </table:table-cell>
          <table:table-cell office:value-type="float" office:value="-0.86400000000001054" table:style-name="ce54">
            <text:p><text:s/>-0,864<text:s/></text:p>
          </table:table-cell>
          <table:table-cell office:value-type="float" office:value="0.56899999999999995" table:style-name="ce56">
            <text:p><text:s/>0,569<text:s/></text:p>
          </table:table-cell>
          <table:table-cell office:value-type="float" office:value="0.111" table:style-name="ce56">
            <text:p><text:s/>0,111<text:s/></text:p>
          </table:table-cell>
          <table:table-cell office:value-type="float" office:value="23.274999999999999" table:style-name="ce56">
            <text:p><text:s/>23,275<text:s/></text:p>
          </table:table-cell>
          <table:table-cell office:value-type="float" office:value="23.090999999999987" table:style-name="ce59">
            <text:p>23,091<text:s/></text:p>
          </table:table-cell>
          <table:table-cell office:value-type="float" office:value="16.486999999999998" table:style-name="ce64">
            <text:p><text:s/>16,487<text:s/></text:p>
          </table:table-cell>
          <table:table-cell office:value-type="float" office:value="0.42499999999999999" table:style-name="ce64">
            <text:p><text:s/>0,425<text:s/></text:p>
          </table:table-cell>
          <table:table-cell office:value-type="float" office:value="21.172999999999998" table:style-name="ce64">
            <text:p><text:s/>21,173<text:s/></text:p>
          </table:table-cell>
          <table:table-cell office:value-type="float" office:value="38.084999999999994" table:style-name="ce65">
            <text:p><text:s/>38,085<text:s/></text:p>
          </table:table-cell>
          <table:table-cell table:number-columns-repeated="3" table:style-name="ce64"/>
          <table:table-cell office:value-type="float" office:value="0.23300000000000001" table:style-name="ce64">
            <text:p><text:s/>0,233<text:s/></text:p>
          </table:table-cell>
          <table:table-cell office:value-type="float" office:value="38.317999999999991" table:style-name="ce62">
            <text:p><text:s/>38,318<text:s/></text:p>
          </table:table-cell>
          <table:table-cell office:value-type="float" office:value="25.631" table:style-name="ce64">
            <text:p><text:s/>25,631<text:s/></text:p>
          </table:table-cell>
          <table:table-cell office:value-type="float" office:value="14.948" table:style-name="ce64">
            <text:p><text:s/>14,948<text:s/></text:p>
          </table:table-cell>
          <table:table-cell office:value-type="float" office:value="40.579000000000001" table:style-name="ce65">
            <text:p><text:s/>40,579<text:s/></text:p>
          </table:table-cell>
          <table:table-cell office:value-type="float" office:value="1.093" table:style-name="ce64">
            <text:p><text:s/>1,093<text:s/></text:p>
          </table:table-cell>
          <table:table-cell office:value-type="float" office:value="-1.1020000000000001" table:style-name="ce64">
            <text:p><text:s/>-1,102<text:s/></text:p>
          </table:table-cell>
          <table:table-cell office:value-type="float" office:value="0.25700000000000001" table:style-name="ce64">
            <text:p><text:s/>0,257<text:s/></text:p>
          </table:table-cell>
          <table:table-cell office:value-type="float" office:value="1.7000000000000001E-2" table:style-name="ce64">
            <text:p><text:s/>0,017<text:s/></text:p>
          </table:table-cell>
          <table:table-cell table:style-name="ce64"/>
          <table:table-cell office:value-type="float" office:value="40.844000000000001" table:style-name="ce65">
            <text:p><text:s/>40,844<text:s/></text:p>
          </table:table-cell>
          <table:table-cell office:value-type="float" office:value="-2.5260000000000105" table:style-name="ce68">
            <text:p><text:s/>-2,526<text:s/></text:p>
          </table:table-cell>
          <table:table-cell table:number-columns-repeated="16344"/>
        </table:table-row>
        <table:table-row table:style-name="ro4">
          <table:table-cell office:value-type="string" table:style-name="ce48">
            <text:p>Dictu</text:p>
          </table:table-cell>
          <table:table-cell office:value-type="float" office:value="2016" table:style-name="ce70">
            <text:p>2016</text:p>
          </table:table-cell>
          <table:table-cell office:value-type="string" table:style-name="ce49">
            <text:p>EZ</text:p>
          </table:table-cell>
          <table:table-cell office:value-type="float" office:value="595" table:style-name="ce41">
            <text:p><text:s/>595<text:s/></text:p>
          </table:table-cell>
          <table:table-cell office:value-type="float" office:value="59.329000000000001" table:style-name="ce48">
            <text:p>59,329</text:p>
          </table:table-cell>
          <table:table-cell office:value-type="float" office:value="25.457000000000001" table:style-name="ce52">
            <text:p><text:s/>25,457<text:s/></text:p>
          </table:table-cell>
          <table:table-cell table:style-name="ce52"/>
          <table:table-cell office:value-type="float" office:value="84.786000000000001" table:style-name="ce54">
            <text:p><text:s/>84,786<text:s/></text:p>
          </table:table-cell>
          <table:table-cell table:style-name="ce52"/>
          <table:table-cell office:value-type="float" office:value="43.054000000000002" table:style-name="ce52">
            <text:p><text:s/>43,054<text:s/></text:p>
          </table:table-cell>
          <table:table-cell office:value-type="float" office:value="6.9710000000000001" table:style-name="ce52">
            <text:p><text:s/>6,971<text:s/></text:p>
          </table:table-cell>
          <table:table-cell office:value-type="float" office:value="50.025000000000006" table:style-name="ce54">
            <text:p><text:s/>50,025<text:s/></text:p>
          </table:table-cell>
          <table:table-cell office:value-type="float" office:value="134.81100000000001" table:style-name="ce62">
            <text:p><text:s/>134,811<text:s/></text:p>
          </table:table-cell>
          <table:table-cell office:value-type="float" office:value="0.25900000000000001" table:style-name="ce52">
            <text:p><text:s/>0,259<text:s/></text:p>
          </table:table-cell>
          <table:table-cell table:style-name="ce52"/>
          <table:table-cell office:value-type="float" office:value="1.1330000000000098" table:style-name="ce52">
            <text:p><text:s/>1,133<text:s/></text:p>
          </table:table-cell>
          <table:table-cell office:value-type="float" office:value="1.3920000000000097" table:style-name="ce54">
            <text:p><text:s/>1,392<text:s/></text:p>
          </table:table-cell>
          <table:table-cell office:value-type="float" office:value="0.78300000000000003" table:style-name="ce56">
            <text:p><text:s/>0,783<text:s/></text:p>
          </table:table-cell>
          <table:table-cell office:value-type="float" office:value="54.6" table:style-name="ce56">
            <text:p><text:s/>54,600<text:s/></text:p>
          </table:table-cell>
          <table:table-cell office:value-type="float" office:value="78.036000000000001" table:style-name="ce56">
            <text:p><text:s/>78,036<text:s/></text:p>
          </table:table-cell>
          <table:table-cell office:value-type="float" office:value="134.81100000000001" table:style-name="ce59">
            <text:p>134,811<text:s/></text:p>
          </table:table-cell>
          <table:table-cell office:value-type="float" office:value="221.68899999999999" table:style-name="ce64">
            <text:p><text:s/>221,689<text:s/></text:p>
          </table:table-cell>
          <table:table-cell office:value-type="float" office:value="31.263999999999999" table:style-name="ce64">
            <text:p><text:s/>31,264<text:s/></text:p>
          </table:table-cell>
          <table:table-cell office:value-type="float" office:value="0.89100000000000001" table:style-name="ce64">
            <text:p><text:s/>0,891<text:s/></text:p>
          </table:table-cell>
          <table:table-cell office:value-type="float" office:value="253.84399999999999" table:style-name="ce65">
            <text:p><text:s/>253,844<text:s/></text:p>
          </table:table-cell>
          <table:table-cell table:number-columns-repeated="4" table:style-name="ce64"/>
          <table:table-cell office:value-type="float" office:value="253.84399999999999" table:style-name="ce62">
            <text:p><text:s/>253,844<text:s/></text:p>
          </table:table-cell>
          <table:table-cell office:value-type="float" office:value="144.404" table:style-name="ce64">
            <text:p><text:s/>144,404<text:s/></text:p>
          </table:table-cell>
          <table:table-cell office:value-type="float" office:value="91.519000000000005" table:style-name="ce64">
            <text:p><text:s/>91,519<text:s/></text:p>
          </table:table-cell>
          <table:table-cell office:value-type="float" office:value="235.923" table:style-name="ce65">
            <text:p><text:s/>235,923<text:s/></text:p>
          </table:table-cell>
          <table:table-cell office:value-type="float" office:value="15.458" table:style-name="ce64">
            <text:p><text:s/>15,458<text:s/></text:p>
          </table:table-cell>
          <table:table-cell table:style-name="ce64"/>
          <table:table-cell office:value-type="float" office:value="1.2310000000000001" table:style-name="ce64">
            <text:p><text:s/>1,231<text:s/></text:p>
          </table:table-cell>
          <table:table-cell office:value-type="float" office:value="9.9000000000000005E-2" table:style-name="ce64">
            <text:p><text:s/>0,099<text:s/></text:p>
          </table:table-cell>
          <table:table-cell table:style-name="ce64"/>
          <table:table-cell office:value-type="float" office:value="252.71099999999998" table:style-name="ce65">
            <text:p><text:s/>252,711<text:s/></text:p>
          </table:table-cell>
          <table:table-cell office:value-type="float" office:value="1.1330000000000098" table:style-name="ce68">
            <text:p><text:s/>1,133<text:s/></text:p>
          </table:table-cell>
          <table:table-cell table:number-columns-repeated="16344"/>
        </table:table-row>
        <table:table-row table:style-name="ro4">
          <table:table-cell office:value-type="string" table:style-name="ce48">
            <text:p>NVWA</text:p>
          </table:table-cell>
          <table:table-cell office:value-type="float" office:value="2016" table:style-name="ce70">
            <text:p>2016</text:p>
          </table:table-cell>
          <table:table-cell office:value-type="string" table:style-name="ce49">
            <text:p>EZ</text:p>
          </table:table-cell>
          <table:table-cell office:value-type="float" office:value="2471" table:style-name="ce41">
            <text:p><text:s/>2.471<text:s/></text:p>
          </table:table-cell>
          <table:table-cell office:value-type="float" office:value="15.238" table:style-name="ce48">
            <text:p>15,238</text:p>
          </table:table-cell>
          <table:table-cell office:value-type="float" office:value="34.540999999999997" table:style-name="ce52">
            <text:p><text:s/>34,541<text:s/></text:p>
          </table:table-cell>
          <table:table-cell table:style-name="ce52"/>
          <table:table-cell office:value-type="float" office:value="49.778999999999996" table:style-name="ce54">
            <text:p><text:s/>49,779<text:s/></text:p>
          </table:table-cell>
          <table:table-cell office:value-type="float" office:value="1.0129999999999999" table:style-name="ce52">
            <text:p><text:s/>1,013<text:s/></text:p>
          </table:table-cell>
          <table:table-cell office:value-type="float" office:value="22.738" table:style-name="ce52">
            <text:p><text:s/>22,738<text:s/></text:p>
          </table:table-cell>
          <table:table-cell office:value-type="float" office:value="64.361999999999995" table:style-name="ce52">
            <text:p><text:s/>64,362<text:s/></text:p>
          </table:table-cell>
          <table:table-cell office:value-type="float" office:value="88.113" table:style-name="ce54">
            <text:p><text:s/>88,113<text:s/></text:p>
          </table:table-cell>
          <table:table-cell office:value-type="float" office:value="137.892" table:style-name="ce62">
            <text:p><text:s/>137,892<text:s/></text:p>
          </table:table-cell>
          <table:table-cell office:value-type="float" office:value="5.1909999999999998" table:style-name="ce52">
            <text:p><text:s/>5,191<text:s/></text:p>
          </table:table-cell>
          <table:table-cell table:style-name="ce52"/>
          <table:table-cell office:value-type="float" office:value="10.281000000000006" table:style-name="ce52">
            <text:p><text:s/>10,281<text:s/></text:p>
          </table:table-cell>
          <table:table-cell office:value-type="float" office:value="15.472000000000005" table:style-name="ce54">
            <text:p><text:s/>15,472<text:s/></text:p>
          </table:table-cell>
          <table:table-cell office:value-type="float" office:value="6.01" table:style-name="ce56">
            <text:p><text:s/>6,010<text:s/></text:p>
          </table:table-cell>
          <table:table-cell office:value-type="float" office:value="31.687999999999999" table:style-name="ce56">
            <text:p><text:s/>31,688<text:s/></text:p>
          </table:table-cell>
          <table:table-cell office:value-type="float" office:value="84.722000000000008" table:style-name="ce56">
            <text:p><text:s/>84,722<text:s/></text:p>
          </table:table-cell>
          <table:table-cell office:value-type="float" office:value="137.892" table:style-name="ce59">
            <text:p>137,892<text:s/></text:p>
          </table:table-cell>
          <table:table-cell office:value-type="float" office:value="141.14599999999999" table:style-name="ce64">
            <text:p><text:s/>141,146<text:s/></text:p>
          </table:table-cell>
          <table:table-cell office:value-type="float" office:value="80.378" table:style-name="ce64">
            <text:p><text:s/>80,378<text:s/></text:p>
          </table:table-cell>
          <table:table-cell office:value-type="float" office:value="95.052000000000007" table:style-name="ce64">
            <text:p><text:s/>95,052<text:s/></text:p>
          </table:table-cell>
          <table:table-cell office:value-type="float" office:value="316.57600000000002" table:style-name="ce65">
            <text:p><text:s/>316,576<text:s/></text:p>
          </table:table-cell>
          <table:table-cell table:number-columns-repeated="2" table:style-name="ce64"/>
          <table:table-cell office:value-type="float" office:value="1.899" table:style-name="ce64">
            <text:p><text:s/>1,899<text:s/></text:p>
          </table:table-cell>
          <table:table-cell office:value-type="float" office:value="14.912000000000001" table:style-name="ce64">
            <text:p><text:s/>14,912<text:s/></text:p>
          </table:table-cell>
          <table:table-cell office:value-type="float" office:value="333.387" table:style-name="ce62">
            <text:p><text:s/>333,387<text:s/></text:p>
          </table:table-cell>
          <table:table-cell office:value-type="float" office:value="199.434" table:style-name="ce64">
            <text:p><text:s/>199,434<text:s/></text:p>
          </table:table-cell>
          <table:table-cell office:value-type="float" office:value="113.246" table:style-name="ce64">
            <text:p><text:s/>113,246<text:s/></text:p>
          </table:table-cell>
          <table:table-cell office:value-type="float" office:value="312.68" table:style-name="ce65">
            <text:p><text:s/>312,680<text:s/></text:p>
          </table:table-cell>
          <table:table-cell office:value-type="float" office:value="9.8049999999999997" table:style-name="ce64">
            <text:p><text:s/>9,805<text:s/></text:p>
          </table:table-cell>
          <table:table-cell table:style-name="ce64"/>
          <table:table-cell office:value-type="float" office:value="0.34" table:style-name="ce64">
            <text:p><text:s/>0,340<text:s/></text:p>
          </table:table-cell>
          <table:table-cell office:value-type="float" office:value="0.28100000000000003" table:style-name="ce64">
            <text:p><text:s/>0,281<text:s/></text:p>
          </table:table-cell>
          <table:table-cell table:style-name="ce64"/>
          <table:table-cell office:value-type="float" office:value="323.10599999999999" table:style-name="ce65">
            <text:p><text:s/>323,106<text:s/></text:p>
          </table:table-cell>
          <table:table-cell office:value-type="float" office:value="10.281000000000006" table:style-name="ce68">
            <text:p><text:s/>10,281<text:s/></text:p>
          </table:table-cell>
          <table:table-cell table:number-columns-repeated="16344"/>
        </table:table-row>
        <table:table-row table:style-name="ro4">
          <table:table-cell office:value-type="string" table:style-name="ce48">
            <text:p>RVO</text:p>
          </table:table-cell>
          <table:table-cell office:value-type="float" office:value="2016" table:style-name="ce70">
            <text:p>2016</text:p>
          </table:table-cell>
          <table:table-cell office:value-type="string" table:style-name="ce49">
            <text:p>EZ</text:p>
          </table:table-cell>
          <table:table-cell office:value-type="float" office:value="3055" table:style-name="ce41">
            <text:p><text:s/>3.055<text:s/></text:p>
          </table:table-cell>
          <table:table-cell office:value-type="float" office:value="42.982999999999997" table:style-name="ce48">
            <text:p>42,983</text:p>
          </table:table-cell>
          <table:table-cell office:value-type="float" office:value="4.6560000000000006" table:style-name="ce52">
            <text:p><text:s/>4,656<text:s/></text:p>
          </table:table-cell>
          <table:table-cell table:style-name="ce52"/>
          <table:table-cell office:value-type="float" office:value="47.638999999999996" table:style-name="ce54">
            <text:p><text:s/>47,639<text:s/></text:p>
          </table:table-cell>
          <table:table-cell table:style-name="ce52"/>
          <table:table-cell office:value-type="float" office:value="23.891999999999999" table:style-name="ce52">
            <text:p><text:s/>23,892<text:s/></text:p>
          </table:table-cell>
          <table:table-cell office:value-type="float" office:value="31.695" table:style-name="ce52">
            <text:p><text:s/>31,695<text:s/></text:p>
          </table:table-cell>
          <table:table-cell office:value-type="float" office:value="55.587000000000003" table:style-name="ce54">
            <text:p><text:s/>55,587<text:s/></text:p>
          </table:table-cell>
          <table:table-cell office:value-type="float" office:value="103.226" table:style-name="ce62">
            <text:p><text:s/>103,226<text:s/></text:p>
          </table:table-cell>
          <table:table-cell office:value-type="float" office:value="18.305" table:style-name="ce52">
            <text:p><text:s/>18,305<text:s/></text:p>
          </table:table-cell>
          <table:table-cell table:style-name="ce52"/>
          <table:table-cell office:value-type="float" office:value="-0.29699999999991178" table:style-name="ce52">
            <text:p><text:s/>-0,297<text:s/></text:p>
          </table:table-cell>
          <table:table-cell office:value-type="float" office:value="18.008000000000088" table:style-name="ce54">
            <text:p><text:s/>18,008<text:s/></text:p>
          </table:table-cell>
          <table:table-cell office:value-type="float" office:value="2.2000000000000002" table:style-name="ce56">
            <text:p><text:s/>2,200<text:s/></text:p>
          </table:table-cell>
          <table:table-cell office:value-type="float" office:value="6.9020000000000001" table:style-name="ce56">
            <text:p><text:s/>6,902<text:s/></text:p>
          </table:table-cell>
          <table:table-cell office:value-type="float" office:value="76.116" table:style-name="ce56">
            <text:p><text:s/>76,116<text:s/></text:p>
          </table:table-cell>
          <table:table-cell office:value-type="float" office:value="103.22600000000008" table:style-name="ce59">
            <text:p>103,226<text:s/></text:p>
          </table:table-cell>
          <table:table-cell office:value-type="float" office:value="338.928" table:style-name="ce64">
            <text:p><text:s/>338,928<text:s/></text:p>
          </table:table-cell>
          <table:table-cell office:value-type="float" office:value="120.94" table:style-name="ce64">
            <text:p><text:s/>120,940<text:s/></text:p>
          </table:table-cell>
          <table:table-cell office:value-type="float" office:value="42.244999999999997" table:style-name="ce64">
            <text:p><text:s/>42,245<text:s/></text:p>
          </table:table-cell>
          <table:table-cell office:value-type="float" office:value="502.113" table:style-name="ce65">
            <text:p><text:s/>502,113<text:s/></text:p>
          </table:table-cell>
          <table:table-cell table:style-name="ce64"/>
          <table:table-cell office:value-type="float" office:value="5.0000000000000001E-3" table:style-name="ce64">
            <text:p><text:s/>0,005<text:s/></text:p>
          </table:table-cell>
          <table:table-cell office:value-type="float" office:value="4.0000000000000001E-3" table:style-name="ce64">
            <text:p><text:s/>0,004<text:s/></text:p>
          </table:table-cell>
          <table:table-cell office:value-type="float" office:value="13.776" table:style-name="ce64">
            <text:p><text:s/>13,776<text:s/></text:p>
          </table:table-cell>
          <table:table-cell office:value-type="float" office:value="515.89800000000002" table:style-name="ce62">
            <text:p><text:s/>515,898<text:s/></text:p>
          </table:table-cell>
          <table:table-cell office:value-type="float" office:value="298.697" table:style-name="ce64">
            <text:p><text:s/>298,697<text:s/></text:p>
          </table:table-cell>
          <table:table-cell office:value-type="float" office:value="202.31200000000001" table:style-name="ce64">
            <text:p><text:s/>202,312<text:s/></text:p>
          </table:table-cell>
          <table:table-cell office:value-type="float" office:value="501.00900000000001" table:style-name="ce65">
            <text:p><text:s/>501,009<text:s/></text:p>
          </table:table-cell>
          <table:table-cell office:value-type="float" office:value="10.984" table:style-name="ce64">
            <text:p><text:s/>10,984<text:s/></text:p>
          </table:table-cell>
          <table:table-cell table:style-name="ce64"/>
          <table:table-cell office:value-type="float" office:value="3.032" table:style-name="ce64">
            <text:p><text:s/>3,032<text:s/></text:p>
          </table:table-cell>
          <table:table-cell office:value-type="float" office:value="0.14899999999999999" table:style-name="ce64">
            <text:p><text:s/>0,149<text:s/></text:p>
          </table:table-cell>
          <table:table-cell office:value-type="float" office:value="1.0209999999999999" table:style-name="ce64">
            <text:p><text:s/>1,021<text:s/></text:p>
          </table:table-cell>
          <table:table-cell office:value-type="float" office:value="516.19499999999994" table:style-name="ce65">
            <text:p><text:s/>516,195<text:s/></text:p>
          </table:table-cell>
          <table:table-cell office:value-type="float" office:value="-0.29699999999991178" table:style-name="ce68">
            <text:p><text:s/>-0,297<text:s/></text:p>
          </table:table-cell>
          <table:table-cell table:number-columns-repeated="16344"/>
        </table:table-row>
        <table:table-row table:style-name="ro4">
          <table:table-cell office:value-type="string" table:style-name="ce48">
            <text:p>ILT</text:p>
          </table:table-cell>
          <table:table-cell office:value-type="float" office:value="2016" table:style-name="ce70">
            <text:p>2016</text:p>
          </table:table-cell>
          <table:table-cell office:value-type="string" table:style-name="ce48">
            <text:p>IenM</text:p>
          </table:table-cell>
          <table:table-cell office:value-type="float" office:value="1152" table:style-name="ce41">
            <text:p><text:s/>1.152<text:s/></text:p>
          </table:table-cell>
          <table:table-cell table:style-name="ce48"/>
          <table:table-cell office:value-type="float" office:value="3.7869999999999999" table:style-name="ce52">
            <text:p><text:s/>3,787<text:s/></text:p>
          </table:table-cell>
          <table:table-cell table:style-name="ce52"/>
          <table:table-cell office:value-type="float" office:value="3.7869999999999999" table:style-name="ce54">
            <text:p><text:s/>3,787<text:s/></text:p>
          </table:table-cell>
          <table:table-cell table:style-name="ce52"/>
          <table:table-cell office:value-type="float" office:value="2.1790000000000003" table:style-name="ce52">
            <text:p><text:s/>2,179<text:s/></text:p>
          </table:table-cell>
          <table:table-cell office:value-type="float" office:value="40.774999999999999" table:style-name="ce52">
            <text:p><text:s/>40,775<text:s/></text:p>
          </table:table-cell>
          <table:table-cell office:value-type="float" office:value="42.954000000000001" table:style-name="ce54">
            <text:p><text:s/>42,954<text:s/></text:p>
          </table:table-cell>
          <table:table-cell office:value-type="float" office:value="46.741" table:style-name="ce62">
            <text:p><text:s/>46,741<text:s/></text:p>
          </table:table-cell>
          <table:table-cell office:value-type="float" office:value="7.4390000000000001" table:style-name="ce52">
            <text:p><text:s/>7,439<text:s/></text:p>
          </table:table-cell>
          <table:table-cell table:style-name="ce52"/>
          <table:table-cell office:value-type="float" office:value="4.7909999999999968" table:style-name="ce52">
            <text:p><text:s/>4,791<text:s/></text:p>
          </table:table-cell>
          <table:table-cell office:value-type="float" office:value="12.229999999999997" table:style-name="ce54">
            <text:p><text:s/>12,230<text:s/></text:p>
          </table:table-cell>
          <table:table-cell office:value-type="float" office:value="2.1379999999999999" table:style-name="ce56">
            <text:p><text:s/>2,138<text:s/></text:p>
          </table:table-cell>
          <table:table-cell table:style-name="ce56"/>
          <table:table-cell office:value-type="float" office:value="32.372999999999998" table:style-name="ce56">
            <text:p><text:s/>32,373<text:s/></text:p>
          </table:table-cell>
          <table:table-cell office:value-type="float" office:value="46.740999999999993" table:style-name="ce59">
            <text:p>46,741<text:s/></text:p>
          </table:table-cell>
          <table:table-cell office:value-type="float" office:value="130.828" table:style-name="ce64">
            <text:p><text:s/>130,828<text:s/></text:p>
          </table:table-cell>
          <table:table-cell office:value-type="float" office:value="0.373" table:style-name="ce64">
            <text:p><text:s/>0,373<text:s/></text:p>
          </table:table-cell>
          <table:table-cell office:value-type="float" office:value="22.55" table:style-name="ce64">
            <text:p><text:s/>22,550<text:s/></text:p>
          </table:table-cell>
          <table:table-cell office:value-type="float" office:value="153.751" table:style-name="ce65">
            <text:p><text:s/>153,751<text:s/></text:p>
          </table:table-cell>
          <table:table-cell table:style-name="ce64"/>
          <table:table-cell office:value-type="float" office:value="1.4E-2" table:style-name="ce64">
            <text:p><text:s/>0,014<text:s/></text:p>
          </table:table-cell>
          <table:table-cell office:value-type="float" office:value="1.8129999999999999" table:style-name="ce64">
            <text:p><text:s/>1,813<text:s/></text:p>
          </table:table-cell>
          <table:table-cell office:value-type="float" office:value="1.379" table:style-name="ce64">
            <text:p><text:s/>1,379<text:s/></text:p>
          </table:table-cell>
          <table:table-cell office:value-type="float" office:value="156.95699999999999" table:style-name="ce62">
            <text:p><text:s/>156,957<text:s/></text:p>
          </table:table-cell>
          <table:table-cell office:value-type="float" office:value="111.191" table:style-name="ce64">
            <text:p><text:s/>111,191<text:s/></text:p>
          </table:table-cell>
          <table:table-cell office:value-type="float" office:value="36.945" table:style-name="ce64">
            <text:p><text:s/>36,945<text:s/></text:p>
          </table:table-cell>
          <table:table-cell office:value-type="float" office:value="148.136" table:style-name="ce65">
            <text:p><text:s/>148,136<text:s/></text:p>
          </table:table-cell>
          <table:table-cell office:value-type="float" office:value="2.37" table:style-name="ce64">
            <text:p><text:s/>2,370<text:s/></text:p>
          </table:table-cell>
          <table:table-cell table:style-name="ce64"/>
          <table:table-cell office:value-type="float" office:value="6.0000000000000001E-3" table:style-name="ce64">
            <text:p><text:s/>0,006<text:s/></text:p>
          </table:table-cell>
          <table:table-cell table:style-name="ce64"/>
          <table:table-cell office:value-type="float" office:value="1.6539999999999999" table:style-name="ce64">
            <text:p><text:s/>1,654<text:s/></text:p>
          </table:table-cell>
          <table:table-cell office:value-type="float" office:value="152.166" table:style-name="ce65">
            <text:p><text:s/>152,166<text:s/></text:p>
          </table:table-cell>
          <table:table-cell office:value-type="float" office:value="4.7909999999999968" table:style-name="ce68">
            <text:p><text:s/>4,791<text:s/></text:p>
          </table:table-cell>
          <table:table-cell table:number-columns-repeated="16344"/>
        </table:table-row>
        <table:table-row table:style-name="ro4">
          <table:table-cell office:value-type="string" table:style-name="ce48">
            <text:p>KNMI</text:p>
          </table:table-cell>
          <table:table-cell office:value-type="float" office:value="2016" table:style-name="ce70">
            <text:p>2016</text:p>
          </table:table-cell>
          <table:table-cell office:value-type="string" table:style-name="ce48">
            <text:p>IenM</text:p>
          </table:table-cell>
          <table:table-cell office:value-type="float" office:value="357" table:style-name="ce41">
            <text:p><text:s/>357<text:s/></text:p>
          </table:table-cell>
          <table:table-cell table:style-name="ce48"/>
          <table:table-cell office:value-type="float" office:value="11.838999999999999" table:style-name="ce52">
            <text:p><text:s/>11,839<text:s/></text:p>
          </table:table-cell>
          <table:table-cell table:style-name="ce52"/>
          <table:table-cell office:value-type="float" office:value="11.838999999999999" table:style-name="ce54">
            <text:p><text:s/>11,839<text:s/></text:p>
          </table:table-cell>
          <table:table-cell office:value-type="float" office:value="2.883" table:style-name="ce52">
            <text:p><text:s/>2,883<text:s/></text:p>
          </table:table-cell>
          <table:table-cell office:value-type="float" office:value="2.2269999999999999" table:style-name="ce52">
            <text:p><text:s/>2,227<text:s/></text:p>
          </table:table-cell>
          <table:table-cell office:value-type="float" office:value="11.879999999999999" table:style-name="ce52">
            <text:p><text:s/>11,880<text:s/></text:p>
          </table:table-cell>
          <table:table-cell office:value-type="float" office:value="16.989999999999998" table:style-name="ce54">
            <text:p><text:s/>16,990<text:s/></text:p>
          </table:table-cell>
          <table:table-cell office:value-type="float" office:value="28.828999999999997" table:style-name="ce62">
            <text:p><text:s/>28,829<text:s/></text:p>
          </table:table-cell>
          <table:table-cell office:value-type="float" office:value="2.1230000000000002" table:style-name="ce52">
            <text:p><text:s/>2,123<text:s/></text:p>
          </table:table-cell>
          <table:table-cell table:style-name="ce52"/>
          <table:table-cell office:value-type="float" office:value="0.13299999999999557" table:style-name="ce52">
            <text:p><text:s/>0,133<text:s/></text:p>
          </table:table-cell>
          <table:table-cell office:value-type="float" office:value="2.2559999999999958" table:style-name="ce54">
            <text:p><text:s/>2,256<text:s/></text:p>
          </table:table-cell>
          <table:table-cell office:value-type="float" office:value="0.55600000000000005" table:style-name="ce56">
            <text:p><text:s/>0,556<text:s/></text:p>
          </table:table-cell>
          <table:table-cell table:style-name="ce56"/>
          <table:table-cell office:value-type="float" office:value="26.016999999999999" table:style-name="ce56">
            <text:p><text:s/>26,017<text:s/></text:p>
          </table:table-cell>
          <table:table-cell office:value-type="float" office:value="28.828999999999994" table:style-name="ce59">
            <text:p>28,829<text:s/></text:p>
          </table:table-cell>
          <table:table-cell office:value-type="float" office:value="40.256999999999998" table:style-name="ce64">
            <text:p><text:s/>40,257<text:s/></text:p>
          </table:table-cell>
          <table:table-cell office:value-type="float" office:value="2.0350000000000001" table:style-name="ce64">
            <text:p><text:s/>2,035<text:s/></text:p>
          </table:table-cell>
          <table:table-cell office:value-type="float" office:value="31.666000000000004" table:style-name="ce64">
            <text:p><text:s/>31,666<text:s/></text:p>
          </table:table-cell>
          <table:table-cell office:value-type="float" office:value="73.957999999999998" table:style-name="ce65">
            <text:p><text:s/>73,958<text:s/></text:p>
          </table:table-cell>
          <table:table-cell table:style-name="ce64"/>
          <table:table-cell office:value-type="float" office:value="1E-3" table:style-name="ce64">
            <text:p><text:s/>0,001<text:s/></text:p>
          </table:table-cell>
          <table:table-cell table:style-name="ce64"/>
          <table:table-cell office:value-type="float" office:value="1E-3" table:style-name="ce64">
            <text:p><text:s/>0,001<text:s/></text:p>
          </table:table-cell>
          <table:table-cell office:value-type="float" office:value="73.960000000000008" table:style-name="ce62">
            <text:p><text:s/>73,960<text:s/></text:p>
          </table:table-cell>
          <table:table-cell office:value-type="float" office:value="32.783999999999999" table:style-name="ce64">
            <text:p><text:s/>32,784<text:s/></text:p>
          </table:table-cell>
          <table:table-cell office:value-type="float" office:value="21.797000000000001" table:style-name="ce64">
            <text:p><text:s/>21,797<text:s/></text:p>
          </table:table-cell>
          <table:table-cell office:value-type="float" office:value="54.581000000000003" table:style-name="ce65">
            <text:p><text:s/>54,581<text:s/></text:p>
          </table:table-cell>
          <table:table-cell office:value-type="float" office:value="1.7669999999999999" table:style-name="ce64">
            <text:p><text:s/>1,767<text:s/></text:p>
          </table:table-cell>
          <table:table-cell office:value-type="float" office:value="17.318000000000001" table:style-name="ce64">
            <text:p><text:s/>17,318<text:s/></text:p>
          </table:table-cell>
          <table:table-cell table:style-name="ce64"/>
          <table:table-cell office:value-type="float" office:value="0" table:style-name="ce64">
            <text:p><text:s/>-<text:s text:c="3"/></text:p>
          </table:table-cell>
          <table:table-cell office:value-type="float" office:value="0.161" table:style-name="ce64">
            <text:p><text:s/>0,161<text:s/></text:p>
          </table:table-cell>
          <table:table-cell office:value-type="float" office:value="73.827000000000012" table:style-name="ce65">
            <text:p><text:s/>73,827<text:s/></text:p>
          </table:table-cell>
          <table:table-cell office:value-type="float" office:value="0.13299999999999557" table:style-name="ce68">
            <text:p><text:s/>0,133<text:s/></text:p>
          </table:table-cell>
          <table:table-cell table:number-columns-repeated="16344"/>
        </table:table-row>
        <table:table-row table:style-name="ro4">
          <table:table-cell office:value-type="string" table:style-name="ce48">
            <text:p>NEA</text:p>
          </table:table-cell>
          <table:table-cell office:value-type="float" office:value="2016" table:style-name="ce70">
            <text:p>2016</text:p>
          </table:table-cell>
          <table:table-cell office:value-type="string" table:style-name="ce49">
            <text:p>IenM</text:p>
          </table:table-cell>
          <table:table-cell office:value-type="float" office:value="49" table:style-name="ce41">
            <text:p><text:s/>49<text:s/></text:p>
          </table:table-cell>
          <table:table-cell office:value-type="float" office:value="1.821" table:style-name="ce48">
            <text:p>1,821</text:p>
          </table:table-cell>
          <table:table-cell office:value-type="float" office:value="3.0000000000000001E-3" table:style-name="ce52">
            <text:p><text:s/>0,003<text:s/></text:p>
          </table:table-cell>
          <table:table-cell table:style-name="ce52"/>
          <table:table-cell office:value-type="float" office:value="1.8239999999999998" table:style-name="ce54">
            <text:p><text:s/>1,824<text:s/></text:p>
          </table:table-cell>
          <table:table-cell table:style-name="ce52"/>
          <table:table-cell office:value-type="float" office:value="0.30599999999999999" table:style-name="ce52">
            <text:p><text:s/>0,306<text:s/></text:p>
          </table:table-cell>
          <table:table-cell office:value-type="float" office:value="1.714" table:style-name="ce52">
            <text:p><text:s/>1,714<text:s/></text:p>
          </table:table-cell>
          <table:table-cell office:value-type="float" office:value="2.02" table:style-name="ce54">
            <text:p><text:s/>2,020<text:s/></text:p>
          </table:table-cell>
          <table:table-cell office:value-type="float" office:value="3.8439999999999999" table:style-name="ce62">
            <text:p><text:s/>3,844<text:s/></text:p>
          </table:table-cell>
          <table:table-cell office:value-type="float" office:value="0.29899999999999999" table:style-name="ce52">
            <text:p><text:s/>0,299<text:s/></text:p>
          </table:table-cell>
          <table:table-cell table:style-name="ce52"/>
          <table:table-cell office:value-type="float" office:value="0.7209999999999992" table:style-name="ce52">
            <text:p><text:s/>0,721<text:s/></text:p>
          </table:table-cell>
          <table:table-cell office:value-type="float" office:value="1.0199999999999991" table:style-name="ce54">
            <text:p><text:s/>1,020<text:s/></text:p>
          </table:table-cell>
          <table:table-cell table:style-name="ce56"/>
          <table:table-cell office:value-type="float" office:value="0.42" table:style-name="ce56">
            <text:p><text:s/>0,420<text:s/></text:p>
          </table:table-cell>
          <table:table-cell office:value-type="float" office:value="2.4039999999999999" table:style-name="ce56">
            <text:p><text:s/>2,404<text:s/></text:p>
          </table:table-cell>
          <table:table-cell office:value-type="float" office:value="3.843999999999999" table:style-name="ce59">
            <text:p>3,844<text:s/></text:p>
          </table:table-cell>
          <table:table-cell office:value-type="float" office:value="8.1489999999999991" table:style-name="ce64">
            <text:p><text:s/>8,149<text:s/></text:p>
          </table:table-cell>
          <table:table-cell table:number-columns-repeated="2" table:style-name="ce64"/>
          <table:table-cell office:value-type="float" office:value="8.1489999999999991" table:style-name="ce65">
            <text:p><text:s/>8,149<text:s/></text:p>
          </table:table-cell>
          <table:table-cell table:number-columns-repeated="4" table:style-name="ce64"/>
          <table:table-cell office:value-type="float" office:value="8.1489999999999991" table:style-name="ce62">
            <text:p><text:s/>8,149<text:s/></text:p>
          </table:table-cell>
          <table:table-cell office:value-type="float" office:value="5.4119999999999999" table:style-name="ce64">
            <text:p><text:s/>5,412<text:s/></text:p>
          </table:table-cell>
          <table:table-cell office:value-type="float" office:value="1.2689999999999999" table:style-name="ce64">
            <text:p><text:s/>1,269<text:s/></text:p>
          </table:table-cell>
          <table:table-cell office:value-type="float" office:value="6.681" table:style-name="ce65">
            <text:p><text:s/>6,681<text:s/></text:p>
          </table:table-cell>
          <table:table-cell office:value-type="float" office:value="0.73899999999999999" table:style-name="ce64">
            <text:p><text:s/>0,739<text:s/></text:p>
          </table:table-cell>
          <table:table-cell table:number-columns-repeated="2" table:style-name="ce64"/>
          <table:table-cell office:value-type="float" office:value="8.0000000000000002E-3" table:style-name="ce64">
            <text:p><text:s/>0,008<text:s/></text:p>
          </table:table-cell>
          <table:table-cell table:style-name="ce64"/>
          <table:table-cell office:value-type="float" office:value="7.4279999999999999" table:style-name="ce65">
            <text:p><text:s/>7,428<text:s/></text:p>
          </table:table-cell>
          <table:table-cell office:value-type="float" office:value="0.7209999999999992" table:style-name="ce68">
            <text:p><text:s/>0,721<text:s/></text:p>
          </table:table-cell>
          <table:table-cell table:number-columns-repeated="16344"/>
        </table:table-row>
        <table:table-row table:style-name="ro4">
          <table:table-cell office:value-type="string" table:style-name="ce48">
            <text:p>RWS</text:p>
          </table:table-cell>
          <table:table-cell office:value-type="float" office:value="2016" table:style-name="ce70">
            <text:p>2016</text:p>
          </table:table-cell>
          <table:table-cell office:value-type="string" table:style-name="ce49">
            <text:p>IenM</text:p>
          </table:table-cell>
          <table:table-cell office:value-type="float" office:value="8618" table:style-name="ce41">
            <text:p><text:s/>8.618<text:s/></text:p>
          </table:table-cell>
          <table:table-cell office:value-type="float" office:value="5.5510000000000002" table:style-name="ce48">
            <text:p>5,551</text:p>
          </table:table-cell>
          <table:table-cell office:value-type="float" office:value="179.471" table:style-name="ce52">
            <text:p><text:s/>179,471<text:s/></text:p>
          </table:table-cell>
          <table:table-cell office:value-type="float" office:value="48.8" table:style-name="ce52">
            <text:p><text:s/>48,800<text:s/></text:p>
          </table:table-cell>
          <table:table-cell office:value-type="float" office:value="233.822" table:style-name="ce54">
            <text:p><text:s/>233,822<text:s/></text:p>
          </table:table-cell>
          <table:table-cell office:value-type="float" office:value="8190.5429999999997" table:style-name="ce52">
            <text:p><text:s/>8.190,543<text:s/></text:p>
          </table:table-cell>
          <table:table-cell office:value-type="float" office:value="75.585000000000008" table:style-name="ce52">
            <text:p><text:s/>75,585<text:s/></text:p>
          </table:table-cell>
          <table:table-cell office:value-type="float" office:value="601.93399999999997" table:style-name="ce52">
            <text:p><text:s/>601,934<text:s/></text:p>
          </table:table-cell>
          <table:table-cell office:value-type="float" office:value="8868.0619999999981" table:style-name="ce54">
            <text:p><text:s/>8.868,062<text:s/></text:p>
          </table:table-cell>
          <table:table-cell office:value-type="float" office:value="9101.8839999999982" table:style-name="ce62">
            <text:p><text:s/>9.101,884<text:s/></text:p>
          </table:table-cell>
          <table:table-cell office:value-type="float" office:value="79.290999999999997" table:style-name="ce52">
            <text:p><text:s/>79,291<text:s/></text:p>
          </table:table-cell>
          <table:table-cell table:style-name="ce52"/>
          <table:table-cell office:value-type="float" office:value="74.356999999999971" table:style-name="ce52">
            <text:p><text:s/>74,357<text:s/></text:p>
          </table:table-cell>
          <table:table-cell office:value-type="float" office:value="153.64799999999997" table:style-name="ce54">
            <text:p><text:s/>153,648<text:s/></text:p>
          </table:table-cell>
          <table:table-cell office:value-type="float" office:value="44.134" table:style-name="ce56">
            <text:p><text:s/>44,134<text:s/></text:p>
          </table:table-cell>
          <table:table-cell office:value-type="float" office:value="124.502" table:style-name="ce56">
            <text:p><text:s/>124,502<text:s/></text:p>
          </table:table-cell>
          <table:table-cell office:value-type="float" office:value="8779.6" table:style-name="ce56">
            <text:p><text:s/>8.779,600<text:s/></text:p>
          </table:table-cell>
          <table:table-cell office:value-type="float" office:value="9101.884" table:style-name="ce59">
            <text:p>9.101,884<text:s/></text:p>
          </table:table-cell>
          <table:table-cell office:value-type="float" office:value="2235.181" table:style-name="ce64">
            <text:p><text:s/>2.235,181<text:s/></text:p>
          </table:table-cell>
          <table:table-cell office:value-type="float" office:value="40.223999999999997" table:style-name="ce64">
            <text:p><text:s/>40,224<text:s/></text:p>
          </table:table-cell>
          <table:table-cell office:value-type="float" office:value="155.06899999999999" table:style-name="ce64">
            <text:p><text:s/>155,069<text:s/></text:p>
          </table:table-cell>
          <table:table-cell office:value-type="float" office:value="2430.4740000000002" table:style-name="ce65">
            <text:p><text:s/>2.430,474<text:s/></text:p>
          </table:table-cell>
          <table:table-cell table:number-columns-repeated="2" table:style-name="ce64"/>
          <table:table-cell office:value-type="float" office:value="22.608000000000001" table:style-name="ce64">
            <text:p><text:s/>22,608<text:s/></text:p>
          </table:table-cell>
          <table:table-cell office:value-type="float" office:value="3.407" table:style-name="ce64">
            <text:p><text:s/>3,407<text:s/></text:p>
          </table:table-cell>
          <table:table-cell office:value-type="float" office:value="2456.4890000000005" table:style-name="ce62">
            <text:p><text:s/>2.456,489<text:s/></text:p>
          </table:table-cell>
          <table:table-cell office:value-type="float" office:value="786.62699999999995" table:style-name="ce64">
            <text:p><text:s/>786,627<text:s/></text:p>
          </table:table-cell>
          <table:table-cell office:value-type="float" office:value="204.661" table:style-name="ce64">
            <text:p><text:s/>204,661<text:s/></text:p>
          </table:table-cell>
          <table:table-cell office:value-type="float" office:value="991.28800000000001" table:style-name="ce65">
            <text:p><text:s/>991,288<text:s/></text:p>
          </table:table-cell>
          <table:table-cell office:value-type="float" office:value="30.410999999999998" table:style-name="ce64">
            <text:p><text:s/>30,411<text:s/></text:p>
          </table:table-cell>
          <table:table-cell office:value-type="float" office:value="1349.0630000000001" table:style-name="ce64">
            <text:p><text:s/>1.349,063<text:s/></text:p>
          </table:table-cell>
          <table:table-cell office:value-type="float" office:value="7.1120000000000001" table:style-name="ce64">
            <text:p><text:s/>7,112<text:s/></text:p>
          </table:table-cell>
          <table:table-cell office:value-type="float" office:value="4.0410000000000004" table:style-name="ce64">
            <text:p><text:s/>4,041<text:s/></text:p>
          </table:table-cell>
          <table:table-cell office:value-type="float" office:value="0.217" table:style-name="ce64">
            <text:p><text:s/>0,217<text:s/></text:p>
          </table:table-cell>
          <table:table-cell office:value-type="float" office:value="2382.1320000000005" table:style-name="ce65">
            <text:p><text:s/>2.382,132<text:s/></text:p>
          </table:table-cell>
          <table:table-cell office:value-type="float" office:value="74.356999999999971" table:style-name="ce68">
            <text:p><text:s/>74,357<text:s/></text:p>
          </table:table-cell>
          <table:table-cell table:number-columns-repeated="16344"/>
        </table:table-row>
        <table:table-row table:style-name="ro4">
          <table:table-cell office:value-type="string" table:style-name="ce48">
            <text:p>DUO</text:p>
          </table:table-cell>
          <table:table-cell office:value-type="float" office:value="2016" table:style-name="ce70">
            <text:p>2016</text:p>
          </table:table-cell>
          <table:table-cell office:value-type="string" table:style-name="ce49">
            <text:p>OCW</text:p>
          </table:table-cell>
          <table:table-cell office:value-type="float" office:value="1805" table:style-name="ce41">
            <text:p><text:s/>1.805<text:s/></text:p>
          </table:table-cell>
          <table:table-cell office:value-type="float" office:value="1.6830000000000001" table:style-name="ce48">
            <text:p>1,683</text:p>
          </table:table-cell>
          <table:table-cell office:value-type="float" office:value="19.745999999999999" table:style-name="ce52">
            <text:p><text:s/>19,746<text:s/></text:p>
          </table:table-cell>
          <table:table-cell table:style-name="ce52"/>
          <table:table-cell office:value-type="float" office:value="21.428999999999998" table:style-name="ce54">
            <text:p><text:s/>21,429<text:s/></text:p>
          </table:table-cell>
          <table:table-cell office:value-type="float" office:value="0.48899999999999999" table:style-name="ce52">
            <text:p><text:s/>0,489<text:s/></text:p>
          </table:table-cell>
          <table:table-cell office:value-type="float" office:value="16.183" table:style-name="ce52">
            <text:p><text:s/>16,183<text:s/></text:p>
          </table:table-cell>
          <table:table-cell office:value-type="float" office:value="30.632999999999999" table:style-name="ce52">
            <text:p><text:s/>30,633<text:s/></text:p>
          </table:table-cell>
          <table:table-cell office:value-type="float" office:value="47.305" table:style-name="ce54">
            <text:p><text:s/>47,305<text:s/></text:p>
          </table:table-cell>
          <table:table-cell office:value-type="float" office:value="68.733999999999995" table:style-name="ce62">
            <text:p><text:s/>68,734<text:s/></text:p>
          </table:table-cell>
          <table:table-cell office:value-type="float" office:value="6.5960000000000001" table:style-name="ce52">
            <text:p><text:s/>6,596<text:s/></text:p>
          </table:table-cell>
          <table:table-cell table:style-name="ce52"/>
          <table:table-cell office:value-type="float" office:value="-1.5030000000000427" table:style-name="ce52">
            <text:p><text:s/>-1,503<text:s/></text:p>
          </table:table-cell>
          <table:table-cell office:value-type="float" office:value="5.0929999999999573" table:style-name="ce54">
            <text:p><text:s/>5,093<text:s/></text:p>
          </table:table-cell>
          <table:table-cell office:value-type="float" office:value="3.2759999999999998" table:style-name="ce56">
            <text:p><text:s/>3,276<text:s/></text:p>
          </table:table-cell>
          <table:table-cell table:style-name="ce56"/>
          <table:table-cell office:value-type="float" office:value="60.364999999999995" table:style-name="ce56">
            <text:p><text:s/>60,365<text:s/></text:p>
          </table:table-cell>
          <table:table-cell office:value-type="float" office:value="68.733999999999952" table:style-name="ce59">
            <text:p>68,734<text:s/></text:p>
          </table:table-cell>
          <table:table-cell office:value-type="float" office:value="275.62900000000002" table:style-name="ce64">
            <text:p><text:s/>275,629<text:s/></text:p>
          </table:table-cell>
          <table:table-cell office:value-type="float" office:value="38.914999999999999" table:style-name="ce64">
            <text:p><text:s/>38,915<text:s/></text:p>
          </table:table-cell>
          <table:table-cell office:value-type="float" office:value="5.851" table:style-name="ce64">
            <text:p><text:s/>5,851<text:s/></text:p>
          </table:table-cell>
          <table:table-cell office:value-type="float" office:value="320.39500000000004" table:style-name="ce65">
            <text:p><text:s/>320,395<text:s/></text:p>
          </table:table-cell>
          <table:table-cell table:number-columns-repeated="2" table:style-name="ce64"/>
          <table:table-cell office:value-type="float" office:value="0.61799999999999999" table:style-name="ce64">
            <text:p><text:s/>0,618<text:s/></text:p>
          </table:table-cell>
          <table:table-cell table:style-name="ce64"/>
          <table:table-cell office:value-type="float" office:value="321.01300000000003" table:style-name="ce62">
            <text:p><text:s/>321,013<text:s/></text:p>
          </table:table-cell>
          <table:table-cell office:value-type="float" office:value="228.767" table:style-name="ce64">
            <text:p><text:s/>228,767<text:s/></text:p>
          </table:table-cell>
          <table:table-cell office:value-type="float" office:value="84.4" table:style-name="ce64">
            <text:p><text:s/>84,400<text:s/></text:p>
          </table:table-cell>
          <table:table-cell office:value-type="float" office:value="313.16700000000003" table:style-name="ce65">
            <text:p><text:s/>313,167<text:s/></text:p>
          </table:table-cell>
          <table:table-cell office:value-type="float" office:value="7.6719999999999997" table:style-name="ce64">
            <text:p><text:s/>7,672<text:s/></text:p>
          </table:table-cell>
          <table:table-cell table:style-name="ce64"/>
          <table:table-cell office:value-type="float" office:value="1.61" table:style-name="ce64">
            <text:p><text:s/>1,610<text:s/></text:p>
          </table:table-cell>
          <table:table-cell office:value-type="float" office:value="1.2E-2" table:style-name="ce64">
            <text:p><text:s/>0,012<text:s/></text:p>
          </table:table-cell>
          <table:table-cell office:value-type="float" office:value="5.5E-2" table:style-name="ce64">
            <text:p><text:s/>0,055<text:s/></text:p>
          </table:table-cell>
          <table:table-cell office:value-type="float" office:value="322.51600000000008" table:style-name="ce65">
            <text:p><text:s/>322,516<text:s/></text:p>
          </table:table-cell>
          <table:table-cell office:value-type="float" office:value="-1.5030000000000427" table:style-name="ce68">
            <text:p><text:s/>-1,503<text:s/></text:p>
          </table:table-cell>
          <table:table-cell table:number-columns-repeated="16344"/>
        </table:table-row>
        <table:table-row table:style-name="ro4">
          <table:table-cell office:value-type="string" table:style-name="ce48">
            <text:p>NA</text:p>
          </table:table-cell>
          <table:table-cell office:value-type="float" office:value="2016" table:style-name="ce70">
            <text:p>2016</text:p>
          </table:table-cell>
          <table:table-cell office:value-type="string" table:style-name="ce49">
            <text:p>OCW</text:p>
          </table:table-cell>
          <table:table-cell office:value-type="float" office:value="186" table:style-name="ce41">
            <text:p><text:s/>186<text:s/></text:p>
          </table:table-cell>
          <table:table-cell table:style-name="ce48"/>
          <table:table-cell office:value-type="float" office:value="6.7221840000000004" table:style-name="ce52">
            <text:p><text:s/>6,722<text:s/></text:p>
          </table:table-cell>
          <table:table-cell table:style-name="ce52"/>
          <table:table-cell office:value-type="float" office:value="6.7221840000000004" table:style-name="ce54">
            <text:p><text:s/>6,722<text:s/></text:p>
          </table:table-cell>
          <table:table-cell table:style-name="ce52"/>
          <table:table-cell office:value-type="float" office:value="1.464221" table:style-name="ce52">
            <text:p><text:s/>1,464<text:s/></text:p>
          </table:table-cell>
          <table:table-cell office:value-type="float" office:value="27.651945000000001" table:style-name="ce52">
            <text:p><text:s/>27,652<text:s/></text:p>
          </table:table-cell>
          <table:table-cell office:value-type="float" office:value="29.116166" table:style-name="ce54">
            <text:p><text:s/>29,116<text:s/></text:p>
          </table:table-cell>
          <table:table-cell office:value-type="float" office:value="35.838349999999998" table:style-name="ce62">
            <text:p><text:s/>35,838<text:s/></text:p>
          </table:table-cell>
          <table:table-cell office:value-type="float" office:value="1.6598660000000001" table:style-name="ce52">
            <text:p><text:s/>1,660<text:s/></text:p>
          </table:table-cell>
          <table:table-cell table:style-name="ce52"/>
          <table:table-cell office:value-type="float" office:value="0.60910899999999657" table:style-name="ce52">
            <text:p><text:s/>0,609<text:s/></text:p>
          </table:table-cell>
          <table:table-cell office:value-type="float" office:value="2.2689749999999966" table:style-name="ce54">
            <text:p><text:s/>2,269<text:s/></text:p>
          </table:table-cell>
          <table:table-cell office:value-type="float" office:value="0.67667600000000006" table:style-name="ce56">
            <text:p><text:s/>0,677<text:s/></text:p>
          </table:table-cell>
          <table:table-cell office:value-type="float" office:value="0.5" table:style-name="ce56">
            <text:p><text:s/>0,500<text:s/></text:p>
          </table:table-cell>
          <table:table-cell office:value-type="float" office:value="32.392980000000001" table:style-name="ce56">
            <text:p><text:s/>32,393<text:s/></text:p>
          </table:table-cell>
          <table:table-cell office:value-type="float" office:value="35.838630999999999" table:style-name="ce59">
            <text:p>35,839<text:s/></text:p>
          </table:table-cell>
          <table:table-cell office:value-type="float" office:value="40.548340000000003" table:style-name="ce64">
            <text:p><text:s/>40,548<text:s/></text:p>
          </table:table-cell>
          <table:table-cell office:value-type="float" office:value="0.4" table:style-name="ce64">
            <text:p><text:s/>0,400<text:s/></text:p>
          </table:table-cell>
          <table:table-cell office:value-type="float" office:value="0.61977499999999996" table:style-name="ce64">
            <text:p><text:s/>0,620<text:s/></text:p>
          </table:table-cell>
          <table:table-cell office:value-type="float" office:value="41.568114999999999" table:style-name="ce65">
            <text:p><text:s/>41,568<text:s/></text:p>
          </table:table-cell>
          <table:table-cell table:number-columns-repeated="2" table:style-name="ce64"/>
          <table:table-cell office:value-type="float" office:value="0.176646" table:style-name="ce64">
            <text:p><text:s/>0,177<text:s/></text:p>
          </table:table-cell>
          <table:table-cell office:value-type="float" office:value="3.913754" table:style-name="ce64">
            <text:p><text:s/>3,914<text:s/></text:p>
          </table:table-cell>
          <table:table-cell office:value-type="float" office:value="45.658514999999994" table:style-name="ce62">
            <text:p><text:s/>45,659<text:s/></text:p>
          </table:table-cell>
          <table:table-cell office:value-type="float" office:value="19.120363999999999" table:style-name="ce64">
            <text:p><text:s/>19,120<text:s/></text:p>
          </table:table-cell>
          <table:table-cell office:value-type="float" office:value="24.025976" table:style-name="ce64">
            <text:p><text:s/>24,026<text:s/></text:p>
          </table:table-cell>
          <table:table-cell office:value-type="float" office:value="43.146339999999995" table:style-name="ce65">
            <text:p><text:s/>43,146<text:s/></text:p>
          </table:table-cell>
          <table:table-cell office:value-type="float" office:value="1.413718" table:style-name="ce64">
            <text:p><text:s/>1,414<text:s/></text:p>
          </table:table-cell>
          <table:table-cell table:style-name="ce64"/>
          <table:table-cell office:value-type="float" office:value="0.47084300000000001" table:style-name="ce64">
            <text:p><text:s/>0,471<text:s/></text:p>
          </table:table-cell>
          <table:table-cell office:value-type="float" office:value="1.8315999999999999E-2" table:style-name="ce64">
            <text:p><text:s/>0,018<text:s/></text:p>
          </table:table-cell>
          <table:table-cell office:value-type="float" office:value="1.8900000000000001E-4" table:style-name="ce64">
            <text:p><text:s/>0,000<text:s/></text:p>
          </table:table-cell>
          <table:table-cell office:value-type="float" office:value="45.049405999999998" table:style-name="ce65">
            <text:p><text:s/>45,049<text:s/></text:p>
          </table:table-cell>
          <table:table-cell office:value-type="float" office:value="0.60910899999999657" table:style-name="ce68">
            <text:p><text:s/>0,609<text:s/></text:p>
          </table:table-cell>
          <table:table-cell table:number-columns-repeated="16344"/>
        </table:table-row>
        <table:table-row table:style-name="ro4">
          <table:table-cell office:value-type="string" table:style-name="ce48">
            <text:p>ASZW</text:p>
          </table:table-cell>
          <table:table-cell office:value-type="float" office:value="2016" table:style-name="ce70">
            <text:p>2016</text:p>
          </table:table-cell>
          <table:table-cell office:value-type="string" table:style-name="ce49">
            <text:p>SZW</text:p>
          </table:table-cell>
          <table:table-cell office:value-type="float" office:value="142" table:style-name="ce41">
            <text:p><text:s/>142<text:s/></text:p>
          </table:table-cell>
          <table:table-cell office:value-type="float" office:value="2.92" table:style-name="ce48">
            <text:p>2,92</text:p>
          </table:table-cell>
          <table:table-cell office:value-type="float" office:value="1E-3" table:style-name="ce52">
            <text:p><text:s/>0,001<text:s/></text:p>
          </table:table-cell>
          <table:table-cell table:style-name="ce52"/>
          <table:table-cell office:value-type="float" office:value="2.9209999999999998" table:style-name="ce54">
            <text:p><text:s/>2,921<text:s/></text:p>
          </table:table-cell>
          <table:table-cell table:style-name="ce52"/>
          <table:table-cell office:value-type="float" office:value="0.82700000000000007" table:style-name="ce52">
            <text:p><text:s/>0,827<text:s/></text:p>
          </table:table-cell>
          <table:table-cell office:value-type="float" office:value="0.53900000000000003" table:style-name="ce52">
            <text:p><text:s/>0,539<text:s/></text:p>
          </table:table-cell>
          <table:table-cell office:value-type="float" office:value="1.3660000000000001" table:style-name="ce54">
            <text:p><text:s/>1,366<text:s/></text:p>
          </table:table-cell>
          <table:table-cell office:value-type="float" office:value="4.2869999999999999" table:style-name="ce62">
            <text:p><text:s/>4,287<text:s/></text:p>
          </table:table-cell>
          <table:table-cell office:value-type="float" office:value="0.78100000000000003" table:style-name="ce52">
            <text:p><text:s/>0,781<text:s/></text:p>
          </table:table-cell>
          <table:table-cell table:style-name="ce52"/>
          <table:table-cell office:value-type="float" office:value="0.28500000000000014" table:style-name="ce52">
            <text:p><text:s/>0,285<text:s/></text:p>
          </table:table-cell>
          <table:table-cell office:value-type="float" office:value="1.0660000000000003" table:style-name="ce54">
            <text:p><text:s/>1,066<text:s/></text:p>
          </table:table-cell>
          <table:table-cell office:value-type="float" office:value="8.9999999999999993E-3" table:style-name="ce56">
            <text:p><text:s/>0,009<text:s/></text:p>
          </table:table-cell>
          <table:table-cell table:style-name="ce56"/>
          <table:table-cell office:value-type="float" office:value="3.2120000000000002" table:style-name="ce56">
            <text:p><text:s/>3,212<text:s/></text:p>
          </table:table-cell>
          <table:table-cell office:value-type="float" office:value="4.2870000000000008" table:style-name="ce59">
            <text:p>4,287<text:s/></text:p>
          </table:table-cell>
          <table:table-cell office:value-type="float" office:value="16.497" table:style-name="ce64">
            <text:p><text:s/>16,497<text:s/></text:p>
          </table:table-cell>
          <table:table-cell office:value-type="float" office:value="0.92200000000000004" table:style-name="ce64">
            <text:p><text:s/>0,922<text:s/></text:p>
          </table:table-cell>
          <table:table-cell table:style-name="ce64"/>
          <table:table-cell office:value-type="float" office:value="17.419" table:style-name="ce65">
            <text:p><text:s/>17,419<text:s/></text:p>
          </table:table-cell>
          <table:table-cell table:number-columns-repeated="4" table:style-name="ce64"/>
          <table:table-cell office:value-type="float" office:value="17.419" table:style-name="ce62">
            <text:p><text:s/>17,419<text:s/></text:p>
          </table:table-cell>
          <table:table-cell office:value-type="float" office:value="12.272" table:style-name="ce64">
            <text:p><text:s/>12,272<text:s/></text:p>
          </table:table-cell>
          <table:table-cell office:value-type="float" office:value="3.8340000000000005" table:style-name="ce64">
            <text:p><text:s/>3,834<text:s/></text:p>
          </table:table-cell>
          <table:table-cell office:value-type="float" office:value="16.106000000000002" table:style-name="ce65">
            <text:p><text:s/>16,106<text:s/></text:p>
          </table:table-cell>
          <table:table-cell office:value-type="float" office:value="1.0279999999999998" table:style-name="ce64">
            <text:p><text:s/>1,028<text:s/></text:p>
          </table:table-cell>
          <table:table-cell table:number-columns-repeated="4" table:style-name="ce64"/>
          <table:table-cell office:value-type="float" office:value="17.134" table:style-name="ce65">
            <text:p><text:s/>17,134<text:s/></text:p>
          </table:table-cell>
          <table:table-cell office:value-type="float" office:value="0.28500000000000014" table:style-name="ce68">
            <text:p><text:s/>0,285<text:s/></text:p>
          </table:table-cell>
          <table:table-cell table:number-columns-repeated="16344"/>
        </table:table-row>
        <table:table-row table:style-name="ro4">
          <table:table-cell office:value-type="string" table:style-name="ce48">
            <text:p>CJIB</text:p>
          </table:table-cell>
          <table:table-cell office:value-type="float" office:value="2016" table:style-name="ce70">
            <text:p>2016</text:p>
          </table:table-cell>
          <table:table-cell office:value-type="string" table:style-name="ce49">
            <text:p>VenJ</text:p>
          </table:table-cell>
          <table:table-cell office:value-type="float" office:value="881" table:style-name="ce41">
            <text:p><text:s/>881<text:s/></text:p>
          </table:table-cell>
          <table:table-cell office:value-type="float" office:value="3.2160000000000002" table:style-name="ce48">
            <text:p>3,216</text:p>
          </table:table-cell>
          <table:table-cell office:value-type="float" office:value="20.293000000000003" table:style-name="ce52">
            <text:p><text:s/>20,293<text:s/></text:p>
          </table:table-cell>
          <table:table-cell table:style-name="ce52"/>
          <table:table-cell office:value-type="float" office:value="23.509000000000004" table:style-name="ce54">
            <text:p><text:s/>23,509<text:s/></text:p>
          </table:table-cell>
          <table:table-cell table:style-name="ce52"/>
          <table:table-cell office:value-type="float" office:value="3.1799999999999997" table:style-name="ce52">
            <text:p><text:s/>3,180<text:s/></text:p>
          </table:table-cell>
          <table:table-cell office:value-type="float" office:value="40.774999999999999" table:style-name="ce52">
            <text:p><text:s/>40,775<text:s/></text:p>
          </table:table-cell>
          <table:table-cell office:value-type="float" office:value="43.954999999999998" table:style-name="ce54">
            <text:p><text:s/>43,955<text:s/></text:p>
          </table:table-cell>
          <table:table-cell office:value-type="float" office:value="67.463999999999999" table:style-name="ce62">
            <text:p><text:s/>67,464<text:s/></text:p>
          </table:table-cell>
          <table:table-cell office:value-type="float" office:value="3.073" table:style-name="ce52">
            <text:p><text:s/>3,073<text:s/></text:p>
          </table:table-cell>
          <table:table-cell table:style-name="ce52"/>
          <table:table-cell office:value-type="float" office:value="1.5669999999999789" table:style-name="ce52">
            <text:p><text:s/>1,567<text:s/></text:p>
          </table:table-cell>
          <table:table-cell office:value-type="float" office:value="4.6399999999999793" table:style-name="ce54">
            <text:p><text:s/>4,640<text:s/></text:p>
          </table:table-cell>
          <table:table-cell office:value-type="float" office:value="1.768" table:style-name="ce56">
            <text:p><text:s/>1,768<text:s/></text:p>
          </table:table-cell>
          <table:table-cell office:value-type="float" office:value="23.067" table:style-name="ce56">
            <text:p><text:s/>23,067<text:s/></text:p>
          </table:table-cell>
          <table:table-cell office:value-type="float" office:value="37.988999999999997" table:style-name="ce56">
            <text:p><text:s/>37,989<text:s/></text:p>
          </table:table-cell>
          <table:table-cell office:value-type="float" office:value="67.46399999999997" table:style-name="ce59">
            <text:p>67,464<text:s/></text:p>
          </table:table-cell>
          <table:table-cell office:value-type="float" office:value="117.524" table:style-name="ce64">
            <text:p><text:s/>117,524<text:s/></text:p>
          </table:table-cell>
          <table:table-cell office:value-type="float" office:value="0.63400000000000001" table:style-name="ce64">
            <text:p><text:s/>0,634<text:s/></text:p>
          </table:table-cell>
          <table:table-cell office:value-type="float" office:value="12.679" table:style-name="ce64">
            <text:p><text:s/>12,679<text:s/></text:p>
          </table:table-cell>
          <table:table-cell office:value-type="float" office:value="130.83699999999999" table:style-name="ce65">
            <text:p><text:s/>130,837<text:s/></text:p>
          </table:table-cell>
          <table:table-cell table:number-columns-repeated="2" table:style-name="ce64"/>
          <table:table-cell office:value-type="float" office:value="8.3000000000000004E-2" table:style-name="ce64">
            <text:p><text:s/>0,083<text:s/></text:p>
          </table:table-cell>
          <table:table-cell table:style-name="ce64"/>
          <table:table-cell office:value-type="float" office:value="130.91999999999999" table:style-name="ce62">
            <text:p><text:s/>130,920<text:s/></text:p>
          </table:table-cell>
          <table:table-cell office:value-type="float" office:value="84.923000000000002" table:style-name="ce64">
            <text:p><text:s/>84,923<text:s/></text:p>
          </table:table-cell>
          <table:table-cell office:value-type="float" office:value="27.562000000000001" table:style-name="ce64">
            <text:p><text:s/>27,562<text:s/></text:p>
          </table:table-cell>
          <table:table-cell office:value-type="float" office:value="112.485" table:style-name="ce65">
            <text:p><text:s/>112,485<text:s/></text:p>
          </table:table-cell>
          <table:table-cell office:value-type="float" office:value="5.6790000000000003" table:style-name="ce64">
            <text:p><text:s/>5,679<text:s/></text:p>
          </table:table-cell>
          <table:table-cell office:value-type="float" office:value="9.9749999999999996" table:style-name="ce64">
            <text:p><text:s/>9,975<text:s/></text:p>
          </table:table-cell>
          <table:table-cell table:style-name="ce64"/>
          <table:table-cell office:value-type="float" office:value="0.28999999999999998" table:style-name="ce64">
            <text:p><text:s/>0,290<text:s/></text:p>
          </table:table-cell>
          <table:table-cell office:value-type="float" office:value="0.92400000000000004" table:style-name="ce64">
            <text:p><text:s/>0,924<text:s/></text:p>
          </table:table-cell>
          <table:table-cell office:value-type="float" office:value="129.35300000000001" table:style-name="ce65">
            <text:p><text:s/>129,353<text:s/></text:p>
          </table:table-cell>
          <table:table-cell office:value-type="float" office:value="1.5669999999999789" table:style-name="ce68">
            <text:p><text:s/>1,567<text:s/></text:p>
          </table:table-cell>
          <table:table-cell table:number-columns-repeated="16344"/>
        </table:table-row>
        <table:table-row table:style-name="ro4">
          <table:table-cell office:value-type="string" table:style-name="ce48">
            <text:p>DJI</text:p>
          </table:table-cell>
          <table:table-cell office:value-type="float" office:value="2016" table:style-name="ce70">
            <text:p>2016</text:p>
          </table:table-cell>
          <table:table-cell office:value-type="string" table:style-name="ce49">
            <text:p>VenJ</text:p>
          </table:table-cell>
          <table:table-cell office:value-type="float" office:value="13834" table:style-name="ce41">
            <text:p><text:s/>13.834<text:s/></text:p>
          </table:table-cell>
          <table:table-cell office:value-type="float" office:value="15.992000000000001" table:style-name="ce48">
            <text:p>15,992</text:p>
          </table:table-cell>
          <table:table-cell office:value-type="float" office:value="98.073999999999998" table:style-name="ce52">
            <text:p><text:s/>98,074<text:s/></text:p>
          </table:table-cell>
          <table:table-cell table:style-name="ce52"/>
          <table:table-cell office:value-type="float" office:value="114.066" table:style-name="ce54">
            <text:p><text:s/>114,066<text:s/></text:p>
          </table:table-cell>
          <table:table-cell office:value-type="float" office:value="4.7409999999999997" table:style-name="ce52">
            <text:p><text:s/>4,741<text:s/></text:p>
          </table:table-cell>
          <table:table-cell office:value-type="float" office:value="155.09500000000003" table:style-name="ce52">
            <text:p><text:s/>155,095<text:s/></text:p>
          </table:table-cell>
          <table:table-cell office:value-type="float" office:value="365.488" table:style-name="ce52">
            <text:p><text:s/>365,488<text:s/></text:p>
          </table:table-cell>
          <table:table-cell office:value-type="float" office:value="525.32400000000007" table:style-name="ce54">
            <text:p><text:s/>525,324<text:s/></text:p>
          </table:table-cell>
          <table:table-cell office:value-type="float" office:value="639.3900000000001" table:style-name="ce62">
            <text:p><text:s/>639,390<text:s/></text:p>
          </table:table-cell>
          <table:table-cell office:value-type="float" office:value="61.494999999999997" table:style-name="ce52">
            <text:p><text:s/>61,495<text:s/></text:p>
          </table:table-cell>
          <table:table-cell table:style-name="ce52"/>
          <table:table-cell office:value-type="float" office:value="103.01199999999972" table:style-name="ce52">
            <text:p><text:s/>103,012<text:s/></text:p>
          </table:table-cell>
          <table:table-cell office:value-type="float" office:value="164.50699999999972" table:style-name="ce54">
            <text:p><text:s/>164,507<text:s/></text:p>
          </table:table-cell>
          <table:table-cell office:value-type="float" office:value="99.063000000000002" table:style-name="ce56">
            <text:p><text:s/>99,063<text:s/></text:p>
          </table:table-cell>
          <table:table-cell office:value-type="float" office:value="28.175000000000001" table:style-name="ce56">
            <text:p><text:s/>28,175<text:s/></text:p>
          </table:table-cell>
          <table:table-cell office:value-type="float" office:value="347.64600000000002" table:style-name="ce56">
            <text:p><text:s/>347,646<text:s/></text:p>
          </table:table-cell>
          <table:table-cell office:value-type="float" office:value="639.39099999999974" table:style-name="ce59">
            <text:p>639,391<text:s/></text:p>
          </table:table-cell>
          <table:table-cell office:value-type="float" office:value="2203.058" table:style-name="ce64">
            <text:p><text:s/>2.203,058<text:s/></text:p>
          </table:table-cell>
          <table:table-cell office:value-type="float" office:value="9.0630000000000006" table:style-name="ce64">
            <text:p><text:s/>9,063<text:s/></text:p>
          </table:table-cell>
          <table:table-cell office:value-type="float" office:value="106.646" table:style-name="ce64">
            <text:p><text:s/>106,646<text:s/></text:p>
          </table:table-cell>
          <table:table-cell office:value-type="float" office:value="2318.7670000000003" table:style-name="ce65">
            <text:p><text:s/>2.318,767<text:s/></text:p>
          </table:table-cell>
          <table:table-cell table:number-columns-repeated="2" table:style-name="ce64"/>
          <table:table-cell office:value-type="float" office:value="27.158000000000001" table:style-name="ce64">
            <text:p><text:s/>27,158<text:s/></text:p>
          </table:table-cell>
          <table:table-cell office:value-type="float" office:value="4.3239999999999998" table:style-name="ce64">
            <text:p><text:s/>4,324<text:s/></text:p>
          </table:table-cell>
          <table:table-cell office:value-type="float" office:value="2350.2490000000003" table:style-name="ce62">
            <text:p><text:s/>2.350,249<text:s/></text:p>
          </table:table-cell>
          <table:table-cell office:value-type="float" office:value="940.66600000000005" table:style-name="ce64">
            <text:p><text:s/>940,666<text:s/></text:p>
          </table:table-cell>
          <table:table-cell office:value-type="float" office:value="1095.444" table:style-name="ce64">
            <text:p><text:s/>1.095,444<text:s/></text:p>
          </table:table-cell>
          <table:table-cell office:value-type="float" office:value="2036.1100000000001" table:style-name="ce65">
            <text:p><text:s/>2.036,110<text:s/></text:p>
          </table:table-cell>
          <table:table-cell office:value-type="float" office:value="37.790999999999997" table:style-name="ce64">
            <text:p><text:s/>37,791<text:s/></text:p>
          </table:table-cell>
          <table:table-cell table:style-name="ce64"/>
          <table:table-cell office:value-type="float" office:value="79.540999999999997" table:style-name="ce64">
            <text:p><text:s/>79,541<text:s/></text:p>
          </table:table-cell>
          <table:table-cell office:value-type="float" office:value="1.0580000000000001" table:style-name="ce64">
            <text:p><text:s/>1,058<text:s/></text:p>
          </table:table-cell>
          <table:table-cell office:value-type="float" office:value="92.736999999999995" table:style-name="ce64">
            <text:p><text:s/>92,737<text:s/></text:p>
          </table:table-cell>
          <table:table-cell office:value-type="float" office:value="2247.2370000000005" table:style-name="ce65">
            <text:p><text:s/>2.247,237<text:s/></text:p>
          </table:table-cell>
          <table:table-cell office:value-type="float" office:value="103.01199999999972" table:style-name="ce68">
            <text:p><text:s/>103,012<text:s/></text:p>
          </table:table-cell>
          <table:table-cell table:number-columns-repeated="16344"/>
        </table:table-row>
        <table:table-row table:style-name="ro4">
          <table:table-cell office:value-type="string" table:style-name="ce48">
            <text:p>IND</text:p>
          </table:table-cell>
          <table:table-cell office:value-type="float" office:value="2016" table:style-name="ce70">
            <text:p>2016</text:p>
          </table:table-cell>
          <table:table-cell office:value-type="string" table:style-name="ce49">
            <text:p>VenJ</text:p>
          </table:table-cell>
          <table:table-cell office:value-type="float" office:value="2946" table:style-name="ce41">
            <text:p><text:s/>2.946<text:s/></text:p>
          </table:table-cell>
          <table:table-cell office:value-type="float" office:value="47.643999999999998" table:style-name="ce48">
            <text:p>47,644</text:p>
          </table:table-cell>
          <table:table-cell office:value-type="float" office:value="7.774" table:style-name="ce52">
            <text:p><text:s/>7,774<text:s/></text:p>
          </table:table-cell>
          <table:table-cell table:style-name="ce52"/>
          <table:table-cell office:value-type="float" office:value="55.417999999999999" table:style-name="ce54">
            <text:p><text:s/>55,418<text:s/></text:p>
          </table:table-cell>
          <table:table-cell office:value-type="float" office:value="1.331" table:style-name="ce52">
            <text:p><text:s/>1,331<text:s/></text:p>
          </table:table-cell>
          <table:table-cell office:value-type="float" office:value="12.615" table:style-name="ce52">
            <text:p><text:s/>12,615<text:s/></text:p>
          </table:table-cell>
          <table:table-cell office:value-type="float" office:value="82.072000000000003" table:style-name="ce52">
            <text:p><text:s/>82,072<text:s/></text:p>
          </table:table-cell>
          <table:table-cell office:value-type="float" office:value="96.018000000000001" table:style-name="ce54">
            <text:p><text:s/>96,018<text:s/></text:p>
          </table:table-cell>
          <table:table-cell office:value-type="float" office:value="151.43600000000001" table:style-name="ce62">
            <text:p><text:s/>151,436<text:s/></text:p>
          </table:table-cell>
          <table:table-cell office:value-type="float" office:value="7.7270000000000003" table:style-name="ce52">
            <text:p><text:s/>7,727<text:s/></text:p>
          </table:table-cell>
          <table:table-cell table:style-name="ce52"/>
          <table:table-cell office:value-type="float" office:value="6.6910000000000309" table:style-name="ce52">
            <text:p><text:s/>6,691<text:s/></text:p>
          </table:table-cell>
          <table:table-cell office:value-type="float" office:value="14.418000000000031" table:style-name="ce54">
            <text:p><text:s/>14,418<text:s/></text:p>
          </table:table-cell>
          <table:table-cell office:value-type="float" office:value="11.632999999999999" table:style-name="ce56">
            <text:p><text:s/>11,633<text:s/></text:p>
          </table:table-cell>
          <table:table-cell office:value-type="float" office:value="43.491" table:style-name="ce56">
            <text:p><text:s/>43,491<text:s/></text:p>
          </table:table-cell>
          <table:table-cell office:value-type="float" office:value="81.894000000000005" table:style-name="ce56">
            <text:p><text:s/>81,894<text:s/></text:p>
          </table:table-cell>
          <table:table-cell office:value-type="float" office:value="151.43600000000004" table:style-name="ce59">
            <text:p>151,436<text:s/></text:p>
          </table:table-cell>
          <table:table-cell office:value-type="float" office:value="384.24700000000001" table:style-name="ce64">
            <text:p><text:s/>384,247<text:s/></text:p>
          </table:table-cell>
          <table:table-cell table:style-name="ce64"/>
          <table:table-cell office:value-type="float" office:value="64.75" table:style-name="ce64">
            <text:p><text:s/>64,750<text:s/></text:p>
          </table:table-cell>
          <table:table-cell office:value-type="float" office:value="448.99700000000001" table:style-name="ce65">
            <text:p><text:s/>448,997<text:s/></text:p>
          </table:table-cell>
          <table:table-cell table:number-columns-repeated="2" table:style-name="ce64"/>
          <table:table-cell office:value-type="float" office:value="1.244" table:style-name="ce64">
            <text:p><text:s/>1,244<text:s/></text:p>
          </table:table-cell>
          <table:table-cell office:value-type="float" office:value="3.0000000000000001E-3" table:style-name="ce64">
            <text:p><text:s/>0,003<text:s/></text:p>
          </table:table-cell>
          <table:table-cell office:value-type="float" office:value="450.24400000000003" table:style-name="ce62">
            <text:p><text:s/>450,244<text:s/></text:p>
          </table:table-cell>
          <table:table-cell office:value-type="float" office:value="275.17099999999999" table:style-name="ce64">
            <text:p><text:s/>275,171<text:s/></text:p>
          </table:table-cell>
          <table:table-cell office:value-type="float" office:value="81.400000000000006" table:style-name="ce64">
            <text:p><text:s/>81,400<text:s/></text:p>
          </table:table-cell>
          <table:table-cell office:value-type="float" office:value="356.57100000000003" table:style-name="ce65">
            <text:p><text:s/>356,571<text:s/></text:p>
          </table:table-cell>
          <table:table-cell office:value-type="float" office:value="17.207999999999998" table:style-name="ce64">
            <text:p><text:s/>17,208<text:s/></text:p>
          </table:table-cell>
          <table:table-cell office:value-type="float" office:value="58.889000000000003" table:style-name="ce64">
            <text:p><text:s/>58,889<text:s/></text:p>
          </table:table-cell>
          <table:table-cell office:value-type="float" office:value="10.705" table:style-name="ce66">
            <text:p>10,705</text:p>
          </table:table-cell>
          <table:table-cell office:value-type="float" office:value="0.18" table:style-name="ce64">
            <text:p><text:s/>0,180<text:s/></text:p>
          </table:table-cell>
          <table:table-cell table:style-name="ce64"/>
          <table:table-cell office:value-type="float" office:value="443.553" table:style-name="ce65">
            <text:p><text:s/>443,553<text:s/></text:p>
          </table:table-cell>
          <table:table-cell office:value-type="float" office:value="6.6910000000000309" table:style-name="ce68">
            <text:p><text:s/>6,691<text:s/></text:p>
          </table:table-cell>
          <table:table-cell table:number-columns-repeated="16344"/>
        </table:table-row>
        <table:table-row table:style-name="ro4">
          <table:table-cell office:value-type="string" table:style-name="ce48">
            <text:p>Justis</text:p>
          </table:table-cell>
          <table:table-cell office:value-type="float" office:value="2016" table:style-name="ce70">
            <text:p>2016</text:p>
          </table:table-cell>
          <table:table-cell office:value-type="string" table:style-name="ce49">
            <text:p>VenJ</text:p>
          </table:table-cell>
          <table:table-cell office:value-type="float" office:value="233" table:style-name="ce41">
            <text:p><text:s/>233<text:s/></text:p>
          </table:table-cell>
          <table:table-cell table:style-name="ce48"/>
          <table:table-cell table:number-columns-repeated="2" table:style-name="ce52"/>
          <table:table-cell office:value-type="float" office:value="0" table:style-name="ce54">
            <text:p><text:s/>-<text:s text:c="3"/></text:p>
          </table:table-cell>
          <table:table-cell table:style-name="ce52"/>
          <table:table-cell office:value-type="float" office:value="2.3209999999999997" table:style-name="ce52">
            <text:p><text:s/>2,321<text:s/></text:p>
          </table:table-cell>
          <table:table-cell office:value-type="float" office:value="11.887" table:style-name="ce52">
            <text:p><text:s/>11,887<text:s/></text:p>
          </table:table-cell>
          <table:table-cell office:value-type="float" office:value="14.208" table:style-name="ce54">
            <text:p><text:s/>14,208<text:s/></text:p>
          </table:table-cell>
          <table:table-cell office:value-type="float" office:value="14.208" table:style-name="ce62">
            <text:p><text:s/>14,208<text:s/></text:p>
          </table:table-cell>
          <table:table-cell office:value-type="float" office:value="0.82699999999999996" table:style-name="ce52">
            <text:p><text:s/>0,827<text:s/></text:p>
          </table:table-cell>
          <table:table-cell table:style-name="ce52"/>
          <table:table-cell office:value-type="float" office:value="5.0879999999999939" table:style-name="ce52">
            <text:p><text:s/>5,088<text:s/></text:p>
          </table:table-cell>
          <table:table-cell office:value-type="float" office:value="5.9149999999999938" table:style-name="ce54">
            <text:p><text:s/>5,915<text:s/></text:p>
          </table:table-cell>
          <table:table-cell table:number-columns-repeated="2" table:style-name="ce56"/>
          <table:table-cell office:value-type="float" office:value="8.2940000000000005" table:style-name="ce56">
            <text:p><text:s/>8,294<text:s/></text:p>
          </table:table-cell>
          <table:table-cell office:value-type="float" office:value="14.208999999999994" table:style-name="ce59">
            <text:p>14,209<text:s/></text:p>
          </table:table-cell>
          <table:table-cell office:value-type="float" office:value="2.3359999999999999" table:style-name="ce64">
            <text:p><text:s/>2,336<text:s/></text:p>
          </table:table-cell>
          <table:table-cell office:value-type="float" office:value="7.5999999999999998E-2" table:style-name="ce64">
            <text:p><text:s/>0,076<text:s/></text:p>
          </table:table-cell>
          <table:table-cell office:value-type="float" office:value="32.037999999999997" table:style-name="ce64">
            <text:p><text:s/>32,038<text:s/></text:p>
          </table:table-cell>
          <table:table-cell office:value-type="float" office:value="34.449999999999996" table:style-name="ce65">
            <text:p><text:s/>34,450<text:s/></text:p>
          </table:table-cell>
          <table:table-cell table:number-columns-repeated="3" table:style-name="ce64"/>
          <table:table-cell office:value-type="float" office:value="0.433" table:style-name="ce64">
            <text:p><text:s/>0,433<text:s/></text:p>
          </table:table-cell>
          <table:table-cell office:value-type="float" office:value="34.882999999999996" table:style-name="ce62">
            <text:p><text:s/>34,883<text:s/></text:p>
          </table:table-cell>
          <table:table-cell office:value-type="float" office:value="17.451000000000001" table:style-name="ce64">
            <text:p><text:s/>17,451<text:s/></text:p>
          </table:table-cell>
          <table:table-cell office:value-type="float" office:value="12.343999999999999" table:style-name="ce64">
            <text:p><text:s/>12,344<text:s/></text:p>
          </table:table-cell>
          <table:table-cell office:value-type="float" office:value="29.795000000000002" table:style-name="ce65">
            <text:p><text:s/>29,795<text:s/></text:p>
          </table:table-cell>
          <table:table-cell table:number-columns-repeated="5" table:style-name="ce64"/>
          <table:table-cell office:value-type="float" office:value="29.795000000000002" table:style-name="ce65">
            <text:p><text:s/>29,795<text:s/></text:p>
          </table:table-cell>
          <table:table-cell office:value-type="float" office:value="5.0879999999999939" table:style-name="ce68">
            <text:p><text:s/>5,088<text:s/></text:p>
          </table:table-cell>
          <table:table-cell table:number-columns-repeated="16344"/>
        </table:table-row>
        <table:table-row table:style-name="ro4">
          <table:table-cell office:value-type="string" table:style-name="ce48">
            <text:p>NFI</text:p>
          </table:table-cell>
          <table:table-cell office:value-type="float" office:value="2016" table:style-name="ce70">
            <text:p>2016</text:p>
          </table:table-cell>
          <table:table-cell office:value-type="string" table:style-name="ce49">
            <text:p>VenJ</text:p>
          </table:table-cell>
          <table:table-cell office:value-type="float" office:value="524" table:style-name="ce41">
            <text:p><text:s/>524<text:s/></text:p>
          </table:table-cell>
          <table:table-cell table:style-name="ce48"/>
          <table:table-cell office:value-type="float" office:value="9.7989999999999995" table:style-name="ce52">
            <text:p><text:s/>9,799<text:s/></text:p>
          </table:table-cell>
          <table:table-cell table:style-name="ce52"/>
          <table:table-cell office:value-type="float" office:value="9.7989999999999995" table:style-name="ce54">
            <text:p><text:s/>9,799<text:s/></text:p>
          </table:table-cell>
          <table:table-cell table:style-name="ce52"/>
          <table:table-cell office:value-type="float" office:value="4.2160000000000002" table:style-name="ce52">
            <text:p><text:s/>4,216<text:s/></text:p>
          </table:table-cell>
          <table:table-cell office:value-type="float" office:value="12.44" table:style-name="ce52">
            <text:p><text:s/>12,440<text:s/></text:p>
          </table:table-cell>
          <table:table-cell office:value-type="float" office:value="16.655999999999999" table:style-name="ce54">
            <text:p><text:s/>16,656<text:s/></text:p>
          </table:table-cell>
          <table:table-cell office:value-type="float" office:value="26.454999999999998" table:style-name="ce62">
            <text:p><text:s/>26,455<text:s/></text:p>
          </table:table-cell>
          <table:table-cell table:number-columns-repeated="2" table:style-name="ce52"/>
          <table:table-cell office:value-type="float" office:value="3.1270000000000238" table:style-name="ce52">
            <text:p><text:s/>3,127<text:s/></text:p>
          </table:table-cell>
          <table:table-cell office:value-type="float" office:value="3.1270000000000238" table:style-name="ce54">
            <text:p><text:s/>3,127<text:s/></text:p>
          </table:table-cell>
          <table:table-cell office:value-type="float" office:value="2.895" table:style-name="ce56">
            <text:p><text:s/>2,895<text:s/></text:p>
          </table:table-cell>
          <table:table-cell office:value-type="float" office:value="8.82" table:style-name="ce56">
            <text:p><text:s/>8,820<text:s/></text:p>
          </table:table-cell>
          <table:table-cell office:value-type="float" office:value="11.613" table:style-name="ce56">
            <text:p><text:s/>11,613<text:s/></text:p>
          </table:table-cell>
          <table:table-cell office:value-type="float" office:value="26.455000000000023" table:style-name="ce59">
            <text:p>26,455<text:s/></text:p>
          </table:table-cell>
          <table:table-cell office:value-type="float" office:value="89.974999999999994" table:style-name="ce64">
            <text:p><text:s/>89,975<text:s/></text:p>
          </table:table-cell>
          <table:table-cell office:value-type="float" office:value="0.38800000000000001" table:style-name="ce64">
            <text:p><text:s/>0,388<text:s/></text:p>
          </table:table-cell>
          <table:table-cell office:value-type="float" office:value="5.0940000000000003" table:style-name="ce64">
            <text:p><text:s/>5,094<text:s/></text:p>
          </table:table-cell>
          <table:table-cell office:value-type="float" office:value="95.456999999999994" table:style-name="ce65">
            <text:p><text:s/>95,457<text:s/></text:p>
          </table:table-cell>
          <table:table-cell table:number-columns-repeated="2" table:style-name="ce64"/>
          <table:table-cell office:value-type="float" office:value="2.6709999999999998" table:style-name="ce64">
            <text:p><text:s/>2,671<text:s/></text:p>
          </table:table-cell>
          <table:table-cell office:value-type="float" office:value="2.5000000000000001E-2" table:style-name="ce64">
            <text:p><text:s/>0,025<text:s/></text:p>
          </table:table-cell>
          <table:table-cell office:value-type="float" office:value="98.153000000000006" table:style-name="ce62">
            <text:p><text:s/>98,153<text:s/></text:p>
          </table:table-cell>
          <table:table-cell office:value-type="float" office:value="46.606999999999999" table:style-name="ce64">
            <text:p><text:s/>46,607<text:s/></text:p>
          </table:table-cell>
          <table:table-cell office:value-type="float" office:value="25.263999999999999" table:style-name="ce64">
            <text:p><text:s/>25,264<text:s/></text:p>
          </table:table-cell>
          <table:table-cell office:value-type="float" office:value="71.870999999999995" table:style-name="ce65">
            <text:p><text:s/>71,871<text:s/></text:p>
          </table:table-cell>
          <table:table-cell office:value-type="float" office:value="3.63" table:style-name="ce64">
            <text:p><text:s/>3,630<text:s/></text:p>
          </table:table-cell>
          <table:table-cell table:style-name="ce64"/>
          <table:table-cell office:value-type="float" office:value="0.45" table:style-name="ce64">
            <text:p><text:s/>0,450<text:s/></text:p>
          </table:table-cell>
          <table:table-cell office:value-type="float" office:value="0.1" table:style-name="ce64">
            <text:p><text:s/>0,100<text:s/></text:p>
          </table:table-cell>
          <table:table-cell office:value-type="float" office:value="18.975000000000001" table:style-name="ce64">
            <text:p><text:s/>18,975<text:s/></text:p>
          </table:table-cell>
          <table:table-cell office:value-type="float" office:value="95.025999999999982" table:style-name="ce65">
            <text:p><text:s/>95,026<text:s/></text:p>
          </table:table-cell>
          <table:table-cell office:value-type="float" office:value="3.1270000000000238" table:style-name="ce68">
            <text:p><text:s/>3,127<text:s/></text:p>
          </table:table-cell>
          <table:table-cell table:number-columns-repeated="16344"/>
        </table:table-row>
        <table:table-row table:style-name="ro4">
          <table:table-cell office:value-type="string" table:style-name="ce48">
            <text:p>ACBG</text:p>
          </table:table-cell>
          <table:table-cell office:value-type="float" office:value="2016" table:style-name="ce70">
            <text:p>2016</text:p>
          </table:table-cell>
          <table:table-cell office:value-type="string" table:style-name="ce49">
            <text:p>VWS</text:p>
          </table:table-cell>
          <table:table-cell office:value-type="float" office:value="308" table:style-name="ce41">
            <text:p><text:s/>308<text:s/></text:p>
          </table:table-cell>
          <table:table-cell office:value-type="float" office:value="1.2E-2" table:style-name="ce48">
            <text:p>0,012</text:p>
          </table:table-cell>
          <table:table-cell office:value-type="float" office:value="2.3370000000000002" table:style-name="ce52">
            <text:p><text:s/>2,337<text:s/></text:p>
          </table:table-cell>
          <table:table-cell table:style-name="ce52"/>
          <table:table-cell office:value-type="float" office:value="2.3490000000000002" table:style-name="ce54">
            <text:p><text:s/>2,349<text:s/></text:p>
          </table:table-cell>
          <table:table-cell table:style-name="ce52"/>
          <table:table-cell office:value-type="float" office:value="5.31" table:style-name="ce52">
            <text:p><text:s/>5,310<text:s/></text:p>
          </table:table-cell>
          <table:table-cell office:value-type="float" office:value="17.277000000000001" table:style-name="ce52">
            <text:p><text:s/>17,277<text:s/></text:p>
          </table:table-cell>
          <table:table-cell office:value-type="float" office:value="22.587" table:style-name="ce54">
            <text:p><text:s/>22,587<text:s/></text:p>
          </table:table-cell>
          <table:table-cell office:value-type="float" office:value="24.936" table:style-name="ce62">
            <text:p><text:s/>24,936<text:s/></text:p>
          </table:table-cell>
          <table:table-cell office:value-type="float" office:value="2.052" table:style-name="ce52">
            <text:p><text:s/>2,052<text:s/></text:p>
          </table:table-cell>
          <table:table-cell table:style-name="ce52"/>
          <table:table-cell office:value-type="float" office:value="5.3359999999999985" table:style-name="ce52">
            <text:p><text:s/>5,336<text:s/></text:p>
          </table:table-cell>
          <table:table-cell office:value-type="float" office:value="7.3879999999999981" table:style-name="ce54">
            <text:p><text:s/>7,388<text:s/></text:p>
          </table:table-cell>
          <table:table-cell table:number-columns-repeated="2" table:style-name="ce56"/>
          <table:table-cell office:value-type="float" office:value="17.547999999999998" table:style-name="ce56">
            <text:p><text:s/>17,548<text:s/></text:p>
          </table:table-cell>
          <table:table-cell office:value-type="float" office:value="24.935999999999996" table:style-name="ce59">
            <text:p>24,936<text:s/></text:p>
          </table:table-cell>
          <table:table-cell office:value-type="float" office:value="3.2090000000000001" table:style-name="ce64">
            <text:p><text:s/>3,209<text:s/></text:p>
          </table:table-cell>
          <table:table-cell office:value-type="float" office:value="0.7" table:style-name="ce64">
            <text:p><text:s/>0,700<text:s/></text:p>
          </table:table-cell>
          <table:table-cell office:value-type="float" office:value="44.420999999999999" table:style-name="ce64">
            <text:p><text:s/>44,421<text:s/></text:p>
          </table:table-cell>
          <table:table-cell office:value-type="float" office:value="48.33" table:style-name="ce65">
            <text:p><text:s/>48,330<text:s/></text:p>
          </table:table-cell>
          <table:table-cell table:style-name="ce64"/>
          <table:table-cell office:value-type="float" office:value="2E-3" table:style-name="ce64">
            <text:p><text:s/>0,002<text:s/></text:p>
          </table:table-cell>
          <table:table-cell table:style-name="ce64"/>
          <table:table-cell office:value-type="float" office:value="0.23300000000000001" table:style-name="ce64">
            <text:p><text:s/>0,233<text:s/></text:p>
          </table:table-cell>
          <table:table-cell office:value-type="float" office:value="48.564999999999998" table:style-name="ce62">
            <text:p><text:s/>48,565<text:s/></text:p>
          </table:table-cell>
          <table:table-cell office:value-type="float" office:value="29.39" table:style-name="ce64">
            <text:p><text:s/>29,390<text:s/></text:p>
          </table:table-cell>
          <table:table-cell office:value-type="float" office:value="12.052" table:style-name="ce64">
            <text:p><text:s/>12,052<text:s/></text:p>
          </table:table-cell>
          <table:table-cell office:value-type="float" office:value="41.442" table:style-name="ce65">
            <text:p><text:s/>41,442<text:s/></text:p>
          </table:table-cell>
          <table:table-cell office:value-type="float" office:value="1.0740000000000001" table:style-name="ce64">
            <text:p><text:s/>1,074<text:s/></text:p>
          </table:table-cell>
          <table:table-cell office:value-type="float" office:value="0.71299999999999997" table:style-name="ce64">
            <text:p><text:s/>0,713<text:s/></text:p>
          </table:table-cell>
          <table:table-cell table:number-columns-repeated="3" table:style-name="ce64"/>
          <table:table-cell office:value-type="float" office:value="43.228999999999999" table:style-name="ce65">
            <text:p><text:s/>43,229<text:s/></text:p>
          </table:table-cell>
          <table:table-cell office:value-type="float" office:value="5.3359999999999985" table:style-name="ce68">
            <text:p><text:s/>5,336<text:s/></text:p>
          </table:table-cell>
          <table:table-cell table:number-columns-repeated="16344"/>
        </table:table-row>
        <table:table-row table:style-name="ro4">
          <table:table-cell office:value-type="string" table:style-name="ce48">
            <text:p>CIBG</text:p>
          </table:table-cell>
          <table:table-cell office:value-type="float" office:value="2016" table:style-name="ce70">
            <text:p>2016</text:p>
          </table:table-cell>
          <table:table-cell office:value-type="string" table:style-name="ce49">
            <text:p>VWS</text:p>
          </table:table-cell>
          <table:table-cell office:value-type="float" office:value="244" table:style-name="ce41">
            <text:p><text:s/>244<text:s/></text:p>
          </table:table-cell>
          <table:table-cell office:value-type="float" office:value="21.844999999999999" table:style-name="ce48">
            <text:p>21,845</text:p>
          </table:table-cell>
          <table:table-cell office:value-type="float" office:value="8.9999999999999993E-3" table:style-name="ce52">
            <text:p><text:s/>0,009<text:s/></text:p>
          </table:table-cell>
          <table:table-cell table:style-name="ce52"/>
          <table:table-cell office:value-type="float" office:value="21.853999999999999" table:style-name="ce54">
            <text:p><text:s/>21,854<text:s/></text:p>
          </table:table-cell>
          <table:table-cell office:value-type="float" office:value="2.0470000000000002" table:style-name="ce52">
            <text:p><text:s/>2,047<text:s/></text:p>
          </table:table-cell>
          <table:table-cell office:value-type="float" office:value="7.9480000000000004" table:style-name="ce52">
            <text:p><text:s/>7,948<text:s/></text:p>
          </table:table-cell>
          <table:table-cell office:value-type="float" office:value="9.9860000000000007" table:style-name="ce52">
            <text:p><text:s/>9,986<text:s/></text:p>
          </table:table-cell>
          <table:table-cell office:value-type="float" office:value="19.981000000000002" table:style-name="ce54">
            <text:p><text:s/>19,981<text:s/></text:p>
          </table:table-cell>
          <table:table-cell office:value-type="float" office:value="41.835000000000001" table:style-name="ce62">
            <text:p><text:s/>41,835<text:s/></text:p>
          </table:table-cell>
          <table:table-cell office:value-type="float" office:value="2.2160000000000002" table:style-name="ce52">
            <text:p><text:s/>2,216<text:s/></text:p>
          </table:table-cell>
          <table:table-cell table:style-name="ce52"/>
          <table:table-cell office:value-type="float" office:value="-0.9690000000000083" table:style-name="ce52">
            <text:p><text:s/>-0,969<text:s/></text:p>
          </table:table-cell>
          <table:table-cell office:value-type="float" office:value="1.2469999999999919" table:style-name="ce54">
            <text:p><text:s/>1,247<text:s/></text:p>
          </table:table-cell>
          <table:table-cell table:style-name="ce56"/>
          <table:table-cell office:value-type="float" office:value="4.8" table:style-name="ce56">
            <text:p><text:s/>4,800<text:s/></text:p>
          </table:table-cell>
          <table:table-cell office:value-type="float" office:value="35.788000000000004" table:style-name="ce56">
            <text:p><text:s/>35,788<text:s/></text:p>
          </table:table-cell>
          <table:table-cell office:value-type="float" office:value="41.834999999999994" table:style-name="ce59">
            <text:p>41,835<text:s/></text:p>
          </table:table-cell>
          <table:table-cell office:value-type="float" office:value="23.1" table:style-name="ce64">
            <text:p><text:s/>23,100<text:s/></text:p>
          </table:table-cell>
          <table:table-cell office:value-type="float" office:value="10.090999999999999" table:style-name="ce64">
            <text:p><text:s/>10,091<text:s/></text:p>
          </table:table-cell>
          <table:table-cell office:value-type="float" office:value="23.916" table:style-name="ce64">
            <text:p><text:s/>23,916<text:s/></text:p>
          </table:table-cell>
          <table:table-cell office:value-type="float" office:value="57.106999999999999" table:style-name="ce65">
            <text:p><text:s/>57,107<text:s/></text:p>
          </table:table-cell>
          <table:table-cell table:style-name="ce64"/>
          <table:table-cell office:value-type="float" office:value="1E-3" table:style-name="ce64">
            <text:p><text:s/>0,001<text:s/></text:p>
          </table:table-cell>
          <table:table-cell table:number-columns-repeated="2" table:style-name="ce64"/>
          <table:table-cell office:value-type="float" office:value="57.107999999999997" table:style-name="ce62">
            <text:p><text:s/>57,108<text:s/></text:p>
          </table:table-cell>
          <table:table-cell office:value-type="float" office:value="24.187999999999999" table:style-name="ce64">
            <text:p><text:s/>24,188<text:s/></text:p>
          </table:table-cell>
          <table:table-cell office:value-type="float" office:value="27.664000000000001" table:style-name="ce64">
            <text:p><text:s/>27,664<text:s/></text:p>
          </table:table-cell>
          <table:table-cell office:value-type="float" office:value="51.852000000000004" table:style-name="ce65">
            <text:p><text:s/>51,852<text:s/></text:p>
          </table:table-cell>
          <table:table-cell office:value-type="float" office:value="6.2229999999999999" table:style-name="ce64">
            <text:p><text:s/>6,223<text:s/></text:p>
          </table:table-cell>
          <table:table-cell table:number-columns-repeated="2" table:style-name="ce64"/>
          <table:table-cell office:value-type="float" office:value="2E-3" table:style-name="ce64">
            <text:p><text:s/>0,002<text:s/></text:p>
          </table:table-cell>
          <table:table-cell table:style-name="ce64"/>
          <table:table-cell office:value-type="float" office:value="58.077000000000005" table:style-name="ce65">
            <text:p><text:s/>58,077<text:s/></text:p>
          </table:table-cell>
          <table:table-cell office:value-type="float" office:value="-0.9690000000000083" table:style-name="ce68">
            <text:p><text:s/>-0,969<text:s/></text:p>
          </table:table-cell>
          <table:table-cell table:number-columns-repeated="16344"/>
        </table:table-row>
        <table:table-row table:style-name="ro2">
          <table:table-cell office:value-type="string" table:style-name="ce50">
            <text:p>RIVM</text:p>
          </table:table-cell>
          <table:table-cell office:value-type="float" office:value="2016" table:style-name="ce51">
            <text:p>2016</text:p>
          </table:table-cell>
          <table:table-cell office:value-type="string" table:style-name="ce51">
            <text:p>VWS</text:p>
          </table:table-cell>
          <table:table-cell office:value-type="float" office:value="1554" table:style-name="ce45">
            <text:p><text:s/>1.554<text:s/></text:p>
          </table:table-cell>
          <table:table-cell office:value-type="float" office:value="2E-3" table:style-name="ce71">
            <text:p>0,002</text:p>
          </table:table-cell>
          <table:table-cell office:value-type="float" office:value="4.2629999999999999" table:style-name="ce72">
            <text:p><text:s/>4,263<text:s/></text:p>
          </table:table-cell>
          <table:table-cell table:style-name="ce72"/>
          <table:table-cell office:value-type="float" office:value="4.2649999999999997" table:style-name="ce73">
            <text:p><text:s/>4,265<text:s/></text:p>
          </table:table-cell>
          <table:table-cell office:value-type="float" office:value="24.22" table:style-name="ce72">
            <text:p><text:s/>24,220<text:s/></text:p>
          </table:table-cell>
          <table:table-cell office:value-type="float" office:value="27.762999999999998" table:style-name="ce72">
            <text:p><text:s/>27,763<text:s/></text:p>
          </table:table-cell>
          <table:table-cell office:value-type="float" office:value="49.716999999999999" table:style-name="ce72">
            <text:p><text:s/>49,717<text:s/></text:p>
          </table:table-cell>
          <table:table-cell office:value-type="float" office:value="101.69999999999999" table:style-name="ce73">
            <text:p><text:s/>101,700<text:s/></text:p>
          </table:table-cell>
          <table:table-cell office:value-type="float" office:value="105.96499999999999" table:style-name="ce74">
            <text:p><text:s/>105,965<text:s/></text:p>
          </table:table-cell>
          <table:table-cell office:value-type="float" office:value="14.523" table:style-name="ce75">
            <text:p><text:s/>14,523<text:s/></text:p>
          </table:table-cell>
          <table:table-cell table:style-name="ce72"/>
          <table:table-cell office:value-type="float" office:value="0.17400000000003502" table:style-name="ce72">
            <text:p><text:s/>0,174<text:s/></text:p>
          </table:table-cell>
          <table:table-cell office:value-type="float" office:value="14.697000000000035" table:style-name="ce73">
            <text:p><text:s/>14,697<text:s/></text:p>
          </table:table-cell>
          <table:table-cell office:value-type="float" office:value="12.439" table:style-name="ce76">
            <text:p><text:s/>12,439<text:s/></text:p>
          </table:table-cell>
          <table:table-cell table:style-name="ce76"/>
          <table:table-cell office:value-type="float" office:value="78.831000000000003" table:style-name="ce76">
            <text:p><text:s/>78,831<text:s/></text:p>
          </table:table-cell>
          <table:table-cell office:value-type="float" office:value="105.96700000000004" table:style-name="ce77">
            <text:p>105,967<text:s/></text:p>
          </table:table-cell>
          <table:table-cell office:value-type="float" office:value="247.393" table:style-name="ce75">
            <text:p><text:s/>247,393<text:s/></text:p>
          </table:table-cell>
          <table:table-cell office:value-type="float" office:value="80.471000000000004" table:style-name="ce72">
            <text:p><text:s/>80,471<text:s/></text:p>
          </table:table-cell>
          <table:table-cell office:value-type="float" office:value="21.478000000000002" table:style-name="ce72">
            <text:p><text:s/>21,478<text:s/></text:p>
          </table:table-cell>
          <table:table-cell office:value-type="float" office:value="349.34200000000004" table:style-name="ce73">
            <text:p><text:s/>349,342<text:s/></text:p>
          </table:table-cell>
          <table:table-cell table:number-columns-repeated="2" table:style-name="ce72"/>
          <table:table-cell office:value-type="float" office:value="2.464" table:style-name="ce72">
            <text:p><text:s/>2,464<text:s/></text:p>
          </table:table-cell>
          <table:table-cell table:style-name="ce72"/>
          <table:table-cell office:value-type="float" office:value="351.80600000000004" table:style-name="ce74">
            <text:p><text:s/>351,806<text:s/></text:p>
          </table:table-cell>
          <table:table-cell office:value-type="float" office:value="133.042" table:style-name="ce75">
            <text:p><text:s/>133,042<text:s/></text:p>
          </table:table-cell>
          <table:table-cell office:value-type="float" office:value="207.619" table:style-name="ce72">
            <text:p><text:s/>207,619<text:s/></text:p>
          </table:table-cell>
          <table:table-cell office:value-type="float" office:value="340.661" table:style-name="ce73">
            <text:p><text:s/>340,661<text:s/></text:p>
          </table:table-cell>
          <table:table-cell office:value-type="float" office:value="2.9769999999999999" table:style-name="ce72">
            <text:p><text:s/>2,977<text:s/></text:p>
          </table:table-cell>
          <table:table-cell table:style-name="ce72"/>
          <table:table-cell office:value-type="float" office:value="7.9560000000000004" table:style-name="ce72">
            <text:p><text:s/>7,956<text:s/></text:p>
          </table:table-cell>
          <table:table-cell table:style-name="ce72"/>
          <table:table-cell office:value-type="float" office:value="3.7999999999999999E-2" table:style-name="ce72">
            <text:p><text:s/>0,038<text:s/></text:p>
          </table:table-cell>
          <table:table-cell office:value-type="float" office:value="351.63200000000001" table:style-name="ce73">
            <text:p><text:s/>351,632<text:s/></text:p>
          </table:table-cell>
          <table:table-cell office:value-type="float" office:value="0.17400000000003502" table:style-name="ce78">
            <text:p><text:s/>0,174<text:s/></text:p>
          </table:table-cell>
          <table:table-cell table:number-columns-repeated="16344"/>
        </table:table-row>
        <table:table-row table:style-name="ro4">
          <table:table-cell table:style-name="ce48"/>
          <table:table-cell table:number-columns-repeated="2" table:style-name="ce49"/>
          <table:table-cell table:style-name="ce4"/>
          <table:table-cell table:number-columns-repeated="13" table:style-name="ce2"/>
          <table:table-cell table:number-columns-repeated="3" table:style-name="ce3"/>
          <table:table-cell table:number-columns-repeated="20" table:style-name="ce2"/>
          <table:table-cell table:number-columns-repeated="16344"/>
        </table:table-row>
        <table:table-row table:style-name="ro4">
          <table:table-cell table:number-columns-repeated="17" table:style-name="ce2"/>
          <table:table-cell table:number-columns-repeated="3" table:style-name="ce3"/>
          <table:table-cell table:number-columns-repeated="20" table:style-name="ce2"/>
          <table:table-cell table:number-columns-repeated="16344"/>
        </table:table-row>
        <table:table-row table:number-rows-repeated="1048253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Verdana" svg:font-family="Verdana"/>
    <style:font-face style:name="Tahoma" svg:font-family="Tahoma"/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6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6P1">
      <number:text> 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6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P0">
      <number:text> </number:text>
      <number:number number:decimal-places="3" number:min-integer-digits="1" number:grouping="true"/>
      <number:text> </number:text>
    </number:number-style>
    <number:number-style style:name="N37P1">
      <number:text> -</number:text>
      <number:number number:decimal-places="3" number:min-integer-digits="1" number:grouping="true"/>
      <number:text> </number:text>
    </number:number-style>
    <number:number-style style:name="N37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7">
      <number:text> </number:text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number-style style:name="N38P0">
      <number:text> </number:text>
      <number:number number:decimal-places="2" number:min-integer-digits="1" number:grouping="true"/>
      <number:text> </number:text>
    </number:number-style>
    <number:number-style style:name="N38P1">
      <number:text> -</number:text>
      <number:number number:decimal-places="2" number:min-integer-digits="1" number:grouping="true"/>
      <number:text> </number:text>
    </number:number-style>
    <number:number-style style:name="N38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8">
      <number:text> </number:text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number-style style:name="N39P0">
      <number:text> </number:text>
      <number:number number:decimal-places="2" number:min-integer-digits="1" number:grouping="true"/>
      <number:text> </number:text>
    </number:number-style>
    <number:number-style style:name="N39P1">
      <number:text> </number:text>
      <number:number number:decimal-places="2" number:min-integer-digits="1" number:grouping="true"/>
      <number:text>-</number:text>
    </number:number-style>
    <number:number-style style:name="N39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number-style style:name="N40P0">
      <number:text> </number:text>
      <number:number number:decimal-places="3" number:min-integer-digits="1" number:grouping="true"/>
      <number:text> </number:text>
    </number:number-style>
    <number:number-style style:name="N40P1">
      <number:text> -</number:text>
      <number:number number:decimal-places="3" number:min-integer-digits="1" number:grouping="true"/>
      <number:text> </number:text>
    </number:number-style>
    <number:number-style style:name="N40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0">
      <number:text> </number:text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number:number-style style:name="N41P0">
      <number:number number:decimal-places="3" number:min-integer-digits="1" number:grouping="true"/>
      <number:text> </number:text>
    </number:number-style>
    <number:number-style style:name="N41">
      <number:text>-</number:text>
      <number:number number:decimal-places="3" number:min-integer-digits="1" number:grouping="true"/>
      <number:text> </number:text>
      <style:map style:condition="value()&gt;=0" style:apply-style-name="N41P0"/>
    </number:number-style>
    <style:style style:name="Komma" style:family="table-cell" style:data-style-name="N38"/>
    <style:style style:name="Komma_32_2" style:display-name="Komma 2" style:family="table-cell" style:data-style-name="N39"/>
    <style:style style:name="Neutraal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Verdana" style:font-name-asian="Verdana" style:font-name-complex="Verdana" fo:font-size="9pt" style:font-size-asian="9pt" style:font-size-complex="9pt"/>
    </style:style>
    <style:style style:name="Standaard_32_2" style:display-name="Standaard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Financiën</meta:initial-creator>
    <dc:creator>MAASSEN_I</dc:creator>
    <meta:creation-date>2013-08-09T11:30:44Z</meta:creation-date>
    <dc:date>2017-05-12T09:26:27Z</dc:date>
    <meta:print-date>2014-05-01T07:21:03Z</meta:print-date>
  </office:meta>
</office:document-meta>
</file>